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9.941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161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3.383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2.512cm"/>
    </style:style>
    <style:style style:name="co11" style:family="table-column">
      <style:table-column-properties fo:break-before="auto" style:column-width="5.117cm"/>
    </style:style>
    <style:style style:name="co12" style:family="table-column">
      <style:table-column-properties fo:break-before="auto" style:column-width="2.208cm"/>
    </style:style>
    <style:style style:name="co13" style:family="table-column">
      <style:table-column-properties fo:break-before="auto" style:column-width="1.593cm"/>
    </style:style>
    <style:style style:name="co14" style:family="table-column">
      <style:table-column-properties fo:break-before="auto" style:column-width="4.138cm"/>
    </style:style>
    <style:style style:name="co15" style:family="table-column">
      <style:table-column-properties fo:break-before="auto" style:column-width="1.732cm"/>
    </style:style>
    <style:style style:name="co16" style:family="table-column">
      <style:table-column-properties fo:break-before="auto" style:column-width="1.621cm"/>
    </style:style>
    <style:style style:name="co17" style:family="table-column">
      <style:table-column-properties fo:break-before="auto" style:column-width="2.348cm"/>
    </style:style>
    <style:style style:name="co18" style:family="table-column">
      <style:table-column-properties fo:break-before="auto" style:column-width="2.235cm"/>
    </style:style>
    <style:style style:name="co19" style:family="table-column">
      <style:table-column-properties fo:break-before="auto" style:column-width="1.98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339cm"/>
    </style:style>
    <style:style style:name="co22" style:family="table-column">
      <style:table-column-properties fo:break-before="auto" style:column-width="2.487cm"/>
    </style:style>
    <style:style style:name="co23" style:family="table-column">
      <style:table-column-properties fo:break-before="auto" style:column-width="1.508cm"/>
    </style:style>
    <style:style style:name="co24" style:family="table-column">
      <style:table-column-properties fo:break-before="auto" style:column-width="2.039cm"/>
    </style:style>
    <style:style style:name="co25" style:family="table-column">
      <style:table-column-properties fo:break-before="auto" style:column-width="0.725cm"/>
    </style:style>
    <style:style style:name="co26" style:family="table-column">
      <style:table-column-properties fo:break-before="auto" style:column-width="2.013cm"/>
    </style:style>
    <style:style style:name="co27" style:family="table-column">
      <style:table-column-properties fo:break-before="auto" style:column-width="2.152cm"/>
    </style:style>
    <style:style style:name="co28" style:family="table-column">
      <style:table-column-properties fo:break-before="auto" style:column-width="2.711cm"/>
    </style:style>
    <style:style style:name="co29" style:family="table-column">
      <style:table-column-properties fo:break-before="auto" style:column-width="0.921cm"/>
    </style:style>
    <style:style style:name="co30" style:family="table-column">
      <style:table-column-properties fo:break-before="auto" style:column-width="0.977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005cm"/>
    </style:style>
    <style:style style:name="co33" style:family="table-column">
      <style:table-column-properties fo:break-before="auto" style:column-width="1.034cm"/>
    </style:style>
    <style:style style:name="co34" style:family="table-column">
      <style:table-column-properties fo:break-before="auto" style:column-width="1.117cm"/>
    </style:style>
    <style:style style:name="co35" style:family="table-column">
      <style:table-column-properties fo:break-before="auto" style:column-width="2.291cm"/>
    </style:style>
    <style:style style:name="co36" style:family="table-column">
      <style:table-column-properties fo:break-before="auto" style:column-width="1.312cm"/>
    </style:style>
    <style:style style:name="co37" style:family="table-column">
      <style:table-column-properties fo:break-before="auto" style:column-width="4.053cm"/>
    </style:style>
    <style:style style:name="co38" style:family="table-column">
      <style:table-column-properties fo:break-before="auto" style:column-width="1.9cm"/>
    </style:style>
    <style:style style:name="co39" style:family="table-column">
      <style:table-column-properties fo:break-before="auto" style:column-width="11.913cm"/>
    </style:style>
    <style:style style:name="ro1" style:family="table-row">
      <style:table-row-properties style:row-height="1.799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501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Jammers">
      <style:table-properties table:display="true" style:writing-mode="lr-tb"/>
    </style:style>
    <style:style style:name="ta4" style:family="table" style:master-page-name="PageStyle_5f_Movement">
      <style:table-properties table:display="true" style:writing-mode="lr-tb"/>
    </style:style>
    <style:style style:name="ta5" style:family="table" style:master-page-name="PageStyle_5f_Packets">
      <style:table-properties table:display="true" style:writing-mode="lr-tb"/>
    </style:style>
    <style:style style:name="ta6" style:family="table" style:master-page-name="PageStyle_5f_Cloaking">
      <style:table-properties table:display="true" style:writing-mode="lr-tb"/>
    </style:style>
    <style:style style:name="ta7" style:family="table" style:master-page-name="PageStyle_5f_Colony">
      <style:table-properties table:display="true" style:writing-mode="lr-tb"/>
    </style:style>
    <style:style style:name="ta8" style:family="table" style:master-page-name="PageStyle_5f_Habitability">
      <style:table-properties table:display="true" style:writing-mode="lr-tb"/>
    </style:style>
    <style:style style:name="ta9" style:family="table" style:master-page-name="PageStyle_5f_Tech_20_Trade">
      <style:table-properties table:display="true" style:writing-mode="lr-tb"/>
    </style:style>
    <style:style style:name="ta10" style:family="table" style:master-page-name="PageStyle_5f_Research">
      <style:table-properties table:display="true" style:writing-mode="lr-tb"/>
    </style:style>
    <style:style style:name="ta11" style:family="table" style:master-page-name="PageStyle_5f_Minefields">
      <style:table-properties table:display="true" style:writing-mode="lr-tb"/>
    </style:style>
    <style:style style:name="ta12" style:family="table" style:master-page-name="PageStyle_5f_Alternate_20_Reality">
      <style:table-properties table:display="true" style:writing-mode="lr-tb"/>
    </style:style>
    <style:style style:name="ta13" style:family="table" style:master-page-name="PageStyle_5f_Inner_20_Strength">
      <style:table-properties table:display="true" style:writing-mode="lr-tb"/>
    </style:style>
    <style:style style:name="ta14" style:family="table" style:master-page-name="PageStyle_5f_Build_20_Cost">
      <style:table-properties table:display="true" style:writing-mode="lr-tb"/>
    </style:style>
    <style:style style:name="ta15" style:family="table" style:master-page-name="PageStyle_5f_XLS_20_History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1.76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1.76pt solid #2e3436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2e3436" style:text-align-source="fix" style:repeat-content="false" fo:background-color="transparent" fo:wrap-option="no-wrap" fo:border-left="none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border-bottom="1.76pt solid #2e3436" fo:border-left="0.74pt solid #2e3436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order-left="0.74pt solid #2e3436" fo:padding="0.071cm" fo:border-right="none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ffff00" style:cell-protect="none" style:print-content="true" fo:border-left="1.76pt solid #2e3436" fo:padding="0.071cm" fo:border-right="1.76pt solid #2e3436" style:rotation-align="none" fo:border-top="1.76pt solid #2e3436"/>
    </style:style>
    <style:style style:name="ce19" style:family="table-cell" style:parent-style-name="Default">
      <style:table-cell-properties fo:border-bottom="none" fo:background-color="#ffff00" style:cell-protect="none" style:print-content="true" fo:border-left="1.76pt solid #2e3436" fo:padding="0.071cm" fo:border-right="1.76pt solid #2e3436" style:rotation-align="none" fo:border-top="none"/>
    </style:style>
    <style:style style:name="ce20" style:family="table-cell" style:parent-style-name="Default">
      <style:table-cell-properties fo:border-bottom="1.76pt solid #2e3436" fo:background-color="#ffff00" style:cell-protect="none" style:print-content="true" fo:border-left="1.76pt solid #2e3436" fo:padding="0.071cm" fo:border-right="1.76pt solid #2e3436" style:rotation-align="none" fo:border-top="none"/>
    </style:style>
    <style:style style:name="ce21" style:family="table-cell" style:parent-style-name="Excel_5f_BuiltIn_5f_Percent" style:data-style-name="N11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5f_BuiltIn_5f_Percent" style:data-style-name="N11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Percent" style:data-style-name="N11">
      <style:table-cell-properties style:glyph-orientation-vertical="0" fo:border-bottom="1.76pt solid #2e3436" style:cell-protect="protected" style:print-content="true" style:text-align-source="value-type" style:repeat-content="false" fo:background-color="transparent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5f_BuiltIn_5f_Percent" style:data-style-name="N11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5f_BuiltIn_5f_Percent" style:data-style-name="N11">
      <style:table-cell-properties style:glyph-orientation-vertical="0" fo:background-color="#00ff00" style:cell-protect="protected" style:print-content="true" style:text-align-source="value-type" style:repeat-content="false" fo:wrap-option="no-wrap" fo:border="1.76pt solid #2e3436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5f_BuiltIn_5f_Percent" style:data-style-name="N0">
      <style:table-cell-properties style:glyph-orientation-vertical="0" fo:background-color="#ffff00" style:cell-protect="none" style:print-content="true" style:text-align-source="value-type" style:repeat-content="false" fo:wrap-option="no-wrap" fo:border="1.76pt solid #2e3436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5f_BuiltIn_5f_Percent" style:data-style-name="N11">
      <style:table-cell-properties style:glyph-orientation-vertical="0" fo:border-bottom="none" fo:background-color="#00ff00" style:cell-protect="protected" style:print-content="true" style:text-align-source="value-type" style:repeat-content="false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5f_BuiltIn_5f_Percent" style:data-style-name="N11">
      <style:table-cell-properties style:glyph-orientation-vertical="0" fo:border-bottom="none" fo:background-color="#00ff00" style:cell-protect="protected" style:print-content="true" style:text-align-source="value-type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5f_BuiltIn_5f_Percent" style:data-style-name="N11">
      <style:table-cell-properties style:glyph-orientation-vertical="0" fo:border-bottom="1.76pt solid #2e3436" fo:background-color="#00ff00" style:cell-protect="protected" style:print-content="true" style:text-align-source="value-type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fo:border-bottom="none" fo:border-left="1.76pt solid #2e3436" fo:padding="0.071cm" fo:border-right="1.76pt solid #2e3436" style:rotation-align="none" fo:border-top="1.76pt solid #2e3436"/>
    </style:style>
    <style:style style:name="ce32" style:family="table-cell" style:parent-style-name="Default">
      <style:table-cell-properties fo:border-bottom="none" fo:border-left="1.76pt solid #2e3436" fo:padding="0.071cm" fo:border-right="1.76pt solid #2e3436" style:rotation-align="none" fo:border-top="none"/>
    </style:style>
    <style:style style:name="ce33" style:family="table-cell" style:parent-style-name="Default">
      <style:table-cell-properties fo:border-bottom="1.76pt solid #2e3436" fo:border-left="1.76pt solid #2e3436" fo:padding="0.071cm" fo:border-right="1.76pt solid #2e3436" style:rotation-align="none" fo:border-top="none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">
      <style:table-cell-properties fo:background-color="#00ff00" fo:border="1.76pt solid #2e3436" fo:padding="0.071cm" style:rotation-align="non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">
      <style:table-cell-properties fo:border-bottom="none" fo:background-color="transparent" fo:border-left="1.76pt solid #2e3436" fo:padding="0.071cm" fo:border-right="1.76pt solid #2e3436" style:rotation-align="none" fo:border-top="1.76pt solid #2e3436"/>
    </style:style>
    <style:style style:name="ce38" style:family="table-cell" style:parent-style-name="Default" style:data-style-name="N1">
      <style:table-cell-properties fo:border-bottom="none" fo:background-color="transparent" fo:border-left="1.76pt solid #2e3436" fo:padding="0.071cm" fo:border-right="1.76pt solid #2e3436" style:rotation-align="none" fo:border-top="none"/>
    </style:style>
    <style:style style:name="ce39" style:family="table-cell" style:parent-style-name="Default" style:data-style-name="N1">
      <style:table-cell-properties fo:border-bottom="1.76pt solid #2e3436" fo:background-color="transparent" fo:border-left="1.76pt solid #2e3436" fo:padding="0.071cm" fo:border-right="1.76pt solid #2e3436" style:rotation-align="none" fo:border-top="none"/>
    </style:style>
    <style:style style:name="ce40" style:family="table-cell" style:parent-style-name="Default" style:data-style-name="N1">
      <style:table-cell-properties fo:padding="0.071cm"/>
    </style:style>
    <style:style style:name="ce41" style:family="table-cell" style:parent-style-name="Default" style:data-style-name="N1">
      <style:table-cell-properties fo:background-color="transparent" fo:border="1.76pt solid #2e3436" fo:padding="0.071cm" style:rotation-align="none"/>
    </style:style>
    <style:style style:name="ce42" style:family="table-cell" style:parent-style-name="Default" style:data-style-name="N133">
      <style:table-cell-properties fo:border-bottom="none" fo:background-color="#00ff00" fo:border-left="1.76pt solid #2e3436" fo:padding="0.071cm" fo:border-right="1.76pt solid #2e3436" style:rotation-align="none" fo:border-top="1.76pt solid #2e3436"/>
    </style:style>
    <style:style style:name="ce43" style:family="table-cell" style:parent-style-name="Default" style:data-style-name="N133">
      <style:table-cell-properties fo:border-bottom="none" fo:background-color="#00ff00" fo:border-left="1.76pt solid #2e3436" fo:padding="0.071cm" fo:border-right="1.76pt solid #2e3436" style:rotation-align="none" fo:border-top="none"/>
    </style:style>
    <style:style style:name="ce44" style:family="table-cell" style:parent-style-name="Default" style:data-style-name="N133">
      <style:table-cell-properties fo:border-bottom="1.76pt solid #2e3436" fo:background-color="#00ff00" fo:border-left="1.76pt solid #2e3436" fo:padding="0.071cm" fo:border-right="1.76pt solid #2e3436" style:rotation-align="none" fo:border-top="none"/>
    </style:style>
    <style:style style:name="ce45" style:family="table-cell" style:parent-style-name="Default" style:data-style-name="N133">
      <style:table-cell-properties fo:background-color="#00ff00" fo:border="1.76pt solid #2e3436" fo:padding="0.071cm" style:rotation-align="none"/>
    </style:style>
    <style:style style:name="ce46" style:family="table-cell" style:parent-style-name="Default" style:data-style-name="N133">
      <style:table-cell-properties fo:border-bottom="none" fo:background-color="#00ff00" fo:border-left="1.76pt solid #2e3436" fo:padding="0.071cm" fo:border-right="none" style:rotation-align="none" fo:border-top="1.76pt solid #2e3436"/>
    </style:style>
    <style:style style:name="ce47" style:family="table-cell" style:parent-style-name="Default" style:data-style-name="N133">
      <style:table-cell-properties fo:border-bottom="none" fo:background-color="#00ff00" fo:border-left="1.76pt solid #2e3436" fo:padding="0.071cm" fo:border-right="none" style:rotation-align="none" fo:border-top="none"/>
    </style:style>
    <style:style style:name="ce48" style:family="table-cell" style:parent-style-name="Default" style:data-style-name="N133">
      <style:table-cell-properties fo:border-bottom="1.76pt solid #2e3436" fo:background-color="#00ff00" fo:border-left="1.76pt solid #2e3436" fo:padding="0.071cm" fo:border-right="none" style:rotation-align="none" fo:border-top="none"/>
    </style:style>
    <style:style style:name="ce49" style:family="table-cell" style:parent-style-name="Default" style:data-style-name="N133">
      <style:table-cell-properties fo:border-bottom="1.76pt solid #2e3436" fo:background-color="#00ff00" fo:border-left="1.76pt solid #2e3436" fo:padding="0.071cm" fo:border-right="none" style:rotation-align="none" fo:border-top="1.76pt solid #2e3436"/>
    </style:style>
    <style:style style:name="ce50" style:family="table-cell" style:parent-style-name="Default" style:data-style-name="N133">
      <style:table-cell-properties fo:border-bottom="none" fo:background-color="#00ff00" fo:border-left="none" fo:padding="0.071cm" fo:border-right="none" style:rotation-align="none" fo:border-top="1.76pt solid #2e3436"/>
    </style:style>
    <style:style style:name="ce51" style:family="table-cell" style:parent-style-name="Default" style:data-style-name="N133">
      <style:table-cell-properties fo:background-color="#00ff00" fo:border="none" fo:padding="0.071cm" style:rotation-align="none"/>
    </style:style>
    <style:style style:name="ce52" style:family="table-cell" style:parent-style-name="Default" style:data-style-name="N133">
      <style:table-cell-properties fo:border-bottom="1.76pt solid #2e3436" fo:background-color="#00ff00" fo:border-left="none" fo:padding="0.071cm" fo:border-right="none" style:rotation-align="none" fo:border-top="none"/>
    </style:style>
    <style:style style:name="ce53" style:family="table-cell" style:parent-style-name="Default" style:data-style-name="N133">
      <style:table-cell-properties fo:border-bottom="1.76pt solid #2e3436" fo:background-color="#00ff00" fo:border-left="none" fo:padding="0.071cm" fo:border-right="none" style:rotation-align="none" fo:border-top="1.76pt solid #2e3436"/>
    </style:style>
    <style:style style:name="ce54" style:family="table-cell" style:parent-style-name="Default" style:data-style-name="N133">
      <style:table-cell-properties fo:border-bottom="none" fo:background-color="#00ff00" fo:border-left="none" fo:padding="0.071cm" fo:border-right="1.76pt solid #2e3436" style:rotation-align="none" fo:border-top="1.76pt solid #2e3436"/>
    </style:style>
    <style:style style:name="ce55" style:family="table-cell" style:parent-style-name="Default" style:data-style-name="N133">
      <style:table-cell-properties fo:border-bottom="none" fo:background-color="#00ff00" fo:border-left="none" fo:padding="0.071cm" fo:border-right="1.76pt solid #2e3436" style:rotation-align="none" fo:border-top="none"/>
    </style:style>
    <style:style style:name="ce56" style:family="table-cell" style:parent-style-name="Default" style:data-style-name="N133">
      <style:table-cell-properties fo:border-bottom="1.76pt solid #2e3436" fo:background-color="#00ff00" fo:border-left="none" fo:padding="0.071cm" fo:border-right="1.76pt solid #2e3436" style:rotation-align="none" fo:border-top="none"/>
    </style:style>
    <style:style style:name="ce57" style:family="table-cell" style:parent-style-name="Default" style:data-style-name="N133">
      <style:table-cell-properties fo:border-bottom="1.76pt solid #2e3436" fo:background-color="#00ff00" fo:border-left="none" fo:padding="0.071cm" fo:border-right="1.76pt solid #2e3436" style:rotation-align="none" fo:border-top="1.76pt solid #2e3436"/>
    </style:style>
    <style:style style:name="ce58" style:family="table-cell" style:parent-style-name="Default">
      <style:table-cell-properties fo:border="none" fo:padding="0.071cm" style:rotation-align="none"/>
    </style:style>
    <style:style style:name="ce59" style:family="table-cell" style:parent-style-name="Default">
      <style:table-cell-properties style:glyph-orientation-vertical="0" fo:border-bottom="0.74pt solid #2e3436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ffff00" style:cell-protect="none" style:print-content="true" fo:border="0.74pt solid #2e3436" fo:padding="0.071cm" style:rotation-align="none"/>
    </style:style>
    <style:style style:name="ce63" style:family="table-cell" style:parent-style-name="Default">
      <style:table-cell-properties fo:background-color="transparent" fo:border="none" fo:padding="0.071cm" style:rotation-align="none"/>
    </style:style>
    <style:style style:name="ce64" style:family="table-cell" style:parent-style-name="Default">
      <style:table-cell-properties style:glyph-orientation-vertical="0" fo:border-bottom="0.74pt solid #2e3436" fo:background-color="#ffff00" style:cell-protect="none" style:print-content="true" style:text-align-source="fix" style:repeat-content="false" fo:wrap-option="no-wrap" fo:border-left="0.74pt solid #2e3436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non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2e3436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2e3436" fo:border-left="0.74pt solid #2e3436" fo:padding="0.071cm" fo:border-right="none" style:rotation-align="none" fo:border-top="0.74pt solid #2e3436"/>
    </style:style>
    <style:style style:name="ce70" style:family="table-cell" style:parent-style-name="Default">
      <style:table-cell-properties fo:border-bottom="none" fo:border-left="0.74pt solid #2e3436" fo:padding="0.071cm" fo:border-right="none" style:rotation-align="none" fo:border-top="0.74pt solid #2e3436"/>
    </style:style>
    <style:style style:name="ce71" style:family="table-cell" style:parent-style-name="Default">
      <style:table-cell-properties fo:border-bottom="0.74pt solid #2e3436" fo:border-left="0.74pt solid #2e3436" fo:padding="0.071cm" fo:border-right="none" style:rotation-align="none" fo:border-top="none"/>
    </style:style>
    <style:style style:name="ce72" style:family="table-cell" style:parent-style-name="Default">
      <style:table-cell-properties fo:border-bottom="1.76pt solid #2e3436" fo:background-color="transparent" fo:border-left="1.76pt solid #2e3436" fo:padding="0.071cm" fo:border-right="none" style:rotation-align="none" fo:border-top="1.76pt solid #2e3436"/>
    </style:style>
    <style:style style:name="ce73" style:family="table-cell" style:parent-style-name="Default">
      <style:table-cell-properties style:glyph-orientation-vertical="0" fo:border-bottom="0.74pt solid #2e3436" style:text-align-source="fix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00ff00" style:text-align-source="fix" style:repeat-content="false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33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2e3436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2e3436" fo:border-left="none" fo:padding="0.071cm" fo:border-right="none" style:rotation-align="none" fo:border-top="0.74pt solid #2e3436"/>
    </style:style>
    <style:style style:name="ce80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cm" style:writing-mode="page"/>
    </style:style>
    <style:style style:name="ce81" style:family="table-cell" style:parent-style-name="Default">
      <style:table-cell-properties fo:border-bottom="none" fo:border-left="none" fo:padding="0.071cm" fo:border-right="none" style:rotation-align="none" fo:border-top="0.74pt solid #2e3436"/>
    </style:style>
    <style:style style:name="ce82" style:family="table-cell" style:parent-style-name="Default">
      <style:table-cell-properties fo:border-bottom="0.74pt solid #2e3436" fo:border-left="none" fo:padding="0.071cm" fo:border-right="none" style:rotation-align="none" fo:border-top="none"/>
    </style:style>
    <style:style style:name="ce83" style:family="table-cell" style:parent-style-name="Default">
      <style:table-cell-properties fo:border-bottom="1.76pt solid #2e3436" fo:background-color="transparent" fo:border-left="none" fo:padding="0.071cm" fo:border-right="1.76pt solid #2e3436" style:rotation-align="none" fo:border-top="1.76pt solid #2e3436"/>
    </style:style>
    <style:style style:name="ce84" style:family="table-cell" style:parent-style-name="Excel_5f_BuiltIn_5f_Percent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74pt solid #2e3436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5f_BuiltIn_5f_Percent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">
      <style:table-cell-properties fo:background-color="#00ff00" fo:border="1.76pt solid #2e3436" fo:padding="0.071cm" style:rotation-align="none"/>
    </style:style>
    <style:style style:name="ce87" style:family="table-cell" style:parent-style-name="Excel_5f_BuiltIn_5f_Percent">
      <style:table-cell-properties style:glyph-orientation-vertical="0" fo:background-color="#00ff00" style:cell-protect="protected" style:print-content="true" style:text-align-source="value-type" style:repeat-content="false" fo:wrap-option="no-wrap" fo:border="1.76pt solid #2e3436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2e3436" fo:border-left="none" fo:padding="0.071cm" fo:border-right="0.74pt solid #2e3436" style:rotation-align="none" fo:border-top="0.74pt solid #2e3436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91" style:family="table-cell" style:parent-style-name="Default">
      <style:table-cell-properties fo:border-bottom="none" fo:border-left="none" fo:padding="0.071cm" fo:border-right="0.74pt solid #2e3436" style:rotation-align="none" fo:border-top="0.74pt solid #2e3436"/>
    </style:style>
    <style:style style:name="ce92" style:family="table-cell" style:parent-style-name="Default">
      <style:table-cell-properties fo:border-bottom="none" fo:border-left="none" fo:padding="0.071cm" fo:border-right="0.74pt solid #2e3436" style:rotation-align="none" fo:border-top="none"/>
    </style:style>
    <style:style style:name="ce93" style:family="table-cell" style:parent-style-name="Default">
      <style:table-cell-properties fo:border-bottom="0.74pt solid #2e3436" fo:border-left="none" fo:padding="0.071cm" fo:border-right="0.74pt solid #2e3436" style:rotation-align="none" fo:border-top="none"/>
    </style:style>
    <style:style style:name="ce94" style:family="table-cell" style:parent-style-name="Excel_5f_BuiltIn_5f_Percent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2e3436" fo:background-color="transparent" fo:border-left="0.74pt solid #2e3436" fo:padding="0.071cm" fo:border-right="none" style:rotation-align="none" fo:border-top="none"/>
    </style:style>
    <style:style style:name="ce9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style:glyph-orientation-vertical="0" fo:border-bottom="1.76pt solid #2e3436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ackground-color="#ffff00" style:cell-protect="none" style:print-content="true" fo:border="0.74pt solid #2e3436" fo:padding="0.071cm" style:rotation-align="non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74pt solid #2e3436" fo:background-color="transparent" fo:border-left="none" fo:padding="0.071cm" fo:border-right="none" style:rotation-align="none" fo:border-top="none"/>
    </style:style>
    <style:style style:name="ce103" style:family="table-cell" style:parent-style-name="Default">
      <style:table-cell-properties fo:border-bottom="none" fo:border-left="0.74pt solid #2e3436" fo:padding="0.071cm" fo:border-right="0.74pt solid #2e3436" style:rotation-align="none" fo:border-top="0.74pt solid #2e3436"/>
    </style:style>
    <style:style style:name="ce104" style:family="table-cell" style:parent-style-name="Default">
      <style:table-cell-properties fo:border-bottom="none" fo:border-left="0.74pt solid #2e3436" fo:padding="0.071cm" fo:border-right="0.74pt solid #2e3436" style:rotation-align="none" fo:border-top="none"/>
    </style:style>
    <style:style style:name="ce105" style:family="table-cell" style:parent-style-name="Default">
      <style:table-cell-properties fo:border-bottom="0.74pt solid #2e3436" fo:border-left="0.74pt solid #2e3436" fo:padding="0.071cm" fo:border-right="0.74pt solid #2e3436" style:rotation-align="none" fo:border-top="none"/>
    </style:style>
    <style:style style:name="ce106" style:family="table-cell" style:parent-style-name="Default">
      <style:table-cell-properties style:cell-protect="protected" style:print-content="true" fo:background-color="transparent" fo:border="0.74pt solid #2e3436" fo:padding="0.071cm" style:rotation-align="none"/>
    </style:style>
    <style:style style:name="ce107" style:family="table-cell" style:parent-style-name="Default">
      <style:table-cell-properties fo:border-bottom="1.76pt solid #2e3436" fo:border-left="none" fo:padding="0.071cm" fo:border-right="1.76pt solid #2e3436" style:rotation-align="none" fo:border-top="1.76pt solid #2e3436"/>
    </style:style>
    <style:style style:name="ce108" style:family="table-cell" style:parent-style-name="Default">
      <style:table-cell-properties fo:border-bottom="0.74pt solid #2e3436" fo:background-color="#ffff00" style:cell-protect="none" style:print-content="true" fo:border-left="0.74pt solid #2e3436" fo:padding="0.071cm" fo:border-right="none" style:rotation-align="none" fo:border-top="0.74pt solid #2e3436"/>
    </style:style>
    <style:style style:name="ce109" style:family="table-cell" style:parent-style-name="Default">
      <style:table-cell-properties fo:border-bottom="0.74pt solid #2e3436" fo:background-color="#ffff00" style:cell-protect="none" style:print-content="true" fo:border-left="0.74pt solid #2e3436" fo:padding="0.071cm" fo:border-right="none" style:rotation-align="none" fo:border-top="0.74pt solid #2e3436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glyph-orientation-vertical="0" fo:border-bottom="0.74pt solid #2e3436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1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style:glyph-orientation-vertical="0" fo:border-bottom="1.76pt solid #2e3436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fo:border-bottom="none" fo:background-color="#00ff00" fo:border-left="0.74pt solid #2e3436" fo:padding="0.071cm" fo:border-right="0.74pt solid #2e3436" style:rotation-align="none" fo:border-top="0.74pt solid #2e3436"/>
    </style:style>
    <style:style style:name="ce115" style:family="table-cell" style:parent-style-name="Default">
      <style:table-cell-properties fo:border-bottom="0.74pt solid #2e3436" fo:background-color="#00ff00" fo:border-left="0.74pt solid #2e3436" fo:padding="0.071cm" fo:border-right="0.74pt solid #2e3436" style:rotation-align="none" fo:border-top="none"/>
    </style:style>
    <style:style style:name="ce116" style:family="table-cell" style:parent-style-name="Default">
      <style:table-cell-properties fo:background-color="#00ff00" fo:border="0.74pt solid #2e3436" fo:padding="0.071cm" style:rotation-align="none"/>
    </style:style>
    <style:style style:name="ce117" style:family="table-cell" style:parent-style-name="Default">
      <style:table-cell-properties fo:background-color="transparent" fo:padding="0.071cm"/>
    </style:style>
    <style:style style:name="ce118" style:family="table-cell" style:parent-style-name="Default">
      <style:table-cell-properties fo:background-color="#ffff00" style:cell-protect="none" style:print-content="true" fo:border="1.76pt solid #2e3436" fo:padding="0.071cm" style:rotation-align="none"/>
    </style:style>
    <style:style style:name="ce119" style:family="table-cell" style:parent-style-name="Excel_5f_BuiltIn_5f_Comma" style:data-style-name="N137">
      <style:table-cell-properties style:glyph-orientation-vertical="0" fo:border-bottom="1.76pt solid #2e3436" fo:background-color="#ffff00" style:cell-protect="none" style:print-content="true" style:text-align-source="value-type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00ff00" fo:padding="0.071cm"/>
    </style:style>
    <style:style style:name="ce121" style:family="table-cell" style:parent-style-name="Excel_5f_BuiltIn_5f_Percent" style:data-style-name="N13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5f_BuiltIn_5f_Comma" style:data-style-name="N137">
      <style:table-cell-properties style:glyph-orientation-vertical="0" fo:border-bottom="none" fo:background-color="#00ff00" style:cell-protect="protected" style:print-content="true" style:text-align-source="value-type" style:repeat-content="false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00ff00" fo:border-left="1.76pt solid #2e3436" fo:padding="0.071cm" fo:border-right="1.76pt solid #2e3436" style:rotation-align="none" fo:border-top="none"/>
    </style:style>
    <style:style style:name="ce124" style:family="table-cell" style:parent-style-name="Default">
      <style:table-cell-properties fo:border-bottom="1.76pt solid #2e3436" fo:background-color="#00ff00" fo:border-left="1.76pt solid #2e3436" fo:padding="0.071cm" fo:border-right="1.76pt solid #2e3436" style:rotation-align="none" fo:border-top="none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33">
      <style:table-cell-properties fo:background-color="#00ff00" fo:padding="0.071cm"/>
    </style:style>
    <style:style style:name="ce128" style:family="table-cell" style:parent-style-name="Excel_5f_BuiltIn_5f_Percent" style:data-style-name="N1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2e3436" fo:border-left="none" fo:padding="0.071cm" fo:border-right="none" style:rotation-align="none" fo:border-top="none"/>
    </style:style>
    <style:style style:name="ce130" style:family="table-cell" style:parent-style-name="Default">
      <style:table-cell-properties fo:border-bottom="none" fo:background-color="#ffff00" style:cell-protect="none" style:print-content="true" fo:border-left="0.74pt solid #2e3436" fo:padding="0.071cm" fo:border-right="0.74pt solid #2e3436" style:rotation-align="none" fo:border-top="0.74pt solid #2e3436"/>
    </style:style>
    <style:style style:name="ce131" style:family="table-cell" style:parent-style-name="Default">
      <style:table-cell-properties fo:border-bottom="none" fo:background-color="#ffff00" style:cell-protect="none" style:print-content="true" fo:border-left="0.74pt solid #2e3436" fo:padding="0.071cm" fo:border-right="0.74pt solid #2e3436" style:rotation-align="none" fo:border-top="none"/>
    </style:style>
    <style:style style:name="ce132" style:family="table-cell" style:parent-style-name="Default">
      <style:table-cell-properties fo:border-bottom="1.76pt solid #2e3436" fo:background-color="#ffff00" style:cell-protect="none" style:print-content="true" fo:border-left="0.74pt solid #2e3436" fo:padding="0.071cm" fo:border-right="0.74pt solid #2e3436" style:rotation-align="none" fo:border-top="none"/>
    </style:style>
    <style:style style:name="ce133" style:family="table-cell" style:parent-style-name="Excel_5f_BuiltIn_5f_Percent" style:data-style-name="N11">
      <style:table-cell-properties style:glyph-orientation-vertical="0" fo:background-color="#00ff0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00ff00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00ff00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style:glyph-orientation-vertical="0" fo:border-bottom="1.76pt solid #2e3436" fo:background-color="#00ff00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37" style:family="table-cell" style:parent-style-name="Excel_5f_BuiltIn_5f_Percent" style:data-style-name="N1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Excel_5f_BuiltIn_5f_Percent" style:data-style-name="N1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Excel_5f_BuiltIn_5f_Percent" style:data-style-name="N1">
      <style:table-cell-properties style:glyph-orientation-vertical="0" fo:border-bottom="1.76pt solid #2e3436" fo:background-color="#00ff00" style:cell-protect="protected" style:print-content="tru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1.76pt solid #2e3436" fo:background-color="#ffff00" style:cell-protect="none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3" style:family="table-cell" style:parent-style-name="Default">
      <style:table-cell-properties style:glyph-orientation-vertical="0" fo:border-bottom="1.76pt solid #2e3436" fo:background-color="#ffff00" style:cell-protect="none" style:print-content="true" style:text-align-source="fix" style:repeat-content="false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4" style:family="table-cell" style:parent-style-name="Default">
      <style:table-cell-properties fo:border-bottom="1.76pt solid #2e3436" fo:border-left="1.76pt solid #2e3436" fo:padding="0.071cm" fo:border-right="none" style:rotation-align="none" fo:border-top="1.76pt solid #2e3436"/>
    </style:style>
    <style:style style:name="ce145" style:family="table-cell" style:parent-style-name="Default">
      <style:table-cell-properties fo:border-bottom="none" fo:border-left="1.76pt solid #2e3436" fo:padding="0.071cm" fo:border-right="none" style:rotation-align="none" fo:border-top="1.76pt solid #2e3436"/>
    </style:style>
    <style:style style:name="ce146" style:family="table-cell" style:parent-style-name="Default">
      <style:table-cell-properties fo:border-bottom="none" fo:border-left="1.76pt solid #2e3436" fo:padding="0.071cm" fo:border-right="none" style:rotation-align="none" fo:border-top="none"/>
    </style:style>
    <style:style style:name="ce147" style:family="table-cell" style:parent-style-name="Default">
      <style:table-cell-properties fo:border-bottom="1.76pt solid #2e3436" fo:border-left="1.76pt solid #2e3436" fo:padding="0.071cm" fo:border-right="none" style:rotation-align="none" fo:border-top="none"/>
    </style:style>
    <style:style style:name="ce148" style:family="table-cell" style:parent-style-name="Default">
      <style:table-cell-properties fo:border-bottom="none" fo:border-left="none" fo:padding="0.071cm" fo:border-right="1.76pt solid #2e3436" style:rotation-align="none" fo:border-top="1.76pt solid #2e3436"/>
    </style:style>
    <style:style style:name="ce149" style:family="table-cell" style:parent-style-name="Default">
      <style:table-cell-properties fo:border-bottom="none" fo:border-left="none" fo:padding="0.071cm" fo:border-right="1.76pt solid #2e3436" style:rotation-align="none" fo:border-top="none"/>
    </style:style>
    <style:style style:name="ce150" style:family="table-cell" style:parent-style-name="Default">
      <style:table-cell-properties fo:border-bottom="1.76pt solid #2e3436" fo:border-left="none" fo:padding="0.071cm" fo:border-right="1.76pt solid #2e3436" style:rotation-align="none" fo:border-top="none"/>
    </style:style>
    <style:style style:name="ce151" style:family="table-cell" style:parent-style-name="Excel_5f_BuiltIn_5f_Comma" style:data-style-name="N137">
      <style:table-cell-properties style:glyph-orientation-vertical="0" fo:border-bottom="none" fo:background-color="#ffff00" style:cell-protect="none" style:print-content="true" style:text-align-source="value-type" style:repeat-content="false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Excel_5f_BuiltIn_5f_Comma" style:data-style-name="N137">
      <style:table-cell-properties style:glyph-orientation-vertical="0" fo:border-bottom="none" fo:background-color="#00ff00" style:cell-protect="protected" style:print-content="true" style:text-align-source="value-type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137">
      <style:table-cell-properties fo:border-bottom="none" fo:background-color="#00ff00" fo:border-left="1.76pt solid #2e3436" fo:padding="0.071cm" fo:border-right="1.76pt solid #2e3436" style:rotation-align="none" fo:border-top="none"/>
    </style:style>
    <style:style style:name="ce154" style:family="table-cell" style:parent-style-name="Default" style:data-style-name="N137">
      <style:table-cell-properties fo:border-bottom="1.76pt solid #2e3436" fo:background-color="#00ff00" fo:border-left="1.76pt solid #2e3436" fo:padding="0.071cm" fo:border-right="1.76pt solid #2e3436" style:rotation-align="none" fo:border-top="none"/>
    </style:style>
    <style:style style:name="ce155" style:family="table-cell" style:parent-style-name="Excel_5f_BuiltIn_5f_Comma" style:data-style-name="N137">
      <style:table-cell-properties style:glyph-orientation-vertical="0" fo:border-bottom="none" fo:background-color="#00ff00" style:cell-protect="protected" style:print-content="true" style:text-align-source="value-type" style:repeat-content="false" fo:wrap-option="no-wrap" fo:border-left="1.76pt solid #2e3436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5f_BuiltIn_5f_Comma" style:data-style-name="N137">
      <style:table-cell-properties style:glyph-orientation-vertical="0" fo:border-bottom="none" fo:background-color="#00ff00" style:cell-protect="protected" style:print-content="true" style:text-align-source="value-type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 style:data-style-name="N137">
      <style:table-cell-properties fo:border-bottom="none" fo:background-color="#00ff00" fo:border-left="1.76pt solid #2e3436" fo:padding="0.071cm" fo:border-right="none" style:rotation-align="none" fo:border-top="none"/>
    </style:style>
    <style:style style:name="ce158" style:family="table-cell" style:parent-style-name="Default" style:data-style-name="N137">
      <style:table-cell-properties fo:border-bottom="1.76pt solid #2e3436" fo:background-color="#00ff00" fo:border-left="1.76pt solid #2e3436" fo:padding="0.071cm" fo:border-right="none" style:rotation-align="none" fo:border-top="none"/>
    </style:style>
    <style:style style:name="ce159" style:family="table-cell" style:parent-style-name="Excel_5f_BuiltIn_5f_Comma" style:data-style-name="N137">
      <style:table-cell-properties style:glyph-orientation-vertical="0" fo:border-bottom="none" fo:background-color="#ffff00" style:cell-protect="none" style:print-content="true" style:text-align-source="value-type" style:repeat-content="false" fo:wrap-option="no-wrap" fo:border-left="1.76pt solid #2e3436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5f_BuiltIn_5f_Comma" style:data-style-name="N137">
      <style:table-cell-properties style:glyph-orientation-vertical="0" fo:border-bottom="1.76pt solid #2e3436" fo:background-color="#00ff00" style:cell-protect="protected" style:print-content="true" style:text-align-source="value-type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Excel_5f_BuiltIn_5f_Comma" style:data-style-name="N137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Excel_5f_BuiltIn_5f_Comma" style:data-style-name="N137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5f_BuiltIn_5f_Comma" style:data-style-name="N137">
      <style:table-cell-properties style:glyph-orientation-vertical="0" fo:border-bottom="1.76pt solid #2e3436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1.76pt solid #2e3436" fo:border-left="none" fo:padding="0.071cm" fo:border-right="none" style:rotation-align="none" fo:border-top="1.76pt solid #2e3436"/>
    </style:style>
    <style:style style:name="ce165" style:family="table-cell" style:parent-style-name="Excel_5f_BuiltIn_5f_Comma" style:data-style-name="N137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5f_BuiltIn_5f_Comma" style:data-style-name="N137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5f_BuiltIn_5f_Comma" style:data-style-name="N137">
      <style:table-cell-properties style:glyph-orientation-vertical="0" fo:border-bottom="1.76pt solid #2e3436" style:cell-protect="protected" style:print-content="true" style:text-align-source="value-type" style:repeat-content="false" fo:background-color="transparent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69" style:family="table-cell" style:parent-style-name="Excel_5f_BuiltIn_5f_Comma" style:data-style-name="N137">
      <style:table-cell-properties style:glyph-orientation-vertical="0" fo:border-bottom="none" fo:background-color="#00ff00" style:cell-protect="protected" style:print-content="true" style:text-align-source="value-type" style:repeat-content="false" fo:wrap-option="no-wrap" fo:border-left="none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Excel_5f_BuiltIn_5f_Comma" style:data-style-name="N137">
      <style:table-cell-properties style:glyph-orientation-vertical="0" fo:border-bottom="none" fo:background-color="#00ff00" style:cell-protect="protected" style:print-content="true" style:text-align-source="value-type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5f_BuiltIn_5f_Comma" style:data-style-name="N137">
      <style:table-cell-properties style:glyph-orientation-vertical="0" fo:border-bottom="1.76pt solid #2e3436" fo:background-color="#00ff00" style:cell-protect="protected" style:print-content="true" style:text-align-source="value-type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Excel_5f_BuiltIn_5f_Comma" style:data-style-name="N137">
      <style:table-cell-properties style:glyph-orientation-vertical="0" fo:background-color="#00ff00" style:cell-protect="protected" style:print-content="true" style:text-align-source="value-type" style:repeat-content="false" fo:wrap-option="no-wrap" fo:border="1.76pt solid #2e3436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5f_BuiltIn_5f_Comma" style:data-style-name="N137">
      <style:table-cell-properties style:glyph-orientation-vertical="0" fo:background-color="#ffff00" style:cell-protect="none" style:print-content="true" style:text-align-source="value-type" style:repeat-content="false" fo:wrap-option="no-wrap" fo:border="1.76pt solid #2e3436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5f_BuiltIn_5f_Percent">
      <style:table-cell-properties style:glyph-orientation-vertical="0" fo:background-color="#ffff00" style:cell-protect="none" style:print-content="true" style:text-align-source="value-type" style:repeat-content="false" fo:wrap-option="no-wrap" fo:border="1.76pt solid #2e3436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ackground-color="#ffff00" style:cell-protect="none" style:print-content="true" fo:border-left="1.76pt solid #2e3436" fo:padding="0.071cm" fo:border-right="none" style:rotation-align="none" fo:border-top="1.76pt solid #2e3436"/>
    </style:style>
    <style:style style:name="ce176" style:family="table-cell" style:parent-style-name="Default">
      <style:table-cell-properties fo:border-bottom="none" fo:background-color="#00ff00" fo:border-left="1.76pt solid #2e3436" fo:padding="0.071cm" fo:border-right="none" style:rotation-align="none" fo:border-top="none"/>
    </style:style>
    <style:style style:name="ce177" style:family="table-cell" style:parent-style-name="Default">
      <style:table-cell-properties fo:border-bottom="1.76pt solid #2e3436" fo:background-color="#00ff00" fo:border-left="1.76pt solid #2e3436" fo:padding="0.071cm" fo:border-right="none" style:rotation-align="none" fo:border-top="none"/>
    </style:style>
    <style:style style:name="ce178" style:family="table-cell" style:parent-style-name="Default">
      <style:table-cell-properties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fo:border-bottom="none" fo:background-color="transparent" fo:border-left="none" fo:padding="0.071cm" fo:border-right="none" style:rotation-align="none" fo:border-top="1.76pt solid #2e3436"/>
    </style:style>
    <style:style style:name="ce180" style:family="table-cell" style:parent-style-name="Default">
      <style:table-cell-properties fo:border-bottom="none" fo:background-color="transparent" fo:border-left="none" fo:padding="0.071cm" fo:border-right="1.76pt solid #2e3436" style:rotation-align="none" fo:border-top="1.76pt solid #2e3436"/>
    </style:style>
    <style:style style:name="ce181" style:family="table-cell" style:parent-style-name="Default">
      <style:table-cell-properties fo:border-bottom="none" fo:background-color="transparent" fo:border-left="none" fo:padding="0.071cm" fo:border-right="1.76pt solid #2e3436" style:rotation-align="none" fo:border-top="none"/>
    </style:style>
    <style:style style:name="ce182" style:family="table-cell" style:parent-style-name="Default" style:data-style-name="N1">
      <style:table-cell-properties fo:border-bottom="none" fo:background-color="#ffff00" style:cell-protect="none" style:print-content="true" fo:border-left="1.76pt solid #2e3436" fo:padding="0.071cm" fo:border-right="none" style:rotation-align="none" fo:border-top="1.76pt solid #2e3436"/>
    </style:style>
    <style:style style:name="ce183" style:family="table-cell" style:parent-style-name="Default" style:data-style-name="N1">
      <style:table-cell-properties fo:border-bottom="none" fo:border-left="1.76pt solid #2e3436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 style:data-style-name="N1">
      <style:table-cell-properties fo:border-bottom="1.76pt solid #2e3436" fo:border-left="1.76pt solid #2e3436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 style:data-style-name="N1">
      <style:table-cell-properties fo:border-bottom="none" fo:background-color="#ffff00" style:cell-protect="none" style:print-content="true" fo:border-left="none" fo:padding="0.071cm" fo:border-right="none" style:rotation-align="none" fo:border-top="1.76pt solid #2e3436"/>
    </style:style>
    <style:style style:name="ce186" style:family="table-cell" style:parent-style-name="Default" style:data-style-name="N1">
      <style:table-cell-properties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 style:data-style-name="N1">
      <style:table-cell-properties fo:border-bottom="1.76pt solid #2e3436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 style:data-style-name="N1">
      <style:table-cell-properties fo:border-bottom="none" fo:background-color="#ffff00" style:cell-protect="none" style:print-content="true" fo:border-left="none" fo:padding="0.071cm" fo:border-right="1.76pt solid #2e3436" style:rotation-align="none" fo:border-top="1.76pt solid #2e3436"/>
    </style:style>
    <style:style style:name="ce189" style:family="table-cell" style:parent-style-name="Default" style:data-style-name="N1">
      <style:table-cell-properties fo:border-bottom="none" fo:background-color="#00ff00" fo:border-left="none" fo:padding="0.071cm" fo:border-right="1.76pt solid #2e3436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 style:data-style-name="N1">
      <style:table-cell-properties fo:border-bottom="1.76pt solid #2e3436" fo:background-color="#00ff00" fo:border-left="none" fo:padding="0.071cm" fo:border-right="1.76pt solid #2e3436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Excel_5f_BuiltIn_5f_Percen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 style:data-style-name="N10">
      <style:table-cell-properties style:glyph-orientation-vertical="0" fo:border-bottom="none" style:text-align-source="fix" style:repeat-content="false" fo:background-color="transparent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 style:data-style-name="N10">
      <style:table-cell-properties style:glyph-orientation-vertical="0" fo:border-bottom="1.76pt solid #2e3436" style:text-align-source="fix" style:repeat-content="false" fo:background-color="transparent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Excel_5f_BuiltIn_5f_Percen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1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 style:data-style-name="N10">
      <style:table-cell-properties style:glyph-orientation-vertical="0" fo:border-bottom="1.76pt solid #2e3436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Excel_5f_BuiltIn_5f_Percen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 style:data-style-name="N10">
      <style:table-cell-properties style:glyph-orientation-vertical="0" fo:border-bottom="non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10">
      <style:table-cell-properties style:glyph-orientation-vertical="0" fo:border-bottom="1.76pt solid #2e3436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00" style:family="table-cell" style:parent-style-name="Excel_5f_BuiltIn_5f_Comma" style:data-style-name="N2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1.76pt solid #2e3436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2e3436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Excel_5f_BuiltIn_5f_Comma" style:data-style-name="N2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 style:data-style-name="N2">
      <style:table-cell-properties style:glyph-orientation-vertical="0" fo:border-bottom="1.76pt solid #2e3436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Excel_5f_BuiltIn_5f_Comma" style:data-style-name="N2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none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08" style:family="table-cell" style:parent-style-name="Default" style:data-style-name="N2">
      <style:table-cell-properties style:glyph-orientation-vertical="0" fo:border-bottom="1.76pt solid #2e3436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09" style:family="table-cell" style:parent-style-name="Excel_5f_BuiltIn_5f_Comma" style:data-style-name="N0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1.76pt solid #2e3436" fo:background-color="#ffff00" style:cell-protect="none" style:print-content="tru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Excel_5f_BuiltIn_5f_Comma" style:data-style-name="N0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1.76pt solid #2e3436" fo:background-color="#ffff00" style:cell-protect="none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Excel_5f_BuiltIn_5f_Comma" style:data-style-name="N0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1.76pt solid #2e3436" fo:background-color="#ffff00" style:cell-protect="none" style:print-content="tru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Excel_5f_BuiltIn_5f_Comma" style:data-style-name="N0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fo:border-bottom="1.76pt solid #2e3436" style:text-align-source="fix" style:repeat-content="false" fo:background-color="transparent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Excel_5f_BuiltIn_5f_Comma" style:data-style-name="N11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Excel_5f_BuiltIn_5f_Comma" style:data-style-name="N113">
      <style:table-cell-properties style:glyph-orientation-vertical="0" fo:border-bottom="1.76pt solid #2e3436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Excel_5f_BuiltIn_5f_Percent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Excel_5f_BuiltIn_5f_Percent" style:data-style-name="N0">
      <style:table-cell-properties style:glyph-orientation-vertical="0" fo:border-bottom="1.76pt solid #2e3436" style:cell-protect="protected" style:print-content="true" style:text-align-source="value-type" style:repeat-content="false" fo:background-color="transparent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5f_BuiltIn_5f_Comma" style:data-style-name="N137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5f_BuiltIn_5f_Comma" style:data-style-name="N137">
      <style:table-cell-properties style:glyph-orientation-vertical="0" fo:border-bottom="1.76pt solid #2e3436" style:cell-protect="protected" style:print-content="true" style:text-align-source="value-type" style:repeat-content="false" fo:background-color="transparent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5f_BuiltIn_5f_Percent" style:data-style-name="N11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Excel_5f_BuiltIn_5f_Percent" style:data-style-name="N11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Excel_5f_BuiltIn_5f_Percent" style:data-style-name="N11">
      <style:table-cell-properties style:glyph-orientation-vertical="0" fo:border-bottom="0.74pt solid #2e3436" style:cell-protect="protected" style:print-content="true" style:text-align-source="value-type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5f_BuiltIn_5f_Percent" style:data-style-name="N11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Excel_5f_BuiltIn_5f_Percent" style:data-style-name="N11">
      <style:table-cell-properties style:glyph-orientation-vertical="0" fo:border-bottom="0.74pt solid #2e3436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Excel_5f_BuiltIn_5f_Comma" style:data-style-name="N137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Excel_5f_BuiltIn_5f_Comma" style:data-style-name="N137">
      <style:table-cell-properties style:glyph-orientation-vertical="0" fo:border-bottom="0.74pt solid #2e3436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Excel_5f_BuiltIn_5f_Comma" style:data-style-name="N137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5f_BuiltIn_5f_Comma" style:data-style-name="N137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Excel_5f_BuiltIn_5f_Comma" style:data-style-name="N137">
      <style:table-cell-properties style:glyph-orientation-vertical="0" fo:border-bottom="0.74pt solid #2e3436" style:cell-protect="protected" style:print-content="true" style:text-align-source="value-type" style:repeat-content="false" fo:background-color="transparent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 style:data-style-name="N1">
      <style:table-cell-properties fo:border-bottom="none" fo:border-left="1.76pt solid #2e3436" fo:padding="0.071cm" fo:border-right="none" style:rotation-align="none" fo:border-top="none"/>
    </style:style>
    <style:style style:name="ce238" style:family="table-cell" style:parent-style-name="Default" style:data-style-name="N1">
      <style:table-cell-properties fo:border-bottom="1.76pt solid #2e3436" fo:border-left="1.76pt solid #2e3436" fo:padding="0.071cm" fo:border-right="none" style:rotation-align="none" fo:border-top="none"/>
    </style:style>
    <style:style style:name="ce239" style:family="table-cell" style:parent-style-name="Default" style:data-style-name="N1">
      <style:table-cell-properties fo:border="none" fo:padding="0.071cm" style:rotation-align="none"/>
    </style:style>
    <style:style style:name="ce240" style:family="table-cell" style:parent-style-name="Default" style:data-style-name="N1">
      <style:table-cell-properties fo:border-bottom="1.76pt solid #2e3436" fo:border-left="none" fo:padding="0.071cm" fo:border-right="none" style:rotation-align="none" fo:border-top="none"/>
    </style:style>
    <style:style style:name="ce241" style:family="table-cell" style:parent-style-name="Default" style:data-style-name="N1">
      <style:table-cell-properties fo:border-bottom="none" fo:border-left="none" fo:padding="0.071cm" fo:border-right="1.76pt solid #2e3436" style:rotation-align="none" fo:border-top="none"/>
    </style:style>
    <style:style style:name="ce242" style:family="table-cell" style:parent-style-name="Default" style:data-style-name="N1">
      <style:table-cell-properties fo:border-bottom="1.76pt solid #2e3436" fo:border-left="none" fo:padding="0.071cm" fo:border-right="1.76pt solid #2e3436" style:rotation-align="none" fo:border-top="none"/>
    </style:style>
    <style:style style:name="ce24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5" style:family="table-cell" style:parent-style-name="Default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1.76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46" style:family="table-cell" style:parent-style-name="Default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1.76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>
      <style:table-cell-properties style:glyph-orientation-vertical="0" fo:border-bottom="1.76pt solid #2e3436" fo:background-color="#00ff00" style:cell-protect="protected" style:print-content="true" style:text-align-source="fix" style:repeat-content="false" fo:wrap-option="no-wrap" fo:border-left="1.76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2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1.76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1.76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>
      <style:table-cell-properties style:glyph-orientation-vertical="0" fo:border-bottom="1.76pt solid #2e3436" fo:background-color="#ffff00" style:cell-protect="none" style:print-content="true" style:text-align-source="fix" style:repeat-content="false" fo:wrap-option="no-wrap" fo:border-left="1.76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>
      <style:table-cell-properties style:glyph-orientation-vertical="0" fo:border-bottom="1.76pt solid #2e3436" fo:background-color="#00ff00" style:cell-protect="protected" style:print-content="tru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2">
      <style:table-cell-properties style:glyph-orientation-vertical="0" fo:border-bottom="none" fo:background-color="#00ff00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>
      <style:table-cell-properties style:glyph-orientation-vertical="0" fo:border-bottom="none" fo:background-color="#00ff00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>
      <style:table-cell-properties style:glyph-orientation-vertical="0" fo:border-bottom="1.76pt solid #2e3436" fo:background-color="#00ff00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57" style:family="table-cell" style:parent-style-name="Default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0.74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58" style:family="table-cell" style:parent-style-name="Default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0.74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59" style:family="table-cell" style:parent-style-name="Default">
      <style:table-cell-properties style:glyph-orientation-vertical="0" fo:border-bottom="1.76pt solid #2e3436" fo:background-color="#00ff00" style:cell-protect="protected" style:print-content="true" style:text-align-source="fix" style:repeat-content="false" fo:wrap-option="no-wrap" fo:border-left="0.74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60" style:family="table-cell" style:parent-style-name="Default" style:data-style-name="N2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0.74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61" style:family="table-cell" style:parent-style-name="Defaul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0.74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62" style:family="table-cell" style:parent-style-name="Default">
      <style:table-cell-properties style:glyph-orientation-vertical="0" fo:border-bottom="1.76pt solid #2e3436" fo:background-color="#ffff00" style:cell-protect="none" style:print-content="true" style:text-align-source="fix" style:repeat-content="false" fo:wrap-option="no-wrap" fo:border-left="0.74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6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71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72" style:family="table-cell" style:parent-style-name="Default">
      <style:table-cell-properties style:glyph-orientation-vertical="0" fo:border-bottom="1.76pt solid #2e3436" style:cell-protect="protected" style:print-content="true" style:text-align-source="fix" style:repeat-content="false" fo:background-color="transparent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73" style:family="table-cell" style:parent-style-name="Default" style:data-style-name="N2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74" style:family="table-cell" style:parent-style-name="Defaul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75" style:family="table-cell" style:parent-style-name="Default">
      <style:table-cell-properties style:glyph-orientation-vertical="0" fo:border-bottom="1.76pt solid #2e3436" fo:background-color="#ffff00" style:cell-protect="none" style:print-content="tru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76" style:family="table-cell" style:parent-style-name="Excel_5f_BuiltIn_5f_Percent">
      <style:table-cell-properties style:glyph-orientation-vertical="0" fo:background-color="#00ff00" style:cell-protect="protected" style:print-content="true" style:text-align-source="fix" style:repeat-content="false" fo:wrap-option="no-wrap" fo:border="1.76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5f_BuiltIn_5f_Percent" style:data-style-name="N0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5f_BuiltIn_5f_Percent" style:data-style-name="N0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Excel_5f_BuiltIn_5f_Percent" style:data-style-name="N0">
      <style:table-cell-properties style:glyph-orientation-vertical="0" fo:border-bottom="1.76pt solid #2e3436" fo:background-color="#00ff00" style:cell-protect="protected" style:print-content="tru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fo:border-bottom="non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>
      <style:table-cell-properties style:glyph-orientation-vertical="0" fo:border-bottom="non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83" style:family="table-cell" style:parent-style-name="Default">
      <style:table-cell-properties style:glyph-orientation-vertical="0" fo:border-bottom="non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84" style:family="table-cell" style:parent-style-name="Default">
      <style:table-cell-properties style:glyph-orientation-vertical="0" fo:border-bottom="1.76pt solid #2e3436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85" style:family="table-cell" style:parent-style-name="Default" style:data-style-name="N2">
      <style:table-cell-properties style:glyph-orientation-vertical="0" fo:border-bottom="none" fo:background-color="#00ff00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86" style:family="table-cell" style:parent-style-name="Default">
      <style:table-cell-properties style:glyph-orientation-vertical="0" fo:border-bottom="none" fo:background-color="#00ff00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87" style:family="table-cell" style:parent-style-name="Default">
      <style:table-cell-properties style:glyph-orientation-vertical="0" fo:border-bottom="1.76pt solid #2e3436" fo:background-color="#00ff00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8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9" style:family="table-cell" style:parent-style-name="Defaul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9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808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Excel_5f_BuiltIn_5f_Percent" style:data-style-name="N11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5f_BuiltIn_5f_Percent" style:data-style-name="N11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5f_BuiltIn_5f_Percent" style:data-style-name="N11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Excel_5f_BuiltIn_5f_Percent" style:data-style-name="N11">
      <style:table-cell-properties style:glyph-orientation-vertical="0" fo:border-bottom="1.76pt solid #2e3436" fo:background-color="#00ff00" style:cell-protect="protected" style:print-content="true" style:text-align-source="fix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Excel_5f_BuiltIn_5f_Percent" style:data-style-name="N0">
      <style:table-cell-properties style:glyph-orientation-vertical="0" fo:background-color="#ffff00" style:cell-protect="none" style:print-content="true" style:text-align-source="fix" style:repeat-content="false" fo:wrap-option="no-wrap" fo:border="1.76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no-wrap" fo:border="1.76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8" style:family="table-cell" style:parent-style-name="Default" style:data-style-name="N11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9" style:family="table-cell" style:parent-style-name="Excel_5f_BuiltIn_5f_Comma" style:data-style-name="N137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5f_BuiltIn_5f_Comma" style:data-style-name="N137">
      <style:table-cell-properties style:glyph-orientation-vertical="0" fo:border-bottom="1.76pt solid #2e3436" fo:background-color="#00ff00" style:cell-protect="protected" style:print-content="true" style:text-align-source="value-type" style:repeat-content="false" fo:wrap-option="no-wrap" fo:border-left="1.76pt solid #2e3436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non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302" style:family="table-cell" style:parent-style-name="Default">
      <style:table-cell-properties style:glyph-orientation-vertical="0" fo:border-bottom="non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03" style:family="table-cell" style:parent-style-name="Default">
      <style:table-cell-properties style:glyph-orientation-vertical="0" fo:border-bottom="1.76pt solid #2e3436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04" style:family="table-cell" style:parent-style-name="Excel_5f_BuiltIn_5f_Comma" style:data-style-name="N137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none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6" style:family="table-cell" style:parent-style-name="Excel_5f_BuiltIn_5f_Percent" style:data-style-name="N11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Excel_5f_BuiltIn_5f_Percent" style:data-style-name="N11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Excel_5f_BuiltIn_5f_Percent" style:data-style-name="N11">
      <style:table-cell-properties style:glyph-orientation-vertical="0" fo:border-bottom="1.76pt solid #2e3436" fo:background-color="#00ff00" style:cell-protect="protected" style:print-content="true" style:text-align-source="fix" style:repeat-content="false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5f_BuiltIn_5f_Percent" style:data-style-name="N134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Excel_5f_BuiltIn_5f_Percent" style:data-style-name="N11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Excel_5f_BuiltIn_5f_Percent" style:data-style-name="N11">
      <style:table-cell-properties style:glyph-orientation-vertical="0" fo:background-color="#00ff0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Excel_5f_BuiltIn_5f_Percent" style:data-style-name="N11">
      <style:table-cell-properties style:glyph-orientation-vertical="0" fo:border-bottom="1.76pt solid #2e3436" fo:background-color="#00ff00" style:cell-protect="protected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Excel_5f_BuiltIn_5f_Percent" style:data-style-name="N11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Excel_5f_BuiltIn_5f_Percent" style:data-style-name="N11">
      <style:table-cell-properties style:glyph-orientation-vertical="0" fo:border-bottom="none" fo:background-color="#00ff00" style:cell-protect="protected" style:print-content="tru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Excel_5f_BuiltIn_5f_Percent" style:data-style-name="N11">
      <style:table-cell-properties style:glyph-orientation-vertical="0" fo:border-bottom="1.76pt solid #2e3436" fo:background-color="#00ff00" style:cell-protect="protected" style:print-content="true" style:text-align-source="fix" style:repeat-content="false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style:cell-protect="protected" style:print-content="true" fo:background-color="transparent" fo:border="none" fo:padding="0.071cm" style:rotation-align="none"/>
    </style:style>
    <style:style style:name="ce317" style:family="table-cell" style:parent-style-name="Excel_5f_BuiltIn_5f_Comma" style:data-style-name="N137">
      <style:table-cell-properties style:glyph-orientation-vertical="0" fo:border-bottom="none" fo:background-color="#ffff00" style:cell-protect="none" style:print-content="true" style:text-align-source="value-type" style:repeat-content="false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order-bottom="1.76pt solid #2e3436" fo:border-left="0.74pt solid #2e3436" fo:padding="0.071cm" fo:border-right="0.74pt solid #2e3436" style:rotation-align="none" fo:border-top="none"/>
    </style:style>
    <style:style style:name="ce319" style:family="table-cell" style:parent-style-name="Default" style:data-style-name="N1">
      <style:table-cell-properties fo:border-bottom="none" fo:background-color="#00ff00" fo:border-left="0.74pt solid #2e3436" fo:padding="0.071cm" fo:border-right="0.74pt solid #2e3436" style:rotation-align="none" fo:border-top="none"/>
    </style:style>
    <style:style style:name="ce320" style:family="table-cell" style:parent-style-name="Default" style:data-style-name="N1">
      <style:table-cell-properties fo:border-bottom="1.76pt solid #2e3436" fo:background-color="#ffff00" style:cell-protect="none" style:print-content="tru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 style:data-style-name="N1">
      <style:table-cell-properties fo:background-color="#00ff00" fo:padding="0.071cm"/>
    </style:style>
    <style:style style:name="ce322" style:family="table-cell" style:parent-style-name="Default" style:data-style-name="N0">
      <style:table-cell-properties fo:border-bottom="1.76pt solid #2e3436" fo:background-color="#ffff00" style:cell-protect="none" style:print-content="true" fo:border-left="1.76pt solid #2e3436" fo:padding="0.071cm" fo:border-right="1.76pt solid #2e3436" style:rotation-align="none" fo:border-top="none"/>
    </style:style>
    <style:style style:name="ce323" style:family="table-cell" style:parent-style-name="Default">
      <style:table-cell-properties fo:border-bottom="1.76pt solid #2e3436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 style:data-style-name="N10">
      <style:table-cell-properties fo:padding="0.071cm"/>
    </style:style>
    <style:style style:name="ce325" style:family="table-cell" style:parent-style-name="Default" style:data-style-name="N1">
      <style:table-cell-properties fo:background-color="#00ff00" fo:border="none" fo:padding="0.071cm" style:rotation-align="none"/>
    </style:style>
    <style:style style:name="ce326" style:family="table-cell" style:parent-style-name="Default" style:data-style-name="N137">
      <style:table-cell-properties fo:border-bottom="none" style:cell-protect="protected" style:print-content="true" fo:border-left="1.76pt solid #2e3436" fo:padding="0.071cm" fo:border-right="none" style:rotation-align="none" fo:border-top="1.76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Excel_5f_BuiltIn_5f_Comma" style:data-style-name="N137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Excel_5f_BuiltIn_5f_Comma" style:data-style-name="N137">
      <style:table-cell-properties style:glyph-orientation-vertical="0" fo:border-bottom="1.76pt solid #2e3436" style:cell-protect="protected" style:print-content="true" style:text-align-source="value-type" style:repeat-content="false" fo:background-color="transparent" fo:wrap-option="no-wrap" fo:border-left="1.76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 style:data-style-name="N137">
      <style:table-cell-properties fo:border-bottom="none" fo:background-color="#00ff00" fo:border-left="0.74pt solid #2e3436" fo:padding="0.071cm" fo:border-right="none" style:rotation-align="none" fo:border-top="0.74pt solid #2e3436"/>
    </style:style>
    <style:style style:name="ce330" style:family="table-cell" style:parent-style-name="Excel_5f_BuiltIn_5f_Comma" style:data-style-name="N137">
      <style:table-cell-properties style:glyph-orientation-vertical="0" fo:border-bottom="0.74pt solid #2e3436" fo:background-color="#00ff00" style:cell-protect="protected" style:print-content="true" style:text-align-source="value-type" style:repeat-content="false" fo:wrap-option="no-wrap" fo:border-left="0.74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0.74pt solid #2e3436" fo:background-color="#00ff00" style:text-align-source="fix" style:repeat-content="false" fo:wrap-option="no-wrap" fo:border-left="0.74pt solid #2e3436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cm" style:writing-mode="page"/>
    </style:style>
    <style:style style:name="ce332" style:family="table-cell" style:parent-style-name="Default">
      <style:table-cell-properties fo:background-color="#00ff00" fo:border="1.76pt solid #2e3436" fo:padding="0.071cm" style:rotation-align="none"/>
    </style:style>
    <style:style style:name="ce333" style:family="table-cell" style:parent-style-name="Default" style:data-style-name="N137">
      <style:table-cell-properties fo:border-bottom="none" style:cell-protect="protected" style:print-content="true" fo:border-left="none" fo:padding="0.071cm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Excel_5f_BuiltIn_5f_Comma" style:data-style-name="N137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Excel_5f_BuiltIn_5f_Comma" style:data-style-name="N137">
      <style:table-cell-properties style:glyph-orientation-vertical="0" fo:border-bottom="1.76pt solid #2e3436" style:cell-protect="protected" style:print-content="true" style:text-align-source="value-type" style:repeat-content="false" fo:background-color="transparent" fo:wrap-option="no-wrap" fo:border-left="none" style:direction="ltr" fo:padding="0.071cm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 style:data-style-name="N137">
      <style:table-cell-properties fo:border-bottom="none" fo:background-color="#00ff00" fo:border-left="none" fo:padding="0.071cm" fo:border-right="none" style:rotation-align="none" fo:border-top="0.74pt solid #2e3436"/>
    </style:style>
    <style:style style:name="ce337" style:family="table-cell" style:parent-style-name="Excel_5f_BuiltIn_5f_Comma" style:data-style-name="N137">
      <style:table-cell-properties style:glyph-orientation-vertical="0" fo:border-bottom="0.74pt solid #2e3436" fo:background-color="#00ff00" style:cell-protect="protected" style:print-content="tru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0.74pt solid #2e3436" fo:background-color="#00ff00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cm" style:writing-mode="page"/>
    </style:style>
    <style:style style:name="ce339" style:family="table-cell" style:parent-style-name="Default">
      <style:table-cell-properties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 style:data-style-name="N137">
      <style:table-cell-properties fo:border-bottom="none" fo:background-color="#00ff00" fo:border-left="none" fo:padding="0.071cm" fo:border-right="0.74pt solid #2e3436" style:rotation-align="none" fo:border-top="0.74pt solid #2e3436"/>
    </style:style>
    <style:style style:name="ce341" style:family="table-cell" style:parent-style-name="Excel_5f_BuiltIn_5f_Comma" style:data-style-name="N137">
      <style:table-cell-properties style:glyph-orientation-vertical="0" fo:border-bottom="0.74pt solid #2e3436" fo:background-color="#00ff00" style:cell-protect="protected" style:print-content="true" style:text-align-source="value-type" style:repeat-content="false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74pt solid #2e3436" fo:background-color="#00ff00" style:text-align-source="fix" style:repeat-content="false" fo:wrap-option="no-wrap" fo:border-left="none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cm" style:writing-mode="page"/>
    </style:style>
    <style:style style:name="ce343" style:family="table-cell" style:parent-style-name="Default">
      <style:table-cell-properties style:cell-protect="protected" style:print-content="true" fo:border="0.74pt solid #2e3436" fo:padding="0.071cm" style:rotation-align="none"/>
    </style:style>
    <style:style style:name="ce344" style:family="table-cell" style:parent-style-name="Default">
      <style:table-cell-properties fo:border-bottom="none" style:cell-protect="protected" style:print-content="true" fo:border-left="0.74pt solid #2e3436" fo:padding="0.071cm" fo:border-right="0.74pt solid #2e3436" style:rotation-align="none" fo:border-top="0.74pt solid #2e3436"/>
    </style:style>
    <style:style style:name="ce345" style:family="table-cell" style:parent-style-name="Default">
      <style:table-cell-properties fo:border-bottom="none" style:cell-protect="protected" style:print-content="true" fo:border-left="0.74pt solid #2e3436" fo:padding="0.071cm" fo:border-right="0.74pt solid #2e3436" style:rotation-align="none" fo:border-top="none"/>
    </style:style>
    <style:style style:name="ce346" style:family="table-cell" style:parent-style-name="Default">
      <style:table-cell-properties fo:border-bottom="0.74pt solid #2e3436" style:cell-protect="protected" style:print-content="true" fo:border-left="0.74pt solid #2e3436" fo:padding="0.071cm" fo:border-right="0.74pt solid #2e3436" style:rotation-align="none" fo:border-top="none"/>
    </style:style>
    <style:style style:name="ce347" style:family="table-cell" style:parent-style-name="Default">
      <style:table-cell-properties style:cell-protect="protected" style:print-content="true" fo:padding="0.071cm"/>
    </style:style>
    <style:style style:name="ce34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9" style:family="table-cell" style:parent-style-name="Default">
      <style:table-cell-properties fo:background-color="#00ff00" style:cell-protect="protected" style:print-content="true" fo:border="0.74pt solid #2e3436" fo:padding="0.071cm" style:rotation-align="none"/>
    </style:style>
    <style:style style:name="ce350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1" style:family="table-cell" style:parent-style-name="Default">
      <style:table-cell-properties fo:border-bottom="0.74pt solid #2e3436" fo:background-color="#ffff00" style:cell-protect="none" style:print-content="true" fo:border-left="0.74pt solid #2e3436" fo:padding="0.071cm" fo:border-right="0.74pt solid #2e3436" style:rotation-align="none" fo:border-top="none"/>
    </style:style>
    <style:style style:name="ce35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53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0.74pt solid #2e3436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>
      <style:table-cell-properties style:glyph-orientation-vertical="0" fo:border-bottom="0.74pt solid #2e3436" fo:background-color="#ffff00" style:cell-protect="none" style:print-content="tru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58" style:family="table-cell" style:parent-style-name="Default">
      <style:table-cell-properties fo:border-bottom="none" style:cell-protect="protected" style:print-content="true" fo:border-left="0.74pt solid #2e3436" fo:padding="0.071cm" fo:border-right="none" style:rotation-align="none" fo:border-top="0.74pt solid #2e3436"/>
    </style:style>
    <style:style style:name="ce359" style:family="table-cell" style:parent-style-name="Default">
      <style:table-cell-properties fo:border-bottom="none" style:cell-protect="protected" style:print-content="true" fo:border-left="0.74pt solid #2e3436" fo:padding="0.071cm" fo:border-right="none" style:rotation-align="none" fo:border-top="none"/>
    </style:style>
    <style:style style:name="ce360" style:family="table-cell" style:parent-style-name="Default">
      <style:table-cell-properties fo:border-bottom="0.74pt solid #2e3436" style:cell-protect="protected" style:print-content="true" fo:border-left="0.74pt solid #2e3436" fo:padding="0.071cm" fo:border-right="none" style:rotation-align="none" fo:border-top="none"/>
    </style:style>
    <style:style style:name="ce361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362" style:family="table-cell" style:parent-style-name="Default">
      <style:table-cell-properties style:glyph-orientation-vertical="0" fo:background-color="#00ff00" style:cell-protect="protected" style:print-content="true" style:text-align-source="value-type" style:repeat-content="false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63" style:family="table-cell" style:parent-style-name="Default">
      <style:table-cell-properties fo:border-bottom="none" style:cell-protect="protected" style:print-content="true" fo:border-left="none" fo:padding="0.071cm" fo:border-right="none" style:rotation-align="none" fo:border-top="0.74pt solid #2e3436"/>
    </style:style>
    <style:style style:name="ce364" style:family="table-cell" style:parent-style-name="Default">
      <style:table-cell-properties style:cell-protect="protected" style:print-content="true" fo:border="none" fo:padding="0.071cm" style:rotation-align="none"/>
    </style:style>
    <style:style style:name="ce365" style:family="table-cell" style:parent-style-name="Default">
      <style:table-cell-properties fo:border-bottom="0.74pt solid #2e3436" style:cell-protect="protected" style:print-content="true" fo:border-left="none" fo:padding="0.071cm" fo:border-right="none" style:rotation-align="none" fo:border-top="none"/>
    </style:style>
    <style:style style:name="ce36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7" style:family="table-cell" style:parent-style-name="Default">
      <style:table-cell-properties style:glyph-orientation-vertical="0" fo:background-color="#00ff00" style:cell-protect="protected" style:print-content="true" style:text-align-source="fix" style:repeat-content="false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>
      <style:table-cell-properties style:glyph-orientation-vertical="0" fo:border-bottom="none" fo:background-color="#ffff00" style:cell-protect="none" style:print-content="tru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>
      <style:table-cell-properties style:glyph-orientation-vertical="0" fo:border-bottom="0.74pt solid #2e3436" style:cell-protect="protected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>
      <style:table-cell-properties style:glyph-orientation-vertical="0" fo:border-bottom="0.74pt solid #2e3436" fo:background-color="#00ff00" style:cell-protect="protected" style:print-content="true" style:text-align-source="fix" style:repeat-content="false" fo:wrap-option="no-wrap" fo:border-left="none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375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76" style:family="table-cell" style:parent-style-name="Default">
      <style:table-cell-properties style:glyph-orientation-vertical="0" fo:border-bottom="0.74pt solid #2e3436" style:cell-protect="protected" style:print-content="true" style:text-align-source="fix" style:repeat-content="false" fo:background-color="transparent" fo:wrap-option="no-wrap" fo:border-left="0.74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7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78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no-wrap" fo:border-left="0.74pt solid #2e3436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379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no-wrap" fo:border-left="0.74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80" style:family="table-cell" style:parent-style-name="Default">
      <style:table-cell-properties style:glyph-orientation-vertical="0" fo:border-bottom="0.74pt solid #2e3436" style:cell-protect="protected" style:print-content="true" style:text-align-source="fix" style:repeat-content="false" fo:wrap-option="no-wrap" fo:border-left="0.74pt solid #2e343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81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82" style:family="table-cell" style:parent-style-name="Excel_5f_BuiltIn_5f_Percen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none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Excel_5f_BuiltIn_5f_Percen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Excel_5f_BuiltIn_5f_Percent">
      <style:table-cell-properties style:glyph-orientation-vertical="0" fo:border-bottom="0.74pt solid #2e3436" style:cell-protect="protected" style:print-content="true" style:text-align-source="fix" style:repeat-content="false" fo:background-color="transparent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Excel_5f_BuiltIn_5f_Percent">
      <style:table-cell-properties style:glyph-orientation-vertical="0" fo:background-color="#00ff00" style:cell-protect="protected" style:print-content="true" style:text-align-source="fix" style:repeat-content="false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0.74pt solid #2e3436" fo:background-color="#00ff00" style:cell-protect="protected" style:print-content="true" style:text-align-source="fix" style:repeat-content="false" fo:wrap-option="no-wrap" fo:border-left="0.74pt solid #2e3436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>
      <style:table-cell-properties style:glyph-orientation-vertical="0" fo:border-bottom="0.74pt solid #2e3436" fo:background-color="#00ff00" style:cell-protect="protected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no-wrap" fo:border-left="none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>
      <style:table-cell-properties style:glyph-orientation-vertical="0" fo:border-bottom="0.74pt solid #2e3436" style:cell-protect="protected" style:print-content="true" style:text-align-source="fix" style:repeat-content="false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>
      <style:table-cell-properties style:glyph-orientation-vertical="0" fo:border-bottom="0.74pt solid #2e3436" style:cell-protect="protected" style:print-content="tru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none" style:cell-protect="protected" style:print-content="true" style:text-align-source="value-type" style:repeat-content="false" fo:wrap-option="no-wrap" fo:border-left="none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394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9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elcom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lcome to my Stars! Spreadsheet</text:p>
          </table:table-cell>
          <table:covered-table-cell table:style-name="ce402"/>
          <table:table-cell table:style-name="ce8"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Version 2.20</text:p>
          </table:table-cell>
          <table:covered-table-cell table:style-name="ce402"/>
          <table:table-cell table:style-name="ce8" table:number-columns-repeated="1022"/>
        </table:table-row>
        <table:table-row table:style-name="ro3">
          <table:table-cell table:style-name="ce3" office:value-type="string" calcext:value-type="string" table:number-columns-spanned="2" table:number-rows-spanned="1">
            <text:p>Information provided in here was of use to me and hopefully to you, too.</text:p>
          </table:table-cell>
          <table:covered-table-cell table:style-name="ce402"/>
          <table:table-cell table:style-name="ce8" table:number-columns-repeated="1022"/>
        </table:table-row>
        <table:table-row table:style-name="ro3">
          <table:table-cell table:style-name="ce3" office:value-type="string" calcext:value-type="string" table:number-columns-spanned="2" table:number-rows-spanned="1">
            <text:p>This Spreadsheet may be posted freely as long as it is unaltered</text:p>
          </table:table-cell>
          <table:covered-table-cell table:style-name="ce402"/>
          <table:table-cell table:style-name="ce8" table:number-columns-repeated="1022"/>
        </table:table-row>
        <table:table-row table:style-name="ro3">
          <table:table-cell table:style-name="ce3" office:value-type="string" calcext:value-type="string" table:number-columns-spanned="2" table:number-rows-spanned="1">
            <text:p>If you find any errors, or have any suggestions, please let me know.</text:p>
          </table:table-cell>
          <table:covered-table-cell table:style-name="ce402"/>
          <table:table-cell table:style-name="ce8" table:number-columns-repeated="1022"/>
        </table:table-row>
        <table:table-row table:style-name="ro3">
          <table:table-cell table:style-name="ce3" office:value-type="string" calcext:value-type="string" table:number-columns-spanned="2" table:number-rows-spanned="1">
            <text:p>Also, feel free to just let me know you like it (or don't)</text:p>
          </table:table-cell>
          <table:covered-table-cell table:style-name="ce402"/>
          <table:table-cell table:style-name="ce8" table:number-columns-repeated="1022"/>
        </table:table-row>
        <table:table-row table:style-name="ro3">
          <table:table-cell table:style-name="ce3" office:value-type="string" calcext:value-type="string" table:number-columns-spanned="2" table:number-rows-spanned="1">
            <text:p><text:s/></text:p>
          </table:table-cell>
          <table:covered-table-cell table:style-name="ce402"/>
          <table:table-cell table:style-name="ce8" table:number-columns-repeated="1022"/>
        </table:table-row>
        <table:table-row table:style-name="ro3">
          <table:table-cell table:style-name="ce4" office:value-type="string" calcext:value-type="string" table:number-columns-spanned="2" table:number-rows-spanned="1">
            <text:p>E-Mail me at SBPosey@aol.com</text:p>
          </table:table-cell>
          <table:covered-table-cell table:style-name="ce9"/>
          <table:table-cell table:style-name="ce8" table:number-columns-repeated="1022"/>
        </table:table-row>
        <table:table-row table:style-name="ro3">
          <table:table-cell table:style-name="ce5" office:value-type="string" calcext:value-type="string" table:number-columns-spanned="2" table:number-rows-spanned="1">
            <text:p>(Include Stars or Spreadsheet in Subject)</text:p>
          </table:table-cell>
          <table:covered-table-cell table:style-name="ce10"/>
          <table:table-cell table:style-name="ce14"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</text:p>
          </table:table-cell>
          <table:covered-table-cell table:style-name="ce402"/>
          <table:table-cell table:style-name="ce8"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Use the tabs below to select the topic of interest.</text:p>
          </table:table-cell>
          <table:covered-table-cell table:style-name="ce402"/>
          <table:table-cell table:style-name="ce8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Tab</text:p>
          </table:table-cell>
          <table:table-cell table:style-name="ce12" office:value-type="string" calcext:value-type="string">
            <text:p>What it's f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lcome</text:p>
          </table:table-cell>
          <table:table-cell table:style-name="ce13" office:value-type="string" calcext:value-type="string">
            <text:p>This is i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mmers</text:p>
          </table:table-cell>
          <table:table-cell table:style-name="ce13" office:value-type="string" calcext:value-type="string">
            <text:p>Jammers vs Battle Computers - Net Results and expected dam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ement</text:p>
          </table:table-cell>
          <table:table-cell table:style-name="ce13" office:value-type="string" calcext:value-type="string">
            <text:p>How far in how many turns at what warp? Fuel gained at free speeds. <text:s/>Fuel Usage Estimator. <text:s/>Overgating Damag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ckets</text:p>
          </table:table-cell>
          <table:table-cell table:style-name="ce13" office:value-type="string" calcext:value-type="string">
            <text:p>How long will it take to get there, how many colonists killed, defenses destroyed, minerals recove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aking</text:p>
          </table:table-cell>
          <table:table-cell table:style-name="ce13" office:value-type="string" calcext:value-type="string">
            <text:p>Effective Cloaking - Type in your fleet composition and cloak desig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ony</text:p>
          </table:table-cell>
          <table:table-cell table:style-name="ce13" office:value-type="string" calcext:value-type="string">
            <text:p>Planet population and resource growth given initial planet conditions and orders to build factories, then min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bitability</text:p>
          </table:table-cell>
          <table:table-cell table:style-name="ce13" office:value-type="string" calcext:value-type="string">
            <text:p>Planet Value before and after terraforming given race hab ranges, planet hab values, and terraforming abilit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ch Trade</text:p>
          </table:table-cell>
          <table:table-cell table:style-name="ce13" office:value-type="string" calcext:value-type="string">
            <text:p>Chances of getting Techs and MT Toys from scrapping and invad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earch</text:p>
          </table:table-cell>
          <table:table-cell table:style-name="ce13" office:value-type="string" calcext:value-type="string">
            <text:p>Resources required to research through a given order of tech categori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efields</text:p>
          </table:table-cell>
          <table:table-cell table:style-name="ce13" office:value-type="string" calcext:value-type="string">
            <text:p>How much chance of hitting a mine for given warp, race, and distance? What radius is minefield of x mines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ernate Reality</text:p>
          </table:table-cell>
          <table:table-cell table:style-name="ce13" office:value-type="string" calcext:value-type="string">
            <text:p>Mining, Scanning, and Resources - Adjust cell A4 to get different population ra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ner Strength</text:p>
          </table:table-cell>
          <table:table-cell table:style-name="ce13" office:value-type="string" calcext:value-type="string">
            <text:p>Given Freighter Capacity, Trip Length, Growth Rate, and Initial Population, gives yearly population and recommendatio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ild Cost</text:p>
          </table:table-cell>
          <table:table-cell table:style-name="ce13" office:value-type="string" calcext:value-type="string">
            <text:p>Cost to Build a given design at given tech lev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LS History</text:p>
          </table:table-cell>
          <table:table-cell table:style-name="ce13" office:value-type="string" calcext:value-type="string">
            <text:p>Version History of this Spreadsheet, color legend for highlights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breviations" table:style-name="ta2">
        <table:table-column table:style-name="co4" table:default-cell-style-name="Default"/>
        <table:table-column table:style-name="co5" table:default-cell-style-name="Default"/>
        <table:table-row table:style-name="ro4">
          <table:table-cell table:number-columns-repeated="2"/>
        </table:table-row>
        <table:table-row table:style-name="ro4">
          <table:table-cell/>
          <table:table-cell table:style-name="ce15" office:value-type="string" calcext:value-type="string">
            <text:p>PRTs - Primary Racial Traits </text:p>
          </table:table-cell>
        </table:table-row>
        <table:table-row table:style-name="ro4">
          <table:table-cell/>
          <table:table-cell table:style-name="ce15" office:value-type="string" calcext:value-type="string">
            <text:p>HE - Hyper Expander </text:p>
          </table:table-cell>
        </table:table-row>
        <table:table-row table:style-name="ro4">
          <table:table-cell/>
          <table:table-cell table:style-name="ce15" office:value-type="string" calcext:value-type="string">
            <text:p>SS - Super Stealth </text:p>
          </table:table-cell>
        </table:table-row>
        <table:table-row table:style-name="ro4">
          <table:table-cell/>
          <table:table-cell table:style-name="ce15" office:value-type="string" calcext:value-type="string">
            <text:p>WM - War Monger </text:p>
          </table:table-cell>
        </table:table-row>
        <table:table-row table:style-name="ro4">
          <table:table-cell/>
          <table:table-cell table:style-name="ce15" office:value-type="string" calcext:value-type="string">
            <text:p>CA - Claim Adjuster </text:p>
          </table:table-cell>
        </table:table-row>
        <table:table-row table:style-name="ro4">
          <table:table-cell/>
          <table:table-cell table:style-name="ce15" office:value-type="string" calcext:value-type="string">
            <text:p>IS - Inner-Strength </text:p>
          </table:table-cell>
        </table:table-row>
        <table:table-row table:style-name="ro4">
          <table:table-cell/>
          <table:table-cell table:style-name="ce15" office:value-type="string" calcext:value-type="string">
            <text:p>SD - Space Demolition </text:p>
          </table:table-cell>
        </table:table-row>
        <table:table-row table:style-name="ro4">
          <table:table-cell/>
          <table:table-cell table:style-name="ce15" office:value-type="string" calcext:value-type="string">
            <text:p>PP - Packet Physics </text:p>
          </table:table-cell>
        </table:table-row>
        <table:table-row table:style-name="ro4">
          <table:table-cell/>
          <table:table-cell table:style-name="ce15" office:value-type="string" calcext:value-type="string">
            <text:p>IT - Interstellar Traveller </text:p>
          </table:table-cell>
        </table:table-row>
        <table:table-row table:style-name="ro4">
          <table:table-cell/>
          <table:table-cell table:style-name="ce15" office:value-type="string" calcext:value-type="string">
            <text:p>AR - Alternate Reality </text:p>
          </table:table-cell>
        </table:table-row>
        <table:table-row table:style-name="ro4">
          <table:table-cell/>
          <table:table-cell table:style-name="ce15" office:value-type="string" calcext:value-type="string">
            <text:p>JoaT - Jack of All Trades </text:p>
          </table:table-cell>
        </table:table-row>
        <table:table-row table:style-name="ro4">
          <table:table-cell/>
          <table:table-cell table:style-name="ce16"/>
        </table:table-row>
        <table:table-row table:style-name="ro4">
          <table:table-cell/>
          <table:table-cell table:style-name="ce15" office:value-type="string" calcext:value-type="string">
            <text:p>LRTs - Lesser Racial Traits </text:p>
          </table:table-cell>
        </table:table-row>
        <table:table-row table:style-name="ro4">
          <table:table-cell/>
          <table:table-cell table:style-name="ce15" office:value-type="string" calcext:value-type="string">
            <text:p>IFE - Improved Fuel Efficiency </text:p>
          </table:table-cell>
        </table:table-row>
        <table:table-row table:style-name="ro4">
          <table:table-cell/>
          <table:table-cell table:style-name="ce15" office:value-type="string" calcext:value-type="string">
            <text:p>TT - Total Terraforming </text:p>
          </table:table-cell>
        </table:table-row>
        <table:table-row table:style-name="ro4">
          <table:table-cell/>
          <table:table-cell table:style-name="ce15" office:value-type="string" calcext:value-type="string">
            <text:p>ARM - Advanced Remote Mining </text:p>
          </table:table-cell>
        </table:table-row>
        <table:table-row table:style-name="ro4">
          <table:table-cell/>
          <table:table-cell table:style-name="ce15" office:value-type="string" calcext:value-type="string">
            <text:p>ISB - Improved StarBases </text:p>
          </table:table-cell>
        </table:table-row>
        <table:table-row table:style-name="ro4">
          <table:table-cell/>
          <table:table-cell table:style-name="ce15" office:value-type="string" calcext:value-type="string">
            <text:p>GR - Generalized Research </text:p>
          </table:table-cell>
        </table:table-row>
        <table:table-row table:style-name="ro4">
          <table:table-cell/>
          <table:table-cell table:style-name="ce15" office:value-type="string" calcext:value-type="string">
            <text:p>UR - Ultimate Recycling </text:p>
          </table:table-cell>
        </table:table-row>
        <table:table-row table:style-name="ro4">
          <table:table-cell/>
          <table:table-cell table:style-name="ce15" office:value-type="string" calcext:value-type="string">
            <text:p>MA - Mineral Alchemy </text:p>
          </table:table-cell>
        </table:table-row>
        <table:table-row table:style-name="ro4">
          <table:table-cell/>
          <table:table-cell table:style-name="ce15" office:value-type="string" calcext:value-type="string">
            <text:p>NRSE - No Ram Scoop Engines </text:p>
          </table:table-cell>
        </table:table-row>
        <table:table-row table:style-name="ro4">
          <table:table-cell/>
          <table:table-cell table:style-name="ce15" office:value-type="string" calcext:value-type="string">
            <text:p>OBRM - Only Basic Remote Mining </text:p>
          </table:table-cell>
        </table:table-row>
        <table:table-row table:style-name="ro4">
          <table:table-cell/>
          <table:table-cell table:style-name="ce15" office:value-type="string" calcext:value-type="string">
            <text:p>NAS - No Advanced Scanners </text:p>
          </table:table-cell>
        </table:table-row>
        <table:table-row table:style-name="ro4">
          <table:table-cell/>
          <table:table-cell table:style-name="ce15" office:value-type="string" calcext:value-type="string">
            <text:p>LSP - Low Starting Population </text:p>
          </table:table-cell>
        </table:table-row>
        <table:table-row table:style-name="ro4">
          <table:table-cell/>
          <table:table-cell table:style-name="ce15" office:value-type="string" calcext:value-type="string">
            <text:p>BET - Bleeding Edge Technology </text:p>
          </table:table-cell>
        </table:table-row>
        <table:table-row table:style-name="ro4">
          <table:table-cell/>
          <table:table-cell table:style-name="ce15" office:value-type="string" calcext:value-type="string">
            <text:p>RS - Regenerating Shields </text:p>
          </table:table-cell>
        </table:table-row>
        <table:table-row table:style-name="ro4" table:number-rows-repeated="1048548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Jammers" table:style-name="ta3">
        <table:table-column table:style-name="co6" table:default-cell-style-name="ce11"/>
        <table:table-column table:style-name="co3" table:default-cell-style-name="Default"/>
        <table:table-column table:style-name="co7" table:default-cell-style-name="ce11"/>
        <table:table-column table:style-name="co3" table:default-cell-style-name="Default"/>
        <table:table-column table:style-name="co8" table:default-cell-style-name="ce11"/>
        <table:table-column table:style-name="co3" table:number-columns-repeated="2" table:default-cell-style-name="Default"/>
        <table:table-column table:style-name="co9" table:default-cell-style-name="ce11"/>
        <table:table-column table:style-name="co3" table:number-columns-repeated="56" table:default-cell-style-name="Default"/>
        <table:table-row table:style-name="ro2">
          <table:table-cell/>
          <table:table-cell table:style-name="ce402" office:value-type="string" calcext:value-type="string">
            <text:p>Number</text:p>
          </table:table-cell>
          <table:table-cell table:number-columns-repeated="3"/>
          <table:table-cell table:style-name="ce402" office:value-type="string" calcext:value-type="string">
            <text:p>Number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Jammer 5</text:p>
          </table:table-cell>
          <table:table-cell table:style-name="ce18"/>
          <table:table-cell table:style-name="ce21" table:formula="of:=1-POWER(0.95;[.B2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Battle Computer 20</text:p>
          </table:table-cell>
          <table:table-cell table:style-name="ce18"/>
          <table:table-cell table:style-name="ce21" table:formula="of:=1-POWER(0.8;[.F2])" office:value-type="percentage" office:value="0" calcext:value-type="percentage">
            <text:p>0,00 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Jammer 10</text:p>
          </table:table-cell>
          <table:table-cell table:style-name="ce19"/>
          <table:table-cell table:style-name="ce22" table:formula="of:=1-POWER(0.9;[.B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Battle Computer 30</text:p>
          </table:table-cell>
          <table:table-cell table:style-name="ce19"/>
          <table:table-cell table:style-name="ce22" table:formula="of:=1-POWER(0.7;[.F3])" office:value-type="percentage" office:value="0" calcext:value-type="percentage">
            <text:p>0,00 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Jammer 20</text:p>
          </table:table-cell>
          <table:table-cell table:style-name="ce19"/>
          <table:table-cell table:style-name="ce22" table:formula="of:=1-POWER(0.8;[.B4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Battle Computer 50</text:p>
          </table:table-cell>
          <table:table-cell table:style-name="ce20"/>
          <table:table-cell table:style-name="ce23" table:formula="of:=1-POWER(0.5;[.F4])" office:value-type="percentage" office:value="0" calcext:value-type="percentage">
            <text:p>0,00 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Jammer 30</text:p>
          </table:table-cell>
          <table:table-cell table:style-name="ce19"/>
          <table:table-cell table:style-name="ce22" table:formula="of:=1-POWER(0.7;[.B5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Effective Improvement</text:p>
          </table:table-cell>
          <table:table-cell/>
          <table:table-cell table:style-name="ce25" table:formula="of:=1-((1-[.G2])*(1-[.G3])*(1-[.G4]))" office:value-type="percentage" office:value="0" calcext:value-type="percentage">
            <text:p>0,00 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Jammer 50</text:p>
          </table:table-cell>
          <table:table-cell table:style-name="ce20"/>
          <table:table-cell table:style-name="ce23" table:formula="of:=1-POWER(0.5;[.B6])" office:value-type="percentage" office:value="0" calcext:value-type="percentage">
            <text:p>0,00 %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ffective Jamming</text:p>
          </table:table-cell>
          <table:table-cell/>
          <table:table-cell table:style-name="ce25" table:formula="of:=MIN(0.95;1-((1-[.C2])*(1-[.C3])*(1-[.C4])*(1-[.C5])*(1-[.C6])))*IF([.C9]=1;0.75;1)" office:value-type="percentage" office:value="0" calcext:value-type="percentage">
            <text:p>0,00 %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4"/>
          <table:table-cell table:number-columns-repeated="61"/>
        </table:table-row>
        <table:table-row table:style-name="ro2">
          <table:table-cell office:value-type="string" calcext:value-type="string">
            <text:p>Defender is a Starbase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style-name="ce11" office:value-type="string" calcext:value-type="string">
            <text:p>(1 if true)</text:p>
          </table:table-cell>
          <table:table-cell/>
          <table:table-cell table:style-name="ce34" office:value-type="string" calcext:value-type="string" table:number-columns-spanned="5" table:number-rows-spanned="1">
            <text:p>Expected Damage</text:p>
          </table:table-cell>
          <table:covered-table-cell table:number-columns-repeated="4" table:style-name="ce36"/>
          <table:table-cell table:number-columns-repeated="54"/>
        </table:table-row>
        <table:table-row table:style-name="ro2">
          <table:table-cell table:number-columns-repeated="6"/>
          <table:table-cell table:style-name="ce402" office:value-type="string" calcext:value-type="string">
            <text:p>Raw</text:p>
          </table:table-cell>
          <table:table-cell table:style-name="ce402" office:value-type="string" calcext:value-type="string">
            <text:p>No Shields</text:p>
          </table:table-cell>
          <table:table-cell table:style-name="ce2" office:value-type="string" calcext:value-type="string" table:number-columns-spanned="3" table:number-rows-spanned="1">
            <text:p>With Shields</text:p>
          </table:table-cell>
          <table:covered-table-cell table:number-columns-repeated="2" table:style-name="ce402"/>
          <table:table-cell table:number-columns-repeated="53"/>
        </table:table-row>
        <table:table-row table:style-name="ro2">
          <table:table-cell table:style-name="ce17" office:value-type="string" calcext:value-type="string">
            <text:p>Missiles</text:p>
          </table:table-cell>
          <table:table-cell table:style-name="ce402" office:value-type="string" calcext:value-type="string">
            <text:p>Base</text:p>
          </table:table-cell>
          <table:table-cell table:style-name="ce402" office:value-type="string" calcext:value-type="string">
            <text:p>Effective</text:p>
          </table:table-cell>
          <table:table-cell table:style-name="ce30" office:value-type="string" calcext:value-type="string">
            <text:p>Power</text:p>
          </table:table-cell>
          <table:table-cell/>
          <table:table-cell table:style-name="ce30" office:value-type="string" calcext:value-type="string">
            <text:p>Number</text:p>
          </table:table-cell>
          <table:table-cell table:style-name="ce402" office:value-type="string" calcext:value-type="string">
            <text:p>Damage</text:p>
          </table:table-cell>
          <table:table-cell table:number-columns-repeated="2" table:style-name="ce402" office:value-type="string" calcext:value-type="string">
            <text:p>To Armor</text:p>
          </table:table-cell>
          <table:table-cell table:style-name="ce402" office:value-type="string" calcext:value-type="string">
            <text:p>To Shields</text:p>
          </table:table-cell>
          <table:table-cell table:style-name="ce402" office:value-type="string" calcext:value-type="string">
            <text:p>Total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Jihad</text:p>
          </table:table-cell>
          <table:table-cell table:style-name="ce21" office:value-type="percentage" office:value="0.2" calcext:value-type="percentage">
            <text:p>20,00 %</text:p>
          </table:table-cell>
          <table:table-cell table:style-name="ce27" table:formula="of:=IF([.C$7]&gt;=[.G$5];[.B12]*(1-([.C$7]-[.G$5]));[.B12]+((1-[.B12])*([.G$5]-[.C$7])))" office:value-type="percentage" office:value="0.2" calcext:value-type="percentage">
            <text:p>20,00 %</text:p>
          </table:table-cell>
          <table:table-cell table:style-name="ce31" office:value-type="float" office:value="85" calcext:value-type="float">
            <text:p>85</text:p>
          </table:table-cell>
          <table:table-cell/>
          <table:table-cell table:style-name="ce18"/>
          <table:table-cell table:style-name="ce37" table:formula="of:=[.D12]*[.F12]*[.C12]" office:value-type="float" office:value="0" calcext:value-type="float">
            <text:p>0</text:p>
          </table:table-cell>
          <table:table-cell table:style-name="ce42" table:formula="of:=[.G12]*2" office:value-type="float" office:value="0" calcext:value-type="float">
            <text:p>0,0</text:p>
          </table:table-cell>
          <table:table-cell table:style-name="ce46" table:formula="of:=[.G12]/2" office:value-type="float" office:value="0" calcext:value-type="float">
            <text:p>0,0</text:p>
          </table:table-cell>
          <table:table-cell table:style-name="ce50" table:formula="of:=([.G12]/2)+((1-[.C12])*[.D12]*[.F12]/8)" office:value-type="float" office:value="0" calcext:value-type="float">
            <text:p>0,0</text:p>
          </table:table-cell>
          <table:table-cell table:style-name="ce54" table:formula="of:=[.I12]+[.J12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Juggernaut</text:p>
          </table:table-cell>
          <table:table-cell table:style-name="ce22" office:value-type="percentage" office:value="0.2" calcext:value-type="percentage">
            <text:p>20,00 %</text:p>
          </table:table-cell>
          <table:table-cell table:style-name="ce28" table:formula="of:=IF([.C$7]&gt;=[.G$5];[.B13]*(1-([.C$7]-[.G$5]));[.B13]+((1-[.B13])*([.G$5]-[.C$7])))" office:value-type="percentage" office:value="0.2" calcext:value-type="percentage">
            <text:p>20,00 %</text:p>
          </table:table-cell>
          <table:table-cell table:style-name="ce32" office:value-type="float" office:value="150" calcext:value-type="float">
            <text:p>150</text:p>
          </table:table-cell>
          <table:table-cell/>
          <table:table-cell table:style-name="ce19"/>
          <table:table-cell table:style-name="ce38" table:formula="of:=[.D13]*[.F13]*[.C13]" office:value-type="float" office:value="0" calcext:value-type="float">
            <text:p>0</text:p>
          </table:table-cell>
          <table:table-cell table:style-name="ce43" table:formula="of:=[.G13]*2" office:value-type="float" office:value="0" calcext:value-type="float">
            <text:p>0,0</text:p>
          </table:table-cell>
          <table:table-cell table:style-name="ce47" table:formula="of:=[.G13]/2" office:value-type="float" office:value="0" calcext:value-type="float">
            <text:p>0,0</text:p>
          </table:table-cell>
          <table:table-cell table:style-name="ce51" table:formula="of:=([.G13]/2)+((1-[.C13])*[.D13]*[.F13]/8)" office:value-type="float" office:value="0" calcext:value-type="float">
            <text:p>0,0</text:p>
          </table:table-cell>
          <table:table-cell table:style-name="ce55" table:formula="of:=[.I13]+[.J13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oomsday</text:p>
          </table:table-cell>
          <table:table-cell table:style-name="ce22" office:value-type="percentage" office:value="0.25" calcext:value-type="percentage">
            <text:p>25,00 %</text:p>
          </table:table-cell>
          <table:table-cell table:style-name="ce28" table:formula="of:=IF([.C$7]&gt;=[.G$5];[.B14]*(1-([.C$7]-[.G$5]));[.B14]+((1-[.B14])*([.G$5]-[.C$7])))" office:value-type="percentage" office:value="0.25" calcext:value-type="percentage">
            <text:p>25,00 %</text:p>
          </table:table-cell>
          <table:table-cell table:style-name="ce32" office:value-type="float" office:value="280" calcext:value-type="float">
            <text:p>280</text:p>
          </table:table-cell>
          <table:table-cell/>
          <table:table-cell table:style-name="ce19"/>
          <table:table-cell table:style-name="ce38" table:formula="of:=[.D14]*[.F14]*[.C14]" office:value-type="float" office:value="0" calcext:value-type="float">
            <text:p>0</text:p>
          </table:table-cell>
          <table:table-cell table:style-name="ce43" table:formula="of:=[.G14]*2" office:value-type="float" office:value="0" calcext:value-type="float">
            <text:p>0,0</text:p>
          </table:table-cell>
          <table:table-cell table:style-name="ce47" table:formula="of:=[.G14]/2" office:value-type="float" office:value="0" calcext:value-type="float">
            <text:p>0,0</text:p>
          </table:table-cell>
          <table:table-cell table:style-name="ce51" table:formula="of:=([.G14]/2)+((1-[.C14])*[.D14]*[.F14]/8)" office:value-type="float" office:value="0" calcext:value-type="float">
            <text:p>0,0</text:p>
          </table:table-cell>
          <table:table-cell table:style-name="ce55" table:formula="of:=[.I14]+[.J14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rmegeddon</text:p>
          </table:table-cell>
          <table:table-cell table:style-name="ce23" office:value-type="percentage" office:value="0.3" calcext:value-type="percentage">
            <text:p>30,00 %</text:p>
          </table:table-cell>
          <table:table-cell table:style-name="ce29" table:formula="of:=IF([.C$7]&gt;=[.G$5];[.B15]*(1-([.C$7]-[.G$5]));[.B15]+((1-[.B15])*([.G$5]-[.C$7])))" office:value-type="percentage" office:value="0.3" calcext:value-type="percentage">
            <text:p>30,00 %</text:p>
          </table:table-cell>
          <table:table-cell table:style-name="ce33" office:value-type="float" office:value="525" calcext:value-type="float">
            <text:p>525</text:p>
          </table:table-cell>
          <table:table-cell/>
          <table:table-cell table:style-name="ce20"/>
          <table:table-cell table:style-name="ce39" table:formula="of:=[.D15]*[.F15]*[.C15]" office:value-type="float" office:value="0" calcext:value-type="float">
            <text:p>0</text:p>
          </table:table-cell>
          <table:table-cell table:style-name="ce44" table:formula="of:=[.G15]*2" office:value-type="float" office:value="0" calcext:value-type="float">
            <text:p>0,0</text:p>
          </table:table-cell>
          <table:table-cell table:style-name="ce48" table:formula="of:=[.G15]/2" office:value-type="float" office:value="0" calcext:value-type="float">
            <text:p>0,0</text:p>
          </table:table-cell>
          <table:table-cell table:style-name="ce52" table:formula="of:=([.G15]/2)+((1-[.C15])*[.D15]*[.F15]/8)" office:value-type="float" office:value="0" calcext:value-type="float">
            <text:p>0,0</text:p>
          </table:table-cell>
          <table:table-cell table:style-name="ce56" table:formula="of:=[.I15]+[.J15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table:style-name="ce17" office:value-type="string" calcext:value-type="string">
            <text:p>Torpedoes</text:p>
          </table:table-cell>
          <table:table-cell table:style-name="ce24" table:number-columns-repeated="2"/>
          <table:table-cell table:number-columns-repeated="3"/>
          <table:table-cell table:style-name="ce40"/>
          <table:table-cell table:number-columns-repeated="57"/>
        </table:table-row>
        <table:table-row table:style-name="ro2">
          <table:table-cell office:value-type="string" calcext:value-type="string">
            <text:p>Alpha</text:p>
          </table:table-cell>
          <table:table-cell table:style-name="ce21" office:value-type="percentage" office:value="0.35" calcext:value-type="percentage">
            <text:p>35,00 %</text:p>
          </table:table-cell>
          <table:table-cell table:style-name="ce27" table:formula="of:=IF([.C$7]&gt;=[.G$5];[.B17]*(1-([.C$7]-[.G$5]));[.B17]+((1-[.B17])*([.G$5]-[.C$7])))" office:value-type="percentage" office:value="0.35" calcext:value-type="percentage">
            <text:p>35,00 %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18"/>
          <table:table-cell table:style-name="ce37" table:formula="of:=[.D17]*[.F17]*[.C17]" office:value-type="float" office:value="0" calcext:value-type="float">
            <text:p>0</text:p>
          </table:table-cell>
          <table:table-cell table:style-name="ce42" table:formula="of:=[.G17]" office:value-type="float" office:value="0" calcext:value-type="float">
            <text:p>0,0</text:p>
          </table:table-cell>
          <table:table-cell table:style-name="ce46" table:formula="of:=[.G17]/2" office:value-type="float" office:value="0" calcext:value-type="float">
            <text:p>0,0</text:p>
          </table:table-cell>
          <table:table-cell table:style-name="ce50" table:formula="of:=([.G17]/2)+((1-[.C17])*[.D17]*[.F17]/8)" office:value-type="float" office:value="0" calcext:value-type="float">
            <text:p>0,0</text:p>
          </table:table-cell>
          <table:table-cell table:style-name="ce54" table:formula="of:=[.I17]+[.J17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Beta</text:p>
          </table:table-cell>
          <table:table-cell table:style-name="ce22" office:value-type="percentage" office:value="0.45" calcext:value-type="percentage">
            <text:p>45,00 %</text:p>
          </table:table-cell>
          <table:table-cell table:style-name="ce28" table:formula="of:=IF([.C$7]&gt;=[.G$5];[.B18]*(1-([.C$7]-[.G$5]));[.B18]+((1-[.B18])*([.G$5]-[.C$7])))" office:value-type="percentage" office:value="0.45" calcext:value-type="percentage">
            <text:p>45,00 %</text:p>
          </table:table-cell>
          <table:table-cell table:style-name="ce32" office:value-type="float" office:value="12" calcext:value-type="float">
            <text:p>12</text:p>
          </table:table-cell>
          <table:table-cell/>
          <table:table-cell table:style-name="ce19"/>
          <table:table-cell table:style-name="ce38" table:formula="of:=[.D18]*[.F18]*[.C18]" office:value-type="float" office:value="0" calcext:value-type="float">
            <text:p>0</text:p>
          </table:table-cell>
          <table:table-cell table:style-name="ce43" table:formula="of:=[.G18]" office:value-type="float" office:value="0" calcext:value-type="float">
            <text:p>0,0</text:p>
          </table:table-cell>
          <table:table-cell table:style-name="ce47" table:formula="of:=[.G18]/2" office:value-type="float" office:value="0" calcext:value-type="float">
            <text:p>0,0</text:p>
          </table:table-cell>
          <table:table-cell table:style-name="ce51" table:formula="of:=([.G18]/2)+((1-[.C18])*[.D18]*[.F18]/8)" office:value-type="float" office:value="0" calcext:value-type="float">
            <text:p>0,0</text:p>
          </table:table-cell>
          <table:table-cell table:style-name="ce55" table:formula="of:=[.I18]+[.J18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elta</text:p>
          </table:table-cell>
          <table:table-cell table:style-name="ce22" office:value-type="percentage" office:value="0.6" calcext:value-type="percentage">
            <text:p>60,00 %</text:p>
          </table:table-cell>
          <table:table-cell table:style-name="ce28" table:formula="of:=IF([.C$7]&gt;=[.G$5];[.B19]*(1-([.C$7]-[.G$5]));[.B19]+((1-[.B19])*([.G$5]-[.C$7])))" office:value-type="percentage" office:value="0.6" calcext:value-type="percentage">
            <text:p>60,00 %</text:p>
          </table:table-cell>
          <table:table-cell table:style-name="ce32" office:value-type="float" office:value="26" calcext:value-type="float">
            <text:p>26</text:p>
          </table:table-cell>
          <table:table-cell/>
          <table:table-cell table:style-name="ce19"/>
          <table:table-cell table:style-name="ce38" table:formula="of:=[.D19]*[.F19]*[.C19]" office:value-type="float" office:value="0" calcext:value-type="float">
            <text:p>0</text:p>
          </table:table-cell>
          <table:table-cell table:style-name="ce43" table:formula="of:=[.G19]" office:value-type="float" office:value="0" calcext:value-type="float">
            <text:p>0,0</text:p>
          </table:table-cell>
          <table:table-cell table:style-name="ce47" table:formula="of:=[.G19]/2" office:value-type="float" office:value="0" calcext:value-type="float">
            <text:p>0,0</text:p>
          </table:table-cell>
          <table:table-cell table:style-name="ce51" table:formula="of:=([.G19]/2)+((1-[.C19])*[.D19]*[.F19]/8)" office:value-type="float" office:value="0" calcext:value-type="float">
            <text:p>0,0</text:p>
          </table:table-cell>
          <table:table-cell table:style-name="ce55" table:formula="of:=[.I19]+[.J19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Epsilon</text:p>
          </table:table-cell>
          <table:table-cell table:style-name="ce22" office:value-type="percentage" office:value="0.65" calcext:value-type="percentage">
            <text:p>65,00 %</text:p>
          </table:table-cell>
          <table:table-cell table:style-name="ce28" table:formula="of:=IF([.C$7]&gt;=[.G$5];[.B20]*(1-([.C$7]-[.G$5]));[.B20]+((1-[.B20])*([.G$5]-[.C$7])))" office:value-type="percentage" office:value="0.65" calcext:value-type="percentage">
            <text:p>65,00 %</text:p>
          </table:table-cell>
          <table:table-cell table:style-name="ce32" office:value-type="float" office:value="48" calcext:value-type="float">
            <text:p>48</text:p>
          </table:table-cell>
          <table:table-cell/>
          <table:table-cell table:style-name="ce19"/>
          <table:table-cell table:style-name="ce38" table:formula="of:=[.D20]*[.F20]*[.C20]" office:value-type="float" office:value="0" calcext:value-type="float">
            <text:p>0</text:p>
          </table:table-cell>
          <table:table-cell table:style-name="ce43" table:formula="of:=[.G20]" office:value-type="float" office:value="0" calcext:value-type="float">
            <text:p>0,0</text:p>
          </table:table-cell>
          <table:table-cell table:style-name="ce47" table:formula="of:=[.G20]/2" office:value-type="float" office:value="0" calcext:value-type="float">
            <text:p>0,0</text:p>
          </table:table-cell>
          <table:table-cell table:style-name="ce51" table:formula="of:=([.G20]/2)+((1-[.C20])*[.D20]*[.F20]/8)" office:value-type="float" office:value="0" calcext:value-type="float">
            <text:p>0,0</text:p>
          </table:table-cell>
          <table:table-cell table:style-name="ce55" table:formula="of:=[.I20]+[.J20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Rho</text:p>
          </table:table-cell>
          <table:table-cell table:style-name="ce22" office:value-type="percentage" office:value="0.75" calcext:value-type="percentage">
            <text:p>75,00 %</text:p>
          </table:table-cell>
          <table:table-cell table:style-name="ce28" table:formula="of:=IF([.C$7]&gt;=[.G$5];[.B21]*(1-([.C$7]-[.G$5]));[.B21]+((1-[.B21])*([.G$5]-[.C$7])))" office:value-type="percentage" office:value="0.75" calcext:value-type="percentage">
            <text:p>75,00 %</text:p>
          </table:table-cell>
          <table:table-cell table:style-name="ce32" office:value-type="float" office:value="90" calcext:value-type="float">
            <text:p>90</text:p>
          </table:table-cell>
          <table:table-cell/>
          <table:table-cell table:style-name="ce19"/>
          <table:table-cell table:style-name="ce38" table:formula="of:=[.D21]*[.F21]*[.C21]" office:value-type="float" office:value="0" calcext:value-type="float">
            <text:p>0</text:p>
          </table:table-cell>
          <table:table-cell table:style-name="ce43" table:formula="of:=[.G21]" office:value-type="float" office:value="0" calcext:value-type="float">
            <text:p>0,0</text:p>
          </table:table-cell>
          <table:table-cell table:style-name="ce47" table:formula="of:=[.G21]/2" office:value-type="float" office:value="0" calcext:value-type="float">
            <text:p>0,0</text:p>
          </table:table-cell>
          <table:table-cell table:style-name="ce51" table:formula="of:=([.G21]/2)+((1-[.C21])*[.D21]*[.F21]/8)" office:value-type="float" office:value="0" calcext:value-type="float">
            <text:p>0,0</text:p>
          </table:table-cell>
          <table:table-cell table:style-name="ce55" table:formula="of:=[.I21]+[.J21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psilon</text:p>
          </table:table-cell>
          <table:table-cell table:style-name="ce22" office:value-type="percentage" office:value="0.75" calcext:value-type="percentage">
            <text:p>75,00 %</text:p>
          </table:table-cell>
          <table:table-cell table:style-name="ce28" table:formula="of:=IF([.C$7]&gt;=[.G$5];[.B22]*(1-([.C$7]-[.G$5]));[.B22]+((1-[.B22])*([.G$5]-[.C$7])))" office:value-type="percentage" office:value="0.75" calcext:value-type="percentage">
            <text:p>75,00 %</text:p>
          </table:table-cell>
          <table:table-cell table:style-name="ce32" office:value-type="float" office:value="169" calcext:value-type="float">
            <text:p>169</text:p>
          </table:table-cell>
          <table:table-cell/>
          <table:table-cell table:style-name="ce19"/>
          <table:table-cell table:style-name="ce38" table:formula="of:=[.D22]*[.F22]*[.C22]" office:value-type="float" office:value="0" calcext:value-type="float">
            <text:p>0</text:p>
          </table:table-cell>
          <table:table-cell table:style-name="ce43" table:formula="of:=[.G22]" office:value-type="float" office:value="0" calcext:value-type="float">
            <text:p>0,0</text:p>
          </table:table-cell>
          <table:table-cell table:style-name="ce47" table:formula="of:=[.G22]/2" office:value-type="float" office:value="0" calcext:value-type="float">
            <text:p>0,0</text:p>
          </table:table-cell>
          <table:table-cell table:style-name="ce51" table:formula="of:=([.G22]/2)+((1-[.C22])*[.D22]*[.F22]/8)" office:value-type="float" office:value="0" calcext:value-type="float">
            <text:p>0,0</text:p>
          </table:table-cell>
          <table:table-cell table:style-name="ce55" table:formula="of:=[.I22]+[.J22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Omega</text:p>
          </table:table-cell>
          <table:table-cell table:style-name="ce22" office:value-type="percentage" office:value="0.8" calcext:value-type="percentage">
            <text:p>80,00 %</text:p>
          </table:table-cell>
          <table:table-cell table:style-name="ce28" table:formula="of:=IF([.C$7]&gt;=[.G$5];[.B23]*(1-([.C$7]-[.G$5]));[.B23]+((1-[.B23])*([.G$5]-[.C$7])))" office:value-type="percentage" office:value="0.8" calcext:value-type="percentage">
            <text:p>80,00 %</text:p>
          </table:table-cell>
          <table:table-cell table:style-name="ce32" office:value-type="float" office:value="316" calcext:value-type="float">
            <text:p>316</text:p>
          </table:table-cell>
          <table:table-cell/>
          <table:table-cell table:style-name="ce19"/>
          <table:table-cell table:style-name="ce38" table:formula="of:=[.D23]*[.F23]*[.C23]" office:value-type="float" office:value="0" calcext:value-type="float">
            <text:p>0</text:p>
          </table:table-cell>
          <table:table-cell table:style-name="ce43" table:formula="of:=[.G23]" office:value-type="float" office:value="0" calcext:value-type="float">
            <text:p>0,0</text:p>
          </table:table-cell>
          <table:table-cell table:style-name="ce47" table:formula="of:=[.G23]/2" office:value-type="float" office:value="0" calcext:value-type="float">
            <text:p>0,0</text:p>
          </table:table-cell>
          <table:table-cell table:style-name="ce51" table:formula="of:=([.G23]/2)+((1-[.C23])*[.D23]*[.F23]/8)" office:value-type="float" office:value="0" calcext:value-type="float">
            <text:p>0,0</text:p>
          </table:table-cell>
          <table:table-cell table:style-name="ce55" table:formula="of:=[.I23]+[.J23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nti Matter</text:p>
          </table:table-cell>
          <table:table-cell table:style-name="ce23" office:value-type="percentage" office:value="0.85" calcext:value-type="percentage">
            <text:p>85,00 %</text:p>
          </table:table-cell>
          <table:table-cell table:style-name="ce29" table:formula="of:=IF([.C$7]&gt;=[.G$5];[.B24]*(1-([.C$7]-[.G$5]));[.B24]+((1-[.B24])*([.G$5]-[.C$7])))" office:value-type="percentage" office:value="0.85" calcext:value-type="percentage">
            <text:p>85,00 %</text:p>
          </table:table-cell>
          <table:table-cell table:style-name="ce33" office:value-type="float" office:value="60" calcext:value-type="float">
            <text:p>60</text:p>
          </table:table-cell>
          <table:table-cell/>
          <table:table-cell table:style-name="ce20"/>
          <table:table-cell table:style-name="ce39" table:formula="of:=[.D24]*[.F24]*[.C24]" office:value-type="float" office:value="0" calcext:value-type="float">
            <text:p>0</text:p>
          </table:table-cell>
          <table:table-cell table:style-name="ce44" table:formula="of:=[.G24]" office:value-type="float" office:value="0" calcext:value-type="float">
            <text:p>0,0</text:p>
          </table:table-cell>
          <table:table-cell table:style-name="ce48" table:formula="of:=[.G24]/2" office:value-type="float" office:value="0" calcext:value-type="float">
            <text:p>0,0</text:p>
          </table:table-cell>
          <table:table-cell table:style-name="ce52" table:formula="of:=([.G24]/2)+((1-[.C24])*[.D24]*[.F24]/8)" office:value-type="float" office:value="0" calcext:value-type="float">
            <text:p>0,0</text:p>
          </table:table-cell>
          <table:table-cell table:style-name="ce56" table:formula="of:=[.I24]+[.J24]" office:value-type="float" office:value="0" calcext:value-type="float">
            <text:p>0,0</text:p>
          </table:table-cell>
          <table:table-cell table:number-columns-repeated="53"/>
        </table:table-row>
        <table:table-row table:style-name="ro2">
          <table:table-cell table:number-columns-repeated="4"/>
          <table:table-cell table:style-name="ce30" office:value-type="string" calcext:value-type="string">
            <text:p>Total</text:p>
          </table:table-cell>
          <table:table-cell table:style-name="ce35" table:formula="of:=SUM([.F12:.F24])" office:value-type="float" office:value="0" calcext:value-type="float">
            <text:p>0</text:p>
          </table:table-cell>
          <table:table-cell table:style-name="ce41" table:formula="of:=SUM([.G12:.G24])" office:value-type="float" office:value="0" calcext:value-type="float">
            <text:p>0</text:p>
          </table:table-cell>
          <table:table-cell table:style-name="ce45" table:formula="of:=SUM([.H12:.H24])" office:value-type="float" office:value="0" calcext:value-type="float">
            <text:p>0,0</text:p>
          </table:table-cell>
          <table:table-cell table:style-name="ce49" table:formula="of:=SUM([.I12:.I24])" office:value-type="float" office:value="0" calcext:value-type="float">
            <text:p>0,0</text:p>
          </table:table-cell>
          <table:table-cell table:style-name="ce53" table:formula="of:=SUM([.J12:.J24])" office:value-type="float" office:value="0" calcext:value-type="float">
            <text:p>0,0</text:p>
          </table:table-cell>
          <table:table-cell table:style-name="ce57" table:formula="of:=[.I25]+[.J25]" office:value-type="float" office:value="0" calcext:value-type="float">
            <text:p>0,0</text:p>
          </table:table-cell>
          <table:table-cell table:number-columns-repeated="53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ovement" table:style-name="ta4">
        <office:forms form:automatic-focus="false" form:apply-design-mode="false"/>
        <table:table-column table:style-name="co10" table:default-cell-style-name="ce11"/>
        <table:table-column table:style-name="co3" table:number-columns-repeated="4" table:default-cell-style-name="Default"/>
        <table:table-column table:style-name="co7" table:default-cell-style-name="ce11"/>
        <table:table-column table:style-name="co3" table:number-columns-repeated="5" table:default-cell-style-name="Default"/>
        <table:table-column table:style-name="co7" table:default-cell-style-name="ce11"/>
        <table:table-column table:style-name="co3" table:number-columns-repeated="1012" table:default-cell-style-name="Default"/>
        <table:table-row table:style-name="ro2">
          <table:table-cell table:style-name="ce58" table:number-columns-repeated="2"/>
          <table:table-cell table:style-name="ce10" office:value-type="string" calcext:value-type="string" table:number-columns-spanned="2" table:number-rows-spanned="1">
            <text:p>Max Distance</text:p>
          </table:table-cell>
          <table:covered-table-cell table:style-name="ce2"/>
          <table:table-cell table:style-name="ce95" table:number-columns-repeated="4"/>
          <table:table-cell table:number-columns-repeated="1016"/>
        </table:table-row>
        <table:table-row table:style-name="ro2">
          <table:table-cell table:style-name="ce59" office:value-type="string" calcext:value-type="string">
            <text:p>Warp</text:p>
          </table:table-cell>
          <table:table-cell table:style-name="ce59" office:value-type="string" calcext:value-type="string">
            <text:p>Turns</text:p>
          </table:table-cell>
          <table:table-cell table:style-name="ce73" office:value-type="string" calcext:value-type="string">
            <text:p>Ships</text:p>
          </table:table-cell>
          <table:table-cell table:style-name="ce88" office:value-type="string" calcext:value-type="string">
            <text:p>Packets</text:p>
          </table:table-cell>
          <table:table-cell table:style-name="ce96" table:number-columns-repeated="4"/>
          <table:table-cell table:number-columns-repeated="1016"/>
        </table:table-row>
        <table:table-row table:style-name="ro2"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74" table:formula="of:=IF([.A3]&lt;0;&quot;Too Slow&quot;;IF([.A3]&gt;10;&quot;Too Fast&quot;;[.B3]*POWER([.$A3];2)))" office:value-type="float" office:value="81" calcext:value-type="float">
            <text:p>81</text:p>
          </table:table-cell>
          <table:table-cell table:style-name="ce74" table:formula="of:=IF([.A3]&lt;5;&quot;Too Slow&quot;;IF([.A3]&gt;16;&quot;Too Fast&quot;;([.B3]-1)*POWER([.A3];2)+ROUNDUP((POWER([.A3];2))/2;0)))" office:value-type="float" office:value="41" calcext:value-type="float">
            <text:p>41</text:p>
          </table:table-cell>
          <table:table-cell table:style-name="ce96" table:number-columns-repeated="4"/>
          <table:table-cell table:number-columns-repeated="1016"/>
        </table:table-row>
        <table:table-row table:style-name="ro2">
          <table:table-cell table:style-name="ce58" table:number-columns-repeated="2"/>
          <table:table-cell table:style-name="ce75" office:value-type="string" calcext:value-type="string">
            <text:p><text:s/></text:p>
          </table:table-cell>
          <table:table-cell table:style-name="ce75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4" office:value-type="string" calcext:value-type="string" table:number-columns-spanned="9" table:number-rows-spanned="1">
            <text:p>Fuel gained by traveling at Warp</text:p>
          </table:table-cell>
          <table:covered-table-cell table:number-columns-repeated="8" table:style-name="ce36"/>
          <table:table-cell table:number-columns-repeated="1014"/>
        </table:table-row>
        <table:table-row table:style-name="ro2">
          <table:table-cell office:value-type="string" calcext:value-type="string">
            <text:p>Free Warp</text:p>
          </table:table-cell>
          <table:table-cell table:style-name="ce402" office:value-type="float" office:value="9" calcext:value-type="float">
            <text:p>9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5" table:formula="of:=[.B$7]*[.B$7]*INDEX([.$K$8:.$K$12];MAX(MIN([.$A8]-[.B$7]+2;5);1);1)" office:value-type="float" office:value="0" calcext:value-type="float">
            <text:p>0</text:p>
          </table:table-cell>
          <table:table-cell table:style-name="ce76" table:formula="of:=[.C$7]*[.C$7]*INDEX([.$K$8:.$K$12];MAX(MIN([.$A8]-[.C$7]+2;5);1);1)" office:value-type="float" office:value="0" calcext:value-type="float">
            <text:p>0</text:p>
          </table:table-cell>
          <table:table-cell table:style-name="ce76" table:formula="of:=[.D$7]*[.D$7]*INDEX([.$K$8:.$K$12];MAX(MIN([.$A8]-[.D$7]+2;5);1);1)" office:value-type="float" office:value="0" calcext:value-type="float">
            <text:p>0</text:p>
          </table:table-cell>
          <table:table-cell table:style-name="ce76" table:formula="of:=[.E$7]*[.E$7]*INDEX([.$K$8:.$K$12];MAX(MIN([.$A8]-[.E$7]+2;5);1);1)" office:value-type="float" office:value="0" calcext:value-type="float">
            <text:p>0</text:p>
          </table:table-cell>
          <table:table-cell table:style-name="ce99" table:formula="of:=[.F$7]*[.F$7]*INDEX([.$K$8:.$K$12];MAX(MIN([.$A8]-[.F$7]+2;5);1);1)" office:value-type="float" office:value="0" calcext:value-type="float">
            <text:p>0</text:p>
          </table:table-cell>
          <table:table-cell table:style-name="ce99" table:formula="of:=[.G$7]*[.G$7]*INDEX([.$K$8:.$K$12];MAX(MIN([.$A8]-[.G$7]+2;5);1);1)" office:value-type="float" office:value="0" calcext:value-type="float">
            <text:p>0</text:p>
          </table:table-cell>
          <table:table-cell table:style-name="ce99" table:formula="of:=[.H$7]*[.H$7]*INDEX([.$K$8:.$K$12];MAX(MIN([.$A8]-[.H$7]+2;5);1);1)" office:value-type="float" office:value="0" calcext:value-type="float">
            <text:p>0</text:p>
          </table:table-cell>
          <table:table-cell table:style-name="ce99" table:formula="of:=[.I$7]*[.I$7]*INDEX([.$K$8:.$K$12];MAX(MIN([.$A8]-[.I$7]+2;5);1);1)" office:value-type="float" office:value="0" calcext:value-type="float">
            <text:p>0</text:p>
          </table:table-cell>
          <table:table-cell table:style-name="ce111" table:formula="of:=[.J$7]*[.J$7]*INDEX([.$K$8:.$K$12];MAX(MIN([.$A8]-[.J$7]+2;5);1);1)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t Free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6" table:formula="of:=[.B$7]*[.B$7]*INDEX([.$K$8:.$K$12];MAX(MIN([.$A9]-[.B$7]+2;5);1);1)" office:value-type="float" office:value="0" calcext:value-type="float">
            <text:p>0</text:p>
          </table:table-cell>
          <table:table-cell table:style-name="ce77" table:formula="of:=[.C$7]*[.C$7]*INDEX([.$K$8:.$K$12];MAX(MIN([.$A9]-[.C$7]+2;5);1);1)" office:value-type="float" office:value="0" calcext:value-type="float">
            <text:p>0</text:p>
          </table:table-cell>
          <table:table-cell table:style-name="ce77" table:formula="of:=[.D$7]*[.D$7]*INDEX([.$K$8:.$K$12];MAX(MIN([.$A9]-[.D$7]+2;5);1);1)" office:value-type="float" office:value="0" calcext:value-type="float">
            <text:p>0</text:p>
          </table:table-cell>
          <table:table-cell table:style-name="ce77" table:formula="of:=[.E$7]*[.E$7]*INDEX([.$K$8:.$K$12];MAX(MIN([.$A9]-[.E$7]+2;5);1);1)" office:value-type="float" office:value="0" calcext:value-type="float">
            <text:p>0</text:p>
          </table:table-cell>
          <table:table-cell table:style-name="ce2" table:formula="of:=[.F$7]*[.F$7]*INDEX([.$K$8:.$K$12];MAX(MIN([.$A9]-[.F$7]+2;5);1);1)" office:value-type="float" office:value="0" calcext:value-type="float">
            <text:p>0</text:p>
          </table:table-cell>
          <table:table-cell table:style-name="ce2" table:formula="of:=[.G$7]*[.G$7]*INDEX([.$K$8:.$K$12];MAX(MIN([.$A9]-[.G$7]+2;5);1);1)" office:value-type="float" office:value="16" calcext:value-type="float">
            <text:p>16</text:p>
          </table:table-cell>
          <table:table-cell table:style-name="ce2" table:formula="of:=[.H$7]*[.H$7]*INDEX([.$K$8:.$K$12];MAX(MIN([.$A9]-[.H$7]+2;5);1);1)" office:value-type="float" office:value="27" calcext:value-type="float">
            <text:p>27</text:p>
          </table:table-cell>
          <table:table-cell table:style-name="ce2" table:formula="of:=[.I$7]*[.I$7]*INDEX([.$K$8:.$K$12];MAX(MIN([.$A9]-[.I$7]+2;5);1);1)" office:value-type="float" office:value="24" calcext:value-type="float">
            <text:p>24</text:p>
          </table:table-cell>
          <table:table-cell table:style-name="ce112" table:formula="of:=[.J$7]*[.J$7]*INDEX([.$K$8:.$K$12];MAX(MIN([.$A9]-[.J$7]+2;5);1);1)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ree Warp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6" table:formula="of:=[.B$7]*[.B$7]*INDEX([.$K$8:.$K$12];MAX(MIN([.$A10]-[.B$7]+2;5);1);1)" office:value-type="float" office:value="0" calcext:value-type="float">
            <text:p>0</text:p>
          </table:table-cell>
          <table:table-cell table:style-name="ce77" table:formula="of:=[.C$7]*[.C$7]*INDEX([.$K$8:.$K$12];MAX(MIN([.$A10]-[.C$7]+2;5);1);1)" office:value-type="float" office:value="0" calcext:value-type="float">
            <text:p>0</text:p>
          </table:table-cell>
          <table:table-cell table:style-name="ce77" table:formula="of:=[.D$7]*[.D$7]*INDEX([.$K$8:.$K$12];MAX(MIN([.$A10]-[.D$7]+2;5);1);1)" office:value-type="float" office:value="0" calcext:value-type="float">
            <text:p>0</text:p>
          </table:table-cell>
          <table:table-cell table:style-name="ce77" table:formula="of:=[.E$7]*[.E$7]*INDEX([.$K$8:.$K$12];MAX(MIN([.$A10]-[.E$7]+2;5);1);1)" office:value-type="float" office:value="0" calcext:value-type="float">
            <text:p>0</text:p>
          </table:table-cell>
          <table:table-cell table:style-name="ce2" table:formula="of:=[.F$7]*[.F$7]*INDEX([.$K$8:.$K$12];MAX(MIN([.$A10]-[.F$7]+2;5);1);1)" office:value-type="float" office:value="25" calcext:value-type="float">
            <text:p>25</text:p>
          </table:table-cell>
          <table:table-cell table:style-name="ce2" table:formula="of:=[.G$7]*[.G$7]*INDEX([.$K$8:.$K$12];MAX(MIN([.$A10]-[.G$7]+2;5);1);1)" office:value-type="float" office:value="48" calcext:value-type="float">
            <text:p>48</text:p>
          </table:table-cell>
          <table:table-cell table:style-name="ce2" table:formula="of:=[.H$7]*[.H$7]*INDEX([.$K$8:.$K$12];MAX(MIN([.$A10]-[.H$7]+2;5);1);1)" office:value-type="float" office:value="54" calcext:value-type="float">
            <text:p>54</text:p>
          </table:table-cell>
          <table:table-cell table:style-name="ce2" table:formula="of:=[.I$7]*[.I$7]*INDEX([.$K$8:.$K$12];MAX(MIN([.$A10]-[.I$7]+2;5);1);1)" office:value-type="float" office:value="40" calcext:value-type="float">
            <text:p>40</text:p>
          </table:table-cell>
          <table:table-cell table:style-name="ce112" table:formula="of:=[.J$7]*[.J$7]*INDEX([.$K$8:.$K$12];MAX(MIN([.$A10]-[.J$7]+2;5);1);1)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ree-1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6" table:formula="of:=[.B$7]*[.B$7]*INDEX([.$K$8:.$K$12];MAX(MIN([.$A11]-[.B$7]+2;5);1);1)" office:value-type="float" office:value="0" calcext:value-type="float">
            <text:p>0</text:p>
          </table:table-cell>
          <table:table-cell table:style-name="ce77" table:formula="of:=[.C$7]*[.C$7]*INDEX([.$K$8:.$K$12];MAX(MIN([.$A11]-[.C$7]+2;5);1);1)" office:value-type="float" office:value="0" calcext:value-type="float">
            <text:p>0</text:p>
          </table:table-cell>
          <table:table-cell table:style-name="ce77" table:formula="of:=[.D$7]*[.D$7]*INDEX([.$K$8:.$K$12];MAX(MIN([.$A11]-[.D$7]+2;5);1);1)" office:value-type="float" office:value="0" calcext:value-type="float">
            <text:p>0</text:p>
          </table:table-cell>
          <table:table-cell table:style-name="ce77" table:formula="of:=[.E$7]*[.E$7]*INDEX([.$K$8:.$K$12];MAX(MIN([.$A11]-[.E$7]+2;5);1);1)" office:value-type="float" office:value="36" calcext:value-type="float">
            <text:p>36</text:p>
          </table:table-cell>
          <table:table-cell table:style-name="ce2" table:formula="of:=[.F$7]*[.F$7]*INDEX([.$K$8:.$K$12];MAX(MIN([.$A11]-[.F$7]+2;5);1);1)" office:value-type="float" office:value="75" calcext:value-type="float">
            <text:p>75</text:p>
          </table:table-cell>
          <table:table-cell table:style-name="ce2" table:formula="of:=[.G$7]*[.G$7]*INDEX([.$K$8:.$K$12];MAX(MIN([.$A11]-[.G$7]+2;5);1);1)" office:value-type="float" office:value="96" calcext:value-type="float">
            <text:p>96</text:p>
          </table:table-cell>
          <table:table-cell table:style-name="ce2" table:formula="of:=[.H$7]*[.H$7]*INDEX([.$K$8:.$K$12];MAX(MIN([.$A11]-[.H$7]+2;5);1);1)" office:value-type="float" office:value="90" calcext:value-type="float">
            <text:p>90</text:p>
          </table:table-cell>
          <table:table-cell table:style-name="ce2" table:formula="of:=[.I$7]*[.I$7]*INDEX([.$K$8:.$K$12];MAX(MIN([.$A11]-[.I$7]+2;5);1);1)" office:value-type="float" office:value="40" calcext:value-type="float">
            <text:p>40</text:p>
          </table:table-cell>
          <table:table-cell table:style-name="ce112" table:formula="of:=[.J$7]*[.J$7]*INDEX([.$K$8:.$K$12];MAX(MIN([.$A11]-[.J$7]+2;5);1);1)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ree-2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6" table:formula="of:=[.B$7]*[.B$7]*INDEX([.$K$8:.$K$12];MAX(MIN([.$A12]-[.B$7]+2;5);1);1)" office:value-type="float" office:value="0" calcext:value-type="float">
            <text:p>0</text:p>
          </table:table-cell>
          <table:table-cell table:style-name="ce77" table:formula="of:=[.C$7]*[.C$7]*INDEX([.$K$8:.$K$12];MAX(MIN([.$A12]-[.C$7]+2;5);1);1)" office:value-type="float" office:value="0" calcext:value-type="float">
            <text:p>0</text:p>
          </table:table-cell>
          <table:table-cell table:style-name="ce77" table:formula="of:=[.D$7]*[.D$7]*INDEX([.$K$8:.$K$12];MAX(MIN([.$A12]-[.D$7]+2;5);1);1)" office:value-type="float" office:value="49" calcext:value-type="float">
            <text:p>49</text:p>
          </table:table-cell>
          <table:table-cell table:style-name="ce77" table:formula="of:=[.E$7]*[.E$7]*INDEX([.$K$8:.$K$12];MAX(MIN([.$A12]-[.E$7]+2;5);1);1)" office:value-type="float" office:value="108" calcext:value-type="float">
            <text:p>108</text:p>
          </table:table-cell>
          <table:table-cell table:style-name="ce2" table:formula="of:=[.F$7]*[.F$7]*INDEX([.$K$8:.$K$12];MAX(MIN([.$A12]-[.F$7]+2;5);1);1)" office:value-type="float" office:value="150" calcext:value-type="float">
            <text:p>150</text:p>
          </table:table-cell>
          <table:table-cell table:style-name="ce2" table:formula="of:=[.G$7]*[.G$7]*INDEX([.$K$8:.$K$12];MAX(MIN([.$A12]-[.G$7]+2;5);1);1)" office:value-type="float" office:value="160" calcext:value-type="float">
            <text:p>160</text:p>
          </table:table-cell>
          <table:table-cell table:style-name="ce2" table:formula="of:=[.H$7]*[.H$7]*INDEX([.$K$8:.$K$12];MAX(MIN([.$A12]-[.H$7]+2;5);1);1)" office:value-type="float" office:value="90" calcext:value-type="float">
            <text:p>90</text:p>
          </table:table-cell>
          <table:table-cell table:style-name="ce2" table:formula="of:=[.I$7]*[.I$7]*INDEX([.$K$8:.$K$12];MAX(MIN([.$A12]-[.I$7]+2;5);1);1)" office:value-type="float" office:value="40" calcext:value-type="float">
            <text:p>40</text:p>
          </table:table-cell>
          <table:table-cell table:style-name="ce112" table:formula="of:=[.J$7]*[.J$7]*INDEX([.$K$8:.$K$12];MAX(MIN([.$A12]-[.J$7]+2;5);1);1)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ree-3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6" table:formula="of:=[.B$7]*[.B$7]*INDEX([.$K$8:.$K$12];MAX(MIN([.$A13]-[.B$7]+2;5);1);1)" office:value-type="float" office:value="0" calcext:value-type="float">
            <text:p>0</text:p>
          </table:table-cell>
          <table:table-cell table:style-name="ce77" table:formula="of:=[.C$7]*[.C$7]*INDEX([.$K$8:.$K$12];MAX(MIN([.$A13]-[.C$7]+2;5);1);1)" office:value-type="float" office:value="64" calcext:value-type="float">
            <text:p>64</text:p>
          </table:table-cell>
          <table:table-cell table:style-name="ce77" table:formula="of:=[.D$7]*[.D$7]*INDEX([.$K$8:.$K$12];MAX(MIN([.$A13]-[.D$7]+2;5);1);1)" office:value-type="float" office:value="147" calcext:value-type="float">
            <text:p>147</text:p>
          </table:table-cell>
          <table:table-cell table:style-name="ce77" table:formula="of:=[.E$7]*[.E$7]*INDEX([.$K$8:.$K$12];MAX(MIN([.$A13]-[.E$7]+2;5);1);1)" office:value-type="float" office:value="216" calcext:value-type="float">
            <text:p>216</text:p>
          </table:table-cell>
          <table:table-cell table:style-name="ce2" table:formula="of:=[.F$7]*[.F$7]*INDEX([.$K$8:.$K$12];MAX(MIN([.$A13]-[.F$7]+2;5);1);1)" office:value-type="float" office:value="250" calcext:value-type="float">
            <text:p>250</text:p>
          </table:table-cell>
          <table:table-cell table:style-name="ce2" table:formula="of:=[.G$7]*[.G$7]*INDEX([.$K$8:.$K$12];MAX(MIN([.$A13]-[.G$7]+2;5);1);1)" office:value-type="float" office:value="160" calcext:value-type="float">
            <text:p>160</text:p>
          </table:table-cell>
          <table:table-cell table:style-name="ce2" table:formula="of:=[.H$7]*[.H$7]*INDEX([.$K$8:.$K$12];MAX(MIN([.$A13]-[.H$7]+2;5);1);1)" office:value-type="float" office:value="90" calcext:value-type="float">
            <text:p>90</text:p>
          </table:table-cell>
          <table:table-cell table:style-name="ce2" table:formula="of:=[.I$7]*[.I$7]*INDEX([.$K$8:.$K$12];MAX(MIN([.$A13]-[.I$7]+2;5);1);1)" office:value-type="float" office:value="40" calcext:value-type="float">
            <text:p>40</text:p>
          </table:table-cell>
          <table:table-cell table:style-name="ce112" table:formula="of:=[.J$7]*[.J$7]*INDEX([.$K$8:.$K$12];MAX(MIN([.$A13]-[.J$7]+2;5);1);1)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7" office:value-type="float" office:value="0" calcext:value-type="float">
            <text:p>0</text:p>
          </table:table-cell>
          <table:table-cell table:style-name="ce78" table:formula="of:=[.C$7]*[.C$7]*INDEX([.$K$8:.$K$12];MAX(MIN([.$A14]-[.C$7]+2;5);1);1)" office:value-type="float" office:value="192" calcext:value-type="float">
            <text:p>192</text:p>
          </table:table-cell>
          <table:table-cell table:style-name="ce78" table:formula="of:=[.D$7]*[.D$7]*INDEX([.$K$8:.$K$12];MAX(MIN([.$A14]-[.D$7]+2;5);1);1)" office:value-type="float" office:value="294" calcext:value-type="float">
            <text:p>294</text:p>
          </table:table-cell>
          <table:table-cell table:style-name="ce78" table:formula="of:=[.E$7]*[.E$7]*INDEX([.$K$8:.$K$12];MAX(MIN([.$A14]-[.E$7]+2;5);1);1)" office:value-type="float" office:value="360" calcext:value-type="float">
            <text:p>360</text:p>
          </table:table-cell>
          <table:table-cell table:style-name="ce100" table:formula="of:=[.F$7]*[.F$7]*INDEX([.$K$8:.$K$12];MAX(MIN([.$A14]-[.F$7]+2;5);1);1)" office:value-type="float" office:value="250" calcext:value-type="float">
            <text:p>250</text:p>
          </table:table-cell>
          <table:table-cell table:style-name="ce100" table:formula="of:=[.G$7]*[.G$7]*INDEX([.$K$8:.$K$12];MAX(MIN([.$A14]-[.G$7]+2;5);1);1)" office:value-type="float" office:value="160" calcext:value-type="float">
            <text:p>160</text:p>
          </table:table-cell>
          <table:table-cell table:style-name="ce100" table:formula="of:=[.H$7]*[.H$7]*INDEX([.$K$8:.$K$12];MAX(MIN([.$A14]-[.H$7]+2;5);1);1)" office:value-type="float" office:value="90" calcext:value-type="float">
            <text:p>90</text:p>
          </table:table-cell>
          <table:table-cell table:style-name="ce100" table:formula="of:=[.I$7]*[.I$7]*INDEX([.$K$8:.$K$12];MAX(MIN([.$A14]-[.I$7]+2;5);1);1)" office:value-type="float" office:value="40" calcext:value-type="float">
            <text:p>40</text:p>
          </table:table-cell>
          <table:table-cell table:style-name="ce113" table:formula="of:=[.J$7]*[.J$7]*INDEX([.$K$8:.$K$12];MAX(MIN([.$A14]-[.J$7]+2;5);1);1)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/>
          <table:table-cell table:style-name="ce463" office:value-type="string" calcext:value-type="string" table:number-columns-spanned="9" table:number-rows-spanned="1">
            <text:p>Fuel gained is per engine</text:p>
          </table:table-cell>
          <table:covered-table-cell table:number-columns-repeated="8" table:style-name="ce463"/>
          <table:table-cell table:number-columns-repeated="1014"/>
        </table:table-row>
        <table:table-row table:style-name="ro2" table:number-rows-repeated="2">
          <table:table-cell/>
          <table:table-cell table:style-name="ce34" table:number-columns-repeated="9"/>
          <table:table-cell table:number-columns-repeated="1014"/>
        </table:table-row>
        <table:table-row table:style-name="ro2">
          <table:table-cell table:style-name="ce61" office:value-type="string" calcext:value-type="string">
            <text:p>Fuel Usage Estimator</text:p>
          </table:table-cell>
          <table:table-cell table:style-name="ce34" table:number-columns-repeated="9"/>
          <table:table-cell/>
          <table:table-cell table:style-name="ce58"/>
          <table:table-cell table:number-columns-repeated="1012"/>
        </table:table-row>
        <table:table-row table:style-name="ro2">
          <table:table-cell/>
          <table:table-cell table:style-name="ce34" table:number-columns-repeated="9"/>
          <table:table-cell table:number-columns-repeated="1014"/>
        </table:table-row>
        <table:table-row table:style-name="ro2">
          <table:table-cell table:number-columns-repeated="4"/>
          <table:table-cell table:style-name="ce402" office:value-type="string" calcext:value-type="string">
            <text:p>Ship</text:p>
          </table:table-cell>
          <table:table-cell table:style-name="ce402" office:value-type="string" calcext:value-type="string">
            <text:p>Cargo</text:p>
          </table:table-cell>
          <table:table-cell table:style-name="ce402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gine</text:p>
          </table:table-cell>
          <table:table-cell table:style-name="ce11" office:value-type="string" calcext:value-type="string">
            <text:p>Engine Name</text:p>
          </table:table-cell>
          <table:table-cell table:number-columns-repeated="2"/>
          <table:table-cell table:number-columns-repeated="3" table:style-name="ce402" office:value-type="string" calcext:value-type="string">
            <text:p>Mass</text:p>
          </table:table-cell>
          <table:table-cell table:style-name="ce402" office:value-type="string" calcext:value-type="string">
            <text:p>Warp</text:p>
          </table:table-cell>
          <table:table-cell table:style-name="ce402" office:value-type="string" calcext:value-type="string">
            <text:p>Distance</text:p>
          </table:table-cell>
          <table:table-cell table:style-name="ce402" office:value-type="string" calcext:value-type="string">
            <text:p>Time</text:p>
          </table:table-cell>
          <table:table-cell table:style-name="ce402" office:value-type="string" calcext:value-type="string">
            <text:p>Fuel</text:p>
          </table:table-cell>
          <table:table-cell table:number-columns-repeated="1013"/>
        </table:table-row>
        <table:table-row table:style-name="ro2">
          <table:table-cell table:style-name="ce62" office:value-type="float" office:value="3" calcext:value-type="float">
            <text:p>3</text:p>
          </table:table-cell>
          <table:table-cell table:style-name="ce69" table:formula="of:=INDEX([.B26:.B40];[.A22];1)" office:value-type="string" office:string-value="Fuel Mizer" calcext:value-type="string">
            <text:p>Fuel Mizer</text:p>
          </table:table-cell>
          <table:table-cell table:style-name="ce79"/>
          <table:table-cell table:style-name="ce89"/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210" calcext:value-type="float">
            <text:p>210</text:p>
          </table:table-cell>
          <table:table-cell table:style-name="ce106" table:formula="of:=[.E22]+[.F22]" office:value-type="float" office:value="276" calcext:value-type="float">
            <text:p>276</text:p>
          </table:table-cell>
          <table:table-cell table:style-name="ce62" office:value-type="float" office:value="6" calcext:value-type="float">
            <text:p>6</text:p>
          </table:table-cell>
          <table:table-cell table:style-name="ce108" office:value-type="float" office:value="213.53" calcext:value-type="float">
            <text:p>213,53</text:p>
          </table:table-cell>
          <table:table-cell table:style-name="ce114" table:formula="of:=ROUNDUP([.I22]/([.H22]*[.H22]);0)" office:value-type="float" office:value="6" calcext:value-type="float">
            <text:p>6</text:p>
          </table:table-cell>
          <table:table-cell table:style-name="ce114" table:formula="of:=ROUNDUP((IF([.A23];0.85;1)*[.G22]*INDEX([.$E$26:.N41];[.A22];[.H22])*ROUNDUP([.I22]/[.J22];0)/200+9)/100;0)*[.J22]" office:value-type="float" office:value="306" calcext:value-type="float">
            <text:p>306</text:p>
          </table:table-cell>
          <table:table-cell table:number-columns-repeated="1013"/>
        </table:table-row>
        <table:table-row table:style-name="ro2">
          <table:table-cell table:style-name="ce62" office:value-type="float" office:value="1" calcext:value-type="float">
            <text:p>1</text:p>
          </table:table-cell>
          <table:table-cell table:style-name="ce11" office:value-type="string" calcext:value-type="string">
            <text:p>IFE (1=Have it, 0=Don't)</text:p>
          </table:table-cell>
          <table:table-cell table:style-name="ce80" table:number-columns-repeated="2"/>
          <table:table-cell table:style-name="ce97" office:value-type="string" calcext:value-type="string">
            <text:p>The trip back</text:p>
          </table:table-cell>
          <table:table-cell table:style-name="ce101" office:value-type="float" office:value="0" calcext:value-type="float">
            <text:p>0</text:p>
          </table:table-cell>
          <table:table-cell table:style-name="ce106" table:formula="of:=[.E22]+[.F23]" office:value-type="float" office:value="66" calcext:value-type="float">
            <text:p>66</text:p>
          </table:table-cell>
          <table:table-cell table:style-name="ce62" office:value-type="float" office:value="7" calcext:value-type="float">
            <text:p>7</text:p>
          </table:table-cell>
          <table:table-cell table:style-name="ce109"/>
          <table:table-cell table:style-name="ce115" table:formula="of:=ROUNDUP(IF([.I23]&gt;0;[.I23];[.I22])/([.H23]*[.H23]);0)" office:value-type="float" office:value="5" calcext:value-type="float">
            <text:p>5</text:p>
          </table:table-cell>
          <table:table-cell table:style-name="ce115" table:formula="of:=ROUNDUP((IF([.A23];0.85;1)*[.G23]*INDEX([.$E$26:.N41];[.A22];[.H23])*ROUNDUP(IF([.I23]&gt;0;[.I23];[.I22])/[.J23];0)/200+9)/100;0)*[.J23]" office:value-type="float" office:value="110" calcext:value-type="float">
            <text:p>110</text:p>
          </table:table-cell>
          <table:table-cell table:style-name="ce117" table:number-columns-repeated="1013"/>
        </table:table-row>
        <table:table-row table:style-name="ro2">
          <table:table-cell table:style-name="ce63" table:number-columns-repeated="8"/>
          <table:table-cell table:style-name="ce90" office:value-type="string" calcext:value-type="string">
            <text:p>Total</text:p>
          </table:table-cell>
          <table:table-cell table:style-name="ce116" table:formula="of:=[.J22]+[.J23]" office:value-type="float" office:value="11" calcext:value-type="float">
            <text:p>11</text:p>
          </table:table-cell>
          <table:table-cell table:style-name="ce116" table:formula="of:=[.K22]+[.K23]" office:value-type="float" office:value="416" calcext:value-type="float">
            <text:p>416</text:p>
          </table:table-cell>
          <table:table-cell table:style-name="ce117" table:number-columns-repeated="1013"/>
        </table:table-row>
        <table:table-row table:style-name="ro2">
          <table:table-cell table:style-name="ce63" table:number-columns-repeated="3"/>
          <table:table-cell table:style-name="ce90" office:value-type="string" calcext:value-type="string">
            <text:p>Warp</text:p>
          </table:table-cell>
          <table:table-cell table:style-name="ce98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17" table:number-columns-repeated="1010"/>
        </table:table-row>
        <table:table-row table:style-name="ro2">
          <table:table-cell table:style-name="ce402" office:value-type="float" office:value="1" calcext:value-type="float">
            <text:p>1</text:p>
          </table:table-cell>
          <table:table-cell table:style-name="ce70" office:value-type="string" calcext:value-type="string">
            <text:p>Settler's Delight</text:p>
          </table:table-cell>
          <table:table-cell table:style-name="ce81"/>
          <table:table-cell table:style-name="ce91"/>
          <table:table-cell table:style-name="ce70" office:value-type="float" office:value="0" calcext:value-type="float">
            <text:p>0</text:p>
          </table:table-cell>
          <table:table-cell table:number-columns-repeated="5" table:style-name="ce81" office:value-type="float" office:value="0" calcext:value-type="float">
            <text:p>0</text:p>
          </table:table-cell>
          <table:table-cell table:style-name="ce81" office:value-type="float" office:value="140" calcext:value-type="float">
            <text:p>140</text:p>
          </table:table-cell>
          <table:table-cell table:style-name="ce81" office:value-type="float" office:value="275" calcext:value-type="float">
            <text:p>275</text:p>
          </table:table-cell>
          <table:table-cell table:style-name="ce81" office:value-type="float" office:value="480" calcext:value-type="float">
            <text:p>480</text:p>
          </table:table-cell>
          <table:table-cell table:style-name="ce91" office:value-type="float" office:value="576" calcext:value-type="float">
            <text:p>576</text:p>
          </table:table-cell>
          <table:table-cell table:number-columns-repeated="1010"/>
        </table:table-row>
        <table:table-row table:style-name="ro2">
          <table:table-cell table:style-name="ce402" office:value-type="float" office:value="2" calcext:value-type="float">
            <text:p>2</text:p>
          </table:table-cell>
          <table:table-cell table:style-name="ce13" office:value-type="string" calcext:value-type="string">
            <text:p>Quick Jump-5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style-name="ce58" office:value-type="float" office:value="25" calcext:value-type="float">
            <text:p>25</text:p>
          </table:table-cell>
          <table:table-cell table:number-columns-repeated="3" table:style-name="ce58" office:value-type="float" office:value="100" calcext:value-type="float">
            <text:p>100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800" calcext:value-type="float">
            <text:p>800</text:p>
          </table:table-cell>
          <table:table-cell table:style-name="ce58" office:value-type="float" office:value="900" calcext:value-type="float">
            <text:p>900</text:p>
          </table:table-cell>
          <table:table-cell table:style-name="ce92" office:value-type="float" office:value="1080" calcext:value-type="float">
            <text:p>1080</text:p>
          </table:table-cell>
          <table:table-cell table:number-columns-repeated="1010"/>
        </table:table-row>
        <table:table-row table:style-name="ro2">
          <table:table-cell table:style-name="ce402" office:value-type="float" office:value="3" calcext:value-type="float">
            <text:p>3</text:p>
          </table:table-cell>
          <table:table-cell table:style-name="ce13" office:value-type="string" calcext:value-type="string">
            <text:p>Fuel Mizer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360" calcext:value-type="float">
            <text:p>360</text:p>
          </table:table-cell>
          <table:table-cell table:style-name="ce92" office:value-type="float" office:value="420" calcext:value-type="float">
            <text:p>420</text:p>
          </table:table-cell>
          <table:table-cell table:number-columns-repeated="1010"/>
        </table:table-row>
        <table:table-row table:style-name="ro2">
          <table:table-cell table:style-name="ce402" office:value-type="float" office:value="4" calcext:value-type="float">
            <text:p>4</text:p>
          </table:table-cell>
          <table:table-cell table:style-name="ce13" office:value-type="string" calcext:value-type="string">
            <text:p>Long Hump 6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 table:style-name="ce58" office:value-type="float" office:value="100" calcext:value-type="float">
            <text:p>100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450" calcext:value-type="float">
            <text:p>450</text:p>
          </table:table-cell>
          <table:table-cell table:style-name="ce58" office:value-type="float" office:value="750" calcext:value-type="float">
            <text:p>750</text:p>
          </table:table-cell>
          <table:table-cell table:style-name="ce58" office:value-type="float" office:value="900" calcext:value-type="float">
            <text:p>900</text:p>
          </table:table-cell>
          <table:table-cell table:style-name="ce92" office:value-type="float" office:value="1080" calcext:value-type="float">
            <text:p>1080</text:p>
          </table:table-cell>
          <table:table-cell table:number-columns-repeated="1010"/>
        </table:table-row>
        <table:table-row table:style-name="ro2">
          <table:table-cell table:style-name="ce402" office:value-type="float" office:value="5" calcext:value-type="float">
            <text:p>5</text:p>
          </table:table-cell>
          <table:table-cell table:style-name="ce13" office:value-type="string" calcext:value-type="string">
            <text:p>Daddy Long Legs 7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 table:style-name="ce58" office:value-type="float" office:value="100" calcext:value-type="float">
            <text:p>100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750" calcext:value-type="float">
            <text:p>750</text:p>
          </table:table-cell>
          <table:table-cell table:style-name="ce92" office:value-type="float" office:value="900" calcext:value-type="float">
            <text:p>900</text:p>
          </table:table-cell>
          <table:table-cell table:number-columns-repeated="1010"/>
        </table:table-row>
        <table:table-row table:style-name="ro2">
          <table:table-cell table:style-name="ce402" office:value-type="float" office:value="6" calcext:value-type="float">
            <text:p>6</text:p>
          </table:table-cell>
          <table:table-cell table:style-name="ce13" office:value-type="string" calcext:value-type="string">
            <text:p>Alpha Drive 8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 table:style-name="ce58" office:value-type="float" office:value="100" calcext:value-type="float">
            <text:p>100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700" calcext:value-type="float">
            <text:p>700</text:p>
          </table:table-cell>
          <table:table-cell table:style-name="ce92" office:value-type="float" office:value="840" calcext:value-type="float">
            <text:p>840</text:p>
          </table:table-cell>
          <table:table-cell table:number-columns-repeated="1010"/>
        </table:table-row>
        <table:table-row table:style-name="ro2">
          <table:table-cell table:style-name="ce402" office:value-type="float" office:value="7" calcext:value-type="float">
            <text:p>7</text:p>
          </table:table-cell>
          <table:table-cell table:style-name="ce13" office:value-type="string" calcext:value-type="string">
            <text:p>Trans-Galactic Drive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100" calcext:value-type="float">
            <text:p>100</text:p>
          </table:table-cell>
          <table:table-cell table:style-name="ce92" office:value-type="float" office:value="120" calcext:value-type="float">
            <text:p>120</text:p>
          </table:table-cell>
          <table:table-cell table:number-columns-repeated="1010"/>
        </table:table-row>
        <table:table-row table:style-name="ro2">
          <table:table-cell table:style-name="ce402" office:value-type="float" office:value="8" calcext:value-type="float">
            <text:p>8</text:p>
          </table:table-cell>
          <table:table-cell table:style-name="ce13" office:value-type="string" calcext:value-type="string">
            <text:p>Interspace 10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90" calcext:value-type="float">
            <text:p>9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style-name="ce402" office:value-type="float" office:value="9" calcext:value-type="float">
            <text:p>9</text:p>
          </table:table-cell>
          <table:table-cell table:style-name="ce13" office:value-type="string" calcext:value-type="string">
            <text:p>Trans-Star 10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5" calcext:value-type="float">
            <text:p>45</text:p>
          </table:table-cell>
          <table:table-cell table:style-name="ce92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402" office:value-type="float" office:value="10" calcext:value-type="float">
            <text:p>10</text:p>
          </table:table-cell>
          <table:table-cell table:style-name="ce13" office:value-type="string" calcext:value-type="string">
            <text:p>Radiating Hydro-Ram Scoop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600" calcext:value-type="float">
            <text:p>600</text:p>
          </table:table-cell>
          <table:table-cell table:style-name="ce92" office:value-type="float" office:value="720" calcext:value-type="float">
            <text:p>720</text:p>
          </table:table-cell>
          <table:table-cell table:number-columns-repeated="1010"/>
        </table:table-row>
        <table:table-row table:style-name="ro2">
          <table:table-cell table:style-name="ce402" office:value-type="float" office:value="11" calcext:value-type="float">
            <text:p>11</text:p>
          </table:table-cell>
          <table:table-cell table:style-name="ce13" office:value-type="string" calcext:value-type="string">
            <text:p>Sub-Galactic Fuel Scoop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380" calcext:value-type="float">
            <text:p>380</text:p>
          </table:table-cell>
          <table:table-cell table:style-name="ce92" office:value-type="float" office:value="456" calcext:value-type="float">
            <text:p>456</text:p>
          </table:table-cell>
          <table:table-cell table:number-columns-repeated="1010"/>
        </table:table-row>
        <table:table-row table:style-name="ro2">
          <table:table-cell table:style-name="ce402" office:value-type="float" office:value="12" calcext:value-type="float">
            <text:p>12</text:p>
          </table:table-cell>
          <table:table-cell table:style-name="ce13" office:value-type="string" calcext:value-type="string">
            <text:p>Trans-Galactic Fuel Scoop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45" calcext:value-type="float">
            <text:p>145</text:p>
          </table:table-cell>
          <table:table-cell table:style-name="ce92" office:value-type="float" office:value="174" calcext:value-type="float">
            <text:p>174</text:p>
          </table:table-cell>
          <table:table-cell table:number-columns-repeated="1010"/>
        </table:table-row>
        <table:table-row table:style-name="ro2">
          <table:table-cell table:style-name="ce402" office:value-type="float" office:value="13" calcext:value-type="float">
            <text:p>13</text:p>
          </table:table-cell>
          <table:table-cell table:style-name="ce13" office:value-type="string" calcext:value-type="string">
            <text:p>Trans-Galactic Super Scoop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90" calcext:value-type="float">
            <text:p>90</text:p>
          </table:table-cell>
          <table:table-cell table:style-name="ce92" office:value-type="float" office:value="108" calcext:value-type="float">
            <text:p>108</text:p>
          </table:table-cell>
          <table:table-cell table:number-columns-repeated="1010"/>
        </table:table-row>
        <table:table-row table:style-name="ro2">
          <table:table-cell table:style-name="ce402" office:value-type="float" office:value="14" calcext:value-type="float">
            <text:p>14</text:p>
          </table:table-cell>
          <table:table-cell table:style-name="ce13" office:value-type="string" calcext:value-type="string">
            <text:p>Trans-Galactic Mizer Scoop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number-columns-repeated="7" table:style-name="ce58" office:value-type="float" office:value="0" calcext:value-type="float">
            <text:p>0</text:p>
          </table:table-cell>
          <table:table-cell table:style-name="ce58" office:value-type="float" office:value="70" calcext:value-type="float">
            <text:p>70</text:p>
          </table:table-cell>
          <table:table-cell table:style-name="ce92" office:value-type="float" office:value="84" calcext:value-type="float">
            <text:p>84</text:p>
          </table:table-cell>
          <table:table-cell table:number-columns-repeated="1010"/>
        </table:table-row>
        <table:table-row table:style-name="ro2">
          <table:table-cell table:style-name="ce402" office:value-type="float" office:value="15" calcext:value-type="float">
            <text:p>15</text:p>
          </table:table-cell>
          <table:table-cell table:style-name="ce13" office:value-type="string" calcext:value-type="string">
            <text:p>Galaxy Scoop</text:p>
          </table:table-cell>
          <table:table-cell table:style-name="ce58"/>
          <table:table-cell table:style-name="ce92"/>
          <table:table-cell table:style-name="ce13" office:value-type="float" office:value="0" calcext:value-type="float">
            <text:p>0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 table:style-name="ce92"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 table:style-name="ce402" office:value-type="float" office:value="16" calcext:value-type="float">
            <text:p>16</text:p>
          </table:table-cell>
          <table:table-cell table:style-name="ce71" office:value-type="string" calcext:value-type="string">
            <text:p>Enigma Pulsar &lt;MT&gt;</text:p>
          </table:table-cell>
          <table:table-cell table:style-name="ce82"/>
          <table:table-cell table:style-name="ce93"/>
          <table:table-cell table:style-name="ce71" office:value-type="float" office:value="0" calcext:value-type="float">
            <text:p>0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table:number-columns-repeated="4"/>
          <table:table-cell table:style-name="ce93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1" office:value-type="string" calcext:value-type="string">
            <text:p>Over Gating</text:p>
          </table:table-cell>
          <table:table-cell table:number-columns-repeated="1023"/>
        </table:table-row>
        <table:table-row table:style-name="ro2">
          <table:table-cell table:style-name="ce61"/>
          <table:table-cell table:number-columns-repeated="1023"/>
        </table:table-row>
        <table:table-row table:style-name="ro2">
          <table:table-cell office:value-type="string" calcext:value-type="string">
            <text:p>Sending Stargate</text:p>
          </table:table-cell>
          <table:table-cell table:number-columns-repeated="4"/>
          <table:table-cell office:value-type="string" calcext:value-type="string">
            <text:p>Receiving Stargate</text:p>
          </table:table-cell>
          <table:table-cell table:number-columns-repeated="1018"/>
        </table:table-row>
        <table:table-row table:style-name="ro2">
          <table:table-cell table:style-name="ce64" office:value-type="float" office:value="4" calcext:value-type="float">
            <text:p>4</text:p>
          </table:table-cell>
          <table:table-cell table:style-name="ce72" table:formula="of:=INDEX([.$G49:.$G55];[.A47];1)" office:value-type="string" office:string-value="Stargate 300kT/500ly" calcext:value-type="string">
            <text:p>Stargate 300kT/500ly</text:p>
          </table:table-cell>
          <table:table-cell table:style-name="ce83"/>
          <table:table-cell table:style-name="ce63"/>
          <table:table-cell/>
          <table:table-cell table:style-name="ce64" office:value-type="float" office:value="4" calcext:value-type="float">
            <text:p>4</text:p>
          </table:table-cell>
          <table:table-cell table:style-name="ce72" table:formula="of:=INDEX([.$G49:.$G55];[.F47];1)" office:value-type="string" office:string-value="Stargate 300kT/500ly" calcext:value-type="string">
            <text:p>Stargate 300kT/500ly</text:p>
          </table:table-cell>
          <table:table-cell table:style-name="ce107"/>
          <table:table-cell table:style-name="ce2" office:value-type="string" calcext:value-type="string" table:number-columns-spanned="2" table:number-rows-spanned="1">
            <text:p>Limits</text:p>
          </table:table-cell>
          <table:covered-table-cell table:style-name="ce2"/>
          <table:table-cell table:number-columns-repeated="1014"/>
        </table:table-row>
        <table:table-row table:style-name="ro2">
          <table:table-cell office:value-type="string" calcext:value-type="string">
            <text:p>Max Ship Mass in Gate Fleet</text:p>
          </table:table-cell>
          <table:table-cell table:number-columns-repeated="2"/>
          <table:table-cell table:style-name="ce62" office:value-type="float" office:value="600" calcext:value-type="float">
            <text:p>600</text:p>
          </table:table-cell>
          <table:table-cell table:style-name="ce11" office:value-type="string" calcext:value-type="string">
            <text:p>kT</text:p>
          </table:table-cell>
          <table:table-cell table:number-columns-repeated="3"/>
          <table:table-cell table:style-name="ce402" office:value-type="string" calcext:value-type="string">
            <text:p>Mass</text:p>
          </table:table-cell>
          <table:table-cell table:style-name="ce402" office:value-type="string" calcext:value-type="string">
            <text:p>Ran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tance between Stargates</text:p>
          </table:table-cell>
          <table:table-cell table:number-columns-repeated="2"/>
          <table:table-cell table:style-name="ce62" office:value-type="float" office:value="100" calcext:value-type="float">
            <text:p>100</text:p>
          </table:table-cell>
          <table:table-cell table:style-name="ce11" office:value-type="string" calcext:value-type="string">
            <text:p>ly</text:p>
          </table:table-cell>
          <table:table-cell table:style-name="ce103" office:value-type="float" office:value="1" calcext:value-type="float">
            <text:p>1</text:p>
          </table:table-cell>
          <table:table-cell table:style-name="ce70" office:value-type="string" calcext:value-type="string">
            <text:p>Stargate 100kT/250ly</text:p>
          </table:table-cell>
          <table:table-cell table:style-name="ce91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50" calcext:value-type="float">
            <text:p>250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2" table:number-rows-spanned="1">
            <text:p>Safety Rating</text:p>
          </table:table-cell>
          <table:covered-table-cell table:style-name="ce2"/>
          <table:table-cell table:style-name="ce104" office:value-type="float" office:value="2" calcext:value-type="float">
            <text:p>2</text:p>
          </table:table-cell>
          <table:table-cell table:style-name="ce13" office:value-type="string" calcext:value-type="string">
            <text:p>Stargate any/300ly</text:p>
          </table:table-cell>
          <table:table-cell table:style-name="ce92"/>
          <table:table-cell table:style-name="ce11" office:value-type="float" office:value="9999999" calcext:value-type="float">
            <text:p>9999999</text:p>
          </table:table-cell>
          <table:table-cell table:style-name="ce11" office:value-type="float" office:value="300" calcext:value-type="float">
            <text:p>300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402" office:value-type="string" calcext:value-type="string">
            <text:p>Sending</text:p>
          </table:table-cell>
          <table:table-cell table:style-name="ce402" office:value-type="string" calcext:value-type="string">
            <text:p>Receiving</text:p>
          </table:table-cell>
          <table:table-cell table:style-name="ce104" office:value-type="float" office:value="3" calcext:value-type="float">
            <text:p>3</text:p>
          </table:table-cell>
          <table:table-cell table:style-name="ce13" office:value-type="string" calcext:value-type="string">
            <text:p>Stargate 150kT/600ly</text:p>
          </table:table-cell>
          <table:table-cell table:style-name="ce92"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600" calcext:value-type="float">
            <text:p>6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ss Damage:</text:p>
          </table:table-cell>
          <table:table-cell/>
          <table:table-cell table:style-name="ce84" table:formula="of:=(1-([.D52]*[.E52]))" office:value-type="percentage" office:value="0.4375" calcext:value-type="percentage">
            <text:p>44 %</text:p>
          </table:table-cell>
          <table:table-cell table:style-name="ce94" table:formula="of:=MAX(IF([.D48]&lt;=INDEX([.I49:.I55];[.A47];1);1;(5*INDEX([.I49:.I55];[.A47];1)-[.D48])/(4*INDEX([.I49:.I55];[.A47];1)));0)" office:value-type="percentage" office:value="0.75" calcext:value-type="percentage">
            <text:p>75 %</text:p>
          </table:table-cell>
          <table:table-cell table:style-name="ce94" table:formula="of:=MAX(IF([.D48]&lt;=INDEX([.I49:.I55];[.F47];1);1;(5*INDEX([.I49:.I55];[.F47];1)-[.D48])/(4*INDEX([.I49:.I55];[.F47];1)));0)" office:value-type="percentage" office:value="0.75" calcext:value-type="percentage">
            <text:p>75 %</text:p>
          </table:table-cell>
          <table:table-cell table:style-name="ce104" office:value-type="float" office:value="4" calcext:value-type="float">
            <text:p>4</text:p>
          </table:table-cell>
          <table:table-cell table:style-name="ce13" office:value-type="string" calcext:value-type="string">
            <text:p>Stargate 300kT/500ly</text:p>
          </table:table-cell>
          <table:table-cell table:style-name="ce92"/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nge Damage:</text:p>
          </table:table-cell>
          <table:table-cell/>
          <table:table-cell table:style-name="ce85" table:formula="of:=IF([.D49]&lt;=INDEX([.J49:.J55];[.A47];1);0;([.D49]-INDEX([.J49:.J55];[.A47];1))/(4*INDEX([.J49:.J55];[.A47];1)))" office:value-type="percentage" office:value="0" calcext:value-type="percentage">
            <text:p>0 %</text:p>
          </table:table-cell>
          <table:table-cell table:number-columns-repeated="2"/>
          <table:table-cell table:style-name="ce104" office:value-type="float" office:value="5" calcext:value-type="float">
            <text:p>5</text:p>
          </table:table-cell>
          <table:table-cell table:style-name="ce13" office:value-type="string" calcext:value-type="string">
            <text:p>Stargate 100kT/any</text:p>
          </table:table-cell>
          <table:table-cell table:style-name="ce92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999999" calcext:value-type="float">
            <text:p>9999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bined Damage:</text:p>
          </table:table-cell>
          <table:table-cell/>
          <table:table-cell table:style-name="ce86" table:formula="of:=MIN([.C52]+(1-[.C52])*[.C53];0.98)" office:value-type="percentage" office:value="0.4375" calcext:value-type="percentage">
            <text:p>44 %</text:p>
          </table:table-cell>
          <table:table-cell table:number-columns-repeated="2"/>
          <table:table-cell table:style-name="ce104" office:value-type="float" office:value="6" calcext:value-type="float">
            <text:p>6</text:p>
          </table:table-cell>
          <table:table-cell table:style-name="ce13" office:value-type="string" calcext:value-type="string">
            <text:p>Stargate any/800ly</text:p>
          </table:table-cell>
          <table:table-cell table:style-name="ce92"/>
          <table:table-cell table:style-name="ce11" office:value-type="float" office:value="9999999" calcext:value-type="float">
            <text:p>9999999</text:p>
          </table:table-cell>
          <table:table-cell table:style-name="ce11" office:value-type="float" office:value="800" calcext:value-type="float">
            <text:p>8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105" office:value-type="float" office:value="7" calcext:value-type="float">
            <text:p>7</text:p>
          </table:table-cell>
          <table:table-cell table:style-name="ce71" office:value-type="string" calcext:value-type="string">
            <text:p>Stargate any/any</text:p>
          </table:table-cell>
          <table:table-cell table:style-name="ce93"/>
          <table:table-cell table:number-columns-repeated="2" table:style-name="ce11" office:value-type="float" office:value="9999999" calcext:value-type="float">
            <text:p>9999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nce of Loss:</text:p>
          </table:table-cell>
          <table:table-cell/>
          <table:table-cell table:style-name="ce87" table:formula="of:=1-(((1-0.68)*[.D52]*[.E52])+0.68)" office:value-type="percentage" office:value="0.14" calcext:value-type="percentage">
            <text:p>14 %</text:p>
          </table:table-cell>
          <table:table-cell table:number-columns-repeated="102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s" table:style-name="ta5">
        <table:table-column table:style-name="co11" table:default-cell-style-name="ce11"/>
        <table:table-column table:style-name="co12" table:default-cell-style-name="ce11"/>
        <table:table-column table:style-name="co3" table:number-columns-repeated="2" table:default-cell-style-name="Default"/>
        <table:table-column table:style-name="co9" table:default-cell-style-name="ce11"/>
        <table:table-column table:style-name="co3" table:number-columns-repeated="59" table:default-cell-style-name="Default"/>
        <table:table-row table:style-name="ro2">
          <table:table-cell table:style-name="ce61" office:value-type="string" calcext:value-type="string">
            <text:p>Input</text:p>
          </table:table-cell>
          <table:table-cell table:number-columns-repeated="63"/>
        </table:table-row>
        <table:table-row table:style-name="ro2">
          <table:table-cell table:style-name="ce30" office:value-type="string" calcext:value-type="string">
            <text:p>Packet Size</text:p>
          </table:table-cell>
          <table:table-cell table:style-name="ce118" office:value-type="float" office:value="3000" calcext:value-type="float">
            <text:p>3000</text:p>
          </table:table-cell>
          <table:table-cell table:style-name="ce11" office:value-type="string" calcext:value-type="string">
            <text:p>In kT</text:p>
          </table:table-cell>
          <table:table-cell table:number-columns-repeated="61"/>
        </table:table-row>
        <table:table-row table:style-name="ro2">
          <table:table-cell table:style-name="ce30" office:value-type="string" calcext:value-type="string">
            <text:p>Sending Driver 1</text:p>
          </table:table-cell>
          <table:table-cell table:style-name="ce18" office:value-type="float" office:value="10" calcext:value-type="float">
            <text:p>10</text:p>
          </table:table-cell>
          <table:table-cell table:style-name="ce125" office:value-type="string" calcext:value-type="string">
            <text:p>Effective</text:p>
          </table:table-cell>
          <table:table-cell table:style-name="ce127" table:formula="of:=IF([.B4]=0;[.B3];IF([.B3]=[.B4];IF([.B$12]=2;[.B3];[.B3]+1);MIN([.B3];[.B4])))" office:value-type="float" office:value="11" calcext:value-type="float">
            <text:p>11,0</text:p>
          </table:table-cell>
          <table:table-cell table:style-name="ce17" table:formula="of:=IF(AND([.B3]=0;[.B4]=0);&quot;No Drivers!!&quot;;IF(AND([.B3]=[.B4];[.B4]&gt;0;[.B12]=2);&quot;(Better Overdriving at Warps +1 and +2)&quot;;&quot;&quot;))">
            <text:p/>
          </table:table-cell>
          <table:table-cell table:style-name="ce126"/>
          <table:table-cell table:number-columns-repeated="58"/>
        </table:table-row>
        <table:table-row table:style-name="ro2">
          <table:table-cell table:style-name="ce30" office:value-type="string" calcext:value-type="string">
            <text:p>Sending Driver 2</text:p>
          </table:table-cell>
          <table:table-cell table:style-name="ce20" office:value-type="float" office:value="10" calcext:value-type="float">
            <text:p>10</text:p>
          </table:table-cell>
          <table:table-cell table:style-name="ce17" table:formula="of:=IF([.B4]=0;&quot;&quot;;IF([.B3]=[.B4];&quot;&quot;;&quot;Warning!  Using worst of 2 Mass Drivers&quot;))">
            <text:p/>
          </table:table-cell>
          <table:table-cell table:number-columns-repeated="61"/>
        </table:table-row>
        <table:table-row table:style-name="ro2">
          <table:table-cell table:style-name="ce30" office:value-type="string" calcext:value-type="string">
            <text:p>Receiving Driver 1</text:p>
          </table:table-cell>
          <table:table-cell table:style-name="ce18" office:value-type="float" office:value="7" calcext:value-type="float">
            <text:p>7</text:p>
          </table:table-cell>
          <table:table-cell table:style-name="ce125" office:value-type="string" calcext:value-type="string">
            <text:p>Catch as</text:p>
          </table:table-cell>
          <table:table-cell table:style-name="ce127" table:formula="of:=IF([.B13]=2;SQRT(POWER(IF([.B6]=0;[.B5];IF([.B5]=[.B6];[.B5]+1;MIN([.B5];[.B6])));2)/2);IF([.B6]=0;[.B5];IF([.B5]=[.B6];[.B5]+1;MIN([.B5];[.B6]))))" office:value-type="float" office:value="8" calcext:value-type="float">
            <text:p>8,0</text:p>
          </table:table-cell>
          <table:table-cell table:number-columns-repeated="60"/>
        </table:table-row>
        <table:table-row table:style-name="ro2">
          <table:table-cell table:style-name="ce30" office:value-type="string" calcext:value-type="string">
            <text:p>Receiving Driver 2</text:p>
          </table:table-cell>
          <table:table-cell table:style-name="ce20" office:value-type="float" office:value="7" calcext:value-type="float">
            <text:p>7</text:p>
          </table:table-cell>
          <table:table-cell table:style-name="ce17" table:formula="of:=IF([.B6]=0;&quot;&quot;;IF([.B5]=[.B6];&quot;&quot;;&quot;Warning!  Using worst of 2 Mass Drivers&quot;))">
            <text:p/>
          </table:table-cell>
          <table:table-cell table:number-columns-repeated="61"/>
        </table:table-row>
        <table:table-row table:style-name="ro2">
          <table:table-cell table:style-name="ce30" office:value-type="string" calcext:value-type="string">
            <text:p>Packet Speed</text:p>
          </table:table-cell>
          <table:table-cell table:style-name="ce118" office:value-type="float" office:value="8" calcext:value-type="float">
            <text:p>8</text:p>
          </table:table-cell>
          <table:table-cell/>
          <table:table-cell table:style-name="ce17" table:formula="of:=IF([.B7]-3&gt;IF(OR([.B4]=0;[.B4]=[.B3]);[.B3];MIN([.B3];[.B4]));&quot;Hey!  That's too fast!&quot;;&quot;&quot;)">
            <text:p/>
          </table:table-cell>
          <table:table-cell table:number-columns-repeated="60"/>
        </table:table-row>
        <table:table-row table:style-name="ro2">
          <table:table-cell table:style-name="ce30" office:value-type="string" calcext:value-type="string">
            <text:p>Distance between Planets</text:p>
          </table:table-cell>
          <table:table-cell table:style-name="ce118" office:value-type="float" office:value="300" calcext:value-type="float">
            <text:p>300</text:p>
          </table:table-cell>
          <table:table-cell table:style-name="ce11" office:value-type="string" calcext:value-type="string">
            <text:p>In ly</text:p>
          </table:table-cell>
          <table:table-cell table:style-name="ce17" table:formula="of:=IF([.B19]&gt;50;&quot;Too far for given warp speed&quot;;&quot;&quot;)">
            <text:p/>
          </table:table-cell>
          <table:table-cell table:number-columns-repeated="60"/>
        </table:table-row>
        <table:table-row table:style-name="ro2">
          <table:table-cell table:style-name="ce30" office:value-type="string" calcext:value-type="string">
            <text:p>Receiver % Defense Coverage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%</text:p>
          </table:table-cell>
          <table:table-cell table:number-columns-repeated="61"/>
        </table:table-row>
        <table:table-row table:style-name="ro2">
          <table:table-cell table:style-name="ce30" office:value-type="string" calcext:value-type="string">
            <text:p>Number of Defenses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Receiver Population</text:p>
          </table:table-cell>
          <table:table-cell table:style-name="ce119" office:value-type="float" office:value="50000" calcext:value-type="float">
            <text:p><text:s/>50 000 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Sender is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0=Anything but PP or IT, 1=PP, 2=IT</text:p>
          </table:table-cell>
          <table:table-cell table:number-columns-repeated="3"/>
          <table:table-cell table:style-name="ce17" table:formula="of:=IF(OR([.B3]=0;[.B12]=1);&quot;&quot;;IF(AND(OR([.B3]=7;[.B3]=10);OR([.B4]=0;[.B4]=7;[.B4]=10));&quot;&quot;;&quot;Driver(s) require PP&quot;))">
            <text:p/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Receiver is</text:p>
          </table:table-cell>
          <table:table-cell table:style-name="ce20" office:value-type="float" office:value="0" calcext:value-type="float">
            <text:p>0</text:p>
          </table:table-cell>
          <table:table-cell table:style-name="ce11" office:value-type="string" calcext:value-type="string">
            <text:p>0=Anything but PP or IT, 1=PP, 2=IT</text:p>
          </table:table-cell>
          <table:table-cell table:number-columns-repeated="3"/>
          <table:table-cell table:style-name="ce17" table:formula="of:=IF(OR([.B13]=1;[.B5]=0;AND(OR([.B5]=7;[.B5]=10);OR([.B6]=0;[.B6]=7;[.B6]=10)));&quot;&quot;;&quot;Driver(s) require PP&quot;)">
            <text:p/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17" office:value-type="string" calcext:value-type="string">
            <text:p>Intermediate Results</text:p>
          </table:table-cell>
          <table:table-cell table:number-columns-repeated="2"/>
          <table:table-cell table:style-name="ce34" office:value-type="string" calcext:value-type="string" table:number-columns-spanned="5" table:number-rows-spanned="1">
            <text:p>Packet Sizing Over Time</text:p>
          </table:table-cell>
          <table:covered-table-cell table:number-columns-repeated="4" table:style-name="ce36"/>
          <table:table-cell table:number-columns-repeated="56"/>
        </table:table-row>
        <table:table-row table:style-name="ro2">
          <table:table-cell office:value-type="string" calcext:value-type="string">
            <text:p>Travel on 1st turn</text:p>
          </table:table-cell>
          <table:table-cell table:formula="of:=IF([.B8]&gt;ROUNDUP((POWER([.$B7];2))/2;0);ROUNDUP((POWER([.$B7];2))/2;0);[.B8])" office:value-type="float" office:value="32" calcext:value-type="float">
            <text:p>32</text:p>
          </table:table-cell>
          <table:table-cell table:style-name="ce11" office:value-type="string" calcext:value-type="string">
            <text:p>In ly</text:p>
          </table:table-cell>
          <table:table-cell table:style-name="ce30"/>
          <table:table-cell table:style-name="ce402" table:formula="of:=IF([.B12]=2;&quot;Eff. Warp&quot;;&quot;Safe Warp&quot;)" office:value-type="string" office:string-value="Safe Warp" calcext:value-type="string">
            <text:p>Safe Warp</text:p>
          </table:table-cell>
          <table:table-cell table:style-name="ce402" office:value-type="string" calcext:value-type="string">
            <text:p>+1 Warp</text:p>
          </table:table-cell>
          <table:table-cell table:style-name="ce402" office:value-type="string" calcext:value-type="string">
            <text:p>+2 Warp</text:p>
          </table:table-cell>
          <table:table-cell table:style-name="ce402" office:value-type="string" calcext:value-type="string">
            <text:p>+3 Warp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Travel per year</text:p>
          </table:table-cell>
          <table:table-cell table:formula="of:=POWER([.B7];2)" office:value-type="float" office:value="64" calcext:value-type="float">
            <text:p>64</text:p>
          </table:table-cell>
          <table:table-cell table:style-name="ce11" office:value-type="string" calcext:value-type="string">
            <text:p>In ly</text:p>
          </table:table-cell>
          <table:table-cell table:style-name="ce30" office:value-type="string" calcext:value-type="string">
            <text:p>Turn</text:p>
          </table:table-cell>
          <table:table-cell table:style-name="ce121" table:formula="of:=IF([.$B12]=0;0;IF([.$B12]=1;0;0.1))" office:value-type="percentage" office:value="0" calcext:value-type="percentage">
            <text:p>0,0%</text:p>
          </table:table-cell>
          <table:table-cell table:style-name="ce121" table:formula="of:=IF([.$B12]=0;0.1;IF([.$B12]=1;0.05;IF(AND([.$B4]&gt;0;[.$B4]=[.$B3]);0.1;0.25)))" office:value-type="percentage" office:value="0.1" calcext:value-type="percentage">
            <text:p>10,0%</text:p>
          </table:table-cell>
          <table:table-cell table:style-name="ce121" table:formula="of:=IF([.$B12]=0;0.25;IF([.$B12]=1;0.125;IF(AND([.$B4]&gt;0;[.$B4]=[.$B3]);0.25;0.5)))" office:value-type="percentage" office:value="0.25" calcext:value-type="percentage">
            <text:p>25,0%</text:p>
          </table:table-cell>
          <table:table-cell table:style-name="ce121" table:formula="of:=IF([.$B12]=0;0.5;IF([.$B12]=1;0.25;0.5))" office:value-type="percentage" office:value="0.5" calcext:value-type="percentage">
            <text:p>50,0%</text:p>
          </table:table-cell>
          <table:table-cell table:style-name="ce11" office:value-type="string" calcext:value-type="string">
            <text:p>Decay Rates/turn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nium Decay/turn</text:p>
          </table:table-cell>
          <table:table-cell table:formula="of:=IF([.B12]=1;5;10)" office:value-type="float" office:value="10" calcext:value-type="float">
            <text:p>10</text:p>
          </table:table-cell>
          <table:table-cell table:style-name="ce11" office:value-type="string" calcext:value-type="string">
            <text:p>In kT</text:p>
          </table:table-cell>
          <table:table-cell table:style-name="ce11" office:value-type="float" office:value="1" calcext:value-type="float">
            <text:p>1</text:p>
          </table:table-cell>
          <table:table-cell table:style-name="ce128" table:formula="of:=IF([.$B$12]&lt;2;[.$B$2];ROUNDUP([.$B$2]-MAX([.$B$2]*([.E$17]*([.$B$16]/[.$B$17]));[.$B$18]);0))" office:value-type="float" office:value="3000" calcext:value-type="float">
            <text:p>3000</text:p>
          </table:table-cell>
          <table:table-cell table:style-name="ce128" table:formula="of:=ROUNDUP([.$B$2]-MAX([.$B$2]*([.F$17]*([.$B$16]/[.$B$17]));[.$B$18]);0)" office:value-type="float" office:value="2850" calcext:value-type="float">
            <text:p>2850</text:p>
          </table:table-cell>
          <table:table-cell table:style-name="ce128" table:formula="of:=ROUNDUP([.$B$2]-MAX([.$B$2]*([.G$17]*([.$B$16]/[.$B$17]));[.$B$18]);0)" office:value-type="float" office:value="2625" calcext:value-type="float">
            <text:p>2625</text:p>
          </table:table-cell>
          <table:table-cell table:style-name="ce128" table:formula="of:=ROUNDUP([.$B$2]-MAX([.$B$2]*([.H$17]*([.$B$16]/[.$B$17]));[.$B$18]);0)" office:value-type="float" office:value="2250" calcext:value-type="float">
            <text:p>225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s Travel</text:p>
          </table:table-cell>
          <table:table-cell table:style-name="ce120" table:formula="of:=1+ROUNDUP(([.B8]-[.B16])/[.B17];0)" office:value-type="float" office:value="6" calcext:value-type="float">
            <text:p>6</text:p>
          </table:table-cell>
          <table:table-cell/>
          <table:table-cell table:style-name="ce11" table:formula="of:=[.D18]+1" office:value-type="float" office:value="2" calcext:value-type="float">
            <text:p>2</text:p>
          </table:table-cell>
          <table:table-cell table:style-name="ce128" table:formula="of:=IF([.$B$12]&lt;2;[.$B$2];ROUNDUP(MAX(IF([.$B$19]=[.$D19];[.E18]-MAX([.E18]*([.E$17]*([.$B$20]/[.$B$17]));[.$B$18]);[.E18]-MAX([.E18]*[.E$17];[.$B$18]));0);0))" office:value-type="float" office:value="3000" calcext:value-type="float">
            <text:p>3000</text:p>
          </table:table-cell>
          <table:table-cell table:style-name="ce128" table:formula="of:=ROUNDUP(MAX(IF([.$B$19]=[.$D19];[.F18]-MAX([.F18]*([.F$17]*([.$B$20]/[.$B$17]));[.$B$18]);[.F18]-MAX([.F18]*[.F$17];[.$B$18]));0);0)" office:value-type="float" office:value="2565" calcext:value-type="float">
            <text:p>2565</text:p>
          </table:table-cell>
          <table:table-cell table:style-name="ce128" table:formula="of:=ROUNDUP(MAX(IF([.$B$19]=[.$D19];[.G18]-MAX([.G18]*([.G$17]*([.$B$20]/[.$B$17]));[.$B$18]);[.G18]-MAX([.G18]*[.G$17];[.$B$18]));0);0)" office:value-type="float" office:value="1969" calcext:value-type="float">
            <text:p>1969</text:p>
          </table:table-cell>
          <table:table-cell table:style-name="ce128" table:formula="of:=ROUNDUP(MAX(IF([.$B$19]=[.$D19];[.H18]-MAX([.H18]*([.H$17]*([.$B$20]/[.$B$17]));[.$B$18]);[.H18]-MAX([.H18]*[.H$17];[.$B$18]));0);0)" office:value-type="float" office:value="1125" calcext:value-type="float">
            <text:p>1125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Travel on Last Turn</text:p>
          </table:table-cell>
          <table:table-cell table:formula="of:=IF([.B19]=1;[.B16];[.B8]-[.B16]-(([.B19]-2)*[.B17]))" office:value-type="float" office:value="12" calcext:value-type="float">
            <text:p>12</text:p>
          </table:table-cell>
          <table:table-cell table:style-name="ce11" office:value-type="string" calcext:value-type="string">
            <text:p>In ly</text:p>
          </table:table-cell>
          <table:table-cell table:style-name="ce11" table:formula="of:=[.D19]+1" office:value-type="float" office:value="3" calcext:value-type="float">
            <text:p>3</text:p>
          </table:table-cell>
          <table:table-cell table:style-name="ce128" table:formula="of:=IF([.$B$12]&lt;2;[.$B$2];ROUNDUP(MAX(IF([.$B$19]=[.$D20];[.E19]-MAX([.E19]*([.E$17]*([.$B$20]/[.$B$17]));[.$B$18]);[.E19]-MAX([.E19]*[.E$17];[.$B$18]));0);0))" office:value-type="float" office:value="3000" calcext:value-type="float">
            <text:p>3000</text:p>
          </table:table-cell>
          <table:table-cell table:style-name="ce128" table:formula="of:=ROUNDUP(MAX(IF([.$B$19]=[.$D20];[.F19]-MAX([.F19]*([.F$17]*([.$B$20]/[.$B$17]));[.$B$18]);[.F19]-MAX([.F19]*[.F$17];[.$B$18]));0);0)" office:value-type="float" office:value="2309" calcext:value-type="float">
            <text:p>2309</text:p>
          </table:table-cell>
          <table:table-cell table:style-name="ce128" table:formula="of:=ROUNDUP(MAX(IF([.$B$19]=[.$D20];[.G19]-MAX([.G19]*([.G$17]*([.$B$20]/[.$B$17]));[.$B$18]);[.G19]-MAX([.G19]*[.G$17];[.$B$18]));0);0)" office:value-type="float" office:value="1477" calcext:value-type="float">
            <text:p>1477</text:p>
          </table:table-cell>
          <table:table-cell table:style-name="ce128" table:formula="of:=ROUNDUP(MAX(IF([.$B$19]=[.$D20];[.H19]-MAX([.H19]*([.H$17]*([.$B$20]/[.$B$17]));[.$B$18]);[.H19]-MAX([.H19]*[.H$17];[.$B$18]));0);0)" office:value-type="float" office:value="563" calcext:value-type="float">
            <text:p>563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Packet size on receipt</text:p>
          </table:table-cell>
          <table:table-cell table:style-name="ce40" table:formula="of:=INDEX(PacketSize;[.B19];MIN(MAX(1+[.B7]-[.D3];1);4))" office:value-type="float" office:value="3000" calcext:value-type="float">
            <text:p>3000</text:p>
          </table:table-cell>
          <table:table-cell table:style-name="ce11" office:value-type="string" calcext:value-type="string">
            <text:p>In kT</text:p>
          </table:table-cell>
          <table:table-cell table:style-name="ce11" table:formula="of:=[.D20]+1" office:value-type="float" office:value="4" calcext:value-type="float">
            <text:p>4</text:p>
          </table:table-cell>
          <table:table-cell table:style-name="ce128" table:formula="of:=IF([.$B$12]&lt;2;[.$B$2];ROUNDUP(MAX(IF([.$B$19]=[.$D21];[.E20]-MAX([.E20]*([.E$17]*([.$B$20]/[.$B$17]));[.$B$18]);[.E20]-MAX([.E20]*[.E$17];[.$B$18]));0);0))" office:value-type="float" office:value="3000" calcext:value-type="float">
            <text:p>3000</text:p>
          </table:table-cell>
          <table:table-cell table:style-name="ce128" table:formula="of:=ROUNDUP(MAX(IF([.$B$19]=[.$D21];[.F20]-MAX([.F20]*([.F$17]*([.$B$20]/[.$B$17]));[.$B$18]);[.F20]-MAX([.F20]*[.F$17];[.$B$18]));0);0)" office:value-type="float" office:value="2079" calcext:value-type="float">
            <text:p>2079</text:p>
          </table:table-cell>
          <table:table-cell table:style-name="ce128" table:formula="of:=ROUNDUP(MAX(IF([.$B$19]=[.$D21];[.G20]-MAX([.G20]*([.G$17]*([.$B$20]/[.$B$17]));[.$B$18]);[.G20]-MAX([.G20]*[.G$17];[.$B$18]));0);0)" office:value-type="float" office:value="1108" calcext:value-type="float">
            <text:p>1108</text:p>
          </table:table-cell>
          <table:table-cell table:style-name="ce128" table:formula="of:=ROUNDUP(MAX(IF([.$B$19]=[.$D21];[.H20]-MAX([.H20]*([.H$17]*([.$B$20]/[.$B$17]));[.$B$18]);[.H20]-MAX([.H20]*[.H$17];[.$B$18]));0);0)" office:value-type="float" office:value="282" calcext:value-type="float">
            <text:p>282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21]+1" office:value-type="float" office:value="5" calcext:value-type="float">
            <text:p>5</text:p>
          </table:table-cell>
          <table:table-cell table:style-name="ce128" table:formula="of:=IF([.$B$12]&lt;2;[.$B$2];ROUNDUP(MAX(IF([.$B$19]=[.$D22];[.E21]-MAX([.E21]*([.E$17]*([.$B$20]/[.$B$17]));[.$B$18]);[.E21]-MAX([.E21]*[.E$17];[.$B$18]));0);0))" office:value-type="float" office:value="3000" calcext:value-type="float">
            <text:p>3000</text:p>
          </table:table-cell>
          <table:table-cell table:style-name="ce128" table:formula="of:=ROUNDUP(MAX(IF([.$B$19]=[.$D22];[.F21]-MAX([.F21]*([.F$17]*([.$B$20]/[.$B$17]));[.$B$18]);[.F21]-MAX([.F21]*[.F$17];[.$B$18]));0);0)" office:value-type="float" office:value="1872" calcext:value-type="float">
            <text:p>1872</text:p>
          </table:table-cell>
          <table:table-cell table:style-name="ce128" table:formula="of:=ROUNDUP(MAX(IF([.$B$19]=[.$D22];[.G21]-MAX([.G21]*([.G$17]*([.$B$20]/[.$B$17]));[.$B$18]);[.G21]-MAX([.G21]*[.G$17];[.$B$18]));0);0)" office:value-type="float" office:value="831" calcext:value-type="float">
            <text:p>831</text:p>
          </table:table-cell>
          <table:table-cell table:style-name="ce128" table:formula="of:=ROUNDUP(MAX(IF([.$B$19]=[.$D22];[.H21]-MAX([.H21]*([.H$17]*([.$B$20]/[.$B$17]));[.$B$18]);[.H21]-MAX([.H21]*[.H$17];[.$B$18]));0);0)" office:value-type="float" office:value="141" calcext:value-type="float">
            <text:p>14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% Caught Safely</text:p>
          </table:table-cell>
          <table:table-cell table:style-name="ce121" table:formula="of:=MIN(POWER([.D5];2)/POWER([.B7];2);1)" office:value-type="percentage" office:value="1" calcext:value-type="percentage">
            <text:p>100,0%</text:p>
          </table:table-cell>
          <table:table-cell/>
          <table:table-cell table:style-name="ce11" table:formula="of:=[.D22]+1" office:value-type="float" office:value="6" calcext:value-type="float">
            <text:p>6</text:p>
          </table:table-cell>
          <table:table-cell table:style-name="ce128" table:formula="of:=IF([.$B$12]&lt;2;[.$B$2];ROUNDUP(MAX(IF([.$B$19]=[.$D23];[.E22]-MAX([.E22]*([.E$17]*([.$B$20]/[.$B$17]));[.$B$18]);[.E22]-MAX([.E22]*[.E$17];[.$B$18]));0);0))" office:value-type="float" office:value="3000" calcext:value-type="float">
            <text:p>3000</text:p>
          </table:table-cell>
          <table:table-cell table:style-name="ce128" table:formula="of:=ROUNDUP(MAX(IF([.$B$19]=[.$D23];[.F22]-MAX([.F22]*([.F$17]*([.$B$20]/[.$B$17]));[.$B$18]);[.F22]-MAX([.F22]*[.F$17];[.$B$18]));0);0)" office:value-type="float" office:value="1837" calcext:value-type="float">
            <text:p>1837</text:p>
          </table:table-cell>
          <table:table-cell table:style-name="ce128" table:formula="of:=ROUNDUP(MAX(IF([.$B$19]=[.$D23];[.G22]-MAX([.G22]*([.G$17]*([.$B$20]/[.$B$17]));[.$B$18]);[.G22]-MAX([.G22]*[.G$17];[.$B$18]));0);0)" office:value-type="float" office:value="793" calcext:value-type="float">
            <text:p>793</text:p>
          </table:table-cell>
          <table:table-cell table:style-name="ce128" table:formula="of:=ROUNDUP(MAX(IF([.$B$19]=[.$D23];[.H22]-MAX([.H22]*([.H$17]*([.$B$20]/[.$B$17]));[.$B$18]);[.H22]-MAX([.H22]*[.H$17];[.$B$18]));0);0)" office:value-type="float" office:value="128" calcext:value-type="float">
            <text:p>128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Raw Damage</text:p>
          </table:table-cell>
          <table:table-cell table:formula="of:=ROUND(MAX(0;(POWER([.B7];2)-POWER([.D5];2))*[.B21]/160);0)" office:value-type="float" office:value="0" calcext:value-type="float">
            <text:p>0</text:p>
          </table:table-cell>
          <table:table-cell/>
          <table:table-cell table:style-name="ce11" table:formula="of:=[.D23]+1" office:value-type="float" office:value="7" calcext:value-type="float">
            <text:p>7</text:p>
          </table:table-cell>
          <table:table-cell table:style-name="ce128" table:formula="of:=IF([.$B$12]&lt;2;[.$B$2];ROUNDUP(MAX(IF([.$B$19]=[.$D24];[.E23]-MAX([.E23]*([.E$17]*([.$B$20]/[.$B$17]));[.$B$18]);[.E23]-MAX([.E23]*[.E$17];[.$B$18]));0);0))" office:value-type="float" office:value="3000" calcext:value-type="float">
            <text:p>3000</text:p>
          </table:table-cell>
          <table:table-cell table:style-name="ce128" table:formula="of:=ROUNDUP(MAX(IF([.$B$19]=[.$D24];[.F23]-MAX([.F23]*([.F$17]*([.$B$20]/[.$B$17]));[.$B$18]);[.F23]-MAX([.F23]*[.F$17];[.$B$18]));0);0)" office:value-type="float" office:value="1654" calcext:value-type="float">
            <text:p>1654</text:p>
          </table:table-cell>
          <table:table-cell table:style-name="ce128" table:formula="of:=ROUNDUP(MAX(IF([.$B$19]=[.$D24];[.G23]-MAX([.G23]*([.G$17]*([.$B$20]/[.$B$17]));[.$B$18]);[.G23]-MAX([.G23]*[.G$17];[.$B$18]));0);0)" office:value-type="float" office:value="595" calcext:value-type="float">
            <text:p>595</text:p>
          </table:table-cell>
          <table:table-cell table:style-name="ce128" table:formula="of:=ROUNDUP(MAX(IF([.$B$19]=[.$D24];[.H23]-MAX([.H23]*([.H$17]*([.$B$20]/[.$B$17]));[.$B$18]);[.H23]-MAX([.H23]*[.H$17];[.$B$18]));0);0)" office:value-type="float" office:value="64" calcext:value-type="float">
            <text:p>64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Raw Modified by Defense</text:p>
          </table:table-cell>
          <table:table-cell table:formula="of:=ROUND([.B24]*(100-[.B9])/100;0)" office:value-type="float" office:value="0" calcext:value-type="float">
            <text:p>0</text:p>
          </table:table-cell>
          <table:table-cell/>
          <table:table-cell table:style-name="ce11" table:formula="of:=[.D24]+1" office:value-type="float" office:value="8" calcext:value-type="float">
            <text:p>8</text:p>
          </table:table-cell>
          <table:table-cell table:style-name="ce128" table:formula="of:=IF([.$B$12]&lt;2;[.$B$2];ROUNDUP(MAX(IF([.$B$19]=[.$D25];[.E24]-MAX([.E24]*([.E$17]*([.$B$20]/[.$B$17]));[.$B$18]);[.E24]-MAX([.E24]*[.E$17];[.$B$18]));0);0))" office:value-type="float" office:value="3000" calcext:value-type="float">
            <text:p>3000</text:p>
          </table:table-cell>
          <table:table-cell table:style-name="ce128" table:formula="of:=ROUNDUP(MAX(IF([.$B$19]=[.$D25];[.F24]-MAX([.F24]*([.F$17]*([.$B$20]/[.$B$17]));[.$B$18]);[.F24]-MAX([.F24]*[.F$17];[.$B$18]));0);0)" office:value-type="float" office:value="1489" calcext:value-type="float">
            <text:p>1489</text:p>
          </table:table-cell>
          <table:table-cell table:style-name="ce128" table:formula="of:=ROUNDUP(MAX(IF([.$B$19]=[.$D25];[.G24]-MAX([.G24]*([.G$17]*([.$B$20]/[.$B$17]));[.$B$18]);[.G24]-MAX([.G24]*[.G$17];[.$B$18]));0);0)" office:value-type="float" office:value="447" calcext:value-type="float">
            <text:p>447</text:p>
          </table:table-cell>
          <table:table-cell table:style-name="ce128" table:formula="of:=ROUNDUP(MAX(IF([.$B$19]=[.$D25];[.H24]-MAX([.H24]*([.H$17]*([.$B$20]/[.$B$17]));[.$B$18]);[.H24]-MAX([.H24]*[.H$17];[.$B$18]));0);0)" office:value-type="float" office:value="32" calcext:value-type="float">
            <text:p>32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25]+1" office:value-type="float" office:value="9" calcext:value-type="float">
            <text:p>9</text:p>
          </table:table-cell>
          <table:table-cell table:style-name="ce128" table:formula="of:=IF([.$B$12]&lt;2;[.$B$2];ROUNDUP(MAX(IF([.$B$19]=[.$D26];[.E25]-MAX([.E25]*([.E$17]*([.$B$20]/[.$B$17]));[.$B$18]);[.E25]-MAX([.E25]*[.E$17];[.$B$18]));0);0))" office:value-type="float" office:value="3000" calcext:value-type="float">
            <text:p>3000</text:p>
          </table:table-cell>
          <table:table-cell table:style-name="ce128" table:formula="of:=ROUNDUP(MAX(IF([.$B$19]=[.$D26];[.F25]-MAX([.F25]*([.F$17]*([.$B$20]/[.$B$17]));[.$B$18]);[.F25]-MAX([.F25]*[.F$17];[.$B$18]));0);0)" office:value-type="float" office:value="1341" calcext:value-type="float">
            <text:p>1341</text:p>
          </table:table-cell>
          <table:table-cell table:style-name="ce128" table:formula="of:=ROUNDUP(MAX(IF([.$B$19]=[.$D26];[.G25]-MAX([.G25]*([.G$17]*([.$B$20]/[.$B$17]));[.$B$18]);[.G25]-MAX([.G25]*[.G$17];[.$B$18]));0);0)" office:value-type="float" office:value="336" calcext:value-type="float">
            <text:p>336</text:p>
          </table:table-cell>
          <table:table-cell table:style-name="ce128" table:formula="of:=ROUNDUP(MAX(IF([.$B$19]=[.$D26];[.H25]-MAX([.H25]*([.H$17]*([.$B$20]/[.$B$17]));[.$B$18]);[.H25]-MAX([.H25]*[.H$17];[.$B$18]));0);0)" office:value-type="float" office:value="16" calcext:value-type="float">
            <text:p>16</text:p>
          </table:table-cell>
          <table:table-cell table:number-columns-repeated="56"/>
        </table:table-row>
        <table:table-row table:style-name="ro2">
          <table:table-cell table:style-name="ce17" office:value-type="string" calcext:value-type="string">
            <text:p>Final Results</text:p>
          </table:table-cell>
          <table:table-cell table:number-columns-repeated="2"/>
          <table:table-cell table:style-name="ce11" table:formula="of:=[.D26]+1" office:value-type="float" office:value="10" calcext:value-type="float">
            <text:p>10</text:p>
          </table:table-cell>
          <table:table-cell table:style-name="ce128" table:formula="of:=IF([.$B$12]&lt;2;[.$B$2];ROUNDUP(MAX(IF([.$B$19]=[.$D27];[.E26]-MAX([.E26]*([.E$17]*([.$B$20]/[.$B$17]));[.$B$18]);[.E26]-MAX([.E26]*[.E$17];[.$B$18]));0);0))" office:value-type="float" office:value="3000" calcext:value-type="float">
            <text:p>3000</text:p>
          </table:table-cell>
          <table:table-cell table:style-name="ce128" table:formula="of:=ROUNDUP(MAX(IF([.$B$19]=[.$D27];[.F26]-MAX([.F26]*([.F$17]*([.$B$20]/[.$B$17]));[.$B$18]);[.F26]-MAX([.F26]*[.F$17];[.$B$18]));0);0)" office:value-type="float" office:value="1207" calcext:value-type="float">
            <text:p>1207</text:p>
          </table:table-cell>
          <table:table-cell table:style-name="ce128" table:formula="of:=ROUNDUP(MAX(IF([.$B$19]=[.$D27];[.G26]-MAX([.G26]*([.G$17]*([.$B$20]/[.$B$17]));[.$B$18]);[.G26]-MAX([.G26]*[.G$17];[.$B$18]));0);0)" office:value-type="float" office:value="252" calcext:value-type="float">
            <text:p>252</text:p>
          </table:table-cell>
          <table:table-cell table:style-name="ce128" table:formula="of:=ROUNDUP(MAX(IF([.$B$19]=[.$D27];[.H26]-MAX([.H26]*([.H$17]*([.$B$20]/[.$B$17]));[.$B$18]);[.H26]-MAX([.H26]*[.H$17];[.$B$18]));0);0)" office:value-type="float" office:value="6" calcext:value-type="float">
            <text:p>6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olonists Killed</text:p>
          </table:table-cell>
          <table:table-cell table:style-name="ce122" table:formula="of:=MIN(MAX([.B25]*[.B11]/1000;[.B25]*100);[.B11])" office:value-type="float" office:value="0" calcext:value-type="float">
            <text:p><text:s/>- </text:p>
          </table:table-cell>
          <table:table-cell table:style-name="ce17" table:formula="of:=IF([.B28]=[.B11];&quot;BOOM&quot;;&quot;&quot;)">
            <text:p/>
          </table:table-cell>
          <table:table-cell table:style-name="ce11" table:formula="of:=[.D27]+1" office:value-type="float" office:value="11" calcext:value-type="float">
            <text:p>11</text:p>
          </table:table-cell>
          <table:table-cell table:style-name="ce128" table:formula="of:=IF([.$B$12]&lt;2;[.$B$2];ROUNDUP(MAX(IF([.$B$19]=[.$D28];[.E27]-MAX([.E27]*([.E$17]*([.$B$20]/[.$B$17]));[.$B$18]);[.E27]-MAX([.E27]*[.E$17];[.$B$18]));0);0))" office:value-type="float" office:value="3000" calcext:value-type="float">
            <text:p>3000</text:p>
          </table:table-cell>
          <table:table-cell table:style-name="ce128" table:formula="of:=ROUNDUP(MAX(IF([.$B$19]=[.$D28];[.F27]-MAX([.F27]*([.F$17]*([.$B$20]/[.$B$17]));[.$B$18]);[.F27]-MAX([.F27]*[.F$17];[.$B$18]));0);0)" office:value-type="float" office:value="1087" calcext:value-type="float">
            <text:p>1087</text:p>
          </table:table-cell>
          <table:table-cell table:style-name="ce128" table:formula="of:=ROUNDUP(MAX(IF([.$B$19]=[.$D28];[.G27]-MAX([.G27]*([.G$17]*([.$B$20]/[.$B$17]));[.$B$18]);[.G27]-MAX([.G27]*[.G$17];[.$B$18]));0);0)" office:value-type="float" office:value="189" calcext:value-type="float">
            <text:p>189</text:p>
          </table:table-cell>
          <table:table-cell table:style-name="ce128" table:formula="of:=ROUNDUP(MAX(IF([.$B$19]=[.$D28];[.H27]-MAX([.H27]*([.H$17]*([.$B$20]/[.$B$17]));[.$B$18]);[.H27]-MAX([.H27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efenses Destroyed</text:p>
          </table:table-cell>
          <table:table-cell table:style-name="ce123" table:formula="of:=MIN(ROUND(MAX([.B25]/20;[.B10]*[.B25]/1000);0);[.B10])" office:value-type="float" office:value="0" calcext:value-type="float">
            <text:p>0</text:p>
          </table:table-cell>
          <table:table-cell table:style-name="ce126" table:formula="of:=IF(AND([.B10]&gt;0;[.B10]=[.B29]);&quot;BOOM&quot;;&quot;&quot;)">
            <text:p/>
          </table:table-cell>
          <table:table-cell table:style-name="ce11" table:formula="of:=[.D28]+1" office:value-type="float" office:value="12" calcext:value-type="float">
            <text:p>12</text:p>
          </table:table-cell>
          <table:table-cell table:style-name="ce128" table:formula="of:=IF([.$B$12]&lt;2;[.$B$2];ROUNDUP(MAX(IF([.$B$19]=[.$D29];[.E28]-MAX([.E28]*([.E$17]*([.$B$20]/[.$B$17]));[.$B$18]);[.E28]-MAX([.E28]*[.E$17];[.$B$18]));0);0))" office:value-type="float" office:value="3000" calcext:value-type="float">
            <text:p>3000</text:p>
          </table:table-cell>
          <table:table-cell table:style-name="ce128" table:formula="of:=ROUNDUP(MAX(IF([.$B$19]=[.$D29];[.F28]-MAX([.F28]*([.F$17]*([.$B$20]/[.$B$17]));[.$B$18]);[.F28]-MAX([.F28]*[.F$17];[.$B$18]));0);0)" office:value-type="float" office:value="979" calcext:value-type="float">
            <text:p>979</text:p>
          </table:table-cell>
          <table:table-cell table:style-name="ce128" table:formula="of:=ROUNDUP(MAX(IF([.$B$19]=[.$D29];[.G28]-MAX([.G28]*([.G$17]*([.$B$20]/[.$B$17]));[.$B$18]);[.G28]-MAX([.G28]*[.G$17];[.$B$18]));0);0)" office:value-type="float" office:value="142" calcext:value-type="float">
            <text:p>142</text:p>
          </table:table-cell>
          <table:table-cell table:style-name="ce128" table:formula="of:=ROUNDUP(MAX(IF([.$B$19]=[.$D29];[.H28]-MAX([.H28]*([.H$17]*([.$B$20]/[.$B$17]));[.$B$18]);[.H28]-MAX([.H28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inerals Recovered</text:p>
          </table:table-cell>
          <table:table-cell table:style-name="ce124" table:formula="of:=ROUND(([.B21]*[.B23]+([.B21]*(1-[.B23])/3));0)" office:value-type="float" office:value="3000" calcext:value-type="float">
            <text:p>3000</text:p>
          </table:table-cell>
          <table:table-cell table:style-name="ce11" office:value-type="string" calcext:value-type="string">
            <text:p>kT</text:p>
          </table:table-cell>
          <table:table-cell table:style-name="ce11" table:formula="of:=[.D29]+1" office:value-type="float" office:value="13" calcext:value-type="float">
            <text:p>13</text:p>
          </table:table-cell>
          <table:table-cell table:style-name="ce128" table:formula="of:=IF([.$B$12]&lt;2;[.$B$2];ROUNDUP(MAX(IF([.$B$19]=[.$D30];[.E29]-MAX([.E29]*([.E$17]*([.$B$20]/[.$B$17]));[.$B$18]);[.E29]-MAX([.E29]*[.E$17];[.$B$18]));0);0))" office:value-type="float" office:value="3000" calcext:value-type="float">
            <text:p>3000</text:p>
          </table:table-cell>
          <table:table-cell table:style-name="ce128" table:formula="of:=ROUNDUP(MAX(IF([.$B$19]=[.$D30];[.F29]-MAX([.F29]*([.F$17]*([.$B$20]/[.$B$17]));[.$B$18]);[.F29]-MAX([.F29]*[.F$17];[.$B$18]));0);0)" office:value-type="float" office:value="882" calcext:value-type="float">
            <text:p>882</text:p>
          </table:table-cell>
          <table:table-cell table:style-name="ce128" table:formula="of:=ROUNDUP(MAX(IF([.$B$19]=[.$D30];[.G29]-MAX([.G29]*([.G$17]*([.$B$20]/[.$B$17]));[.$B$18]);[.G29]-MAX([.G29]*[.G$17];[.$B$18]));0);0)" office:value-type="float" office:value="107" calcext:value-type="float">
            <text:p>107</text:p>
          </table:table-cell>
          <table:table-cell table:style-name="ce128" table:formula="of:=ROUNDUP(MAX(IF([.$B$19]=[.$D30];[.H29]-MAX([.H29]*([.H$17]*([.$B$20]/[.$B$17]));[.$B$18]);[.H29]-MAX([.H29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30]+1" office:value-type="float" office:value="14" calcext:value-type="float">
            <text:p>14</text:p>
          </table:table-cell>
          <table:table-cell table:style-name="ce128" table:formula="of:=IF([.$B$12]&lt;2;[.$B$2];ROUNDUP(MAX(IF([.$B$19]=[.$D31];[.E30]-MAX([.E30]*([.E$17]*([.$B$20]/[.$B$17]));[.$B$18]);[.E30]-MAX([.E30]*[.E$17];[.$B$18]));0);0))" office:value-type="float" office:value="3000" calcext:value-type="float">
            <text:p>3000</text:p>
          </table:table-cell>
          <table:table-cell table:style-name="ce128" table:formula="of:=ROUNDUP(MAX(IF([.$B$19]=[.$D31];[.F30]-MAX([.F30]*([.F$17]*([.$B$20]/[.$B$17]));[.$B$18]);[.F30]-MAX([.F30]*[.F$17];[.$B$18]));0);0)" office:value-type="float" office:value="794" calcext:value-type="float">
            <text:p>794</text:p>
          </table:table-cell>
          <table:table-cell table:style-name="ce128" table:formula="of:=ROUNDUP(MAX(IF([.$B$19]=[.$D31];[.G30]-MAX([.G30]*([.G$17]*([.$B$20]/[.$B$17]));[.$B$18]);[.G30]-MAX([.G30]*[.G$17];[.$B$18]));0);0)" office:value-type="float" office:value="81" calcext:value-type="float">
            <text:p>81</text:p>
          </table:table-cell>
          <table:table-cell table:style-name="ce128" table:formula="of:=ROUNDUP(MAX(IF([.$B$19]=[.$D31];[.H30]-MAX([.H30]*([.H$17]*([.$B$20]/[.$B$17]));[.$B$18]);[.H30]-MAX([.H30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31]+1" office:value-type="float" office:value="15" calcext:value-type="float">
            <text:p>15</text:p>
          </table:table-cell>
          <table:table-cell table:style-name="ce128" table:formula="of:=IF([.$B$12]&lt;2;[.$B$2];ROUNDUP(MAX(IF([.$B$19]=[.$D32];[.E31]-MAX([.E31]*([.E$17]*([.$B$20]/[.$B$17]));[.$B$18]);[.E31]-MAX([.E31]*[.E$17];[.$B$18]));0);0))" office:value-type="float" office:value="3000" calcext:value-type="float">
            <text:p>3000</text:p>
          </table:table-cell>
          <table:table-cell table:style-name="ce128" table:formula="of:=ROUNDUP(MAX(IF([.$B$19]=[.$D32];[.F31]-MAX([.F31]*([.F$17]*([.$B$20]/[.$B$17]));[.$B$18]);[.F31]-MAX([.F31]*[.F$17];[.$B$18]));0);0)" office:value-type="float" office:value="715" calcext:value-type="float">
            <text:p>715</text:p>
          </table:table-cell>
          <table:table-cell table:style-name="ce128" table:formula="of:=ROUNDUP(MAX(IF([.$B$19]=[.$D32];[.G31]-MAX([.G31]*([.G$17]*([.$B$20]/[.$B$17]));[.$B$18]);[.G31]-MAX([.G31]*[.G$17];[.$B$18]));0);0)" office:value-type="float" office:value="61" calcext:value-type="float">
            <text:p>61</text:p>
          </table:table-cell>
          <table:table-cell table:style-name="ce128" table:formula="of:=ROUNDUP(MAX(IF([.$B$19]=[.$D32];[.H31]-MAX([.H31]*([.H$17]*([.$B$20]/[.$B$17]));[.$B$18]);[.H31]-MAX([.H31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32]+1" office:value-type="float" office:value="16" calcext:value-type="float">
            <text:p>16</text:p>
          </table:table-cell>
          <table:table-cell table:style-name="ce128" table:formula="of:=IF([.$B$12]&lt;2;[.$B$2];ROUNDUP(MAX(IF([.$B$19]=[.$D33];[.E32]-MAX([.E32]*([.E$17]*([.$B$20]/[.$B$17]));[.$B$18]);[.E32]-MAX([.E32]*[.E$17];[.$B$18]));0);0))" office:value-type="float" office:value="3000" calcext:value-type="float">
            <text:p>3000</text:p>
          </table:table-cell>
          <table:table-cell table:style-name="ce128" table:formula="of:=ROUNDUP(MAX(IF([.$B$19]=[.$D33];[.F32]-MAX([.F32]*([.F$17]*([.$B$20]/[.$B$17]));[.$B$18]);[.F32]-MAX([.F32]*[.F$17];[.$B$18]));0);0)" office:value-type="float" office:value="644" calcext:value-type="float">
            <text:p>644</text:p>
          </table:table-cell>
          <table:table-cell table:style-name="ce128" table:formula="of:=ROUNDUP(MAX(IF([.$B$19]=[.$D33];[.G32]-MAX([.G32]*([.G$17]*([.$B$20]/[.$B$17]));[.$B$18]);[.G32]-MAX([.G32]*[.G$17];[.$B$18]));0);0)" office:value-type="float" office:value="46" calcext:value-type="float">
            <text:p>46</text:p>
          </table:table-cell>
          <table:table-cell table:style-name="ce128" table:formula="of:=ROUNDUP(MAX(IF([.$B$19]=[.$D33];[.H32]-MAX([.H32]*([.H$17]*([.$B$20]/[.$B$17]));[.$B$18]);[.H32]-MAX([.H32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Thanks to Barry Kearns for clearing up how IT works</text:p>
          </table:table-cell>
          <table:table-cell table:number-columns-repeated="2"/>
          <table:table-cell table:style-name="ce11" table:formula="of:=[.D33]+1" office:value-type="float" office:value="17" calcext:value-type="float">
            <text:p>17</text:p>
          </table:table-cell>
          <table:table-cell table:style-name="ce128" table:formula="of:=IF([.$B$12]&lt;2;[.$B$2];ROUNDUP(MAX(IF([.$B$19]=[.$D34];[.E33]-MAX([.E33]*([.E$17]*([.$B$20]/[.$B$17]));[.$B$18]);[.E33]-MAX([.E33]*[.E$17];[.$B$18]));0);0))" office:value-type="float" office:value="3000" calcext:value-type="float">
            <text:p>3000</text:p>
          </table:table-cell>
          <table:table-cell table:style-name="ce128" table:formula="of:=ROUNDUP(MAX(IF([.$B$19]=[.$D34];[.F33]-MAX([.F33]*([.F$17]*([.$B$20]/[.$B$17]));[.$B$18]);[.F33]-MAX([.F33]*[.F$17];[.$B$18]));0);0)" office:value-type="float" office:value="580" calcext:value-type="float">
            <text:p>580</text:p>
          </table:table-cell>
          <table:table-cell table:style-name="ce128" table:formula="of:=ROUNDUP(MAX(IF([.$B$19]=[.$D34];[.G33]-MAX([.G33]*([.G$17]*([.$B$20]/[.$B$17]));[.$B$18]);[.G33]-MAX([.G33]*[.G$17];[.$B$18]));0);0)" office:value-type="float" office:value="35" calcext:value-type="float">
            <text:p>35</text:p>
          </table:table-cell>
          <table:table-cell table:style-name="ce128" table:formula="of:=ROUNDUP(MAX(IF([.$B$19]=[.$D34];[.H33]-MAX([.H33]*([.H$17]*([.$B$20]/[.$B$17]));[.$B$18]);[.H33]-MAX([.H33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34]+1" office:value-type="float" office:value="18" calcext:value-type="float">
            <text:p>18</text:p>
          </table:table-cell>
          <table:table-cell table:style-name="ce128" table:formula="of:=IF([.$B$12]&lt;2;[.$B$2];ROUNDUP(MAX(IF([.$B$19]=[.$D35];[.E34]-MAX([.E34]*([.E$17]*([.$B$20]/[.$B$17]));[.$B$18]);[.E34]-MAX([.E34]*[.E$17];[.$B$18]));0);0))" office:value-type="float" office:value="3000" calcext:value-type="float">
            <text:p>3000</text:p>
          </table:table-cell>
          <table:table-cell table:style-name="ce128" table:formula="of:=ROUNDUP(MAX(IF([.$B$19]=[.$D35];[.F34]-MAX([.F34]*([.F$17]*([.$B$20]/[.$B$17]));[.$B$18]);[.F34]-MAX([.F34]*[.F$17];[.$B$18]));0);0)" office:value-type="float" office:value="522" calcext:value-type="float">
            <text:p>522</text:p>
          </table:table-cell>
          <table:table-cell table:style-name="ce128" table:formula="of:=ROUNDUP(MAX(IF([.$B$19]=[.$D35];[.G34]-MAX([.G34]*([.G$17]*([.$B$20]/[.$B$17]));[.$B$18]);[.G34]-MAX([.G34]*[.G$17];[.$B$18]));0);0)" office:value-type="float" office:value="25" calcext:value-type="float">
            <text:p>25</text:p>
          </table:table-cell>
          <table:table-cell table:style-name="ce128" table:formula="of:=ROUNDUP(MAX(IF([.$B$19]=[.$D35];[.H34]-MAX([.H34]*([.H$17]*([.$B$20]/[.$B$17]));[.$B$18]);[.H34]-MAX([.H34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35]+1" office:value-type="float" office:value="19" calcext:value-type="float">
            <text:p>19</text:p>
          </table:table-cell>
          <table:table-cell table:style-name="ce128" table:formula="of:=IF([.$B$12]&lt;2;[.$B$2];ROUNDUP(MAX(IF([.$B$19]=[.$D36];[.E35]-MAX([.E35]*([.E$17]*([.$B$20]/[.$B$17]));[.$B$18]);[.E35]-MAX([.E35]*[.E$17];[.$B$18]));0);0))" office:value-type="float" office:value="3000" calcext:value-type="float">
            <text:p>3000</text:p>
          </table:table-cell>
          <table:table-cell table:style-name="ce128" table:formula="of:=ROUNDUP(MAX(IF([.$B$19]=[.$D36];[.F35]-MAX([.F35]*([.F$17]*([.$B$20]/[.$B$17]));[.$B$18]);[.F35]-MAX([.F35]*[.F$17];[.$B$18]));0);0)" office:value-type="float" office:value="470" calcext:value-type="float">
            <text:p>470</text:p>
          </table:table-cell>
          <table:table-cell table:style-name="ce128" table:formula="of:=ROUNDUP(MAX(IF([.$B$19]=[.$D36];[.G35]-MAX([.G35]*([.G$17]*([.$B$20]/[.$B$17]));[.$B$18]);[.G35]-MAX([.G35]*[.G$17];[.$B$18]));0);0)" office:value-type="float" office:value="15" calcext:value-type="float">
            <text:p>15</text:p>
          </table:table-cell>
          <table:table-cell table:style-name="ce128" table:formula="of:=ROUNDUP(MAX(IF([.$B$19]=[.$D36];[.H35]-MAX([.H35]*([.H$17]*([.$B$20]/[.$B$17]));[.$B$18]);[.H35]-MAX([.H35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36]+1" office:value-type="float" office:value="20" calcext:value-type="float">
            <text:p>20</text:p>
          </table:table-cell>
          <table:table-cell table:style-name="ce128" table:formula="of:=IF([.$B$12]&lt;2;[.$B$2];ROUNDUP(MAX(IF([.$B$19]=[.$D37];[.E36]-MAX([.E36]*([.E$17]*([.$B$20]/[.$B$17]));[.$B$18]);[.E36]-MAX([.E36]*[.E$17];[.$B$18]));0);0))" office:value-type="float" office:value="3000" calcext:value-type="float">
            <text:p>3000</text:p>
          </table:table-cell>
          <table:table-cell table:style-name="ce128" table:formula="of:=ROUNDUP(MAX(IF([.$B$19]=[.$D37];[.F36]-MAX([.F36]*([.F$17]*([.$B$20]/[.$B$17]));[.$B$18]);[.F36]-MAX([.F36]*[.F$17];[.$B$18]));0);0)" office:value-type="float" office:value="423" calcext:value-type="float">
            <text:p>423</text:p>
          </table:table-cell>
          <table:table-cell table:style-name="ce128" table:formula="of:=ROUNDUP(MAX(IF([.$B$19]=[.$D37];[.G36]-MAX([.G36]*([.G$17]*([.$B$20]/[.$B$17]));[.$B$18]);[.G36]-MAX([.G36]*[.G$17];[.$B$18]));0);0)" office:value-type="float" office:value="5" calcext:value-type="float">
            <text:p>5</text:p>
          </table:table-cell>
          <table:table-cell table:style-name="ce128" table:formula="of:=ROUNDUP(MAX(IF([.$B$19]=[.$D37];[.H36]-MAX([.H36]*([.H$17]*([.$B$20]/[.$B$17]));[.$B$18]);[.H36]-MAX([.H36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37]+1" office:value-type="float" office:value="21" calcext:value-type="float">
            <text:p>21</text:p>
          </table:table-cell>
          <table:table-cell table:style-name="ce128" table:formula="of:=IF([.$B$12]&lt;2;[.$B$2];ROUNDUP(MAX(IF([.$B$19]=[.$D38];[.E37]-MAX([.E37]*([.E$17]*([.$B$20]/[.$B$17]));[.$B$18]);[.E37]-MAX([.E37]*[.E$17];[.$B$18]));0);0))" office:value-type="float" office:value="3000" calcext:value-type="float">
            <text:p>3000</text:p>
          </table:table-cell>
          <table:table-cell table:style-name="ce128" table:formula="of:=ROUNDUP(MAX(IF([.$B$19]=[.$D38];[.F37]-MAX([.F37]*([.F$17]*([.$B$20]/[.$B$17]));[.$B$18]);[.F37]-MAX([.F37]*[.F$17];[.$B$18]));0);0)" office:value-type="float" office:value="381" calcext:value-type="float">
            <text:p>381</text:p>
          </table:table-cell>
          <table:table-cell table:style-name="ce128" table:formula="of:=ROUNDUP(MAX(IF([.$B$19]=[.$D38];[.G37]-MAX([.G37]*([.G$17]*([.$B$20]/[.$B$17]));[.$B$18]);[.G37]-MAX([.G37]*[.G$17];[.$B$18]));0);0)" office:value-type="float" office:value="0" calcext:value-type="float">
            <text:p>0</text:p>
          </table:table-cell>
          <table:table-cell table:style-name="ce128" table:formula="of:=ROUNDUP(MAX(IF([.$B$19]=[.$D38];[.H37]-MAX([.H37]*([.H$17]*([.$B$20]/[.$B$17]));[.$B$18]);[.H37]-MAX([.H37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38]+1" office:value-type="float" office:value="22" calcext:value-type="float">
            <text:p>22</text:p>
          </table:table-cell>
          <table:table-cell table:style-name="ce128" table:formula="of:=IF([.$B$12]&lt;2;[.$B$2];ROUNDUP(MAX(IF([.$B$19]=[.$D39];[.E38]-MAX([.E38]*([.E$17]*([.$B$20]/[.$B$17]));[.$B$18]);[.E38]-MAX([.E38]*[.E$17];[.$B$18]));0);0))" office:value-type="float" office:value="3000" calcext:value-type="float">
            <text:p>3000</text:p>
          </table:table-cell>
          <table:table-cell table:style-name="ce128" table:formula="of:=ROUNDUP(MAX(IF([.$B$19]=[.$D39];[.F38]-MAX([.F38]*([.F$17]*([.$B$20]/[.$B$17]));[.$B$18]);[.F38]-MAX([.F38]*[.F$17];[.$B$18]));0);0)" office:value-type="float" office:value="343" calcext:value-type="float">
            <text:p>343</text:p>
          </table:table-cell>
          <table:table-cell table:style-name="ce128" table:formula="of:=ROUNDUP(MAX(IF([.$B$19]=[.$D39];[.G38]-MAX([.G38]*([.G$17]*([.$B$20]/[.$B$17]));[.$B$18]);[.G38]-MAX([.G38]*[.G$17];[.$B$18]));0);0)" office:value-type="float" office:value="0" calcext:value-type="float">
            <text:p>0</text:p>
          </table:table-cell>
          <table:table-cell table:style-name="ce128" table:formula="of:=ROUNDUP(MAX(IF([.$B$19]=[.$D39];[.H38]-MAX([.H38]*([.H$17]*([.$B$20]/[.$B$17]));[.$B$18]);[.H38]-MAX([.H38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39]+1" office:value-type="float" office:value="23" calcext:value-type="float">
            <text:p>23</text:p>
          </table:table-cell>
          <table:table-cell table:style-name="ce128" table:formula="of:=IF([.$B$12]&lt;2;[.$B$2];ROUNDUP(MAX(IF([.$B$19]=[.$D40];[.E39]-MAX([.E39]*([.E$17]*([.$B$20]/[.$B$17]));[.$B$18]);[.E39]-MAX([.E39]*[.E$17];[.$B$18]));0);0))" office:value-type="float" office:value="3000" calcext:value-type="float">
            <text:p>3000</text:p>
          </table:table-cell>
          <table:table-cell table:style-name="ce128" table:formula="of:=ROUNDUP(MAX(IF([.$B$19]=[.$D40];[.F39]-MAX([.F39]*([.F$17]*([.$B$20]/[.$B$17]));[.$B$18]);[.F39]-MAX([.F39]*[.F$17];[.$B$18]));0);0)" office:value-type="float" office:value="309" calcext:value-type="float">
            <text:p>309</text:p>
          </table:table-cell>
          <table:table-cell table:style-name="ce128" table:formula="of:=ROUNDUP(MAX(IF([.$B$19]=[.$D40];[.G39]-MAX([.G39]*([.G$17]*([.$B$20]/[.$B$17]));[.$B$18]);[.G39]-MAX([.G39]*[.G$17];[.$B$18]));0);0)" office:value-type="float" office:value="0" calcext:value-type="float">
            <text:p>0</text:p>
          </table:table-cell>
          <table:table-cell table:style-name="ce128" table:formula="of:=ROUNDUP(MAX(IF([.$B$19]=[.$D40];[.H39]-MAX([.H39]*([.H$17]*([.$B$20]/[.$B$17]));[.$B$18]);[.H39]-MAX([.H39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40]+1" office:value-type="float" office:value="24" calcext:value-type="float">
            <text:p>24</text:p>
          </table:table-cell>
          <table:table-cell table:style-name="ce128" table:formula="of:=IF([.$B$12]&lt;2;[.$B$2];ROUNDUP(MAX(IF([.$B$19]=[.$D41];[.E40]-MAX([.E40]*([.E$17]*([.$B$20]/[.$B$17]));[.$B$18]);[.E40]-MAX([.E40]*[.E$17];[.$B$18]));0);0))" office:value-type="float" office:value="3000" calcext:value-type="float">
            <text:p>3000</text:p>
          </table:table-cell>
          <table:table-cell table:style-name="ce128" table:formula="of:=ROUNDUP(MAX(IF([.$B$19]=[.$D41];[.F40]-MAX([.F40]*([.F$17]*([.$B$20]/[.$B$17]));[.$B$18]);[.F40]-MAX([.F40]*[.F$17];[.$B$18]));0);0)" office:value-type="float" office:value="279" calcext:value-type="float">
            <text:p>279</text:p>
          </table:table-cell>
          <table:table-cell table:style-name="ce128" table:formula="of:=ROUNDUP(MAX(IF([.$B$19]=[.$D41];[.G40]-MAX([.G40]*([.G$17]*([.$B$20]/[.$B$17]));[.$B$18]);[.G40]-MAX([.G40]*[.G$17];[.$B$18]));0);0)" office:value-type="float" office:value="0" calcext:value-type="float">
            <text:p>0</text:p>
          </table:table-cell>
          <table:table-cell table:style-name="ce128" table:formula="of:=ROUNDUP(MAX(IF([.$B$19]=[.$D41];[.H40]-MAX([.H40]*([.H$17]*([.$B$20]/[.$B$17]));[.$B$18]);[.H40]-MAX([.H40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41]+1" office:value-type="float" office:value="25" calcext:value-type="float">
            <text:p>25</text:p>
          </table:table-cell>
          <table:table-cell table:style-name="ce128" table:formula="of:=IF([.$B$12]&lt;2;[.$B$2];ROUNDUP(MAX(IF([.$B$19]=[.$D42];[.E41]-MAX([.E41]*([.E$17]*([.$B$20]/[.$B$17]));[.$B$18]);[.E41]-MAX([.E41]*[.E$17];[.$B$18]));0);0))" office:value-type="float" office:value="3000" calcext:value-type="float">
            <text:p>3000</text:p>
          </table:table-cell>
          <table:table-cell table:style-name="ce128" table:formula="of:=ROUNDUP(MAX(IF([.$B$19]=[.$D42];[.F41]-MAX([.F41]*([.F$17]*([.$B$20]/[.$B$17]));[.$B$18]);[.F41]-MAX([.F41]*[.F$17];[.$B$18]));0);0)" office:value-type="float" office:value="252" calcext:value-type="float">
            <text:p>252</text:p>
          </table:table-cell>
          <table:table-cell table:style-name="ce128" table:formula="of:=ROUNDUP(MAX(IF([.$B$19]=[.$D42];[.G41]-MAX([.G41]*([.G$17]*([.$B$20]/[.$B$17]));[.$B$18]);[.G41]-MAX([.G41]*[.G$17];[.$B$18]));0);0)" office:value-type="float" office:value="0" calcext:value-type="float">
            <text:p>0</text:p>
          </table:table-cell>
          <table:table-cell table:style-name="ce128" table:formula="of:=ROUNDUP(MAX(IF([.$B$19]=[.$D42];[.H41]-MAX([.H41]*([.H$17]*([.$B$20]/[.$B$17]));[.$B$18]);[.H41]-MAX([.H41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42]+1" office:value-type="float" office:value="26" calcext:value-type="float">
            <text:p>26</text:p>
          </table:table-cell>
          <table:table-cell table:style-name="ce128" table:formula="of:=IF([.$B$12]&lt;2;[.$B$2];ROUNDUP(MAX(IF([.$B$19]=[.$D43];[.E42]-MAX([.E42]*([.E$17]*([.$B$20]/[.$B$17]));[.$B$18]);[.E42]-MAX([.E42]*[.E$17];[.$B$18]));0);0))" office:value-type="float" office:value="3000" calcext:value-type="float">
            <text:p>3000</text:p>
          </table:table-cell>
          <table:table-cell table:style-name="ce128" table:formula="of:=ROUNDUP(MAX(IF([.$B$19]=[.$D43];[.F42]-MAX([.F42]*([.F$17]*([.$B$20]/[.$B$17]));[.$B$18]);[.F42]-MAX([.F42]*[.F$17];[.$B$18]));0);0)" office:value-type="float" office:value="227" calcext:value-type="float">
            <text:p>227</text:p>
          </table:table-cell>
          <table:table-cell table:style-name="ce128" table:formula="of:=ROUNDUP(MAX(IF([.$B$19]=[.$D43];[.G42]-MAX([.G42]*([.G$17]*([.$B$20]/[.$B$17]));[.$B$18]);[.G42]-MAX([.G42]*[.G$17];[.$B$18]));0);0)" office:value-type="float" office:value="0" calcext:value-type="float">
            <text:p>0</text:p>
          </table:table-cell>
          <table:table-cell table:style-name="ce128" table:formula="of:=ROUNDUP(MAX(IF([.$B$19]=[.$D43];[.H42]-MAX([.H42]*([.H$17]*([.$B$20]/[.$B$17]));[.$B$18]);[.H42]-MAX([.H42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43]+1" office:value-type="float" office:value="27" calcext:value-type="float">
            <text:p>27</text:p>
          </table:table-cell>
          <table:table-cell table:style-name="ce128" table:formula="of:=IF([.$B$12]&lt;2;[.$B$2];ROUNDUP(MAX(IF([.$B$19]=[.$D44];[.E43]-MAX([.E43]*([.E$17]*([.$B$20]/[.$B$17]));[.$B$18]);[.E43]-MAX([.E43]*[.E$17];[.$B$18]));0);0))" office:value-type="float" office:value="3000" calcext:value-type="float">
            <text:p>3000</text:p>
          </table:table-cell>
          <table:table-cell table:style-name="ce128" table:formula="of:=ROUNDUP(MAX(IF([.$B$19]=[.$D44];[.F43]-MAX([.F43]*([.F$17]*([.$B$20]/[.$B$17]));[.$B$18]);[.F43]-MAX([.F43]*[.F$17];[.$B$18]));0);0)" office:value-type="float" office:value="205" calcext:value-type="float">
            <text:p>205</text:p>
          </table:table-cell>
          <table:table-cell table:style-name="ce128" table:formula="of:=ROUNDUP(MAX(IF([.$B$19]=[.$D44];[.G43]-MAX([.G43]*([.G$17]*([.$B$20]/[.$B$17]));[.$B$18]);[.G43]-MAX([.G43]*[.G$17];[.$B$18]));0);0)" office:value-type="float" office:value="0" calcext:value-type="float">
            <text:p>0</text:p>
          </table:table-cell>
          <table:table-cell table:style-name="ce128" table:formula="of:=ROUNDUP(MAX(IF([.$B$19]=[.$D44];[.H43]-MAX([.H43]*([.H$17]*([.$B$20]/[.$B$17]));[.$B$18]);[.H43]-MAX([.H43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44]+1" office:value-type="float" office:value="28" calcext:value-type="float">
            <text:p>28</text:p>
          </table:table-cell>
          <table:table-cell table:style-name="ce128" table:formula="of:=IF([.$B$12]&lt;2;[.$B$2];ROUNDUP(MAX(IF([.$B$19]=[.$D45];[.E44]-MAX([.E44]*([.E$17]*([.$B$20]/[.$B$17]));[.$B$18]);[.E44]-MAX([.E44]*[.E$17];[.$B$18]));0);0))" office:value-type="float" office:value="3000" calcext:value-type="float">
            <text:p>3000</text:p>
          </table:table-cell>
          <table:table-cell table:style-name="ce128" table:formula="of:=ROUNDUP(MAX(IF([.$B$19]=[.$D45];[.F44]-MAX([.F44]*([.F$17]*([.$B$20]/[.$B$17]));[.$B$18]);[.F44]-MAX([.F44]*[.F$17];[.$B$18]));0);0)" office:value-type="float" office:value="185" calcext:value-type="float">
            <text:p>185</text:p>
          </table:table-cell>
          <table:table-cell table:style-name="ce128" table:formula="of:=ROUNDUP(MAX(IF([.$B$19]=[.$D45];[.G44]-MAX([.G44]*([.G$17]*([.$B$20]/[.$B$17]));[.$B$18]);[.G44]-MAX([.G44]*[.G$17];[.$B$18]));0);0)" office:value-type="float" office:value="0" calcext:value-type="float">
            <text:p>0</text:p>
          </table:table-cell>
          <table:table-cell table:style-name="ce128" table:formula="of:=ROUNDUP(MAX(IF([.$B$19]=[.$D45];[.H44]-MAX([.H44]*([.H$17]*([.$B$20]/[.$B$17]));[.$B$18]);[.H44]-MAX([.H44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45]+1" office:value-type="float" office:value="29" calcext:value-type="float">
            <text:p>29</text:p>
          </table:table-cell>
          <table:table-cell table:style-name="ce128" table:formula="of:=IF([.$B$12]&lt;2;[.$B$2];ROUNDUP(MAX(IF([.$B$19]=[.$D46];[.E45]-MAX([.E45]*([.E$17]*([.$B$20]/[.$B$17]));[.$B$18]);[.E45]-MAX([.E45]*[.E$17];[.$B$18]));0);0))" office:value-type="float" office:value="3000" calcext:value-type="float">
            <text:p>3000</text:p>
          </table:table-cell>
          <table:table-cell table:style-name="ce128" table:formula="of:=ROUNDUP(MAX(IF([.$B$19]=[.$D46];[.F45]-MAX([.F45]*([.F$17]*([.$B$20]/[.$B$17]));[.$B$18]);[.F45]-MAX([.F45]*[.F$17];[.$B$18]));0);0)" office:value-type="float" office:value="167" calcext:value-type="float">
            <text:p>167</text:p>
          </table:table-cell>
          <table:table-cell table:style-name="ce128" table:formula="of:=ROUNDUP(MAX(IF([.$B$19]=[.$D46];[.G45]-MAX([.G45]*([.G$17]*([.$B$20]/[.$B$17]));[.$B$18]);[.G45]-MAX([.G45]*[.G$17];[.$B$18]));0);0)" office:value-type="float" office:value="0" calcext:value-type="float">
            <text:p>0</text:p>
          </table:table-cell>
          <table:table-cell table:style-name="ce128" table:formula="of:=ROUNDUP(MAX(IF([.$B$19]=[.$D46];[.H45]-MAX([.H45]*([.H$17]*([.$B$20]/[.$B$17]));[.$B$18]);[.H45]-MAX([.H45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46]+1" office:value-type="float" office:value="30" calcext:value-type="float">
            <text:p>30</text:p>
          </table:table-cell>
          <table:table-cell table:style-name="ce128" table:formula="of:=IF([.$B$12]&lt;2;[.$B$2];ROUNDUP(MAX(IF([.$B$19]=[.$D47];[.E46]-MAX([.E46]*([.E$17]*([.$B$20]/[.$B$17]));[.$B$18]);[.E46]-MAX([.E46]*[.E$17];[.$B$18]));0);0))" office:value-type="float" office:value="3000" calcext:value-type="float">
            <text:p>3000</text:p>
          </table:table-cell>
          <table:table-cell table:style-name="ce128" table:formula="of:=ROUNDUP(MAX(IF([.$B$19]=[.$D47];[.F46]-MAX([.F46]*([.F$17]*([.$B$20]/[.$B$17]));[.$B$18]);[.F46]-MAX([.F46]*[.F$17];[.$B$18]));0);0)" office:value-type="float" office:value="151" calcext:value-type="float">
            <text:p>151</text:p>
          </table:table-cell>
          <table:table-cell table:style-name="ce128" table:formula="of:=ROUNDUP(MAX(IF([.$B$19]=[.$D47];[.G46]-MAX([.G46]*([.G$17]*([.$B$20]/[.$B$17]));[.$B$18]);[.G46]-MAX([.G46]*[.G$17];[.$B$18]));0);0)" office:value-type="float" office:value="0" calcext:value-type="float">
            <text:p>0</text:p>
          </table:table-cell>
          <table:table-cell table:style-name="ce128" table:formula="of:=ROUNDUP(MAX(IF([.$B$19]=[.$D47];[.H46]-MAX([.H46]*([.H$17]*([.$B$20]/[.$B$17]));[.$B$18]);[.H46]-MAX([.H46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47]+1" office:value-type="float" office:value="31" calcext:value-type="float">
            <text:p>31</text:p>
          </table:table-cell>
          <table:table-cell table:style-name="ce128" table:formula="of:=IF([.$B$12]&lt;2;[.$B$2];ROUNDUP(MAX(IF([.$B$19]=[.$D48];[.E47]-MAX([.E47]*([.E$17]*([.$B$20]/[.$B$17]));[.$B$18]);[.E47]-MAX([.E47]*[.E$17];[.$B$18]));0);0))" office:value-type="float" office:value="3000" calcext:value-type="float">
            <text:p>3000</text:p>
          </table:table-cell>
          <table:table-cell table:style-name="ce128" table:formula="of:=ROUNDUP(MAX(IF([.$B$19]=[.$D48];[.F47]-MAX([.F47]*([.F$17]*([.$B$20]/[.$B$17]));[.$B$18]);[.F47]-MAX([.F47]*[.F$17];[.$B$18]));0);0)" office:value-type="float" office:value="136" calcext:value-type="float">
            <text:p>136</text:p>
          </table:table-cell>
          <table:table-cell table:style-name="ce128" table:formula="of:=ROUNDUP(MAX(IF([.$B$19]=[.$D48];[.G47]-MAX([.G47]*([.G$17]*([.$B$20]/[.$B$17]));[.$B$18]);[.G47]-MAX([.G47]*[.G$17];[.$B$18]));0);0)" office:value-type="float" office:value="0" calcext:value-type="float">
            <text:p>0</text:p>
          </table:table-cell>
          <table:table-cell table:style-name="ce128" table:formula="of:=ROUNDUP(MAX(IF([.$B$19]=[.$D48];[.H47]-MAX([.H47]*([.H$17]*([.$B$20]/[.$B$17]));[.$B$18]);[.H47]-MAX([.H47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48]+1" office:value-type="float" office:value="32" calcext:value-type="float">
            <text:p>32</text:p>
          </table:table-cell>
          <table:table-cell table:style-name="ce128" table:formula="of:=IF([.$B$12]&lt;2;[.$B$2];ROUNDUP(MAX(IF([.$B$19]=[.$D49];[.E48]-MAX([.E48]*([.E$17]*([.$B$20]/[.$B$17]));[.$B$18]);[.E48]-MAX([.E48]*[.E$17];[.$B$18]));0);0))" office:value-type="float" office:value="3000" calcext:value-type="float">
            <text:p>3000</text:p>
          </table:table-cell>
          <table:table-cell table:style-name="ce128" table:formula="of:=ROUNDUP(MAX(IF([.$B$19]=[.$D49];[.F48]-MAX([.F48]*([.F$17]*([.$B$20]/[.$B$17]));[.$B$18]);[.F48]-MAX([.F48]*[.F$17];[.$B$18]));0);0)" office:value-type="float" office:value="123" calcext:value-type="float">
            <text:p>123</text:p>
          </table:table-cell>
          <table:table-cell table:style-name="ce128" table:formula="of:=ROUNDUP(MAX(IF([.$B$19]=[.$D49];[.G48]-MAX([.G48]*([.G$17]*([.$B$20]/[.$B$17]));[.$B$18]);[.G48]-MAX([.G48]*[.G$17];[.$B$18]));0);0)" office:value-type="float" office:value="0" calcext:value-type="float">
            <text:p>0</text:p>
          </table:table-cell>
          <table:table-cell table:style-name="ce128" table:formula="of:=ROUNDUP(MAX(IF([.$B$19]=[.$D49];[.H48]-MAX([.H48]*([.H$17]*([.$B$20]/[.$B$17]));[.$B$18]);[.H48]-MAX([.H48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49]+1" office:value-type="float" office:value="33" calcext:value-type="float">
            <text:p>33</text:p>
          </table:table-cell>
          <table:table-cell table:style-name="ce128" table:formula="of:=IF([.$B$12]&lt;2;[.$B$2];ROUNDUP(MAX(IF([.$B$19]=[.$D50];[.E49]-MAX([.E49]*([.E$17]*([.$B$20]/[.$B$17]));[.$B$18]);[.E49]-MAX([.E49]*[.E$17];[.$B$18]));0);0))" office:value-type="float" office:value="3000" calcext:value-type="float">
            <text:p>3000</text:p>
          </table:table-cell>
          <table:table-cell table:style-name="ce128" table:formula="of:=ROUNDUP(MAX(IF([.$B$19]=[.$D50];[.F49]-MAX([.F49]*([.F$17]*([.$B$20]/[.$B$17]));[.$B$18]);[.F49]-MAX([.F49]*[.F$17];[.$B$18]));0);0)" office:value-type="float" office:value="111" calcext:value-type="float">
            <text:p>111</text:p>
          </table:table-cell>
          <table:table-cell table:style-name="ce128" table:formula="of:=ROUNDUP(MAX(IF([.$B$19]=[.$D50];[.G49]-MAX([.G49]*([.G$17]*([.$B$20]/[.$B$17]));[.$B$18]);[.G49]-MAX([.G49]*[.G$17];[.$B$18]));0);0)" office:value-type="float" office:value="0" calcext:value-type="float">
            <text:p>0</text:p>
          </table:table-cell>
          <table:table-cell table:style-name="ce128" table:formula="of:=ROUNDUP(MAX(IF([.$B$19]=[.$D50];[.H49]-MAX([.H49]*([.H$17]*([.$B$20]/[.$B$17]));[.$B$18]);[.H49]-MAX([.H49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50]+1" office:value-type="float" office:value="34" calcext:value-type="float">
            <text:p>34</text:p>
          </table:table-cell>
          <table:table-cell table:style-name="ce128" table:formula="of:=IF([.$B$12]&lt;2;[.$B$2];ROUNDUP(MAX(IF([.$B$19]=[.$D51];[.E50]-MAX([.E50]*([.E$17]*([.$B$20]/[.$B$17]));[.$B$18]);[.E50]-MAX([.E50]*[.E$17];[.$B$18]));0);0))" office:value-type="float" office:value="3000" calcext:value-type="float">
            <text:p>3000</text:p>
          </table:table-cell>
          <table:table-cell table:style-name="ce128" table:formula="of:=ROUNDUP(MAX(IF([.$B$19]=[.$D51];[.F50]-MAX([.F50]*([.F$17]*([.$B$20]/[.$B$17]));[.$B$18]);[.F50]-MAX([.F50]*[.F$17];[.$B$18]));0);0)" office:value-type="float" office:value="100" calcext:value-type="float">
            <text:p>100</text:p>
          </table:table-cell>
          <table:table-cell table:style-name="ce128" table:formula="of:=ROUNDUP(MAX(IF([.$B$19]=[.$D51];[.G50]-MAX([.G50]*([.G$17]*([.$B$20]/[.$B$17]));[.$B$18]);[.G50]-MAX([.G50]*[.G$17];[.$B$18]));0);0)" office:value-type="float" office:value="0" calcext:value-type="float">
            <text:p>0</text:p>
          </table:table-cell>
          <table:table-cell table:style-name="ce128" table:formula="of:=ROUNDUP(MAX(IF([.$B$19]=[.$D51];[.H50]-MAX([.H50]*([.H$17]*([.$B$20]/[.$B$17]));[.$B$18]);[.H50]-MAX([.H50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51]+1" office:value-type="float" office:value="35" calcext:value-type="float">
            <text:p>35</text:p>
          </table:table-cell>
          <table:table-cell table:style-name="ce128" table:formula="of:=IF([.$B$12]&lt;2;[.$B$2];ROUNDUP(MAX(IF([.$B$19]=[.$D52];[.E51]-MAX([.E51]*([.E$17]*([.$B$20]/[.$B$17]));[.$B$18]);[.E51]-MAX([.E51]*[.E$17];[.$B$18]));0);0))" office:value-type="float" office:value="3000" calcext:value-type="float">
            <text:p>3000</text:p>
          </table:table-cell>
          <table:table-cell table:style-name="ce128" table:formula="of:=ROUNDUP(MAX(IF([.$B$19]=[.$D52];[.F51]-MAX([.F51]*([.F$17]*([.$B$20]/[.$B$17]));[.$B$18]);[.F51]-MAX([.F51]*[.F$17];[.$B$18]));0);0)" office:value-type="float" office:value="90" calcext:value-type="float">
            <text:p>90</text:p>
          </table:table-cell>
          <table:table-cell table:style-name="ce128" table:formula="of:=ROUNDUP(MAX(IF([.$B$19]=[.$D52];[.G51]-MAX([.G51]*([.G$17]*([.$B$20]/[.$B$17]));[.$B$18]);[.G51]-MAX([.G51]*[.G$17];[.$B$18]));0);0)" office:value-type="float" office:value="0" calcext:value-type="float">
            <text:p>0</text:p>
          </table:table-cell>
          <table:table-cell table:style-name="ce128" table:formula="of:=ROUNDUP(MAX(IF([.$B$19]=[.$D52];[.H51]-MAX([.H51]*([.H$17]*([.$B$20]/[.$B$17]));[.$B$18]);[.H51]-MAX([.H51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52]+1" office:value-type="float" office:value="36" calcext:value-type="float">
            <text:p>36</text:p>
          </table:table-cell>
          <table:table-cell table:style-name="ce128" table:formula="of:=IF([.$B$12]&lt;2;[.$B$2];ROUNDUP(MAX(IF([.$B$19]=[.$D53];[.E52]-MAX([.E52]*([.E$17]*([.$B$20]/[.$B$17]));[.$B$18]);[.E52]-MAX([.E52]*[.E$17];[.$B$18]));0);0))" office:value-type="float" office:value="3000" calcext:value-type="float">
            <text:p>3000</text:p>
          </table:table-cell>
          <table:table-cell table:style-name="ce128" table:formula="of:=ROUNDUP(MAX(IF([.$B$19]=[.$D53];[.F52]-MAX([.F52]*([.F$17]*([.$B$20]/[.$B$17]));[.$B$18]);[.F52]-MAX([.F52]*[.F$17];[.$B$18]));0);0)" office:value-type="float" office:value="80" calcext:value-type="float">
            <text:p>80</text:p>
          </table:table-cell>
          <table:table-cell table:style-name="ce128" table:formula="of:=ROUNDUP(MAX(IF([.$B$19]=[.$D53];[.G52]-MAX([.G52]*([.G$17]*([.$B$20]/[.$B$17]));[.$B$18]);[.G52]-MAX([.G52]*[.G$17];[.$B$18]));0);0)" office:value-type="float" office:value="0" calcext:value-type="float">
            <text:p>0</text:p>
          </table:table-cell>
          <table:table-cell table:style-name="ce128" table:formula="of:=ROUNDUP(MAX(IF([.$B$19]=[.$D53];[.H52]-MAX([.H52]*([.H$17]*([.$B$20]/[.$B$17]));[.$B$18]);[.H52]-MAX([.H52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53]+1" office:value-type="float" office:value="37" calcext:value-type="float">
            <text:p>37</text:p>
          </table:table-cell>
          <table:table-cell table:style-name="ce128" table:formula="of:=IF([.$B$12]&lt;2;[.$B$2];ROUNDUP(MAX(IF([.$B$19]=[.$D54];[.E53]-MAX([.E53]*([.E$17]*([.$B$20]/[.$B$17]));[.$B$18]);[.E53]-MAX([.E53]*[.E$17];[.$B$18]));0);0))" office:value-type="float" office:value="3000" calcext:value-type="float">
            <text:p>3000</text:p>
          </table:table-cell>
          <table:table-cell table:style-name="ce128" table:formula="of:=ROUNDUP(MAX(IF([.$B$19]=[.$D54];[.F53]-MAX([.F53]*([.F$17]*([.$B$20]/[.$B$17]));[.$B$18]);[.F53]-MAX([.F53]*[.F$17];[.$B$18]));0);0)" office:value-type="float" office:value="70" calcext:value-type="float">
            <text:p>70</text:p>
          </table:table-cell>
          <table:table-cell table:style-name="ce128" table:formula="of:=ROUNDUP(MAX(IF([.$B$19]=[.$D54];[.G53]-MAX([.G53]*([.G$17]*([.$B$20]/[.$B$17]));[.$B$18]);[.G53]-MAX([.G53]*[.G$17];[.$B$18]));0);0)" office:value-type="float" office:value="0" calcext:value-type="float">
            <text:p>0</text:p>
          </table:table-cell>
          <table:table-cell table:style-name="ce128" table:formula="of:=ROUNDUP(MAX(IF([.$B$19]=[.$D54];[.H53]-MAX([.H53]*([.H$17]*([.$B$20]/[.$B$17]));[.$B$18]);[.H53]-MAX([.H53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54]+1" office:value-type="float" office:value="38" calcext:value-type="float">
            <text:p>38</text:p>
          </table:table-cell>
          <table:table-cell table:style-name="ce128" table:formula="of:=IF([.$B$12]&lt;2;[.$B$2];ROUNDUP(MAX(IF([.$B$19]=[.$D55];[.E54]-MAX([.E54]*([.E$17]*([.$B$20]/[.$B$17]));[.$B$18]);[.E54]-MAX([.E54]*[.E$17];[.$B$18]));0);0))" office:value-type="float" office:value="3000" calcext:value-type="float">
            <text:p>3000</text:p>
          </table:table-cell>
          <table:table-cell table:style-name="ce128" table:formula="of:=ROUNDUP(MAX(IF([.$B$19]=[.$D55];[.F54]-MAX([.F54]*([.F$17]*([.$B$20]/[.$B$17]));[.$B$18]);[.F54]-MAX([.F54]*[.F$17];[.$B$18]));0);0)" office:value-type="float" office:value="60" calcext:value-type="float">
            <text:p>60</text:p>
          </table:table-cell>
          <table:table-cell table:style-name="ce128" table:formula="of:=ROUNDUP(MAX(IF([.$B$19]=[.$D55];[.G54]-MAX([.G54]*([.G$17]*([.$B$20]/[.$B$17]));[.$B$18]);[.G54]-MAX([.G54]*[.G$17];[.$B$18]));0);0)" office:value-type="float" office:value="0" calcext:value-type="float">
            <text:p>0</text:p>
          </table:table-cell>
          <table:table-cell table:style-name="ce128" table:formula="of:=ROUNDUP(MAX(IF([.$B$19]=[.$D55];[.H54]-MAX([.H54]*([.H$17]*([.$B$20]/[.$B$17]));[.$B$18]);[.H54]-MAX([.H54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55]+1" office:value-type="float" office:value="39" calcext:value-type="float">
            <text:p>39</text:p>
          </table:table-cell>
          <table:table-cell table:style-name="ce128" table:formula="of:=IF([.$B$12]&lt;2;[.$B$2];ROUNDUP(MAX(IF([.$B$19]=[.$D56];[.E55]-MAX([.E55]*([.E$17]*([.$B$20]/[.$B$17]));[.$B$18]);[.E55]-MAX([.E55]*[.E$17];[.$B$18]));0);0))" office:value-type="float" office:value="3000" calcext:value-type="float">
            <text:p>3000</text:p>
          </table:table-cell>
          <table:table-cell table:style-name="ce128" table:formula="of:=ROUNDUP(MAX(IF([.$B$19]=[.$D56];[.F55]-MAX([.F55]*([.F$17]*([.$B$20]/[.$B$17]));[.$B$18]);[.F55]-MAX([.F55]*[.F$17];[.$B$18]));0);0)" office:value-type="float" office:value="50" calcext:value-type="float">
            <text:p>50</text:p>
          </table:table-cell>
          <table:table-cell table:style-name="ce128" table:formula="of:=ROUNDUP(MAX(IF([.$B$19]=[.$D56];[.G55]-MAX([.G55]*([.G$17]*([.$B$20]/[.$B$17]));[.$B$18]);[.G55]-MAX([.G55]*[.G$17];[.$B$18]));0);0)" office:value-type="float" office:value="0" calcext:value-type="float">
            <text:p>0</text:p>
          </table:table-cell>
          <table:table-cell table:style-name="ce128" table:formula="of:=ROUNDUP(MAX(IF([.$B$19]=[.$D56];[.H55]-MAX([.H55]*([.H$17]*([.$B$20]/[.$B$17]));[.$B$18]);[.H55]-MAX([.H55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56]+1" office:value-type="float" office:value="40" calcext:value-type="float">
            <text:p>40</text:p>
          </table:table-cell>
          <table:table-cell table:style-name="ce128" table:formula="of:=IF([.$B$12]&lt;2;[.$B$2];ROUNDUP(MAX(IF([.$B$19]=[.$D57];[.E56]-MAX([.E56]*([.E$17]*([.$B$20]/[.$B$17]));[.$B$18]);[.E56]-MAX([.E56]*[.E$17];[.$B$18]));0);0))" office:value-type="float" office:value="3000" calcext:value-type="float">
            <text:p>3000</text:p>
          </table:table-cell>
          <table:table-cell table:style-name="ce128" table:formula="of:=ROUNDUP(MAX(IF([.$B$19]=[.$D57];[.F56]-MAX([.F56]*([.F$17]*([.$B$20]/[.$B$17]));[.$B$18]);[.F56]-MAX([.F56]*[.F$17];[.$B$18]));0);0)" office:value-type="float" office:value="40" calcext:value-type="float">
            <text:p>40</text:p>
          </table:table-cell>
          <table:table-cell table:style-name="ce128" table:formula="of:=ROUNDUP(MAX(IF([.$B$19]=[.$D57];[.G56]-MAX([.G56]*([.G$17]*([.$B$20]/[.$B$17]));[.$B$18]);[.G56]-MAX([.G56]*[.G$17];[.$B$18]));0);0)" office:value-type="float" office:value="0" calcext:value-type="float">
            <text:p>0</text:p>
          </table:table-cell>
          <table:table-cell table:style-name="ce128" table:formula="of:=ROUNDUP(MAX(IF([.$B$19]=[.$D57];[.H56]-MAX([.H56]*([.H$17]*([.$B$20]/[.$B$17]));[.$B$18]);[.H56]-MAX([.H56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57]+1" office:value-type="float" office:value="41" calcext:value-type="float">
            <text:p>41</text:p>
          </table:table-cell>
          <table:table-cell table:style-name="ce128" table:formula="of:=IF([.$B$12]&lt;2;[.$B$2];ROUNDUP(MAX(IF([.$B$19]=[.$D58];[.E57]-MAX([.E57]*([.E$17]*([.$B$20]/[.$B$17]));[.$B$18]);[.E57]-MAX([.E57]*[.E$17];[.$B$18]));0);0))" office:value-type="float" office:value="3000" calcext:value-type="float">
            <text:p>3000</text:p>
          </table:table-cell>
          <table:table-cell table:style-name="ce128" table:formula="of:=ROUNDUP(MAX(IF([.$B$19]=[.$D58];[.F57]-MAX([.F57]*([.F$17]*([.$B$20]/[.$B$17]));[.$B$18]);[.F57]-MAX([.F57]*[.F$17];[.$B$18]));0);0)" office:value-type="float" office:value="30" calcext:value-type="float">
            <text:p>30</text:p>
          </table:table-cell>
          <table:table-cell table:style-name="ce128" table:formula="of:=ROUNDUP(MAX(IF([.$B$19]=[.$D58];[.G57]-MAX([.G57]*([.G$17]*([.$B$20]/[.$B$17]));[.$B$18]);[.G57]-MAX([.G57]*[.G$17];[.$B$18]));0);0)" office:value-type="float" office:value="0" calcext:value-type="float">
            <text:p>0</text:p>
          </table:table-cell>
          <table:table-cell table:style-name="ce128" table:formula="of:=ROUNDUP(MAX(IF([.$B$19]=[.$D58];[.H57]-MAX([.H57]*([.H$17]*([.$B$20]/[.$B$17]));[.$B$18]);[.H57]-MAX([.H57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58]+1" office:value-type="float" office:value="42" calcext:value-type="float">
            <text:p>42</text:p>
          </table:table-cell>
          <table:table-cell table:style-name="ce128" table:formula="of:=IF([.$B$12]&lt;2;[.$B$2];ROUNDUP(MAX(IF([.$B$19]=[.$D59];[.E58]-MAX([.E58]*([.E$17]*([.$B$20]/[.$B$17]));[.$B$18]);[.E58]-MAX([.E58]*[.E$17];[.$B$18]));0);0))" office:value-type="float" office:value="3000" calcext:value-type="float">
            <text:p>3000</text:p>
          </table:table-cell>
          <table:table-cell table:style-name="ce128" table:formula="of:=ROUNDUP(MAX(IF([.$B$19]=[.$D59];[.F58]-MAX([.F58]*([.F$17]*([.$B$20]/[.$B$17]));[.$B$18]);[.F58]-MAX([.F58]*[.F$17];[.$B$18]));0);0)" office:value-type="float" office:value="20" calcext:value-type="float">
            <text:p>20</text:p>
          </table:table-cell>
          <table:table-cell table:style-name="ce128" table:formula="of:=ROUNDUP(MAX(IF([.$B$19]=[.$D59];[.G58]-MAX([.G58]*([.G$17]*([.$B$20]/[.$B$17]));[.$B$18]);[.G58]-MAX([.G58]*[.G$17];[.$B$18]));0);0)" office:value-type="float" office:value="0" calcext:value-type="float">
            <text:p>0</text:p>
          </table:table-cell>
          <table:table-cell table:style-name="ce128" table:formula="of:=ROUNDUP(MAX(IF([.$B$19]=[.$D59];[.H58]-MAX([.H58]*([.H$17]*([.$B$20]/[.$B$17]));[.$B$18]);[.H58]-MAX([.H58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59]+1" office:value-type="float" office:value="43" calcext:value-type="float">
            <text:p>43</text:p>
          </table:table-cell>
          <table:table-cell table:style-name="ce128" table:formula="of:=IF([.$B$12]&lt;2;[.$B$2];ROUNDUP(MAX(IF([.$B$19]=[.$D60];[.E59]-MAX([.E59]*([.E$17]*([.$B$20]/[.$B$17]));[.$B$18]);[.E59]-MAX([.E59]*[.E$17];[.$B$18]));0);0))" office:value-type="float" office:value="3000" calcext:value-type="float">
            <text:p>3000</text:p>
          </table:table-cell>
          <table:table-cell table:style-name="ce128" table:formula="of:=ROUNDUP(MAX(IF([.$B$19]=[.$D60];[.F59]-MAX([.F59]*([.F$17]*([.$B$20]/[.$B$17]));[.$B$18]);[.F59]-MAX([.F59]*[.F$17];[.$B$18]));0);0)" office:value-type="float" office:value="10" calcext:value-type="float">
            <text:p>10</text:p>
          </table:table-cell>
          <table:table-cell table:style-name="ce128" table:formula="of:=ROUNDUP(MAX(IF([.$B$19]=[.$D60];[.G59]-MAX([.G59]*([.G$17]*([.$B$20]/[.$B$17]));[.$B$18]);[.G59]-MAX([.G59]*[.G$17];[.$B$18]));0);0)" office:value-type="float" office:value="0" calcext:value-type="float">
            <text:p>0</text:p>
          </table:table-cell>
          <table:table-cell table:style-name="ce128" table:formula="of:=ROUNDUP(MAX(IF([.$B$19]=[.$D60];[.H59]-MAX([.H59]*([.H$17]*([.$B$20]/[.$B$17]));[.$B$18]);[.H59]-MAX([.H59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60]+1" office:value-type="float" office:value="44" calcext:value-type="float">
            <text:p>44</text:p>
          </table:table-cell>
          <table:table-cell table:style-name="ce128" table:formula="of:=IF([.$B$12]&lt;2;[.$B$2];ROUNDUP(MAX(IF([.$B$19]=[.$D61];[.E60]-MAX([.E60]*([.E$17]*([.$B$20]/[.$B$17]));[.$B$18]);[.E60]-MAX([.E60]*[.E$17];[.$B$18]));0);0))" office:value-type="float" office:value="3000" calcext:value-type="float">
            <text:p>3000</text:p>
          </table:table-cell>
          <table:table-cell table:style-name="ce128" table:formula="of:=ROUNDUP(MAX(IF([.$B$19]=[.$D61];[.F60]-MAX([.F60]*([.F$17]*([.$B$20]/[.$B$17]));[.$B$18]);[.F60]-MAX([.F60]*[.F$17];[.$B$18]));0);0)" office:value-type="float" office:value="0" calcext:value-type="float">
            <text:p>0</text:p>
          </table:table-cell>
          <table:table-cell table:style-name="ce128" table:formula="of:=ROUNDUP(MAX(IF([.$B$19]=[.$D61];[.G60]-MAX([.G60]*([.G$17]*([.$B$20]/[.$B$17]));[.$B$18]);[.G60]-MAX([.G60]*[.G$17];[.$B$18]));0);0)" office:value-type="float" office:value="0" calcext:value-type="float">
            <text:p>0</text:p>
          </table:table-cell>
          <table:table-cell table:style-name="ce128" table:formula="of:=ROUNDUP(MAX(IF([.$B$19]=[.$D61];[.H60]-MAX([.H60]*([.H$17]*([.$B$20]/[.$B$17]));[.$B$18]);[.H60]-MAX([.H60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61]+1" office:value-type="float" office:value="45" calcext:value-type="float">
            <text:p>45</text:p>
          </table:table-cell>
          <table:table-cell table:style-name="ce128" table:formula="of:=IF([.$B$12]&lt;2;[.$B$2];ROUNDUP(MAX(IF([.$B$19]=[.$D62];[.E61]-MAX([.E61]*([.E$17]*([.$B$20]/[.$B$17]));[.$B$18]);[.E61]-MAX([.E61]*[.E$17];[.$B$18]));0);0))" office:value-type="float" office:value="3000" calcext:value-type="float">
            <text:p>3000</text:p>
          </table:table-cell>
          <table:table-cell table:style-name="ce128" table:formula="of:=ROUNDUP(MAX(IF([.$B$19]=[.$D62];[.F61]-MAX([.F61]*([.F$17]*([.$B$20]/[.$B$17]));[.$B$18]);[.F61]-MAX([.F61]*[.F$17];[.$B$18]));0);0)" office:value-type="float" office:value="0" calcext:value-type="float">
            <text:p>0</text:p>
          </table:table-cell>
          <table:table-cell table:style-name="ce128" table:formula="of:=ROUNDUP(MAX(IF([.$B$19]=[.$D62];[.G61]-MAX([.G61]*([.G$17]*([.$B$20]/[.$B$17]));[.$B$18]);[.G61]-MAX([.G61]*[.G$17];[.$B$18]));0);0)" office:value-type="float" office:value="0" calcext:value-type="float">
            <text:p>0</text:p>
          </table:table-cell>
          <table:table-cell table:style-name="ce128" table:formula="of:=ROUNDUP(MAX(IF([.$B$19]=[.$D62];[.H61]-MAX([.H61]*([.H$17]*([.$B$20]/[.$B$17]));[.$B$18]);[.H61]-MAX([.H61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62]+1" office:value-type="float" office:value="46" calcext:value-type="float">
            <text:p>46</text:p>
          </table:table-cell>
          <table:table-cell table:style-name="ce128" table:formula="of:=IF([.$B$12]&lt;2;[.$B$2];ROUNDUP(MAX(IF([.$B$19]=[.$D63];[.E62]-MAX([.E62]*([.E$17]*([.$B$20]/[.$B$17]));[.$B$18]);[.E62]-MAX([.E62]*[.E$17];[.$B$18]));0);0))" office:value-type="float" office:value="3000" calcext:value-type="float">
            <text:p>3000</text:p>
          </table:table-cell>
          <table:table-cell table:style-name="ce128" table:formula="of:=ROUNDUP(MAX(IF([.$B$19]=[.$D63];[.F62]-MAX([.F62]*([.F$17]*([.$B$20]/[.$B$17]));[.$B$18]);[.F62]-MAX([.F62]*[.F$17];[.$B$18]));0);0)" office:value-type="float" office:value="0" calcext:value-type="float">
            <text:p>0</text:p>
          </table:table-cell>
          <table:table-cell table:style-name="ce128" table:formula="of:=ROUNDUP(MAX(IF([.$B$19]=[.$D63];[.G62]-MAX([.G62]*([.G$17]*([.$B$20]/[.$B$17]));[.$B$18]);[.G62]-MAX([.G62]*[.G$17];[.$B$18]));0);0)" office:value-type="float" office:value="0" calcext:value-type="float">
            <text:p>0</text:p>
          </table:table-cell>
          <table:table-cell table:style-name="ce128" table:formula="of:=ROUNDUP(MAX(IF([.$B$19]=[.$D63];[.H62]-MAX([.H62]*([.H$17]*([.$B$20]/[.$B$17]));[.$B$18]);[.H62]-MAX([.H62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63]+1" office:value-type="float" office:value="47" calcext:value-type="float">
            <text:p>47</text:p>
          </table:table-cell>
          <table:table-cell table:style-name="ce128" table:formula="of:=IF([.$B$12]&lt;2;[.$B$2];ROUNDUP(MAX(IF([.$B$19]=[.$D64];[.E63]-MAX([.E63]*([.E$17]*([.$B$20]/[.$B$17]));[.$B$18]);[.E63]-MAX([.E63]*[.E$17];[.$B$18]));0);0))" office:value-type="float" office:value="3000" calcext:value-type="float">
            <text:p>3000</text:p>
          </table:table-cell>
          <table:table-cell table:style-name="ce128" table:formula="of:=ROUNDUP(MAX(IF([.$B$19]=[.$D64];[.F63]-MAX([.F63]*([.F$17]*([.$B$20]/[.$B$17]));[.$B$18]);[.F63]-MAX([.F63]*[.F$17];[.$B$18]));0);0)" office:value-type="float" office:value="0" calcext:value-type="float">
            <text:p>0</text:p>
          </table:table-cell>
          <table:table-cell table:style-name="ce128" table:formula="of:=ROUNDUP(MAX(IF([.$B$19]=[.$D64];[.G63]-MAX([.G63]*([.G$17]*([.$B$20]/[.$B$17]));[.$B$18]);[.G63]-MAX([.G63]*[.G$17];[.$B$18]));0);0)" office:value-type="float" office:value="0" calcext:value-type="float">
            <text:p>0</text:p>
          </table:table-cell>
          <table:table-cell table:style-name="ce128" table:formula="of:=ROUNDUP(MAX(IF([.$B$19]=[.$D64];[.H63]-MAX([.H63]*([.H$17]*([.$B$20]/[.$B$17]));[.$B$18]);[.H63]-MAX([.H63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64]+1" office:value-type="float" office:value="48" calcext:value-type="float">
            <text:p>48</text:p>
          </table:table-cell>
          <table:table-cell table:style-name="ce128" table:formula="of:=IF([.$B$12]&lt;2;[.$B$2];ROUNDUP(MAX(IF([.$B$19]=[.$D65];[.E64]-MAX([.E64]*([.E$17]*([.$B$20]/[.$B$17]));[.$B$18]);[.E64]-MAX([.E64]*[.E$17];[.$B$18]));0);0))" office:value-type="float" office:value="3000" calcext:value-type="float">
            <text:p>3000</text:p>
          </table:table-cell>
          <table:table-cell table:style-name="ce128" table:formula="of:=ROUNDUP(MAX(IF([.$B$19]=[.$D65];[.F64]-MAX([.F64]*([.F$17]*([.$B$20]/[.$B$17]));[.$B$18]);[.F64]-MAX([.F64]*[.F$17];[.$B$18]));0);0)" office:value-type="float" office:value="0" calcext:value-type="float">
            <text:p>0</text:p>
          </table:table-cell>
          <table:table-cell table:style-name="ce128" table:formula="of:=ROUNDUP(MAX(IF([.$B$19]=[.$D65];[.G64]-MAX([.G64]*([.G$17]*([.$B$20]/[.$B$17]));[.$B$18]);[.G64]-MAX([.G64]*[.G$17];[.$B$18]));0);0)" office:value-type="float" office:value="0" calcext:value-type="float">
            <text:p>0</text:p>
          </table:table-cell>
          <table:table-cell table:style-name="ce128" table:formula="of:=ROUNDUP(MAX(IF([.$B$19]=[.$D65];[.H64]-MAX([.H64]*([.H$17]*([.$B$20]/[.$B$17]));[.$B$18]);[.H64]-MAX([.H64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65]+1" office:value-type="float" office:value="49" calcext:value-type="float">
            <text:p>49</text:p>
          </table:table-cell>
          <table:table-cell table:style-name="ce128" table:formula="of:=IF([.$B$12]&lt;2;[.$B$2];ROUNDUP(MAX(IF([.$B$19]=[.$D66];[.E65]-MAX([.E65]*([.E$17]*([.$B$20]/[.$B$17]));[.$B$18]);[.E65]-MAX([.E65]*[.E$17];[.$B$18]));0);0))" office:value-type="float" office:value="3000" calcext:value-type="float">
            <text:p>3000</text:p>
          </table:table-cell>
          <table:table-cell table:style-name="ce128" table:formula="of:=ROUNDUP(MAX(IF([.$B$19]=[.$D66];[.F65]-MAX([.F65]*([.F$17]*([.$B$20]/[.$B$17]));[.$B$18]);[.F65]-MAX([.F65]*[.F$17];[.$B$18]));0);0)" office:value-type="float" office:value="0" calcext:value-type="float">
            <text:p>0</text:p>
          </table:table-cell>
          <table:table-cell table:style-name="ce128" table:formula="of:=ROUNDUP(MAX(IF([.$B$19]=[.$D66];[.G65]-MAX([.G65]*([.G$17]*([.$B$20]/[.$B$17]));[.$B$18]);[.G65]-MAX([.G65]*[.G$17];[.$B$18]));0);0)" office:value-type="float" office:value="0" calcext:value-type="float">
            <text:p>0</text:p>
          </table:table-cell>
          <table:table-cell table:style-name="ce128" table:formula="of:=ROUNDUP(MAX(IF([.$B$19]=[.$D66];[.H65]-MAX([.H65]*([.H$17]*([.$B$20]/[.$B$17]));[.$B$18]);[.H65]-MAX([.H65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1" table:formula="of:=[.D66]+1" office:value-type="float" office:value="50" calcext:value-type="float">
            <text:p>50</text:p>
          </table:table-cell>
          <table:table-cell table:style-name="ce128" table:formula="of:=IF([.$B$12]&lt;2;[.$B$2];ROUNDUP(MAX(IF([.$B$19]=[.$D67];[.E66]-MAX([.E66]*([.E$17]*([.$B$20]/[.$B$17]));[.$B$18]);[.E66]-MAX([.E66]*[.E$17];[.$B$18]));0);0))" office:value-type="float" office:value="3000" calcext:value-type="float">
            <text:p>3000</text:p>
          </table:table-cell>
          <table:table-cell table:style-name="ce128" table:formula="of:=ROUNDUP(MAX(IF([.$B$19]=[.$D67];[.F66]-MAX([.F66]*([.F$17]*([.$B$20]/[.$B$17]));[.$B$18]);[.F66]-MAX([.F66]*[.F$17];[.$B$18]));0);0)" office:value-type="float" office:value="0" calcext:value-type="float">
            <text:p>0</text:p>
          </table:table-cell>
          <table:table-cell table:style-name="ce128" table:formula="of:=ROUNDUP(MAX(IF([.$B$19]=[.$D67];[.G66]-MAX([.G66]*([.G$17]*([.$B$20]/[.$B$17]));[.$B$18]);[.G66]-MAX([.G66]*[.G$17];[.$B$18]));0);0)" office:value-type="float" office:value="0" calcext:value-type="float">
            <text:p>0</text:p>
          </table:table-cell>
          <table:table-cell table:style-name="ce128" table:formula="of:=ROUNDUP(MAX(IF([.$B$19]=[.$D67];[.H66]-MAX([.H66]*([.H$17]*([.$B$20]/[.$B$17]));[.$B$18]);[.H66]-MAX([.H66]*[.H$17];[.$B$18]));0);0)" office:value-type="float" office:value="0" calcext:value-type="float">
            <text:p>0</text:p>
          </table:table-cell>
          <table:table-cell table:number-columns-repeated="56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loaking" table:style-name="ta6"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3" table:default-cell-style-name="ce11"/>
        <table:table-column table:style-name="co19" table:default-cell-style-name="ce11"/>
        <table:table-column table:style-name="co3" table:number-columns-repeated="55" table:default-cell-style-name="Default"/>
        <table:table-row table:style-name="ro2">
          <table:table-cell table:style-name="ce2" office:value-type="string" calcext:value-type="string" table:number-columns-spanned="2" table:number-rows-spanned="1">
            <text:p>Fleet Composition</text:p>
          </table:table-cell>
          <table:covered-table-cell table:style-name="ce402"/>
          <table:table-cell table:style-name="ce2" office:value-type="string" calcext:value-type="string" table:number-columns-spanned="9" table:number-rows-spanned="1">
            <text:p>Number For Each Ship:</text:p>
          </table:table-cell>
          <table:covered-table-cell table:number-columns-repeated="8" table:style-name="ce402"/>
          <table:table-cell table:number-columns-repeated="53"/>
        </table:table-row>
        <table:table-row table:style-name="ro2">
          <table:table-cell table:number-columns-repeated="2"/>
          <table:table-cell table:style-name="ce402" office:value-type="string" calcext:value-type="string">
            <text:p>Transport</text:p>
          </table:table-cell>
          <table:table-cell table:style-name="ce402" office:value-type="string" calcext:value-type="string">
            <text:p>Stealth</text:p>
          </table:table-cell>
          <table:table-cell table:style-name="ce402" office:value-type="string" calcext:value-type="string">
            <text:p>Super-Stealth</text:p>
          </table:table-cell>
          <table:table-cell table:style-name="ce402" office:value-type="string" calcext:value-type="string">
            <text:p>Ultra-Stealth</text:p>
          </table:table-cell>
          <table:table-cell table:style-name="ce402" office:value-type="string" calcext:value-type="string">
            <text:p>Shadow</text:p>
          </table:table-cell>
          <table:table-cell table:style-name="ce402" office:value-type="string" calcext:value-type="string">
            <text:p>Depl. Neutr.</text:p>
          </table:table-cell>
          <table:table-cell table:style-name="ce402" office:value-type="string" calcext:value-type="string">
            <text:p>Chameleon</text:p>
          </table:table-cell>
          <table:table-cell table:style-name="ce402" office:value-type="string" calcext:value-type="string">
            <text:p>Empty</text:p>
          </table:table-cell>
          <table:table-cell table:style-name="ce402" office:value-type="string" calcext:value-type="string">
            <text:p>Stack</text:p>
          </table:table-cell>
          <table:table-cell table:style-name="ce402" office:value-type="string" calcext:value-type="string">
            <text:p>Cloaking</text:p>
          </table:table-cell>
          <table:table-cell table:number-columns-repeated="52"/>
        </table:table-row>
        <table:table-row table:style-name="ro2">
          <table:table-cell table:style-name="ce129" office:value-type="string" calcext:value-type="string">
            <text:p>Number</text:p>
          </table:table-cell>
          <table:table-cell table:style-name="ce129" office:value-type="string" calcext:value-type="string">
            <text:p>Ship Design Name</text:p>
          </table:table-cell>
          <table:table-cell table:number-columns-repeated="4" table:style-name="ce100" office:value-type="string" calcext:value-type="string">
            <text:p>Cloaks</text:p>
          </table:table-cell>
          <table:table-cell table:style-name="ce100" office:value-type="string" calcext:value-type="string">
            <text:p>Shields</text:p>
          </table:table-cell>
          <table:table-cell table:style-name="ce100" office:value-type="string" calcext:value-type="string">
            <text:p>Armors</text:p>
          </table:table-cell>
          <table:table-cell table:style-name="ce100" office:value-type="string" calcext:value-type="string">
            <text:p>Scanners</text:p>
          </table:table-cell>
          <table:table-cell table:number-columns-repeated="2" table:style-name="ce100" office:value-type="string" calcext:value-type="string">
            <text:p>Weight</text:p>
          </table:table-cell>
          <table:table-cell table:style-name="ce100" office:value-type="string" calcext:value-type="string">
            <text:p>Units</text:p>
          </table:table-cell>
          <table:table-cell table:number-columns-repeated="52"/>
        </table:table-row>
        <table:table-row table:style-name="ro2"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Shadow Transport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number-columns-repeated="6"/>
          <table:table-cell table:style-name="ce142" office:value-type="float" office:value="36" calcext:value-type="float">
            <text:p>36</text:p>
          </table:table-cell>
          <table:table-cell table:style-name="ce11" table:formula="of:=[.J4]*[.A4]" office:value-type="float" office:value="36" calcext:value-type="float">
            <text:p>36</text:p>
          </table:table-cell>
          <table:table-cell table:style-name="ce11" table:formula="of:=[.K4]*((300*([.C4]+[.A$22]))+(70*[.D4])+(140*[.E4])+(540*[.F4])+(70*[.G4])+(50*[.H4])+(40*[.I4]))" office:value-type="float" office:value="21600" calcext:value-type="float">
            <text:p>21600</text:p>
          </table:table-cell>
          <table:table-cell table:number-columns-repeated="52"/>
        </table:table-row>
        <table:table-row table:style-name="ro2"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Shadow Sleuth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40" table:number-columns-repeated="5"/>
          <table:table-cell table:style-name="ce142" office:value-type="float" office:value="22" calcext:value-type="float">
            <text:p>22</text:p>
          </table:table-cell>
          <table:table-cell table:style-name="ce11" table:formula="of:=[.J5]*[.A5]" office:value-type="float" office:value="0" calcext:value-type="float">
            <text:p>0</text:p>
          </table:table-cell>
          <table:table-cell table:style-name="ce11" table:formula="of:=[.K5]*((300*([.C5]+[.A$22]))+(70*[.D5])+(140*[.E5])+(540*[.F5])+(70*[.G5])+(50*[.H5])+(40*[.I5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Santa Maria</text:p>
          </table:table-cell>
          <table:table-cell table:style-name="ce140" table:number-columns-repeated="7"/>
          <table:table-cell table:style-name="ce142" office:value-type="float" office:value="61" calcext:value-type="float">
            <text:p>61</text:p>
          </table:table-cell>
          <table:table-cell table:style-name="ce11" table:formula="of:=[.J6]*[.A6]" office:value-type="float" office:value="0" calcext:value-type="float">
            <text:p>0</text:p>
          </table:table-cell>
          <table:table-cell table:style-name="ce11" table:formula="of:=[.K6]*((300*([.C6]+[.A$22]))+(70*[.D6])+(140*[.E6])+(540*[.F6])+(70*[.G6])+(50*[.H6])+(40*[.I6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7]*[.A7]" office:value-type="float" office:value="0" calcext:value-type="float">
            <text:p>0</text:p>
          </table:table-cell>
          <table:table-cell table:style-name="ce11" table:formula="of:=[.K7]*((300*([.C7]+[.A$22]))+(70*[.D7])+(140*[.E7])+(540*[.F7])+(70*[.G7])+(50*[.H7])+(40*[.I7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8]*[.A8]" office:value-type="float" office:value="0" calcext:value-type="float">
            <text:p>0</text:p>
          </table:table-cell>
          <table:table-cell table:style-name="ce11" table:formula="of:=[.K8]*((300*([.C8]+[.A$22]))+(70*[.D8])+(140*[.E8])+(540*[.F8])+(70*[.G8])+(50*[.H8])+(40*[.I8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9]*[.A9]" office:value-type="float" office:value="0" calcext:value-type="float">
            <text:p>0</text:p>
          </table:table-cell>
          <table:table-cell table:style-name="ce11" table:formula="of:=[.K9]*((300*([.C9]+[.A$22]))+(70*[.D9])+(140*[.E9])+(540*[.F9])+(70*[.G9])+(50*[.H9])+(40*[.I9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10]*[.A10]" office:value-type="float" office:value="0" calcext:value-type="float">
            <text:p>0</text:p>
          </table:table-cell>
          <table:table-cell table:style-name="ce11" table:formula="of:=[.K10]*((300*([.C10]+[.A$22]))+(70*[.D10])+(140*[.E10])+(540*[.F10])+(70*[.G10])+(50*[.H10])+(40*[.I10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11]*[.A11]" office:value-type="float" office:value="0" calcext:value-type="float">
            <text:p>0</text:p>
          </table:table-cell>
          <table:table-cell table:style-name="ce11" table:formula="of:=[.K11]*((300*([.C11]+[.A$22]))+(70*[.D11])+(140*[.E11])+(540*[.F11])+(70*[.G11])+(50*[.H11])+(40*[.I11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12]*[.A12]" office:value-type="float" office:value="0" calcext:value-type="float">
            <text:p>0</text:p>
          </table:table-cell>
          <table:table-cell table:style-name="ce11" table:formula="of:=[.K12]*((300*([.C12]+[.A$22]))+(70*[.D12])+(140*[.E12])+(540*[.F12])+(70*[.G12])+(50*[.H12])+(40*[.I12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13]*[.A13]" office:value-type="float" office:value="0" calcext:value-type="float">
            <text:p>0</text:p>
          </table:table-cell>
          <table:table-cell table:style-name="ce11" table:formula="of:=[.K13]*((300*([.C13]+[.A$22]))+(70*[.D13])+(140*[.E13])+(540*[.F13])+(70*[.G13])+(50*[.H13])+(40*[.I13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14]*[.A14]" office:value-type="float" office:value="0" calcext:value-type="float">
            <text:p>0</text:p>
          </table:table-cell>
          <table:table-cell table:style-name="ce11" table:formula="of:=[.K14]*((300*([.C14]+[.A$22]))+(70*[.D14])+(140*[.E14])+(540*[.F14])+(70*[.G14])+(50*[.H14])+(40*[.I14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15]*[.A15]" office:value-type="float" office:value="0" calcext:value-type="float">
            <text:p>0</text:p>
          </table:table-cell>
          <table:table-cell table:style-name="ce11" table:formula="of:=[.K15]*((300*([.C15]+[.A$22]))+(70*[.D15])+(140*[.E15])+(540*[.F15])+(70*[.G15])+(50*[.H15])+(40*[.I15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16]*[.A16]" office:value-type="float" office:value="0" calcext:value-type="float">
            <text:p>0</text:p>
          </table:table-cell>
          <table:table-cell table:style-name="ce11" table:formula="of:=[.K16]*((300*([.C16]+[.A$22]))+(70*[.D16])+(140*[.E16])+(540*[.F16])+(70*[.G16])+(50*[.H16])+(40*[.I16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17]*[.A17]" office:value-type="float" office:value="0" calcext:value-type="float">
            <text:p>0</text:p>
          </table:table-cell>
          <table:table-cell table:style-name="ce11" table:formula="of:=[.K17]*((300*([.C17]+[.A$22]))+(70*[.D17])+(140*[.E17])+(540*[.F17])+(70*[.G17])+(50*[.H17])+(40*[.I17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1" table:number-columns-repeated="2"/>
          <table:table-cell table:style-name="ce140" table:number-columns-repeated="7"/>
          <table:table-cell table:style-name="ce142"/>
          <table:table-cell table:style-name="ce11" table:formula="of:=[.J18]*[.A18]" office:value-type="float" office:value="0" calcext:value-type="float">
            <text:p>0</text:p>
          </table:table-cell>
          <table:table-cell table:style-name="ce11" table:formula="of:=[.K18]*((300*([.C18]+[.A$22]))+(70*[.D18])+(140*[.E18])+(540*[.F18])+(70*[.G18])+(50*[.H18])+(40*[.I18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132" table:number-columns-repeated="2"/>
          <table:table-cell table:style-name="ce141" table:number-columns-repeated="7"/>
          <table:table-cell table:style-name="ce143"/>
          <table:table-cell table:style-name="ce129" table:formula="of:=[.J19]*[.A19]" office:value-type="float" office:value="0" calcext:value-type="float">
            <text:p>0</text:p>
          </table:table-cell>
          <table:table-cell table:style-name="ce129" table:formula="of:=[.K19]*((300*([.C19]+[.A$22]))+(70*[.D19])+(140*[.E19])+(540*[.F19])+(70*[.G19])+(50*[.H19])+(40*[.I19]))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formula="of:=SUM([.A4:.A19])"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table:style-name="ce402" table:formula="of:=SUM([.C4:.C19])" office:value-type="float" office:value="1" calcext:value-type="float">
            <text:p>1</text:p>
          </table:table-cell>
          <table:table-cell table:style-name="ce402" table:formula="of:=SUM([.D4:.D19])" office:value-type="float" office:value="1" calcext:value-type="float">
            <text:p>1</text:p>
          </table:table-cell>
          <table:table-cell table:style-name="ce402" table:formula="of:=SUM([.E4:.E19])" office:value-type="float" office:value="0" calcext:value-type="float">
            <text:p>0</text:p>
          </table:table-cell>
          <table:table-cell table:style-name="ce402" table:formula="of:=SUM([.F4:.F19])" office:value-type="float" office:value="0" calcext:value-type="float">
            <text:p>0</text:p>
          </table:table-cell>
          <table:table-cell table:style-name="ce402" table:formula="of:=SUM([.G4:.G19])" office:value-type="float" office:value="0" calcext:value-type="float">
            <text:p>0</text:p>
          </table:table-cell>
          <table:table-cell table:style-name="ce402" table:formula="of:=SUM([.H4:.H19])" office:value-type="float" office:value="0" calcext:value-type="float">
            <text:p>0</text:p>
          </table:table-cell>
          <table:table-cell table:style-name="ce402" table:formula="of:=SUM([.I4:.I19])" office:value-type="float" office:value="0" calcext:value-type="float">
            <text:p>0</text:p>
          </table:table-cell>
          <table:table-cell table:style-name="ce30"/>
          <table:table-cell table:style-name="ce11" table:formula="of:=SUM([.K4:.K19])" office:value-type="float" office:value="36" calcext:value-type="float">
            <text:p>36</text:p>
          </table:table-cell>
          <table:table-cell table:style-name="ce11" table:formula="of:=SUM([.L4:.L19])" office:value-type="float" office:value="21600" calcext:value-type="float">
            <text:p>21600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Super-Stealth (0 if not, 1 if so)</text:p>
          </table:table-cell>
          <table:table-cell table:number-columns-repeated="62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office:value-type="string" calcext:value-type="string">
            <text:p>Fleet Cargo Weight</text:p>
          </table:table-cell>
          <table:table-cell table:number-columns-repeated="5"/>
          <table:table-cell office:value-type="string" calcext:value-type="string">
            <text:p>Total Fleet Weight</text:p>
          </table:table-cell>
          <table:table-cell/>
          <table:table-cell table:style-name="ce11" table:formula="of:=[.K20]+([.A23]*(1-[.A22]))" office:value-type="float" office:value="36" calcext:value-type="float">
            <text:p>36</text:p>
          </table:table-cell>
          <table:table-cell table:number-columns-repeated="54"/>
        </table:table-row>
        <table:table-row table:style-name="ro2">
          <table:table-cell table:number-columns-repeated="7"/>
          <table:table-cell office:value-type="string" calcext:value-type="string">
            <text:p>Fleet Cloak/kT</text:p>
          </table:table-cell>
          <table:table-cell/>
          <table:table-cell table:style-name="ce11" table:formula="of:=[.L20]/[.J23]" office:value-type="float" office:value="600" calcext:value-type="float">
            <text:p>600</text:p>
          </table:table-cell>
          <table:table-cell table:style-name="ce133" table:formula="of:=MIN(IF([.J24]&lt;=100;[.J24]/200;IF([.J24]&lt;=300;0.5+0.25*([.J24]-100)/200;IF([.J24]&lt;=600;0.75+0.125*([.J24]-300)/300;IF([.J24]&lt;=1000;0.875+0.0625*([.J24]-600)/400;0.9375+0.03125*([.J24]-1000)/500))));0.98)" office:value-type="percentage" office:value="0.875" calcext:value-type="percentage">
            <text:p>87,50 %</text:p>
          </table:table-cell>
          <table:table-cell table:number-columns-repeated="53"/>
        </table:table-row>
        <table:table-row table:style-name="ro2">
          <table:table-cell table:style-name="ce24"/>
          <table:table-cell table:number-columns-repeated="9"/>
          <table:table-cell table:style-name="ce24"/>
          <table:table-cell table:number-columns-repeated="53"/>
        </table:table-row>
        <table:table-row table:style-name="ro2">
          <table:table-cell table:style-name="ce133" table:formula="of:=[.K24]*(0.95^SQRT([.D26]))" office:value-type="percentage" office:value="0.875" calcext:value-type="percentage">
            <text:p>87,50 %</text:p>
          </table:table-cell>
          <table:table-cell office:value-type="string" calcext:value-type="string">
            <text:p>Fleet Effective Cloak</text:p>
          </table:table-cell>
          <table:table-cell table:style-name="ce402" office:value-type="string" calcext:value-type="string">
            <text:p>&lt;---</text:p>
          </table:table-cell>
          <table:table-cell table:style-name="ce62" office:value-type="float" office:value="0" calcext:value-type="float">
            <text:p>0</text:p>
          </table:table-cell>
          <table:table-cell office:value-type="string" calcext:value-type="string">
            <text:p>Tachyon Detectors in Enemy Fleet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58"/>
          <table:table-cell table:number-columns-repeated="60"/>
        </table:table-row>
        <table:table-row table:style-name="ro2">
          <table:table-cell table:style-name="ce2" office:value-type="string" calcext:value-type="string" table:number-columns-spanned="2" table:number-rows-spanned="1">
            <text:p>Enemy Scanner Range (ly)</text:p>
          </table:table-cell>
          <table:covered-table-cell table:style-name="ce402"/>
          <table:table-cell table:number-columns-repeated="62"/>
        </table:table-row>
        <table:table-row table:style-name="ro2">
          <table:table-cell table:style-name="ce402" office:value-type="string" calcext:value-type="string">
            <text:p>Normal</text:p>
          </table:table-cell>
          <table:table-cell table:style-name="ce402" office:value-type="string" calcext:value-type="string">
            <text:p>Effective</text:p>
          </table:table-cell>
          <table:table-cell table:number-columns-repeated="62"/>
        </table:table-row>
        <table:table-row table:style-name="ro2">
          <table:table-cell table:style-name="ce134" office:value-type="float" office:value="50" calcext:value-type="float">
            <text:p>50</text:p>
          </table:table-cell>
          <table:table-cell table:style-name="ce137" table:formula="of:=[.A30]*(1-[.A$26])" office:value-type="float" office:value="6.25" calcext:value-type="float">
            <text:p>6</text:p>
          </table:table-cell>
          <table:table-cell table:number-columns-repeated="62"/>
        </table:table-row>
        <table:table-row table:style-name="ro2">
          <table:table-cell table:style-name="ce135" table:formula="of:=[.A30]+25" office:value-type="float" office:value="75" calcext:value-type="float">
            <text:p>75</text:p>
          </table:table-cell>
          <table:table-cell table:style-name="ce138" table:formula="of:=[.A31]*(1-[.A$26])" office:value-type="float" office:value="9.375" calcext:value-type="float">
            <text:p>9</text:p>
          </table:table-cell>
          <table:table-cell table:number-columns-repeated="62"/>
        </table:table-row>
        <table:table-row table:style-name="ro2">
          <table:table-cell table:style-name="ce135" table:formula="of:=[.A31]+25" office:value-type="float" office:value="100" calcext:value-type="float">
            <text:p>100</text:p>
          </table:table-cell>
          <table:table-cell table:style-name="ce138" table:formula="of:=[.A32]*(1-[.A$26])" office:value-type="float" office:value="12.5" calcext:value-type="float">
            <text:p>13</text:p>
          </table:table-cell>
          <table:table-cell table:number-columns-repeated="62"/>
        </table:table-row>
        <table:table-row table:style-name="ro2">
          <table:table-cell table:style-name="ce135" table:formula="of:=[.A32]+25" office:value-type="float" office:value="125" calcext:value-type="float">
            <text:p>125</text:p>
          </table:table-cell>
          <table:table-cell table:style-name="ce138" table:formula="of:=[.A33]*(1-[.A$26])" office:value-type="float" office:value="15.625" calcext:value-type="float">
            <text:p>16</text:p>
          </table:table-cell>
          <table:table-cell table:number-columns-repeated="62"/>
        </table:table-row>
        <table:table-row table:style-name="ro2">
          <table:table-cell table:style-name="ce135" table:formula="of:=[.A33]+25" office:value-type="float" office:value="150" calcext:value-type="float">
            <text:p>150</text:p>
          </table:table-cell>
          <table:table-cell table:style-name="ce138" table:formula="of:=[.A34]*(1-[.A$26])" office:value-type="float" office:value="18.75" calcext:value-type="float">
            <text:p>19</text:p>
          </table:table-cell>
          <table:table-cell table:number-columns-repeated="62"/>
        </table:table-row>
        <table:table-row table:style-name="ro2">
          <table:table-cell table:style-name="ce135" table:formula="of:=[.A34]+25" office:value-type="float" office:value="175" calcext:value-type="float">
            <text:p>175</text:p>
          </table:table-cell>
          <table:table-cell table:style-name="ce138" table:formula="of:=[.A35]*(1-[.A$26])" office:value-type="float" office:value="21.875" calcext:value-type="float">
            <text:p>22</text:p>
          </table:table-cell>
          <table:table-cell table:number-columns-repeated="62"/>
        </table:table-row>
        <table:table-row table:style-name="ro2">
          <table:table-cell table:style-name="ce135" table:formula="of:=[.A35]+25" office:value-type="float" office:value="200" calcext:value-type="float">
            <text:p>200</text:p>
          </table:table-cell>
          <table:table-cell table:style-name="ce138" table:formula="of:=[.A36]*(1-[.A$26])" office:value-type="float" office:value="25" calcext:value-type="float">
            <text:p>25</text:p>
          </table:table-cell>
          <table:table-cell table:number-columns-repeated="62"/>
        </table:table-row>
        <table:table-row table:style-name="ro2">
          <table:table-cell table:style-name="ce135" table:formula="of:=[.A36]+25" office:value-type="float" office:value="225" calcext:value-type="float">
            <text:p>225</text:p>
          </table:table-cell>
          <table:table-cell table:style-name="ce138" table:formula="of:=[.A37]*(1-[.A$26])" office:value-type="float" office:value="28.125" calcext:value-type="float">
            <text:p>28</text:p>
          </table:table-cell>
          <table:table-cell table:number-columns-repeated="62"/>
        </table:table-row>
        <table:table-row table:style-name="ro2">
          <table:table-cell table:style-name="ce135" table:formula="of:=[.A37]+25" office:value-type="float" office:value="250" calcext:value-type="float">
            <text:p>250</text:p>
          </table:table-cell>
          <table:table-cell table:style-name="ce138" table:formula="of:=[.A38]*(1-[.A$26])" office:value-type="float" office:value="31.25" calcext:value-type="float">
            <text:p>31</text:p>
          </table:table-cell>
          <table:table-cell table:number-columns-repeated="62"/>
        </table:table-row>
        <table:table-row table:style-name="ro2">
          <table:table-cell table:style-name="ce135" table:formula="of:=[.A38]+25" office:value-type="float" office:value="275" calcext:value-type="float">
            <text:p>275</text:p>
          </table:table-cell>
          <table:table-cell table:style-name="ce138" table:formula="of:=[.A39]*(1-[.A$26])" office:value-type="float" office:value="34.375" calcext:value-type="float">
            <text:p>34</text:p>
          </table:table-cell>
          <table:table-cell table:number-columns-repeated="62"/>
        </table:table-row>
        <table:table-row table:style-name="ro2">
          <table:table-cell table:style-name="ce135" table:formula="of:=[.A39]+25" office:value-type="float" office:value="300" calcext:value-type="float">
            <text:p>300</text:p>
          </table:table-cell>
          <table:table-cell table:style-name="ce138" table:formula="of:=[.A40]*(1-[.A$26])" office:value-type="float" office:value="37.5" calcext:value-type="float">
            <text:p>38</text:p>
          </table:table-cell>
          <table:table-cell table:number-columns-repeated="62"/>
        </table:table-row>
        <table:table-row table:style-name="ro2">
          <table:table-cell table:style-name="ce135" table:formula="of:=[.A40]+25" office:value-type="float" office:value="325" calcext:value-type="float">
            <text:p>325</text:p>
          </table:table-cell>
          <table:table-cell table:style-name="ce138" table:formula="of:=[.A41]*(1-[.A$26])" office:value-type="float" office:value="40.625" calcext:value-type="float">
            <text:p>41</text:p>
          </table:table-cell>
          <table:table-cell table:number-columns-repeated="62"/>
        </table:table-row>
        <table:table-row table:style-name="ro2">
          <table:table-cell table:style-name="ce135" table:formula="of:=[.A41]+25" office:value-type="float" office:value="350" calcext:value-type="float">
            <text:p>350</text:p>
          </table:table-cell>
          <table:table-cell table:style-name="ce138" table:formula="of:=[.A42]*(1-[.A$26])" office:value-type="float" office:value="43.75" calcext:value-type="float">
            <text:p>44</text:p>
          </table:table-cell>
          <table:table-cell table:number-columns-repeated="62"/>
        </table:table-row>
        <table:table-row table:style-name="ro2">
          <table:table-cell table:style-name="ce135" table:formula="of:=[.A42]+25" office:value-type="float" office:value="375" calcext:value-type="float">
            <text:p>375</text:p>
          </table:table-cell>
          <table:table-cell table:style-name="ce138" table:formula="of:=[.A43]*(1-[.A$26])" office:value-type="float" office:value="46.875" calcext:value-type="float">
            <text:p>47</text:p>
          </table:table-cell>
          <table:table-cell table:number-columns-repeated="62"/>
        </table:table-row>
        <table:table-row table:style-name="ro2">
          <table:table-cell table:style-name="ce135" table:formula="of:=[.A43]+25" office:value-type="float" office:value="400" calcext:value-type="float">
            <text:p>400</text:p>
          </table:table-cell>
          <table:table-cell table:style-name="ce138" table:formula="of:=[.A44]*(1-[.A$26])" office:value-type="float" office:value="50" calcext:value-type="float">
            <text:p>50</text:p>
          </table:table-cell>
          <table:table-cell table:number-columns-repeated="62"/>
        </table:table-row>
        <table:table-row table:style-name="ro2">
          <table:table-cell table:style-name="ce135" table:formula="of:=[.A44]+25" office:value-type="float" office:value="425" calcext:value-type="float">
            <text:p>425</text:p>
          </table:table-cell>
          <table:table-cell table:style-name="ce138" table:formula="of:=[.A45]*(1-[.A$26])" office:value-type="float" office:value="53.125" calcext:value-type="float">
            <text:p>53</text:p>
          </table:table-cell>
          <table:table-cell table:number-columns-repeated="62"/>
        </table:table-row>
        <table:table-row table:style-name="ro2">
          <table:table-cell table:style-name="ce135" table:formula="of:=[.A45]+25" office:value-type="float" office:value="450" calcext:value-type="float">
            <text:p>450</text:p>
          </table:table-cell>
          <table:table-cell table:style-name="ce138" table:formula="of:=[.A46]*(1-[.A$26])" office:value-type="float" office:value="56.25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135" table:formula="of:=[.A46]+25" office:value-type="float" office:value="475" calcext:value-type="float">
            <text:p>475</text:p>
          </table:table-cell>
          <table:table-cell table:style-name="ce138" table:formula="of:=[.A47]*(1-[.A$26])" office:value-type="float" office:value="59.375" calcext:value-type="float">
            <text:p>59</text:p>
          </table:table-cell>
          <table:table-cell table:number-columns-repeated="62"/>
        </table:table-row>
        <table:table-row table:style-name="ro2">
          <table:table-cell table:style-name="ce135" table:formula="of:=[.A47]+25" office:value-type="float" office:value="500" calcext:value-type="float">
            <text:p>500</text:p>
          </table:table-cell>
          <table:table-cell table:style-name="ce138" table:formula="of:=[.A48]*(1-[.A$26])" office:value-type="float" office:value="62.5" calcext:value-type="float">
            <text:p>63</text:p>
          </table:table-cell>
          <table:table-cell table:number-columns-repeated="62"/>
        </table:table-row>
        <table:table-row table:style-name="ro2">
          <table:table-cell table:style-name="ce135" table:formula="of:=[.A48]+25" office:value-type="float" office:value="525" calcext:value-type="float">
            <text:p>525</text:p>
          </table:table-cell>
          <table:table-cell table:style-name="ce138" table:formula="of:=[.A49]*(1-[.A$26])" office:value-type="float" office:value="65.625" calcext:value-type="float">
            <text:p>66</text:p>
          </table:table-cell>
          <table:table-cell table:number-columns-repeated="62"/>
        </table:table-row>
        <table:table-row table:style-name="ro2">
          <table:table-cell table:style-name="ce135" table:formula="of:=[.A49]+25" office:value-type="float" office:value="550" calcext:value-type="float">
            <text:p>550</text:p>
          </table:table-cell>
          <table:table-cell table:style-name="ce138" table:formula="of:=[.A50]*(1-[.A$26])" office:value-type="float" office:value="68.75" calcext:value-type="float">
            <text:p>69</text:p>
          </table:table-cell>
          <table:table-cell table:number-columns-repeated="62"/>
        </table:table-row>
        <table:table-row table:style-name="ro2">
          <table:table-cell table:style-name="ce135" table:formula="of:=[.A50]+25" office:value-type="float" office:value="575" calcext:value-type="float">
            <text:p>575</text:p>
          </table:table-cell>
          <table:table-cell table:style-name="ce138" table:formula="of:=[.A51]*(1-[.A$26])" office:value-type="float" office:value="71.875" calcext:value-type="float">
            <text:p>72</text:p>
          </table:table-cell>
          <table:table-cell table:number-columns-repeated="62"/>
        </table:table-row>
        <table:table-row table:style-name="ro2">
          <table:table-cell table:style-name="ce135" table:formula="of:=[.A51]+25" office:value-type="float" office:value="600" calcext:value-type="float">
            <text:p>600</text:p>
          </table:table-cell>
          <table:table-cell table:style-name="ce138" table:formula="of:=[.A52]*(1-[.A$26])" office:value-type="float" office:value="75" calcext:value-type="float">
            <text:p>75</text:p>
          </table:table-cell>
          <table:table-cell table:number-columns-repeated="62"/>
        </table:table-row>
        <table:table-row table:style-name="ro2">
          <table:table-cell table:style-name="ce135" table:formula="of:=[.A52]+25" office:value-type="float" office:value="625" calcext:value-type="float">
            <text:p>625</text:p>
          </table:table-cell>
          <table:table-cell table:style-name="ce138" table:formula="of:=[.A53]*(1-[.A$26])" office:value-type="float" office:value="78.125" calcext:value-type="float">
            <text:p>78</text:p>
          </table:table-cell>
          <table:table-cell table:number-columns-repeated="62"/>
        </table:table-row>
        <table:table-row table:style-name="ro2">
          <table:table-cell table:style-name="ce135" table:formula="of:=[.A53]+25" office:value-type="float" office:value="650" calcext:value-type="float">
            <text:p>650</text:p>
          </table:table-cell>
          <table:table-cell table:style-name="ce138" table:formula="of:=[.A54]*(1-[.A$26])" office:value-type="float" office:value="81.25" calcext:value-type="float">
            <text:p>81</text:p>
          </table:table-cell>
          <table:table-cell table:number-columns-repeated="62"/>
        </table:table-row>
        <table:table-row table:style-name="ro2">
          <table:table-cell table:style-name="ce135" table:formula="of:=[.A54]+25" office:value-type="float" office:value="675" calcext:value-type="float">
            <text:p>675</text:p>
          </table:table-cell>
          <table:table-cell table:style-name="ce138" table:formula="of:=[.A55]*(1-[.A$26])" office:value-type="float" office:value="84.375" calcext:value-type="float">
            <text:p>84</text:p>
          </table:table-cell>
          <table:table-cell table:number-columns-repeated="62"/>
        </table:table-row>
        <table:table-row table:style-name="ro2">
          <table:table-cell table:style-name="ce135" table:formula="of:=[.A55]+25" office:value-type="float" office:value="700" calcext:value-type="float">
            <text:p>700</text:p>
          </table:table-cell>
          <table:table-cell table:style-name="ce138" table:formula="of:=[.A56]*(1-[.A$26])" office:value-type="float" office:value="87.5" calcext:value-type="float">
            <text:p>88</text:p>
          </table:table-cell>
          <table:table-cell table:number-columns-repeated="62"/>
        </table:table-row>
        <table:table-row table:style-name="ro2">
          <table:table-cell table:style-name="ce135" table:formula="of:=[.A56]+25" office:value-type="float" office:value="725" calcext:value-type="float">
            <text:p>725</text:p>
          </table:table-cell>
          <table:table-cell table:style-name="ce138" table:formula="of:=[.A57]*(1-[.A$26])" office:value-type="float" office:value="90.625" calcext:value-type="float">
            <text:p>91</text:p>
          </table:table-cell>
          <table:table-cell table:number-columns-repeated="62"/>
        </table:table-row>
        <table:table-row table:style-name="ro2">
          <table:table-cell table:style-name="ce135" table:formula="of:=[.A57]+25" office:value-type="float" office:value="750" calcext:value-type="float">
            <text:p>750</text:p>
          </table:table-cell>
          <table:table-cell table:style-name="ce138" table:formula="of:=[.A58]*(1-[.A$26])" office:value-type="float" office:value="93.75" calcext:value-type="float">
            <text:p>94</text:p>
          </table:table-cell>
          <table:table-cell table:number-columns-repeated="62"/>
        </table:table-row>
        <table:table-row table:style-name="ro2">
          <table:table-cell table:style-name="ce135" table:formula="of:=[.A58]+25" office:value-type="float" office:value="775" calcext:value-type="float">
            <text:p>775</text:p>
          </table:table-cell>
          <table:table-cell table:style-name="ce138" table:formula="of:=[.A59]*(1-[.A$26])" office:value-type="float" office:value="96.875" calcext:value-type="float">
            <text:p>97</text:p>
          </table:table-cell>
          <table:table-cell table:number-columns-repeated="62"/>
        </table:table-row>
        <table:table-row table:style-name="ro2">
          <table:table-cell table:style-name="ce135" table:formula="of:=[.A59]+25" office:value-type="float" office:value="800" calcext:value-type="float">
            <text:p>800</text:p>
          </table:table-cell>
          <table:table-cell table:style-name="ce138" table:formula="of:=[.A60]*(1-[.A$26])" office:value-type="float" office:value="100" calcext:value-type="float">
            <text:p>100</text:p>
          </table:table-cell>
          <table:table-cell table:number-columns-repeated="62"/>
        </table:table-row>
        <table:table-row table:style-name="ro2">
          <table:table-cell table:style-name="ce135" table:formula="of:=[.A60]+25" office:value-type="float" office:value="825" calcext:value-type="float">
            <text:p>825</text:p>
          </table:table-cell>
          <table:table-cell table:style-name="ce138" table:formula="of:=[.A61]*(1-[.A$26])" office:value-type="float" office:value="103.125" calcext:value-type="float">
            <text:p>103</text:p>
          </table:table-cell>
          <table:table-cell table:number-columns-repeated="62"/>
        </table:table-row>
        <table:table-row table:style-name="ro2">
          <table:table-cell table:style-name="ce135" table:formula="of:=[.A61]+25" office:value-type="float" office:value="850" calcext:value-type="float">
            <text:p>850</text:p>
          </table:table-cell>
          <table:table-cell table:style-name="ce138" table:formula="of:=[.A62]*(1-[.A$26])" office:value-type="float" office:value="106.25" calcext:value-type="float">
            <text:p>106</text:p>
          </table:table-cell>
          <table:table-cell table:number-columns-repeated="62"/>
        </table:table-row>
        <table:table-row table:style-name="ro2">
          <table:table-cell table:style-name="ce135" table:formula="of:=[.A62]+25" office:value-type="float" office:value="875" calcext:value-type="float">
            <text:p>875</text:p>
          </table:table-cell>
          <table:table-cell table:style-name="ce138" table:formula="of:=[.A63]*(1-[.A$26])" office:value-type="float" office:value="109.375" calcext:value-type="float">
            <text:p>109</text:p>
          </table:table-cell>
          <table:table-cell table:number-columns-repeated="62"/>
        </table:table-row>
        <table:table-row table:style-name="ro2">
          <table:table-cell table:style-name="ce135" table:formula="of:=[.A63]+25" office:value-type="float" office:value="900" calcext:value-type="float">
            <text:p>900</text:p>
          </table:table-cell>
          <table:table-cell table:style-name="ce138" table:formula="of:=[.A64]*(1-[.A$26])" office:value-type="float" office:value="112.5" calcext:value-type="float">
            <text:p>113</text:p>
          </table:table-cell>
          <table:table-cell table:number-columns-repeated="62"/>
        </table:table-row>
        <table:table-row table:style-name="ro2">
          <table:table-cell table:style-name="ce135" table:formula="of:=[.A64]+25" office:value-type="float" office:value="925" calcext:value-type="float">
            <text:p>925</text:p>
          </table:table-cell>
          <table:table-cell table:style-name="ce138" table:formula="of:=[.A65]*(1-[.A$26])" office:value-type="float" office:value="115.625" calcext:value-type="float">
            <text:p>116</text:p>
          </table:table-cell>
          <table:table-cell table:number-columns-repeated="62"/>
        </table:table-row>
        <table:table-row table:style-name="ro2">
          <table:table-cell table:style-name="ce135" table:formula="of:=[.A65]+25" office:value-type="float" office:value="950" calcext:value-type="float">
            <text:p>950</text:p>
          </table:table-cell>
          <table:table-cell table:style-name="ce138" table:formula="of:=[.A66]*(1-[.A$26])" office:value-type="float" office:value="118.75" calcext:value-type="float">
            <text:p>119</text:p>
          </table:table-cell>
          <table:table-cell table:number-columns-repeated="62"/>
        </table:table-row>
        <table:table-row table:style-name="ro2">
          <table:table-cell table:style-name="ce135" table:formula="of:=[.A66]+25" office:value-type="float" office:value="975" calcext:value-type="float">
            <text:p>975</text:p>
          </table:table-cell>
          <table:table-cell table:style-name="ce138" table:formula="of:=[.A67]*(1-[.A$26])" office:value-type="float" office:value="121.875" calcext:value-type="float">
            <text:p>122</text:p>
          </table:table-cell>
          <table:table-cell table:number-columns-repeated="62"/>
        </table:table-row>
        <table:table-row table:style-name="ro2">
          <table:table-cell table:style-name="ce136" table:formula="of:=[.A67]+25" office:value-type="float" office:value="1000" calcext:value-type="float">
            <text:p>1000</text:p>
          </table:table-cell>
          <table:table-cell table:style-name="ce139" table:formula="of:=[.A68]*(1-[.A$26])" office:value-type="float" office:value="125" calcext:value-type="float">
            <text:p>125</text:p>
          </table:table-cell>
          <table:table-cell table:number-columns-repeated="62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lony" table:style-name="ta7">
        <table:shapes>
          <draw:frame draw:z-index="0" draw:name="Chart 1" draw:style-name="gr1" draw:text-style-name="P1" svg:width="16.794cm" svg:height="11.43cm" svg:x="2.096cm" svg:y="35.255cm">
            <draw:object draw:notify-on-update-of-ranges="Colony.A13:Colony.A43 Colony.D12:Colony.D12 Colony.D13:Colony.D43 Colony.G12:Colony.G12 Colony.G13:Colony.G43 Colony.H12:Colony.H12 Colony.H13:Colony.H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draw:text-style-name="P1" svg:width="16.43cm" svg:height="11.37cm" svg:x="2.096cm" svg:y="47.172cm">
            <draw:object draw:notify-on-update-of-ranges="Colony.A13:Colony.A43 Colony.B12:Colony.B12 Colony.B13:Colony.B43 Colony.AM12:Colony.AM12 Colony.AM13:Colony.AM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4" draw:style-name="gr1" draw:text-style-name="P1" svg:width="16.43cm" svg:height="11.37cm" svg:x="2.096cm" svg:y="59.059cm">
            <draw:object draw:notify-on-update-of-ranges="Colony.AM12:Colony.AM12 Colony.AM13:Colony.AM43 Colony.A13:Colony.A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0" table:default-cell-style-name="ce11"/>
        <table:table-column table:style-name="co21" table:default-cell-style-name="ce11"/>
        <table:table-column table:style-name="co20" table:number-columns-repeated="41" table:default-cell-style-name="ce11"/>
        <table:table-column table:style-name="co3" table:number-columns-repeated="981" table:default-cell-style-name="Default"/>
        <table:table-row table:style-name="ro2">
          <table:table-cell table:style-name="ce144" office:value-type="string" calcext:value-type="string">
            <text:p>Race Growth Rate</text:p>
          </table:table-cell>
          <table:table-cell table:style-name="ce107"/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table:style-name="ce144" office:value-type="string" calcext:value-type="string">
            <text:p>Race is (1=JoaT, 2=HE, 0=other)</text:p>
          </table:table-cell>
          <table:table-cell table:style-name="ce164"/>
          <table:table-cell table:style-name="ce107"/>
          <table:table-cell table:style-name="ce118" office:value-type="float" office:value="0" calcext:value-type="float">
            <text:p>0</text:p>
          </table:table-cell>
          <table:table-cell table:style-name="ce178" table:formula="of:=IF(OR([.H1]=1;[.H1]=2;[.H1]=0);&quot;&quot;;&quot;Unknown Primary Racial Trait&quot;)">
            <text:p/>
          </table:table-cell>
          <table:table-cell table:number-columns-repeated="1015"/>
        </table:table-row>
        <table:table-row table:style-name="ro2">
          <table:table-cell table:style-name="ce144" office:value-type="string" calcext:value-type="string">
            <text:p>Planet Value</text:p>
          </table:table-cell>
          <table:table-cell table:style-name="ce107"/>
          <table:table-cell table:style-name="ce26"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style-name="ce144" office:value-type="string" calcext:value-type="string">
            <text:p>Have Only Basic Remote Mining</text:p>
          </table:table-cell>
          <table:table-cell table:style-name="ce164"/>
          <table:table-cell table:style-name="ce107"/>
          <table:table-cell table:style-name="ce118" office:value-type="float" office:value="0" calcext:value-type="float">
            <text:p>0</text:p>
          </table:table-cell>
          <table:table-cell table:style-name="ce63"/>
          <table:table-cell table:style-name="ce25" table:formula="of:=[.C1]*[.C2]*IF([.H1]=2;2;1)/10000" office:value-type="percentage" office:value="0.1" calcext:value-type="percentage">
            <text:p>10,00 %</text:p>
          </table:table-cell>
          <table:table-cell office:value-type="string" calcext:value-type="string">
            <text:p>Max Growth Rate</text:p>
          </table:table-cell>
          <table:table-cell table:number-columns-repeated="1013"/>
        </table:table-row>
        <table:table-row table:style-name="ro2">
          <table:table-cell table:style-name="ce144" office:value-type="string" calcext:value-type="string">
            <text:p>Colonists/Resource</text:p>
          </table:table-cell>
          <table:table-cell table:style-name="ce107"/>
          <table:table-cell table:style-name="ce118" office:value-type="float" office:value="1000" calcext:value-type="float">
            <text:p>1000</text:p>
          </table:table-cell>
          <table:table-cell/>
          <table:table-cell table:style-name="ce144" office:value-type="string" calcext:value-type="string">
            <text:p>Factory Germanium Cost (3 or 4)</text:p>
          </table:table-cell>
          <table:table-cell table:style-name="ce164"/>
          <table:table-cell table:style-name="ce107"/>
          <table:table-cell table:style-name="ce118" office:value-type="float" office:value="4" calcext:value-type="float">
            <text:p>4</text:p>
          </table:table-cell>
          <table:table-cell table:style-name="ce63"/>
          <table:table-cell table:number-columns-repeated="1015"/>
        </table:table-row>
        <table:table-row table:style-name="ro2">
          <table:table-cell table:style-name="ce145" office:value-type="string" calcext:value-type="string">
            <text:p>Fact/10,000 Colonists</text:p>
          </table:table-cell>
          <table:table-cell table:style-name="ce148"/>
          <table:table-cell table:style-name="ce18" office:value-type="float" office:value="10" calcext:value-type="float">
            <text:p>10</text:p>
          </table:table-cell>
          <table:table-cell table:number-columns-repeated="5"/>
          <table:table-cell table:style-name="ce117"/>
          <table:table-cell table:number-columns-repeated="1015"/>
        </table:table-row>
        <table:table-row table:style-name="ro2">
          <table:table-cell table:style-name="ce146" office:value-type="string" calcext:value-type="string">
            <text:p>Factories Cost</text:p>
          </table:table-cell>
          <table:table-cell table:style-name="ce149"/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Res</text:p>
          </table:table-cell>
          <table:table-cell table:style-name="ce144" office:value-type="string" calcext:value-type="string">
            <text:p>Max Population for this Planet</text:p>
          </table:table-cell>
          <table:table-cell table:style-name="ce164"/>
          <table:table-cell table:style-name="ce107"/>
          <table:table-cell table:style-name="ce172" table:formula="of:=10000*[.C2]*IF([.H1]=1;1.2;IF([.H1]=2;0.5;1))*IF([.H2]=1;1.1;1)" office:value-type="float" office:value="1000000" calcext:value-type="float">
            <text:p><text:s/>1 000 000 </text:p>
          </table:table-cell>
          <table:table-cell table:style-name="ce162"/>
          <table:table-cell office:value-type="string" calcext:value-type="string">
            <text:p>Graph of 30 yr Fac/Mine/Res vs Time follows table</text:p>
          </table:table-cell>
          <table:table-cell table:number-columns-repeated="5"/>
          <table:table-cell table:style-name="ce40"/>
          <table:table-cell table:number-columns-repeated="1008"/>
        </table:table-row>
        <table:table-row table:style-name="ro2">
          <table:table-cell table:style-name="ce147" office:value-type="string" calcext:value-type="string">
            <text:p>10 Factories Produce</text:p>
          </table:table-cell>
          <table:table-cell table:style-name="ce150"/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Res</text:p>
          </table:table-cell>
          <table:table-cell table:style-name="ce144" office:value-type="string" calcext:value-type="string">
            <text:p>Planet is Homeworld (1 if yes)</text:p>
          </table:table-cell>
          <table:table-cell table:style-name="ce164"/>
          <table:table-cell table:style-name="ce107"/>
          <table:table-cell table:style-name="ce118" office:value-type="float" office:value="1" calcext:value-type="float">
            <text:p>1</text:p>
          </table:table-cell>
          <table:table-cell table:style-name="ce117"/>
          <table:table-cell office:value-type="string" calcext:value-type="string">
            <text:p>Graph of 30 yr Population vs Time follows 1st Graph</text:p>
          </table:table-cell>
          <table:table-cell table:number-columns-repeated="1014"/>
        </table:table-row>
        <table:table-row table:style-name="ro2">
          <table:table-cell table:style-name="ce145" office:value-type="string" calcext:value-type="string">
            <text:p>Mines/10,000 Colonists</text:p>
          </table:table-cell>
          <table:table-cell table:style-name="ce148"/>
          <table:table-cell table:style-name="ce18" office:value-type="float" office:value="6" calcext:value-type="float">
            <text:p>6</text:p>
          </table:table-cell>
          <table:table-cell/>
          <table:table-cell table:style-name="ce144" office:value-type="string" calcext:value-type="string">
            <text:p>Autobuild Factories</text:p>
          </table:table-cell>
          <table:table-cell table:style-name="ce164"/>
          <table:table-cell table:style-name="ce107"/>
          <table:table-cell table:style-name="ce173" office:value-type="float" office:value="1000" calcext:value-type="float">
            <text:p><text:s/>1 000 </text:p>
          </table:table-cell>
          <table:table-cell table:style-name="ce63"/>
          <table:table-cell table:number-columns-repeated="1015"/>
        </table:table-row>
        <table:table-row table:style-name="ro2">
          <table:table-cell table:style-name="ce146" office:value-type="string" calcext:value-type="string">
            <text:p>Mines Cost</text:p>
          </table:table-cell>
          <table:table-cell table:style-name="ce149"/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Res</text:p>
          </table:table-cell>
          <table:table-cell table:style-name="ce144" office:value-type="string" calcext:value-type="string">
            <text:p>Autobuild Mines</text:p>
          </table:table-cell>
          <table:table-cell table:style-name="ce164"/>
          <table:table-cell table:style-name="ce107"/>
          <table:table-cell table:style-name="ce173" office:value-type="float" office:value="1000" calcext:value-type="float">
            <text:p><text:s/>1 000 </text:p>
          </table:table-cell>
          <table:table-cell table:style-name="ce117" table:number-columns-repeated="3"/>
          <table:table-cell table:number-columns-repeated="9"/>
          <table:table-cell table:style-name="ce2" office:value-type="string" calcext:value-type="string" table:number-columns-spanned="5" table:number-rows-spanned="1">
            <text:p>Colonists are removed from the planet immediately</text:p>
          </table:table-cell>
          <table:covered-table-cell table:number-columns-repeated="4" table:style-name="ce402"/>
          <table:table-cell table:number-columns-repeated="999"/>
        </table:table-row>
        <table:table-row table:style-name="ro2">
          <table:table-cell table:style-name="ce147" office:value-type="string" calcext:value-type="string">
            <text:p>10 Mines Produce</text:p>
          </table:table-cell>
          <table:table-cell table:style-name="ce150"/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kT</text:p>
          </table:table-cell>
          <table:table-cell table:style-name="ce144" office:value-type="string" calcext:value-type="string">
            <text:p>Research Budget</text:p>
          </table:table-cell>
          <table:table-cell table:style-name="ce164"/>
          <table:table-cell table:style-name="ce107"/>
          <table:table-cell table:style-name="ce174" office:value-type="percentage" office:value="0" calcext:value-type="percentage">
            <text:p>0 %</text:p>
          </table:table-cell>
          <table:table-cell table:style-name="ce63"/>
          <table:table-cell table:number-columns-repeated="10"/>
          <table:table-cell table:style-name="ce2" office:value-type="string" calcext:value-type="string" table:number-columns-spanned="7" table:number-rows-spanned="1">
            <text:p>Resources and Minerals are used "through the queue"</text:p>
          </table:table-cell>
          <table:covered-table-cell table:number-columns-repeated="6" table:style-name="ce402"/>
          <table:table-cell table:style-name="ce2"/>
          <table:table-cell/>
          <table:table-cell table:style-name="ce2" office:value-type="string" calcext:value-type="string">
            <text:p>Resource-</text:p>
          </table:table-cell>
          <table:table-cell table:style-name="ce2" table:number-columns-repeated="3"/>
          <table:table-cell table:style-name="ce2" office:value-type="string" calcext:value-type="string">
            <text:p>Resource-</text:p>
          </table:table-cell>
          <table:table-cell table:style-name="ce2"/>
          <table:table-cell table:style-name="ce58" table:number-columns-repeated="2"/>
          <table:table-cell table:number-columns-repeated="988"/>
        </table:table-row>
        <table:table-row table:style-name="ro2">
          <table:table-cell table:style-name="ce17" table:formula="of:=IF(OR([.C3]&lt;700;[.C3]&gt;2500);&quot;CAUTION:  Colonists/Resource outside of range&quot;;IF(OR([.C4]&lt;5;[.C4]&gt;25);&quot;CAUTION: Fact/10,000 Colonists outside of range&quot;;IF(OR([.C5]&lt;5;[.C5]&gt;25);&quot;CAUTION: Factory Cost outside of range&quot;;IF(OR([.C6]&lt;5;[.C6]&gt;15);&quot;CAUTION: Factory Production outside of range&quot;;IF(OR([.C7]&lt;5;[.C7]&gt;25);&quot;CAUTION: Mines/10,000 Colonists outside of range&quot;;IF(OR([.C8]&lt;2;[.C8]&gt;15);&quot;CAUTION: Mine Cost outside of range&quot;;IF(OR([.C9]&lt;5;[.C9]&gt;25);&quot;CAUTION: Mine Production outside of range&quot;;&quot;&quot;)))))))">
            <text:p/>
          </table:table-cell>
          <table:table-cell table:number-columns-repeated="2"/>
          <table:table-cell table:style-name="ce63"/>
          <table:table-cell table:number-columns-repeated="22"/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Desired</text:p>
          </table:table-cell>
          <table:table-cell table:style-name="ce2" office:value-type="string" calcext:value-type="string">
            <text:p>Constrained</text:p>
          </table:table-cell>
          <table:table-cell table:style-name="ce2" office:value-type="string" calcext:value-type="string">
            <text:p>Partial</text:p>
          </table:table-cell>
          <table:table-cell table:style-name="ce2" office:value-type="string" calcext:value-type="string">
            <text:p>Mine</text:p>
          </table:table-cell>
          <table:table-cell table:style-name="ce2" office:value-type="string" calcext:value-type="string">
            <text:p>Desired</text:p>
          </table:table-cell>
          <table:table-cell table:style-name="ce2" office:value-type="string" calcext:value-type="string">
            <text:p>Constrained</text:p>
          </table:table-cell>
          <table:table-cell table:style-name="ce2" office:value-type="string" calcext:value-type="string">
            <text:p>Partial</text:p>
          </table:table-cell>
          <table:table-cell table:style-name="ce2"/>
          <table:table-cell table:style-name="ce2" office:value-type="string" calcext:value-type="string">
            <text:p>Cumulative</text:p>
          </table:table-cell>
          <table:table-cell table:style-name="ce58" table:number-columns-repeated="4"/>
          <table:table-cell table:style-name="ce402" table:number-columns-repeated="2"/>
          <table:table-cell table:number-columns-repeated="982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Population</text:p>
          </table:table-cell>
          <table:covered-table-cell table:style-name="ce402"/>
          <table:table-cell/>
          <table:table-cell table:style-name="ce2" office:value-type="string" calcext:value-type="string" table:number-columns-spanned="2" table:number-rows-spanned="1">
            <text:p># Factory Limit</text:p>
          </table:table-cell>
          <table:covered-table-cell table:style-name="ce402"/>
          <table:table-cell table:style-name="ce168"/>
          <table:table-cell/>
          <table:table-cell table:style-name="ce2" office:value-type="string" calcext:value-type="string" table:number-columns-spanned="2" table:number-rows-spanned="1">
            <text:p># Mine Limit</text:p>
          </table:table-cell>
          <table:covered-table-cell table:style-name="ce402"/>
          <table:table-cell table:style-name="ce402" office:value-type="string" calcext:value-type="string">
            <text:p>Mining</text:p>
          </table:table-cell>
          <table:table-cell table:style-name="ce2" office:value-type="string" calcext:value-type="string" table:number-columns-spanned="3" table:number-rows-spanned="1">
            <text:p>On Planet (kT)</text:p>
          </table:table-cell>
          <table:covered-table-cell table:number-columns-repeated="2" table:style-name="ce402"/>
          <table:table-cell table:style-name="ce2" office:value-type="string" calcext:value-type="string" table:number-columns-spanned="3" table:number-rows-spanned="1">
            <text:p>Concentrations (%)</text:p>
          </table:table-cell>
          <table:covered-table-cell table:number-columns-repeated="2" table:style-name="ce402"/>
          <table:table-cell table:style-name="ce2" office:value-type="string" calcext:value-type="string" table:number-columns-spanned="3" table:number-rows-spanned="1">
            <text:p>Mining Rates (kT)</text:p>
          </table:table-cell>
          <table:covered-table-cell table:number-columns-repeated="2" table:style-name="ce402"/>
          <table:table-cell table:style-name="ce34" office:value-type="string" calcext:value-type="string" table:number-columns-spanned="5" table:number-rows-spanned="1">
            <text:p>Remove (Queue building, Colonist Transfer, etc.)</text:p>
          </table:table-cell>
          <table:covered-table-cell table:number-columns-repeated="4" table:style-name="ce402"/>
          <table:table-cell table:style-name="ce168"/>
          <table:table-cell table:style-name="ce2" office:value-type="string" calcext:value-type="string">
            <text:p>Avail</text:p>
          </table:table-cell>
          <table:table-cell table:number-columns-repeated="2" table:style-name="ce2" office:value-type="string" calcext:value-type="string">
            <text:p>Build</text:p>
          </table:table-cell>
          <table:table-cell table:style-name="ce2" office:value-type="string" calcext:value-type="string">
            <text:p>Factories</text:p>
          </table:table-cell>
          <table:table-cell table:style-name="ce2" office:value-type="string" calcext:value-type="string">
            <text:p>Avail</text:p>
          </table:table-cell>
          <table:table-cell table:number-columns-repeated="2" table:style-name="ce2" office:value-type="string" calcext:value-type="string">
            <text:p>Build</text:p>
          </table:table-cell>
          <table:table-cell table:style-name="ce2" office:value-type="string" calcext:value-type="string">
            <text:p>Mines</text:p>
          </table:table-cell>
          <table:table-cell table:number-columns-repeated="2" table:style-name="ce2" office:value-type="string" calcext:value-type="string">
            <text:p>Research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Growth</text:p>
          </table:table-cell>
          <table:table-cell table:number-columns-repeated="2" table:style-name="ce2" office:value-type="string" calcext:value-type="string">
            <text:p>Pop</text:p>
          </table:table-cell>
          <table:table-cell table:style-name="ce2" office:value-type="string" calcext:value-type="string" table:number-columns-spanned="3" table:number-rows-spanned="1">
            <text:p>Mining Impact</text:p>
          </table:table-cell>
          <table:covered-table-cell table:number-columns-repeated="2" table:style-name="ce2"/>
          <table:table-cell table:number-columns-repeated="981"/>
        </table:table-row>
        <table:table-row table:style-name="ro2"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Start of Turn</text:p>
          </table:table-cell>
          <table:table-cell table:style-name="ce100" office:value-type="string" calcext:value-type="string">
            <text:p>After Xfer</text:p>
          </table:table-cell>
          <table:table-cell table:style-name="ce100" office:value-type="string" calcext:value-type="string">
            <text:p>Factories</text:p>
          </table:table-cell>
          <table:table-cell table:style-name="ce100" office:value-type="string" calcext:value-type="string">
            <text:p>Initial</text:p>
          </table:table-cell>
          <table:table-cell table:style-name="ce100" office:value-type="string" calcext:value-type="string">
            <text:p>After Xfer</text:p>
          </table:table-cell>
          <table:table-cell table:style-name="ce100" office:value-type="string" calcext:value-type="string">
            <text:p>Resources</text:p>
          </table:table-cell>
          <table:table-cell table:style-name="ce100" office:value-type="string" calcext:value-type="string">
            <text:p>Mines</text:p>
          </table:table-cell>
          <table:table-cell table:style-name="ce100" office:value-type="string" calcext:value-type="string">
            <text:p>Initial</text:p>
          </table:table-cell>
          <table:table-cell table:style-name="ce100" office:value-type="string" calcext:value-type="string">
            <text:p>After Xfer</text:p>
          </table:table-cell>
          <table:table-cell table:style-name="ce100" office:value-type="string" calcext:value-type="string">
            <text:p>Capacity</text:p>
          </table:table-cell>
          <table:table-cell table:style-name="ce100" office:value-type="string" calcext:value-type="string">
            <text:p>Ironium</text:p>
          </table:table-cell>
          <table:table-cell table:style-name="ce100" office:value-type="string" calcext:value-type="string">
            <text:p>Boranium</text:p>
          </table:table-cell>
          <table:table-cell table:style-name="ce100" office:value-type="string" calcext:value-type="string">
            <text:p>Germanium</text:p>
          </table:table-cell>
          <table:table-cell table:style-name="ce100" office:value-type="string" calcext:value-type="string">
            <text:p>Ironium</text:p>
          </table:table-cell>
          <table:table-cell table:style-name="ce100" office:value-type="string" calcext:value-type="string">
            <text:p>Boranium</text:p>
          </table:table-cell>
          <table:table-cell table:style-name="ce100" office:value-type="string" calcext:value-type="string">
            <text:p>Germanium</text:p>
          </table:table-cell>
          <table:table-cell table:style-name="ce100" office:value-type="string" calcext:value-type="string">
            <text:p>Ironium</text:p>
          </table:table-cell>
          <table:table-cell table:style-name="ce100" office:value-type="string" calcext:value-type="string">
            <text:p>Boranium</text:p>
          </table:table-cell>
          <table:table-cell table:style-name="ce100" office:value-type="string" calcext:value-type="string">
            <text:p>Germanium</text:p>
          </table:table-cell>
          <table:table-cell table:style-name="ce100" office:value-type="string" calcext:value-type="string">
            <text:p>Resources</text:p>
          </table:table-cell>
          <table:table-cell table:style-name="ce100" office:value-type="string" calcext:value-type="string">
            <text:p>Colonists</text:p>
          </table:table-cell>
          <table:table-cell table:style-name="ce100" office:value-type="string" calcext:value-type="string">
            <text:p>Ironium</text:p>
          </table:table-cell>
          <table:table-cell table:style-name="ce100" office:value-type="string" calcext:value-type="string">
            <text:p>Boranium</text:p>
          </table:table-cell>
          <table:table-cell table:style-name="ce100" office:value-type="string" calcext:value-type="string">
            <text:p>Germanium</text:p>
          </table:table-cell>
          <table:table-cell table:style-name="ce100" office:value-type="string" calcext:value-type="string">
            <text:p>Msg</text:p>
          </table:table-cell>
          <table:table-cell table:style-name="ce100" office:value-type="string" calcext:value-type="string">
            <text:p>Resources</text:p>
          </table:table-cell>
          <table:table-cell table:number-columns-repeated="2" table:style-name="ce100" office:value-type="string" calcext:value-type="string">
            <text:p>Factories</text:p>
          </table:table-cell>
          <table:table-cell table:style-name="ce100" office:value-type="string" calcext:value-type="string">
            <text:p>Carry-Over</text:p>
          </table:table-cell>
          <table:table-cell table:style-name="ce100" office:value-type="string" calcext:value-type="string">
            <text:p>Resources</text:p>
          </table:table-cell>
          <table:table-cell table:number-columns-repeated="2" table:style-name="ce100" office:value-type="string" calcext:value-type="string">
            <text:p>Mines</text:p>
          </table:table-cell>
          <table:table-cell table:style-name="ce100" office:value-type="string" calcext:value-type="string">
            <text:p>Carry-Over</text:p>
          </table:table-cell>
          <table:table-cell table:number-columns-repeated="2" table:style-name="ce100" office:value-type="string" calcext:value-type="string">
            <text:p>Points</text:p>
          </table:table-cell>
          <table:table-cell table:style-name="ce100" office:value-type="string" calcext:value-type="string">
            <text:p>Capacity</text:p>
          </table:table-cell>
          <table:table-cell table:style-name="ce100" office:value-type="string" calcext:value-type="string">
            <text:p>Rate</text:p>
          </table:table-cell>
          <table:table-cell table:style-name="ce100" office:value-type="string" calcext:value-type="string">
            <text:p>Growth</text:p>
          </table:table-cell>
          <table:table-cell table:style-name="ce100" office:value-type="string" calcext:value-type="string">
            <text:p>Carry-Over</text:p>
          </table:table-cell>
          <table:table-cell table:style-name="ce100" office:value-type="string" calcext:value-type="string">
            <text:p>Ironium</text:p>
          </table:table-cell>
          <table:table-cell table:style-name="ce100" office:value-type="string" calcext:value-type="string">
            <text:p>Boranium</text:p>
          </table:table-cell>
          <table:table-cell table:style-name="ce100" office:value-type="string" calcext:value-type="string">
            <text:p>Germanium</text:p>
          </table:table-cell>
          <table:table-cell table:style-name="ce129" table:number-columns-repeated="981"/>
        </table:table-row>
        <table:table-row table:style-name="ro2">
          <table:table-cell table:style-name="ce18" office:value-type="float" office:value="2432" calcext:value-type="float">
            <text:p>2432</text:p>
          </table:table-cell>
          <table:table-cell table:style-name="ce151" table:formula="of:=25000+5000*[.C1]" office:value-type="float" office:value="75000" calcext:value-type="float">
            <text:p><text:s/>75 000 </text:p>
          </table:table-cell>
          <table:table-cell table:style-name="ce155" table:formula="of:=[.B13]-[.V13]" office:value-type="float" office:value="75000" calcext:value-type="float">
            <text:p><text:s/>75 000 </text:p>
          </table:table-cell>
          <table:table-cell table:style-name="ce159" office:value-type="float" office:value="10" calcext:value-type="float">
            <text:p><text:s/>10 </text:p>
          </table:table-cell>
          <table:table-cell table:style-name="ce161" table:formula="of:=MAX(INT([.C$4]*[.B13]/10000);1)" office:value-type="float" office:value="75" calcext:value-type="float">
            <text:p><text:s/>75 </text:p>
          </table:table-cell>
          <table:table-cell table:style-name="ce165" table:formula="of:=MAX(INT([.C$4]*[.C13]/10000);1)" office:value-type="float" office:value="75" calcext:value-type="float">
            <text:p><text:s/>75 </text:p>
          </table:table-cell>
          <table:table-cell table:style-name="ce169" table:formula="of:=INT([.C13]/[.C$3])+ROUNDUP(([.C$6]/10)*MIN([.D13];[.F13]);0)" office:value-type="float" office:value="85" calcext:value-type="float">
            <text:p><text:s/>85 </text:p>
          </table:table-cell>
          <table:table-cell table:style-name="ce175" office:value-type="float" office:value="10" calcext:value-type="float">
            <text:p>10</text:p>
          </table:table-cell>
          <table:table-cell table:style-name="ce179" table:formula="of:=MAX(INT([.C$7]*[.B13]/10000);1)" office:value-type="float" office:value="45" calcext:value-type="float">
            <text:p>45</text:p>
          </table:table-cell>
          <table:table-cell table:style-name="ce179" table:formula="of:=MAX(INT([.C$7]*[.C13]/10000);1)" office:value-type="float" office:value="45" calcext:value-type="float">
            <text:p>45</text:p>
          </table:table-cell>
          <table:table-cell table:style-name="ce180" table:formula="of:=INT(([.C$9]/10)*MIN([.H13];[.I13]))" office:value-type="float" office:value="10" calcext:value-type="float">
            <text:p>10</text:p>
          </table:table-cell>
          <table:table-cell table:style-name="ce182" office:value-type="float" office:value="442" calcext:value-type="float">
            <text:p>442</text:p>
          </table:table-cell>
          <table:table-cell table:style-name="ce185" office:value-type="float" office:value="401" calcext:value-type="float">
            <text:p>401</text:p>
          </table:table-cell>
          <table:table-cell table:style-name="ce188" office:value-type="float" office:value="500" calcext:value-type="float">
            <text:p>500</text:p>
          </table:table-cell>
          <table:table-cell table:style-name="ce191" office:value-type="percentage" office:value="0.7" calcext:value-type="percentage">
            <text:p>70 %</text:p>
          </table:table-cell>
          <table:table-cell table:style-name="ce194" office:value-type="percentage" office:value="0.3" calcext:value-type="percentage">
            <text:p>30 %</text:p>
          </table:table-cell>
          <table:table-cell table:style-name="ce197" office:value-type="percentage" office:value="0.52" calcext:value-type="percentage">
            <text:p>52 %</text:p>
          </table:table-cell>
          <table:table-cell table:style-name="ce200" table:formula="of:=[.O13]*[.$K13]" office:value-type="float" office:value="7" calcext:value-type="float">
            <text:p>7,00</text:p>
          </table:table-cell>
          <table:table-cell table:style-name="ce203" table:formula="of:=[.P13]*[.$K13]" office:value-type="float" office:value="3" calcext:value-type="float">
            <text:p>3,00</text:p>
          </table:table-cell>
          <table:table-cell table:style-name="ce206" table:formula="of:=[.Q13]*[.$K13]" office:value-type="float" office:value="5.2" calcext:value-type="float">
            <text:p>5,20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IF(OR([.U13]&gt;[.G13];[.V13]&gt;[.B13];[.W13]&gt;[.L13]+[.R13];[.X13]&gt;[.M13]+[.S13];[.Y13]&gt;[.N13]+[.T13]);&quot;Too Many&quot;;&quot;&quot;)">
            <text:p/>
          </table:table-cell>
          <table:table-cell table:style-name="ce146" table:formula="of:=MAX([.G13]*(1-[.H$9])-[.U13];0)" office:value-type="float" office:value="85" calcext:value-type="float">
            <text:p>85</text:p>
          </table:table-cell>
          <table:table-cell table:style-name="ce221" table:formula="of:=MIN([.H$7];MAX(0;[.E14]-[.D13]))" office:value-type="float" office:value="72" calcext:value-type="float">
            <text:p><text:s/>72,0 </text:p>
          </table:table-cell>
          <table:table-cell table:style-name="ce221" table:formula="of:=MIN([.AA13]/[.C$5];[.AB13];INT(([.N13]+[.T13]-[.Y13])/[.$H$3]))" office:value-type="float" office:value="8.5" calcext:value-type="float">
            <text:p><text:s/>8,5 </text:p>
          </table:table-cell>
          <table:table-cell table:style-name="ce223" table:formula="of:=ROUND(([.AC13]-INT([.AC13]))*[.C$5];0)" office:value-type="float" office:value="5" calcext:value-type="float">
            <text:p>5</text:p>
          </table:table-cell>
          <table:table-cell table:style-name="ce146" table:formula="of:=[.AA13]-([.C$5]*[.AC13])" office:value-type="float" office:value="0" calcext:value-type="float">
            <text:p>0</text:p>
          </table:table-cell>
          <table:table-cell table:style-name="ce221" table:formula="of:=MIN([.H$8];MAX(0;[.I14]-[.H13]))" office:value-type="float" office:value="39" calcext:value-type="float">
            <text:p><text:s/>39,0 </text:p>
          </table:table-cell>
          <table:table-cell table:style-name="ce221" table:formula="of:=MIN([.AF13];[.AE13]/[.C$8])" office:value-type="float" office:value="0" calcext:value-type="float">
            <text:p><text:s/>- </text:p>
          </table:table-cell>
          <table:table-cell table:style-name="ce223" table:formula="of:=ROUND(([.AG13]-INT([.AG13]))*[.C$8];0)" office:value-type="float" office:value="0" calcext:value-type="float">
            <text:p>0</text:p>
          </table:table-cell>
          <table:table-cell table:style-name="ce225" table:formula="of:=([.AE13]-[.AG13]*[.C$8])+([.G14]*[.H$9])" office:value-type="float" office:value="0" calcext:value-type="float">
            <text:p><text:s/>- </text:p>
          </table:table-cell>
          <table:table-cell table:style-name="ce166" table:formula="of:=[.AI13]" office:value-type="float" office:value="0" calcext:value-type="float">
            <text:p><text:s/>- </text:p>
          </table:table-cell>
          <table:table-cell table:style-name="ce227" table:formula="of:=[.B13]/[.H$5]" office:value-type="percentage" office:value="0.075" calcext:value-type="percentage">
            <text:p>7,50 %</text:p>
          </table:table-cell>
          <table:table-cell table:style-name="ce230" table:formula="of:=IF([.C13]*4&lt;=[.H$5];[.J$2];IF([.C13]&gt;=[.H$5];0;[.J$2]*POWER(([.H$5]-[.C13])/(0.75*[.H$5]);2)))" office:value-type="percentage" office:value="0.1" calcext:value-type="percentage">
            <text:p>10,00 %</text:p>
          </table:table-cell>
          <table:table-cell table:style-name="ce232" table:formula="of:=TRUNC([.AL13]*[.C13];-2)" office:value-type="float" office:value="7500" calcext:value-type="float">
            <text:p><text:s/>7 500 </text:p>
          </table:table-cell>
          <table:table-cell table:style-name="ce234" table:formula="of:=[.AL13]*[.C13]-TRUNC([.AL13]*[.C13];-2)" office:value-type="float" office:value="0" calcext:value-type="float">
            <text:p><text:s/>- </text:p>
          </table:table-cell>
          <table:table-cell table:style-name="ce237" table:formula="of:=[.$H13]*[.O13]" office:value-type="float" office:value="7" calcext:value-type="float">
            <text:p>7</text:p>
          </table:table-cell>
          <table:table-cell table:style-name="ce239" table:formula="of:=[.$H13]*[.P13]" office:value-type="float" office:value="3" calcext:value-type="float">
            <text:p>3</text:p>
          </table:table-cell>
          <table:table-cell table:style-name="ce241" table:formula="of:=[.$H13]*[.Q13]" office:value-type="float" office:value="5.2" calcext:value-type="float">
            <text:p>5</text:p>
          </table:table-cell>
          <table:table-cell table:number-columns-repeated="981"/>
        </table:table-row>
        <table:table-row table:style-name="ro2">
          <table:table-cell table:style-name="ce32" table:formula="of:=[.A13]+1" office:value-type="float" office:value="2433" calcext:value-type="float">
            <text:p>2433</text:p>
          </table:table-cell>
          <table:table-cell table:style-name="ce152" table:formula="of:=[.C13]+[.AM13]" office:value-type="float" office:value="82500" calcext:value-type="float">
            <text:p><text:s/>82 500 </text:p>
          </table:table-cell>
          <table:table-cell table:style-name="ce156" table:formula="of:=[.B14]-[.V14]" office:value-type="float" office:value="82500" calcext:value-type="float">
            <text:p><text:s/>82 500 </text:p>
          </table:table-cell>
          <table:table-cell table:style-name="ce156" table:formula="of:=[.D13]+INT([.AC13])" office:value-type="float" office:value="18" calcext:value-type="float">
            <text:p><text:s/>18 </text:p>
          </table:table-cell>
          <table:table-cell table:style-name="ce162" table:formula="of:=MAX(INT([.C$4]*[.B14]/10000);1)" office:value-type="float" office:value="82" calcext:value-type="float">
            <text:p><text:s/>82 </text:p>
          </table:table-cell>
          <table:table-cell table:style-name="ce166" table:formula="of:=MAX(INT([.C$4]*[.C14]/10000);1)" office:value-type="float" office:value="82" calcext:value-type="float">
            <text:p><text:s/>82 </text:p>
          </table:table-cell>
          <table:table-cell table:style-name="ce170" table:formula="of:=INT([.C14]/[.C$3])+ROUNDUP(([.C$6]/10)*MIN([.D14];[.F14]);0)" office:value-type="float" office:value="100" calcext:value-type="float">
            <text:p><text:s/>100 </text:p>
          </table:table-cell>
          <table:table-cell table:style-name="ce176" table:formula="of:=[.H13]+INT([.AG13])" office:value-type="float" office:value="10" calcext:value-type="float">
            <text:p>10</text:p>
          </table:table-cell>
          <table:table-cell table:style-name="ce63" table:formula="of:=MAX(INT([.C$7]*[.B14]/10000);1)" office:value-type="float" office:value="49" calcext:value-type="float">
            <text:p>49</text:p>
          </table:table-cell>
          <table:table-cell table:style-name="ce63" table:formula="of:=MAX(INT([.C$7]*[.C14]/10000);1)" office:value-type="float" office:value="49" calcext:value-type="float">
            <text:p>49</text:p>
          </table:table-cell>
          <table:table-cell table:style-name="ce181" table:formula="of:=INT(([.C$9]/10)*MIN([.H14];INT([.B14]/[.C$7])))" office:value-type="float" office:value="10" calcext:value-type="float">
            <text:p>10</text:p>
          </table:table-cell>
          <table:table-cell table:style-name="ce183" table:formula="of:=[.L13]+[.R13]-[.W13]" office:value-type="float" office:value="449" calcext:value-type="float">
            <text:p>449</text:p>
          </table:table-cell>
          <table:table-cell table:style-name="ce186" table:formula="of:=[.M13]+[.S13]-[.X13]" office:value-type="float" office:value="404" calcext:value-type="float">
            <text:p>404</text:p>
          </table:table-cell>
          <table:table-cell table:style-name="ce189" table:formula="of:=[.N13]+[.T13]-[.Y13]-INT([.AC13]*[.H$3])" office:value-type="float" office:value="471.2" calcext:value-type="float">
            <text:p>471</text:p>
          </table:table-cell>
          <table:table-cell table:style-name="ce192" table:formula="of:=MAX(IF([.$H$6]=1;0.3;0.01);[.O$13]-INT([.AO13]/125)/100)" office:value-type="percentage" office:value="0.7" calcext:value-type="percentage">
            <text:p>70 %</text:p>
          </table:table-cell>
          <table:table-cell table:style-name="ce195" table:formula="of:=MAX(IF([.$H$6]=1;0.3;0.01);[.P$13]-INT([.AP13]/125)/100)" office:value-type="percentage" office:value="0.3" calcext:value-type="percentage">
            <text:p>30 %</text:p>
          </table:table-cell>
          <table:table-cell table:style-name="ce198" table:formula="of:=MAX(IF([.$H$6]=1;0.3;0.01);[.Q$13]-INT([.AQ13]/125)/100)" office:value-type="percentage" office:value="0.52" calcext:value-type="percentage">
            <text:p>52 %</text:p>
          </table:table-cell>
          <table:table-cell table:style-name="ce201" table:formula="of:=[.O14]*[.$K14]" office:value-type="float" office:value="7" calcext:value-type="float">
            <text:p>7,00</text:p>
          </table:table-cell>
          <table:table-cell table:style-name="ce204" table:formula="of:=[.P14]*[.$K14]" office:value-type="float" office:value="3" calcext:value-type="float">
            <text:p>3,00</text:p>
          </table:table-cell>
          <table:table-cell table:style-name="ce207" table:formula="of:=[.Q14]*[.$K14]" office:value-type="float" office:value="5.2" calcext:value-type="float">
            <text:p>5,2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14]&gt;[.G14];[.V14]&gt;[.B14];[.W14]&gt;[.L14]+[.R14];[.X14]&gt;[.M14]+[.S14];[.Y14]&gt;[.N14]+[.T14]);&quot;Too Many&quot;;&quot;&quot;)">
            <text:p/>
          </table:table-cell>
          <table:table-cell table:style-name="ce146" table:formula="of:=MAX(([.G14]*(1-[.H$9]))+[.AD13]-IF([.AH13]=0;0;[.C$8]-[.AH13])-[.U14];0)" office:value-type="float" office:value="105" calcext:value-type="float">
            <text:p>105</text:p>
          </table:table-cell>
          <table:table-cell table:style-name="ce221" table:formula="of:=MIN([.H$7];MAX(0;[.E15]-[.D14]))" office:value-type="float" office:value="72" calcext:value-type="float">
            <text:p><text:s/>72,0 </text:p>
          </table:table-cell>
          <table:table-cell table:style-name="ce221" table:formula="of:=MIN([.AA14]/[.C$5];[.AB14];INT(([.N14]+[.T14]-[.Y14])/[.$H$3]))" office:value-type="float" office:value="10.5" calcext:value-type="float">
            <text:p><text:s/>10,5 </text:p>
          </table:table-cell>
          <table:table-cell table:style-name="ce223" table:formula="of:=ROUND(([.AC14]-INT([.AC14]))*[.C$5];0)" office:value-type="float" office:value="5" calcext:value-type="float">
            <text:p>5</text:p>
          </table:table-cell>
          <table:table-cell table:style-name="ce146" table:formula="of:=MAX([.AA14]-([.C$5]*[.AC14])+[.AH13];0)" office:value-type="float" office:value="0" calcext:value-type="float">
            <text:p>0</text:p>
          </table:table-cell>
          <table:table-cell table:style-name="ce221" table:formula="of:=MIN([.H$8];MAX(0;[.I15]-[.H14]))" office:value-type="float" office:value="44" calcext:value-type="float">
            <text:p><text:s/>44,0 </text:p>
          </table:table-cell>
          <table:table-cell table:style-name="ce221" table:formula="of:=MIN([.AF14];[.AE14]/[.C$8])" office:value-type="float" office:value="0" calcext:value-type="float">
            <text:p><text:s/>- </text:p>
          </table:table-cell>
          <table:table-cell table:style-name="ce223" table:formula="of:=ROUND(([.AG14]-INT([.AG14]))*[.C$8];0)" office:value-type="float" office:value="0" calcext:value-type="float">
            <text:p>0</text:p>
          </table:table-cell>
          <table:table-cell table:style-name="ce225" table:formula="of:=([.AE14]-[.AG14]*[.C$8])+([.G15]*[.H$9])" office:value-type="float" office:value="0" calcext:value-type="float">
            <text:p><text:s/>- </text:p>
          </table:table-cell>
          <table:table-cell table:style-name="ce166" table:formula="of:=[.AJ13]+[.AI14]" office:value-type="float" office:value="0" calcext:value-type="float">
            <text:p><text:s/>- </text:p>
          </table:table-cell>
          <table:table-cell table:style-name="ce228" table:formula="of:=[.B14]/[.H$5]" office:value-type="percentage" office:value="0.0825" calcext:value-type="percentage">
            <text:p>8,25 %</text:p>
          </table:table-cell>
          <table:table-cell table:style-name="ce24" table:formula="of:=IF([.C14]*4&lt;=[.H$5];[.J$2];IF([.C14]&gt;=[.H$5];0;[.J$2]*POWER(([.H$5]-[.C14])/(0.75*[.H$5]);2)))" office:value-type="percentage" office:value="0.1" calcext:value-type="percentage">
            <text:p>10,00 %</text:p>
          </table:table-cell>
          <table:table-cell table:style-name="ce162" table:formula="of:=TRUNC([.AL14]*[.C14]+[.AN13];-2)" office:value-type="float" office:value="8200" calcext:value-type="float">
            <text:p><text:s/>8 200 </text:p>
          </table:table-cell>
          <table:table-cell table:style-name="ce235" table:formula="of:=([.AL14]*[.C14]+[.AN13])-TRUNC([.AL14]*[.C14]+[.AN13];-2)" office:value-type="float" office:value="50" calcext:value-type="float">
            <text:p><text:s/>50 </text:p>
          </table:table-cell>
          <table:table-cell table:style-name="ce237" table:formula="of:=([.$H14]*[.O14])+[.AO13]" office:value-type="float" office:value="14" calcext:value-type="float">
            <text:p>14</text:p>
          </table:table-cell>
          <table:table-cell table:style-name="ce239" table:formula="of:=([.$H14]*[.P14])+[.AP13]" office:value-type="float" office:value="6" calcext:value-type="float">
            <text:p>6</text:p>
          </table:table-cell>
          <table:table-cell table:style-name="ce241" table:formula="of:=([.$H14]*[.Q14])+[.AQ13]" office:value-type="float" office:value="10.4" calcext:value-type="float">
            <text:p>10</text:p>
          </table:table-cell>
          <table:table-cell table:number-columns-repeated="981"/>
        </table:table-row>
        <table:table-row table:style-name="ro2">
          <table:table-cell table:style-name="ce32" table:formula="of:=[.A14]+1" office:value-type="float" office:value="2434" calcext:value-type="float">
            <text:p>2434</text:p>
          </table:table-cell>
          <table:table-cell table:style-name="ce152" table:formula="of:=[.C14]+[.AM14]" office:value-type="float" office:value="90700" calcext:value-type="float">
            <text:p><text:s/>90 700 </text:p>
          </table:table-cell>
          <table:table-cell table:style-name="ce156" table:formula="of:=[.B15]-[.V15]" office:value-type="float" office:value="90700" calcext:value-type="float">
            <text:p><text:s/>90 700 </text:p>
          </table:table-cell>
          <table:table-cell table:style-name="ce156" table:formula="of:=[.D14]+INT([.AC14])" office:value-type="float" office:value="28" calcext:value-type="float">
            <text:p><text:s/>28 </text:p>
          </table:table-cell>
          <table:table-cell table:style-name="ce162" table:formula="of:=MAX(INT([.C$4]*[.B15]/10000);1)" office:value-type="float" office:value="90" calcext:value-type="float">
            <text:p><text:s/>90 </text:p>
          </table:table-cell>
          <table:table-cell table:style-name="ce166" table:formula="of:=MAX(INT([.C$4]*[.C15]/10000);1)" office:value-type="float" office:value="90" calcext:value-type="float">
            <text:p><text:s/>90 </text:p>
          </table:table-cell>
          <table:table-cell table:style-name="ce170" table:formula="of:=INT([.C15]/[.C$3])+ROUNDUP(([.C$6]/10)*MIN([.D15];[.F15]);0)" office:value-type="float" office:value="118" calcext:value-type="float">
            <text:p><text:s/>118 </text:p>
          </table:table-cell>
          <table:table-cell table:style-name="ce176" table:formula="of:=[.H14]+INT([.AG14])" office:value-type="float" office:value="10" calcext:value-type="float">
            <text:p>10</text:p>
          </table:table-cell>
          <table:table-cell table:style-name="ce63" table:formula="of:=MAX(INT([.C$7]*[.B15]/10000);1)" office:value-type="float" office:value="54" calcext:value-type="float">
            <text:p>54</text:p>
          </table:table-cell>
          <table:table-cell table:style-name="ce63" table:formula="of:=MAX(INT([.C$7]*[.C15]/10000);1)" office:value-type="float" office:value="54" calcext:value-type="float">
            <text:p>54</text:p>
          </table:table-cell>
          <table:table-cell table:style-name="ce181" table:formula="of:=INT(([.C$9]/10)*MIN([.H15];INT([.B15]/[.C$7])))" office:value-type="float" office:value="10" calcext:value-type="float">
            <text:p>10</text:p>
          </table:table-cell>
          <table:table-cell table:style-name="ce183" table:formula="of:=[.L14]+[.R14]-[.W14]" office:value-type="float" office:value="456" calcext:value-type="float">
            <text:p>456</text:p>
          </table:table-cell>
          <table:table-cell table:style-name="ce186" table:formula="of:=[.M14]+[.S14]-[.X14]" office:value-type="float" office:value="407" calcext:value-type="float">
            <text:p>407</text:p>
          </table:table-cell>
          <table:table-cell table:style-name="ce189" table:formula="of:=[.N14]+[.T14]-[.Y14]-INT([.AC14]*[.H$3])" office:value-type="float" office:value="434.4" calcext:value-type="float">
            <text:p>434</text:p>
          </table:table-cell>
          <table:table-cell table:style-name="ce192" table:formula="of:=MAX(IF([.$H$6]=1;0.3;0.01);[.O$13]-INT([.AO14]/125)/100)" office:value-type="percentage" office:value="0.7" calcext:value-type="percentage">
            <text:p>70 %</text:p>
          </table:table-cell>
          <table:table-cell table:style-name="ce195" table:formula="of:=MAX(IF([.$H$6]=1;0.3;0.01);[.P$13]-INT([.AP14]/125)/100)" office:value-type="percentage" office:value="0.3" calcext:value-type="percentage">
            <text:p>30 %</text:p>
          </table:table-cell>
          <table:table-cell table:style-name="ce198" table:formula="of:=MAX(IF([.$H$6]=1;0.3;0.01);[.Q$13]-INT([.AQ14]/125)/100)" office:value-type="percentage" office:value="0.52" calcext:value-type="percentage">
            <text:p>52 %</text:p>
          </table:table-cell>
          <table:table-cell table:style-name="ce201" table:formula="of:=[.O15]*[.$K15]" office:value-type="float" office:value="7" calcext:value-type="float">
            <text:p>7,00</text:p>
          </table:table-cell>
          <table:table-cell table:style-name="ce204" table:formula="of:=[.P15]*[.$K15]" office:value-type="float" office:value="3" calcext:value-type="float">
            <text:p>3,00</text:p>
          </table:table-cell>
          <table:table-cell table:style-name="ce207" table:formula="of:=[.Q15]*[.$K15]" office:value-type="float" office:value="5.2" calcext:value-type="float">
            <text:p>5,2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15]&gt;[.G15];[.V15]&gt;[.B15];[.W15]&gt;[.L15]+[.R15];[.X15]&gt;[.M15]+[.S15];[.Y15]&gt;[.N15]+[.T15]);&quot;Too Many&quot;;&quot;&quot;)">
            <text:p/>
          </table:table-cell>
          <table:table-cell table:style-name="ce146" table:formula="of:=MAX(IF([.AH14]=0;([.G15]*(1-[.H$9]))+[.AD14];([.G15]*(1-[.H$9]))-([.C$8]-[.AH14]))-[.U15];0)" office:value-type="float" office:value="123" calcext:value-type="float">
            <text:p>123</text:p>
          </table:table-cell>
          <table:table-cell table:style-name="ce221" table:formula="of:=MIN([.H$7];MAX(0;[.E16]-[.D15]))" office:value-type="float" office:value="71" calcext:value-type="float">
            <text:p><text:s/>71,0 </text:p>
          </table:table-cell>
          <table:table-cell table:style-name="ce221" table:formula="of:=MIN([.AA15]/[.C$5];[.AB15];INT(([.N15]+[.T15]-[.Y15])/[.$H$3]))" office:value-type="float" office:value="12.3" calcext:value-type="float">
            <text:p><text:s/>12,3 </text:p>
          </table:table-cell>
          <table:table-cell table:style-name="ce223" table:formula="of:=ROUND(([.AC15]-INT([.AC15]))*[.C$5];0)" office:value-type="float" office:value="3" calcext:value-type="float">
            <text:p>3</text:p>
          </table:table-cell>
          <table:table-cell table:style-name="ce146" table:formula="of:=MAX([.AA15]-([.C$5]*[.AC15])+[.AH14];0)" office:value-type="float" office:value="0" calcext:value-type="float">
            <text:p>0</text:p>
          </table:table-cell>
          <table:table-cell table:style-name="ce221" table:formula="of:=MIN([.H$8];MAX(0;[.I16]-[.H15]))" office:value-type="float" office:value="49" calcext:value-type="float">
            <text:p><text:s/>49,0 </text:p>
          </table:table-cell>
          <table:table-cell table:style-name="ce221" table:formula="of:=MIN([.AF15];[.AE15]/[.C$8])" office:value-type="float" office:value="0" calcext:value-type="float">
            <text:p><text:s/>- </text:p>
          </table:table-cell>
          <table:table-cell table:style-name="ce223" table:formula="of:=ROUND(([.AG15]-INT([.AG15]))*[.C$8];0)" office:value-type="float" office:value="0" calcext:value-type="float">
            <text:p>0</text:p>
          </table:table-cell>
          <table:table-cell table:style-name="ce225" table:formula="of:=([.AE15]-[.AG15]*[.C$8])+([.G16]*[.H$9])" office:value-type="float" office:value="0" calcext:value-type="float">
            <text:p><text:s/>- </text:p>
          </table:table-cell>
          <table:table-cell table:style-name="ce166" table:formula="of:=[.AJ14]+[.AI15]" office:value-type="float" office:value="0" calcext:value-type="float">
            <text:p><text:s/>- </text:p>
          </table:table-cell>
          <table:table-cell table:style-name="ce228" table:formula="of:=[.B15]/[.H$5]" office:value-type="percentage" office:value="0.0907" calcext:value-type="percentage">
            <text:p>9,07 %</text:p>
          </table:table-cell>
          <table:table-cell table:style-name="ce24" table:formula="of:=IF([.C15]*4&lt;=[.H$5];[.J$2];IF([.C15]&gt;=[.H$5];0;[.J$2]*POWER(([.H$5]-[.C15])/(0.75*[.H$5]);2)))" office:value-type="percentage" office:value="0.1" calcext:value-type="percentage">
            <text:p>10,00 %</text:p>
          </table:table-cell>
          <table:table-cell table:style-name="ce162" table:formula="of:=TRUNC([.AL15]*[.C15]+[.AN14];-2)" office:value-type="float" office:value="9100" calcext:value-type="float">
            <text:p><text:s/>9 100 </text:p>
          </table:table-cell>
          <table:table-cell table:style-name="ce235" table:formula="of:=([.AL15]*[.C15]+[.AN14])-TRUNC([.AL15]*[.C15]+[.AN14];-2)" office:value-type="float" office:value="20" calcext:value-type="float">
            <text:p><text:s/>20 </text:p>
          </table:table-cell>
          <table:table-cell table:style-name="ce237" table:formula="of:=([.$H15]*[.O15])+[.AO14]" office:value-type="float" office:value="21" calcext:value-type="float">
            <text:p>21</text:p>
          </table:table-cell>
          <table:table-cell table:style-name="ce239" table:formula="of:=([.$H15]*[.P15])+[.AP14]" office:value-type="float" office:value="9" calcext:value-type="float">
            <text:p>9</text:p>
          </table:table-cell>
          <table:table-cell table:style-name="ce241" table:formula="of:=([.$H15]*[.Q15])+[.AQ14]" office:value-type="float" office:value="15.6" calcext:value-type="float">
            <text:p>16</text:p>
          </table:table-cell>
          <table:table-cell table:number-columns-repeated="981"/>
        </table:table-row>
        <table:table-row table:style-name="ro2">
          <table:table-cell table:style-name="ce32" table:formula="of:=[.A15]+1" office:value-type="float" office:value="2435" calcext:value-type="float">
            <text:p>2435</text:p>
          </table:table-cell>
          <table:table-cell table:style-name="ce152" table:formula="of:=[.C15]+[.AM15]" office:value-type="float" office:value="99800" calcext:value-type="float">
            <text:p><text:s/>99 800 </text:p>
          </table:table-cell>
          <table:table-cell table:style-name="ce156" table:formula="of:=[.B16]-[.V16]" office:value-type="float" office:value="99800" calcext:value-type="float">
            <text:p><text:s/>99 800 </text:p>
          </table:table-cell>
          <table:table-cell table:style-name="ce156" table:formula="of:=[.D15]+INT([.AC15])" office:value-type="float" office:value="40" calcext:value-type="float">
            <text:p><text:s/>40 </text:p>
          </table:table-cell>
          <table:table-cell table:style-name="ce162" table:formula="of:=MAX(INT([.C$4]*[.B16]/10000);1)" office:value-type="float" office:value="99" calcext:value-type="float">
            <text:p><text:s/>99 </text:p>
          </table:table-cell>
          <table:table-cell table:style-name="ce166" table:formula="of:=MAX(INT([.C$4]*[.C16]/10000);1)" office:value-type="float" office:value="99" calcext:value-type="float">
            <text:p><text:s/>99 </text:p>
          </table:table-cell>
          <table:table-cell table:style-name="ce170" table:formula="of:=INT([.C16]/[.C$3])+ROUNDUP(([.C$6]/10)*MIN([.D16];[.F16]);0)" office:value-type="float" office:value="139" calcext:value-type="float">
            <text:p><text:s/>139 </text:p>
          </table:table-cell>
          <table:table-cell table:style-name="ce176" table:formula="of:=[.H15]+INT([.AG15])" office:value-type="float" office:value="10" calcext:value-type="float">
            <text:p>10</text:p>
          </table:table-cell>
          <table:table-cell table:style-name="ce63" table:formula="of:=MAX(INT([.C$7]*[.B16]/10000);1)" office:value-type="float" office:value="59" calcext:value-type="float">
            <text:p>59</text:p>
          </table:table-cell>
          <table:table-cell table:style-name="ce63" table:formula="of:=MAX(INT([.C$7]*[.C16]/10000);1)" office:value-type="float" office:value="59" calcext:value-type="float">
            <text:p>59</text:p>
          </table:table-cell>
          <table:table-cell table:style-name="ce181" table:formula="of:=INT(([.C$9]/10)*MIN([.H16];INT([.B16]/[.C$7])))" office:value-type="float" office:value="10" calcext:value-type="float">
            <text:p>10</text:p>
          </table:table-cell>
          <table:table-cell table:style-name="ce183" table:formula="of:=[.L15]+[.R15]-[.W15]" office:value-type="float" office:value="463" calcext:value-type="float">
            <text:p>463</text:p>
          </table:table-cell>
          <table:table-cell table:style-name="ce186" table:formula="of:=[.M15]+[.S15]-[.X15]" office:value-type="float" office:value="410" calcext:value-type="float">
            <text:p>410</text:p>
          </table:table-cell>
          <table:table-cell table:style-name="ce189" table:formula="of:=[.N15]+[.T15]-[.Y15]-INT([.AC15]*[.H$3])" office:value-type="float" office:value="390.6" calcext:value-type="float">
            <text:p>391</text:p>
          </table:table-cell>
          <table:table-cell table:style-name="ce192" table:formula="of:=MAX(IF([.$H$6]=1;0.3;0.01);[.O$13]-INT([.AO15]/125)/100)" office:value-type="percentage" office:value="0.7" calcext:value-type="percentage">
            <text:p>70 %</text:p>
          </table:table-cell>
          <table:table-cell table:style-name="ce195" table:formula="of:=MAX(IF([.$H$6]=1;0.3;0.01);[.P$13]-INT([.AP15]/125)/100)" office:value-type="percentage" office:value="0.3" calcext:value-type="percentage">
            <text:p>30 %</text:p>
          </table:table-cell>
          <table:table-cell table:style-name="ce198" table:formula="of:=MAX(IF([.$H$6]=1;0.3;0.01);[.Q$13]-INT([.AQ15]/125)/100)" office:value-type="percentage" office:value="0.52" calcext:value-type="percentage">
            <text:p>52 %</text:p>
          </table:table-cell>
          <table:table-cell table:style-name="ce201" table:formula="of:=[.O16]*[.$K16]" office:value-type="float" office:value="7" calcext:value-type="float">
            <text:p>7,00</text:p>
          </table:table-cell>
          <table:table-cell table:style-name="ce204" table:formula="of:=[.P16]*[.$K16]" office:value-type="float" office:value="3" calcext:value-type="float">
            <text:p>3,00</text:p>
          </table:table-cell>
          <table:table-cell table:style-name="ce207" table:formula="of:=[.Q16]*[.$K16]" office:value-type="float" office:value="5.2" calcext:value-type="float">
            <text:p>5,2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16]&gt;[.G16];[.V16]&gt;[.B16];[.W16]&gt;[.L16]+[.R16];[.X16]&gt;[.M16]+[.S16];[.Y16]&gt;[.N16]+[.T16]);&quot;Too Many&quot;;&quot;&quot;)">
            <text:p/>
          </table:table-cell>
          <table:table-cell table:style-name="ce146" table:formula="of:=MAX(IF([.AH15]=0;([.G16]*(1-[.H$9]))+[.AD15];([.G16]*(1-[.H$9]))-([.C$8]-[.AH15]))-[.U16];0)" office:value-type="float" office:value="142" calcext:value-type="float">
            <text:p>142</text:p>
          </table:table-cell>
          <table:table-cell table:style-name="ce221" table:formula="of:=MIN([.H$7];MAX(0;[.E17]-[.D16]))" office:value-type="float" office:value="69" calcext:value-type="float">
            <text:p><text:s/>69,0 </text:p>
          </table:table-cell>
          <table:table-cell table:style-name="ce221" table:formula="of:=MIN([.AA16]/[.C$5];[.AB16];INT(([.N16]+[.T16]-[.Y16])/[.$H$3]))" office:value-type="float" office:value="14.2" calcext:value-type="float">
            <text:p><text:s/>14,2 </text:p>
          </table:table-cell>
          <table:table-cell table:style-name="ce223" table:formula="of:=ROUND(([.AC16]-INT([.AC16]))*[.C$5];0)" office:value-type="float" office:value="2" calcext:value-type="float">
            <text:p>2</text:p>
          </table:table-cell>
          <table:table-cell table:style-name="ce146" table:formula="of:=MAX([.AA16]-([.C$5]*[.AC16])+[.AH15];0)" office:value-type="float" office:value="0" calcext:value-type="float">
            <text:p>0</text:p>
          </table:table-cell>
          <table:table-cell table:style-name="ce221" table:formula="of:=MIN([.H$8];MAX(0;[.I17]-[.H16]))" office:value-type="float" office:value="55" calcext:value-type="float">
            <text:p><text:s/>55,0 </text:p>
          </table:table-cell>
          <table:table-cell table:style-name="ce221" table:formula="of:=MIN([.AF16];[.AE16]/[.C$8])" office:value-type="float" office:value="0" calcext:value-type="float">
            <text:p><text:s/>- </text:p>
          </table:table-cell>
          <table:table-cell table:style-name="ce223" table:formula="of:=ROUND(([.AG16]-INT([.AG16]))*[.C$8];0)" office:value-type="float" office:value="0" calcext:value-type="float">
            <text:p>0</text:p>
          </table:table-cell>
          <table:table-cell table:style-name="ce225" table:formula="of:=([.AE16]-[.AG16]*[.C$8])+([.G17]*[.H$9])" office:value-type="float" office:value="0" calcext:value-type="float">
            <text:p><text:s/>- </text:p>
          </table:table-cell>
          <table:table-cell table:style-name="ce166" table:formula="of:=[.AJ15]+[.AI16]" office:value-type="float" office:value="0" calcext:value-type="float">
            <text:p><text:s/>- </text:p>
          </table:table-cell>
          <table:table-cell table:style-name="ce228" table:formula="of:=[.B16]/[.H$5]" office:value-type="percentage" office:value="0.0998" calcext:value-type="percentage">
            <text:p>9,98 %</text:p>
          </table:table-cell>
          <table:table-cell table:style-name="ce24" table:formula="of:=IF([.C16]*4&lt;=[.H$5];[.J$2];IF([.C16]&gt;=[.H$5];0;[.J$2]*POWER(([.H$5]-[.C16])/(0.75*[.H$5]);2)))" office:value-type="percentage" office:value="0.1" calcext:value-type="percentage">
            <text:p>10,00 %</text:p>
          </table:table-cell>
          <table:table-cell table:style-name="ce162" table:formula="of:=TRUNC([.AL16]*[.C16]+[.AN15];-2)" office:value-type="float" office:value="10000" calcext:value-type="float">
            <text:p><text:s/>10 000 </text:p>
          </table:table-cell>
          <table:table-cell table:style-name="ce235" table:formula="of:=([.AL16]*[.C16]+[.AN15])-TRUNC([.AL16]*[.C16]+[.AN15];-2)" office:value-type="float" office:value="0" calcext:value-type="float">
            <text:p><text:s/>- </text:p>
          </table:table-cell>
          <table:table-cell table:style-name="ce237" table:formula="of:=([.$H16]*[.O16])+[.AO15]" office:value-type="float" office:value="28" calcext:value-type="float">
            <text:p>28</text:p>
          </table:table-cell>
          <table:table-cell table:style-name="ce239" table:formula="of:=([.$H16]*[.P16])+[.AP15]" office:value-type="float" office:value="12" calcext:value-type="float">
            <text:p>12</text:p>
          </table:table-cell>
          <table:table-cell table:style-name="ce241" table:formula="of:=([.$H16]*[.Q16])+[.AQ15]" office:value-type="float" office:value="20.8" calcext:value-type="float">
            <text:p>21</text:p>
          </table:table-cell>
          <table:table-cell table:number-columns-repeated="981"/>
        </table:table-row>
        <table:table-row table:style-name="ro2">
          <table:table-cell table:style-name="ce32" table:formula="of:=[.A16]+1" office:value-type="float" office:value="2436" calcext:value-type="float">
            <text:p>2436</text:p>
          </table:table-cell>
          <table:table-cell table:style-name="ce152" table:formula="of:=[.C16]+[.AM16]" office:value-type="float" office:value="109800" calcext:value-type="float">
            <text:p><text:s/>109 800 </text:p>
          </table:table-cell>
          <table:table-cell table:style-name="ce156" table:formula="of:=[.B17]-[.V17]" office:value-type="float" office:value="109800" calcext:value-type="float">
            <text:p><text:s/>109 800 </text:p>
          </table:table-cell>
          <table:table-cell table:style-name="ce156" table:formula="of:=[.D16]+INT([.AC16])" office:value-type="float" office:value="54" calcext:value-type="float">
            <text:p><text:s/>54 </text:p>
          </table:table-cell>
          <table:table-cell table:style-name="ce162" table:formula="of:=MAX(INT([.C$4]*[.B17]/10000);1)" office:value-type="float" office:value="109" calcext:value-type="float">
            <text:p><text:s/>109 </text:p>
          </table:table-cell>
          <table:table-cell table:style-name="ce166" table:formula="of:=MAX(INT([.C$4]*[.C17]/10000);1)" office:value-type="float" office:value="109" calcext:value-type="float">
            <text:p><text:s/>109 </text:p>
          </table:table-cell>
          <table:table-cell table:style-name="ce170" table:formula="of:=INT([.C17]/[.C$3])+ROUNDUP(([.C$6]/10)*MIN([.D17];[.F17]);0)" office:value-type="float" office:value="163" calcext:value-type="float">
            <text:p><text:s/>163 </text:p>
          </table:table-cell>
          <table:table-cell table:style-name="ce176" table:formula="of:=[.H16]+INT([.AG16])" office:value-type="float" office:value="10" calcext:value-type="float">
            <text:p>10</text:p>
          </table:table-cell>
          <table:table-cell table:style-name="ce58" table:formula="of:=MAX(INT([.C$7]*[.B17]/10000);1)" office:value-type="float" office:value="65" calcext:value-type="float">
            <text:p>65</text:p>
          </table:table-cell>
          <table:table-cell table:style-name="ce58" table:formula="of:=MAX(INT([.C$7]*[.C17]/10000);1)" office:value-type="float" office:value="65" calcext:value-type="float">
            <text:p>65</text:p>
          </table:table-cell>
          <table:table-cell table:style-name="ce149" table:formula="of:=INT(([.C$9]/10)*MIN([.H17];INT([.B17]/[.C$7])))" office:value-type="float" office:value="10" calcext:value-type="float">
            <text:p>10</text:p>
          </table:table-cell>
          <table:table-cell table:style-name="ce183" table:formula="of:=[.L16]+[.R16]-[.W16]" office:value-type="float" office:value="470" calcext:value-type="float">
            <text:p>470</text:p>
          </table:table-cell>
          <table:table-cell table:style-name="ce186" table:formula="of:=[.M16]+[.S16]-[.X16]" office:value-type="float" office:value="413" calcext:value-type="float">
            <text:p>413</text:p>
          </table:table-cell>
          <table:table-cell table:style-name="ce189" table:formula="of:=[.N16]+[.T16]-[.Y16]-INT([.AC16]*[.H$3])" office:value-type="float" office:value="339.8" calcext:value-type="float">
            <text:p>340</text:p>
          </table:table-cell>
          <table:table-cell table:style-name="ce192" table:formula="of:=MAX(IF([.$H$6]=1;0.3;0.01);[.O$13]-INT([.AO16]/125)/100)" office:value-type="percentage" office:value="0.7" calcext:value-type="percentage">
            <text:p>70 %</text:p>
          </table:table-cell>
          <table:table-cell table:style-name="ce195" table:formula="of:=MAX(IF([.$H$6]=1;0.3;0.01);[.P$13]-INT([.AP16]/125)/100)" office:value-type="percentage" office:value="0.3" calcext:value-type="percentage">
            <text:p>30 %</text:p>
          </table:table-cell>
          <table:table-cell table:style-name="ce198" table:formula="of:=MAX(IF([.$H$6]=1;0.3;0.01);[.Q$13]-INT([.AQ16]/125)/100)" office:value-type="percentage" office:value="0.52" calcext:value-type="percentage">
            <text:p>52 %</text:p>
          </table:table-cell>
          <table:table-cell table:style-name="ce201" table:formula="of:=[.O17]*[.$K17]" office:value-type="float" office:value="7" calcext:value-type="float">
            <text:p>7,00</text:p>
          </table:table-cell>
          <table:table-cell table:style-name="ce204" table:formula="of:=[.P17]*[.$K17]" office:value-type="float" office:value="3" calcext:value-type="float">
            <text:p>3,00</text:p>
          </table:table-cell>
          <table:table-cell table:style-name="ce207" table:formula="of:=[.Q17]*[.$K17]" office:value-type="float" office:value="5.2" calcext:value-type="float">
            <text:p>5,2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17]&gt;[.G17];[.V17]&gt;[.B17];[.W17]&gt;[.L17]+[.R17];[.X17]&gt;[.M17]+[.S17];[.Y17]&gt;[.N17]+[.T17]);&quot;Too Many&quot;;&quot;&quot;)">
            <text:p/>
          </table:table-cell>
          <table:table-cell table:style-name="ce146" table:formula="of:=MAX(IF([.AH16]=0;([.G17]*(1-[.H$9]))+[.AD16];([.G17]*(1-[.H$9]))-([.C$8]-[.AH16]))-[.U17];0)" office:value-type="float" office:value="165" calcext:value-type="float">
            <text:p>165</text:p>
          </table:table-cell>
          <table:table-cell table:style-name="ce221" table:formula="of:=MIN([.H$7];MAX(0;[.E18]-[.D17]))" office:value-type="float" office:value="66" calcext:value-type="float">
            <text:p><text:s/>66,0 </text:p>
          </table:table-cell>
          <table:table-cell table:style-name="ce221" table:formula="of:=MIN([.AA17]/[.C$5];[.AB17];INT(([.N17]+[.T17]-[.Y17])/[.$H$3]))" office:value-type="float" office:value="16.5" calcext:value-type="float">
            <text:p><text:s/>16,5 </text:p>
          </table:table-cell>
          <table:table-cell table:style-name="ce223" table:formula="of:=ROUND(([.AC17]-INT([.AC17]))*[.C$5];0)" office:value-type="float" office:value="5" calcext:value-type="float">
            <text:p>5</text:p>
          </table:table-cell>
          <table:table-cell table:style-name="ce146" table:formula="of:=MAX([.AA17]-([.C$5]*[.AC17])+[.AH16];0)" office:value-type="float" office:value="0" calcext:value-type="float">
            <text:p>0</text:p>
          </table:table-cell>
          <table:table-cell table:style-name="ce221" table:formula="of:=MIN([.H$8];MAX(0;[.I18]-[.H17]))" office:value-type="float" office:value="62" calcext:value-type="float">
            <text:p><text:s/>62,0 </text:p>
          </table:table-cell>
          <table:table-cell table:style-name="ce221" table:formula="of:=MIN([.AF17];[.AE17]/[.C$8])" office:value-type="float" office:value="0" calcext:value-type="float">
            <text:p><text:s/>- </text:p>
          </table:table-cell>
          <table:table-cell table:style-name="ce223" table:formula="of:=ROUND(([.AG17]-INT([.AG17]))*[.C$8];0)" office:value-type="float" office:value="0" calcext:value-type="float">
            <text:p>0</text:p>
          </table:table-cell>
          <table:table-cell table:style-name="ce225" table:formula="of:=([.AE17]-[.AG17]*[.C$8])+([.G18]*[.H$9])" office:value-type="float" office:value="0" calcext:value-type="float">
            <text:p><text:s/>- </text:p>
          </table:table-cell>
          <table:table-cell table:style-name="ce166" table:formula="of:=[.AJ16]+[.AI17]" office:value-type="float" office:value="0" calcext:value-type="float">
            <text:p><text:s/>- </text:p>
          </table:table-cell>
          <table:table-cell table:style-name="ce228" table:formula="of:=[.B17]/[.H$5]" office:value-type="percentage" office:value="0.1098" calcext:value-type="percentage">
            <text:p>10,98 %</text:p>
          </table:table-cell>
          <table:table-cell table:style-name="ce24" table:formula="of:=IF([.C17]*4&lt;=[.H$5];[.J$2];IF([.C17]&gt;=[.H$5];0;[.J$2]*POWER(([.H$5]-[.C17])/(0.75*[.H$5]);2)))" office:value-type="percentage" office:value="0.1" calcext:value-type="percentage">
            <text:p>10,00 %</text:p>
          </table:table-cell>
          <table:table-cell table:style-name="ce162" table:formula="of:=TRUNC([.AL17]*[.C17]+[.AN16];-2)" office:value-type="float" office:value="10900" calcext:value-type="float">
            <text:p><text:s/>10 900 </text:p>
          </table:table-cell>
          <table:table-cell table:style-name="ce235" table:formula="of:=([.AL17]*[.C17]+[.AN16])-TRUNC([.AL17]*[.C17]+[.AN16];-2)" office:value-type="float" office:value="80" calcext:value-type="float">
            <text:p><text:s/>80 </text:p>
          </table:table-cell>
          <table:table-cell table:style-name="ce237" table:formula="of:=([.$H17]*[.O17])+[.AO16]" office:value-type="float" office:value="35" calcext:value-type="float">
            <text:p>35</text:p>
          </table:table-cell>
          <table:table-cell table:style-name="ce239" table:formula="of:=([.$H17]*[.P17])+[.AP16]" office:value-type="float" office:value="15" calcext:value-type="float">
            <text:p>15</text:p>
          </table:table-cell>
          <table:table-cell table:style-name="ce241" table:formula="of:=([.$H17]*[.Q17])+[.AQ16]" office:value-type="float" office:value="26" calcext:value-type="float">
            <text:p>26</text:p>
          </table:table-cell>
          <table:table-cell table:number-columns-repeated="981"/>
        </table:table-row>
        <table:table-row table:style-name="ro2">
          <table:table-cell table:style-name="ce32" table:formula="of:=[.A17]+1" office:value-type="float" office:value="2437" calcext:value-type="float">
            <text:p>2437</text:p>
          </table:table-cell>
          <table:table-cell table:style-name="ce152" table:formula="of:=[.C17]+[.AM17]" office:value-type="float" office:value="120700" calcext:value-type="float">
            <text:p><text:s/>120 700 </text:p>
          </table:table-cell>
          <table:table-cell table:style-name="ce156" table:formula="of:=[.B18]-[.V18]" office:value-type="float" office:value="120700" calcext:value-type="float">
            <text:p><text:s/>120 700 </text:p>
          </table:table-cell>
          <table:table-cell table:style-name="ce156" table:formula="of:=[.D17]+INT([.AC17])" office:value-type="float" office:value="70" calcext:value-type="float">
            <text:p><text:s/>70 </text:p>
          </table:table-cell>
          <table:table-cell table:style-name="ce162" table:formula="of:=MAX(INT([.C$4]*[.B18]/10000);1)" office:value-type="float" office:value="120" calcext:value-type="float">
            <text:p><text:s/>120 </text:p>
          </table:table-cell>
          <table:table-cell table:style-name="ce166" table:formula="of:=MAX(INT([.C$4]*[.C18]/10000);1)" office:value-type="float" office:value="120" calcext:value-type="float">
            <text:p><text:s/>120 </text:p>
          </table:table-cell>
          <table:table-cell table:style-name="ce170" table:formula="of:=INT([.C18]/[.C$3])+ROUNDUP(([.C$6]/10)*MIN([.D18];[.F18]);0)" office:value-type="float" office:value="190" calcext:value-type="float">
            <text:p><text:s/>190 </text:p>
          </table:table-cell>
          <table:table-cell table:style-name="ce176" table:formula="of:=[.H17]+INT([.AG17])" office:value-type="float" office:value="10" calcext:value-type="float">
            <text:p>10</text:p>
          </table:table-cell>
          <table:table-cell table:style-name="ce58" table:formula="of:=MAX(INT([.C$7]*[.B18]/10000);1)" office:value-type="float" office:value="72" calcext:value-type="float">
            <text:p>72</text:p>
          </table:table-cell>
          <table:table-cell table:style-name="ce58" table:formula="of:=MAX(INT([.C$7]*[.C18]/10000);1)" office:value-type="float" office:value="72" calcext:value-type="float">
            <text:p>72</text:p>
          </table:table-cell>
          <table:table-cell table:style-name="ce149" table:formula="of:=INT(([.C$9]/10)*MIN([.H18];INT([.B18]/[.C$7])))" office:value-type="float" office:value="10" calcext:value-type="float">
            <text:p>10</text:p>
          </table:table-cell>
          <table:table-cell table:style-name="ce183" table:formula="of:=[.L17]+[.R17]-[.W17]" office:value-type="float" office:value="477" calcext:value-type="float">
            <text:p>477</text:p>
          </table:table-cell>
          <table:table-cell table:style-name="ce186" table:formula="of:=[.M17]+[.S17]-[.X17]" office:value-type="float" office:value="416" calcext:value-type="float">
            <text:p>416</text:p>
          </table:table-cell>
          <table:table-cell table:style-name="ce189" table:formula="of:=[.N17]+[.T17]-[.Y17]-INT([.AC17]*[.H$3])" office:value-type="float" office:value="279" calcext:value-type="float">
            <text:p>279</text:p>
          </table:table-cell>
          <table:table-cell table:style-name="ce192" table:formula="of:=MAX(IF([.$H$6]=1;0.3;0.01);[.O$13]-INT([.AO17]/125)/100)" office:value-type="percentage" office:value="0.7" calcext:value-type="percentage">
            <text:p>70 %</text:p>
          </table:table-cell>
          <table:table-cell table:style-name="ce195" table:formula="of:=MAX(IF([.$H$6]=1;0.3;0.01);[.P$13]-INT([.AP17]/125)/100)" office:value-type="percentage" office:value="0.3" calcext:value-type="percentage">
            <text:p>30 %</text:p>
          </table:table-cell>
          <table:table-cell table:style-name="ce198" table:formula="of:=MAX(IF([.$H$6]=1;0.3;0.01);[.Q$13]-INT([.AQ17]/125)/100)" office:value-type="percentage" office:value="0.52" calcext:value-type="percentage">
            <text:p>52 %</text:p>
          </table:table-cell>
          <table:table-cell table:style-name="ce201" table:formula="of:=[.O18]*[.$K18]" office:value-type="float" office:value="7" calcext:value-type="float">
            <text:p>7,00</text:p>
          </table:table-cell>
          <table:table-cell table:style-name="ce204" table:formula="of:=[.P18]*[.$K18]" office:value-type="float" office:value="3" calcext:value-type="float">
            <text:p>3,00</text:p>
          </table:table-cell>
          <table:table-cell table:style-name="ce207" table:formula="of:=[.Q18]*[.$K18]" office:value-type="float" office:value="5.2" calcext:value-type="float">
            <text:p>5,2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18]&gt;[.G18];[.V18]&gt;[.B18];[.W18]&gt;[.L18]+[.R18];[.X18]&gt;[.M18]+[.S18];[.Y18]&gt;[.N18]+[.T18]);&quot;Too Many&quot;;&quot;&quot;)">
            <text:p/>
          </table:table-cell>
          <table:table-cell table:style-name="ce146" table:formula="of:=MAX(IF([.AH17]=0;([.G18]*(1-[.H$9]))+[.AD17];([.G18]*(1-[.H$9]))-([.C$8]-[.AH17]))-[.U18];0)" office:value-type="float" office:value="195" calcext:value-type="float">
            <text:p>195</text:p>
          </table:table-cell>
          <table:table-cell table:style-name="ce221" table:formula="of:=MIN([.H$7];MAX(0;[.E19]-[.D18]))" office:value-type="float" office:value="62" calcext:value-type="float">
            <text:p><text:s/>62,0 </text:p>
          </table:table-cell>
          <table:table-cell table:style-name="ce221" table:formula="of:=MIN([.AA18]/[.C$5];[.AB18];INT(([.N18]+[.T18]-[.Y18])/[.$H$3]))" office:value-type="float" office:value="19.5" calcext:value-type="float">
            <text:p><text:s/>19,5 </text:p>
          </table:table-cell>
          <table:table-cell table:style-name="ce223" table:formula="of:=ROUND(([.AC18]-INT([.AC18]))*[.C$5];0)" office:value-type="float" office:value="5" calcext:value-type="float">
            <text:p>5</text:p>
          </table:table-cell>
          <table:table-cell table:style-name="ce146" table:formula="of:=MAX([.AA18]-([.C$5]*[.AC18])+[.AH17];0)" office:value-type="float" office:value="0" calcext:value-type="float">
            <text:p>0</text:p>
          </table:table-cell>
          <table:table-cell table:style-name="ce221" table:formula="of:=MIN([.H$8];MAX(0;[.I19]-[.H18]))" office:value-type="float" office:value="69" calcext:value-type="float">
            <text:p><text:s/>69,0 </text:p>
          </table:table-cell>
          <table:table-cell table:style-name="ce221" table:formula="of:=MIN([.AF18];[.AE18]/[.C$8])" office:value-type="float" office:value="0" calcext:value-type="float">
            <text:p><text:s/>- </text:p>
          </table:table-cell>
          <table:table-cell table:style-name="ce223" table:formula="of:=ROUND(([.AG18]-INT([.AG18]))*[.C$8];0)" office:value-type="float" office:value="0" calcext:value-type="float">
            <text:p>0</text:p>
          </table:table-cell>
          <table:table-cell table:style-name="ce225" table:formula="of:=([.AE18]-[.AG18]*[.C$8])+([.G19]*[.H$9])" office:value-type="float" office:value="0" calcext:value-type="float">
            <text:p><text:s/>- </text:p>
          </table:table-cell>
          <table:table-cell table:style-name="ce166" table:formula="of:=[.AJ17]+[.AI18]" office:value-type="float" office:value="0" calcext:value-type="float">
            <text:p><text:s/>- </text:p>
          </table:table-cell>
          <table:table-cell table:style-name="ce228" table:formula="of:=[.B18]/[.H$5]" office:value-type="percentage" office:value="0.1207" calcext:value-type="percentage">
            <text:p>12,07 %</text:p>
          </table:table-cell>
          <table:table-cell table:style-name="ce24" table:formula="of:=IF([.C18]*4&lt;=[.H$5];[.J$2];IF([.C18]&gt;=[.H$5];0;[.J$2]*POWER(([.H$5]-[.C18])/(0.75*[.H$5]);2)))" office:value-type="percentage" office:value="0.1" calcext:value-type="percentage">
            <text:p>10,00 %</text:p>
          </table:table-cell>
          <table:table-cell table:style-name="ce162" table:formula="of:=TRUNC([.AL18]*[.C18]+[.AN17];-2)" office:value-type="float" office:value="12100" calcext:value-type="float">
            <text:p><text:s/>12 100 </text:p>
          </table:table-cell>
          <table:table-cell table:style-name="ce235" table:formula="of:=([.AL18]*[.C18]+[.AN17])-TRUNC([.AL18]*[.C18]+[.AN17];-2)" office:value-type="float" office:value="50" calcext:value-type="float">
            <text:p><text:s/>50 </text:p>
          </table:table-cell>
          <table:table-cell table:style-name="ce237" table:formula="of:=([.$H18]*[.O18])+[.AO17]" office:value-type="float" office:value="42" calcext:value-type="float">
            <text:p>42</text:p>
          </table:table-cell>
          <table:table-cell table:style-name="ce239" table:formula="of:=([.$H18]*[.P18])+[.AP17]" office:value-type="float" office:value="18" calcext:value-type="float">
            <text:p>18</text:p>
          </table:table-cell>
          <table:table-cell table:style-name="ce241" table:formula="of:=([.$H18]*[.Q18])+[.AQ17]" office:value-type="float" office:value="31.2" calcext:value-type="float">
            <text:p>31</text:p>
          </table:table-cell>
          <table:table-cell table:number-columns-repeated="981"/>
        </table:table-row>
        <table:table-row table:style-name="ro2">
          <table:table-cell table:style-name="ce32" table:formula="of:=[.A18]+1" office:value-type="float" office:value="2438" calcext:value-type="float">
            <text:p>2438</text:p>
          </table:table-cell>
          <table:table-cell table:style-name="ce152" table:formula="of:=[.C18]+[.AM18]" office:value-type="float" office:value="132800" calcext:value-type="float">
            <text:p><text:s/>132 800 </text:p>
          </table:table-cell>
          <table:table-cell table:style-name="ce156" table:formula="of:=[.B19]-[.V19]" office:value-type="float" office:value="132800" calcext:value-type="float">
            <text:p><text:s/>132 800 </text:p>
          </table:table-cell>
          <table:table-cell table:style-name="ce156" table:formula="of:=[.D18]+INT([.AC18])" office:value-type="float" office:value="89" calcext:value-type="float">
            <text:p><text:s/>89 </text:p>
          </table:table-cell>
          <table:table-cell table:style-name="ce162" table:formula="of:=MAX(INT([.C$4]*[.B19]/10000);1)" office:value-type="float" office:value="132" calcext:value-type="float">
            <text:p><text:s/>132 </text:p>
          </table:table-cell>
          <table:table-cell table:style-name="ce166" table:formula="of:=MAX(INT([.C$4]*[.C19]/10000);1)" office:value-type="float" office:value="132" calcext:value-type="float">
            <text:p><text:s/>132 </text:p>
          </table:table-cell>
          <table:table-cell table:style-name="ce170" table:formula="of:=INT([.C19]/[.C$3])+ROUNDUP(([.C$6]/10)*MIN([.D19];[.F19]);0)" office:value-type="float" office:value="221" calcext:value-type="float">
            <text:p><text:s/>221 </text:p>
          </table:table-cell>
          <table:table-cell table:style-name="ce176" table:formula="of:=[.H18]+INT([.AG18])" office:value-type="float" office:value="10" calcext:value-type="float">
            <text:p>10</text:p>
          </table:table-cell>
          <table:table-cell table:style-name="ce58" table:formula="of:=MAX(INT([.C$7]*[.B19]/10000);1)" office:value-type="float" office:value="79" calcext:value-type="float">
            <text:p>79</text:p>
          </table:table-cell>
          <table:table-cell table:style-name="ce58" table:formula="of:=MAX(INT([.C$7]*[.C19]/10000);1)" office:value-type="float" office:value="79" calcext:value-type="float">
            <text:p>79</text:p>
          </table:table-cell>
          <table:table-cell table:style-name="ce149" table:formula="of:=INT(([.C$9]/10)*MIN([.H19];INT([.B19]/[.C$7])))" office:value-type="float" office:value="10" calcext:value-type="float">
            <text:p>10</text:p>
          </table:table-cell>
          <table:table-cell table:style-name="ce183" table:formula="of:=[.L18]+[.R18]-[.W18]" office:value-type="float" office:value="484" calcext:value-type="float">
            <text:p>484</text:p>
          </table:table-cell>
          <table:table-cell table:style-name="ce186" table:formula="of:=[.M18]+[.S18]-[.X18]" office:value-type="float" office:value="419" calcext:value-type="float">
            <text:p>419</text:p>
          </table:table-cell>
          <table:table-cell table:style-name="ce189" table:formula="of:=[.N18]+[.T18]-[.Y18]-INT([.AC18]*[.H$3])" office:value-type="float" office:value="206.2" calcext:value-type="float">
            <text:p>206</text:p>
          </table:table-cell>
          <table:table-cell table:style-name="ce192" table:formula="of:=MAX(IF([.$H$6]=1;0.3;0.01);[.O$13]-INT([.AO18]/125)/100)" office:value-type="percentage" office:value="0.7" calcext:value-type="percentage">
            <text:p>70 %</text:p>
          </table:table-cell>
          <table:table-cell table:style-name="ce195" table:formula="of:=MAX(IF([.$H$6]=1;0.3;0.01);[.P$13]-INT([.AP18]/125)/100)" office:value-type="percentage" office:value="0.3" calcext:value-type="percentage">
            <text:p>30 %</text:p>
          </table:table-cell>
          <table:table-cell table:style-name="ce198" table:formula="of:=MAX(IF([.$H$6]=1;0.3;0.01);[.Q$13]-INT([.AQ18]/125)/100)" office:value-type="percentage" office:value="0.52" calcext:value-type="percentage">
            <text:p>52 %</text:p>
          </table:table-cell>
          <table:table-cell table:style-name="ce201" table:formula="of:=[.O19]*[.$K19]" office:value-type="float" office:value="7" calcext:value-type="float">
            <text:p>7,00</text:p>
          </table:table-cell>
          <table:table-cell table:style-name="ce204" table:formula="of:=[.P19]*[.$K19]" office:value-type="float" office:value="3" calcext:value-type="float">
            <text:p>3,00</text:p>
          </table:table-cell>
          <table:table-cell table:style-name="ce207" table:formula="of:=[.Q19]*[.$K19]" office:value-type="float" office:value="5.2" calcext:value-type="float">
            <text:p>5,2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19]&gt;[.G19];[.V19]&gt;[.B19];[.W19]&gt;[.L19]+[.R19];[.X19]&gt;[.M19]+[.S19];[.Y19]&gt;[.N19]+[.T19]);&quot;Too Many&quot;;&quot;&quot;)">
            <text:p/>
          </table:table-cell>
          <table:table-cell table:style-name="ce146" table:formula="of:=MAX(IF([.AH18]=0;([.G19]*(1-[.H$9]))+[.AD18];([.G19]*(1-[.H$9]))-([.C$8]-[.AH18]))-[.U19];0)" office:value-type="float" office:value="226" calcext:value-type="float">
            <text:p>226</text:p>
          </table:table-cell>
          <table:table-cell table:style-name="ce221" table:formula="of:=MIN([.H$7];MAX(0;[.E20]-[.D19]))" office:value-type="float" office:value="57" calcext:value-type="float">
            <text:p><text:s/>57,0 </text:p>
          </table:table-cell>
          <table:table-cell table:style-name="ce221" table:formula="of:=MIN([.AA19]/[.C$5];[.AB19];INT(([.N19]+[.T19]-[.Y19])/[.$H$3]))" office:value-type="float" office:value="22.6" calcext:value-type="float">
            <text:p><text:s/>22,6 </text:p>
          </table:table-cell>
          <table:table-cell table:style-name="ce223" table:formula="of:=ROUND(([.AC19]-INT([.AC19]))*[.C$5];0)" office:value-type="float" office:value="6" calcext:value-type="float">
            <text:p>6</text:p>
          </table:table-cell>
          <table:table-cell table:style-name="ce146" table:formula="of:=MAX([.AA19]-([.C$5]*[.AC19])+[.AH18];0)" office:value-type="float" office:value="0" calcext:value-type="float">
            <text:p>0</text:p>
          </table:table-cell>
          <table:table-cell table:style-name="ce221" table:formula="of:=MIN([.H$8];MAX(0;[.I20]-[.H19]))" office:value-type="float" office:value="77" calcext:value-type="float">
            <text:p><text:s/>77,0 </text:p>
          </table:table-cell>
          <table:table-cell table:style-name="ce221" table:formula="of:=MIN([.AF19];[.AE19]/[.C$8])" office:value-type="float" office:value="0" calcext:value-type="float">
            <text:p><text:s/>- </text:p>
          </table:table-cell>
          <table:table-cell table:style-name="ce223" table:formula="of:=ROUND(([.AG19]-INT([.AG19]))*[.C$8];0)" office:value-type="float" office:value="0" calcext:value-type="float">
            <text:p>0</text:p>
          </table:table-cell>
          <table:table-cell table:style-name="ce225" table:formula="of:=([.AE19]-[.AG19]*[.C$8])+([.G20]*[.H$9])" office:value-type="float" office:value="0" calcext:value-type="float">
            <text:p><text:s/>- </text:p>
          </table:table-cell>
          <table:table-cell table:style-name="ce166" table:formula="of:=[.AJ18]+[.AI19]" office:value-type="float" office:value="0" calcext:value-type="float">
            <text:p><text:s/>- </text:p>
          </table:table-cell>
          <table:table-cell table:style-name="ce228" table:formula="of:=[.B19]/[.H$5]" office:value-type="percentage" office:value="0.1328" calcext:value-type="percentage">
            <text:p>13,28 %</text:p>
          </table:table-cell>
          <table:table-cell table:style-name="ce24" table:formula="of:=IF([.C19]*4&lt;=[.H$5];[.J$2];IF([.C19]&gt;=[.H$5];0;[.J$2]*POWER(([.H$5]-[.C19])/(0.75*[.H$5]);2)))" office:value-type="percentage" office:value="0.1" calcext:value-type="percentage">
            <text:p>10,00 %</text:p>
          </table:table-cell>
          <table:table-cell table:style-name="ce162" table:formula="of:=TRUNC([.AL19]*[.C19]+[.AN18];-2)" office:value-type="float" office:value="13300" calcext:value-type="float">
            <text:p><text:s/>13 300 </text:p>
          </table:table-cell>
          <table:table-cell table:style-name="ce235" table:formula="of:=([.AL19]*[.C19]+[.AN18])-TRUNC([.AL19]*[.C19]+[.AN18];-2)" office:value-type="float" office:value="30" calcext:value-type="float">
            <text:p><text:s/>30 </text:p>
          </table:table-cell>
          <table:table-cell table:style-name="ce237" table:formula="of:=([.$H19]*[.O19])+[.AO18]" office:value-type="float" office:value="49" calcext:value-type="float">
            <text:p>49</text:p>
          </table:table-cell>
          <table:table-cell table:style-name="ce239" table:formula="of:=([.$H19]*[.P19])+[.AP18]" office:value-type="float" office:value="21" calcext:value-type="float">
            <text:p>21</text:p>
          </table:table-cell>
          <table:table-cell table:style-name="ce241" table:formula="of:=([.$H19]*[.Q19])+[.AQ18]" office:value-type="float" office:value="36.4" calcext:value-type="float">
            <text:p>36</text:p>
          </table:table-cell>
          <table:table-cell table:number-columns-repeated="981"/>
        </table:table-row>
        <table:table-row table:style-name="ro2">
          <table:table-cell table:style-name="ce32" table:formula="of:=[.A19]+1" office:value-type="float" office:value="2439" calcext:value-type="float">
            <text:p>2439</text:p>
          </table:table-cell>
          <table:table-cell table:style-name="ce152" table:formula="of:=[.C19]+[.AM19]" office:value-type="float" office:value="146100" calcext:value-type="float">
            <text:p><text:s/>146 100 </text:p>
          </table:table-cell>
          <table:table-cell table:style-name="ce156" table:formula="of:=[.B20]-[.V20]" office:value-type="float" office:value="146100" calcext:value-type="float">
            <text:p><text:s/>146 100 </text:p>
          </table:table-cell>
          <table:table-cell table:style-name="ce156" table:formula="of:=[.D19]+INT([.AC19])" office:value-type="float" office:value="111" calcext:value-type="float">
            <text:p><text:s/>111 </text:p>
          </table:table-cell>
          <table:table-cell table:style-name="ce162" table:formula="of:=MAX(INT([.C$4]*[.B20]/10000);1)" office:value-type="float" office:value="146" calcext:value-type="float">
            <text:p><text:s/>146 </text:p>
          </table:table-cell>
          <table:table-cell table:style-name="ce166" table:formula="of:=MAX(INT([.C$4]*[.C20]/10000);1)" office:value-type="float" office:value="146" calcext:value-type="float">
            <text:p><text:s/>146 </text:p>
          </table:table-cell>
          <table:table-cell table:style-name="ce170" table:formula="of:=INT([.C20]/[.C$3])+ROUNDUP(([.C$6]/10)*MIN([.D20];[.F20]);0)" office:value-type="float" office:value="257" calcext:value-type="float">
            <text:p><text:s/>257 </text:p>
          </table:table-cell>
          <table:table-cell table:style-name="ce176" table:formula="of:=[.H19]+INT([.AG19])" office:value-type="float" office:value="10" calcext:value-type="float">
            <text:p>10</text:p>
          </table:table-cell>
          <table:table-cell table:style-name="ce58" table:formula="of:=MAX(INT([.C$7]*[.B20]/10000);1)" office:value-type="float" office:value="87" calcext:value-type="float">
            <text:p>87</text:p>
          </table:table-cell>
          <table:table-cell table:style-name="ce58" table:formula="of:=MAX(INT([.C$7]*[.C20]/10000);1)" office:value-type="float" office:value="87" calcext:value-type="float">
            <text:p>87</text:p>
          </table:table-cell>
          <table:table-cell table:style-name="ce149" table:formula="of:=INT(([.C$9]/10)*MIN([.H20];INT([.B20]/[.C$7])))" office:value-type="float" office:value="10" calcext:value-type="float">
            <text:p>10</text:p>
          </table:table-cell>
          <table:table-cell table:style-name="ce183" table:formula="of:=[.L19]+[.R19]-[.W19]" office:value-type="float" office:value="491" calcext:value-type="float">
            <text:p>491</text:p>
          </table:table-cell>
          <table:table-cell table:style-name="ce186" table:formula="of:=[.M19]+[.S19]-[.X19]" office:value-type="float" office:value="422" calcext:value-type="float">
            <text:p>422</text:p>
          </table:table-cell>
          <table:table-cell table:style-name="ce189" table:formula="of:=[.N19]+[.T19]-[.Y19]-INT([.AC19]*[.H$3])" office:value-type="float" office:value="121.4" calcext:value-type="float">
            <text:p>121</text:p>
          </table:table-cell>
          <table:table-cell table:style-name="ce192" table:formula="of:=MAX(IF([.$H$6]=1;0.3;0.01);[.O$13]-INT([.AO19]/125)/100)" office:value-type="percentage" office:value="0.7" calcext:value-type="percentage">
            <text:p>70 %</text:p>
          </table:table-cell>
          <table:table-cell table:style-name="ce195" table:formula="of:=MAX(IF([.$H$6]=1;0.3;0.01);[.P$13]-INT([.AP19]/125)/100)" office:value-type="percentage" office:value="0.3" calcext:value-type="percentage">
            <text:p>30 %</text:p>
          </table:table-cell>
          <table:table-cell table:style-name="ce198" table:formula="of:=MAX(IF([.$H$6]=1;0.3;0.01);[.Q$13]-INT([.AQ19]/125)/100)" office:value-type="percentage" office:value="0.52" calcext:value-type="percentage">
            <text:p>52 %</text:p>
          </table:table-cell>
          <table:table-cell table:style-name="ce201" table:formula="of:=[.O20]*[.$K20]" office:value-type="float" office:value="7" calcext:value-type="float">
            <text:p>7,00</text:p>
          </table:table-cell>
          <table:table-cell table:style-name="ce204" table:formula="of:=[.P20]*[.$K20]" office:value-type="float" office:value="3" calcext:value-type="float">
            <text:p>3,00</text:p>
          </table:table-cell>
          <table:table-cell table:style-name="ce207" table:formula="of:=[.Q20]*[.$K20]" office:value-type="float" office:value="5.2" calcext:value-type="float">
            <text:p>5,2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20]&gt;[.G20];[.V20]&gt;[.B20];[.W20]&gt;[.L20]+[.R20];[.X20]&gt;[.M20]+[.S20];[.Y20]&gt;[.N20]+[.T20]);&quot;Too Many&quot;;&quot;&quot;)">
            <text:p/>
          </table:table-cell>
          <table:table-cell table:style-name="ce146" table:formula="of:=MAX(IF([.AH19]=0;([.G20]*(1-[.H$9]))+[.AD19];([.G20]*(1-[.H$9]))-([.C$8]-[.AH19]))-[.U20];0)" office:value-type="float" office:value="263" calcext:value-type="float">
            <text:p>263</text:p>
          </table:table-cell>
          <table:table-cell table:style-name="ce221" table:formula="of:=MIN([.H$7];MAX(0;[.E21]-[.D20]))" office:value-type="float" office:value="49" calcext:value-type="float">
            <text:p><text:s/>49,0 </text:p>
          </table:table-cell>
          <table:table-cell table:style-name="ce221" table:formula="of:=MIN([.AA20]/[.C$5];[.AB20];INT(([.N20]+[.T20]-[.Y20])/[.$H$3]))" office:value-type="float" office:value="26.3" calcext:value-type="float">
            <text:p><text:s/>26,3 </text:p>
          </table:table-cell>
          <table:table-cell table:style-name="ce223" table:formula="of:=ROUND(([.AC20]-INT([.AC20]))*[.C$5];0)" office:value-type="float" office:value="3" calcext:value-type="float">
            <text:p>3</text:p>
          </table:table-cell>
          <table:table-cell table:style-name="ce146" table:formula="of:=MAX([.AA20]-([.C$5]*[.AC20])+[.AH19];0)" office:value-type="float" office:value="0" calcext:value-type="float">
            <text:p>0</text:p>
          </table:table-cell>
          <table:table-cell table:style-name="ce221" table:formula="of:=MIN([.H$8];MAX(0;[.I21]-[.H20]))" office:value-type="float" office:value="86" calcext:value-type="float">
            <text:p><text:s/>86,0 </text:p>
          </table:table-cell>
          <table:table-cell table:style-name="ce221" table:formula="of:=MIN([.AF20];[.AE20]/[.C$8])" office:value-type="float" office:value="0" calcext:value-type="float">
            <text:p><text:s/>- </text:p>
          </table:table-cell>
          <table:table-cell table:style-name="ce223" table:formula="of:=ROUND(([.AG20]-INT([.AG20]))*[.C$8];0)" office:value-type="float" office:value="0" calcext:value-type="float">
            <text:p>0</text:p>
          </table:table-cell>
          <table:table-cell table:style-name="ce225" table:formula="of:=([.AE20]-[.AG20]*[.C$8])+([.G21]*[.H$9])" office:value-type="float" office:value="0" calcext:value-type="float">
            <text:p><text:s/>- </text:p>
          </table:table-cell>
          <table:table-cell table:style-name="ce166" table:formula="of:=[.AJ19]+[.AI20]" office:value-type="float" office:value="0" calcext:value-type="float">
            <text:p><text:s/>- </text:p>
          </table:table-cell>
          <table:table-cell table:style-name="ce228" table:formula="of:=[.B20]/[.H$5]" office:value-type="percentage" office:value="0.1461" calcext:value-type="percentage">
            <text:p>14,61 %</text:p>
          </table:table-cell>
          <table:table-cell table:style-name="ce24" table:formula="of:=IF([.C20]*4&lt;=[.H$5];[.J$2];IF([.C20]&gt;=[.H$5];0;[.J$2]*POWER(([.H$5]-[.C20])/(0.75*[.H$5]);2)))" office:value-type="percentage" office:value="0.1" calcext:value-type="percentage">
            <text:p>10,00 %</text:p>
          </table:table-cell>
          <table:table-cell table:style-name="ce162" table:formula="of:=TRUNC([.AL20]*[.C20]+[.AN19];-2)" office:value-type="float" office:value="14600" calcext:value-type="float">
            <text:p><text:s/>14 600 </text:p>
          </table:table-cell>
          <table:table-cell table:style-name="ce235" table:formula="of:=([.AL20]*[.C20]+[.AN19])-TRUNC([.AL20]*[.C20]+[.AN19];-2)" office:value-type="float" office:value="40" calcext:value-type="float">
            <text:p><text:s/>40 </text:p>
          </table:table-cell>
          <table:table-cell table:style-name="ce237" table:formula="of:=([.$H20]*[.O20])+[.AO19]" office:value-type="float" office:value="56" calcext:value-type="float">
            <text:p>56</text:p>
          </table:table-cell>
          <table:table-cell table:style-name="ce239" table:formula="of:=([.$H20]*[.P20])+[.AP19]" office:value-type="float" office:value="24" calcext:value-type="float">
            <text:p>24</text:p>
          </table:table-cell>
          <table:table-cell table:style-name="ce241" table:formula="of:=([.$H20]*[.Q20])+[.AQ19]" office:value-type="float" office:value="41.6" calcext:value-type="float">
            <text:p>42</text:p>
          </table:table-cell>
          <table:table-cell table:number-columns-repeated="981"/>
        </table:table-row>
        <table:table-row table:style-name="ro2">
          <table:table-cell table:style-name="ce32" table:formula="of:=[.A20]+1" office:value-type="float" office:value="2440" calcext:value-type="float">
            <text:p>2440</text:p>
          </table:table-cell>
          <table:table-cell table:style-name="ce152" table:formula="of:=[.C20]+[.AM20]" office:value-type="float" office:value="160700" calcext:value-type="float">
            <text:p><text:s/>160 700 </text:p>
          </table:table-cell>
          <table:table-cell table:style-name="ce156" table:formula="of:=[.B21]-[.V21]" office:value-type="float" office:value="160700" calcext:value-type="float">
            <text:p><text:s/>160 700 </text:p>
          </table:table-cell>
          <table:table-cell table:style-name="ce156" table:formula="of:=[.D20]+INT([.AC20])" office:value-type="float" office:value="137" calcext:value-type="float">
            <text:p><text:s/>137 </text:p>
          </table:table-cell>
          <table:table-cell table:style-name="ce162" table:formula="of:=MAX(INT([.C$4]*[.B21]/10000);1)" office:value-type="float" office:value="160" calcext:value-type="float">
            <text:p><text:s/>160 </text:p>
          </table:table-cell>
          <table:table-cell table:style-name="ce166" table:formula="of:=MAX(INT([.C$4]*[.C21]/10000);1)" office:value-type="float" office:value="160" calcext:value-type="float">
            <text:p><text:s/>160 </text:p>
          </table:table-cell>
          <table:table-cell table:style-name="ce170" table:formula="of:=INT([.C21]/[.C$3])+ROUNDUP(([.C$6]/10)*MIN([.D21];[.F21]);0)" office:value-type="float" office:value="297" calcext:value-type="float">
            <text:p><text:s/>297 </text:p>
          </table:table-cell>
          <table:table-cell table:style-name="ce176" table:formula="of:=[.H20]+INT([.AG20])" office:value-type="float" office:value="10" calcext:value-type="float">
            <text:p>10</text:p>
          </table:table-cell>
          <table:table-cell table:style-name="ce58" table:formula="of:=MAX(INT([.C$7]*[.B21]/10000);1)" office:value-type="float" office:value="96" calcext:value-type="float">
            <text:p>96</text:p>
          </table:table-cell>
          <table:table-cell table:style-name="ce58" table:formula="of:=MAX(INT([.C$7]*[.C21]/10000);1)" office:value-type="float" office:value="96" calcext:value-type="float">
            <text:p>96</text:p>
          </table:table-cell>
          <table:table-cell table:style-name="ce149" table:formula="of:=INT(([.C$9]/10)*MIN([.H21];INT([.B21]/[.C$7])))" office:value-type="float" office:value="10" calcext:value-type="float">
            <text:p>10</text:p>
          </table:table-cell>
          <table:table-cell table:style-name="ce183" table:formula="of:=[.L20]+[.R20]-[.W20]" office:value-type="float" office:value="498" calcext:value-type="float">
            <text:p>498</text:p>
          </table:table-cell>
          <table:table-cell table:style-name="ce186" table:formula="of:=[.M20]+[.S20]-[.X20]" office:value-type="float" office:value="425" calcext:value-type="float">
            <text:p>425</text:p>
          </table:table-cell>
          <table:table-cell table:style-name="ce189" table:formula="of:=[.N20]+[.T20]-[.Y20]-INT([.AC20]*[.H$3])" office:value-type="float" office:value="21.5999999999999" calcext:value-type="float">
            <text:p>22</text:p>
          </table:table-cell>
          <table:table-cell table:style-name="ce192" table:formula="of:=MAX(IF([.$H$6]=1;0.3;0.01);[.O$13]-INT([.AO20]/125)/100)" office:value-type="percentage" office:value="0.7" calcext:value-type="percentage">
            <text:p>70 %</text:p>
          </table:table-cell>
          <table:table-cell table:style-name="ce195" table:formula="of:=MAX(IF([.$H$6]=1;0.3;0.01);[.P$13]-INT([.AP20]/125)/100)" office:value-type="percentage" office:value="0.3" calcext:value-type="percentage">
            <text:p>30 %</text:p>
          </table:table-cell>
          <table:table-cell table:style-name="ce198" table:formula="of:=MAX(IF([.$H$6]=1;0.3;0.01);[.Q$13]-INT([.AQ20]/125)/100)" office:value-type="percentage" office:value="0.52" calcext:value-type="percentage">
            <text:p>52 %</text:p>
          </table:table-cell>
          <table:table-cell table:style-name="ce201" table:formula="of:=[.O21]*[.$K21]" office:value-type="float" office:value="7" calcext:value-type="float">
            <text:p>7,00</text:p>
          </table:table-cell>
          <table:table-cell table:style-name="ce204" table:formula="of:=[.P21]*[.$K21]" office:value-type="float" office:value="3" calcext:value-type="float">
            <text:p>3,00</text:p>
          </table:table-cell>
          <table:table-cell table:style-name="ce207" table:formula="of:=[.Q21]*[.$K21]" office:value-type="float" office:value="5.2" calcext:value-type="float">
            <text:p>5,2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21]&gt;[.G21];[.V21]&gt;[.B21];[.W21]&gt;[.L21]+[.R21];[.X21]&gt;[.M21]+[.S21];[.Y21]&gt;[.N21]+[.T21]);&quot;Too Many&quot;;&quot;&quot;)">
            <text:p/>
          </table:table-cell>
          <table:table-cell table:style-name="ce146" table:formula="of:=MAX(IF([.AH20]=0;([.G21]*(1-[.H$9]))+[.AD20];([.G21]*(1-[.H$9]))-([.C$8]-[.AH20]))-[.U21];0)" office:value-type="float" office:value="300" calcext:value-type="float">
            <text:p>300</text:p>
          </table:table-cell>
          <table:table-cell table:style-name="ce221" table:formula="of:=MIN([.H$7];MAX(0;[.E22]-[.D21]))" office:value-type="float" office:value="39" calcext:value-type="float">
            <text:p><text:s/>39,0 </text:p>
          </table:table-cell>
          <table:table-cell table:style-name="ce221" table:formula="of:=MIN([.AA21]/[.C$5];[.AB21];INT(([.N21]+[.T21]-[.Y21])/[.$H$3]))" office:value-type="float" office:value="6" calcext:value-type="float">
            <text:p><text:s/>6,0 </text:p>
          </table:table-cell>
          <table:table-cell table:style-name="ce223" table:formula="of:=ROUND(([.AC21]-INT([.AC21]))*[.C$5];0)" office:value-type="float" office:value="0" calcext:value-type="float">
            <text:p>0</text:p>
          </table:table-cell>
          <table:table-cell table:style-name="ce146" table:formula="of:=MAX([.AA21]-([.C$5]*[.AC21])+[.AH20];0)" office:value-type="float" office:value="240" calcext:value-type="float">
            <text:p>240</text:p>
          </table:table-cell>
          <table:table-cell table:style-name="ce221" table:formula="of:=MIN([.H$8];MAX(0;[.I22]-[.H21]))" office:value-type="float" office:value="96" calcext:value-type="float">
            <text:p><text:s/>96,0 </text:p>
          </table:table-cell>
          <table:table-cell table:style-name="ce221" table:formula="of:=MIN([.AF21];[.AE21]/[.C$8])" office:value-type="float" office:value="48" calcext:value-type="float">
            <text:p><text:s/>48,0 </text:p>
          </table:table-cell>
          <table:table-cell table:style-name="ce223" table:formula="of:=ROUND(([.AG21]-INT([.AG21]))*[.C$8];0)" office:value-type="float" office:value="0" calcext:value-type="float">
            <text:p>0</text:p>
          </table:table-cell>
          <table:table-cell table:style-name="ce225" table:formula="of:=([.AE21]-[.AG21]*[.C$8])+([.G22]*[.H$9])" office:value-type="float" office:value="0" calcext:value-type="float">
            <text:p><text:s/>- </text:p>
          </table:table-cell>
          <table:table-cell table:style-name="ce166" table:formula="of:=[.AJ20]+[.AI21]" office:value-type="float" office:value="0" calcext:value-type="float">
            <text:p><text:s/>- </text:p>
          </table:table-cell>
          <table:table-cell table:style-name="ce228" table:formula="of:=[.B21]/[.H$5]" office:value-type="percentage" office:value="0.1607" calcext:value-type="percentage">
            <text:p>16,07 %</text:p>
          </table:table-cell>
          <table:table-cell table:style-name="ce24" table:formula="of:=IF([.C21]*4&lt;=[.H$5];[.J$2];IF([.C21]&gt;=[.H$5];0;[.J$2]*POWER(([.H$5]-[.C21])/(0.75*[.H$5]);2)))" office:value-type="percentage" office:value="0.1" calcext:value-type="percentage">
            <text:p>10,00 %</text:p>
          </table:table-cell>
          <table:table-cell table:style-name="ce162" table:formula="of:=TRUNC([.AL21]*[.C21]+[.AN20];-2)" office:value-type="float" office:value="16100" calcext:value-type="float">
            <text:p><text:s/>16 100 </text:p>
          </table:table-cell>
          <table:table-cell table:style-name="ce235" table:formula="of:=([.AL21]*[.C21]+[.AN20])-TRUNC([.AL21]*[.C21]+[.AN20];-2)" office:value-type="float" office:value="10" calcext:value-type="float">
            <text:p><text:s/>10 </text:p>
          </table:table-cell>
          <table:table-cell table:style-name="ce237" table:formula="of:=([.$H21]*[.O21])+[.AO20]" office:value-type="float" office:value="63" calcext:value-type="float">
            <text:p>63</text:p>
          </table:table-cell>
          <table:table-cell table:style-name="ce239" table:formula="of:=([.$H21]*[.P21])+[.AP20]" office:value-type="float" office:value="27" calcext:value-type="float">
            <text:p>27</text:p>
          </table:table-cell>
          <table:table-cell table:style-name="ce241" table:formula="of:=([.$H21]*[.Q21])+[.AQ20]" office:value-type="float" office:value="46.8" calcext:value-type="float">
            <text:p>47</text:p>
          </table:table-cell>
          <table:table-cell table:number-columns-repeated="981"/>
        </table:table-row>
        <table:table-row table:style-name="ro2">
          <table:table-cell table:style-name="ce32" table:formula="of:=[.A21]+1" office:value-type="float" office:value="2441" calcext:value-type="float">
            <text:p>2441</text:p>
          </table:table-cell>
          <table:table-cell table:style-name="ce152" table:formula="of:=[.C21]+[.AM21]" office:value-type="float" office:value="176800" calcext:value-type="float">
            <text:p><text:s/>176 800 </text:p>
          </table:table-cell>
          <table:table-cell table:style-name="ce156" table:formula="of:=[.B22]-[.V22]" office:value-type="float" office:value="176800" calcext:value-type="float">
            <text:p><text:s/>176 800 </text:p>
          </table:table-cell>
          <table:table-cell table:style-name="ce156" table:formula="of:=[.D21]+INT([.AC21])" office:value-type="float" office:value="143" calcext:value-type="float">
            <text:p><text:s/>143 </text:p>
          </table:table-cell>
          <table:table-cell table:style-name="ce162" table:formula="of:=MAX(INT([.C$4]*[.B22]/10000);1)" office:value-type="float" office:value="176" calcext:value-type="float">
            <text:p><text:s/>176 </text:p>
          </table:table-cell>
          <table:table-cell table:style-name="ce166" table:formula="of:=MAX(INT([.C$4]*[.C22]/10000);1)" office:value-type="float" office:value="176" calcext:value-type="float">
            <text:p><text:s/>176 </text:p>
          </table:table-cell>
          <table:table-cell table:style-name="ce170" table:formula="of:=INT([.C22]/[.C$3])+ROUNDUP(([.C$6]/10)*MIN([.D22];[.F22]);0)" office:value-type="float" office:value="319" calcext:value-type="float">
            <text:p><text:s/>319 </text:p>
          </table:table-cell>
          <table:table-cell table:style-name="ce176" table:formula="of:=[.H21]+INT([.AG21])" office:value-type="float" office:value="58" calcext:value-type="float">
            <text:p>58</text:p>
          </table:table-cell>
          <table:table-cell table:style-name="ce58" table:formula="of:=MAX(INT([.C$7]*[.B22]/10000);1)" office:value-type="float" office:value="106" calcext:value-type="float">
            <text:p>106</text:p>
          </table:table-cell>
          <table:table-cell table:style-name="ce58" table:formula="of:=MAX(INT([.C$7]*[.C22]/10000);1)" office:value-type="float" office:value="106" calcext:value-type="float">
            <text:p>106</text:p>
          </table:table-cell>
          <table:table-cell table:style-name="ce149" table:formula="of:=INT(([.C$9]/10)*MIN([.H22];INT([.B22]/[.C$7])))" office:value-type="float" office:value="58" calcext:value-type="float">
            <text:p>58</text:p>
          </table:table-cell>
          <table:table-cell table:style-name="ce183" table:formula="of:=[.L21]+[.R21]-[.W21]" office:value-type="float" office:value="505" calcext:value-type="float">
            <text:p>505</text:p>
          </table:table-cell>
          <table:table-cell table:style-name="ce186" table:formula="of:=[.M21]+[.S21]-[.X21]" office:value-type="float" office:value="428" calcext:value-type="float">
            <text:p>428</text:p>
          </table:table-cell>
          <table:table-cell table:style-name="ce189" table:formula="of:=[.N21]+[.T21]-[.Y21]-INT([.AC21]*[.H$3])" office:value-type="float" office:value="2.79999999999992" calcext:value-type="float">
            <text:p>3</text:p>
          </table:table-cell>
          <table:table-cell table:style-name="ce192" table:formula="of:=MAX(IF([.$H$6]=1;0.3;0.01);[.O$13]-INT([.AO21]/125)/100)" office:value-type="percentage" office:value="0.7" calcext:value-type="percentage">
            <text:p>70 %</text:p>
          </table:table-cell>
          <table:table-cell table:style-name="ce195" table:formula="of:=MAX(IF([.$H$6]=1;0.3;0.01);[.P$13]-INT([.AP21]/125)/100)" office:value-type="percentage" office:value="0.3" calcext:value-type="percentage">
            <text:p>30 %</text:p>
          </table:table-cell>
          <table:table-cell table:style-name="ce198" table:formula="of:=MAX(IF([.$H$6]=1;0.3;0.01);[.Q$13]-INT([.AQ21]/125)/100)" office:value-type="percentage" office:value="0.52" calcext:value-type="percentage">
            <text:p>52 %</text:p>
          </table:table-cell>
          <table:table-cell table:style-name="ce201" table:formula="of:=[.O22]*[.$K22]" office:value-type="float" office:value="40.6" calcext:value-type="float">
            <text:p>40,60</text:p>
          </table:table-cell>
          <table:table-cell table:style-name="ce204" table:formula="of:=[.P22]*[.$K22]" office:value-type="float" office:value="17.4" calcext:value-type="float">
            <text:p>17,40</text:p>
          </table:table-cell>
          <table:table-cell table:style-name="ce207" table:formula="of:=[.Q22]*[.$K22]" office:value-type="float" office:value="30.16" calcext:value-type="float">
            <text:p>30,16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22]&gt;[.G22];[.V22]&gt;[.B22];[.W22]&gt;[.L22]+[.R22];[.X22]&gt;[.M22]+[.S22];[.Y22]&gt;[.N22]+[.T22]);&quot;Too Many&quot;;&quot;&quot;)">
            <text:p/>
          </table:table-cell>
          <table:table-cell table:style-name="ce146" table:formula="of:=MAX(IF([.AH21]=0;([.G22]*(1-[.H$9]))+[.AD21];([.G22]*(1-[.H$9]))-([.C$8]-[.AH21]))-[.U22];0)" office:value-type="float" office:value="319" calcext:value-type="float">
            <text:p>319</text:p>
          </table:table-cell>
          <table:table-cell table:style-name="ce221" table:formula="of:=MIN([.H$7];MAX(0;[.E23]-[.D22]))" office:value-type="float" office:value="51" calcext:value-type="float">
            <text:p><text:s/>51,0 </text:p>
          </table:table-cell>
          <table:table-cell table:style-name="ce221" table:formula="of:=MIN([.AA22]/[.C$5];[.AB22];INT(([.N22]+[.T22]-[.Y22])/[.$H$3]))" office:value-type="float" office:value="8" calcext:value-type="float">
            <text:p><text:s/>8,0 </text:p>
          </table:table-cell>
          <table:table-cell table:style-name="ce223" table:formula="of:=ROUND(([.AC22]-INT([.AC22]))*[.C$5];0)" office:value-type="float" office:value="0" calcext:value-type="float">
            <text:p>0</text:p>
          </table:table-cell>
          <table:table-cell table:style-name="ce146" table:formula="of:=MAX([.AA22]-([.C$5]*[.AC22])+[.AH21];0)" office:value-type="float" office:value="239" calcext:value-type="float">
            <text:p>239</text:p>
          </table:table-cell>
          <table:table-cell table:style-name="ce221" table:formula="of:=MIN([.H$8];MAX(0;[.I23]-[.H22]))" office:value-type="float" office:value="58" calcext:value-type="float">
            <text:p><text:s/>58,0 </text:p>
          </table:table-cell>
          <table:table-cell table:style-name="ce221" table:formula="of:=MIN([.AF22];[.AE22]/[.C$8])" office:value-type="float" office:value="47.8" calcext:value-type="float">
            <text:p><text:s/>47,8 </text:p>
          </table:table-cell>
          <table:table-cell table:style-name="ce223" table:formula="of:=ROUND(([.AG22]-INT([.AG22]))*[.C$8];0)" office:value-type="float" office:value="4" calcext:value-type="float">
            <text:p>4</text:p>
          </table:table-cell>
          <table:table-cell table:style-name="ce225" table:formula="of:=([.AE22]-[.AG22]*[.C$8])+([.G23]*[.H$9])" office:value-type="float" office:value="0" calcext:value-type="float">
            <text:p><text:s/>- </text:p>
          </table:table-cell>
          <table:table-cell table:style-name="ce166" table:formula="of:=[.AJ21]+[.AI22]" office:value-type="float" office:value="0" calcext:value-type="float">
            <text:p><text:s/>- </text:p>
          </table:table-cell>
          <table:table-cell table:style-name="ce228" table:formula="of:=[.B22]/[.H$5]" office:value-type="percentage" office:value="0.1768" calcext:value-type="percentage">
            <text:p>17,68 %</text:p>
          </table:table-cell>
          <table:table-cell table:style-name="ce24" table:formula="of:=IF([.C22]*4&lt;=[.H$5];[.J$2];IF([.C22]&gt;=[.H$5];0;[.J$2]*POWER(([.H$5]-[.C22])/(0.75*[.H$5]);2)))" office:value-type="percentage" office:value="0.1" calcext:value-type="percentage">
            <text:p>10,00 %</text:p>
          </table:table-cell>
          <table:table-cell table:style-name="ce162" table:formula="of:=TRUNC([.AL22]*[.C22]+[.AN21];-2)" office:value-type="float" office:value="17600" calcext:value-type="float">
            <text:p><text:s/>17 600 </text:p>
          </table:table-cell>
          <table:table-cell table:style-name="ce235" table:formula="of:=([.AL22]*[.C22]+[.AN21])-TRUNC([.AL22]*[.C22]+[.AN21];-2)" office:value-type="float" office:value="90" calcext:value-type="float">
            <text:p><text:s/>90 </text:p>
          </table:table-cell>
          <table:table-cell table:style-name="ce237" table:formula="of:=([.$H22]*[.O22])+[.AO21]" office:value-type="float" office:value="103.6" calcext:value-type="float">
            <text:p>104</text:p>
          </table:table-cell>
          <table:table-cell table:style-name="ce239" table:formula="of:=([.$H22]*[.P22])+[.AP21]" office:value-type="float" office:value="44.4" calcext:value-type="float">
            <text:p>44</text:p>
          </table:table-cell>
          <table:table-cell table:style-name="ce241" table:formula="of:=([.$H22]*[.Q22])+[.AQ21]" office:value-type="float" office:value="76.96" calcext:value-type="float">
            <text:p>77</text:p>
          </table:table-cell>
          <table:table-cell table:number-columns-repeated="981"/>
        </table:table-row>
        <table:table-row table:style-name="ro2">
          <table:table-cell table:style-name="ce32" table:formula="of:=[.A22]+1" office:value-type="float" office:value="2442" calcext:value-type="float">
            <text:p>2442</text:p>
          </table:table-cell>
          <table:table-cell table:style-name="ce152" table:formula="of:=[.C22]+[.AM22]" office:value-type="float" office:value="194400" calcext:value-type="float">
            <text:p><text:s/>194 400 </text:p>
          </table:table-cell>
          <table:table-cell table:style-name="ce156" table:formula="of:=[.B23]-[.V23]" office:value-type="float" office:value="194400" calcext:value-type="float">
            <text:p><text:s/>194 400 </text:p>
          </table:table-cell>
          <table:table-cell table:style-name="ce156" table:formula="of:=[.D22]+INT([.AC22])" office:value-type="float" office:value="151" calcext:value-type="float">
            <text:p><text:s/>151 </text:p>
          </table:table-cell>
          <table:table-cell table:style-name="ce162" table:formula="of:=MAX(INT([.C$4]*[.B23]/10000);1)" office:value-type="float" office:value="194" calcext:value-type="float">
            <text:p><text:s/>194 </text:p>
          </table:table-cell>
          <table:table-cell table:style-name="ce166" table:formula="of:=MAX(INT([.C$4]*[.C23]/10000);1)" office:value-type="float" office:value="194" calcext:value-type="float">
            <text:p><text:s/>194 </text:p>
          </table:table-cell>
          <table:table-cell table:style-name="ce170" table:formula="of:=INT([.C23]/[.C$3])+ROUNDUP(([.C$6]/10)*MIN([.D23];[.F23]);0)" office:value-type="float" office:value="345" calcext:value-type="float">
            <text:p><text:s/>345 </text:p>
          </table:table-cell>
          <table:table-cell table:style-name="ce176" table:formula="of:=[.H22]+INT([.AG22])" office:value-type="float" office:value="105" calcext:value-type="float">
            <text:p>105</text:p>
          </table:table-cell>
          <table:table-cell table:style-name="ce58" table:formula="of:=MAX(INT([.C$7]*[.B23]/10000);1)" office:value-type="float" office:value="116" calcext:value-type="float">
            <text:p>116</text:p>
          </table:table-cell>
          <table:table-cell table:style-name="ce58" table:formula="of:=MAX(INT([.C$7]*[.C23]/10000);1)" office:value-type="float" office:value="116" calcext:value-type="float">
            <text:p>116</text:p>
          </table:table-cell>
          <table:table-cell table:style-name="ce149" table:formula="of:=INT(([.C$9]/10)*MIN([.H23];INT([.B23]/[.C$7])))" office:value-type="float" office:value="105" calcext:value-type="float">
            <text:p>105</text:p>
          </table:table-cell>
          <table:table-cell table:style-name="ce183" table:formula="of:=[.L22]+[.R22]-[.W22]" office:value-type="float" office:value="545.6" calcext:value-type="float">
            <text:p>546</text:p>
          </table:table-cell>
          <table:table-cell table:style-name="ce186" table:formula="of:=[.M22]+[.S22]-[.X22]" office:value-type="float" office:value="445.4" calcext:value-type="float">
            <text:p>445</text:p>
          </table:table-cell>
          <table:table-cell table:style-name="ce189" table:formula="of:=[.N22]+[.T22]-[.Y22]-INT([.AC22]*[.H$3])" office:value-type="float" office:value="0.959999999999923" calcext:value-type="float">
            <text:p>1</text:p>
          </table:table-cell>
          <table:table-cell table:style-name="ce192" table:formula="of:=MAX(IF([.$H$6]=1;0.3;0.01);[.O$13]-INT([.AO22]/125)/100)" office:value-type="percentage" office:value="0.7" calcext:value-type="percentage">
            <text:p>70 %</text:p>
          </table:table-cell>
          <table:table-cell table:style-name="ce195" table:formula="of:=MAX(IF([.$H$6]=1;0.3;0.01);[.P$13]-INT([.AP22]/125)/100)" office:value-type="percentage" office:value="0.3" calcext:value-type="percentage">
            <text:p>30 %</text:p>
          </table:table-cell>
          <table:table-cell table:style-name="ce198" table:formula="of:=MAX(IF([.$H$6]=1;0.3;0.01);[.Q$13]-INT([.AQ22]/125)/100)" office:value-type="percentage" office:value="0.52" calcext:value-type="percentage">
            <text:p>52 %</text:p>
          </table:table-cell>
          <table:table-cell table:style-name="ce201" table:formula="of:=[.O23]*[.$K23]" office:value-type="float" office:value="73.5" calcext:value-type="float">
            <text:p>73,50</text:p>
          </table:table-cell>
          <table:table-cell table:style-name="ce204" table:formula="of:=[.P23]*[.$K23]" office:value-type="float" office:value="31.5" calcext:value-type="float">
            <text:p>31,50</text:p>
          </table:table-cell>
          <table:table-cell table:style-name="ce207" table:formula="of:=[.Q23]*[.$K23]" office:value-type="float" office:value="54.6" calcext:value-type="float">
            <text:p>54,6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23]&gt;[.G23];[.V23]&gt;[.B23];[.W23]&gt;[.L23]+[.R23];[.X23]&gt;[.M23]+[.S23];[.Y23]&gt;[.N23]+[.T23]);&quot;Too Many&quot;;&quot;&quot;)">
            <text:p/>
          </table:table-cell>
          <table:table-cell table:style-name="ce146" table:formula="of:=MAX(IF([.AH22]=0;([.G23]*(1-[.H$9]))+[.AD22];([.G23]*(1-[.H$9]))-([.C$8]-[.AH22]))-[.U23];0)" office:value-type="float" office:value="344" calcext:value-type="float">
            <text:p>344</text:p>
          </table:table-cell>
          <table:table-cell table:style-name="ce221" table:formula="of:=MIN([.H$7];MAX(0;[.E24]-[.D23]))" office:value-type="float" office:value="62" calcext:value-type="float">
            <text:p><text:s/>62,0 </text:p>
          </table:table-cell>
          <table:table-cell table:style-name="ce221" table:formula="of:=MIN([.AA23]/[.C$5];[.AB23];INT(([.N23]+[.T23]-[.Y23])/[.$H$3]))" office:value-type="float" office:value="13" calcext:value-type="float">
            <text:p><text:s/>13,0 </text:p>
          </table:table-cell>
          <table:table-cell table:style-name="ce223" table:formula="of:=ROUND(([.AC23]-INT([.AC23]))*[.C$5];0)" office:value-type="float" office:value="0" calcext:value-type="float">
            <text:p>0</text:p>
          </table:table-cell>
          <table:table-cell table:style-name="ce146" table:formula="of:=MAX([.AA23]-([.C$5]*[.AC23])+[.AH22];0)" office:value-type="float" office:value="218" calcext:value-type="float">
            <text:p>218</text:p>
          </table:table-cell>
          <table:table-cell table:style-name="ce221" table:formula="of:=MIN([.H$8];MAX(0;[.I24]-[.H23]))" office:value-type="float" office:value="23" calcext:value-type="float">
            <text:p><text:s/>23,0 </text:p>
          </table:table-cell>
          <table:table-cell table:style-name="ce221" table:formula="of:=MIN([.AF23];[.AE23]/[.C$8])" office:value-type="float" office:value="23" calcext:value-type="float">
            <text:p><text:s/>23,0 </text:p>
          </table:table-cell>
          <table:table-cell table:style-name="ce223" table:formula="of:=ROUND(([.AG23]-INT([.AG23]))*[.C$8];0)" office:value-type="float" office:value="0" calcext:value-type="float">
            <text:p>0</text:p>
          </table:table-cell>
          <table:table-cell table:style-name="ce225" table:formula="of:=([.AE23]-[.AG23]*[.C$8])+([.G24]*[.H$9])" office:value-type="float" office:value="103" calcext:value-type="float">
            <text:p><text:s/>103 </text:p>
          </table:table-cell>
          <table:table-cell table:style-name="ce166" table:formula="of:=[.AJ22]+[.AI23]" office:value-type="float" office:value="103" calcext:value-type="float">
            <text:p><text:s/>103 </text:p>
          </table:table-cell>
          <table:table-cell table:style-name="ce228" table:formula="of:=[.B23]/[.H$5]" office:value-type="percentage" office:value="0.1944" calcext:value-type="percentage">
            <text:p>19,44 %</text:p>
          </table:table-cell>
          <table:table-cell table:style-name="ce24" table:formula="of:=IF([.C23]*4&lt;=[.H$5];[.J$2];IF([.C23]&gt;=[.H$5];0;[.J$2]*POWER(([.H$5]-[.C23])/(0.75*[.H$5]);2)))" office:value-type="percentage" office:value="0.1" calcext:value-type="percentage">
            <text:p>10,00 %</text:p>
          </table:table-cell>
          <table:table-cell table:style-name="ce162" table:formula="of:=TRUNC([.AL23]*[.C23]+[.AN22];-2)" office:value-type="float" office:value="19500" calcext:value-type="float">
            <text:p><text:s/>19 500 </text:p>
          </table:table-cell>
          <table:table-cell table:style-name="ce235" table:formula="of:=([.AL23]*[.C23]+[.AN22])-TRUNC([.AL23]*[.C23]+[.AN22];-2)" office:value-type="float" office:value="30" calcext:value-type="float">
            <text:p><text:s/>30 </text:p>
          </table:table-cell>
          <table:table-cell table:style-name="ce237" table:formula="of:=([.$H23]*[.O23])+[.AO22]" office:value-type="float" office:value="177.1" calcext:value-type="float">
            <text:p>177</text:p>
          </table:table-cell>
          <table:table-cell table:style-name="ce239" table:formula="of:=([.$H23]*[.P23])+[.AP22]" office:value-type="float" office:value="75.9" calcext:value-type="float">
            <text:p>76</text:p>
          </table:table-cell>
          <table:table-cell table:style-name="ce241" table:formula="of:=([.$H23]*[.Q23])+[.AQ22]" office:value-type="float" office:value="131.56" calcext:value-type="float">
            <text:p>132</text:p>
          </table:table-cell>
          <table:table-cell table:number-columns-repeated="981"/>
        </table:table-row>
        <table:table-row table:style-name="ro2">
          <table:table-cell table:style-name="ce32" table:formula="of:=[.A23]+1" office:value-type="float" office:value="2443" calcext:value-type="float">
            <text:p>2443</text:p>
          </table:table-cell>
          <table:table-cell table:style-name="ce152" table:formula="of:=[.C23]+[.AM23]" office:value-type="float" office:value="213900" calcext:value-type="float">
            <text:p><text:s/>213 900 </text:p>
          </table:table-cell>
          <table:table-cell table:style-name="ce156" table:formula="of:=[.B24]-[.V24]" office:value-type="float" office:value="213900" calcext:value-type="float">
            <text:p><text:s/>213 900 </text:p>
          </table:table-cell>
          <table:table-cell table:style-name="ce156" table:formula="of:=[.D23]+INT([.AC23])" office:value-type="float" office:value="164" calcext:value-type="float">
            <text:p><text:s/>164 </text:p>
          </table:table-cell>
          <table:table-cell table:style-name="ce162" table:formula="of:=MAX(INT([.C$4]*[.B24]/10000);1)" office:value-type="float" office:value="213" calcext:value-type="float">
            <text:p><text:s/>213 </text:p>
          </table:table-cell>
          <table:table-cell table:style-name="ce166" table:formula="of:=MAX(INT([.C$4]*[.C24]/10000);1)" office:value-type="float" office:value="213" calcext:value-type="float">
            <text:p><text:s/>213 </text:p>
          </table:table-cell>
          <table:table-cell table:style-name="ce170" table:formula="of:=INT([.C24]/[.C$3])+ROUNDUP(([.C$6]/10)*MIN([.D24];[.F24]);0)" office:value-type="float" office:value="377" calcext:value-type="float">
            <text:p><text:s/>377 </text:p>
          </table:table-cell>
          <table:table-cell table:style-name="ce176" table:formula="of:=[.H23]+INT([.AG23])" office:value-type="float" office:value="128" calcext:value-type="float">
            <text:p>128</text:p>
          </table:table-cell>
          <table:table-cell table:style-name="ce58" table:formula="of:=MAX(INT([.C$7]*[.B24]/10000);1)" office:value-type="float" office:value="128" calcext:value-type="float">
            <text:p>128</text:p>
          </table:table-cell>
          <table:table-cell table:style-name="ce58" table:formula="of:=MAX(INT([.C$7]*[.C24]/10000);1)" office:value-type="float" office:value="128" calcext:value-type="float">
            <text:p>128</text:p>
          </table:table-cell>
          <table:table-cell table:style-name="ce149" table:formula="of:=INT(([.C$9]/10)*MIN([.H24];INT([.B24]/[.C$7])))" office:value-type="float" office:value="128" calcext:value-type="float">
            <text:p>128</text:p>
          </table:table-cell>
          <table:table-cell table:style-name="ce183" table:formula="of:=[.L23]+[.R23]-[.W23]" office:value-type="float" office:value="619.1" calcext:value-type="float">
            <text:p>619</text:p>
          </table:table-cell>
          <table:table-cell table:style-name="ce186" table:formula="of:=[.M23]+[.S23]-[.X23]" office:value-type="float" office:value="476.9" calcext:value-type="float">
            <text:p>477</text:p>
          </table:table-cell>
          <table:table-cell table:style-name="ce189" table:formula="of:=[.N23]+[.T23]-[.Y23]-INT([.AC23]*[.H$3])" office:value-type="float" office:value="3.55999999999992" calcext:value-type="float">
            <text:p>4</text:p>
          </table:table-cell>
          <table:table-cell table:style-name="ce192" table:formula="of:=MAX(IF([.$H$6]=1;0.3;0.01);[.O$13]-INT([.AO23]/125)/100)" office:value-type="percentage" office:value="0.69" calcext:value-type="percentage">
            <text:p>69 %</text:p>
          </table:table-cell>
          <table:table-cell table:style-name="ce195" table:formula="of:=MAX(IF([.$H$6]=1;0.3;0.01);[.P$13]-INT([.AP23]/125)/100)" office:value-type="percentage" office:value="0.3" calcext:value-type="percentage">
            <text:p>30 %</text:p>
          </table:table-cell>
          <table:table-cell table:style-name="ce198" table:formula="of:=MAX(IF([.$H$6]=1;0.3;0.01);[.Q$13]-INT([.AQ23]/125)/100)" office:value-type="percentage" office:value="0.51" calcext:value-type="percentage">
            <text:p>51 %</text:p>
          </table:table-cell>
          <table:table-cell table:style-name="ce201" table:formula="of:=[.O24]*[.$K24]" office:value-type="float" office:value="88.32" calcext:value-type="float">
            <text:p>88,32</text:p>
          </table:table-cell>
          <table:table-cell table:style-name="ce204" table:formula="of:=[.P24]*[.$K24]" office:value-type="float" office:value="38.4" calcext:value-type="float">
            <text:p>38,40</text:p>
          </table:table-cell>
          <table:table-cell table:style-name="ce207" table:formula="of:=[.Q24]*[.$K24]" office:value-type="float" office:value="65.28" calcext:value-type="float">
            <text:p>65,28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24]&gt;[.G24];[.V24]&gt;[.B24];[.W24]&gt;[.L24]+[.R24];[.X24]&gt;[.M24]+[.S24];[.Y24]&gt;[.N24]+[.T24]);&quot;Too Many&quot;;&quot;&quot;)">
            <text:p/>
          </table:table-cell>
          <table:table-cell table:style-name="ce146" table:formula="of:=MAX(IF([.AH23]=0;([.G24]*(1-[.H$9]))+[.AD23];([.G24]*(1-[.H$9]))-([.C$8]-[.AH23]))-[.U24];0)" office:value-type="float" office:value="377" calcext:value-type="float">
            <text:p>377</text:p>
          </table:table-cell>
          <table:table-cell table:style-name="ce221" table:formula="of:=MIN([.H$7];MAX(0;[.E25]-[.D24]))" office:value-type="float" office:value="71" calcext:value-type="float">
            <text:p><text:s/>71,0 </text:p>
          </table:table-cell>
          <table:table-cell table:style-name="ce221" table:formula="of:=MIN([.AA24]/[.C$5];[.AB24];INT(([.N24]+[.T24]-[.Y24])/[.$H$3]))" office:value-type="float" office:value="17" calcext:value-type="float">
            <text:p><text:s/>17,0 </text:p>
          </table:table-cell>
          <table:table-cell table:style-name="ce223" table:formula="of:=ROUND(([.AC24]-INT([.AC24]))*[.C$5];0)" office:value-type="float" office:value="0" calcext:value-type="float">
            <text:p>0</text:p>
          </table:table-cell>
          <table:table-cell table:style-name="ce146" table:formula="of:=MAX([.AA24]-([.C$5]*[.AC24])+[.AH23];0)" office:value-type="float" office:value="207" calcext:value-type="float">
            <text:p>207</text:p>
          </table:table-cell>
          <table:table-cell table:style-name="ce221" table:formula="of:=MIN([.H$8];MAX(0;[.I25]-[.H24]))" office:value-type="float" office:value="13" calcext:value-type="float">
            <text:p><text:s/>13,0 </text:p>
          </table:table-cell>
          <table:table-cell table:style-name="ce221" table:formula="of:=MIN([.AF24];[.AE24]/[.C$8])" office:value-type="float" office:value="13" calcext:value-type="float">
            <text:p><text:s/>13,0 </text:p>
          </table:table-cell>
          <table:table-cell table:style-name="ce223" table:formula="of:=ROUND(([.AG24]-INT([.AG24]))*[.C$8];0)" office:value-type="float" office:value="0" calcext:value-type="float">
            <text:p>0</text:p>
          </table:table-cell>
          <table:table-cell table:style-name="ce225" table:formula="of:=([.AE24]-[.AG24]*[.C$8])+([.G25]*[.H$9])" office:value-type="float" office:value="142" calcext:value-type="float">
            <text:p><text:s/>142 </text:p>
          </table:table-cell>
          <table:table-cell table:style-name="ce166" table:formula="of:=[.AJ23]+[.AI24]" office:value-type="float" office:value="245" calcext:value-type="float">
            <text:p><text:s/>245 </text:p>
          </table:table-cell>
          <table:table-cell table:style-name="ce228" table:formula="of:=[.B24]/[.H$5]" office:value-type="percentage" office:value="0.2139" calcext:value-type="percentage">
            <text:p>21,39 %</text:p>
          </table:table-cell>
          <table:table-cell table:style-name="ce24" table:formula="of:=IF([.C24]*4&lt;=[.H$5];[.J$2];IF([.C24]&gt;=[.H$5];0;[.J$2]*POWER(([.H$5]-[.C24])/(0.75*[.H$5]);2)))" office:value-type="percentage" office:value="0.1" calcext:value-type="percentage">
            <text:p>10,00 %</text:p>
          </table:table-cell>
          <table:table-cell table:style-name="ce162" table:formula="of:=TRUNC([.AL24]*[.C24]+[.AN23];-2)" office:value-type="float" office:value="21400" calcext:value-type="float">
            <text:p><text:s/>21 400 </text:p>
          </table:table-cell>
          <table:table-cell table:style-name="ce235" table:formula="of:=([.AL24]*[.C24]+[.AN23])-TRUNC([.AL24]*[.C24]+[.AN23];-2)" office:value-type="float" office:value="20" calcext:value-type="float">
            <text:p><text:s/>20 </text:p>
          </table:table-cell>
          <table:table-cell table:style-name="ce237" table:formula="of:=([.$H24]*[.O24])+[.AO23]" office:value-type="float" office:value="265.42" calcext:value-type="float">
            <text:p>265</text:p>
          </table:table-cell>
          <table:table-cell table:style-name="ce239" table:formula="of:=([.$H24]*[.P24])+[.AP23]" office:value-type="float" office:value="114.3" calcext:value-type="float">
            <text:p>114</text:p>
          </table:table-cell>
          <table:table-cell table:style-name="ce241" table:formula="of:=([.$H24]*[.Q24])+[.AQ23]" office:value-type="float" office:value="196.84" calcext:value-type="float">
            <text:p>197</text:p>
          </table:table-cell>
          <table:table-cell table:number-columns-repeated="981"/>
        </table:table-row>
        <table:table-row table:style-name="ro2">
          <table:table-cell table:style-name="ce32" table:formula="of:=[.A24]+1" office:value-type="float" office:value="2444" calcext:value-type="float">
            <text:p>2444</text:p>
          </table:table-cell>
          <table:table-cell table:style-name="ce152" table:formula="of:=[.C24]+[.AM24]" office:value-type="float" office:value="235300" calcext:value-type="float">
            <text:p><text:s/>235 300 </text:p>
          </table:table-cell>
          <table:table-cell table:style-name="ce156" table:formula="of:=[.B25]-[.V25]" office:value-type="float" office:value="235300" calcext:value-type="float">
            <text:p><text:s/>235 300 </text:p>
          </table:table-cell>
          <table:table-cell table:style-name="ce156" table:formula="of:=[.D24]+INT([.AC24])" office:value-type="float" office:value="181" calcext:value-type="float">
            <text:p><text:s/>181 </text:p>
          </table:table-cell>
          <table:table-cell table:style-name="ce162" table:formula="of:=MAX(INT([.C$4]*[.B25]/10000);1)" office:value-type="float" office:value="235" calcext:value-type="float">
            <text:p><text:s/>235 </text:p>
          </table:table-cell>
          <table:table-cell table:style-name="ce166" table:formula="of:=MAX(INT([.C$4]*[.C25]/10000);1)" office:value-type="float" office:value="235" calcext:value-type="float">
            <text:p><text:s/>235 </text:p>
          </table:table-cell>
          <table:table-cell table:style-name="ce170" table:formula="of:=INT([.C25]/[.C$3])+ROUNDUP(([.C$6]/10)*MIN([.D25];[.F25]);0)" office:value-type="float" office:value="416" calcext:value-type="float">
            <text:p><text:s/>416 </text:p>
          </table:table-cell>
          <table:table-cell table:style-name="ce176" table:formula="of:=[.H24]+INT([.AG24])" office:value-type="float" office:value="141" calcext:value-type="float">
            <text:p>141</text:p>
          </table:table-cell>
          <table:table-cell table:style-name="ce58" table:formula="of:=MAX(INT([.C$7]*[.B25]/10000);1)" office:value-type="float" office:value="141" calcext:value-type="float">
            <text:p>141</text:p>
          </table:table-cell>
          <table:table-cell table:style-name="ce58" table:formula="of:=MAX(INT([.C$7]*[.C25]/10000);1)" office:value-type="float" office:value="141" calcext:value-type="float">
            <text:p>141</text:p>
          </table:table-cell>
          <table:table-cell table:style-name="ce149" table:formula="of:=INT(([.C$9]/10)*MIN([.H25];INT([.B25]/[.C$7])))" office:value-type="float" office:value="141" calcext:value-type="float">
            <text:p>141</text:p>
          </table:table-cell>
          <table:table-cell table:style-name="ce183" table:formula="of:=[.L24]+[.R24]-[.W24]" office:value-type="float" office:value="707.42" calcext:value-type="float">
            <text:p>707</text:p>
          </table:table-cell>
          <table:table-cell table:style-name="ce186" table:formula="of:=[.M24]+[.S24]-[.X24]" office:value-type="float" office:value="515.3" calcext:value-type="float">
            <text:p>515</text:p>
          </table:table-cell>
          <table:table-cell table:style-name="ce189" table:formula="of:=[.N24]+[.T24]-[.Y24]-INT([.AC24]*[.H$3])" office:value-type="float" office:value="0.839999999999918" calcext:value-type="float">
            <text:p>1</text:p>
          </table:table-cell>
          <table:table-cell table:style-name="ce192" table:formula="of:=MAX(IF([.$H$6]=1;0.3;0.01);[.O$13]-INT([.AO24]/125)/100)" office:value-type="percentage" office:value="0.68" calcext:value-type="percentage">
            <text:p>68 %</text:p>
          </table:table-cell>
          <table:table-cell table:style-name="ce195" table:formula="of:=MAX(IF([.$H$6]=1;0.3;0.01);[.P$13]-INT([.AP24]/125)/100)" office:value-type="percentage" office:value="0.3" calcext:value-type="percentage">
            <text:p>30 %</text:p>
          </table:table-cell>
          <table:table-cell table:style-name="ce198" table:formula="of:=MAX(IF([.$H$6]=1;0.3;0.01);[.Q$13]-INT([.AQ24]/125)/100)" office:value-type="percentage" office:value="0.51" calcext:value-type="percentage">
            <text:p>51 %</text:p>
          </table:table-cell>
          <table:table-cell table:style-name="ce201" table:formula="of:=[.O25]*[.$K25]" office:value-type="float" office:value="95.88" calcext:value-type="float">
            <text:p>95,88</text:p>
          </table:table-cell>
          <table:table-cell table:style-name="ce204" table:formula="of:=[.P25]*[.$K25]" office:value-type="float" office:value="42.3" calcext:value-type="float">
            <text:p>42,30</text:p>
          </table:table-cell>
          <table:table-cell table:style-name="ce207" table:formula="of:=[.Q25]*[.$K25]" office:value-type="float" office:value="71.91" calcext:value-type="float">
            <text:p>71,9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25]&gt;[.G25];[.V25]&gt;[.B25];[.W25]&gt;[.L25]+[.R25];[.X25]&gt;[.M25]+[.S25];[.Y25]&gt;[.N25]+[.T25]);&quot;Too Many&quot;;&quot;&quot;)">
            <text:p/>
          </table:table-cell>
          <table:table-cell table:style-name="ce146" table:formula="of:=MAX(IF([.AH24]=0;([.G25]*(1-[.H$9]))+[.AD24];([.G25]*(1-[.H$9]))-([.C$8]-[.AH24]))-[.U25];0)" office:value-type="float" office:value="416" calcext:value-type="float">
            <text:p>416</text:p>
          </table:table-cell>
          <table:table-cell table:style-name="ce221" table:formula="of:=MIN([.H$7];MAX(0;[.E26]-[.D25]))" office:value-type="float" office:value="77" calcext:value-type="float">
            <text:p><text:s/>77,0 </text:p>
          </table:table-cell>
          <table:table-cell table:style-name="ce221" table:formula="of:=MIN([.AA25]/[.C$5];[.AB25];INT(([.N25]+[.T25]-[.Y25])/[.$H$3]))" office:value-type="float" office:value="18" calcext:value-type="float">
            <text:p><text:s/>18,0 </text:p>
          </table:table-cell>
          <table:table-cell table:style-name="ce223" table:formula="of:=ROUND(([.AC25]-INT([.AC25]))*[.C$5];0)" office:value-type="float" office:value="0" calcext:value-type="float">
            <text:p>0</text:p>
          </table:table-cell>
          <table:table-cell table:style-name="ce146" table:formula="of:=MAX([.AA25]-([.C$5]*[.AC25])+[.AH24];0)" office:value-type="float" office:value="236" calcext:value-type="float">
            <text:p>236</text:p>
          </table:table-cell>
          <table:table-cell table:style-name="ce221" table:formula="of:=MIN([.H$8];MAX(0;[.I26]-[.H25]))" office:value-type="float" office:value="14" calcext:value-type="float">
            <text:p><text:s/>14,0 </text:p>
          </table:table-cell>
          <table:table-cell table:style-name="ce221" table:formula="of:=MIN([.AF25];[.AE25]/[.C$8])" office:value-type="float" office:value="14" calcext:value-type="float">
            <text:p><text:s/>14,0 </text:p>
          </table:table-cell>
          <table:table-cell table:style-name="ce223" table:formula="of:=ROUND(([.AG25]-INT([.AG25]))*[.C$8];0)" office:value-type="float" office:value="0" calcext:value-type="float">
            <text:p>0</text:p>
          </table:table-cell>
          <table:table-cell table:style-name="ce225" table:formula="of:=([.AE25]-[.AG25]*[.C$8])+([.G26]*[.H$9])" office:value-type="float" office:value="166" calcext:value-type="float">
            <text:p><text:s/>166 </text:p>
          </table:table-cell>
          <table:table-cell table:style-name="ce166" table:formula="of:=[.AJ24]+[.AI25]" office:value-type="float" office:value="411" calcext:value-type="float">
            <text:p><text:s/>411 </text:p>
          </table:table-cell>
          <table:table-cell table:style-name="ce228" table:formula="of:=[.B25]/[.H$5]" office:value-type="percentage" office:value="0.2353" calcext:value-type="percentage">
            <text:p>23,53 %</text:p>
          </table:table-cell>
          <table:table-cell table:style-name="ce24" table:formula="of:=IF([.C25]*4&lt;=[.H$5];[.J$2];IF([.C25]&gt;=[.H$5];0;[.J$2]*POWER(([.H$5]-[.C25])/(0.75*[.H$5]);2)))" office:value-type="percentage" office:value="0.1" calcext:value-type="percentage">
            <text:p>10,00 %</text:p>
          </table:table-cell>
          <table:table-cell table:style-name="ce162" table:formula="of:=TRUNC([.AL25]*[.C25]+[.AN24];-2)" office:value-type="float" office:value="23500" calcext:value-type="float">
            <text:p><text:s/>23 500 </text:p>
          </table:table-cell>
          <table:table-cell table:style-name="ce235" table:formula="of:=([.AL25]*[.C25]+[.AN24])-TRUNC([.AL25]*[.C25]+[.AN24];-2)" office:value-type="float" office:value="50" calcext:value-type="float">
            <text:p><text:s/>50 </text:p>
          </table:table-cell>
          <table:table-cell table:style-name="ce237" table:formula="of:=([.$H25]*[.O25])+[.AO24]" office:value-type="float" office:value="361.3" calcext:value-type="float">
            <text:p>361</text:p>
          </table:table-cell>
          <table:table-cell table:style-name="ce239" table:formula="of:=([.$H25]*[.P25])+[.AP24]" office:value-type="float" office:value="156.6" calcext:value-type="float">
            <text:p>157</text:p>
          </table:table-cell>
          <table:table-cell table:style-name="ce241" table:formula="of:=([.$H25]*[.Q25])+[.AQ24]" office:value-type="float" office:value="268.75" calcext:value-type="float">
            <text:p>269</text:p>
          </table:table-cell>
          <table:table-cell table:number-columns-repeated="981"/>
        </table:table-row>
        <table:table-row table:style-name="ro2">
          <table:table-cell table:style-name="ce32" table:formula="of:=[.A25]+1" office:value-type="float" office:value="2445" calcext:value-type="float">
            <text:p>2445</text:p>
          </table:table-cell>
          <table:table-cell table:style-name="ce152" table:formula="of:=[.C25]+[.AM25]" office:value-type="float" office:value="258800" calcext:value-type="float">
            <text:p><text:s/>258 800 </text:p>
          </table:table-cell>
          <table:table-cell table:style-name="ce156" table:formula="of:=[.B26]-[.V26]" office:value-type="float" office:value="258800" calcext:value-type="float">
            <text:p><text:s/>258 800 </text:p>
          </table:table-cell>
          <table:table-cell table:style-name="ce156" table:formula="of:=[.D25]+INT([.AC25])" office:value-type="float" office:value="199" calcext:value-type="float">
            <text:p><text:s/>199 </text:p>
          </table:table-cell>
          <table:table-cell table:style-name="ce162" table:formula="of:=MAX(INT([.C$4]*[.B26]/10000);1)" office:value-type="float" office:value="258" calcext:value-type="float">
            <text:p><text:s/>258 </text:p>
          </table:table-cell>
          <table:table-cell table:style-name="ce166" table:formula="of:=MAX(INT([.C$4]*[.C26]/10000);1)" office:value-type="float" office:value="258" calcext:value-type="float">
            <text:p><text:s/>258 </text:p>
          </table:table-cell>
          <table:table-cell table:style-name="ce170" table:formula="of:=INT([.C26]/[.C$3])+ROUNDUP(([.C$6]/10)*MIN([.D26];[.F26]);0)" office:value-type="float" office:value="457" calcext:value-type="float">
            <text:p><text:s/>457 </text:p>
          </table:table-cell>
          <table:table-cell table:style-name="ce176" table:formula="of:=[.H25]+INT([.AG25])" office:value-type="float" office:value="155" calcext:value-type="float">
            <text:p>155</text:p>
          </table:table-cell>
          <table:table-cell table:style-name="ce58" table:formula="of:=MAX(INT([.C$7]*[.B26]/10000);1)" office:value-type="float" office:value="155" calcext:value-type="float">
            <text:p>155</text:p>
          </table:table-cell>
          <table:table-cell table:style-name="ce58" table:formula="of:=MAX(INT([.C$7]*[.C26]/10000);1)" office:value-type="float" office:value="155" calcext:value-type="float">
            <text:p>155</text:p>
          </table:table-cell>
          <table:table-cell table:style-name="ce149" table:formula="of:=INT(([.C$9]/10)*MIN([.H26];INT([.B26]/[.C$7])))" office:value-type="float" office:value="155" calcext:value-type="float">
            <text:p>155</text:p>
          </table:table-cell>
          <table:table-cell table:style-name="ce183" table:formula="of:=[.L25]+[.R25]-[.W25]" office:value-type="float" office:value="803.3" calcext:value-type="float">
            <text:p>803</text:p>
          </table:table-cell>
          <table:table-cell table:style-name="ce186" table:formula="of:=[.M25]+[.S25]-[.X25]" office:value-type="float" office:value="557.6" calcext:value-type="float">
            <text:p>558</text:p>
          </table:table-cell>
          <table:table-cell table:style-name="ce189" table:formula="of:=[.N25]+[.T25]-[.Y25]-INT([.AC25]*[.H$3])" office:value-type="float" office:value="0.749999999999915" calcext:value-type="float">
            <text:p>1</text:p>
          </table:table-cell>
          <table:table-cell table:style-name="ce192" table:formula="of:=MAX(IF([.$H$6]=1;0.3;0.01);[.O$13]-INT([.AO25]/125)/100)" office:value-type="percentage" office:value="0.68" calcext:value-type="percentage">
            <text:p>68 %</text:p>
          </table:table-cell>
          <table:table-cell table:style-name="ce195" table:formula="of:=MAX(IF([.$H$6]=1;0.3;0.01);[.P$13]-INT([.AP25]/125)/100)" office:value-type="percentage" office:value="0.3" calcext:value-type="percentage">
            <text:p>30 %</text:p>
          </table:table-cell>
          <table:table-cell table:style-name="ce198" table:formula="of:=MAX(IF([.$H$6]=1;0.3;0.01);[.Q$13]-INT([.AQ25]/125)/100)" office:value-type="percentage" office:value="0.5" calcext:value-type="percentage">
            <text:p>50 %</text:p>
          </table:table-cell>
          <table:table-cell table:style-name="ce201" table:formula="of:=[.O26]*[.$K26]" office:value-type="float" office:value="105.4" calcext:value-type="float">
            <text:p>105,40</text:p>
          </table:table-cell>
          <table:table-cell table:style-name="ce204" table:formula="of:=[.P26]*[.$K26]" office:value-type="float" office:value="46.5" calcext:value-type="float">
            <text:p>46,50</text:p>
          </table:table-cell>
          <table:table-cell table:style-name="ce207" table:formula="of:=[.Q26]*[.$K26]" office:value-type="float" office:value="77.5" calcext:value-type="float">
            <text:p>77,5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26]&gt;[.G26];[.V26]&gt;[.B26];[.W26]&gt;[.L26]+[.R26];[.X26]&gt;[.M26]+[.S26];[.Y26]&gt;[.N26]+[.T26]);&quot;Too Many&quot;;&quot;&quot;)">
            <text:p/>
          </table:table-cell>
          <table:table-cell table:style-name="ce146" table:formula="of:=MAX(IF([.AH25]=0;([.G26]*(1-[.H$9]))+[.AD25];([.G26]*(1-[.H$9]))-([.C$8]-[.AH25]))-[.U26];0)" office:value-type="float" office:value="457" calcext:value-type="float">
            <text:p>457</text:p>
          </table:table-cell>
          <table:table-cell table:style-name="ce221" table:formula="of:=MIN([.H$7];MAX(0;[.E27]-[.D26]))" office:value-type="float" office:value="85" calcext:value-type="float">
            <text:p><text:s/>85,0 </text:p>
          </table:table-cell>
          <table:table-cell table:style-name="ce221" table:formula="of:=MIN([.AA26]/[.C$5];[.AB26];INT(([.N26]+[.T26]-[.Y26])/[.$H$3]))" office:value-type="float" office:value="19" calcext:value-type="float">
            <text:p><text:s/>19,0 </text:p>
          </table:table-cell>
          <table:table-cell table:style-name="ce223" table:formula="of:=ROUND(([.AC26]-INT([.AC26]))*[.C$5];0)" office:value-type="float" office:value="0" calcext:value-type="float">
            <text:p>0</text:p>
          </table:table-cell>
          <table:table-cell table:style-name="ce146" table:formula="of:=MAX([.AA26]-([.C$5]*[.AC26])+[.AH25];0)" office:value-type="float" office:value="267" calcext:value-type="float">
            <text:p>267</text:p>
          </table:table-cell>
          <table:table-cell table:style-name="ce221" table:formula="of:=MIN([.H$8];MAX(0;[.I27]-[.H26]))" office:value-type="float" office:value="15" calcext:value-type="float">
            <text:p><text:s/>15,0 </text:p>
          </table:table-cell>
          <table:table-cell table:style-name="ce221" table:formula="of:=MIN([.AF26];[.AE26]/[.C$8])" office:value-type="float" office:value="15" calcext:value-type="float">
            <text:p><text:s/>15,0 </text:p>
          </table:table-cell>
          <table:table-cell table:style-name="ce223" table:formula="of:=ROUND(([.AG26]-INT([.AG26]))*[.C$8];0)" office:value-type="float" office:value="0" calcext:value-type="float">
            <text:p>0</text:p>
          </table:table-cell>
          <table:table-cell table:style-name="ce225" table:formula="of:=([.AE26]-[.AG26]*[.C$8])+([.G27]*[.H$9])" office:value-type="float" office:value="192" calcext:value-type="float">
            <text:p><text:s/>192 </text:p>
          </table:table-cell>
          <table:table-cell table:style-name="ce166" table:formula="of:=[.AJ25]+[.AI26]" office:value-type="float" office:value="603" calcext:value-type="float">
            <text:p><text:s/>603 </text:p>
          </table:table-cell>
          <table:table-cell table:style-name="ce228" table:formula="of:=[.B26]/[.H$5]" office:value-type="percentage" office:value="0.2588" calcext:value-type="percentage">
            <text:p>25,88 %</text:p>
          </table:table-cell>
          <table:table-cell table:style-name="ce24" table:formula="of:=IF([.C26]*4&lt;=[.H$5];[.J$2];IF([.C26]&gt;=[.H$5];0;[.J$2]*POWER(([.H$5]-[.C26])/(0.75*[.H$5]);2)))" office:value-type="percentage" office:value="0.0976671004444444" calcext:value-type="percentage">
            <text:p>9,77 %</text:p>
          </table:table-cell>
          <table:table-cell table:style-name="ce162" table:formula="of:=TRUNC([.AL26]*[.C26]+[.AN25];-2)" office:value-type="float" office:value="25300" calcext:value-type="float">
            <text:p><text:s/>25 300 </text:p>
          </table:table-cell>
          <table:table-cell table:style-name="ce235" table:formula="of:=([.AL26]*[.C26]+[.AN25])-TRUNC([.AL26]*[.C26]+[.AN25];-2)" office:value-type="float" office:value="26.2455950222175" calcext:value-type="float">
            <text:p><text:s/>26 </text:p>
          </table:table-cell>
          <table:table-cell table:style-name="ce237" table:formula="of:=([.$H26]*[.O26])+[.AO25]" office:value-type="float" office:value="466.7" calcext:value-type="float">
            <text:p>467</text:p>
          </table:table-cell>
          <table:table-cell table:style-name="ce239" table:formula="of:=([.$H26]*[.P26])+[.AP25]" office:value-type="float" office:value="203.1" calcext:value-type="float">
            <text:p>203</text:p>
          </table:table-cell>
          <table:table-cell table:style-name="ce241" table:formula="of:=([.$H26]*[.Q26])+[.AQ25]" office:value-type="float" office:value="346.25" calcext:value-type="float">
            <text:p>346</text:p>
          </table:table-cell>
          <table:table-cell table:number-columns-repeated="981"/>
        </table:table-row>
        <table:table-row table:style-name="ro2">
          <table:table-cell table:style-name="ce32" table:formula="of:=[.A26]+1" office:value-type="float" office:value="2446" calcext:value-type="float">
            <text:p>2446</text:p>
          </table:table-cell>
          <table:table-cell table:style-name="ce152" table:formula="of:=[.C26]+[.AM26]" office:value-type="float" office:value="284100" calcext:value-type="float">
            <text:p><text:s/>284 100 </text:p>
          </table:table-cell>
          <table:table-cell table:style-name="ce156" table:formula="of:=[.B27]-[.V27]" office:value-type="float" office:value="284100" calcext:value-type="float">
            <text:p><text:s/>284 100 </text:p>
          </table:table-cell>
          <table:table-cell table:style-name="ce156" table:formula="of:=[.D26]+INT([.AC26])" office:value-type="float" office:value="218" calcext:value-type="float">
            <text:p><text:s/>218 </text:p>
          </table:table-cell>
          <table:table-cell table:style-name="ce162" table:formula="of:=MAX(INT([.C$4]*[.B27]/10000);1)" office:value-type="float" office:value="284" calcext:value-type="float">
            <text:p><text:s/>284 </text:p>
          </table:table-cell>
          <table:table-cell table:style-name="ce166" table:formula="of:=MAX(INT([.C$4]*[.C27]/10000);1)" office:value-type="float" office:value="284" calcext:value-type="float">
            <text:p><text:s/>284 </text:p>
          </table:table-cell>
          <table:table-cell table:style-name="ce170" table:formula="of:=INT([.C27]/[.C$3])+ROUNDUP(([.C$6]/10)*MIN([.D27];[.F27]);0)" office:value-type="float" office:value="502" calcext:value-type="float">
            <text:p><text:s/>502 </text:p>
          </table:table-cell>
          <table:table-cell table:style-name="ce176" table:formula="of:=[.H26]+INT([.AG26])" office:value-type="float" office:value="170" calcext:value-type="float">
            <text:p>170</text:p>
          </table:table-cell>
          <table:table-cell table:style-name="ce58" table:formula="of:=MAX(INT([.C$7]*[.B27]/10000);1)" office:value-type="float" office:value="170" calcext:value-type="float">
            <text:p>170</text:p>
          </table:table-cell>
          <table:table-cell table:style-name="ce58" table:formula="of:=MAX(INT([.C$7]*[.C27]/10000);1)" office:value-type="float" office:value="170" calcext:value-type="float">
            <text:p>170</text:p>
          </table:table-cell>
          <table:table-cell table:style-name="ce149" table:formula="of:=INT(([.C$9]/10)*MIN([.H27];INT([.B27]/[.C$7])))" office:value-type="float" office:value="170" calcext:value-type="float">
            <text:p>170</text:p>
          </table:table-cell>
          <table:table-cell table:style-name="ce183" table:formula="of:=[.L26]+[.R26]-[.W26]" office:value-type="float" office:value="908.7" calcext:value-type="float">
            <text:p>909</text:p>
          </table:table-cell>
          <table:table-cell table:style-name="ce186" table:formula="of:=[.M26]+[.S26]-[.X26]" office:value-type="float" office:value="604.1" calcext:value-type="float">
            <text:p>604</text:p>
          </table:table-cell>
          <table:table-cell table:style-name="ce189" table:formula="of:=[.N26]+[.T26]-[.Y26]-INT([.AC26]*[.H$3])" office:value-type="float" office:value="2.24999999999991" calcext:value-type="float">
            <text:p>2</text:p>
          </table:table-cell>
          <table:table-cell table:style-name="ce192" table:formula="of:=MAX(IF([.$H$6]=1;0.3;0.01);[.O$13]-INT([.AO26]/125)/100)" office:value-type="percentage" office:value="0.67" calcext:value-type="percentage">
            <text:p>67 %</text:p>
          </table:table-cell>
          <table:table-cell table:style-name="ce195" table:formula="of:=MAX(IF([.$H$6]=1;0.3;0.01);[.P$13]-INT([.AP26]/125)/100)" office:value-type="percentage" office:value="0.3" calcext:value-type="percentage">
            <text:p>30 %</text:p>
          </table:table-cell>
          <table:table-cell table:style-name="ce198" table:formula="of:=MAX(IF([.$H$6]=1;0.3;0.01);[.Q$13]-INT([.AQ26]/125)/100)" office:value-type="percentage" office:value="0.5" calcext:value-type="percentage">
            <text:p>50 %</text:p>
          </table:table-cell>
          <table:table-cell table:style-name="ce201" table:formula="of:=[.O27]*[.$K27]" office:value-type="float" office:value="113.9" calcext:value-type="float">
            <text:p>113,90</text:p>
          </table:table-cell>
          <table:table-cell table:style-name="ce204" table:formula="of:=[.P27]*[.$K27]" office:value-type="float" office:value="51" calcext:value-type="float">
            <text:p>51,00</text:p>
          </table:table-cell>
          <table:table-cell table:style-name="ce207" table:formula="of:=[.Q27]*[.$K27]" office:value-type="float" office:value="85" calcext:value-type="float">
            <text:p>85,0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27]&gt;[.G27];[.V27]&gt;[.B27];[.W27]&gt;[.L27]+[.R27];[.X27]&gt;[.M27]+[.S27];[.Y27]&gt;[.N27]+[.T27]);&quot;Too Many&quot;;&quot;&quot;)">
            <text:p/>
          </table:table-cell>
          <table:table-cell table:style-name="ce146" table:formula="of:=MAX(IF([.AH26]=0;([.G27]*(1-[.H$9]))+[.AD26];([.G27]*(1-[.H$9]))-([.C$8]-[.AH26]))-[.U27];0)" office:value-type="float" office:value="502" calcext:value-type="float">
            <text:p>502</text:p>
          </table:table-cell>
          <table:table-cell table:style-name="ce221" table:formula="of:=MIN([.H$7];MAX(0;[.E28]-[.D27]))" office:value-type="float" office:value="92" calcext:value-type="float">
            <text:p><text:s/>92,0 </text:p>
          </table:table-cell>
          <table:table-cell table:style-name="ce221" table:formula="of:=MIN([.AA27]/[.C$5];[.AB27];INT(([.N27]+[.T27]-[.Y27])/[.$H$3]))" office:value-type="float" office:value="21" calcext:value-type="float">
            <text:p><text:s/>21,0 </text:p>
          </table:table-cell>
          <table:table-cell table:style-name="ce223" table:formula="of:=ROUND(([.AC27]-INT([.AC27]))*[.C$5];0)" office:value-type="float" office:value="0" calcext:value-type="float">
            <text:p>0</text:p>
          </table:table-cell>
          <table:table-cell table:style-name="ce146" table:formula="of:=MAX([.AA27]-([.C$5]*[.AC27])+[.AH26];0)" office:value-type="float" office:value="292" calcext:value-type="float">
            <text:p>292</text:p>
          </table:table-cell>
          <table:table-cell table:style-name="ce221" table:formula="of:=MIN([.H$8];MAX(0;[.I28]-[.H27]))" office:value-type="float" office:value="16" calcext:value-type="float">
            <text:p><text:s/>16,0 </text:p>
          </table:table-cell>
          <table:table-cell table:style-name="ce221" table:formula="of:=MIN([.AF27];[.AE27]/[.C$8])" office:value-type="float" office:value="16" calcext:value-type="float">
            <text:p><text:s/>16,0 </text:p>
          </table:table-cell>
          <table:table-cell table:style-name="ce223" table:formula="of:=ROUND(([.AG27]-INT([.AG27]))*[.C$8];0)" office:value-type="float" office:value="0" calcext:value-type="float">
            <text:p>0</text:p>
          </table:table-cell>
          <table:table-cell table:style-name="ce225" table:formula="of:=([.AE27]-[.AG27]*[.C$8])+([.G28]*[.H$9])" office:value-type="float" office:value="212" calcext:value-type="float">
            <text:p><text:s/>212 </text:p>
          </table:table-cell>
          <table:table-cell table:style-name="ce166" table:formula="of:=[.AJ26]+[.AI27]" office:value-type="float" office:value="815" calcext:value-type="float">
            <text:p><text:s/>815 </text:p>
          </table:table-cell>
          <table:table-cell table:style-name="ce228" table:formula="of:=[.B27]/[.H$5]" office:value-type="percentage" office:value="0.2841" calcext:value-type="percentage">
            <text:p>28,41 %</text:p>
          </table:table-cell>
          <table:table-cell table:style-name="ce24" table:formula="of:=IF([.C27]*4&lt;=[.H$5];[.J$2];IF([.C27]&gt;=[.H$5];0;[.J$2]*POWER(([.H$5]-[.C27])/(0.75*[.H$5]);2)))" office:value-type="percentage" office:value="0.0911133884444445" calcext:value-type="percentage">
            <text:p>9,11 %</text:p>
          </table:table-cell>
          <table:table-cell table:style-name="ce162" table:formula="of:=TRUNC([.AL27]*[.C27]+[.AN26];-2)" office:value-type="float" office:value="25900" calcext:value-type="float">
            <text:p><text:s/>25 900 </text:p>
          </table:table-cell>
          <table:table-cell table:style-name="ce235" table:formula="of:=([.AL27]*[.C27]+[.AN26])-TRUNC([.AL27]*[.C27]+[.AN26];-2)" office:value-type="float" office:value="11.5592520888822" calcext:value-type="float">
            <text:p><text:s/>12 </text:p>
          </table:table-cell>
          <table:table-cell table:style-name="ce237" table:formula="of:=([.$H27]*[.O27])+[.AO26]" office:value-type="float" office:value="580.6" calcext:value-type="float">
            <text:p>581</text:p>
          </table:table-cell>
          <table:table-cell table:style-name="ce239" table:formula="of:=([.$H27]*[.P27])+[.AP26]" office:value-type="float" office:value="254.1" calcext:value-type="float">
            <text:p>254</text:p>
          </table:table-cell>
          <table:table-cell table:style-name="ce241" table:formula="of:=([.$H27]*[.Q27])+[.AQ26]" office:value-type="float" office:value="431.25" calcext:value-type="float">
            <text:p>431</text:p>
          </table:table-cell>
          <table:table-cell table:number-columns-repeated="981"/>
        </table:table-row>
        <table:table-row table:style-name="ro2">
          <table:table-cell table:style-name="ce32" table:formula="of:=[.A27]+1" office:value-type="float" office:value="2447" calcext:value-type="float">
            <text:p>2447</text:p>
          </table:table-cell>
          <table:table-cell table:style-name="ce152" table:formula="of:=[.C27]+[.AM27]" office:value-type="float" office:value="310000" calcext:value-type="float">
            <text:p><text:s/>310 000 </text:p>
          </table:table-cell>
          <table:table-cell table:style-name="ce156" table:formula="of:=[.B28]-[.V28]" office:value-type="float" office:value="310000" calcext:value-type="float">
            <text:p><text:s/>310 000 </text:p>
          </table:table-cell>
          <table:table-cell table:style-name="ce156" table:formula="of:=[.D27]+INT([.AC27])" office:value-type="float" office:value="239" calcext:value-type="float">
            <text:p><text:s/>239 </text:p>
          </table:table-cell>
          <table:table-cell table:style-name="ce162" table:formula="of:=MAX(INT([.C$4]*[.B28]/10000);1)" office:value-type="float" office:value="310" calcext:value-type="float">
            <text:p><text:s/>310 </text:p>
          </table:table-cell>
          <table:table-cell table:style-name="ce166" table:formula="of:=MAX(INT([.C$4]*[.C28]/10000);1)" office:value-type="float" office:value="310" calcext:value-type="float">
            <text:p><text:s/>310 </text:p>
          </table:table-cell>
          <table:table-cell table:style-name="ce170" table:formula="of:=INT([.C28]/[.C$3])+ROUNDUP(([.C$6]/10)*MIN([.D28];[.F28]);0)" office:value-type="float" office:value="549" calcext:value-type="float">
            <text:p><text:s/>549 </text:p>
          </table:table-cell>
          <table:table-cell table:style-name="ce176" table:formula="of:=[.H27]+INT([.AG27])" office:value-type="float" office:value="186" calcext:value-type="float">
            <text:p>186</text:p>
          </table:table-cell>
          <table:table-cell table:style-name="ce58" table:formula="of:=MAX(INT([.C$7]*[.B28]/10000);1)" office:value-type="float" office:value="186" calcext:value-type="float">
            <text:p>186</text:p>
          </table:table-cell>
          <table:table-cell table:style-name="ce58" table:formula="of:=MAX(INT([.C$7]*[.C28]/10000);1)" office:value-type="float" office:value="186" calcext:value-type="float">
            <text:p>186</text:p>
          </table:table-cell>
          <table:table-cell table:style-name="ce149" table:formula="of:=INT(([.C$9]/10)*MIN([.H28];INT([.B28]/[.C$7])))" office:value-type="float" office:value="186" calcext:value-type="float">
            <text:p>186</text:p>
          </table:table-cell>
          <table:table-cell table:style-name="ce183" table:formula="of:=[.L27]+[.R27]-[.W27]" office:value-type="float" office:value="1022.6" calcext:value-type="float">
            <text:p>1023</text:p>
          </table:table-cell>
          <table:table-cell table:style-name="ce186" table:formula="of:=[.M27]+[.S27]-[.X27]" office:value-type="float" office:value="655.1" calcext:value-type="float">
            <text:p>655</text:p>
          </table:table-cell>
          <table:table-cell table:style-name="ce189" table:formula="of:=[.N27]+[.T27]-[.Y27]-INT([.AC27]*[.H$3])" office:value-type="float" office:value="3.24999999999991" calcext:value-type="float">
            <text:p>3</text:p>
          </table:table-cell>
          <table:table-cell table:style-name="ce192" table:formula="of:=MAX(IF([.$H$6]=1;0.3;0.01);[.O$13]-INT([.AO27]/125)/100)" office:value-type="percentage" office:value="0.66" calcext:value-type="percentage">
            <text:p>66 %</text:p>
          </table:table-cell>
          <table:table-cell table:style-name="ce195" table:formula="of:=MAX(IF([.$H$6]=1;0.3;0.01);[.P$13]-INT([.AP27]/125)/100)" office:value-type="percentage" office:value="0.3" calcext:value-type="percentage">
            <text:p>30 %</text:p>
          </table:table-cell>
          <table:table-cell table:style-name="ce198" table:formula="of:=MAX(IF([.$H$6]=1;0.3;0.01);[.Q$13]-INT([.AQ27]/125)/100)" office:value-type="percentage" office:value="0.49" calcext:value-type="percentage">
            <text:p>49 %</text:p>
          </table:table-cell>
          <table:table-cell table:style-name="ce201" table:formula="of:=[.O28]*[.$K28]" office:value-type="float" office:value="122.76" calcext:value-type="float">
            <text:p>122,76</text:p>
          </table:table-cell>
          <table:table-cell table:style-name="ce204" table:formula="of:=[.P28]*[.$K28]" office:value-type="float" office:value="55.8" calcext:value-type="float">
            <text:p>55,80</text:p>
          </table:table-cell>
          <table:table-cell table:style-name="ce207" table:formula="of:=[.Q28]*[.$K28]" office:value-type="float" office:value="91.14" calcext:value-type="float">
            <text:p>91,14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28]&gt;[.G28];[.V28]&gt;[.B28];[.W28]&gt;[.L28]+[.R28];[.X28]&gt;[.M28]+[.S28];[.Y28]&gt;[.N28]+[.T28]);&quot;Too Many&quot;;&quot;&quot;)">
            <text:p/>
          </table:table-cell>
          <table:table-cell table:style-name="ce146" table:formula="of:=MAX(IF([.AH27]=0;([.G28]*(1-[.H$9]))+[.AD27];([.G28]*(1-[.H$9]))-([.C$8]-[.AH27]))-[.U28];0)" office:value-type="float" office:value="549" calcext:value-type="float">
            <text:p>549</text:p>
          </table:table-cell>
          <table:table-cell table:style-name="ce221" table:formula="of:=MIN([.H$7];MAX(0;[.E29]-[.D28]))" office:value-type="float" office:value="97" calcext:value-type="float">
            <text:p><text:s/>97,0 </text:p>
          </table:table-cell>
          <table:table-cell table:style-name="ce221" table:formula="of:=MIN([.AA28]/[.C$5];[.AB28];INT(([.N28]+[.T28]-[.Y28])/[.$H$3]))" office:value-type="float" office:value="23" calcext:value-type="float">
            <text:p><text:s/>23,0 </text:p>
          </table:table-cell>
          <table:table-cell table:style-name="ce223" table:formula="of:=ROUND(([.AC28]-INT([.AC28]))*[.C$5];0)" office:value-type="float" office:value="0" calcext:value-type="float">
            <text:p>0</text:p>
          </table:table-cell>
          <table:table-cell table:style-name="ce146" table:formula="of:=MAX([.AA28]-([.C$5]*[.AC28])+[.AH27];0)" office:value-type="float" office:value="319" calcext:value-type="float">
            <text:p>319</text:p>
          </table:table-cell>
          <table:table-cell table:style-name="ce221" table:formula="of:=MIN([.H$8];MAX(0;[.I29]-[.H28]))" office:value-type="float" office:value="15" calcext:value-type="float">
            <text:p><text:s/>15,0 </text:p>
          </table:table-cell>
          <table:table-cell table:style-name="ce221" table:formula="of:=MIN([.AF28];[.AE28]/[.C$8])" office:value-type="float" office:value="15" calcext:value-type="float">
            <text:p><text:s/>15,0 </text:p>
          </table:table-cell>
          <table:table-cell table:style-name="ce223" table:formula="of:=ROUND(([.AG28]-INT([.AG28]))*[.C$8];0)" office:value-type="float" office:value="0" calcext:value-type="float">
            <text:p>0</text:p>
          </table:table-cell>
          <table:table-cell table:style-name="ce225" table:formula="of:=([.AE28]-[.AG28]*[.C$8])+([.G29]*[.H$9])" office:value-type="float" office:value="244" calcext:value-type="float">
            <text:p><text:s/>244 </text:p>
          </table:table-cell>
          <table:table-cell table:style-name="ce166" table:formula="of:=[.AJ27]+[.AI28]" office:value-type="float" office:value="1059" calcext:value-type="float">
            <text:p><text:s/>1 059 </text:p>
          </table:table-cell>
          <table:table-cell table:style-name="ce228" table:formula="of:=[.B28]/[.H$5]" office:value-type="percentage" office:value="0.31" calcext:value-type="percentage">
            <text:p>31,00 %</text:p>
          </table:table-cell>
          <table:table-cell table:style-name="ce24" table:formula="of:=IF([.C28]*4&lt;=[.H$5];[.J$2];IF([.C28]&gt;=[.H$5];0;[.J$2]*POWER(([.H$5]-[.C28])/(0.75*[.H$5]);2)))" office:value-type="percentage" office:value="0.08464" calcext:value-type="percentage">
            <text:p>8,46 %</text:p>
          </table:table-cell>
          <table:table-cell table:style-name="ce162" table:formula="of:=TRUNC([.AL28]*[.C28]+[.AN27];-2)" office:value-type="float" office:value="26200" calcext:value-type="float">
            <text:p><text:s/>26 200 </text:p>
          </table:table-cell>
          <table:table-cell table:style-name="ce235" table:formula="of:=([.AL28]*[.C28]+[.AN27])-TRUNC([.AL28]*[.C28]+[.AN27];-2)" office:value-type="float" office:value="49.9592520888837" calcext:value-type="float">
            <text:p><text:s/>50 </text:p>
          </table:table-cell>
          <table:table-cell table:style-name="ce237" table:formula="of:=([.$H28]*[.O28])+[.AO27]" office:value-type="float" office:value="703.36" calcext:value-type="float">
            <text:p>703</text:p>
          </table:table-cell>
          <table:table-cell table:style-name="ce239" table:formula="of:=([.$H28]*[.P28])+[.AP27]" office:value-type="float" office:value="309.9" calcext:value-type="float">
            <text:p>310</text:p>
          </table:table-cell>
          <table:table-cell table:style-name="ce241" table:formula="of:=([.$H28]*[.Q28])+[.AQ27]" office:value-type="float" office:value="522.39" calcext:value-type="float">
            <text:p>522</text:p>
          </table:table-cell>
          <table:table-cell table:number-columns-repeated="981"/>
        </table:table-row>
        <table:table-row table:style-name="ro2">
          <table:table-cell table:style-name="ce32" table:formula="of:=[.A28]+1" office:value-type="float" office:value="2448" calcext:value-type="float">
            <text:p>2448</text:p>
          </table:table-cell>
          <table:table-cell table:style-name="ce152" table:formula="of:=[.C28]+[.AM28]" office:value-type="float" office:value="336200" calcext:value-type="float">
            <text:p><text:s/>336 200 </text:p>
          </table:table-cell>
          <table:table-cell table:style-name="ce156" table:formula="of:=[.B29]-[.V29]" office:value-type="float" office:value="336200" calcext:value-type="float">
            <text:p><text:s/>336 200 </text:p>
          </table:table-cell>
          <table:table-cell table:style-name="ce156" table:formula="of:=[.D28]+INT([.AC28])" office:value-type="float" office:value="262" calcext:value-type="float">
            <text:p><text:s/>262 </text:p>
          </table:table-cell>
          <table:table-cell table:style-name="ce162" table:formula="of:=MAX(INT([.C$4]*[.B29]/10000);1)" office:value-type="float" office:value="336" calcext:value-type="float">
            <text:p><text:s/>336 </text:p>
          </table:table-cell>
          <table:table-cell table:style-name="ce166" table:formula="of:=MAX(INT([.C$4]*[.C29]/10000);1)" office:value-type="float" office:value="336" calcext:value-type="float">
            <text:p><text:s/>336 </text:p>
          </table:table-cell>
          <table:table-cell table:style-name="ce170" table:formula="of:=INT([.C29]/[.C$3])+ROUNDUP(([.C$6]/10)*MIN([.D29];[.F29]);0)" office:value-type="float" office:value="598" calcext:value-type="float">
            <text:p><text:s/>598 </text:p>
          </table:table-cell>
          <table:table-cell table:style-name="ce176" table:formula="of:=[.H28]+INT([.AG28])" office:value-type="float" office:value="201" calcext:value-type="float">
            <text:p>201</text:p>
          </table:table-cell>
          <table:table-cell table:style-name="ce58" table:formula="of:=MAX(INT([.C$7]*[.B29]/10000);1)" office:value-type="float" office:value="201" calcext:value-type="float">
            <text:p>201</text:p>
          </table:table-cell>
          <table:table-cell table:style-name="ce58" table:formula="of:=MAX(INT([.C$7]*[.C29]/10000);1)" office:value-type="float" office:value="201" calcext:value-type="float">
            <text:p>201</text:p>
          </table:table-cell>
          <table:table-cell table:style-name="ce149" table:formula="of:=INT(([.C$9]/10)*MIN([.H29];INT([.B29]/[.C$7])))" office:value-type="float" office:value="201" calcext:value-type="float">
            <text:p>201</text:p>
          </table:table-cell>
          <table:table-cell table:style-name="ce183" table:formula="of:=[.L28]+[.R28]-[.W28]" office:value-type="float" office:value="1145.36" calcext:value-type="float">
            <text:p>1145</text:p>
          </table:table-cell>
          <table:table-cell table:style-name="ce186" table:formula="of:=[.M28]+[.S28]-[.X28]" office:value-type="float" office:value="710.9" calcext:value-type="float">
            <text:p>711</text:p>
          </table:table-cell>
          <table:table-cell table:style-name="ce189" table:formula="of:=[.N28]+[.T28]-[.Y28]-INT([.AC28]*[.H$3])" office:value-type="float" office:value="2.38999999999992" calcext:value-type="float">
            <text:p>2</text:p>
          </table:table-cell>
          <table:table-cell table:style-name="ce192" table:formula="of:=MAX(IF([.$H$6]=1;0.3;0.01);[.O$13]-INT([.AO28]/125)/100)" office:value-type="percentage" office:value="0.65" calcext:value-type="percentage">
            <text:p>65 %</text:p>
          </table:table-cell>
          <table:table-cell table:style-name="ce195" table:formula="of:=MAX(IF([.$H$6]=1;0.3;0.01);[.P$13]-INT([.AP28]/125)/100)" office:value-type="percentage" office:value="0.3" calcext:value-type="percentage">
            <text:p>30 %</text:p>
          </table:table-cell>
          <table:table-cell table:style-name="ce198" table:formula="of:=MAX(IF([.$H$6]=1;0.3;0.01);[.Q$13]-INT([.AQ28]/125)/100)" office:value-type="percentage" office:value="0.48" calcext:value-type="percentage">
            <text:p>48 %</text:p>
          </table:table-cell>
          <table:table-cell table:style-name="ce201" table:formula="of:=[.O29]*[.$K29]" office:value-type="float" office:value="130.65" calcext:value-type="float">
            <text:p>130,65</text:p>
          </table:table-cell>
          <table:table-cell table:style-name="ce204" table:formula="of:=[.P29]*[.$K29]" office:value-type="float" office:value="60.3" calcext:value-type="float">
            <text:p>60,30</text:p>
          </table:table-cell>
          <table:table-cell table:style-name="ce207" table:formula="of:=[.Q29]*[.$K29]" office:value-type="float" office:value="96.48" calcext:value-type="float">
            <text:p>96,48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29]&gt;[.G29];[.V29]&gt;[.B29];[.W29]&gt;[.L29]+[.R29];[.X29]&gt;[.M29]+[.S29];[.Y29]&gt;[.N29]+[.T29]);&quot;Too Many&quot;;&quot;&quot;)">
            <text:p/>
          </table:table-cell>
          <table:table-cell table:style-name="ce146" table:formula="of:=MAX(IF([.AH28]=0;([.G29]*(1-[.H$9]))+[.AD28];([.G29]*(1-[.H$9]))-([.C$8]-[.AH28]))-[.U29];0)" office:value-type="float" office:value="598" calcext:value-type="float">
            <text:p>598</text:p>
          </table:table-cell>
          <table:table-cell table:style-name="ce221" table:formula="of:=MIN([.H$7];MAX(0;[.E30]-[.D29]))" office:value-type="float" office:value="100" calcext:value-type="float">
            <text:p><text:s/>100,0 </text:p>
          </table:table-cell>
          <table:table-cell table:style-name="ce221" table:formula="of:=MIN([.AA29]/[.C$5];[.AB29];INT(([.N29]+[.T29]-[.Y29])/[.$H$3]))" office:value-type="float" office:value="24" calcext:value-type="float">
            <text:p><text:s/>24,0 </text:p>
          </table:table-cell>
          <table:table-cell table:style-name="ce223" table:formula="of:=ROUND(([.AC29]-INT([.AC29]))*[.C$5];0)" office:value-type="float" office:value="0" calcext:value-type="float">
            <text:p>0</text:p>
          </table:table-cell>
          <table:table-cell table:style-name="ce146" table:formula="of:=MAX([.AA29]-([.C$5]*[.AC29])+[.AH28];0)" office:value-type="float" office:value="358" calcext:value-type="float">
            <text:p>358</text:p>
          </table:table-cell>
          <table:table-cell table:style-name="ce221" table:formula="of:=MIN([.H$8];MAX(0;[.I30]-[.H29]))" office:value-type="float" office:value="16" calcext:value-type="float">
            <text:p><text:s/>16,0 </text:p>
          </table:table-cell>
          <table:table-cell table:style-name="ce221" table:formula="of:=MIN([.AF29];[.AE29]/[.C$8])" office:value-type="float" office:value="16" calcext:value-type="float">
            <text:p><text:s/>16,0 </text:p>
          </table:table-cell>
          <table:table-cell table:style-name="ce223" table:formula="of:=ROUND(([.AG29]-INT([.AG29]))*[.C$8];0)" office:value-type="float" office:value="0" calcext:value-type="float">
            <text:p>0</text:p>
          </table:table-cell>
          <table:table-cell table:style-name="ce225" table:formula="of:=([.AE29]-[.AG29]*[.C$8])+([.G30]*[.H$9])" office:value-type="float" office:value="278" calcext:value-type="float">
            <text:p><text:s/>278 </text:p>
          </table:table-cell>
          <table:table-cell table:style-name="ce166" table:formula="of:=[.AJ28]+[.AI29]" office:value-type="float" office:value="1337" calcext:value-type="float">
            <text:p><text:s/>1 337 </text:p>
          </table:table-cell>
          <table:table-cell table:style-name="ce228" table:formula="of:=[.B29]/[.H$5]" office:value-type="percentage" office:value="0.3362" calcext:value-type="percentage">
            <text:p>33,62 %</text:p>
          </table:table-cell>
          <table:table-cell table:style-name="ce24" table:formula="of:=IF([.C29]*4&lt;=[.H$5];[.J$2];IF([.C29]&gt;=[.H$5];0;[.J$2]*POWER(([.H$5]-[.C29])/(0.75*[.H$5]);2)))" office:value-type="percentage" office:value="0.0783343004444444" calcext:value-type="percentage">
            <text:p>7,83 %</text:p>
          </table:table-cell>
          <table:table-cell table:style-name="ce162" table:formula="of:=TRUNC([.AL29]*[.C29]+[.AN28];-2)" office:value-type="float" office:value="26300" calcext:value-type="float">
            <text:p><text:s/>26 300 </text:p>
          </table:table-cell>
          <table:table-cell table:style-name="ce235" table:formula="of:=([.AL29]*[.C29]+[.AN28])-TRUNC([.AL29]*[.C29]+[.AN28];-2)" office:value-type="float" office:value="85.9510615111067" calcext:value-type="float">
            <text:p><text:s/>86 </text:p>
          </table:table-cell>
          <table:table-cell table:style-name="ce237" table:formula="of:=([.$H29]*[.O29])+[.AO28]" office:value-type="float" office:value="834.01" calcext:value-type="float">
            <text:p>834</text:p>
          </table:table-cell>
          <table:table-cell table:style-name="ce239" table:formula="of:=([.$H29]*[.P29])+[.AP28]" office:value-type="float" office:value="370.2" calcext:value-type="float">
            <text:p>370</text:p>
          </table:table-cell>
          <table:table-cell table:style-name="ce241" table:formula="of:=([.$H29]*[.Q29])+[.AQ28]" office:value-type="float" office:value="618.87" calcext:value-type="float">
            <text:p>619</text:p>
          </table:table-cell>
          <table:table-cell table:number-columns-repeated="981"/>
        </table:table-row>
        <table:table-row table:style-name="ro2">
          <table:table-cell table:style-name="ce32" table:formula="of:=[.A29]+1" office:value-type="float" office:value="2449" calcext:value-type="float">
            <text:p>2449</text:p>
          </table:table-cell>
          <table:table-cell table:style-name="ce152" table:formula="of:=[.C29]+[.AM29]" office:value-type="float" office:value="362500" calcext:value-type="float">
            <text:p><text:s/>362 500 </text:p>
          </table:table-cell>
          <table:table-cell table:style-name="ce156" table:formula="of:=[.B30]-[.V30]" office:value-type="float" office:value="362500" calcext:value-type="float">
            <text:p><text:s/>362 500 </text:p>
          </table:table-cell>
          <table:table-cell table:style-name="ce156" table:formula="of:=[.D29]+INT([.AC29])" office:value-type="float" office:value="286" calcext:value-type="float">
            <text:p><text:s/>286 </text:p>
          </table:table-cell>
          <table:table-cell table:style-name="ce162" table:formula="of:=MAX(INT([.C$4]*[.B30]/10000);1)" office:value-type="float" office:value="362" calcext:value-type="float">
            <text:p><text:s/>362 </text:p>
          </table:table-cell>
          <table:table-cell table:style-name="ce166" table:formula="of:=MAX(INT([.C$4]*[.C30]/10000);1)" office:value-type="float" office:value="362" calcext:value-type="float">
            <text:p><text:s/>362 </text:p>
          </table:table-cell>
          <table:table-cell table:style-name="ce170" table:formula="of:=INT([.C30]/[.C$3])+ROUNDUP(([.C$6]/10)*MIN([.D30];[.F30]);0)" office:value-type="float" office:value="648" calcext:value-type="float">
            <text:p><text:s/>648 </text:p>
          </table:table-cell>
          <table:table-cell table:style-name="ce176" table:formula="of:=[.H29]+INT([.AG29])" office:value-type="float" office:value="217" calcext:value-type="float">
            <text:p>217</text:p>
          </table:table-cell>
          <table:table-cell table:style-name="ce58" table:formula="of:=MAX(INT([.C$7]*[.B30]/10000);1)" office:value-type="float" office:value="217" calcext:value-type="float">
            <text:p>217</text:p>
          </table:table-cell>
          <table:table-cell table:style-name="ce58" table:formula="of:=MAX(INT([.C$7]*[.C30]/10000);1)" office:value-type="float" office:value="217" calcext:value-type="float">
            <text:p>217</text:p>
          </table:table-cell>
          <table:table-cell table:style-name="ce149" table:formula="of:=INT(([.C$9]/10)*MIN([.H30];INT([.B30]/[.C$7])))" office:value-type="float" office:value="217" calcext:value-type="float">
            <text:p>217</text:p>
          </table:table-cell>
          <table:table-cell table:style-name="ce183" table:formula="of:=[.L29]+[.R29]-[.W29]" office:value-type="float" office:value="1276.01" calcext:value-type="float">
            <text:p>1276</text:p>
          </table:table-cell>
          <table:table-cell table:style-name="ce186" table:formula="of:=[.M29]+[.S29]-[.X29]" office:value-type="float" office:value="771.2" calcext:value-type="float">
            <text:p>771</text:p>
          </table:table-cell>
          <table:table-cell table:style-name="ce189" table:formula="of:=[.N29]+[.T29]-[.Y29]-INT([.AC29]*[.H$3])" office:value-type="float" office:value="2.86999999999992" calcext:value-type="float">
            <text:p>3</text:p>
          </table:table-cell>
          <table:table-cell table:style-name="ce192" table:formula="of:=MAX(IF([.$H$6]=1;0.3;0.01);[.O$13]-INT([.AO29]/125)/100)" office:value-type="percentage" office:value="0.64" calcext:value-type="percentage">
            <text:p>64 %</text:p>
          </table:table-cell>
          <table:table-cell table:style-name="ce195" table:formula="of:=MAX(IF([.$H$6]=1;0.3;0.01);[.P$13]-INT([.AP29]/125)/100)" office:value-type="percentage" office:value="0.3" calcext:value-type="percentage">
            <text:p>30 %</text:p>
          </table:table-cell>
          <table:table-cell table:style-name="ce198" table:formula="of:=MAX(IF([.$H$6]=1;0.3;0.01);[.Q$13]-INT([.AQ29]/125)/100)" office:value-type="percentage" office:value="0.48" calcext:value-type="percentage">
            <text:p>48 %</text:p>
          </table:table-cell>
          <table:table-cell table:style-name="ce201" table:formula="of:=[.O30]*[.$K30]" office:value-type="float" office:value="138.88" calcext:value-type="float">
            <text:p>138,88</text:p>
          </table:table-cell>
          <table:table-cell table:style-name="ce204" table:formula="of:=[.P30]*[.$K30]" office:value-type="float" office:value="65.1" calcext:value-type="float">
            <text:p>65,10</text:p>
          </table:table-cell>
          <table:table-cell table:style-name="ce207" table:formula="of:=[.Q30]*[.$K30]" office:value-type="float" office:value="104.16" calcext:value-type="float">
            <text:p>104,16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30]&gt;[.G30];[.V30]&gt;[.B30];[.W30]&gt;[.L30]+[.R30];[.X30]&gt;[.M30]+[.S30];[.Y30]&gt;[.N30]+[.T30]);&quot;Too Many&quot;;&quot;&quot;)">
            <text:p/>
          </table:table-cell>
          <table:table-cell table:style-name="ce146" table:formula="of:=MAX(IF([.AH29]=0;([.G30]*(1-[.H$9]))+[.AD29];([.G30]*(1-[.H$9]))-([.C$8]-[.AH29]))-[.U30];0)" office:value-type="float" office:value="648" calcext:value-type="float">
            <text:p>648</text:p>
          </table:table-cell>
          <table:table-cell table:style-name="ce221" table:formula="of:=MIN([.H$7];MAX(0;[.E31]-[.D30]))" office:value-type="float" office:value="102" calcext:value-type="float">
            <text:p><text:s/>102,0 </text:p>
          </table:table-cell>
          <table:table-cell table:style-name="ce221" table:formula="of:=MIN([.AA30]/[.C$5];[.AB30];INT(([.N30]+[.T30]-[.Y30])/[.$H$3]))" office:value-type="float" office:value="26" calcext:value-type="float">
            <text:p><text:s/>26,0 </text:p>
          </table:table-cell>
          <table:table-cell table:style-name="ce223" table:formula="of:=ROUND(([.AC30]-INT([.AC30]))*[.C$5];0)" office:value-type="float" office:value="0" calcext:value-type="float">
            <text:p>0</text:p>
          </table:table-cell>
          <table:table-cell table:style-name="ce146" table:formula="of:=MAX([.AA30]-([.C$5]*[.AC30])+[.AH29];0)" office:value-type="float" office:value="388" calcext:value-type="float">
            <text:p>388</text:p>
          </table:table-cell>
          <table:table-cell table:style-name="ce221" table:formula="of:=MIN([.H$8];MAX(0;[.I31]-[.H30]))" office:value-type="float" office:value="16" calcext:value-type="float">
            <text:p><text:s/>16,0 </text:p>
          </table:table-cell>
          <table:table-cell table:style-name="ce221" table:formula="of:=MIN([.AF30];[.AE30]/[.C$8])" office:value-type="float" office:value="16" calcext:value-type="float">
            <text:p><text:s/>16,0 </text:p>
          </table:table-cell>
          <table:table-cell table:style-name="ce223" table:formula="of:=ROUND(([.AG30]-INT([.AG30]))*[.C$8];0)" office:value-type="float" office:value="0" calcext:value-type="float">
            <text:p>0</text:p>
          </table:table-cell>
          <table:table-cell table:style-name="ce225" table:formula="of:=([.AE30]-[.AG30]*[.C$8])+([.G31]*[.H$9])" office:value-type="float" office:value="308" calcext:value-type="float">
            <text:p><text:s/>308 </text:p>
          </table:table-cell>
          <table:table-cell table:style-name="ce166" table:formula="of:=[.AJ29]+[.AI30]" office:value-type="float" office:value="1645" calcext:value-type="float">
            <text:p><text:s/>1 645 </text:p>
          </table:table-cell>
          <table:table-cell table:style-name="ce228" table:formula="of:=[.B30]/[.H$5]" office:value-type="percentage" office:value="0.3625" calcext:value-type="percentage">
            <text:p>36,25 %</text:p>
          </table:table-cell>
          <table:table-cell table:style-name="ce24" table:formula="of:=IF([.C30]*4&lt;=[.H$5];[.J$2];IF([.C30]&gt;=[.H$5];0;[.J$2]*POWER(([.H$5]-[.C30])/(0.75*[.H$5]);2)))" office:value-type="percentage" office:value="0.07225" calcext:value-type="percentage">
            <text:p>7,23 %</text:p>
          </table:table-cell>
          <table:table-cell table:style-name="ce162" table:formula="of:=TRUNC([.AL30]*[.C30]+[.AN29];-2)" office:value-type="float" office:value="26200" calcext:value-type="float">
            <text:p><text:s/>26 200 </text:p>
          </table:table-cell>
          <table:table-cell table:style-name="ce235" table:formula="of:=([.AL30]*[.C30]+[.AN29])-TRUNC([.AL30]*[.C30]+[.AN29];-2)" office:value-type="float" office:value="76.576061511103" calcext:value-type="float">
            <text:p><text:s/>77 </text:p>
          </table:table-cell>
          <table:table-cell table:style-name="ce237" table:formula="of:=([.$H30]*[.O30])+[.AO29]" office:value-type="float" office:value="972.89" calcext:value-type="float">
            <text:p>973</text:p>
          </table:table-cell>
          <table:table-cell table:style-name="ce239" table:formula="of:=([.$H30]*[.P30])+[.AP29]" office:value-type="float" office:value="435.3" calcext:value-type="float">
            <text:p>435</text:p>
          </table:table-cell>
          <table:table-cell table:style-name="ce241" table:formula="of:=([.$H30]*[.Q30])+[.AQ29]" office:value-type="float" office:value="723.03" calcext:value-type="float">
            <text:p>723</text:p>
          </table:table-cell>
          <table:table-cell table:number-columns-repeated="981"/>
        </table:table-row>
        <table:table-row table:style-name="ro2">
          <table:table-cell table:style-name="ce32" table:formula="of:=[.A30]+1" office:value-type="float" office:value="2450" calcext:value-type="float">
            <text:p>2450</text:p>
          </table:table-cell>
          <table:table-cell table:style-name="ce152" table:formula="of:=[.C30]+[.AM30]" office:value-type="float" office:value="388700" calcext:value-type="float">
            <text:p><text:s/>388 700 </text:p>
          </table:table-cell>
          <table:table-cell table:style-name="ce156" table:formula="of:=[.B31]-[.V31]" office:value-type="float" office:value="388700" calcext:value-type="float">
            <text:p><text:s/>388 700 </text:p>
          </table:table-cell>
          <table:table-cell table:style-name="ce156" table:formula="of:=[.D30]+INT([.AC30])" office:value-type="float" office:value="312" calcext:value-type="float">
            <text:p><text:s/>312 </text:p>
          </table:table-cell>
          <table:table-cell table:style-name="ce162" table:formula="of:=MAX(INT([.C$4]*[.B31]/10000);1)" office:value-type="float" office:value="388" calcext:value-type="float">
            <text:p><text:s/>388 </text:p>
          </table:table-cell>
          <table:table-cell table:style-name="ce166" table:formula="of:=MAX(INT([.C$4]*[.C31]/10000);1)" office:value-type="float" office:value="388" calcext:value-type="float">
            <text:p><text:s/>388 </text:p>
          </table:table-cell>
          <table:table-cell table:style-name="ce170" table:formula="of:=INT([.C31]/[.C$3])+ROUNDUP(([.C$6]/10)*MIN([.D31];[.F31]);0)" office:value-type="float" office:value="700" calcext:value-type="float">
            <text:p><text:s/>700 </text:p>
          </table:table-cell>
          <table:table-cell table:style-name="ce176" table:formula="of:=[.H30]+INT([.AG30])" office:value-type="float" office:value="233" calcext:value-type="float">
            <text:p>233</text:p>
          </table:table-cell>
          <table:table-cell table:style-name="ce58" table:formula="of:=MAX(INT([.C$7]*[.B31]/10000);1)" office:value-type="float" office:value="233" calcext:value-type="float">
            <text:p>233</text:p>
          </table:table-cell>
          <table:table-cell table:style-name="ce58" table:formula="of:=MAX(INT([.C$7]*[.C31]/10000);1)" office:value-type="float" office:value="233" calcext:value-type="float">
            <text:p>233</text:p>
          </table:table-cell>
          <table:table-cell table:style-name="ce149" table:formula="of:=INT(([.C$9]/10)*MIN([.H31];INT([.B31]/[.C$7])))" office:value-type="float" office:value="233" calcext:value-type="float">
            <text:p>233</text:p>
          </table:table-cell>
          <table:table-cell table:style-name="ce183" table:formula="of:=[.L30]+[.R30]-[.W30]" office:value-type="float" office:value="1414.89" calcext:value-type="float">
            <text:p>1415</text:p>
          </table:table-cell>
          <table:table-cell table:style-name="ce186" table:formula="of:=[.M30]+[.S30]-[.X30]" office:value-type="float" office:value="836.3" calcext:value-type="float">
            <text:p>836</text:p>
          </table:table-cell>
          <table:table-cell table:style-name="ce189" table:formula="of:=[.N30]+[.T30]-[.Y30]-INT([.AC30]*[.H$3])" office:value-type="float" office:value="3.02999999999993" calcext:value-type="float">
            <text:p>3</text:p>
          </table:table-cell>
          <table:table-cell table:style-name="ce192" table:formula="of:=MAX(IF([.$H$6]=1;0.3;0.01);[.O$13]-INT([.AO30]/125)/100)" office:value-type="percentage" office:value="0.63" calcext:value-type="percentage">
            <text:p>63 %</text:p>
          </table:table-cell>
          <table:table-cell table:style-name="ce195" table:formula="of:=MAX(IF([.$H$6]=1;0.3;0.01);[.P$13]-INT([.AP30]/125)/100)" office:value-type="percentage" office:value="0.3" calcext:value-type="percentage">
            <text:p>30 %</text:p>
          </table:table-cell>
          <table:table-cell table:style-name="ce198" table:formula="of:=MAX(IF([.$H$6]=1;0.3;0.01);[.Q$13]-INT([.AQ30]/125)/100)" office:value-type="percentage" office:value="0.47" calcext:value-type="percentage">
            <text:p>47 %</text:p>
          </table:table-cell>
          <table:table-cell table:style-name="ce201" table:formula="of:=[.O31]*[.$K31]" office:value-type="float" office:value="146.79" calcext:value-type="float">
            <text:p>146,79</text:p>
          </table:table-cell>
          <table:table-cell table:style-name="ce204" table:formula="of:=[.P31]*[.$K31]" office:value-type="float" office:value="69.9" calcext:value-type="float">
            <text:p>69,90</text:p>
          </table:table-cell>
          <table:table-cell table:style-name="ce207" table:formula="of:=[.Q31]*[.$K31]" office:value-type="float" office:value="109.51" calcext:value-type="float">
            <text:p>109,5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31]&gt;[.G31];[.V31]&gt;[.B31];[.W31]&gt;[.L31]+[.R31];[.X31]&gt;[.M31]+[.S31];[.Y31]&gt;[.N31]+[.T31]);&quot;Too Many&quot;;&quot;&quot;)">
            <text:p/>
          </table:table-cell>
          <table:table-cell table:style-name="ce146" table:formula="of:=MAX(IF([.AH30]=0;([.G31]*(1-[.H$9]))+[.AD30];([.G31]*(1-[.H$9]))-([.C$8]-[.AH30]))-[.U31];0)" office:value-type="float" office:value="700" calcext:value-type="float">
            <text:p>700</text:p>
          </table:table-cell>
          <table:table-cell table:style-name="ce221" table:formula="of:=MIN([.H$7];MAX(0;[.E32]-[.D31]))" office:value-type="float" office:value="102" calcext:value-type="float">
            <text:p><text:s/>102,0 </text:p>
          </table:table-cell>
          <table:table-cell table:style-name="ce221" table:formula="of:=MIN([.AA31]/[.C$5];[.AB31];INT(([.N31]+[.T31]-[.Y31])/[.$H$3]))" office:value-type="float" office:value="28" calcext:value-type="float">
            <text:p><text:s/>28,0 </text:p>
          </table:table-cell>
          <table:table-cell table:style-name="ce223" table:formula="of:=ROUND(([.AC31]-INT([.AC31]))*[.C$5];0)" office:value-type="float" office:value="0" calcext:value-type="float">
            <text:p>0</text:p>
          </table:table-cell>
          <table:table-cell table:style-name="ce146" table:formula="of:=MAX([.AA31]-([.C$5]*[.AC31])+[.AH30];0)" office:value-type="float" office:value="420" calcext:value-type="float">
            <text:p>420</text:p>
          </table:table-cell>
          <table:table-cell table:style-name="ce221" table:formula="of:=MIN([.H$8];MAX(0;[.I32]-[.H31]))" office:value-type="float" office:value="15" calcext:value-type="float">
            <text:p><text:s/>15,0 </text:p>
          </table:table-cell>
          <table:table-cell table:style-name="ce221" table:formula="of:=MIN([.AF31];[.AE31]/[.C$8])" office:value-type="float" office:value="15" calcext:value-type="float">
            <text:p><text:s/>15,0 </text:p>
          </table:table-cell>
          <table:table-cell table:style-name="ce223" table:formula="of:=ROUND(([.AG31]-INT([.AG31]))*[.C$8];0)" office:value-type="float" office:value="0" calcext:value-type="float">
            <text:p>0</text:p>
          </table:table-cell>
          <table:table-cell table:style-name="ce225" table:formula="of:=([.AE31]-[.AG31]*[.C$8])+([.G32]*[.H$9])" office:value-type="float" office:value="345" calcext:value-type="float">
            <text:p><text:s/>345 </text:p>
          </table:table-cell>
          <table:table-cell table:style-name="ce166" table:formula="of:=[.AJ30]+[.AI31]" office:value-type="float" office:value="1990" calcext:value-type="float">
            <text:p><text:s/>1 990 </text:p>
          </table:table-cell>
          <table:table-cell table:style-name="ce228" table:formula="of:=[.B31]/[.H$5]" office:value-type="percentage" office:value="0.3887" calcext:value-type="percentage">
            <text:p>38,87 %</text:p>
          </table:table-cell>
          <table:table-cell table:style-name="ce24" table:formula="of:=IF([.C31]*4&lt;=[.H$5];[.J$2];IF([.C31]&gt;=[.H$5];0;[.J$2]*POWER(([.H$5]-[.C31])/(0.75*[.H$5]);2)))" office:value-type="percentage" office:value="0.0664333671111111" calcext:value-type="percentage">
            <text:p>6,64 %</text:p>
          </table:table-cell>
          <table:table-cell table:style-name="ce162" table:formula="of:=TRUNC([.AL31]*[.C31]+[.AN30];-2)" office:value-type="float" office:value="25800" calcext:value-type="float">
            <text:p><text:s/>25 800 </text:p>
          </table:table-cell>
          <table:table-cell table:style-name="ce235" table:formula="of:=([.AL31]*[.C31]+[.AN30])-TRUNC([.AL31]*[.C31]+[.AN30];-2)" office:value-type="float" office:value="99.2258575999986" calcext:value-type="float">
            <text:p><text:s/>99 </text:p>
          </table:table-cell>
          <table:table-cell table:style-name="ce237" table:formula="of:=([.$H31]*[.O31])+[.AO30]" office:value-type="float" office:value="1119.68" calcext:value-type="float">
            <text:p>1120</text:p>
          </table:table-cell>
          <table:table-cell table:style-name="ce239" table:formula="of:=([.$H31]*[.P31])+[.AP30]" office:value-type="float" office:value="505.2" calcext:value-type="float">
            <text:p>505</text:p>
          </table:table-cell>
          <table:table-cell table:style-name="ce241" table:formula="of:=([.$H31]*[.Q31])+[.AQ30]" office:value-type="float" office:value="832.54" calcext:value-type="float">
            <text:p>833</text:p>
          </table:table-cell>
          <table:table-cell table:number-columns-repeated="981"/>
        </table:table-row>
        <table:table-row table:style-name="ro2">
          <table:table-cell table:style-name="ce32" table:formula="of:=[.A31]+1" office:value-type="float" office:value="2451" calcext:value-type="float">
            <text:p>2451</text:p>
          </table:table-cell>
          <table:table-cell table:style-name="ce152" table:formula="of:=[.C31]+[.AM31]" office:value-type="float" office:value="414500" calcext:value-type="float">
            <text:p><text:s/>414 500 </text:p>
          </table:table-cell>
          <table:table-cell table:style-name="ce156" table:formula="of:=[.B32]-[.V32]" office:value-type="float" office:value="414500" calcext:value-type="float">
            <text:p><text:s/>414 500 </text:p>
          </table:table-cell>
          <table:table-cell table:style-name="ce156" table:formula="of:=[.D31]+INT([.AC31])" office:value-type="float" office:value="340" calcext:value-type="float">
            <text:p><text:s/>340 </text:p>
          </table:table-cell>
          <table:table-cell table:style-name="ce162" table:formula="of:=MAX(INT([.C$4]*[.B32]/10000);1)" office:value-type="float" office:value="414" calcext:value-type="float">
            <text:p><text:s/>414 </text:p>
          </table:table-cell>
          <table:table-cell table:style-name="ce166" table:formula="of:=MAX(INT([.C$4]*[.C32]/10000);1)" office:value-type="float" office:value="414" calcext:value-type="float">
            <text:p><text:s/>414 </text:p>
          </table:table-cell>
          <table:table-cell table:style-name="ce170" table:formula="of:=INT([.C32]/[.C$3])+ROUNDUP(([.C$6]/10)*MIN([.D32];[.F32]);0)" office:value-type="float" office:value="754" calcext:value-type="float">
            <text:p><text:s/>754 </text:p>
          </table:table-cell>
          <table:table-cell table:style-name="ce176" table:formula="of:=[.H31]+INT([.AG31])" office:value-type="float" office:value="248" calcext:value-type="float">
            <text:p>248</text:p>
          </table:table-cell>
          <table:table-cell table:style-name="ce58" table:formula="of:=MAX(INT([.C$7]*[.B32]/10000);1)" office:value-type="float" office:value="248" calcext:value-type="float">
            <text:p>248</text:p>
          </table:table-cell>
          <table:table-cell table:style-name="ce58" table:formula="of:=MAX(INT([.C$7]*[.C32]/10000);1)" office:value-type="float" office:value="248" calcext:value-type="float">
            <text:p>248</text:p>
          </table:table-cell>
          <table:table-cell table:style-name="ce149" table:formula="of:=INT(([.C$9]/10)*MIN([.H32];INT([.B32]/[.C$7])))" office:value-type="float" office:value="248" calcext:value-type="float">
            <text:p>248</text:p>
          </table:table-cell>
          <table:table-cell table:style-name="ce183" table:formula="of:=[.L31]+[.R31]-[.W31]" office:value-type="float" office:value="1561.68" calcext:value-type="float">
            <text:p>1562</text:p>
          </table:table-cell>
          <table:table-cell table:style-name="ce186" table:formula="of:=[.M31]+[.S31]-[.X31]" office:value-type="float" office:value="906.2" calcext:value-type="float">
            <text:p>906</text:p>
          </table:table-cell>
          <table:table-cell table:style-name="ce189" table:formula="of:=[.N31]+[.T31]-[.Y31]-INT([.AC31]*[.H$3])" office:value-type="float" office:value="0.539999999999935" calcext:value-type="float">
            <text:p>1</text:p>
          </table:table-cell>
          <table:table-cell table:style-name="ce192" table:formula="of:=MAX(IF([.$H$6]=1;0.3;0.01);[.O$13]-INT([.AO31]/125)/100)" office:value-type="percentage" office:value="0.62" calcext:value-type="percentage">
            <text:p>62 %</text:p>
          </table:table-cell>
          <table:table-cell table:style-name="ce195" table:formula="of:=MAX(IF([.$H$6]=1;0.3;0.01);[.P$13]-INT([.AP31]/125)/100)" office:value-type="percentage" office:value="0.3" calcext:value-type="percentage">
            <text:p>30 %</text:p>
          </table:table-cell>
          <table:table-cell table:style-name="ce198" table:formula="of:=MAX(IF([.$H$6]=1;0.3;0.01);[.Q$13]-INT([.AQ31]/125)/100)" office:value-type="percentage" office:value="0.46" calcext:value-type="percentage">
            <text:p>46 %</text:p>
          </table:table-cell>
          <table:table-cell table:style-name="ce201" table:formula="of:=[.O32]*[.$K32]" office:value-type="float" office:value="153.76" calcext:value-type="float">
            <text:p>153,76</text:p>
          </table:table-cell>
          <table:table-cell table:style-name="ce204" table:formula="of:=[.P32]*[.$K32]" office:value-type="float" office:value="74.4" calcext:value-type="float">
            <text:p>74,40</text:p>
          </table:table-cell>
          <table:table-cell table:style-name="ce207" table:formula="of:=[.Q32]*[.$K32]" office:value-type="float" office:value="114.08" calcext:value-type="float">
            <text:p>114,08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32]&gt;[.G32];[.V32]&gt;[.B32];[.W32]&gt;[.L32]+[.R32];[.X32]&gt;[.M32]+[.S32];[.Y32]&gt;[.N32]+[.T32]);&quot;Too Many&quot;;&quot;&quot;)">
            <text:p/>
          </table:table-cell>
          <table:table-cell table:style-name="ce146" table:formula="of:=MAX(IF([.AH31]=0;([.G32]*(1-[.H$9]))+[.AD31];([.G32]*(1-[.H$9]))-([.C$8]-[.AH31]))-[.U32];0)" office:value-type="float" office:value="754" calcext:value-type="float">
            <text:p>754</text:p>
          </table:table-cell>
          <table:table-cell table:style-name="ce221" table:formula="of:=MIN([.H$7];MAX(0;[.E33]-[.D32]))" office:value-type="float" office:value="99" calcext:value-type="float">
            <text:p><text:s/>99,0 </text:p>
          </table:table-cell>
          <table:table-cell table:style-name="ce221" table:formula="of:=MIN([.AA32]/[.C$5];[.AB32];INT(([.N32]+[.T32]-[.Y32])/[.$H$3]))" office:value-type="float" office:value="28" calcext:value-type="float">
            <text:p><text:s/>28,0 </text:p>
          </table:table-cell>
          <table:table-cell table:style-name="ce223" table:formula="of:=ROUND(([.AC32]-INT([.AC32]))*[.C$5];0)" office:value-type="float" office:value="0" calcext:value-type="float">
            <text:p>0</text:p>
          </table:table-cell>
          <table:table-cell table:style-name="ce146" table:formula="of:=MAX([.AA32]-([.C$5]*[.AC32])+[.AH31];0)" office:value-type="float" office:value="474" calcext:value-type="float">
            <text:p>474</text:p>
          </table:table-cell>
          <table:table-cell table:style-name="ce221" table:formula="of:=MIN([.H$8];MAX(0;[.I33]-[.H32]))" office:value-type="float" office:value="15" calcext:value-type="float">
            <text:p><text:s/>15,0 </text:p>
          </table:table-cell>
          <table:table-cell table:style-name="ce221" table:formula="of:=MIN([.AF32];[.AE32]/[.C$8])" office:value-type="float" office:value="15" calcext:value-type="float">
            <text:p><text:s/>15,0 </text:p>
          </table:table-cell>
          <table:table-cell table:style-name="ce223" table:formula="of:=ROUND(([.AG32]-INT([.AG32]))*[.C$8];0)" office:value-type="float" office:value="0" calcext:value-type="float">
            <text:p>0</text:p>
          </table:table-cell>
          <table:table-cell table:style-name="ce225" table:formula="of:=([.AE32]-[.AG32]*[.C$8])+([.G33]*[.H$9])" office:value-type="float" office:value="399" calcext:value-type="float">
            <text:p><text:s/>399 </text:p>
          </table:table-cell>
          <table:table-cell table:style-name="ce166" table:formula="of:=[.AJ31]+[.AI32]" office:value-type="float" office:value="2389" calcext:value-type="float">
            <text:p><text:s/>2 389 </text:p>
          </table:table-cell>
          <table:table-cell table:style-name="ce228" table:formula="of:=[.B32]/[.H$5]" office:value-type="percentage" office:value="0.4145" calcext:value-type="percentage">
            <text:p>41,45 %</text:p>
          </table:table-cell>
          <table:table-cell table:style-name="ce24" table:formula="of:=IF([.C32]*4&lt;=[.H$5];[.J$2];IF([.C32]&gt;=[.H$5];0;[.J$2]*POWER(([.H$5]-[.C32])/(0.75*[.H$5]);2)))" office:value-type="percentage" office:value="0.0609440444444444" calcext:value-type="percentage">
            <text:p>6,09 %</text:p>
          </table:table-cell>
          <table:table-cell table:style-name="ce162" table:formula="of:=TRUNC([.AL32]*[.C32]+[.AN31];-2)" office:value-type="float" office:value="25300" calcext:value-type="float">
            <text:p><text:s/>25 300 </text:p>
          </table:table-cell>
          <table:table-cell table:style-name="ce235" table:formula="of:=([.AL32]*[.C32]+[.AN31])-TRUNC([.AL32]*[.C32]+[.AN31];-2)" office:value-type="float" office:value="60.5322798222187" calcext:value-type="float">
            <text:p><text:s/>61 </text:p>
          </table:table-cell>
          <table:table-cell table:style-name="ce237" table:formula="of:=([.$H32]*[.O32])+[.AO31]" office:value-type="float" office:value="1273.44" calcext:value-type="float">
            <text:p>1273</text:p>
          </table:table-cell>
          <table:table-cell table:style-name="ce239" table:formula="of:=([.$H32]*[.P32])+[.AP31]" office:value-type="float" office:value="579.6" calcext:value-type="float">
            <text:p>580</text:p>
          </table:table-cell>
          <table:table-cell table:style-name="ce241" table:formula="of:=([.$H32]*[.Q32])+[.AQ31]" office:value-type="float" office:value="946.62" calcext:value-type="float">
            <text:p>947</text:p>
          </table:table-cell>
          <table:table-cell table:number-columns-repeated="981"/>
        </table:table-row>
        <table:table-row table:style-name="ro2">
          <table:table-cell table:style-name="ce32" table:formula="of:=[.A32]+1" office:value-type="float" office:value="2452" calcext:value-type="float">
            <text:p>2452</text:p>
          </table:table-cell>
          <table:table-cell table:style-name="ce152" table:formula="of:=[.C32]+[.AM32]" office:value-type="float" office:value="439800" calcext:value-type="float">
            <text:p><text:s/>439 800 </text:p>
          </table:table-cell>
          <table:table-cell table:style-name="ce156" table:formula="of:=[.B33]-[.V33]" office:value-type="float" office:value="439800" calcext:value-type="float">
            <text:p><text:s/>439 800 </text:p>
          </table:table-cell>
          <table:table-cell table:style-name="ce156" table:formula="of:=[.D32]+INT([.AC32])" office:value-type="float" office:value="368" calcext:value-type="float">
            <text:p><text:s/>368 </text:p>
          </table:table-cell>
          <table:table-cell table:style-name="ce162" table:formula="of:=MAX(INT([.C$4]*[.B33]/10000);1)" office:value-type="float" office:value="439" calcext:value-type="float">
            <text:p><text:s/>439 </text:p>
          </table:table-cell>
          <table:table-cell table:style-name="ce166" table:formula="of:=MAX(INT([.C$4]*[.C33]/10000);1)" office:value-type="float" office:value="439" calcext:value-type="float">
            <text:p><text:s/>439 </text:p>
          </table:table-cell>
          <table:table-cell table:style-name="ce170" table:formula="of:=INT([.C33]/[.C$3])+ROUNDUP(([.C$6]/10)*MIN([.D33];[.F33]);0)" office:value-type="float" office:value="807" calcext:value-type="float">
            <text:p><text:s/>807 </text:p>
          </table:table-cell>
          <table:table-cell table:style-name="ce176" table:formula="of:=[.H32]+INT([.AG32])" office:value-type="float" office:value="263" calcext:value-type="float">
            <text:p>263</text:p>
          </table:table-cell>
          <table:table-cell table:style-name="ce58" table:formula="of:=MAX(INT([.C$7]*[.B33]/10000);1)" office:value-type="float" office:value="263" calcext:value-type="float">
            <text:p>263</text:p>
          </table:table-cell>
          <table:table-cell table:style-name="ce58" table:formula="of:=MAX(INT([.C$7]*[.C33]/10000);1)" office:value-type="float" office:value="263" calcext:value-type="float">
            <text:p>263</text:p>
          </table:table-cell>
          <table:table-cell table:style-name="ce149" table:formula="of:=INT(([.C$9]/10)*MIN([.H33];INT([.B33]/[.C$7])))" office:value-type="float" office:value="263" calcext:value-type="float">
            <text:p>263</text:p>
          </table:table-cell>
          <table:table-cell table:style-name="ce183" table:formula="of:=[.L32]+[.R32]-[.W32]" office:value-type="float" office:value="1715.44" calcext:value-type="float">
            <text:p>1715</text:p>
          </table:table-cell>
          <table:table-cell table:style-name="ce186" table:formula="of:=[.M32]+[.S32]-[.X32]" office:value-type="float" office:value="980.6" calcext:value-type="float">
            <text:p>981</text:p>
          </table:table-cell>
          <table:table-cell table:style-name="ce189" table:formula="of:=[.N32]+[.T32]-[.Y32]-INT([.AC32]*[.H$3])" office:value-type="float" office:value="2.61999999999993" calcext:value-type="float">
            <text:p>3</text:p>
          </table:table-cell>
          <table:table-cell table:style-name="ce192" table:formula="of:=MAX(IF([.$H$6]=1;0.3;0.01);[.O$13]-INT([.AO32]/125)/100)" office:value-type="percentage" office:value="0.6" calcext:value-type="percentage">
            <text:p>60 %</text:p>
          </table:table-cell>
          <table:table-cell table:style-name="ce195" table:formula="of:=MAX(IF([.$H$6]=1;0.3;0.01);[.P$13]-INT([.AP32]/125)/100)" office:value-type="percentage" office:value="0.3" calcext:value-type="percentage">
            <text:p>30 %</text:p>
          </table:table-cell>
          <table:table-cell table:style-name="ce198" table:formula="of:=MAX(IF([.$H$6]=1;0.3;0.01);[.Q$13]-INT([.AQ32]/125)/100)" office:value-type="percentage" office:value="0.45" calcext:value-type="percentage">
            <text:p>45 %</text:p>
          </table:table-cell>
          <table:table-cell table:style-name="ce201" table:formula="of:=[.O33]*[.$K33]" office:value-type="float" office:value="157.8" calcext:value-type="float">
            <text:p>157,80</text:p>
          </table:table-cell>
          <table:table-cell table:style-name="ce204" table:formula="of:=[.P33]*[.$K33]" office:value-type="float" office:value="78.9" calcext:value-type="float">
            <text:p>78,90</text:p>
          </table:table-cell>
          <table:table-cell table:style-name="ce207" table:formula="of:=[.Q33]*[.$K33]" office:value-type="float" office:value="118.35" calcext:value-type="float">
            <text:p>118,35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33]&gt;[.G33];[.V33]&gt;[.B33];[.W33]&gt;[.L33]+[.R33];[.X33]&gt;[.M33]+[.S33];[.Y33]&gt;[.N33]+[.T33]);&quot;Too Many&quot;;&quot;&quot;)">
            <text:p/>
          </table:table-cell>
          <table:table-cell table:style-name="ce146" table:formula="of:=MAX(IF([.AH32]=0;([.G33]*(1-[.H$9]))+[.AD32];([.G33]*(1-[.H$9]))-([.C$8]-[.AH32]))-[.U33];0)" office:value-type="float" office:value="807" calcext:value-type="float">
            <text:p>807</text:p>
          </table:table-cell>
          <table:table-cell table:style-name="ce221" table:formula="of:=MIN([.H$7];MAX(0;[.E34]-[.D33]))" office:value-type="float" office:value="96" calcext:value-type="float">
            <text:p><text:s/>96,0 </text:p>
          </table:table-cell>
          <table:table-cell table:style-name="ce221" table:formula="of:=MIN([.AA33]/[.C$5];[.AB33];INT(([.N33]+[.T33]-[.Y33])/[.$H$3]))" office:value-type="float" office:value="30" calcext:value-type="float">
            <text:p><text:s/>30,0 </text:p>
          </table:table-cell>
          <table:table-cell table:style-name="ce223" table:formula="of:=ROUND(([.AC33]-INT([.AC33]))*[.C$5];0)" office:value-type="float" office:value="0" calcext:value-type="float">
            <text:p>0</text:p>
          </table:table-cell>
          <table:table-cell table:style-name="ce146" table:formula="of:=MAX([.AA33]-([.C$5]*[.AC33])+[.AH32];0)" office:value-type="float" office:value="507" calcext:value-type="float">
            <text:p>507</text:p>
          </table:table-cell>
          <table:table-cell table:style-name="ce221" table:formula="of:=MIN([.H$8];MAX(0;[.I34]-[.H33]))" office:value-type="float" office:value="15" calcext:value-type="float">
            <text:p><text:s/>15,0 </text:p>
          </table:table-cell>
          <table:table-cell table:style-name="ce221" table:formula="of:=MIN([.AF33];[.AE33]/[.C$8])" office:value-type="float" office:value="15" calcext:value-type="float">
            <text:p><text:s/>15,0 </text:p>
          </table:table-cell>
          <table:table-cell table:style-name="ce223" table:formula="of:=ROUND(([.AG33]-INT([.AG33]))*[.C$8];0)" office:value-type="float" office:value="0" calcext:value-type="float">
            <text:p>0</text:p>
          </table:table-cell>
          <table:table-cell table:style-name="ce225" table:formula="of:=([.AE33]-[.AG33]*[.C$8])+([.G34]*[.H$9])" office:value-type="float" office:value="432" calcext:value-type="float">
            <text:p><text:s/>432 </text:p>
          </table:table-cell>
          <table:table-cell table:style-name="ce166" table:formula="of:=[.AJ32]+[.AI33]" office:value-type="float" office:value="2821" calcext:value-type="float">
            <text:p><text:s/>2 821 </text:p>
          </table:table-cell>
          <table:table-cell table:style-name="ce228" table:formula="of:=[.B33]/[.H$5]" office:value-type="percentage" office:value="0.4398" calcext:value-type="percentage">
            <text:p>43,98 %</text:p>
          </table:table-cell>
          <table:table-cell table:style-name="ce24" table:formula="of:=IF([.C33]*4&lt;=[.H$5];[.J$2];IF([.C33]&gt;=[.H$5];0;[.J$2]*POWER(([.H$5]-[.C33])/(0.75*[.H$5]);2)))" office:value-type="percentage" office:value="0.0557909404444445" calcext:value-type="percentage">
            <text:p>5,58 %</text:p>
          </table:table-cell>
          <table:table-cell table:style-name="ce162" table:formula="of:=TRUNC([.AL33]*[.C33]+[.AN32];-2)" office:value-type="float" office:value="24500" calcext:value-type="float">
            <text:p><text:s/>24 500 </text:p>
          </table:table-cell>
          <table:table-cell table:style-name="ce235" table:formula="of:=([.AL33]*[.C33]+[.AN32])-TRUNC([.AL33]*[.C33]+[.AN32];-2)" office:value-type="float" office:value="97.387887288889" calcext:value-type="float">
            <text:p><text:s/>97 </text:p>
          </table:table-cell>
          <table:table-cell table:style-name="ce237" table:formula="of:=([.$H33]*[.O33])+[.AO32]" office:value-type="float" office:value="1431.24" calcext:value-type="float">
            <text:p>1431</text:p>
          </table:table-cell>
          <table:table-cell table:style-name="ce239" table:formula="of:=([.$H33]*[.P33])+[.AP32]" office:value-type="float" office:value="658.5" calcext:value-type="float">
            <text:p>659</text:p>
          </table:table-cell>
          <table:table-cell table:style-name="ce241" table:formula="of:=([.$H33]*[.Q33])+[.AQ32]" office:value-type="float" office:value="1064.97" calcext:value-type="float">
            <text:p>1065</text:p>
          </table:table-cell>
          <table:table-cell table:number-columns-repeated="981"/>
        </table:table-row>
        <table:table-row table:style-name="ro2">
          <table:table-cell table:style-name="ce32" table:formula="of:=[.A33]+1" office:value-type="float" office:value="2453" calcext:value-type="float">
            <text:p>2453</text:p>
          </table:table-cell>
          <table:table-cell table:style-name="ce153" table:formula="of:=[.C33]+[.AM33]" office:value-type="float" office:value="464300" calcext:value-type="float">
            <text:p><text:s/>464 300 </text:p>
          </table:table-cell>
          <table:table-cell table:style-name="ce157" table:formula="of:=[.B34]-[.V34]" office:value-type="float" office:value="464300" calcext:value-type="float">
            <text:p><text:s/>464 300 </text:p>
          </table:table-cell>
          <table:table-cell table:style-name="ce156" table:formula="of:=[.D33]+INT([.AC33])" office:value-type="float" office:value="398" calcext:value-type="float">
            <text:p><text:s/>398 </text:p>
          </table:table-cell>
          <table:table-cell table:style-name="ce162" table:formula="of:=MAX(INT([.C$4]*[.B34]/10000);1)" office:value-type="float" office:value="464" calcext:value-type="float">
            <text:p><text:s/>464 </text:p>
          </table:table-cell>
          <table:table-cell table:style-name="ce166" table:formula="of:=MAX(INT([.C$4]*[.C34]/10000);1)" office:value-type="float" office:value="464" calcext:value-type="float">
            <text:p><text:s/>464 </text:p>
          </table:table-cell>
          <table:table-cell table:style-name="ce170" table:formula="of:=INT([.C34]/[.C$3])+ROUNDUP(([.C$6]/10)*MIN([.D34];[.F34]);0)" office:value-type="float" office:value="862" calcext:value-type="float">
            <text:p><text:s/>862 </text:p>
          </table:table-cell>
          <table:table-cell table:style-name="ce176" table:formula="of:=[.H33]+INT([.AG33])" office:value-type="float" office:value="278" calcext:value-type="float">
            <text:p>278</text:p>
          </table:table-cell>
          <table:table-cell table:style-name="ce58" table:formula="of:=MAX(INT([.C$7]*[.B34]/10000);1)" office:value-type="float" office:value="278" calcext:value-type="float">
            <text:p>278</text:p>
          </table:table-cell>
          <table:table-cell table:style-name="ce58" table:formula="of:=MAX(INT([.C$7]*[.C34]/10000);1)" office:value-type="float" office:value="278" calcext:value-type="float">
            <text:p>278</text:p>
          </table:table-cell>
          <table:table-cell table:style-name="ce149" table:formula="of:=INT(([.C$9]/10)*MIN([.H34];INT([.B34]/[.C$7])))" office:value-type="float" office:value="278" calcext:value-type="float">
            <text:p>278</text:p>
          </table:table-cell>
          <table:table-cell table:style-name="ce183" table:formula="of:=[.L33]+[.R33]-[.W33]" office:value-type="float" office:value="1873.24" calcext:value-type="float">
            <text:p>1873</text:p>
          </table:table-cell>
          <table:table-cell table:style-name="ce186" table:formula="of:=[.M33]+[.S33]-[.X33]" office:value-type="float" office:value="1059.5" calcext:value-type="float">
            <text:p>1060</text:p>
          </table:table-cell>
          <table:table-cell table:style-name="ce189" table:formula="of:=[.N33]+[.T33]-[.Y33]-INT([.AC33]*[.H$3])" office:value-type="float" office:value="0.969999999999942" calcext:value-type="float">
            <text:p>1</text:p>
          </table:table-cell>
          <table:table-cell table:style-name="ce192" table:formula="of:=MAX(IF([.$H$6]=1;0.3;0.01);[.O$13]-INT([.AO33]/125)/100)" office:value-type="percentage" office:value="0.59" calcext:value-type="percentage">
            <text:p>59 %</text:p>
          </table:table-cell>
          <table:table-cell table:style-name="ce195" table:formula="of:=MAX(IF([.$H$6]=1;0.3;0.01);[.P$13]-INT([.AP33]/125)/100)" office:value-type="percentage" office:value="0.3" calcext:value-type="percentage">
            <text:p>30 %</text:p>
          </table:table-cell>
          <table:table-cell table:style-name="ce198" table:formula="of:=MAX(IF([.$H$6]=1;0.3;0.01);[.Q$13]-INT([.AQ33]/125)/100)" office:value-type="percentage" office:value="0.44" calcext:value-type="percentage">
            <text:p>44 %</text:p>
          </table:table-cell>
          <table:table-cell table:style-name="ce201" table:formula="of:=[.O34]*[.$K34]" office:value-type="float" office:value="164.02" calcext:value-type="float">
            <text:p>164,02</text:p>
          </table:table-cell>
          <table:table-cell table:style-name="ce204" table:formula="of:=[.P34]*[.$K34]" office:value-type="float" office:value="83.4" calcext:value-type="float">
            <text:p>83,40</text:p>
          </table:table-cell>
          <table:table-cell table:style-name="ce207" table:formula="of:=[.Q34]*[.$K34]" office:value-type="float" office:value="122.32" calcext:value-type="float">
            <text:p>122,32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34]&gt;[.G34];[.V34]&gt;[.B34];[.W34]&gt;[.L34]+[.R34];[.X34]&gt;[.M34]+[.S34];[.Y34]&gt;[.N34]+[.T34]);&quot;Too Many&quot;;&quot;&quot;)">
            <text:p/>
          </table:table-cell>
          <table:table-cell table:style-name="ce146" table:formula="of:=MAX(IF([.AH33]=0;([.G34]*(1-[.H$9]))+[.AD33];([.G34]*(1-[.H$9]))-([.C$8]-[.AH33]))-[.U34];0)" office:value-type="float" office:value="862" calcext:value-type="float">
            <text:p>862</text:p>
          </table:table-cell>
          <table:table-cell table:style-name="ce221" table:formula="of:=MIN([.H$7];MAX(0;[.E35]-[.D34]))" office:value-type="float" office:value="90" calcext:value-type="float">
            <text:p><text:s/>90,0 </text:p>
          </table:table-cell>
          <table:table-cell table:style-name="ce221" table:formula="of:=MIN([.AA34]/[.C$5];[.AB34];INT(([.N34]+[.T34]-[.Y34])/[.$H$3]))" office:value-type="float" office:value="30" calcext:value-type="float">
            <text:p><text:s/>30,0 </text:p>
          </table:table-cell>
          <table:table-cell table:style-name="ce223" table:formula="of:=ROUND(([.AC34]-INT([.AC34]))*[.C$5];0)" office:value-type="float" office:value="0" calcext:value-type="float">
            <text:p>0</text:p>
          </table:table-cell>
          <table:table-cell table:style-name="ce146" table:formula="of:=MAX([.AA34]-([.C$5]*[.AC34])+[.AH33];0)" office:value-type="float" office:value="562" calcext:value-type="float">
            <text:p>562</text:p>
          </table:table-cell>
          <table:table-cell table:style-name="ce221" table:formula="of:=MIN([.H$8];MAX(0;[.I35]-[.H34]))" office:value-type="float" office:value="14" calcext:value-type="float">
            <text:p><text:s/>14,0 </text:p>
          </table:table-cell>
          <table:table-cell table:style-name="ce221" table:formula="of:=MIN([.AF34];[.AE34]/[.C$8])" office:value-type="float" office:value="14" calcext:value-type="float">
            <text:p><text:s/>14,0 </text:p>
          </table:table-cell>
          <table:table-cell table:style-name="ce223" table:formula="of:=ROUND(([.AG34]-INT([.AG34]))*[.C$8];0)" office:value-type="float" office:value="0" calcext:value-type="float">
            <text:p>0</text:p>
          </table:table-cell>
          <table:table-cell table:style-name="ce225" table:formula="of:=([.AE34]-[.AG34]*[.C$8])+([.G35]*[.H$9])" office:value-type="float" office:value="492" calcext:value-type="float">
            <text:p><text:s/>492 </text:p>
          </table:table-cell>
          <table:table-cell table:style-name="ce166" table:formula="of:=[.AJ33]+[.AI34]" office:value-type="float" office:value="3313" calcext:value-type="float">
            <text:p><text:s/>3 313 </text:p>
          </table:table-cell>
          <table:table-cell table:style-name="ce228" table:formula="of:=[.B34]/[.H$5]" office:value-type="percentage" office:value="0.4643" calcext:value-type="percentage">
            <text:p>46,43 %</text:p>
          </table:table-cell>
          <table:table-cell table:style-name="ce24" table:formula="of:=IF([.C34]*4&lt;=[.H$5];[.J$2];IF([.C34]&gt;=[.H$5];0;[.J$2]*POWER(([.H$5]-[.C34])/(0.75*[.H$5]);2)))" office:value-type="percentage" office:value="0.0510176871111111" calcext:value-type="percentage">
            <text:p>5,10 %</text:p>
          </table:table-cell>
          <table:table-cell table:style-name="ce162" table:formula="of:=TRUNC([.AL34]*[.C34]+[.AN33];-2)" office:value-type="float" office:value="23700" calcext:value-type="float">
            <text:p><text:s/>23 700 </text:p>
          </table:table-cell>
          <table:table-cell table:style-name="ce235" table:formula="of:=([.AL34]*[.C34]+[.AN33])-TRUNC([.AL34]*[.C34]+[.AN33];-2)" office:value-type="float" office:value="84.9000129777851" calcext:value-type="float">
            <text:p><text:s/>85 </text:p>
          </table:table-cell>
          <table:table-cell table:style-name="ce237" table:formula="of:=([.$H34]*[.O34])+[.AO33]" office:value-type="float" office:value="1595.26" calcext:value-type="float">
            <text:p>1595</text:p>
          </table:table-cell>
          <table:table-cell table:style-name="ce239" table:formula="of:=([.$H34]*[.P34])+[.AP33]" office:value-type="float" office:value="741.9" calcext:value-type="float">
            <text:p>742</text:p>
          </table:table-cell>
          <table:table-cell table:style-name="ce241" table:formula="of:=([.$H34]*[.Q34])+[.AQ33]" office:value-type="float" office:value="1187.29" calcext:value-type="float">
            <text:p>1187</text:p>
          </table:table-cell>
          <table:table-cell table:number-columns-repeated="981"/>
        </table:table-row>
        <table:table-row table:style-name="ro2">
          <table:table-cell table:style-name="ce32" table:formula="of:=[.A34]+1" office:value-type="float" office:value="2454" calcext:value-type="float">
            <text:p>2454</text:p>
          </table:table-cell>
          <table:table-cell table:style-name="ce153" table:formula="of:=[.C34]+[.AM34]" office:value-type="float" office:value="488000" calcext:value-type="float">
            <text:p><text:s/>488 000 </text:p>
          </table:table-cell>
          <table:table-cell table:style-name="ce157" table:formula="of:=[.B35]-[.V35]" office:value-type="float" office:value="488000" calcext:value-type="float">
            <text:p><text:s/>488 000 </text:p>
          </table:table-cell>
          <table:table-cell table:style-name="ce156" table:formula="of:=[.D34]+INT([.AC34])" office:value-type="float" office:value="428" calcext:value-type="float">
            <text:p><text:s/>428 </text:p>
          </table:table-cell>
          <table:table-cell table:style-name="ce162" table:formula="of:=MAX(INT([.C$4]*[.B35]/10000);1)" office:value-type="float" office:value="488" calcext:value-type="float">
            <text:p><text:s/>488 </text:p>
          </table:table-cell>
          <table:table-cell table:style-name="ce166" table:formula="of:=MAX(INT([.C$4]*[.C35]/10000);1)" office:value-type="float" office:value="488" calcext:value-type="float">
            <text:p><text:s/>488 </text:p>
          </table:table-cell>
          <table:table-cell table:style-name="ce170" table:formula="of:=INT([.C35]/[.C$3])+ROUNDUP(([.C$6]/10)*MIN([.D35];[.F35]);0)" office:value-type="float" office:value="916" calcext:value-type="float">
            <text:p><text:s/>916 </text:p>
          </table:table-cell>
          <table:table-cell table:style-name="ce176" table:formula="of:=[.H34]+INT([.AG34])" office:value-type="float" office:value="292" calcext:value-type="float">
            <text:p>292</text:p>
          </table:table-cell>
          <table:table-cell table:style-name="ce58" table:formula="of:=MAX(INT([.C$7]*[.B35]/10000);1)" office:value-type="float" office:value="292" calcext:value-type="float">
            <text:p>292</text:p>
          </table:table-cell>
          <table:table-cell table:style-name="ce58" table:formula="of:=MAX(INT([.C$7]*[.C35]/10000);1)" office:value-type="float" office:value="292" calcext:value-type="float">
            <text:p>292</text:p>
          </table:table-cell>
          <table:table-cell table:style-name="ce149" table:formula="of:=INT(([.C$9]/10)*MIN([.H35];INT([.B35]/[.C$7])))" office:value-type="float" office:value="292" calcext:value-type="float">
            <text:p>292</text:p>
          </table:table-cell>
          <table:table-cell table:style-name="ce183" table:formula="of:=[.L34]+[.R34]-[.W34]" office:value-type="float" office:value="2037.26" calcext:value-type="float">
            <text:p>2037</text:p>
          </table:table-cell>
          <table:table-cell table:style-name="ce186" table:formula="of:=[.M34]+[.S34]-[.X34]" office:value-type="float" office:value="1142.9" calcext:value-type="float">
            <text:p>1143</text:p>
          </table:table-cell>
          <table:table-cell table:style-name="ce189" table:formula="of:=[.N34]+[.T34]-[.Y34]-INT([.AC34]*[.H$3])" office:value-type="float" office:value="3.28999999999995" calcext:value-type="float">
            <text:p>3</text:p>
          </table:table-cell>
          <table:table-cell table:style-name="ce192" table:formula="of:=MAX(IF([.$H$6]=1;0.3;0.01);[.O$13]-INT([.AO34]/125)/100)" office:value-type="percentage" office:value="0.58" calcext:value-type="percentage">
            <text:p>58 %</text:p>
          </table:table-cell>
          <table:table-cell table:style-name="ce195" table:formula="of:=MAX(IF([.$H$6]=1;0.3;0.01);[.P$13]-INT([.AP34]/125)/100)" office:value-type="percentage" office:value="0.3" calcext:value-type="percentage">
            <text:p>30 %</text:p>
          </table:table-cell>
          <table:table-cell table:style-name="ce198" table:formula="of:=MAX(IF([.$H$6]=1;0.3;0.01);[.Q$13]-INT([.AQ34]/125)/100)" office:value-type="percentage" office:value="0.43" calcext:value-type="percentage">
            <text:p>43 %</text:p>
          </table:table-cell>
          <table:table-cell table:style-name="ce201" table:formula="of:=[.O35]*[.$K35]" office:value-type="float" office:value="169.36" calcext:value-type="float">
            <text:p>169,36</text:p>
          </table:table-cell>
          <table:table-cell table:style-name="ce204" table:formula="of:=[.P35]*[.$K35]" office:value-type="float" office:value="87.6" calcext:value-type="float">
            <text:p>87,60</text:p>
          </table:table-cell>
          <table:table-cell table:style-name="ce207" table:formula="of:=[.Q35]*[.$K35]" office:value-type="float" office:value="125.56" calcext:value-type="float">
            <text:p>125,56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35]&gt;[.G35];[.V35]&gt;[.B35];[.W35]&gt;[.L35]+[.R35];[.X35]&gt;[.M35]+[.S35];[.Y35]&gt;[.N35]+[.T35]);&quot;Too Many&quot;;&quot;&quot;)">
            <text:p/>
          </table:table-cell>
          <table:table-cell table:style-name="ce146" table:formula="of:=MAX(IF([.AH34]=0;([.G35]*(1-[.H$9]))+[.AD34];([.G35]*(1-[.H$9]))-([.C$8]-[.AH34]))-[.U35];0)" office:value-type="float" office:value="916" calcext:value-type="float">
            <text:p>916</text:p>
          </table:table-cell>
          <table:table-cell table:style-name="ce221" table:formula="of:=MIN([.H$7];MAX(0;[.E36]-[.D35]))" office:value-type="float" office:value="82" calcext:value-type="float">
            <text:p><text:s/>82,0 </text:p>
          </table:table-cell>
          <table:table-cell table:style-name="ce221" table:formula="of:=MIN([.AA35]/[.C$5];[.AB35];INT(([.N35]+[.T35]-[.Y35])/[.$H$3]))" office:value-type="float" office:value="32" calcext:value-type="float">
            <text:p><text:s/>32,0 </text:p>
          </table:table-cell>
          <table:table-cell table:style-name="ce223" table:formula="of:=ROUND(([.AC35]-INT([.AC35]))*[.C$5];0)" office:value-type="float" office:value="0" calcext:value-type="float">
            <text:p>0</text:p>
          </table:table-cell>
          <table:table-cell table:style-name="ce146" table:formula="of:=MAX([.AA35]-([.C$5]*[.AC35])+[.AH34];0)" office:value-type="float" office:value="596" calcext:value-type="float">
            <text:p>596</text:p>
          </table:table-cell>
          <table:table-cell table:style-name="ce221" table:formula="of:=MIN([.H$8];MAX(0;[.I36]-[.H35]))" office:value-type="float" office:value="14" calcext:value-type="float">
            <text:p><text:s/>14,0 </text:p>
          </table:table-cell>
          <table:table-cell table:style-name="ce221" table:formula="of:=MIN([.AF35];[.AE35]/[.C$8])" office:value-type="float" office:value="14" calcext:value-type="float">
            <text:p><text:s/>14,0 </text:p>
          </table:table-cell>
          <table:table-cell table:style-name="ce223" table:formula="of:=ROUND(([.AG35]-INT([.AG35]))*[.C$8];0)" office:value-type="float" office:value="0" calcext:value-type="float">
            <text:p>0</text:p>
          </table:table-cell>
          <table:table-cell table:style-name="ce225" table:formula="of:=([.AE35]-[.AG35]*[.C$8])+([.G36]*[.H$9])" office:value-type="float" office:value="526" calcext:value-type="float">
            <text:p><text:s/>526 </text:p>
          </table:table-cell>
          <table:table-cell table:style-name="ce166" table:formula="of:=[.AJ34]+[.AI35]" office:value-type="float" office:value="3839" calcext:value-type="float">
            <text:p><text:s/>3 839 </text:p>
          </table:table-cell>
          <table:table-cell table:style-name="ce228" table:formula="of:=[.B35]/[.H$5]" office:value-type="percentage" office:value="0.488" calcext:value-type="percentage">
            <text:p>48,80 %</text:p>
          </table:table-cell>
          <table:table-cell table:style-name="ce24" table:formula="of:=IF([.C35]*4&lt;=[.H$5];[.J$2];IF([.C35]&gt;=[.H$5];0;[.J$2]*POWER(([.H$5]-[.C35])/(0.75*[.H$5]);2)))" office:value-type="percentage" office:value="0.0466033777777778" calcext:value-type="percentage">
            <text:p>4,66 %</text:p>
          </table:table-cell>
          <table:table-cell table:style-name="ce162" table:formula="of:=TRUNC([.AL35]*[.C35]+[.AN34];-2)" office:value-type="float" office:value="22800" calcext:value-type="float">
            <text:p><text:s/>22 800 </text:p>
          </table:table-cell>
          <table:table-cell table:style-name="ce235" table:formula="of:=([.AL35]*[.C35]+[.AN34])-TRUNC([.AL35]*[.C35]+[.AN34];-2)" office:value-type="float" office:value="27.3483685333413" calcext:value-type="float">
            <text:p><text:s/>27 </text:p>
          </table:table-cell>
          <table:table-cell table:style-name="ce237" table:formula="of:=([.$H35]*[.O35])+[.AO34]" office:value-type="float" office:value="1764.62" calcext:value-type="float">
            <text:p>1765</text:p>
          </table:table-cell>
          <table:table-cell table:style-name="ce239" table:formula="of:=([.$H35]*[.P35])+[.AP34]" office:value-type="float" office:value="829.5" calcext:value-type="float">
            <text:p>830</text:p>
          </table:table-cell>
          <table:table-cell table:style-name="ce241" table:formula="of:=([.$H35]*[.Q35])+[.AQ34]" office:value-type="float" office:value="1312.85" calcext:value-type="float">
            <text:p>1313</text:p>
          </table:table-cell>
          <table:table-cell table:number-columns-repeated="981"/>
        </table:table-row>
        <table:table-row table:style-name="ro2">
          <table:table-cell table:style-name="ce32" table:formula="of:=[.A35]+1" office:value-type="float" office:value="2455" calcext:value-type="float">
            <text:p>2455</text:p>
          </table:table-cell>
          <table:table-cell table:style-name="ce153" table:formula="of:=[.C35]+[.AM35]" office:value-type="float" office:value="510800" calcext:value-type="float">
            <text:p><text:s/>510 800 </text:p>
          </table:table-cell>
          <table:table-cell table:style-name="ce157" table:formula="of:=[.B36]-[.V36]" office:value-type="float" office:value="510800" calcext:value-type="float">
            <text:p><text:s/>510 800 </text:p>
          </table:table-cell>
          <table:table-cell table:style-name="ce156" table:formula="of:=[.D35]+INT([.AC35])" office:value-type="float" office:value="460" calcext:value-type="float">
            <text:p><text:s/>460 </text:p>
          </table:table-cell>
          <table:table-cell table:style-name="ce162" table:formula="of:=MAX(INT([.C$4]*[.B36]/10000);1)" office:value-type="float" office:value="510" calcext:value-type="float">
            <text:p><text:s/>510 </text:p>
          </table:table-cell>
          <table:table-cell table:style-name="ce166" table:formula="of:=MAX(INT([.C$4]*[.C36]/10000);1)" office:value-type="float" office:value="510" calcext:value-type="float">
            <text:p><text:s/>510 </text:p>
          </table:table-cell>
          <table:table-cell table:style-name="ce170" table:formula="of:=INT([.C36]/[.C$3])+ROUNDUP(([.C$6]/10)*MIN([.D36];[.F36]);0)" office:value-type="float" office:value="970" calcext:value-type="float">
            <text:p><text:s/>970 </text:p>
          </table:table-cell>
          <table:table-cell table:style-name="ce176" table:formula="of:=[.H35]+INT([.AG35])" office:value-type="float" office:value="306" calcext:value-type="float">
            <text:p>306</text:p>
          </table:table-cell>
          <table:table-cell table:style-name="ce58" table:formula="of:=MAX(INT([.C$7]*[.B36]/10000);1)" office:value-type="float" office:value="306" calcext:value-type="float">
            <text:p>306</text:p>
          </table:table-cell>
          <table:table-cell table:style-name="ce58" table:formula="of:=MAX(INT([.C$7]*[.C36]/10000);1)" office:value-type="float" office:value="306" calcext:value-type="float">
            <text:p>306</text:p>
          </table:table-cell>
          <table:table-cell table:style-name="ce149" table:formula="of:=INT(([.C$9]/10)*MIN([.H36];INT([.B36]/[.C$7])))" office:value-type="float" office:value="306" calcext:value-type="float">
            <text:p>306</text:p>
          </table:table-cell>
          <table:table-cell table:style-name="ce183" table:formula="of:=[.L35]+[.R35]-[.W35]" office:value-type="float" office:value="2206.62" calcext:value-type="float">
            <text:p>2207</text:p>
          </table:table-cell>
          <table:table-cell table:style-name="ce186" table:formula="of:=[.M35]+[.S35]-[.X35]" office:value-type="float" office:value="1230.5" calcext:value-type="float">
            <text:p>1231</text:p>
          </table:table-cell>
          <table:table-cell table:style-name="ce189" table:formula="of:=[.N35]+[.T35]-[.Y35]-INT([.AC35]*[.H$3])" office:value-type="float" office:value="0.849999999999966" calcext:value-type="float">
            <text:p>1</text:p>
          </table:table-cell>
          <table:table-cell table:style-name="ce192" table:formula="of:=MAX(IF([.$H$6]=1;0.3;0.01);[.O$13]-INT([.AO35]/125)/100)" office:value-type="percentage" office:value="0.56" calcext:value-type="percentage">
            <text:p>56 %</text:p>
          </table:table-cell>
          <table:table-cell table:style-name="ce195" table:formula="of:=MAX(IF([.$H$6]=1;0.3;0.01);[.P$13]-INT([.AP35]/125)/100)" office:value-type="percentage" office:value="0.3" calcext:value-type="percentage">
            <text:p>30 %</text:p>
          </table:table-cell>
          <table:table-cell table:style-name="ce198" table:formula="of:=MAX(IF([.$H$6]=1;0.3;0.01);[.Q$13]-INT([.AQ35]/125)/100)" office:value-type="percentage" office:value="0.42" calcext:value-type="percentage">
            <text:p>42 %</text:p>
          </table:table-cell>
          <table:table-cell table:style-name="ce201" table:formula="of:=[.O36]*[.$K36]" office:value-type="float" office:value="171.36" calcext:value-type="float">
            <text:p>171,36</text:p>
          </table:table-cell>
          <table:table-cell table:style-name="ce204" table:formula="of:=[.P36]*[.$K36]" office:value-type="float" office:value="91.8" calcext:value-type="float">
            <text:p>91,80</text:p>
          </table:table-cell>
          <table:table-cell table:style-name="ce207" table:formula="of:=[.Q36]*[.$K36]" office:value-type="float" office:value="128.52" calcext:value-type="float">
            <text:p>128,52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36]&gt;[.G36];[.V36]&gt;[.B36];[.W36]&gt;[.L36]+[.R36];[.X36]&gt;[.M36]+[.S36];[.Y36]&gt;[.N36]+[.T36]);&quot;Too Many&quot;;&quot;&quot;)">
            <text:p/>
          </table:table-cell>
          <table:table-cell table:style-name="ce146" table:formula="of:=MAX(IF([.AH35]=0;([.G36]*(1-[.H$9]))+[.AD35];([.G36]*(1-[.H$9]))-([.C$8]-[.AH35]))-[.U36];0)" office:value-type="float" office:value="970" calcext:value-type="float">
            <text:p>970</text:p>
          </table:table-cell>
          <table:table-cell table:style-name="ce221" table:formula="of:=MIN([.H$7];MAX(0;[.E37]-[.D36]))" office:value-type="float" office:value="72" calcext:value-type="float">
            <text:p><text:s/>72,0 </text:p>
          </table:table-cell>
          <table:table-cell table:style-name="ce221" table:formula="of:=MIN([.AA36]/[.C$5];[.AB36];INT(([.N36]+[.T36]-[.Y36])/[.$H$3]))" office:value-type="float" office:value="32" calcext:value-type="float">
            <text:p><text:s/>32,0 </text:p>
          </table:table-cell>
          <table:table-cell table:style-name="ce223" table:formula="of:=ROUND(([.AC36]-INT([.AC36]))*[.C$5];0)" office:value-type="float" office:value="0" calcext:value-type="float">
            <text:p>0</text:p>
          </table:table-cell>
          <table:table-cell table:style-name="ce146" table:formula="of:=MAX([.AA36]-([.C$5]*[.AC36])+[.AH35];0)" office:value-type="float" office:value="650" calcext:value-type="float">
            <text:p>650</text:p>
          </table:table-cell>
          <table:table-cell table:style-name="ce221" table:formula="of:=MIN([.H$8];MAX(0;[.I37]-[.H36]))" office:value-type="float" office:value="13" calcext:value-type="float">
            <text:p><text:s/>13,0 </text:p>
          </table:table-cell>
          <table:table-cell table:style-name="ce221" table:formula="of:=MIN([.AF36];[.AE36]/[.C$8])" office:value-type="float" office:value="13" calcext:value-type="float">
            <text:p><text:s/>13,0 </text:p>
          </table:table-cell>
          <table:table-cell table:style-name="ce223" table:formula="of:=ROUND(([.AG36]-INT([.AG36]))*[.C$8];0)" office:value-type="float" office:value="0" calcext:value-type="float">
            <text:p>0</text:p>
          </table:table-cell>
          <table:table-cell table:style-name="ce225" table:formula="of:=([.AE36]-[.AG36]*[.C$8])+([.G37]*[.H$9])" office:value-type="float" office:value="585" calcext:value-type="float">
            <text:p><text:s/>585 </text:p>
          </table:table-cell>
          <table:table-cell table:style-name="ce166" table:formula="of:=[.AJ35]+[.AI36]" office:value-type="float" office:value="4424" calcext:value-type="float">
            <text:p><text:s/>4 424 </text:p>
          </table:table-cell>
          <table:table-cell table:style-name="ce228" table:formula="of:=[.B36]/[.H$5]" office:value-type="percentage" office:value="0.5108" calcext:value-type="percentage">
            <text:p>51,08 %</text:p>
          </table:table-cell>
          <table:table-cell table:style-name="ce24" table:formula="of:=IF([.C36]*4&lt;=[.H$5];[.J$2];IF([.C36]&gt;=[.H$5];0;[.J$2]*POWER(([.H$5]-[.C36])/(0.75*[.H$5]);2)))" office:value-type="percentage" office:value="0.0425451804444444" calcext:value-type="percentage">
            <text:p>4,25 %</text:p>
          </table:table-cell>
          <table:table-cell table:style-name="ce162" table:formula="of:=TRUNC([.AL36]*[.C36]+[.AN35];-2)" office:value-type="float" office:value="21700" calcext:value-type="float">
            <text:p><text:s/>21 700 </text:p>
          </table:table-cell>
          <table:table-cell table:style-name="ce235" table:formula="of:=([.AL36]*[.C36]+[.AN35])-TRUNC([.AL36]*[.C36]+[.AN35];-2)" office:value-type="float" office:value="59.4265395555631" calcext:value-type="float">
            <text:p><text:s/>59 </text:p>
          </table:table-cell>
          <table:table-cell table:style-name="ce237" table:formula="of:=([.$H36]*[.O36])+[.AO35]" office:value-type="float" office:value="1935.98" calcext:value-type="float">
            <text:p>1936</text:p>
          </table:table-cell>
          <table:table-cell table:style-name="ce239" table:formula="of:=([.$H36]*[.P36])+[.AP35]" office:value-type="float" office:value="921.3" calcext:value-type="float">
            <text:p>921</text:p>
          </table:table-cell>
          <table:table-cell table:style-name="ce241" table:formula="of:=([.$H36]*[.Q36])+[.AQ35]" office:value-type="float" office:value="1441.37" calcext:value-type="float">
            <text:p>1441</text:p>
          </table:table-cell>
          <table:table-cell table:number-columns-repeated="981"/>
        </table:table-row>
        <table:table-row table:style-name="ro2">
          <table:table-cell table:style-name="ce32" table:formula="of:=[.A36]+1" office:value-type="float" office:value="2456" calcext:value-type="float">
            <text:p>2456</text:p>
          </table:table-cell>
          <table:table-cell table:style-name="ce153" table:formula="of:=[.C36]+[.AM36]" office:value-type="float" office:value="532500" calcext:value-type="float">
            <text:p><text:s/>532 500 </text:p>
          </table:table-cell>
          <table:table-cell table:style-name="ce157" table:formula="of:=[.B37]-[.V37]" office:value-type="float" office:value="532500" calcext:value-type="float">
            <text:p><text:s/>532 500 </text:p>
          </table:table-cell>
          <table:table-cell table:style-name="ce156" table:formula="of:=[.D36]+INT([.AC36])" office:value-type="float" office:value="492" calcext:value-type="float">
            <text:p><text:s/>492 </text:p>
          </table:table-cell>
          <table:table-cell table:style-name="ce162" table:formula="of:=MAX(INT([.C$4]*[.B37]/10000);1)" office:value-type="float" office:value="532" calcext:value-type="float">
            <text:p><text:s/>532 </text:p>
          </table:table-cell>
          <table:table-cell table:style-name="ce166" table:formula="of:=MAX(INT([.C$4]*[.C37]/10000);1)" office:value-type="float" office:value="532" calcext:value-type="float">
            <text:p><text:s/>532 </text:p>
          </table:table-cell>
          <table:table-cell table:style-name="ce170" table:formula="of:=INT([.C37]/[.C$3])+ROUNDUP(([.C$6]/10)*MIN([.D37];[.F37]);0)" office:value-type="float" office:value="1024" calcext:value-type="float">
            <text:p><text:s/>1 024 </text:p>
          </table:table-cell>
          <table:table-cell table:style-name="ce176" table:formula="of:=[.H36]+INT([.AG36])" office:value-type="float" office:value="319" calcext:value-type="float">
            <text:p>319</text:p>
          </table:table-cell>
          <table:table-cell table:style-name="ce58" table:formula="of:=MAX(INT([.C$7]*[.B37]/10000);1)" office:value-type="float" office:value="319" calcext:value-type="float">
            <text:p>319</text:p>
          </table:table-cell>
          <table:table-cell table:style-name="ce58" table:formula="of:=MAX(INT([.C$7]*[.C37]/10000);1)" office:value-type="float" office:value="319" calcext:value-type="float">
            <text:p>319</text:p>
          </table:table-cell>
          <table:table-cell table:style-name="ce149" table:formula="of:=INT(([.C$9]/10)*MIN([.H37];INT([.B37]/[.C$7])))" office:value-type="float" office:value="319" calcext:value-type="float">
            <text:p>319</text:p>
          </table:table-cell>
          <table:table-cell table:style-name="ce183" table:formula="of:=[.L36]+[.R36]-[.W36]" office:value-type="float" office:value="2377.98" calcext:value-type="float">
            <text:p>2378</text:p>
          </table:table-cell>
          <table:table-cell table:style-name="ce186" table:formula="of:=[.M36]+[.S36]-[.X36]" office:value-type="float" office:value="1322.3" calcext:value-type="float">
            <text:p>1322</text:p>
          </table:table-cell>
          <table:table-cell table:style-name="ce189" table:formula="of:=[.N36]+[.T36]-[.Y36]-INT([.AC36]*[.H$3])" office:value-type="float" office:value="1.36999999999998" calcext:value-type="float">
            <text:p>1</text:p>
          </table:table-cell>
          <table:table-cell table:style-name="ce192" table:formula="of:=MAX(IF([.$H$6]=1;0.3;0.01);[.O$13]-INT([.AO36]/125)/100)" office:value-type="percentage" office:value="0.55" calcext:value-type="percentage">
            <text:p>55 %</text:p>
          </table:table-cell>
          <table:table-cell table:style-name="ce195" table:formula="of:=MAX(IF([.$H$6]=1;0.3;0.01);[.P$13]-INT([.AP36]/125)/100)" office:value-type="percentage" office:value="0.3" calcext:value-type="percentage">
            <text:p>30 %</text:p>
          </table:table-cell>
          <table:table-cell table:style-name="ce198" table:formula="of:=MAX(IF([.$H$6]=1;0.3;0.01);[.Q$13]-INT([.AQ36]/125)/100)" office:value-type="percentage" office:value="0.41" calcext:value-type="percentage">
            <text:p>41 %</text:p>
          </table:table-cell>
          <table:table-cell table:style-name="ce201" table:formula="of:=[.O37]*[.$K37]" office:value-type="float" office:value="175.45" calcext:value-type="float">
            <text:p>175,45</text:p>
          </table:table-cell>
          <table:table-cell table:style-name="ce204" table:formula="of:=[.P37]*[.$K37]" office:value-type="float" office:value="95.7" calcext:value-type="float">
            <text:p>95,70</text:p>
          </table:table-cell>
          <table:table-cell table:style-name="ce207" table:formula="of:=[.Q37]*[.$K37]" office:value-type="float" office:value="130.79" calcext:value-type="float">
            <text:p>130,79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37]&gt;[.G37];[.V37]&gt;[.B37];[.W37]&gt;[.L37]+[.R37];[.X37]&gt;[.M37]+[.S37];[.Y37]&gt;[.N37]+[.T37]);&quot;Too Many&quot;;&quot;&quot;)">
            <text:p/>
          </table:table-cell>
          <table:table-cell table:style-name="ce146" table:formula="of:=MAX(IF([.AH36]=0;([.G37]*(1-[.H$9]))+[.AD36];([.G37]*(1-[.H$9]))-([.C$8]-[.AH36]))-[.U37];0)" office:value-type="float" office:value="1024" calcext:value-type="float">
            <text:p>1024</text:p>
          </table:table-cell>
          <table:table-cell table:style-name="ce221" table:formula="of:=MIN([.H$7];MAX(0;[.E38]-[.D37]))" office:value-type="float" office:value="61" calcext:value-type="float">
            <text:p><text:s/>61,0 </text:p>
          </table:table-cell>
          <table:table-cell table:style-name="ce221" table:formula="of:=MIN([.AA37]/[.C$5];[.AB37];INT(([.N37]+[.T37]-[.Y37])/[.$H$3]))" office:value-type="float" office:value="33" calcext:value-type="float">
            <text:p><text:s/>33,0 </text:p>
          </table:table-cell>
          <table:table-cell table:style-name="ce223" table:formula="of:=ROUND(([.AC37]-INT([.AC37]))*[.C$5];0)" office:value-type="float" office:value="0" calcext:value-type="float">
            <text:p>0</text:p>
          </table:table-cell>
          <table:table-cell table:style-name="ce146" table:formula="of:=MAX([.AA37]-([.C$5]*[.AC37])+[.AH36];0)" office:value-type="float" office:value="694" calcext:value-type="float">
            <text:p>694</text:p>
          </table:table-cell>
          <table:table-cell table:style-name="ce221" table:formula="of:=MIN([.H$8];MAX(0;[.I38]-[.H37]))" office:value-type="float" office:value="12" calcext:value-type="float">
            <text:p><text:s/>12,0 </text:p>
          </table:table-cell>
          <table:table-cell table:style-name="ce221" table:formula="of:=MIN([.AF37];[.AE37]/[.C$8])" office:value-type="float" office:value="12" calcext:value-type="float">
            <text:p><text:s/>12,0 </text:p>
          </table:table-cell>
          <table:table-cell table:style-name="ce223" table:formula="of:=ROUND(([.AG37]-INT([.AG37]))*[.C$8];0)" office:value-type="float" office:value="0" calcext:value-type="float">
            <text:p>0</text:p>
          </table:table-cell>
          <table:table-cell table:style-name="ce225" table:formula="of:=([.AE37]-[.AG37]*[.C$8])+([.G38]*[.H$9])" office:value-type="float" office:value="634" calcext:value-type="float">
            <text:p><text:s/>634 </text:p>
          </table:table-cell>
          <table:table-cell table:style-name="ce166" table:formula="of:=[.AJ36]+[.AI37]" office:value-type="float" office:value="5058" calcext:value-type="float">
            <text:p><text:s/>5 058 </text:p>
          </table:table-cell>
          <table:table-cell table:style-name="ce228" table:formula="of:=[.B37]/[.H$5]" office:value-type="percentage" office:value="0.5325" calcext:value-type="percentage">
            <text:p>53,25 %</text:p>
          </table:table-cell>
          <table:table-cell table:style-name="ce24" table:formula="of:=IF([.C37]*4&lt;=[.H$5];[.J$2];IF([.C37]&gt;=[.H$5];0;[.J$2]*POWER(([.H$5]-[.C37])/(0.75*[.H$5]);2)))" office:value-type="percentage" office:value="0.0388544444444444" calcext:value-type="percentage">
            <text:p>3,89 %</text:p>
          </table:table-cell>
          <table:table-cell table:style-name="ce162" table:formula="of:=TRUNC([.AL37]*[.C37]+[.AN36];-2)" office:value-type="float" office:value="20700" calcext:value-type="float">
            <text:p><text:s/>20 700 </text:p>
          </table:table-cell>
          <table:table-cell table:style-name="ce235" table:formula="of:=([.AL37]*[.C37]+[.AN36])-TRUNC([.AL37]*[.C37]+[.AN36];-2)" office:value-type="float" office:value="49.418206222228" calcext:value-type="float">
            <text:p><text:s/>49 </text:p>
          </table:table-cell>
          <table:table-cell table:style-name="ce237" table:formula="of:=([.$H37]*[.O37])+[.AO36]" office:value-type="float" office:value="2111.43" calcext:value-type="float">
            <text:p>2111</text:p>
          </table:table-cell>
          <table:table-cell table:style-name="ce239" table:formula="of:=([.$H37]*[.P37])+[.AP36]" office:value-type="float" office:value="1017" calcext:value-type="float">
            <text:p>1017</text:p>
          </table:table-cell>
          <table:table-cell table:style-name="ce241" table:formula="of:=([.$H37]*[.Q37])+[.AQ36]" office:value-type="float" office:value="1572.16" calcext:value-type="float">
            <text:p>1572</text:p>
          </table:table-cell>
          <table:table-cell table:number-columns-repeated="981"/>
        </table:table-row>
        <table:table-row table:style-name="ro2">
          <table:table-cell table:style-name="ce32" table:formula="of:=[.A37]+1" office:value-type="float" office:value="2457" calcext:value-type="float">
            <text:p>2457</text:p>
          </table:table-cell>
          <table:table-cell table:style-name="ce153" table:formula="of:=[.C37]+[.AM37]" office:value-type="float" office:value="553200" calcext:value-type="float">
            <text:p><text:s/>553 200 </text:p>
          </table:table-cell>
          <table:table-cell table:style-name="ce157" table:formula="of:=[.B38]-[.V38]" office:value-type="float" office:value="553200" calcext:value-type="float">
            <text:p><text:s/>553 200 </text:p>
          </table:table-cell>
          <table:table-cell table:style-name="ce156" table:formula="of:=[.D37]+INT([.AC37])" office:value-type="float" office:value="525" calcext:value-type="float">
            <text:p><text:s/>525 </text:p>
          </table:table-cell>
          <table:table-cell table:style-name="ce162" table:formula="of:=MAX(INT([.C$4]*[.B38]/10000);1)" office:value-type="float" office:value="553" calcext:value-type="float">
            <text:p><text:s/>553 </text:p>
          </table:table-cell>
          <table:table-cell table:style-name="ce166" table:formula="of:=MAX(INT([.C$4]*[.C38]/10000);1)" office:value-type="float" office:value="553" calcext:value-type="float">
            <text:p><text:s/>553 </text:p>
          </table:table-cell>
          <table:table-cell table:style-name="ce170" table:formula="of:=INT([.C38]/[.C$3])+ROUNDUP(([.C$6]/10)*MIN([.D38];[.F38]);0)" office:value-type="float" office:value="1078" calcext:value-type="float">
            <text:p><text:s/>1 078 </text:p>
          </table:table-cell>
          <table:table-cell table:style-name="ce176" table:formula="of:=[.H37]+INT([.AG37])" office:value-type="float" office:value="331" calcext:value-type="float">
            <text:p>331</text:p>
          </table:table-cell>
          <table:table-cell table:style-name="ce58" table:formula="of:=MAX(INT([.C$7]*[.B38]/10000);1)" office:value-type="float" office:value="331" calcext:value-type="float">
            <text:p>331</text:p>
          </table:table-cell>
          <table:table-cell table:style-name="ce58" table:formula="of:=MAX(INT([.C$7]*[.C38]/10000);1)" office:value-type="float" office:value="331" calcext:value-type="float">
            <text:p>331</text:p>
          </table:table-cell>
          <table:table-cell table:style-name="ce149" table:formula="of:=INT(([.C$9]/10)*MIN([.H38];INT([.B38]/[.C$7])))" office:value-type="float" office:value="331" calcext:value-type="float">
            <text:p>331</text:p>
          </table:table-cell>
          <table:table-cell table:style-name="ce183" table:formula="of:=[.L37]+[.R37]-[.W37]" office:value-type="float" office:value="2553.43" calcext:value-type="float">
            <text:p>2553</text:p>
          </table:table-cell>
          <table:table-cell table:style-name="ce186" table:formula="of:=[.M37]+[.S37]-[.X37]" office:value-type="float" office:value="1418" calcext:value-type="float">
            <text:p>1418</text:p>
          </table:table-cell>
          <table:table-cell table:style-name="ce189" table:formula="of:=[.N37]+[.T37]-[.Y37]-INT([.AC37]*[.H$3])" office:value-type="float" office:value="0.159999999999997" calcext:value-type="float">
            <text:p>0</text:p>
          </table:table-cell>
          <table:table-cell table:style-name="ce192" table:formula="of:=MAX(IF([.$H$6]=1;0.3;0.01);[.O$13]-INT([.AO37]/125)/100)" office:value-type="percentage" office:value="0.54" calcext:value-type="percentage">
            <text:p>54 %</text:p>
          </table:table-cell>
          <table:table-cell table:style-name="ce195" table:formula="of:=MAX(IF([.$H$6]=1;0.3;0.01);[.P$13]-INT([.AP37]/125)/100)" office:value-type="percentage" office:value="0.3" calcext:value-type="percentage">
            <text:p>30 %</text:p>
          </table:table-cell>
          <table:table-cell table:style-name="ce198" table:formula="of:=MAX(IF([.$H$6]=1;0.3;0.01);[.Q$13]-INT([.AQ37]/125)/100)" office:value-type="percentage" office:value="0.4" calcext:value-type="percentage">
            <text:p>40 %</text:p>
          </table:table-cell>
          <table:table-cell table:style-name="ce201" table:formula="of:=[.O38]*[.$K38]" office:value-type="float" office:value="178.74" calcext:value-type="float">
            <text:p>178,74</text:p>
          </table:table-cell>
          <table:table-cell table:style-name="ce204" table:formula="of:=[.P38]*[.$K38]" office:value-type="float" office:value="99.3" calcext:value-type="float">
            <text:p>99,30</text:p>
          </table:table-cell>
          <table:table-cell table:style-name="ce207" table:formula="of:=[.Q38]*[.$K38]" office:value-type="float" office:value="132.4" calcext:value-type="float">
            <text:p>132,4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38]&gt;[.G38];[.V38]&gt;[.B38];[.W38]&gt;[.L38]+[.R38];[.X38]&gt;[.M38]+[.S38];[.Y38]&gt;[.N38]+[.T38]);&quot;Too Many&quot;;&quot;&quot;)">
            <text:p/>
          </table:table-cell>
          <table:table-cell table:style-name="ce146" table:formula="of:=MAX(IF([.AH37]=0;([.G38]*(1-[.H$9]))+[.AD37];([.G38]*(1-[.H$9]))-([.C$8]-[.AH37]))-[.U38];0)" office:value-type="float" office:value="1078" calcext:value-type="float">
            <text:p>1078</text:p>
          </table:table-cell>
          <table:table-cell table:style-name="ce221" table:formula="of:=MIN([.H$7];MAX(0;[.E39]-[.D38]))" office:value-type="float" office:value="47" calcext:value-type="float">
            <text:p><text:s/>47,0 </text:p>
          </table:table-cell>
          <table:table-cell table:style-name="ce221" table:formula="of:=MIN([.AA38]/[.C$5];[.AB38];INT(([.N38]+[.T38]-[.Y38])/[.$H$3]))" office:value-type="float" office:value="33" calcext:value-type="float">
            <text:p><text:s/>33,0 </text:p>
          </table:table-cell>
          <table:table-cell table:style-name="ce223" table:formula="of:=ROUND(([.AC38]-INT([.AC38]))*[.C$5];0)" office:value-type="float" office:value="0" calcext:value-type="float">
            <text:p>0</text:p>
          </table:table-cell>
          <table:table-cell table:style-name="ce146" table:formula="of:=MAX([.AA38]-([.C$5]*[.AC38])+[.AH37];0)" office:value-type="float" office:value="748" calcext:value-type="float">
            <text:p>748</text:p>
          </table:table-cell>
          <table:table-cell table:style-name="ce221" table:formula="of:=MIN([.H$8];MAX(0;[.I39]-[.H38]))" office:value-type="float" office:value="12" calcext:value-type="float">
            <text:p><text:s/>12,0 </text:p>
          </table:table-cell>
          <table:table-cell table:style-name="ce221" table:formula="of:=MIN([.AF38];[.AE38]/[.C$8])" office:value-type="float" office:value="12" calcext:value-type="float">
            <text:p><text:s/>12,0 </text:p>
          </table:table-cell>
          <table:table-cell table:style-name="ce223" table:formula="of:=ROUND(([.AG38]-INT([.AG38]))*[.C$8];0)" office:value-type="float" office:value="0" calcext:value-type="float">
            <text:p>0</text:p>
          </table:table-cell>
          <table:table-cell table:style-name="ce225" table:formula="of:=([.AE38]-[.AG38]*[.C$8])+([.G39]*[.H$9])" office:value-type="float" office:value="688" calcext:value-type="float">
            <text:p><text:s/>688 </text:p>
          </table:table-cell>
          <table:table-cell table:style-name="ce166" table:formula="of:=[.AJ37]+[.AI38]" office:value-type="float" office:value="5746" calcext:value-type="float">
            <text:p><text:s/>5 746 </text:p>
          </table:table-cell>
          <table:table-cell table:style-name="ce228" table:formula="of:=[.B38]/[.H$5]" office:value-type="percentage" office:value="0.5532" calcext:value-type="percentage">
            <text:p>55,32 %</text:p>
          </table:table-cell>
          <table:table-cell table:style-name="ce24" table:formula="of:=IF([.C38]*4&lt;=[.H$5];[.J$2];IF([.C38]&gt;=[.H$5];0;[.J$2]*POWER(([.H$5]-[.C38])/(0.75*[.H$5]);2)))" office:value-type="percentage" office:value="0.0354898204444444" calcext:value-type="percentage">
            <text:p>3,55 %</text:p>
          </table:table-cell>
          <table:table-cell table:style-name="ce162" table:formula="of:=TRUNC([.AL38]*[.C38]+[.AN37];-2)" office:value-type="float" office:value="19600" calcext:value-type="float">
            <text:p><text:s/>19 600 </text:p>
          </table:table-cell>
          <table:table-cell table:style-name="ce235" table:formula="of:=([.AL38]*[.C38]+[.AN37])-TRUNC([.AL38]*[.C38]+[.AN37];-2)" office:value-type="float" office:value="82.3868760888981" calcext:value-type="float">
            <text:p><text:s/>82 </text:p>
          </table:table-cell>
          <table:table-cell table:style-name="ce237" table:formula="of:=([.$H38]*[.O38])+[.AO37]" office:value-type="float" office:value="2290.17" calcext:value-type="float">
            <text:p>2290</text:p>
          </table:table-cell>
          <table:table-cell table:style-name="ce239" table:formula="of:=([.$H38]*[.P38])+[.AP37]" office:value-type="float" office:value="1116.3" calcext:value-type="float">
            <text:p>1116</text:p>
          </table:table-cell>
          <table:table-cell table:style-name="ce241" table:formula="of:=([.$H38]*[.Q38])+[.AQ37]" office:value-type="float" office:value="1704.56" calcext:value-type="float">
            <text:p>1705</text:p>
          </table:table-cell>
          <table:table-cell table:number-columns-repeated="981"/>
        </table:table-row>
        <table:table-row table:style-name="ro2">
          <table:table-cell table:style-name="ce32" table:formula="of:=[.A38]+1" office:value-type="float" office:value="2458" calcext:value-type="float">
            <text:p>2458</text:p>
          </table:table-cell>
          <table:table-cell table:style-name="ce153" table:formula="of:=[.C38]+[.AM38]" office:value-type="float" office:value="572800" calcext:value-type="float">
            <text:p><text:s/>572 800 </text:p>
          </table:table-cell>
          <table:table-cell table:style-name="ce157" table:formula="of:=[.B39]-[.V39]" office:value-type="float" office:value="572800" calcext:value-type="float">
            <text:p><text:s/>572 800 </text:p>
          </table:table-cell>
          <table:table-cell table:style-name="ce156" table:formula="of:=[.D38]+INT([.AC38])" office:value-type="float" office:value="558" calcext:value-type="float">
            <text:p><text:s/>558 </text:p>
          </table:table-cell>
          <table:table-cell table:style-name="ce162" table:formula="of:=MAX(INT([.C$4]*[.B39]/10000);1)" office:value-type="float" office:value="572" calcext:value-type="float">
            <text:p><text:s/>572 </text:p>
          </table:table-cell>
          <table:table-cell table:style-name="ce166" table:formula="of:=MAX(INT([.C$4]*[.C39]/10000);1)" office:value-type="float" office:value="572" calcext:value-type="float">
            <text:p><text:s/>572 </text:p>
          </table:table-cell>
          <table:table-cell table:style-name="ce170" table:formula="of:=INT([.C39]/[.C$3])+ROUNDUP(([.C$6]/10)*MIN([.D39];[.F39]);0)" office:value-type="float" office:value="1130" calcext:value-type="float">
            <text:p><text:s/>1 130 </text:p>
          </table:table-cell>
          <table:table-cell table:style-name="ce176" table:formula="of:=[.H38]+INT([.AG38])" office:value-type="float" office:value="343" calcext:value-type="float">
            <text:p>343</text:p>
          </table:table-cell>
          <table:table-cell table:style-name="ce58" table:formula="of:=MAX(INT([.C$7]*[.B39]/10000);1)" office:value-type="float" office:value="343" calcext:value-type="float">
            <text:p>343</text:p>
          </table:table-cell>
          <table:table-cell table:style-name="ce58" table:formula="of:=MAX(INT([.C$7]*[.C39]/10000);1)" office:value-type="float" office:value="343" calcext:value-type="float">
            <text:p>343</text:p>
          </table:table-cell>
          <table:table-cell table:style-name="ce149" table:formula="of:=INT(([.C$9]/10)*MIN([.H39];INT([.B39]/[.C$7])))" office:value-type="float" office:value="343" calcext:value-type="float">
            <text:p>343</text:p>
          </table:table-cell>
          <table:table-cell table:style-name="ce183" table:formula="of:=[.L38]+[.R38]-[.W38]" office:value-type="float" office:value="2732.17" calcext:value-type="float">
            <text:p>2732</text:p>
          </table:table-cell>
          <table:table-cell table:style-name="ce186" table:formula="of:=[.M38]+[.S38]-[.X38]" office:value-type="float" office:value="1517.3" calcext:value-type="float">
            <text:p>1517</text:p>
          </table:table-cell>
          <table:table-cell table:style-name="ce189" table:formula="of:=[.N38]+[.T38]-[.Y38]-INT([.AC38]*[.H$3])" office:value-type="float" office:value="0.560000000000002" calcext:value-type="float">
            <text:p>1</text:p>
          </table:table-cell>
          <table:table-cell table:style-name="ce192" table:formula="of:=MAX(IF([.$H$6]=1;0.3;0.01);[.O$13]-INT([.AO38]/125)/100)" office:value-type="percentage" office:value="0.52" calcext:value-type="percentage">
            <text:p>52 %</text:p>
          </table:table-cell>
          <table:table-cell table:style-name="ce195" table:formula="of:=MAX(IF([.$H$6]=1;0.3;0.01);[.P$13]-INT([.AP38]/125)/100)" office:value-type="percentage" office:value="0.3" calcext:value-type="percentage">
            <text:p>30 %</text:p>
          </table:table-cell>
          <table:table-cell table:style-name="ce198" table:formula="of:=MAX(IF([.$H$6]=1;0.3;0.01);[.Q$13]-INT([.AQ38]/125)/100)" office:value-type="percentage" office:value="0.39" calcext:value-type="percentage">
            <text:p>39 %</text:p>
          </table:table-cell>
          <table:table-cell table:style-name="ce201" table:formula="of:=[.O39]*[.$K39]" office:value-type="float" office:value="178.36" calcext:value-type="float">
            <text:p>178,36</text:p>
          </table:table-cell>
          <table:table-cell table:style-name="ce204" table:formula="of:=[.P39]*[.$K39]" office:value-type="float" office:value="102.9" calcext:value-type="float">
            <text:p>102,90</text:p>
          </table:table-cell>
          <table:table-cell table:style-name="ce207" table:formula="of:=[.Q39]*[.$K39]" office:value-type="float" office:value="133.77" calcext:value-type="float">
            <text:p>133,77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39]&gt;[.G39];[.V39]&gt;[.B39];[.W39]&gt;[.L39]+[.R39];[.X39]&gt;[.M39]+[.S39];[.Y39]&gt;[.N39]+[.T39]);&quot;Too Many&quot;;&quot;&quot;)">
            <text:p/>
          </table:table-cell>
          <table:table-cell table:style-name="ce146" table:formula="of:=MAX(IF([.AH38]=0;([.G39]*(1-[.H$9]))+[.AD38];([.G39]*(1-[.H$9]))-([.C$8]-[.AH38]))-[.U39];0)" office:value-type="float" office:value="1130" calcext:value-type="float">
            <text:p>1130</text:p>
          </table:table-cell>
          <table:table-cell table:style-name="ce221" table:formula="of:=MIN([.H$7];MAX(0;[.E40]-[.D39]))" office:value-type="float" office:value="33" calcext:value-type="float">
            <text:p><text:s/>33,0 </text:p>
          </table:table-cell>
          <table:table-cell table:style-name="ce221" table:formula="of:=MIN([.AA39]/[.C$5];[.AB39];INT(([.N39]+[.T39]-[.Y39])/[.$H$3]))" office:value-type="float" office:value="33" calcext:value-type="float">
            <text:p><text:s/>33,0 </text:p>
          </table:table-cell>
          <table:table-cell table:style-name="ce223" table:formula="of:=ROUND(([.AC39]-INT([.AC39]))*[.C$5];0)" office:value-type="float" office:value="0" calcext:value-type="float">
            <text:p>0</text:p>
          </table:table-cell>
          <table:table-cell table:style-name="ce146" table:formula="of:=MAX([.AA39]-([.C$5]*[.AC39])+[.AH38];0)" office:value-type="float" office:value="800" calcext:value-type="float">
            <text:p>800</text:p>
          </table:table-cell>
          <table:table-cell table:style-name="ce221" table:formula="of:=MIN([.H$8];MAX(0;[.I40]-[.H39]))" office:value-type="float" office:value="11" calcext:value-type="float">
            <text:p><text:s/>11,0 </text:p>
          </table:table-cell>
          <table:table-cell table:style-name="ce221" table:formula="of:=MIN([.AF39];[.AE39]/[.C$8])" office:value-type="float" office:value="11" calcext:value-type="float">
            <text:p><text:s/>11,0 </text:p>
          </table:table-cell>
          <table:table-cell table:style-name="ce223" table:formula="of:=ROUND(([.AG39]-INT([.AG39]))*[.C$8];0)" office:value-type="float" office:value="0" calcext:value-type="float">
            <text:p>0</text:p>
          </table:table-cell>
          <table:table-cell table:style-name="ce225" table:formula="of:=([.AE39]-[.AG39]*[.C$8])+([.G40]*[.H$9])" office:value-type="float" office:value="745" calcext:value-type="float">
            <text:p><text:s/>745 </text:p>
          </table:table-cell>
          <table:table-cell table:style-name="ce166" table:formula="of:=[.AJ38]+[.AI39]" office:value-type="float" office:value="6491" calcext:value-type="float">
            <text:p><text:s/>6 491 </text:p>
          </table:table-cell>
          <table:table-cell table:style-name="ce228" table:formula="of:=[.B39]/[.H$5]" office:value-type="percentage" office:value="0.5728" calcext:value-type="percentage">
            <text:p>57,28 %</text:p>
          </table:table-cell>
          <table:table-cell table:style-name="ce24" table:formula="of:=IF([.C39]*4&lt;=[.H$5];[.J$2];IF([.C39]&gt;=[.H$5];0;[.J$2]*POWER(([.H$5]-[.C39])/(0.75*[.H$5]);2)))" office:value-type="percentage" office:value="0.032444416" calcext:value-type="percentage">
            <text:p>3,24 %</text:p>
          </table:table-cell>
          <table:table-cell table:style-name="ce162" table:formula="of:=TRUNC([.AL39]*[.C39]+[.AN38];-2)" office:value-type="float" office:value="18600" calcext:value-type="float">
            <text:p><text:s/>18 600 </text:p>
          </table:table-cell>
          <table:table-cell table:style-name="ce235" table:formula="of:=([.AL39]*[.C39]+[.AN38])-TRUNC([.AL39]*[.C39]+[.AN38];-2)" office:value-type="float" office:value="66.5483608888972" calcext:value-type="float">
            <text:p><text:s/>67 </text:p>
          </table:table-cell>
          <table:table-cell table:style-name="ce237" table:formula="of:=([.$H39]*[.O39])+[.AO38]" office:value-type="float" office:value="2468.53" calcext:value-type="float">
            <text:p>2469</text:p>
          </table:table-cell>
          <table:table-cell table:style-name="ce239" table:formula="of:=([.$H39]*[.P39])+[.AP38]" office:value-type="float" office:value="1219.2" calcext:value-type="float">
            <text:p>1219</text:p>
          </table:table-cell>
          <table:table-cell table:style-name="ce241" table:formula="of:=([.$H39]*[.Q39])+[.AQ38]" office:value-type="float" office:value="1838.33" calcext:value-type="float">
            <text:p>1838</text:p>
          </table:table-cell>
          <table:table-cell table:number-columns-repeated="981"/>
        </table:table-row>
        <table:table-row table:style-name="ro2">
          <table:table-cell table:style-name="ce32" table:formula="of:=[.A39]+1" office:value-type="float" office:value="2459" calcext:value-type="float">
            <text:p>2459</text:p>
          </table:table-cell>
          <table:table-cell table:style-name="ce153" table:formula="of:=[.C39]+[.AM39]" office:value-type="float" office:value="591400" calcext:value-type="float">
            <text:p><text:s/>591 400 </text:p>
          </table:table-cell>
          <table:table-cell table:style-name="ce157" table:formula="of:=[.B40]-[.V40]" office:value-type="float" office:value="591400" calcext:value-type="float">
            <text:p><text:s/>591 400 </text:p>
          </table:table-cell>
          <table:table-cell table:style-name="ce156" table:formula="of:=[.D39]+INT([.AC39])" office:value-type="float" office:value="591" calcext:value-type="float">
            <text:p><text:s/>591 </text:p>
          </table:table-cell>
          <table:table-cell table:style-name="ce162" table:formula="of:=MAX(INT([.C$4]*[.B40]/10000);1)" office:value-type="float" office:value="591" calcext:value-type="float">
            <text:p><text:s/>591 </text:p>
          </table:table-cell>
          <table:table-cell table:style-name="ce166" table:formula="of:=MAX(INT([.C$4]*[.C40]/10000);1)" office:value-type="float" office:value="591" calcext:value-type="float">
            <text:p><text:s/>591 </text:p>
          </table:table-cell>
          <table:table-cell table:style-name="ce170" table:formula="of:=INT([.C40]/[.C$3])+ROUNDUP(([.C$6]/10)*MIN([.D40];[.F40]);0)" office:value-type="float" office:value="1182" calcext:value-type="float">
            <text:p><text:s/>1 182 </text:p>
          </table:table-cell>
          <table:table-cell table:style-name="ce176" table:formula="of:=[.H39]+INT([.AG39])" office:value-type="float" office:value="354" calcext:value-type="float">
            <text:p>354</text:p>
          </table:table-cell>
          <table:table-cell table:style-name="ce58" table:formula="of:=MAX(INT([.C$7]*[.B40]/10000);1)" office:value-type="float" office:value="354" calcext:value-type="float">
            <text:p>354</text:p>
          </table:table-cell>
          <table:table-cell table:style-name="ce58" table:formula="of:=MAX(INT([.C$7]*[.C40]/10000);1)" office:value-type="float" office:value="354" calcext:value-type="float">
            <text:p>354</text:p>
          </table:table-cell>
          <table:table-cell table:style-name="ce149" table:formula="of:=INT(([.C$9]/10)*MIN([.H40];INT([.B40]/[.C$7])))" office:value-type="float" office:value="354" calcext:value-type="float">
            <text:p>354</text:p>
          </table:table-cell>
          <table:table-cell table:style-name="ce183" table:formula="of:=[.L39]+[.R39]-[.W39]" office:value-type="float" office:value="2910.53" calcext:value-type="float">
            <text:p>2911</text:p>
          </table:table-cell>
          <table:table-cell table:style-name="ce186" table:formula="of:=[.M39]+[.S39]-[.X39]" office:value-type="float" office:value="1620.2" calcext:value-type="float">
            <text:p>1620</text:p>
          </table:table-cell>
          <table:table-cell table:style-name="ce189" table:formula="of:=[.N39]+[.T39]-[.Y39]-INT([.AC39]*[.H$3])" office:value-type="float" office:value="2.33000000000001" calcext:value-type="float">
            <text:p>2</text:p>
          </table:table-cell>
          <table:table-cell table:style-name="ce192" table:formula="of:=MAX(IF([.$H$6]=1;0.3;0.01);[.O$13]-INT([.AO39]/125)/100)" office:value-type="percentage" office:value="0.51" calcext:value-type="percentage">
            <text:p>51 %</text:p>
          </table:table-cell>
          <table:table-cell table:style-name="ce195" table:formula="of:=MAX(IF([.$H$6]=1;0.3;0.01);[.P$13]-INT([.AP39]/125)/100)" office:value-type="percentage" office:value="0.3" calcext:value-type="percentage">
            <text:p>30 %</text:p>
          </table:table-cell>
          <table:table-cell table:style-name="ce198" table:formula="of:=MAX(IF([.$H$6]=1;0.3;0.01);[.Q$13]-INT([.AQ39]/125)/100)" office:value-type="percentage" office:value="0.38" calcext:value-type="percentage">
            <text:p>38 %</text:p>
          </table:table-cell>
          <table:table-cell table:style-name="ce201" table:formula="of:=[.O40]*[.$K40]" office:value-type="float" office:value="180.54" calcext:value-type="float">
            <text:p>180,54</text:p>
          </table:table-cell>
          <table:table-cell table:style-name="ce204" table:formula="of:=[.P40]*[.$K40]" office:value-type="float" office:value="106.2" calcext:value-type="float">
            <text:p>106,20</text:p>
          </table:table-cell>
          <table:table-cell table:style-name="ce207" table:formula="of:=[.Q40]*[.$K40]" office:value-type="float" office:value="134.52" calcext:value-type="float">
            <text:p>134,52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40]&gt;[.G40];[.V40]&gt;[.B40];[.W40]&gt;[.L40]+[.R40];[.X40]&gt;[.M40]+[.S40];[.Y40]&gt;[.N40]+[.T40]);&quot;Too Many&quot;;&quot;&quot;)">
            <text:p/>
          </table:table-cell>
          <table:table-cell table:style-name="ce146" table:formula="of:=MAX(IF([.AH39]=0;([.G40]*(1-[.H$9]))+[.AD39];([.G40]*(1-[.H$9]))-([.C$8]-[.AH39]))-[.U40];0)" office:value-type="float" office:value="1182" calcext:value-type="float">
            <text:p>1182</text:p>
          </table:table-cell>
          <table:table-cell table:style-name="ce221" table:formula="of:=MIN([.H$7];MAX(0;[.E41]-[.D40]))" office:value-type="float" office:value="18" calcext:value-type="float">
            <text:p><text:s/>18,0 </text:p>
          </table:table-cell>
          <table:table-cell table:style-name="ce221" table:formula="of:=MIN([.AA40]/[.C$5];[.AB40];INT(([.N40]+[.T40]-[.Y40])/[.$H$3]))" office:value-type="float" office:value="18" calcext:value-type="float">
            <text:p><text:s/>18,0 </text:p>
          </table:table-cell>
          <table:table-cell table:style-name="ce223" table:formula="of:=ROUND(([.AC40]-INT([.AC40]))*[.C$5];0)" office:value-type="float" office:value="0" calcext:value-type="float">
            <text:p>0</text:p>
          </table:table-cell>
          <table:table-cell table:style-name="ce146" table:formula="of:=MAX([.AA40]-([.C$5]*[.AC40])+[.AH39];0)" office:value-type="float" office:value="1002" calcext:value-type="float">
            <text:p>1002</text:p>
          </table:table-cell>
          <table:table-cell table:style-name="ce221" table:formula="of:=MIN([.H$8];MAX(0;[.I41]-[.H40]))" office:value-type="float" office:value="11" calcext:value-type="float">
            <text:p><text:s/>11,0 </text:p>
          </table:table-cell>
          <table:table-cell table:style-name="ce221" table:formula="of:=MIN([.AF40];[.AE40]/[.C$8])" office:value-type="float" office:value="11" calcext:value-type="float">
            <text:p><text:s/>11,0 </text:p>
          </table:table-cell>
          <table:table-cell table:style-name="ce223" table:formula="of:=ROUND(([.AG40]-INT([.AG40]))*[.C$8];0)" office:value-type="float" office:value="0" calcext:value-type="float">
            <text:p>0</text:p>
          </table:table-cell>
          <table:table-cell table:style-name="ce225" table:formula="of:=([.AE40]-[.AG40]*[.C$8])+([.G41]*[.H$9])" office:value-type="float" office:value="947" calcext:value-type="float">
            <text:p><text:s/>947 </text:p>
          </table:table-cell>
          <table:table-cell table:style-name="ce166" table:formula="of:=[.AJ39]+[.AI40]" office:value-type="float" office:value="7438" calcext:value-type="float">
            <text:p><text:s/>7 438 </text:p>
          </table:table-cell>
          <table:table-cell table:style-name="ce228" table:formula="of:=[.B40]/[.H$5]" office:value-type="percentage" office:value="0.5914" calcext:value-type="percentage">
            <text:p>59,14 %</text:p>
          </table:table-cell>
          <table:table-cell table:style-name="ce24" table:formula="of:=IF([.C40]*4&lt;=[.H$5];[.J$2];IF([.C40]&gt;=[.H$5];0;[.J$2]*POWER(([.H$5]-[.C40])/(0.75*[.H$5]);2)))" office:value-type="percentage" office:value="0.029680704" calcext:value-type="percentage">
            <text:p>2,97 %</text:p>
          </table:table-cell>
          <table:table-cell table:style-name="ce162" table:formula="of:=TRUNC([.AL40]*[.C40]+[.AN39];-2)" office:value-type="float" office:value="17600" calcext:value-type="float">
            <text:p><text:s/>17 600 </text:p>
          </table:table-cell>
          <table:table-cell table:style-name="ce235" table:formula="of:=([.AL40]*[.C40]+[.AN39])-TRUNC([.AL40]*[.C40]+[.AN39];-2)" office:value-type="float" office:value="19.7167064888963" calcext:value-type="float">
            <text:p><text:s/>20 </text:p>
          </table:table-cell>
          <table:table-cell table:style-name="ce237" table:formula="of:=([.$H40]*[.O40])+[.AO39]" office:value-type="float" office:value="2649.07" calcext:value-type="float">
            <text:p>2649</text:p>
          </table:table-cell>
          <table:table-cell table:style-name="ce239" table:formula="of:=([.$H40]*[.P40])+[.AP39]" office:value-type="float" office:value="1325.4" calcext:value-type="float">
            <text:p>1325</text:p>
          </table:table-cell>
          <table:table-cell table:style-name="ce241" table:formula="of:=([.$H40]*[.Q40])+[.AQ39]" office:value-type="float" office:value="1972.85" calcext:value-type="float">
            <text:p>1973</text:p>
          </table:table-cell>
          <table:table-cell table:number-columns-repeated="981"/>
        </table:table-row>
        <table:table-row table:style-name="ro2">
          <table:table-cell table:style-name="ce32" table:formula="of:=[.A40]+1" office:value-type="float" office:value="2460" calcext:value-type="float">
            <text:p>2460</text:p>
          </table:table-cell>
          <table:table-cell table:style-name="ce153" table:formula="of:=[.C40]+[.AM40]" office:value-type="float" office:value="609000" calcext:value-type="float">
            <text:p><text:s/>609 000 </text:p>
          </table:table-cell>
          <table:table-cell table:style-name="ce157" table:formula="of:=[.B41]-[.V41]" office:value-type="float" office:value="609000" calcext:value-type="float">
            <text:p><text:s/>609 000 </text:p>
          </table:table-cell>
          <table:table-cell table:style-name="ce156" table:formula="of:=[.D40]+INT([.AC40])" office:value-type="float" office:value="609" calcext:value-type="float">
            <text:p><text:s/>609 </text:p>
          </table:table-cell>
          <table:table-cell table:style-name="ce162" table:formula="of:=MAX(INT([.C$4]*[.B41]/10000);1)" office:value-type="float" office:value="609" calcext:value-type="float">
            <text:p><text:s/>609 </text:p>
          </table:table-cell>
          <table:table-cell table:style-name="ce166" table:formula="of:=MAX(INT([.C$4]*[.C41]/10000);1)" office:value-type="float" office:value="609" calcext:value-type="float">
            <text:p><text:s/>609 </text:p>
          </table:table-cell>
          <table:table-cell table:style-name="ce170" table:formula="of:=INT([.C41]/[.C$3])+ROUNDUP(([.C$6]/10)*MIN([.D41];[.F41]);0)" office:value-type="float" office:value="1218" calcext:value-type="float">
            <text:p><text:s/>1 218 </text:p>
          </table:table-cell>
          <table:table-cell table:style-name="ce176" table:formula="of:=[.H40]+INT([.AG40])" office:value-type="float" office:value="365" calcext:value-type="float">
            <text:p>365</text:p>
          </table:table-cell>
          <table:table-cell table:style-name="ce58" table:formula="of:=MAX(INT([.C$7]*[.B41]/10000);1)" office:value-type="float" office:value="365" calcext:value-type="float">
            <text:p>365</text:p>
          </table:table-cell>
          <table:table-cell table:style-name="ce58" table:formula="of:=MAX(INT([.C$7]*[.C41]/10000);1)" office:value-type="float" office:value="365" calcext:value-type="float">
            <text:p>365</text:p>
          </table:table-cell>
          <table:table-cell table:style-name="ce149" table:formula="of:=INT(([.C$9]/10)*MIN([.H41];INT([.B41]/[.C$7])))" office:value-type="float" office:value="365" calcext:value-type="float">
            <text:p>365</text:p>
          </table:table-cell>
          <table:table-cell table:style-name="ce183" table:formula="of:=[.L40]+[.R40]-[.W40]" office:value-type="float" office:value="3091.07" calcext:value-type="float">
            <text:p>3091</text:p>
          </table:table-cell>
          <table:table-cell table:style-name="ce186" table:formula="of:=[.M40]+[.S40]-[.X40]" office:value-type="float" office:value="1726.4" calcext:value-type="float">
            <text:p>1726</text:p>
          </table:table-cell>
          <table:table-cell table:style-name="ce189" table:formula="of:=[.N40]+[.T40]-[.Y40]-INT([.AC40]*[.H$3])" office:value-type="float" office:value="64.85" calcext:value-type="float">
            <text:p>65</text:p>
          </table:table-cell>
          <table:table-cell table:style-name="ce192" table:formula="of:=MAX(IF([.$H$6]=1;0.3;0.01);[.O$13]-INT([.AO40]/125)/100)" office:value-type="percentage" office:value="0.49" calcext:value-type="percentage">
            <text:p>49 %</text:p>
          </table:table-cell>
          <table:table-cell table:style-name="ce195" table:formula="of:=MAX(IF([.$H$6]=1;0.3;0.01);[.P$13]-INT([.AP40]/125)/100)" office:value-type="percentage" office:value="0.3" calcext:value-type="percentage">
            <text:p>30 %</text:p>
          </table:table-cell>
          <table:table-cell table:style-name="ce198" table:formula="of:=MAX(IF([.$H$6]=1;0.3;0.01);[.Q$13]-INT([.AQ40]/125)/100)" office:value-type="percentage" office:value="0.37" calcext:value-type="percentage">
            <text:p>37 %</text:p>
          </table:table-cell>
          <table:table-cell table:style-name="ce201" table:formula="of:=[.O41]*[.$K41]" office:value-type="float" office:value="178.85" calcext:value-type="float">
            <text:p>178,85</text:p>
          </table:table-cell>
          <table:table-cell table:style-name="ce204" table:formula="of:=[.P41]*[.$K41]" office:value-type="float" office:value="109.5" calcext:value-type="float">
            <text:p>109,50</text:p>
          </table:table-cell>
          <table:table-cell table:style-name="ce207" table:formula="of:=[.Q41]*[.$K41]" office:value-type="float" office:value="135.05" calcext:value-type="float">
            <text:p>135,05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41]&gt;[.G41];[.V41]&gt;[.B41];[.W41]&gt;[.L41]+[.R41];[.X41]&gt;[.M41]+[.S41];[.Y41]&gt;[.N41]+[.T41]);&quot;Too Many&quot;;&quot;&quot;)">
            <text:p/>
          </table:table-cell>
          <table:table-cell table:style-name="ce146" table:formula="of:=MAX(IF([.AH40]=0;([.G41]*(1-[.H$9]))+[.AD40];([.G41]*(1-[.H$9]))-([.C$8]-[.AH40]))-[.U41];0)" office:value-type="float" office:value="1218" calcext:value-type="float">
            <text:p>1218</text:p>
          </table:table-cell>
          <table:table-cell table:style-name="ce221" table:formula="of:=MIN([.H$7];MAX(0;[.E42]-[.D41]))" office:value-type="float" office:value="16" calcext:value-type="float">
            <text:p><text:s/>16,0 </text:p>
          </table:table-cell>
          <table:table-cell table:style-name="ce221" table:formula="of:=MIN([.AA41]/[.C$5];[.AB41];INT(([.N41]+[.T41]-[.Y41])/[.$H$3]))" office:value-type="float" office:value="16" calcext:value-type="float">
            <text:p><text:s/>16,0 </text:p>
          </table:table-cell>
          <table:table-cell table:style-name="ce223" table:formula="of:=ROUND(([.AC41]-INT([.AC41]))*[.C$5];0)" office:value-type="float" office:value="0" calcext:value-type="float">
            <text:p>0</text:p>
          </table:table-cell>
          <table:table-cell table:style-name="ce146" table:formula="of:=MAX([.AA41]-([.C$5]*[.AC41])+[.AH40];0)" office:value-type="float" office:value="1058" calcext:value-type="float">
            <text:p>1058</text:p>
          </table:table-cell>
          <table:table-cell table:style-name="ce221" table:formula="of:=MIN([.H$8];MAX(0;[.I42]-[.H41]))" office:value-type="float" office:value="10" calcext:value-type="float">
            <text:p><text:s/>10,0 </text:p>
          </table:table-cell>
          <table:table-cell table:style-name="ce221" table:formula="of:=MIN([.AF41];[.AE41]/[.C$8])" office:value-type="float" office:value="10" calcext:value-type="float">
            <text:p><text:s/>10,0 </text:p>
          </table:table-cell>
          <table:table-cell table:style-name="ce223" table:formula="of:=ROUND(([.AG41]-INT([.AG41]))*[.C$8];0)" office:value-type="float" office:value="0" calcext:value-type="float">
            <text:p>0</text:p>
          </table:table-cell>
          <table:table-cell table:style-name="ce225" table:formula="of:=([.AE41]-[.AG41]*[.C$8])+([.G42]*[.H$9])" office:value-type="float" office:value="1008" calcext:value-type="float">
            <text:p><text:s/>1 008 </text:p>
          </table:table-cell>
          <table:table-cell table:style-name="ce166" table:formula="of:=[.AJ40]+[.AI41]" office:value-type="float" office:value="8446" calcext:value-type="float">
            <text:p><text:s/>8 446 </text:p>
          </table:table-cell>
          <table:table-cell table:style-name="ce228" table:formula="of:=[.B41]/[.H$5]" office:value-type="percentage" office:value="0.609" calcext:value-type="percentage">
            <text:p>60,90 %</text:p>
          </table:table-cell>
          <table:table-cell table:style-name="ce24" table:formula="of:=IF([.C41]*4&lt;=[.H$5];[.J$2];IF([.C41]&gt;=[.H$5];0;[.J$2]*POWER(([.H$5]-[.C41])/(0.75*[.H$5]);2)))" office:value-type="percentage" office:value="0.0271788444444444" calcext:value-type="percentage">
            <text:p>2,72 %</text:p>
          </table:table-cell>
          <table:table-cell table:style-name="ce162" table:formula="of:=TRUNC([.AL41]*[.C41]+[.AN40];-2)" office:value-type="float" office:value="16500" calcext:value-type="float">
            <text:p><text:s/>16 500 </text:p>
          </table:table-cell>
          <table:table-cell table:style-name="ce235" table:formula="of:=([.AL41]*[.C41]+[.AN40])-TRUNC([.AL41]*[.C41]+[.AN40];-2)" office:value-type="float" office:value="71.6329731555634" calcext:value-type="float">
            <text:p><text:s/>72 </text:p>
          </table:table-cell>
          <table:table-cell table:style-name="ce237" table:formula="of:=([.$H41]*[.O41])+[.AO40]" office:value-type="float" office:value="2827.92" calcext:value-type="float">
            <text:p>2828</text:p>
          </table:table-cell>
          <table:table-cell table:style-name="ce239" table:formula="of:=([.$H41]*[.P41])+[.AP40]" office:value-type="float" office:value="1434.9" calcext:value-type="float">
            <text:p>1435</text:p>
          </table:table-cell>
          <table:table-cell table:style-name="ce241" table:formula="of:=([.$H41]*[.Q41])+[.AQ40]" office:value-type="float" office:value="2107.9" calcext:value-type="float">
            <text:p>2108</text:p>
          </table:table-cell>
          <table:table-cell table:number-columns-repeated="981"/>
        </table:table-row>
        <table:table-row table:style-name="ro2">
          <table:table-cell table:style-name="ce32" table:formula="of:=[.A41]+1" office:value-type="float" office:value="2461" calcext:value-type="float">
            <text:p>2461</text:p>
          </table:table-cell>
          <table:table-cell table:style-name="ce153" table:formula="of:=[.C41]+[.AM41]" office:value-type="float" office:value="625500" calcext:value-type="float">
            <text:p><text:s/>625 500 </text:p>
          </table:table-cell>
          <table:table-cell table:style-name="ce157" table:formula="of:=[.B42]-[.V42]" office:value-type="float" office:value="625500" calcext:value-type="float">
            <text:p><text:s/>625 500 </text:p>
          </table:table-cell>
          <table:table-cell table:style-name="ce156" table:formula="of:=[.D41]+INT([.AC41])" office:value-type="float" office:value="625" calcext:value-type="float">
            <text:p><text:s/>625 </text:p>
          </table:table-cell>
          <table:table-cell table:style-name="ce162" table:formula="of:=MAX(INT([.C$4]*[.B42]/10000);1)" office:value-type="float" office:value="625" calcext:value-type="float">
            <text:p><text:s/>625 </text:p>
          </table:table-cell>
          <table:table-cell table:style-name="ce166" table:formula="of:=MAX(INT([.C$4]*[.C42]/10000);1)" office:value-type="float" office:value="625" calcext:value-type="float">
            <text:p><text:s/>625 </text:p>
          </table:table-cell>
          <table:table-cell table:style-name="ce170" table:formula="of:=INT([.C42]/[.C$3])+ROUNDUP(([.C$6]/10)*MIN([.D42];[.F42]);0)" office:value-type="float" office:value="1250" calcext:value-type="float">
            <text:p><text:s/>1 250 </text:p>
          </table:table-cell>
          <table:table-cell table:style-name="ce176" table:formula="of:=[.H41]+INT([.AG41])" office:value-type="float" office:value="375" calcext:value-type="float">
            <text:p>375</text:p>
          </table:table-cell>
          <table:table-cell table:style-name="ce58" table:formula="of:=MAX(INT([.C$7]*[.B42]/10000);1)" office:value-type="float" office:value="375" calcext:value-type="float">
            <text:p>375</text:p>
          </table:table-cell>
          <table:table-cell table:style-name="ce58" table:formula="of:=MAX(INT([.C$7]*[.C42]/10000);1)" office:value-type="float" office:value="375" calcext:value-type="float">
            <text:p>375</text:p>
          </table:table-cell>
          <table:table-cell table:style-name="ce149" table:formula="of:=INT(([.C$9]/10)*MIN([.H42];INT([.B42]/[.C$7])))" office:value-type="float" office:value="375" calcext:value-type="float">
            <text:p>375</text:p>
          </table:table-cell>
          <table:table-cell table:style-name="ce183" table:formula="of:=[.L41]+[.R41]-[.W41]" office:value-type="float" office:value="3269.92" calcext:value-type="float">
            <text:p>3270</text:p>
          </table:table-cell>
          <table:table-cell table:style-name="ce186" table:formula="of:=[.M41]+[.S41]-[.X41]" office:value-type="float" office:value="1835.9" calcext:value-type="float">
            <text:p>1836</text:p>
          </table:table-cell>
          <table:table-cell table:style-name="ce189" table:formula="of:=[.N41]+[.T41]-[.Y41]-INT([.AC41]*[.H$3])" office:value-type="float" office:value="135.9" calcext:value-type="float">
            <text:p>136</text:p>
          </table:table-cell>
          <table:table-cell table:style-name="ce192" table:formula="of:=MAX(IF([.$H$6]=1;0.3;0.01);[.O$13]-INT([.AO41]/125)/100)" office:value-type="percentage" office:value="0.48" calcext:value-type="percentage">
            <text:p>48 %</text:p>
          </table:table-cell>
          <table:table-cell table:style-name="ce195" table:formula="of:=MAX(IF([.$H$6]=1;0.3;0.01);[.P$13]-INT([.AP41]/125)/100)" office:value-type="percentage" office:value="0.3" calcext:value-type="percentage">
            <text:p>30 %</text:p>
          </table:table-cell>
          <table:table-cell table:style-name="ce198" table:formula="of:=MAX(IF([.$H$6]=1;0.3;0.01);[.Q$13]-INT([.AQ41]/125)/100)" office:value-type="percentage" office:value="0.36" calcext:value-type="percentage">
            <text:p>36 %</text:p>
          </table:table-cell>
          <table:table-cell table:style-name="ce201" table:formula="of:=[.O42]*[.$K42]" office:value-type="float" office:value="180" calcext:value-type="float">
            <text:p>180,00</text:p>
          </table:table-cell>
          <table:table-cell table:style-name="ce204" table:formula="of:=[.P42]*[.$K42]" office:value-type="float" office:value="112.5" calcext:value-type="float">
            <text:p>112,50</text:p>
          </table:table-cell>
          <table:table-cell table:style-name="ce207" table:formula="of:=[.Q42]*[.$K42]" office:value-type="float" office:value="135" calcext:value-type="float">
            <text:p>135,0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42]&gt;[.G42];[.V42]&gt;[.B42];[.W42]&gt;[.L42]+[.R42];[.X42]&gt;[.M42]+[.S42];[.Y42]&gt;[.N42]+[.T42]);&quot;Too Many&quot;;&quot;&quot;)">
            <text:p/>
          </table:table-cell>
          <table:table-cell table:style-name="ce146" table:formula="of:=MAX(IF([.AH41]=0;([.G42]*(1-[.H$9]))+[.AD41];([.G42]*(1-[.H$9]))-([.C$8]-[.AH41]))-[.U42];0)" office:value-type="float" office:value="1250" calcext:value-type="float">
            <text:p>1250</text:p>
          </table:table-cell>
          <table:table-cell table:style-name="ce221" table:formula="of:=MIN([.H$7];MAX(0;[.E43]-[.D42]))" office:value-type="float" office:value="16" calcext:value-type="float">
            <text:p><text:s/>16,0 </text:p>
          </table:table-cell>
          <table:table-cell table:style-name="ce221" table:formula="of:=MIN([.AA42]/[.C$5];[.AB42];INT(([.N42]+[.T42]-[.Y42])/[.$H$3]))" office:value-type="float" office:value="16" calcext:value-type="float">
            <text:p><text:s/>16,0 </text:p>
          </table:table-cell>
          <table:table-cell table:style-name="ce223" table:formula="of:=ROUND(([.AC42]-INT([.AC42]))*[.C$5];0)" office:value-type="float" office:value="0" calcext:value-type="float">
            <text:p>0</text:p>
          </table:table-cell>
          <table:table-cell table:style-name="ce146" table:formula="of:=MAX([.AA42]-([.C$5]*[.AC42])+[.AH41];0)" office:value-type="float" office:value="1090" calcext:value-type="float">
            <text:p>1090</text:p>
          </table:table-cell>
          <table:table-cell table:style-name="ce221" table:formula="of:=MIN([.H$8];MAX(0;[.I43]-[.H42]))" office:value-type="float" office:value="9" calcext:value-type="float">
            <text:p><text:s/>9,0 </text:p>
          </table:table-cell>
          <table:table-cell table:style-name="ce221" table:formula="of:=MIN([.AF42];[.AE42]/[.C$8])" office:value-type="float" office:value="9" calcext:value-type="float">
            <text:p><text:s/>9,0 </text:p>
          </table:table-cell>
          <table:table-cell table:style-name="ce223" table:formula="of:=ROUND(([.AG42]-INT([.AG42]))*[.C$8];0)" office:value-type="float" office:value="0" calcext:value-type="float">
            <text:p>0</text:p>
          </table:table-cell>
          <table:table-cell table:style-name="ce225" table:formula="of:=([.AE42]-[.AG42]*[.C$8])+([.G43]*[.H$9])" office:value-type="float" office:value="1045" calcext:value-type="float">
            <text:p><text:s/>1 045 </text:p>
          </table:table-cell>
          <table:table-cell table:style-name="ce166" table:formula="of:=[.AJ41]+[.AI42]" office:value-type="float" office:value="9491" calcext:value-type="float">
            <text:p><text:s/>9 491 </text:p>
          </table:table-cell>
          <table:table-cell table:style-name="ce228" table:formula="of:=[.B42]/[.H$5]" office:value-type="percentage" office:value="0.6255" calcext:value-type="percentage">
            <text:p>62,55 %</text:p>
          </table:table-cell>
          <table:table-cell table:style-name="ce24" table:formula="of:=IF([.C42]*4&lt;=[.H$5];[.J$2];IF([.C42]&gt;=[.H$5];0;[.J$2]*POWER(([.H$5]-[.C42])/(0.75*[.H$5]);2)))" office:value-type="percentage" office:value="0.0249333777777778" calcext:value-type="percentage">
            <text:p>2,49 %</text:p>
          </table:table-cell>
          <table:table-cell table:style-name="ce162" table:formula="of:=TRUNC([.AL42]*[.C42]+[.AN41];-2)" office:value-type="float" office:value="15600" calcext:value-type="float">
            <text:p><text:s/>15 600 </text:p>
          </table:table-cell>
          <table:table-cell table:style-name="ce235" table:formula="of:=([.AL42]*[.C42]+[.AN41])-TRUNC([.AL42]*[.C42]+[.AN41];-2)" office:value-type="float" office:value="67.4607731555643" calcext:value-type="float">
            <text:p><text:s/>67 </text:p>
          </table:table-cell>
          <table:table-cell table:style-name="ce237" table:formula="of:=([.$H42]*[.O42])+[.AO41]" office:value-type="float" office:value="3007.92" calcext:value-type="float">
            <text:p>3008</text:p>
          </table:table-cell>
          <table:table-cell table:style-name="ce239" table:formula="of:=([.$H42]*[.P42])+[.AP41]" office:value-type="float" office:value="1547.4" calcext:value-type="float">
            <text:p>1547</text:p>
          </table:table-cell>
          <table:table-cell table:style-name="ce241" table:formula="of:=([.$H42]*[.Q42])+[.AQ41]" office:value-type="float" office:value="2242.9" calcext:value-type="float">
            <text:p>2243</text:p>
          </table:table-cell>
          <table:table-cell table:number-columns-repeated="981"/>
        </table:table-row>
        <table:table-row table:style-name="ro2">
          <table:table-cell table:style-name="ce32" table:formula="of:=[.A42]+1" office:value-type="float" office:value="2462" calcext:value-type="float">
            <text:p>2462</text:p>
          </table:table-cell>
          <table:table-cell table:style-name="ce153" table:formula="of:=[.C42]+[.AM42]" office:value-type="float" office:value="641100" calcext:value-type="float">
            <text:p><text:s/>641 100 </text:p>
          </table:table-cell>
          <table:table-cell table:style-name="ce157" table:formula="of:=[.B43]-[.V43]" office:value-type="float" office:value="641100" calcext:value-type="float">
            <text:p><text:s/>641 100 </text:p>
          </table:table-cell>
          <table:table-cell table:style-name="ce156" table:formula="of:=[.D42]+INT([.AC42])" office:value-type="float" office:value="641" calcext:value-type="float">
            <text:p><text:s/>641 </text:p>
          </table:table-cell>
          <table:table-cell table:style-name="ce162" table:formula="of:=MAX(INT([.C$4]*[.B43]/10000);1)" office:value-type="float" office:value="641" calcext:value-type="float">
            <text:p><text:s/>641 </text:p>
          </table:table-cell>
          <table:table-cell table:style-name="ce166" table:formula="of:=MAX(INT([.C$4]*[.C43]/10000);1)" office:value-type="float" office:value="641" calcext:value-type="float">
            <text:p><text:s/>641 </text:p>
          </table:table-cell>
          <table:table-cell table:style-name="ce170" table:formula="of:=INT([.C43]/[.C$3])+ROUNDUP(([.C$6]/10)*MIN([.D43];[.F43]);0)" office:value-type="float" office:value="1282" calcext:value-type="float">
            <text:p><text:s/>1 282 </text:p>
          </table:table-cell>
          <table:table-cell table:style-name="ce176" table:formula="of:=[.H42]+INT([.AG42])" office:value-type="float" office:value="384" calcext:value-type="float">
            <text:p>384</text:p>
          </table:table-cell>
          <table:table-cell table:style-name="ce58" table:formula="of:=MAX(INT([.C$7]*[.B43]/10000);1)" office:value-type="float" office:value="384" calcext:value-type="float">
            <text:p>384</text:p>
          </table:table-cell>
          <table:table-cell table:style-name="ce58" table:formula="of:=MAX(INT([.C$7]*[.C43]/10000);1)" office:value-type="float" office:value="384" calcext:value-type="float">
            <text:p>384</text:p>
          </table:table-cell>
          <table:table-cell table:style-name="ce149" table:formula="of:=INT(([.C$9]/10)*MIN([.H43];INT([.B43]/[.C$7])))" office:value-type="float" office:value="384" calcext:value-type="float">
            <text:p>384</text:p>
          </table:table-cell>
          <table:table-cell table:style-name="ce183" table:formula="of:=[.L42]+[.R42]-[.W42]" office:value-type="float" office:value="3449.92" calcext:value-type="float">
            <text:p>3450</text:p>
          </table:table-cell>
          <table:table-cell table:style-name="ce186" table:formula="of:=[.M42]+[.S42]-[.X42]" office:value-type="float" office:value="1948.4" calcext:value-type="float">
            <text:p>1948</text:p>
          </table:table-cell>
          <table:table-cell table:style-name="ce189" table:formula="of:=[.N42]+[.T42]-[.Y42]-INT([.AC42]*[.H$3])" office:value-type="float" office:value="206.9" calcext:value-type="float">
            <text:p>207</text:p>
          </table:table-cell>
          <table:table-cell table:style-name="ce192" table:formula="of:=MAX(IF([.$H$6]=1;0.3;0.01);[.O$13]-INT([.AO42]/125)/100)" office:value-type="percentage" office:value="0.46" calcext:value-type="percentage">
            <text:p>46 %</text:p>
          </table:table-cell>
          <table:table-cell table:style-name="ce195" table:formula="of:=MAX(IF([.$H$6]=1;0.3;0.01);[.P$13]-INT([.AP42]/125)/100)" office:value-type="percentage" office:value="0.3" calcext:value-type="percentage">
            <text:p>30 %</text:p>
          </table:table-cell>
          <table:table-cell table:style-name="ce198" table:formula="of:=MAX(IF([.$H$6]=1;0.3;0.01);[.Q$13]-INT([.AQ42]/125)/100)" office:value-type="percentage" office:value="0.35" calcext:value-type="percentage">
            <text:p>35 %</text:p>
          </table:table-cell>
          <table:table-cell table:style-name="ce201" table:formula="of:=[.O43]*[.$K43]" office:value-type="float" office:value="176.64" calcext:value-type="float">
            <text:p>176,64</text:p>
          </table:table-cell>
          <table:table-cell table:style-name="ce204" table:formula="of:=[.P43]*[.$K43]" office:value-type="float" office:value="115.2" calcext:value-type="float">
            <text:p>115,20</text:p>
          </table:table-cell>
          <table:table-cell table:style-name="ce207" table:formula="of:=[.Q43]*[.$K43]" office:value-type="float" office:value="134.4" calcext:value-type="float">
            <text:p>134,4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43]&gt;[.G43];[.V43]&gt;[.B43];[.W43]&gt;[.L43]+[.R43];[.X43]&gt;[.M43]+[.S43];[.Y43]&gt;[.N43]+[.T43]);&quot;Too Many&quot;;&quot;&quot;)">
            <text:p/>
          </table:table-cell>
          <table:table-cell table:style-name="ce146" table:formula="of:=MAX(IF([.AH42]=0;([.G43]*(1-[.H$9]))+[.AD42];([.G43]*(1-[.H$9]))-([.C$8]-[.AH42]))-[.U43];0)" office:value-type="float" office:value="1282" calcext:value-type="float">
            <text:p>1282</text:p>
          </table:table-cell>
          <table:table-cell table:style-name="ce221" table:formula="of:=MIN([.H$7];MAX(0;[.E44]-[.D43]))" office:value-type="float" office:value="14" calcext:value-type="float">
            <text:p><text:s/>14,0 </text:p>
          </table:table-cell>
          <table:table-cell table:style-name="ce221" table:formula="of:=MIN([.AA43]/[.C$5];[.AB43];INT(([.N43]+[.T43]-[.Y43])/[.$H$3]))" office:value-type="float" office:value="14" calcext:value-type="float">
            <text:p><text:s/>14,0 </text:p>
          </table:table-cell>
          <table:table-cell table:style-name="ce223" table:formula="of:=ROUND(([.AC43]-INT([.AC43]))*[.C$5];0)" office:value-type="float" office:value="0" calcext:value-type="float">
            <text:p>0</text:p>
          </table:table-cell>
          <table:table-cell table:style-name="ce146" table:formula="of:=MAX([.AA43]-([.C$5]*[.AC43])+[.AH42];0)" office:value-type="float" office:value="1142" calcext:value-type="float">
            <text:p>1142</text:p>
          </table:table-cell>
          <table:table-cell table:style-name="ce221" table:formula="of:=MIN([.H$8];MAX(0;[.I44]-[.H43]))" office:value-type="float" office:value="9" calcext:value-type="float">
            <text:p><text:s/>9,0 </text:p>
          </table:table-cell>
          <table:table-cell table:style-name="ce221" table:formula="of:=MIN([.AF43];[.AE43]/[.C$8])" office:value-type="float" office:value="9" calcext:value-type="float">
            <text:p><text:s/>9,0 </text:p>
          </table:table-cell>
          <table:table-cell table:style-name="ce223" table:formula="of:=ROUND(([.AG43]-INT([.AG43]))*[.C$8];0)" office:value-type="float" office:value="0" calcext:value-type="float">
            <text:p>0</text:p>
          </table:table-cell>
          <table:table-cell table:style-name="ce225" table:formula="of:=([.AE43]-[.AG43]*[.C$8])+([.G44]*[.H$9])" office:value-type="float" office:value="1097" calcext:value-type="float">
            <text:p><text:s/>1 097 </text:p>
          </table:table-cell>
          <table:table-cell table:style-name="ce166" table:formula="of:=[.AJ42]+[.AI43]" office:value-type="float" office:value="10588" calcext:value-type="float">
            <text:p><text:s/>10 588 </text:p>
          </table:table-cell>
          <table:table-cell table:style-name="ce228" table:formula="of:=[.B43]/[.H$5]" office:value-type="percentage" office:value="0.6411" calcext:value-type="percentage">
            <text:p>64,11 %</text:p>
          </table:table-cell>
          <table:table-cell table:style-name="ce24" table:formula="of:=IF([.C43]*4&lt;=[.H$5];[.J$2];IF([.C43]&gt;=[.H$5];0;[.J$2]*POWER(([.H$5]-[.C43])/(0.75*[.H$5]);2)))" office:value-type="percentage" office:value="0.0228994151111111" calcext:value-type="percentage">
            <text:p>2,29 %</text:p>
          </table:table-cell>
          <table:table-cell table:style-name="ce162" table:formula="of:=TRUNC([.AL43]*[.C43]+[.AN42];-2)" office:value-type="float" office:value="14700" calcext:value-type="float">
            <text:p><text:s/>14 700 </text:p>
          </table:table-cell>
          <table:table-cell table:style-name="ce235" table:formula="of:=([.AL43]*[.C43]+[.AN42])-TRUNC([.AL43]*[.C43]+[.AN42];-2)" office:value-type="float" office:value="48.2758008888995" calcext:value-type="float">
            <text:p><text:s/>48 </text:p>
          </table:table-cell>
          <table:table-cell table:style-name="ce237" table:formula="of:=([.$H43]*[.O43])+[.AO42]" office:value-type="float" office:value="3184.56" calcext:value-type="float">
            <text:p>3185</text:p>
          </table:table-cell>
          <table:table-cell table:style-name="ce239" table:formula="of:=([.$H43]*[.P43])+[.AP42]" office:value-type="float" office:value="1662.6" calcext:value-type="float">
            <text:p>1663</text:p>
          </table:table-cell>
          <table:table-cell table:style-name="ce241" table:formula="of:=([.$H43]*[.Q43])+[.AQ42]" office:value-type="float" office:value="2377.3" calcext:value-type="float">
            <text:p>2377</text:p>
          </table:table-cell>
          <table:table-cell table:number-columns-repeated="981"/>
        </table:table-row>
        <table:table-row table:style-name="ro2">
          <table:table-cell table:style-name="ce32" table:formula="of:=[.A43]+1" office:value-type="float" office:value="2463" calcext:value-type="float">
            <text:p>2463</text:p>
          </table:table-cell>
          <table:table-cell table:style-name="ce153" table:formula="of:=[.C43]+[.AM43]" office:value-type="float" office:value="655800" calcext:value-type="float">
            <text:p><text:s/>655 800 </text:p>
          </table:table-cell>
          <table:table-cell table:style-name="ce157" table:formula="of:=[.B44]-[.V44]" office:value-type="float" office:value="655800" calcext:value-type="float">
            <text:p><text:s/>655 800 </text:p>
          </table:table-cell>
          <table:table-cell table:style-name="ce156" table:formula="of:=[.D43]+INT([.AC43])" office:value-type="float" office:value="655" calcext:value-type="float">
            <text:p><text:s/>655 </text:p>
          </table:table-cell>
          <table:table-cell table:style-name="ce162" table:formula="of:=MAX(INT([.C$4]*[.B44]/10000);1)" office:value-type="float" office:value="655" calcext:value-type="float">
            <text:p><text:s/>655 </text:p>
          </table:table-cell>
          <table:table-cell table:style-name="ce166" table:formula="of:=MAX(INT([.C$4]*[.C44]/10000);1)" office:value-type="float" office:value="655" calcext:value-type="float">
            <text:p><text:s/>655 </text:p>
          </table:table-cell>
          <table:table-cell table:style-name="ce170" table:formula="of:=INT([.C44]/[.C$3])+ROUNDUP(([.C$6]/10)*MIN([.D44];[.F44]);0)" office:value-type="float" office:value="1310" calcext:value-type="float">
            <text:p><text:s/>1 310 </text:p>
          </table:table-cell>
          <table:table-cell table:style-name="ce176" table:formula="of:=[.H43]+INT([.AG43])" office:value-type="float" office:value="393" calcext:value-type="float">
            <text:p>393</text:p>
          </table:table-cell>
          <table:table-cell table:style-name="ce58" table:formula="of:=MAX(INT([.C$7]*[.B44]/10000);1)" office:value-type="float" office:value="393" calcext:value-type="float">
            <text:p>393</text:p>
          </table:table-cell>
          <table:table-cell table:style-name="ce58" table:formula="of:=MAX(INT([.C$7]*[.C44]/10000);1)" office:value-type="float" office:value="393" calcext:value-type="float">
            <text:p>393</text:p>
          </table:table-cell>
          <table:table-cell table:style-name="ce149" table:formula="of:=INT(([.C$9]/10)*MIN([.H44];INT([.B44]/[.C$7])))" office:value-type="float" office:value="393" calcext:value-type="float">
            <text:p>393</text:p>
          </table:table-cell>
          <table:table-cell table:style-name="ce183" table:formula="of:=[.L43]+[.R43]-[.W43]" office:value-type="float" office:value="3626.56" calcext:value-type="float">
            <text:p>3627</text:p>
          </table:table-cell>
          <table:table-cell table:style-name="ce186" table:formula="of:=[.M43]+[.S43]-[.X43]" office:value-type="float" office:value="2063.6" calcext:value-type="float">
            <text:p>2064</text:p>
          </table:table-cell>
          <table:table-cell table:style-name="ce189" table:formula="of:=[.N43]+[.T43]-[.Y43]-INT([.AC43]*[.H$3])" office:value-type="float" office:value="285.3" calcext:value-type="float">
            <text:p>285</text:p>
          </table:table-cell>
          <table:table-cell table:style-name="ce192" table:formula="of:=MAX(IF([.$H$6]=1;0.3;0.01);[.O$13]-INT([.AO43]/125)/100)" office:value-type="percentage" office:value="0.45" calcext:value-type="percentage">
            <text:p>45 %</text:p>
          </table:table-cell>
          <table:table-cell table:style-name="ce195" table:formula="of:=MAX(IF([.$H$6]=1;0.3;0.01);[.P$13]-INT([.AP43]/125)/100)" office:value-type="percentage" office:value="0.3" calcext:value-type="percentage">
            <text:p>30 %</text:p>
          </table:table-cell>
          <table:table-cell table:style-name="ce198" table:formula="of:=MAX(IF([.$H$6]=1;0.3;0.01);[.Q$13]-INT([.AQ43]/125)/100)" office:value-type="percentage" office:value="0.33" calcext:value-type="percentage">
            <text:p>33 %</text:p>
          </table:table-cell>
          <table:table-cell table:style-name="ce201" table:formula="of:=[.O44]*[.$K44]" office:value-type="float" office:value="176.85" calcext:value-type="float">
            <text:p>176,85</text:p>
          </table:table-cell>
          <table:table-cell table:style-name="ce204" table:formula="of:=[.P44]*[.$K44]" office:value-type="float" office:value="117.9" calcext:value-type="float">
            <text:p>117,90</text:p>
          </table:table-cell>
          <table:table-cell table:style-name="ce207" table:formula="of:=[.Q44]*[.$K44]" office:value-type="float" office:value="129.69" calcext:value-type="float">
            <text:p>129,69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44]&gt;[.G44];[.V44]&gt;[.B44];[.W44]&gt;[.L44]+[.R44];[.X44]&gt;[.M44]+[.S44];[.Y44]&gt;[.N44]+[.T44]);&quot;Too Many&quot;;&quot;&quot;)">
            <text:p/>
          </table:table-cell>
          <table:table-cell table:style-name="ce146" table:formula="of:=MAX(IF([.AH43]=0;([.G44]*(1-[.H$9]))+[.AD43];([.G44]*(1-[.H$9]))-([.C$8]-[.AH43]))-[.U44];0)" office:value-type="float" office:value="1310" calcext:value-type="float">
            <text:p>1310</text:p>
          </table:table-cell>
          <table:table-cell table:style-name="ce221" table:formula="of:=MIN([.H$7];MAX(0;[.E45]-[.D44]))" office:value-type="float" office:value="14" calcext:value-type="float">
            <text:p><text:s/>14,0 </text:p>
          </table:table-cell>
          <table:table-cell table:style-name="ce221" table:formula="of:=MIN([.AA44]/[.C$5];[.AB44];INT(([.N44]+[.T44]-[.Y44])/[.$H$3]))" office:value-type="float" office:value="14" calcext:value-type="float">
            <text:p><text:s/>14,0 </text:p>
          </table:table-cell>
          <table:table-cell table:style-name="ce223" table:formula="of:=ROUND(([.AC44]-INT([.AC44]))*[.C$5];0)" office:value-type="float" office:value="0" calcext:value-type="float">
            <text:p>0</text:p>
          </table:table-cell>
          <table:table-cell table:style-name="ce146" table:formula="of:=MAX([.AA44]-([.C$5]*[.AC44])+[.AH43];0)" office:value-type="float" office:value="1170" calcext:value-type="float">
            <text:p>1170</text:p>
          </table:table-cell>
          <table:table-cell table:style-name="ce221" table:formula="of:=MIN([.H$8];MAX(0;[.I45]-[.H44]))" office:value-type="float" office:value="8" calcext:value-type="float">
            <text:p><text:s/>8,0 </text:p>
          </table:table-cell>
          <table:table-cell table:style-name="ce221" table:formula="of:=MIN([.AF44];[.AE44]/[.C$8])" office:value-type="float" office:value="8" calcext:value-type="float">
            <text:p><text:s/>8,0 </text:p>
          </table:table-cell>
          <table:table-cell table:style-name="ce223" table:formula="of:=ROUND(([.AG44]-INT([.AG44]))*[.C$8];0)" office:value-type="float" office:value="0" calcext:value-type="float">
            <text:p>0</text:p>
          </table:table-cell>
          <table:table-cell table:style-name="ce225" table:formula="of:=([.AE44]-[.AG44]*[.C$8])+([.G45]*[.H$9])" office:value-type="float" office:value="1130" calcext:value-type="float">
            <text:p><text:s/>1 130 </text:p>
          </table:table-cell>
          <table:table-cell table:style-name="ce166" table:formula="of:=[.AJ43]+[.AI44]" office:value-type="float" office:value="11718" calcext:value-type="float">
            <text:p><text:s/>11 718 </text:p>
          </table:table-cell>
          <table:table-cell table:style-name="ce228" table:formula="of:=[.B44]/[.H$5]" office:value-type="percentage" office:value="0.6558" calcext:value-type="percentage">
            <text:p>65,58 %</text:p>
          </table:table-cell>
          <table:table-cell table:style-name="ce24" table:formula="of:=IF([.C44]*4&lt;=[.H$5];[.J$2];IF([.C44]&gt;=[.H$5];0;[.J$2]*POWER(([.H$5]-[.C44])/(0.75*[.H$5]);2)))" office:value-type="percentage" office:value="0.0210619804444444" calcext:value-type="percentage">
            <text:p>2,11 %</text:p>
          </table:table-cell>
          <table:table-cell table:style-name="ce162" table:formula="of:=TRUNC([.AL44]*[.C44]+[.AN43];-2)" office:value-type="float" office:value="13800" calcext:value-type="float">
            <text:p><text:s/>13 800 </text:p>
          </table:table-cell>
          <table:table-cell table:style-name="ce235" table:formula="of:=([.AL44]*[.C44]+[.AN43])-TRUNC([.AL44]*[.C44]+[.AN43];-2)" office:value-type="float" office:value="60.7225763555689" calcext:value-type="float">
            <text:p><text:s/>61 </text:p>
          </table:table-cell>
          <table:table-cell table:style-name="ce237" table:formula="of:=([.$H44]*[.O44])+[.AO43]" office:value-type="float" office:value="3361.41" calcext:value-type="float">
            <text:p>3361</text:p>
          </table:table-cell>
          <table:table-cell table:style-name="ce239" table:formula="of:=([.$H44]*[.P44])+[.AP43]" office:value-type="float" office:value="1780.5" calcext:value-type="float">
            <text:p>1781</text:p>
          </table:table-cell>
          <table:table-cell table:style-name="ce241" table:formula="of:=([.$H44]*[.Q44])+[.AQ43]" office:value-type="float" office:value="2506.99" calcext:value-type="float">
            <text:p>2507</text:p>
          </table:table-cell>
          <table:table-cell table:number-columns-repeated="981"/>
        </table:table-row>
        <table:table-row table:style-name="ro2">
          <table:table-cell table:style-name="ce32" table:formula="of:=[.A44]+1" office:value-type="float" office:value="2464" calcext:value-type="float">
            <text:p>2464</text:p>
          </table:table-cell>
          <table:table-cell table:style-name="ce153" table:formula="of:=[.C44]+[.AM44]" office:value-type="float" office:value="669600" calcext:value-type="float">
            <text:p><text:s/>669 600 </text:p>
          </table:table-cell>
          <table:table-cell table:style-name="ce157" table:formula="of:=[.B45]-[.V45]" office:value-type="float" office:value="669600" calcext:value-type="float">
            <text:p><text:s/>669 600 </text:p>
          </table:table-cell>
          <table:table-cell table:style-name="ce156" table:formula="of:=[.D44]+INT([.AC44])" office:value-type="float" office:value="669" calcext:value-type="float">
            <text:p><text:s/>669 </text:p>
          </table:table-cell>
          <table:table-cell table:style-name="ce162" table:formula="of:=MAX(INT([.C$4]*[.B45]/10000);1)" office:value-type="float" office:value="669" calcext:value-type="float">
            <text:p><text:s/>669 </text:p>
          </table:table-cell>
          <table:table-cell table:style-name="ce166" table:formula="of:=MAX(INT([.C$4]*[.C45]/10000);1)" office:value-type="float" office:value="669" calcext:value-type="float">
            <text:p><text:s/>669 </text:p>
          </table:table-cell>
          <table:table-cell table:style-name="ce170" table:formula="of:=INT([.C45]/[.C$3])+ROUNDUP(([.C$6]/10)*MIN([.D45];[.F45]);0)" office:value-type="float" office:value="1338" calcext:value-type="float">
            <text:p><text:s/>1 338 </text:p>
          </table:table-cell>
          <table:table-cell table:style-name="ce176" table:formula="of:=[.H44]+INT([.AG44])" office:value-type="float" office:value="401" calcext:value-type="float">
            <text:p>401</text:p>
          </table:table-cell>
          <table:table-cell table:style-name="ce58" table:formula="of:=MAX(INT([.C$7]*[.B45]/10000);1)" office:value-type="float" office:value="401" calcext:value-type="float">
            <text:p>401</text:p>
          </table:table-cell>
          <table:table-cell table:style-name="ce58" table:formula="of:=MAX(INT([.C$7]*[.C45]/10000);1)" office:value-type="float" office:value="401" calcext:value-type="float">
            <text:p>401</text:p>
          </table:table-cell>
          <table:table-cell table:style-name="ce149" table:formula="of:=INT(([.C$9]/10)*MIN([.H45];INT([.B45]/[.C$7])))" office:value-type="float" office:value="401" calcext:value-type="float">
            <text:p>401</text:p>
          </table:table-cell>
          <table:table-cell table:style-name="ce183" table:formula="of:=[.L44]+[.R44]-[.W44]" office:value-type="float" office:value="3803.41" calcext:value-type="float">
            <text:p>3803</text:p>
          </table:table-cell>
          <table:table-cell table:style-name="ce186" table:formula="of:=[.M44]+[.S44]-[.X44]" office:value-type="float" office:value="2181.5" calcext:value-type="float">
            <text:p>2182</text:p>
          </table:table-cell>
          <table:table-cell table:style-name="ce189" table:formula="of:=[.N44]+[.T44]-[.Y44]-INT([.AC44]*[.H$3])" office:value-type="float" office:value="358.99" calcext:value-type="float">
            <text:p>359</text:p>
          </table:table-cell>
          <table:table-cell table:style-name="ce192" table:formula="of:=MAX(IF([.$H$6]=1;0.3;0.01);[.O$13]-INT([.AO44]/125)/100)" office:value-type="percentage" office:value="0.44" calcext:value-type="percentage">
            <text:p>44 %</text:p>
          </table:table-cell>
          <table:table-cell table:style-name="ce195" table:formula="of:=MAX(IF([.$H$6]=1;0.3;0.01);[.P$13]-INT([.AP44]/125)/100)" office:value-type="percentage" office:value="0.3" calcext:value-type="percentage">
            <text:p>30 %</text:p>
          </table:table-cell>
          <table:table-cell table:style-name="ce198" table:formula="of:=MAX(IF([.$H$6]=1;0.3;0.01);[.Q$13]-INT([.AQ44]/125)/100)" office:value-type="percentage" office:value="0.32" calcext:value-type="percentage">
            <text:p>32 %</text:p>
          </table:table-cell>
          <table:table-cell table:style-name="ce201" table:formula="of:=[.O45]*[.$K45]" office:value-type="float" office:value="176.44" calcext:value-type="float">
            <text:p>176,44</text:p>
          </table:table-cell>
          <table:table-cell table:style-name="ce204" table:formula="of:=[.P45]*[.$K45]" office:value-type="float" office:value="120.3" calcext:value-type="float">
            <text:p>120,30</text:p>
          </table:table-cell>
          <table:table-cell table:style-name="ce207" table:formula="of:=[.Q45]*[.$K45]" office:value-type="float" office:value="128.32" calcext:value-type="float">
            <text:p>128,32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45]&gt;[.G45];[.V45]&gt;[.B45];[.W45]&gt;[.L45]+[.R45];[.X45]&gt;[.M45]+[.S45];[.Y45]&gt;[.N45]+[.T45]);&quot;Too Many&quot;;&quot;&quot;)">
            <text:p/>
          </table:table-cell>
          <table:table-cell table:style-name="ce146" table:formula="of:=MAX(IF([.AH44]=0;([.G45]*(1-[.H$9]))+[.AD44];([.G45]*(1-[.H$9]))-([.C$8]-[.AH44]))-[.U45];0)" office:value-type="float" office:value="1338" calcext:value-type="float">
            <text:p>1338</text:p>
          </table:table-cell>
          <table:table-cell table:style-name="ce221" table:formula="of:=MIN([.H$7];MAX(0;[.E46]-[.D45]))" office:value-type="float" office:value="13" calcext:value-type="float">
            <text:p><text:s/>13,0 </text:p>
          </table:table-cell>
          <table:table-cell table:style-name="ce221" table:formula="of:=MIN([.AA45]/[.C$5];[.AB45];INT(([.N45]+[.T45]-[.Y45])/[.$H$3]))" office:value-type="float" office:value="13" calcext:value-type="float">
            <text:p><text:s/>13,0 </text:p>
          </table:table-cell>
          <table:table-cell table:style-name="ce223" table:formula="of:=ROUND(([.AC45]-INT([.AC45]))*[.C$5];0)" office:value-type="float" office:value="0" calcext:value-type="float">
            <text:p>0</text:p>
          </table:table-cell>
          <table:table-cell table:style-name="ce146" table:formula="of:=MAX([.AA45]-([.C$5]*[.AC45])+[.AH44];0)" office:value-type="float" office:value="1208" calcext:value-type="float">
            <text:p>1208</text:p>
          </table:table-cell>
          <table:table-cell table:style-name="ce221" table:formula="of:=MIN([.H$8];MAX(0;[.I46]-[.H45]))" office:value-type="float" office:value="8" calcext:value-type="float">
            <text:p><text:s/>8,0 </text:p>
          </table:table-cell>
          <table:table-cell table:style-name="ce221" table:formula="of:=MIN([.AF45];[.AE45]/[.C$8])" office:value-type="float" office:value="8" calcext:value-type="float">
            <text:p><text:s/>8,0 </text:p>
          </table:table-cell>
          <table:table-cell table:style-name="ce223" table:formula="of:=ROUND(([.AG45]-INT([.AG45]))*[.C$8];0)" office:value-type="float" office:value="0" calcext:value-type="float">
            <text:p>0</text:p>
          </table:table-cell>
          <table:table-cell table:style-name="ce225" table:formula="of:=([.AE45]-[.AG45]*[.C$8])+([.G46]*[.H$9])" office:value-type="float" office:value="1168" calcext:value-type="float">
            <text:p><text:s/>1 168 </text:p>
          </table:table-cell>
          <table:table-cell table:style-name="ce166" table:formula="of:=[.AJ44]+[.AI45]" office:value-type="float" office:value="12886" calcext:value-type="float">
            <text:p><text:s/>12 886 </text:p>
          </table:table-cell>
          <table:table-cell table:style-name="ce228" table:formula="of:=[.B45]/[.H$5]" office:value-type="percentage" office:value="0.6696" calcext:value-type="percentage">
            <text:p>66,96 %</text:p>
          </table:table-cell>
          <table:table-cell table:style-name="ce24" table:formula="of:=IF([.C45]*4&lt;=[.H$5];[.J$2];IF([.C45]&gt;=[.H$5];0;[.J$2]*POWER(([.H$5]-[.C45])/(0.75*[.H$5]);2)))" office:value-type="percentage" office:value="0.0194069617777778" calcext:value-type="percentage">
            <text:p>1,94 %</text:p>
          </table:table-cell>
          <table:table-cell table:style-name="ce162" table:formula="of:=TRUNC([.AL45]*[.C45]+[.AN44];-2)" office:value-type="float" office:value="13000" calcext:value-type="float">
            <text:p><text:s/>13 000 </text:p>
          </table:table-cell>
          <table:table-cell table:style-name="ce235" table:formula="of:=([.AL45]*[.C45]+[.AN44])-TRUNC([.AL45]*[.C45]+[.AN44];-2)" office:value-type="float" office:value="55.6241827555696" calcext:value-type="float">
            <text:p><text:s/>56 </text:p>
          </table:table-cell>
          <table:table-cell table:style-name="ce237" table:formula="of:=([.$H45]*[.O45])+[.AO44]" office:value-type="float" office:value="3537.85" calcext:value-type="float">
            <text:p>3538</text:p>
          </table:table-cell>
          <table:table-cell table:style-name="ce239" table:formula="of:=([.$H45]*[.P45])+[.AP44]" office:value-type="float" office:value="1900.8" calcext:value-type="float">
            <text:p>1901</text:p>
          </table:table-cell>
          <table:table-cell table:style-name="ce241" table:formula="of:=([.$H45]*[.Q45])+[.AQ44]" office:value-type="float" office:value="2635.31" calcext:value-type="float">
            <text:p>2635</text:p>
          </table:table-cell>
          <table:table-cell table:number-columns-repeated="981"/>
        </table:table-row>
        <table:table-row table:style-name="ro2">
          <table:table-cell table:style-name="ce32" table:formula="of:=[.A45]+1" office:value-type="float" office:value="2465" calcext:value-type="float">
            <text:p>2465</text:p>
          </table:table-cell>
          <table:table-cell table:style-name="ce153" table:formula="of:=[.C45]+[.AM45]" office:value-type="float" office:value="682600" calcext:value-type="float">
            <text:p><text:s/>682 600 </text:p>
          </table:table-cell>
          <table:table-cell table:style-name="ce157" table:formula="of:=[.B46]-[.V46]" office:value-type="float" office:value="682600" calcext:value-type="float">
            <text:p><text:s/>682 600 </text:p>
          </table:table-cell>
          <table:table-cell table:style-name="ce156" table:formula="of:=[.D45]+INT([.AC45])" office:value-type="float" office:value="682" calcext:value-type="float">
            <text:p><text:s/>682 </text:p>
          </table:table-cell>
          <table:table-cell table:style-name="ce162" table:formula="of:=MAX(INT([.C$4]*[.B46]/10000);1)" office:value-type="float" office:value="682" calcext:value-type="float">
            <text:p><text:s/>682 </text:p>
          </table:table-cell>
          <table:table-cell table:style-name="ce166" table:formula="of:=MAX(INT([.C$4]*[.C46]/10000);1)" office:value-type="float" office:value="682" calcext:value-type="float">
            <text:p><text:s/>682 </text:p>
          </table:table-cell>
          <table:table-cell table:style-name="ce170" table:formula="of:=INT([.C46]/[.C$3])+ROUNDUP(([.C$6]/10)*MIN([.D46];[.F46]);0)" office:value-type="float" office:value="1364" calcext:value-type="float">
            <text:p><text:s/>1 364 </text:p>
          </table:table-cell>
          <table:table-cell table:style-name="ce176" table:formula="of:=[.H45]+INT([.AG45])" office:value-type="float" office:value="409" calcext:value-type="float">
            <text:p>409</text:p>
          </table:table-cell>
          <table:table-cell table:style-name="ce58" table:formula="of:=MAX(INT([.C$7]*[.B46]/10000);1)" office:value-type="float" office:value="409" calcext:value-type="float">
            <text:p>409</text:p>
          </table:table-cell>
          <table:table-cell table:style-name="ce58" table:formula="of:=MAX(INT([.C$7]*[.C46]/10000);1)" office:value-type="float" office:value="409" calcext:value-type="float">
            <text:p>409</text:p>
          </table:table-cell>
          <table:table-cell table:style-name="ce149" table:formula="of:=INT(([.C$9]/10)*MIN([.H46];INT([.B46]/[.C$7])))" office:value-type="float" office:value="409" calcext:value-type="float">
            <text:p>409</text:p>
          </table:table-cell>
          <table:table-cell table:style-name="ce183" table:formula="of:=[.L45]+[.R45]-[.W45]" office:value-type="float" office:value="3979.85" calcext:value-type="float">
            <text:p>3980</text:p>
          </table:table-cell>
          <table:table-cell table:style-name="ce186" table:formula="of:=[.M45]+[.S45]-[.X45]" office:value-type="float" office:value="2301.8" calcext:value-type="float">
            <text:p>2302</text:p>
          </table:table-cell>
          <table:table-cell table:style-name="ce189" table:formula="of:=[.N45]+[.T45]-[.Y45]-INT([.AC45]*[.H$3])" office:value-type="float" office:value="435.31" calcext:value-type="float">
            <text:p>435</text:p>
          </table:table-cell>
          <table:table-cell table:style-name="ce192" table:formula="of:=MAX(IF([.$H$6]=1;0.3;0.01);[.O$13]-INT([.AO45]/125)/100)" office:value-type="percentage" office:value="0.42" calcext:value-type="percentage">
            <text:p>42 %</text:p>
          </table:table-cell>
          <table:table-cell table:style-name="ce195" table:formula="of:=MAX(IF([.$H$6]=1;0.3;0.01);[.P$13]-INT([.AP45]/125)/100)" office:value-type="percentage" office:value="0.3" calcext:value-type="percentage">
            <text:p>30 %</text:p>
          </table:table-cell>
          <table:table-cell table:style-name="ce198" table:formula="of:=MAX(IF([.$H$6]=1;0.3;0.01);[.Q$13]-INT([.AQ45]/125)/100)" office:value-type="percentage" office:value="0.31" calcext:value-type="percentage">
            <text:p>31 %</text:p>
          </table:table-cell>
          <table:table-cell table:style-name="ce201" table:formula="of:=[.O46]*[.$K46]" office:value-type="float" office:value="171.78" calcext:value-type="float">
            <text:p>171,78</text:p>
          </table:table-cell>
          <table:table-cell table:style-name="ce204" table:formula="of:=[.P46]*[.$K46]" office:value-type="float" office:value="122.7" calcext:value-type="float">
            <text:p>122,70</text:p>
          </table:table-cell>
          <table:table-cell table:style-name="ce207" table:formula="of:=[.Q46]*[.$K46]" office:value-type="float" office:value="126.79" calcext:value-type="float">
            <text:p>126,79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46]&gt;[.G46];[.V46]&gt;[.B46];[.W46]&gt;[.L46]+[.R46];[.X46]&gt;[.M46]+[.S46];[.Y46]&gt;[.N46]+[.T46]);&quot;Too Many&quot;;&quot;&quot;)">
            <text:p/>
          </table:table-cell>
          <table:table-cell table:style-name="ce146" table:formula="of:=MAX(IF([.AH45]=0;([.G46]*(1-[.H$9]))+[.AD45];([.G46]*(1-[.H$9]))-([.C$8]-[.AH45]))-[.U46];0)" office:value-type="float" office:value="1364" calcext:value-type="float">
            <text:p>1364</text:p>
          </table:table-cell>
          <table:table-cell table:style-name="ce221" table:formula="of:=MIN([.H$7];MAX(0;[.E47]-[.D46]))" office:value-type="float" office:value="12" calcext:value-type="float">
            <text:p><text:s/>12,0 </text:p>
          </table:table-cell>
          <table:table-cell table:style-name="ce221" table:formula="of:=MIN([.AA46]/[.C$5];[.AB46];INT(([.N46]+[.T46]-[.Y46])/[.$H$3]))" office:value-type="float" office:value="12" calcext:value-type="float">
            <text:p><text:s/>12,0 </text:p>
          </table:table-cell>
          <table:table-cell table:style-name="ce223" table:formula="of:=ROUND(([.AC46]-INT([.AC46]))*[.C$5];0)" office:value-type="float" office:value="0" calcext:value-type="float">
            <text:p>0</text:p>
          </table:table-cell>
          <table:table-cell table:style-name="ce146" table:formula="of:=MAX([.AA46]-([.C$5]*[.AC46])+[.AH45];0)" office:value-type="float" office:value="1244" calcext:value-type="float">
            <text:p>1244</text:p>
          </table:table-cell>
          <table:table-cell table:style-name="ce221" table:formula="of:=MIN([.H$8];MAX(0;[.I47]-[.H46]))" office:value-type="float" office:value="7" calcext:value-type="float">
            <text:p><text:s/>7,0 </text:p>
          </table:table-cell>
          <table:table-cell table:style-name="ce221" table:formula="of:=MIN([.AF46];[.AE46]/[.C$8])" office:value-type="float" office:value="7" calcext:value-type="float">
            <text:p><text:s/>7,0 </text:p>
          </table:table-cell>
          <table:table-cell table:style-name="ce223" table:formula="of:=ROUND(([.AG46]-INT([.AG46]))*[.C$8];0)" office:value-type="float" office:value="0" calcext:value-type="float">
            <text:p>0</text:p>
          </table:table-cell>
          <table:table-cell table:style-name="ce225" table:formula="of:=([.AE46]-[.AG46]*[.C$8])+([.G47]*[.H$9])" office:value-type="float" office:value="1209" calcext:value-type="float">
            <text:p><text:s/>1 209 </text:p>
          </table:table-cell>
          <table:table-cell table:style-name="ce166" table:formula="of:=[.AJ45]+[.AI46]" office:value-type="float" office:value="14095" calcext:value-type="float">
            <text:p><text:s/>14 095 </text:p>
          </table:table-cell>
          <table:table-cell table:style-name="ce228" table:formula="of:=[.B46]/[.H$5]" office:value-type="percentage" office:value="0.6826" calcext:value-type="percentage">
            <text:p>68,26 %</text:p>
          </table:table-cell>
          <table:table-cell table:style-name="ce24" table:formula="of:=IF([.C46]*4&lt;=[.H$5];[.J$2];IF([.C46]&gt;=[.H$5];0;[.J$2]*POWER(([.H$5]-[.C46])/(0.75*[.H$5]);2)))" office:value-type="percentage" office:value="0.017909824" calcext:value-type="percentage">
            <text:p>1,79 %</text:p>
          </table:table-cell>
          <table:table-cell table:style-name="ce162" table:formula="of:=TRUNC([.AL46]*[.C46]+[.AN45];-2)" office:value-type="float" office:value="12200" calcext:value-type="float">
            <text:p><text:s/>12 200 </text:p>
          </table:table-cell>
          <table:table-cell table:style-name="ce235" table:formula="of:=([.AL46]*[.C46]+[.AN45])-TRUNC([.AL46]*[.C46]+[.AN45];-2)" office:value-type="float" office:value="80.8700451555706" calcext:value-type="float">
            <text:p><text:s/>81 </text:p>
          </table:table-cell>
          <table:table-cell table:style-name="ce237" table:formula="of:=([.$H46]*[.O46])+[.AO45]" office:value-type="float" office:value="3709.63" calcext:value-type="float">
            <text:p>3710</text:p>
          </table:table-cell>
          <table:table-cell table:style-name="ce239" table:formula="of:=([.$H46]*[.P46])+[.AP45]" office:value-type="float" office:value="2023.5" calcext:value-type="float">
            <text:p>2024</text:p>
          </table:table-cell>
          <table:table-cell table:style-name="ce241" table:formula="of:=([.$H46]*[.Q46])+[.AQ45]" office:value-type="float" office:value="2762.1" calcext:value-type="float">
            <text:p>2762</text:p>
          </table:table-cell>
          <table:table-cell table:number-columns-repeated="981"/>
        </table:table-row>
        <table:table-row table:style-name="ro2">
          <table:table-cell table:style-name="ce32" table:formula="of:=[.A46]+1" office:value-type="float" office:value="2466" calcext:value-type="float">
            <text:p>2466</text:p>
          </table:table-cell>
          <table:table-cell table:style-name="ce153" table:formula="of:=[.C46]+[.AM46]" office:value-type="float" office:value="694800" calcext:value-type="float">
            <text:p><text:s/>694 800 </text:p>
          </table:table-cell>
          <table:table-cell table:style-name="ce157" table:formula="of:=[.B47]-[.V47]" office:value-type="float" office:value="694800" calcext:value-type="float">
            <text:p><text:s/>694 800 </text:p>
          </table:table-cell>
          <table:table-cell table:style-name="ce156" table:formula="of:=[.D46]+INT([.AC46])" office:value-type="float" office:value="694" calcext:value-type="float">
            <text:p><text:s/>694 </text:p>
          </table:table-cell>
          <table:table-cell table:style-name="ce162" table:formula="of:=MAX(INT([.C$4]*[.B47]/10000);1)" office:value-type="float" office:value="694" calcext:value-type="float">
            <text:p><text:s/>694 </text:p>
          </table:table-cell>
          <table:table-cell table:style-name="ce166" table:formula="of:=MAX(INT([.C$4]*[.C47]/10000);1)" office:value-type="float" office:value="694" calcext:value-type="float">
            <text:p><text:s/>694 </text:p>
          </table:table-cell>
          <table:table-cell table:style-name="ce170" table:formula="of:=INT([.C47]/[.C$3])+ROUNDUP(([.C$6]/10)*MIN([.D47];[.F47]);0)" office:value-type="float" office:value="1388" calcext:value-type="float">
            <text:p><text:s/>1 388 </text:p>
          </table:table-cell>
          <table:table-cell table:style-name="ce176" table:formula="of:=[.H46]+INT([.AG46])" office:value-type="float" office:value="416" calcext:value-type="float">
            <text:p>416</text:p>
          </table:table-cell>
          <table:table-cell table:style-name="ce58" table:formula="of:=MAX(INT([.C$7]*[.B47]/10000);1)" office:value-type="float" office:value="416" calcext:value-type="float">
            <text:p>416</text:p>
          </table:table-cell>
          <table:table-cell table:style-name="ce58" table:formula="of:=MAX(INT([.C$7]*[.C47]/10000);1)" office:value-type="float" office:value="416" calcext:value-type="float">
            <text:p>416</text:p>
          </table:table-cell>
          <table:table-cell table:style-name="ce149" table:formula="of:=INT(([.C$9]/10)*MIN([.H47];INT([.B47]/[.C$7])))" office:value-type="float" office:value="416" calcext:value-type="float">
            <text:p>416</text:p>
          </table:table-cell>
          <table:table-cell table:style-name="ce183" table:formula="of:=[.L46]+[.R46]-[.W46]" office:value-type="float" office:value="4151.63" calcext:value-type="float">
            <text:p>4152</text:p>
          </table:table-cell>
          <table:table-cell table:style-name="ce186" table:formula="of:=[.M46]+[.S46]-[.X46]" office:value-type="float" office:value="2424.5" calcext:value-type="float">
            <text:p>2425</text:p>
          </table:table-cell>
          <table:table-cell table:style-name="ce189" table:formula="of:=[.N46]+[.T46]-[.Y46]-INT([.AC46]*[.H$3])" office:value-type="float" office:value="514.1" calcext:value-type="float">
            <text:p>514</text:p>
          </table:table-cell>
          <table:table-cell table:style-name="ce192" table:formula="of:=MAX(IF([.$H$6]=1;0.3;0.01);[.O$13]-INT([.AO46]/125)/100)" office:value-type="percentage" office:value="0.41" calcext:value-type="percentage">
            <text:p>41 %</text:p>
          </table:table-cell>
          <table:table-cell table:style-name="ce195" table:formula="of:=MAX(IF([.$H$6]=1;0.3;0.01);[.P$13]-INT([.AP46]/125)/100)" office:value-type="percentage" office:value="0.3" calcext:value-type="percentage">
            <text:p>30 %</text:p>
          </table:table-cell>
          <table:table-cell table:style-name="ce198" table:formula="of:=MAX(IF([.$H$6]=1;0.3;0.01);[.Q$13]-INT([.AQ46]/125)/100)" office:value-type="percentage" office:value="0.3" calcext:value-type="percentage">
            <text:p>30 %</text:p>
          </table:table-cell>
          <table:table-cell table:style-name="ce201" table:formula="of:=[.O47]*[.$K47]" office:value-type="float" office:value="170.56" calcext:value-type="float">
            <text:p>170,56</text:p>
          </table:table-cell>
          <table:table-cell table:style-name="ce204" table:formula="of:=[.P47]*[.$K47]" office:value-type="float" office:value="124.8" calcext:value-type="float">
            <text:p>124,80</text:p>
          </table:table-cell>
          <table:table-cell table:style-name="ce207" table:formula="of:=[.Q47]*[.$K47]" office:value-type="float" office:value="124.8" calcext:value-type="float">
            <text:p>124,8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47]&gt;[.G47];[.V47]&gt;[.B47];[.W47]&gt;[.L47]+[.R47];[.X47]&gt;[.M47]+[.S47];[.Y47]&gt;[.N47]+[.T47]);&quot;Too Many&quot;;&quot;&quot;)">
            <text:p/>
          </table:table-cell>
          <table:table-cell table:style-name="ce146" table:formula="of:=MAX(IF([.AH46]=0;([.G47]*(1-[.H$9]))+[.AD46];([.G47]*(1-[.H$9]))-([.C$8]-[.AH46]))-[.U47];0)" office:value-type="float" office:value="1388" calcext:value-type="float">
            <text:p>1388</text:p>
          </table:table-cell>
          <table:table-cell table:style-name="ce221" table:formula="of:=MIN([.H$7];MAX(0;[.E48]-[.D47]))" office:value-type="float" office:value="12" calcext:value-type="float">
            <text:p><text:s/>12,0 </text:p>
          </table:table-cell>
          <table:table-cell table:style-name="ce221" table:formula="of:=MIN([.AA47]/[.C$5];[.AB47];INT(([.N47]+[.T47]-[.Y47])/[.$H$3]))" office:value-type="float" office:value="12" calcext:value-type="float">
            <text:p><text:s/>12,0 </text:p>
          </table:table-cell>
          <table:table-cell table:style-name="ce223" table:formula="of:=ROUND(([.AC47]-INT([.AC47]))*[.C$5];0)" office:value-type="float" office:value="0" calcext:value-type="float">
            <text:p>0</text:p>
          </table:table-cell>
          <table:table-cell table:style-name="ce146" table:formula="of:=MAX([.AA47]-([.C$5]*[.AC47])+[.AH46];0)" office:value-type="float" office:value="1268" calcext:value-type="float">
            <text:p>1268</text:p>
          </table:table-cell>
          <table:table-cell table:style-name="ce221" table:formula="of:=MIN([.H$8];MAX(0;[.I48]-[.H47]))" office:value-type="float" office:value="7" calcext:value-type="float">
            <text:p><text:s/>7,0 </text:p>
          </table:table-cell>
          <table:table-cell table:style-name="ce221" table:formula="of:=MIN([.AF47];[.AE47]/[.C$8])" office:value-type="float" office:value="7" calcext:value-type="float">
            <text:p><text:s/>7,0 </text:p>
          </table:table-cell>
          <table:table-cell table:style-name="ce223" table:formula="of:=ROUND(([.AG47]-INT([.AG47]))*[.C$8];0)" office:value-type="float" office:value="0" calcext:value-type="float">
            <text:p>0</text:p>
          </table:table-cell>
          <table:table-cell table:style-name="ce225" table:formula="of:=([.AE47]-[.AG47]*[.C$8])+([.G48]*[.H$9])" office:value-type="float" office:value="1233" calcext:value-type="float">
            <text:p><text:s/>1 233 </text:p>
          </table:table-cell>
          <table:table-cell table:style-name="ce166" table:formula="of:=[.AJ46]+[.AI47]" office:value-type="float" office:value="15328" calcext:value-type="float">
            <text:p><text:s/>15 328 </text:p>
          </table:table-cell>
          <table:table-cell table:style-name="ce228" table:formula="of:=[.B47]/[.H$5]" office:value-type="percentage" office:value="0.6948" calcext:value-type="percentage">
            <text:p>69,48 %</text:p>
          </table:table-cell>
          <table:table-cell table:style-name="ce24" table:formula="of:=IF([.C47]*4&lt;=[.H$5];[.J$2];IF([.C47]&gt;=[.H$5];0;[.J$2]*POWER(([.H$5]-[.C47])/(0.75*[.H$5]);2)))" office:value-type="percentage" office:value="0.0165594737777778" calcext:value-type="percentage">
            <text:p>1,66 %</text:p>
          </table:table-cell>
          <table:table-cell table:style-name="ce162" table:formula="of:=TRUNC([.AL47]*[.C47]+[.AN46];-2)" office:value-type="float" office:value="11500" calcext:value-type="float">
            <text:p><text:s/>11 500 </text:p>
          </table:table-cell>
          <table:table-cell table:style-name="ce235" table:formula="of:=([.AL47]*[.C47]+[.AN46])-TRUNC([.AL47]*[.C47]+[.AN46];-2)" office:value-type="float" office:value="86.3924259555679" calcext:value-type="float">
            <text:p><text:s/>86 </text:p>
          </table:table-cell>
          <table:table-cell table:style-name="ce237" table:formula="of:=([.$H47]*[.O47])+[.AO46]" office:value-type="float" office:value="3880.19" calcext:value-type="float">
            <text:p>3880</text:p>
          </table:table-cell>
          <table:table-cell table:style-name="ce239" table:formula="of:=([.$H47]*[.P47])+[.AP46]" office:value-type="float" office:value="2148.3" calcext:value-type="float">
            <text:p>2148</text:p>
          </table:table-cell>
          <table:table-cell table:style-name="ce241" table:formula="of:=([.$H47]*[.Q47])+[.AQ46]" office:value-type="float" office:value="2886.9" calcext:value-type="float">
            <text:p>2887</text:p>
          </table:table-cell>
          <table:table-cell table:number-columns-repeated="981"/>
        </table:table-row>
        <table:table-row table:style-name="ro2">
          <table:table-cell table:style-name="ce32" table:formula="of:=[.A47]+1" office:value-type="float" office:value="2467" calcext:value-type="float">
            <text:p>2467</text:p>
          </table:table-cell>
          <table:table-cell table:style-name="ce153" table:formula="of:=[.C47]+[.AM47]" office:value-type="float" office:value="706300" calcext:value-type="float">
            <text:p><text:s/>706 300 </text:p>
          </table:table-cell>
          <table:table-cell table:style-name="ce157" table:formula="of:=[.B48]-[.V48]" office:value-type="float" office:value="706300" calcext:value-type="float">
            <text:p><text:s/>706 300 </text:p>
          </table:table-cell>
          <table:table-cell table:style-name="ce156" table:formula="of:=[.D47]+INT([.AC47])" office:value-type="float" office:value="706" calcext:value-type="float">
            <text:p><text:s/>706 </text:p>
          </table:table-cell>
          <table:table-cell table:style-name="ce162" table:formula="of:=MAX(INT([.C$4]*[.B48]/10000);1)" office:value-type="float" office:value="706" calcext:value-type="float">
            <text:p><text:s/>706 </text:p>
          </table:table-cell>
          <table:table-cell table:style-name="ce166" table:formula="of:=MAX(INT([.C$4]*[.C48]/10000);1)" office:value-type="float" office:value="706" calcext:value-type="float">
            <text:p><text:s/>706 </text:p>
          </table:table-cell>
          <table:table-cell table:style-name="ce170" table:formula="of:=INT([.C48]/[.C$3])+ROUNDUP(([.C$6]/10)*MIN([.D48];[.F48]);0)" office:value-type="float" office:value="1412" calcext:value-type="float">
            <text:p><text:s/>1 412 </text:p>
          </table:table-cell>
          <table:table-cell table:style-name="ce176" table:formula="of:=[.H47]+INT([.AG47])" office:value-type="float" office:value="423" calcext:value-type="float">
            <text:p>423</text:p>
          </table:table-cell>
          <table:table-cell table:style-name="ce58" table:formula="of:=MAX(INT([.C$7]*[.B48]/10000);1)" office:value-type="float" office:value="423" calcext:value-type="float">
            <text:p>423</text:p>
          </table:table-cell>
          <table:table-cell table:style-name="ce58" table:formula="of:=MAX(INT([.C$7]*[.C48]/10000);1)" office:value-type="float" office:value="423" calcext:value-type="float">
            <text:p>423</text:p>
          </table:table-cell>
          <table:table-cell table:style-name="ce149" table:formula="of:=INT(([.C$9]/10)*MIN([.H48];INT([.B48]/[.C$7])))" office:value-type="float" office:value="423" calcext:value-type="float">
            <text:p>423</text:p>
          </table:table-cell>
          <table:table-cell table:style-name="ce183" table:formula="of:=[.L47]+[.R47]-[.W47]" office:value-type="float" office:value="4322.19" calcext:value-type="float">
            <text:p>4322</text:p>
          </table:table-cell>
          <table:table-cell table:style-name="ce186" table:formula="of:=[.M47]+[.S47]-[.X47]" office:value-type="float" office:value="2549.3" calcext:value-type="float">
            <text:p>2549</text:p>
          </table:table-cell>
          <table:table-cell table:style-name="ce189" table:formula="of:=[.N47]+[.T47]-[.Y47]-INT([.AC47]*[.H$3])" office:value-type="float" office:value="590.9" calcext:value-type="float">
            <text:p>591</text:p>
          </table:table-cell>
          <table:table-cell table:style-name="ce192" table:formula="of:=MAX(IF([.$H$6]=1;0.3;0.01);[.O$13]-INT([.AO47]/125)/100)" office:value-type="percentage" office:value="0.39" calcext:value-type="percentage">
            <text:p>39 %</text:p>
          </table:table-cell>
          <table:table-cell table:style-name="ce195" table:formula="of:=MAX(IF([.$H$6]=1;0.3;0.01);[.P$13]-INT([.AP47]/125)/100)" office:value-type="percentage" office:value="0.3" calcext:value-type="percentage">
            <text:p>30 %</text:p>
          </table:table-cell>
          <table:table-cell table:style-name="ce198" table:formula="of:=MAX(IF([.$H$6]=1;0.3;0.01);[.Q$13]-INT([.AQ47]/125)/100)" office:value-type="percentage" office:value="0.3" calcext:value-type="percentage">
            <text:p>30 %</text:p>
          </table:table-cell>
          <table:table-cell table:style-name="ce201" table:formula="of:=[.O48]*[.$K48]" office:value-type="float" office:value="164.97" calcext:value-type="float">
            <text:p>164,97</text:p>
          </table:table-cell>
          <table:table-cell table:style-name="ce204" table:formula="of:=[.P48]*[.$K48]" office:value-type="float" office:value="126.9" calcext:value-type="float">
            <text:p>126,90</text:p>
          </table:table-cell>
          <table:table-cell table:style-name="ce207" table:formula="of:=[.Q48]*[.$K48]" office:value-type="float" office:value="126.9" calcext:value-type="float">
            <text:p>126,9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48]&gt;[.G48];[.V48]&gt;[.B48];[.W48]&gt;[.L48]+[.R48];[.X48]&gt;[.M48]+[.S48];[.Y48]&gt;[.N48]+[.T48]);&quot;Too Many&quot;;&quot;&quot;)">
            <text:p/>
          </table:table-cell>
          <table:table-cell table:style-name="ce146" table:formula="of:=MAX(IF([.AH47]=0;([.G48]*(1-[.H$9]))+[.AD47];([.G48]*(1-[.H$9]))-([.C$8]-[.AH47]))-[.U48];0)" office:value-type="float" office:value="1412" calcext:value-type="float">
            <text:p>1412</text:p>
          </table:table-cell>
          <table:table-cell table:style-name="ce221" table:formula="of:=MIN([.H$7];MAX(0;[.E49]-[.D48]))" office:value-type="float" office:value="11" calcext:value-type="float">
            <text:p><text:s/>11,0 </text:p>
          </table:table-cell>
          <table:table-cell table:style-name="ce221" table:formula="of:=MIN([.AA48]/[.C$5];[.AB48];INT(([.N48]+[.T48]-[.Y48])/[.$H$3]))" office:value-type="float" office:value="11" calcext:value-type="float">
            <text:p><text:s/>11,0 </text:p>
          </table:table-cell>
          <table:table-cell table:style-name="ce223" table:formula="of:=ROUND(([.AC48]-INT([.AC48]))*[.C$5];0)" office:value-type="float" office:value="0" calcext:value-type="float">
            <text:p>0</text:p>
          </table:table-cell>
          <table:table-cell table:style-name="ce146" table:formula="of:=MAX([.AA48]-([.C$5]*[.AC48])+[.AH47];0)" office:value-type="float" office:value="1302" calcext:value-type="float">
            <text:p>1302</text:p>
          </table:table-cell>
          <table:table-cell table:style-name="ce221" table:formula="of:=MIN([.H$8];MAX(0;[.I49]-[.H48]))" office:value-type="float" office:value="7" calcext:value-type="float">
            <text:p><text:s/>7,0 </text:p>
          </table:table-cell>
          <table:table-cell table:style-name="ce221" table:formula="of:=MIN([.AF48];[.AE48]/[.C$8])" office:value-type="float" office:value="7" calcext:value-type="float">
            <text:p><text:s/>7,0 </text:p>
          </table:table-cell>
          <table:table-cell table:style-name="ce223" table:formula="of:=ROUND(([.AG48]-INT([.AG48]))*[.C$8];0)" office:value-type="float" office:value="0" calcext:value-type="float">
            <text:p>0</text:p>
          </table:table-cell>
          <table:table-cell table:style-name="ce225" table:formula="of:=([.AE48]-[.AG48]*[.C$8])+([.G49]*[.H$9])" office:value-type="float" office:value="1267" calcext:value-type="float">
            <text:p><text:s/>1 267 </text:p>
          </table:table-cell>
          <table:table-cell table:style-name="ce166" table:formula="of:=[.AJ47]+[.AI48]" office:value-type="float" office:value="16595" calcext:value-type="float">
            <text:p><text:s/>16 595 </text:p>
          </table:table-cell>
          <table:table-cell table:style-name="ce228" table:formula="of:=[.B48]/[.H$5]" office:value-type="percentage" office:value="0.7063" calcext:value-type="percentage">
            <text:p>70,63 %</text:p>
          </table:table-cell>
          <table:table-cell table:style-name="ce24" table:formula="of:=IF([.C48]*4&lt;=[.H$5];[.J$2];IF([.C48]&gt;=[.H$5];0;[.J$2]*POWER(([.H$5]-[.C48])/(0.75*[.H$5]);2)))" office:value-type="percentage" office:value="0.015335056" calcext:value-type="percentage">
            <text:p>1,53 %</text:p>
          </table:table-cell>
          <table:table-cell table:style-name="ce162" table:formula="of:=TRUNC([.AL48]*[.C48]+[.AN47];-2)" office:value-type="float" office:value="10900" calcext:value-type="float">
            <text:p><text:s/>10 900 </text:p>
          </table:table-cell>
          <table:table-cell table:style-name="ce235" table:formula="of:=([.AL48]*[.C48]+[.AN47])-TRUNC([.AL48]*[.C48]+[.AN47];-2)" office:value-type="float" office:value="17.5424787555676" calcext:value-type="float">
            <text:p><text:s/>18 </text:p>
          </table:table-cell>
          <table:table-cell table:style-name="ce237" table:formula="of:=([.$H48]*[.O48])+[.AO47]" office:value-type="float" office:value="4045.16" calcext:value-type="float">
            <text:p>4045</text:p>
          </table:table-cell>
          <table:table-cell table:style-name="ce239" table:formula="of:=([.$H48]*[.P48])+[.AP47]" office:value-type="float" office:value="2275.2" calcext:value-type="float">
            <text:p>2275</text:p>
          </table:table-cell>
          <table:table-cell table:style-name="ce241" table:formula="of:=([.$H48]*[.Q48])+[.AQ47]" office:value-type="float" office:value="3013.8" calcext:value-type="float">
            <text:p>3014</text:p>
          </table:table-cell>
          <table:table-cell table:number-columns-repeated="981"/>
        </table:table-row>
        <table:table-row table:style-name="ro2">
          <table:table-cell table:style-name="ce32" table:formula="of:=[.A48]+1" office:value-type="float" office:value="2468" calcext:value-type="float">
            <text:p>2468</text:p>
          </table:table-cell>
          <table:table-cell table:style-name="ce153" table:formula="of:=[.C48]+[.AM48]" office:value-type="float" office:value="717200" calcext:value-type="float">
            <text:p><text:s/>717 200 </text:p>
          </table:table-cell>
          <table:table-cell table:style-name="ce157" table:formula="of:=[.B49]-[.V49]" office:value-type="float" office:value="717200" calcext:value-type="float">
            <text:p><text:s/>717 200 </text:p>
          </table:table-cell>
          <table:table-cell table:style-name="ce156" table:formula="of:=[.D48]+INT([.AC48])" office:value-type="float" office:value="717" calcext:value-type="float">
            <text:p><text:s/>717 </text:p>
          </table:table-cell>
          <table:table-cell table:style-name="ce162" table:formula="of:=MAX(INT([.C$4]*[.B49]/10000);1)" office:value-type="float" office:value="717" calcext:value-type="float">
            <text:p><text:s/>717 </text:p>
          </table:table-cell>
          <table:table-cell table:style-name="ce166" table:formula="of:=MAX(INT([.C$4]*[.C49]/10000);1)" office:value-type="float" office:value="717" calcext:value-type="float">
            <text:p><text:s/>717 </text:p>
          </table:table-cell>
          <table:table-cell table:style-name="ce170" table:formula="of:=INT([.C49]/[.C$3])+ROUNDUP(([.C$6]/10)*MIN([.D49];[.F49]);0)" office:value-type="float" office:value="1434" calcext:value-type="float">
            <text:p><text:s/>1 434 </text:p>
          </table:table-cell>
          <table:table-cell table:style-name="ce176" table:formula="of:=[.H48]+INT([.AG48])" office:value-type="float" office:value="430" calcext:value-type="float">
            <text:p>430</text:p>
          </table:table-cell>
          <table:table-cell table:style-name="ce58" table:formula="of:=MAX(INT([.C$7]*[.B49]/10000);1)" office:value-type="float" office:value="430" calcext:value-type="float">
            <text:p>430</text:p>
          </table:table-cell>
          <table:table-cell table:style-name="ce58" table:formula="of:=MAX(INT([.C$7]*[.C49]/10000);1)" office:value-type="float" office:value="430" calcext:value-type="float">
            <text:p>430</text:p>
          </table:table-cell>
          <table:table-cell table:style-name="ce149" table:formula="of:=INT(([.C$9]/10)*MIN([.H49];INT([.B49]/[.C$7])))" office:value-type="float" office:value="430" calcext:value-type="float">
            <text:p>430</text:p>
          </table:table-cell>
          <table:table-cell table:style-name="ce183" table:formula="of:=[.L48]+[.R48]-[.W48]" office:value-type="float" office:value="4487.16" calcext:value-type="float">
            <text:p>4487</text:p>
          </table:table-cell>
          <table:table-cell table:style-name="ce186" table:formula="of:=[.M48]+[.S48]-[.X48]" office:value-type="float" office:value="2676.2" calcext:value-type="float">
            <text:p>2676</text:p>
          </table:table-cell>
          <table:table-cell table:style-name="ce189" table:formula="of:=[.N48]+[.T48]-[.Y48]-INT([.AC48]*[.H$3])" office:value-type="float" office:value="673.8" calcext:value-type="float">
            <text:p>674</text:p>
          </table:table-cell>
          <table:table-cell table:style-name="ce192" table:formula="of:=MAX(IF([.$H$6]=1;0.3;0.01);[.O$13]-INT([.AO48]/125)/100)" office:value-type="percentage" office:value="0.38" calcext:value-type="percentage">
            <text:p>38 %</text:p>
          </table:table-cell>
          <table:table-cell table:style-name="ce195" table:formula="of:=MAX(IF([.$H$6]=1;0.3;0.01);[.P$13]-INT([.AP48]/125)/100)" office:value-type="percentage" office:value="0.3" calcext:value-type="percentage">
            <text:p>30 %</text:p>
          </table:table-cell>
          <table:table-cell table:style-name="ce198" table:formula="of:=MAX(IF([.$H$6]=1;0.3;0.01);[.Q$13]-INT([.AQ48]/125)/100)" office:value-type="percentage" office:value="0.3" calcext:value-type="percentage">
            <text:p>30 %</text:p>
          </table:table-cell>
          <table:table-cell table:style-name="ce201" table:formula="of:=[.O49]*[.$K49]" office:value-type="float" office:value="163.4" calcext:value-type="float">
            <text:p>163,40</text:p>
          </table:table-cell>
          <table:table-cell table:style-name="ce204" table:formula="of:=[.P49]*[.$K49]" office:value-type="float" office:value="129" calcext:value-type="float">
            <text:p>129,00</text:p>
          </table:table-cell>
          <table:table-cell table:style-name="ce207" table:formula="of:=[.Q49]*[.$K49]" office:value-type="float" office:value="129" calcext:value-type="float">
            <text:p>129,0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49]&gt;[.G49];[.V49]&gt;[.B49];[.W49]&gt;[.L49]+[.R49];[.X49]&gt;[.M49]+[.S49];[.Y49]&gt;[.N49]+[.T49]);&quot;Too Many&quot;;&quot;&quot;)">
            <text:p/>
          </table:table-cell>
          <table:table-cell table:style-name="ce146" table:formula="of:=MAX(IF([.AH48]=0;([.G49]*(1-[.H$9]))+[.AD48];([.G49]*(1-[.H$9]))-([.C$8]-[.AH48]))-[.U49];0)" office:value-type="float" office:value="1434" calcext:value-type="float">
            <text:p>1434</text:p>
          </table:table-cell>
          <table:table-cell table:style-name="ce221" table:formula="of:=MIN([.H$7];MAX(0;[.E50]-[.D49]))" office:value-type="float" office:value="10" calcext:value-type="float">
            <text:p><text:s/>10,0 </text:p>
          </table:table-cell>
          <table:table-cell table:style-name="ce221" table:formula="of:=MIN([.AA49]/[.C$5];[.AB49];INT(([.N49]+[.T49]-[.Y49])/[.$H$3]))" office:value-type="float" office:value="10" calcext:value-type="float">
            <text:p><text:s/>10,0 </text:p>
          </table:table-cell>
          <table:table-cell table:style-name="ce223" table:formula="of:=ROUND(([.AC49]-INT([.AC49]))*[.C$5];0)" office:value-type="float" office:value="0" calcext:value-type="float">
            <text:p>0</text:p>
          </table:table-cell>
          <table:table-cell table:style-name="ce146" table:formula="of:=MAX([.AA49]-([.C$5]*[.AC49])+[.AH48];0)" office:value-type="float" office:value="1334" calcext:value-type="float">
            <text:p>1334</text:p>
          </table:table-cell>
          <table:table-cell table:style-name="ce221" table:formula="of:=MIN([.H$8];MAX(0;[.I50]-[.H49]))" office:value-type="float" office:value="6" calcext:value-type="float">
            <text:p><text:s/>6,0 </text:p>
          </table:table-cell>
          <table:table-cell table:style-name="ce221" table:formula="of:=MIN([.AF49];[.AE49]/[.C$8])" office:value-type="float" office:value="6" calcext:value-type="float">
            <text:p><text:s/>6,0 </text:p>
          </table:table-cell>
          <table:table-cell table:style-name="ce223" table:formula="of:=ROUND(([.AG49]-INT([.AG49]))*[.C$8];0)" office:value-type="float" office:value="0" calcext:value-type="float">
            <text:p>0</text:p>
          </table:table-cell>
          <table:table-cell table:style-name="ce225" table:formula="of:=([.AE49]-[.AG49]*[.C$8])+([.G50]*[.H$9])" office:value-type="float" office:value="1304" calcext:value-type="float">
            <text:p><text:s/>1 304 </text:p>
          </table:table-cell>
          <table:table-cell table:style-name="ce166" table:formula="of:=[.AJ48]+[.AI49]" office:value-type="float" office:value="17899" calcext:value-type="float">
            <text:p><text:s/>17 899 </text:p>
          </table:table-cell>
          <table:table-cell table:style-name="ce228" table:formula="of:=[.B49]/[.H$5]" office:value-type="percentage" office:value="0.7172" calcext:value-type="percentage">
            <text:p>71,72 %</text:p>
          </table:table-cell>
          <table:table-cell table:style-name="ce24" table:formula="of:=IF([.C49]*4&lt;=[.H$5];[.J$2];IF([.C49]&gt;=[.H$5];0;[.J$2]*POWER(([.H$5]-[.C49])/(0.75*[.H$5]);2)))" office:value-type="percentage" office:value="0.0142179271111111" calcext:value-type="percentage">
            <text:p>1,42 %</text:p>
          </table:table-cell>
          <table:table-cell table:style-name="ce162" table:formula="of:=TRUNC([.AL49]*[.C49]+[.AN48];-2)" office:value-type="float" office:value="10200" calcext:value-type="float">
            <text:p><text:s/>10 200 </text:p>
          </table:table-cell>
          <table:table-cell table:style-name="ce235" table:formula="of:=([.AL49]*[.C49]+[.AN48])-TRUNC([.AL49]*[.C49]+[.AN48];-2)" office:value-type="float" office:value="14.6398028444564" calcext:value-type="float">
            <text:p><text:s/>15 </text:p>
          </table:table-cell>
          <table:table-cell table:style-name="ce237" table:formula="of:=([.$H49]*[.O49])+[.AO48]" office:value-type="float" office:value="4208.56" calcext:value-type="float">
            <text:p>4209</text:p>
          </table:table-cell>
          <table:table-cell table:style-name="ce239" table:formula="of:=([.$H49]*[.P49])+[.AP48]" office:value-type="float" office:value="2404.2" calcext:value-type="float">
            <text:p>2404</text:p>
          </table:table-cell>
          <table:table-cell table:style-name="ce241" table:formula="of:=([.$H49]*[.Q49])+[.AQ48]" office:value-type="float" office:value="3142.8" calcext:value-type="float">
            <text:p>3143</text:p>
          </table:table-cell>
          <table:table-cell table:number-columns-repeated="981"/>
        </table:table-row>
        <table:table-row table:style-name="ro2">
          <table:table-cell table:style-name="ce32" table:formula="of:=[.A49]+1" office:value-type="float" office:value="2469" calcext:value-type="float">
            <text:p>2469</text:p>
          </table:table-cell>
          <table:table-cell table:style-name="ce153" table:formula="of:=[.C49]+[.AM49]" office:value-type="float" office:value="727400" calcext:value-type="float">
            <text:p><text:s/>727 400 </text:p>
          </table:table-cell>
          <table:table-cell table:style-name="ce157" table:formula="of:=[.B50]-[.V50]" office:value-type="float" office:value="727400" calcext:value-type="float">
            <text:p><text:s/>727 400 </text:p>
          </table:table-cell>
          <table:table-cell table:style-name="ce156" table:formula="of:=[.D49]+INT([.AC49])" office:value-type="float" office:value="727" calcext:value-type="float">
            <text:p><text:s/>727 </text:p>
          </table:table-cell>
          <table:table-cell table:style-name="ce162" table:formula="of:=MAX(INT([.C$4]*[.B50]/10000);1)" office:value-type="float" office:value="727" calcext:value-type="float">
            <text:p><text:s/>727 </text:p>
          </table:table-cell>
          <table:table-cell table:style-name="ce166" table:formula="of:=MAX(INT([.C$4]*[.C50]/10000);1)" office:value-type="float" office:value="727" calcext:value-type="float">
            <text:p><text:s/>727 </text:p>
          </table:table-cell>
          <table:table-cell table:style-name="ce170" table:formula="of:=INT([.C50]/[.C$3])+ROUNDUP(([.C$6]/10)*MIN([.D50];[.F50]);0)" office:value-type="float" office:value="1454" calcext:value-type="float">
            <text:p><text:s/>1 454 </text:p>
          </table:table-cell>
          <table:table-cell table:style-name="ce176" table:formula="of:=[.H49]+INT([.AG49])" office:value-type="float" office:value="436" calcext:value-type="float">
            <text:p>436</text:p>
          </table:table-cell>
          <table:table-cell table:style-name="ce58" table:formula="of:=MAX(INT([.C$7]*[.B50]/10000);1)" office:value-type="float" office:value="436" calcext:value-type="float">
            <text:p>436</text:p>
          </table:table-cell>
          <table:table-cell table:style-name="ce58" table:formula="of:=MAX(INT([.C$7]*[.C50]/10000);1)" office:value-type="float" office:value="436" calcext:value-type="float">
            <text:p>436</text:p>
          </table:table-cell>
          <table:table-cell table:style-name="ce149" table:formula="of:=INT(([.C$9]/10)*MIN([.H50];INT([.B50]/[.C$7])))" office:value-type="float" office:value="436" calcext:value-type="float">
            <text:p>436</text:p>
          </table:table-cell>
          <table:table-cell table:style-name="ce183" table:formula="of:=[.L49]+[.R49]-[.W49]" office:value-type="float" office:value="4650.56" calcext:value-type="float">
            <text:p>4651</text:p>
          </table:table-cell>
          <table:table-cell table:style-name="ce186" table:formula="of:=[.M49]+[.S49]-[.X49]" office:value-type="float" office:value="2805.2" calcext:value-type="float">
            <text:p>2805</text:p>
          </table:table-cell>
          <table:table-cell table:style-name="ce189" table:formula="of:=[.N49]+[.T49]-[.Y49]-INT([.AC49]*[.H$3])" office:value-type="float" office:value="762.8" calcext:value-type="float">
            <text:p>763</text:p>
          </table:table-cell>
          <table:table-cell table:style-name="ce192" table:formula="of:=MAX(IF([.$H$6]=1;0.3;0.01);[.O$13]-INT([.AO49]/125)/100)" office:value-type="percentage" office:value="0.37" calcext:value-type="percentage">
            <text:p>37 %</text:p>
          </table:table-cell>
          <table:table-cell table:style-name="ce195" table:formula="of:=MAX(IF([.$H$6]=1;0.3;0.01);[.P$13]-INT([.AP49]/125)/100)" office:value-type="percentage" office:value="0.3" calcext:value-type="percentage">
            <text:p>30 %</text:p>
          </table:table-cell>
          <table:table-cell table:style-name="ce198" table:formula="of:=MAX(IF([.$H$6]=1;0.3;0.01);[.Q$13]-INT([.AQ49]/125)/100)" office:value-type="percentage" office:value="0.3" calcext:value-type="percentage">
            <text:p>30 %</text:p>
          </table:table-cell>
          <table:table-cell table:style-name="ce201" table:formula="of:=[.O50]*[.$K50]" office:value-type="float" office:value="161.32" calcext:value-type="float">
            <text:p>161,32</text:p>
          </table:table-cell>
          <table:table-cell table:style-name="ce204" table:formula="of:=[.P50]*[.$K50]" office:value-type="float" office:value="130.8" calcext:value-type="float">
            <text:p>130,80</text:p>
          </table:table-cell>
          <table:table-cell table:style-name="ce207" table:formula="of:=[.Q50]*[.$K50]" office:value-type="float" office:value="130.8" calcext:value-type="float">
            <text:p>130,8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50]&gt;[.G50];[.V50]&gt;[.B50];[.W50]&gt;[.L50]+[.R50];[.X50]&gt;[.M50]+[.S50];[.Y50]&gt;[.N50]+[.T50]);&quot;Too Many&quot;;&quot;&quot;)">
            <text:p/>
          </table:table-cell>
          <table:table-cell table:style-name="ce146" table:formula="of:=MAX(IF([.AH49]=0;([.G50]*(1-[.H$9]))+[.AD49];([.G50]*(1-[.H$9]))-([.C$8]-[.AH49]))-[.U50];0)" office:value-type="float" office:value="1454" calcext:value-type="float">
            <text:p>1454</text:p>
          </table:table-cell>
          <table:table-cell table:style-name="ce221" table:formula="of:=MIN([.H$7];MAX(0;[.E51]-[.D50]))" office:value-type="float" office:value="10" calcext:value-type="float">
            <text:p><text:s/>10,0 </text:p>
          </table:table-cell>
          <table:table-cell table:style-name="ce221" table:formula="of:=MIN([.AA50]/[.C$5];[.AB50];INT(([.N50]+[.T50]-[.Y50])/[.$H$3]))" office:value-type="float" office:value="10" calcext:value-type="float">
            <text:p><text:s/>10,0 </text:p>
          </table:table-cell>
          <table:table-cell table:style-name="ce223" table:formula="of:=ROUND(([.AC50]-INT([.AC50]))*[.C$5];0)" office:value-type="float" office:value="0" calcext:value-type="float">
            <text:p>0</text:p>
          </table:table-cell>
          <table:table-cell table:style-name="ce146" table:formula="of:=MAX([.AA50]-([.C$5]*[.AC50])+[.AH49];0)" office:value-type="float" office:value="1354" calcext:value-type="float">
            <text:p>1354</text:p>
          </table:table-cell>
          <table:table-cell table:style-name="ce221" table:formula="of:=MIN([.H$8];MAX(0;[.I51]-[.H50]))" office:value-type="float" office:value="6" calcext:value-type="float">
            <text:p><text:s/>6,0 </text:p>
          </table:table-cell>
          <table:table-cell table:style-name="ce221" table:formula="of:=MIN([.AF50];[.AE50]/[.C$8])" office:value-type="float" office:value="6" calcext:value-type="float">
            <text:p><text:s/>6,0 </text:p>
          </table:table-cell>
          <table:table-cell table:style-name="ce223" table:formula="of:=ROUND(([.AG50]-INT([.AG50]))*[.C$8];0)" office:value-type="float" office:value="0" calcext:value-type="float">
            <text:p>0</text:p>
          </table:table-cell>
          <table:table-cell table:style-name="ce225" table:formula="of:=([.AE50]-[.AG50]*[.C$8])+([.G51]*[.H$9])" office:value-type="float" office:value="1324" calcext:value-type="float">
            <text:p><text:s/>1 324 </text:p>
          </table:table-cell>
          <table:table-cell table:style-name="ce166" table:formula="of:=[.AJ49]+[.AI50]" office:value-type="float" office:value="19223" calcext:value-type="float">
            <text:p><text:s/>19 223 </text:p>
          </table:table-cell>
          <table:table-cell table:style-name="ce228" table:formula="of:=[.B50]/[.H$5]" office:value-type="percentage" office:value="0.7274" calcext:value-type="percentage">
            <text:p>72,74 %</text:p>
          </table:table-cell>
          <table:table-cell table:style-name="ce24" table:formula="of:=IF([.C50]*4&lt;=[.H$5];[.J$2];IF([.C50]&gt;=[.H$5];0;[.J$2]*POWER(([.H$5]-[.C50])/(0.75*[.H$5]);2)))" office:value-type="percentage" office:value="0.0132108017777778" calcext:value-type="percentage">
            <text:p>1,32 %</text:p>
          </table:table-cell>
          <table:table-cell table:style-name="ce162" table:formula="of:=TRUNC([.AL50]*[.C50]+[.AN49];-2)" office:value-type="float" office:value="9600" calcext:value-type="float">
            <text:p><text:s/>9 600 </text:p>
          </table:table-cell>
          <table:table-cell table:style-name="ce235" table:formula="of:=([.AL50]*[.C50]+[.AN49])-TRUNC([.AL50]*[.C50]+[.AN49];-2)" office:value-type="float" office:value="24.1770160000124" calcext:value-type="float">
            <text:p><text:s/>24 </text:p>
          </table:table-cell>
          <table:table-cell table:style-name="ce237" table:formula="of:=([.$H50]*[.O50])+[.AO49]" office:value-type="float" office:value="4369.88" calcext:value-type="float">
            <text:p>4370</text:p>
          </table:table-cell>
          <table:table-cell table:style-name="ce239" table:formula="of:=([.$H50]*[.P50])+[.AP49]" office:value-type="float" office:value="2535" calcext:value-type="float">
            <text:p>2535</text:p>
          </table:table-cell>
          <table:table-cell table:style-name="ce241" table:formula="of:=([.$H50]*[.Q50])+[.AQ49]" office:value-type="float" office:value="3273.6" calcext:value-type="float">
            <text:p>3274</text:p>
          </table:table-cell>
          <table:table-cell table:number-columns-repeated="981"/>
        </table:table-row>
        <table:table-row table:style-name="ro2">
          <table:table-cell table:style-name="ce32" table:formula="of:=[.A50]+1" office:value-type="float" office:value="2470" calcext:value-type="float">
            <text:p>2470</text:p>
          </table:table-cell>
          <table:table-cell table:style-name="ce153" table:formula="of:=[.C50]+[.AM50]" office:value-type="float" office:value="737000" calcext:value-type="float">
            <text:p><text:s/>737 000 </text:p>
          </table:table-cell>
          <table:table-cell table:style-name="ce157" table:formula="of:=[.B51]-[.V51]" office:value-type="float" office:value="737000" calcext:value-type="float">
            <text:p><text:s/>737 000 </text:p>
          </table:table-cell>
          <table:table-cell table:style-name="ce156" table:formula="of:=[.D50]+INT([.AC50])" office:value-type="float" office:value="737" calcext:value-type="float">
            <text:p><text:s/>737 </text:p>
          </table:table-cell>
          <table:table-cell table:style-name="ce162" table:formula="of:=MAX(INT([.C$4]*[.B51]/10000);1)" office:value-type="float" office:value="737" calcext:value-type="float">
            <text:p><text:s/>737 </text:p>
          </table:table-cell>
          <table:table-cell table:style-name="ce166" table:formula="of:=MAX(INT([.C$4]*[.C51]/10000);1)" office:value-type="float" office:value="737" calcext:value-type="float">
            <text:p><text:s/>737 </text:p>
          </table:table-cell>
          <table:table-cell table:style-name="ce170" table:formula="of:=INT([.C51]/[.C$3])+ROUNDUP(([.C$6]/10)*MIN([.D51];[.F51]);0)" office:value-type="float" office:value="1474" calcext:value-type="float">
            <text:p><text:s/>1 474 </text:p>
          </table:table-cell>
          <table:table-cell table:style-name="ce176" table:formula="of:=[.H50]+INT([.AG50])" office:value-type="float" office:value="442" calcext:value-type="float">
            <text:p>442</text:p>
          </table:table-cell>
          <table:table-cell table:style-name="ce58" table:formula="of:=MAX(INT([.C$7]*[.B51]/10000);1)" office:value-type="float" office:value="442" calcext:value-type="float">
            <text:p>442</text:p>
          </table:table-cell>
          <table:table-cell table:style-name="ce58" table:formula="of:=MAX(INT([.C$7]*[.C51]/10000);1)" office:value-type="float" office:value="442" calcext:value-type="float">
            <text:p>442</text:p>
          </table:table-cell>
          <table:table-cell table:style-name="ce149" table:formula="of:=INT(([.C$9]/10)*MIN([.H51];INT([.B51]/[.C$7])))" office:value-type="float" office:value="442" calcext:value-type="float">
            <text:p>442</text:p>
          </table:table-cell>
          <table:table-cell table:style-name="ce183" table:formula="of:=[.L50]+[.R50]-[.W50]" office:value-type="float" office:value="4811.88" calcext:value-type="float">
            <text:p>4812</text:p>
          </table:table-cell>
          <table:table-cell table:style-name="ce186" table:formula="of:=[.M50]+[.S50]-[.X50]" office:value-type="float" office:value="2936" calcext:value-type="float">
            <text:p>2936</text:p>
          </table:table-cell>
          <table:table-cell table:style-name="ce189" table:formula="of:=[.N50]+[.T50]-[.Y50]-INT([.AC50]*[.H$3])" office:value-type="float" office:value="853.6" calcext:value-type="float">
            <text:p>854</text:p>
          </table:table-cell>
          <table:table-cell table:style-name="ce192" table:formula="of:=MAX(IF([.$H$6]=1;0.3;0.01);[.O$13]-INT([.AO50]/125)/100)" office:value-type="percentage" office:value="0.36" calcext:value-type="percentage">
            <text:p>36 %</text:p>
          </table:table-cell>
          <table:table-cell table:style-name="ce195" table:formula="of:=MAX(IF([.$H$6]=1;0.3;0.01);[.P$13]-INT([.AP50]/125)/100)" office:value-type="percentage" office:value="0.3" calcext:value-type="percentage">
            <text:p>30 %</text:p>
          </table:table-cell>
          <table:table-cell table:style-name="ce198" table:formula="of:=MAX(IF([.$H$6]=1;0.3;0.01);[.Q$13]-INT([.AQ50]/125)/100)" office:value-type="percentage" office:value="0.3" calcext:value-type="percentage">
            <text:p>30 %</text:p>
          </table:table-cell>
          <table:table-cell table:style-name="ce201" table:formula="of:=[.O51]*[.$K51]" office:value-type="float" office:value="159.12" calcext:value-type="float">
            <text:p>159,12</text:p>
          </table:table-cell>
          <table:table-cell table:style-name="ce204" table:formula="of:=[.P51]*[.$K51]" office:value-type="float" office:value="132.6" calcext:value-type="float">
            <text:p>132,60</text:p>
          </table:table-cell>
          <table:table-cell table:style-name="ce207" table:formula="of:=[.Q51]*[.$K51]" office:value-type="float" office:value="132.6" calcext:value-type="float">
            <text:p>132,6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51]&gt;[.G51];[.V51]&gt;[.B51];[.W51]&gt;[.L51]+[.R51];[.X51]&gt;[.M51]+[.S51];[.Y51]&gt;[.N51]+[.T51]);&quot;Too Many&quot;;&quot;&quot;)">
            <text:p/>
          </table:table-cell>
          <table:table-cell table:style-name="ce146" table:formula="of:=MAX(IF([.AH50]=0;([.G51]*(1-[.H$9]))+[.AD50];([.G51]*(1-[.H$9]))-([.C$8]-[.AH50]))-[.U51];0)" office:value-type="float" office:value="1474" calcext:value-type="float">
            <text:p>1474</text:p>
          </table:table-cell>
          <table:table-cell table:style-name="ce221" table:formula="of:=MIN([.H$7];MAX(0;[.E52]-[.D51]))" office:value-type="float" office:value="9" calcext:value-type="float">
            <text:p><text:s/>9,0 </text:p>
          </table:table-cell>
          <table:table-cell table:style-name="ce221" table:formula="of:=MIN([.AA51]/[.C$5];[.AB51];INT(([.N51]+[.T51]-[.Y51])/[.$H$3]))" office:value-type="float" office:value="9" calcext:value-type="float">
            <text:p><text:s/>9,0 </text:p>
          </table:table-cell>
          <table:table-cell table:style-name="ce223" table:formula="of:=ROUND(([.AC51]-INT([.AC51]))*[.C$5];0)" office:value-type="float" office:value="0" calcext:value-type="float">
            <text:p>0</text:p>
          </table:table-cell>
          <table:table-cell table:style-name="ce146" table:formula="of:=MAX([.AA51]-([.C$5]*[.AC51])+[.AH50];0)" office:value-type="float" office:value="1384" calcext:value-type="float">
            <text:p>1384</text:p>
          </table:table-cell>
          <table:table-cell table:style-name="ce221" table:formula="of:=MIN([.H$8];MAX(0;[.I52]-[.H51]))" office:value-type="float" office:value="5" calcext:value-type="float">
            <text:p><text:s/>5,0 </text:p>
          </table:table-cell>
          <table:table-cell table:style-name="ce221" table:formula="of:=MIN([.AF51];[.AE51]/[.C$8])" office:value-type="float" office:value="5" calcext:value-type="float">
            <text:p><text:s/>5,0 </text:p>
          </table:table-cell>
          <table:table-cell table:style-name="ce223" table:formula="of:=ROUND(([.AG51]-INT([.AG51]))*[.C$8];0)" office:value-type="float" office:value="0" calcext:value-type="float">
            <text:p>0</text:p>
          </table:table-cell>
          <table:table-cell table:style-name="ce225" table:formula="of:=([.AE51]-[.AG51]*[.C$8])+([.G52]*[.H$9])" office:value-type="float" office:value="1359" calcext:value-type="float">
            <text:p><text:s/>1 359 </text:p>
          </table:table-cell>
          <table:table-cell table:style-name="ce166" table:formula="of:=[.AJ50]+[.AI51]" office:value-type="float" office:value="20582" calcext:value-type="float">
            <text:p><text:s/>20 582 </text:p>
          </table:table-cell>
          <table:table-cell table:style-name="ce228" table:formula="of:=[.B51]/[.H$5]" office:value-type="percentage" office:value="0.737" calcext:value-type="percentage">
            <text:p>73,70 %</text:p>
          </table:table-cell>
          <table:table-cell table:style-name="ce24" table:formula="of:=IF([.C51]*4&lt;=[.H$5];[.J$2];IF([.C51]&gt;=[.H$5];0;[.J$2]*POWER(([.H$5]-[.C51])/(0.75*[.H$5]);2)))" office:value-type="percentage" office:value="0.0122967111111111" calcext:value-type="percentage">
            <text:p>1,23 %</text:p>
          </table:table-cell>
          <table:table-cell table:style-name="ce162" table:formula="of:=TRUNC([.AL51]*[.C51]+[.AN50];-2)" office:value-type="float" office:value="9000" calcext:value-type="float">
            <text:p><text:s/>9 000 </text:p>
          </table:table-cell>
          <table:table-cell table:style-name="ce235" table:formula="of:=([.AL51]*[.C51]+[.AN50])-TRUNC([.AL51]*[.C51]+[.AN50];-2)" office:value-type="float" office:value="86.8531048889036" calcext:value-type="float">
            <text:p><text:s/>87 </text:p>
          </table:table-cell>
          <table:table-cell table:style-name="ce237" table:formula="of:=([.$H51]*[.O51])+[.AO50]" office:value-type="float" office:value="4529" calcext:value-type="float">
            <text:p>4529</text:p>
          </table:table-cell>
          <table:table-cell table:style-name="ce239" table:formula="of:=([.$H51]*[.P51])+[.AP50]" office:value-type="float" office:value="2667.6" calcext:value-type="float">
            <text:p>2668</text:p>
          </table:table-cell>
          <table:table-cell table:style-name="ce241" table:formula="of:=([.$H51]*[.Q51])+[.AQ50]" office:value-type="float" office:value="3406.2" calcext:value-type="float">
            <text:p>3406</text:p>
          </table:table-cell>
          <table:table-cell table:number-columns-repeated="981"/>
        </table:table-row>
        <table:table-row table:style-name="ro2">
          <table:table-cell table:style-name="ce32" table:formula="of:=[.A51]+1" office:value-type="float" office:value="2471" calcext:value-type="float">
            <text:p>2471</text:p>
          </table:table-cell>
          <table:table-cell table:style-name="ce153" table:formula="of:=[.C51]+[.AM51]" office:value-type="float" office:value="746000" calcext:value-type="float">
            <text:p><text:s/>746 000 </text:p>
          </table:table-cell>
          <table:table-cell table:style-name="ce157" table:formula="of:=[.B52]-[.V52]" office:value-type="float" office:value="746000" calcext:value-type="float">
            <text:p><text:s/>746 000 </text:p>
          </table:table-cell>
          <table:table-cell table:style-name="ce156" table:formula="of:=[.D51]+INT([.AC51])" office:value-type="float" office:value="746" calcext:value-type="float">
            <text:p><text:s/>746 </text:p>
          </table:table-cell>
          <table:table-cell table:style-name="ce162" table:formula="of:=MAX(INT([.C$4]*[.B52]/10000);1)" office:value-type="float" office:value="746" calcext:value-type="float">
            <text:p><text:s/>746 </text:p>
          </table:table-cell>
          <table:table-cell table:style-name="ce166" table:formula="of:=MAX(INT([.C$4]*[.C52]/10000);1)" office:value-type="float" office:value="746" calcext:value-type="float">
            <text:p><text:s/>746 </text:p>
          </table:table-cell>
          <table:table-cell table:style-name="ce170" table:formula="of:=INT([.C52]/[.C$3])+ROUNDUP(([.C$6]/10)*MIN([.D52];[.F52]);0)" office:value-type="float" office:value="1492" calcext:value-type="float">
            <text:p><text:s/>1 492 </text:p>
          </table:table-cell>
          <table:table-cell table:style-name="ce176" table:formula="of:=[.H51]+INT([.AG51])" office:value-type="float" office:value="447" calcext:value-type="float">
            <text:p>447</text:p>
          </table:table-cell>
          <table:table-cell table:style-name="ce58" table:formula="of:=MAX(INT([.C$7]*[.B52]/10000);1)" office:value-type="float" office:value="447" calcext:value-type="float">
            <text:p>447</text:p>
          </table:table-cell>
          <table:table-cell table:style-name="ce58" table:formula="of:=MAX(INT([.C$7]*[.C52]/10000);1)" office:value-type="float" office:value="447" calcext:value-type="float">
            <text:p>447</text:p>
          </table:table-cell>
          <table:table-cell table:style-name="ce149" table:formula="of:=INT(([.C$9]/10)*MIN([.H52];INT([.B52]/[.C$7])))" office:value-type="float" office:value="447" calcext:value-type="float">
            <text:p>447</text:p>
          </table:table-cell>
          <table:table-cell table:style-name="ce183" table:formula="of:=[.L51]+[.R51]-[.W51]" office:value-type="float" office:value="4971" calcext:value-type="float">
            <text:p>4971</text:p>
          </table:table-cell>
          <table:table-cell table:style-name="ce186" table:formula="of:=[.M51]+[.S51]-[.X51]" office:value-type="float" office:value="3068.6" calcext:value-type="float">
            <text:p>3069</text:p>
          </table:table-cell>
          <table:table-cell table:style-name="ce189" table:formula="of:=[.N51]+[.T51]-[.Y51]-INT([.AC51]*[.H$3])" office:value-type="float" office:value="950.2" calcext:value-type="float">
            <text:p>950</text:p>
          </table:table-cell>
          <table:table-cell table:style-name="ce192" table:formula="of:=MAX(IF([.$H$6]=1;0.3;0.01);[.O$13]-INT([.AO51]/125)/100)" office:value-type="percentage" office:value="0.34" calcext:value-type="percentage">
            <text:p>34 %</text:p>
          </table:table-cell>
          <table:table-cell table:style-name="ce195" table:formula="of:=MAX(IF([.$H$6]=1;0.3;0.01);[.P$13]-INT([.AP51]/125)/100)" office:value-type="percentage" office:value="0.3" calcext:value-type="percentage">
            <text:p>30 %</text:p>
          </table:table-cell>
          <table:table-cell table:style-name="ce198" table:formula="of:=MAX(IF([.$H$6]=1;0.3;0.01);[.Q$13]-INT([.AQ51]/125)/100)" office:value-type="percentage" office:value="0.3" calcext:value-type="percentage">
            <text:p>30 %</text:p>
          </table:table-cell>
          <table:table-cell table:style-name="ce201" table:formula="of:=[.O52]*[.$K52]" office:value-type="float" office:value="151.98" calcext:value-type="float">
            <text:p>151,98</text:p>
          </table:table-cell>
          <table:table-cell table:style-name="ce204" table:formula="of:=[.P52]*[.$K52]" office:value-type="float" office:value="134.1" calcext:value-type="float">
            <text:p>134,10</text:p>
          </table:table-cell>
          <table:table-cell table:style-name="ce207" table:formula="of:=[.Q52]*[.$K52]" office:value-type="float" office:value="134.1" calcext:value-type="float">
            <text:p>134,1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52]&gt;[.G52];[.V52]&gt;[.B52];[.W52]&gt;[.L52]+[.R52];[.X52]&gt;[.M52]+[.S52];[.Y52]&gt;[.N52]+[.T52]);&quot;Too Many&quot;;&quot;&quot;)">
            <text:p/>
          </table:table-cell>
          <table:table-cell table:style-name="ce146" table:formula="of:=MAX(IF([.AH51]=0;([.G52]*(1-[.H$9]))+[.AD51];([.G52]*(1-[.H$9]))-([.C$8]-[.AH51]))-[.U52];0)" office:value-type="float" office:value="1492" calcext:value-type="float">
            <text:p>1492</text:p>
          </table:table-cell>
          <table:table-cell table:style-name="ce221" table:formula="of:=MIN([.H$7];MAX(0;[.E53]-[.D52]))" office:value-type="float" office:value="8" calcext:value-type="float">
            <text:p><text:s/>8,0 </text:p>
          </table:table-cell>
          <table:table-cell table:style-name="ce221" table:formula="of:=MIN([.AA52]/[.C$5];[.AB52];INT(([.N52]+[.T52]-[.Y52])/[.$H$3]))" office:value-type="float" office:value="8" calcext:value-type="float">
            <text:p><text:s/>8,0 </text:p>
          </table:table-cell>
          <table:table-cell table:style-name="ce223" table:formula="of:=ROUND(([.AC52]-INT([.AC52]))*[.C$5];0)" office:value-type="float" office:value="0" calcext:value-type="float">
            <text:p>0</text:p>
          </table:table-cell>
          <table:table-cell table:style-name="ce146" table:formula="of:=MAX([.AA52]-([.C$5]*[.AC52])+[.AH51];0)" office:value-type="float" office:value="1412" calcext:value-type="float">
            <text:p>1412</text:p>
          </table:table-cell>
          <table:table-cell table:style-name="ce221" table:formula="of:=MIN([.H$8];MAX(0;[.I53]-[.H52]))" office:value-type="float" office:value="5" calcext:value-type="float">
            <text:p><text:s/>5,0 </text:p>
          </table:table-cell>
          <table:table-cell table:style-name="ce221" table:formula="of:=MIN([.AF52];[.AE52]/[.C$8])" office:value-type="float" office:value="5" calcext:value-type="float">
            <text:p><text:s/>5,0 </text:p>
          </table:table-cell>
          <table:table-cell table:style-name="ce223" table:formula="of:=ROUND(([.AG52]-INT([.AG52]))*[.C$8];0)" office:value-type="float" office:value="0" calcext:value-type="float">
            <text:p>0</text:p>
          </table:table-cell>
          <table:table-cell table:style-name="ce225" table:formula="of:=([.AE52]-[.AG52]*[.C$8])+([.G53]*[.H$9])" office:value-type="float" office:value="1387" calcext:value-type="float">
            <text:p><text:s/>1 387 </text:p>
          </table:table-cell>
          <table:table-cell table:style-name="ce166" table:formula="of:=[.AJ51]+[.AI52]" office:value-type="float" office:value="21969" calcext:value-type="float">
            <text:p><text:s/>21 969 </text:p>
          </table:table-cell>
          <table:table-cell table:style-name="ce228" table:formula="of:=[.B52]/[.H$5]" office:value-type="percentage" office:value="0.746" calcext:value-type="percentage">
            <text:p>74,60 %</text:p>
          </table:table-cell>
          <table:table-cell table:style-name="ce24" table:formula="of:=IF([.C52]*4&lt;=[.H$5];[.J$2];IF([.C52]&gt;=[.H$5];0;[.J$2]*POWER(([.H$5]-[.C52])/(0.75*[.H$5]);2)))" office:value-type="percentage" office:value="0.0114695111111111" calcext:value-type="percentage">
            <text:p>1,15 %</text:p>
          </table:table-cell>
          <table:table-cell table:style-name="ce162" table:formula="of:=TRUNC([.AL52]*[.C52]+[.AN51];-2)" office:value-type="float" office:value="8600" calcext:value-type="float">
            <text:p><text:s/>8 600 </text:p>
          </table:table-cell>
          <table:table-cell table:style-name="ce235" table:formula="of:=([.AL52]*[.C52]+[.AN51])-TRUNC([.AL52]*[.C52]+[.AN51];-2)" office:value-type="float" office:value="43.108393777793" calcext:value-type="float">
            <text:p><text:s/>43 </text:p>
          </table:table-cell>
          <table:table-cell table:style-name="ce237" table:formula="of:=([.$H52]*[.O52])+[.AO51]" office:value-type="float" office:value="4680.98" calcext:value-type="float">
            <text:p>4681</text:p>
          </table:table-cell>
          <table:table-cell table:style-name="ce239" table:formula="of:=([.$H52]*[.P52])+[.AP51]" office:value-type="float" office:value="2801.7" calcext:value-type="float">
            <text:p>2802</text:p>
          </table:table-cell>
          <table:table-cell table:style-name="ce241" table:formula="of:=([.$H52]*[.Q52])+[.AQ51]" office:value-type="float" office:value="3540.3" calcext:value-type="float">
            <text:p>3540</text:p>
          </table:table-cell>
          <table:table-cell table:number-columns-repeated="981"/>
        </table:table-row>
        <table:table-row table:style-name="ro2">
          <table:table-cell table:style-name="ce32" table:formula="of:=[.A52]+1" office:value-type="float" office:value="2472" calcext:value-type="float">
            <text:p>2472</text:p>
          </table:table-cell>
          <table:table-cell table:style-name="ce153" table:formula="of:=[.C52]+[.AM52]" office:value-type="float" office:value="754600" calcext:value-type="float">
            <text:p><text:s/>754 600 </text:p>
          </table:table-cell>
          <table:table-cell table:style-name="ce157" table:formula="of:=[.B53]-[.V53]" office:value-type="float" office:value="754600" calcext:value-type="float">
            <text:p><text:s/>754 600 </text:p>
          </table:table-cell>
          <table:table-cell table:style-name="ce156" table:formula="of:=[.D52]+INT([.AC52])" office:value-type="float" office:value="754" calcext:value-type="float">
            <text:p><text:s/>754 </text:p>
          </table:table-cell>
          <table:table-cell table:style-name="ce162" table:formula="of:=MAX(INT([.C$4]*[.B53]/10000);1)" office:value-type="float" office:value="754" calcext:value-type="float">
            <text:p><text:s/>754 </text:p>
          </table:table-cell>
          <table:table-cell table:style-name="ce166" table:formula="of:=MAX(INT([.C$4]*[.C53]/10000);1)" office:value-type="float" office:value="754" calcext:value-type="float">
            <text:p><text:s/>754 </text:p>
          </table:table-cell>
          <table:table-cell table:style-name="ce170" table:formula="of:=INT([.C53]/[.C$3])+ROUNDUP(([.C$6]/10)*MIN([.D53];[.F53]);0)" office:value-type="float" office:value="1508" calcext:value-type="float">
            <text:p><text:s/>1 508 </text:p>
          </table:table-cell>
          <table:table-cell table:style-name="ce176" table:formula="of:=[.H52]+INT([.AG52])" office:value-type="float" office:value="452" calcext:value-type="float">
            <text:p>452</text:p>
          </table:table-cell>
          <table:table-cell table:style-name="ce58" table:formula="of:=MAX(INT([.C$7]*[.B53]/10000);1)" office:value-type="float" office:value="452" calcext:value-type="float">
            <text:p>452</text:p>
          </table:table-cell>
          <table:table-cell table:style-name="ce58" table:formula="of:=MAX(INT([.C$7]*[.C53]/10000);1)" office:value-type="float" office:value="452" calcext:value-type="float">
            <text:p>452</text:p>
          </table:table-cell>
          <table:table-cell table:style-name="ce149" table:formula="of:=INT(([.C$9]/10)*MIN([.H53];INT([.B53]/[.C$7])))" office:value-type="float" office:value="452" calcext:value-type="float">
            <text:p>452</text:p>
          </table:table-cell>
          <table:table-cell table:style-name="ce183" table:formula="of:=[.L52]+[.R52]-[.W52]" office:value-type="float" office:value="5122.98" calcext:value-type="float">
            <text:p>5123</text:p>
          </table:table-cell>
          <table:table-cell table:style-name="ce186" table:formula="of:=[.M52]+[.S52]-[.X52]" office:value-type="float" office:value="3202.7" calcext:value-type="float">
            <text:p>3203</text:p>
          </table:table-cell>
          <table:table-cell table:style-name="ce189" table:formula="of:=[.N52]+[.T52]-[.Y52]-INT([.AC52]*[.H$3])" office:value-type="float" office:value="1052.3" calcext:value-type="float">
            <text:p>1052</text:p>
          </table:table-cell>
          <table:table-cell table:style-name="ce192" table:formula="of:=MAX(IF([.$H$6]=1;0.3;0.01);[.O$13]-INT([.AO52]/125)/100)" office:value-type="percentage" office:value="0.33" calcext:value-type="percentage">
            <text:p>33 %</text:p>
          </table:table-cell>
          <table:table-cell table:style-name="ce195" table:formula="of:=MAX(IF([.$H$6]=1;0.3;0.01);[.P$13]-INT([.AP52]/125)/100)" office:value-type="percentage" office:value="0.3" calcext:value-type="percentage">
            <text:p>30 %</text:p>
          </table:table-cell>
          <table:table-cell table:style-name="ce198" table:formula="of:=MAX(IF([.$H$6]=1;0.3;0.01);[.Q$13]-INT([.AQ52]/125)/100)" office:value-type="percentage" office:value="0.3" calcext:value-type="percentage">
            <text:p>30 %</text:p>
          </table:table-cell>
          <table:table-cell table:style-name="ce201" table:formula="of:=[.O53]*[.$K53]" office:value-type="float" office:value="149.16" calcext:value-type="float">
            <text:p>149,16</text:p>
          </table:table-cell>
          <table:table-cell table:style-name="ce204" table:formula="of:=[.P53]*[.$K53]" office:value-type="float" office:value="135.6" calcext:value-type="float">
            <text:p>135,60</text:p>
          </table:table-cell>
          <table:table-cell table:style-name="ce207" table:formula="of:=[.Q53]*[.$K53]" office:value-type="float" office:value="135.6" calcext:value-type="float">
            <text:p>135,6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53]&gt;[.G53];[.V53]&gt;[.B53];[.W53]&gt;[.L53]+[.R53];[.X53]&gt;[.M53]+[.S53];[.Y53]&gt;[.N53]+[.T53]);&quot;Too Many&quot;;&quot;&quot;)">
            <text:p/>
          </table:table-cell>
          <table:table-cell table:style-name="ce146" table:formula="of:=MAX(IF([.AH52]=0;([.G53]*(1-[.H$9]))+[.AD52];([.G53]*(1-[.H$9]))-([.C$8]-[.AH52]))-[.U53];0)" office:value-type="float" office:value="1508" calcext:value-type="float">
            <text:p>1508</text:p>
          </table:table-cell>
          <table:table-cell table:style-name="ce221" table:formula="of:=MIN([.H$7];MAX(0;[.E54]-[.D53]))" office:value-type="float" office:value="8" calcext:value-type="float">
            <text:p><text:s/>8,0 </text:p>
          </table:table-cell>
          <table:table-cell table:style-name="ce221" table:formula="of:=MIN([.AA53]/[.C$5];[.AB53];INT(([.N53]+[.T53]-[.Y53])/[.$H$3]))" office:value-type="float" office:value="8" calcext:value-type="float">
            <text:p><text:s/>8,0 </text:p>
          </table:table-cell>
          <table:table-cell table:style-name="ce223" table:formula="of:=ROUND(([.AC53]-INT([.AC53]))*[.C$5];0)" office:value-type="float" office:value="0" calcext:value-type="float">
            <text:p>0</text:p>
          </table:table-cell>
          <table:table-cell table:style-name="ce146" table:formula="of:=MAX([.AA53]-([.C$5]*[.AC53])+[.AH52];0)" office:value-type="float" office:value="1428" calcext:value-type="float">
            <text:p>1428</text:p>
          </table:table-cell>
          <table:table-cell table:style-name="ce221" table:formula="of:=MIN([.H$8];MAX(0;[.I54]-[.H53]))" office:value-type="float" office:value="5" calcext:value-type="float">
            <text:p><text:s/>5,0 </text:p>
          </table:table-cell>
          <table:table-cell table:style-name="ce221" table:formula="of:=MIN([.AF53];[.AE53]/[.C$8])" office:value-type="float" office:value="5" calcext:value-type="float">
            <text:p><text:s/>5,0 </text:p>
          </table:table-cell>
          <table:table-cell table:style-name="ce223" table:formula="of:=ROUND(([.AG53]-INT([.AG53]))*[.C$8];0)" office:value-type="float" office:value="0" calcext:value-type="float">
            <text:p>0</text:p>
          </table:table-cell>
          <table:table-cell table:style-name="ce225" table:formula="of:=([.AE53]-[.AG53]*[.C$8])+([.G54]*[.H$9])" office:value-type="float" office:value="1403" calcext:value-type="float">
            <text:p><text:s/>1 403 </text:p>
          </table:table-cell>
          <table:table-cell table:style-name="ce166" table:formula="of:=[.AJ52]+[.AI53]" office:value-type="float" office:value="23372" calcext:value-type="float">
            <text:p><text:s/>23 372 </text:p>
          </table:table-cell>
          <table:table-cell table:style-name="ce228" table:formula="of:=[.B53]/[.H$5]" office:value-type="percentage" office:value="0.7546" calcext:value-type="percentage">
            <text:p>75,46 %</text:p>
          </table:table-cell>
          <table:table-cell table:style-name="ce24" table:formula="of:=IF([.C53]*4&lt;=[.H$5];[.J$2];IF([.C53]&gt;=[.H$5];0;[.J$2]*POWER(([.H$5]-[.C53])/(0.75*[.H$5]);2)))" office:value-type="percentage" office:value="0.010705984" calcext:value-type="percentage">
            <text:p>1,07 %</text:p>
          </table:table-cell>
          <table:table-cell table:style-name="ce162" table:formula="of:=TRUNC([.AL53]*[.C53]+[.AN52];-2)" office:value-type="float" office:value="8100" calcext:value-type="float">
            <text:p><text:s/>8 100 </text:p>
          </table:table-cell>
          <table:table-cell table:style-name="ce235" table:formula="of:=([.AL53]*[.C53]+[.AN52])-TRUNC([.AL53]*[.C53]+[.AN52];-2)" office:value-type="float" office:value="21.8439201777928" calcext:value-type="float">
            <text:p><text:s/>22 </text:p>
          </table:table-cell>
          <table:table-cell table:style-name="ce237" table:formula="of:=([.$H53]*[.O53])+[.AO52]" office:value-type="float" office:value="4830.14" calcext:value-type="float">
            <text:p>4830</text:p>
          </table:table-cell>
          <table:table-cell table:style-name="ce239" table:formula="of:=([.$H53]*[.P53])+[.AP52]" office:value-type="float" office:value="2937.3" calcext:value-type="float">
            <text:p>2937</text:p>
          </table:table-cell>
          <table:table-cell table:style-name="ce241" table:formula="of:=([.$H53]*[.Q53])+[.AQ52]" office:value-type="float" office:value="3675.9" calcext:value-type="float">
            <text:p>3676</text:p>
          </table:table-cell>
          <table:table-cell table:number-columns-repeated="981"/>
        </table:table-row>
        <table:table-row table:style-name="ro2">
          <table:table-cell table:style-name="ce32" table:formula="of:=[.A53]+1" office:value-type="float" office:value="2473" calcext:value-type="float">
            <text:p>2473</text:p>
          </table:table-cell>
          <table:table-cell table:style-name="ce153" table:formula="of:=[.C53]+[.AM53]" office:value-type="float" office:value="762700" calcext:value-type="float">
            <text:p><text:s/>762 700 </text:p>
          </table:table-cell>
          <table:table-cell table:style-name="ce157" table:formula="of:=[.B54]-[.V54]" office:value-type="float" office:value="762700" calcext:value-type="float">
            <text:p><text:s/>762 700 </text:p>
          </table:table-cell>
          <table:table-cell table:style-name="ce156" table:formula="of:=[.D53]+INT([.AC53])" office:value-type="float" office:value="762" calcext:value-type="float">
            <text:p><text:s/>762 </text:p>
          </table:table-cell>
          <table:table-cell table:style-name="ce162" table:formula="of:=MAX(INT([.C$4]*[.B54]/10000);1)" office:value-type="float" office:value="762" calcext:value-type="float">
            <text:p><text:s/>762 </text:p>
          </table:table-cell>
          <table:table-cell table:style-name="ce166" table:formula="of:=MAX(INT([.C$4]*[.C54]/10000);1)" office:value-type="float" office:value="762" calcext:value-type="float">
            <text:p><text:s/>762 </text:p>
          </table:table-cell>
          <table:table-cell table:style-name="ce170" table:formula="of:=INT([.C54]/[.C$3])+ROUNDUP(([.C$6]/10)*MIN([.D54];[.F54]);0)" office:value-type="float" office:value="1524" calcext:value-type="float">
            <text:p><text:s/>1 524 </text:p>
          </table:table-cell>
          <table:table-cell table:style-name="ce176" table:formula="of:=[.H53]+INT([.AG53])" office:value-type="float" office:value="457" calcext:value-type="float">
            <text:p>457</text:p>
          </table:table-cell>
          <table:table-cell table:style-name="ce58" table:formula="of:=MAX(INT([.C$7]*[.B54]/10000);1)" office:value-type="float" office:value="457" calcext:value-type="float">
            <text:p>457</text:p>
          </table:table-cell>
          <table:table-cell table:style-name="ce58" table:formula="of:=MAX(INT([.C$7]*[.C54]/10000);1)" office:value-type="float" office:value="457" calcext:value-type="float">
            <text:p>457</text:p>
          </table:table-cell>
          <table:table-cell table:style-name="ce149" table:formula="of:=INT(([.C$9]/10)*MIN([.H54];INT([.B54]/[.C$7])))" office:value-type="float" office:value="457" calcext:value-type="float">
            <text:p>457</text:p>
          </table:table-cell>
          <table:table-cell table:style-name="ce183" table:formula="of:=[.L53]+[.R53]-[.W53]" office:value-type="float" office:value="5272.14" calcext:value-type="float">
            <text:p>5272</text:p>
          </table:table-cell>
          <table:table-cell table:style-name="ce186" table:formula="of:=[.M53]+[.S53]-[.X53]" office:value-type="float" office:value="3338.3" calcext:value-type="float">
            <text:p>3338</text:p>
          </table:table-cell>
          <table:table-cell table:style-name="ce189" table:formula="of:=[.N53]+[.T53]-[.Y53]-INT([.AC53]*[.H$3])" office:value-type="float" office:value="1155.9" calcext:value-type="float">
            <text:p>1156</text:p>
          </table:table-cell>
          <table:table-cell table:style-name="ce192" table:formula="of:=MAX(IF([.$H$6]=1;0.3;0.01);[.O$13]-INT([.AO53]/125)/100)" office:value-type="percentage" office:value="0.32" calcext:value-type="percentage">
            <text:p>32 %</text:p>
          </table:table-cell>
          <table:table-cell table:style-name="ce195" table:formula="of:=MAX(IF([.$H$6]=1;0.3;0.01);[.P$13]-INT([.AP53]/125)/100)" office:value-type="percentage" office:value="0.3" calcext:value-type="percentage">
            <text:p>30 %</text:p>
          </table:table-cell>
          <table:table-cell table:style-name="ce198" table:formula="of:=MAX(IF([.$H$6]=1;0.3;0.01);[.Q$13]-INT([.AQ53]/125)/100)" office:value-type="percentage" office:value="0.3" calcext:value-type="percentage">
            <text:p>30 %</text:p>
          </table:table-cell>
          <table:table-cell table:style-name="ce201" table:formula="of:=[.O54]*[.$K54]" office:value-type="float" office:value="146.24" calcext:value-type="float">
            <text:p>146,24</text:p>
          </table:table-cell>
          <table:table-cell table:style-name="ce204" table:formula="of:=[.P54]*[.$K54]" office:value-type="float" office:value="137.1" calcext:value-type="float">
            <text:p>137,10</text:p>
          </table:table-cell>
          <table:table-cell table:style-name="ce207" table:formula="of:=[.Q54]*[.$K54]" office:value-type="float" office:value="137.1" calcext:value-type="float">
            <text:p>137,1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54]&gt;[.G54];[.V54]&gt;[.B54];[.W54]&gt;[.L54]+[.R54];[.X54]&gt;[.M54]+[.S54];[.Y54]&gt;[.N54]+[.T54]);&quot;Too Many&quot;;&quot;&quot;)">
            <text:p/>
          </table:table-cell>
          <table:table-cell table:style-name="ce146" table:formula="of:=MAX(IF([.AH53]=0;([.G54]*(1-[.H$9]))+[.AD53];([.G54]*(1-[.H$9]))-([.C$8]-[.AH53]))-[.U54];0)" office:value-type="float" office:value="1524" calcext:value-type="float">
            <text:p>1524</text:p>
          </table:table-cell>
          <table:table-cell table:style-name="ce221" table:formula="of:=MIN([.H$7];MAX(0;[.E55]-[.D54]))" office:value-type="float" office:value="8" calcext:value-type="float">
            <text:p><text:s/>8,0 </text:p>
          </table:table-cell>
          <table:table-cell table:style-name="ce221" table:formula="of:=MIN([.AA54]/[.C$5];[.AB54];INT(([.N54]+[.T54]-[.Y54])/[.$H$3]))" office:value-type="float" office:value="8" calcext:value-type="float">
            <text:p><text:s/>8,0 </text:p>
          </table:table-cell>
          <table:table-cell table:style-name="ce223" table:formula="of:=ROUND(([.AC54]-INT([.AC54]))*[.C$5];0)" office:value-type="float" office:value="0" calcext:value-type="float">
            <text:p>0</text:p>
          </table:table-cell>
          <table:table-cell table:style-name="ce146" table:formula="of:=MAX([.AA54]-([.C$5]*[.AC54])+[.AH53];0)" office:value-type="float" office:value="1444" calcext:value-type="float">
            <text:p>1444</text:p>
          </table:table-cell>
          <table:table-cell table:style-name="ce221" table:formula="of:=MIN([.H$8];MAX(0;[.I55]-[.H54]))" office:value-type="float" office:value="5" calcext:value-type="float">
            <text:p><text:s/>5,0 </text:p>
          </table:table-cell>
          <table:table-cell table:style-name="ce221" table:formula="of:=MIN([.AF54];[.AE54]/[.C$8])" office:value-type="float" office:value="5" calcext:value-type="float">
            <text:p><text:s/>5,0 </text:p>
          </table:table-cell>
          <table:table-cell table:style-name="ce223" table:formula="of:=ROUND(([.AG54]-INT([.AG54]))*[.C$8];0)" office:value-type="float" office:value="0" calcext:value-type="float">
            <text:p>0</text:p>
          </table:table-cell>
          <table:table-cell table:style-name="ce225" table:formula="of:=([.AE54]-[.AG54]*[.C$8])+([.G55]*[.H$9])" office:value-type="float" office:value="1419" calcext:value-type="float">
            <text:p><text:s/>1 419 </text:p>
          </table:table-cell>
          <table:table-cell table:style-name="ce166" table:formula="of:=[.AJ53]+[.AI54]" office:value-type="float" office:value="24791" calcext:value-type="float">
            <text:p><text:s/>24 791 </text:p>
          </table:table-cell>
          <table:table-cell table:style-name="ce228" table:formula="of:=[.B54]/[.H$5]" office:value-type="percentage" office:value="0.7627" calcext:value-type="percentage">
            <text:p>76,27 %</text:p>
          </table:table-cell>
          <table:table-cell table:style-name="ce24" table:formula="of:=IF([.C54]*4&lt;=[.H$5];[.J$2];IF([.C54]&gt;=[.H$5];0;[.J$2]*POWER(([.H$5]-[.C54])/(0.75*[.H$5]);2)))" office:value-type="percentage" office:value="0.010010896" calcext:value-type="percentage">
            <text:p>1,00 %</text:p>
          </table:table-cell>
          <table:table-cell table:style-name="ce162" table:formula="of:=TRUNC([.AL54]*[.C54]+[.AN53];-2)" office:value-type="float" office:value="7600" calcext:value-type="float">
            <text:p><text:s/>7 600 </text:p>
          </table:table-cell>
          <table:table-cell table:style-name="ce235" table:formula="of:=([.AL54]*[.C54]+[.AN53])-TRUNC([.AL54]*[.C54]+[.AN53];-2)" office:value-type="float" office:value="57.1542993777939" calcext:value-type="float">
            <text:p><text:s/>57 </text:p>
          </table:table-cell>
          <table:table-cell table:style-name="ce237" table:formula="of:=([.$H54]*[.O54])+[.AO53]" office:value-type="float" office:value="4976.38" calcext:value-type="float">
            <text:p>4976</text:p>
          </table:table-cell>
          <table:table-cell table:style-name="ce239" table:formula="of:=([.$H54]*[.P54])+[.AP53]" office:value-type="float" office:value="3074.4" calcext:value-type="float">
            <text:p>3074</text:p>
          </table:table-cell>
          <table:table-cell table:style-name="ce241" table:formula="of:=([.$H54]*[.Q54])+[.AQ53]" office:value-type="float" office:value="3813" calcext:value-type="float">
            <text:p>3813</text:p>
          </table:table-cell>
          <table:table-cell table:number-columns-repeated="981"/>
        </table:table-row>
        <table:table-row table:style-name="ro2">
          <table:table-cell table:style-name="ce32" table:formula="of:=[.A54]+1" office:value-type="float" office:value="2474" calcext:value-type="float">
            <text:p>2474</text:p>
          </table:table-cell>
          <table:table-cell table:style-name="ce153" table:formula="of:=[.C54]+[.AM54]" office:value-type="float" office:value="770300" calcext:value-type="float">
            <text:p><text:s/>770 300 </text:p>
          </table:table-cell>
          <table:table-cell table:style-name="ce157" table:formula="of:=[.B55]-[.V55]" office:value-type="float" office:value="770300" calcext:value-type="float">
            <text:p><text:s/>770 300 </text:p>
          </table:table-cell>
          <table:table-cell table:style-name="ce156" table:formula="of:=[.D54]+INT([.AC54])" office:value-type="float" office:value="770" calcext:value-type="float">
            <text:p><text:s/>770 </text:p>
          </table:table-cell>
          <table:table-cell table:style-name="ce162" table:formula="of:=MAX(INT([.C$4]*[.B55]/10000);1)" office:value-type="float" office:value="770" calcext:value-type="float">
            <text:p><text:s/>770 </text:p>
          </table:table-cell>
          <table:table-cell table:style-name="ce166" table:formula="of:=MAX(INT([.C$4]*[.C55]/10000);1)" office:value-type="float" office:value="770" calcext:value-type="float">
            <text:p><text:s/>770 </text:p>
          </table:table-cell>
          <table:table-cell table:style-name="ce170" table:formula="of:=INT([.C55]/[.C$3])+ROUNDUP(([.C$6]/10)*MIN([.D55];[.F55]);0)" office:value-type="float" office:value="1540" calcext:value-type="float">
            <text:p><text:s/>1 540 </text:p>
          </table:table-cell>
          <table:table-cell table:style-name="ce176" table:formula="of:=[.H54]+INT([.AG54])" office:value-type="float" office:value="462" calcext:value-type="float">
            <text:p>462</text:p>
          </table:table-cell>
          <table:table-cell table:style-name="ce58" table:formula="of:=MAX(INT([.C$7]*[.B55]/10000);1)" office:value-type="float" office:value="462" calcext:value-type="float">
            <text:p>462</text:p>
          </table:table-cell>
          <table:table-cell table:style-name="ce58" table:formula="of:=MAX(INT([.C$7]*[.C55]/10000);1)" office:value-type="float" office:value="462" calcext:value-type="float">
            <text:p>462</text:p>
          </table:table-cell>
          <table:table-cell table:style-name="ce149" table:formula="of:=INT(([.C$9]/10)*MIN([.H55];INT([.B55]/[.C$7])))" office:value-type="float" office:value="462" calcext:value-type="float">
            <text:p>462</text:p>
          </table:table-cell>
          <table:table-cell table:style-name="ce183" table:formula="of:=[.L54]+[.R54]-[.W54]" office:value-type="float" office:value="5418.38" calcext:value-type="float">
            <text:p>5418</text:p>
          </table:table-cell>
          <table:table-cell table:style-name="ce186" table:formula="of:=[.M54]+[.S54]-[.X54]" office:value-type="float" office:value="3475.4" calcext:value-type="float">
            <text:p>3475</text:p>
          </table:table-cell>
          <table:table-cell table:style-name="ce189" table:formula="of:=[.N54]+[.T54]-[.Y54]-INT([.AC54]*[.H$3])" office:value-type="float" office:value="1261" calcext:value-type="float">
            <text:p>1261</text:p>
          </table:table-cell>
          <table:table-cell table:style-name="ce192" table:formula="of:=MAX(IF([.$H$6]=1;0.3;0.01);[.O$13]-INT([.AO54]/125)/100)" office:value-type="percentage" office:value="0.31" calcext:value-type="percentage">
            <text:p>31 %</text:p>
          </table:table-cell>
          <table:table-cell table:style-name="ce195" table:formula="of:=MAX(IF([.$H$6]=1;0.3;0.01);[.P$13]-INT([.AP54]/125)/100)" office:value-type="percentage" office:value="0.3" calcext:value-type="percentage">
            <text:p>30 %</text:p>
          </table:table-cell>
          <table:table-cell table:style-name="ce198" table:formula="of:=MAX(IF([.$H$6]=1;0.3;0.01);[.Q$13]-INT([.AQ54]/125)/100)" office:value-type="percentage" office:value="0.3" calcext:value-type="percentage">
            <text:p>30 %</text:p>
          </table:table-cell>
          <table:table-cell table:style-name="ce201" table:formula="of:=[.O55]*[.$K55]" office:value-type="float" office:value="143.22" calcext:value-type="float">
            <text:p>143,22</text:p>
          </table:table-cell>
          <table:table-cell table:style-name="ce204" table:formula="of:=[.P55]*[.$K55]" office:value-type="float" office:value="138.6" calcext:value-type="float">
            <text:p>138,60</text:p>
          </table:table-cell>
          <table:table-cell table:style-name="ce207" table:formula="of:=[.Q55]*[.$K55]" office:value-type="float" office:value="138.6" calcext:value-type="float">
            <text:p>138,6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55]&gt;[.G55];[.V55]&gt;[.B55];[.W55]&gt;[.L55]+[.R55];[.X55]&gt;[.M55]+[.S55];[.Y55]&gt;[.N55]+[.T55]);&quot;Too Many&quot;;&quot;&quot;)">
            <text:p/>
          </table:table-cell>
          <table:table-cell table:style-name="ce146" table:formula="of:=MAX(IF([.AH54]=0;([.G55]*(1-[.H$9]))+[.AD54];([.G55]*(1-[.H$9]))-([.C$8]-[.AH54]))-[.U55];0)" office:value-type="float" office:value="1540" calcext:value-type="float">
            <text:p>1540</text:p>
          </table:table-cell>
          <table:table-cell table:style-name="ce221" table:formula="of:=MIN([.H$7];MAX(0;[.E56]-[.D55]))" office:value-type="float" office:value="7" calcext:value-type="float">
            <text:p><text:s/>7,0 </text:p>
          </table:table-cell>
          <table:table-cell table:style-name="ce221" table:formula="of:=MIN([.AA55]/[.C$5];[.AB55];INT(([.N55]+[.T55]-[.Y55])/[.$H$3]))" office:value-type="float" office:value="7" calcext:value-type="float">
            <text:p><text:s/>7,0 </text:p>
          </table:table-cell>
          <table:table-cell table:style-name="ce223" table:formula="of:=ROUND(([.AC55]-INT([.AC55]))*[.C$5];0)" office:value-type="float" office:value="0" calcext:value-type="float">
            <text:p>0</text:p>
          </table:table-cell>
          <table:table-cell table:style-name="ce146" table:formula="of:=MAX([.AA55]-([.C$5]*[.AC55])+[.AH54];0)" office:value-type="float" office:value="1470" calcext:value-type="float">
            <text:p>1470</text:p>
          </table:table-cell>
          <table:table-cell table:style-name="ce221" table:formula="of:=MIN([.H$8];MAX(0;[.I56]-[.H55]))" office:value-type="float" office:value="4" calcext:value-type="float">
            <text:p><text:s/>4,0 </text:p>
          </table:table-cell>
          <table:table-cell table:style-name="ce221" table:formula="of:=MIN([.AF55];[.AE55]/[.C$8])" office:value-type="float" office:value="4" calcext:value-type="float">
            <text:p><text:s/>4,0 </text:p>
          </table:table-cell>
          <table:table-cell table:style-name="ce223" table:formula="of:=ROUND(([.AG55]-INT([.AG55]))*[.C$8];0)" office:value-type="float" office:value="0" calcext:value-type="float">
            <text:p>0</text:p>
          </table:table-cell>
          <table:table-cell table:style-name="ce225" table:formula="of:=([.AE55]-[.AG55]*[.C$8])+([.G56]*[.H$9])" office:value-type="float" office:value="1450" calcext:value-type="float">
            <text:p><text:s/>1 450 </text:p>
          </table:table-cell>
          <table:table-cell table:style-name="ce166" table:formula="of:=[.AJ54]+[.AI55]" office:value-type="float" office:value="26241" calcext:value-type="float">
            <text:p><text:s/>26 241 </text:p>
          </table:table-cell>
          <table:table-cell table:style-name="ce228" table:formula="of:=[.B55]/[.H$5]" office:value-type="percentage" office:value="0.7703" calcext:value-type="percentage">
            <text:p>77,03 %</text:p>
          </table:table-cell>
          <table:table-cell table:style-name="ce24" table:formula="of:=IF([.C55]*4&lt;=[.H$5];[.J$2];IF([.C55]&gt;=[.H$5];0;[.J$2]*POWER(([.H$5]-[.C55])/(0.75*[.H$5]);2)))" office:value-type="percentage" office:value="0.00937992711111111" calcext:value-type="percentage">
            <text:p>0,94 %</text:p>
          </table:table-cell>
          <table:table-cell table:style-name="ce162" table:formula="of:=TRUNC([.AL55]*[.C55]+[.AN54];-2)" office:value-type="float" office:value="7200" calcext:value-type="float">
            <text:p><text:s/>7 200 </text:p>
          </table:table-cell>
          <table:table-cell table:style-name="ce235" table:formula="of:=([.AL55]*[.C55]+[.AN54])-TRUNC([.AL55]*[.C55]+[.AN54];-2)" office:value-type="float" office:value="82.5121530666847" calcext:value-type="float">
            <text:p><text:s/>83 </text:p>
          </table:table-cell>
          <table:table-cell table:style-name="ce237" table:formula="of:=([.$H55]*[.O55])+[.AO54]" office:value-type="float" office:value="5119.6" calcext:value-type="float">
            <text:p>5120</text:p>
          </table:table-cell>
          <table:table-cell table:style-name="ce239" table:formula="of:=([.$H55]*[.P55])+[.AP54]" office:value-type="float" office:value="3213" calcext:value-type="float">
            <text:p>3213</text:p>
          </table:table-cell>
          <table:table-cell table:style-name="ce241" table:formula="of:=([.$H55]*[.Q55])+[.AQ54]" office:value-type="float" office:value="3951.6" calcext:value-type="float">
            <text:p>3952</text:p>
          </table:table-cell>
          <table:table-cell table:number-columns-repeated="981"/>
        </table:table-row>
        <table:table-row table:style-name="ro2">
          <table:table-cell table:style-name="ce32" table:formula="of:=[.A55]+1" office:value-type="float" office:value="2475" calcext:value-type="float">
            <text:p>2475</text:p>
          </table:table-cell>
          <table:table-cell table:style-name="ce153" table:formula="of:=[.C55]+[.AM55]" office:value-type="float" office:value="777500" calcext:value-type="float">
            <text:p><text:s/>777 500 </text:p>
          </table:table-cell>
          <table:table-cell table:style-name="ce157" table:formula="of:=[.B56]-[.V56]" office:value-type="float" office:value="777500" calcext:value-type="float">
            <text:p><text:s/>777 500 </text:p>
          </table:table-cell>
          <table:table-cell table:style-name="ce156" table:formula="of:=[.D55]+INT([.AC55])" office:value-type="float" office:value="777" calcext:value-type="float">
            <text:p><text:s/>777 </text:p>
          </table:table-cell>
          <table:table-cell table:style-name="ce162" table:formula="of:=MAX(INT([.C$4]*[.B56]/10000);1)" office:value-type="float" office:value="777" calcext:value-type="float">
            <text:p><text:s/>777 </text:p>
          </table:table-cell>
          <table:table-cell table:style-name="ce166" table:formula="of:=MAX(INT([.C$4]*[.C56]/10000);1)" office:value-type="float" office:value="777" calcext:value-type="float">
            <text:p><text:s/>777 </text:p>
          </table:table-cell>
          <table:table-cell table:style-name="ce170" table:formula="of:=INT([.C56]/[.C$3])+ROUNDUP(([.C$6]/10)*MIN([.D56];[.F56]);0)" office:value-type="float" office:value="1554" calcext:value-type="float">
            <text:p><text:s/>1 554 </text:p>
          </table:table-cell>
          <table:table-cell table:style-name="ce176" table:formula="of:=[.H55]+INT([.AG55])" office:value-type="float" office:value="466" calcext:value-type="float">
            <text:p>466</text:p>
          </table:table-cell>
          <table:table-cell table:style-name="ce58" table:formula="of:=MAX(INT([.C$7]*[.B56]/10000);1)" office:value-type="float" office:value="466" calcext:value-type="float">
            <text:p>466</text:p>
          </table:table-cell>
          <table:table-cell table:style-name="ce58" table:formula="of:=MAX(INT([.C$7]*[.C56]/10000);1)" office:value-type="float" office:value="466" calcext:value-type="float">
            <text:p>466</text:p>
          </table:table-cell>
          <table:table-cell table:style-name="ce149" table:formula="of:=INT(([.C$9]/10)*MIN([.H56];INT([.B56]/[.C$7])))" office:value-type="float" office:value="466" calcext:value-type="float">
            <text:p>466</text:p>
          </table:table-cell>
          <table:table-cell table:style-name="ce183" table:formula="of:=[.L55]+[.R55]-[.W55]" office:value-type="float" office:value="5561.6" calcext:value-type="float">
            <text:p>5562</text:p>
          </table:table-cell>
          <table:table-cell table:style-name="ce186" table:formula="of:=[.M55]+[.S55]-[.X55]" office:value-type="float" office:value="3614" calcext:value-type="float">
            <text:p>3614</text:p>
          </table:table-cell>
          <table:table-cell table:style-name="ce189" table:formula="of:=[.N55]+[.T55]-[.Y55]-INT([.AC55]*[.H$3])" office:value-type="float" office:value="1371.6" calcext:value-type="float">
            <text:p>1372</text:p>
          </table:table-cell>
          <table:table-cell table:style-name="ce192" table:formula="of:=MAX(IF([.$H$6]=1;0.3;0.01);[.O$13]-INT([.AO55]/125)/100)" office:value-type="percentage" office:value="0.3" calcext:value-type="percentage">
            <text:p>30 %</text:p>
          </table:table-cell>
          <table:table-cell table:style-name="ce195" table:formula="of:=MAX(IF([.$H$6]=1;0.3;0.01);[.P$13]-INT([.AP55]/125)/100)" office:value-type="percentage" office:value="0.3" calcext:value-type="percentage">
            <text:p>30 %</text:p>
          </table:table-cell>
          <table:table-cell table:style-name="ce198" table:formula="of:=MAX(IF([.$H$6]=1;0.3;0.01);[.Q$13]-INT([.AQ55]/125)/100)" office:value-type="percentage" office:value="0.3" calcext:value-type="percentage">
            <text:p>30 %</text:p>
          </table:table-cell>
          <table:table-cell table:style-name="ce201" table:formula="of:=[.O56]*[.$K56]" office:value-type="float" office:value="139.8" calcext:value-type="float">
            <text:p>139,80</text:p>
          </table:table-cell>
          <table:table-cell table:style-name="ce204" table:formula="of:=[.P56]*[.$K56]" office:value-type="float" office:value="139.8" calcext:value-type="float">
            <text:p>139,80</text:p>
          </table:table-cell>
          <table:table-cell table:style-name="ce207" table:formula="of:=[.Q56]*[.$K56]" office:value-type="float" office:value="139.8" calcext:value-type="float">
            <text:p>139,8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56]&gt;[.G56];[.V56]&gt;[.B56];[.W56]&gt;[.L56]+[.R56];[.X56]&gt;[.M56]+[.S56];[.Y56]&gt;[.N56]+[.T56]);&quot;Too Many&quot;;&quot;&quot;)">
            <text:p/>
          </table:table-cell>
          <table:table-cell table:style-name="ce146" table:formula="of:=MAX(IF([.AH55]=0;([.G56]*(1-[.H$9]))+[.AD55];([.G56]*(1-[.H$9]))-([.C$8]-[.AH55]))-[.U56];0)" office:value-type="float" office:value="1554" calcext:value-type="float">
            <text:p>1554</text:p>
          </table:table-cell>
          <table:table-cell table:style-name="ce221" table:formula="of:=MIN([.H$7];MAX(0;[.E57]-[.D56]))" office:value-type="float" office:value="7" calcext:value-type="float">
            <text:p><text:s/>7,0 </text:p>
          </table:table-cell>
          <table:table-cell table:style-name="ce221" table:formula="of:=MIN([.AA56]/[.C$5];[.AB56];INT(([.N56]+[.T56]-[.Y56])/[.$H$3]))" office:value-type="float" office:value="7" calcext:value-type="float">
            <text:p><text:s/>7,0 </text:p>
          </table:table-cell>
          <table:table-cell table:style-name="ce223" table:formula="of:=ROUND(([.AC56]-INT([.AC56]))*[.C$5];0)" office:value-type="float" office:value="0" calcext:value-type="float">
            <text:p>0</text:p>
          </table:table-cell>
          <table:table-cell table:style-name="ce146" table:formula="of:=MAX([.AA56]-([.C$5]*[.AC56])+[.AH55];0)" office:value-type="float" office:value="1484" calcext:value-type="float">
            <text:p>1484</text:p>
          </table:table-cell>
          <table:table-cell table:style-name="ce221" table:formula="of:=MIN([.H$8];MAX(0;[.I57]-[.H56]))" office:value-type="float" office:value="4" calcext:value-type="float">
            <text:p><text:s/>4,0 </text:p>
          </table:table-cell>
          <table:table-cell table:style-name="ce221" table:formula="of:=MIN([.AF56];[.AE56]/[.C$8])" office:value-type="float" office:value="4" calcext:value-type="float">
            <text:p><text:s/>4,0 </text:p>
          </table:table-cell>
          <table:table-cell table:style-name="ce223" table:formula="of:=ROUND(([.AG56]-INT([.AG56]))*[.C$8];0)" office:value-type="float" office:value="0" calcext:value-type="float">
            <text:p>0</text:p>
          </table:table-cell>
          <table:table-cell table:style-name="ce225" table:formula="of:=([.AE56]-[.AG56]*[.C$8])+([.G57]*[.H$9])" office:value-type="float" office:value="1464" calcext:value-type="float">
            <text:p><text:s/>1 464 </text:p>
          </table:table-cell>
          <table:table-cell table:style-name="ce166" table:formula="of:=[.AJ55]+[.AI56]" office:value-type="float" office:value="27705" calcext:value-type="float">
            <text:p><text:s/>27 705 </text:p>
          </table:table-cell>
          <table:table-cell table:style-name="ce228" table:formula="of:=[.B56]/[.H$5]" office:value-type="percentage" office:value="0.7775" calcext:value-type="percentage">
            <text:p>77,75 %</text:p>
          </table:table-cell>
          <table:table-cell table:style-name="ce24" table:formula="of:=IF([.C56]*4&lt;=[.H$5];[.J$2];IF([.C56]&gt;=[.H$5];0;[.J$2]*POWER(([.H$5]-[.C56])/(0.75*[.H$5]);2)))" office:value-type="percentage" office:value="0.00880111111111111" calcext:value-type="percentage">
            <text:p>0,88 %</text:p>
          </table:table-cell>
          <table:table-cell table:style-name="ce162" table:formula="of:=TRUNC([.AL56]*[.C56]+[.AN55];-2)" office:value-type="float" office:value="6900" calcext:value-type="float">
            <text:p><text:s/>6 900 </text:p>
          </table:table-cell>
          <table:table-cell table:style-name="ce235" table:formula="of:=([.AL56]*[.C56]+[.AN55])-TRUNC([.AL56]*[.C56]+[.AN55];-2)" office:value-type="float" office:value="25.3760419555747" calcext:value-type="float">
            <text:p><text:s/>25 </text:p>
          </table:table-cell>
          <table:table-cell table:style-name="ce237" table:formula="of:=([.$H56]*[.O56])+[.AO55]" office:value-type="float" office:value="5259.4" calcext:value-type="float">
            <text:p>5259</text:p>
          </table:table-cell>
          <table:table-cell table:style-name="ce239" table:formula="of:=([.$H56]*[.P56])+[.AP55]" office:value-type="float" office:value="3352.8" calcext:value-type="float">
            <text:p>3353</text:p>
          </table:table-cell>
          <table:table-cell table:style-name="ce241" table:formula="of:=([.$H56]*[.Q56])+[.AQ55]" office:value-type="float" office:value="4091.4" calcext:value-type="float">
            <text:p>4091</text:p>
          </table:table-cell>
          <table:table-cell table:number-columns-repeated="981"/>
        </table:table-row>
        <table:table-row table:style-name="ro2">
          <table:table-cell table:style-name="ce32" table:formula="of:=[.A56]+1" office:value-type="float" office:value="2476" calcext:value-type="float">
            <text:p>2476</text:p>
          </table:table-cell>
          <table:table-cell table:style-name="ce153" table:formula="of:=[.C56]+[.AM56]" office:value-type="float" office:value="784400" calcext:value-type="float">
            <text:p><text:s/>784 400 </text:p>
          </table:table-cell>
          <table:table-cell table:style-name="ce157" table:formula="of:=[.B57]-[.V57]" office:value-type="float" office:value="784400" calcext:value-type="float">
            <text:p><text:s/>784 400 </text:p>
          </table:table-cell>
          <table:table-cell table:style-name="ce156" table:formula="of:=[.D56]+INT([.AC56])" office:value-type="float" office:value="784" calcext:value-type="float">
            <text:p><text:s/>784 </text:p>
          </table:table-cell>
          <table:table-cell table:style-name="ce162" table:formula="of:=MAX(INT([.C$4]*[.B57]/10000);1)" office:value-type="float" office:value="784" calcext:value-type="float">
            <text:p><text:s/>784 </text:p>
          </table:table-cell>
          <table:table-cell table:style-name="ce166" table:formula="of:=MAX(INT([.C$4]*[.C57]/10000);1)" office:value-type="float" office:value="784" calcext:value-type="float">
            <text:p><text:s/>784 </text:p>
          </table:table-cell>
          <table:table-cell table:style-name="ce170" table:formula="of:=INT([.C57]/[.C$3])+ROUNDUP(([.C$6]/10)*MIN([.D57];[.F57]);0)" office:value-type="float" office:value="1568" calcext:value-type="float">
            <text:p><text:s/>1 568 </text:p>
          </table:table-cell>
          <table:table-cell table:style-name="ce176" table:formula="of:=[.H56]+INT([.AG56])" office:value-type="float" office:value="470" calcext:value-type="float">
            <text:p>470</text:p>
          </table:table-cell>
          <table:table-cell table:style-name="ce58" table:formula="of:=MAX(INT([.C$7]*[.B57]/10000);1)" office:value-type="float" office:value="470" calcext:value-type="float">
            <text:p>470</text:p>
          </table:table-cell>
          <table:table-cell table:style-name="ce58" table:formula="of:=MAX(INT([.C$7]*[.C57]/10000);1)" office:value-type="float" office:value="470" calcext:value-type="float">
            <text:p>470</text:p>
          </table:table-cell>
          <table:table-cell table:style-name="ce149" table:formula="of:=INT(([.C$9]/10)*MIN([.H57];INT([.B57]/[.C$7])))" office:value-type="float" office:value="470" calcext:value-type="float">
            <text:p>470</text:p>
          </table:table-cell>
          <table:table-cell table:style-name="ce183" table:formula="of:=[.L56]+[.R56]-[.W56]" office:value-type="float" office:value="5701.4" calcext:value-type="float">
            <text:p>5701</text:p>
          </table:table-cell>
          <table:table-cell table:style-name="ce186" table:formula="of:=[.M56]+[.S56]-[.X56]" office:value-type="float" office:value="3753.8" calcext:value-type="float">
            <text:p>3754</text:p>
          </table:table-cell>
          <table:table-cell table:style-name="ce189" table:formula="of:=[.N56]+[.T56]-[.Y56]-INT([.AC56]*[.H$3])" office:value-type="float" office:value="1483.4" calcext:value-type="float">
            <text:p>1483</text:p>
          </table:table-cell>
          <table:table-cell table:style-name="ce192" table:formula="of:=MAX(IF([.$H$6]=1;0.3;0.01);[.O$13]-INT([.AO56]/125)/100)" office:value-type="percentage" office:value="0.3" calcext:value-type="percentage">
            <text:p>30 %</text:p>
          </table:table-cell>
          <table:table-cell table:style-name="ce195" table:formula="of:=MAX(IF([.$H$6]=1;0.3;0.01);[.P$13]-INT([.AP56]/125)/100)" office:value-type="percentage" office:value="0.3" calcext:value-type="percentage">
            <text:p>30 %</text:p>
          </table:table-cell>
          <table:table-cell table:style-name="ce198" table:formula="of:=MAX(IF([.$H$6]=1;0.3;0.01);[.Q$13]-INT([.AQ56]/125)/100)" office:value-type="percentage" office:value="0.3" calcext:value-type="percentage">
            <text:p>30 %</text:p>
          </table:table-cell>
          <table:table-cell table:style-name="ce201" table:formula="of:=[.O57]*[.$K57]" office:value-type="float" office:value="141" calcext:value-type="float">
            <text:p>141,00</text:p>
          </table:table-cell>
          <table:table-cell table:style-name="ce204" table:formula="of:=[.P57]*[.$K57]" office:value-type="float" office:value="141" calcext:value-type="float">
            <text:p>141,00</text:p>
          </table:table-cell>
          <table:table-cell table:style-name="ce207" table:formula="of:=[.Q57]*[.$K57]" office:value-type="float" office:value="141" calcext:value-type="float">
            <text:p>141,0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57]&gt;[.G57];[.V57]&gt;[.B57];[.W57]&gt;[.L57]+[.R57];[.X57]&gt;[.M57]+[.S57];[.Y57]&gt;[.N57]+[.T57]);&quot;Too Many&quot;;&quot;&quot;)">
            <text:p/>
          </table:table-cell>
          <table:table-cell table:style-name="ce146" table:formula="of:=MAX(IF([.AH56]=0;([.G57]*(1-[.H$9]))+[.AD56];([.G57]*(1-[.H$9]))-([.C$8]-[.AH56]))-[.U57];0)" office:value-type="float" office:value="1568" calcext:value-type="float">
            <text:p>1568</text:p>
          </table:table-cell>
          <table:table-cell table:style-name="ce221" table:formula="of:=MIN([.H$7];MAX(0;[.E58]-[.D57]))" office:value-type="float" office:value="6" calcext:value-type="float">
            <text:p><text:s/>6,0 </text:p>
          </table:table-cell>
          <table:table-cell table:style-name="ce221" table:formula="of:=MIN([.AA57]/[.C$5];[.AB57];INT(([.N57]+[.T57]-[.Y57])/[.$H$3]))" office:value-type="float" office:value="6" calcext:value-type="float">
            <text:p><text:s/>6,0 </text:p>
          </table:table-cell>
          <table:table-cell table:style-name="ce223" table:formula="of:=ROUND(([.AC57]-INT([.AC57]))*[.C$5];0)" office:value-type="float" office:value="0" calcext:value-type="float">
            <text:p>0</text:p>
          </table:table-cell>
          <table:table-cell table:style-name="ce146" table:formula="of:=MAX([.AA57]-([.C$5]*[.AC57])+[.AH56];0)" office:value-type="float" office:value="1508" calcext:value-type="float">
            <text:p>1508</text:p>
          </table:table-cell>
          <table:table-cell table:style-name="ce221" table:formula="of:=MIN([.H$8];MAX(0;[.I58]-[.H57]))" office:value-type="float" office:value="4" calcext:value-type="float">
            <text:p><text:s/>4,0 </text:p>
          </table:table-cell>
          <table:table-cell table:style-name="ce221" table:formula="of:=MIN([.AF57];[.AE57]/[.C$8])" office:value-type="float" office:value="4" calcext:value-type="float">
            <text:p><text:s/>4,0 </text:p>
          </table:table-cell>
          <table:table-cell table:style-name="ce223" table:formula="of:=ROUND(([.AG57]-INT([.AG57]))*[.C$8];0)" office:value-type="float" office:value="0" calcext:value-type="float">
            <text:p>0</text:p>
          </table:table-cell>
          <table:table-cell table:style-name="ce225" table:formula="of:=([.AE57]-[.AG57]*[.C$8])+([.G58]*[.H$9])" office:value-type="float" office:value="1488" calcext:value-type="float">
            <text:p><text:s/>1 488 </text:p>
          </table:table-cell>
          <table:table-cell table:style-name="ce166" table:formula="of:=[.AJ56]+[.AI57]" office:value-type="float" office:value="29193" calcext:value-type="float">
            <text:p><text:s/>29 193 </text:p>
          </table:table-cell>
          <table:table-cell table:style-name="ce228" table:formula="of:=[.B57]/[.H$5]" office:value-type="percentage" office:value="0.7844" calcext:value-type="percentage">
            <text:p>78,44 %</text:p>
          </table:table-cell>
          <table:table-cell table:style-name="ce24" table:formula="of:=IF([.C57]*4&lt;=[.H$5];[.J$2];IF([.C57]&gt;=[.H$5];0;[.J$2]*POWER(([.H$5]-[.C57])/(0.75*[.H$5]);2)))" office:value-type="percentage" office:value="0.00826370844444445" calcext:value-type="percentage">
            <text:p>0,83 %</text:p>
          </table:table-cell>
          <table:table-cell table:style-name="ce162" table:formula="of:=TRUNC([.AL57]*[.C57]+[.AN56];-2)" office:value-type="float" office:value="6500" calcext:value-type="float">
            <text:p><text:s/>6 500 </text:p>
          </table:table-cell>
          <table:table-cell table:style-name="ce235" table:formula="of:=([.AL57]*[.C57]+[.AN56])-TRUNC([.AL57]*[.C57]+[.AN56];-2)" office:value-type="float" office:value="7.4289457777968" calcext:value-type="float">
            <text:p><text:s/>7 </text:p>
          </table:table-cell>
          <table:table-cell table:style-name="ce237" table:formula="of:=([.$H57]*[.O57])+[.AO56]" office:value-type="float" office:value="5400.4" calcext:value-type="float">
            <text:p>5400</text:p>
          </table:table-cell>
          <table:table-cell table:style-name="ce239" table:formula="of:=([.$H57]*[.P57])+[.AP56]" office:value-type="float" office:value="3493.8" calcext:value-type="float">
            <text:p>3494</text:p>
          </table:table-cell>
          <table:table-cell table:style-name="ce241" table:formula="of:=([.$H57]*[.Q57])+[.AQ56]" office:value-type="float" office:value="4232.4" calcext:value-type="float">
            <text:p>4232</text:p>
          </table:table-cell>
          <table:table-cell table:number-columns-repeated="981"/>
        </table:table-row>
        <table:table-row table:style-name="ro2">
          <table:table-cell table:style-name="ce32" table:formula="of:=[.A57]+1" office:value-type="float" office:value="2477" calcext:value-type="float">
            <text:p>2477</text:p>
          </table:table-cell>
          <table:table-cell table:style-name="ce153" table:formula="of:=[.C57]+[.AM57]" office:value-type="float" office:value="790900" calcext:value-type="float">
            <text:p><text:s/>790 900 </text:p>
          </table:table-cell>
          <table:table-cell table:style-name="ce157" table:formula="of:=[.B58]-[.V58]" office:value-type="float" office:value="790900" calcext:value-type="float">
            <text:p><text:s/>790 900 </text:p>
          </table:table-cell>
          <table:table-cell table:style-name="ce156" table:formula="of:=[.D57]+INT([.AC57])" office:value-type="float" office:value="790" calcext:value-type="float">
            <text:p><text:s/>790 </text:p>
          </table:table-cell>
          <table:table-cell table:style-name="ce162" table:formula="of:=MAX(INT([.C$4]*[.B58]/10000);1)" office:value-type="float" office:value="790" calcext:value-type="float">
            <text:p><text:s/>790 </text:p>
          </table:table-cell>
          <table:table-cell table:style-name="ce166" table:formula="of:=MAX(INT([.C$4]*[.C58]/10000);1)" office:value-type="float" office:value="790" calcext:value-type="float">
            <text:p><text:s/>790 </text:p>
          </table:table-cell>
          <table:table-cell table:style-name="ce170" table:formula="of:=INT([.C58]/[.C$3])+ROUNDUP(([.C$6]/10)*MIN([.D58];[.F58]);0)" office:value-type="float" office:value="1580" calcext:value-type="float">
            <text:p><text:s/>1 580 </text:p>
          </table:table-cell>
          <table:table-cell table:style-name="ce176" table:formula="of:=[.H57]+INT([.AG57])" office:value-type="float" office:value="474" calcext:value-type="float">
            <text:p>474</text:p>
          </table:table-cell>
          <table:table-cell table:style-name="ce58" table:formula="of:=MAX(INT([.C$7]*[.B58]/10000);1)" office:value-type="float" office:value="474" calcext:value-type="float">
            <text:p>474</text:p>
          </table:table-cell>
          <table:table-cell table:style-name="ce58" table:formula="of:=MAX(INT([.C$7]*[.C58]/10000);1)" office:value-type="float" office:value="474" calcext:value-type="float">
            <text:p>474</text:p>
          </table:table-cell>
          <table:table-cell table:style-name="ce149" table:formula="of:=INT(([.C$9]/10)*MIN([.H58];INT([.B58]/[.C$7])))" office:value-type="float" office:value="474" calcext:value-type="float">
            <text:p>474</text:p>
          </table:table-cell>
          <table:table-cell table:style-name="ce183" table:formula="of:=[.L57]+[.R57]-[.W57]" office:value-type="float" office:value="5842.4" calcext:value-type="float">
            <text:p>5842</text:p>
          </table:table-cell>
          <table:table-cell table:style-name="ce186" table:formula="of:=[.M57]+[.S57]-[.X57]" office:value-type="float" office:value="3894.8" calcext:value-type="float">
            <text:p>3895</text:p>
          </table:table-cell>
          <table:table-cell table:style-name="ce189" table:formula="of:=[.N57]+[.T57]-[.Y57]-INT([.AC57]*[.H$3])" office:value-type="float" office:value="1600.4" calcext:value-type="float">
            <text:p>1600</text:p>
          </table:table-cell>
          <table:table-cell table:style-name="ce192" table:formula="of:=MAX(IF([.$H$6]=1;0.3;0.01);[.O$13]-INT([.AO57]/125)/100)" office:value-type="percentage" office:value="0.3" calcext:value-type="percentage">
            <text:p>30 %</text:p>
          </table:table-cell>
          <table:table-cell table:style-name="ce195" table:formula="of:=MAX(IF([.$H$6]=1;0.3;0.01);[.P$13]-INT([.AP57]/125)/100)" office:value-type="percentage" office:value="0.3" calcext:value-type="percentage">
            <text:p>30 %</text:p>
          </table:table-cell>
          <table:table-cell table:style-name="ce198" table:formula="of:=MAX(IF([.$H$6]=1;0.3;0.01);[.Q$13]-INT([.AQ57]/125)/100)" office:value-type="percentage" office:value="0.3" calcext:value-type="percentage">
            <text:p>30 %</text:p>
          </table:table-cell>
          <table:table-cell table:style-name="ce201" table:formula="of:=[.O58]*[.$K58]" office:value-type="float" office:value="142.2" calcext:value-type="float">
            <text:p>142,20</text:p>
          </table:table-cell>
          <table:table-cell table:style-name="ce204" table:formula="of:=[.P58]*[.$K58]" office:value-type="float" office:value="142.2" calcext:value-type="float">
            <text:p>142,20</text:p>
          </table:table-cell>
          <table:table-cell table:style-name="ce207" table:formula="of:=[.Q58]*[.$K58]" office:value-type="float" office:value="142.2" calcext:value-type="float">
            <text:p>142,2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58]&gt;[.G58];[.V58]&gt;[.B58];[.W58]&gt;[.L58]+[.R58];[.X58]&gt;[.M58]+[.S58];[.Y58]&gt;[.N58]+[.T58]);&quot;Too Many&quot;;&quot;&quot;)">
            <text:p/>
          </table:table-cell>
          <table:table-cell table:style-name="ce146" table:formula="of:=MAX(IF([.AH57]=0;([.G58]*(1-[.H$9]))+[.AD57];([.G58]*(1-[.H$9]))-([.C$8]-[.AH57]))-[.U58];0)" office:value-type="float" office:value="1580" calcext:value-type="float">
            <text:p>1580</text:p>
          </table:table-cell>
          <table:table-cell table:style-name="ce221" table:formula="of:=MIN([.H$7];MAX(0;[.E59]-[.D58]))" office:value-type="float" office:value="7" calcext:value-type="float">
            <text:p><text:s/>7,0 </text:p>
          </table:table-cell>
          <table:table-cell table:style-name="ce221" table:formula="of:=MIN([.AA58]/[.C$5];[.AB58];INT(([.N58]+[.T58]-[.Y58])/[.$H$3]))" office:value-type="float" office:value="7" calcext:value-type="float">
            <text:p><text:s/>7,0 </text:p>
          </table:table-cell>
          <table:table-cell table:style-name="ce223" table:formula="of:=ROUND(([.AC58]-INT([.AC58]))*[.C$5];0)" office:value-type="float" office:value="0" calcext:value-type="float">
            <text:p>0</text:p>
          </table:table-cell>
          <table:table-cell table:style-name="ce146" table:formula="of:=MAX([.AA58]-([.C$5]*[.AC58])+[.AH57];0)" office:value-type="float" office:value="1510" calcext:value-type="float">
            <text:p>1510</text:p>
          </table:table-cell>
          <table:table-cell table:style-name="ce221" table:formula="of:=MIN([.H$8];MAX(0;[.I59]-[.H58]))" office:value-type="float" office:value="4" calcext:value-type="float">
            <text:p><text:s/>4,0 </text:p>
          </table:table-cell>
          <table:table-cell table:style-name="ce221" table:formula="of:=MIN([.AF58];[.AE58]/[.C$8])" office:value-type="float" office:value="4" calcext:value-type="float">
            <text:p><text:s/>4,0 </text:p>
          </table:table-cell>
          <table:table-cell table:style-name="ce223" table:formula="of:=ROUND(([.AG58]-INT([.AG58]))*[.C$8];0)" office:value-type="float" office:value="0" calcext:value-type="float">
            <text:p>0</text:p>
          </table:table-cell>
          <table:table-cell table:style-name="ce225" table:formula="of:=([.AE58]-[.AG58]*[.C$8])+([.G59]*[.H$9])" office:value-type="float" office:value="1490" calcext:value-type="float">
            <text:p><text:s/>1 490 </text:p>
          </table:table-cell>
          <table:table-cell table:style-name="ce166" table:formula="of:=[.AJ57]+[.AI58]" office:value-type="float" office:value="30683" calcext:value-type="float">
            <text:p><text:s/>30 683 </text:p>
          </table:table-cell>
          <table:table-cell table:style-name="ce228" table:formula="of:=[.B58]/[.H$5]" office:value-type="percentage" office:value="0.7909" calcext:value-type="percentage">
            <text:p>79,09 %</text:p>
          </table:table-cell>
          <table:table-cell table:style-name="ce24" table:formula="of:=IF([.C58]*4&lt;=[.H$5];[.J$2];IF([.C58]&gt;=[.H$5];0;[.J$2]*POWER(([.H$5]-[.C58])/(0.75*[.H$5]);2)))" office:value-type="percentage" office:value="0.007772944" calcext:value-type="percentage">
            <text:p>0,78 %</text:p>
          </table:table-cell>
          <table:table-cell table:style-name="ce162" table:formula="of:=TRUNC([.AL58]*[.C58]+[.AN57];-2)" office:value-type="float" office:value="6100" calcext:value-type="float">
            <text:p><text:s/>6 100 </text:p>
          </table:table-cell>
          <table:table-cell table:style-name="ce235" table:formula="of:=([.AL58]*[.C58]+[.AN57])-TRUNC([.AL58]*[.C58]+[.AN57];-2)" office:value-type="float" office:value="55.0503553777971" calcext:value-type="float">
            <text:p><text:s/>55 </text:p>
          </table:table-cell>
          <table:table-cell table:style-name="ce237" table:formula="of:=([.$H58]*[.O58])+[.AO57]" office:value-type="float" office:value="5542.6" calcext:value-type="float">
            <text:p>5543</text:p>
          </table:table-cell>
          <table:table-cell table:style-name="ce239" table:formula="of:=([.$H58]*[.P58])+[.AP57]" office:value-type="float" office:value="3636" calcext:value-type="float">
            <text:p>3636</text:p>
          </table:table-cell>
          <table:table-cell table:style-name="ce241" table:formula="of:=([.$H58]*[.Q58])+[.AQ57]" office:value-type="float" office:value="4374.6" calcext:value-type="float">
            <text:p>4375</text:p>
          </table:table-cell>
          <table:table-cell table:number-columns-repeated="981"/>
        </table:table-row>
        <table:table-row table:style-name="ro2">
          <table:table-cell table:style-name="ce32" table:formula="of:=[.A58]+1" office:value-type="float" office:value="2478" calcext:value-type="float">
            <text:p>2478</text:p>
          </table:table-cell>
          <table:table-cell table:style-name="ce153" table:formula="of:=[.C58]+[.AM58]" office:value-type="float" office:value="797000" calcext:value-type="float">
            <text:p><text:s/>797 000 </text:p>
          </table:table-cell>
          <table:table-cell table:style-name="ce157" table:formula="of:=[.B59]-[.V59]" office:value-type="float" office:value="797000" calcext:value-type="float">
            <text:p><text:s/>797 000 </text:p>
          </table:table-cell>
          <table:table-cell table:style-name="ce156" table:formula="of:=[.D58]+INT([.AC58])" office:value-type="float" office:value="797" calcext:value-type="float">
            <text:p><text:s/>797 </text:p>
          </table:table-cell>
          <table:table-cell table:style-name="ce162" table:formula="of:=MAX(INT([.C$4]*[.B59]/10000);1)" office:value-type="float" office:value="797" calcext:value-type="float">
            <text:p><text:s/>797 </text:p>
          </table:table-cell>
          <table:table-cell table:style-name="ce166" table:formula="of:=MAX(INT([.C$4]*[.C59]/10000);1)" office:value-type="float" office:value="797" calcext:value-type="float">
            <text:p><text:s/>797 </text:p>
          </table:table-cell>
          <table:table-cell table:style-name="ce170" table:formula="of:=INT([.C59]/[.C$3])+ROUNDUP(([.C$6]/10)*MIN([.D59];[.F59]);0)" office:value-type="float" office:value="1594" calcext:value-type="float">
            <text:p><text:s/>1 594 </text:p>
          </table:table-cell>
          <table:table-cell table:style-name="ce176" table:formula="of:=[.H58]+INT([.AG58])" office:value-type="float" office:value="478" calcext:value-type="float">
            <text:p>478</text:p>
          </table:table-cell>
          <table:table-cell table:style-name="ce58" table:formula="of:=MAX(INT([.C$7]*[.B59]/10000);1)" office:value-type="float" office:value="478" calcext:value-type="float">
            <text:p>478</text:p>
          </table:table-cell>
          <table:table-cell table:style-name="ce58" table:formula="of:=MAX(INT([.C$7]*[.C59]/10000);1)" office:value-type="float" office:value="478" calcext:value-type="float">
            <text:p>478</text:p>
          </table:table-cell>
          <table:table-cell table:style-name="ce149" table:formula="of:=INT(([.C$9]/10)*MIN([.H59];INT([.B59]/[.C$7])))" office:value-type="float" office:value="478" calcext:value-type="float">
            <text:p>478</text:p>
          </table:table-cell>
          <table:table-cell table:style-name="ce183" table:formula="of:=[.L58]+[.R58]-[.W58]" office:value-type="float" office:value="5984.6" calcext:value-type="float">
            <text:p>5985</text:p>
          </table:table-cell>
          <table:table-cell table:style-name="ce186" table:formula="of:=[.M58]+[.S58]-[.X58]" office:value-type="float" office:value="4037" calcext:value-type="float">
            <text:p>4037</text:p>
          </table:table-cell>
          <table:table-cell table:style-name="ce189" table:formula="of:=[.N58]+[.T58]-[.Y58]-INT([.AC58]*[.H$3])" office:value-type="float" office:value="1714.6" calcext:value-type="float">
            <text:p>1715</text:p>
          </table:table-cell>
          <table:table-cell table:style-name="ce192" table:formula="of:=MAX(IF([.$H$6]=1;0.3;0.01);[.O$13]-INT([.AO58]/125)/100)" office:value-type="percentage" office:value="0.3" calcext:value-type="percentage">
            <text:p>30 %</text:p>
          </table:table-cell>
          <table:table-cell table:style-name="ce195" table:formula="of:=MAX(IF([.$H$6]=1;0.3;0.01);[.P$13]-INT([.AP58]/125)/100)" office:value-type="percentage" office:value="0.3" calcext:value-type="percentage">
            <text:p>30 %</text:p>
          </table:table-cell>
          <table:table-cell table:style-name="ce198" table:formula="of:=MAX(IF([.$H$6]=1;0.3;0.01);[.Q$13]-INT([.AQ58]/125)/100)" office:value-type="percentage" office:value="0.3" calcext:value-type="percentage">
            <text:p>30 %</text:p>
          </table:table-cell>
          <table:table-cell table:style-name="ce201" table:formula="of:=[.O59]*[.$K59]" office:value-type="float" office:value="143.4" calcext:value-type="float">
            <text:p>143,40</text:p>
          </table:table-cell>
          <table:table-cell table:style-name="ce204" table:formula="of:=[.P59]*[.$K59]" office:value-type="float" office:value="143.4" calcext:value-type="float">
            <text:p>143,40</text:p>
          </table:table-cell>
          <table:table-cell table:style-name="ce207" table:formula="of:=[.Q59]*[.$K59]" office:value-type="float" office:value="143.4" calcext:value-type="float">
            <text:p>143,4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59]&gt;[.G59];[.V59]&gt;[.B59];[.W59]&gt;[.L59]+[.R59];[.X59]&gt;[.M59]+[.S59];[.Y59]&gt;[.N59]+[.T59]);&quot;Too Many&quot;;&quot;&quot;)">
            <text:p/>
          </table:table-cell>
          <table:table-cell table:style-name="ce146" table:formula="of:=MAX(IF([.AH58]=0;([.G59]*(1-[.H$9]))+[.AD58];([.G59]*(1-[.H$9]))-([.C$8]-[.AH58]))-[.U59];0)" office:value-type="float" office:value="1594" calcext:value-type="float">
            <text:p>1594</text:p>
          </table:table-cell>
          <table:table-cell table:style-name="ce221" table:formula="of:=MIN([.H$7];MAX(0;[.E60]-[.D59]))" office:value-type="float" office:value="5" calcext:value-type="float">
            <text:p><text:s/>5,0 </text:p>
          </table:table-cell>
          <table:table-cell table:style-name="ce221" table:formula="of:=MIN([.AA59]/[.C$5];[.AB59];INT(([.N59]+[.T59]-[.Y59])/[.$H$3]))" office:value-type="float" office:value="5" calcext:value-type="float">
            <text:p><text:s/>5,0 </text:p>
          </table:table-cell>
          <table:table-cell table:style-name="ce223" table:formula="of:=ROUND(([.AC59]-INT([.AC59]))*[.C$5];0)" office:value-type="float" office:value="0" calcext:value-type="float">
            <text:p>0</text:p>
          </table:table-cell>
          <table:table-cell table:style-name="ce146" table:formula="of:=MAX([.AA59]-([.C$5]*[.AC59])+[.AH58];0)" office:value-type="float" office:value="1544" calcext:value-type="float">
            <text:p>1544</text:p>
          </table:table-cell>
          <table:table-cell table:style-name="ce221" table:formula="of:=MIN([.H$8];MAX(0;[.I60]-[.H59]))" office:value-type="float" office:value="3" calcext:value-type="float">
            <text:p><text:s/>3,0 </text:p>
          </table:table-cell>
          <table:table-cell table:style-name="ce221" table:formula="of:=MIN([.AF59];[.AE59]/[.C$8])" office:value-type="float" office:value="3" calcext:value-type="float">
            <text:p><text:s/>3,0 </text:p>
          </table:table-cell>
          <table:table-cell table:style-name="ce223" table:formula="of:=ROUND(([.AG59]-INT([.AG59]))*[.C$8];0)" office:value-type="float" office:value="0" calcext:value-type="float">
            <text:p>0</text:p>
          </table:table-cell>
          <table:table-cell table:style-name="ce225" table:formula="of:=([.AE59]-[.AG59]*[.C$8])+([.G60]*[.H$9])" office:value-type="float" office:value="1529" calcext:value-type="float">
            <text:p><text:s/>1 529 </text:p>
          </table:table-cell>
          <table:table-cell table:style-name="ce166" table:formula="of:=[.AJ58]+[.AI59]" office:value-type="float" office:value="32212" calcext:value-type="float">
            <text:p><text:s/>32 212 </text:p>
          </table:table-cell>
          <table:table-cell table:style-name="ce228" table:formula="of:=[.B59]/[.H$5]" office:value-type="percentage" office:value="0.797" calcext:value-type="percentage">
            <text:p>79,70 %</text:p>
          </table:table-cell>
          <table:table-cell table:style-name="ce24" table:formula="of:=IF([.C59]*4&lt;=[.H$5];[.J$2];IF([.C59]&gt;=[.H$5];0;[.J$2]*POWER(([.H$5]-[.C59])/(0.75*[.H$5]);2)))" office:value-type="percentage" office:value="0.00732604444444445" calcext:value-type="percentage">
            <text:p>0,73 %</text:p>
          </table:table-cell>
          <table:table-cell table:style-name="ce162" table:formula="of:=TRUNC([.AL59]*[.C59]+[.AN58];-2)" office:value-type="float" office:value="5800" calcext:value-type="float">
            <text:p><text:s/>5 800 </text:p>
          </table:table-cell>
          <table:table-cell table:style-name="ce235" table:formula="of:=([.AL59]*[.C59]+[.AN58])-TRUNC([.AL59]*[.C59]+[.AN58];-2)" office:value-type="float" office:value="93.9077776000195" calcext:value-type="float">
            <text:p><text:s/>94 </text:p>
          </table:table-cell>
          <table:table-cell table:style-name="ce237" table:formula="of:=([.$H59]*[.O59])+[.AO58]" office:value-type="float" office:value="5686" calcext:value-type="float">
            <text:p>5686</text:p>
          </table:table-cell>
          <table:table-cell table:style-name="ce239" table:formula="of:=([.$H59]*[.P59])+[.AP58]" office:value-type="float" office:value="3779.4" calcext:value-type="float">
            <text:p>3779</text:p>
          </table:table-cell>
          <table:table-cell table:style-name="ce241" table:formula="of:=([.$H59]*[.Q59])+[.AQ58]" office:value-type="float" office:value="4518" calcext:value-type="float">
            <text:p>4518</text:p>
          </table:table-cell>
          <table:table-cell table:number-columns-repeated="981"/>
        </table:table-row>
        <table:table-row table:style-name="ro2">
          <table:table-cell table:style-name="ce32" table:formula="of:=[.A59]+1" office:value-type="float" office:value="2479" calcext:value-type="float">
            <text:p>2479</text:p>
          </table:table-cell>
          <table:table-cell table:style-name="ce153" table:formula="of:=[.C59]+[.AM59]" office:value-type="float" office:value="802800" calcext:value-type="float">
            <text:p><text:s/>802 800 </text:p>
          </table:table-cell>
          <table:table-cell table:style-name="ce157" table:formula="of:=[.B60]-[.V60]" office:value-type="float" office:value="802800" calcext:value-type="float">
            <text:p><text:s/>802 800 </text:p>
          </table:table-cell>
          <table:table-cell table:style-name="ce156" table:formula="of:=[.D59]+INT([.AC59])" office:value-type="float" office:value="802" calcext:value-type="float">
            <text:p><text:s/>802 </text:p>
          </table:table-cell>
          <table:table-cell table:style-name="ce162" table:formula="of:=MAX(INT([.C$4]*[.B60]/10000);1)" office:value-type="float" office:value="802" calcext:value-type="float">
            <text:p><text:s/>802 </text:p>
          </table:table-cell>
          <table:table-cell table:style-name="ce166" table:formula="of:=MAX(INT([.C$4]*[.C60]/10000);1)" office:value-type="float" office:value="802" calcext:value-type="float">
            <text:p><text:s/>802 </text:p>
          </table:table-cell>
          <table:table-cell table:style-name="ce170" table:formula="of:=INT([.C60]/[.C$3])+ROUNDUP(([.C$6]/10)*MIN([.D60];[.F60]);0)" office:value-type="float" office:value="1604" calcext:value-type="float">
            <text:p><text:s/>1 604 </text:p>
          </table:table-cell>
          <table:table-cell table:style-name="ce176" table:formula="of:=[.H59]+INT([.AG59])" office:value-type="float" office:value="481" calcext:value-type="float">
            <text:p>481</text:p>
          </table:table-cell>
          <table:table-cell table:style-name="ce58" table:formula="of:=MAX(INT([.C$7]*[.B60]/10000);1)" office:value-type="float" office:value="481" calcext:value-type="float">
            <text:p>481</text:p>
          </table:table-cell>
          <table:table-cell table:style-name="ce58" table:formula="of:=MAX(INT([.C$7]*[.C60]/10000);1)" office:value-type="float" office:value="481" calcext:value-type="float">
            <text:p>481</text:p>
          </table:table-cell>
          <table:table-cell table:style-name="ce149" table:formula="of:=INT(([.C$9]/10)*MIN([.H60];INT([.B60]/[.C$7])))" office:value-type="float" office:value="481" calcext:value-type="float">
            <text:p>481</text:p>
          </table:table-cell>
          <table:table-cell table:style-name="ce183" table:formula="of:=[.L59]+[.R59]-[.W59]" office:value-type="float" office:value="6128" calcext:value-type="float">
            <text:p>6128</text:p>
          </table:table-cell>
          <table:table-cell table:style-name="ce186" table:formula="of:=[.M59]+[.S59]-[.X59]" office:value-type="float" office:value="4180.4" calcext:value-type="float">
            <text:p>4180</text:p>
          </table:table-cell>
          <table:table-cell table:style-name="ce189" table:formula="of:=[.N59]+[.T59]-[.Y59]-INT([.AC59]*[.H$3])" office:value-type="float" office:value="1838" calcext:value-type="float">
            <text:p>1838</text:p>
          </table:table-cell>
          <table:table-cell table:style-name="ce192" table:formula="of:=MAX(IF([.$H$6]=1;0.3;0.01);[.O$13]-INT([.AO59]/125)/100)" office:value-type="percentage" office:value="0.3" calcext:value-type="percentage">
            <text:p>30 %</text:p>
          </table:table-cell>
          <table:table-cell table:style-name="ce195" table:formula="of:=MAX(IF([.$H$6]=1;0.3;0.01);[.P$13]-INT([.AP59]/125)/100)" office:value-type="percentage" office:value="0.3" calcext:value-type="percentage">
            <text:p>30 %</text:p>
          </table:table-cell>
          <table:table-cell table:style-name="ce198" table:formula="of:=MAX(IF([.$H$6]=1;0.3;0.01);[.Q$13]-INT([.AQ59]/125)/100)" office:value-type="percentage" office:value="0.3" calcext:value-type="percentage">
            <text:p>30 %</text:p>
          </table:table-cell>
          <table:table-cell table:style-name="ce201" table:formula="of:=[.O60]*[.$K60]" office:value-type="float" office:value="144.3" calcext:value-type="float">
            <text:p>144,30</text:p>
          </table:table-cell>
          <table:table-cell table:style-name="ce204" table:formula="of:=[.P60]*[.$K60]" office:value-type="float" office:value="144.3" calcext:value-type="float">
            <text:p>144,30</text:p>
          </table:table-cell>
          <table:table-cell table:style-name="ce207" table:formula="of:=[.Q60]*[.$K60]" office:value-type="float" office:value="144.3" calcext:value-type="float">
            <text:p>144,3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60]&gt;[.G60];[.V60]&gt;[.B60];[.W60]&gt;[.L60]+[.R60];[.X60]&gt;[.M60]+[.S60];[.Y60]&gt;[.N60]+[.T60]);&quot;Too Many&quot;;&quot;&quot;)">
            <text:p/>
          </table:table-cell>
          <table:table-cell table:style-name="ce146" table:formula="of:=MAX(IF([.AH59]=0;([.G60]*(1-[.H$9]))+[.AD59];([.G60]*(1-[.H$9]))-([.C$8]-[.AH59]))-[.U60];0)" office:value-type="float" office:value="1604" calcext:value-type="float">
            <text:p>1604</text:p>
          </table:table-cell>
          <table:table-cell table:style-name="ce221" table:formula="of:=MIN([.H$7];MAX(0;[.E61]-[.D60]))" office:value-type="float" office:value="6" calcext:value-type="float">
            <text:p><text:s/>6,0 </text:p>
          </table:table-cell>
          <table:table-cell table:style-name="ce221" table:formula="of:=MIN([.AA60]/[.C$5];[.AB60];INT(([.N60]+[.T60]-[.Y60])/[.$H$3]))" office:value-type="float" office:value="6" calcext:value-type="float">
            <text:p><text:s/>6,0 </text:p>
          </table:table-cell>
          <table:table-cell table:style-name="ce223" table:formula="of:=ROUND(([.AC60]-INT([.AC60]))*[.C$5];0)" office:value-type="float" office:value="0" calcext:value-type="float">
            <text:p>0</text:p>
          </table:table-cell>
          <table:table-cell table:style-name="ce146" table:formula="of:=MAX([.AA60]-([.C$5]*[.AC60])+[.AH59];0)" office:value-type="float" office:value="1544" calcext:value-type="float">
            <text:p>1544</text:p>
          </table:table-cell>
          <table:table-cell table:style-name="ce221" table:formula="of:=MIN([.H$8];MAX(0;[.I61]-[.H60]))" office:value-type="float" office:value="4" calcext:value-type="float">
            <text:p><text:s/>4,0 </text:p>
          </table:table-cell>
          <table:table-cell table:style-name="ce221" table:formula="of:=MIN([.AF60];[.AE60]/[.C$8])" office:value-type="float" office:value="4" calcext:value-type="float">
            <text:p><text:s/>4,0 </text:p>
          </table:table-cell>
          <table:table-cell table:style-name="ce223" table:formula="of:=ROUND(([.AG60]-INT([.AG60]))*[.C$8];0)" office:value-type="float" office:value="0" calcext:value-type="float">
            <text:p>0</text:p>
          </table:table-cell>
          <table:table-cell table:style-name="ce225" table:formula="of:=([.AE60]-[.AG60]*[.C$8])+([.G61]*[.H$9])" office:value-type="float" office:value="1524" calcext:value-type="float">
            <text:p><text:s/>1 524 </text:p>
          </table:table-cell>
          <table:table-cell table:style-name="ce166" table:formula="of:=[.AJ59]+[.AI60]" office:value-type="float" office:value="33736" calcext:value-type="float">
            <text:p><text:s/>33 736 </text:p>
          </table:table-cell>
          <table:table-cell table:style-name="ce228" table:formula="of:=[.B60]/[.H$5]" office:value-type="percentage" office:value="0.8028" calcext:value-type="percentage">
            <text:p>80,28 %</text:p>
          </table:table-cell>
          <table:table-cell table:style-name="ce24" table:formula="of:=IF([.C60]*4&lt;=[.H$5];[.J$2];IF([.C60]&gt;=[.H$5];0;[.J$2]*POWER(([.H$5]-[.C60])/(0.75*[.H$5]);2)))" office:value-type="percentage" office:value="0.00691339377777778" calcext:value-type="percentage">
            <text:p>0,69 %</text:p>
          </table:table-cell>
          <table:table-cell table:style-name="ce162" table:formula="of:=TRUNC([.AL60]*[.C60]+[.AN59];-2)" office:value-type="float" office:value="5600" calcext:value-type="float">
            <text:p><text:s/>5 600 </text:p>
          </table:table-cell>
          <table:table-cell table:style-name="ce235" table:formula="of:=([.AL60]*[.C60]+[.AN59])-TRUNC([.AL60]*[.C60]+[.AN59];-2)" office:value-type="float" office:value="43.9803024000212" calcext:value-type="float">
            <text:p><text:s/>44 </text:p>
          </table:table-cell>
          <table:table-cell table:style-name="ce237" table:formula="of:=([.$H60]*[.O60])+[.AO59]" office:value-type="float" office:value="5830.3" calcext:value-type="float">
            <text:p>5830</text:p>
          </table:table-cell>
          <table:table-cell table:style-name="ce239" table:formula="of:=([.$H60]*[.P60])+[.AP59]" office:value-type="float" office:value="3923.7" calcext:value-type="float">
            <text:p>3924</text:p>
          </table:table-cell>
          <table:table-cell table:style-name="ce241" table:formula="of:=([.$H60]*[.Q60])+[.AQ59]" office:value-type="float" office:value="4662.3" calcext:value-type="float">
            <text:p>4662</text:p>
          </table:table-cell>
          <table:table-cell table:number-columns-repeated="981"/>
        </table:table-row>
        <table:table-row table:style-name="ro2">
          <table:table-cell table:style-name="ce32" table:formula="of:=[.A60]+1" office:value-type="float" office:value="2480" calcext:value-type="float">
            <text:p>2480</text:p>
          </table:table-cell>
          <table:table-cell table:style-name="ce153" table:formula="of:=[.C60]+[.AM60]" office:value-type="float" office:value="808400" calcext:value-type="float">
            <text:p><text:s/>808 400 </text:p>
          </table:table-cell>
          <table:table-cell table:style-name="ce157" table:formula="of:=[.B61]-[.V61]" office:value-type="float" office:value="808400" calcext:value-type="float">
            <text:p><text:s/>808 400 </text:p>
          </table:table-cell>
          <table:table-cell table:style-name="ce156" table:formula="of:=[.D60]+INT([.AC60])" office:value-type="float" office:value="808" calcext:value-type="float">
            <text:p><text:s/>808 </text:p>
          </table:table-cell>
          <table:table-cell table:style-name="ce162" table:formula="of:=MAX(INT([.C$4]*[.B61]/10000);1)" office:value-type="float" office:value="808" calcext:value-type="float">
            <text:p><text:s/>808 </text:p>
          </table:table-cell>
          <table:table-cell table:style-name="ce166" table:formula="of:=MAX(INT([.C$4]*[.C61]/10000);1)" office:value-type="float" office:value="808" calcext:value-type="float">
            <text:p><text:s/>808 </text:p>
          </table:table-cell>
          <table:table-cell table:style-name="ce170" table:formula="of:=INT([.C61]/[.C$3])+ROUNDUP(([.C$6]/10)*MIN([.D61];[.F61]);0)" office:value-type="float" office:value="1616" calcext:value-type="float">
            <text:p><text:s/>1 616 </text:p>
          </table:table-cell>
          <table:table-cell table:style-name="ce176" table:formula="of:=[.H60]+INT([.AG60])" office:value-type="float" office:value="485" calcext:value-type="float">
            <text:p>485</text:p>
          </table:table-cell>
          <table:table-cell table:style-name="ce58" table:formula="of:=MAX(INT([.C$7]*[.B61]/10000);1)" office:value-type="float" office:value="485" calcext:value-type="float">
            <text:p>485</text:p>
          </table:table-cell>
          <table:table-cell table:style-name="ce58" table:formula="of:=MAX(INT([.C$7]*[.C61]/10000);1)" office:value-type="float" office:value="485" calcext:value-type="float">
            <text:p>485</text:p>
          </table:table-cell>
          <table:table-cell table:style-name="ce149" table:formula="of:=INT(([.C$9]/10)*MIN([.H61];INT([.B61]/[.C$7])))" office:value-type="float" office:value="485" calcext:value-type="float">
            <text:p>485</text:p>
          </table:table-cell>
          <table:table-cell table:style-name="ce183" table:formula="of:=[.L60]+[.R60]-[.W60]" office:value-type="float" office:value="6272.3" calcext:value-type="float">
            <text:p>6272</text:p>
          </table:table-cell>
          <table:table-cell table:style-name="ce186" table:formula="of:=[.M60]+[.S60]-[.X60]" office:value-type="float" office:value="4324.7" calcext:value-type="float">
            <text:p>4325</text:p>
          </table:table-cell>
          <table:table-cell table:style-name="ce189" table:formula="of:=[.N60]+[.T60]-[.Y60]-INT([.AC60]*[.H$3])" office:value-type="float" office:value="1958.3" calcext:value-type="float">
            <text:p>1958</text:p>
          </table:table-cell>
          <table:table-cell table:style-name="ce192" table:formula="of:=MAX(IF([.$H$6]=1;0.3;0.01);[.O$13]-INT([.AO60]/125)/100)" office:value-type="percentage" office:value="0.3" calcext:value-type="percentage">
            <text:p>30 %</text:p>
          </table:table-cell>
          <table:table-cell table:style-name="ce195" table:formula="of:=MAX(IF([.$H$6]=1;0.3;0.01);[.P$13]-INT([.AP60]/125)/100)" office:value-type="percentage" office:value="0.3" calcext:value-type="percentage">
            <text:p>30 %</text:p>
          </table:table-cell>
          <table:table-cell table:style-name="ce198" table:formula="of:=MAX(IF([.$H$6]=1;0.3;0.01);[.Q$13]-INT([.AQ60]/125)/100)" office:value-type="percentage" office:value="0.3" calcext:value-type="percentage">
            <text:p>30 %</text:p>
          </table:table-cell>
          <table:table-cell table:style-name="ce201" table:formula="of:=[.O61]*[.$K61]" office:value-type="float" office:value="145.5" calcext:value-type="float">
            <text:p>145,50</text:p>
          </table:table-cell>
          <table:table-cell table:style-name="ce204" table:formula="of:=[.P61]*[.$K61]" office:value-type="float" office:value="145.5" calcext:value-type="float">
            <text:p>145,50</text:p>
          </table:table-cell>
          <table:table-cell table:style-name="ce207" table:formula="of:=[.Q61]*[.$K61]" office:value-type="float" office:value="145.5" calcext:value-type="float">
            <text:p>145,5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61]&gt;[.G61];[.V61]&gt;[.B61];[.W61]&gt;[.L61]+[.R61];[.X61]&gt;[.M61]+[.S61];[.Y61]&gt;[.N61]+[.T61]);&quot;Too Many&quot;;&quot;&quot;)">
            <text:p/>
          </table:table-cell>
          <table:table-cell table:style-name="ce146" table:formula="of:=MAX(IF([.AH60]=0;([.G61]*(1-[.H$9]))+[.AD60];([.G61]*(1-[.H$9]))-([.C$8]-[.AH60]))-[.U61];0)" office:value-type="float" office:value="1616" calcext:value-type="float">
            <text:p>1616</text:p>
          </table:table-cell>
          <table:table-cell table:style-name="ce221" table:formula="of:=MIN([.H$7];MAX(0;[.E62]-[.D61]))" office:value-type="float" office:value="5" calcext:value-type="float">
            <text:p><text:s/>5,0 </text:p>
          </table:table-cell>
          <table:table-cell table:style-name="ce221" table:formula="of:=MIN([.AA61]/[.C$5];[.AB61];INT(([.N61]+[.T61]-[.Y61])/[.$H$3]))" office:value-type="float" office:value="5" calcext:value-type="float">
            <text:p><text:s/>5,0 </text:p>
          </table:table-cell>
          <table:table-cell table:style-name="ce223" table:formula="of:=ROUND(([.AC61]-INT([.AC61]))*[.C$5];0)" office:value-type="float" office:value="0" calcext:value-type="float">
            <text:p>0</text:p>
          </table:table-cell>
          <table:table-cell table:style-name="ce146" table:formula="of:=MAX([.AA61]-([.C$5]*[.AC61])+[.AH60];0)" office:value-type="float" office:value="1566" calcext:value-type="float">
            <text:p>1566</text:p>
          </table:table-cell>
          <table:table-cell table:style-name="ce221" table:formula="of:=MIN([.H$8];MAX(0;[.I62]-[.H61]))" office:value-type="float" office:value="3" calcext:value-type="float">
            <text:p><text:s/>3,0 </text:p>
          </table:table-cell>
          <table:table-cell table:style-name="ce221" table:formula="of:=MIN([.AF61];[.AE61]/[.C$8])" office:value-type="float" office:value="3" calcext:value-type="float">
            <text:p><text:s/>3,0 </text:p>
          </table:table-cell>
          <table:table-cell table:style-name="ce223" table:formula="of:=ROUND(([.AG61]-INT([.AG61]))*[.C$8];0)" office:value-type="float" office:value="0" calcext:value-type="float">
            <text:p>0</text:p>
          </table:table-cell>
          <table:table-cell table:style-name="ce225" table:formula="of:=([.AE61]-[.AG61]*[.C$8])+([.G62]*[.H$9])" office:value-type="float" office:value="1551" calcext:value-type="float">
            <text:p><text:s/>1 551 </text:p>
          </table:table-cell>
          <table:table-cell table:style-name="ce166" table:formula="of:=[.AJ60]+[.AI61]" office:value-type="float" office:value="35287" calcext:value-type="float">
            <text:p><text:s/>35 287 </text:p>
          </table:table-cell>
          <table:table-cell table:style-name="ce228" table:formula="of:=[.B61]/[.H$5]" office:value-type="percentage" office:value="0.8084" calcext:value-type="percentage">
            <text:p>80,84 %</text:p>
          </table:table-cell>
          <table:table-cell table:style-name="ce24" table:formula="of:=IF([.C61]*4&lt;=[.H$5];[.J$2];IF([.C61]&gt;=[.H$5];0;[.J$2]*POWER(([.H$5]-[.C61])/(0.75*[.H$5]);2)))" office:value-type="percentage" office:value="0.00652632177777778" calcext:value-type="percentage">
            <text:p>0,65 %</text:p>
          </table:table-cell>
          <table:table-cell table:style-name="ce162" table:formula="of:=TRUNC([.AL61]*[.C61]+[.AN60];-2)" office:value-type="float" office:value="5300" calcext:value-type="float">
            <text:p><text:s/>5 300 </text:p>
          </table:table-cell>
          <table:table-cell table:style-name="ce235" table:formula="of:=([.AL61]*[.C61]+[.AN60])-TRUNC([.AL61]*[.C61]+[.AN60];-2)" office:value-type="float" office:value="19.8588275555776" calcext:value-type="float">
            <text:p><text:s/>20 </text:p>
          </table:table-cell>
          <table:table-cell table:style-name="ce237" table:formula="of:=([.$H61]*[.O61])+[.AO60]" office:value-type="float" office:value="5975.8" calcext:value-type="float">
            <text:p>5976</text:p>
          </table:table-cell>
          <table:table-cell table:style-name="ce239" table:formula="of:=([.$H61]*[.P61])+[.AP60]" office:value-type="float" office:value="4069.2" calcext:value-type="float">
            <text:p>4069</text:p>
          </table:table-cell>
          <table:table-cell table:style-name="ce241" table:formula="of:=([.$H61]*[.Q61])+[.AQ60]" office:value-type="float" office:value="4807.8" calcext:value-type="float">
            <text:p>4808</text:p>
          </table:table-cell>
          <table:table-cell table:number-columns-repeated="981"/>
        </table:table-row>
        <table:table-row table:style-name="ro2">
          <table:table-cell table:style-name="ce32" table:formula="of:=[.A61]+1" office:value-type="float" office:value="2481" calcext:value-type="float">
            <text:p>2481</text:p>
          </table:table-cell>
          <table:table-cell table:style-name="ce153" table:formula="of:=[.C61]+[.AM61]" office:value-type="float" office:value="813700" calcext:value-type="float">
            <text:p><text:s/>813 700 </text:p>
          </table:table-cell>
          <table:table-cell table:style-name="ce157" table:formula="of:=[.B62]-[.V62]" office:value-type="float" office:value="813700" calcext:value-type="float">
            <text:p><text:s/>813 700 </text:p>
          </table:table-cell>
          <table:table-cell table:style-name="ce156" table:formula="of:=[.D61]+INT([.AC61])" office:value-type="float" office:value="813" calcext:value-type="float">
            <text:p><text:s/>813 </text:p>
          </table:table-cell>
          <table:table-cell table:style-name="ce162" table:formula="of:=MAX(INT([.C$4]*[.B62]/10000);1)" office:value-type="float" office:value="813" calcext:value-type="float">
            <text:p><text:s/>813 </text:p>
          </table:table-cell>
          <table:table-cell table:style-name="ce166" table:formula="of:=MAX(INT([.C$4]*[.C62]/10000);1)" office:value-type="float" office:value="813" calcext:value-type="float">
            <text:p><text:s/>813 </text:p>
          </table:table-cell>
          <table:table-cell table:style-name="ce170" table:formula="of:=INT([.C62]/[.C$3])+ROUNDUP(([.C$6]/10)*MIN([.D62];[.F62]);0)" office:value-type="float" office:value="1626" calcext:value-type="float">
            <text:p><text:s/>1 626 </text:p>
          </table:table-cell>
          <table:table-cell table:style-name="ce176" table:formula="of:=[.H61]+INT([.AG61])" office:value-type="float" office:value="488" calcext:value-type="float">
            <text:p>488</text:p>
          </table:table-cell>
          <table:table-cell table:style-name="ce58" table:formula="of:=MAX(INT([.C$7]*[.B62]/10000);1)" office:value-type="float" office:value="488" calcext:value-type="float">
            <text:p>488</text:p>
          </table:table-cell>
          <table:table-cell table:style-name="ce58" table:formula="of:=MAX(INT([.C$7]*[.C62]/10000);1)" office:value-type="float" office:value="488" calcext:value-type="float">
            <text:p>488</text:p>
          </table:table-cell>
          <table:table-cell table:style-name="ce149" table:formula="of:=INT(([.C$9]/10)*MIN([.H62];INT([.B62]/[.C$7])))" office:value-type="float" office:value="488" calcext:value-type="float">
            <text:p>488</text:p>
          </table:table-cell>
          <table:table-cell table:style-name="ce183" table:formula="of:=[.L61]+[.R61]-[.W61]" office:value-type="float" office:value="6417.8" calcext:value-type="float">
            <text:p>6418</text:p>
          </table:table-cell>
          <table:table-cell table:style-name="ce186" table:formula="of:=[.M61]+[.S61]-[.X61]" office:value-type="float" office:value="4470.2" calcext:value-type="float">
            <text:p>4470</text:p>
          </table:table-cell>
          <table:table-cell table:style-name="ce189" table:formula="of:=[.N61]+[.T61]-[.Y61]-INT([.AC61]*[.H$3])" office:value-type="float" office:value="2083.8" calcext:value-type="float">
            <text:p>2084</text:p>
          </table:table-cell>
          <table:table-cell table:style-name="ce192" table:formula="of:=MAX(IF([.$H$6]=1;0.3;0.01);[.O$13]-INT([.AO61]/125)/100)" office:value-type="percentage" office:value="0.3" calcext:value-type="percentage">
            <text:p>30 %</text:p>
          </table:table-cell>
          <table:table-cell table:style-name="ce195" table:formula="of:=MAX(IF([.$H$6]=1;0.3;0.01);[.P$13]-INT([.AP61]/125)/100)" office:value-type="percentage" office:value="0.3" calcext:value-type="percentage">
            <text:p>30 %</text:p>
          </table:table-cell>
          <table:table-cell table:style-name="ce198" table:formula="of:=MAX(IF([.$H$6]=1;0.3;0.01);[.Q$13]-INT([.AQ61]/125)/100)" office:value-type="percentage" office:value="0.3" calcext:value-type="percentage">
            <text:p>30 %</text:p>
          </table:table-cell>
          <table:table-cell table:style-name="ce201" table:formula="of:=[.O62]*[.$K62]" office:value-type="float" office:value="146.4" calcext:value-type="float">
            <text:p>146,40</text:p>
          </table:table-cell>
          <table:table-cell table:style-name="ce204" table:formula="of:=[.P62]*[.$K62]" office:value-type="float" office:value="146.4" calcext:value-type="float">
            <text:p>146,40</text:p>
          </table:table-cell>
          <table:table-cell table:style-name="ce207" table:formula="of:=[.Q62]*[.$K62]" office:value-type="float" office:value="146.4" calcext:value-type="float">
            <text:p>146,4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table:formula="of:=IF(OR([.U62]&gt;[.G62];[.V62]&gt;[.B62];[.W62]&gt;[.L62]+[.R62];[.X62]&gt;[.M62]+[.S62];[.Y62]&gt;[.N62]+[.T62]);&quot;Too Many&quot;;&quot;&quot;)">
            <text:p/>
          </table:table-cell>
          <table:table-cell table:style-name="ce146" table:formula="of:=MAX(IF([.AH61]=0;([.G62]*(1-[.H$9]))+[.AD61];([.G62]*(1-[.H$9]))-([.C$8]-[.AH61]))-[.U62];0)" office:value-type="float" office:value="1626" calcext:value-type="float">
            <text:p>1626</text:p>
          </table:table-cell>
          <table:table-cell table:style-name="ce221" table:formula="of:=MIN([.H$7];MAX(0;[.E63]-[.D62]))" office:value-type="float" office:value="5" calcext:value-type="float">
            <text:p><text:s/>5,0 </text:p>
          </table:table-cell>
          <table:table-cell table:style-name="ce221" table:formula="of:=MIN([.AA62]/[.C$5];[.AB62];INT(([.N62]+[.T62]-[.Y62])/[.$H$3]))" office:value-type="float" office:value="5" calcext:value-type="float">
            <text:p><text:s/>5,0 </text:p>
          </table:table-cell>
          <table:table-cell table:style-name="ce223" table:formula="of:=ROUND(([.AC62]-INT([.AC62]))*[.C$5];0)" office:value-type="float" office:value="0" calcext:value-type="float">
            <text:p>0</text:p>
          </table:table-cell>
          <table:table-cell table:style-name="ce146" table:formula="of:=MAX([.AA62]-([.C$5]*[.AC62])+[.AH61];0)" office:value-type="float" office:value="1576" calcext:value-type="float">
            <text:p>1576</text:p>
          </table:table-cell>
          <table:table-cell table:style-name="ce221" table:formula="of:=MIN([.H$8];MAX(0;[.I63]-[.H62]))" office:value-type="float" office:value="3" calcext:value-type="float">
            <text:p><text:s/>3,0 </text:p>
          </table:table-cell>
          <table:table-cell table:style-name="ce221" table:formula="of:=MIN([.AF62];[.AE62]/[.C$8])" office:value-type="float" office:value="3" calcext:value-type="float">
            <text:p><text:s/>3,0 </text:p>
          </table:table-cell>
          <table:table-cell table:style-name="ce223" table:formula="of:=ROUND(([.AG62]-INT([.AG62]))*[.C$8];0)" office:value-type="float" office:value="0" calcext:value-type="float">
            <text:p>0</text:p>
          </table:table-cell>
          <table:table-cell table:style-name="ce225" table:formula="of:=([.AE62]-[.AG62]*[.C$8])+([.G63]*[.H$9])" office:value-type="float" office:value="1561" calcext:value-type="float">
            <text:p><text:s/>1 561 </text:p>
          </table:table-cell>
          <table:table-cell table:style-name="ce166" table:formula="of:=[.AJ61]+[.AI62]" office:value-type="float" office:value="36848" calcext:value-type="float">
            <text:p><text:s/>36 848 </text:p>
          </table:table-cell>
          <table:table-cell table:style-name="ce228" table:formula="of:=[.B62]/[.H$5]" office:value-type="percentage" office:value="0.8137" calcext:value-type="percentage">
            <text:p>81,37 %</text:p>
          </table:table-cell>
          <table:table-cell table:style-name="ce24" table:formula="of:=IF([.C62]*4&lt;=[.H$5];[.J$2];IF([.C62]&gt;=[.H$5];0;[.J$2]*POWER(([.H$5]-[.C62])/(0.75*[.H$5]);2)))" office:value-type="percentage" office:value="0.006170256" calcext:value-type="percentage">
            <text:p>0,62 %</text:p>
          </table:table-cell>
          <table:table-cell table:style-name="ce162" table:formula="of:=TRUNC([.AL62]*[.C62]+[.AN61];-2)" office:value-type="float" office:value="5000" calcext:value-type="float">
            <text:p><text:s/>5 000 </text:p>
          </table:table-cell>
          <table:table-cell table:style-name="ce235" table:formula="of:=([.AL62]*[.C62]+[.AN61])-TRUNC([.AL62]*[.C62]+[.AN61];-2)" office:value-type="float" office:value="40.5961347555785" calcext:value-type="float">
            <text:p><text:s/>41 </text:p>
          </table:table-cell>
          <table:table-cell table:style-name="ce237" table:formula="of:=([.$H62]*[.O62])+[.AO61]" office:value-type="float" office:value="6122.2" calcext:value-type="float">
            <text:p>6122</text:p>
          </table:table-cell>
          <table:table-cell table:style-name="ce239" table:formula="of:=([.$H62]*[.P62])+[.AP61]" office:value-type="float" office:value="4215.6" calcext:value-type="float">
            <text:p>4216</text:p>
          </table:table-cell>
          <table:table-cell table:style-name="ce241" table:formula="of:=([.$H62]*[.Q62])+[.AQ61]" office:value-type="float" office:value="4954.2" calcext:value-type="float">
            <text:p>4954</text:p>
          </table:table-cell>
          <table:table-cell table:number-columns-repeated="981"/>
        </table:table-row>
        <table:table-row table:style-name="ro2">
          <table:table-cell table:style-name="ce32" table:formula="of:=[.A62]+1" office:value-type="float" office:value="2482" calcext:value-type="float">
            <text:p>2482</text:p>
          </table:table-cell>
          <table:table-cell table:style-name="ce153" table:formula="of:=[.C62]+[.AM62]" office:value-type="float" office:value="818700" calcext:value-type="float">
            <text:p><text:s/>818 700 </text:p>
          </table:table-cell>
          <table:table-cell table:style-name="ce157" table:formula="of:=[.B63]-[.V63]" office:value-type="float" office:value="818700" calcext:value-type="float">
            <text:p><text:s/>818 700 </text:p>
          </table:table-cell>
          <table:table-cell table:style-name="ce156" table:formula="of:=[.D62]+INT([.AC62])" office:value-type="float" office:value="818" calcext:value-type="float">
            <text:p><text:s/>818 </text:p>
          </table:table-cell>
          <table:table-cell table:style-name="ce162" table:formula="of:=MAX(INT([.C$4]*[.B63]/10000);1)" office:value-type="float" office:value="818" calcext:value-type="float">
            <text:p><text:s/>818 </text:p>
          </table:table-cell>
          <table:table-cell table:style-name="ce166" table:formula="of:=MAX(INT([.C$4]*[.C63]/10000);1)" office:value-type="float" office:value="818" calcext:value-type="float">
            <text:p><text:s/>818 </text:p>
          </table:table-cell>
          <table:table-cell table:style-name="ce170" table:formula="of:=INT([.C63]/[.C$3])+ROUNDUP(([.C$6]/10)*MIN([.D63];[.F63]);0)" office:value-type="float" office:value="1636" calcext:value-type="float">
            <text:p><text:s/>1 636 </text:p>
          </table:table-cell>
          <table:table-cell table:style-name="ce176" table:formula="of:=[.H62]+INT([.AG62])" office:value-type="float" office:value="491" calcext:value-type="float">
            <text:p>491</text:p>
          </table:table-cell>
          <table:table-cell table:style-name="ce58" table:formula="of:=MAX(INT([.C$7]*[.B63]/10000);1)" office:value-type="float" office:value="491" calcext:value-type="float">
            <text:p>491</text:p>
          </table:table-cell>
          <table:table-cell table:style-name="ce58" table:formula="of:=MAX(INT([.C$7]*[.C63]/10000);1)" office:value-type="float" office:value="491" calcext:value-type="float">
            <text:p>491</text:p>
          </table:table-cell>
          <table:table-cell table:style-name="ce149" table:formula="of:=INT(([.C$9]/10)*MIN([.H63];INT([.B63]/[.C$7])))" office:value-type="float" office:value="491" calcext:value-type="float">
            <text:p>491</text:p>
          </table:table-cell>
          <table:table-cell table:style-name="ce183" table:formula="of:=[.L62]+[.R62]-[.W62]" office:value-type="float" office:value="6564.2" calcext:value-type="float">
            <text:p>6564</text:p>
          </table:table-cell>
          <table:table-cell table:style-name="ce186" table:formula="of:=[.M62]+[.S62]-[.X62]" office:value-type="float" office:value="4616.6" calcext:value-type="float">
            <text:p>4617</text:p>
          </table:table-cell>
          <table:table-cell table:style-name="ce189" table:formula="of:=[.N62]+[.T62]-[.Y62]-INT([.AC62]*[.H$3])" office:value-type="float" office:value="2210.2" calcext:value-type="float">
            <text:p>2210</text:p>
          </table:table-cell>
          <table:table-cell table:style-name="ce192" table:formula="of:=MAX(IF([.$H$6]=1;0.3;0.01);[.O$13]-INT([.AO62]/125)/100)" office:value-type="percentage" office:value="0.3" calcext:value-type="percentage">
            <text:p>30 %</text:p>
          </table:table-cell>
          <table:table-cell table:style-name="ce195" table:formula="of:=MAX(IF([.$H$6]=1;0.3;0.01);[.P$13]-INT([.AP62]/125)/100)" office:value-type="percentage" office:value="0.3" calcext:value-type="percentage">
            <text:p>30 %</text:p>
          </table:table-cell>
          <table:table-cell table:style-name="ce198" table:formula="of:=MAX(IF([.$H$6]=1;0.3;0.01);[.Q$13]-INT([.AQ62]/125)/100)" office:value-type="percentage" office:value="0.3" calcext:value-type="percentage">
            <text:p>30 %</text:p>
          </table:table-cell>
          <table:table-cell table:style-name="ce201" table:formula="of:=[.O63]*[.$K63]" office:value-type="float" office:value="147.3" calcext:value-type="float">
            <text:p>147,30</text:p>
          </table:table-cell>
          <table:table-cell table:style-name="ce204" table:formula="of:=[.P63]*[.$K63]" office:value-type="float" office:value="147.3" calcext:value-type="float">
            <text:p>147,30</text:p>
          </table:table-cell>
          <table:table-cell table:style-name="ce207" table:formula="of:=[.Q63]*[.$K63]" office:value-type="float" office:value="147.3" calcext:value-type="float">
            <text:p>147,30</text:p>
          </table:table-cell>
          <table:table-cell table:style-name="ce211" office:value-type="float" office:value="0" calcext:value-type="float">
            <text:p>0</text:p>
          </table:table-cell>
          <table:table-cell table:number-columns-repeated="3" table:style-name="ce214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20" table:formula="of:=IF(OR([.U63]&gt;[.G63];[.V63]&gt;[.B63];[.W63]&gt;[.L63]+[.R63];[.X63]&gt;[.M63]+[.S63];[.Y63]&gt;[.N63]+[.T63]);&quot;Too Many&quot;;&quot;&quot;)">
            <text:p/>
          </table:table-cell>
          <table:table-cell table:style-name="ce147" table:formula="of:=MAX(IF([.AH62]=0;([.G63]*(1-[.H$9]))+[.AD62];([.G63]*(1-[.H$9]))-([.C$8]-[.AH62]))-[.U63];0)" office:value-type="float" office:value="1636" calcext:value-type="float">
            <text:p>1636</text:p>
          </table:table-cell>
          <table:table-cell table:style-name="ce222" table:formula="of:=MIN([.H$7];MAX(0;[.E64]-[.D63]))" office:value-type="float" office:value="5" calcext:value-type="float">
            <text:p><text:s/>5,0 </text:p>
          </table:table-cell>
          <table:table-cell table:style-name="ce222" table:formula="of:=MIN([.AA63]/[.C$5];[.AB63];INT(([.N63]+[.T63]-[.Y63])/[.$H$3]))" office:value-type="float" office:value="5" calcext:value-type="float">
            <text:p><text:s/>5,0 </text:p>
          </table:table-cell>
          <table:table-cell table:style-name="ce224" table:formula="of:=ROUND(([.AC63]-INT([.AC63]))*[.C$5];0)" office:value-type="float" office:value="0" calcext:value-type="float">
            <text:p>0</text:p>
          </table:table-cell>
          <table:table-cell table:style-name="ce147" table:formula="of:=MAX([.AA63]-([.C$5]*[.AC63])+[.AH62];0)" office:value-type="float" office:value="1586" calcext:value-type="float">
            <text:p>1586</text:p>
          </table:table-cell>
          <table:table-cell table:style-name="ce222" table:formula="of:=MIN([.H$8];MAX(0;[.I64]-[.H63]))" office:value-type="float" office:value="3" calcext:value-type="float">
            <text:p><text:s/>3,0 </text:p>
          </table:table-cell>
          <table:table-cell table:style-name="ce222" table:formula="of:=MIN([.AF63];[.AE63]/[.C$8])" office:value-type="float" office:value="3" calcext:value-type="float">
            <text:p><text:s/>3,0 </text:p>
          </table:table-cell>
          <table:table-cell table:style-name="ce224" table:formula="of:=ROUND(([.AG63]-INT([.AG63]))*[.C$8];0)" office:value-type="float" office:value="0" calcext:value-type="float">
            <text:p>0</text:p>
          </table:table-cell>
          <table:table-cell table:style-name="ce226" table:formula="of:=([.AE63]-[.AG63]*[.C$8])+([.G64]*[.H$9])" office:value-type="float" office:value="1571" calcext:value-type="float">
            <text:p><text:s/>1 571 </text:p>
          </table:table-cell>
          <table:table-cell table:style-name="ce167" table:formula="of:=[.AJ62]+[.AI63]" office:value-type="float" office:value="38419" calcext:value-type="float">
            <text:p><text:s/>38 419 </text:p>
          </table:table-cell>
          <table:table-cell table:style-name="ce229" table:formula="of:=[.B63]/[.H$5]" office:value-type="percentage" office:value="0.8187" calcext:value-type="percentage">
            <text:p>81,87 %</text:p>
          </table:table-cell>
          <table:table-cell table:style-name="ce231" table:formula="of:=IF([.C63]*4&lt;=[.H$5];[.J$2];IF([.C63]&gt;=[.H$5];0;[.J$2]*POWER(([.H$5]-[.C63])/(0.75*[.H$5]);2)))" office:value-type="percentage" office:value="0.00584350044444444" calcext:value-type="percentage">
            <text:p>0,58 %</text:p>
          </table:table-cell>
          <table:table-cell table:style-name="ce233" table:formula="of:=TRUNC([.AL63]*[.C63]+[.AN62];-2)" office:value-type="float" office:value="4800" calcext:value-type="float">
            <text:p><text:s/>4 800 </text:p>
          </table:table-cell>
          <table:table-cell table:style-name="ce236" table:formula="of:=([.AL63]*[.C63]+[.AN62])-TRUNC([.AL63]*[.C63]+[.AN62];-2)" office:value-type="float" office:value="24.6699486222451" calcext:value-type="float">
            <text:p><text:s/>25 </text:p>
          </table:table-cell>
          <table:table-cell table:style-name="ce238" table:formula="of:=([.$H63]*[.O63])+[.AO62]" office:value-type="float" office:value="6269.5" calcext:value-type="float">
            <text:p>6270</text:p>
          </table:table-cell>
          <table:table-cell table:style-name="ce240" table:formula="of:=([.$H63]*[.P63])+[.AP62]" office:value-type="float" office:value="4362.9" calcext:value-type="float">
            <text:p>4363</text:p>
          </table:table-cell>
          <table:table-cell table:style-name="ce242" table:formula="of:=([.$H63]*[.Q63])+[.AQ62]" office:value-type="float" office:value="5101.5" calcext:value-type="float">
            <text:p>5102</text:p>
          </table:table-cell>
          <table:table-cell table:number-columns-repeated="981"/>
        </table:table-row>
        <table:table-row table:style-name="ro2">
          <table:table-cell table:style-name="ce33" table:formula="of:=[.A63]+1" office:value-type="float" office:value="2483" calcext:value-type="float">
            <text:p>2483</text:p>
          </table:table-cell>
          <table:table-cell table:style-name="ce154" table:formula="of:=[.C63]+[.AM63]" office:value-type="float" office:value="823500" calcext:value-type="float">
            <text:p><text:s/>823 500 </text:p>
          </table:table-cell>
          <table:table-cell table:style-name="ce158" table:formula="of:=[.B64]-[.V64]" office:value-type="float" office:value="823500" calcext:value-type="float">
            <text:p><text:s/>823 500 </text:p>
          </table:table-cell>
          <table:table-cell table:style-name="ce160" table:formula="of:=[.D63]+INT([.AC63])" office:value-type="float" office:value="823" calcext:value-type="float">
            <text:p><text:s/>823 </text:p>
          </table:table-cell>
          <table:table-cell table:style-name="ce163" table:formula="of:=MAX(INT([.C$4]*[.B64]/10000);1)" office:value-type="float" office:value="823" calcext:value-type="float">
            <text:p><text:s/>823 </text:p>
          </table:table-cell>
          <table:table-cell table:style-name="ce167" table:formula="of:=MAX(INT([.C$4]*[.C64]/10000);1)" office:value-type="float" office:value="823" calcext:value-type="float">
            <text:p><text:s/>823 </text:p>
          </table:table-cell>
          <table:table-cell table:style-name="ce171" table:formula="of:=INT([.C64]/[.C$3])+ROUNDUP(([.C$6]/10)*MIN([.D64];[.F64]);0)" office:value-type="float" office:value="1646" calcext:value-type="float">
            <text:p><text:s/>1 646 </text:p>
          </table:table-cell>
          <table:table-cell table:style-name="ce177" table:formula="of:=[.H63]+INT([.AG63])" office:value-type="float" office:value="494" calcext:value-type="float">
            <text:p>494</text:p>
          </table:table-cell>
          <table:table-cell table:style-name="ce129" table:formula="of:=MAX(INT([.C$7]*[.B64]/10000);1)" office:value-type="float" office:value="494" calcext:value-type="float">
            <text:p>494</text:p>
          </table:table-cell>
          <table:table-cell table:style-name="ce129" table:formula="of:=MAX(INT([.C$7]*[.C64]/10000);1)" office:value-type="float" office:value="494" calcext:value-type="float">
            <text:p>494</text:p>
          </table:table-cell>
          <table:table-cell table:style-name="ce150" table:formula="of:=INT(([.C$9]/10)*MIN([.H64];INT([.B64]/[.C$7])))" office:value-type="float" office:value="494" calcext:value-type="float">
            <text:p>494</text:p>
          </table:table-cell>
          <table:table-cell table:style-name="ce184" table:formula="of:=[.L63]+[.R63]-[.W63]" office:value-type="float" office:value="6711.5" calcext:value-type="float">
            <text:p>6712</text:p>
          </table:table-cell>
          <table:table-cell table:style-name="ce187" table:formula="of:=[.M63]+[.S63]-[.X63]" office:value-type="float" office:value="4763.9" calcext:value-type="float">
            <text:p>4764</text:p>
          </table:table-cell>
          <table:table-cell table:style-name="ce190" table:formula="of:=[.N63]+[.T63]-[.Y63]-INT([.AC63]*[.H$3])" office:value-type="float" office:value="2337.5" calcext:value-type="float">
            <text:p>2338</text:p>
          </table:table-cell>
          <table:table-cell table:style-name="ce193" table:formula="of:=MAX(IF([.$H$6]=1;0.3;0.01);[.O$13]-INT([.AO63]/125)/100)" office:value-type="percentage" office:value="0.3" calcext:value-type="percentage">
            <text:p>30 %</text:p>
          </table:table-cell>
          <table:table-cell table:style-name="ce196" table:formula="of:=MAX(IF([.$H$6]=1;0.3;0.01);[.P$13]-INT([.AP63]/125)/100)" office:value-type="percentage" office:value="0.3" calcext:value-type="percentage">
            <text:p>30 %</text:p>
          </table:table-cell>
          <table:table-cell table:style-name="ce199" table:formula="of:=MAX(IF([.$H$6]=1;0.3;0.01);[.Q$13]-INT([.AQ63]/125)/100)" office:value-type="percentage" office:value="0.3" calcext:value-type="percentage">
            <text:p>30 %</text:p>
          </table:table-cell>
          <table:table-cell table:style-name="ce202" table:formula="of:=[.O64]*[.$K64]" office:value-type="float" office:value="148.2" calcext:value-type="float">
            <text:p>148,20</text:p>
          </table:table-cell>
          <table:table-cell table:style-name="ce205" table:formula="of:=[.P64]*[.$K64]" office:value-type="float" office:value="148.2" calcext:value-type="float">
            <text:p>148,20</text:p>
          </table:table-cell>
          <table:table-cell table:style-name="ce208" table:formula="of:=[.Q64]*[.$K64]" office:value-type="float" office:value="148.2" calcext:value-type="float">
            <text:p>148,20</text:p>
          </table:table-cell>
          <table:table-cell table:style-name="ce2" table:number-columns-repeated="6"/>
          <table:table-cell table:style-name="ce58" table:number-columns-repeated="3"/>
          <table:table-cell table:style-name="ce94"/>
          <table:table-cell table:style-name="ce58" table:number-columns-repeated="3"/>
          <table:table-cell table:style-name="ce94"/>
          <table:table-cell table:style-name="ce162" table:number-columns-repeated="2"/>
          <table:table-cell table:style-name="ce24" table:number-columns-repeated="2"/>
          <table:table-cell table:style-name="ce162" table:number-columns-repeated="2"/>
          <table:table-cell table:style-name="ce239" table:number-columns-repeated="3"/>
          <table:table-cell table:number-columns-repeated="98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bitability" table:style-name="ta8">
        <table:table-column table:style-name="co22" table:default-cell-style-name="ce11"/>
        <table:table-column table:style-name="co23" table:number-columns-repeated="4" table:default-cell-style-name="ce11"/>
        <table:table-column table:style-name="co7" table:default-cell-style-name="ce402"/>
        <table:table-column table:style-name="co3" table:number-columns-repeated="3" table:default-cell-style-name="Default"/>
        <table:table-column table:style-name="co24" table:default-cell-style-name="ce11"/>
        <table:table-column table:style-name="co7" table:default-cell-style-name="ce11"/>
        <table:table-column table:style-name="co3" table:number-columns-repeated="2" table:default-cell-style-name="Default"/>
        <table:table-column table:style-name="co7" table:number-columns-repeated="2" table:default-cell-style-name="ce402"/>
        <table:table-column table:style-name="co3" table:number-columns-repeated="49" table:default-cell-style-name="Default"/>
        <table:table-row table:style-name="ro2">
          <table:table-cell/>
          <table:table-cell table:style-name="ce34" office:value-type="string" calcext:value-type="string" table:number-columns-spanned="3" table:number-rows-spanned="1">
            <text:p>Habitability Range</text:p>
          </table:table-cell>
          <table:covered-table-cell table:style-name="ce402"/>
          <table:covered-table-cell table:style-name="ce36"/>
          <table:table-cell table:style-name="ce263"/>
          <table:table-cell table:style-name="ce269" office:value-type="string" calcext:value-type="string" table:number-columns-spanned="2" table:number-rows-spanned="1">
            <text:p>Planet</text:p>
          </table:table-cell>
          <table:covered-table-cell table:style-name="ce112"/>
          <table:table-cell table:style-name="ce675" office:value-type="string" calcext:value-type="string" table:number-columns-spanned="2" table:number-rows-spanned="1">
            <text:p>Terraform To</text:p>
          </table:table-cell>
          <table:covered-table-cell table:style-name="ce675"/>
          <table:table-cell table:style-name="ce36" office:value-type="string" calcext:value-type="string">
            <text:p>Terraform</text:p>
          </table:table-cell>
          <table:table-cell table:number-columns-repeated="3"/>
          <table:table-cell table:style-name="ce290" table:formula="of:=VLOOKUP([.B10]+0.001;[.N2:.O102];2)" office:value-type="float" office:value="-50" calcext:value-type="float">
            <text:p>-50</text:p>
          </table:table-cell>
          <table:table-cell table:style-name="ce291"/>
          <table:table-cell table:style-name="ce402"/>
          <table:table-cell table:number-columns-repeated="48"/>
        </table:table-row>
        <table:table-row table:style-name="ro2">
          <table:table-cell/>
          <table:table-cell table:style-name="ce243" office:value-type="string" calcext:value-type="string" table:number-columns-spanned="3" table:number-rows-spanned="1">
            <text:p>% from Center (-50 to 50)</text:p>
          </table:table-cell>
          <table:covered-table-cell table:number-columns-repeated="2" table:style-name="ce639"/>
          <table:table-cell table:style-name="ce263"/>
          <table:table-cell table:style-name="ce639" office:value-type="string" calcext:value-type="string">
            <text:p>%/Center</text:p>
          </table:table-cell>
          <table:table-cell table:style-name="ce112" office:value-type="string" calcext:value-type="string">
            <text:p>% From</text:p>
          </table:table-cell>
          <table:table-cell table:style-name="ce281" office:value-type="string" calcext:value-type="string">
            <text:p>% From</text:p>
          </table:table-cell>
          <table:table-cell table:style-name="ce288" office:value-type="string" calcext:value-type="string">
            <text:p>% From</text:p>
          </table:table-cell>
          <table:table-cell table:style-name="ce36" office:value-type="string" calcext:value-type="string">
            <text:p>Capability</text:p>
          </table:table-cell>
          <table:table-cell table:number-columns-repeated="3"/>
          <table:table-cell table:style-name="ce290" office:value-type="float" office:value="0.12" calcext:value-type="float">
            <text:p>0,12</text:p>
          </table:table-cell>
          <table:table-cell table:style-name="ce290" office:value-type="float" office:value="-50" calcext:value-type="float">
            <text:p>-50</text:p>
          </table:table-cell>
          <table:table-cell table:number-columns-repeated="49"/>
        </table:table-row>
        <table:table-row table:style-name="ro2">
          <table:table-cell/>
          <table:table-cell table:style-name="ce639" office:value-type="string" calcext:value-type="string">
            <text:p>Lo</text:p>
          </table:table-cell>
          <table:table-cell table:style-name="ce639" office:value-type="string" calcext:value-type="string">
            <text:p>Ideal</text:p>
          </table:table-cell>
          <table:table-cell table:style-name="ce639" office:value-type="string" calcext:value-type="string">
            <text:p>Hi</text:p>
          </table:table-cell>
          <table:table-cell table:style-name="ce14" office:value-type="string" calcext:value-type="string">
            <text:p>Width</text:p>
          </table:table-cell>
          <table:table-cell table:style-name="ce11" office:value-type="string" calcext:value-type="string">
            <text:p>(-50 to 50)</text:p>
          </table:table-cell>
          <table:table-cell table:style-name="ce112" office:value-type="string" calcext:value-type="string">
            <text:p>Ideal</text:p>
          </table:table-cell>
          <table:table-cell table:style-name="ce281" office:value-type="string" calcext:value-type="string">
            <text:p>Center</text:p>
          </table:table-cell>
          <table:table-cell table:style-name="ce288" office:value-type="string" calcext:value-type="string">
            <text:p>Ideal</text:p>
          </table:table-cell>
          <table:table-cell table:style-name="ce36" office:value-type="string" calcext:value-type="string">
            <text:p>(0-30)</text:p>
          </table:table-cell>
          <table:table-cell table:number-columns-repeated="3"/>
          <table:table-cell table:style-name="ce290" office:value-type="float" office:value="0.125" calcext:value-type="float">
            <text:p>0,125</text:p>
          </table:table-cell>
          <table:table-cell table:style-name="ce290" table:formula="of:=[.O2]+1" office:value-type="float" office:value="-49" calcext:value-type="float">
            <text:p>-49</text:p>
          </table:table-cell>
          <table:table-cell table:number-columns-repeated="49"/>
        </table:table-row>
        <table:table-row table:style-name="ro2">
          <table:table-cell table:style-name="ce17" office:value-type="string" calcext:value-type="string">
            <text:p>Gravity</text:p>
          </table:table-cell>
          <table:table-cell table:style-name="ce245" table:formula="of:=IF(AND([.N1]&lt;-39;MOD([.D4]-[.N1];2)&gt;0);[.N1]+1;[.N1])" office:value-type="float" office:value="-50" calcext:value-type="float">
            <text:p>-50</text:p>
          </table:table-cell>
          <table:table-cell table:style-name="ce251" table:formula="of:=IF([.J4]&lt;0;0;([.B4]+[.D4])/2)" office:value-type="float" office:value="-25" calcext:value-type="float">
            <text:p>-25</text:p>
          </table:table-cell>
          <table:table-cell table:style-name="ce257" table:formula="of:=VLOOKUP([.D10]+0.001;[.N2:.O102];2)" office:value-type="float" office:value="0" calcext:value-type="float">
            <text:p>0</text:p>
          </table:table-cell>
          <table:table-cell table:style-name="ce264" table:formula="of:=IF([.J4]&lt;0;50;([.D4]-[.B4])/2)" office:value-type="float" office:value="25" calcext:value-type="float">
            <text:p>25</text:p>
          </table:table-cell>
          <table:table-cell table:style-name="ce270" table:formula="of:=VLOOKUP([.F10]+0.001;[.N2:.O102];2)" office:value-type="float" office:value="-49" calcext:value-type="float">
            <text:p>-49</text:p>
          </table:table-cell>
          <table:table-cell table:style-name="ce277" table:formula="of:=IF([.$J4]&lt;0;0;ABS([.F4]-[.$C4]))" office:value-type="float" office:value="24" calcext:value-type="float">
            <text:p>24</text:p>
          </table:table-cell>
          <table:table-cell table:style-name="ce282" table:formula="of:=IF([.F4]&lt;[.C4];MIN([.F4]+MAX([.J4];0);[.C4]);MAX([.F4]-[.J4];[.C4]))" office:value-type="float" office:value="-38" calcext:value-type="float">
            <text:p>-38</text:p>
          </table:table-cell>
          <table:table-cell table:style-name="ce277" table:formula="of:=IF([.$J4]&lt;0;0;ABS([.H4]-[.$C4]))" office:value-type="float" office:value="13" calcext:value-type="float">
            <text:p>13</text:p>
          </table:table-cell>
          <table:table-cell table:style-name="ce289" office:value-type="float" office:value="11" calcext:value-type="float">
            <text:p>11</text:p>
          </table:table-cell>
          <table:table-cell table:style-name="ce17" office:value-type="string" calcext:value-type="string">
            <text:p>Gravity (&lt;0=Immune)</text:p>
          </table:table-cell>
          <table:table-cell table:number-columns-repeated="2"/>
          <table:table-cell table:style-name="ce290" office:value-type="float" office:value="0.13" calcext:value-type="float">
            <text:p>0,13</text:p>
          </table:table-cell>
          <table:table-cell table:style-name="ce290" table:formula="of:=[.O3]+1" office:value-type="float" office:value="-48" calcext:value-type="float">
            <text:p>-48</text:p>
          </table:table-cell>
          <table:table-cell table:number-columns-repeated="49"/>
        </table:table-row>
        <table:table-row table:style-name="ro2">
          <table:table-cell table:style-name="ce17" office:value-type="string" calcext:value-type="string">
            <text:p>Temperature</text:p>
          </table:table-cell>
          <table:table-cell table:style-name="ce246" table:formula="of:=[.B11]/4" office:value-type="float" office:value="-35" calcext:value-type="float">
            <text:p>-35</text:p>
          </table:table-cell>
          <table:table-cell table:style-name="ce252" table:formula="of:=IF([.J5]&lt;0;0;([.B5]+[.D5])/2)" office:value-type="float" office:value="0" calcext:value-type="float">
            <text:p>0</text:p>
          </table:table-cell>
          <table:table-cell table:style-name="ce258" table:formula="of:=[.D11]/4" office:value-type="float" office:value="35" calcext:value-type="float">
            <text:p>35</text:p>
          </table:table-cell>
          <table:table-cell table:style-name="ce264" table:formula="of:=IF([.J5]&lt;0;50;([.D5]-[.B5])/2)" office:value-type="float" office:value="35" calcext:value-type="float">
            <text:p>35</text:p>
          </table:table-cell>
          <table:table-cell table:style-name="ce271" table:formula="of:=[.F11]/4" office:value-type="float" office:value="-5" calcext:value-type="float">
            <text:p>-5</text:p>
          </table:table-cell>
          <table:table-cell table:style-name="ce278" table:formula="of:=IF([.$J5]&lt;0;0;ABS([.F5]-[.$C5]))" office:value-type="float" office:value="5" calcext:value-type="float">
            <text:p>5</text:p>
          </table:table-cell>
          <table:table-cell table:style-name="ce283" table:formula="of:=IF([.F5]&lt;[.C5];MIN([.F5]+MAX([.J5];0);[.C5]);MAX([.F5]-[.J5];[.C5]))" office:value-type="float" office:value="0" calcext:value-type="float">
            <text:p>0</text:p>
          </table:table-cell>
          <table:table-cell table:style-name="ce278" table:formula="of:=IF([.$J5]&lt;0;0;ABS([.H5]-[.$C5]))" office:value-type="float" office:value="0" calcext:value-type="float">
            <text:p>0</text:p>
          </table:table-cell>
          <table:table-cell table:style-name="ce274" office:value-type="float" office:value="11" calcext:value-type="float">
            <text:p>11</text:p>
          </table:table-cell>
          <table:table-cell table:style-name="ce17" office:value-type="string" calcext:value-type="string">
            <text:p>Temperature (&lt;0=Immune)</text:p>
          </table:table-cell>
          <table:table-cell table:number-columns-repeated="2"/>
          <table:table-cell table:style-name="ce290" office:value-type="float" office:value="0.135" calcext:value-type="float">
            <text:p>0,135</text:p>
          </table:table-cell>
          <table:table-cell table:style-name="ce290" table:formula="of:=[.O4]+1" office:value-type="float" office:value="-47" calcext:value-type="float">
            <text:p>-47</text:p>
          </table:table-cell>
          <table:table-cell table:number-columns-repeated="49"/>
        </table:table-row>
        <table:table-row table:style-name="ro2">
          <table:table-cell table:style-name="ce17" office:value-type="string" calcext:value-type="string">
            <text:p>Radiation</text:p>
          </table:table-cell>
          <table:table-cell table:style-name="ce247" table:formula="of:=[.B12]-50" office:value-type="float" office:value="-35" calcext:value-type="float">
            <text:p>-35</text:p>
          </table:table-cell>
          <table:table-cell table:style-name="ce253" table:formula="of:=IF([.J6]&lt;0;0;([.B6]+[.D6])/2)" office:value-type="float" office:value="0" calcext:value-type="float">
            <text:p>0</text:p>
          </table:table-cell>
          <table:table-cell table:style-name="ce259" table:formula="of:=[.D12]-50" office:value-type="float" office:value="35" calcext:value-type="float">
            <text:p>35</text:p>
          </table:table-cell>
          <table:table-cell table:style-name="ce264" table:formula="of:=IF([.J6]&lt;0;50;([.D6]-[.B6])/2)" office:value-type="float" office:value="35" calcext:value-type="float">
            <text:p>35</text:p>
          </table:table-cell>
          <table:table-cell table:style-name="ce272" table:formula="of:=[.F12]-50" office:value-type="float" office:value="11" calcext:value-type="float">
            <text:p>11</text:p>
          </table:table-cell>
          <table:table-cell table:style-name="ce279" table:formula="of:=IF([.$J6]&lt;0;0;ABS([.F6]-[.$C6]))" office:value-type="float" office:value="11" calcext:value-type="float">
            <text:p>11</text:p>
          </table:table-cell>
          <table:table-cell table:style-name="ce284" table:formula="of:=IF([.F6]&lt;[.C6];MIN([.F6]+MAX([.J6];0);[.C6]);MAX([.F6]-[.J6];[.C6]))" office:value-type="float" office:value="0" calcext:value-type="float">
            <text:p>0</text:p>
          </table:table-cell>
          <table:table-cell table:style-name="ce279" table:formula="of:=IF([.$J6]&lt;0;0;ABS([.H6]-[.$C6]))" office:value-type="float" office:value="0" calcext:value-type="float">
            <text:p>0</text:p>
          </table:table-cell>
          <table:table-cell table:style-name="ce275" office:value-type="float" office:value="11" calcext:value-type="float">
            <text:p>11</text:p>
          </table:table-cell>
          <table:table-cell table:style-name="ce17" office:value-type="string" calcext:value-type="string">
            <text:p>Radiation (&lt;0=Immune)</text:p>
          </table:table-cell>
          <table:table-cell table:number-columns-repeated="2"/>
          <table:table-cell table:style-name="ce290" office:value-type="float" office:value="0.14" calcext:value-type="float">
            <text:p>0,14</text:p>
          </table:table-cell>
          <table:table-cell table:style-name="ce290" table:formula="of:=[.O5]+1" office:value-type="float" office:value="-46" calcext:value-type="float">
            <text:p>-46</text:p>
          </table:table-cell>
          <table:table-cell table:number-columns-repeated="49"/>
        </table:table-row>
        <table:table-row table:style-name="ro2">
          <table:table-cell/>
          <table:table-cell table:style-name="ce17" table:formula="of:=IF(OR(MOD([.D4]+[.B4];2);MOD([.D5]+[.B5];2);MOD([.D6]+[.B6];2));&quot;Error in Habitability Range&quot;;&quot;&quot;)">
            <text:p/>
          </table:table-cell>
          <table:table-cell table:number-columns-repeated="2"/>
          <table:table-cell table:style-name="ce117"/>
          <table:table-cell table:number-columns-repeated="4"/>
          <table:table-cell table:style-name="ce2"/>
          <table:table-cell table:style-name="ce17"/>
          <table:table-cell table:number-columns-repeated="2"/>
          <table:table-cell table:style-name="ce290" office:value-type="float" office:value="0.145" calcext:value-type="float">
            <text:p>0,145</text:p>
          </table:table-cell>
          <table:table-cell table:style-name="ce290" table:formula="of:=[.O6]+1" office:value-type="float" office:value="-45" calcext:value-type="float">
            <text:p>-45</text:p>
          </table:table-cell>
          <table:table-cell table:number-columns-repeated="49"/>
        </table:table-row>
        <table:table-row table:style-name="ro2">
          <table:table-cell/>
          <table:table-cell table:style-name="ce243" office:value-type="string" calcext:value-type="string" table:number-columns-spanned="3" table:number-rows-spanned="1">
            <text:p>Race Habitability Range Values</text:p>
          </table:table-cell>
          <table:covered-table-cell table:number-columns-repeated="2" table:style-name="ce639"/>
          <table:table-cell table:style-name="ce265"/>
          <table:table-cell table:style-name="ce639" office:value-type="string" calcext:value-type="string">
            <text:p>Values</text:p>
          </table:table-cell>
          <table:table-cell/>
          <table:table-cell table:style-name="ce639" office:value-type="string" calcext:value-type="string">
            <text:p>Values</text:p>
          </table:table-cell>
          <table:table-cell table:style-name="ce58"/>
          <table:table-cell table:number-columns-repeated="4"/>
          <table:table-cell table:style-name="ce290" office:value-type="float" office:value="0.15" calcext:value-type="float">
            <text:p>0,15</text:p>
          </table:table-cell>
          <table:table-cell table:style-name="ce290" table:formula="of:=[.O7]+1" office:value-type="float" office:value="-44" calcext:value-type="float">
            <text:p>-44</text:p>
          </table:table-cell>
          <table:table-cell table:number-columns-repeated="49"/>
        </table:table-row>
        <table:table-row table:style-name="ro2">
          <table:table-cell/>
          <table:table-cell table:style-name="ce639" office:value-type="string" calcext:value-type="string">
            <text:p>Lo</text:p>
          </table:table-cell>
          <table:table-cell table:style-name="ce639" office:value-type="string" calcext:value-type="string">
            <text:p>Ideal</text:p>
          </table:table-cell>
          <table:table-cell table:style-name="ce639" office:value-type="string" calcext:value-type="string">
            <text:p>Hi</text:p>
          </table:table-cell>
          <table:table-cell table:style-name="ce266"/>
          <table:table-cell table:style-name="ce639"/>
          <table:table-cell table:number-columns-repeated="7"/>
          <table:table-cell table:style-name="ce290" office:value-type="float" office:value="0.155" calcext:value-type="float">
            <text:p>0,155</text:p>
          </table:table-cell>
          <table:table-cell table:style-name="ce290" table:formula="of:=[.O8]+1" office:value-type="float" office:value="-43" calcext:value-type="float">
            <text:p>-43</text:p>
          </table:table-cell>
          <table:table-cell table:number-columns-repeated="49"/>
        </table:table-row>
        <table:table-row table:style-name="ro2">
          <table:table-cell table:style-name="ce17" office:value-type="string" calcext:value-type="string">
            <text:p>Gravity</text:p>
          </table:table-cell>
          <table:table-cell table:style-name="ce248" office:value-type="float" office:value="0.12" calcext:value-type="float">
            <text:p>0,12</text:p>
          </table:table-cell>
          <table:table-cell table:style-name="ce254" table:formula="of:=INDEX([.N2:.N102];[.C4]+51;1)" office:value-type="float" office:value="0.5" calcext:value-type="float">
            <text:p>0,5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/>
          <table:table-cell table:style-name="ce273" office:value-type="float" office:value="0.124" calcext:value-type="float">
            <text:p>0,12</text:p>
          </table:table-cell>
          <table:table-cell/>
          <table:table-cell table:style-name="ce285" table:formula="of:=INDEX([.N2:.N102];[.H4]+51;1)" office:value-type="float" office:value="0.19" calcext:value-type="float">
            <text:p>0,19</text:p>
          </table:table-cell>
          <table:table-cell table:style-name="ce11" table:formula="of:=IF([.J4]&lt;0;&quot;Immune&quot;;&quot;&quot;)">
            <text:p/>
          </table:table-cell>
          <table:table-cell table:number-columns-repeated="4"/>
          <table:table-cell table:style-name="ce290" office:value-type="float" office:value="0.16" calcext:value-type="float">
            <text:p>0,16</text:p>
          </table:table-cell>
          <table:table-cell table:style-name="ce290" table:formula="of:=[.O9]+1" office:value-type="float" office:value="-42" calcext:value-type="float">
            <text:p>-42</text:p>
          </table:table-cell>
          <table:table-cell table:number-columns-repeated="49"/>
        </table:table-row>
        <table:table-row table:style-name="ro2">
          <table:table-cell table:style-name="ce17" office:value-type="string" calcext:value-type="string">
            <text:p>Temperature</text:p>
          </table:table-cell>
          <table:table-cell table:style-name="ce249" office:value-type="float" office:value="-140" calcext:value-type="float">
            <text:p>-140</text:p>
          </table:table-cell>
          <table:table-cell table:style-name="ce255" table:formula="of:=4*[.C5]" office:value-type="float" office:value="0" calcext:value-type="float">
            <text:p>0</text:p>
          </table:table-cell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74" office:value-type="float" office:value="-20" calcext:value-type="float">
            <text:p>-20</text:p>
          </table:table-cell>
          <table:table-cell/>
          <table:table-cell table:style-name="ce286" table:formula="of:=4*[.H5]" office:value-type="float" office:value="0" calcext:value-type="float">
            <text:p>0</text:p>
          </table:table-cell>
          <table:table-cell table:style-name="ce11" table:formula="of:=IF([.J5]&lt;0;&quot;Immune&quot;;&quot;&quot;)">
            <text:p/>
          </table:table-cell>
          <table:table-cell table:number-columns-repeated="4"/>
          <table:table-cell table:style-name="ce290" office:value-type="float" office:value="0.17" calcext:value-type="float">
            <text:p>0,17</text:p>
          </table:table-cell>
          <table:table-cell table:style-name="ce290" table:formula="of:=[.O10]+1" office:value-type="float" office:value="-41" calcext:value-type="float">
            <text:p>-41</text:p>
          </table:table-cell>
          <table:table-cell table:number-columns-repeated="49"/>
        </table:table-row>
        <table:table-row table:style-name="ro2">
          <table:table-cell table:style-name="ce17" office:value-type="string" calcext:value-type="string">
            <text:p>Radiation</text:p>
          </table:table-cell>
          <table:table-cell table:style-name="ce250" office:value-type="float" office:value="15" calcext:value-type="float">
            <text:p>15</text:p>
          </table:table-cell>
          <table:table-cell table:style-name="ce256" table:formula="of:=[.C6]+50" office:value-type="float" office:value="50" calcext:value-type="float">
            <text:p>50</text:p>
          </table:table-cell>
          <table:table-cell table:style-name="ce262" office:value-type="float" office:value="85" calcext:value-type="float">
            <text:p>85</text:p>
          </table:table-cell>
          <table:table-cell table:style-name="ce264"/>
          <table:table-cell table:style-name="ce275" office:value-type="float" office:value="61" calcext:value-type="float">
            <text:p>61</text:p>
          </table:table-cell>
          <table:table-cell/>
          <table:table-cell table:style-name="ce287" table:formula="of:=[.H6]+50" office:value-type="float" office:value="50" calcext:value-type="float">
            <text:p>50</text:p>
          </table:table-cell>
          <table:table-cell table:style-name="ce11" table:formula="of:=IF([.J6]&lt;0;&quot;Immune&quot;;&quot;&quot;)">
            <text:p/>
          </table:table-cell>
          <table:table-cell table:number-columns-repeated="4"/>
          <table:table-cell table:style-name="ce290" office:value-type="float" office:value="0.175" calcext:value-type="float">
            <text:p>0,175</text:p>
          </table:table-cell>
          <table:table-cell table:style-name="ce290" table:formula="of:=[.O11]+1" office:value-type="float" office:value="-40" calcext:value-type="float">
            <text:p>-40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18" calcext:value-type="float">
            <text:p>0,18</text:p>
          </table:table-cell>
          <table:table-cell table:style-name="ce290" table:formula="of:=[.O12]+1" office:value-type="float" office:value="-39" calcext:value-type="float">
            <text:p>-39</text:p>
          </table:table-cell>
          <table:table-cell table:number-columns-repeated="49"/>
        </table:table-row>
        <table:table-row table:style-name="ro2">
          <table:table-cell table:number-columns-repeated="4"/>
          <table:table-cell table:style-name="ce268" office:value-type="string" calcext:value-type="string">
            <text:p>Habitablity Value</text:p>
          </table:table-cell>
          <table:table-cell table:style-name="ce276" table:formula="of:=IF(OR([.G4]&gt;[.$E4];[.G5]&gt;[.$E5];[.G6]&gt;[.$E6]);(MAX(MIN([.$E4]-[.G4];0);-15)+MAX(MIN([.$E5]-[.G5];0);-15)+MAX(MIN([.$E6]-[.G6];0);-15))/100;((1-([.G4]/[.$E4]))^2+(1-([.G5]/[.$E5]))^2+(1-([.G6]/[.$E6]))^2)^0.5*(1-MAX([.G4]/[.$E4]-0.5;0))*(1-MAX([.G5]/[.$E5]-0.5;0))*(1-MAX([.G6]/[.$E6]-0.5;0))/(3^0.5))" office:value-type="percentage" office:value="0.34244941470625" calcext:value-type="percentage">
            <text:p>34 %</text:p>
          </table:table-cell>
          <table:table-cell table:style-name="ce402" office:value-type="string" calcext:value-type="string">
            <text:p>to</text:p>
          </table:table-cell>
          <table:table-cell table:style-name="ce276" table:formula="of:=IF(OR([.I4]&gt;[.$E4];[.I5]&gt;[.$E5];[.I6]&gt;[.$E6]);(MAX(MIN([.$E4]-[.I4];0);-15)+MAX(MIN([.$E5]-[.I5];0);-15)+MAX(MIN([.$E6]-[.I6];0);-15))/100;((1-([.I4]/[.$E4]))^2+(1-([.I5]/[.$E5]))^2+(1-([.I6]/[.$E6]))^2)^0.5*(1-MAX([.I4]/[.$E4]-0.5;0))*(1-MAX([.I5]/[.$E5]-0.5;0))*(1-MAX([.I6]/[.$E6]-0.5;0))/(3^0.5))" office:value-type="percentage" office:value="0.845000228796813" calcext:value-type="percentage">
            <text:p>85 %</text:p>
          </table:table-cell>
          <table:table-cell table:number-columns-repeated="5"/>
          <table:table-cell table:style-name="ce290" office:value-type="float" office:value="0.19" calcext:value-type="float">
            <text:p>0,19</text:p>
          </table:table-cell>
          <table:table-cell table:style-name="ce290" table:formula="of:=[.O13]+1" office:value-type="float" office:value="-38" calcext:value-type="float">
            <text:p>-38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2" calcext:value-type="float">
            <text:p>0,2</text:p>
          </table:table-cell>
          <table:table-cell table:style-name="ce290" table:formula="of:=[.O14]+1" office:value-type="float" office:value="-37" calcext:value-type="float">
            <text:p>-37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21" calcext:value-type="float">
            <text:p>0,21</text:p>
          </table:table-cell>
          <table:table-cell table:style-name="ce290" table:formula="of:=[.O15]+1" office:value-type="float" office:value="-36" calcext:value-type="float">
            <text:p>-3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Thanks to Loren Webster, Bill Butler, and Scoop for working this out</text:p>
          </table:table-cell>
          <table:table-cell table:number-columns-repeated="6"/>
          <table:table-cell table:style-name="ce402"/>
          <table:table-cell table:number-columns-repeated="5"/>
          <table:table-cell table:style-name="ce290" office:value-type="float" office:value="0.22" calcext:value-type="float">
            <text:p>0,22</text:p>
          </table:table-cell>
          <table:table-cell table:style-name="ce290" table:formula="of:=[.O16]+1" office:value-type="float" office:value="-35" calcext:value-type="float">
            <text:p>-35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24" calcext:value-type="float">
            <text:p>0,24</text:p>
          </table:table-cell>
          <table:table-cell table:style-name="ce290" table:formula="of:=[.O17]+1" office:value-type="float" office:value="-34" calcext:value-type="float">
            <text:p>-34</text:p>
          </table:table-cell>
          <table:table-cell table:number-columns-repeated="49"/>
        </table:table-row>
        <table:table-row table:style-name="ro2">
          <table:table-cell table:style-name="ce30" office:value-type="string" calcext:value-type="string">
            <text:p>Note: </text:p>
          </table:table-cell>
          <table:table-cell office:value-type="string" calcext:value-type="string">
            <text:p>For Low gravity planets (&lt; 0.18g), you may need to add a "4" to end of the value to get the correct </text:p>
          </table:table-cell>
          <table:table-cell table:number-columns-repeated="11"/>
          <table:table-cell table:style-name="ce290" office:value-type="float" office:value="0.25" calcext:value-type="float">
            <text:p>0,25</text:p>
          </table:table-cell>
          <table:table-cell table:style-name="ce290" table:formula="of:=[.O18]+1" office:value-type="float" office:value="-33" calcext:value-type="float">
            <text:p>-33</text:p>
          </table:table-cell>
          <table:table-cell table:number-columns-repeated="49"/>
        </table:table-row>
        <table:table-row table:style-name="ro2">
          <table:table-cell/>
          <table:table-cell office:value-type="string" calcext:value-type="string">
            <text:p>number of clicks from Ideal. <text:s/>For example, with ideal of 0.50g and a Stars!-reported difference from </text:p>
          </table:table-cell>
          <table:table-cell table:number-columns-repeated="11"/>
          <table:table-cell table:style-name="ce290" office:value-type="float" office:value="0.27" calcext:value-type="float">
            <text:p>0,27</text:p>
          </table:table-cell>
          <table:table-cell table:style-name="ce290" table:formula="of:=[.O19]+1" office:value-type="float" office:value="-32" calcext:value-type="float">
            <text:p>-32</text:p>
          </table:table-cell>
          <table:table-cell table:number-columns-repeated="49"/>
        </table:table-row>
        <table:table-row table:style-name="ro2">
          <table:table-cell/>
          <table:table-cell office:value-type="string" calcext:value-type="string">
            <text:p>ideal of 22% on a 0.13g world, you should enter "0.134" instead of "0.13"</text:p>
          </table:table-cell>
          <table:table-cell table:number-columns-repeated="11"/>
          <table:table-cell table:style-name="ce290" office:value-type="float" office:value="0.29" calcext:value-type="float">
            <text:p>0,29</text:p>
          </table:table-cell>
          <table:table-cell table:style-name="ce290" table:formula="of:=[.O20]+1" office:value-type="float" office:value="-31" calcext:value-type="float">
            <text:p>-31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31" calcext:value-type="float">
            <text:p>0,31</text:p>
          </table:table-cell>
          <table:table-cell table:style-name="ce290" table:formula="of:=[.O21]+1" office:value-type="float" office:value="-30" calcext:value-type="float">
            <text:p>-30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33" calcext:value-type="float">
            <text:p>0,33</text:p>
          </table:table-cell>
          <table:table-cell table:style-name="ce290" table:formula="of:=[.O22]+1" office:value-type="float" office:value="-29" calcext:value-type="float">
            <text:p>-29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36" calcext:value-type="float">
            <text:p>0,36</text:p>
          </table:table-cell>
          <table:table-cell table:style-name="ce290" table:formula="of:=[.O23]+1" office:value-type="float" office:value="-28" calcext:value-type="float">
            <text:p>-28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4" calcext:value-type="float">
            <text:p>0,4</text:p>
          </table:table-cell>
          <table:table-cell table:style-name="ce290" table:formula="of:=[.O24]+1" office:value-type="float" office:value="-27" calcext:value-type="float">
            <text:p>-27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44" calcext:value-type="float">
            <text:p>0,44</text:p>
          </table:table-cell>
          <table:table-cell table:style-name="ce290" table:formula="of:=[.O25]+1" office:value-type="float" office:value="-26" calcext:value-type="float">
            <text:p>-26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5" calcext:value-type="float">
            <text:p>0,5</text:p>
          </table:table-cell>
          <table:table-cell table:style-name="ce290" table:formula="of:=[.O26]+1" office:value-type="float" office:value="-25" calcext:value-type="float">
            <text:p>-25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51" calcext:value-type="float">
            <text:p>0,51</text:p>
          </table:table-cell>
          <table:table-cell table:style-name="ce290" table:formula="of:=[.O27]+1" office:value-type="float" office:value="-24" calcext:value-type="float">
            <text:p>-24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52" calcext:value-type="float">
            <text:p>0,52</text:p>
          </table:table-cell>
          <table:table-cell table:style-name="ce290" table:formula="of:=[.O28]+1" office:value-type="float" office:value="-23" calcext:value-type="float">
            <text:p>-23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53" calcext:value-type="float">
            <text:p>0,53</text:p>
          </table:table-cell>
          <table:table-cell table:style-name="ce290" table:formula="of:=[.O29]+1" office:value-type="float" office:value="-22" calcext:value-type="float">
            <text:p>-22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54" calcext:value-type="float">
            <text:p>0,54</text:p>
          </table:table-cell>
          <table:table-cell table:style-name="ce290" table:formula="of:=[.O30]+1" office:value-type="float" office:value="-21" calcext:value-type="float">
            <text:p>-21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55" calcext:value-type="float">
            <text:p>0,55</text:p>
          </table:table-cell>
          <table:table-cell table:style-name="ce290" table:formula="of:=[.O31]+1" office:value-type="float" office:value="-20" calcext:value-type="float">
            <text:p>-20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56" calcext:value-type="float">
            <text:p>0,56</text:p>
          </table:table-cell>
          <table:table-cell table:style-name="ce290" table:formula="of:=[.O32]+1" office:value-type="float" office:value="-19" calcext:value-type="float">
            <text:p>-19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58" calcext:value-type="float">
            <text:p>0,58</text:p>
          </table:table-cell>
          <table:table-cell table:style-name="ce290" table:formula="of:=[.O33]+1" office:value-type="float" office:value="-18" calcext:value-type="float">
            <text:p>-18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59" calcext:value-type="float">
            <text:p>0,59</text:p>
          </table:table-cell>
          <table:table-cell table:style-name="ce290" table:formula="of:=[.O34]+1" office:value-type="float" office:value="-17" calcext:value-type="float">
            <text:p>-17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6" calcext:value-type="float">
            <text:p>0,6</text:p>
          </table:table-cell>
          <table:table-cell table:style-name="ce290" table:formula="of:=[.O35]+1" office:value-type="float" office:value="-16" calcext:value-type="float">
            <text:p>-16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62" calcext:value-type="float">
            <text:p>0,62</text:p>
          </table:table-cell>
          <table:table-cell table:style-name="ce290" table:formula="of:=[.O36]+1" office:value-type="float" office:value="-15" calcext:value-type="float">
            <text:p>-15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64" calcext:value-type="float">
            <text:p>0,64</text:p>
          </table:table-cell>
          <table:table-cell table:style-name="ce290" table:formula="of:=[.O37]+1" office:value-type="float" office:value="-14" calcext:value-type="float">
            <text:p>-14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65" calcext:value-type="float">
            <text:p>0,65</text:p>
          </table:table-cell>
          <table:table-cell table:style-name="ce290" table:formula="of:=[.O38]+1" office:value-type="float" office:value="-13" calcext:value-type="float">
            <text:p>-13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67" calcext:value-type="float">
            <text:p>0,67</text:p>
          </table:table-cell>
          <table:table-cell table:style-name="ce290" table:formula="of:=[.O39]+1" office:value-type="float" office:value="-12" calcext:value-type="float">
            <text:p>-12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69" calcext:value-type="float">
            <text:p>0,69</text:p>
          </table:table-cell>
          <table:table-cell table:style-name="ce290" table:formula="of:=[.O40]+1" office:value-type="float" office:value="-11" calcext:value-type="float">
            <text:p>-11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71" calcext:value-type="float">
            <text:p>0,71</text:p>
          </table:table-cell>
          <table:table-cell table:style-name="ce290" table:formula="of:=[.O41]+1" office:value-type="float" office:value="-10" calcext:value-type="float">
            <text:p>-10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73" calcext:value-type="float">
            <text:p>0,73</text:p>
          </table:table-cell>
          <table:table-cell table:style-name="ce290" table:formula="of:=[.O42]+1" office:value-type="float" office:value="-9" calcext:value-type="float">
            <text:p>-9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75" calcext:value-type="float">
            <text:p>0,75</text:p>
          </table:table-cell>
          <table:table-cell table:style-name="ce290" table:formula="of:=[.O43]+1" office:value-type="float" office:value="-8" calcext:value-type="float">
            <text:p>-8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78" calcext:value-type="float">
            <text:p>0,78</text:p>
          </table:table-cell>
          <table:table-cell table:style-name="ce290" table:formula="of:=[.O44]+1" office:value-type="float" office:value="-7" calcext:value-type="float">
            <text:p>-7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8" calcext:value-type="float">
            <text:p>0,8</text:p>
          </table:table-cell>
          <table:table-cell table:style-name="ce290" table:formula="of:=[.O45]+1" office:value-type="float" office:value="-6" calcext:value-type="float">
            <text:p>-6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83" calcext:value-type="float">
            <text:p>0,83</text:p>
          </table:table-cell>
          <table:table-cell table:style-name="ce290" table:formula="of:=[.O46]+1" office:value-type="float" office:value="-5" calcext:value-type="float">
            <text:p>-5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86" calcext:value-type="float">
            <text:p>0,86</text:p>
          </table:table-cell>
          <table:table-cell table:style-name="ce290" table:formula="of:=[.O47]+1" office:value-type="float" office:value="-4" calcext:value-type="float">
            <text:p>-4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89" calcext:value-type="float">
            <text:p>0,89</text:p>
          </table:table-cell>
          <table:table-cell table:style-name="ce290" table:formula="of:=[.O48]+1" office:value-type="float" office:value="-3" calcext:value-type="float">
            <text:p>-3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92" calcext:value-type="float">
            <text:p>0,92</text:p>
          </table:table-cell>
          <table:table-cell table:style-name="ce290" table:formula="of:=[.O49]+1" office:value-type="float" office:value="-2" calcext:value-type="float">
            <text:p>-2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0.96" calcext:value-type="float">
            <text:p>0,96</text:p>
          </table:table-cell>
          <table:table-cell table:style-name="ce290" table:formula="of:=[.O50]+1" office:value-type="float" office:value="-1" calcext:value-type="float">
            <text:p>-1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office:value-type="float" office:value="1" calcext:value-type="float">
            <text:p>1</text:p>
          </table:table-cell>
          <table:table-cell table:style-name="ce290" table:formula="of:=[.O51]+1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52]+0.04" office:value-type="float" office:value="1.04" calcext:value-type="float">
            <text:p>1,04</text:p>
          </table:table-cell>
          <table:table-cell table:style-name="ce290" table:formula="of:=[.O52]+1" office:value-type="float" office:value="1" calcext:value-type="float">
            <text:p>1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53]+0.04" office:value-type="float" office:value="1.08" calcext:value-type="float">
            <text:p>1,08</text:p>
          </table:table-cell>
          <table:table-cell table:style-name="ce290" table:formula="of:=[.O53]+1" office:value-type="float" office:value="2" calcext:value-type="float">
            <text:p>2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54]+0.04" office:value-type="float" office:value="1.12" calcext:value-type="float">
            <text:p>1,12</text:p>
          </table:table-cell>
          <table:table-cell table:style-name="ce290" table:formula="of:=[.O54]+1" office:value-type="float" office:value="3" calcext:value-type="float">
            <text:p>3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55]+0.04" office:value-type="float" office:value="1.16" calcext:value-type="float">
            <text:p>1,16</text:p>
          </table:table-cell>
          <table:table-cell table:style-name="ce290" table:formula="of:=[.O55]+1" office:value-type="float" office:value="4" calcext:value-type="float">
            <text:p>4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56]+0.04" office:value-type="float" office:value="1.2" calcext:value-type="float">
            <text:p>1,2</text:p>
          </table:table-cell>
          <table:table-cell table:style-name="ce290" table:formula="of:=[.O56]+1" office:value-type="float" office:value="5" calcext:value-type="float">
            <text:p>5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57]+0.04" office:value-type="float" office:value="1.24" calcext:value-type="float">
            <text:p>1,24</text:p>
          </table:table-cell>
          <table:table-cell table:style-name="ce290" table:formula="of:=[.O57]+1" office:value-type="float" office:value="6" calcext:value-type="float">
            <text:p>6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58]+0.04" office:value-type="float" office:value="1.28" calcext:value-type="float">
            <text:p>1,28</text:p>
          </table:table-cell>
          <table:table-cell table:style-name="ce290" table:formula="of:=[.O58]+1" office:value-type="float" office:value="7" calcext:value-type="float">
            <text:p>7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59]+0.04" office:value-type="float" office:value="1.32" calcext:value-type="float">
            <text:p>1,32</text:p>
          </table:table-cell>
          <table:table-cell table:style-name="ce290" table:formula="of:=[.O59]+1" office:value-type="float" office:value="8" calcext:value-type="float">
            <text:p>8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60]+0.04" office:value-type="float" office:value="1.36" calcext:value-type="float">
            <text:p>1,36</text:p>
          </table:table-cell>
          <table:table-cell table:style-name="ce290" table:formula="of:=[.O60]+1" office:value-type="float" office:value="9" calcext:value-type="float">
            <text:p>9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61]+0.04" office:value-type="float" office:value="1.4" calcext:value-type="float">
            <text:p>1,4</text:p>
          </table:table-cell>
          <table:table-cell table:style-name="ce290" table:formula="of:=[.O61]+1" office:value-type="float" office:value="10" calcext:value-type="float">
            <text:p>10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62]+0.04" office:value-type="float" office:value="1.44" calcext:value-type="float">
            <text:p>1,44</text:p>
          </table:table-cell>
          <table:table-cell table:style-name="ce290" table:formula="of:=[.O62]+1" office:value-type="float" office:value="11" calcext:value-type="float">
            <text:p>11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63]+0.04" office:value-type="float" office:value="1.48" calcext:value-type="float">
            <text:p>1,48</text:p>
          </table:table-cell>
          <table:table-cell table:style-name="ce290" table:formula="of:=[.O63]+1" office:value-type="float" office:value="12" calcext:value-type="float">
            <text:p>12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64]+0.04" office:value-type="float" office:value="1.52" calcext:value-type="float">
            <text:p>1,52</text:p>
          </table:table-cell>
          <table:table-cell table:style-name="ce290" table:formula="of:=[.O64]+1" office:value-type="float" office:value="13" calcext:value-type="float">
            <text:p>13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65]+0.04" office:value-type="float" office:value="1.56" calcext:value-type="float">
            <text:p>1,56</text:p>
          </table:table-cell>
          <table:table-cell table:style-name="ce290" table:formula="of:=[.O65]+1" office:value-type="float" office:value="14" calcext:value-type="float">
            <text:p>14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66]+0.04" office:value-type="float" office:value="1.6" calcext:value-type="float">
            <text:p>1,6</text:p>
          </table:table-cell>
          <table:table-cell table:style-name="ce290" table:formula="of:=[.O66]+1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67]+0.04" office:value-type="float" office:value="1.64" calcext:value-type="float">
            <text:p>1,64</text:p>
          </table:table-cell>
          <table:table-cell table:style-name="ce290" table:formula="of:=[.O67]+1" office:value-type="float" office:value="16" calcext:value-type="float">
            <text:p>16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68]+0.04" office:value-type="float" office:value="1.68" calcext:value-type="float">
            <text:p>1,68</text:p>
          </table:table-cell>
          <table:table-cell table:style-name="ce290" table:formula="of:=[.O68]+1" office:value-type="float" office:value="17" calcext:value-type="float">
            <text:p>17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69]+0.04" office:value-type="float" office:value="1.72" calcext:value-type="float">
            <text:p>1,72</text:p>
          </table:table-cell>
          <table:table-cell table:style-name="ce290" table:formula="of:=[.O69]+1" office:value-type="float" office:value="18" calcext:value-type="float">
            <text:p>18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70]+0.04" office:value-type="float" office:value="1.76" calcext:value-type="float">
            <text:p>1,76</text:p>
          </table:table-cell>
          <table:table-cell table:style-name="ce290" table:formula="of:=[.O70]+1" office:value-type="float" office:value="19" calcext:value-type="float">
            <text:p>19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71]+0.04" office:value-type="float" office:value="1.8" calcext:value-type="float">
            <text:p>1,8</text:p>
          </table:table-cell>
          <table:table-cell table:style-name="ce290" table:formula="of:=[.O71]+1" office:value-type="float" office:value="20" calcext:value-type="float">
            <text:p>20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72]+0.04" office:value-type="float" office:value="1.84" calcext:value-type="float">
            <text:p>1,84</text:p>
          </table:table-cell>
          <table:table-cell table:style-name="ce290" table:formula="of:=[.O72]+1" office:value-type="float" office:value="21" calcext:value-type="float">
            <text:p>21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73]+0.04" office:value-type="float" office:value="1.88" calcext:value-type="float">
            <text:p>1,88</text:p>
          </table:table-cell>
          <table:table-cell table:style-name="ce290" table:formula="of:=[.O73]+1" office:value-type="float" office:value="22" calcext:value-type="float">
            <text:p>22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74]+0.04" office:value-type="float" office:value="1.92" calcext:value-type="float">
            <text:p>1,92</text:p>
          </table:table-cell>
          <table:table-cell table:style-name="ce290" table:formula="of:=[.O74]+1" office:value-type="float" office:value="23" calcext:value-type="float">
            <text:p>23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75]+0.04" office:value-type="float" office:value="1.96" calcext:value-type="float">
            <text:p>1,96</text:p>
          </table:table-cell>
          <table:table-cell table:style-name="ce290" table:formula="of:=[.O75]+1" office:value-type="float" office:value="24" calcext:value-type="float">
            <text:p>24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76]+0.04" office:value-type="float" office:value="2" calcext:value-type="float">
            <text:p>2</text:p>
          </table:table-cell>
          <table:table-cell table:style-name="ce290" table:formula="of:=[.O76]+1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77]+0.24" office:value-type="float" office:value="2.24" calcext:value-type="float">
            <text:p>2,24</text:p>
          </table:table-cell>
          <table:table-cell table:style-name="ce290" table:formula="of:=[.O77]+1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78]+0.24" office:value-type="float" office:value="2.48" calcext:value-type="float">
            <text:p>2,48</text:p>
          </table:table-cell>
          <table:table-cell table:style-name="ce290" table:formula="of:=[.O78]+1" office:value-type="float" office:value="27" calcext:value-type="float">
            <text:p>27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79]+0.24" office:value-type="float" office:value="2.72" calcext:value-type="float">
            <text:p>2,72</text:p>
          </table:table-cell>
          <table:table-cell table:style-name="ce290" table:formula="of:=[.O79]+1" office:value-type="float" office:value="28" calcext:value-type="float">
            <text:p>28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80]+0.24" office:value-type="float" office:value="2.96" calcext:value-type="float">
            <text:p>2,96</text:p>
          </table:table-cell>
          <table:table-cell table:style-name="ce290" table:formula="of:=[.O80]+1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81]+0.24" office:value-type="float" office:value="3.2" calcext:value-type="float">
            <text:p>3,2</text:p>
          </table:table-cell>
          <table:table-cell table:style-name="ce290" table:formula="of:=[.O81]+1" office:value-type="float" office:value="30" calcext:value-type="float">
            <text:p>30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82]+0.24" office:value-type="float" office:value="3.44" calcext:value-type="float">
            <text:p>3,44</text:p>
          </table:table-cell>
          <table:table-cell table:style-name="ce290" table:formula="of:=[.O82]+1" office:value-type="float" office:value="31" calcext:value-type="float">
            <text:p>31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83]+0.24" office:value-type="float" office:value="3.68" calcext:value-type="float">
            <text:p>3,68</text:p>
          </table:table-cell>
          <table:table-cell table:style-name="ce290" table:formula="of:=[.O83]+1" office:value-type="float" office:value="32" calcext:value-type="float">
            <text:p>32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84]+0.24" office:value-type="float" office:value="3.92" calcext:value-type="float">
            <text:p>3,92</text:p>
          </table:table-cell>
          <table:table-cell table:style-name="ce290" table:formula="of:=[.O84]+1" office:value-type="float" office:value="33" calcext:value-type="float">
            <text:p>33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85]+0.24" office:value-type="float" office:value="4.16" calcext:value-type="float">
            <text:p>4,16</text:p>
          </table:table-cell>
          <table:table-cell table:style-name="ce290" table:formula="of:=[.O85]+1" office:value-type="float" office:value="34" calcext:value-type="float">
            <text:p>34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86]+0.24" office:value-type="float" office:value="4.4" calcext:value-type="float">
            <text:p>4,4</text:p>
          </table:table-cell>
          <table:table-cell table:style-name="ce290" table:formula="of:=[.O86]+1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87]+0.24" office:value-type="float" office:value="4.64" calcext:value-type="float">
            <text:p>4,64</text:p>
          </table:table-cell>
          <table:table-cell table:style-name="ce290" table:formula="of:=[.O87]+1" office:value-type="float" office:value="36" calcext:value-type="float">
            <text:p>36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88]+0.24" office:value-type="float" office:value="4.88" calcext:value-type="float">
            <text:p>4,88</text:p>
          </table:table-cell>
          <table:table-cell table:style-name="ce290" table:formula="of:=[.O88]+1" office:value-type="float" office:value="37" calcext:value-type="float">
            <text:p>37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89]+0.24" office:value-type="float" office:value="5.12" calcext:value-type="float">
            <text:p>5,12</text:p>
          </table:table-cell>
          <table:table-cell table:style-name="ce290" table:formula="of:=[.O89]+1" office:value-type="float" office:value="38" calcext:value-type="float">
            <text:p>38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90]+0.24" office:value-type="float" office:value="5.36" calcext:value-type="float">
            <text:p>5,36</text:p>
          </table:table-cell>
          <table:table-cell table:style-name="ce290" table:formula="of:=[.O90]+1" office:value-type="float" office:value="39" calcext:value-type="float">
            <text:p>39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91]+0.24" office:value-type="float" office:value="5.6" calcext:value-type="float">
            <text:p>5,6</text:p>
          </table:table-cell>
          <table:table-cell table:style-name="ce290" table:formula="of:=[.O91]+1" office:value-type="float" office:value="40" calcext:value-type="float">
            <text:p>40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92]+0.24" office:value-type="float" office:value="5.84" calcext:value-type="float">
            <text:p>5,84</text:p>
          </table:table-cell>
          <table:table-cell table:style-name="ce290" table:formula="of:=[.O92]+1" office:value-type="float" office:value="41" calcext:value-type="float">
            <text:p>41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93]+0.24" office:value-type="float" office:value="6.08" calcext:value-type="float">
            <text:p>6,08</text:p>
          </table:table-cell>
          <table:table-cell table:style-name="ce290" table:formula="of:=[.O93]+1" office:value-type="float" office:value="42" calcext:value-type="float">
            <text:p>42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94]+0.24" office:value-type="float" office:value="6.32000000000001" calcext:value-type="float">
            <text:p>6,32000000000001</text:p>
          </table:table-cell>
          <table:table-cell table:style-name="ce290" table:formula="of:=[.O94]+1" office:value-type="float" office:value="43" calcext:value-type="float">
            <text:p>43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95]+0.24" office:value-type="float" office:value="6.56000000000001" calcext:value-type="float">
            <text:p>6,56000000000001</text:p>
          </table:table-cell>
          <table:table-cell table:style-name="ce290" table:formula="of:=[.O95]+1" office:value-type="float" office:value="44" calcext:value-type="float">
            <text:p>44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96]+0.24" office:value-type="float" office:value="6.80000000000001" calcext:value-type="float">
            <text:p>6,80000000000001</text:p>
          </table:table-cell>
          <table:table-cell table:style-name="ce290" table:formula="of:=[.O96]+1" office:value-type="float" office:value="45" calcext:value-type="float">
            <text:p>45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97]+0.24" office:value-type="float" office:value="7.04000000000001" calcext:value-type="float">
            <text:p>7,04000000000001</text:p>
          </table:table-cell>
          <table:table-cell table:style-name="ce290" table:formula="of:=[.O97]+1" office:value-type="float" office:value="46" calcext:value-type="float">
            <text:p>46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98]+0.24" office:value-type="float" office:value="7.28000000000001" calcext:value-type="float">
            <text:p>7,28000000000001</text:p>
          </table:table-cell>
          <table:table-cell table:style-name="ce290" table:formula="of:=[.O98]+1" office:value-type="float" office:value="47" calcext:value-type="float">
            <text:p>47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99]+0.24" office:value-type="float" office:value="7.52000000000001" calcext:value-type="float">
            <text:p>7,52000000000001</text:p>
          </table:table-cell>
          <table:table-cell table:style-name="ce290" table:formula="of:=[.O99]+1" office:value-type="float" office:value="48" calcext:value-type="float">
            <text:p>48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100]+0.24" office:value-type="float" office:value="7.76000000000001" calcext:value-type="float">
            <text:p>7,76000000000001</text:p>
          </table:table-cell>
          <table:table-cell table:style-name="ce290" table:formula="of:=[.O100]+1" office:value-type="float" office:value="49" calcext:value-type="float">
            <text:p>49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90" table:formula="of:=[.N101]+0.24" office:value-type="float" office:value="8.00000000000001" calcext:value-type="float">
            <text:p>8,00000000000001</text:p>
          </table:table-cell>
          <table:table-cell table:style-name="ce290" table:formula="of:=[.O101]+1" office:value-type="float" office:value="50" calcext:value-type="float">
            <text:p>50</text:p>
          </table:table-cell>
          <table:table-cell table:number-columns-repeated="49"/>
        </table:table-row>
        <table:table-row table:style-name="ro2" table:number-rows-repeated="104847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ech Trade" table:style-name="ta9">
        <table:table-column table:style-name="co23" table:number-columns-repeated="4" table:default-cell-style-name="ce11"/>
        <table:table-column table:style-name="co25" table:default-cell-style-name="ce11"/>
        <table:table-column table:style-name="co23" table:number-columns-repeated="4" table:default-cell-style-name="ce11"/>
        <table:table-column table:style-name="co25" table:default-cell-style-name="ce11"/>
        <table:table-column table:style-name="co26" table:default-cell-style-name="ce11"/>
        <table:table-column table:style-name="co3" table:number-columns-repeated="53" table:default-cell-style-name="Default"/>
        <table:table-row table:style-name="ro2">
          <table:table-cell table:style-name="ce34" office:value-type="string" calcext:value-type="string" table:number-columns-spanned="9" table:number-rows-spanned="1">
            <text:p>MT Toy Trading</text:p>
          </table:table-cell>
          <table:covered-table-cell table:number-columns-repeated="8" table:style-name="ce402"/>
          <table:table-cell/>
          <table:table-cell table:style-name="ce34" office:value-type="string" calcext:value-type="string" table:number-columns-spanned="3" table:number-rows-spanned="1">
            <text:p>Tech Level Trading</text:p>
          </table:table-cell>
          <table:covered-table-cell table:number-columns-repeated="2" table:style-name="ce36"/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118" office:value-type="float" office:value="25" calcext:value-type="float">
            <text:p>25</text:p>
          </table:table-cell>
          <table:table-cell office:value-type="string" calcext:value-type="string">
            <text:p>Parts/Fleet</text:p>
          </table:table-cell>
          <table:table-cell table:number-columns-repeated="3"/>
          <table:table-cell table:style-name="ce118" office:value-type="float" office:value="25" calcext:value-type="float">
            <text:p>25</text:p>
          </table:table-cell>
          <table:table-cell office:value-type="string" calcext:value-type="string">
            <text:p>Fleets</text:p>
          </table:table-cell>
          <table:table-cell table:number-columns-repeated="3"/>
          <table:table-cell table:style-name="ce118" office:value-type="float" office:value="5" calcext:value-type="float">
            <text:p>5</text:p>
          </table:table-cell>
          <table:table-cell table:style-name="ce11" office:value-type="string" calcext:value-type="string">
            <text:p>Fleets/Planet Invasions</text:p>
          </table:table-cell>
          <table:table-cell table:number-columns-repeated="52"/>
        </table:table-row>
        <table:table-row table:style-name="ro2">
          <table:table-cell/>
          <table:table-cell table:style-name="ce30" office:value-type="string" calcext:value-type="string">
            <text:p>Total</text:p>
          </table:table-cell>
          <table:table-cell table:style-name="ce30" office:value-type="string" calcext:value-type="string">
            <text:p>Chance/</text:p>
          </table:table-cell>
          <table:table-cell table:style-name="ce30" office:value-type="string" calcext:value-type="string">
            <text:p>Total</text:p>
          </table:table-cell>
          <table:table-cell/>
          <table:table-cell table:style-name="ce30" office:value-type="string" calcext:value-type="string">
            <text:p>Parts/</text:p>
          </table:table-cell>
          <table:table-cell table:style-name="ce30" office:value-type="string" calcext:value-type="string">
            <text:p>Total</text:p>
          </table:table-cell>
          <table:table-cell table:style-name="ce30" office:value-type="string" calcext:value-type="string">
            <text:p>Chance/</text:p>
          </table:table-cell>
          <table:table-cell table:style-name="ce30" office:value-type="string" calcext:value-type="string">
            <text:p>Total</text:p>
          </table:table-cell>
          <table:table-cell/>
          <table:table-cell table:style-name="ce402" office:value-type="string" calcext:value-type="string">
            <text:p>Higher Tech</text:p>
          </table:table-cell>
          <table:table-cell table:style-name="ce402" office:value-type="string" calcext:value-type="string">
            <text:p>Chance/</text:p>
          </table:table-cell>
          <table:table-cell table:style-name="ce402" office:value-type="string" calcext:value-type="string">
            <text:p>Total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Fleets</text:p>
          </table:table-cell>
          <table:table-cell table:style-name="ce30" office:value-type="string" calcext:value-type="string">
            <text:p>Parts</text:p>
          </table:table-cell>
          <table:table-cell table:style-name="ce30" office:value-type="string" calcext:value-type="string">
            <text:p>Fleet</text:p>
          </table:table-cell>
          <table:table-cell table:style-name="ce30" office:value-type="string" calcext:value-type="string">
            <text:p>Chance</text:p>
          </table:table-cell>
          <table:table-cell/>
          <table:table-cell table:style-name="ce30" office:value-type="string" calcext:value-type="string">
            <text:p>Fleet</text:p>
          </table:table-cell>
          <table:table-cell table:style-name="ce30" office:value-type="string" calcext:value-type="string">
            <text:p>Parts</text:p>
          </table:table-cell>
          <table:table-cell table:style-name="ce30" office:value-type="string" calcext:value-type="string">
            <text:p>Fleet</text:p>
          </table:table-cell>
          <table:table-cell table:style-name="ce30" office:value-type="string" calcext:value-type="string">
            <text:p>Chance</text:p>
          </table:table-cell>
          <table:table-cell/>
          <table:table-cell table:style-name="ce402" office:value-type="string" calcext:value-type="string">
            <text:p>Categories</text:p>
          </table:table-cell>
          <table:table-cell table:style-name="ce402" office:value-type="string" calcext:value-type="string">
            <text:p>Event</text:p>
          </table:table-cell>
          <table:table-cell table:style-name="ce402" office:value-type="string" calcext:value-type="string">
            <text:p>Chance</text:p>
          </table:table-cell>
          <table:table-cell table:number-columns-repeated="51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1" table:formula="of:=[.A6]*[.A$3]" office:value-type="float" office:value="25" calcext:value-type="float">
            <text:p>25</text:p>
          </table:table-cell>
          <table:table-cell table:style-name="ce21" table:formula="of:=0.5*MIN([.$A$3]/100;0.25)" office:value-type="percentage" office:value="0.125" calcext:value-type="percentage">
            <text:p>12,50 %</text:p>
          </table:table-cell>
          <table:table-cell table:style-name="ce27" table:formula="of:=1-(1-[.C6])^[.A6]" office:value-type="percentage" office:value="0.125" calcext:value-type="percentage">
            <text:p>12,50 %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1" table:formula="of:=[.F6]*[.F$3]" office:value-type="float" office:value="25" calcext:value-type="float">
            <text:p>25</text:p>
          </table:table-cell>
          <table:table-cell table:style-name="ce21" table:formula="of:=0.5*MIN([.F6]/100;0.25)" office:value-type="percentage" office:value="0.005" calcext:value-type="percentage">
            <text:p>0,50 %</text:p>
          </table:table-cell>
          <table:table-cell table:style-name="ce27" table:formula="of:=1-(1-[.H6])^[.F6]" office:value-type="percentage" office:value="0.005" calcext:value-type="percentage">
            <text:p>0,50 %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292" table:formula="of:=(1-((1-([.K6]/12))^6))/2" office:value-type="percentage" office:value="0.203353902767061" calcext:value-type="percentage">
            <text:p>20,34 %</text:p>
          </table:table-cell>
          <table:table-cell table:style-name="ce293" table:formula="of:=1-(1-[.L6])^[.K$3]" office:value-type="percentage" office:value="0.679131440655046" calcext:value-type="percentage">
            <text:p>67,91 %</text:p>
          </table:table-cell>
          <table:table-cell table:number-columns-repeated="51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2" table:formula="of:=[.A7]*[.A$3]" office:value-type="float" office:value="50" calcext:value-type="float">
            <text:p>5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7])^[.A7]" office:value-type="percentage" office:value="0.234375" calcext:value-type="percentage">
            <text:p>23,44 %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32" table:formula="of:=[.F7]*[.F$3]" office:value-type="float" office:value="50" calcext:value-type="float">
            <text:p>50</text:p>
          </table:table-cell>
          <table:table-cell table:style-name="ce22" table:formula="of:=0.5*MIN([.F7]/100;0.25)" office:value-type="percentage" office:value="0.01" calcext:value-type="percentage">
            <text:p>1,00 %</text:p>
          </table:table-cell>
          <table:table-cell table:style-name="ce28" table:formula="of:=1-(1-[.H7])^[.F7]" office:value-type="percentage" office:value="0.0199" calcext:value-type="percentage">
            <text:p>1,99 %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292" table:formula="of:=(1-((1-([.K7]/12))^6))/2" office:value-type="percentage" office:value="0.332551011659808" calcext:value-type="percentage">
            <text:p>33,26 %</text:p>
          </table:table-cell>
          <table:table-cell table:style-name="ce294" table:formula="of:=1-(1-[.L7])^[.K$3]" office:value-type="percentage" office:value="0.8675382782772" calcext:value-type="percentage">
            <text:p>86,75 %</text:p>
          </table:table-cell>
          <table:table-cell table:number-columns-repeated="51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2" table:formula="of:=[.A8]*[.A$3]" office:value-type="float" office:value="75" calcext:value-type="float">
            <text:p>7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8])^[.A8]" office:value-type="percentage" office:value="0.330078125" calcext:value-type="percentage">
            <text:p>33,01 %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32" table:formula="of:=[.F8]*[.F$3]" office:value-type="float" office:value="75" calcext:value-type="float">
            <text:p>75</text:p>
          </table:table-cell>
          <table:table-cell table:style-name="ce22" table:formula="of:=0.5*MIN([.F8]/100;0.25)" office:value-type="percentage" office:value="0.015" calcext:value-type="percentage">
            <text:p>1,50 %</text:p>
          </table:table-cell>
          <table:table-cell table:style-name="ce28" table:formula="of:=1-(1-[.H8])^[.F8]" office:value-type="percentage" office:value="0.0443283750000001" calcext:value-type="percentage">
            <text:p>4,43 %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292" table:formula="of:=(1-((1-([.K8]/12))^6))/2" office:value-type="percentage" office:value="0.4110107421875" calcext:value-type="percentage">
            <text:p>41,10 %</text:p>
          </table:table-cell>
          <table:table-cell table:style-name="ce294" table:formula="of:=1-(1-[.L8])^[.K$3]" office:value-type="percentage" office:value="0.929117851938115" calcext:value-type="percentage">
            <text:p>92,91 %</text:p>
          </table:table-cell>
          <table:table-cell table:number-columns-repeated="51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2" table:formula="of:=[.A9]*[.A$3]" office:value-type="float" office:value="100" calcext:value-type="float">
            <text:p>10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9])^[.A9]" office:value-type="percentage" office:value="0.413818359375" calcext:value-type="percentage">
            <text:p>41,38 %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table:formula="of:=[.F9]*[.F$3]" office:value-type="float" office:value="100" calcext:value-type="float">
            <text:p>100</text:p>
          </table:table-cell>
          <table:table-cell table:style-name="ce22" table:formula="of:=0.5*MIN([.F9]/100;0.25)" office:value-type="percentage" office:value="0.02" calcext:value-type="percentage">
            <text:p>2,00 %</text:p>
          </table:table-cell>
          <table:table-cell table:style-name="ce28" table:formula="of:=1-(1-[.H9])^[.F9]" office:value-type="percentage" office:value="0.0776318400000001" calcext:value-type="percentage">
            <text:p>7,76 %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292" table:formula="of:=(1-((1-([.K9]/12))^6))/2" office:value-type="percentage" office:value="0.456104252400549" calcext:value-type="percentage">
            <text:p>45,61 %</text:p>
          </table:table-cell>
          <table:table-cell table:style-name="ce294" table:formula="of:=1-(1-[.L9])^[.K$3]" office:value-type="percentage" office:value="0.952403138494111" calcext:value-type="percentage">
            <text:p>95,24 %</text:p>
          </table:table-cell>
          <table:table-cell table:number-columns-repeated="51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2" table:formula="of:=[.A10]*[.A$3]" office:value-type="float" office:value="125" calcext:value-type="float">
            <text:p>12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10])^[.A10]" office:value-type="percentage" office:value="0.487091064453125" calcext:value-type="percentage">
            <text:p>48,71 %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32" table:formula="of:=[.F10]*[.F$3]" office:value-type="float" office:value="125" calcext:value-type="float">
            <text:p>125</text:p>
          </table:table-cell>
          <table:table-cell table:style-name="ce22" table:formula="of:=0.5*MIN([.F10]/100;0.25)" office:value-type="percentage" office:value="0.025" calcext:value-type="percentage">
            <text:p>2,50 %</text:p>
          </table:table-cell>
          <table:table-cell table:style-name="ce28" table:formula="of:=1-(1-[.H10])^[.F10]" office:value-type="percentage" office:value="0.118904306640625" calcext:value-type="percentage">
            <text:p>11,89 %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292" table:formula="of:=(1-((1-([.K10]/12))^6))/2" office:value-type="percentage" office:value="0.480299793970765" calcext:value-type="percentage">
            <text:p>48,03 %</text:p>
          </table:table-cell>
          <table:table-cell table:style-name="ce294" table:formula="of:=1-(1-[.L10])^[.K$3]" office:value-type="percentage" office:value="0.962089069419061" calcext:value-type="percentage">
            <text:p>96,21 %</text:p>
          </table:table-cell>
          <table:table-cell table:number-columns-repeated="51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2" table:formula="of:=[.A11]*[.A$3]" office:value-type="float" office:value="150" calcext:value-type="float">
            <text:p>15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11])^[.A11]" office:value-type="percentage" office:value="0.551204681396484" calcext:value-type="percentage">
            <text:p>55,12 %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32" table:formula="of:=[.F11]*[.F$3]" office:value-type="float" office:value="150" calcext:value-type="float">
            <text:p>150</text:p>
          </table:table-cell>
          <table:table-cell table:style-name="ce22" table:formula="of:=0.5*MIN([.F11]/100;0.25)" office:value-type="percentage" office:value="0.03" calcext:value-type="percentage">
            <text:p>3,00 %</text:p>
          </table:table-cell>
          <table:table-cell table:style-name="ce28" table:formula="of:=1-(1-[.H11])^[.F11]" office:value-type="percentage" office:value="0.167027995071" calcext:value-type="percentage">
            <text:p>16,70 %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292" table:formula="of:=(1-((1-([.K11]/12))^6))/2" office:value-type="percentage" office:value="0.4921875" calcext:value-type="percentage">
            <text:p>49,22 %</text:p>
          </table:table-cell>
          <table:table-cell table:style-name="ce295" table:formula="of:=1-(1-[.L11])^[.K$3]" office:value-type="percentage" office:value="0.966231098369462" calcext:value-type="percentage">
            <text:p>96,62 %</text:p>
          </table:table-cell>
          <table:table-cell table:number-columns-repeated="51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2" table:formula="of:=[.A12]*[.A$3]" office:value-type="float" office:value="175" calcext:value-type="float">
            <text:p>17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12])^[.A12]" office:value-type="percentage" office:value="0.607304096221924" calcext:value-type="percentage">
            <text:p>60,73 %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32" table:formula="of:=[.F12]*[.F$3]" office:value-type="float" office:value="175" calcext:value-type="float">
            <text:p>175</text:p>
          </table:table-cell>
          <table:table-cell table:style-name="ce22" table:formula="of:=0.5*MIN([.F12]/100;0.25)" office:value-type="percentage" office:value="0.035" calcext:value-type="percentage">
            <text:p>3,50 %</text:p>
          </table:table-cell>
          <table:table-cell table:style-name="ce28" table:formula="of:=1-(1-[.H12])^[.F12]" office:value-type="percentage" office:value="0.220724193280855" calcext:value-type="percentage">
            <text:p>22,07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2" table:formula="of:=[.A13]*[.A$3]" office:value-type="float" office:value="200" calcext:value-type="float">
            <text:p>20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13])^[.A13]" office:value-type="percentage" office:value="0.656391084194183" calcext:value-type="percentage">
            <text:p>65,64 %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table:formula="of:=[.F13]*[.F$3]" office:value-type="float" office:value="200" calcext:value-type="float">
            <text:p>200</text:p>
          </table:table-cell>
          <table:table-cell table:style-name="ce22" table:formula="of:=0.5*MIN([.F13]/100;0.25)" office:value-type="percentage" office:value="0.04" calcext:value-type="percentage">
            <text:p>4,00 %</text:p>
          </table:table-cell>
          <table:table-cell table:style-name="ce28" table:formula="of:=1-(1-[.H13])^[.F13]" office:value-type="percentage" office:value="0.278610421016167" calcext:value-type="percentage">
            <text:p>27,86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2" table:formula="of:=[.A14]*[.A$3]" office:value-type="float" office:value="225" calcext:value-type="float">
            <text:p>22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14])^[.A14]" office:value-type="percentage" office:value="0.69934219866991" calcext:value-type="percentage">
            <text:p>69,93 %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32" table:formula="of:=[.F14]*[.F$3]" office:value-type="float" office:value="225" calcext:value-type="float">
            <text:p>225</text:p>
          </table:table-cell>
          <table:table-cell table:style-name="ce22" table:formula="of:=0.5*MIN([.F14]/100;0.25)" office:value-type="percentage" office:value="0.045" calcext:value-type="percentage">
            <text:p>4,50 %</text:p>
          </table:table-cell>
          <table:table-cell table:style-name="ce28" table:formula="of:=1-(1-[.H14])^[.F14]" office:value-type="percentage" office:value="0.339260387578959" calcext:value-type="percentage">
            <text:p>33,93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2" table:formula="of:=[.A15]*[.A$3]" office:value-type="float" office:value="250" calcext:value-type="float">
            <text:p>25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15])^[.A15]" office:value-type="percentage" office:value="0.736924423836172" calcext:value-type="percentage">
            <text:p>73,69 %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32" table:formula="of:=[.F15]*[.F$3]" office:value-type="float" office:value="250" calcext:value-type="float">
            <text:p>250</text:p>
          </table:table-cell>
          <table:table-cell table:style-name="ce22" table:formula="of:=0.5*MIN([.F15]/100;0.25)" office:value-type="percentage" office:value="0.05" calcext:value-type="percentage">
            <text:p>5,00 %</text:p>
          </table:table-cell>
          <table:table-cell table:style-name="ce28" table:formula="of:=1-(1-[.H15])^[.F15]" office:value-type="percentage" office:value="0.401263060761621" calcext:value-type="percentage">
            <text:p>40,13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2" table:formula="of:=[.A16]*[.A$3]" office:value-type="float" office:value="275" calcext:value-type="float">
            <text:p>27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16])^[.A16]" office:value-type="percentage" office:value="0.76980887085665" calcext:value-type="percentage">
            <text:p>76,98 %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 table:style-name="ce32" table:formula="of:=[.F16]*[.F$3]" office:value-type="float" office:value="275" calcext:value-type="float">
            <text:p>275</text:p>
          </table:table-cell>
          <table:table-cell table:style-name="ce22" table:formula="of:=0.5*MIN([.F16]/100;0.25)" office:value-type="percentage" office:value="0.055" calcext:value-type="percentage">
            <text:p>5,50 %</text:p>
          </table:table-cell>
          <table:table-cell table:style-name="ce28" table:formula="of:=1-(1-[.H16])^[.F16]" office:value-type="percentage" office:value="0.463277386513332" calcext:value-type="percentage">
            <text:p>46,33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2" table:formula="of:=[.A17]*[.A$3]" office:value-type="float" office:value="300" calcext:value-type="float">
            <text:p>30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17])^[.A17]" office:value-type="percentage" office:value="0.798582761999569" calcext:value-type="percentage">
            <text:p>79,86 %</text:p>
          </table:table-cell>
          <table:table-cell/>
          <table:table-cell table:style-name="ce32" office:value-type="float" office:value="12" calcext:value-type="float">
            <text:p>12</text:p>
          </table:table-cell>
          <table:table-cell table:style-name="ce32" table:formula="of:=[.F17]*[.F$3]" office:value-type="float" office:value="300" calcext:value-type="float">
            <text:p>300</text:p>
          </table:table-cell>
          <table:table-cell table:style-name="ce22" table:formula="of:=0.5*MIN([.F17]/100;0.25)" office:value-type="percentage" office:value="0.06" calcext:value-type="percentage">
            <text:p>6,00 %</text:p>
          </table:table-cell>
          <table:table-cell table:style-name="ce28" table:formula="of:=1-(1-[.H17])^[.F17]" office:value-type="percentage" office:value="0.524079685185747" calcext:value-type="percentage">
            <text:p>52,41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style-name="ce32" table:formula="of:=[.A18]*[.A$3]" office:value-type="float" office:value="325" calcext:value-type="float">
            <text:p>32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18])^[.A18]" office:value-type="percentage" office:value="0.823759916749623" calcext:value-type="percentage">
            <text:p>82,38 %</text:p>
          </table:table-cell>
          <table:table-cell/>
          <table:table-cell table:style-name="ce32" office:value-type="float" office:value="13" calcext:value-type="float">
            <text:p>13</text:p>
          </table:table-cell>
          <table:table-cell table:style-name="ce32" table:formula="of:=[.F18]*[.F$3]" office:value-type="float" office:value="325" calcext:value-type="float">
            <text:p>325</text:p>
          </table:table-cell>
          <table:table-cell table:style-name="ce22" table:formula="of:=0.5*MIN([.F18]/100;0.25)" office:value-type="percentage" office:value="0.065" calcext:value-type="percentage">
            <text:p>6,50 %</text:p>
          </table:table-cell>
          <table:table-cell table:style-name="ce28" table:formula="of:=1-(1-[.H18])^[.F18]" office:value-type="percentage" office:value="0.582601444900984" calcext:value-type="percentage">
            <text:p>58,26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14" calcext:value-type="float">
            <text:p>14</text:p>
          </table:table-cell>
          <table:table-cell table:style-name="ce32" table:formula="of:=[.A19]*[.A$3]" office:value-type="float" office:value="350" calcext:value-type="float">
            <text:p>35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19])^[.A19]" office:value-type="percentage" office:value="0.84578992715592" calcext:value-type="percentage">
            <text:p>84,58 %</text:p>
          </table:table-cell>
          <table:table-cell/>
          <table:table-cell table:style-name="ce32" office:value-type="float" office:value="14" calcext:value-type="float">
            <text:p>14</text:p>
          </table:table-cell>
          <table:table-cell table:style-name="ce32" table:formula="of:=[.F19]*[.F$3]" office:value-type="float" office:value="350" calcext:value-type="float">
            <text:p>350</text:p>
          </table:table-cell>
          <table:table-cell table:style-name="ce22" table:formula="of:=0.5*MIN([.F19]/100;0.25)" office:value-type="percentage" office:value="0.07" calcext:value-type="percentage">
            <text:p>7,00 %</text:p>
          </table:table-cell>
          <table:table-cell table:style-name="ce28" table:formula="of:=1-(1-[.H19])^[.F19]" office:value-type="percentage" office:value="0.637956062310093" calcext:value-type="percentage">
            <text:p>63,80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15" calcext:value-type="float">
            <text:p>15</text:p>
          </table:table-cell>
          <table:table-cell table:style-name="ce32" table:formula="of:=[.A20]*[.A$3]" office:value-type="float" office:value="375" calcext:value-type="float">
            <text:p>37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20])^[.A20]" office:value-type="percentage" office:value="0.86506618626143" calcext:value-type="percentage">
            <text:p>86,51 %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32" table:formula="of:=[.F20]*[.F$3]" office:value-type="float" office:value="375" calcext:value-type="float">
            <text:p>375</text:p>
          </table:table-cell>
          <table:table-cell table:style-name="ce22" table:formula="of:=0.5*MIN([.F20]/100;0.25)" office:value-type="percentage" office:value="0.075" calcext:value-type="percentage">
            <text:p>7,50 %</text:p>
          </table:table-cell>
          <table:table-cell table:style-name="ce28" table:formula="of:=1-(1-[.H20])^[.F20]" office:value-type="percentage" office:value="0.689453963235192" calcext:value-type="percentage">
            <text:p>68,95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16" calcext:value-type="float">
            <text:p>16</text:p>
          </table:table-cell>
          <table:table-cell table:style-name="ce32" table:formula="of:=[.A21]*[.A$3]" office:value-type="float" office:value="400" calcext:value-type="float">
            <text:p>40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21])^[.A21]" office:value-type="percentage" office:value="0.881932912978751" calcext:value-type="percentage">
            <text:p>88,19 %</text:p>
          </table:table-cell>
          <table:table-cell/>
          <table:table-cell table:style-name="ce32" office:value-type="float" office:value="16" calcext:value-type="float">
            <text:p>16</text:p>
          </table:table-cell>
          <table:table-cell table:style-name="ce32" table:formula="of:=[.F21]*[.F$3]" office:value-type="float" office:value="400" calcext:value-type="float">
            <text:p>400</text:p>
          </table:table-cell>
          <table:table-cell table:style-name="ce22" table:formula="of:=0.5*MIN([.F21]/100;0.25)" office:value-type="percentage" office:value="0.08" calcext:value-type="percentage">
            <text:p>8,00 %</text:p>
          </table:table-cell>
          <table:table-cell table:style-name="ce28" table:formula="of:=1-(1-[.H21])^[.F21]" office:value-type="percentage" office:value="0.736606388255411" calcext:value-type="percentage">
            <text:p>73,66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table:style-name="ce32" table:formula="of:=[.A22]*[.A$3]" office:value-type="float" office:value="425" calcext:value-type="float">
            <text:p>42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22])^[.A22]" office:value-type="percentage" office:value="0.896691298856407" calcext:value-type="percentage">
            <text:p>89,67 %</text:p>
          </table:table-cell>
          <table:table-cell/>
          <table:table-cell table:style-name="ce32" office:value-type="float" office:value="17" calcext:value-type="float">
            <text:p>17</text:p>
          </table:table-cell>
          <table:table-cell table:style-name="ce32" table:formula="of:=[.F22]*[.F$3]" office:value-type="float" office:value="425" calcext:value-type="float">
            <text:p>425</text:p>
          </table:table-cell>
          <table:table-cell table:style-name="ce22" table:formula="of:=0.5*MIN([.F22]/100;0.25)" office:value-type="percentage" office:value="0.085" calcext:value-type="percentage">
            <text:p>8,50 %</text:p>
          </table:table-cell>
          <table:table-cell table:style-name="ce28" table:formula="of:=1-(1-[.H22])^[.F22]" office:value-type="percentage" office:value="0.779118878291696" calcext:value-type="percentage">
            <text:p>77,91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18" calcext:value-type="float">
            <text:p>18</text:p>
          </table:table-cell>
          <table:table-cell table:style-name="ce32" table:formula="of:=[.A23]*[.A$3]" office:value-type="float" office:value="450" calcext:value-type="float">
            <text:p>45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23])^[.A23]" office:value-type="percentage" office:value="0.909604886499356" calcext:value-type="percentage">
            <text:p>90,96 %</text:p>
          </table:table-cell>
          <table:table-cell/>
          <table:table-cell table:style-name="ce32" office:value-type="float" office:value="18" calcext:value-type="float">
            <text:p>18</text:p>
          </table:table-cell>
          <table:table-cell table:style-name="ce32" table:formula="of:=[.F23]*[.F$3]" office:value-type="float" office:value="450" calcext:value-type="float">
            <text:p>450</text:p>
          </table:table-cell>
          <table:table-cell table:style-name="ce22" table:formula="of:=0.5*MIN([.F23]/100;0.25)" office:value-type="percentage" office:value="0.09" calcext:value-type="percentage">
            <text:p>9,00 %</text:p>
          </table:table-cell>
          <table:table-cell table:style-name="ce28" table:formula="of:=1-(1-[.H23])^[.F23]" office:value-type="percentage" office:value="0.816876086160879" calcext:value-type="percentage">
            <text:p>81,69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19" calcext:value-type="float">
            <text:p>19</text:p>
          </table:table-cell>
          <table:table-cell table:style-name="ce32" table:formula="of:=[.A24]*[.A$3]" office:value-type="float" office:value="475" calcext:value-type="float">
            <text:p>47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24])^[.A24]" office:value-type="percentage" office:value="0.920904275686937" calcext:value-type="percentage">
            <text:p>92,09 %</text:p>
          </table:table-cell>
          <table:table-cell/>
          <table:table-cell table:style-name="ce32" office:value-type="float" office:value="19" calcext:value-type="float">
            <text:p>19</text:p>
          </table:table-cell>
          <table:table-cell table:style-name="ce32" table:formula="of:=[.F24]*[.F$3]" office:value-type="float" office:value="475" calcext:value-type="float">
            <text:p>475</text:p>
          </table:table-cell>
          <table:table-cell table:style-name="ce22" table:formula="of:=0.5*MIN([.F24]/100;0.25)" office:value-type="percentage" office:value="0.095" calcext:value-type="percentage">
            <text:p>9,50 %</text:p>
          </table:table-cell>
          <table:table-cell table:style-name="ce28" table:formula="of:=1-(1-[.H24])^[.F24]" office:value-type="percentage" office:value="0.849919936461785" calcext:value-type="percentage">
            <text:p>84,99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20" calcext:value-type="float">
            <text:p>20</text:p>
          </table:table-cell>
          <table:table-cell table:style-name="ce32" table:formula="of:=[.A25]*[.A$3]" office:value-type="float" office:value="500" calcext:value-type="float">
            <text:p>50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25])^[.A25]" office:value-type="percentage" office:value="0.93079124122607" calcext:value-type="percentage">
            <text:p>93,08 %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 table:style-name="ce32" table:formula="of:=[.F25]*[.F$3]" office:value-type="float" office:value="500" calcext:value-type="float">
            <text:p>500</text:p>
          </table:table-cell>
          <table:table-cell table:style-name="ce22" table:formula="of:=0.5*MIN([.F25]/100;0.25)" office:value-type="percentage" office:value="0.1" calcext:value-type="percentage">
            <text:p>10,00 %</text:p>
          </table:table-cell>
          <table:table-cell table:style-name="ce28" table:formula="of:=1-(1-[.H25])^[.F25]" office:value-type="percentage" office:value="0.878423345409431" calcext:value-type="percentage">
            <text:p>87,84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21" calcext:value-type="float">
            <text:p>21</text:p>
          </table:table-cell>
          <table:table-cell table:style-name="ce32" table:formula="of:=[.A26]*[.A$3]" office:value-type="float" office:value="525" calcext:value-type="float">
            <text:p>52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26])^[.A26]" office:value-type="percentage" office:value="0.939442336072811" calcext:value-type="percentage">
            <text:p>93,94 %</text:p>
          </table:table-cell>
          <table:table-cell/>
          <table:table-cell table:style-name="ce32" office:value-type="float" office:value="21" calcext:value-type="float">
            <text:p>21</text:p>
          </table:table-cell>
          <table:table-cell table:style-name="ce32" table:formula="of:=[.F26]*[.F$3]" office:value-type="float" office:value="525" calcext:value-type="float">
            <text:p>525</text:p>
          </table:table-cell>
          <table:table-cell table:style-name="ce22" table:formula="of:=0.5*MIN([.F26]/100;0.25)" office:value-type="percentage" office:value="0.105" calcext:value-type="percentage">
            <text:p>10,50 %</text:p>
          </table:table-cell>
          <table:table-cell table:style-name="ce28" table:formula="of:=1-(1-[.H26])^[.F26]" office:value-type="percentage" office:value="0.902661703461969" calcext:value-type="percentage">
            <text:p>90,27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22" calcext:value-type="float">
            <text:p>22</text:p>
          </table:table-cell>
          <table:table-cell table:style-name="ce32" table:formula="of:=[.A27]*[.A$3]" office:value-type="float" office:value="550" calcext:value-type="float">
            <text:p>55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27])^[.A27]" office:value-type="percentage" office:value="0.94701204406371" calcext:value-type="percentage">
            <text:p>94,70 %</text:p>
          </table:table-cell>
          <table:table-cell/>
          <table:table-cell table:style-name="ce32" office:value-type="float" office:value="22" calcext:value-type="float">
            <text:p>22</text:p>
          </table:table-cell>
          <table:table-cell table:style-name="ce32" table:formula="of:=[.F27]*[.F$3]" office:value-type="float" office:value="550" calcext:value-type="float">
            <text:p>550</text:p>
          </table:table-cell>
          <table:table-cell table:style-name="ce22" table:formula="of:=0.5*MIN([.F27]/100;0.25)" office:value-type="percentage" office:value="0.11" calcext:value-type="percentage">
            <text:p>11,00 %</text:p>
          </table:table-cell>
          <table:table-cell table:style-name="ce28" table:formula="of:=1-(1-[.H27])^[.F27]" office:value-type="percentage" office:value="0.922984144106387" calcext:value-type="percentage">
            <text:p>92,30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23" calcext:value-type="float">
            <text:p>23</text:p>
          </table:table-cell>
          <table:table-cell table:style-name="ce32" table:formula="of:=[.A28]*[.A$3]" office:value-type="float" office:value="575" calcext:value-type="float">
            <text:p>575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28])^[.A28]" office:value-type="percentage" office:value="0.953635538555746" calcext:value-type="percentage">
            <text:p>95,36 %</text:p>
          </table:table-cell>
          <table:table-cell/>
          <table:table-cell table:style-name="ce32" office:value-type="float" office:value="23" calcext:value-type="float">
            <text:p>23</text:p>
          </table:table-cell>
          <table:table-cell table:style-name="ce32" table:formula="of:=[.F28]*[.F$3]" office:value-type="float" office:value="575" calcext:value-type="float">
            <text:p>575</text:p>
          </table:table-cell>
          <table:table-cell table:style-name="ce22" table:formula="of:=0.5*MIN([.F28]/100;0.25)" office:value-type="percentage" office:value="0.115" calcext:value-type="percentage">
            <text:p>11,50 %</text:p>
          </table:table-cell>
          <table:table-cell table:style-name="ce28" table:formula="of:=1-(1-[.H28])^[.F28]" office:value-type="percentage" office:value="0.93978631225945" calcext:value-type="percentage">
            <text:p>93,98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2" office:value-type="float" office:value="24" calcext:value-type="float">
            <text:p>24</text:p>
          </table:table-cell>
          <table:table-cell table:style-name="ce32" table:formula="of:=[.A29]*[.A$3]" office:value-type="float" office:value="600" calcext:value-type="float">
            <text:p>600</text:p>
          </table:table-cell>
          <table:table-cell table:style-name="ce22" table:formula="of:=0.5*MIN([.$A$3]/100;0.25)" office:value-type="percentage" office:value="0.125" calcext:value-type="percentage">
            <text:p>12,50 %</text:p>
          </table:table-cell>
          <table:table-cell table:style-name="ce28" table:formula="of:=1-(1-[.C29])^[.A29]" office:value-type="percentage" office:value="0.959431096236278" calcext:value-type="percentage">
            <text:p>95,94 %</text:p>
          </table:table-cell>
          <table:table-cell/>
          <table:table-cell table:style-name="ce32" office:value-type="float" office:value="24" calcext:value-type="float">
            <text:p>24</text:p>
          </table:table-cell>
          <table:table-cell table:style-name="ce32" table:formula="of:=[.F29]*[.F$3]" office:value-type="float" office:value="600" calcext:value-type="float">
            <text:p>600</text:p>
          </table:table-cell>
          <table:table-cell table:style-name="ce22" table:formula="of:=0.5*MIN([.F29]/100;0.25)" office:value-type="percentage" office:value="0.12" calcext:value-type="percentage">
            <text:p>12,00 %</text:p>
          </table:table-cell>
          <table:table-cell table:style-name="ce28" table:formula="of:=1-(1-[.H29])^[.F29]" office:value-type="percentage" office:value="0.95348595254654" calcext:value-type="percentage">
            <text:p>95,35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>
          <table:table-cell table:style-name="ce33" office:value-type="float" office:value="25" calcext:value-type="float">
            <text:p>25</text:p>
          </table:table-cell>
          <table:table-cell table:style-name="ce33" table:formula="of:=[.A30]*[.A$3]" office:value-type="float" office:value="625" calcext:value-type="float">
            <text:p>625</text:p>
          </table:table-cell>
          <table:table-cell table:style-name="ce23" table:formula="of:=0.5*MIN([.$A$3]/100;0.25)" office:value-type="percentage" office:value="0.125" calcext:value-type="percentage">
            <text:p>12,50 %</text:p>
          </table:table-cell>
          <table:table-cell table:style-name="ce29" table:formula="of:=1-(1-[.C30])^[.A30]" office:value-type="percentage" office:value="0.964502209206743" calcext:value-type="percentage">
            <text:p>96,45 %</text:p>
          </table:table-cell>
          <table:table-cell/>
          <table:table-cell table:style-name="ce33" office:value-type="float" office:value="25" calcext:value-type="float">
            <text:p>25</text:p>
          </table:table-cell>
          <table:table-cell table:style-name="ce33" table:formula="of:=[.F30]*[.F$3]" office:value-type="float" office:value="625" calcext:value-type="float">
            <text:p>625</text:p>
          </table:table-cell>
          <table:table-cell table:style-name="ce23" table:formula="of:=0.5*MIN([.F30]/100;0.25)" office:value-type="percentage" office:value="0.125" calcext:value-type="percentage">
            <text:p>12,50 %</text:p>
          </table:table-cell>
          <table:table-cell table:style-name="ce29" table:formula="of:=1-(1-[.H30])^[.F30]" office:value-type="percentage" office:value="0.964502209206743" calcext:value-type="percentage">
            <text:p>96,45 %</text:p>
          </table:table-cell>
          <table:table-cell/>
          <table:table-cell table:style-name="ce58"/>
          <table:table-cell table:style-name="ce24" table:number-columns-repeated="2"/>
          <table:table-cell table:number-columns-repeated="51"/>
        </table:table-row>
        <table:table-row table:style-name="ro2" table:number-rows-repeated="104854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earch" table:style-name="ta10">
        <table:table-column table:style-name="co7" table:number-columns-repeated="8" table:default-cell-style-name="ce402"/>
        <table:table-column table:style-name="co27" table:default-cell-style-name="ce162"/>
        <table:table-column table:style-name="co20" table:default-cell-style-name="ce162"/>
        <table:table-column table:style-name="co3" table:default-cell-style-name="Default"/>
        <table:table-column table:style-name="co19" table:default-cell-style-name="ce11"/>
        <table:table-column table:style-name="co3" table:number-columns-repeated="52" table:default-cell-style-name="Default"/>
        <table:table-row table:style-name="ro2"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ech</text:p>
          </table:table-cell>
          <table:table-cell table:number-columns-repeated="2"/>
          <table:table-cell table:style-name="ce301" office:value-type="string" calcext:value-type="string">
            <text:p>TL</text:p>
          </table:table-cell>
          <table:table-cell table:style-name="ce304" office:value-type="string" office:string-value="Base Cost" calcext:value-type="string">
            <text:p><text:s/>Base Cost 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esearch</text:p>
          </table:table-cell>
          <table:table-cell table:style-name="ce296" office:value-type="float" office:value="1.75" calcext:value-type="float">
            <text:p>1,75</text:p>
          </table:table-cell>
          <table:table-cell table:style-name="ce296" office:value-type="float" office:value="0.5" calcext:value-type="float">
            <text:p>0,5</text:p>
          </table:table-cell>
          <table:table-cell table:number-columns-repeated="3" table:style-name="ce296" office:value-type="float" office:value="1.75" calcext:value-type="float">
            <text:p>1,75</text:p>
          </table:table-cell>
          <table:table-cell table:style-name="ce296" office:value-type="float" office:value="0.5" calcext:value-type="float">
            <text:p>0,5</text:p>
          </table:table-cell>
          <table:table-cell office:value-type="string" calcext:value-type="string">
            <text:p>Levels</text:p>
          </table:table-cell>
          <table:table-cell table:style-name="ce299" office:value-type="string" office:string-value="Research" calcext:value-type="string">
            <text:p><text:s/>Research </text:p>
          </table:table-cell>
          <table:table-cell table:style-name="ce299" office:value-type="string" office:string-value="Total" calcext:value-type="string">
            <text:p><text:s/>Total </text:p>
          </table:table-cell>
          <table:table-cell table:style-name="ce302" office:value-type="float" office:value="1" calcext:value-type="float">
            <text:p>1</text:p>
          </table:table-cell>
          <table:table-cell table:style-name="ce166" office:value-type="float" office:value="50" calcext:value-type="float">
            <text:p><text:s/>50 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Area</text:p>
          </table:table-cell>
          <table:table-cell table:number-columns-repeated="2" table:style-name="ce297" office:value-type="float" office:value="3" calcext:value-type="float">
            <text:p>3</text:p>
          </table:table-cell>
          <table:table-cell table:style-name="ce297" office:value-type="float" office:value="4" calcext:value-type="float">
            <text:p>4</text:p>
          </table:table-cell>
          <table:table-cell table:number-columns-repeated="2" table:style-name="ce297" office:value-type="float" office:value="3" calcext:value-type="float">
            <text:p>3</text:p>
          </table:table-cell>
          <table:table-cell table:style-name="ce297" office:value-type="float" office:value="6" calcext:value-type="float">
            <text:p>6</text:p>
          </table:table-cell>
          <table:table-cell table:formula="of:=ABS([.B3])+ABS([.C3])+ABS([.D3])+ABS([.E3])+ABS([.F3])+ABS([.G3])" office:value-type="float" office:value="22" calcext:value-type="float">
            <text:p>22</text:p>
          </table:table-cell>
          <table:table-cell table:style-name="ce299" office:value-type="string" office:string-value="Points" calcext:value-type="string">
            <text:p><text:s/>Points </text:p>
          </table:table-cell>
          <table:table-cell table:style-name="ce299" office:value-type="string" office:string-value="Research" calcext:value-type="string">
            <text:p><text:s/>Research </text:p>
          </table:table-cell>
          <table:table-cell table:style-name="ce302" table:formula="of:=[.K2]+1" office:value-type="float" office:value="2" calcext:value-type="float">
            <text:p>2</text:p>
          </table:table-cell>
          <table:table-cell table:style-name="ce166" office:value-type="float" office:value="80" calcext:value-type="float">
            <text:p><text:s/>80 </text:p>
          </table:table-cell>
          <table:table-cell table:number-columns-repeated="52"/>
        </table:table-row>
        <table:table-row table:style-name="ro2">
          <table:table-cell table:style-name="ce289" office:value-type="float" office:value="4" calcext:value-type="float">
            <text:p>4</text:p>
          </table:table-cell>
          <table:table-cell table:style-name="ce298" table:formula="of:=MIN(IF([.$A4]=1;MAX(-(ABS([.B3])+1);-27);ABS([.B3]));26)" office:value-type="float" office:value="3" calcext:value-type="float">
            <text:p>3</text:p>
          </table:table-cell>
          <table:table-cell table:style-name="ce298" table:formula="of:=MIN(IF([.$A4]=2;MAX(-(ABS([.C3])+1);-27);ABS([.C3]));26)" office:value-type="float" office:value="3" calcext:value-type="float">
            <text:p>3</text:p>
          </table:table-cell>
          <table:table-cell table:style-name="ce298" table:formula="of:=MIN(IF([.$A4]=3;MAX(-(ABS([.D3])+1);-27);ABS([.D3]));26)" office:value-type="float" office:value="4" calcext:value-type="float">
            <text:p>4</text:p>
          </table:table-cell>
          <table:table-cell table:style-name="ce298" table:formula="of:=MIN(IF([.$A4]=4;MAX(-(ABS([.E3])+1);-27);ABS([.E3]));26)" office:value-type="float" office:value="-4" calcext:value-type="float">
            <text:p>(4)</text:p>
          </table:table-cell>
          <table:table-cell table:style-name="ce298" table:formula="of:=MIN(IF([.$A4]=5;MAX(-(ABS([.F3])+1);-27);ABS([.F3]));26)" office:value-type="float" office:value="3" calcext:value-type="float">
            <text:p>3</text:p>
          </table:table-cell>
          <table:table-cell table:style-name="ce298" table:formula="of:=MIN(IF([.$A4]=6;MAX(-(ABS([.G3])+1);-27);ABS([.G3]));26)" office:value-type="float" office:value="6" calcext:value-type="float">
            <text:p>6</text:p>
          </table:table-cell>
          <table:table-cell table:formula="of:=ABS([.B4])+ABS([.C4])+ABS([.D4])+ABS([.E4])+ABS([.F4])+ABS([.G4])" office:value-type="float" office:value="23" calcext:value-type="float">
            <text:p>23</text:p>
          </table:table-cell>
          <table:table-cell table:formula="of:=IF(OR([.A4]&lt;1;[.A4]&gt;6);0;IF(INDEX([.B4:.G4];1;[.A4])=-27;0;INDEX([.B$2:.G$2];1;[.A4])*(INDEX([.L$2:.L$27];ABS(INDEX([.B4:.G4];1;[.A4]));1)+(10*[.H3]))))" office:value-type="float" office:value="752.5" calcext:value-type="float">
            <text:p><text:s/>753 </text:p>
          </table:table-cell>
          <table:table-cell table:style-name="ce122" table:formula="of:=[.I4]" office:value-type="float" office:value="752.5" calcext:value-type="float">
            <text:p><text:s/>753 </text:p>
          </table:table-cell>
          <table:table-cell table:style-name="ce302" table:formula="of:=[.K3]+1" office:value-type="float" office:value="3" calcext:value-type="float">
            <text:p>3</text:p>
          </table:table-cell>
          <table:table-cell table:style-name="ce166" table:formula="of:=[.L2]+[.L3]" office:value-type="float" office:value="130" calcext:value-type="float">
            <text:p><text:s/>130 </text:p>
          </table:table-cell>
          <table:table-cell table:number-columns-repeated="52"/>
        </table:table-row>
        <table:table-row table:style-name="ro2">
          <table:table-cell table:style-name="ce274" office:value-type="float" office:value="6" calcext:value-type="float">
            <text:p>6</text:p>
          </table:table-cell>
          <table:table-cell table:style-name="ce298" table:formula="of:=MIN(IF([.$A5]=1;MAX(-(ABS([.B4])+1);-27);ABS([.B4]));26)" office:value-type="float" office:value="3" calcext:value-type="float">
            <text:p>3</text:p>
          </table:table-cell>
          <table:table-cell table:style-name="ce298" table:formula="of:=MIN(IF([.$A5]=2;MAX(-(ABS([.C4])+1);-27);ABS([.C4]));26)" office:value-type="float" office:value="3" calcext:value-type="float">
            <text:p>3</text:p>
          </table:table-cell>
          <table:table-cell table:style-name="ce298" table:formula="of:=MIN(IF([.$A5]=3;MAX(-(ABS([.D4])+1);-27);ABS([.D4]));26)" office:value-type="float" office:value="4" calcext:value-type="float">
            <text:p>4</text:p>
          </table:table-cell>
          <table:table-cell table:style-name="ce298" table:formula="of:=MIN(IF([.$A5]=4;MAX(-(ABS([.E4])+1);-27);ABS([.E4]));26)" office:value-type="float" office:value="4" calcext:value-type="float">
            <text:p>4</text:p>
          </table:table-cell>
          <table:table-cell table:style-name="ce298" table:formula="of:=MIN(IF([.$A5]=5;MAX(-(ABS([.F4])+1);-27);ABS([.F4]));26)" office:value-type="float" office:value="3" calcext:value-type="float">
            <text:p>3</text:p>
          </table:table-cell>
          <table:table-cell table:style-name="ce298" table:formula="of:=MIN(IF([.$A5]=6;MAX(-(ABS([.G4])+1);-27);ABS([.G4]));26)" office:value-type="float" office:value="-7" calcext:value-type="float">
            <text:p>(7)</text:p>
          </table:table-cell>
          <table:table-cell table:formula="of:=ABS([.B5])+ABS([.C5])+ABS([.D5])+ABS([.E5])+ABS([.F5])+ABS([.G5])" office:value-type="float" office:value="24" calcext:value-type="float">
            <text:p>24</text:p>
          </table:table-cell>
          <table:table-cell table:formula="of:=IF(OR([.A5]&lt;1;[.A5]&gt;6);0;IF(INDEX([.B5:.G5];1;[.A5])=-27;0;INDEX([.B$2:.G$2];1;[.A5])*(INDEX([.L$2:.L$27];ABS(INDEX([.B5:.G5];1;[.A5]));1)+(10*[.H4]))))" office:value-type="float" office:value="560" calcext:value-type="float">
            <text:p><text:s/>560 </text:p>
          </table:table-cell>
          <table:table-cell table:style-name="ce152" table:formula="of:=[.J4]+[.I5]" office:value-type="float" office:value="1312.5" calcext:value-type="float">
            <text:p><text:s/>1 313 </text:p>
          </table:table-cell>
          <table:table-cell table:style-name="ce302" table:formula="of:=[.K4]+1" office:value-type="float" office:value="4" calcext:value-type="float">
            <text:p>4</text:p>
          </table:table-cell>
          <table:table-cell table:style-name="ce166" table:formula="of:=[.L3]+[.L4]" office:value-type="float" office:value="210" calcext:value-type="float">
            <text:p><text:s/>210 </text:p>
          </table:table-cell>
          <table:table-cell table:number-columns-repeated="52"/>
        </table:table-row>
        <table:table-row table:style-name="ro2">
          <table:table-cell table:style-name="ce274" office:value-type="float" office:value="6" calcext:value-type="float">
            <text:p>6</text:p>
          </table:table-cell>
          <table:table-cell table:style-name="ce298" table:formula="of:=MIN(IF([.$A6]=1;MAX(-(ABS([.B5])+1);-27);ABS([.B5]));26)" office:value-type="float" office:value="3" calcext:value-type="float">
            <text:p>3</text:p>
          </table:table-cell>
          <table:table-cell table:style-name="ce298" table:formula="of:=MIN(IF([.$A6]=2;MAX(-(ABS([.C5])+1);-27);ABS([.C5]));26)" office:value-type="float" office:value="3" calcext:value-type="float">
            <text:p>3</text:p>
          </table:table-cell>
          <table:table-cell table:style-name="ce298" table:formula="of:=MIN(IF([.$A6]=3;MAX(-(ABS([.D5])+1);-27);ABS([.D5]));26)" office:value-type="float" office:value="4" calcext:value-type="float">
            <text:p>4</text:p>
          </table:table-cell>
          <table:table-cell table:style-name="ce298" table:formula="of:=MIN(IF([.$A6]=4;MAX(-(ABS([.E5])+1);-27);ABS([.E5]));26)" office:value-type="float" office:value="4" calcext:value-type="float">
            <text:p>4</text:p>
          </table:table-cell>
          <table:table-cell table:style-name="ce298" table:formula="of:=MIN(IF([.$A6]=5;MAX(-(ABS([.F5])+1);-27);ABS([.F5]));26)" office:value-type="float" office:value="3" calcext:value-type="float">
            <text:p>3</text:p>
          </table:table-cell>
          <table:table-cell table:style-name="ce298" table:formula="of:=MIN(IF([.$A6]=6;MAX(-(ABS([.G5])+1);-27);ABS([.G5]));26)" office:value-type="float" office:value="-8" calcext:value-type="float">
            <text:p>(8)</text:p>
          </table:table-cell>
          <table:table-cell table:formula="of:=ABS([.B6])+ABS([.C6])+ABS([.D6])+ABS([.E6])+ABS([.F6])+ABS([.G6])" office:value-type="float" office:value="25" calcext:value-type="float">
            <text:p>25</text:p>
          </table:table-cell>
          <table:table-cell table:formula="of:=IF(OR([.A6]&lt;1;[.A6]&gt;6);0;IF(INDEX([.B6:.G6];1;[.A6])=-27;0;INDEX([.B$2:.G$2];1;[.A6])*(INDEX([.L$2:.L$27];ABS(INDEX([.B6:.G6];1;[.A6]));1)+(10*[.H5]))))" office:value-type="float" office:value="840" calcext:value-type="float">
            <text:p><text:s/>840 </text:p>
          </table:table-cell>
          <table:table-cell table:style-name="ce152" table:formula="of:=[.J5]+[.I6]" office:value-type="float" office:value="2152.5" calcext:value-type="float">
            <text:p><text:s/>2 153 </text:p>
          </table:table-cell>
          <table:table-cell table:style-name="ce302" table:formula="of:=[.K5]+1" office:value-type="float" office:value="5" calcext:value-type="float">
            <text:p>5</text:p>
          </table:table-cell>
          <table:table-cell table:style-name="ce166" table:formula="of:=[.L4]+[.L5]" office:value-type="float" office:value="340" calcext:value-type="float">
            <text:p><text:s/>340 </text:p>
          </table:table-cell>
          <table:table-cell table:number-columns-repeated="52"/>
        </table:table-row>
        <table:table-row table:style-name="ro2">
          <table:table-cell table:style-name="ce274" office:value-type="float" office:value="6" calcext:value-type="float">
            <text:p>6</text:p>
          </table:table-cell>
          <table:table-cell table:style-name="ce298" table:formula="of:=MIN(IF([.$A7]=1;MAX(-(ABS([.B6])+1);-27);ABS([.B6]));26)" office:value-type="float" office:value="3" calcext:value-type="float">
            <text:p>3</text:p>
          </table:table-cell>
          <table:table-cell table:style-name="ce298" table:formula="of:=MIN(IF([.$A7]=2;MAX(-(ABS([.C6])+1);-27);ABS([.C6]));26)" office:value-type="float" office:value="3" calcext:value-type="float">
            <text:p>3</text:p>
          </table:table-cell>
          <table:table-cell table:style-name="ce298" table:formula="of:=MIN(IF([.$A7]=3;MAX(-(ABS([.D6])+1);-27);ABS([.D6]));26)" office:value-type="float" office:value="4" calcext:value-type="float">
            <text:p>4</text:p>
          </table:table-cell>
          <table:table-cell table:style-name="ce298" table:formula="of:=MIN(IF([.$A7]=4;MAX(-(ABS([.E6])+1);-27);ABS([.E6]));26)" office:value-type="float" office:value="4" calcext:value-type="float">
            <text:p>4</text:p>
          </table:table-cell>
          <table:table-cell table:style-name="ce298" table:formula="of:=MIN(IF([.$A7]=5;MAX(-(ABS([.F6])+1);-27);ABS([.F6]));26)" office:value-type="float" office:value="3" calcext:value-type="float">
            <text:p>3</text:p>
          </table:table-cell>
          <table:table-cell table:style-name="ce298" table:formula="of:=MIN(IF([.$A7]=6;MAX(-(ABS([.G6])+1);-27);ABS([.G6]));26)" office:value-type="float" office:value="-9" calcext:value-type="float">
            <text:p>(9)</text:p>
          </table:table-cell>
          <table:table-cell table:formula="of:=ABS([.B7])+ABS([.C7])+ABS([.D7])+ABS([.E7])+ABS([.F7])+ABS([.G7])" office:value-type="float" office:value="26" calcext:value-type="float">
            <text:p>26</text:p>
          </table:table-cell>
          <table:table-cell table:formula="of:=IF(OR([.A7]&lt;1;[.A7]&gt;6);0;IF(INDEX([.B7:.G7];1;[.A7])=-27;0;INDEX([.B$2:.G$2];1;[.A7])*(INDEX([.L$2:.L$27];ABS(INDEX([.B7:.G7];1;[.A7]));1)+(10*[.H6]))))" office:value-type="float" office:value="1290" calcext:value-type="float">
            <text:p><text:s/>1 290 </text:p>
          </table:table-cell>
          <table:table-cell table:style-name="ce152" table:formula="of:=[.J6]+[.I7]" office:value-type="float" office:value="3442.5" calcext:value-type="float">
            <text:p><text:s/>3 443 </text:p>
          </table:table-cell>
          <table:table-cell table:style-name="ce302" table:formula="of:=[.K6]+1" office:value-type="float" office:value="6" calcext:value-type="float">
            <text:p>6</text:p>
          </table:table-cell>
          <table:table-cell table:style-name="ce166" table:formula="of:=[.L5]+[.L6]" office:value-type="float" office:value="550" calcext:value-type="float">
            <text:p><text:s/>550 </text:p>
          </table:table-cell>
          <table:table-cell table:number-columns-repeated="52"/>
        </table:table-row>
        <table:table-row table:style-name="ro2">
          <table:table-cell table:style-name="ce274" office:value-type="float" office:value="4" calcext:value-type="float">
            <text:p>4</text:p>
          </table:table-cell>
          <table:table-cell table:style-name="ce298" table:formula="of:=MIN(IF([.$A8]=1;MAX(-(ABS([.B7])+1);-27);ABS([.B7]));26)" office:value-type="float" office:value="3" calcext:value-type="float">
            <text:p>3</text:p>
          </table:table-cell>
          <table:table-cell table:style-name="ce298" table:formula="of:=MIN(IF([.$A8]=2;MAX(-(ABS([.C7])+1);-27);ABS([.C7]));26)" office:value-type="float" office:value="3" calcext:value-type="float">
            <text:p>3</text:p>
          </table:table-cell>
          <table:table-cell table:style-name="ce298" table:formula="of:=MIN(IF([.$A8]=3;MAX(-(ABS([.D7])+1);-27);ABS([.D7]));26)" office:value-type="float" office:value="4" calcext:value-type="float">
            <text:p>4</text:p>
          </table:table-cell>
          <table:table-cell table:style-name="ce298" table:formula="of:=MIN(IF([.$A8]=4;MAX(-(ABS([.E7])+1);-27);ABS([.E7]));26)" office:value-type="float" office:value="-5" calcext:value-type="float">
            <text:p>(5)</text:p>
          </table:table-cell>
          <table:table-cell table:style-name="ce298" table:formula="of:=MIN(IF([.$A8]=5;MAX(-(ABS([.F7])+1);-27);ABS([.F7]));26)" office:value-type="float" office:value="3" calcext:value-type="float">
            <text:p>3</text:p>
          </table:table-cell>
          <table:table-cell table:style-name="ce298" table:formula="of:=MIN(IF([.$A8]=6;MAX(-(ABS([.G7])+1);-27);ABS([.G7]));26)" office:value-type="float" office:value="9" calcext:value-type="float">
            <text:p>9</text:p>
          </table:table-cell>
          <table:table-cell table:formula="of:=ABS([.B8])+ABS([.C8])+ABS([.D8])+ABS([.E8])+ABS([.F8])+ABS([.G8])" office:value-type="float" office:value="27" calcext:value-type="float">
            <text:p>27</text:p>
          </table:table-cell>
          <table:table-cell table:formula="of:=IF(OR([.A8]&lt;1;[.A8]&gt;6);0;IF(INDEX([.B8:.G8];1;[.A8])=-27;0;INDEX([.B$2:.G$2];1;[.A8])*(INDEX([.L$2:.L$27];ABS(INDEX([.B8:.G8];1;[.A8]));1)+(10*[.H7]))))" office:value-type="float" office:value="1050" calcext:value-type="float">
            <text:p><text:s/>1 050 </text:p>
          </table:table-cell>
          <table:table-cell table:style-name="ce152" table:formula="of:=[.J7]+[.I8]" office:value-type="float" office:value="4492.5" calcext:value-type="float">
            <text:p><text:s/>4 493 </text:p>
          </table:table-cell>
          <table:table-cell table:style-name="ce302" table:formula="of:=[.K7]+1" office:value-type="float" office:value="7" calcext:value-type="float">
            <text:p>7</text:p>
          </table:table-cell>
          <table:table-cell table:style-name="ce166" table:formula="of:=[.L6]+[.L7]" office:value-type="float" office:value="890" calcext:value-type="float">
            <text:p><text:s/>890 </text:p>
          </table:table-cell>
          <table:table-cell table:number-columns-repeated="52"/>
        </table:table-row>
        <table:table-row table:style-name="ro2">
          <table:table-cell table:style-name="ce274" office:value-type="float" office:value="4" calcext:value-type="float">
            <text:p>4</text:p>
          </table:table-cell>
          <table:table-cell table:style-name="ce298" table:formula="of:=MIN(IF([.$A9]=1;MAX(-(ABS([.B8])+1);-27);ABS([.B8]));26)" office:value-type="float" office:value="3" calcext:value-type="float">
            <text:p>3</text:p>
          </table:table-cell>
          <table:table-cell table:style-name="ce298" table:formula="of:=MIN(IF([.$A9]=2;MAX(-(ABS([.C8])+1);-27);ABS([.C8]));26)" office:value-type="float" office:value="3" calcext:value-type="float">
            <text:p>3</text:p>
          </table:table-cell>
          <table:table-cell table:style-name="ce298" table:formula="of:=MIN(IF([.$A9]=3;MAX(-(ABS([.D8])+1);-27);ABS([.D8]));26)" office:value-type="float" office:value="4" calcext:value-type="float">
            <text:p>4</text:p>
          </table:table-cell>
          <table:table-cell table:style-name="ce298" table:formula="of:=MIN(IF([.$A9]=4;MAX(-(ABS([.E8])+1);-27);ABS([.E8]));26)" office:value-type="float" office:value="-6" calcext:value-type="float">
            <text:p>(6)</text:p>
          </table:table-cell>
          <table:table-cell table:style-name="ce298" table:formula="of:=MIN(IF([.$A9]=5;MAX(-(ABS([.F8])+1);-27);ABS([.F8]));26)" office:value-type="float" office:value="3" calcext:value-type="float">
            <text:p>3</text:p>
          </table:table-cell>
          <table:table-cell table:style-name="ce298" table:formula="of:=MIN(IF([.$A9]=6;MAX(-(ABS([.G8])+1);-27);ABS([.G8]));26)" office:value-type="float" office:value="9" calcext:value-type="float">
            <text:p>9</text:p>
          </table:table-cell>
          <table:table-cell table:formula="of:=ABS([.B9])+ABS([.C9])+ABS([.D9])+ABS([.E9])+ABS([.F9])+ABS([.G9])" office:value-type="float" office:value="28" calcext:value-type="float">
            <text:p>28</text:p>
          </table:table-cell>
          <table:table-cell table:formula="of:=IF(OR([.A9]&lt;1;[.A9]&gt;6);0;IF(INDEX([.B9:.G9];1;[.A9])=-27;0;INDEX([.B$2:.G$2];1;[.A9])*(INDEX([.L$2:.L$27];ABS(INDEX([.B9:.G9];1;[.A9]));1)+(10*[.H8]))))" office:value-type="float" office:value="1435" calcext:value-type="float">
            <text:p><text:s/>1 435 </text:p>
          </table:table-cell>
          <table:table-cell table:style-name="ce152" table:formula="of:=[.J8]+[.I9]" office:value-type="float" office:value="5927.5" calcext:value-type="float">
            <text:p><text:s/>5 928 </text:p>
          </table:table-cell>
          <table:table-cell table:style-name="ce302" table:formula="of:=[.K8]+1" office:value-type="float" office:value="8" calcext:value-type="float">
            <text:p>8</text:p>
          </table:table-cell>
          <table:table-cell table:style-name="ce166" table:formula="of:=[.L7]+[.L8]" office:value-type="float" office:value="1440" calcext:value-type="float">
            <text:p><text:s/>1 440 </text:p>
          </table:table-cell>
          <table:table-cell table:number-columns-repeated="52"/>
        </table:table-row>
        <table:table-row table:style-name="ro2">
          <table:table-cell table:style-name="ce274" office:value-type="float" office:value="4" calcext:value-type="float">
            <text:p>4</text:p>
          </table:table-cell>
          <table:table-cell table:style-name="ce298" table:formula="of:=MIN(IF([.$A10]=1;MAX(-(ABS([.B9])+1);-27);ABS([.B9]));26)" office:value-type="float" office:value="3" calcext:value-type="float">
            <text:p>3</text:p>
          </table:table-cell>
          <table:table-cell table:style-name="ce298" table:formula="of:=MIN(IF([.$A10]=2;MAX(-(ABS([.C9])+1);-27);ABS([.C9]));26)" office:value-type="float" office:value="3" calcext:value-type="float">
            <text:p>3</text:p>
          </table:table-cell>
          <table:table-cell table:style-name="ce298" table:formula="of:=MIN(IF([.$A10]=3;MAX(-(ABS([.D9])+1);-27);ABS([.D9]));26)" office:value-type="float" office:value="4" calcext:value-type="float">
            <text:p>4</text:p>
          </table:table-cell>
          <table:table-cell table:style-name="ce298" table:formula="of:=MIN(IF([.$A10]=4;MAX(-(ABS([.E9])+1);-27);ABS([.E9]));26)" office:value-type="float" office:value="-7" calcext:value-type="float">
            <text:p>(7)</text:p>
          </table:table-cell>
          <table:table-cell table:style-name="ce298" table:formula="of:=MIN(IF([.$A10]=5;MAX(-(ABS([.F9])+1);-27);ABS([.F9]));26)" office:value-type="float" office:value="3" calcext:value-type="float">
            <text:p>3</text:p>
          </table:table-cell>
          <table:table-cell table:style-name="ce298" table:formula="of:=MIN(IF([.$A10]=6;MAX(-(ABS([.G9])+1);-27);ABS([.G9]));26)" office:value-type="float" office:value="9" calcext:value-type="float">
            <text:p>9</text:p>
          </table:table-cell>
          <table:table-cell table:formula="of:=ABS([.B10])+ABS([.C10])+ABS([.D10])+ABS([.E10])+ABS([.F10])+ABS([.G10])" office:value-type="float" office:value="29" calcext:value-type="float">
            <text:p>29</text:p>
          </table:table-cell>
          <table:table-cell table:formula="of:=IF(OR([.A10]&lt;1;[.A10]&gt;6);0;IF(INDEX([.B10:.G10];1;[.A10])=-27;0;INDEX([.B$2:.G$2];1;[.A10])*(INDEX([.L$2:.L$27];ABS(INDEX([.B10:.G10];1;[.A10]));1)+(10*[.H9]))))" office:value-type="float" office:value="2047.5" calcext:value-type="float">
            <text:p><text:s/>2 048 </text:p>
          </table:table-cell>
          <table:table-cell table:style-name="ce152" table:formula="of:=[.J9]+[.I10]" office:value-type="float" office:value="7975" calcext:value-type="float">
            <text:p><text:s/>7 975 </text:p>
          </table:table-cell>
          <table:table-cell table:style-name="ce302" table:formula="of:=[.K9]+1" office:value-type="float" office:value="9" calcext:value-type="float">
            <text:p>9</text:p>
          </table:table-cell>
          <table:table-cell table:style-name="ce166" table:formula="of:=[.L8]+[.L9]" office:value-type="float" office:value="2330" calcext:value-type="float">
            <text:p><text:s/>2 330 </text:p>
          </table:table-cell>
          <table:table-cell table:number-columns-repeated="52"/>
        </table:table-row>
        <table:table-row table:style-name="ro2">
          <table:table-cell table:style-name="ce274" office:value-type="float" office:value="4" calcext:value-type="float">
            <text:p>4</text:p>
          </table:table-cell>
          <table:table-cell table:style-name="ce298" table:formula="of:=MIN(IF([.$A11]=1;MAX(-(ABS([.B10])+1);-27);ABS([.B10]));26)" office:value-type="float" office:value="3" calcext:value-type="float">
            <text:p>3</text:p>
          </table:table-cell>
          <table:table-cell table:style-name="ce298" table:formula="of:=MIN(IF([.$A11]=2;MAX(-(ABS([.C10])+1);-27);ABS([.C10]));26)" office:value-type="float" office:value="3" calcext:value-type="float">
            <text:p>3</text:p>
          </table:table-cell>
          <table:table-cell table:style-name="ce298" table:formula="of:=MIN(IF([.$A11]=3;MAX(-(ABS([.D10])+1);-27);ABS([.D10]));26)" office:value-type="float" office:value="4" calcext:value-type="float">
            <text:p>4</text:p>
          </table:table-cell>
          <table:table-cell table:style-name="ce298" table:formula="of:=MIN(IF([.$A11]=4;MAX(-(ABS([.E10])+1);-27);ABS([.E10]));26)" office:value-type="float" office:value="-8" calcext:value-type="float">
            <text:p>(8)</text:p>
          </table:table-cell>
          <table:table-cell table:style-name="ce298" table:formula="of:=MIN(IF([.$A11]=5;MAX(-(ABS([.F10])+1);-27);ABS([.F10]));26)" office:value-type="float" office:value="3" calcext:value-type="float">
            <text:p>3</text:p>
          </table:table-cell>
          <table:table-cell table:style-name="ce298" table:formula="of:=MIN(IF([.$A11]=6;MAX(-(ABS([.G10])+1);-27);ABS([.G10]));26)" office:value-type="float" office:value="9" calcext:value-type="float">
            <text:p>9</text:p>
          </table:table-cell>
          <table:table-cell table:formula="of:=ABS([.B11])+ABS([.C11])+ABS([.D11])+ABS([.E11])+ABS([.F11])+ABS([.G11])" office:value-type="float" office:value="30" calcext:value-type="float">
            <text:p>30</text:p>
          </table:table-cell>
          <table:table-cell table:formula="of:=IF(OR([.A11]&lt;1;[.A11]&gt;6);0;IF(INDEX([.B11:.G11];1;[.A11])=-27;0;INDEX([.B$2:.G$2];1;[.A11])*(INDEX([.L$2:.L$27];ABS(INDEX([.B11:.G11];1;[.A11]));1)+(10*[.H10]))))" office:value-type="float" office:value="3027.5" calcext:value-type="float">
            <text:p><text:s/>3 028 </text:p>
          </table:table-cell>
          <table:table-cell table:style-name="ce152" table:formula="of:=[.J10]+[.I11]" office:value-type="float" office:value="11002.5" calcext:value-type="float">
            <text:p><text:s/>11 003 </text:p>
          </table:table-cell>
          <table:table-cell table:style-name="ce302" table:formula="of:=[.K10]+1" office:value-type="float" office:value="10" calcext:value-type="float">
            <text:p>10</text:p>
          </table:table-cell>
          <table:table-cell table:style-name="ce166" table:formula="of:=[.L9]+[.L10]" office:value-type="float" office:value="3770" calcext:value-type="float">
            <text:p><text:s/>3 770 </text:p>
          </table:table-cell>
          <table:table-cell table:number-columns-repeated="52"/>
        </table:table-row>
        <table:table-row table:style-name="ro2">
          <table:table-cell table:style-name="ce274" office:value-type="float" office:value="6" calcext:value-type="float">
            <text:p>6</text:p>
          </table:table-cell>
          <table:table-cell table:style-name="ce298" table:formula="of:=MIN(IF([.$A12]=1;MAX(-(ABS([.B11])+1);-27);ABS([.B11]));26)" office:value-type="float" office:value="3" calcext:value-type="float">
            <text:p>3</text:p>
          </table:table-cell>
          <table:table-cell table:style-name="ce298" table:formula="of:=MIN(IF([.$A12]=2;MAX(-(ABS([.C11])+1);-27);ABS([.C11]));26)" office:value-type="float" office:value="3" calcext:value-type="float">
            <text:p>3</text:p>
          </table:table-cell>
          <table:table-cell table:style-name="ce298" table:formula="of:=MIN(IF([.$A12]=3;MAX(-(ABS([.D11])+1);-27);ABS([.D11]));26)" office:value-type="float" office:value="4" calcext:value-type="float">
            <text:p>4</text:p>
          </table:table-cell>
          <table:table-cell table:style-name="ce298" table:formula="of:=MIN(IF([.$A12]=4;MAX(-(ABS([.E11])+1);-27);ABS([.E11]));26)" office:value-type="float" office:value="8" calcext:value-type="float">
            <text:p>8</text:p>
          </table:table-cell>
          <table:table-cell table:style-name="ce298" table:formula="of:=MIN(IF([.$A12]=5;MAX(-(ABS([.F11])+1);-27);ABS([.F11]));26)" office:value-type="float" office:value="3" calcext:value-type="float">
            <text:p>3</text:p>
          </table:table-cell>
          <table:table-cell table:style-name="ce298" table:formula="of:=MIN(IF([.$A12]=6;MAX(-(ABS([.G11])+1);-27);ABS([.G11]));26)" office:value-type="float" office:value="-10" calcext:value-type="float">
            <text:p>(10)</text:p>
          </table:table-cell>
          <table:table-cell table:formula="of:=ABS([.B12])+ABS([.C12])+ABS([.D12])+ABS([.E12])+ABS([.F12])+ABS([.G12])" office:value-type="float" office:value="31" calcext:value-type="float">
            <text:p>31</text:p>
          </table:table-cell>
          <table:table-cell table:formula="of:=IF(OR([.A12]&lt;1;[.A12]&gt;6);0;IF(INDEX([.B12:.G12];1;[.A12])=-27;0;INDEX([.B$2:.G$2];1;[.A12])*(INDEX([.L$2:.L$27];ABS(INDEX([.B12:.G12];1;[.A12]));1)+(10*[.H11]))))" office:value-type="float" office:value="2035" calcext:value-type="float">
            <text:p><text:s/>2 035 </text:p>
          </table:table-cell>
          <table:table-cell table:style-name="ce152" table:formula="of:=[.J11]+[.I12]" office:value-type="float" office:value="13037.5" calcext:value-type="float">
            <text:p><text:s/>13 038 </text:p>
          </table:table-cell>
          <table:table-cell table:style-name="ce302" table:formula="of:=[.K11]+1" office:value-type="float" office:value="11" calcext:value-type="float">
            <text:p>11</text:p>
          </table:table-cell>
          <table:table-cell table:style-name="ce166" table:formula="of:=[.L10]+[.L11]" office:value-type="float" office:value="6100" calcext:value-type="float">
            <text:p><text:s/>6 100 </text:p>
          </table:table-cell>
          <table:table-cell table:number-columns-repeated="52"/>
        </table:table-row>
        <table:table-row table:style-name="ro2">
          <table:table-cell table:style-name="ce274" office:value-type="float" office:value="6" calcext:value-type="float">
            <text:p>6</text:p>
          </table:table-cell>
          <table:table-cell table:style-name="ce298" table:formula="of:=MIN(IF([.$A13]=1;MAX(-(ABS([.B12])+1);-27);ABS([.B12]));26)" office:value-type="float" office:value="3" calcext:value-type="float">
            <text:p>3</text:p>
          </table:table-cell>
          <table:table-cell table:style-name="ce298" table:formula="of:=MIN(IF([.$A13]=2;MAX(-(ABS([.C12])+1);-27);ABS([.C12]));26)" office:value-type="float" office:value="3" calcext:value-type="float">
            <text:p>3</text:p>
          </table:table-cell>
          <table:table-cell table:style-name="ce298" table:formula="of:=MIN(IF([.$A13]=3;MAX(-(ABS([.D12])+1);-27);ABS([.D12]));26)" office:value-type="float" office:value="4" calcext:value-type="float">
            <text:p>4</text:p>
          </table:table-cell>
          <table:table-cell table:style-name="ce298" table:formula="of:=MIN(IF([.$A13]=4;MAX(-(ABS([.E12])+1);-27);ABS([.E12]));26)" office:value-type="float" office:value="8" calcext:value-type="float">
            <text:p>8</text:p>
          </table:table-cell>
          <table:table-cell table:style-name="ce298" table:formula="of:=MIN(IF([.$A13]=5;MAX(-(ABS([.F12])+1);-27);ABS([.F12]));26)" office:value-type="float" office:value="3" calcext:value-type="float">
            <text:p>3</text:p>
          </table:table-cell>
          <table:table-cell table:style-name="ce298" table:formula="of:=MIN(IF([.$A13]=6;MAX(-(ABS([.G12])+1);-27);ABS([.G12]));26)" office:value-type="float" office:value="-11" calcext:value-type="float">
            <text:p>(11)</text:p>
          </table:table-cell>
          <table:table-cell table:formula="of:=ABS([.B13])+ABS([.C13])+ABS([.D13])+ABS([.E13])+ABS([.F13])+ABS([.G13])" office:value-type="float" office:value="32" calcext:value-type="float">
            <text:p>32</text:p>
          </table:table-cell>
          <table:table-cell table:formula="of:=IF(OR([.A13]&lt;1;[.A13]&gt;6);0;IF(INDEX([.B13:.G13];1;[.A13])=-27;0;INDEX([.B$2:.G$2];1;[.A13])*(INDEX([.L$2:.L$27];ABS(INDEX([.B13:.G13];1;[.A13]));1)+(10*[.H12]))))" office:value-type="float" office:value="3205" calcext:value-type="float">
            <text:p><text:s/>3 205 </text:p>
          </table:table-cell>
          <table:table-cell table:style-name="ce152" table:formula="of:=[.J12]+[.I13]" office:value-type="float" office:value="16242.5" calcext:value-type="float">
            <text:p><text:s/>16 243 </text:p>
          </table:table-cell>
          <table:table-cell table:style-name="ce302" table:formula="of:=[.K12]+1" office:value-type="float" office:value="12" calcext:value-type="float">
            <text:p>12</text:p>
          </table:table-cell>
          <table:table-cell table:style-name="ce166" table:formula="of:=[.L11]+[.L12]" office:value-type="float" office:value="9870" calcext:value-type="float">
            <text:p><text:s/>9 870 </text:p>
          </table:table-cell>
          <table:table-cell table:number-columns-repeated="52"/>
        </table:table-row>
        <table:table-row table:style-name="ro2">
          <table:table-cell table:style-name="ce274" office:value-type="float" office:value="6" calcext:value-type="float">
            <text:p>6</text:p>
          </table:table-cell>
          <table:table-cell table:style-name="ce298" table:formula="of:=MIN(IF([.$A14]=1;MAX(-(ABS([.B13])+1);-27);ABS([.B13]));26)" office:value-type="float" office:value="3" calcext:value-type="float">
            <text:p>3</text:p>
          </table:table-cell>
          <table:table-cell table:style-name="ce298" table:formula="of:=MIN(IF([.$A14]=2;MAX(-(ABS([.C13])+1);-27);ABS([.C13]));26)" office:value-type="float" office:value="3" calcext:value-type="float">
            <text:p>3</text:p>
          </table:table-cell>
          <table:table-cell table:style-name="ce298" table:formula="of:=MIN(IF([.$A14]=3;MAX(-(ABS([.D13])+1);-27);ABS([.D13]));26)" office:value-type="float" office:value="4" calcext:value-type="float">
            <text:p>4</text:p>
          </table:table-cell>
          <table:table-cell table:style-name="ce298" table:formula="of:=MIN(IF([.$A14]=4;MAX(-(ABS([.E13])+1);-27);ABS([.E13]));26)" office:value-type="float" office:value="8" calcext:value-type="float">
            <text:p>8</text:p>
          </table:table-cell>
          <table:table-cell table:style-name="ce298" table:formula="of:=MIN(IF([.$A14]=5;MAX(-(ABS([.F13])+1);-27);ABS([.F13]));26)" office:value-type="float" office:value="3" calcext:value-type="float">
            <text:p>3</text:p>
          </table:table-cell>
          <table:table-cell table:style-name="ce298" table:formula="of:=MIN(IF([.$A14]=6;MAX(-(ABS([.G13])+1);-27);ABS([.G13]));26)" office:value-type="float" office:value="-12" calcext:value-type="float">
            <text:p>(12)</text:p>
          </table:table-cell>
          <table:table-cell table:formula="of:=ABS([.B14])+ABS([.C14])+ABS([.D14])+ABS([.E14])+ABS([.F14])+ABS([.G14])" office:value-type="float" office:value="33" calcext:value-type="float">
            <text:p>33</text:p>
          </table:table-cell>
          <table:table-cell table:formula="of:=IF(OR([.A14]&lt;1;[.A14]&gt;6);0;IF(INDEX([.B14:.G14];1;[.A14])=-27;0;INDEX([.B$2:.G$2];1;[.A14])*(INDEX([.L$2:.L$27];ABS(INDEX([.B14:.G14];1;[.A14]));1)+(10*[.H13]))))" office:value-type="float" office:value="5095" calcext:value-type="float">
            <text:p><text:s/>5 095 </text:p>
          </table:table-cell>
          <table:table-cell table:style-name="ce152" table:formula="of:=[.J13]+[.I14]" office:value-type="float" office:value="21337.5" calcext:value-type="float">
            <text:p><text:s/>21 338 </text:p>
          </table:table-cell>
          <table:table-cell table:style-name="ce302" table:formula="of:=[.K13]+1" office:value-type="float" office:value="13" calcext:value-type="float">
            <text:p>13</text:p>
          </table:table-cell>
          <table:table-cell table:style-name="ce166" table:formula="of:=[.L13]+([.K14]-12)*210+[.L$11]" office:value-type="float" office:value="13850" calcext:value-type="float">
            <text:p><text:s/>13 850 </text:p>
          </table:table-cell>
          <table:table-cell table:number-columns-repeated="52"/>
        </table:table-row>
        <table:table-row table:style-name="ro2">
          <table:table-cell table:style-name="ce274" office:value-type="float" office:value="6" calcext:value-type="float">
            <text:p>6</text:p>
          </table:table-cell>
          <table:table-cell table:style-name="ce298" table:formula="of:=MIN(IF([.$A15]=1;MAX(-(ABS([.B14])+1);-27);ABS([.B14]));26)" office:value-type="float" office:value="3" calcext:value-type="float">
            <text:p>3</text:p>
          </table:table-cell>
          <table:table-cell table:style-name="ce298" table:formula="of:=MIN(IF([.$A15]=2;MAX(-(ABS([.C14])+1);-27);ABS([.C14]));26)" office:value-type="float" office:value="3" calcext:value-type="float">
            <text:p>3</text:p>
          </table:table-cell>
          <table:table-cell table:style-name="ce298" table:formula="of:=MIN(IF([.$A15]=3;MAX(-(ABS([.D14])+1);-27);ABS([.D14]));26)" office:value-type="float" office:value="4" calcext:value-type="float">
            <text:p>4</text:p>
          </table:table-cell>
          <table:table-cell table:style-name="ce298" table:formula="of:=MIN(IF([.$A15]=4;MAX(-(ABS([.E14])+1);-27);ABS([.E14]));26)" office:value-type="float" office:value="8" calcext:value-type="float">
            <text:p>8</text:p>
          </table:table-cell>
          <table:table-cell table:style-name="ce298" table:formula="of:=MIN(IF([.$A15]=5;MAX(-(ABS([.F14])+1);-27);ABS([.F14]));26)" office:value-type="float" office:value="3" calcext:value-type="float">
            <text:p>3</text:p>
          </table:table-cell>
          <table:table-cell table:style-name="ce298" table:formula="of:=MIN(IF([.$A15]=6;MAX(-(ABS([.G14])+1);-27);ABS([.G14]));26)" office:value-type="float" office:value="-13" calcext:value-type="float">
            <text:p>(13)</text:p>
          </table:table-cell>
          <table:table-cell table:formula="of:=ABS([.B15])+ABS([.C15])+ABS([.D15])+ABS([.E15])+ABS([.F15])+ABS([.G15])" office:value-type="float" office:value="34" calcext:value-type="float">
            <text:p>34</text:p>
          </table:table-cell>
          <table:table-cell table:formula="of:=IF(OR([.A15]&lt;1;[.A15]&gt;6);0;IF(INDEX([.B15:.G15];1;[.A15])=-27;0;INDEX([.B$2:.G$2];1;[.A15])*(INDEX([.L$2:.L$27];ABS(INDEX([.B15:.G15];1;[.A15]));1)+(10*[.H14]))))" office:value-type="float" office:value="7090" calcext:value-type="float">
            <text:p><text:s/>7 090 </text:p>
          </table:table-cell>
          <table:table-cell table:style-name="ce152" table:formula="of:=[.J14]+[.I15]" office:value-type="float" office:value="28427.5" calcext:value-type="float">
            <text:p><text:s/>28 428 </text:p>
          </table:table-cell>
          <table:table-cell table:style-name="ce302" table:formula="of:=[.K14]+1" office:value-type="float" office:value="14" calcext:value-type="float">
            <text:p>14</text:p>
          </table:table-cell>
          <table:table-cell table:style-name="ce166" table:formula="of:=[.L14]+([.K15]-12)*210+[.L$11]" office:value-type="float" office:value="18040" calcext:value-type="float">
            <text:p><text:s/>18 040 </text:p>
          </table:table-cell>
          <table:table-cell table:number-columns-repeated="52"/>
        </table:table-row>
        <table:table-row table:style-name="ro2">
          <table:table-cell table:style-name="ce274" office:value-type="float" office:value="2" calcext:value-type="float">
            <text:p>2</text:p>
          </table:table-cell>
          <table:table-cell table:style-name="ce298" table:formula="of:=MIN(IF([.$A16]=1;MAX(-(ABS([.B15])+1);-27);ABS([.B15]));26)" office:value-type="float" office:value="3" calcext:value-type="float">
            <text:p>3</text:p>
          </table:table-cell>
          <table:table-cell table:style-name="ce298" table:formula="of:=MIN(IF([.$A16]=2;MAX(-(ABS([.C15])+1);-27);ABS([.C15]));26)" office:value-type="float" office:value="-4" calcext:value-type="float">
            <text:p>(4)</text:p>
          </table:table-cell>
          <table:table-cell table:style-name="ce298" table:formula="of:=MIN(IF([.$A16]=3;MAX(-(ABS([.D15])+1);-27);ABS([.D15]));26)" office:value-type="float" office:value="4" calcext:value-type="float">
            <text:p>4</text:p>
          </table:table-cell>
          <table:table-cell table:style-name="ce298" table:formula="of:=MIN(IF([.$A16]=4;MAX(-(ABS([.E15])+1);-27);ABS([.E15]));26)" office:value-type="float" office:value="8" calcext:value-type="float">
            <text:p>8</text:p>
          </table:table-cell>
          <table:table-cell table:style-name="ce298" table:formula="of:=MIN(IF([.$A16]=5;MAX(-(ABS([.F15])+1);-27);ABS([.F15]));26)" office:value-type="float" office:value="3" calcext:value-type="float">
            <text:p>3</text:p>
          </table:table-cell>
          <table:table-cell table:style-name="ce298" table:formula="of:=MIN(IF([.$A16]=6;MAX(-(ABS([.G15])+1);-27);ABS([.G15]));26)" office:value-type="float" office:value="13" calcext:value-type="float">
            <text:p>13</text:p>
          </table:table-cell>
          <table:table-cell table:formula="of:=ABS([.B16])+ABS([.C16])+ABS([.D16])+ABS([.E16])+ABS([.F16])+ABS([.G16])" office:value-type="float" office:value="35" calcext:value-type="float">
            <text:p>35</text:p>
          </table:table-cell>
          <table:table-cell table:formula="of:=IF(OR([.A16]&lt;1;[.A16]&gt;6);0;IF(INDEX([.B16:.G16];1;[.A16])=-27;0;INDEX([.B$2:.G$2];1;[.A16])*(INDEX([.L$2:.L$27];ABS(INDEX([.B16:.G16];1;[.A16]));1)+(10*[.H15]))))" office:value-type="float" office:value="275" calcext:value-type="float">
            <text:p><text:s/>275 </text:p>
          </table:table-cell>
          <table:table-cell table:style-name="ce152" table:formula="of:=[.J15]+[.I16]" office:value-type="float" office:value="28702.5" calcext:value-type="float">
            <text:p><text:s/>28 703 </text:p>
          </table:table-cell>
          <table:table-cell table:style-name="ce302" table:formula="of:=[.K15]+1" office:value-type="float" office:value="15" calcext:value-type="float">
            <text:p>15</text:p>
          </table:table-cell>
          <table:table-cell table:style-name="ce166" table:formula="of:=[.L15]+([.K16]-12)*210+[.L$11]" office:value-type="float" office:value="22440" calcext:value-type="float">
            <text:p><text:s/>22 440 </text:p>
          </table:table-cell>
          <table:table-cell table:number-columns-repeated="52"/>
        </table:table-row>
        <table:table-row table:style-name="ro2">
          <table:table-cell table:style-name="ce274" office:value-type="float" office:value="2" calcext:value-type="float">
            <text:p>2</text:p>
          </table:table-cell>
          <table:table-cell table:style-name="ce298" table:formula="of:=MIN(IF([.$A17]=1;MAX(-(ABS([.B16])+1);-27);ABS([.B16]));26)" office:value-type="float" office:value="3" calcext:value-type="float">
            <text:p>3</text:p>
          </table:table-cell>
          <table:table-cell table:style-name="ce298" table:formula="of:=MIN(IF([.$A17]=2;MAX(-(ABS([.C16])+1);-27);ABS([.C16]));26)" office:value-type="float" office:value="-5" calcext:value-type="float">
            <text:p>(5)</text:p>
          </table:table-cell>
          <table:table-cell table:style-name="ce298" table:formula="of:=MIN(IF([.$A17]=3;MAX(-(ABS([.D16])+1);-27);ABS([.D16]));26)" office:value-type="float" office:value="4" calcext:value-type="float">
            <text:p>4</text:p>
          </table:table-cell>
          <table:table-cell table:style-name="ce298" table:formula="of:=MIN(IF([.$A17]=4;MAX(-(ABS([.E16])+1);-27);ABS([.E16]));26)" office:value-type="float" office:value="8" calcext:value-type="float">
            <text:p>8</text:p>
          </table:table-cell>
          <table:table-cell table:style-name="ce298" table:formula="of:=MIN(IF([.$A17]=5;MAX(-(ABS([.F16])+1);-27);ABS([.F16]));26)" office:value-type="float" office:value="3" calcext:value-type="float">
            <text:p>3</text:p>
          </table:table-cell>
          <table:table-cell table:style-name="ce298" table:formula="of:=MIN(IF([.$A17]=6;MAX(-(ABS([.G16])+1);-27);ABS([.G16]));26)" office:value-type="float" office:value="13" calcext:value-type="float">
            <text:p>13</text:p>
          </table:table-cell>
          <table:table-cell table:formula="of:=ABS([.B17])+ABS([.C17])+ABS([.D17])+ABS([.E17])+ABS([.F17])+ABS([.G17])" office:value-type="float" office:value="36" calcext:value-type="float">
            <text:p>36</text:p>
          </table:table-cell>
          <table:table-cell table:formula="of:=IF(OR([.A17]&lt;1;[.A17]&gt;6);0;IF(INDEX([.B17:.G17];1;[.A17])=-27;0;INDEX([.B$2:.G$2];1;[.A17])*(INDEX([.L$2:.L$27];ABS(INDEX([.B17:.G17];1;[.A17]));1)+(10*[.H16]))))" office:value-type="float" office:value="345" calcext:value-type="float">
            <text:p><text:s/>345 </text:p>
          </table:table-cell>
          <table:table-cell table:style-name="ce152" table:formula="of:=[.J16]+[.I17]" office:value-type="float" office:value="29047.5" calcext:value-type="float">
            <text:p><text:s/>29 048 </text:p>
          </table:table-cell>
          <table:table-cell table:style-name="ce302" table:formula="of:=[.K16]+1" office:value-type="float" office:value="16" calcext:value-type="float">
            <text:p>16</text:p>
          </table:table-cell>
          <table:table-cell table:style-name="ce166" table:formula="of:=[.L16]+([.K17]-12)*210+[.L$11]" office:value-type="float" office:value="27050" calcext:value-type="float">
            <text:p><text:s/>27 050 </text:p>
          </table:table-cell>
          <table:table-cell table:number-columns-repeated="52"/>
        </table:table-row>
        <table:table-row table:style-name="ro2">
          <table:table-cell table:style-name="ce274" office:value-type="float" office:value="2" calcext:value-type="float">
            <text:p>2</text:p>
          </table:table-cell>
          <table:table-cell table:style-name="ce298" table:formula="of:=MIN(IF([.$A18]=1;MAX(-(ABS([.B17])+1);-27);ABS([.B17]));26)" office:value-type="float" office:value="3" calcext:value-type="float">
            <text:p>3</text:p>
          </table:table-cell>
          <table:table-cell table:style-name="ce298" table:formula="of:=MIN(IF([.$A18]=2;MAX(-(ABS([.C17])+1);-27);ABS([.C17]));26)" office:value-type="float" office:value="-6" calcext:value-type="float">
            <text:p>(6)</text:p>
          </table:table-cell>
          <table:table-cell table:style-name="ce298" table:formula="of:=MIN(IF([.$A18]=3;MAX(-(ABS([.D17])+1);-27);ABS([.D17]));26)" office:value-type="float" office:value="4" calcext:value-type="float">
            <text:p>4</text:p>
          </table:table-cell>
          <table:table-cell table:style-name="ce298" table:formula="of:=MIN(IF([.$A18]=4;MAX(-(ABS([.E17])+1);-27);ABS([.E17]));26)" office:value-type="float" office:value="8" calcext:value-type="float">
            <text:p>8</text:p>
          </table:table-cell>
          <table:table-cell table:style-name="ce298" table:formula="of:=MIN(IF([.$A18]=5;MAX(-(ABS([.F17])+1);-27);ABS([.F17]));26)" office:value-type="float" office:value="3" calcext:value-type="float">
            <text:p>3</text:p>
          </table:table-cell>
          <table:table-cell table:style-name="ce298" table:formula="of:=MIN(IF([.$A18]=6;MAX(-(ABS([.G17])+1);-27);ABS([.G17]));26)" office:value-type="float" office:value="13" calcext:value-type="float">
            <text:p>13</text:p>
          </table:table-cell>
          <table:table-cell table:formula="of:=ABS([.B18])+ABS([.C18])+ABS([.D18])+ABS([.E18])+ABS([.F18])+ABS([.G18])" office:value-type="float" office:value="37" calcext:value-type="float">
            <text:p>37</text:p>
          </table:table-cell>
          <table:table-cell table:formula="of:=IF(OR([.A18]&lt;1;[.A18]&gt;6);0;IF(INDEX([.B18:.G18];1;[.A18])=-27;0;INDEX([.B$2:.G$2];1;[.A18])*(INDEX([.L$2:.L$27];ABS(INDEX([.B18:.G18];1;[.A18]));1)+(10*[.H17]))))" office:value-type="float" office:value="455" calcext:value-type="float">
            <text:p><text:s/>455 </text:p>
          </table:table-cell>
          <table:table-cell table:style-name="ce152" table:formula="of:=[.J17]+[.I18]" office:value-type="float" office:value="29502.5" calcext:value-type="float">
            <text:p><text:s/>29 503 </text:p>
          </table:table-cell>
          <table:table-cell table:style-name="ce302" table:formula="of:=[.K17]+1" office:value-type="float" office:value="17" calcext:value-type="float">
            <text:p>17</text:p>
          </table:table-cell>
          <table:table-cell table:style-name="ce166" table:formula="of:=[.L17]+([.K18]-12)*210+[.L$11]" office:value-type="float" office:value="31870" calcext:value-type="float">
            <text:p><text:s/>31 870 </text:p>
          </table:table-cell>
          <table:table-cell table:number-columns-repeated="52"/>
        </table:table-row>
        <table:table-row table:style-name="ro2">
          <table:table-cell table:style-name="ce274" office:value-type="float" office:value="2" calcext:value-type="float">
            <text:p>2</text:p>
          </table:table-cell>
          <table:table-cell table:style-name="ce298" table:formula="of:=MIN(IF([.$A19]=1;MAX(-(ABS([.B18])+1);-27);ABS([.B18]));26)" office:value-type="float" office:value="3" calcext:value-type="float">
            <text:p>3</text:p>
          </table:table-cell>
          <table:table-cell table:style-name="ce298" table:formula="of:=MIN(IF([.$A19]=2;MAX(-(ABS([.C18])+1);-27);ABS([.C18]));26)" office:value-type="float" office:value="-7" calcext:value-type="float">
            <text:p>(7)</text:p>
          </table:table-cell>
          <table:table-cell table:style-name="ce298" table:formula="of:=MIN(IF([.$A19]=3;MAX(-(ABS([.D18])+1);-27);ABS([.D18]));26)" office:value-type="float" office:value="4" calcext:value-type="float">
            <text:p>4</text:p>
          </table:table-cell>
          <table:table-cell table:style-name="ce298" table:formula="of:=MIN(IF([.$A19]=4;MAX(-(ABS([.E18])+1);-27);ABS([.E18]));26)" office:value-type="float" office:value="8" calcext:value-type="float">
            <text:p>8</text:p>
          </table:table-cell>
          <table:table-cell table:style-name="ce298" table:formula="of:=MIN(IF([.$A19]=5;MAX(-(ABS([.F18])+1);-27);ABS([.F18]));26)" office:value-type="float" office:value="3" calcext:value-type="float">
            <text:p>3</text:p>
          </table:table-cell>
          <table:table-cell table:style-name="ce298" table:formula="of:=MIN(IF([.$A19]=6;MAX(-(ABS([.G18])+1);-27);ABS([.G18]));26)" office:value-type="float" office:value="13" calcext:value-type="float">
            <text:p>13</text:p>
          </table:table-cell>
          <table:table-cell table:formula="of:=ABS([.B19])+ABS([.C19])+ABS([.D19])+ABS([.E19])+ABS([.F19])+ABS([.G19])" office:value-type="float" office:value="38" calcext:value-type="float">
            <text:p>38</text:p>
          </table:table-cell>
          <table:table-cell table:formula="of:=IF(OR([.A19]&lt;1;[.A19]&gt;6);0;IF(INDEX([.B19:.G19];1;[.A19])=-27;0;INDEX([.B$2:.G$2];1;[.A19])*(INDEX([.L$2:.L$27];ABS(INDEX([.B19:.G19];1;[.A19]));1)+(10*[.H18]))))" office:value-type="float" office:value="630" calcext:value-type="float">
            <text:p><text:s/>630 </text:p>
          </table:table-cell>
          <table:table-cell table:style-name="ce152" table:formula="of:=[.J18]+[.I19]" office:value-type="float" office:value="30132.5" calcext:value-type="float">
            <text:p><text:s/>30 133 </text:p>
          </table:table-cell>
          <table:table-cell table:style-name="ce302" table:formula="of:=[.K18]+1" office:value-type="float" office:value="18" calcext:value-type="float">
            <text:p>18</text:p>
          </table:table-cell>
          <table:table-cell table:style-name="ce166" table:formula="of:=[.L18]+([.K19]-12)*210+[.L$11]" office:value-type="float" office:value="36900" calcext:value-type="float">
            <text:p><text:s/>36 900 </text:p>
          </table:table-cell>
          <table:table-cell table:number-columns-repeated="52"/>
        </table:table-row>
        <table:table-row table:style-name="ro2">
          <table:table-cell table:style-name="ce274" office:value-type="float" office:value="2" calcext:value-type="float">
            <text:p>2</text:p>
          </table:table-cell>
          <table:table-cell table:style-name="ce298" table:formula="of:=MIN(IF([.$A20]=1;MAX(-(ABS([.B19])+1);-27);ABS([.B19]));26)" office:value-type="float" office:value="3" calcext:value-type="float">
            <text:p>3</text:p>
          </table:table-cell>
          <table:table-cell table:style-name="ce298" table:formula="of:=MIN(IF([.$A20]=2;MAX(-(ABS([.C19])+1);-27);ABS([.C19]));26)" office:value-type="float" office:value="-8" calcext:value-type="float">
            <text:p>(8)</text:p>
          </table:table-cell>
          <table:table-cell table:style-name="ce298" table:formula="of:=MIN(IF([.$A20]=3;MAX(-(ABS([.D19])+1);-27);ABS([.D19]));26)" office:value-type="float" office:value="4" calcext:value-type="float">
            <text:p>4</text:p>
          </table:table-cell>
          <table:table-cell table:style-name="ce298" table:formula="of:=MIN(IF([.$A20]=4;MAX(-(ABS([.E19])+1);-27);ABS([.E19]));26)" office:value-type="float" office:value="8" calcext:value-type="float">
            <text:p>8</text:p>
          </table:table-cell>
          <table:table-cell table:style-name="ce298" table:formula="of:=MIN(IF([.$A20]=5;MAX(-(ABS([.F19])+1);-27);ABS([.F19]));26)" office:value-type="float" office:value="3" calcext:value-type="float">
            <text:p>3</text:p>
          </table:table-cell>
          <table:table-cell table:style-name="ce298" table:formula="of:=MIN(IF([.$A20]=6;MAX(-(ABS([.G19])+1);-27);ABS([.G19]));26)" office:value-type="float" office:value="13" calcext:value-type="float">
            <text:p>13</text:p>
          </table:table-cell>
          <table:table-cell table:formula="of:=ABS([.B20])+ABS([.C20])+ABS([.D20])+ABS([.E20])+ABS([.F20])+ABS([.G20])" office:value-type="float" office:value="39" calcext:value-type="float">
            <text:p>39</text:p>
          </table:table-cell>
          <table:table-cell table:formula="of:=IF(OR([.A20]&lt;1;[.A20]&gt;6);0;IF(INDEX([.B20:.G20];1;[.A20])=-27;0;INDEX([.B$2:.G$2];1;[.A20])*(INDEX([.L$2:.L$27];ABS(INDEX([.B20:.G20];1;[.A20]));1)+(10*[.H19]))))" office:value-type="float" office:value="910" calcext:value-type="float">
            <text:p><text:s/>910 </text:p>
          </table:table-cell>
          <table:table-cell table:style-name="ce152" table:formula="of:=[.J19]+[.I20]" office:value-type="float" office:value="31042.5" calcext:value-type="float">
            <text:p><text:s/>31 043 </text:p>
          </table:table-cell>
          <table:table-cell table:style-name="ce302" table:formula="of:=[.K19]+1" office:value-type="float" office:value="19" calcext:value-type="float">
            <text:p>19</text:p>
          </table:table-cell>
          <table:table-cell table:style-name="ce166" table:formula="of:=[.L19]+([.K20]-12)*210+[.L$11]" office:value-type="float" office:value="42140" calcext:value-type="float">
            <text:p><text:s/>42 140 </text:p>
          </table:table-cell>
          <table:table-cell table:number-columns-repeated="52"/>
        </table:table-row>
        <table:table-row table:style-name="ro2">
          <table:table-cell table:style-name="ce274" office:value-type="float" office:value="2" calcext:value-type="float">
            <text:p>2</text:p>
          </table:table-cell>
          <table:table-cell table:style-name="ce298" table:formula="of:=MIN(IF([.$A21]=1;MAX(-(ABS([.B20])+1);-27);ABS([.B20]));26)" office:value-type="float" office:value="3" calcext:value-type="float">
            <text:p>3</text:p>
          </table:table-cell>
          <table:table-cell table:style-name="ce298" table:formula="of:=MIN(IF([.$A21]=2;MAX(-(ABS([.C20])+1);-27);ABS([.C20]));26)" office:value-type="float" office:value="-9" calcext:value-type="float">
            <text:p>(9)</text:p>
          </table:table-cell>
          <table:table-cell table:style-name="ce298" table:formula="of:=MIN(IF([.$A21]=3;MAX(-(ABS([.D20])+1);-27);ABS([.D20]));26)" office:value-type="float" office:value="4" calcext:value-type="float">
            <text:p>4</text:p>
          </table:table-cell>
          <table:table-cell table:style-name="ce298" table:formula="of:=MIN(IF([.$A21]=4;MAX(-(ABS([.E20])+1);-27);ABS([.E20]));26)" office:value-type="float" office:value="8" calcext:value-type="float">
            <text:p>8</text:p>
          </table:table-cell>
          <table:table-cell table:style-name="ce298" table:formula="of:=MIN(IF([.$A21]=5;MAX(-(ABS([.F20])+1);-27);ABS([.F20]));26)" office:value-type="float" office:value="3" calcext:value-type="float">
            <text:p>3</text:p>
          </table:table-cell>
          <table:table-cell table:style-name="ce298" table:formula="of:=MIN(IF([.$A21]=6;MAX(-(ABS([.G20])+1);-27);ABS([.G20]));26)" office:value-type="float" office:value="13" calcext:value-type="float">
            <text:p>13</text:p>
          </table:table-cell>
          <table:table-cell table:formula="of:=ABS([.B21])+ABS([.C21])+ABS([.D21])+ABS([.E21])+ABS([.F21])+ABS([.G21])" office:value-type="float" office:value="40" calcext:value-type="float">
            <text:p>40</text:p>
          </table:table-cell>
          <table:table-cell table:formula="of:=IF(OR([.A21]&lt;1;[.A21]&gt;6);0;IF(INDEX([.B21:.G21];1;[.A21])=-27;0;INDEX([.B$2:.G$2];1;[.A21])*(INDEX([.L$2:.L$27];ABS(INDEX([.B21:.G21];1;[.A21]));1)+(10*[.H20]))))" office:value-type="float" office:value="1360" calcext:value-type="float">
            <text:p><text:s/>1 360 </text:p>
          </table:table-cell>
          <table:table-cell table:style-name="ce152" table:formula="of:=[.J20]+[.I21]" office:value-type="float" office:value="32402.5" calcext:value-type="float">
            <text:p><text:s/>32 403 </text:p>
          </table:table-cell>
          <table:table-cell table:style-name="ce302" table:formula="of:=[.K20]+1" office:value-type="float" office:value="20" calcext:value-type="float">
            <text:p>20</text:p>
          </table:table-cell>
          <table:table-cell table:style-name="ce166" table:formula="of:=[.L20]+([.K21]-12)*210+[.L$11]" office:value-type="float" office:value="47590" calcext:value-type="float">
            <text:p><text:s/>47 590 </text:p>
          </table:table-cell>
          <table:table-cell table:number-columns-repeated="52"/>
        </table:table-row>
        <table:table-row table:style-name="ro2">
          <table:table-cell table:style-name="ce274" office:value-type="float" office:value="2" calcext:value-type="float">
            <text:p>2</text:p>
          </table:table-cell>
          <table:table-cell table:style-name="ce298" table:formula="of:=MIN(IF([.$A22]=1;MAX(-(ABS([.B21])+1);-27);ABS([.B21]));26)" office:value-type="float" office:value="3" calcext:value-type="float">
            <text:p>3</text:p>
          </table:table-cell>
          <table:table-cell table:style-name="ce298" table:formula="of:=MIN(IF([.$A22]=2;MAX(-(ABS([.C21])+1);-27);ABS([.C21]));26)" office:value-type="float" office:value="-10" calcext:value-type="float">
            <text:p>(10)</text:p>
          </table:table-cell>
          <table:table-cell table:style-name="ce298" table:formula="of:=MIN(IF([.$A22]=3;MAX(-(ABS([.D21])+1);-27);ABS([.D21]));26)" office:value-type="float" office:value="4" calcext:value-type="float">
            <text:p>4</text:p>
          </table:table-cell>
          <table:table-cell table:style-name="ce298" table:formula="of:=MIN(IF([.$A22]=4;MAX(-(ABS([.E21])+1);-27);ABS([.E21]));26)" office:value-type="float" office:value="8" calcext:value-type="float">
            <text:p>8</text:p>
          </table:table-cell>
          <table:table-cell table:style-name="ce298" table:formula="of:=MIN(IF([.$A22]=5;MAX(-(ABS([.F21])+1);-27);ABS([.F21]));26)" office:value-type="float" office:value="3" calcext:value-type="float">
            <text:p>3</text:p>
          </table:table-cell>
          <table:table-cell table:style-name="ce298" table:formula="of:=MIN(IF([.$A22]=6;MAX(-(ABS([.G21])+1);-27);ABS([.G21]));26)" office:value-type="float" office:value="13" calcext:value-type="float">
            <text:p>13</text:p>
          </table:table-cell>
          <table:table-cell table:formula="of:=ABS([.B22])+ABS([.C22])+ABS([.D22])+ABS([.E22])+ABS([.F22])+ABS([.G22])" office:value-type="float" office:value="41" calcext:value-type="float">
            <text:p>41</text:p>
          </table:table-cell>
          <table:table-cell table:formula="of:=IF(OR([.A22]&lt;1;[.A22]&gt;6);0;IF(INDEX([.B22:.G22];1;[.A22])=-27;0;INDEX([.B$2:.G$2];1;[.A22])*(INDEX([.L$2:.L$27];ABS(INDEX([.B22:.G22];1;[.A22]));1)+(10*[.H21]))))" office:value-type="float" office:value="2085" calcext:value-type="float">
            <text:p><text:s/>2 085 </text:p>
          </table:table-cell>
          <table:table-cell table:style-name="ce152" table:formula="of:=[.J21]+[.I22]" office:value-type="float" office:value="34487.5" calcext:value-type="float">
            <text:p><text:s/>34 488 </text:p>
          </table:table-cell>
          <table:table-cell table:style-name="ce302" table:formula="of:=[.K21]+1" office:value-type="float" office:value="21" calcext:value-type="float">
            <text:p>21</text:p>
          </table:table-cell>
          <table:table-cell table:style-name="ce166" table:formula="of:=[.L21]+([.K22]-12)*210+[.L$11]" office:value-type="float" office:value="53250" calcext:value-type="float">
            <text:p><text:s/>53 250 </text:p>
          </table:table-cell>
          <table:table-cell table:number-columns-repeated="52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98" table:formula="of:=MIN(IF([.$A23]=1;MAX(-(ABS([.B22])+1);-27);ABS([.B22]));26)" office:value-type="float" office:value="-4" calcext:value-type="float">
            <text:p>(4)</text:p>
          </table:table-cell>
          <table:table-cell table:style-name="ce298" table:formula="of:=MIN(IF([.$A23]=2;MAX(-(ABS([.C22])+1);-27);ABS([.C22]));26)" office:value-type="float" office:value="10" calcext:value-type="float">
            <text:p>10</text:p>
          </table:table-cell>
          <table:table-cell table:style-name="ce298" table:formula="of:=MIN(IF([.$A23]=3;MAX(-(ABS([.D22])+1);-27);ABS([.D22]));26)" office:value-type="float" office:value="4" calcext:value-type="float">
            <text:p>4</text:p>
          </table:table-cell>
          <table:table-cell table:style-name="ce298" table:formula="of:=MIN(IF([.$A23]=4;MAX(-(ABS([.E22])+1);-27);ABS([.E22]));26)" office:value-type="float" office:value="8" calcext:value-type="float">
            <text:p>8</text:p>
          </table:table-cell>
          <table:table-cell table:style-name="ce298" table:formula="of:=MIN(IF([.$A23]=5;MAX(-(ABS([.F22])+1);-27);ABS([.F22]));26)" office:value-type="float" office:value="3" calcext:value-type="float">
            <text:p>3</text:p>
          </table:table-cell>
          <table:table-cell table:style-name="ce298" table:formula="of:=MIN(IF([.$A23]=6;MAX(-(ABS([.G22])+1);-27);ABS([.G22]));26)" office:value-type="float" office:value="13" calcext:value-type="float">
            <text:p>13</text:p>
          </table:table-cell>
          <table:table-cell table:formula="of:=ABS([.B23])+ABS([.C23])+ABS([.D23])+ABS([.E23])+ABS([.F23])+ABS([.G23])" office:value-type="float" office:value="42" calcext:value-type="float">
            <text:p>42</text:p>
          </table:table-cell>
          <table:table-cell table:formula="of:=IF(OR([.A23]&lt;1;[.A23]&gt;6);0;IF(INDEX([.B23:.G23];1;[.A23])=-27;0;INDEX([.B$2:.G$2];1;[.A23])*(INDEX([.L$2:.L$27];ABS(INDEX([.B23:.G23];1;[.A23]));1)+(10*[.H22]))))" office:value-type="float" office:value="1085" calcext:value-type="float">
            <text:p><text:s/>1 085 </text:p>
          </table:table-cell>
          <table:table-cell table:style-name="ce152" table:formula="of:=[.J22]+[.I23]" office:value-type="float" office:value="35572.5" calcext:value-type="float">
            <text:p><text:s/>35 573 </text:p>
          </table:table-cell>
          <table:table-cell table:style-name="ce302" table:formula="of:=[.K22]+1" office:value-type="float" office:value="22" calcext:value-type="float">
            <text:p>22</text:p>
          </table:table-cell>
          <table:table-cell table:style-name="ce166" table:formula="of:=[.L22]+([.K23]-12)*210+[.L$11]" office:value-type="float" office:value="59120" calcext:value-type="float">
            <text:p><text:s/>59 120 </text:p>
          </table:table-cell>
          <table:table-cell table:number-columns-repeated="52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98" table:formula="of:=MIN(IF([.$A24]=1;MAX(-(ABS([.B23])+1);-27);ABS([.B23]));26)" office:value-type="float" office:value="-5" calcext:value-type="float">
            <text:p>(5)</text:p>
          </table:table-cell>
          <table:table-cell table:style-name="ce298" table:formula="of:=MIN(IF([.$A24]=2;MAX(-(ABS([.C23])+1);-27);ABS([.C23]));26)" office:value-type="float" office:value="10" calcext:value-type="float">
            <text:p>10</text:p>
          </table:table-cell>
          <table:table-cell table:style-name="ce298" table:formula="of:=MIN(IF([.$A24]=3;MAX(-(ABS([.D23])+1);-27);ABS([.D23]));26)" office:value-type="float" office:value="4" calcext:value-type="float">
            <text:p>4</text:p>
          </table:table-cell>
          <table:table-cell table:style-name="ce298" table:formula="of:=MIN(IF([.$A24]=4;MAX(-(ABS([.E23])+1);-27);ABS([.E23]));26)" office:value-type="float" office:value="8" calcext:value-type="float">
            <text:p>8</text:p>
          </table:table-cell>
          <table:table-cell table:style-name="ce298" table:formula="of:=MIN(IF([.$A24]=5;MAX(-(ABS([.F23])+1);-27);ABS([.F23]));26)" office:value-type="float" office:value="3" calcext:value-type="float">
            <text:p>3</text:p>
          </table:table-cell>
          <table:table-cell table:style-name="ce298" table:formula="of:=MIN(IF([.$A24]=6;MAX(-(ABS([.G23])+1);-27);ABS([.G23]));26)" office:value-type="float" office:value="13" calcext:value-type="float">
            <text:p>13</text:p>
          </table:table-cell>
          <table:table-cell table:formula="of:=ABS([.B24])+ABS([.C24])+ABS([.D24])+ABS([.E24])+ABS([.F24])+ABS([.G24])" office:value-type="float" office:value="43" calcext:value-type="float">
            <text:p>43</text:p>
          </table:table-cell>
          <table:table-cell table:formula="of:=IF(OR([.A24]&lt;1;[.A24]&gt;6);0;IF(INDEX([.B24:.G24];1;[.A24])=-27;0;INDEX([.B$2:.G$2];1;[.A24])*(INDEX([.L$2:.L$27];ABS(INDEX([.B24:.G24];1;[.A24]));1)+(10*[.H23]))))" office:value-type="float" office:value="1330" calcext:value-type="float">
            <text:p><text:s/>1 330 </text:p>
          </table:table-cell>
          <table:table-cell table:style-name="ce152" table:formula="of:=[.J23]+[.I24]" office:value-type="float" office:value="36902.5" calcext:value-type="float">
            <text:p><text:s/>36 903 </text:p>
          </table:table-cell>
          <table:table-cell table:style-name="ce302" table:formula="of:=[.K23]+1" office:value-type="float" office:value="23" calcext:value-type="float">
            <text:p>23</text:p>
          </table:table-cell>
          <table:table-cell table:style-name="ce166" table:formula="of:=[.L23]+([.K24]-12)*210+[.L$11]" office:value-type="float" office:value="65200" calcext:value-type="float">
            <text:p><text:s/>65 200 </text:p>
          </table:table-cell>
          <table:table-cell table:number-columns-repeated="52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98" table:formula="of:=MIN(IF([.$A25]=1;MAX(-(ABS([.B24])+1);-27);ABS([.B24]));26)" office:value-type="float" office:value="-6" calcext:value-type="float">
            <text:p>(6)</text:p>
          </table:table-cell>
          <table:table-cell table:style-name="ce298" table:formula="of:=MIN(IF([.$A25]=2;MAX(-(ABS([.C24])+1);-27);ABS([.C24]));26)" office:value-type="float" office:value="10" calcext:value-type="float">
            <text:p>10</text:p>
          </table:table-cell>
          <table:table-cell table:style-name="ce298" table:formula="of:=MIN(IF([.$A25]=3;MAX(-(ABS([.D24])+1);-27);ABS([.D24]));26)" office:value-type="float" office:value="4" calcext:value-type="float">
            <text:p>4</text:p>
          </table:table-cell>
          <table:table-cell table:style-name="ce298" table:formula="of:=MIN(IF([.$A25]=4;MAX(-(ABS([.E24])+1);-27);ABS([.E24]));26)" office:value-type="float" office:value="8" calcext:value-type="float">
            <text:p>8</text:p>
          </table:table-cell>
          <table:table-cell table:style-name="ce298" table:formula="of:=MIN(IF([.$A25]=5;MAX(-(ABS([.F24])+1);-27);ABS([.F24]));26)" office:value-type="float" office:value="3" calcext:value-type="float">
            <text:p>3</text:p>
          </table:table-cell>
          <table:table-cell table:style-name="ce298" table:formula="of:=MIN(IF([.$A25]=6;MAX(-(ABS([.G24])+1);-27);ABS([.G24]));26)" office:value-type="float" office:value="13" calcext:value-type="float">
            <text:p>13</text:p>
          </table:table-cell>
          <table:table-cell table:formula="of:=ABS([.B25])+ABS([.C25])+ABS([.D25])+ABS([.E25])+ABS([.F25])+ABS([.G25])" office:value-type="float" office:value="44" calcext:value-type="float">
            <text:p>44</text:p>
          </table:table-cell>
          <table:table-cell table:formula="of:=IF(OR([.A25]&lt;1;[.A25]&gt;6);0;IF(INDEX([.B25:.G25];1;[.A25])=-27;0;INDEX([.B$2:.G$2];1;[.A25])*(INDEX([.L$2:.L$27];ABS(INDEX([.B25:.G25];1;[.A25]));1)+(10*[.H24]))))" office:value-type="float" office:value="1715" calcext:value-type="float">
            <text:p><text:s/>1 715 </text:p>
          </table:table-cell>
          <table:table-cell table:style-name="ce152" table:formula="of:=[.J24]+[.I25]" office:value-type="float" office:value="38617.5" calcext:value-type="float">
            <text:p><text:s/>38 618 </text:p>
          </table:table-cell>
          <table:table-cell table:style-name="ce302" table:formula="of:=[.K24]+1" office:value-type="float" office:value="24" calcext:value-type="float">
            <text:p>24</text:p>
          </table:table-cell>
          <table:table-cell table:style-name="ce166" table:formula="of:=[.L24]+([.K25]-12)*210+[.L$11]" office:value-type="float" office:value="71490" calcext:value-type="float">
            <text:p><text:s/>71 490 </text:p>
          </table:table-cell>
          <table:table-cell table:number-columns-repeated="52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98" table:formula="of:=MIN(IF([.$A26]=1;MAX(-(ABS([.B25])+1);-27);ABS([.B25]));26)" office:value-type="float" office:value="-7" calcext:value-type="float">
            <text:p>(7)</text:p>
          </table:table-cell>
          <table:table-cell table:style-name="ce298" table:formula="of:=MIN(IF([.$A26]=2;MAX(-(ABS([.C25])+1);-27);ABS([.C25]));26)" office:value-type="float" office:value="10" calcext:value-type="float">
            <text:p>10</text:p>
          </table:table-cell>
          <table:table-cell table:style-name="ce298" table:formula="of:=MIN(IF([.$A26]=3;MAX(-(ABS([.D25])+1);-27);ABS([.D25]));26)" office:value-type="float" office:value="4" calcext:value-type="float">
            <text:p>4</text:p>
          </table:table-cell>
          <table:table-cell table:style-name="ce298" table:formula="of:=MIN(IF([.$A26]=4;MAX(-(ABS([.E25])+1);-27);ABS([.E25]));26)" office:value-type="float" office:value="8" calcext:value-type="float">
            <text:p>8</text:p>
          </table:table-cell>
          <table:table-cell table:style-name="ce298" table:formula="of:=MIN(IF([.$A26]=5;MAX(-(ABS([.F25])+1);-27);ABS([.F25]));26)" office:value-type="float" office:value="3" calcext:value-type="float">
            <text:p>3</text:p>
          </table:table-cell>
          <table:table-cell table:style-name="ce298" table:formula="of:=MIN(IF([.$A26]=6;MAX(-(ABS([.G25])+1);-27);ABS([.G25]));26)" office:value-type="float" office:value="13" calcext:value-type="float">
            <text:p>13</text:p>
          </table:table-cell>
          <table:table-cell table:formula="of:=ABS([.B26])+ABS([.C26])+ABS([.D26])+ABS([.E26])+ABS([.F26])+ABS([.G26])" office:value-type="float" office:value="45" calcext:value-type="float">
            <text:p>45</text:p>
          </table:table-cell>
          <table:table-cell table:formula="of:=IF(OR([.A26]&lt;1;[.A26]&gt;6);0;IF(INDEX([.B26:.G26];1;[.A26])=-27;0;INDEX([.B$2:.G$2];1;[.A26])*(INDEX([.L$2:.L$27];ABS(INDEX([.B26:.G26];1;[.A26]));1)+(10*[.H25]))))" office:value-type="float" office:value="2327.5" calcext:value-type="float">
            <text:p><text:s/>2 328 </text:p>
          </table:table-cell>
          <table:table-cell table:style-name="ce152" table:formula="of:=[.J25]+[.I26]" office:value-type="float" office:value="40945" calcext:value-type="float">
            <text:p><text:s/>40 945 </text:p>
          </table:table-cell>
          <table:table-cell table:style-name="ce302" table:formula="of:=[.K25]+1" office:value-type="float" office:value="25" calcext:value-type="float">
            <text:p>25</text:p>
          </table:table-cell>
          <table:table-cell table:style-name="ce166" table:formula="of:=[.L25]+([.K26]-12)*210+[.L$11]" office:value-type="float" office:value="77990" calcext:value-type="float">
            <text:p><text:s/>77 990 </text:p>
          </table:table-cell>
          <table:table-cell table:number-columns-repeated="52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98" table:formula="of:=MIN(IF([.$A27]=1;MAX(-(ABS([.B26])+1);-27);ABS([.B26]));26)" office:value-type="float" office:value="-8" calcext:value-type="float">
            <text:p>(8)</text:p>
          </table:table-cell>
          <table:table-cell table:style-name="ce298" table:formula="of:=MIN(IF([.$A27]=2;MAX(-(ABS([.C26])+1);-27);ABS([.C26]));26)" office:value-type="float" office:value="10" calcext:value-type="float">
            <text:p>10</text:p>
          </table:table-cell>
          <table:table-cell table:style-name="ce298" table:formula="of:=MIN(IF([.$A27]=3;MAX(-(ABS([.D26])+1);-27);ABS([.D26]));26)" office:value-type="float" office:value="4" calcext:value-type="float">
            <text:p>4</text:p>
          </table:table-cell>
          <table:table-cell table:style-name="ce298" table:formula="of:=MIN(IF([.$A27]=4;MAX(-(ABS([.E26])+1);-27);ABS([.E26]));26)" office:value-type="float" office:value="8" calcext:value-type="float">
            <text:p>8</text:p>
          </table:table-cell>
          <table:table-cell table:style-name="ce298" table:formula="of:=MIN(IF([.$A27]=5;MAX(-(ABS([.F26])+1);-27);ABS([.F26]));26)" office:value-type="float" office:value="3" calcext:value-type="float">
            <text:p>3</text:p>
          </table:table-cell>
          <table:table-cell table:style-name="ce298" table:formula="of:=MIN(IF([.$A27]=6;MAX(-(ABS([.G26])+1);-27);ABS([.G26]));26)" office:value-type="float" office:value="13" calcext:value-type="float">
            <text:p>13</text:p>
          </table:table-cell>
          <table:table-cell table:formula="of:=ABS([.B27])+ABS([.C27])+ABS([.D27])+ABS([.E27])+ABS([.F27])+ABS([.G27])" office:value-type="float" office:value="46" calcext:value-type="float">
            <text:p>46</text:p>
          </table:table-cell>
          <table:table-cell table:formula="of:=IF(OR([.A27]&lt;1;[.A27]&gt;6);0;IF(INDEX([.B27:.G27];1;[.A27])=-27;0;INDEX([.B$2:.G$2];1;[.A27])*(INDEX([.L$2:.L$27];ABS(INDEX([.B27:.G27];1;[.A27]));1)+(10*[.H26]))))" office:value-type="float" office:value="3307.5" calcext:value-type="float">
            <text:p><text:s/>3 308 </text:p>
          </table:table-cell>
          <table:table-cell table:style-name="ce152" table:formula="of:=[.J26]+[.I27]" office:value-type="float" office:value="44252.5" calcext:value-type="float">
            <text:p><text:s/>44 253 </text:p>
          </table:table-cell>
          <table:table-cell table:style-name="ce303" table:formula="of:=[.K26]+1" office:value-type="float" office:value="26" calcext:value-type="float">
            <text:p>26</text:p>
          </table:table-cell>
          <table:table-cell table:style-name="ce167" table:formula="of:=[.L26]+([.K27]-12)*210+[.L$11]" office:value-type="float" office:value="84700" calcext:value-type="float">
            <text:p><text:s/>84 700 </text:p>
          </table:table-cell>
          <table:table-cell table:number-columns-repeated="52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98" table:formula="of:=MIN(IF([.$A28]=1;MAX(-(ABS([.B27])+1);-27);ABS([.B27]));26)" office:value-type="float" office:value="-9" calcext:value-type="float">
            <text:p>(9)</text:p>
          </table:table-cell>
          <table:table-cell table:style-name="ce298" table:formula="of:=MIN(IF([.$A28]=2;MAX(-(ABS([.C27])+1);-27);ABS([.C27]));26)" office:value-type="float" office:value="10" calcext:value-type="float">
            <text:p>10</text:p>
          </table:table-cell>
          <table:table-cell table:style-name="ce298" table:formula="of:=MIN(IF([.$A28]=3;MAX(-(ABS([.D27])+1);-27);ABS([.D27]));26)" office:value-type="float" office:value="4" calcext:value-type="float">
            <text:p>4</text:p>
          </table:table-cell>
          <table:table-cell table:style-name="ce298" table:formula="of:=MIN(IF([.$A28]=4;MAX(-(ABS([.E27])+1);-27);ABS([.E27]));26)" office:value-type="float" office:value="8" calcext:value-type="float">
            <text:p>8</text:p>
          </table:table-cell>
          <table:table-cell table:style-name="ce298" table:formula="of:=MIN(IF([.$A28]=5;MAX(-(ABS([.F27])+1);-27);ABS([.F27]));26)" office:value-type="float" office:value="3" calcext:value-type="float">
            <text:p>3</text:p>
          </table:table-cell>
          <table:table-cell table:style-name="ce298" table:formula="of:=MIN(IF([.$A28]=6;MAX(-(ABS([.G27])+1);-27);ABS([.G27]));26)" office:value-type="float" office:value="13" calcext:value-type="float">
            <text:p>13</text:p>
          </table:table-cell>
          <table:table-cell table:formula="of:=ABS([.B28])+ABS([.C28])+ABS([.D28])+ABS([.E28])+ABS([.F28])+ABS([.G28])" office:value-type="float" office:value="47" calcext:value-type="float">
            <text:p>47</text:p>
          </table:table-cell>
          <table:table-cell table:formula="of:=IF(OR([.A28]&lt;1;[.A28]&gt;6);0;IF(INDEX([.B28:.G28];1;[.A28])=-27;0;INDEX([.B$2:.G$2];1;[.A28])*(INDEX([.L$2:.L$27];ABS(INDEX([.B28:.G28];1;[.A28]));1)+(10*[.H27]))))" office:value-type="float" office:value="4882.5" calcext:value-type="float">
            <text:p><text:s/>4 883 </text:p>
          </table:table-cell>
          <table:table-cell table:style-name="ce152" table:formula="of:=[.J27]+[.I28]" office:value-type="float" office:value="49135" calcext:value-type="float">
            <text:p><text:s/>49 135 </text:p>
          </table:table-cell>
          <table:table-cell/>
          <table:table-cell table:style-name="ce162"/>
          <table:table-cell table:number-columns-repeated="52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98" table:formula="of:=MIN(IF([.$A29]=1;MAX(-(ABS([.B28])+1);-27);ABS([.B28]));26)" office:value-type="float" office:value="-10" calcext:value-type="float">
            <text:p>(10)</text:p>
          </table:table-cell>
          <table:table-cell table:style-name="ce298" table:formula="of:=MIN(IF([.$A29]=2;MAX(-(ABS([.C28])+1);-27);ABS([.C28]));26)" office:value-type="float" office:value="10" calcext:value-type="float">
            <text:p>10</text:p>
          </table:table-cell>
          <table:table-cell table:style-name="ce298" table:formula="of:=MIN(IF([.$A29]=3;MAX(-(ABS([.D28])+1);-27);ABS([.D28]));26)" office:value-type="float" office:value="4" calcext:value-type="float">
            <text:p>4</text:p>
          </table:table-cell>
          <table:table-cell table:style-name="ce298" table:formula="of:=MIN(IF([.$A29]=4;MAX(-(ABS([.E28])+1);-27);ABS([.E28]));26)" office:value-type="float" office:value="8" calcext:value-type="float">
            <text:p>8</text:p>
          </table:table-cell>
          <table:table-cell table:style-name="ce298" table:formula="of:=MIN(IF([.$A29]=5;MAX(-(ABS([.F28])+1);-27);ABS([.F28]));26)" office:value-type="float" office:value="3" calcext:value-type="float">
            <text:p>3</text:p>
          </table:table-cell>
          <table:table-cell table:style-name="ce298" table:formula="of:=MIN(IF([.$A29]=6;MAX(-(ABS([.G28])+1);-27);ABS([.G28]));26)" office:value-type="float" office:value="13" calcext:value-type="float">
            <text:p>13</text:p>
          </table:table-cell>
          <table:table-cell table:formula="of:=ABS([.B29])+ABS([.C29])+ABS([.D29])+ABS([.E29])+ABS([.F29])+ABS([.G29])" office:value-type="float" office:value="48" calcext:value-type="float">
            <text:p>48</text:p>
          </table:table-cell>
          <table:table-cell table:formula="of:=IF(OR([.A29]&lt;1;[.A29]&gt;6);0;IF(INDEX([.B29:.G29];1;[.A29])=-27;0;INDEX([.B$2:.G$2];1;[.A29])*(INDEX([.L$2:.L$27];ABS(INDEX([.B29:.G29];1;[.A29]));1)+(10*[.H28]))))" office:value-type="float" office:value="7420" calcext:value-type="float">
            <text:p><text:s/>7 420 </text:p>
          </table:table-cell>
          <table:table-cell table:style-name="ce152" table:formula="of:=[.J28]+[.I29]" office:value-type="float" office:value="56555" calcext:value-type="float">
            <text:p><text:s/>56 555 </text:p>
          </table:table-cell>
          <table:table-cell/>
          <table:table-cell table:style-name="ce162"/>
          <table:table-cell table:number-columns-repeated="52"/>
        </table:table-row>
        <table:table-row table:style-name="ro2">
          <table:table-cell table:style-name="ce274" office:value-type="float" office:value="3" calcext:value-type="float">
            <text:p>3</text:p>
          </table:table-cell>
          <table:table-cell table:style-name="ce298" table:formula="of:=MIN(IF([.$A30]=1;MAX(-(ABS([.B29])+1);-27);ABS([.B29]));26)" office:value-type="float" office:value="10" calcext:value-type="float">
            <text:p>10</text:p>
          </table:table-cell>
          <table:table-cell table:style-name="ce298" table:formula="of:=MIN(IF([.$A30]=2;MAX(-(ABS([.C29])+1);-27);ABS([.C29]));26)" office:value-type="float" office:value="10" calcext:value-type="float">
            <text:p>10</text:p>
          </table:table-cell>
          <table:table-cell table:style-name="ce298" table:formula="of:=MIN(IF([.$A30]=3;MAX(-(ABS([.D29])+1);-27);ABS([.D29]));26)" office:value-type="float" office:value="-5" calcext:value-type="float">
            <text:p>(5)</text:p>
          </table:table-cell>
          <table:table-cell table:style-name="ce298" table:formula="of:=MIN(IF([.$A30]=4;MAX(-(ABS([.E29])+1);-27);ABS([.E29]));26)" office:value-type="float" office:value="8" calcext:value-type="float">
            <text:p>8</text:p>
          </table:table-cell>
          <table:table-cell table:style-name="ce298" table:formula="of:=MIN(IF([.$A30]=5;MAX(-(ABS([.F29])+1);-27);ABS([.F29]));26)" office:value-type="float" office:value="3" calcext:value-type="float">
            <text:p>3</text:p>
          </table:table-cell>
          <table:table-cell table:style-name="ce298" table:formula="of:=MIN(IF([.$A30]=6;MAX(-(ABS([.G29])+1);-27);ABS([.G29]));26)" office:value-type="float" office:value="13" calcext:value-type="float">
            <text:p>13</text:p>
          </table:table-cell>
          <table:table-cell table:formula="of:=ABS([.B30])+ABS([.C30])+ABS([.D30])+ABS([.E30])+ABS([.F30])+ABS([.G30])" office:value-type="float" office:value="49" calcext:value-type="float">
            <text:p>49</text:p>
          </table:table-cell>
          <table:table-cell table:formula="of:=IF(OR([.A30]&lt;1;[.A30]&gt;6);0;IF(INDEX([.B30:.G30];1;[.A30])=-27;0;INDEX([.B$2:.G$2];1;[.A30])*(INDEX([.L$2:.L$27];ABS(INDEX([.B30:.G30];1;[.A30]));1)+(10*[.H29]))))" office:value-type="float" office:value="1435" calcext:value-type="float">
            <text:p><text:s/>1 435 </text:p>
          </table:table-cell>
          <table:table-cell table:style-name="ce152" table:formula="of:=[.J29]+[.I30]" office:value-type="float" office:value="57990" calcext:value-type="float">
            <text:p><text:s/>57 990 </text:p>
          </table:table-cell>
          <table:table-cell table:number-columns-repeated="54"/>
        </table:table-row>
        <table:table-row table:style-name="ro2">
          <table:table-cell table:style-name="ce274" office:value-type="float" office:value="3" calcext:value-type="float">
            <text:p>3</text:p>
          </table:table-cell>
          <table:table-cell table:style-name="ce298" table:formula="of:=MIN(IF([.$A31]=1;MAX(-(ABS([.B30])+1);-27);ABS([.B30]));26)" office:value-type="float" office:value="10" calcext:value-type="float">
            <text:p>10</text:p>
          </table:table-cell>
          <table:table-cell table:style-name="ce298" table:formula="of:=MIN(IF([.$A31]=2;MAX(-(ABS([.C30])+1);-27);ABS([.C30]));26)" office:value-type="float" office:value="10" calcext:value-type="float">
            <text:p>10</text:p>
          </table:table-cell>
          <table:table-cell table:style-name="ce298" table:formula="of:=MIN(IF([.$A31]=3;MAX(-(ABS([.D30])+1);-27);ABS([.D30]));26)" office:value-type="float" office:value="-6" calcext:value-type="float">
            <text:p>(6)</text:p>
          </table:table-cell>
          <table:table-cell table:style-name="ce298" table:formula="of:=MIN(IF([.$A31]=4;MAX(-(ABS([.E30])+1);-27);ABS([.E30]));26)" office:value-type="float" office:value="8" calcext:value-type="float">
            <text:p>8</text:p>
          </table:table-cell>
          <table:table-cell table:style-name="ce298" table:formula="of:=MIN(IF([.$A31]=5;MAX(-(ABS([.F30])+1);-27);ABS([.F30]));26)" office:value-type="float" office:value="3" calcext:value-type="float">
            <text:p>3</text:p>
          </table:table-cell>
          <table:table-cell table:style-name="ce298" table:formula="of:=MIN(IF([.$A31]=6;MAX(-(ABS([.G30])+1);-27);ABS([.G30]));26)" office:value-type="float" office:value="13" calcext:value-type="float">
            <text:p>13</text:p>
          </table:table-cell>
          <table:table-cell table:formula="of:=ABS([.B31])+ABS([.C31])+ABS([.D31])+ABS([.E31])+ABS([.F31])+ABS([.G31])" office:value-type="float" office:value="50" calcext:value-type="float">
            <text:p>50</text:p>
          </table:table-cell>
          <table:table-cell table:formula="of:=IF(OR([.A31]&lt;1;[.A31]&gt;6);0;IF(INDEX([.B31:.G31];1;[.A31])=-27;0;INDEX([.B$2:.G$2];1;[.A31])*(INDEX([.L$2:.L$27];ABS(INDEX([.B31:.G31];1;[.A31]));1)+(10*[.H30]))))" office:value-type="float" office:value="1820" calcext:value-type="float">
            <text:p><text:s/>1 820 </text:p>
          </table:table-cell>
          <table:table-cell table:style-name="ce152" table:formula="of:=[.J30]+[.I31]" office:value-type="float" office:value="59810" calcext:value-type="float">
            <text:p><text:s/>59 810 </text:p>
          </table:table-cell>
          <table:table-cell table:number-columns-repeated="54"/>
        </table:table-row>
        <table:table-row table:style-name="ro2">
          <table:table-cell table:style-name="ce274" office:value-type="float" office:value="3" calcext:value-type="float">
            <text:p>3</text:p>
          </table:table-cell>
          <table:table-cell table:style-name="ce298" table:formula="of:=MIN(IF([.$A32]=1;MAX(-(ABS([.B31])+1);-27);ABS([.B31]));26)" office:value-type="float" office:value="10" calcext:value-type="float">
            <text:p>10</text:p>
          </table:table-cell>
          <table:table-cell table:style-name="ce298" table:formula="of:=MIN(IF([.$A32]=2;MAX(-(ABS([.C31])+1);-27);ABS([.C31]));26)" office:value-type="float" office:value="10" calcext:value-type="float">
            <text:p>10</text:p>
          </table:table-cell>
          <table:table-cell table:style-name="ce298" table:formula="of:=MIN(IF([.$A32]=3;MAX(-(ABS([.D31])+1);-27);ABS([.D31]));26)" office:value-type="float" office:value="-7" calcext:value-type="float">
            <text:p>(7)</text:p>
          </table:table-cell>
          <table:table-cell table:style-name="ce298" table:formula="of:=MIN(IF([.$A32]=4;MAX(-(ABS([.E31])+1);-27);ABS([.E31]));26)" office:value-type="float" office:value="8" calcext:value-type="float">
            <text:p>8</text:p>
          </table:table-cell>
          <table:table-cell table:style-name="ce298" table:formula="of:=MIN(IF([.$A32]=5;MAX(-(ABS([.F31])+1);-27);ABS([.F31]));26)" office:value-type="float" office:value="3" calcext:value-type="float">
            <text:p>3</text:p>
          </table:table-cell>
          <table:table-cell table:style-name="ce298" table:formula="of:=MIN(IF([.$A32]=6;MAX(-(ABS([.G31])+1);-27);ABS([.G31]));26)" office:value-type="float" office:value="13" calcext:value-type="float">
            <text:p>13</text:p>
          </table:table-cell>
          <table:table-cell table:formula="of:=ABS([.B32])+ABS([.C32])+ABS([.D32])+ABS([.E32])+ABS([.F32])+ABS([.G32])" office:value-type="float" office:value="51" calcext:value-type="float">
            <text:p>51</text:p>
          </table:table-cell>
          <table:table-cell table:formula="of:=IF(OR([.A32]&lt;1;[.A32]&gt;6);0;IF(INDEX([.B32:.G32];1;[.A32])=-27;0;INDEX([.B$2:.G$2];1;[.A32])*(INDEX([.L$2:.L$27];ABS(INDEX([.B32:.G32];1;[.A32]));1)+(10*[.H31]))))" office:value-type="float" office:value="2432.5" calcext:value-type="float">
            <text:p><text:s/>2 433 </text:p>
          </table:table-cell>
          <table:table-cell table:style-name="ce152" table:formula="of:=[.J31]+[.I32]" office:value-type="float" office:value="62242.5" calcext:value-type="float">
            <text:p><text:s/>62 243 </text:p>
          </table:table-cell>
          <table:table-cell table:number-columns-repeated="54"/>
        </table:table-row>
        <table:table-row table:style-name="ro2">
          <table:table-cell table:style-name="ce274" office:value-type="float" office:value="3" calcext:value-type="float">
            <text:p>3</text:p>
          </table:table-cell>
          <table:table-cell table:style-name="ce298" table:formula="of:=MIN(IF([.$A33]=1;MAX(-(ABS([.B32])+1);-27);ABS([.B32]));26)" office:value-type="float" office:value="10" calcext:value-type="float">
            <text:p>10</text:p>
          </table:table-cell>
          <table:table-cell table:style-name="ce298" table:formula="of:=MIN(IF([.$A33]=2;MAX(-(ABS([.C32])+1);-27);ABS([.C32]));26)" office:value-type="float" office:value="10" calcext:value-type="float">
            <text:p>10</text:p>
          </table:table-cell>
          <table:table-cell table:style-name="ce298" table:formula="of:=MIN(IF([.$A33]=3;MAX(-(ABS([.D32])+1);-27);ABS([.D32]));26)" office:value-type="float" office:value="-8" calcext:value-type="float">
            <text:p>(8)</text:p>
          </table:table-cell>
          <table:table-cell table:style-name="ce298" table:formula="of:=MIN(IF([.$A33]=4;MAX(-(ABS([.E32])+1);-27);ABS([.E32]));26)" office:value-type="float" office:value="8" calcext:value-type="float">
            <text:p>8</text:p>
          </table:table-cell>
          <table:table-cell table:style-name="ce298" table:formula="of:=MIN(IF([.$A33]=5;MAX(-(ABS([.F32])+1);-27);ABS([.F32]));26)" office:value-type="float" office:value="3" calcext:value-type="float">
            <text:p>3</text:p>
          </table:table-cell>
          <table:table-cell table:style-name="ce298" table:formula="of:=MIN(IF([.$A33]=6;MAX(-(ABS([.G32])+1);-27);ABS([.G32]));26)" office:value-type="float" office:value="13" calcext:value-type="float">
            <text:p>13</text:p>
          </table:table-cell>
          <table:table-cell table:formula="of:=ABS([.B33])+ABS([.C33])+ABS([.D33])+ABS([.E33])+ABS([.F33])+ABS([.G33])" office:value-type="float" office:value="52" calcext:value-type="float">
            <text:p>52</text:p>
          </table:table-cell>
          <table:table-cell table:formula="of:=IF(OR([.A33]&lt;1;[.A33]&gt;6);0;IF(INDEX([.B33:.G33];1;[.A33])=-27;0;INDEX([.B$2:.G$2];1;[.A33])*(INDEX([.L$2:.L$27];ABS(INDEX([.B33:.G33];1;[.A33]));1)+(10*[.H32]))))" office:value-type="float" office:value="3412.5" calcext:value-type="float">
            <text:p><text:s/>3 413 </text:p>
          </table:table-cell>
          <table:table-cell table:style-name="ce152" table:formula="of:=[.J32]+[.I33]" office:value-type="float" office:value="65655" calcext:value-type="float">
            <text:p><text:s/>65 655 </text:p>
          </table:table-cell>
          <table:table-cell table:number-columns-repeated="54"/>
        </table:table-row>
        <table:table-row table:style-name="ro2">
          <table:table-cell table:style-name="ce274" office:value-type="float" office:value="3" calcext:value-type="float">
            <text:p>3</text:p>
          </table:table-cell>
          <table:table-cell table:style-name="ce298" table:formula="of:=MIN(IF([.$A34]=1;MAX(-(ABS([.B33])+1);-27);ABS([.B33]));26)" office:value-type="float" office:value="10" calcext:value-type="float">
            <text:p>10</text:p>
          </table:table-cell>
          <table:table-cell table:style-name="ce298" table:formula="of:=MIN(IF([.$A34]=2;MAX(-(ABS([.C33])+1);-27);ABS([.C33]));26)" office:value-type="float" office:value="10" calcext:value-type="float">
            <text:p>10</text:p>
          </table:table-cell>
          <table:table-cell table:style-name="ce298" table:formula="of:=MIN(IF([.$A34]=3;MAX(-(ABS([.D33])+1);-27);ABS([.D33]));26)" office:value-type="float" office:value="-9" calcext:value-type="float">
            <text:p>(9)</text:p>
          </table:table-cell>
          <table:table-cell table:style-name="ce298" table:formula="of:=MIN(IF([.$A34]=4;MAX(-(ABS([.E33])+1);-27);ABS([.E33]));26)" office:value-type="float" office:value="8" calcext:value-type="float">
            <text:p>8</text:p>
          </table:table-cell>
          <table:table-cell table:style-name="ce298" table:formula="of:=MIN(IF([.$A34]=5;MAX(-(ABS([.F33])+1);-27);ABS([.F33]));26)" office:value-type="float" office:value="3" calcext:value-type="float">
            <text:p>3</text:p>
          </table:table-cell>
          <table:table-cell table:style-name="ce298" table:formula="of:=MIN(IF([.$A34]=6;MAX(-(ABS([.G33])+1);-27);ABS([.G33]));26)" office:value-type="float" office:value="13" calcext:value-type="float">
            <text:p>13</text:p>
          </table:table-cell>
          <table:table-cell table:formula="of:=ABS([.B34])+ABS([.C34])+ABS([.D34])+ABS([.E34])+ABS([.F34])+ABS([.G34])" office:value-type="float" office:value="53" calcext:value-type="float">
            <text:p>53</text:p>
          </table:table-cell>
          <table:table-cell table:formula="of:=IF(OR([.A34]&lt;1;[.A34]&gt;6);0;IF(INDEX([.B34:.G34];1;[.A34])=-27;0;INDEX([.B$2:.G$2];1;[.A34])*(INDEX([.L$2:.L$27];ABS(INDEX([.B34:.G34];1;[.A34]));1)+(10*[.H33]))))" office:value-type="float" office:value="4987.5" calcext:value-type="float">
            <text:p><text:s/>4 988 </text:p>
          </table:table-cell>
          <table:table-cell table:style-name="ce152" table:formula="of:=[.J33]+[.I3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35]=1;MAX(-(ABS([.B34])+1);-27);ABS([.B34]));26)" office:value-type="float" office:value="10" calcext:value-type="float">
            <text:p>10</text:p>
          </table:table-cell>
          <table:table-cell table:style-name="ce298" table:formula="of:=MIN(IF([.$A35]=2;MAX(-(ABS([.C34])+1);-27);ABS([.C34]));26)" office:value-type="float" office:value="10" calcext:value-type="float">
            <text:p>10</text:p>
          </table:table-cell>
          <table:table-cell table:style-name="ce298" table:formula="of:=MIN(IF([.$A35]=3;MAX(-(ABS([.D34])+1);-27);ABS([.D34]));26)" office:value-type="float" office:value="9" calcext:value-type="float">
            <text:p>9</text:p>
          </table:table-cell>
          <table:table-cell table:style-name="ce298" table:formula="of:=MIN(IF([.$A35]=4;MAX(-(ABS([.E34])+1);-27);ABS([.E34]));26)" office:value-type="float" office:value="8" calcext:value-type="float">
            <text:p>8</text:p>
          </table:table-cell>
          <table:table-cell table:style-name="ce298" table:formula="of:=MIN(IF([.$A35]=5;MAX(-(ABS([.F34])+1);-27);ABS([.F34]));26)" office:value-type="float" office:value="3" calcext:value-type="float">
            <text:p>3</text:p>
          </table:table-cell>
          <table:table-cell table:style-name="ce298" table:formula="of:=MIN(IF([.$A35]=6;MAX(-(ABS([.G34])+1);-27);ABS([.G34]));26)" office:value-type="float" office:value="13" calcext:value-type="float">
            <text:p>13</text:p>
          </table:table-cell>
          <table:table-cell table:formula="of:=ABS([.B35])+ABS([.C35])+ABS([.D35])+ABS([.E35])+ABS([.F35])+ABS([.G35])" office:value-type="float" office:value="53" calcext:value-type="float">
            <text:p>53</text:p>
          </table:table-cell>
          <table:table-cell table:formula="of:=IF(OR([.A35]&lt;1;[.A35]&gt;6);0;IF(INDEX([.B35:.G35];1;[.A35])=-27;0;INDEX([.B$2:.G$2];1;[.A35])*(INDEX([.L$2:.L$27];ABS(INDEX([.B35:.G35];1;[.A35]));1)+(10*[.H34]))))" office:value-type="float" office:value="0" calcext:value-type="float">
            <text:p><text:s/>- </text:p>
          </table:table-cell>
          <table:table-cell table:style-name="ce152" table:formula="of:=[.J34]+[.I3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36]=1;MAX(-(ABS([.B35])+1);-27);ABS([.B35]));26)" office:value-type="float" office:value="10" calcext:value-type="float">
            <text:p>10</text:p>
          </table:table-cell>
          <table:table-cell table:style-name="ce298" table:formula="of:=MIN(IF([.$A36]=2;MAX(-(ABS([.C35])+1);-27);ABS([.C35]));26)" office:value-type="float" office:value="10" calcext:value-type="float">
            <text:p>10</text:p>
          </table:table-cell>
          <table:table-cell table:style-name="ce298" table:formula="of:=MIN(IF([.$A36]=3;MAX(-(ABS([.D35])+1);-27);ABS([.D35]));26)" office:value-type="float" office:value="9" calcext:value-type="float">
            <text:p>9</text:p>
          </table:table-cell>
          <table:table-cell table:style-name="ce298" table:formula="of:=MIN(IF([.$A36]=4;MAX(-(ABS([.E35])+1);-27);ABS([.E35]));26)" office:value-type="float" office:value="8" calcext:value-type="float">
            <text:p>8</text:p>
          </table:table-cell>
          <table:table-cell table:style-name="ce298" table:formula="of:=MIN(IF([.$A36]=5;MAX(-(ABS([.F35])+1);-27);ABS([.F35]));26)" office:value-type="float" office:value="3" calcext:value-type="float">
            <text:p>3</text:p>
          </table:table-cell>
          <table:table-cell table:style-name="ce298" table:formula="of:=MIN(IF([.$A36]=6;MAX(-(ABS([.G35])+1);-27);ABS([.G35]));26)" office:value-type="float" office:value="13" calcext:value-type="float">
            <text:p>13</text:p>
          </table:table-cell>
          <table:table-cell table:formula="of:=ABS([.B36])+ABS([.C36])+ABS([.D36])+ABS([.E36])+ABS([.F36])+ABS([.G36])" office:value-type="float" office:value="53" calcext:value-type="float">
            <text:p>53</text:p>
          </table:table-cell>
          <table:table-cell table:formula="of:=IF(OR([.A36]&lt;1;[.A36]&gt;6);0;IF(INDEX([.B36:.G36];1;[.A36])=-27;0;INDEX([.B$2:.G$2];1;[.A36])*(INDEX([.L$2:.L$27];ABS(INDEX([.B36:.G36];1;[.A36]));1)+(10*[.H35]))))" office:value-type="float" office:value="0" calcext:value-type="float">
            <text:p><text:s/>- </text:p>
          </table:table-cell>
          <table:table-cell table:style-name="ce152" table:formula="of:=[.J35]+[.I3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37]=1;MAX(-(ABS([.B36])+1);-27);ABS([.B36]));26)" office:value-type="float" office:value="10" calcext:value-type="float">
            <text:p>10</text:p>
          </table:table-cell>
          <table:table-cell table:style-name="ce298" table:formula="of:=MIN(IF([.$A37]=2;MAX(-(ABS([.C36])+1);-27);ABS([.C36]));26)" office:value-type="float" office:value="10" calcext:value-type="float">
            <text:p>10</text:p>
          </table:table-cell>
          <table:table-cell table:style-name="ce298" table:formula="of:=MIN(IF([.$A37]=3;MAX(-(ABS([.D36])+1);-27);ABS([.D36]));26)" office:value-type="float" office:value="9" calcext:value-type="float">
            <text:p>9</text:p>
          </table:table-cell>
          <table:table-cell table:style-name="ce298" table:formula="of:=MIN(IF([.$A37]=4;MAX(-(ABS([.E36])+1);-27);ABS([.E36]));26)" office:value-type="float" office:value="8" calcext:value-type="float">
            <text:p>8</text:p>
          </table:table-cell>
          <table:table-cell table:style-name="ce298" table:formula="of:=MIN(IF([.$A37]=5;MAX(-(ABS([.F36])+1);-27);ABS([.F36]));26)" office:value-type="float" office:value="3" calcext:value-type="float">
            <text:p>3</text:p>
          </table:table-cell>
          <table:table-cell table:style-name="ce298" table:formula="of:=MIN(IF([.$A37]=6;MAX(-(ABS([.G36])+1);-27);ABS([.G36]));26)" office:value-type="float" office:value="13" calcext:value-type="float">
            <text:p>13</text:p>
          </table:table-cell>
          <table:table-cell table:formula="of:=ABS([.B37])+ABS([.C37])+ABS([.D37])+ABS([.E37])+ABS([.F37])+ABS([.G37])" office:value-type="float" office:value="53" calcext:value-type="float">
            <text:p>53</text:p>
          </table:table-cell>
          <table:table-cell table:formula="of:=IF(OR([.A37]&lt;1;[.A37]&gt;6);0;IF(INDEX([.B37:.G37];1;[.A37])=-27;0;INDEX([.B$2:.G$2];1;[.A37])*(INDEX([.L$2:.L$27];ABS(INDEX([.B37:.G37];1;[.A37]));1)+(10*[.H36]))))" office:value-type="float" office:value="0" calcext:value-type="float">
            <text:p><text:s/>- </text:p>
          </table:table-cell>
          <table:table-cell table:style-name="ce152" table:formula="of:=[.J36]+[.I3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38]=1;MAX(-(ABS([.B37])+1);-27);ABS([.B37]));26)" office:value-type="float" office:value="10" calcext:value-type="float">
            <text:p>10</text:p>
          </table:table-cell>
          <table:table-cell table:style-name="ce298" table:formula="of:=MIN(IF([.$A38]=2;MAX(-(ABS([.C37])+1);-27);ABS([.C37]));26)" office:value-type="float" office:value="10" calcext:value-type="float">
            <text:p>10</text:p>
          </table:table-cell>
          <table:table-cell table:style-name="ce298" table:formula="of:=MIN(IF([.$A38]=3;MAX(-(ABS([.D37])+1);-27);ABS([.D37]));26)" office:value-type="float" office:value="9" calcext:value-type="float">
            <text:p>9</text:p>
          </table:table-cell>
          <table:table-cell table:style-name="ce298" table:formula="of:=MIN(IF([.$A38]=4;MAX(-(ABS([.E37])+1);-27);ABS([.E37]));26)" office:value-type="float" office:value="8" calcext:value-type="float">
            <text:p>8</text:p>
          </table:table-cell>
          <table:table-cell table:style-name="ce298" table:formula="of:=MIN(IF([.$A38]=5;MAX(-(ABS([.F37])+1);-27);ABS([.F37]));26)" office:value-type="float" office:value="3" calcext:value-type="float">
            <text:p>3</text:p>
          </table:table-cell>
          <table:table-cell table:style-name="ce298" table:formula="of:=MIN(IF([.$A38]=6;MAX(-(ABS([.G37])+1);-27);ABS([.G37]));26)" office:value-type="float" office:value="13" calcext:value-type="float">
            <text:p>13</text:p>
          </table:table-cell>
          <table:table-cell table:formula="of:=ABS([.B38])+ABS([.C38])+ABS([.D38])+ABS([.E38])+ABS([.F38])+ABS([.G38])" office:value-type="float" office:value="53" calcext:value-type="float">
            <text:p>53</text:p>
          </table:table-cell>
          <table:table-cell table:formula="of:=IF(OR([.A38]&lt;1;[.A38]&gt;6);0;IF(INDEX([.B38:.G38];1;[.A38])=-27;0;INDEX([.B$2:.G$2];1;[.A38])*(INDEX([.L$2:.L$27];ABS(INDEX([.B38:.G38];1;[.A38]));1)+(10*[.H37]))))" office:value-type="float" office:value="0" calcext:value-type="float">
            <text:p><text:s/>- </text:p>
          </table:table-cell>
          <table:table-cell table:style-name="ce152" table:formula="of:=[.J37]+[.I3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39]=1;MAX(-(ABS([.B38])+1);-27);ABS([.B38]));26)" office:value-type="float" office:value="10" calcext:value-type="float">
            <text:p>10</text:p>
          </table:table-cell>
          <table:table-cell table:style-name="ce298" table:formula="of:=MIN(IF([.$A39]=2;MAX(-(ABS([.C38])+1);-27);ABS([.C38]));26)" office:value-type="float" office:value="10" calcext:value-type="float">
            <text:p>10</text:p>
          </table:table-cell>
          <table:table-cell table:style-name="ce298" table:formula="of:=MIN(IF([.$A39]=3;MAX(-(ABS([.D38])+1);-27);ABS([.D38]));26)" office:value-type="float" office:value="9" calcext:value-type="float">
            <text:p>9</text:p>
          </table:table-cell>
          <table:table-cell table:style-name="ce298" table:formula="of:=MIN(IF([.$A39]=4;MAX(-(ABS([.E38])+1);-27);ABS([.E38]));26)" office:value-type="float" office:value="8" calcext:value-type="float">
            <text:p>8</text:p>
          </table:table-cell>
          <table:table-cell table:style-name="ce298" table:formula="of:=MIN(IF([.$A39]=5;MAX(-(ABS([.F38])+1);-27);ABS([.F38]));26)" office:value-type="float" office:value="3" calcext:value-type="float">
            <text:p>3</text:p>
          </table:table-cell>
          <table:table-cell table:style-name="ce298" table:formula="of:=MIN(IF([.$A39]=6;MAX(-(ABS([.G38])+1);-27);ABS([.G38]));26)" office:value-type="float" office:value="13" calcext:value-type="float">
            <text:p>13</text:p>
          </table:table-cell>
          <table:table-cell table:formula="of:=ABS([.B39])+ABS([.C39])+ABS([.D39])+ABS([.E39])+ABS([.F39])+ABS([.G39])" office:value-type="float" office:value="53" calcext:value-type="float">
            <text:p>53</text:p>
          </table:table-cell>
          <table:table-cell table:formula="of:=IF(OR([.A39]&lt;1;[.A39]&gt;6);0;IF(INDEX([.B39:.G39];1;[.A39])=-27;0;INDEX([.B$2:.G$2];1;[.A39])*(INDEX([.L$2:.L$27];ABS(INDEX([.B39:.G39];1;[.A39]));1)+(10*[.H38]))))" office:value-type="float" office:value="0" calcext:value-type="float">
            <text:p><text:s/>- </text:p>
          </table:table-cell>
          <table:table-cell table:style-name="ce152" table:formula="of:=[.J38]+[.I3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40]=1;MAX(-(ABS([.B39])+1);-27);ABS([.B39]));26)" office:value-type="float" office:value="10" calcext:value-type="float">
            <text:p>10</text:p>
          </table:table-cell>
          <table:table-cell table:style-name="ce298" table:formula="of:=MIN(IF([.$A40]=2;MAX(-(ABS([.C39])+1);-27);ABS([.C39]));26)" office:value-type="float" office:value="10" calcext:value-type="float">
            <text:p>10</text:p>
          </table:table-cell>
          <table:table-cell table:style-name="ce298" table:formula="of:=MIN(IF([.$A40]=3;MAX(-(ABS([.D39])+1);-27);ABS([.D39]));26)" office:value-type="float" office:value="9" calcext:value-type="float">
            <text:p>9</text:p>
          </table:table-cell>
          <table:table-cell table:style-name="ce298" table:formula="of:=MIN(IF([.$A40]=4;MAX(-(ABS([.E39])+1);-27);ABS([.E39]));26)" office:value-type="float" office:value="8" calcext:value-type="float">
            <text:p>8</text:p>
          </table:table-cell>
          <table:table-cell table:style-name="ce298" table:formula="of:=MIN(IF([.$A40]=5;MAX(-(ABS([.F39])+1);-27);ABS([.F39]));26)" office:value-type="float" office:value="3" calcext:value-type="float">
            <text:p>3</text:p>
          </table:table-cell>
          <table:table-cell table:style-name="ce298" table:formula="of:=MIN(IF([.$A40]=6;MAX(-(ABS([.G39])+1);-27);ABS([.G39]));26)" office:value-type="float" office:value="13" calcext:value-type="float">
            <text:p>13</text:p>
          </table:table-cell>
          <table:table-cell table:formula="of:=ABS([.B40])+ABS([.C40])+ABS([.D40])+ABS([.E40])+ABS([.F40])+ABS([.G40])" office:value-type="float" office:value="53" calcext:value-type="float">
            <text:p>53</text:p>
          </table:table-cell>
          <table:table-cell table:formula="of:=IF(OR([.A40]&lt;1;[.A40]&gt;6);0;IF(INDEX([.B40:.G40];1;[.A40])=-27;0;INDEX([.B$2:.G$2];1;[.A40])*(INDEX([.L$2:.L$27];ABS(INDEX([.B40:.G40];1;[.A40]));1)+(10*[.H39]))))" office:value-type="float" office:value="0" calcext:value-type="float">
            <text:p><text:s/>- </text:p>
          </table:table-cell>
          <table:table-cell table:style-name="ce152" table:formula="of:=[.J39]+[.I4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41]=1;MAX(-(ABS([.B40])+1);-27);ABS([.B40]));26)" office:value-type="float" office:value="10" calcext:value-type="float">
            <text:p>10</text:p>
          </table:table-cell>
          <table:table-cell table:style-name="ce298" table:formula="of:=MIN(IF([.$A41]=2;MAX(-(ABS([.C40])+1);-27);ABS([.C40]));26)" office:value-type="float" office:value="10" calcext:value-type="float">
            <text:p>10</text:p>
          </table:table-cell>
          <table:table-cell table:style-name="ce298" table:formula="of:=MIN(IF([.$A41]=3;MAX(-(ABS([.D40])+1);-27);ABS([.D40]));26)" office:value-type="float" office:value="9" calcext:value-type="float">
            <text:p>9</text:p>
          </table:table-cell>
          <table:table-cell table:style-name="ce298" table:formula="of:=MIN(IF([.$A41]=4;MAX(-(ABS([.E40])+1);-27);ABS([.E40]));26)" office:value-type="float" office:value="8" calcext:value-type="float">
            <text:p>8</text:p>
          </table:table-cell>
          <table:table-cell table:style-name="ce298" table:formula="of:=MIN(IF([.$A41]=5;MAX(-(ABS([.F40])+1);-27);ABS([.F40]));26)" office:value-type="float" office:value="3" calcext:value-type="float">
            <text:p>3</text:p>
          </table:table-cell>
          <table:table-cell table:style-name="ce298" table:formula="of:=MIN(IF([.$A41]=6;MAX(-(ABS([.G40])+1);-27);ABS([.G40]));26)" office:value-type="float" office:value="13" calcext:value-type="float">
            <text:p>13</text:p>
          </table:table-cell>
          <table:table-cell table:formula="of:=ABS([.B41])+ABS([.C41])+ABS([.D41])+ABS([.E41])+ABS([.F41])+ABS([.G41])" office:value-type="float" office:value="53" calcext:value-type="float">
            <text:p>53</text:p>
          </table:table-cell>
          <table:table-cell table:formula="of:=IF(OR([.A41]&lt;1;[.A41]&gt;6);0;IF(INDEX([.B41:.G41];1;[.A41])=-27;0;INDEX([.B$2:.G$2];1;[.A41])*(INDEX([.L$2:.L$27];ABS(INDEX([.B41:.G41];1;[.A41]));1)+(10*[.H40]))))" office:value-type="float" office:value="0" calcext:value-type="float">
            <text:p><text:s/>- </text:p>
          </table:table-cell>
          <table:table-cell table:style-name="ce152" table:formula="of:=[.J40]+[.I4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42]=1;MAX(-(ABS([.B41])+1);-27);ABS([.B41]));26)" office:value-type="float" office:value="10" calcext:value-type="float">
            <text:p>10</text:p>
          </table:table-cell>
          <table:table-cell table:style-name="ce298" table:formula="of:=MIN(IF([.$A42]=2;MAX(-(ABS([.C41])+1);-27);ABS([.C41]));26)" office:value-type="float" office:value="10" calcext:value-type="float">
            <text:p>10</text:p>
          </table:table-cell>
          <table:table-cell table:style-name="ce298" table:formula="of:=MIN(IF([.$A42]=3;MAX(-(ABS([.D41])+1);-27);ABS([.D41]));26)" office:value-type="float" office:value="9" calcext:value-type="float">
            <text:p>9</text:p>
          </table:table-cell>
          <table:table-cell table:style-name="ce298" table:formula="of:=MIN(IF([.$A42]=4;MAX(-(ABS([.E41])+1);-27);ABS([.E41]));26)" office:value-type="float" office:value="8" calcext:value-type="float">
            <text:p>8</text:p>
          </table:table-cell>
          <table:table-cell table:style-name="ce298" table:formula="of:=MIN(IF([.$A42]=5;MAX(-(ABS([.F41])+1);-27);ABS([.F41]));26)" office:value-type="float" office:value="3" calcext:value-type="float">
            <text:p>3</text:p>
          </table:table-cell>
          <table:table-cell table:style-name="ce298" table:formula="of:=MIN(IF([.$A42]=6;MAX(-(ABS([.G41])+1);-27);ABS([.G41]));26)" office:value-type="float" office:value="13" calcext:value-type="float">
            <text:p>13</text:p>
          </table:table-cell>
          <table:table-cell table:formula="of:=ABS([.B42])+ABS([.C42])+ABS([.D42])+ABS([.E42])+ABS([.F42])+ABS([.G42])" office:value-type="float" office:value="53" calcext:value-type="float">
            <text:p>53</text:p>
          </table:table-cell>
          <table:table-cell table:formula="of:=IF(OR([.A42]&lt;1;[.A42]&gt;6);0;IF(INDEX([.B42:.G42];1;[.A42])=-27;0;INDEX([.B$2:.G$2];1;[.A42])*(INDEX([.L$2:.L$27];ABS(INDEX([.B42:.G42];1;[.A42]));1)+(10*[.H41]))))" office:value-type="float" office:value="0" calcext:value-type="float">
            <text:p><text:s/>- </text:p>
          </table:table-cell>
          <table:table-cell table:style-name="ce152" table:formula="of:=[.J41]+[.I4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43]=1;MAX(-(ABS([.B42])+1);-27);ABS([.B42]));26)" office:value-type="float" office:value="10" calcext:value-type="float">
            <text:p>10</text:p>
          </table:table-cell>
          <table:table-cell table:style-name="ce298" table:formula="of:=MIN(IF([.$A43]=2;MAX(-(ABS([.C42])+1);-27);ABS([.C42]));26)" office:value-type="float" office:value="10" calcext:value-type="float">
            <text:p>10</text:p>
          </table:table-cell>
          <table:table-cell table:style-name="ce298" table:formula="of:=MIN(IF([.$A43]=3;MAX(-(ABS([.D42])+1);-27);ABS([.D42]));26)" office:value-type="float" office:value="9" calcext:value-type="float">
            <text:p>9</text:p>
          </table:table-cell>
          <table:table-cell table:style-name="ce298" table:formula="of:=MIN(IF([.$A43]=4;MAX(-(ABS([.E42])+1);-27);ABS([.E42]));26)" office:value-type="float" office:value="8" calcext:value-type="float">
            <text:p>8</text:p>
          </table:table-cell>
          <table:table-cell table:style-name="ce298" table:formula="of:=MIN(IF([.$A43]=5;MAX(-(ABS([.F42])+1);-27);ABS([.F42]));26)" office:value-type="float" office:value="3" calcext:value-type="float">
            <text:p>3</text:p>
          </table:table-cell>
          <table:table-cell table:style-name="ce298" table:formula="of:=MIN(IF([.$A43]=6;MAX(-(ABS([.G42])+1);-27);ABS([.G42]));26)" office:value-type="float" office:value="13" calcext:value-type="float">
            <text:p>13</text:p>
          </table:table-cell>
          <table:table-cell table:formula="of:=ABS([.B43])+ABS([.C43])+ABS([.D43])+ABS([.E43])+ABS([.F43])+ABS([.G43])" office:value-type="float" office:value="53" calcext:value-type="float">
            <text:p>53</text:p>
          </table:table-cell>
          <table:table-cell table:formula="of:=IF(OR([.A43]&lt;1;[.A43]&gt;6);0;IF(INDEX([.B43:.G43];1;[.A43])=-27;0;INDEX([.B$2:.G$2];1;[.A43])*(INDEX([.L$2:.L$27];ABS(INDEX([.B43:.G43];1;[.A43]));1)+(10*[.H42]))))" office:value-type="float" office:value="0" calcext:value-type="float">
            <text:p><text:s/>- </text:p>
          </table:table-cell>
          <table:table-cell table:style-name="ce152" table:formula="of:=[.J42]+[.I4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44]=1;MAX(-(ABS([.B43])+1);-27);ABS([.B43]));26)" office:value-type="float" office:value="10" calcext:value-type="float">
            <text:p>10</text:p>
          </table:table-cell>
          <table:table-cell table:style-name="ce298" table:formula="of:=MIN(IF([.$A44]=2;MAX(-(ABS([.C43])+1);-27);ABS([.C43]));26)" office:value-type="float" office:value="10" calcext:value-type="float">
            <text:p>10</text:p>
          </table:table-cell>
          <table:table-cell table:style-name="ce298" table:formula="of:=MIN(IF([.$A44]=3;MAX(-(ABS([.D43])+1);-27);ABS([.D43]));26)" office:value-type="float" office:value="9" calcext:value-type="float">
            <text:p>9</text:p>
          </table:table-cell>
          <table:table-cell table:style-name="ce298" table:formula="of:=MIN(IF([.$A44]=4;MAX(-(ABS([.E43])+1);-27);ABS([.E43]));26)" office:value-type="float" office:value="8" calcext:value-type="float">
            <text:p>8</text:p>
          </table:table-cell>
          <table:table-cell table:style-name="ce298" table:formula="of:=MIN(IF([.$A44]=5;MAX(-(ABS([.F43])+1);-27);ABS([.F43]));26)" office:value-type="float" office:value="3" calcext:value-type="float">
            <text:p>3</text:p>
          </table:table-cell>
          <table:table-cell table:style-name="ce298" table:formula="of:=MIN(IF([.$A44]=6;MAX(-(ABS([.G43])+1);-27);ABS([.G43]));26)" office:value-type="float" office:value="13" calcext:value-type="float">
            <text:p>13</text:p>
          </table:table-cell>
          <table:table-cell table:formula="of:=ABS([.B44])+ABS([.C44])+ABS([.D44])+ABS([.E44])+ABS([.F44])+ABS([.G44])" office:value-type="float" office:value="53" calcext:value-type="float">
            <text:p>53</text:p>
          </table:table-cell>
          <table:table-cell table:formula="of:=IF(OR([.A44]&lt;1;[.A44]&gt;6);0;IF(INDEX([.B44:.G44];1;[.A44])=-27;0;INDEX([.B$2:.G$2];1;[.A44])*(INDEX([.L$2:.L$27];ABS(INDEX([.B44:.G44];1;[.A44]));1)+(10*[.H43]))))" office:value-type="float" office:value="0" calcext:value-type="float">
            <text:p><text:s/>- </text:p>
          </table:table-cell>
          <table:table-cell table:style-name="ce152" table:formula="of:=[.J43]+[.I4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45]=1;MAX(-(ABS([.B44])+1);-27);ABS([.B44]));26)" office:value-type="float" office:value="10" calcext:value-type="float">
            <text:p>10</text:p>
          </table:table-cell>
          <table:table-cell table:style-name="ce298" table:formula="of:=MIN(IF([.$A45]=2;MAX(-(ABS([.C44])+1);-27);ABS([.C44]));26)" office:value-type="float" office:value="10" calcext:value-type="float">
            <text:p>10</text:p>
          </table:table-cell>
          <table:table-cell table:style-name="ce298" table:formula="of:=MIN(IF([.$A45]=3;MAX(-(ABS([.D44])+1);-27);ABS([.D44]));26)" office:value-type="float" office:value="9" calcext:value-type="float">
            <text:p>9</text:p>
          </table:table-cell>
          <table:table-cell table:style-name="ce298" table:formula="of:=MIN(IF([.$A45]=4;MAX(-(ABS([.E44])+1);-27);ABS([.E44]));26)" office:value-type="float" office:value="8" calcext:value-type="float">
            <text:p>8</text:p>
          </table:table-cell>
          <table:table-cell table:style-name="ce298" table:formula="of:=MIN(IF([.$A45]=5;MAX(-(ABS([.F44])+1);-27);ABS([.F44]));26)" office:value-type="float" office:value="3" calcext:value-type="float">
            <text:p>3</text:p>
          </table:table-cell>
          <table:table-cell table:style-name="ce298" table:formula="of:=MIN(IF([.$A45]=6;MAX(-(ABS([.G44])+1);-27);ABS([.G44]));26)" office:value-type="float" office:value="13" calcext:value-type="float">
            <text:p>13</text:p>
          </table:table-cell>
          <table:table-cell table:formula="of:=ABS([.B45])+ABS([.C45])+ABS([.D45])+ABS([.E45])+ABS([.F45])+ABS([.G45])" office:value-type="float" office:value="53" calcext:value-type="float">
            <text:p>53</text:p>
          </table:table-cell>
          <table:table-cell table:formula="of:=IF(OR([.A45]&lt;1;[.A45]&gt;6);0;IF(INDEX([.B45:.G45];1;[.A45])=-27;0;INDEX([.B$2:.G$2];1;[.A45])*(INDEX([.L$2:.L$27];ABS(INDEX([.B45:.G45];1;[.A45]));1)+(10*[.H44]))))" office:value-type="float" office:value="0" calcext:value-type="float">
            <text:p><text:s/>- </text:p>
          </table:table-cell>
          <table:table-cell table:style-name="ce152" table:formula="of:=[.J44]+[.I4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46]=1;MAX(-(ABS([.B45])+1);-27);ABS([.B45]));26)" office:value-type="float" office:value="10" calcext:value-type="float">
            <text:p>10</text:p>
          </table:table-cell>
          <table:table-cell table:style-name="ce298" table:formula="of:=MIN(IF([.$A46]=2;MAX(-(ABS([.C45])+1);-27);ABS([.C45]));26)" office:value-type="float" office:value="10" calcext:value-type="float">
            <text:p>10</text:p>
          </table:table-cell>
          <table:table-cell table:style-name="ce298" table:formula="of:=MIN(IF([.$A46]=3;MAX(-(ABS([.D45])+1);-27);ABS([.D45]));26)" office:value-type="float" office:value="9" calcext:value-type="float">
            <text:p>9</text:p>
          </table:table-cell>
          <table:table-cell table:style-name="ce298" table:formula="of:=MIN(IF([.$A46]=4;MAX(-(ABS([.E45])+1);-27);ABS([.E45]));26)" office:value-type="float" office:value="8" calcext:value-type="float">
            <text:p>8</text:p>
          </table:table-cell>
          <table:table-cell table:style-name="ce298" table:formula="of:=MIN(IF([.$A46]=5;MAX(-(ABS([.F45])+1);-27);ABS([.F45]));26)" office:value-type="float" office:value="3" calcext:value-type="float">
            <text:p>3</text:p>
          </table:table-cell>
          <table:table-cell table:style-name="ce298" table:formula="of:=MIN(IF([.$A46]=6;MAX(-(ABS([.G45])+1);-27);ABS([.G45]));26)" office:value-type="float" office:value="13" calcext:value-type="float">
            <text:p>13</text:p>
          </table:table-cell>
          <table:table-cell table:formula="of:=ABS([.B46])+ABS([.C46])+ABS([.D46])+ABS([.E46])+ABS([.F46])+ABS([.G46])" office:value-type="float" office:value="53" calcext:value-type="float">
            <text:p>53</text:p>
          </table:table-cell>
          <table:table-cell table:formula="of:=IF(OR([.A46]&lt;1;[.A46]&gt;6);0;IF(INDEX([.B46:.G46];1;[.A46])=-27;0;INDEX([.B$2:.G$2];1;[.A46])*(INDEX([.L$2:.L$27];ABS(INDEX([.B46:.G46];1;[.A46]));1)+(10*[.H45]))))" office:value-type="float" office:value="0" calcext:value-type="float">
            <text:p><text:s/>- </text:p>
          </table:table-cell>
          <table:table-cell table:style-name="ce152" table:formula="of:=[.J45]+[.I4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47]=1;MAX(-(ABS([.B46])+1);-27);ABS([.B46]));26)" office:value-type="float" office:value="10" calcext:value-type="float">
            <text:p>10</text:p>
          </table:table-cell>
          <table:table-cell table:style-name="ce298" table:formula="of:=MIN(IF([.$A47]=2;MAX(-(ABS([.C46])+1);-27);ABS([.C46]));26)" office:value-type="float" office:value="10" calcext:value-type="float">
            <text:p>10</text:p>
          </table:table-cell>
          <table:table-cell table:style-name="ce298" table:formula="of:=MIN(IF([.$A47]=3;MAX(-(ABS([.D46])+1);-27);ABS([.D46]));26)" office:value-type="float" office:value="9" calcext:value-type="float">
            <text:p>9</text:p>
          </table:table-cell>
          <table:table-cell table:style-name="ce298" table:formula="of:=MIN(IF([.$A47]=4;MAX(-(ABS([.E46])+1);-27);ABS([.E46]));26)" office:value-type="float" office:value="8" calcext:value-type="float">
            <text:p>8</text:p>
          </table:table-cell>
          <table:table-cell table:style-name="ce298" table:formula="of:=MIN(IF([.$A47]=5;MAX(-(ABS([.F46])+1);-27);ABS([.F46]));26)" office:value-type="float" office:value="3" calcext:value-type="float">
            <text:p>3</text:p>
          </table:table-cell>
          <table:table-cell table:style-name="ce298" table:formula="of:=MIN(IF([.$A47]=6;MAX(-(ABS([.G46])+1);-27);ABS([.G46]));26)" office:value-type="float" office:value="13" calcext:value-type="float">
            <text:p>13</text:p>
          </table:table-cell>
          <table:table-cell table:formula="of:=ABS([.B47])+ABS([.C47])+ABS([.D47])+ABS([.E47])+ABS([.F47])+ABS([.G47])" office:value-type="float" office:value="53" calcext:value-type="float">
            <text:p>53</text:p>
          </table:table-cell>
          <table:table-cell table:formula="of:=IF(OR([.A47]&lt;1;[.A47]&gt;6);0;IF(INDEX([.B47:.G47];1;[.A47])=-27;0;INDEX([.B$2:.G$2];1;[.A47])*(INDEX([.L$2:.L$27];ABS(INDEX([.B47:.G47];1;[.A47]));1)+(10*[.H46]))))" office:value-type="float" office:value="0" calcext:value-type="float">
            <text:p><text:s/>- </text:p>
          </table:table-cell>
          <table:table-cell table:style-name="ce152" table:formula="of:=[.J46]+[.I4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48]=1;MAX(-(ABS([.B47])+1);-27);ABS([.B47]));26)" office:value-type="float" office:value="10" calcext:value-type="float">
            <text:p>10</text:p>
          </table:table-cell>
          <table:table-cell table:style-name="ce298" table:formula="of:=MIN(IF([.$A48]=2;MAX(-(ABS([.C47])+1);-27);ABS([.C47]));26)" office:value-type="float" office:value="10" calcext:value-type="float">
            <text:p>10</text:p>
          </table:table-cell>
          <table:table-cell table:style-name="ce298" table:formula="of:=MIN(IF([.$A48]=3;MAX(-(ABS([.D47])+1);-27);ABS([.D47]));26)" office:value-type="float" office:value="9" calcext:value-type="float">
            <text:p>9</text:p>
          </table:table-cell>
          <table:table-cell table:style-name="ce298" table:formula="of:=MIN(IF([.$A48]=4;MAX(-(ABS([.E47])+1);-27);ABS([.E47]));26)" office:value-type="float" office:value="8" calcext:value-type="float">
            <text:p>8</text:p>
          </table:table-cell>
          <table:table-cell table:style-name="ce298" table:formula="of:=MIN(IF([.$A48]=5;MAX(-(ABS([.F47])+1);-27);ABS([.F47]));26)" office:value-type="float" office:value="3" calcext:value-type="float">
            <text:p>3</text:p>
          </table:table-cell>
          <table:table-cell table:style-name="ce298" table:formula="of:=MIN(IF([.$A48]=6;MAX(-(ABS([.G47])+1);-27);ABS([.G47]));26)" office:value-type="float" office:value="13" calcext:value-type="float">
            <text:p>13</text:p>
          </table:table-cell>
          <table:table-cell table:formula="of:=ABS([.B48])+ABS([.C48])+ABS([.D48])+ABS([.E48])+ABS([.F48])+ABS([.G48])" office:value-type="float" office:value="53" calcext:value-type="float">
            <text:p>53</text:p>
          </table:table-cell>
          <table:table-cell table:formula="of:=IF(OR([.A48]&lt;1;[.A48]&gt;6);0;IF(INDEX([.B48:.G48];1;[.A48])=-27;0;INDEX([.B$2:.G$2];1;[.A48])*(INDEX([.L$2:.L$27];ABS(INDEX([.B48:.G48];1;[.A48]));1)+(10*[.H47]))))" office:value-type="float" office:value="0" calcext:value-type="float">
            <text:p><text:s/>- </text:p>
          </table:table-cell>
          <table:table-cell table:style-name="ce152" table:formula="of:=[.J47]+[.I4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49]=1;MAX(-(ABS([.B48])+1);-27);ABS([.B48]));26)" office:value-type="float" office:value="10" calcext:value-type="float">
            <text:p>10</text:p>
          </table:table-cell>
          <table:table-cell table:style-name="ce298" table:formula="of:=MIN(IF([.$A49]=2;MAX(-(ABS([.C48])+1);-27);ABS([.C48]));26)" office:value-type="float" office:value="10" calcext:value-type="float">
            <text:p>10</text:p>
          </table:table-cell>
          <table:table-cell table:style-name="ce298" table:formula="of:=MIN(IF([.$A49]=3;MAX(-(ABS([.D48])+1);-27);ABS([.D48]));26)" office:value-type="float" office:value="9" calcext:value-type="float">
            <text:p>9</text:p>
          </table:table-cell>
          <table:table-cell table:style-name="ce298" table:formula="of:=MIN(IF([.$A49]=4;MAX(-(ABS([.E48])+1);-27);ABS([.E48]));26)" office:value-type="float" office:value="8" calcext:value-type="float">
            <text:p>8</text:p>
          </table:table-cell>
          <table:table-cell table:style-name="ce298" table:formula="of:=MIN(IF([.$A49]=5;MAX(-(ABS([.F48])+1);-27);ABS([.F48]));26)" office:value-type="float" office:value="3" calcext:value-type="float">
            <text:p>3</text:p>
          </table:table-cell>
          <table:table-cell table:style-name="ce298" table:formula="of:=MIN(IF([.$A49]=6;MAX(-(ABS([.G48])+1);-27);ABS([.G48]));26)" office:value-type="float" office:value="13" calcext:value-type="float">
            <text:p>13</text:p>
          </table:table-cell>
          <table:table-cell table:formula="of:=ABS([.B49])+ABS([.C49])+ABS([.D49])+ABS([.E49])+ABS([.F49])+ABS([.G49])" office:value-type="float" office:value="53" calcext:value-type="float">
            <text:p>53</text:p>
          </table:table-cell>
          <table:table-cell table:formula="of:=IF(OR([.A49]&lt;1;[.A49]&gt;6);0;IF(INDEX([.B49:.G49];1;[.A49])=-27;0;INDEX([.B$2:.G$2];1;[.A49])*(INDEX([.L$2:.L$27];ABS(INDEX([.B49:.G49];1;[.A49]));1)+(10*[.H48]))))" office:value-type="float" office:value="0" calcext:value-type="float">
            <text:p><text:s/>- </text:p>
          </table:table-cell>
          <table:table-cell table:style-name="ce152" table:formula="of:=[.J48]+[.I4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50]=1;MAX(-(ABS([.B49])+1);-27);ABS([.B49]));26)" office:value-type="float" office:value="10" calcext:value-type="float">
            <text:p>10</text:p>
          </table:table-cell>
          <table:table-cell table:style-name="ce298" table:formula="of:=MIN(IF([.$A50]=2;MAX(-(ABS([.C49])+1);-27);ABS([.C49]));26)" office:value-type="float" office:value="10" calcext:value-type="float">
            <text:p>10</text:p>
          </table:table-cell>
          <table:table-cell table:style-name="ce298" table:formula="of:=MIN(IF([.$A50]=3;MAX(-(ABS([.D49])+1);-27);ABS([.D49]));26)" office:value-type="float" office:value="9" calcext:value-type="float">
            <text:p>9</text:p>
          </table:table-cell>
          <table:table-cell table:style-name="ce298" table:formula="of:=MIN(IF([.$A50]=4;MAX(-(ABS([.E49])+1);-27);ABS([.E49]));26)" office:value-type="float" office:value="8" calcext:value-type="float">
            <text:p>8</text:p>
          </table:table-cell>
          <table:table-cell table:style-name="ce298" table:formula="of:=MIN(IF([.$A50]=5;MAX(-(ABS([.F49])+1);-27);ABS([.F49]));26)" office:value-type="float" office:value="3" calcext:value-type="float">
            <text:p>3</text:p>
          </table:table-cell>
          <table:table-cell table:style-name="ce298" table:formula="of:=MIN(IF([.$A50]=6;MAX(-(ABS([.G49])+1);-27);ABS([.G49]));26)" office:value-type="float" office:value="13" calcext:value-type="float">
            <text:p>13</text:p>
          </table:table-cell>
          <table:table-cell table:formula="of:=ABS([.B50])+ABS([.C50])+ABS([.D50])+ABS([.E50])+ABS([.F50])+ABS([.G50])" office:value-type="float" office:value="53" calcext:value-type="float">
            <text:p>53</text:p>
          </table:table-cell>
          <table:table-cell table:formula="of:=IF(OR([.A50]&lt;1;[.A50]&gt;6);0;IF(INDEX([.B50:.G50];1;[.A50])=-27;0;INDEX([.B$2:.G$2];1;[.A50])*(INDEX([.L$2:.L$27];ABS(INDEX([.B50:.G50];1;[.A50]));1)+(10*[.H49]))))" office:value-type="float" office:value="0" calcext:value-type="float">
            <text:p><text:s/>- </text:p>
          </table:table-cell>
          <table:table-cell table:style-name="ce152" table:formula="of:=[.J49]+[.I5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51]=1;MAX(-(ABS([.B50])+1);-27);ABS([.B50]));26)" office:value-type="float" office:value="10" calcext:value-type="float">
            <text:p>10</text:p>
          </table:table-cell>
          <table:table-cell table:style-name="ce298" table:formula="of:=MIN(IF([.$A51]=2;MAX(-(ABS([.C50])+1);-27);ABS([.C50]));26)" office:value-type="float" office:value="10" calcext:value-type="float">
            <text:p>10</text:p>
          </table:table-cell>
          <table:table-cell table:style-name="ce298" table:formula="of:=MIN(IF([.$A51]=3;MAX(-(ABS([.D50])+1);-27);ABS([.D50]));26)" office:value-type="float" office:value="9" calcext:value-type="float">
            <text:p>9</text:p>
          </table:table-cell>
          <table:table-cell table:style-name="ce298" table:formula="of:=MIN(IF([.$A51]=4;MAX(-(ABS([.E50])+1);-27);ABS([.E50]));26)" office:value-type="float" office:value="8" calcext:value-type="float">
            <text:p>8</text:p>
          </table:table-cell>
          <table:table-cell table:style-name="ce298" table:formula="of:=MIN(IF([.$A51]=5;MAX(-(ABS([.F50])+1);-27);ABS([.F50]));26)" office:value-type="float" office:value="3" calcext:value-type="float">
            <text:p>3</text:p>
          </table:table-cell>
          <table:table-cell table:style-name="ce298" table:formula="of:=MIN(IF([.$A51]=6;MAX(-(ABS([.G50])+1);-27);ABS([.G50]));26)" office:value-type="float" office:value="13" calcext:value-type="float">
            <text:p>13</text:p>
          </table:table-cell>
          <table:table-cell table:formula="of:=ABS([.B51])+ABS([.C51])+ABS([.D51])+ABS([.E51])+ABS([.F51])+ABS([.G51])" office:value-type="float" office:value="53" calcext:value-type="float">
            <text:p>53</text:p>
          </table:table-cell>
          <table:table-cell table:formula="of:=IF(OR([.A51]&lt;1;[.A51]&gt;6);0;IF(INDEX([.B51:.G51];1;[.A51])=-27;0;INDEX([.B$2:.G$2];1;[.A51])*(INDEX([.L$2:.L$27];ABS(INDEX([.B51:.G51];1;[.A51]));1)+(10*[.H50]))))" office:value-type="float" office:value="0" calcext:value-type="float">
            <text:p><text:s/>- </text:p>
          </table:table-cell>
          <table:table-cell table:style-name="ce152" table:formula="of:=[.J50]+[.I5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52]=1;MAX(-(ABS([.B51])+1);-27);ABS([.B51]));26)" office:value-type="float" office:value="10" calcext:value-type="float">
            <text:p>10</text:p>
          </table:table-cell>
          <table:table-cell table:style-name="ce298" table:formula="of:=MIN(IF([.$A52]=2;MAX(-(ABS([.C51])+1);-27);ABS([.C51]));26)" office:value-type="float" office:value="10" calcext:value-type="float">
            <text:p>10</text:p>
          </table:table-cell>
          <table:table-cell table:style-name="ce298" table:formula="of:=MIN(IF([.$A52]=3;MAX(-(ABS([.D51])+1);-27);ABS([.D51]));26)" office:value-type="float" office:value="9" calcext:value-type="float">
            <text:p>9</text:p>
          </table:table-cell>
          <table:table-cell table:style-name="ce298" table:formula="of:=MIN(IF([.$A52]=4;MAX(-(ABS([.E51])+1);-27);ABS([.E51]));26)" office:value-type="float" office:value="8" calcext:value-type="float">
            <text:p>8</text:p>
          </table:table-cell>
          <table:table-cell table:style-name="ce298" table:formula="of:=MIN(IF([.$A52]=5;MAX(-(ABS([.F51])+1);-27);ABS([.F51]));26)" office:value-type="float" office:value="3" calcext:value-type="float">
            <text:p>3</text:p>
          </table:table-cell>
          <table:table-cell table:style-name="ce298" table:formula="of:=MIN(IF([.$A52]=6;MAX(-(ABS([.G51])+1);-27);ABS([.G51]));26)" office:value-type="float" office:value="13" calcext:value-type="float">
            <text:p>13</text:p>
          </table:table-cell>
          <table:table-cell table:formula="of:=ABS([.B52])+ABS([.C52])+ABS([.D52])+ABS([.E52])+ABS([.F52])+ABS([.G52])" office:value-type="float" office:value="53" calcext:value-type="float">
            <text:p>53</text:p>
          </table:table-cell>
          <table:table-cell table:formula="of:=IF(OR([.A52]&lt;1;[.A52]&gt;6);0;IF(INDEX([.B52:.G52];1;[.A52])=-27;0;INDEX([.B$2:.G$2];1;[.A52])*(INDEX([.L$2:.L$27];ABS(INDEX([.B52:.G52];1;[.A52]));1)+(10*[.H51]))))" office:value-type="float" office:value="0" calcext:value-type="float">
            <text:p><text:s/>- </text:p>
          </table:table-cell>
          <table:table-cell table:style-name="ce152" table:formula="of:=[.J51]+[.I5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53]=1;MAX(-(ABS([.B52])+1);-27);ABS([.B52]));26)" office:value-type="float" office:value="10" calcext:value-type="float">
            <text:p>10</text:p>
          </table:table-cell>
          <table:table-cell table:style-name="ce298" table:formula="of:=MIN(IF([.$A53]=2;MAX(-(ABS([.C52])+1);-27);ABS([.C52]));26)" office:value-type="float" office:value="10" calcext:value-type="float">
            <text:p>10</text:p>
          </table:table-cell>
          <table:table-cell table:style-name="ce298" table:formula="of:=MIN(IF([.$A53]=3;MAX(-(ABS([.D52])+1);-27);ABS([.D52]));26)" office:value-type="float" office:value="9" calcext:value-type="float">
            <text:p>9</text:p>
          </table:table-cell>
          <table:table-cell table:style-name="ce298" table:formula="of:=MIN(IF([.$A53]=4;MAX(-(ABS([.E52])+1);-27);ABS([.E52]));26)" office:value-type="float" office:value="8" calcext:value-type="float">
            <text:p>8</text:p>
          </table:table-cell>
          <table:table-cell table:style-name="ce298" table:formula="of:=MIN(IF([.$A53]=5;MAX(-(ABS([.F52])+1);-27);ABS([.F52]));26)" office:value-type="float" office:value="3" calcext:value-type="float">
            <text:p>3</text:p>
          </table:table-cell>
          <table:table-cell table:style-name="ce298" table:formula="of:=MIN(IF([.$A53]=6;MAX(-(ABS([.G52])+1);-27);ABS([.G52]));26)" office:value-type="float" office:value="13" calcext:value-type="float">
            <text:p>13</text:p>
          </table:table-cell>
          <table:table-cell table:formula="of:=ABS([.B53])+ABS([.C53])+ABS([.D53])+ABS([.E53])+ABS([.F53])+ABS([.G53])" office:value-type="float" office:value="53" calcext:value-type="float">
            <text:p>53</text:p>
          </table:table-cell>
          <table:table-cell table:formula="of:=IF(OR([.A53]&lt;1;[.A53]&gt;6);0;IF(INDEX([.B53:.G53];1;[.A53])=-27;0;INDEX([.B$2:.G$2];1;[.A53])*(INDEX([.L$2:.L$27];ABS(INDEX([.B53:.G53];1;[.A53]));1)+(10*[.H52]))))" office:value-type="float" office:value="0" calcext:value-type="float">
            <text:p><text:s/>- </text:p>
          </table:table-cell>
          <table:table-cell table:style-name="ce152" table:formula="of:=[.J52]+[.I5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54]=1;MAX(-(ABS([.B53])+1);-27);ABS([.B53]));26)" office:value-type="float" office:value="10" calcext:value-type="float">
            <text:p>10</text:p>
          </table:table-cell>
          <table:table-cell table:style-name="ce298" table:formula="of:=MIN(IF([.$A54]=2;MAX(-(ABS([.C53])+1);-27);ABS([.C53]));26)" office:value-type="float" office:value="10" calcext:value-type="float">
            <text:p>10</text:p>
          </table:table-cell>
          <table:table-cell table:style-name="ce298" table:formula="of:=MIN(IF([.$A54]=3;MAX(-(ABS([.D53])+1);-27);ABS([.D53]));26)" office:value-type="float" office:value="9" calcext:value-type="float">
            <text:p>9</text:p>
          </table:table-cell>
          <table:table-cell table:style-name="ce298" table:formula="of:=MIN(IF([.$A54]=4;MAX(-(ABS([.E53])+1);-27);ABS([.E53]));26)" office:value-type="float" office:value="8" calcext:value-type="float">
            <text:p>8</text:p>
          </table:table-cell>
          <table:table-cell table:style-name="ce298" table:formula="of:=MIN(IF([.$A54]=5;MAX(-(ABS([.F53])+1);-27);ABS([.F53]));26)" office:value-type="float" office:value="3" calcext:value-type="float">
            <text:p>3</text:p>
          </table:table-cell>
          <table:table-cell table:style-name="ce298" table:formula="of:=MIN(IF([.$A54]=6;MAX(-(ABS([.G53])+1);-27);ABS([.G53]));26)" office:value-type="float" office:value="13" calcext:value-type="float">
            <text:p>13</text:p>
          </table:table-cell>
          <table:table-cell table:formula="of:=ABS([.B54])+ABS([.C54])+ABS([.D54])+ABS([.E54])+ABS([.F54])+ABS([.G54])" office:value-type="float" office:value="53" calcext:value-type="float">
            <text:p>53</text:p>
          </table:table-cell>
          <table:table-cell table:formula="of:=IF(OR([.A54]&lt;1;[.A54]&gt;6);0;IF(INDEX([.B54:.G54];1;[.A54])=-27;0;INDEX([.B$2:.G$2];1;[.A54])*(INDEX([.L$2:.L$27];ABS(INDEX([.B54:.G54];1;[.A54]));1)+(10*[.H53]))))" office:value-type="float" office:value="0" calcext:value-type="float">
            <text:p><text:s/>- </text:p>
          </table:table-cell>
          <table:table-cell table:style-name="ce152" table:formula="of:=[.J53]+[.I5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55]=1;MAX(-(ABS([.B54])+1);-27);ABS([.B54]));26)" office:value-type="float" office:value="10" calcext:value-type="float">
            <text:p>10</text:p>
          </table:table-cell>
          <table:table-cell table:style-name="ce298" table:formula="of:=MIN(IF([.$A55]=2;MAX(-(ABS([.C54])+1);-27);ABS([.C54]));26)" office:value-type="float" office:value="10" calcext:value-type="float">
            <text:p>10</text:p>
          </table:table-cell>
          <table:table-cell table:style-name="ce298" table:formula="of:=MIN(IF([.$A55]=3;MAX(-(ABS([.D54])+1);-27);ABS([.D54]));26)" office:value-type="float" office:value="9" calcext:value-type="float">
            <text:p>9</text:p>
          </table:table-cell>
          <table:table-cell table:style-name="ce298" table:formula="of:=MIN(IF([.$A55]=4;MAX(-(ABS([.E54])+1);-27);ABS([.E54]));26)" office:value-type="float" office:value="8" calcext:value-type="float">
            <text:p>8</text:p>
          </table:table-cell>
          <table:table-cell table:style-name="ce298" table:formula="of:=MIN(IF([.$A55]=5;MAX(-(ABS([.F54])+1);-27);ABS([.F54]));26)" office:value-type="float" office:value="3" calcext:value-type="float">
            <text:p>3</text:p>
          </table:table-cell>
          <table:table-cell table:style-name="ce298" table:formula="of:=MIN(IF([.$A55]=6;MAX(-(ABS([.G54])+1);-27);ABS([.G54]));26)" office:value-type="float" office:value="13" calcext:value-type="float">
            <text:p>13</text:p>
          </table:table-cell>
          <table:table-cell table:formula="of:=ABS([.B55])+ABS([.C55])+ABS([.D55])+ABS([.E55])+ABS([.F55])+ABS([.G55])" office:value-type="float" office:value="53" calcext:value-type="float">
            <text:p>53</text:p>
          </table:table-cell>
          <table:table-cell table:formula="of:=IF(OR([.A55]&lt;1;[.A55]&gt;6);0;IF(INDEX([.B55:.G55];1;[.A55])=-27;0;INDEX([.B$2:.G$2];1;[.A55])*(INDEX([.L$2:.L$27];ABS(INDEX([.B55:.G55];1;[.A55]));1)+(10*[.H54]))))" office:value-type="float" office:value="0" calcext:value-type="float">
            <text:p><text:s/>- </text:p>
          </table:table-cell>
          <table:table-cell table:style-name="ce152" table:formula="of:=[.J54]+[.I5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56]=1;MAX(-(ABS([.B55])+1);-27);ABS([.B55]));26)" office:value-type="float" office:value="10" calcext:value-type="float">
            <text:p>10</text:p>
          </table:table-cell>
          <table:table-cell table:style-name="ce298" table:formula="of:=MIN(IF([.$A56]=2;MAX(-(ABS([.C55])+1);-27);ABS([.C55]));26)" office:value-type="float" office:value="10" calcext:value-type="float">
            <text:p>10</text:p>
          </table:table-cell>
          <table:table-cell table:style-name="ce298" table:formula="of:=MIN(IF([.$A56]=3;MAX(-(ABS([.D55])+1);-27);ABS([.D55]));26)" office:value-type="float" office:value="9" calcext:value-type="float">
            <text:p>9</text:p>
          </table:table-cell>
          <table:table-cell table:style-name="ce298" table:formula="of:=MIN(IF([.$A56]=4;MAX(-(ABS([.E55])+1);-27);ABS([.E55]));26)" office:value-type="float" office:value="8" calcext:value-type="float">
            <text:p>8</text:p>
          </table:table-cell>
          <table:table-cell table:style-name="ce298" table:formula="of:=MIN(IF([.$A56]=5;MAX(-(ABS([.F55])+1);-27);ABS([.F55]));26)" office:value-type="float" office:value="3" calcext:value-type="float">
            <text:p>3</text:p>
          </table:table-cell>
          <table:table-cell table:style-name="ce298" table:formula="of:=MIN(IF([.$A56]=6;MAX(-(ABS([.G55])+1);-27);ABS([.G55]));26)" office:value-type="float" office:value="13" calcext:value-type="float">
            <text:p>13</text:p>
          </table:table-cell>
          <table:table-cell table:formula="of:=ABS([.B56])+ABS([.C56])+ABS([.D56])+ABS([.E56])+ABS([.F56])+ABS([.G56])" office:value-type="float" office:value="53" calcext:value-type="float">
            <text:p>53</text:p>
          </table:table-cell>
          <table:table-cell table:formula="of:=IF(OR([.A56]&lt;1;[.A56]&gt;6);0;IF(INDEX([.B56:.G56];1;[.A56])=-27;0;INDEX([.B$2:.G$2];1;[.A56])*(INDEX([.L$2:.L$27];ABS(INDEX([.B56:.G56];1;[.A56]));1)+(10*[.H55]))))" office:value-type="float" office:value="0" calcext:value-type="float">
            <text:p><text:s/>- </text:p>
          </table:table-cell>
          <table:table-cell table:style-name="ce152" table:formula="of:=[.J55]+[.I5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57]=1;MAX(-(ABS([.B56])+1);-27);ABS([.B56]));26)" office:value-type="float" office:value="10" calcext:value-type="float">
            <text:p>10</text:p>
          </table:table-cell>
          <table:table-cell table:style-name="ce298" table:formula="of:=MIN(IF([.$A57]=2;MAX(-(ABS([.C56])+1);-27);ABS([.C56]));26)" office:value-type="float" office:value="10" calcext:value-type="float">
            <text:p>10</text:p>
          </table:table-cell>
          <table:table-cell table:style-name="ce298" table:formula="of:=MIN(IF([.$A57]=3;MAX(-(ABS([.D56])+1);-27);ABS([.D56]));26)" office:value-type="float" office:value="9" calcext:value-type="float">
            <text:p>9</text:p>
          </table:table-cell>
          <table:table-cell table:style-name="ce298" table:formula="of:=MIN(IF([.$A57]=4;MAX(-(ABS([.E56])+1);-27);ABS([.E56]));26)" office:value-type="float" office:value="8" calcext:value-type="float">
            <text:p>8</text:p>
          </table:table-cell>
          <table:table-cell table:style-name="ce298" table:formula="of:=MIN(IF([.$A57]=5;MAX(-(ABS([.F56])+1);-27);ABS([.F56]));26)" office:value-type="float" office:value="3" calcext:value-type="float">
            <text:p>3</text:p>
          </table:table-cell>
          <table:table-cell table:style-name="ce298" table:formula="of:=MIN(IF([.$A57]=6;MAX(-(ABS([.G56])+1);-27);ABS([.G56]));26)" office:value-type="float" office:value="13" calcext:value-type="float">
            <text:p>13</text:p>
          </table:table-cell>
          <table:table-cell table:formula="of:=ABS([.B57])+ABS([.C57])+ABS([.D57])+ABS([.E57])+ABS([.F57])+ABS([.G57])" office:value-type="float" office:value="53" calcext:value-type="float">
            <text:p>53</text:p>
          </table:table-cell>
          <table:table-cell table:formula="of:=IF(OR([.A57]&lt;1;[.A57]&gt;6);0;IF(INDEX([.B57:.G57];1;[.A57])=-27;0;INDEX([.B$2:.G$2];1;[.A57])*(INDEX([.L$2:.L$27];ABS(INDEX([.B57:.G57];1;[.A57]));1)+(10*[.H56]))))" office:value-type="float" office:value="0" calcext:value-type="float">
            <text:p><text:s/>- </text:p>
          </table:table-cell>
          <table:table-cell table:style-name="ce152" table:formula="of:=[.J56]+[.I5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58]=1;MAX(-(ABS([.B57])+1);-27);ABS([.B57]));26)" office:value-type="float" office:value="10" calcext:value-type="float">
            <text:p>10</text:p>
          </table:table-cell>
          <table:table-cell table:style-name="ce298" table:formula="of:=MIN(IF([.$A58]=2;MAX(-(ABS([.C57])+1);-27);ABS([.C57]));26)" office:value-type="float" office:value="10" calcext:value-type="float">
            <text:p>10</text:p>
          </table:table-cell>
          <table:table-cell table:style-name="ce298" table:formula="of:=MIN(IF([.$A58]=3;MAX(-(ABS([.D57])+1);-27);ABS([.D57]));26)" office:value-type="float" office:value="9" calcext:value-type="float">
            <text:p>9</text:p>
          </table:table-cell>
          <table:table-cell table:style-name="ce298" table:formula="of:=MIN(IF([.$A58]=4;MAX(-(ABS([.E57])+1);-27);ABS([.E57]));26)" office:value-type="float" office:value="8" calcext:value-type="float">
            <text:p>8</text:p>
          </table:table-cell>
          <table:table-cell table:style-name="ce298" table:formula="of:=MIN(IF([.$A58]=5;MAX(-(ABS([.F57])+1);-27);ABS([.F57]));26)" office:value-type="float" office:value="3" calcext:value-type="float">
            <text:p>3</text:p>
          </table:table-cell>
          <table:table-cell table:style-name="ce298" table:formula="of:=MIN(IF([.$A58]=6;MAX(-(ABS([.G57])+1);-27);ABS([.G57]));26)" office:value-type="float" office:value="13" calcext:value-type="float">
            <text:p>13</text:p>
          </table:table-cell>
          <table:table-cell table:formula="of:=ABS([.B58])+ABS([.C58])+ABS([.D58])+ABS([.E58])+ABS([.F58])+ABS([.G58])" office:value-type="float" office:value="53" calcext:value-type="float">
            <text:p>53</text:p>
          </table:table-cell>
          <table:table-cell table:formula="of:=IF(OR([.A58]&lt;1;[.A58]&gt;6);0;IF(INDEX([.B58:.G58];1;[.A58])=-27;0;INDEX([.B$2:.G$2];1;[.A58])*(INDEX([.L$2:.L$27];ABS(INDEX([.B58:.G58];1;[.A58]));1)+(10*[.H57]))))" office:value-type="float" office:value="0" calcext:value-type="float">
            <text:p><text:s/>- </text:p>
          </table:table-cell>
          <table:table-cell table:style-name="ce152" table:formula="of:=[.J57]+[.I5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59]=1;MAX(-(ABS([.B58])+1);-27);ABS([.B58]));26)" office:value-type="float" office:value="10" calcext:value-type="float">
            <text:p>10</text:p>
          </table:table-cell>
          <table:table-cell table:style-name="ce298" table:formula="of:=MIN(IF([.$A59]=2;MAX(-(ABS([.C58])+1);-27);ABS([.C58]));26)" office:value-type="float" office:value="10" calcext:value-type="float">
            <text:p>10</text:p>
          </table:table-cell>
          <table:table-cell table:style-name="ce298" table:formula="of:=MIN(IF([.$A59]=3;MAX(-(ABS([.D58])+1);-27);ABS([.D58]));26)" office:value-type="float" office:value="9" calcext:value-type="float">
            <text:p>9</text:p>
          </table:table-cell>
          <table:table-cell table:style-name="ce298" table:formula="of:=MIN(IF([.$A59]=4;MAX(-(ABS([.E58])+1);-27);ABS([.E58]));26)" office:value-type="float" office:value="8" calcext:value-type="float">
            <text:p>8</text:p>
          </table:table-cell>
          <table:table-cell table:style-name="ce298" table:formula="of:=MIN(IF([.$A59]=5;MAX(-(ABS([.F58])+1);-27);ABS([.F58]));26)" office:value-type="float" office:value="3" calcext:value-type="float">
            <text:p>3</text:p>
          </table:table-cell>
          <table:table-cell table:style-name="ce298" table:formula="of:=MIN(IF([.$A59]=6;MAX(-(ABS([.G58])+1);-27);ABS([.G58]));26)" office:value-type="float" office:value="13" calcext:value-type="float">
            <text:p>13</text:p>
          </table:table-cell>
          <table:table-cell table:formula="of:=ABS([.B59])+ABS([.C59])+ABS([.D59])+ABS([.E59])+ABS([.F59])+ABS([.G59])" office:value-type="float" office:value="53" calcext:value-type="float">
            <text:p>53</text:p>
          </table:table-cell>
          <table:table-cell table:formula="of:=IF(OR([.A59]&lt;1;[.A59]&gt;6);0;IF(INDEX([.B59:.G59];1;[.A59])=-27;0;INDEX([.B$2:.G$2];1;[.A59])*(INDEX([.L$2:.L$27];ABS(INDEX([.B59:.G59];1;[.A59]));1)+(10*[.H58]))))" office:value-type="float" office:value="0" calcext:value-type="float">
            <text:p><text:s/>- </text:p>
          </table:table-cell>
          <table:table-cell table:style-name="ce152" table:formula="of:=[.J58]+[.I5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60]=1;MAX(-(ABS([.B59])+1);-27);ABS([.B59]));26)" office:value-type="float" office:value="10" calcext:value-type="float">
            <text:p>10</text:p>
          </table:table-cell>
          <table:table-cell table:style-name="ce298" table:formula="of:=MIN(IF([.$A60]=2;MAX(-(ABS([.C59])+1);-27);ABS([.C59]));26)" office:value-type="float" office:value="10" calcext:value-type="float">
            <text:p>10</text:p>
          </table:table-cell>
          <table:table-cell table:style-name="ce298" table:formula="of:=MIN(IF([.$A60]=3;MAX(-(ABS([.D59])+1);-27);ABS([.D59]));26)" office:value-type="float" office:value="9" calcext:value-type="float">
            <text:p>9</text:p>
          </table:table-cell>
          <table:table-cell table:style-name="ce298" table:formula="of:=MIN(IF([.$A60]=4;MAX(-(ABS([.E59])+1);-27);ABS([.E59]));26)" office:value-type="float" office:value="8" calcext:value-type="float">
            <text:p>8</text:p>
          </table:table-cell>
          <table:table-cell table:style-name="ce298" table:formula="of:=MIN(IF([.$A60]=5;MAX(-(ABS([.F59])+1);-27);ABS([.F59]));26)" office:value-type="float" office:value="3" calcext:value-type="float">
            <text:p>3</text:p>
          </table:table-cell>
          <table:table-cell table:style-name="ce298" table:formula="of:=MIN(IF([.$A60]=6;MAX(-(ABS([.G59])+1);-27);ABS([.G59]));26)" office:value-type="float" office:value="13" calcext:value-type="float">
            <text:p>13</text:p>
          </table:table-cell>
          <table:table-cell table:formula="of:=ABS([.B60])+ABS([.C60])+ABS([.D60])+ABS([.E60])+ABS([.F60])+ABS([.G60])" office:value-type="float" office:value="53" calcext:value-type="float">
            <text:p>53</text:p>
          </table:table-cell>
          <table:table-cell table:formula="of:=IF(OR([.A60]&lt;1;[.A60]&gt;6);0;IF(INDEX([.B60:.G60];1;[.A60])=-27;0;INDEX([.B$2:.G$2];1;[.A60])*(INDEX([.L$2:.L$27];ABS(INDEX([.B60:.G60];1;[.A60]));1)+(10*[.H59]))))" office:value-type="float" office:value="0" calcext:value-type="float">
            <text:p><text:s/>- </text:p>
          </table:table-cell>
          <table:table-cell table:style-name="ce152" table:formula="of:=[.J59]+[.I6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61]=1;MAX(-(ABS([.B60])+1);-27);ABS([.B60]));26)" office:value-type="float" office:value="10" calcext:value-type="float">
            <text:p>10</text:p>
          </table:table-cell>
          <table:table-cell table:style-name="ce298" table:formula="of:=MIN(IF([.$A61]=2;MAX(-(ABS([.C60])+1);-27);ABS([.C60]));26)" office:value-type="float" office:value="10" calcext:value-type="float">
            <text:p>10</text:p>
          </table:table-cell>
          <table:table-cell table:style-name="ce298" table:formula="of:=MIN(IF([.$A61]=3;MAX(-(ABS([.D60])+1);-27);ABS([.D60]));26)" office:value-type="float" office:value="9" calcext:value-type="float">
            <text:p>9</text:p>
          </table:table-cell>
          <table:table-cell table:style-name="ce298" table:formula="of:=MIN(IF([.$A61]=4;MAX(-(ABS([.E60])+1);-27);ABS([.E60]));26)" office:value-type="float" office:value="8" calcext:value-type="float">
            <text:p>8</text:p>
          </table:table-cell>
          <table:table-cell table:style-name="ce298" table:formula="of:=MIN(IF([.$A61]=5;MAX(-(ABS([.F60])+1);-27);ABS([.F60]));26)" office:value-type="float" office:value="3" calcext:value-type="float">
            <text:p>3</text:p>
          </table:table-cell>
          <table:table-cell table:style-name="ce298" table:formula="of:=MIN(IF([.$A61]=6;MAX(-(ABS([.G60])+1);-27);ABS([.G60]));26)" office:value-type="float" office:value="13" calcext:value-type="float">
            <text:p>13</text:p>
          </table:table-cell>
          <table:table-cell table:formula="of:=ABS([.B61])+ABS([.C61])+ABS([.D61])+ABS([.E61])+ABS([.F61])+ABS([.G61])" office:value-type="float" office:value="53" calcext:value-type="float">
            <text:p>53</text:p>
          </table:table-cell>
          <table:table-cell table:formula="of:=IF(OR([.A61]&lt;1;[.A61]&gt;6);0;IF(INDEX([.B61:.G61];1;[.A61])=-27;0;INDEX([.B$2:.G$2];1;[.A61])*(INDEX([.L$2:.L$27];ABS(INDEX([.B61:.G61];1;[.A61]));1)+(10*[.H60]))))" office:value-type="float" office:value="0" calcext:value-type="float">
            <text:p><text:s/>- </text:p>
          </table:table-cell>
          <table:table-cell table:style-name="ce152" table:formula="of:=[.J60]+[.I6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62]=1;MAX(-(ABS([.B61])+1);-27);ABS([.B61]));26)" office:value-type="float" office:value="10" calcext:value-type="float">
            <text:p>10</text:p>
          </table:table-cell>
          <table:table-cell table:style-name="ce298" table:formula="of:=MIN(IF([.$A62]=2;MAX(-(ABS([.C61])+1);-27);ABS([.C61]));26)" office:value-type="float" office:value="10" calcext:value-type="float">
            <text:p>10</text:p>
          </table:table-cell>
          <table:table-cell table:style-name="ce298" table:formula="of:=MIN(IF([.$A62]=3;MAX(-(ABS([.D61])+1);-27);ABS([.D61]));26)" office:value-type="float" office:value="9" calcext:value-type="float">
            <text:p>9</text:p>
          </table:table-cell>
          <table:table-cell table:style-name="ce298" table:formula="of:=MIN(IF([.$A62]=4;MAX(-(ABS([.E61])+1);-27);ABS([.E61]));26)" office:value-type="float" office:value="8" calcext:value-type="float">
            <text:p>8</text:p>
          </table:table-cell>
          <table:table-cell table:style-name="ce298" table:formula="of:=MIN(IF([.$A62]=5;MAX(-(ABS([.F61])+1);-27);ABS([.F61]));26)" office:value-type="float" office:value="3" calcext:value-type="float">
            <text:p>3</text:p>
          </table:table-cell>
          <table:table-cell table:style-name="ce298" table:formula="of:=MIN(IF([.$A62]=6;MAX(-(ABS([.G61])+1);-27);ABS([.G61]));26)" office:value-type="float" office:value="13" calcext:value-type="float">
            <text:p>13</text:p>
          </table:table-cell>
          <table:table-cell table:formula="of:=ABS([.B62])+ABS([.C62])+ABS([.D62])+ABS([.E62])+ABS([.F62])+ABS([.G62])" office:value-type="float" office:value="53" calcext:value-type="float">
            <text:p>53</text:p>
          </table:table-cell>
          <table:table-cell table:formula="of:=IF(OR([.A62]&lt;1;[.A62]&gt;6);0;IF(INDEX([.B62:.G62];1;[.A62])=-27;0;INDEX([.B$2:.G$2];1;[.A62])*(INDEX([.L$2:.L$27];ABS(INDEX([.B62:.G62];1;[.A62]));1)+(10*[.H61]))))" office:value-type="float" office:value="0" calcext:value-type="float">
            <text:p><text:s/>- </text:p>
          </table:table-cell>
          <table:table-cell table:style-name="ce152" table:formula="of:=[.J61]+[.I6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63]=1;MAX(-(ABS([.B62])+1);-27);ABS([.B62]));26)" office:value-type="float" office:value="10" calcext:value-type="float">
            <text:p>10</text:p>
          </table:table-cell>
          <table:table-cell table:style-name="ce298" table:formula="of:=MIN(IF([.$A63]=2;MAX(-(ABS([.C62])+1);-27);ABS([.C62]));26)" office:value-type="float" office:value="10" calcext:value-type="float">
            <text:p>10</text:p>
          </table:table-cell>
          <table:table-cell table:style-name="ce298" table:formula="of:=MIN(IF([.$A63]=3;MAX(-(ABS([.D62])+1);-27);ABS([.D62]));26)" office:value-type="float" office:value="9" calcext:value-type="float">
            <text:p>9</text:p>
          </table:table-cell>
          <table:table-cell table:style-name="ce298" table:formula="of:=MIN(IF([.$A63]=4;MAX(-(ABS([.E62])+1);-27);ABS([.E62]));26)" office:value-type="float" office:value="8" calcext:value-type="float">
            <text:p>8</text:p>
          </table:table-cell>
          <table:table-cell table:style-name="ce298" table:formula="of:=MIN(IF([.$A63]=5;MAX(-(ABS([.F62])+1);-27);ABS([.F62]));26)" office:value-type="float" office:value="3" calcext:value-type="float">
            <text:p>3</text:p>
          </table:table-cell>
          <table:table-cell table:style-name="ce298" table:formula="of:=MIN(IF([.$A63]=6;MAX(-(ABS([.G62])+1);-27);ABS([.G62]));26)" office:value-type="float" office:value="13" calcext:value-type="float">
            <text:p>13</text:p>
          </table:table-cell>
          <table:table-cell table:formula="of:=ABS([.B63])+ABS([.C63])+ABS([.D63])+ABS([.E63])+ABS([.F63])+ABS([.G63])" office:value-type="float" office:value="53" calcext:value-type="float">
            <text:p>53</text:p>
          </table:table-cell>
          <table:table-cell table:formula="of:=IF(OR([.A63]&lt;1;[.A63]&gt;6);0;IF(INDEX([.B63:.G63];1;[.A63])=-27;0;INDEX([.B$2:.G$2];1;[.A63])*(INDEX([.L$2:.L$27];ABS(INDEX([.B63:.G63];1;[.A63]));1)+(10*[.H62]))))" office:value-type="float" office:value="0" calcext:value-type="float">
            <text:p><text:s/>- </text:p>
          </table:table-cell>
          <table:table-cell table:style-name="ce152" table:formula="of:=[.J62]+[.I6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64]=1;MAX(-(ABS([.B63])+1);-27);ABS([.B63]));26)" office:value-type="float" office:value="10" calcext:value-type="float">
            <text:p>10</text:p>
          </table:table-cell>
          <table:table-cell table:style-name="ce298" table:formula="of:=MIN(IF([.$A64]=2;MAX(-(ABS([.C63])+1);-27);ABS([.C63]));26)" office:value-type="float" office:value="10" calcext:value-type="float">
            <text:p>10</text:p>
          </table:table-cell>
          <table:table-cell table:style-name="ce298" table:formula="of:=MIN(IF([.$A64]=3;MAX(-(ABS([.D63])+1);-27);ABS([.D63]));26)" office:value-type="float" office:value="9" calcext:value-type="float">
            <text:p>9</text:p>
          </table:table-cell>
          <table:table-cell table:style-name="ce298" table:formula="of:=MIN(IF([.$A64]=4;MAX(-(ABS([.E63])+1);-27);ABS([.E63]));26)" office:value-type="float" office:value="8" calcext:value-type="float">
            <text:p>8</text:p>
          </table:table-cell>
          <table:table-cell table:style-name="ce298" table:formula="of:=MIN(IF([.$A64]=5;MAX(-(ABS([.F63])+1);-27);ABS([.F63]));26)" office:value-type="float" office:value="3" calcext:value-type="float">
            <text:p>3</text:p>
          </table:table-cell>
          <table:table-cell table:style-name="ce298" table:formula="of:=MIN(IF([.$A64]=6;MAX(-(ABS([.G63])+1);-27);ABS([.G63]));26)" office:value-type="float" office:value="13" calcext:value-type="float">
            <text:p>13</text:p>
          </table:table-cell>
          <table:table-cell table:formula="of:=ABS([.B64])+ABS([.C64])+ABS([.D64])+ABS([.E64])+ABS([.F64])+ABS([.G64])" office:value-type="float" office:value="53" calcext:value-type="float">
            <text:p>53</text:p>
          </table:table-cell>
          <table:table-cell table:formula="of:=IF(OR([.A64]&lt;1;[.A64]&gt;6);0;IF(INDEX([.B64:.G64];1;[.A64])=-27;0;INDEX([.B$2:.G$2];1;[.A64])*(INDEX([.L$2:.L$27];ABS(INDEX([.B64:.G64];1;[.A64]));1)+(10*[.H63]))))" office:value-type="float" office:value="0" calcext:value-type="float">
            <text:p><text:s/>- </text:p>
          </table:table-cell>
          <table:table-cell table:style-name="ce152" table:formula="of:=[.J63]+[.I6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65]=1;MAX(-(ABS([.B64])+1);-27);ABS([.B64]));26)" office:value-type="float" office:value="10" calcext:value-type="float">
            <text:p>10</text:p>
          </table:table-cell>
          <table:table-cell table:style-name="ce298" table:formula="of:=MIN(IF([.$A65]=2;MAX(-(ABS([.C64])+1);-27);ABS([.C64]));26)" office:value-type="float" office:value="10" calcext:value-type="float">
            <text:p>10</text:p>
          </table:table-cell>
          <table:table-cell table:style-name="ce298" table:formula="of:=MIN(IF([.$A65]=3;MAX(-(ABS([.D64])+1);-27);ABS([.D64]));26)" office:value-type="float" office:value="9" calcext:value-type="float">
            <text:p>9</text:p>
          </table:table-cell>
          <table:table-cell table:style-name="ce298" table:formula="of:=MIN(IF([.$A65]=4;MAX(-(ABS([.E64])+1);-27);ABS([.E64]));26)" office:value-type="float" office:value="8" calcext:value-type="float">
            <text:p>8</text:p>
          </table:table-cell>
          <table:table-cell table:style-name="ce298" table:formula="of:=MIN(IF([.$A65]=5;MAX(-(ABS([.F64])+1);-27);ABS([.F64]));26)" office:value-type="float" office:value="3" calcext:value-type="float">
            <text:p>3</text:p>
          </table:table-cell>
          <table:table-cell table:style-name="ce298" table:formula="of:=MIN(IF([.$A65]=6;MAX(-(ABS([.G64])+1);-27);ABS([.G64]));26)" office:value-type="float" office:value="13" calcext:value-type="float">
            <text:p>13</text:p>
          </table:table-cell>
          <table:table-cell table:formula="of:=ABS([.B65])+ABS([.C65])+ABS([.D65])+ABS([.E65])+ABS([.F65])+ABS([.G65])" office:value-type="float" office:value="53" calcext:value-type="float">
            <text:p>53</text:p>
          </table:table-cell>
          <table:table-cell table:formula="of:=IF(OR([.A65]&lt;1;[.A65]&gt;6);0;IF(INDEX([.B65:.G65];1;[.A65])=-27;0;INDEX([.B$2:.G$2];1;[.A65])*(INDEX([.L$2:.L$27];ABS(INDEX([.B65:.G65];1;[.A65]));1)+(10*[.H64]))))" office:value-type="float" office:value="0" calcext:value-type="float">
            <text:p><text:s/>- </text:p>
          </table:table-cell>
          <table:table-cell table:style-name="ce152" table:formula="of:=[.J64]+[.I6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66]=1;MAX(-(ABS([.B65])+1);-27);ABS([.B65]));26)" office:value-type="float" office:value="10" calcext:value-type="float">
            <text:p>10</text:p>
          </table:table-cell>
          <table:table-cell table:style-name="ce298" table:formula="of:=MIN(IF([.$A66]=2;MAX(-(ABS([.C65])+1);-27);ABS([.C65]));26)" office:value-type="float" office:value="10" calcext:value-type="float">
            <text:p>10</text:p>
          </table:table-cell>
          <table:table-cell table:style-name="ce298" table:formula="of:=MIN(IF([.$A66]=3;MAX(-(ABS([.D65])+1);-27);ABS([.D65]));26)" office:value-type="float" office:value="9" calcext:value-type="float">
            <text:p>9</text:p>
          </table:table-cell>
          <table:table-cell table:style-name="ce298" table:formula="of:=MIN(IF([.$A66]=4;MAX(-(ABS([.E65])+1);-27);ABS([.E65]));26)" office:value-type="float" office:value="8" calcext:value-type="float">
            <text:p>8</text:p>
          </table:table-cell>
          <table:table-cell table:style-name="ce298" table:formula="of:=MIN(IF([.$A66]=5;MAX(-(ABS([.F65])+1);-27);ABS([.F65]));26)" office:value-type="float" office:value="3" calcext:value-type="float">
            <text:p>3</text:p>
          </table:table-cell>
          <table:table-cell table:style-name="ce298" table:formula="of:=MIN(IF([.$A66]=6;MAX(-(ABS([.G65])+1);-27);ABS([.G65]));26)" office:value-type="float" office:value="13" calcext:value-type="float">
            <text:p>13</text:p>
          </table:table-cell>
          <table:table-cell table:formula="of:=ABS([.B66])+ABS([.C66])+ABS([.D66])+ABS([.E66])+ABS([.F66])+ABS([.G66])" office:value-type="float" office:value="53" calcext:value-type="float">
            <text:p>53</text:p>
          </table:table-cell>
          <table:table-cell table:formula="of:=IF(OR([.A66]&lt;1;[.A66]&gt;6);0;IF(INDEX([.B66:.G66];1;[.A66])=-27;0;INDEX([.B$2:.G$2];1;[.A66])*(INDEX([.L$2:.L$27];ABS(INDEX([.B66:.G66];1;[.A66]));1)+(10*[.H65]))))" office:value-type="float" office:value="0" calcext:value-type="float">
            <text:p><text:s/>- </text:p>
          </table:table-cell>
          <table:table-cell table:style-name="ce152" table:formula="of:=[.J65]+[.I6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67]=1;MAX(-(ABS([.B66])+1);-27);ABS([.B66]));26)" office:value-type="float" office:value="10" calcext:value-type="float">
            <text:p>10</text:p>
          </table:table-cell>
          <table:table-cell table:style-name="ce298" table:formula="of:=MIN(IF([.$A67]=2;MAX(-(ABS([.C66])+1);-27);ABS([.C66]));26)" office:value-type="float" office:value="10" calcext:value-type="float">
            <text:p>10</text:p>
          </table:table-cell>
          <table:table-cell table:style-name="ce298" table:formula="of:=MIN(IF([.$A67]=3;MAX(-(ABS([.D66])+1);-27);ABS([.D66]));26)" office:value-type="float" office:value="9" calcext:value-type="float">
            <text:p>9</text:p>
          </table:table-cell>
          <table:table-cell table:style-name="ce298" table:formula="of:=MIN(IF([.$A67]=4;MAX(-(ABS([.E66])+1);-27);ABS([.E66]));26)" office:value-type="float" office:value="8" calcext:value-type="float">
            <text:p>8</text:p>
          </table:table-cell>
          <table:table-cell table:style-name="ce298" table:formula="of:=MIN(IF([.$A67]=5;MAX(-(ABS([.F66])+1);-27);ABS([.F66]));26)" office:value-type="float" office:value="3" calcext:value-type="float">
            <text:p>3</text:p>
          </table:table-cell>
          <table:table-cell table:style-name="ce298" table:formula="of:=MIN(IF([.$A67]=6;MAX(-(ABS([.G66])+1);-27);ABS([.G66]));26)" office:value-type="float" office:value="13" calcext:value-type="float">
            <text:p>13</text:p>
          </table:table-cell>
          <table:table-cell table:formula="of:=ABS([.B67])+ABS([.C67])+ABS([.D67])+ABS([.E67])+ABS([.F67])+ABS([.G67])" office:value-type="float" office:value="53" calcext:value-type="float">
            <text:p>53</text:p>
          </table:table-cell>
          <table:table-cell table:formula="of:=IF(OR([.A67]&lt;1;[.A67]&gt;6);0;IF(INDEX([.B67:.G67];1;[.A67])=-27;0;INDEX([.B$2:.G$2];1;[.A67])*(INDEX([.L$2:.L$27];ABS(INDEX([.B67:.G67];1;[.A67]));1)+(10*[.H66]))))" office:value-type="float" office:value="0" calcext:value-type="float">
            <text:p><text:s/>- </text:p>
          </table:table-cell>
          <table:table-cell table:style-name="ce152" table:formula="of:=[.J66]+[.I6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68]=1;MAX(-(ABS([.B67])+1);-27);ABS([.B67]));26)" office:value-type="float" office:value="10" calcext:value-type="float">
            <text:p>10</text:p>
          </table:table-cell>
          <table:table-cell table:style-name="ce298" table:formula="of:=MIN(IF([.$A68]=2;MAX(-(ABS([.C67])+1);-27);ABS([.C67]));26)" office:value-type="float" office:value="10" calcext:value-type="float">
            <text:p>10</text:p>
          </table:table-cell>
          <table:table-cell table:style-name="ce298" table:formula="of:=MIN(IF([.$A68]=3;MAX(-(ABS([.D67])+1);-27);ABS([.D67]));26)" office:value-type="float" office:value="9" calcext:value-type="float">
            <text:p>9</text:p>
          </table:table-cell>
          <table:table-cell table:style-name="ce298" table:formula="of:=MIN(IF([.$A68]=4;MAX(-(ABS([.E67])+1);-27);ABS([.E67]));26)" office:value-type="float" office:value="8" calcext:value-type="float">
            <text:p>8</text:p>
          </table:table-cell>
          <table:table-cell table:style-name="ce298" table:formula="of:=MIN(IF([.$A68]=5;MAX(-(ABS([.F67])+1);-27);ABS([.F67]));26)" office:value-type="float" office:value="3" calcext:value-type="float">
            <text:p>3</text:p>
          </table:table-cell>
          <table:table-cell table:style-name="ce298" table:formula="of:=MIN(IF([.$A68]=6;MAX(-(ABS([.G67])+1);-27);ABS([.G67]));26)" office:value-type="float" office:value="13" calcext:value-type="float">
            <text:p>13</text:p>
          </table:table-cell>
          <table:table-cell table:formula="of:=ABS([.B68])+ABS([.C68])+ABS([.D68])+ABS([.E68])+ABS([.F68])+ABS([.G68])" office:value-type="float" office:value="53" calcext:value-type="float">
            <text:p>53</text:p>
          </table:table-cell>
          <table:table-cell table:formula="of:=IF(OR([.A68]&lt;1;[.A68]&gt;6);0;IF(INDEX([.B68:.G68];1;[.A68])=-27;0;INDEX([.B$2:.G$2];1;[.A68])*(INDEX([.L$2:.L$27];ABS(INDEX([.B68:.G68];1;[.A68]));1)+(10*[.H67]))))" office:value-type="float" office:value="0" calcext:value-type="float">
            <text:p><text:s/>- </text:p>
          </table:table-cell>
          <table:table-cell table:style-name="ce152" table:formula="of:=[.J67]+[.I6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69]=1;MAX(-(ABS([.B68])+1);-27);ABS([.B68]));26)" office:value-type="float" office:value="10" calcext:value-type="float">
            <text:p>10</text:p>
          </table:table-cell>
          <table:table-cell table:style-name="ce298" table:formula="of:=MIN(IF([.$A69]=2;MAX(-(ABS([.C68])+1);-27);ABS([.C68]));26)" office:value-type="float" office:value="10" calcext:value-type="float">
            <text:p>10</text:p>
          </table:table-cell>
          <table:table-cell table:style-name="ce298" table:formula="of:=MIN(IF([.$A69]=3;MAX(-(ABS([.D68])+1);-27);ABS([.D68]));26)" office:value-type="float" office:value="9" calcext:value-type="float">
            <text:p>9</text:p>
          </table:table-cell>
          <table:table-cell table:style-name="ce298" table:formula="of:=MIN(IF([.$A69]=4;MAX(-(ABS([.E68])+1);-27);ABS([.E68]));26)" office:value-type="float" office:value="8" calcext:value-type="float">
            <text:p>8</text:p>
          </table:table-cell>
          <table:table-cell table:style-name="ce298" table:formula="of:=MIN(IF([.$A69]=5;MAX(-(ABS([.F68])+1);-27);ABS([.F68]));26)" office:value-type="float" office:value="3" calcext:value-type="float">
            <text:p>3</text:p>
          </table:table-cell>
          <table:table-cell table:style-name="ce298" table:formula="of:=MIN(IF([.$A69]=6;MAX(-(ABS([.G68])+1);-27);ABS([.G68]));26)" office:value-type="float" office:value="13" calcext:value-type="float">
            <text:p>13</text:p>
          </table:table-cell>
          <table:table-cell table:formula="of:=ABS([.B69])+ABS([.C69])+ABS([.D69])+ABS([.E69])+ABS([.F69])+ABS([.G69])" office:value-type="float" office:value="53" calcext:value-type="float">
            <text:p>53</text:p>
          </table:table-cell>
          <table:table-cell table:formula="of:=IF(OR([.A69]&lt;1;[.A69]&gt;6);0;IF(INDEX([.B69:.G69];1;[.A69])=-27;0;INDEX([.B$2:.G$2];1;[.A69])*(INDEX([.L$2:.L$27];ABS(INDEX([.B69:.G69];1;[.A69]));1)+(10*[.H68]))))" office:value-type="float" office:value="0" calcext:value-type="float">
            <text:p><text:s/>- </text:p>
          </table:table-cell>
          <table:table-cell table:style-name="ce152" table:formula="of:=[.J68]+[.I6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70]=1;MAX(-(ABS([.B69])+1);-27);ABS([.B69]));26)" office:value-type="float" office:value="10" calcext:value-type="float">
            <text:p>10</text:p>
          </table:table-cell>
          <table:table-cell table:style-name="ce298" table:formula="of:=MIN(IF([.$A70]=2;MAX(-(ABS([.C69])+1);-27);ABS([.C69]));26)" office:value-type="float" office:value="10" calcext:value-type="float">
            <text:p>10</text:p>
          </table:table-cell>
          <table:table-cell table:style-name="ce298" table:formula="of:=MIN(IF([.$A70]=3;MAX(-(ABS([.D69])+1);-27);ABS([.D69]));26)" office:value-type="float" office:value="9" calcext:value-type="float">
            <text:p>9</text:p>
          </table:table-cell>
          <table:table-cell table:style-name="ce298" table:formula="of:=MIN(IF([.$A70]=4;MAX(-(ABS([.E69])+1);-27);ABS([.E69]));26)" office:value-type="float" office:value="8" calcext:value-type="float">
            <text:p>8</text:p>
          </table:table-cell>
          <table:table-cell table:style-name="ce298" table:formula="of:=MIN(IF([.$A70]=5;MAX(-(ABS([.F69])+1);-27);ABS([.F69]));26)" office:value-type="float" office:value="3" calcext:value-type="float">
            <text:p>3</text:p>
          </table:table-cell>
          <table:table-cell table:style-name="ce298" table:formula="of:=MIN(IF([.$A70]=6;MAX(-(ABS([.G69])+1);-27);ABS([.G69]));26)" office:value-type="float" office:value="13" calcext:value-type="float">
            <text:p>13</text:p>
          </table:table-cell>
          <table:table-cell table:formula="of:=ABS([.B70])+ABS([.C70])+ABS([.D70])+ABS([.E70])+ABS([.F70])+ABS([.G70])" office:value-type="float" office:value="53" calcext:value-type="float">
            <text:p>53</text:p>
          </table:table-cell>
          <table:table-cell table:formula="of:=IF(OR([.A70]&lt;1;[.A70]&gt;6);0;IF(INDEX([.B70:.G70];1;[.A70])=-27;0;INDEX([.B$2:.G$2];1;[.A70])*(INDEX([.L$2:.L$27];ABS(INDEX([.B70:.G70];1;[.A70]));1)+(10*[.H69]))))" office:value-type="float" office:value="0" calcext:value-type="float">
            <text:p><text:s/>- </text:p>
          </table:table-cell>
          <table:table-cell table:style-name="ce152" table:formula="of:=[.J69]+[.I7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71]=1;MAX(-(ABS([.B70])+1);-27);ABS([.B70]));26)" office:value-type="float" office:value="10" calcext:value-type="float">
            <text:p>10</text:p>
          </table:table-cell>
          <table:table-cell table:style-name="ce298" table:formula="of:=MIN(IF([.$A71]=2;MAX(-(ABS([.C70])+1);-27);ABS([.C70]));26)" office:value-type="float" office:value="10" calcext:value-type="float">
            <text:p>10</text:p>
          </table:table-cell>
          <table:table-cell table:style-name="ce298" table:formula="of:=MIN(IF([.$A71]=3;MAX(-(ABS([.D70])+1);-27);ABS([.D70]));26)" office:value-type="float" office:value="9" calcext:value-type="float">
            <text:p>9</text:p>
          </table:table-cell>
          <table:table-cell table:style-name="ce298" table:formula="of:=MIN(IF([.$A71]=4;MAX(-(ABS([.E70])+1);-27);ABS([.E70]));26)" office:value-type="float" office:value="8" calcext:value-type="float">
            <text:p>8</text:p>
          </table:table-cell>
          <table:table-cell table:style-name="ce298" table:formula="of:=MIN(IF([.$A71]=5;MAX(-(ABS([.F70])+1);-27);ABS([.F70]));26)" office:value-type="float" office:value="3" calcext:value-type="float">
            <text:p>3</text:p>
          </table:table-cell>
          <table:table-cell table:style-name="ce298" table:formula="of:=MIN(IF([.$A71]=6;MAX(-(ABS([.G70])+1);-27);ABS([.G70]));26)" office:value-type="float" office:value="13" calcext:value-type="float">
            <text:p>13</text:p>
          </table:table-cell>
          <table:table-cell table:formula="of:=ABS([.B71])+ABS([.C71])+ABS([.D71])+ABS([.E71])+ABS([.F71])+ABS([.G71])" office:value-type="float" office:value="53" calcext:value-type="float">
            <text:p>53</text:p>
          </table:table-cell>
          <table:table-cell table:formula="of:=IF(OR([.A71]&lt;1;[.A71]&gt;6);0;IF(INDEX([.B71:.G71];1;[.A71])=-27;0;INDEX([.B$2:.G$2];1;[.A71])*(INDEX([.L$2:.L$27];ABS(INDEX([.B71:.G71];1;[.A71]));1)+(10*[.H70]))))" office:value-type="float" office:value="0" calcext:value-type="float">
            <text:p><text:s/>- </text:p>
          </table:table-cell>
          <table:table-cell table:style-name="ce152" table:formula="of:=[.J70]+[.I7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72]=1;MAX(-(ABS([.B71])+1);-27);ABS([.B71]));26)" office:value-type="float" office:value="10" calcext:value-type="float">
            <text:p>10</text:p>
          </table:table-cell>
          <table:table-cell table:style-name="ce298" table:formula="of:=MIN(IF([.$A72]=2;MAX(-(ABS([.C71])+1);-27);ABS([.C71]));26)" office:value-type="float" office:value="10" calcext:value-type="float">
            <text:p>10</text:p>
          </table:table-cell>
          <table:table-cell table:style-name="ce298" table:formula="of:=MIN(IF([.$A72]=3;MAX(-(ABS([.D71])+1);-27);ABS([.D71]));26)" office:value-type="float" office:value="9" calcext:value-type="float">
            <text:p>9</text:p>
          </table:table-cell>
          <table:table-cell table:style-name="ce298" table:formula="of:=MIN(IF([.$A72]=4;MAX(-(ABS([.E71])+1);-27);ABS([.E71]));26)" office:value-type="float" office:value="8" calcext:value-type="float">
            <text:p>8</text:p>
          </table:table-cell>
          <table:table-cell table:style-name="ce298" table:formula="of:=MIN(IF([.$A72]=5;MAX(-(ABS([.F71])+1);-27);ABS([.F71]));26)" office:value-type="float" office:value="3" calcext:value-type="float">
            <text:p>3</text:p>
          </table:table-cell>
          <table:table-cell table:style-name="ce298" table:formula="of:=MIN(IF([.$A72]=6;MAX(-(ABS([.G71])+1);-27);ABS([.G71]));26)" office:value-type="float" office:value="13" calcext:value-type="float">
            <text:p>13</text:p>
          </table:table-cell>
          <table:table-cell table:formula="of:=ABS([.B72])+ABS([.C72])+ABS([.D72])+ABS([.E72])+ABS([.F72])+ABS([.G72])" office:value-type="float" office:value="53" calcext:value-type="float">
            <text:p>53</text:p>
          </table:table-cell>
          <table:table-cell table:formula="of:=IF(OR([.A72]&lt;1;[.A72]&gt;6);0;IF(INDEX([.B72:.G72];1;[.A72])=-27;0;INDEX([.B$2:.G$2];1;[.A72])*(INDEX([.L$2:.L$27];ABS(INDEX([.B72:.G72];1;[.A72]));1)+(10*[.H71]))))" office:value-type="float" office:value="0" calcext:value-type="float">
            <text:p><text:s/>- </text:p>
          </table:table-cell>
          <table:table-cell table:style-name="ce152" table:formula="of:=[.J71]+[.I7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73]=1;MAX(-(ABS([.B72])+1);-27);ABS([.B72]));26)" office:value-type="float" office:value="10" calcext:value-type="float">
            <text:p>10</text:p>
          </table:table-cell>
          <table:table-cell table:style-name="ce298" table:formula="of:=MIN(IF([.$A73]=2;MAX(-(ABS([.C72])+1);-27);ABS([.C72]));26)" office:value-type="float" office:value="10" calcext:value-type="float">
            <text:p>10</text:p>
          </table:table-cell>
          <table:table-cell table:style-name="ce298" table:formula="of:=MIN(IF([.$A73]=3;MAX(-(ABS([.D72])+1);-27);ABS([.D72]));26)" office:value-type="float" office:value="9" calcext:value-type="float">
            <text:p>9</text:p>
          </table:table-cell>
          <table:table-cell table:style-name="ce298" table:formula="of:=MIN(IF([.$A73]=4;MAX(-(ABS([.E72])+1);-27);ABS([.E72]));26)" office:value-type="float" office:value="8" calcext:value-type="float">
            <text:p>8</text:p>
          </table:table-cell>
          <table:table-cell table:style-name="ce298" table:formula="of:=MIN(IF([.$A73]=5;MAX(-(ABS([.F72])+1);-27);ABS([.F72]));26)" office:value-type="float" office:value="3" calcext:value-type="float">
            <text:p>3</text:p>
          </table:table-cell>
          <table:table-cell table:style-name="ce298" table:formula="of:=MIN(IF([.$A73]=6;MAX(-(ABS([.G72])+1);-27);ABS([.G72]));26)" office:value-type="float" office:value="13" calcext:value-type="float">
            <text:p>13</text:p>
          </table:table-cell>
          <table:table-cell table:formula="of:=ABS([.B73])+ABS([.C73])+ABS([.D73])+ABS([.E73])+ABS([.F73])+ABS([.G73])" office:value-type="float" office:value="53" calcext:value-type="float">
            <text:p>53</text:p>
          </table:table-cell>
          <table:table-cell table:formula="of:=IF(OR([.A73]&lt;1;[.A73]&gt;6);0;IF(INDEX([.B73:.G73];1;[.A73])=-27;0;INDEX([.B$2:.G$2];1;[.A73])*(INDEX([.L$2:.L$27];ABS(INDEX([.B73:.G73];1;[.A73]));1)+(10*[.H72]))))" office:value-type="float" office:value="0" calcext:value-type="float">
            <text:p><text:s/>- </text:p>
          </table:table-cell>
          <table:table-cell table:style-name="ce152" table:formula="of:=[.J72]+[.I7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74]=1;MAX(-(ABS([.B73])+1);-27);ABS([.B73]));26)" office:value-type="float" office:value="10" calcext:value-type="float">
            <text:p>10</text:p>
          </table:table-cell>
          <table:table-cell table:style-name="ce298" table:formula="of:=MIN(IF([.$A74]=2;MAX(-(ABS([.C73])+1);-27);ABS([.C73]));26)" office:value-type="float" office:value="10" calcext:value-type="float">
            <text:p>10</text:p>
          </table:table-cell>
          <table:table-cell table:style-name="ce298" table:formula="of:=MIN(IF([.$A74]=3;MAX(-(ABS([.D73])+1);-27);ABS([.D73]));26)" office:value-type="float" office:value="9" calcext:value-type="float">
            <text:p>9</text:p>
          </table:table-cell>
          <table:table-cell table:style-name="ce298" table:formula="of:=MIN(IF([.$A74]=4;MAX(-(ABS([.E73])+1);-27);ABS([.E73]));26)" office:value-type="float" office:value="8" calcext:value-type="float">
            <text:p>8</text:p>
          </table:table-cell>
          <table:table-cell table:style-name="ce298" table:formula="of:=MIN(IF([.$A74]=5;MAX(-(ABS([.F73])+1);-27);ABS([.F73]));26)" office:value-type="float" office:value="3" calcext:value-type="float">
            <text:p>3</text:p>
          </table:table-cell>
          <table:table-cell table:style-name="ce298" table:formula="of:=MIN(IF([.$A74]=6;MAX(-(ABS([.G73])+1);-27);ABS([.G73]));26)" office:value-type="float" office:value="13" calcext:value-type="float">
            <text:p>13</text:p>
          </table:table-cell>
          <table:table-cell table:formula="of:=ABS([.B74])+ABS([.C74])+ABS([.D74])+ABS([.E74])+ABS([.F74])+ABS([.G74])" office:value-type="float" office:value="53" calcext:value-type="float">
            <text:p>53</text:p>
          </table:table-cell>
          <table:table-cell table:formula="of:=IF(OR([.A74]&lt;1;[.A74]&gt;6);0;IF(INDEX([.B74:.G74];1;[.A74])=-27;0;INDEX([.B$2:.G$2];1;[.A74])*(INDEX([.L$2:.L$27];ABS(INDEX([.B74:.G74];1;[.A74]));1)+(10*[.H73]))))" office:value-type="float" office:value="0" calcext:value-type="float">
            <text:p><text:s/>- </text:p>
          </table:table-cell>
          <table:table-cell table:style-name="ce152" table:formula="of:=[.J73]+[.I7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75]=1;MAX(-(ABS([.B74])+1);-27);ABS([.B74]));26)" office:value-type="float" office:value="10" calcext:value-type="float">
            <text:p>10</text:p>
          </table:table-cell>
          <table:table-cell table:style-name="ce298" table:formula="of:=MIN(IF([.$A75]=2;MAX(-(ABS([.C74])+1);-27);ABS([.C74]));26)" office:value-type="float" office:value="10" calcext:value-type="float">
            <text:p>10</text:p>
          </table:table-cell>
          <table:table-cell table:style-name="ce298" table:formula="of:=MIN(IF([.$A75]=3;MAX(-(ABS([.D74])+1);-27);ABS([.D74]));26)" office:value-type="float" office:value="9" calcext:value-type="float">
            <text:p>9</text:p>
          </table:table-cell>
          <table:table-cell table:style-name="ce298" table:formula="of:=MIN(IF([.$A75]=4;MAX(-(ABS([.E74])+1);-27);ABS([.E74]));26)" office:value-type="float" office:value="8" calcext:value-type="float">
            <text:p>8</text:p>
          </table:table-cell>
          <table:table-cell table:style-name="ce298" table:formula="of:=MIN(IF([.$A75]=5;MAX(-(ABS([.F74])+1);-27);ABS([.F74]));26)" office:value-type="float" office:value="3" calcext:value-type="float">
            <text:p>3</text:p>
          </table:table-cell>
          <table:table-cell table:style-name="ce298" table:formula="of:=MIN(IF([.$A75]=6;MAX(-(ABS([.G74])+1);-27);ABS([.G74]));26)" office:value-type="float" office:value="13" calcext:value-type="float">
            <text:p>13</text:p>
          </table:table-cell>
          <table:table-cell table:formula="of:=ABS([.B75])+ABS([.C75])+ABS([.D75])+ABS([.E75])+ABS([.F75])+ABS([.G75])" office:value-type="float" office:value="53" calcext:value-type="float">
            <text:p>53</text:p>
          </table:table-cell>
          <table:table-cell table:formula="of:=IF(OR([.A75]&lt;1;[.A75]&gt;6);0;IF(INDEX([.B75:.G75];1;[.A75])=-27;0;INDEX([.B$2:.G$2];1;[.A75])*(INDEX([.L$2:.L$27];ABS(INDEX([.B75:.G75];1;[.A75]));1)+(10*[.H74]))))" office:value-type="float" office:value="0" calcext:value-type="float">
            <text:p><text:s/>- </text:p>
          </table:table-cell>
          <table:table-cell table:style-name="ce152" table:formula="of:=[.J74]+[.I7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76]=1;MAX(-(ABS([.B75])+1);-27);ABS([.B75]));26)" office:value-type="float" office:value="10" calcext:value-type="float">
            <text:p>10</text:p>
          </table:table-cell>
          <table:table-cell table:style-name="ce298" table:formula="of:=MIN(IF([.$A76]=2;MAX(-(ABS([.C75])+1);-27);ABS([.C75]));26)" office:value-type="float" office:value="10" calcext:value-type="float">
            <text:p>10</text:p>
          </table:table-cell>
          <table:table-cell table:style-name="ce298" table:formula="of:=MIN(IF([.$A76]=3;MAX(-(ABS([.D75])+1);-27);ABS([.D75]));26)" office:value-type="float" office:value="9" calcext:value-type="float">
            <text:p>9</text:p>
          </table:table-cell>
          <table:table-cell table:style-name="ce298" table:formula="of:=MIN(IF([.$A76]=4;MAX(-(ABS([.E75])+1);-27);ABS([.E75]));26)" office:value-type="float" office:value="8" calcext:value-type="float">
            <text:p>8</text:p>
          </table:table-cell>
          <table:table-cell table:style-name="ce298" table:formula="of:=MIN(IF([.$A76]=5;MAX(-(ABS([.F75])+1);-27);ABS([.F75]));26)" office:value-type="float" office:value="3" calcext:value-type="float">
            <text:p>3</text:p>
          </table:table-cell>
          <table:table-cell table:style-name="ce298" table:formula="of:=MIN(IF([.$A76]=6;MAX(-(ABS([.G75])+1);-27);ABS([.G75]));26)" office:value-type="float" office:value="13" calcext:value-type="float">
            <text:p>13</text:p>
          </table:table-cell>
          <table:table-cell table:formula="of:=ABS([.B76])+ABS([.C76])+ABS([.D76])+ABS([.E76])+ABS([.F76])+ABS([.G76])" office:value-type="float" office:value="53" calcext:value-type="float">
            <text:p>53</text:p>
          </table:table-cell>
          <table:table-cell table:formula="of:=IF(OR([.A76]&lt;1;[.A76]&gt;6);0;IF(INDEX([.B76:.G76];1;[.A76])=-27;0;INDEX([.B$2:.G$2];1;[.A76])*(INDEX([.L$2:.L$27];ABS(INDEX([.B76:.G76];1;[.A76]));1)+(10*[.H75]))))" office:value-type="float" office:value="0" calcext:value-type="float">
            <text:p><text:s/>- </text:p>
          </table:table-cell>
          <table:table-cell table:style-name="ce152" table:formula="of:=[.J75]+[.I7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77]=1;MAX(-(ABS([.B76])+1);-27);ABS([.B76]));26)" office:value-type="float" office:value="10" calcext:value-type="float">
            <text:p>10</text:p>
          </table:table-cell>
          <table:table-cell table:style-name="ce298" table:formula="of:=MIN(IF([.$A77]=2;MAX(-(ABS([.C76])+1);-27);ABS([.C76]));26)" office:value-type="float" office:value="10" calcext:value-type="float">
            <text:p>10</text:p>
          </table:table-cell>
          <table:table-cell table:style-name="ce298" table:formula="of:=MIN(IF([.$A77]=3;MAX(-(ABS([.D76])+1);-27);ABS([.D76]));26)" office:value-type="float" office:value="9" calcext:value-type="float">
            <text:p>9</text:p>
          </table:table-cell>
          <table:table-cell table:style-name="ce298" table:formula="of:=MIN(IF([.$A77]=4;MAX(-(ABS([.E76])+1);-27);ABS([.E76]));26)" office:value-type="float" office:value="8" calcext:value-type="float">
            <text:p>8</text:p>
          </table:table-cell>
          <table:table-cell table:style-name="ce298" table:formula="of:=MIN(IF([.$A77]=5;MAX(-(ABS([.F76])+1);-27);ABS([.F76]));26)" office:value-type="float" office:value="3" calcext:value-type="float">
            <text:p>3</text:p>
          </table:table-cell>
          <table:table-cell table:style-name="ce298" table:formula="of:=MIN(IF([.$A77]=6;MAX(-(ABS([.G76])+1);-27);ABS([.G76]));26)" office:value-type="float" office:value="13" calcext:value-type="float">
            <text:p>13</text:p>
          </table:table-cell>
          <table:table-cell table:formula="of:=ABS([.B77])+ABS([.C77])+ABS([.D77])+ABS([.E77])+ABS([.F77])+ABS([.G77])" office:value-type="float" office:value="53" calcext:value-type="float">
            <text:p>53</text:p>
          </table:table-cell>
          <table:table-cell table:formula="of:=IF(OR([.A77]&lt;1;[.A77]&gt;6);0;IF(INDEX([.B77:.G77];1;[.A77])=-27;0;INDEX([.B$2:.G$2];1;[.A77])*(INDEX([.L$2:.L$27];ABS(INDEX([.B77:.G77];1;[.A77]));1)+(10*[.H76]))))" office:value-type="float" office:value="0" calcext:value-type="float">
            <text:p><text:s/>- </text:p>
          </table:table-cell>
          <table:table-cell table:style-name="ce152" table:formula="of:=[.J76]+[.I7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78]=1;MAX(-(ABS([.B77])+1);-27);ABS([.B77]));26)" office:value-type="float" office:value="10" calcext:value-type="float">
            <text:p>10</text:p>
          </table:table-cell>
          <table:table-cell table:style-name="ce298" table:formula="of:=MIN(IF([.$A78]=2;MAX(-(ABS([.C77])+1);-27);ABS([.C77]));26)" office:value-type="float" office:value="10" calcext:value-type="float">
            <text:p>10</text:p>
          </table:table-cell>
          <table:table-cell table:style-name="ce298" table:formula="of:=MIN(IF([.$A78]=3;MAX(-(ABS([.D77])+1);-27);ABS([.D77]));26)" office:value-type="float" office:value="9" calcext:value-type="float">
            <text:p>9</text:p>
          </table:table-cell>
          <table:table-cell table:style-name="ce298" table:formula="of:=MIN(IF([.$A78]=4;MAX(-(ABS([.E77])+1);-27);ABS([.E77]));26)" office:value-type="float" office:value="8" calcext:value-type="float">
            <text:p>8</text:p>
          </table:table-cell>
          <table:table-cell table:style-name="ce298" table:formula="of:=MIN(IF([.$A78]=5;MAX(-(ABS([.F77])+1);-27);ABS([.F77]));26)" office:value-type="float" office:value="3" calcext:value-type="float">
            <text:p>3</text:p>
          </table:table-cell>
          <table:table-cell table:style-name="ce298" table:formula="of:=MIN(IF([.$A78]=6;MAX(-(ABS([.G77])+1);-27);ABS([.G77]));26)" office:value-type="float" office:value="13" calcext:value-type="float">
            <text:p>13</text:p>
          </table:table-cell>
          <table:table-cell table:formula="of:=ABS([.B78])+ABS([.C78])+ABS([.D78])+ABS([.E78])+ABS([.F78])+ABS([.G78])" office:value-type="float" office:value="53" calcext:value-type="float">
            <text:p>53</text:p>
          </table:table-cell>
          <table:table-cell table:formula="of:=IF(OR([.A78]&lt;1;[.A78]&gt;6);0;IF(INDEX([.B78:.G78];1;[.A78])=-27;0;INDEX([.B$2:.G$2];1;[.A78])*(INDEX([.L$2:.L$27];ABS(INDEX([.B78:.G78];1;[.A78]));1)+(10*[.H77]))))" office:value-type="float" office:value="0" calcext:value-type="float">
            <text:p><text:s/>- </text:p>
          </table:table-cell>
          <table:table-cell table:style-name="ce152" table:formula="of:=[.J77]+[.I7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79]=1;MAX(-(ABS([.B78])+1);-27);ABS([.B78]));26)" office:value-type="float" office:value="10" calcext:value-type="float">
            <text:p>10</text:p>
          </table:table-cell>
          <table:table-cell table:style-name="ce298" table:formula="of:=MIN(IF([.$A79]=2;MAX(-(ABS([.C78])+1);-27);ABS([.C78]));26)" office:value-type="float" office:value="10" calcext:value-type="float">
            <text:p>10</text:p>
          </table:table-cell>
          <table:table-cell table:style-name="ce298" table:formula="of:=MIN(IF([.$A79]=3;MAX(-(ABS([.D78])+1);-27);ABS([.D78]));26)" office:value-type="float" office:value="9" calcext:value-type="float">
            <text:p>9</text:p>
          </table:table-cell>
          <table:table-cell table:style-name="ce298" table:formula="of:=MIN(IF([.$A79]=4;MAX(-(ABS([.E78])+1);-27);ABS([.E78]));26)" office:value-type="float" office:value="8" calcext:value-type="float">
            <text:p>8</text:p>
          </table:table-cell>
          <table:table-cell table:style-name="ce298" table:formula="of:=MIN(IF([.$A79]=5;MAX(-(ABS([.F78])+1);-27);ABS([.F78]));26)" office:value-type="float" office:value="3" calcext:value-type="float">
            <text:p>3</text:p>
          </table:table-cell>
          <table:table-cell table:style-name="ce298" table:formula="of:=MIN(IF([.$A79]=6;MAX(-(ABS([.G78])+1);-27);ABS([.G78]));26)" office:value-type="float" office:value="13" calcext:value-type="float">
            <text:p>13</text:p>
          </table:table-cell>
          <table:table-cell table:formula="of:=ABS([.B79])+ABS([.C79])+ABS([.D79])+ABS([.E79])+ABS([.F79])+ABS([.G79])" office:value-type="float" office:value="53" calcext:value-type="float">
            <text:p>53</text:p>
          </table:table-cell>
          <table:table-cell table:formula="of:=IF(OR([.A79]&lt;1;[.A79]&gt;6);0;IF(INDEX([.B79:.G79];1;[.A79])=-27;0;INDEX([.B$2:.G$2];1;[.A79])*(INDEX([.L$2:.L$27];ABS(INDEX([.B79:.G79];1;[.A79]));1)+(10*[.H78]))))" office:value-type="float" office:value="0" calcext:value-type="float">
            <text:p><text:s/>- </text:p>
          </table:table-cell>
          <table:table-cell table:style-name="ce152" table:formula="of:=[.J78]+[.I7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80]=1;MAX(-(ABS([.B79])+1);-27);ABS([.B79]));26)" office:value-type="float" office:value="10" calcext:value-type="float">
            <text:p>10</text:p>
          </table:table-cell>
          <table:table-cell table:style-name="ce298" table:formula="of:=MIN(IF([.$A80]=2;MAX(-(ABS([.C79])+1);-27);ABS([.C79]));26)" office:value-type="float" office:value="10" calcext:value-type="float">
            <text:p>10</text:p>
          </table:table-cell>
          <table:table-cell table:style-name="ce298" table:formula="of:=MIN(IF([.$A80]=3;MAX(-(ABS([.D79])+1);-27);ABS([.D79]));26)" office:value-type="float" office:value="9" calcext:value-type="float">
            <text:p>9</text:p>
          </table:table-cell>
          <table:table-cell table:style-name="ce298" table:formula="of:=MIN(IF([.$A80]=4;MAX(-(ABS([.E79])+1);-27);ABS([.E79]));26)" office:value-type="float" office:value="8" calcext:value-type="float">
            <text:p>8</text:p>
          </table:table-cell>
          <table:table-cell table:style-name="ce298" table:formula="of:=MIN(IF([.$A80]=5;MAX(-(ABS([.F79])+1);-27);ABS([.F79]));26)" office:value-type="float" office:value="3" calcext:value-type="float">
            <text:p>3</text:p>
          </table:table-cell>
          <table:table-cell table:style-name="ce298" table:formula="of:=MIN(IF([.$A80]=6;MAX(-(ABS([.G79])+1);-27);ABS([.G79]));26)" office:value-type="float" office:value="13" calcext:value-type="float">
            <text:p>13</text:p>
          </table:table-cell>
          <table:table-cell table:formula="of:=ABS([.B80])+ABS([.C80])+ABS([.D80])+ABS([.E80])+ABS([.F80])+ABS([.G80])" office:value-type="float" office:value="53" calcext:value-type="float">
            <text:p>53</text:p>
          </table:table-cell>
          <table:table-cell table:formula="of:=IF(OR([.A80]&lt;1;[.A80]&gt;6);0;IF(INDEX([.B80:.G80];1;[.A80])=-27;0;INDEX([.B$2:.G$2];1;[.A80])*(INDEX([.L$2:.L$27];ABS(INDEX([.B80:.G80];1;[.A80]));1)+(10*[.H79]))))" office:value-type="float" office:value="0" calcext:value-type="float">
            <text:p><text:s/>- </text:p>
          </table:table-cell>
          <table:table-cell table:style-name="ce152" table:formula="of:=[.J79]+[.I8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81]=1;MAX(-(ABS([.B80])+1);-27);ABS([.B80]));26)" office:value-type="float" office:value="10" calcext:value-type="float">
            <text:p>10</text:p>
          </table:table-cell>
          <table:table-cell table:style-name="ce298" table:formula="of:=MIN(IF([.$A81]=2;MAX(-(ABS([.C80])+1);-27);ABS([.C80]));26)" office:value-type="float" office:value="10" calcext:value-type="float">
            <text:p>10</text:p>
          </table:table-cell>
          <table:table-cell table:style-name="ce298" table:formula="of:=MIN(IF([.$A81]=3;MAX(-(ABS([.D80])+1);-27);ABS([.D80]));26)" office:value-type="float" office:value="9" calcext:value-type="float">
            <text:p>9</text:p>
          </table:table-cell>
          <table:table-cell table:style-name="ce298" table:formula="of:=MIN(IF([.$A81]=4;MAX(-(ABS([.E80])+1);-27);ABS([.E80]));26)" office:value-type="float" office:value="8" calcext:value-type="float">
            <text:p>8</text:p>
          </table:table-cell>
          <table:table-cell table:style-name="ce298" table:formula="of:=MIN(IF([.$A81]=5;MAX(-(ABS([.F80])+1);-27);ABS([.F80]));26)" office:value-type="float" office:value="3" calcext:value-type="float">
            <text:p>3</text:p>
          </table:table-cell>
          <table:table-cell table:style-name="ce298" table:formula="of:=MIN(IF([.$A81]=6;MAX(-(ABS([.G80])+1);-27);ABS([.G80]));26)" office:value-type="float" office:value="13" calcext:value-type="float">
            <text:p>13</text:p>
          </table:table-cell>
          <table:table-cell table:formula="of:=ABS([.B81])+ABS([.C81])+ABS([.D81])+ABS([.E81])+ABS([.F81])+ABS([.G81])" office:value-type="float" office:value="53" calcext:value-type="float">
            <text:p>53</text:p>
          </table:table-cell>
          <table:table-cell table:formula="of:=IF(OR([.A81]&lt;1;[.A81]&gt;6);0;IF(INDEX([.B81:.G81];1;[.A81])=-27;0;INDEX([.B$2:.G$2];1;[.A81])*(INDEX([.L$2:.L$27];ABS(INDEX([.B81:.G81];1;[.A81]));1)+(10*[.H80]))))" office:value-type="float" office:value="0" calcext:value-type="float">
            <text:p><text:s/>- </text:p>
          </table:table-cell>
          <table:table-cell table:style-name="ce152" table:formula="of:=[.J80]+[.I8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82]=1;MAX(-(ABS([.B81])+1);-27);ABS([.B81]));26)" office:value-type="float" office:value="10" calcext:value-type="float">
            <text:p>10</text:p>
          </table:table-cell>
          <table:table-cell table:style-name="ce298" table:formula="of:=MIN(IF([.$A82]=2;MAX(-(ABS([.C81])+1);-27);ABS([.C81]));26)" office:value-type="float" office:value="10" calcext:value-type="float">
            <text:p>10</text:p>
          </table:table-cell>
          <table:table-cell table:style-name="ce298" table:formula="of:=MIN(IF([.$A82]=3;MAX(-(ABS([.D81])+1);-27);ABS([.D81]));26)" office:value-type="float" office:value="9" calcext:value-type="float">
            <text:p>9</text:p>
          </table:table-cell>
          <table:table-cell table:style-name="ce298" table:formula="of:=MIN(IF([.$A82]=4;MAX(-(ABS([.E81])+1);-27);ABS([.E81]));26)" office:value-type="float" office:value="8" calcext:value-type="float">
            <text:p>8</text:p>
          </table:table-cell>
          <table:table-cell table:style-name="ce298" table:formula="of:=MIN(IF([.$A82]=5;MAX(-(ABS([.F81])+1);-27);ABS([.F81]));26)" office:value-type="float" office:value="3" calcext:value-type="float">
            <text:p>3</text:p>
          </table:table-cell>
          <table:table-cell table:style-name="ce298" table:formula="of:=MIN(IF([.$A82]=6;MAX(-(ABS([.G81])+1);-27);ABS([.G81]));26)" office:value-type="float" office:value="13" calcext:value-type="float">
            <text:p>13</text:p>
          </table:table-cell>
          <table:table-cell table:formula="of:=ABS([.B82])+ABS([.C82])+ABS([.D82])+ABS([.E82])+ABS([.F82])+ABS([.G82])" office:value-type="float" office:value="53" calcext:value-type="float">
            <text:p>53</text:p>
          </table:table-cell>
          <table:table-cell table:formula="of:=IF(OR([.A82]&lt;1;[.A82]&gt;6);0;IF(INDEX([.B82:.G82];1;[.A82])=-27;0;INDEX([.B$2:.G$2];1;[.A82])*(INDEX([.L$2:.L$27];ABS(INDEX([.B82:.G82];1;[.A82]));1)+(10*[.H81]))))" office:value-type="float" office:value="0" calcext:value-type="float">
            <text:p><text:s/>- </text:p>
          </table:table-cell>
          <table:table-cell table:style-name="ce152" table:formula="of:=[.J81]+[.I8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83]=1;MAX(-(ABS([.B82])+1);-27);ABS([.B82]));26)" office:value-type="float" office:value="10" calcext:value-type="float">
            <text:p>10</text:p>
          </table:table-cell>
          <table:table-cell table:style-name="ce298" table:formula="of:=MIN(IF([.$A83]=2;MAX(-(ABS([.C82])+1);-27);ABS([.C82]));26)" office:value-type="float" office:value="10" calcext:value-type="float">
            <text:p>10</text:p>
          </table:table-cell>
          <table:table-cell table:style-name="ce298" table:formula="of:=MIN(IF([.$A83]=3;MAX(-(ABS([.D82])+1);-27);ABS([.D82]));26)" office:value-type="float" office:value="9" calcext:value-type="float">
            <text:p>9</text:p>
          </table:table-cell>
          <table:table-cell table:style-name="ce298" table:formula="of:=MIN(IF([.$A83]=4;MAX(-(ABS([.E82])+1);-27);ABS([.E82]));26)" office:value-type="float" office:value="8" calcext:value-type="float">
            <text:p>8</text:p>
          </table:table-cell>
          <table:table-cell table:style-name="ce298" table:formula="of:=MIN(IF([.$A83]=5;MAX(-(ABS([.F82])+1);-27);ABS([.F82]));26)" office:value-type="float" office:value="3" calcext:value-type="float">
            <text:p>3</text:p>
          </table:table-cell>
          <table:table-cell table:style-name="ce298" table:formula="of:=MIN(IF([.$A83]=6;MAX(-(ABS([.G82])+1);-27);ABS([.G82]));26)" office:value-type="float" office:value="13" calcext:value-type="float">
            <text:p>13</text:p>
          </table:table-cell>
          <table:table-cell table:formula="of:=ABS([.B83])+ABS([.C83])+ABS([.D83])+ABS([.E83])+ABS([.F83])+ABS([.G83])" office:value-type="float" office:value="53" calcext:value-type="float">
            <text:p>53</text:p>
          </table:table-cell>
          <table:table-cell table:formula="of:=IF(OR([.A83]&lt;1;[.A83]&gt;6);0;IF(INDEX([.B83:.G83];1;[.A83])=-27;0;INDEX([.B$2:.G$2];1;[.A83])*(INDEX([.L$2:.L$27];ABS(INDEX([.B83:.G83];1;[.A83]));1)+(10*[.H82]))))" office:value-type="float" office:value="0" calcext:value-type="float">
            <text:p><text:s/>- </text:p>
          </table:table-cell>
          <table:table-cell table:style-name="ce152" table:formula="of:=[.J82]+[.I8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84]=1;MAX(-(ABS([.B83])+1);-27);ABS([.B83]));26)" office:value-type="float" office:value="10" calcext:value-type="float">
            <text:p>10</text:p>
          </table:table-cell>
          <table:table-cell table:style-name="ce298" table:formula="of:=MIN(IF([.$A84]=2;MAX(-(ABS([.C83])+1);-27);ABS([.C83]));26)" office:value-type="float" office:value="10" calcext:value-type="float">
            <text:p>10</text:p>
          </table:table-cell>
          <table:table-cell table:style-name="ce298" table:formula="of:=MIN(IF([.$A84]=3;MAX(-(ABS([.D83])+1);-27);ABS([.D83]));26)" office:value-type="float" office:value="9" calcext:value-type="float">
            <text:p>9</text:p>
          </table:table-cell>
          <table:table-cell table:style-name="ce298" table:formula="of:=MIN(IF([.$A84]=4;MAX(-(ABS([.E83])+1);-27);ABS([.E83]));26)" office:value-type="float" office:value="8" calcext:value-type="float">
            <text:p>8</text:p>
          </table:table-cell>
          <table:table-cell table:style-name="ce298" table:formula="of:=MIN(IF([.$A84]=5;MAX(-(ABS([.F83])+1);-27);ABS([.F83]));26)" office:value-type="float" office:value="3" calcext:value-type="float">
            <text:p>3</text:p>
          </table:table-cell>
          <table:table-cell table:style-name="ce298" table:formula="of:=MIN(IF([.$A84]=6;MAX(-(ABS([.G83])+1);-27);ABS([.G83]));26)" office:value-type="float" office:value="13" calcext:value-type="float">
            <text:p>13</text:p>
          </table:table-cell>
          <table:table-cell table:formula="of:=ABS([.B84])+ABS([.C84])+ABS([.D84])+ABS([.E84])+ABS([.F84])+ABS([.G84])" office:value-type="float" office:value="53" calcext:value-type="float">
            <text:p>53</text:p>
          </table:table-cell>
          <table:table-cell table:formula="of:=IF(OR([.A84]&lt;1;[.A84]&gt;6);0;IF(INDEX([.B84:.G84];1;[.A84])=-27;0;INDEX([.B$2:.G$2];1;[.A84])*(INDEX([.L$2:.L$27];ABS(INDEX([.B84:.G84];1;[.A84]));1)+(10*[.H83]))))" office:value-type="float" office:value="0" calcext:value-type="float">
            <text:p><text:s/>- </text:p>
          </table:table-cell>
          <table:table-cell table:style-name="ce152" table:formula="of:=[.J83]+[.I8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85]=1;MAX(-(ABS([.B84])+1);-27);ABS([.B84]));26)" office:value-type="float" office:value="10" calcext:value-type="float">
            <text:p>10</text:p>
          </table:table-cell>
          <table:table-cell table:style-name="ce298" table:formula="of:=MIN(IF([.$A85]=2;MAX(-(ABS([.C84])+1);-27);ABS([.C84]));26)" office:value-type="float" office:value="10" calcext:value-type="float">
            <text:p>10</text:p>
          </table:table-cell>
          <table:table-cell table:style-name="ce298" table:formula="of:=MIN(IF([.$A85]=3;MAX(-(ABS([.D84])+1);-27);ABS([.D84]));26)" office:value-type="float" office:value="9" calcext:value-type="float">
            <text:p>9</text:p>
          </table:table-cell>
          <table:table-cell table:style-name="ce298" table:formula="of:=MIN(IF([.$A85]=4;MAX(-(ABS([.E84])+1);-27);ABS([.E84]));26)" office:value-type="float" office:value="8" calcext:value-type="float">
            <text:p>8</text:p>
          </table:table-cell>
          <table:table-cell table:style-name="ce298" table:formula="of:=MIN(IF([.$A85]=5;MAX(-(ABS([.F84])+1);-27);ABS([.F84]));26)" office:value-type="float" office:value="3" calcext:value-type="float">
            <text:p>3</text:p>
          </table:table-cell>
          <table:table-cell table:style-name="ce298" table:formula="of:=MIN(IF([.$A85]=6;MAX(-(ABS([.G84])+1);-27);ABS([.G84]));26)" office:value-type="float" office:value="13" calcext:value-type="float">
            <text:p>13</text:p>
          </table:table-cell>
          <table:table-cell table:formula="of:=ABS([.B85])+ABS([.C85])+ABS([.D85])+ABS([.E85])+ABS([.F85])+ABS([.G85])" office:value-type="float" office:value="53" calcext:value-type="float">
            <text:p>53</text:p>
          </table:table-cell>
          <table:table-cell table:formula="of:=IF(OR([.A85]&lt;1;[.A85]&gt;6);0;IF(INDEX([.B85:.G85];1;[.A85])=-27;0;INDEX([.B$2:.G$2];1;[.A85])*(INDEX([.L$2:.L$27];ABS(INDEX([.B85:.G85];1;[.A85]));1)+(10*[.H84]))))" office:value-type="float" office:value="0" calcext:value-type="float">
            <text:p><text:s/>- </text:p>
          </table:table-cell>
          <table:table-cell table:style-name="ce152" table:formula="of:=[.J84]+[.I8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86]=1;MAX(-(ABS([.B85])+1);-27);ABS([.B85]));26)" office:value-type="float" office:value="10" calcext:value-type="float">
            <text:p>10</text:p>
          </table:table-cell>
          <table:table-cell table:style-name="ce298" table:formula="of:=MIN(IF([.$A86]=2;MAX(-(ABS([.C85])+1);-27);ABS([.C85]));26)" office:value-type="float" office:value="10" calcext:value-type="float">
            <text:p>10</text:p>
          </table:table-cell>
          <table:table-cell table:style-name="ce298" table:formula="of:=MIN(IF([.$A86]=3;MAX(-(ABS([.D85])+1);-27);ABS([.D85]));26)" office:value-type="float" office:value="9" calcext:value-type="float">
            <text:p>9</text:p>
          </table:table-cell>
          <table:table-cell table:style-name="ce298" table:formula="of:=MIN(IF([.$A86]=4;MAX(-(ABS([.E85])+1);-27);ABS([.E85]));26)" office:value-type="float" office:value="8" calcext:value-type="float">
            <text:p>8</text:p>
          </table:table-cell>
          <table:table-cell table:style-name="ce298" table:formula="of:=MIN(IF([.$A86]=5;MAX(-(ABS([.F85])+1);-27);ABS([.F85]));26)" office:value-type="float" office:value="3" calcext:value-type="float">
            <text:p>3</text:p>
          </table:table-cell>
          <table:table-cell table:style-name="ce298" table:formula="of:=MIN(IF([.$A86]=6;MAX(-(ABS([.G85])+1);-27);ABS([.G85]));26)" office:value-type="float" office:value="13" calcext:value-type="float">
            <text:p>13</text:p>
          </table:table-cell>
          <table:table-cell table:formula="of:=ABS([.B86])+ABS([.C86])+ABS([.D86])+ABS([.E86])+ABS([.F86])+ABS([.G86])" office:value-type="float" office:value="53" calcext:value-type="float">
            <text:p>53</text:p>
          </table:table-cell>
          <table:table-cell table:formula="of:=IF(OR([.A86]&lt;1;[.A86]&gt;6);0;IF(INDEX([.B86:.G86];1;[.A86])=-27;0;INDEX([.B$2:.G$2];1;[.A86])*(INDEX([.L$2:.L$27];ABS(INDEX([.B86:.G86];1;[.A86]));1)+(10*[.H85]))))" office:value-type="float" office:value="0" calcext:value-type="float">
            <text:p><text:s/>- </text:p>
          </table:table-cell>
          <table:table-cell table:style-name="ce152" table:formula="of:=[.J85]+[.I8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87]=1;MAX(-(ABS([.B86])+1);-27);ABS([.B86]));26)" office:value-type="float" office:value="10" calcext:value-type="float">
            <text:p>10</text:p>
          </table:table-cell>
          <table:table-cell table:style-name="ce298" table:formula="of:=MIN(IF([.$A87]=2;MAX(-(ABS([.C86])+1);-27);ABS([.C86]));26)" office:value-type="float" office:value="10" calcext:value-type="float">
            <text:p>10</text:p>
          </table:table-cell>
          <table:table-cell table:style-name="ce298" table:formula="of:=MIN(IF([.$A87]=3;MAX(-(ABS([.D86])+1);-27);ABS([.D86]));26)" office:value-type="float" office:value="9" calcext:value-type="float">
            <text:p>9</text:p>
          </table:table-cell>
          <table:table-cell table:style-name="ce298" table:formula="of:=MIN(IF([.$A87]=4;MAX(-(ABS([.E86])+1);-27);ABS([.E86]));26)" office:value-type="float" office:value="8" calcext:value-type="float">
            <text:p>8</text:p>
          </table:table-cell>
          <table:table-cell table:style-name="ce298" table:formula="of:=MIN(IF([.$A87]=5;MAX(-(ABS([.F86])+1);-27);ABS([.F86]));26)" office:value-type="float" office:value="3" calcext:value-type="float">
            <text:p>3</text:p>
          </table:table-cell>
          <table:table-cell table:style-name="ce298" table:formula="of:=MIN(IF([.$A87]=6;MAX(-(ABS([.G86])+1);-27);ABS([.G86]));26)" office:value-type="float" office:value="13" calcext:value-type="float">
            <text:p>13</text:p>
          </table:table-cell>
          <table:table-cell table:formula="of:=ABS([.B87])+ABS([.C87])+ABS([.D87])+ABS([.E87])+ABS([.F87])+ABS([.G87])" office:value-type="float" office:value="53" calcext:value-type="float">
            <text:p>53</text:p>
          </table:table-cell>
          <table:table-cell table:formula="of:=IF(OR([.A87]&lt;1;[.A87]&gt;6);0;IF(INDEX([.B87:.G87];1;[.A87])=-27;0;INDEX([.B$2:.G$2];1;[.A87])*(INDEX([.L$2:.L$27];ABS(INDEX([.B87:.G87];1;[.A87]));1)+(10*[.H86]))))" office:value-type="float" office:value="0" calcext:value-type="float">
            <text:p><text:s/>- </text:p>
          </table:table-cell>
          <table:table-cell table:style-name="ce152" table:formula="of:=[.J86]+[.I8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88]=1;MAX(-(ABS([.B87])+1);-27);ABS([.B87]));26)" office:value-type="float" office:value="10" calcext:value-type="float">
            <text:p>10</text:p>
          </table:table-cell>
          <table:table-cell table:style-name="ce298" table:formula="of:=MIN(IF([.$A88]=2;MAX(-(ABS([.C87])+1);-27);ABS([.C87]));26)" office:value-type="float" office:value="10" calcext:value-type="float">
            <text:p>10</text:p>
          </table:table-cell>
          <table:table-cell table:style-name="ce298" table:formula="of:=MIN(IF([.$A88]=3;MAX(-(ABS([.D87])+1);-27);ABS([.D87]));26)" office:value-type="float" office:value="9" calcext:value-type="float">
            <text:p>9</text:p>
          </table:table-cell>
          <table:table-cell table:style-name="ce298" table:formula="of:=MIN(IF([.$A88]=4;MAX(-(ABS([.E87])+1);-27);ABS([.E87]));26)" office:value-type="float" office:value="8" calcext:value-type="float">
            <text:p>8</text:p>
          </table:table-cell>
          <table:table-cell table:style-name="ce298" table:formula="of:=MIN(IF([.$A88]=5;MAX(-(ABS([.F87])+1);-27);ABS([.F87]));26)" office:value-type="float" office:value="3" calcext:value-type="float">
            <text:p>3</text:p>
          </table:table-cell>
          <table:table-cell table:style-name="ce298" table:formula="of:=MIN(IF([.$A88]=6;MAX(-(ABS([.G87])+1);-27);ABS([.G87]));26)" office:value-type="float" office:value="13" calcext:value-type="float">
            <text:p>13</text:p>
          </table:table-cell>
          <table:table-cell table:formula="of:=ABS([.B88])+ABS([.C88])+ABS([.D88])+ABS([.E88])+ABS([.F88])+ABS([.G88])" office:value-type="float" office:value="53" calcext:value-type="float">
            <text:p>53</text:p>
          </table:table-cell>
          <table:table-cell table:formula="of:=IF(OR([.A88]&lt;1;[.A88]&gt;6);0;IF(INDEX([.B88:.G88];1;[.A88])=-27;0;INDEX([.B$2:.G$2];1;[.A88])*(INDEX([.L$2:.L$27];ABS(INDEX([.B88:.G88];1;[.A88]));1)+(10*[.H87]))))" office:value-type="float" office:value="0" calcext:value-type="float">
            <text:p><text:s/>- </text:p>
          </table:table-cell>
          <table:table-cell table:style-name="ce152" table:formula="of:=[.J87]+[.I8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89]=1;MAX(-(ABS([.B88])+1);-27);ABS([.B88]));26)" office:value-type="float" office:value="10" calcext:value-type="float">
            <text:p>10</text:p>
          </table:table-cell>
          <table:table-cell table:style-name="ce298" table:formula="of:=MIN(IF([.$A89]=2;MAX(-(ABS([.C88])+1);-27);ABS([.C88]));26)" office:value-type="float" office:value="10" calcext:value-type="float">
            <text:p>10</text:p>
          </table:table-cell>
          <table:table-cell table:style-name="ce298" table:formula="of:=MIN(IF([.$A89]=3;MAX(-(ABS([.D88])+1);-27);ABS([.D88]));26)" office:value-type="float" office:value="9" calcext:value-type="float">
            <text:p>9</text:p>
          </table:table-cell>
          <table:table-cell table:style-name="ce298" table:formula="of:=MIN(IF([.$A89]=4;MAX(-(ABS([.E88])+1);-27);ABS([.E88]));26)" office:value-type="float" office:value="8" calcext:value-type="float">
            <text:p>8</text:p>
          </table:table-cell>
          <table:table-cell table:style-name="ce298" table:formula="of:=MIN(IF([.$A89]=5;MAX(-(ABS([.F88])+1);-27);ABS([.F88]));26)" office:value-type="float" office:value="3" calcext:value-type="float">
            <text:p>3</text:p>
          </table:table-cell>
          <table:table-cell table:style-name="ce298" table:formula="of:=MIN(IF([.$A89]=6;MAX(-(ABS([.G88])+1);-27);ABS([.G88]));26)" office:value-type="float" office:value="13" calcext:value-type="float">
            <text:p>13</text:p>
          </table:table-cell>
          <table:table-cell table:formula="of:=ABS([.B89])+ABS([.C89])+ABS([.D89])+ABS([.E89])+ABS([.F89])+ABS([.G89])" office:value-type="float" office:value="53" calcext:value-type="float">
            <text:p>53</text:p>
          </table:table-cell>
          <table:table-cell table:formula="of:=IF(OR([.A89]&lt;1;[.A89]&gt;6);0;IF(INDEX([.B89:.G89];1;[.A89])=-27;0;INDEX([.B$2:.G$2];1;[.A89])*(INDEX([.L$2:.L$27];ABS(INDEX([.B89:.G89];1;[.A89]));1)+(10*[.H88]))))" office:value-type="float" office:value="0" calcext:value-type="float">
            <text:p><text:s/>- </text:p>
          </table:table-cell>
          <table:table-cell table:style-name="ce152" table:formula="of:=[.J88]+[.I8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90]=1;MAX(-(ABS([.B89])+1);-27);ABS([.B89]));26)" office:value-type="float" office:value="10" calcext:value-type="float">
            <text:p>10</text:p>
          </table:table-cell>
          <table:table-cell table:style-name="ce298" table:formula="of:=MIN(IF([.$A90]=2;MAX(-(ABS([.C89])+1);-27);ABS([.C89]));26)" office:value-type="float" office:value="10" calcext:value-type="float">
            <text:p>10</text:p>
          </table:table-cell>
          <table:table-cell table:style-name="ce298" table:formula="of:=MIN(IF([.$A90]=3;MAX(-(ABS([.D89])+1);-27);ABS([.D89]));26)" office:value-type="float" office:value="9" calcext:value-type="float">
            <text:p>9</text:p>
          </table:table-cell>
          <table:table-cell table:style-name="ce298" table:formula="of:=MIN(IF([.$A90]=4;MAX(-(ABS([.E89])+1);-27);ABS([.E89]));26)" office:value-type="float" office:value="8" calcext:value-type="float">
            <text:p>8</text:p>
          </table:table-cell>
          <table:table-cell table:style-name="ce298" table:formula="of:=MIN(IF([.$A90]=5;MAX(-(ABS([.F89])+1);-27);ABS([.F89]));26)" office:value-type="float" office:value="3" calcext:value-type="float">
            <text:p>3</text:p>
          </table:table-cell>
          <table:table-cell table:style-name="ce298" table:formula="of:=MIN(IF([.$A90]=6;MAX(-(ABS([.G89])+1);-27);ABS([.G89]));26)" office:value-type="float" office:value="13" calcext:value-type="float">
            <text:p>13</text:p>
          </table:table-cell>
          <table:table-cell table:formula="of:=ABS([.B90])+ABS([.C90])+ABS([.D90])+ABS([.E90])+ABS([.F90])+ABS([.G90])" office:value-type="float" office:value="53" calcext:value-type="float">
            <text:p>53</text:p>
          </table:table-cell>
          <table:table-cell table:formula="of:=IF(OR([.A90]&lt;1;[.A90]&gt;6);0;IF(INDEX([.B90:.G90];1;[.A90])=-27;0;INDEX([.B$2:.G$2];1;[.A90])*(INDEX([.L$2:.L$27];ABS(INDEX([.B90:.G90];1;[.A90]));1)+(10*[.H89]))))" office:value-type="float" office:value="0" calcext:value-type="float">
            <text:p><text:s/>- </text:p>
          </table:table-cell>
          <table:table-cell table:style-name="ce152" table:formula="of:=[.J89]+[.I9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91]=1;MAX(-(ABS([.B90])+1);-27);ABS([.B90]));26)" office:value-type="float" office:value="10" calcext:value-type="float">
            <text:p>10</text:p>
          </table:table-cell>
          <table:table-cell table:style-name="ce298" table:formula="of:=MIN(IF([.$A91]=2;MAX(-(ABS([.C90])+1);-27);ABS([.C90]));26)" office:value-type="float" office:value="10" calcext:value-type="float">
            <text:p>10</text:p>
          </table:table-cell>
          <table:table-cell table:style-name="ce298" table:formula="of:=MIN(IF([.$A91]=3;MAX(-(ABS([.D90])+1);-27);ABS([.D90]));26)" office:value-type="float" office:value="9" calcext:value-type="float">
            <text:p>9</text:p>
          </table:table-cell>
          <table:table-cell table:style-name="ce298" table:formula="of:=MIN(IF([.$A91]=4;MAX(-(ABS([.E90])+1);-27);ABS([.E90]));26)" office:value-type="float" office:value="8" calcext:value-type="float">
            <text:p>8</text:p>
          </table:table-cell>
          <table:table-cell table:style-name="ce298" table:formula="of:=MIN(IF([.$A91]=5;MAX(-(ABS([.F90])+1);-27);ABS([.F90]));26)" office:value-type="float" office:value="3" calcext:value-type="float">
            <text:p>3</text:p>
          </table:table-cell>
          <table:table-cell table:style-name="ce298" table:formula="of:=MIN(IF([.$A91]=6;MAX(-(ABS([.G90])+1);-27);ABS([.G90]));26)" office:value-type="float" office:value="13" calcext:value-type="float">
            <text:p>13</text:p>
          </table:table-cell>
          <table:table-cell table:formula="of:=ABS([.B91])+ABS([.C91])+ABS([.D91])+ABS([.E91])+ABS([.F91])+ABS([.G91])" office:value-type="float" office:value="53" calcext:value-type="float">
            <text:p>53</text:p>
          </table:table-cell>
          <table:table-cell table:formula="of:=IF(OR([.A91]&lt;1;[.A91]&gt;6);0;IF(INDEX([.B91:.G91];1;[.A91])=-27;0;INDEX([.B$2:.G$2];1;[.A91])*(INDEX([.L$2:.L$27];ABS(INDEX([.B91:.G91];1;[.A91]));1)+(10*[.H90]))))" office:value-type="float" office:value="0" calcext:value-type="float">
            <text:p><text:s/>- </text:p>
          </table:table-cell>
          <table:table-cell table:style-name="ce152" table:formula="of:=[.J90]+[.I9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92]=1;MAX(-(ABS([.B91])+1);-27);ABS([.B91]));26)" office:value-type="float" office:value="10" calcext:value-type="float">
            <text:p>10</text:p>
          </table:table-cell>
          <table:table-cell table:style-name="ce298" table:formula="of:=MIN(IF([.$A92]=2;MAX(-(ABS([.C91])+1);-27);ABS([.C91]));26)" office:value-type="float" office:value="10" calcext:value-type="float">
            <text:p>10</text:p>
          </table:table-cell>
          <table:table-cell table:style-name="ce298" table:formula="of:=MIN(IF([.$A92]=3;MAX(-(ABS([.D91])+1);-27);ABS([.D91]));26)" office:value-type="float" office:value="9" calcext:value-type="float">
            <text:p>9</text:p>
          </table:table-cell>
          <table:table-cell table:style-name="ce298" table:formula="of:=MIN(IF([.$A92]=4;MAX(-(ABS([.E91])+1);-27);ABS([.E91]));26)" office:value-type="float" office:value="8" calcext:value-type="float">
            <text:p>8</text:p>
          </table:table-cell>
          <table:table-cell table:style-name="ce298" table:formula="of:=MIN(IF([.$A92]=5;MAX(-(ABS([.F91])+1);-27);ABS([.F91]));26)" office:value-type="float" office:value="3" calcext:value-type="float">
            <text:p>3</text:p>
          </table:table-cell>
          <table:table-cell table:style-name="ce298" table:formula="of:=MIN(IF([.$A92]=6;MAX(-(ABS([.G91])+1);-27);ABS([.G91]));26)" office:value-type="float" office:value="13" calcext:value-type="float">
            <text:p>13</text:p>
          </table:table-cell>
          <table:table-cell table:formula="of:=ABS([.B92])+ABS([.C92])+ABS([.D92])+ABS([.E92])+ABS([.F92])+ABS([.G92])" office:value-type="float" office:value="53" calcext:value-type="float">
            <text:p>53</text:p>
          </table:table-cell>
          <table:table-cell table:formula="of:=IF(OR([.A92]&lt;1;[.A92]&gt;6);0;IF(INDEX([.B92:.G92];1;[.A92])=-27;0;INDEX([.B$2:.G$2];1;[.A92])*(INDEX([.L$2:.L$27];ABS(INDEX([.B92:.G92];1;[.A92]));1)+(10*[.H91]))))" office:value-type="float" office:value="0" calcext:value-type="float">
            <text:p><text:s/>- </text:p>
          </table:table-cell>
          <table:table-cell table:style-name="ce152" table:formula="of:=[.J91]+[.I9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93]=1;MAX(-(ABS([.B92])+1);-27);ABS([.B92]));26)" office:value-type="float" office:value="10" calcext:value-type="float">
            <text:p>10</text:p>
          </table:table-cell>
          <table:table-cell table:style-name="ce298" table:formula="of:=MIN(IF([.$A93]=2;MAX(-(ABS([.C92])+1);-27);ABS([.C92]));26)" office:value-type="float" office:value="10" calcext:value-type="float">
            <text:p>10</text:p>
          </table:table-cell>
          <table:table-cell table:style-name="ce298" table:formula="of:=MIN(IF([.$A93]=3;MAX(-(ABS([.D92])+1);-27);ABS([.D92]));26)" office:value-type="float" office:value="9" calcext:value-type="float">
            <text:p>9</text:p>
          </table:table-cell>
          <table:table-cell table:style-name="ce298" table:formula="of:=MIN(IF([.$A93]=4;MAX(-(ABS([.E92])+1);-27);ABS([.E92]));26)" office:value-type="float" office:value="8" calcext:value-type="float">
            <text:p>8</text:p>
          </table:table-cell>
          <table:table-cell table:style-name="ce298" table:formula="of:=MIN(IF([.$A93]=5;MAX(-(ABS([.F92])+1);-27);ABS([.F92]));26)" office:value-type="float" office:value="3" calcext:value-type="float">
            <text:p>3</text:p>
          </table:table-cell>
          <table:table-cell table:style-name="ce298" table:formula="of:=MIN(IF([.$A93]=6;MAX(-(ABS([.G92])+1);-27);ABS([.G92]));26)" office:value-type="float" office:value="13" calcext:value-type="float">
            <text:p>13</text:p>
          </table:table-cell>
          <table:table-cell table:formula="of:=ABS([.B93])+ABS([.C93])+ABS([.D93])+ABS([.E93])+ABS([.F93])+ABS([.G93])" office:value-type="float" office:value="53" calcext:value-type="float">
            <text:p>53</text:p>
          </table:table-cell>
          <table:table-cell table:formula="of:=IF(OR([.A93]&lt;1;[.A93]&gt;6);0;IF(INDEX([.B93:.G93];1;[.A93])=-27;0;INDEX([.B$2:.G$2];1;[.A93])*(INDEX([.L$2:.L$27];ABS(INDEX([.B93:.G93];1;[.A93]));1)+(10*[.H92]))))" office:value-type="float" office:value="0" calcext:value-type="float">
            <text:p><text:s/>- </text:p>
          </table:table-cell>
          <table:table-cell table:style-name="ce152" table:formula="of:=[.J92]+[.I9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94]=1;MAX(-(ABS([.B93])+1);-27);ABS([.B93]));26)" office:value-type="float" office:value="10" calcext:value-type="float">
            <text:p>10</text:p>
          </table:table-cell>
          <table:table-cell table:style-name="ce298" table:formula="of:=MIN(IF([.$A94]=2;MAX(-(ABS([.C93])+1);-27);ABS([.C93]));26)" office:value-type="float" office:value="10" calcext:value-type="float">
            <text:p>10</text:p>
          </table:table-cell>
          <table:table-cell table:style-name="ce298" table:formula="of:=MIN(IF([.$A94]=3;MAX(-(ABS([.D93])+1);-27);ABS([.D93]));26)" office:value-type="float" office:value="9" calcext:value-type="float">
            <text:p>9</text:p>
          </table:table-cell>
          <table:table-cell table:style-name="ce298" table:formula="of:=MIN(IF([.$A94]=4;MAX(-(ABS([.E93])+1);-27);ABS([.E93]));26)" office:value-type="float" office:value="8" calcext:value-type="float">
            <text:p>8</text:p>
          </table:table-cell>
          <table:table-cell table:style-name="ce298" table:formula="of:=MIN(IF([.$A94]=5;MAX(-(ABS([.F93])+1);-27);ABS([.F93]));26)" office:value-type="float" office:value="3" calcext:value-type="float">
            <text:p>3</text:p>
          </table:table-cell>
          <table:table-cell table:style-name="ce298" table:formula="of:=MIN(IF([.$A94]=6;MAX(-(ABS([.G93])+1);-27);ABS([.G93]));26)" office:value-type="float" office:value="13" calcext:value-type="float">
            <text:p>13</text:p>
          </table:table-cell>
          <table:table-cell table:formula="of:=ABS([.B94])+ABS([.C94])+ABS([.D94])+ABS([.E94])+ABS([.F94])+ABS([.G94])" office:value-type="float" office:value="53" calcext:value-type="float">
            <text:p>53</text:p>
          </table:table-cell>
          <table:table-cell table:formula="of:=IF(OR([.A94]&lt;1;[.A94]&gt;6);0;IF(INDEX([.B94:.G94];1;[.A94])=-27;0;INDEX([.B$2:.G$2];1;[.A94])*(INDEX([.L$2:.L$27];ABS(INDEX([.B94:.G94];1;[.A94]));1)+(10*[.H93]))))" office:value-type="float" office:value="0" calcext:value-type="float">
            <text:p><text:s/>- </text:p>
          </table:table-cell>
          <table:table-cell table:style-name="ce152" table:formula="of:=[.J93]+[.I9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95]=1;MAX(-(ABS([.B94])+1);-27);ABS([.B94]));26)" office:value-type="float" office:value="10" calcext:value-type="float">
            <text:p>10</text:p>
          </table:table-cell>
          <table:table-cell table:style-name="ce298" table:formula="of:=MIN(IF([.$A95]=2;MAX(-(ABS([.C94])+1);-27);ABS([.C94]));26)" office:value-type="float" office:value="10" calcext:value-type="float">
            <text:p>10</text:p>
          </table:table-cell>
          <table:table-cell table:style-name="ce298" table:formula="of:=MIN(IF([.$A95]=3;MAX(-(ABS([.D94])+1);-27);ABS([.D94]));26)" office:value-type="float" office:value="9" calcext:value-type="float">
            <text:p>9</text:p>
          </table:table-cell>
          <table:table-cell table:style-name="ce298" table:formula="of:=MIN(IF([.$A95]=4;MAX(-(ABS([.E94])+1);-27);ABS([.E94]));26)" office:value-type="float" office:value="8" calcext:value-type="float">
            <text:p>8</text:p>
          </table:table-cell>
          <table:table-cell table:style-name="ce298" table:formula="of:=MIN(IF([.$A95]=5;MAX(-(ABS([.F94])+1);-27);ABS([.F94]));26)" office:value-type="float" office:value="3" calcext:value-type="float">
            <text:p>3</text:p>
          </table:table-cell>
          <table:table-cell table:style-name="ce298" table:formula="of:=MIN(IF([.$A95]=6;MAX(-(ABS([.G94])+1);-27);ABS([.G94]));26)" office:value-type="float" office:value="13" calcext:value-type="float">
            <text:p>13</text:p>
          </table:table-cell>
          <table:table-cell table:formula="of:=ABS([.B95])+ABS([.C95])+ABS([.D95])+ABS([.E95])+ABS([.F95])+ABS([.G95])" office:value-type="float" office:value="53" calcext:value-type="float">
            <text:p>53</text:p>
          </table:table-cell>
          <table:table-cell table:formula="of:=IF(OR([.A95]&lt;1;[.A95]&gt;6);0;IF(INDEX([.B95:.G95];1;[.A95])=-27;0;INDEX([.B$2:.G$2];1;[.A95])*(INDEX([.L$2:.L$27];ABS(INDEX([.B95:.G95];1;[.A95]));1)+(10*[.H94]))))" office:value-type="float" office:value="0" calcext:value-type="float">
            <text:p><text:s/>- </text:p>
          </table:table-cell>
          <table:table-cell table:style-name="ce152" table:formula="of:=[.J94]+[.I9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96]=1;MAX(-(ABS([.B95])+1);-27);ABS([.B95]));26)" office:value-type="float" office:value="10" calcext:value-type="float">
            <text:p>10</text:p>
          </table:table-cell>
          <table:table-cell table:style-name="ce298" table:formula="of:=MIN(IF([.$A96]=2;MAX(-(ABS([.C95])+1);-27);ABS([.C95]));26)" office:value-type="float" office:value="10" calcext:value-type="float">
            <text:p>10</text:p>
          </table:table-cell>
          <table:table-cell table:style-name="ce298" table:formula="of:=MIN(IF([.$A96]=3;MAX(-(ABS([.D95])+1);-27);ABS([.D95]));26)" office:value-type="float" office:value="9" calcext:value-type="float">
            <text:p>9</text:p>
          </table:table-cell>
          <table:table-cell table:style-name="ce298" table:formula="of:=MIN(IF([.$A96]=4;MAX(-(ABS([.E95])+1);-27);ABS([.E95]));26)" office:value-type="float" office:value="8" calcext:value-type="float">
            <text:p>8</text:p>
          </table:table-cell>
          <table:table-cell table:style-name="ce298" table:formula="of:=MIN(IF([.$A96]=5;MAX(-(ABS([.F95])+1);-27);ABS([.F95]));26)" office:value-type="float" office:value="3" calcext:value-type="float">
            <text:p>3</text:p>
          </table:table-cell>
          <table:table-cell table:style-name="ce298" table:formula="of:=MIN(IF([.$A96]=6;MAX(-(ABS([.G95])+1);-27);ABS([.G95]));26)" office:value-type="float" office:value="13" calcext:value-type="float">
            <text:p>13</text:p>
          </table:table-cell>
          <table:table-cell table:formula="of:=ABS([.B96])+ABS([.C96])+ABS([.D96])+ABS([.E96])+ABS([.F96])+ABS([.G96])" office:value-type="float" office:value="53" calcext:value-type="float">
            <text:p>53</text:p>
          </table:table-cell>
          <table:table-cell table:formula="of:=IF(OR([.A96]&lt;1;[.A96]&gt;6);0;IF(INDEX([.B96:.G96];1;[.A96])=-27;0;INDEX([.B$2:.G$2];1;[.A96])*(INDEX([.L$2:.L$27];ABS(INDEX([.B96:.G96];1;[.A96]));1)+(10*[.H95]))))" office:value-type="float" office:value="0" calcext:value-type="float">
            <text:p><text:s/>- </text:p>
          </table:table-cell>
          <table:table-cell table:style-name="ce152" table:formula="of:=[.J95]+[.I9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97]=1;MAX(-(ABS([.B96])+1);-27);ABS([.B96]));26)" office:value-type="float" office:value="10" calcext:value-type="float">
            <text:p>10</text:p>
          </table:table-cell>
          <table:table-cell table:style-name="ce298" table:formula="of:=MIN(IF([.$A97]=2;MAX(-(ABS([.C96])+1);-27);ABS([.C96]));26)" office:value-type="float" office:value="10" calcext:value-type="float">
            <text:p>10</text:p>
          </table:table-cell>
          <table:table-cell table:style-name="ce298" table:formula="of:=MIN(IF([.$A97]=3;MAX(-(ABS([.D96])+1);-27);ABS([.D96]));26)" office:value-type="float" office:value="9" calcext:value-type="float">
            <text:p>9</text:p>
          </table:table-cell>
          <table:table-cell table:style-name="ce298" table:formula="of:=MIN(IF([.$A97]=4;MAX(-(ABS([.E96])+1);-27);ABS([.E96]));26)" office:value-type="float" office:value="8" calcext:value-type="float">
            <text:p>8</text:p>
          </table:table-cell>
          <table:table-cell table:style-name="ce298" table:formula="of:=MIN(IF([.$A97]=5;MAX(-(ABS([.F96])+1);-27);ABS([.F96]));26)" office:value-type="float" office:value="3" calcext:value-type="float">
            <text:p>3</text:p>
          </table:table-cell>
          <table:table-cell table:style-name="ce298" table:formula="of:=MIN(IF([.$A97]=6;MAX(-(ABS([.G96])+1);-27);ABS([.G96]));26)" office:value-type="float" office:value="13" calcext:value-type="float">
            <text:p>13</text:p>
          </table:table-cell>
          <table:table-cell table:formula="of:=ABS([.B97])+ABS([.C97])+ABS([.D97])+ABS([.E97])+ABS([.F97])+ABS([.G97])" office:value-type="float" office:value="53" calcext:value-type="float">
            <text:p>53</text:p>
          </table:table-cell>
          <table:table-cell table:formula="of:=IF(OR([.A97]&lt;1;[.A97]&gt;6);0;IF(INDEX([.B97:.G97];1;[.A97])=-27;0;INDEX([.B$2:.G$2];1;[.A97])*(INDEX([.L$2:.L$27];ABS(INDEX([.B97:.G97];1;[.A97]));1)+(10*[.H96]))))" office:value-type="float" office:value="0" calcext:value-type="float">
            <text:p><text:s/>- </text:p>
          </table:table-cell>
          <table:table-cell table:style-name="ce152" table:formula="of:=[.J96]+[.I9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98]=1;MAX(-(ABS([.B97])+1);-27);ABS([.B97]));26)" office:value-type="float" office:value="10" calcext:value-type="float">
            <text:p>10</text:p>
          </table:table-cell>
          <table:table-cell table:style-name="ce298" table:formula="of:=MIN(IF([.$A98]=2;MAX(-(ABS([.C97])+1);-27);ABS([.C97]));26)" office:value-type="float" office:value="10" calcext:value-type="float">
            <text:p>10</text:p>
          </table:table-cell>
          <table:table-cell table:style-name="ce298" table:formula="of:=MIN(IF([.$A98]=3;MAX(-(ABS([.D97])+1);-27);ABS([.D97]));26)" office:value-type="float" office:value="9" calcext:value-type="float">
            <text:p>9</text:p>
          </table:table-cell>
          <table:table-cell table:style-name="ce298" table:formula="of:=MIN(IF([.$A98]=4;MAX(-(ABS([.E97])+1);-27);ABS([.E97]));26)" office:value-type="float" office:value="8" calcext:value-type="float">
            <text:p>8</text:p>
          </table:table-cell>
          <table:table-cell table:style-name="ce298" table:formula="of:=MIN(IF([.$A98]=5;MAX(-(ABS([.F97])+1);-27);ABS([.F97]));26)" office:value-type="float" office:value="3" calcext:value-type="float">
            <text:p>3</text:p>
          </table:table-cell>
          <table:table-cell table:style-name="ce298" table:formula="of:=MIN(IF([.$A98]=6;MAX(-(ABS([.G97])+1);-27);ABS([.G97]));26)" office:value-type="float" office:value="13" calcext:value-type="float">
            <text:p>13</text:p>
          </table:table-cell>
          <table:table-cell table:formula="of:=ABS([.B98])+ABS([.C98])+ABS([.D98])+ABS([.E98])+ABS([.F98])+ABS([.G98])" office:value-type="float" office:value="53" calcext:value-type="float">
            <text:p>53</text:p>
          </table:table-cell>
          <table:table-cell table:formula="of:=IF(OR([.A98]&lt;1;[.A98]&gt;6);0;IF(INDEX([.B98:.G98];1;[.A98])=-27;0;INDEX([.B$2:.G$2];1;[.A98])*(INDEX([.L$2:.L$27];ABS(INDEX([.B98:.G98];1;[.A98]));1)+(10*[.H97]))))" office:value-type="float" office:value="0" calcext:value-type="float">
            <text:p><text:s/>- </text:p>
          </table:table-cell>
          <table:table-cell table:style-name="ce152" table:formula="of:=[.J97]+[.I9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99]=1;MAX(-(ABS([.B98])+1);-27);ABS([.B98]));26)" office:value-type="float" office:value="10" calcext:value-type="float">
            <text:p>10</text:p>
          </table:table-cell>
          <table:table-cell table:style-name="ce298" table:formula="of:=MIN(IF([.$A99]=2;MAX(-(ABS([.C98])+1);-27);ABS([.C98]));26)" office:value-type="float" office:value="10" calcext:value-type="float">
            <text:p>10</text:p>
          </table:table-cell>
          <table:table-cell table:style-name="ce298" table:formula="of:=MIN(IF([.$A99]=3;MAX(-(ABS([.D98])+1);-27);ABS([.D98]));26)" office:value-type="float" office:value="9" calcext:value-type="float">
            <text:p>9</text:p>
          </table:table-cell>
          <table:table-cell table:style-name="ce298" table:formula="of:=MIN(IF([.$A99]=4;MAX(-(ABS([.E98])+1);-27);ABS([.E98]));26)" office:value-type="float" office:value="8" calcext:value-type="float">
            <text:p>8</text:p>
          </table:table-cell>
          <table:table-cell table:style-name="ce298" table:formula="of:=MIN(IF([.$A99]=5;MAX(-(ABS([.F98])+1);-27);ABS([.F98]));26)" office:value-type="float" office:value="3" calcext:value-type="float">
            <text:p>3</text:p>
          </table:table-cell>
          <table:table-cell table:style-name="ce298" table:formula="of:=MIN(IF([.$A99]=6;MAX(-(ABS([.G98])+1);-27);ABS([.G98]));26)" office:value-type="float" office:value="13" calcext:value-type="float">
            <text:p>13</text:p>
          </table:table-cell>
          <table:table-cell table:formula="of:=ABS([.B99])+ABS([.C99])+ABS([.D99])+ABS([.E99])+ABS([.F99])+ABS([.G99])" office:value-type="float" office:value="53" calcext:value-type="float">
            <text:p>53</text:p>
          </table:table-cell>
          <table:table-cell table:formula="of:=IF(OR([.A99]&lt;1;[.A99]&gt;6);0;IF(INDEX([.B99:.G99];1;[.A99])=-27;0;INDEX([.B$2:.G$2];1;[.A99])*(INDEX([.L$2:.L$27];ABS(INDEX([.B99:.G99];1;[.A99]));1)+(10*[.H98]))))" office:value-type="float" office:value="0" calcext:value-type="float">
            <text:p><text:s/>- </text:p>
          </table:table-cell>
          <table:table-cell table:style-name="ce152" table:formula="of:=[.J98]+[.I9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00]=1;MAX(-(ABS([.B99])+1);-27);ABS([.B99]));26)" office:value-type="float" office:value="10" calcext:value-type="float">
            <text:p>10</text:p>
          </table:table-cell>
          <table:table-cell table:style-name="ce298" table:formula="of:=MIN(IF([.$A100]=2;MAX(-(ABS([.C99])+1);-27);ABS([.C99]));26)" office:value-type="float" office:value="10" calcext:value-type="float">
            <text:p>10</text:p>
          </table:table-cell>
          <table:table-cell table:style-name="ce298" table:formula="of:=MIN(IF([.$A100]=3;MAX(-(ABS([.D99])+1);-27);ABS([.D99]));26)" office:value-type="float" office:value="9" calcext:value-type="float">
            <text:p>9</text:p>
          </table:table-cell>
          <table:table-cell table:style-name="ce298" table:formula="of:=MIN(IF([.$A100]=4;MAX(-(ABS([.E99])+1);-27);ABS([.E99]));26)" office:value-type="float" office:value="8" calcext:value-type="float">
            <text:p>8</text:p>
          </table:table-cell>
          <table:table-cell table:style-name="ce298" table:formula="of:=MIN(IF([.$A100]=5;MAX(-(ABS([.F99])+1);-27);ABS([.F99]));26)" office:value-type="float" office:value="3" calcext:value-type="float">
            <text:p>3</text:p>
          </table:table-cell>
          <table:table-cell table:style-name="ce298" table:formula="of:=MIN(IF([.$A100]=6;MAX(-(ABS([.G99])+1);-27);ABS([.G99]));26)" office:value-type="float" office:value="13" calcext:value-type="float">
            <text:p>13</text:p>
          </table:table-cell>
          <table:table-cell table:formula="of:=ABS([.B100])+ABS([.C100])+ABS([.D100])+ABS([.E100])+ABS([.F100])+ABS([.G100])" office:value-type="float" office:value="53" calcext:value-type="float">
            <text:p>53</text:p>
          </table:table-cell>
          <table:table-cell table:formula="of:=IF(OR([.A100]&lt;1;[.A100]&gt;6);0;IF(INDEX([.B100:.G100];1;[.A100])=-27;0;INDEX([.B$2:.G$2];1;[.A100])*(INDEX([.L$2:.L$27];ABS(INDEX([.B100:.G100];1;[.A100]));1)+(10*[.H99]))))" office:value-type="float" office:value="0" calcext:value-type="float">
            <text:p><text:s/>- </text:p>
          </table:table-cell>
          <table:table-cell table:style-name="ce152" table:formula="of:=[.J99]+[.I10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01]=1;MAX(-(ABS([.B100])+1);-27);ABS([.B100]));26)" office:value-type="float" office:value="10" calcext:value-type="float">
            <text:p>10</text:p>
          </table:table-cell>
          <table:table-cell table:style-name="ce298" table:formula="of:=MIN(IF([.$A101]=2;MAX(-(ABS([.C100])+1);-27);ABS([.C100]));26)" office:value-type="float" office:value="10" calcext:value-type="float">
            <text:p>10</text:p>
          </table:table-cell>
          <table:table-cell table:style-name="ce298" table:formula="of:=MIN(IF([.$A101]=3;MAX(-(ABS([.D100])+1);-27);ABS([.D100]));26)" office:value-type="float" office:value="9" calcext:value-type="float">
            <text:p>9</text:p>
          </table:table-cell>
          <table:table-cell table:style-name="ce298" table:formula="of:=MIN(IF([.$A101]=4;MAX(-(ABS([.E100])+1);-27);ABS([.E100]));26)" office:value-type="float" office:value="8" calcext:value-type="float">
            <text:p>8</text:p>
          </table:table-cell>
          <table:table-cell table:style-name="ce298" table:formula="of:=MIN(IF([.$A101]=5;MAX(-(ABS([.F100])+1);-27);ABS([.F100]));26)" office:value-type="float" office:value="3" calcext:value-type="float">
            <text:p>3</text:p>
          </table:table-cell>
          <table:table-cell table:style-name="ce298" table:formula="of:=MIN(IF([.$A101]=6;MAX(-(ABS([.G100])+1);-27);ABS([.G100]));26)" office:value-type="float" office:value="13" calcext:value-type="float">
            <text:p>13</text:p>
          </table:table-cell>
          <table:table-cell table:formula="of:=ABS([.B101])+ABS([.C101])+ABS([.D101])+ABS([.E101])+ABS([.F101])+ABS([.G101])" office:value-type="float" office:value="53" calcext:value-type="float">
            <text:p>53</text:p>
          </table:table-cell>
          <table:table-cell table:formula="of:=IF(OR([.A101]&lt;1;[.A101]&gt;6);0;IF(INDEX([.B101:.G101];1;[.A101])=-27;0;INDEX([.B$2:.G$2];1;[.A101])*(INDEX([.L$2:.L$27];ABS(INDEX([.B101:.G101];1;[.A101]));1)+(10*[.H100]))))" office:value-type="float" office:value="0" calcext:value-type="float">
            <text:p><text:s/>- </text:p>
          </table:table-cell>
          <table:table-cell table:style-name="ce152" table:formula="of:=[.J100]+[.I10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02]=1;MAX(-(ABS([.B101])+1);-27);ABS([.B101]));26)" office:value-type="float" office:value="10" calcext:value-type="float">
            <text:p>10</text:p>
          </table:table-cell>
          <table:table-cell table:style-name="ce298" table:formula="of:=MIN(IF([.$A102]=2;MAX(-(ABS([.C101])+1);-27);ABS([.C101]));26)" office:value-type="float" office:value="10" calcext:value-type="float">
            <text:p>10</text:p>
          </table:table-cell>
          <table:table-cell table:style-name="ce298" table:formula="of:=MIN(IF([.$A102]=3;MAX(-(ABS([.D101])+1);-27);ABS([.D101]));26)" office:value-type="float" office:value="9" calcext:value-type="float">
            <text:p>9</text:p>
          </table:table-cell>
          <table:table-cell table:style-name="ce298" table:formula="of:=MIN(IF([.$A102]=4;MAX(-(ABS([.E101])+1);-27);ABS([.E101]));26)" office:value-type="float" office:value="8" calcext:value-type="float">
            <text:p>8</text:p>
          </table:table-cell>
          <table:table-cell table:style-name="ce298" table:formula="of:=MIN(IF([.$A102]=5;MAX(-(ABS([.F101])+1);-27);ABS([.F101]));26)" office:value-type="float" office:value="3" calcext:value-type="float">
            <text:p>3</text:p>
          </table:table-cell>
          <table:table-cell table:style-name="ce298" table:formula="of:=MIN(IF([.$A102]=6;MAX(-(ABS([.G101])+1);-27);ABS([.G101]));26)" office:value-type="float" office:value="13" calcext:value-type="float">
            <text:p>13</text:p>
          </table:table-cell>
          <table:table-cell table:formula="of:=ABS([.B102])+ABS([.C102])+ABS([.D102])+ABS([.E102])+ABS([.F102])+ABS([.G102])" office:value-type="float" office:value="53" calcext:value-type="float">
            <text:p>53</text:p>
          </table:table-cell>
          <table:table-cell table:formula="of:=IF(OR([.A102]&lt;1;[.A102]&gt;6);0;IF(INDEX([.B102:.G102];1;[.A102])=-27;0;INDEX([.B$2:.G$2];1;[.A102])*(INDEX([.L$2:.L$27];ABS(INDEX([.B102:.G102];1;[.A102]));1)+(10*[.H101]))))" office:value-type="float" office:value="0" calcext:value-type="float">
            <text:p><text:s/>- </text:p>
          </table:table-cell>
          <table:table-cell table:style-name="ce152" table:formula="of:=[.J101]+[.I10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03]=1;MAX(-(ABS([.B102])+1);-27);ABS([.B102]));26)" office:value-type="float" office:value="10" calcext:value-type="float">
            <text:p>10</text:p>
          </table:table-cell>
          <table:table-cell table:style-name="ce298" table:formula="of:=MIN(IF([.$A103]=2;MAX(-(ABS([.C102])+1);-27);ABS([.C102]));26)" office:value-type="float" office:value="10" calcext:value-type="float">
            <text:p>10</text:p>
          </table:table-cell>
          <table:table-cell table:style-name="ce298" table:formula="of:=MIN(IF([.$A103]=3;MAX(-(ABS([.D102])+1);-27);ABS([.D102]));26)" office:value-type="float" office:value="9" calcext:value-type="float">
            <text:p>9</text:p>
          </table:table-cell>
          <table:table-cell table:style-name="ce298" table:formula="of:=MIN(IF([.$A103]=4;MAX(-(ABS([.E102])+1);-27);ABS([.E102]));26)" office:value-type="float" office:value="8" calcext:value-type="float">
            <text:p>8</text:p>
          </table:table-cell>
          <table:table-cell table:style-name="ce298" table:formula="of:=MIN(IF([.$A103]=5;MAX(-(ABS([.F102])+1);-27);ABS([.F102]));26)" office:value-type="float" office:value="3" calcext:value-type="float">
            <text:p>3</text:p>
          </table:table-cell>
          <table:table-cell table:style-name="ce298" table:formula="of:=MIN(IF([.$A103]=6;MAX(-(ABS([.G102])+1);-27);ABS([.G102]));26)" office:value-type="float" office:value="13" calcext:value-type="float">
            <text:p>13</text:p>
          </table:table-cell>
          <table:table-cell table:formula="of:=ABS([.B103])+ABS([.C103])+ABS([.D103])+ABS([.E103])+ABS([.F103])+ABS([.G103])" office:value-type="float" office:value="53" calcext:value-type="float">
            <text:p>53</text:p>
          </table:table-cell>
          <table:table-cell table:formula="of:=IF(OR([.A103]&lt;1;[.A103]&gt;6);0;IF(INDEX([.B103:.G103];1;[.A103])=-27;0;INDEX([.B$2:.G$2];1;[.A103])*(INDEX([.L$2:.L$27];ABS(INDEX([.B103:.G103];1;[.A103]));1)+(10*[.H102]))))" office:value-type="float" office:value="0" calcext:value-type="float">
            <text:p><text:s/>- </text:p>
          </table:table-cell>
          <table:table-cell table:style-name="ce152" table:formula="of:=[.J102]+[.I10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04]=1;MAX(-(ABS([.B103])+1);-27);ABS([.B103]));26)" office:value-type="float" office:value="10" calcext:value-type="float">
            <text:p>10</text:p>
          </table:table-cell>
          <table:table-cell table:style-name="ce298" table:formula="of:=MIN(IF([.$A104]=2;MAX(-(ABS([.C103])+1);-27);ABS([.C103]));26)" office:value-type="float" office:value="10" calcext:value-type="float">
            <text:p>10</text:p>
          </table:table-cell>
          <table:table-cell table:style-name="ce298" table:formula="of:=MIN(IF([.$A104]=3;MAX(-(ABS([.D103])+1);-27);ABS([.D103]));26)" office:value-type="float" office:value="9" calcext:value-type="float">
            <text:p>9</text:p>
          </table:table-cell>
          <table:table-cell table:style-name="ce298" table:formula="of:=MIN(IF([.$A104]=4;MAX(-(ABS([.E103])+1);-27);ABS([.E103]));26)" office:value-type="float" office:value="8" calcext:value-type="float">
            <text:p>8</text:p>
          </table:table-cell>
          <table:table-cell table:style-name="ce298" table:formula="of:=MIN(IF([.$A104]=5;MAX(-(ABS([.F103])+1);-27);ABS([.F103]));26)" office:value-type="float" office:value="3" calcext:value-type="float">
            <text:p>3</text:p>
          </table:table-cell>
          <table:table-cell table:style-name="ce298" table:formula="of:=MIN(IF([.$A104]=6;MAX(-(ABS([.G103])+1);-27);ABS([.G103]));26)" office:value-type="float" office:value="13" calcext:value-type="float">
            <text:p>13</text:p>
          </table:table-cell>
          <table:table-cell table:formula="of:=ABS([.B104])+ABS([.C104])+ABS([.D104])+ABS([.E104])+ABS([.F104])+ABS([.G104])" office:value-type="float" office:value="53" calcext:value-type="float">
            <text:p>53</text:p>
          </table:table-cell>
          <table:table-cell table:formula="of:=IF(OR([.A104]&lt;1;[.A104]&gt;6);0;IF(INDEX([.B104:.G104];1;[.A104])=-27;0;INDEX([.B$2:.G$2];1;[.A104])*(INDEX([.L$2:.L$27];ABS(INDEX([.B104:.G104];1;[.A104]));1)+(10*[.H103]))))" office:value-type="float" office:value="0" calcext:value-type="float">
            <text:p><text:s/>- </text:p>
          </table:table-cell>
          <table:table-cell table:style-name="ce152" table:formula="of:=[.J103]+[.I10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05]=1;MAX(-(ABS([.B104])+1);-27);ABS([.B104]));26)" office:value-type="float" office:value="10" calcext:value-type="float">
            <text:p>10</text:p>
          </table:table-cell>
          <table:table-cell table:style-name="ce298" table:formula="of:=MIN(IF([.$A105]=2;MAX(-(ABS([.C104])+1);-27);ABS([.C104]));26)" office:value-type="float" office:value="10" calcext:value-type="float">
            <text:p>10</text:p>
          </table:table-cell>
          <table:table-cell table:style-name="ce298" table:formula="of:=MIN(IF([.$A105]=3;MAX(-(ABS([.D104])+1);-27);ABS([.D104]));26)" office:value-type="float" office:value="9" calcext:value-type="float">
            <text:p>9</text:p>
          </table:table-cell>
          <table:table-cell table:style-name="ce298" table:formula="of:=MIN(IF([.$A105]=4;MAX(-(ABS([.E104])+1);-27);ABS([.E104]));26)" office:value-type="float" office:value="8" calcext:value-type="float">
            <text:p>8</text:p>
          </table:table-cell>
          <table:table-cell table:style-name="ce298" table:formula="of:=MIN(IF([.$A105]=5;MAX(-(ABS([.F104])+1);-27);ABS([.F104]));26)" office:value-type="float" office:value="3" calcext:value-type="float">
            <text:p>3</text:p>
          </table:table-cell>
          <table:table-cell table:style-name="ce298" table:formula="of:=MIN(IF([.$A105]=6;MAX(-(ABS([.G104])+1);-27);ABS([.G104]));26)" office:value-type="float" office:value="13" calcext:value-type="float">
            <text:p>13</text:p>
          </table:table-cell>
          <table:table-cell table:formula="of:=ABS([.B105])+ABS([.C105])+ABS([.D105])+ABS([.E105])+ABS([.F105])+ABS([.G105])" office:value-type="float" office:value="53" calcext:value-type="float">
            <text:p>53</text:p>
          </table:table-cell>
          <table:table-cell table:formula="of:=IF(OR([.A105]&lt;1;[.A105]&gt;6);0;IF(INDEX([.B105:.G105];1;[.A105])=-27;0;INDEX([.B$2:.G$2];1;[.A105])*(INDEX([.L$2:.L$27];ABS(INDEX([.B105:.G105];1;[.A105]));1)+(10*[.H104]))))" office:value-type="float" office:value="0" calcext:value-type="float">
            <text:p><text:s/>- </text:p>
          </table:table-cell>
          <table:table-cell table:style-name="ce152" table:formula="of:=[.J104]+[.I10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06]=1;MAX(-(ABS([.B105])+1);-27);ABS([.B105]));26)" office:value-type="float" office:value="10" calcext:value-type="float">
            <text:p>10</text:p>
          </table:table-cell>
          <table:table-cell table:style-name="ce298" table:formula="of:=MIN(IF([.$A106]=2;MAX(-(ABS([.C105])+1);-27);ABS([.C105]));26)" office:value-type="float" office:value="10" calcext:value-type="float">
            <text:p>10</text:p>
          </table:table-cell>
          <table:table-cell table:style-name="ce298" table:formula="of:=MIN(IF([.$A106]=3;MAX(-(ABS([.D105])+1);-27);ABS([.D105]));26)" office:value-type="float" office:value="9" calcext:value-type="float">
            <text:p>9</text:p>
          </table:table-cell>
          <table:table-cell table:style-name="ce298" table:formula="of:=MIN(IF([.$A106]=4;MAX(-(ABS([.E105])+1);-27);ABS([.E105]));26)" office:value-type="float" office:value="8" calcext:value-type="float">
            <text:p>8</text:p>
          </table:table-cell>
          <table:table-cell table:style-name="ce298" table:formula="of:=MIN(IF([.$A106]=5;MAX(-(ABS([.F105])+1);-27);ABS([.F105]));26)" office:value-type="float" office:value="3" calcext:value-type="float">
            <text:p>3</text:p>
          </table:table-cell>
          <table:table-cell table:style-name="ce298" table:formula="of:=MIN(IF([.$A106]=6;MAX(-(ABS([.G105])+1);-27);ABS([.G105]));26)" office:value-type="float" office:value="13" calcext:value-type="float">
            <text:p>13</text:p>
          </table:table-cell>
          <table:table-cell table:formula="of:=ABS([.B106])+ABS([.C106])+ABS([.D106])+ABS([.E106])+ABS([.F106])+ABS([.G106])" office:value-type="float" office:value="53" calcext:value-type="float">
            <text:p>53</text:p>
          </table:table-cell>
          <table:table-cell table:formula="of:=IF(OR([.A106]&lt;1;[.A106]&gt;6);0;IF(INDEX([.B106:.G106];1;[.A106])=-27;0;INDEX([.B$2:.G$2];1;[.A106])*(INDEX([.L$2:.L$27];ABS(INDEX([.B106:.G106];1;[.A106]));1)+(10*[.H105]))))" office:value-type="float" office:value="0" calcext:value-type="float">
            <text:p><text:s/>- </text:p>
          </table:table-cell>
          <table:table-cell table:style-name="ce152" table:formula="of:=[.J105]+[.I10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07]=1;MAX(-(ABS([.B106])+1);-27);ABS([.B106]));26)" office:value-type="float" office:value="10" calcext:value-type="float">
            <text:p>10</text:p>
          </table:table-cell>
          <table:table-cell table:style-name="ce298" table:formula="of:=MIN(IF([.$A107]=2;MAX(-(ABS([.C106])+1);-27);ABS([.C106]));26)" office:value-type="float" office:value="10" calcext:value-type="float">
            <text:p>10</text:p>
          </table:table-cell>
          <table:table-cell table:style-name="ce298" table:formula="of:=MIN(IF([.$A107]=3;MAX(-(ABS([.D106])+1);-27);ABS([.D106]));26)" office:value-type="float" office:value="9" calcext:value-type="float">
            <text:p>9</text:p>
          </table:table-cell>
          <table:table-cell table:style-name="ce298" table:formula="of:=MIN(IF([.$A107]=4;MAX(-(ABS([.E106])+1);-27);ABS([.E106]));26)" office:value-type="float" office:value="8" calcext:value-type="float">
            <text:p>8</text:p>
          </table:table-cell>
          <table:table-cell table:style-name="ce298" table:formula="of:=MIN(IF([.$A107]=5;MAX(-(ABS([.F106])+1);-27);ABS([.F106]));26)" office:value-type="float" office:value="3" calcext:value-type="float">
            <text:p>3</text:p>
          </table:table-cell>
          <table:table-cell table:style-name="ce298" table:formula="of:=MIN(IF([.$A107]=6;MAX(-(ABS([.G106])+1);-27);ABS([.G106]));26)" office:value-type="float" office:value="13" calcext:value-type="float">
            <text:p>13</text:p>
          </table:table-cell>
          <table:table-cell table:formula="of:=ABS([.B107])+ABS([.C107])+ABS([.D107])+ABS([.E107])+ABS([.F107])+ABS([.G107])" office:value-type="float" office:value="53" calcext:value-type="float">
            <text:p>53</text:p>
          </table:table-cell>
          <table:table-cell table:formula="of:=IF(OR([.A107]&lt;1;[.A107]&gt;6);0;IF(INDEX([.B107:.G107];1;[.A107])=-27;0;INDEX([.B$2:.G$2];1;[.A107])*(INDEX([.L$2:.L$27];ABS(INDEX([.B107:.G107];1;[.A107]));1)+(10*[.H106]))))" office:value-type="float" office:value="0" calcext:value-type="float">
            <text:p><text:s/>- </text:p>
          </table:table-cell>
          <table:table-cell table:style-name="ce152" table:formula="of:=[.J106]+[.I10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08]=1;MAX(-(ABS([.B107])+1);-27);ABS([.B107]));26)" office:value-type="float" office:value="10" calcext:value-type="float">
            <text:p>10</text:p>
          </table:table-cell>
          <table:table-cell table:style-name="ce298" table:formula="of:=MIN(IF([.$A108]=2;MAX(-(ABS([.C107])+1);-27);ABS([.C107]));26)" office:value-type="float" office:value="10" calcext:value-type="float">
            <text:p>10</text:p>
          </table:table-cell>
          <table:table-cell table:style-name="ce298" table:formula="of:=MIN(IF([.$A108]=3;MAX(-(ABS([.D107])+1);-27);ABS([.D107]));26)" office:value-type="float" office:value="9" calcext:value-type="float">
            <text:p>9</text:p>
          </table:table-cell>
          <table:table-cell table:style-name="ce298" table:formula="of:=MIN(IF([.$A108]=4;MAX(-(ABS([.E107])+1);-27);ABS([.E107]));26)" office:value-type="float" office:value="8" calcext:value-type="float">
            <text:p>8</text:p>
          </table:table-cell>
          <table:table-cell table:style-name="ce298" table:formula="of:=MIN(IF([.$A108]=5;MAX(-(ABS([.F107])+1);-27);ABS([.F107]));26)" office:value-type="float" office:value="3" calcext:value-type="float">
            <text:p>3</text:p>
          </table:table-cell>
          <table:table-cell table:style-name="ce298" table:formula="of:=MIN(IF([.$A108]=6;MAX(-(ABS([.G107])+1);-27);ABS([.G107]));26)" office:value-type="float" office:value="13" calcext:value-type="float">
            <text:p>13</text:p>
          </table:table-cell>
          <table:table-cell table:formula="of:=ABS([.B108])+ABS([.C108])+ABS([.D108])+ABS([.E108])+ABS([.F108])+ABS([.G108])" office:value-type="float" office:value="53" calcext:value-type="float">
            <text:p>53</text:p>
          </table:table-cell>
          <table:table-cell table:formula="of:=IF(OR([.A108]&lt;1;[.A108]&gt;6);0;IF(INDEX([.B108:.G108];1;[.A108])=-27;0;INDEX([.B$2:.G$2];1;[.A108])*(INDEX([.L$2:.L$27];ABS(INDEX([.B108:.G108];1;[.A108]));1)+(10*[.H107]))))" office:value-type="float" office:value="0" calcext:value-type="float">
            <text:p><text:s/>- </text:p>
          </table:table-cell>
          <table:table-cell table:style-name="ce152" table:formula="of:=[.J107]+[.I10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09]=1;MAX(-(ABS([.B108])+1);-27);ABS([.B108]));26)" office:value-type="float" office:value="10" calcext:value-type="float">
            <text:p>10</text:p>
          </table:table-cell>
          <table:table-cell table:style-name="ce298" table:formula="of:=MIN(IF([.$A109]=2;MAX(-(ABS([.C108])+1);-27);ABS([.C108]));26)" office:value-type="float" office:value="10" calcext:value-type="float">
            <text:p>10</text:p>
          </table:table-cell>
          <table:table-cell table:style-name="ce298" table:formula="of:=MIN(IF([.$A109]=3;MAX(-(ABS([.D108])+1);-27);ABS([.D108]));26)" office:value-type="float" office:value="9" calcext:value-type="float">
            <text:p>9</text:p>
          </table:table-cell>
          <table:table-cell table:style-name="ce298" table:formula="of:=MIN(IF([.$A109]=4;MAX(-(ABS([.E108])+1);-27);ABS([.E108]));26)" office:value-type="float" office:value="8" calcext:value-type="float">
            <text:p>8</text:p>
          </table:table-cell>
          <table:table-cell table:style-name="ce298" table:formula="of:=MIN(IF([.$A109]=5;MAX(-(ABS([.F108])+1);-27);ABS([.F108]));26)" office:value-type="float" office:value="3" calcext:value-type="float">
            <text:p>3</text:p>
          </table:table-cell>
          <table:table-cell table:style-name="ce298" table:formula="of:=MIN(IF([.$A109]=6;MAX(-(ABS([.G108])+1);-27);ABS([.G108]));26)" office:value-type="float" office:value="13" calcext:value-type="float">
            <text:p>13</text:p>
          </table:table-cell>
          <table:table-cell table:formula="of:=ABS([.B109])+ABS([.C109])+ABS([.D109])+ABS([.E109])+ABS([.F109])+ABS([.G109])" office:value-type="float" office:value="53" calcext:value-type="float">
            <text:p>53</text:p>
          </table:table-cell>
          <table:table-cell table:formula="of:=IF(OR([.A109]&lt;1;[.A109]&gt;6);0;IF(INDEX([.B109:.G109];1;[.A109])=-27;0;INDEX([.B$2:.G$2];1;[.A109])*(INDEX([.L$2:.L$27];ABS(INDEX([.B109:.G109];1;[.A109]));1)+(10*[.H108]))))" office:value-type="float" office:value="0" calcext:value-type="float">
            <text:p><text:s/>- </text:p>
          </table:table-cell>
          <table:table-cell table:style-name="ce152" table:formula="of:=[.J108]+[.I10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10]=1;MAX(-(ABS([.B109])+1);-27);ABS([.B109]));26)" office:value-type="float" office:value="10" calcext:value-type="float">
            <text:p>10</text:p>
          </table:table-cell>
          <table:table-cell table:style-name="ce298" table:formula="of:=MIN(IF([.$A110]=2;MAX(-(ABS([.C109])+1);-27);ABS([.C109]));26)" office:value-type="float" office:value="10" calcext:value-type="float">
            <text:p>10</text:p>
          </table:table-cell>
          <table:table-cell table:style-name="ce298" table:formula="of:=MIN(IF([.$A110]=3;MAX(-(ABS([.D109])+1);-27);ABS([.D109]));26)" office:value-type="float" office:value="9" calcext:value-type="float">
            <text:p>9</text:p>
          </table:table-cell>
          <table:table-cell table:style-name="ce298" table:formula="of:=MIN(IF([.$A110]=4;MAX(-(ABS([.E109])+1);-27);ABS([.E109]));26)" office:value-type="float" office:value="8" calcext:value-type="float">
            <text:p>8</text:p>
          </table:table-cell>
          <table:table-cell table:style-name="ce298" table:formula="of:=MIN(IF([.$A110]=5;MAX(-(ABS([.F109])+1);-27);ABS([.F109]));26)" office:value-type="float" office:value="3" calcext:value-type="float">
            <text:p>3</text:p>
          </table:table-cell>
          <table:table-cell table:style-name="ce298" table:formula="of:=MIN(IF([.$A110]=6;MAX(-(ABS([.G109])+1);-27);ABS([.G109]));26)" office:value-type="float" office:value="13" calcext:value-type="float">
            <text:p>13</text:p>
          </table:table-cell>
          <table:table-cell table:formula="of:=ABS([.B110])+ABS([.C110])+ABS([.D110])+ABS([.E110])+ABS([.F110])+ABS([.G110])" office:value-type="float" office:value="53" calcext:value-type="float">
            <text:p>53</text:p>
          </table:table-cell>
          <table:table-cell table:formula="of:=IF(OR([.A110]&lt;1;[.A110]&gt;6);0;IF(INDEX([.B110:.G110];1;[.A110])=-27;0;INDEX([.B$2:.G$2];1;[.A110])*(INDEX([.L$2:.L$27];ABS(INDEX([.B110:.G110];1;[.A110]));1)+(10*[.H109]))))" office:value-type="float" office:value="0" calcext:value-type="float">
            <text:p><text:s/>- </text:p>
          </table:table-cell>
          <table:table-cell table:style-name="ce152" table:formula="of:=[.J109]+[.I11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11]=1;MAX(-(ABS([.B110])+1);-27);ABS([.B110]));26)" office:value-type="float" office:value="10" calcext:value-type="float">
            <text:p>10</text:p>
          </table:table-cell>
          <table:table-cell table:style-name="ce298" table:formula="of:=MIN(IF([.$A111]=2;MAX(-(ABS([.C110])+1);-27);ABS([.C110]));26)" office:value-type="float" office:value="10" calcext:value-type="float">
            <text:p>10</text:p>
          </table:table-cell>
          <table:table-cell table:style-name="ce298" table:formula="of:=MIN(IF([.$A111]=3;MAX(-(ABS([.D110])+1);-27);ABS([.D110]));26)" office:value-type="float" office:value="9" calcext:value-type="float">
            <text:p>9</text:p>
          </table:table-cell>
          <table:table-cell table:style-name="ce298" table:formula="of:=MIN(IF([.$A111]=4;MAX(-(ABS([.E110])+1);-27);ABS([.E110]));26)" office:value-type="float" office:value="8" calcext:value-type="float">
            <text:p>8</text:p>
          </table:table-cell>
          <table:table-cell table:style-name="ce298" table:formula="of:=MIN(IF([.$A111]=5;MAX(-(ABS([.F110])+1);-27);ABS([.F110]));26)" office:value-type="float" office:value="3" calcext:value-type="float">
            <text:p>3</text:p>
          </table:table-cell>
          <table:table-cell table:style-name="ce298" table:formula="of:=MIN(IF([.$A111]=6;MAX(-(ABS([.G110])+1);-27);ABS([.G110]));26)" office:value-type="float" office:value="13" calcext:value-type="float">
            <text:p>13</text:p>
          </table:table-cell>
          <table:table-cell table:formula="of:=ABS([.B111])+ABS([.C111])+ABS([.D111])+ABS([.E111])+ABS([.F111])+ABS([.G111])" office:value-type="float" office:value="53" calcext:value-type="float">
            <text:p>53</text:p>
          </table:table-cell>
          <table:table-cell table:formula="of:=IF(OR([.A111]&lt;1;[.A111]&gt;6);0;IF(INDEX([.B111:.G111];1;[.A111])=-27;0;INDEX([.B$2:.G$2];1;[.A111])*(INDEX([.L$2:.L$27];ABS(INDEX([.B111:.G111];1;[.A111]));1)+(10*[.H110]))))" office:value-type="float" office:value="0" calcext:value-type="float">
            <text:p><text:s/>- </text:p>
          </table:table-cell>
          <table:table-cell table:style-name="ce152" table:formula="of:=[.J110]+[.I11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12]=1;MAX(-(ABS([.B111])+1);-27);ABS([.B111]));26)" office:value-type="float" office:value="10" calcext:value-type="float">
            <text:p>10</text:p>
          </table:table-cell>
          <table:table-cell table:style-name="ce298" table:formula="of:=MIN(IF([.$A112]=2;MAX(-(ABS([.C111])+1);-27);ABS([.C111]));26)" office:value-type="float" office:value="10" calcext:value-type="float">
            <text:p>10</text:p>
          </table:table-cell>
          <table:table-cell table:style-name="ce298" table:formula="of:=MIN(IF([.$A112]=3;MAX(-(ABS([.D111])+1);-27);ABS([.D111]));26)" office:value-type="float" office:value="9" calcext:value-type="float">
            <text:p>9</text:p>
          </table:table-cell>
          <table:table-cell table:style-name="ce298" table:formula="of:=MIN(IF([.$A112]=4;MAX(-(ABS([.E111])+1);-27);ABS([.E111]));26)" office:value-type="float" office:value="8" calcext:value-type="float">
            <text:p>8</text:p>
          </table:table-cell>
          <table:table-cell table:style-name="ce298" table:formula="of:=MIN(IF([.$A112]=5;MAX(-(ABS([.F111])+1);-27);ABS([.F111]));26)" office:value-type="float" office:value="3" calcext:value-type="float">
            <text:p>3</text:p>
          </table:table-cell>
          <table:table-cell table:style-name="ce298" table:formula="of:=MIN(IF([.$A112]=6;MAX(-(ABS([.G111])+1);-27);ABS([.G111]));26)" office:value-type="float" office:value="13" calcext:value-type="float">
            <text:p>13</text:p>
          </table:table-cell>
          <table:table-cell table:formula="of:=ABS([.B112])+ABS([.C112])+ABS([.D112])+ABS([.E112])+ABS([.F112])+ABS([.G112])" office:value-type="float" office:value="53" calcext:value-type="float">
            <text:p>53</text:p>
          </table:table-cell>
          <table:table-cell table:formula="of:=IF(OR([.A112]&lt;1;[.A112]&gt;6);0;IF(INDEX([.B112:.G112];1;[.A112])=-27;0;INDEX([.B$2:.G$2];1;[.A112])*(INDEX([.L$2:.L$27];ABS(INDEX([.B112:.G112];1;[.A112]));1)+(10*[.H111]))))" office:value-type="float" office:value="0" calcext:value-type="float">
            <text:p><text:s/>- </text:p>
          </table:table-cell>
          <table:table-cell table:style-name="ce152" table:formula="of:=[.J111]+[.I11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13]=1;MAX(-(ABS([.B112])+1);-27);ABS([.B112]));26)" office:value-type="float" office:value="10" calcext:value-type="float">
            <text:p>10</text:p>
          </table:table-cell>
          <table:table-cell table:style-name="ce298" table:formula="of:=MIN(IF([.$A113]=2;MAX(-(ABS([.C112])+1);-27);ABS([.C112]));26)" office:value-type="float" office:value="10" calcext:value-type="float">
            <text:p>10</text:p>
          </table:table-cell>
          <table:table-cell table:style-name="ce298" table:formula="of:=MIN(IF([.$A113]=3;MAX(-(ABS([.D112])+1);-27);ABS([.D112]));26)" office:value-type="float" office:value="9" calcext:value-type="float">
            <text:p>9</text:p>
          </table:table-cell>
          <table:table-cell table:style-name="ce298" table:formula="of:=MIN(IF([.$A113]=4;MAX(-(ABS([.E112])+1);-27);ABS([.E112]));26)" office:value-type="float" office:value="8" calcext:value-type="float">
            <text:p>8</text:p>
          </table:table-cell>
          <table:table-cell table:style-name="ce298" table:formula="of:=MIN(IF([.$A113]=5;MAX(-(ABS([.F112])+1);-27);ABS([.F112]));26)" office:value-type="float" office:value="3" calcext:value-type="float">
            <text:p>3</text:p>
          </table:table-cell>
          <table:table-cell table:style-name="ce298" table:formula="of:=MIN(IF([.$A113]=6;MAX(-(ABS([.G112])+1);-27);ABS([.G112]));26)" office:value-type="float" office:value="13" calcext:value-type="float">
            <text:p>13</text:p>
          </table:table-cell>
          <table:table-cell table:formula="of:=ABS([.B113])+ABS([.C113])+ABS([.D113])+ABS([.E113])+ABS([.F113])+ABS([.G113])" office:value-type="float" office:value="53" calcext:value-type="float">
            <text:p>53</text:p>
          </table:table-cell>
          <table:table-cell table:formula="of:=IF(OR([.A113]&lt;1;[.A113]&gt;6);0;IF(INDEX([.B113:.G113];1;[.A113])=-27;0;INDEX([.B$2:.G$2];1;[.A113])*(INDEX([.L$2:.L$27];ABS(INDEX([.B113:.G113];1;[.A113]));1)+(10*[.H112]))))" office:value-type="float" office:value="0" calcext:value-type="float">
            <text:p><text:s/>- </text:p>
          </table:table-cell>
          <table:table-cell table:style-name="ce152" table:formula="of:=[.J112]+[.I11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14]=1;MAX(-(ABS([.B113])+1);-27);ABS([.B113]));26)" office:value-type="float" office:value="10" calcext:value-type="float">
            <text:p>10</text:p>
          </table:table-cell>
          <table:table-cell table:style-name="ce298" table:formula="of:=MIN(IF([.$A114]=2;MAX(-(ABS([.C113])+1);-27);ABS([.C113]));26)" office:value-type="float" office:value="10" calcext:value-type="float">
            <text:p>10</text:p>
          </table:table-cell>
          <table:table-cell table:style-name="ce298" table:formula="of:=MIN(IF([.$A114]=3;MAX(-(ABS([.D113])+1);-27);ABS([.D113]));26)" office:value-type="float" office:value="9" calcext:value-type="float">
            <text:p>9</text:p>
          </table:table-cell>
          <table:table-cell table:style-name="ce298" table:formula="of:=MIN(IF([.$A114]=4;MAX(-(ABS([.E113])+1);-27);ABS([.E113]));26)" office:value-type="float" office:value="8" calcext:value-type="float">
            <text:p>8</text:p>
          </table:table-cell>
          <table:table-cell table:style-name="ce298" table:formula="of:=MIN(IF([.$A114]=5;MAX(-(ABS([.F113])+1);-27);ABS([.F113]));26)" office:value-type="float" office:value="3" calcext:value-type="float">
            <text:p>3</text:p>
          </table:table-cell>
          <table:table-cell table:style-name="ce298" table:formula="of:=MIN(IF([.$A114]=6;MAX(-(ABS([.G113])+1);-27);ABS([.G113]));26)" office:value-type="float" office:value="13" calcext:value-type="float">
            <text:p>13</text:p>
          </table:table-cell>
          <table:table-cell table:formula="of:=ABS([.B114])+ABS([.C114])+ABS([.D114])+ABS([.E114])+ABS([.F114])+ABS([.G114])" office:value-type="float" office:value="53" calcext:value-type="float">
            <text:p>53</text:p>
          </table:table-cell>
          <table:table-cell table:formula="of:=IF(OR([.A114]&lt;1;[.A114]&gt;6);0;IF(INDEX([.B114:.G114];1;[.A114])=-27;0;INDEX([.B$2:.G$2];1;[.A114])*(INDEX([.L$2:.L$27];ABS(INDEX([.B114:.G114];1;[.A114]));1)+(10*[.H113]))))" office:value-type="float" office:value="0" calcext:value-type="float">
            <text:p><text:s/>- </text:p>
          </table:table-cell>
          <table:table-cell table:style-name="ce152" table:formula="of:=[.J113]+[.I11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15]=1;MAX(-(ABS([.B114])+1);-27);ABS([.B114]));26)" office:value-type="float" office:value="10" calcext:value-type="float">
            <text:p>10</text:p>
          </table:table-cell>
          <table:table-cell table:style-name="ce298" table:formula="of:=MIN(IF([.$A115]=2;MAX(-(ABS([.C114])+1);-27);ABS([.C114]));26)" office:value-type="float" office:value="10" calcext:value-type="float">
            <text:p>10</text:p>
          </table:table-cell>
          <table:table-cell table:style-name="ce298" table:formula="of:=MIN(IF([.$A115]=3;MAX(-(ABS([.D114])+1);-27);ABS([.D114]));26)" office:value-type="float" office:value="9" calcext:value-type="float">
            <text:p>9</text:p>
          </table:table-cell>
          <table:table-cell table:style-name="ce298" table:formula="of:=MIN(IF([.$A115]=4;MAX(-(ABS([.E114])+1);-27);ABS([.E114]));26)" office:value-type="float" office:value="8" calcext:value-type="float">
            <text:p>8</text:p>
          </table:table-cell>
          <table:table-cell table:style-name="ce298" table:formula="of:=MIN(IF([.$A115]=5;MAX(-(ABS([.F114])+1);-27);ABS([.F114]));26)" office:value-type="float" office:value="3" calcext:value-type="float">
            <text:p>3</text:p>
          </table:table-cell>
          <table:table-cell table:style-name="ce298" table:formula="of:=MIN(IF([.$A115]=6;MAX(-(ABS([.G114])+1);-27);ABS([.G114]));26)" office:value-type="float" office:value="13" calcext:value-type="float">
            <text:p>13</text:p>
          </table:table-cell>
          <table:table-cell table:formula="of:=ABS([.B115])+ABS([.C115])+ABS([.D115])+ABS([.E115])+ABS([.F115])+ABS([.G115])" office:value-type="float" office:value="53" calcext:value-type="float">
            <text:p>53</text:p>
          </table:table-cell>
          <table:table-cell table:formula="of:=IF(OR([.A115]&lt;1;[.A115]&gt;6);0;IF(INDEX([.B115:.G115];1;[.A115])=-27;0;INDEX([.B$2:.G$2];1;[.A115])*(INDEX([.L$2:.L$27];ABS(INDEX([.B115:.G115];1;[.A115]));1)+(10*[.H114]))))" office:value-type="float" office:value="0" calcext:value-type="float">
            <text:p><text:s/>- </text:p>
          </table:table-cell>
          <table:table-cell table:style-name="ce152" table:formula="of:=[.J114]+[.I11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16]=1;MAX(-(ABS([.B115])+1);-27);ABS([.B115]));26)" office:value-type="float" office:value="10" calcext:value-type="float">
            <text:p>10</text:p>
          </table:table-cell>
          <table:table-cell table:style-name="ce298" table:formula="of:=MIN(IF([.$A116]=2;MAX(-(ABS([.C115])+1);-27);ABS([.C115]));26)" office:value-type="float" office:value="10" calcext:value-type="float">
            <text:p>10</text:p>
          </table:table-cell>
          <table:table-cell table:style-name="ce298" table:formula="of:=MIN(IF([.$A116]=3;MAX(-(ABS([.D115])+1);-27);ABS([.D115]));26)" office:value-type="float" office:value="9" calcext:value-type="float">
            <text:p>9</text:p>
          </table:table-cell>
          <table:table-cell table:style-name="ce298" table:formula="of:=MIN(IF([.$A116]=4;MAX(-(ABS([.E115])+1);-27);ABS([.E115]));26)" office:value-type="float" office:value="8" calcext:value-type="float">
            <text:p>8</text:p>
          </table:table-cell>
          <table:table-cell table:style-name="ce298" table:formula="of:=MIN(IF([.$A116]=5;MAX(-(ABS([.F115])+1);-27);ABS([.F115]));26)" office:value-type="float" office:value="3" calcext:value-type="float">
            <text:p>3</text:p>
          </table:table-cell>
          <table:table-cell table:style-name="ce298" table:formula="of:=MIN(IF([.$A116]=6;MAX(-(ABS([.G115])+1);-27);ABS([.G115]));26)" office:value-type="float" office:value="13" calcext:value-type="float">
            <text:p>13</text:p>
          </table:table-cell>
          <table:table-cell table:formula="of:=ABS([.B116])+ABS([.C116])+ABS([.D116])+ABS([.E116])+ABS([.F116])+ABS([.G116])" office:value-type="float" office:value="53" calcext:value-type="float">
            <text:p>53</text:p>
          </table:table-cell>
          <table:table-cell table:formula="of:=IF(OR([.A116]&lt;1;[.A116]&gt;6);0;IF(INDEX([.B116:.G116];1;[.A116])=-27;0;INDEX([.B$2:.G$2];1;[.A116])*(INDEX([.L$2:.L$27];ABS(INDEX([.B116:.G116];1;[.A116]));1)+(10*[.H115]))))" office:value-type="float" office:value="0" calcext:value-type="float">
            <text:p><text:s/>- </text:p>
          </table:table-cell>
          <table:table-cell table:style-name="ce152" table:formula="of:=[.J115]+[.I11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17]=1;MAX(-(ABS([.B116])+1);-27);ABS([.B116]));26)" office:value-type="float" office:value="10" calcext:value-type="float">
            <text:p>10</text:p>
          </table:table-cell>
          <table:table-cell table:style-name="ce298" table:formula="of:=MIN(IF([.$A117]=2;MAX(-(ABS([.C116])+1);-27);ABS([.C116]));26)" office:value-type="float" office:value="10" calcext:value-type="float">
            <text:p>10</text:p>
          </table:table-cell>
          <table:table-cell table:style-name="ce298" table:formula="of:=MIN(IF([.$A117]=3;MAX(-(ABS([.D116])+1);-27);ABS([.D116]));26)" office:value-type="float" office:value="9" calcext:value-type="float">
            <text:p>9</text:p>
          </table:table-cell>
          <table:table-cell table:style-name="ce298" table:formula="of:=MIN(IF([.$A117]=4;MAX(-(ABS([.E116])+1);-27);ABS([.E116]));26)" office:value-type="float" office:value="8" calcext:value-type="float">
            <text:p>8</text:p>
          </table:table-cell>
          <table:table-cell table:style-name="ce298" table:formula="of:=MIN(IF([.$A117]=5;MAX(-(ABS([.F116])+1);-27);ABS([.F116]));26)" office:value-type="float" office:value="3" calcext:value-type="float">
            <text:p>3</text:p>
          </table:table-cell>
          <table:table-cell table:style-name="ce298" table:formula="of:=MIN(IF([.$A117]=6;MAX(-(ABS([.G116])+1);-27);ABS([.G116]));26)" office:value-type="float" office:value="13" calcext:value-type="float">
            <text:p>13</text:p>
          </table:table-cell>
          <table:table-cell table:formula="of:=ABS([.B117])+ABS([.C117])+ABS([.D117])+ABS([.E117])+ABS([.F117])+ABS([.G117])" office:value-type="float" office:value="53" calcext:value-type="float">
            <text:p>53</text:p>
          </table:table-cell>
          <table:table-cell table:formula="of:=IF(OR([.A117]&lt;1;[.A117]&gt;6);0;IF(INDEX([.B117:.G117];1;[.A117])=-27;0;INDEX([.B$2:.G$2];1;[.A117])*(INDEX([.L$2:.L$27];ABS(INDEX([.B117:.G117];1;[.A117]));1)+(10*[.H116]))))" office:value-type="float" office:value="0" calcext:value-type="float">
            <text:p><text:s/>- </text:p>
          </table:table-cell>
          <table:table-cell table:style-name="ce152" table:formula="of:=[.J116]+[.I11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18]=1;MAX(-(ABS([.B117])+1);-27);ABS([.B117]));26)" office:value-type="float" office:value="10" calcext:value-type="float">
            <text:p>10</text:p>
          </table:table-cell>
          <table:table-cell table:style-name="ce298" table:formula="of:=MIN(IF([.$A118]=2;MAX(-(ABS([.C117])+1);-27);ABS([.C117]));26)" office:value-type="float" office:value="10" calcext:value-type="float">
            <text:p>10</text:p>
          </table:table-cell>
          <table:table-cell table:style-name="ce298" table:formula="of:=MIN(IF([.$A118]=3;MAX(-(ABS([.D117])+1);-27);ABS([.D117]));26)" office:value-type="float" office:value="9" calcext:value-type="float">
            <text:p>9</text:p>
          </table:table-cell>
          <table:table-cell table:style-name="ce298" table:formula="of:=MIN(IF([.$A118]=4;MAX(-(ABS([.E117])+1);-27);ABS([.E117]));26)" office:value-type="float" office:value="8" calcext:value-type="float">
            <text:p>8</text:p>
          </table:table-cell>
          <table:table-cell table:style-name="ce298" table:formula="of:=MIN(IF([.$A118]=5;MAX(-(ABS([.F117])+1);-27);ABS([.F117]));26)" office:value-type="float" office:value="3" calcext:value-type="float">
            <text:p>3</text:p>
          </table:table-cell>
          <table:table-cell table:style-name="ce298" table:formula="of:=MIN(IF([.$A118]=6;MAX(-(ABS([.G117])+1);-27);ABS([.G117]));26)" office:value-type="float" office:value="13" calcext:value-type="float">
            <text:p>13</text:p>
          </table:table-cell>
          <table:table-cell table:formula="of:=ABS([.B118])+ABS([.C118])+ABS([.D118])+ABS([.E118])+ABS([.F118])+ABS([.G118])" office:value-type="float" office:value="53" calcext:value-type="float">
            <text:p>53</text:p>
          </table:table-cell>
          <table:table-cell table:formula="of:=IF(OR([.A118]&lt;1;[.A118]&gt;6);0;IF(INDEX([.B118:.G118];1;[.A118])=-27;0;INDEX([.B$2:.G$2];1;[.A118])*(INDEX([.L$2:.L$27];ABS(INDEX([.B118:.G118];1;[.A118]));1)+(10*[.H117]))))" office:value-type="float" office:value="0" calcext:value-type="float">
            <text:p><text:s/>- </text:p>
          </table:table-cell>
          <table:table-cell table:style-name="ce152" table:formula="of:=[.J117]+[.I11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19]=1;MAX(-(ABS([.B118])+1);-27);ABS([.B118]));26)" office:value-type="float" office:value="10" calcext:value-type="float">
            <text:p>10</text:p>
          </table:table-cell>
          <table:table-cell table:style-name="ce298" table:formula="of:=MIN(IF([.$A119]=2;MAX(-(ABS([.C118])+1);-27);ABS([.C118]));26)" office:value-type="float" office:value="10" calcext:value-type="float">
            <text:p>10</text:p>
          </table:table-cell>
          <table:table-cell table:style-name="ce298" table:formula="of:=MIN(IF([.$A119]=3;MAX(-(ABS([.D118])+1);-27);ABS([.D118]));26)" office:value-type="float" office:value="9" calcext:value-type="float">
            <text:p>9</text:p>
          </table:table-cell>
          <table:table-cell table:style-name="ce298" table:formula="of:=MIN(IF([.$A119]=4;MAX(-(ABS([.E118])+1);-27);ABS([.E118]));26)" office:value-type="float" office:value="8" calcext:value-type="float">
            <text:p>8</text:p>
          </table:table-cell>
          <table:table-cell table:style-name="ce298" table:formula="of:=MIN(IF([.$A119]=5;MAX(-(ABS([.F118])+1);-27);ABS([.F118]));26)" office:value-type="float" office:value="3" calcext:value-type="float">
            <text:p>3</text:p>
          </table:table-cell>
          <table:table-cell table:style-name="ce298" table:formula="of:=MIN(IF([.$A119]=6;MAX(-(ABS([.G118])+1);-27);ABS([.G118]));26)" office:value-type="float" office:value="13" calcext:value-type="float">
            <text:p>13</text:p>
          </table:table-cell>
          <table:table-cell table:formula="of:=ABS([.B119])+ABS([.C119])+ABS([.D119])+ABS([.E119])+ABS([.F119])+ABS([.G119])" office:value-type="float" office:value="53" calcext:value-type="float">
            <text:p>53</text:p>
          </table:table-cell>
          <table:table-cell table:formula="of:=IF(OR([.A119]&lt;1;[.A119]&gt;6);0;IF(INDEX([.B119:.G119];1;[.A119])=-27;0;INDEX([.B$2:.G$2];1;[.A119])*(INDEX([.L$2:.L$27];ABS(INDEX([.B119:.G119];1;[.A119]));1)+(10*[.H118]))))" office:value-type="float" office:value="0" calcext:value-type="float">
            <text:p><text:s/>- </text:p>
          </table:table-cell>
          <table:table-cell table:style-name="ce152" table:formula="of:=[.J118]+[.I11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20]=1;MAX(-(ABS([.B119])+1);-27);ABS([.B119]));26)" office:value-type="float" office:value="10" calcext:value-type="float">
            <text:p>10</text:p>
          </table:table-cell>
          <table:table-cell table:style-name="ce298" table:formula="of:=MIN(IF([.$A120]=2;MAX(-(ABS([.C119])+1);-27);ABS([.C119]));26)" office:value-type="float" office:value="10" calcext:value-type="float">
            <text:p>10</text:p>
          </table:table-cell>
          <table:table-cell table:style-name="ce298" table:formula="of:=MIN(IF([.$A120]=3;MAX(-(ABS([.D119])+1);-27);ABS([.D119]));26)" office:value-type="float" office:value="9" calcext:value-type="float">
            <text:p>9</text:p>
          </table:table-cell>
          <table:table-cell table:style-name="ce298" table:formula="of:=MIN(IF([.$A120]=4;MAX(-(ABS([.E119])+1);-27);ABS([.E119]));26)" office:value-type="float" office:value="8" calcext:value-type="float">
            <text:p>8</text:p>
          </table:table-cell>
          <table:table-cell table:style-name="ce298" table:formula="of:=MIN(IF([.$A120]=5;MAX(-(ABS([.F119])+1);-27);ABS([.F119]));26)" office:value-type="float" office:value="3" calcext:value-type="float">
            <text:p>3</text:p>
          </table:table-cell>
          <table:table-cell table:style-name="ce298" table:formula="of:=MIN(IF([.$A120]=6;MAX(-(ABS([.G119])+1);-27);ABS([.G119]));26)" office:value-type="float" office:value="13" calcext:value-type="float">
            <text:p>13</text:p>
          </table:table-cell>
          <table:table-cell table:formula="of:=ABS([.B120])+ABS([.C120])+ABS([.D120])+ABS([.E120])+ABS([.F120])+ABS([.G120])" office:value-type="float" office:value="53" calcext:value-type="float">
            <text:p>53</text:p>
          </table:table-cell>
          <table:table-cell table:formula="of:=IF(OR([.A120]&lt;1;[.A120]&gt;6);0;IF(INDEX([.B120:.G120];1;[.A120])=-27;0;INDEX([.B$2:.G$2];1;[.A120])*(INDEX([.L$2:.L$27];ABS(INDEX([.B120:.G120];1;[.A120]));1)+(10*[.H119]))))" office:value-type="float" office:value="0" calcext:value-type="float">
            <text:p><text:s/>- </text:p>
          </table:table-cell>
          <table:table-cell table:style-name="ce152" table:formula="of:=[.J119]+[.I12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21]=1;MAX(-(ABS([.B120])+1);-27);ABS([.B120]));26)" office:value-type="float" office:value="10" calcext:value-type="float">
            <text:p>10</text:p>
          </table:table-cell>
          <table:table-cell table:style-name="ce298" table:formula="of:=MIN(IF([.$A121]=2;MAX(-(ABS([.C120])+1);-27);ABS([.C120]));26)" office:value-type="float" office:value="10" calcext:value-type="float">
            <text:p>10</text:p>
          </table:table-cell>
          <table:table-cell table:style-name="ce298" table:formula="of:=MIN(IF([.$A121]=3;MAX(-(ABS([.D120])+1);-27);ABS([.D120]));26)" office:value-type="float" office:value="9" calcext:value-type="float">
            <text:p>9</text:p>
          </table:table-cell>
          <table:table-cell table:style-name="ce298" table:formula="of:=MIN(IF([.$A121]=4;MAX(-(ABS([.E120])+1);-27);ABS([.E120]));26)" office:value-type="float" office:value="8" calcext:value-type="float">
            <text:p>8</text:p>
          </table:table-cell>
          <table:table-cell table:style-name="ce298" table:formula="of:=MIN(IF([.$A121]=5;MAX(-(ABS([.F120])+1);-27);ABS([.F120]));26)" office:value-type="float" office:value="3" calcext:value-type="float">
            <text:p>3</text:p>
          </table:table-cell>
          <table:table-cell table:style-name="ce298" table:formula="of:=MIN(IF([.$A121]=6;MAX(-(ABS([.G120])+1);-27);ABS([.G120]));26)" office:value-type="float" office:value="13" calcext:value-type="float">
            <text:p>13</text:p>
          </table:table-cell>
          <table:table-cell table:formula="of:=ABS([.B121])+ABS([.C121])+ABS([.D121])+ABS([.E121])+ABS([.F121])+ABS([.G121])" office:value-type="float" office:value="53" calcext:value-type="float">
            <text:p>53</text:p>
          </table:table-cell>
          <table:table-cell table:formula="of:=IF(OR([.A121]&lt;1;[.A121]&gt;6);0;IF(INDEX([.B121:.G121];1;[.A121])=-27;0;INDEX([.B$2:.G$2];1;[.A121])*(INDEX([.L$2:.L$27];ABS(INDEX([.B121:.G121];1;[.A121]));1)+(10*[.H120]))))" office:value-type="float" office:value="0" calcext:value-type="float">
            <text:p><text:s/>- </text:p>
          </table:table-cell>
          <table:table-cell table:style-name="ce152" table:formula="of:=[.J120]+[.I12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22]=1;MAX(-(ABS([.B121])+1);-27);ABS([.B121]));26)" office:value-type="float" office:value="10" calcext:value-type="float">
            <text:p>10</text:p>
          </table:table-cell>
          <table:table-cell table:style-name="ce298" table:formula="of:=MIN(IF([.$A122]=2;MAX(-(ABS([.C121])+1);-27);ABS([.C121]));26)" office:value-type="float" office:value="10" calcext:value-type="float">
            <text:p>10</text:p>
          </table:table-cell>
          <table:table-cell table:style-name="ce298" table:formula="of:=MIN(IF([.$A122]=3;MAX(-(ABS([.D121])+1);-27);ABS([.D121]));26)" office:value-type="float" office:value="9" calcext:value-type="float">
            <text:p>9</text:p>
          </table:table-cell>
          <table:table-cell table:style-name="ce298" table:formula="of:=MIN(IF([.$A122]=4;MAX(-(ABS([.E121])+1);-27);ABS([.E121]));26)" office:value-type="float" office:value="8" calcext:value-type="float">
            <text:p>8</text:p>
          </table:table-cell>
          <table:table-cell table:style-name="ce298" table:formula="of:=MIN(IF([.$A122]=5;MAX(-(ABS([.F121])+1);-27);ABS([.F121]));26)" office:value-type="float" office:value="3" calcext:value-type="float">
            <text:p>3</text:p>
          </table:table-cell>
          <table:table-cell table:style-name="ce298" table:formula="of:=MIN(IF([.$A122]=6;MAX(-(ABS([.G121])+1);-27);ABS([.G121]));26)" office:value-type="float" office:value="13" calcext:value-type="float">
            <text:p>13</text:p>
          </table:table-cell>
          <table:table-cell table:formula="of:=ABS([.B122])+ABS([.C122])+ABS([.D122])+ABS([.E122])+ABS([.F122])+ABS([.G122])" office:value-type="float" office:value="53" calcext:value-type="float">
            <text:p>53</text:p>
          </table:table-cell>
          <table:table-cell table:formula="of:=IF(OR([.A122]&lt;1;[.A122]&gt;6);0;IF(INDEX([.B122:.G122];1;[.A122])=-27;0;INDEX([.B$2:.G$2];1;[.A122])*(INDEX([.L$2:.L$27];ABS(INDEX([.B122:.G122];1;[.A122]));1)+(10*[.H121]))))" office:value-type="float" office:value="0" calcext:value-type="float">
            <text:p><text:s/>- </text:p>
          </table:table-cell>
          <table:table-cell table:style-name="ce152" table:formula="of:=[.J121]+[.I12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23]=1;MAX(-(ABS([.B122])+1);-27);ABS([.B122]));26)" office:value-type="float" office:value="10" calcext:value-type="float">
            <text:p>10</text:p>
          </table:table-cell>
          <table:table-cell table:style-name="ce298" table:formula="of:=MIN(IF([.$A123]=2;MAX(-(ABS([.C122])+1);-27);ABS([.C122]));26)" office:value-type="float" office:value="10" calcext:value-type="float">
            <text:p>10</text:p>
          </table:table-cell>
          <table:table-cell table:style-name="ce298" table:formula="of:=MIN(IF([.$A123]=3;MAX(-(ABS([.D122])+1);-27);ABS([.D122]));26)" office:value-type="float" office:value="9" calcext:value-type="float">
            <text:p>9</text:p>
          </table:table-cell>
          <table:table-cell table:style-name="ce298" table:formula="of:=MIN(IF([.$A123]=4;MAX(-(ABS([.E122])+1);-27);ABS([.E122]));26)" office:value-type="float" office:value="8" calcext:value-type="float">
            <text:p>8</text:p>
          </table:table-cell>
          <table:table-cell table:style-name="ce298" table:formula="of:=MIN(IF([.$A123]=5;MAX(-(ABS([.F122])+1);-27);ABS([.F122]));26)" office:value-type="float" office:value="3" calcext:value-type="float">
            <text:p>3</text:p>
          </table:table-cell>
          <table:table-cell table:style-name="ce298" table:formula="of:=MIN(IF([.$A123]=6;MAX(-(ABS([.G122])+1);-27);ABS([.G122]));26)" office:value-type="float" office:value="13" calcext:value-type="float">
            <text:p>13</text:p>
          </table:table-cell>
          <table:table-cell table:formula="of:=ABS([.B123])+ABS([.C123])+ABS([.D123])+ABS([.E123])+ABS([.F123])+ABS([.G123])" office:value-type="float" office:value="53" calcext:value-type="float">
            <text:p>53</text:p>
          </table:table-cell>
          <table:table-cell table:formula="of:=IF(OR([.A123]&lt;1;[.A123]&gt;6);0;IF(INDEX([.B123:.G123];1;[.A123])=-27;0;INDEX([.B$2:.G$2];1;[.A123])*(INDEX([.L$2:.L$27];ABS(INDEX([.B123:.G123];1;[.A123]));1)+(10*[.H122]))))" office:value-type="float" office:value="0" calcext:value-type="float">
            <text:p><text:s/>- </text:p>
          </table:table-cell>
          <table:table-cell table:style-name="ce152" table:formula="of:=[.J122]+[.I12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24]=1;MAX(-(ABS([.B123])+1);-27);ABS([.B123]));26)" office:value-type="float" office:value="10" calcext:value-type="float">
            <text:p>10</text:p>
          </table:table-cell>
          <table:table-cell table:style-name="ce298" table:formula="of:=MIN(IF([.$A124]=2;MAX(-(ABS([.C123])+1);-27);ABS([.C123]));26)" office:value-type="float" office:value="10" calcext:value-type="float">
            <text:p>10</text:p>
          </table:table-cell>
          <table:table-cell table:style-name="ce298" table:formula="of:=MIN(IF([.$A124]=3;MAX(-(ABS([.D123])+1);-27);ABS([.D123]));26)" office:value-type="float" office:value="9" calcext:value-type="float">
            <text:p>9</text:p>
          </table:table-cell>
          <table:table-cell table:style-name="ce298" table:formula="of:=MIN(IF([.$A124]=4;MAX(-(ABS([.E123])+1);-27);ABS([.E123]));26)" office:value-type="float" office:value="8" calcext:value-type="float">
            <text:p>8</text:p>
          </table:table-cell>
          <table:table-cell table:style-name="ce298" table:formula="of:=MIN(IF([.$A124]=5;MAX(-(ABS([.F123])+1);-27);ABS([.F123]));26)" office:value-type="float" office:value="3" calcext:value-type="float">
            <text:p>3</text:p>
          </table:table-cell>
          <table:table-cell table:style-name="ce298" table:formula="of:=MIN(IF([.$A124]=6;MAX(-(ABS([.G123])+1);-27);ABS([.G123]));26)" office:value-type="float" office:value="13" calcext:value-type="float">
            <text:p>13</text:p>
          </table:table-cell>
          <table:table-cell table:formula="of:=ABS([.B124])+ABS([.C124])+ABS([.D124])+ABS([.E124])+ABS([.F124])+ABS([.G124])" office:value-type="float" office:value="53" calcext:value-type="float">
            <text:p>53</text:p>
          </table:table-cell>
          <table:table-cell table:formula="of:=IF(OR([.A124]&lt;1;[.A124]&gt;6);0;IF(INDEX([.B124:.G124];1;[.A124])=-27;0;INDEX([.B$2:.G$2];1;[.A124])*(INDEX([.L$2:.L$27];ABS(INDEX([.B124:.G124];1;[.A124]));1)+(10*[.H123]))))" office:value-type="float" office:value="0" calcext:value-type="float">
            <text:p><text:s/>- </text:p>
          </table:table-cell>
          <table:table-cell table:style-name="ce152" table:formula="of:=[.J123]+[.I12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25]=1;MAX(-(ABS([.B124])+1);-27);ABS([.B124]));26)" office:value-type="float" office:value="10" calcext:value-type="float">
            <text:p>10</text:p>
          </table:table-cell>
          <table:table-cell table:style-name="ce298" table:formula="of:=MIN(IF([.$A125]=2;MAX(-(ABS([.C124])+1);-27);ABS([.C124]));26)" office:value-type="float" office:value="10" calcext:value-type="float">
            <text:p>10</text:p>
          </table:table-cell>
          <table:table-cell table:style-name="ce298" table:formula="of:=MIN(IF([.$A125]=3;MAX(-(ABS([.D124])+1);-27);ABS([.D124]));26)" office:value-type="float" office:value="9" calcext:value-type="float">
            <text:p>9</text:p>
          </table:table-cell>
          <table:table-cell table:style-name="ce298" table:formula="of:=MIN(IF([.$A125]=4;MAX(-(ABS([.E124])+1);-27);ABS([.E124]));26)" office:value-type="float" office:value="8" calcext:value-type="float">
            <text:p>8</text:p>
          </table:table-cell>
          <table:table-cell table:style-name="ce298" table:formula="of:=MIN(IF([.$A125]=5;MAX(-(ABS([.F124])+1);-27);ABS([.F124]));26)" office:value-type="float" office:value="3" calcext:value-type="float">
            <text:p>3</text:p>
          </table:table-cell>
          <table:table-cell table:style-name="ce298" table:formula="of:=MIN(IF([.$A125]=6;MAX(-(ABS([.G124])+1);-27);ABS([.G124]));26)" office:value-type="float" office:value="13" calcext:value-type="float">
            <text:p>13</text:p>
          </table:table-cell>
          <table:table-cell table:formula="of:=ABS([.B125])+ABS([.C125])+ABS([.D125])+ABS([.E125])+ABS([.F125])+ABS([.G125])" office:value-type="float" office:value="53" calcext:value-type="float">
            <text:p>53</text:p>
          </table:table-cell>
          <table:table-cell table:formula="of:=IF(OR([.A125]&lt;1;[.A125]&gt;6);0;IF(INDEX([.B125:.G125];1;[.A125])=-27;0;INDEX([.B$2:.G$2];1;[.A125])*(INDEX([.L$2:.L$27];ABS(INDEX([.B125:.G125];1;[.A125]));1)+(10*[.H124]))))" office:value-type="float" office:value="0" calcext:value-type="float">
            <text:p><text:s/>- </text:p>
          </table:table-cell>
          <table:table-cell table:style-name="ce152" table:formula="of:=[.J124]+[.I12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26]=1;MAX(-(ABS([.B125])+1);-27);ABS([.B125]));26)" office:value-type="float" office:value="10" calcext:value-type="float">
            <text:p>10</text:p>
          </table:table-cell>
          <table:table-cell table:style-name="ce298" table:formula="of:=MIN(IF([.$A126]=2;MAX(-(ABS([.C125])+1);-27);ABS([.C125]));26)" office:value-type="float" office:value="10" calcext:value-type="float">
            <text:p>10</text:p>
          </table:table-cell>
          <table:table-cell table:style-name="ce298" table:formula="of:=MIN(IF([.$A126]=3;MAX(-(ABS([.D125])+1);-27);ABS([.D125]));26)" office:value-type="float" office:value="9" calcext:value-type="float">
            <text:p>9</text:p>
          </table:table-cell>
          <table:table-cell table:style-name="ce298" table:formula="of:=MIN(IF([.$A126]=4;MAX(-(ABS([.E125])+1);-27);ABS([.E125]));26)" office:value-type="float" office:value="8" calcext:value-type="float">
            <text:p>8</text:p>
          </table:table-cell>
          <table:table-cell table:style-name="ce298" table:formula="of:=MIN(IF([.$A126]=5;MAX(-(ABS([.F125])+1);-27);ABS([.F125]));26)" office:value-type="float" office:value="3" calcext:value-type="float">
            <text:p>3</text:p>
          </table:table-cell>
          <table:table-cell table:style-name="ce298" table:formula="of:=MIN(IF([.$A126]=6;MAX(-(ABS([.G125])+1);-27);ABS([.G125]));26)" office:value-type="float" office:value="13" calcext:value-type="float">
            <text:p>13</text:p>
          </table:table-cell>
          <table:table-cell table:formula="of:=ABS([.B126])+ABS([.C126])+ABS([.D126])+ABS([.E126])+ABS([.F126])+ABS([.G126])" office:value-type="float" office:value="53" calcext:value-type="float">
            <text:p>53</text:p>
          </table:table-cell>
          <table:table-cell table:formula="of:=IF(OR([.A126]&lt;1;[.A126]&gt;6);0;IF(INDEX([.B126:.G126];1;[.A126])=-27;0;INDEX([.B$2:.G$2];1;[.A126])*(INDEX([.L$2:.L$27];ABS(INDEX([.B126:.G126];1;[.A126]));1)+(10*[.H125]))))" office:value-type="float" office:value="0" calcext:value-type="float">
            <text:p><text:s/>- </text:p>
          </table:table-cell>
          <table:table-cell table:style-name="ce152" table:formula="of:=[.J125]+[.I12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27]=1;MAX(-(ABS([.B126])+1);-27);ABS([.B126]));26)" office:value-type="float" office:value="10" calcext:value-type="float">
            <text:p>10</text:p>
          </table:table-cell>
          <table:table-cell table:style-name="ce298" table:formula="of:=MIN(IF([.$A127]=2;MAX(-(ABS([.C126])+1);-27);ABS([.C126]));26)" office:value-type="float" office:value="10" calcext:value-type="float">
            <text:p>10</text:p>
          </table:table-cell>
          <table:table-cell table:style-name="ce298" table:formula="of:=MIN(IF([.$A127]=3;MAX(-(ABS([.D126])+1);-27);ABS([.D126]));26)" office:value-type="float" office:value="9" calcext:value-type="float">
            <text:p>9</text:p>
          </table:table-cell>
          <table:table-cell table:style-name="ce298" table:formula="of:=MIN(IF([.$A127]=4;MAX(-(ABS([.E126])+1);-27);ABS([.E126]));26)" office:value-type="float" office:value="8" calcext:value-type="float">
            <text:p>8</text:p>
          </table:table-cell>
          <table:table-cell table:style-name="ce298" table:formula="of:=MIN(IF([.$A127]=5;MAX(-(ABS([.F126])+1);-27);ABS([.F126]));26)" office:value-type="float" office:value="3" calcext:value-type="float">
            <text:p>3</text:p>
          </table:table-cell>
          <table:table-cell table:style-name="ce298" table:formula="of:=MIN(IF([.$A127]=6;MAX(-(ABS([.G126])+1);-27);ABS([.G126]));26)" office:value-type="float" office:value="13" calcext:value-type="float">
            <text:p>13</text:p>
          </table:table-cell>
          <table:table-cell table:formula="of:=ABS([.B127])+ABS([.C127])+ABS([.D127])+ABS([.E127])+ABS([.F127])+ABS([.G127])" office:value-type="float" office:value="53" calcext:value-type="float">
            <text:p>53</text:p>
          </table:table-cell>
          <table:table-cell table:formula="of:=IF(OR([.A127]&lt;1;[.A127]&gt;6);0;IF(INDEX([.B127:.G127];1;[.A127])=-27;0;INDEX([.B$2:.G$2];1;[.A127])*(INDEX([.L$2:.L$27];ABS(INDEX([.B127:.G127];1;[.A127]));1)+(10*[.H126]))))" office:value-type="float" office:value="0" calcext:value-type="float">
            <text:p><text:s/>- </text:p>
          </table:table-cell>
          <table:table-cell table:style-name="ce152" table:formula="of:=[.J126]+[.I12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28]=1;MAX(-(ABS([.B127])+1);-27);ABS([.B127]));26)" office:value-type="float" office:value="10" calcext:value-type="float">
            <text:p>10</text:p>
          </table:table-cell>
          <table:table-cell table:style-name="ce298" table:formula="of:=MIN(IF([.$A128]=2;MAX(-(ABS([.C127])+1);-27);ABS([.C127]));26)" office:value-type="float" office:value="10" calcext:value-type="float">
            <text:p>10</text:p>
          </table:table-cell>
          <table:table-cell table:style-name="ce298" table:formula="of:=MIN(IF([.$A128]=3;MAX(-(ABS([.D127])+1);-27);ABS([.D127]));26)" office:value-type="float" office:value="9" calcext:value-type="float">
            <text:p>9</text:p>
          </table:table-cell>
          <table:table-cell table:style-name="ce298" table:formula="of:=MIN(IF([.$A128]=4;MAX(-(ABS([.E127])+1);-27);ABS([.E127]));26)" office:value-type="float" office:value="8" calcext:value-type="float">
            <text:p>8</text:p>
          </table:table-cell>
          <table:table-cell table:style-name="ce298" table:formula="of:=MIN(IF([.$A128]=5;MAX(-(ABS([.F127])+1);-27);ABS([.F127]));26)" office:value-type="float" office:value="3" calcext:value-type="float">
            <text:p>3</text:p>
          </table:table-cell>
          <table:table-cell table:style-name="ce298" table:formula="of:=MIN(IF([.$A128]=6;MAX(-(ABS([.G127])+1);-27);ABS([.G127]));26)" office:value-type="float" office:value="13" calcext:value-type="float">
            <text:p>13</text:p>
          </table:table-cell>
          <table:table-cell table:formula="of:=ABS([.B128])+ABS([.C128])+ABS([.D128])+ABS([.E128])+ABS([.F128])+ABS([.G128])" office:value-type="float" office:value="53" calcext:value-type="float">
            <text:p>53</text:p>
          </table:table-cell>
          <table:table-cell table:formula="of:=IF(OR([.A128]&lt;1;[.A128]&gt;6);0;IF(INDEX([.B128:.G128];1;[.A128])=-27;0;INDEX([.B$2:.G$2];1;[.A128])*(INDEX([.L$2:.L$27];ABS(INDEX([.B128:.G128];1;[.A128]));1)+(10*[.H127]))))" office:value-type="float" office:value="0" calcext:value-type="float">
            <text:p><text:s/>- </text:p>
          </table:table-cell>
          <table:table-cell table:style-name="ce152" table:formula="of:=[.J127]+[.I12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29]=1;MAX(-(ABS([.B128])+1);-27);ABS([.B128]));26)" office:value-type="float" office:value="10" calcext:value-type="float">
            <text:p>10</text:p>
          </table:table-cell>
          <table:table-cell table:style-name="ce298" table:formula="of:=MIN(IF([.$A129]=2;MAX(-(ABS([.C128])+1);-27);ABS([.C128]));26)" office:value-type="float" office:value="10" calcext:value-type="float">
            <text:p>10</text:p>
          </table:table-cell>
          <table:table-cell table:style-name="ce298" table:formula="of:=MIN(IF([.$A129]=3;MAX(-(ABS([.D128])+1);-27);ABS([.D128]));26)" office:value-type="float" office:value="9" calcext:value-type="float">
            <text:p>9</text:p>
          </table:table-cell>
          <table:table-cell table:style-name="ce298" table:formula="of:=MIN(IF([.$A129]=4;MAX(-(ABS([.E128])+1);-27);ABS([.E128]));26)" office:value-type="float" office:value="8" calcext:value-type="float">
            <text:p>8</text:p>
          </table:table-cell>
          <table:table-cell table:style-name="ce298" table:formula="of:=MIN(IF([.$A129]=5;MAX(-(ABS([.F128])+1);-27);ABS([.F128]));26)" office:value-type="float" office:value="3" calcext:value-type="float">
            <text:p>3</text:p>
          </table:table-cell>
          <table:table-cell table:style-name="ce298" table:formula="of:=MIN(IF([.$A129]=6;MAX(-(ABS([.G128])+1);-27);ABS([.G128]));26)" office:value-type="float" office:value="13" calcext:value-type="float">
            <text:p>13</text:p>
          </table:table-cell>
          <table:table-cell table:formula="of:=ABS([.B129])+ABS([.C129])+ABS([.D129])+ABS([.E129])+ABS([.F129])+ABS([.G129])" office:value-type="float" office:value="53" calcext:value-type="float">
            <text:p>53</text:p>
          </table:table-cell>
          <table:table-cell table:formula="of:=IF(OR([.A129]&lt;1;[.A129]&gt;6);0;IF(INDEX([.B129:.G129];1;[.A129])=-27;0;INDEX([.B$2:.G$2];1;[.A129])*(INDEX([.L$2:.L$27];ABS(INDEX([.B129:.G129];1;[.A129]));1)+(10*[.H128]))))" office:value-type="float" office:value="0" calcext:value-type="float">
            <text:p><text:s/>- </text:p>
          </table:table-cell>
          <table:table-cell table:style-name="ce152" table:formula="of:=[.J128]+[.I12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30]=1;MAX(-(ABS([.B129])+1);-27);ABS([.B129]));26)" office:value-type="float" office:value="10" calcext:value-type="float">
            <text:p>10</text:p>
          </table:table-cell>
          <table:table-cell table:style-name="ce298" table:formula="of:=MIN(IF([.$A130]=2;MAX(-(ABS([.C129])+1);-27);ABS([.C129]));26)" office:value-type="float" office:value="10" calcext:value-type="float">
            <text:p>10</text:p>
          </table:table-cell>
          <table:table-cell table:style-name="ce298" table:formula="of:=MIN(IF([.$A130]=3;MAX(-(ABS([.D129])+1);-27);ABS([.D129]));26)" office:value-type="float" office:value="9" calcext:value-type="float">
            <text:p>9</text:p>
          </table:table-cell>
          <table:table-cell table:style-name="ce298" table:formula="of:=MIN(IF([.$A130]=4;MAX(-(ABS([.E129])+1);-27);ABS([.E129]));26)" office:value-type="float" office:value="8" calcext:value-type="float">
            <text:p>8</text:p>
          </table:table-cell>
          <table:table-cell table:style-name="ce298" table:formula="of:=MIN(IF([.$A130]=5;MAX(-(ABS([.F129])+1);-27);ABS([.F129]));26)" office:value-type="float" office:value="3" calcext:value-type="float">
            <text:p>3</text:p>
          </table:table-cell>
          <table:table-cell table:style-name="ce298" table:formula="of:=MIN(IF([.$A130]=6;MAX(-(ABS([.G129])+1);-27);ABS([.G129]));26)" office:value-type="float" office:value="13" calcext:value-type="float">
            <text:p>13</text:p>
          </table:table-cell>
          <table:table-cell table:formula="of:=ABS([.B130])+ABS([.C130])+ABS([.D130])+ABS([.E130])+ABS([.F130])+ABS([.G130])" office:value-type="float" office:value="53" calcext:value-type="float">
            <text:p>53</text:p>
          </table:table-cell>
          <table:table-cell table:formula="of:=IF(OR([.A130]&lt;1;[.A130]&gt;6);0;IF(INDEX([.B130:.G130];1;[.A130])=-27;0;INDEX([.B$2:.G$2];1;[.A130])*(INDEX([.L$2:.L$27];ABS(INDEX([.B130:.G130];1;[.A130]));1)+(10*[.H129]))))" office:value-type="float" office:value="0" calcext:value-type="float">
            <text:p><text:s/>- </text:p>
          </table:table-cell>
          <table:table-cell table:style-name="ce152" table:formula="of:=[.J129]+[.I13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31]=1;MAX(-(ABS([.B130])+1);-27);ABS([.B130]));26)" office:value-type="float" office:value="10" calcext:value-type="float">
            <text:p>10</text:p>
          </table:table-cell>
          <table:table-cell table:style-name="ce298" table:formula="of:=MIN(IF([.$A131]=2;MAX(-(ABS([.C130])+1);-27);ABS([.C130]));26)" office:value-type="float" office:value="10" calcext:value-type="float">
            <text:p>10</text:p>
          </table:table-cell>
          <table:table-cell table:style-name="ce298" table:formula="of:=MIN(IF([.$A131]=3;MAX(-(ABS([.D130])+1);-27);ABS([.D130]));26)" office:value-type="float" office:value="9" calcext:value-type="float">
            <text:p>9</text:p>
          </table:table-cell>
          <table:table-cell table:style-name="ce298" table:formula="of:=MIN(IF([.$A131]=4;MAX(-(ABS([.E130])+1);-27);ABS([.E130]));26)" office:value-type="float" office:value="8" calcext:value-type="float">
            <text:p>8</text:p>
          </table:table-cell>
          <table:table-cell table:style-name="ce298" table:formula="of:=MIN(IF([.$A131]=5;MAX(-(ABS([.F130])+1);-27);ABS([.F130]));26)" office:value-type="float" office:value="3" calcext:value-type="float">
            <text:p>3</text:p>
          </table:table-cell>
          <table:table-cell table:style-name="ce298" table:formula="of:=MIN(IF([.$A131]=6;MAX(-(ABS([.G130])+1);-27);ABS([.G130]));26)" office:value-type="float" office:value="13" calcext:value-type="float">
            <text:p>13</text:p>
          </table:table-cell>
          <table:table-cell table:formula="of:=ABS([.B131])+ABS([.C131])+ABS([.D131])+ABS([.E131])+ABS([.F131])+ABS([.G131])" office:value-type="float" office:value="53" calcext:value-type="float">
            <text:p>53</text:p>
          </table:table-cell>
          <table:table-cell table:formula="of:=IF(OR([.A131]&lt;1;[.A131]&gt;6);0;IF(INDEX([.B131:.G131];1;[.A131])=-27;0;INDEX([.B$2:.G$2];1;[.A131])*(INDEX([.L$2:.L$27];ABS(INDEX([.B131:.G131];1;[.A131]));1)+(10*[.H130]))))" office:value-type="float" office:value="0" calcext:value-type="float">
            <text:p><text:s/>- </text:p>
          </table:table-cell>
          <table:table-cell table:style-name="ce152" table:formula="of:=[.J130]+[.I13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32]=1;MAX(-(ABS([.B131])+1);-27);ABS([.B131]));26)" office:value-type="float" office:value="10" calcext:value-type="float">
            <text:p>10</text:p>
          </table:table-cell>
          <table:table-cell table:style-name="ce298" table:formula="of:=MIN(IF([.$A132]=2;MAX(-(ABS([.C131])+1);-27);ABS([.C131]));26)" office:value-type="float" office:value="10" calcext:value-type="float">
            <text:p>10</text:p>
          </table:table-cell>
          <table:table-cell table:style-name="ce298" table:formula="of:=MIN(IF([.$A132]=3;MAX(-(ABS([.D131])+1);-27);ABS([.D131]));26)" office:value-type="float" office:value="9" calcext:value-type="float">
            <text:p>9</text:p>
          </table:table-cell>
          <table:table-cell table:style-name="ce298" table:formula="of:=MIN(IF([.$A132]=4;MAX(-(ABS([.E131])+1);-27);ABS([.E131]));26)" office:value-type="float" office:value="8" calcext:value-type="float">
            <text:p>8</text:p>
          </table:table-cell>
          <table:table-cell table:style-name="ce298" table:formula="of:=MIN(IF([.$A132]=5;MAX(-(ABS([.F131])+1);-27);ABS([.F131]));26)" office:value-type="float" office:value="3" calcext:value-type="float">
            <text:p>3</text:p>
          </table:table-cell>
          <table:table-cell table:style-name="ce298" table:formula="of:=MIN(IF([.$A132]=6;MAX(-(ABS([.G131])+1);-27);ABS([.G131]));26)" office:value-type="float" office:value="13" calcext:value-type="float">
            <text:p>13</text:p>
          </table:table-cell>
          <table:table-cell table:formula="of:=ABS([.B132])+ABS([.C132])+ABS([.D132])+ABS([.E132])+ABS([.F132])+ABS([.G132])" office:value-type="float" office:value="53" calcext:value-type="float">
            <text:p>53</text:p>
          </table:table-cell>
          <table:table-cell table:formula="of:=IF(OR([.A132]&lt;1;[.A132]&gt;6);0;IF(INDEX([.B132:.G132];1;[.A132])=-27;0;INDEX([.B$2:.G$2];1;[.A132])*(INDEX([.L$2:.L$27];ABS(INDEX([.B132:.G132];1;[.A132]));1)+(10*[.H131]))))" office:value-type="float" office:value="0" calcext:value-type="float">
            <text:p><text:s/>- </text:p>
          </table:table-cell>
          <table:table-cell table:style-name="ce152" table:formula="of:=[.J131]+[.I13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33]=1;MAX(-(ABS([.B132])+1);-27);ABS([.B132]));26)" office:value-type="float" office:value="10" calcext:value-type="float">
            <text:p>10</text:p>
          </table:table-cell>
          <table:table-cell table:style-name="ce298" table:formula="of:=MIN(IF([.$A133]=2;MAX(-(ABS([.C132])+1);-27);ABS([.C132]));26)" office:value-type="float" office:value="10" calcext:value-type="float">
            <text:p>10</text:p>
          </table:table-cell>
          <table:table-cell table:style-name="ce298" table:formula="of:=MIN(IF([.$A133]=3;MAX(-(ABS([.D132])+1);-27);ABS([.D132]));26)" office:value-type="float" office:value="9" calcext:value-type="float">
            <text:p>9</text:p>
          </table:table-cell>
          <table:table-cell table:style-name="ce298" table:formula="of:=MIN(IF([.$A133]=4;MAX(-(ABS([.E132])+1);-27);ABS([.E132]));26)" office:value-type="float" office:value="8" calcext:value-type="float">
            <text:p>8</text:p>
          </table:table-cell>
          <table:table-cell table:style-name="ce298" table:formula="of:=MIN(IF([.$A133]=5;MAX(-(ABS([.F132])+1);-27);ABS([.F132]));26)" office:value-type="float" office:value="3" calcext:value-type="float">
            <text:p>3</text:p>
          </table:table-cell>
          <table:table-cell table:style-name="ce298" table:formula="of:=MIN(IF([.$A133]=6;MAX(-(ABS([.G132])+1);-27);ABS([.G132]));26)" office:value-type="float" office:value="13" calcext:value-type="float">
            <text:p>13</text:p>
          </table:table-cell>
          <table:table-cell table:formula="of:=ABS([.B133])+ABS([.C133])+ABS([.D133])+ABS([.E133])+ABS([.F133])+ABS([.G133])" office:value-type="float" office:value="53" calcext:value-type="float">
            <text:p>53</text:p>
          </table:table-cell>
          <table:table-cell table:formula="of:=IF(OR([.A133]&lt;1;[.A133]&gt;6);0;IF(INDEX([.B133:.G133];1;[.A133])=-27;0;INDEX([.B$2:.G$2];1;[.A133])*(INDEX([.L$2:.L$27];ABS(INDEX([.B133:.G133];1;[.A133]));1)+(10*[.H132]))))" office:value-type="float" office:value="0" calcext:value-type="float">
            <text:p><text:s/>- </text:p>
          </table:table-cell>
          <table:table-cell table:style-name="ce152" table:formula="of:=[.J132]+[.I13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34]=1;MAX(-(ABS([.B133])+1);-27);ABS([.B133]));26)" office:value-type="float" office:value="10" calcext:value-type="float">
            <text:p>10</text:p>
          </table:table-cell>
          <table:table-cell table:style-name="ce298" table:formula="of:=MIN(IF([.$A134]=2;MAX(-(ABS([.C133])+1);-27);ABS([.C133]));26)" office:value-type="float" office:value="10" calcext:value-type="float">
            <text:p>10</text:p>
          </table:table-cell>
          <table:table-cell table:style-name="ce298" table:formula="of:=MIN(IF([.$A134]=3;MAX(-(ABS([.D133])+1);-27);ABS([.D133]));26)" office:value-type="float" office:value="9" calcext:value-type="float">
            <text:p>9</text:p>
          </table:table-cell>
          <table:table-cell table:style-name="ce298" table:formula="of:=MIN(IF([.$A134]=4;MAX(-(ABS([.E133])+1);-27);ABS([.E133]));26)" office:value-type="float" office:value="8" calcext:value-type="float">
            <text:p>8</text:p>
          </table:table-cell>
          <table:table-cell table:style-name="ce298" table:formula="of:=MIN(IF([.$A134]=5;MAX(-(ABS([.F133])+1);-27);ABS([.F133]));26)" office:value-type="float" office:value="3" calcext:value-type="float">
            <text:p>3</text:p>
          </table:table-cell>
          <table:table-cell table:style-name="ce298" table:formula="of:=MIN(IF([.$A134]=6;MAX(-(ABS([.G133])+1);-27);ABS([.G133]));26)" office:value-type="float" office:value="13" calcext:value-type="float">
            <text:p>13</text:p>
          </table:table-cell>
          <table:table-cell table:formula="of:=ABS([.B134])+ABS([.C134])+ABS([.D134])+ABS([.E134])+ABS([.F134])+ABS([.G134])" office:value-type="float" office:value="53" calcext:value-type="float">
            <text:p>53</text:p>
          </table:table-cell>
          <table:table-cell table:formula="of:=IF(OR([.A134]&lt;1;[.A134]&gt;6);0;IF(INDEX([.B134:.G134];1;[.A134])=-27;0;INDEX([.B$2:.G$2];1;[.A134])*(INDEX([.L$2:.L$27];ABS(INDEX([.B134:.G134];1;[.A134]));1)+(10*[.H133]))))" office:value-type="float" office:value="0" calcext:value-type="float">
            <text:p><text:s/>- </text:p>
          </table:table-cell>
          <table:table-cell table:style-name="ce152" table:formula="of:=[.J133]+[.I13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35]=1;MAX(-(ABS([.B134])+1);-27);ABS([.B134]));26)" office:value-type="float" office:value="10" calcext:value-type="float">
            <text:p>10</text:p>
          </table:table-cell>
          <table:table-cell table:style-name="ce298" table:formula="of:=MIN(IF([.$A135]=2;MAX(-(ABS([.C134])+1);-27);ABS([.C134]));26)" office:value-type="float" office:value="10" calcext:value-type="float">
            <text:p>10</text:p>
          </table:table-cell>
          <table:table-cell table:style-name="ce298" table:formula="of:=MIN(IF([.$A135]=3;MAX(-(ABS([.D134])+1);-27);ABS([.D134]));26)" office:value-type="float" office:value="9" calcext:value-type="float">
            <text:p>9</text:p>
          </table:table-cell>
          <table:table-cell table:style-name="ce298" table:formula="of:=MIN(IF([.$A135]=4;MAX(-(ABS([.E134])+1);-27);ABS([.E134]));26)" office:value-type="float" office:value="8" calcext:value-type="float">
            <text:p>8</text:p>
          </table:table-cell>
          <table:table-cell table:style-name="ce298" table:formula="of:=MIN(IF([.$A135]=5;MAX(-(ABS([.F134])+1);-27);ABS([.F134]));26)" office:value-type="float" office:value="3" calcext:value-type="float">
            <text:p>3</text:p>
          </table:table-cell>
          <table:table-cell table:style-name="ce298" table:formula="of:=MIN(IF([.$A135]=6;MAX(-(ABS([.G134])+1);-27);ABS([.G134]));26)" office:value-type="float" office:value="13" calcext:value-type="float">
            <text:p>13</text:p>
          </table:table-cell>
          <table:table-cell table:formula="of:=ABS([.B135])+ABS([.C135])+ABS([.D135])+ABS([.E135])+ABS([.F135])+ABS([.G135])" office:value-type="float" office:value="53" calcext:value-type="float">
            <text:p>53</text:p>
          </table:table-cell>
          <table:table-cell table:formula="of:=IF(OR([.A135]&lt;1;[.A135]&gt;6);0;IF(INDEX([.B135:.G135];1;[.A135])=-27;0;INDEX([.B$2:.G$2];1;[.A135])*(INDEX([.L$2:.L$27];ABS(INDEX([.B135:.G135];1;[.A135]));1)+(10*[.H134]))))" office:value-type="float" office:value="0" calcext:value-type="float">
            <text:p><text:s/>- </text:p>
          </table:table-cell>
          <table:table-cell table:style-name="ce152" table:formula="of:=[.J134]+[.I13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36]=1;MAX(-(ABS([.B135])+1);-27);ABS([.B135]));26)" office:value-type="float" office:value="10" calcext:value-type="float">
            <text:p>10</text:p>
          </table:table-cell>
          <table:table-cell table:style-name="ce298" table:formula="of:=MIN(IF([.$A136]=2;MAX(-(ABS([.C135])+1);-27);ABS([.C135]));26)" office:value-type="float" office:value="10" calcext:value-type="float">
            <text:p>10</text:p>
          </table:table-cell>
          <table:table-cell table:style-name="ce298" table:formula="of:=MIN(IF([.$A136]=3;MAX(-(ABS([.D135])+1);-27);ABS([.D135]));26)" office:value-type="float" office:value="9" calcext:value-type="float">
            <text:p>9</text:p>
          </table:table-cell>
          <table:table-cell table:style-name="ce298" table:formula="of:=MIN(IF([.$A136]=4;MAX(-(ABS([.E135])+1);-27);ABS([.E135]));26)" office:value-type="float" office:value="8" calcext:value-type="float">
            <text:p>8</text:p>
          </table:table-cell>
          <table:table-cell table:style-name="ce298" table:formula="of:=MIN(IF([.$A136]=5;MAX(-(ABS([.F135])+1);-27);ABS([.F135]));26)" office:value-type="float" office:value="3" calcext:value-type="float">
            <text:p>3</text:p>
          </table:table-cell>
          <table:table-cell table:style-name="ce298" table:formula="of:=MIN(IF([.$A136]=6;MAX(-(ABS([.G135])+1);-27);ABS([.G135]));26)" office:value-type="float" office:value="13" calcext:value-type="float">
            <text:p>13</text:p>
          </table:table-cell>
          <table:table-cell table:formula="of:=ABS([.B136])+ABS([.C136])+ABS([.D136])+ABS([.E136])+ABS([.F136])+ABS([.G136])" office:value-type="float" office:value="53" calcext:value-type="float">
            <text:p>53</text:p>
          </table:table-cell>
          <table:table-cell table:formula="of:=IF(OR([.A136]&lt;1;[.A136]&gt;6);0;IF(INDEX([.B136:.G136];1;[.A136])=-27;0;INDEX([.B$2:.G$2];1;[.A136])*(INDEX([.L$2:.L$27];ABS(INDEX([.B136:.G136];1;[.A136]));1)+(10*[.H135]))))" office:value-type="float" office:value="0" calcext:value-type="float">
            <text:p><text:s/>- </text:p>
          </table:table-cell>
          <table:table-cell table:style-name="ce152" table:formula="of:=[.J135]+[.I13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37]=1;MAX(-(ABS([.B136])+1);-27);ABS([.B136]));26)" office:value-type="float" office:value="10" calcext:value-type="float">
            <text:p>10</text:p>
          </table:table-cell>
          <table:table-cell table:style-name="ce298" table:formula="of:=MIN(IF([.$A137]=2;MAX(-(ABS([.C136])+1);-27);ABS([.C136]));26)" office:value-type="float" office:value="10" calcext:value-type="float">
            <text:p>10</text:p>
          </table:table-cell>
          <table:table-cell table:style-name="ce298" table:formula="of:=MIN(IF([.$A137]=3;MAX(-(ABS([.D136])+1);-27);ABS([.D136]));26)" office:value-type="float" office:value="9" calcext:value-type="float">
            <text:p>9</text:p>
          </table:table-cell>
          <table:table-cell table:style-name="ce298" table:formula="of:=MIN(IF([.$A137]=4;MAX(-(ABS([.E136])+1);-27);ABS([.E136]));26)" office:value-type="float" office:value="8" calcext:value-type="float">
            <text:p>8</text:p>
          </table:table-cell>
          <table:table-cell table:style-name="ce298" table:formula="of:=MIN(IF([.$A137]=5;MAX(-(ABS([.F136])+1);-27);ABS([.F136]));26)" office:value-type="float" office:value="3" calcext:value-type="float">
            <text:p>3</text:p>
          </table:table-cell>
          <table:table-cell table:style-name="ce298" table:formula="of:=MIN(IF([.$A137]=6;MAX(-(ABS([.G136])+1);-27);ABS([.G136]));26)" office:value-type="float" office:value="13" calcext:value-type="float">
            <text:p>13</text:p>
          </table:table-cell>
          <table:table-cell table:formula="of:=ABS([.B137])+ABS([.C137])+ABS([.D137])+ABS([.E137])+ABS([.F137])+ABS([.G137])" office:value-type="float" office:value="53" calcext:value-type="float">
            <text:p>53</text:p>
          </table:table-cell>
          <table:table-cell table:formula="of:=IF(OR([.A137]&lt;1;[.A137]&gt;6);0;IF(INDEX([.B137:.G137];1;[.A137])=-27;0;INDEX([.B$2:.G$2];1;[.A137])*(INDEX([.L$2:.L$27];ABS(INDEX([.B137:.G137];1;[.A137]));1)+(10*[.H136]))))" office:value-type="float" office:value="0" calcext:value-type="float">
            <text:p><text:s/>- </text:p>
          </table:table-cell>
          <table:table-cell table:style-name="ce152" table:formula="of:=[.J136]+[.I13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38]=1;MAX(-(ABS([.B137])+1);-27);ABS([.B137]));26)" office:value-type="float" office:value="10" calcext:value-type="float">
            <text:p>10</text:p>
          </table:table-cell>
          <table:table-cell table:style-name="ce298" table:formula="of:=MIN(IF([.$A138]=2;MAX(-(ABS([.C137])+1);-27);ABS([.C137]));26)" office:value-type="float" office:value="10" calcext:value-type="float">
            <text:p>10</text:p>
          </table:table-cell>
          <table:table-cell table:style-name="ce298" table:formula="of:=MIN(IF([.$A138]=3;MAX(-(ABS([.D137])+1);-27);ABS([.D137]));26)" office:value-type="float" office:value="9" calcext:value-type="float">
            <text:p>9</text:p>
          </table:table-cell>
          <table:table-cell table:style-name="ce298" table:formula="of:=MIN(IF([.$A138]=4;MAX(-(ABS([.E137])+1);-27);ABS([.E137]));26)" office:value-type="float" office:value="8" calcext:value-type="float">
            <text:p>8</text:p>
          </table:table-cell>
          <table:table-cell table:style-name="ce298" table:formula="of:=MIN(IF([.$A138]=5;MAX(-(ABS([.F137])+1);-27);ABS([.F137]));26)" office:value-type="float" office:value="3" calcext:value-type="float">
            <text:p>3</text:p>
          </table:table-cell>
          <table:table-cell table:style-name="ce298" table:formula="of:=MIN(IF([.$A138]=6;MAX(-(ABS([.G137])+1);-27);ABS([.G137]));26)" office:value-type="float" office:value="13" calcext:value-type="float">
            <text:p>13</text:p>
          </table:table-cell>
          <table:table-cell table:formula="of:=ABS([.B138])+ABS([.C138])+ABS([.D138])+ABS([.E138])+ABS([.F138])+ABS([.G138])" office:value-type="float" office:value="53" calcext:value-type="float">
            <text:p>53</text:p>
          </table:table-cell>
          <table:table-cell table:formula="of:=IF(OR([.A138]&lt;1;[.A138]&gt;6);0;IF(INDEX([.B138:.G138];1;[.A138])=-27;0;INDEX([.B$2:.G$2];1;[.A138])*(INDEX([.L$2:.L$27];ABS(INDEX([.B138:.G138];1;[.A138]));1)+(10*[.H137]))))" office:value-type="float" office:value="0" calcext:value-type="float">
            <text:p><text:s/>- </text:p>
          </table:table-cell>
          <table:table-cell table:style-name="ce152" table:formula="of:=[.J137]+[.I13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39]=1;MAX(-(ABS([.B138])+1);-27);ABS([.B138]));26)" office:value-type="float" office:value="10" calcext:value-type="float">
            <text:p>10</text:p>
          </table:table-cell>
          <table:table-cell table:style-name="ce298" table:formula="of:=MIN(IF([.$A139]=2;MAX(-(ABS([.C138])+1);-27);ABS([.C138]));26)" office:value-type="float" office:value="10" calcext:value-type="float">
            <text:p>10</text:p>
          </table:table-cell>
          <table:table-cell table:style-name="ce298" table:formula="of:=MIN(IF([.$A139]=3;MAX(-(ABS([.D138])+1);-27);ABS([.D138]));26)" office:value-type="float" office:value="9" calcext:value-type="float">
            <text:p>9</text:p>
          </table:table-cell>
          <table:table-cell table:style-name="ce298" table:formula="of:=MIN(IF([.$A139]=4;MAX(-(ABS([.E138])+1);-27);ABS([.E138]));26)" office:value-type="float" office:value="8" calcext:value-type="float">
            <text:p>8</text:p>
          </table:table-cell>
          <table:table-cell table:style-name="ce298" table:formula="of:=MIN(IF([.$A139]=5;MAX(-(ABS([.F138])+1);-27);ABS([.F138]));26)" office:value-type="float" office:value="3" calcext:value-type="float">
            <text:p>3</text:p>
          </table:table-cell>
          <table:table-cell table:style-name="ce298" table:formula="of:=MIN(IF([.$A139]=6;MAX(-(ABS([.G138])+1);-27);ABS([.G138]));26)" office:value-type="float" office:value="13" calcext:value-type="float">
            <text:p>13</text:p>
          </table:table-cell>
          <table:table-cell table:formula="of:=ABS([.B139])+ABS([.C139])+ABS([.D139])+ABS([.E139])+ABS([.F139])+ABS([.G139])" office:value-type="float" office:value="53" calcext:value-type="float">
            <text:p>53</text:p>
          </table:table-cell>
          <table:table-cell table:formula="of:=IF(OR([.A139]&lt;1;[.A139]&gt;6);0;IF(INDEX([.B139:.G139];1;[.A139])=-27;0;INDEX([.B$2:.G$2];1;[.A139])*(INDEX([.L$2:.L$27];ABS(INDEX([.B139:.G139];1;[.A139]));1)+(10*[.H138]))))" office:value-type="float" office:value="0" calcext:value-type="float">
            <text:p><text:s/>- </text:p>
          </table:table-cell>
          <table:table-cell table:style-name="ce152" table:formula="of:=[.J138]+[.I13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40]=1;MAX(-(ABS([.B139])+1);-27);ABS([.B139]));26)" office:value-type="float" office:value="10" calcext:value-type="float">
            <text:p>10</text:p>
          </table:table-cell>
          <table:table-cell table:style-name="ce298" table:formula="of:=MIN(IF([.$A140]=2;MAX(-(ABS([.C139])+1);-27);ABS([.C139]));26)" office:value-type="float" office:value="10" calcext:value-type="float">
            <text:p>10</text:p>
          </table:table-cell>
          <table:table-cell table:style-name="ce298" table:formula="of:=MIN(IF([.$A140]=3;MAX(-(ABS([.D139])+1);-27);ABS([.D139]));26)" office:value-type="float" office:value="9" calcext:value-type="float">
            <text:p>9</text:p>
          </table:table-cell>
          <table:table-cell table:style-name="ce298" table:formula="of:=MIN(IF([.$A140]=4;MAX(-(ABS([.E139])+1);-27);ABS([.E139]));26)" office:value-type="float" office:value="8" calcext:value-type="float">
            <text:p>8</text:p>
          </table:table-cell>
          <table:table-cell table:style-name="ce298" table:formula="of:=MIN(IF([.$A140]=5;MAX(-(ABS([.F139])+1);-27);ABS([.F139]));26)" office:value-type="float" office:value="3" calcext:value-type="float">
            <text:p>3</text:p>
          </table:table-cell>
          <table:table-cell table:style-name="ce298" table:formula="of:=MIN(IF([.$A140]=6;MAX(-(ABS([.G139])+1);-27);ABS([.G139]));26)" office:value-type="float" office:value="13" calcext:value-type="float">
            <text:p>13</text:p>
          </table:table-cell>
          <table:table-cell table:formula="of:=ABS([.B140])+ABS([.C140])+ABS([.D140])+ABS([.E140])+ABS([.F140])+ABS([.G140])" office:value-type="float" office:value="53" calcext:value-type="float">
            <text:p>53</text:p>
          </table:table-cell>
          <table:table-cell table:formula="of:=IF(OR([.A140]&lt;1;[.A140]&gt;6);0;IF(INDEX([.B140:.G140];1;[.A140])=-27;0;INDEX([.B$2:.G$2];1;[.A140])*(INDEX([.L$2:.L$27];ABS(INDEX([.B140:.G140];1;[.A140]));1)+(10*[.H139]))))" office:value-type="float" office:value="0" calcext:value-type="float">
            <text:p><text:s/>- </text:p>
          </table:table-cell>
          <table:table-cell table:style-name="ce152" table:formula="of:=[.J139]+[.I14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41]=1;MAX(-(ABS([.B140])+1);-27);ABS([.B140]));26)" office:value-type="float" office:value="10" calcext:value-type="float">
            <text:p>10</text:p>
          </table:table-cell>
          <table:table-cell table:style-name="ce298" table:formula="of:=MIN(IF([.$A141]=2;MAX(-(ABS([.C140])+1);-27);ABS([.C140]));26)" office:value-type="float" office:value="10" calcext:value-type="float">
            <text:p>10</text:p>
          </table:table-cell>
          <table:table-cell table:style-name="ce298" table:formula="of:=MIN(IF([.$A141]=3;MAX(-(ABS([.D140])+1);-27);ABS([.D140]));26)" office:value-type="float" office:value="9" calcext:value-type="float">
            <text:p>9</text:p>
          </table:table-cell>
          <table:table-cell table:style-name="ce298" table:formula="of:=MIN(IF([.$A141]=4;MAX(-(ABS([.E140])+1);-27);ABS([.E140]));26)" office:value-type="float" office:value="8" calcext:value-type="float">
            <text:p>8</text:p>
          </table:table-cell>
          <table:table-cell table:style-name="ce298" table:formula="of:=MIN(IF([.$A141]=5;MAX(-(ABS([.F140])+1);-27);ABS([.F140]));26)" office:value-type="float" office:value="3" calcext:value-type="float">
            <text:p>3</text:p>
          </table:table-cell>
          <table:table-cell table:style-name="ce298" table:formula="of:=MIN(IF([.$A141]=6;MAX(-(ABS([.G140])+1);-27);ABS([.G140]));26)" office:value-type="float" office:value="13" calcext:value-type="float">
            <text:p>13</text:p>
          </table:table-cell>
          <table:table-cell table:formula="of:=ABS([.B141])+ABS([.C141])+ABS([.D141])+ABS([.E141])+ABS([.F141])+ABS([.G141])" office:value-type="float" office:value="53" calcext:value-type="float">
            <text:p>53</text:p>
          </table:table-cell>
          <table:table-cell table:formula="of:=IF(OR([.A141]&lt;1;[.A141]&gt;6);0;IF(INDEX([.B141:.G141];1;[.A141])=-27;0;INDEX([.B$2:.G$2];1;[.A141])*(INDEX([.L$2:.L$27];ABS(INDEX([.B141:.G141];1;[.A141]));1)+(10*[.H140]))))" office:value-type="float" office:value="0" calcext:value-type="float">
            <text:p><text:s/>- </text:p>
          </table:table-cell>
          <table:table-cell table:style-name="ce152" table:formula="of:=[.J140]+[.I14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42]=1;MAX(-(ABS([.B141])+1);-27);ABS([.B141]));26)" office:value-type="float" office:value="10" calcext:value-type="float">
            <text:p>10</text:p>
          </table:table-cell>
          <table:table-cell table:style-name="ce298" table:formula="of:=MIN(IF([.$A142]=2;MAX(-(ABS([.C141])+1);-27);ABS([.C141]));26)" office:value-type="float" office:value="10" calcext:value-type="float">
            <text:p>10</text:p>
          </table:table-cell>
          <table:table-cell table:style-name="ce298" table:formula="of:=MIN(IF([.$A142]=3;MAX(-(ABS([.D141])+1);-27);ABS([.D141]));26)" office:value-type="float" office:value="9" calcext:value-type="float">
            <text:p>9</text:p>
          </table:table-cell>
          <table:table-cell table:style-name="ce298" table:formula="of:=MIN(IF([.$A142]=4;MAX(-(ABS([.E141])+1);-27);ABS([.E141]));26)" office:value-type="float" office:value="8" calcext:value-type="float">
            <text:p>8</text:p>
          </table:table-cell>
          <table:table-cell table:style-name="ce298" table:formula="of:=MIN(IF([.$A142]=5;MAX(-(ABS([.F141])+1);-27);ABS([.F141]));26)" office:value-type="float" office:value="3" calcext:value-type="float">
            <text:p>3</text:p>
          </table:table-cell>
          <table:table-cell table:style-name="ce298" table:formula="of:=MIN(IF([.$A142]=6;MAX(-(ABS([.G141])+1);-27);ABS([.G141]));26)" office:value-type="float" office:value="13" calcext:value-type="float">
            <text:p>13</text:p>
          </table:table-cell>
          <table:table-cell table:formula="of:=ABS([.B142])+ABS([.C142])+ABS([.D142])+ABS([.E142])+ABS([.F142])+ABS([.G142])" office:value-type="float" office:value="53" calcext:value-type="float">
            <text:p>53</text:p>
          </table:table-cell>
          <table:table-cell table:formula="of:=IF(OR([.A142]&lt;1;[.A142]&gt;6);0;IF(INDEX([.B142:.G142];1;[.A142])=-27;0;INDEX([.B$2:.G$2];1;[.A142])*(INDEX([.L$2:.L$27];ABS(INDEX([.B142:.G142];1;[.A142]));1)+(10*[.H141]))))" office:value-type="float" office:value="0" calcext:value-type="float">
            <text:p><text:s/>- </text:p>
          </table:table-cell>
          <table:table-cell table:style-name="ce152" table:formula="of:=[.J141]+[.I14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43]=1;MAX(-(ABS([.B142])+1);-27);ABS([.B142]));26)" office:value-type="float" office:value="10" calcext:value-type="float">
            <text:p>10</text:p>
          </table:table-cell>
          <table:table-cell table:style-name="ce298" table:formula="of:=MIN(IF([.$A143]=2;MAX(-(ABS([.C142])+1);-27);ABS([.C142]));26)" office:value-type="float" office:value="10" calcext:value-type="float">
            <text:p>10</text:p>
          </table:table-cell>
          <table:table-cell table:style-name="ce298" table:formula="of:=MIN(IF([.$A143]=3;MAX(-(ABS([.D142])+1);-27);ABS([.D142]));26)" office:value-type="float" office:value="9" calcext:value-type="float">
            <text:p>9</text:p>
          </table:table-cell>
          <table:table-cell table:style-name="ce298" table:formula="of:=MIN(IF([.$A143]=4;MAX(-(ABS([.E142])+1);-27);ABS([.E142]));26)" office:value-type="float" office:value="8" calcext:value-type="float">
            <text:p>8</text:p>
          </table:table-cell>
          <table:table-cell table:style-name="ce298" table:formula="of:=MIN(IF([.$A143]=5;MAX(-(ABS([.F142])+1);-27);ABS([.F142]));26)" office:value-type="float" office:value="3" calcext:value-type="float">
            <text:p>3</text:p>
          </table:table-cell>
          <table:table-cell table:style-name="ce298" table:formula="of:=MIN(IF([.$A143]=6;MAX(-(ABS([.G142])+1);-27);ABS([.G142]));26)" office:value-type="float" office:value="13" calcext:value-type="float">
            <text:p>13</text:p>
          </table:table-cell>
          <table:table-cell table:formula="of:=ABS([.B143])+ABS([.C143])+ABS([.D143])+ABS([.E143])+ABS([.F143])+ABS([.G143])" office:value-type="float" office:value="53" calcext:value-type="float">
            <text:p>53</text:p>
          </table:table-cell>
          <table:table-cell table:formula="of:=IF(OR([.A143]&lt;1;[.A143]&gt;6);0;IF(INDEX([.B143:.G143];1;[.A143])=-27;0;INDEX([.B$2:.G$2];1;[.A143])*(INDEX([.L$2:.L$27];ABS(INDEX([.B143:.G143];1;[.A143]));1)+(10*[.H142]))))" office:value-type="float" office:value="0" calcext:value-type="float">
            <text:p><text:s/>- </text:p>
          </table:table-cell>
          <table:table-cell table:style-name="ce152" table:formula="of:=[.J142]+[.I14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44]=1;MAX(-(ABS([.B143])+1);-27);ABS([.B143]));26)" office:value-type="float" office:value="10" calcext:value-type="float">
            <text:p>10</text:p>
          </table:table-cell>
          <table:table-cell table:style-name="ce298" table:formula="of:=MIN(IF([.$A144]=2;MAX(-(ABS([.C143])+1);-27);ABS([.C143]));26)" office:value-type="float" office:value="10" calcext:value-type="float">
            <text:p>10</text:p>
          </table:table-cell>
          <table:table-cell table:style-name="ce298" table:formula="of:=MIN(IF([.$A144]=3;MAX(-(ABS([.D143])+1);-27);ABS([.D143]));26)" office:value-type="float" office:value="9" calcext:value-type="float">
            <text:p>9</text:p>
          </table:table-cell>
          <table:table-cell table:style-name="ce298" table:formula="of:=MIN(IF([.$A144]=4;MAX(-(ABS([.E143])+1);-27);ABS([.E143]));26)" office:value-type="float" office:value="8" calcext:value-type="float">
            <text:p>8</text:p>
          </table:table-cell>
          <table:table-cell table:style-name="ce298" table:formula="of:=MIN(IF([.$A144]=5;MAX(-(ABS([.F143])+1);-27);ABS([.F143]));26)" office:value-type="float" office:value="3" calcext:value-type="float">
            <text:p>3</text:p>
          </table:table-cell>
          <table:table-cell table:style-name="ce298" table:formula="of:=MIN(IF([.$A144]=6;MAX(-(ABS([.G143])+1);-27);ABS([.G143]));26)" office:value-type="float" office:value="13" calcext:value-type="float">
            <text:p>13</text:p>
          </table:table-cell>
          <table:table-cell table:formula="of:=ABS([.B144])+ABS([.C144])+ABS([.D144])+ABS([.E144])+ABS([.F144])+ABS([.G144])" office:value-type="float" office:value="53" calcext:value-type="float">
            <text:p>53</text:p>
          </table:table-cell>
          <table:table-cell table:formula="of:=IF(OR([.A144]&lt;1;[.A144]&gt;6);0;IF(INDEX([.B144:.G144];1;[.A144])=-27;0;INDEX([.B$2:.G$2];1;[.A144])*(INDEX([.L$2:.L$27];ABS(INDEX([.B144:.G144];1;[.A144]));1)+(10*[.H143]))))" office:value-type="float" office:value="0" calcext:value-type="float">
            <text:p><text:s/>- </text:p>
          </table:table-cell>
          <table:table-cell table:style-name="ce152" table:formula="of:=[.J143]+[.I14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45]=1;MAX(-(ABS([.B144])+1);-27);ABS([.B144]));26)" office:value-type="float" office:value="10" calcext:value-type="float">
            <text:p>10</text:p>
          </table:table-cell>
          <table:table-cell table:style-name="ce298" table:formula="of:=MIN(IF([.$A145]=2;MAX(-(ABS([.C144])+1);-27);ABS([.C144]));26)" office:value-type="float" office:value="10" calcext:value-type="float">
            <text:p>10</text:p>
          </table:table-cell>
          <table:table-cell table:style-name="ce298" table:formula="of:=MIN(IF([.$A145]=3;MAX(-(ABS([.D144])+1);-27);ABS([.D144]));26)" office:value-type="float" office:value="9" calcext:value-type="float">
            <text:p>9</text:p>
          </table:table-cell>
          <table:table-cell table:style-name="ce298" table:formula="of:=MIN(IF([.$A145]=4;MAX(-(ABS([.E144])+1);-27);ABS([.E144]));26)" office:value-type="float" office:value="8" calcext:value-type="float">
            <text:p>8</text:p>
          </table:table-cell>
          <table:table-cell table:style-name="ce298" table:formula="of:=MIN(IF([.$A145]=5;MAX(-(ABS([.F144])+1);-27);ABS([.F144]));26)" office:value-type="float" office:value="3" calcext:value-type="float">
            <text:p>3</text:p>
          </table:table-cell>
          <table:table-cell table:style-name="ce298" table:formula="of:=MIN(IF([.$A145]=6;MAX(-(ABS([.G144])+1);-27);ABS([.G144]));26)" office:value-type="float" office:value="13" calcext:value-type="float">
            <text:p>13</text:p>
          </table:table-cell>
          <table:table-cell table:formula="of:=ABS([.B145])+ABS([.C145])+ABS([.D145])+ABS([.E145])+ABS([.F145])+ABS([.G145])" office:value-type="float" office:value="53" calcext:value-type="float">
            <text:p>53</text:p>
          </table:table-cell>
          <table:table-cell table:formula="of:=IF(OR([.A145]&lt;1;[.A145]&gt;6);0;IF(INDEX([.B145:.G145];1;[.A145])=-27;0;INDEX([.B$2:.G$2];1;[.A145])*(INDEX([.L$2:.L$27];ABS(INDEX([.B145:.G145];1;[.A145]));1)+(10*[.H144]))))" office:value-type="float" office:value="0" calcext:value-type="float">
            <text:p><text:s/>- </text:p>
          </table:table-cell>
          <table:table-cell table:style-name="ce152" table:formula="of:=[.J144]+[.I14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46]=1;MAX(-(ABS([.B145])+1);-27);ABS([.B145]));26)" office:value-type="float" office:value="10" calcext:value-type="float">
            <text:p>10</text:p>
          </table:table-cell>
          <table:table-cell table:style-name="ce298" table:formula="of:=MIN(IF([.$A146]=2;MAX(-(ABS([.C145])+1);-27);ABS([.C145]));26)" office:value-type="float" office:value="10" calcext:value-type="float">
            <text:p>10</text:p>
          </table:table-cell>
          <table:table-cell table:style-name="ce298" table:formula="of:=MIN(IF([.$A146]=3;MAX(-(ABS([.D145])+1);-27);ABS([.D145]));26)" office:value-type="float" office:value="9" calcext:value-type="float">
            <text:p>9</text:p>
          </table:table-cell>
          <table:table-cell table:style-name="ce298" table:formula="of:=MIN(IF([.$A146]=4;MAX(-(ABS([.E145])+1);-27);ABS([.E145]));26)" office:value-type="float" office:value="8" calcext:value-type="float">
            <text:p>8</text:p>
          </table:table-cell>
          <table:table-cell table:style-name="ce298" table:formula="of:=MIN(IF([.$A146]=5;MAX(-(ABS([.F145])+1);-27);ABS([.F145]));26)" office:value-type="float" office:value="3" calcext:value-type="float">
            <text:p>3</text:p>
          </table:table-cell>
          <table:table-cell table:style-name="ce298" table:formula="of:=MIN(IF([.$A146]=6;MAX(-(ABS([.G145])+1);-27);ABS([.G145]));26)" office:value-type="float" office:value="13" calcext:value-type="float">
            <text:p>13</text:p>
          </table:table-cell>
          <table:table-cell table:formula="of:=ABS([.B146])+ABS([.C146])+ABS([.D146])+ABS([.E146])+ABS([.F146])+ABS([.G146])" office:value-type="float" office:value="53" calcext:value-type="float">
            <text:p>53</text:p>
          </table:table-cell>
          <table:table-cell table:formula="of:=IF(OR([.A146]&lt;1;[.A146]&gt;6);0;IF(INDEX([.B146:.G146];1;[.A146])=-27;0;INDEX([.B$2:.G$2];1;[.A146])*(INDEX([.L$2:.L$27];ABS(INDEX([.B146:.G146];1;[.A146]));1)+(10*[.H145]))))" office:value-type="float" office:value="0" calcext:value-type="float">
            <text:p><text:s/>- </text:p>
          </table:table-cell>
          <table:table-cell table:style-name="ce152" table:formula="of:=[.J145]+[.I14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47]=1;MAX(-(ABS([.B146])+1);-27);ABS([.B146]));26)" office:value-type="float" office:value="10" calcext:value-type="float">
            <text:p>10</text:p>
          </table:table-cell>
          <table:table-cell table:style-name="ce298" table:formula="of:=MIN(IF([.$A147]=2;MAX(-(ABS([.C146])+1);-27);ABS([.C146]));26)" office:value-type="float" office:value="10" calcext:value-type="float">
            <text:p>10</text:p>
          </table:table-cell>
          <table:table-cell table:style-name="ce298" table:formula="of:=MIN(IF([.$A147]=3;MAX(-(ABS([.D146])+1);-27);ABS([.D146]));26)" office:value-type="float" office:value="9" calcext:value-type="float">
            <text:p>9</text:p>
          </table:table-cell>
          <table:table-cell table:style-name="ce298" table:formula="of:=MIN(IF([.$A147]=4;MAX(-(ABS([.E146])+1);-27);ABS([.E146]));26)" office:value-type="float" office:value="8" calcext:value-type="float">
            <text:p>8</text:p>
          </table:table-cell>
          <table:table-cell table:style-name="ce298" table:formula="of:=MIN(IF([.$A147]=5;MAX(-(ABS([.F146])+1);-27);ABS([.F146]));26)" office:value-type="float" office:value="3" calcext:value-type="float">
            <text:p>3</text:p>
          </table:table-cell>
          <table:table-cell table:style-name="ce298" table:formula="of:=MIN(IF([.$A147]=6;MAX(-(ABS([.G146])+1);-27);ABS([.G146]));26)" office:value-type="float" office:value="13" calcext:value-type="float">
            <text:p>13</text:p>
          </table:table-cell>
          <table:table-cell table:formula="of:=ABS([.B147])+ABS([.C147])+ABS([.D147])+ABS([.E147])+ABS([.F147])+ABS([.G147])" office:value-type="float" office:value="53" calcext:value-type="float">
            <text:p>53</text:p>
          </table:table-cell>
          <table:table-cell table:formula="of:=IF(OR([.A147]&lt;1;[.A147]&gt;6);0;IF(INDEX([.B147:.G147];1;[.A147])=-27;0;INDEX([.B$2:.G$2];1;[.A147])*(INDEX([.L$2:.L$27];ABS(INDEX([.B147:.G147];1;[.A147]));1)+(10*[.H146]))))" office:value-type="float" office:value="0" calcext:value-type="float">
            <text:p><text:s/>- </text:p>
          </table:table-cell>
          <table:table-cell table:style-name="ce152" table:formula="of:=[.J146]+[.I14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48]=1;MAX(-(ABS([.B147])+1);-27);ABS([.B147]));26)" office:value-type="float" office:value="10" calcext:value-type="float">
            <text:p>10</text:p>
          </table:table-cell>
          <table:table-cell table:style-name="ce298" table:formula="of:=MIN(IF([.$A148]=2;MAX(-(ABS([.C147])+1);-27);ABS([.C147]));26)" office:value-type="float" office:value="10" calcext:value-type="float">
            <text:p>10</text:p>
          </table:table-cell>
          <table:table-cell table:style-name="ce298" table:formula="of:=MIN(IF([.$A148]=3;MAX(-(ABS([.D147])+1);-27);ABS([.D147]));26)" office:value-type="float" office:value="9" calcext:value-type="float">
            <text:p>9</text:p>
          </table:table-cell>
          <table:table-cell table:style-name="ce298" table:formula="of:=MIN(IF([.$A148]=4;MAX(-(ABS([.E147])+1);-27);ABS([.E147]));26)" office:value-type="float" office:value="8" calcext:value-type="float">
            <text:p>8</text:p>
          </table:table-cell>
          <table:table-cell table:style-name="ce298" table:formula="of:=MIN(IF([.$A148]=5;MAX(-(ABS([.F147])+1);-27);ABS([.F147]));26)" office:value-type="float" office:value="3" calcext:value-type="float">
            <text:p>3</text:p>
          </table:table-cell>
          <table:table-cell table:style-name="ce298" table:formula="of:=MIN(IF([.$A148]=6;MAX(-(ABS([.G147])+1);-27);ABS([.G147]));26)" office:value-type="float" office:value="13" calcext:value-type="float">
            <text:p>13</text:p>
          </table:table-cell>
          <table:table-cell table:formula="of:=ABS([.B148])+ABS([.C148])+ABS([.D148])+ABS([.E148])+ABS([.F148])+ABS([.G148])" office:value-type="float" office:value="53" calcext:value-type="float">
            <text:p>53</text:p>
          </table:table-cell>
          <table:table-cell table:formula="of:=IF(OR([.A148]&lt;1;[.A148]&gt;6);0;IF(INDEX([.B148:.G148];1;[.A148])=-27;0;INDEX([.B$2:.G$2];1;[.A148])*(INDEX([.L$2:.L$27];ABS(INDEX([.B148:.G148];1;[.A148]));1)+(10*[.H147]))))" office:value-type="float" office:value="0" calcext:value-type="float">
            <text:p><text:s/>- </text:p>
          </table:table-cell>
          <table:table-cell table:style-name="ce152" table:formula="of:=[.J147]+[.I14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49]=1;MAX(-(ABS([.B148])+1);-27);ABS([.B148]));26)" office:value-type="float" office:value="10" calcext:value-type="float">
            <text:p>10</text:p>
          </table:table-cell>
          <table:table-cell table:style-name="ce298" table:formula="of:=MIN(IF([.$A149]=2;MAX(-(ABS([.C148])+1);-27);ABS([.C148]));26)" office:value-type="float" office:value="10" calcext:value-type="float">
            <text:p>10</text:p>
          </table:table-cell>
          <table:table-cell table:style-name="ce298" table:formula="of:=MIN(IF([.$A149]=3;MAX(-(ABS([.D148])+1);-27);ABS([.D148]));26)" office:value-type="float" office:value="9" calcext:value-type="float">
            <text:p>9</text:p>
          </table:table-cell>
          <table:table-cell table:style-name="ce298" table:formula="of:=MIN(IF([.$A149]=4;MAX(-(ABS([.E148])+1);-27);ABS([.E148]));26)" office:value-type="float" office:value="8" calcext:value-type="float">
            <text:p>8</text:p>
          </table:table-cell>
          <table:table-cell table:style-name="ce298" table:formula="of:=MIN(IF([.$A149]=5;MAX(-(ABS([.F148])+1);-27);ABS([.F148]));26)" office:value-type="float" office:value="3" calcext:value-type="float">
            <text:p>3</text:p>
          </table:table-cell>
          <table:table-cell table:style-name="ce298" table:formula="of:=MIN(IF([.$A149]=6;MAX(-(ABS([.G148])+1);-27);ABS([.G148]));26)" office:value-type="float" office:value="13" calcext:value-type="float">
            <text:p>13</text:p>
          </table:table-cell>
          <table:table-cell table:formula="of:=ABS([.B149])+ABS([.C149])+ABS([.D149])+ABS([.E149])+ABS([.F149])+ABS([.G149])" office:value-type="float" office:value="53" calcext:value-type="float">
            <text:p>53</text:p>
          </table:table-cell>
          <table:table-cell table:formula="of:=IF(OR([.A149]&lt;1;[.A149]&gt;6);0;IF(INDEX([.B149:.G149];1;[.A149])=-27;0;INDEX([.B$2:.G$2];1;[.A149])*(INDEX([.L$2:.L$27];ABS(INDEX([.B149:.G149];1;[.A149]));1)+(10*[.H148]))))" office:value-type="float" office:value="0" calcext:value-type="float">
            <text:p><text:s/>- </text:p>
          </table:table-cell>
          <table:table-cell table:style-name="ce152" table:formula="of:=[.J148]+[.I14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50]=1;MAX(-(ABS([.B149])+1);-27);ABS([.B149]));26)" office:value-type="float" office:value="10" calcext:value-type="float">
            <text:p>10</text:p>
          </table:table-cell>
          <table:table-cell table:style-name="ce298" table:formula="of:=MIN(IF([.$A150]=2;MAX(-(ABS([.C149])+1);-27);ABS([.C149]));26)" office:value-type="float" office:value="10" calcext:value-type="float">
            <text:p>10</text:p>
          </table:table-cell>
          <table:table-cell table:style-name="ce298" table:formula="of:=MIN(IF([.$A150]=3;MAX(-(ABS([.D149])+1);-27);ABS([.D149]));26)" office:value-type="float" office:value="9" calcext:value-type="float">
            <text:p>9</text:p>
          </table:table-cell>
          <table:table-cell table:style-name="ce298" table:formula="of:=MIN(IF([.$A150]=4;MAX(-(ABS([.E149])+1);-27);ABS([.E149]));26)" office:value-type="float" office:value="8" calcext:value-type="float">
            <text:p>8</text:p>
          </table:table-cell>
          <table:table-cell table:style-name="ce298" table:formula="of:=MIN(IF([.$A150]=5;MAX(-(ABS([.F149])+1);-27);ABS([.F149]));26)" office:value-type="float" office:value="3" calcext:value-type="float">
            <text:p>3</text:p>
          </table:table-cell>
          <table:table-cell table:style-name="ce298" table:formula="of:=MIN(IF([.$A150]=6;MAX(-(ABS([.G149])+1);-27);ABS([.G149]));26)" office:value-type="float" office:value="13" calcext:value-type="float">
            <text:p>13</text:p>
          </table:table-cell>
          <table:table-cell table:formula="of:=ABS([.B150])+ABS([.C150])+ABS([.D150])+ABS([.E150])+ABS([.F150])+ABS([.G150])" office:value-type="float" office:value="53" calcext:value-type="float">
            <text:p>53</text:p>
          </table:table-cell>
          <table:table-cell table:formula="of:=IF(OR([.A150]&lt;1;[.A150]&gt;6);0;IF(INDEX([.B150:.G150];1;[.A150])=-27;0;INDEX([.B$2:.G$2];1;[.A150])*(INDEX([.L$2:.L$27];ABS(INDEX([.B150:.G150];1;[.A150]));1)+(10*[.H149]))))" office:value-type="float" office:value="0" calcext:value-type="float">
            <text:p><text:s/>- </text:p>
          </table:table-cell>
          <table:table-cell table:style-name="ce152" table:formula="of:=[.J149]+[.I150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51]=1;MAX(-(ABS([.B150])+1);-27);ABS([.B150]));26)" office:value-type="float" office:value="10" calcext:value-type="float">
            <text:p>10</text:p>
          </table:table-cell>
          <table:table-cell table:style-name="ce298" table:formula="of:=MIN(IF([.$A151]=2;MAX(-(ABS([.C150])+1);-27);ABS([.C150]));26)" office:value-type="float" office:value="10" calcext:value-type="float">
            <text:p>10</text:p>
          </table:table-cell>
          <table:table-cell table:style-name="ce298" table:formula="of:=MIN(IF([.$A151]=3;MAX(-(ABS([.D150])+1);-27);ABS([.D150]));26)" office:value-type="float" office:value="9" calcext:value-type="float">
            <text:p>9</text:p>
          </table:table-cell>
          <table:table-cell table:style-name="ce298" table:formula="of:=MIN(IF([.$A151]=4;MAX(-(ABS([.E150])+1);-27);ABS([.E150]));26)" office:value-type="float" office:value="8" calcext:value-type="float">
            <text:p>8</text:p>
          </table:table-cell>
          <table:table-cell table:style-name="ce298" table:formula="of:=MIN(IF([.$A151]=5;MAX(-(ABS([.F150])+1);-27);ABS([.F150]));26)" office:value-type="float" office:value="3" calcext:value-type="float">
            <text:p>3</text:p>
          </table:table-cell>
          <table:table-cell table:style-name="ce298" table:formula="of:=MIN(IF([.$A151]=6;MAX(-(ABS([.G150])+1);-27);ABS([.G150]));26)" office:value-type="float" office:value="13" calcext:value-type="float">
            <text:p>13</text:p>
          </table:table-cell>
          <table:table-cell table:formula="of:=ABS([.B151])+ABS([.C151])+ABS([.D151])+ABS([.E151])+ABS([.F151])+ABS([.G151])" office:value-type="float" office:value="53" calcext:value-type="float">
            <text:p>53</text:p>
          </table:table-cell>
          <table:table-cell table:formula="of:=IF(OR([.A151]&lt;1;[.A151]&gt;6);0;IF(INDEX([.B151:.G151];1;[.A151])=-27;0;INDEX([.B$2:.G$2];1;[.A151])*(INDEX([.L$2:.L$27];ABS(INDEX([.B151:.G151];1;[.A151]));1)+(10*[.H150]))))" office:value-type="float" office:value="0" calcext:value-type="float">
            <text:p><text:s/>- </text:p>
          </table:table-cell>
          <table:table-cell table:style-name="ce152" table:formula="of:=[.J150]+[.I151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52]=1;MAX(-(ABS([.B151])+1);-27);ABS([.B151]));26)" office:value-type="float" office:value="10" calcext:value-type="float">
            <text:p>10</text:p>
          </table:table-cell>
          <table:table-cell table:style-name="ce298" table:formula="of:=MIN(IF([.$A152]=2;MAX(-(ABS([.C151])+1);-27);ABS([.C151]));26)" office:value-type="float" office:value="10" calcext:value-type="float">
            <text:p>10</text:p>
          </table:table-cell>
          <table:table-cell table:style-name="ce298" table:formula="of:=MIN(IF([.$A152]=3;MAX(-(ABS([.D151])+1);-27);ABS([.D151]));26)" office:value-type="float" office:value="9" calcext:value-type="float">
            <text:p>9</text:p>
          </table:table-cell>
          <table:table-cell table:style-name="ce298" table:formula="of:=MIN(IF([.$A152]=4;MAX(-(ABS([.E151])+1);-27);ABS([.E151]));26)" office:value-type="float" office:value="8" calcext:value-type="float">
            <text:p>8</text:p>
          </table:table-cell>
          <table:table-cell table:style-name="ce298" table:formula="of:=MIN(IF([.$A152]=5;MAX(-(ABS([.F151])+1);-27);ABS([.F151]));26)" office:value-type="float" office:value="3" calcext:value-type="float">
            <text:p>3</text:p>
          </table:table-cell>
          <table:table-cell table:style-name="ce298" table:formula="of:=MIN(IF([.$A152]=6;MAX(-(ABS([.G151])+1);-27);ABS([.G151]));26)" office:value-type="float" office:value="13" calcext:value-type="float">
            <text:p>13</text:p>
          </table:table-cell>
          <table:table-cell table:formula="of:=ABS([.B152])+ABS([.C152])+ABS([.D152])+ABS([.E152])+ABS([.F152])+ABS([.G152])" office:value-type="float" office:value="53" calcext:value-type="float">
            <text:p>53</text:p>
          </table:table-cell>
          <table:table-cell table:formula="of:=IF(OR([.A152]&lt;1;[.A152]&gt;6);0;IF(INDEX([.B152:.G152];1;[.A152])=-27;0;INDEX([.B$2:.G$2];1;[.A152])*(INDEX([.L$2:.L$27];ABS(INDEX([.B152:.G152];1;[.A152]));1)+(10*[.H151]))))" office:value-type="float" office:value="0" calcext:value-type="float">
            <text:p><text:s/>- </text:p>
          </table:table-cell>
          <table:table-cell table:style-name="ce152" table:formula="of:=[.J151]+[.I152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53]=1;MAX(-(ABS([.B152])+1);-27);ABS([.B152]));26)" office:value-type="float" office:value="10" calcext:value-type="float">
            <text:p>10</text:p>
          </table:table-cell>
          <table:table-cell table:style-name="ce298" table:formula="of:=MIN(IF([.$A153]=2;MAX(-(ABS([.C152])+1);-27);ABS([.C152]));26)" office:value-type="float" office:value="10" calcext:value-type="float">
            <text:p>10</text:p>
          </table:table-cell>
          <table:table-cell table:style-name="ce298" table:formula="of:=MIN(IF([.$A153]=3;MAX(-(ABS([.D152])+1);-27);ABS([.D152]));26)" office:value-type="float" office:value="9" calcext:value-type="float">
            <text:p>9</text:p>
          </table:table-cell>
          <table:table-cell table:style-name="ce298" table:formula="of:=MIN(IF([.$A153]=4;MAX(-(ABS([.E152])+1);-27);ABS([.E152]));26)" office:value-type="float" office:value="8" calcext:value-type="float">
            <text:p>8</text:p>
          </table:table-cell>
          <table:table-cell table:style-name="ce298" table:formula="of:=MIN(IF([.$A153]=5;MAX(-(ABS([.F152])+1);-27);ABS([.F152]));26)" office:value-type="float" office:value="3" calcext:value-type="float">
            <text:p>3</text:p>
          </table:table-cell>
          <table:table-cell table:style-name="ce298" table:formula="of:=MIN(IF([.$A153]=6;MAX(-(ABS([.G152])+1);-27);ABS([.G152]));26)" office:value-type="float" office:value="13" calcext:value-type="float">
            <text:p>13</text:p>
          </table:table-cell>
          <table:table-cell table:formula="of:=ABS([.B153])+ABS([.C153])+ABS([.D153])+ABS([.E153])+ABS([.F153])+ABS([.G153])" office:value-type="float" office:value="53" calcext:value-type="float">
            <text:p>53</text:p>
          </table:table-cell>
          <table:table-cell table:formula="of:=IF(OR([.A153]&lt;1;[.A153]&gt;6);0;IF(INDEX([.B153:.G153];1;[.A153])=-27;0;INDEX([.B$2:.G$2];1;[.A153])*(INDEX([.L$2:.L$27];ABS(INDEX([.B153:.G153];1;[.A153]));1)+(10*[.H152]))))" office:value-type="float" office:value="0" calcext:value-type="float">
            <text:p><text:s/>- </text:p>
          </table:table-cell>
          <table:table-cell table:style-name="ce152" table:formula="of:=[.J152]+[.I153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54]=1;MAX(-(ABS([.B153])+1);-27);ABS([.B153]));26)" office:value-type="float" office:value="10" calcext:value-type="float">
            <text:p>10</text:p>
          </table:table-cell>
          <table:table-cell table:style-name="ce298" table:formula="of:=MIN(IF([.$A154]=2;MAX(-(ABS([.C153])+1);-27);ABS([.C153]));26)" office:value-type="float" office:value="10" calcext:value-type="float">
            <text:p>10</text:p>
          </table:table-cell>
          <table:table-cell table:style-name="ce298" table:formula="of:=MIN(IF([.$A154]=3;MAX(-(ABS([.D153])+1);-27);ABS([.D153]));26)" office:value-type="float" office:value="9" calcext:value-type="float">
            <text:p>9</text:p>
          </table:table-cell>
          <table:table-cell table:style-name="ce298" table:formula="of:=MIN(IF([.$A154]=4;MAX(-(ABS([.E153])+1);-27);ABS([.E153]));26)" office:value-type="float" office:value="8" calcext:value-type="float">
            <text:p>8</text:p>
          </table:table-cell>
          <table:table-cell table:style-name="ce298" table:formula="of:=MIN(IF([.$A154]=5;MAX(-(ABS([.F153])+1);-27);ABS([.F153]));26)" office:value-type="float" office:value="3" calcext:value-type="float">
            <text:p>3</text:p>
          </table:table-cell>
          <table:table-cell table:style-name="ce298" table:formula="of:=MIN(IF([.$A154]=6;MAX(-(ABS([.G153])+1);-27);ABS([.G153]));26)" office:value-type="float" office:value="13" calcext:value-type="float">
            <text:p>13</text:p>
          </table:table-cell>
          <table:table-cell table:formula="of:=ABS([.B154])+ABS([.C154])+ABS([.D154])+ABS([.E154])+ABS([.F154])+ABS([.G154])" office:value-type="float" office:value="53" calcext:value-type="float">
            <text:p>53</text:p>
          </table:table-cell>
          <table:table-cell table:formula="of:=IF(OR([.A154]&lt;1;[.A154]&gt;6);0;IF(INDEX([.B154:.G154];1;[.A154])=-27;0;INDEX([.B$2:.G$2];1;[.A154])*(INDEX([.L$2:.L$27];ABS(INDEX([.B154:.G154];1;[.A154]));1)+(10*[.H153]))))" office:value-type="float" office:value="0" calcext:value-type="float">
            <text:p><text:s/>- </text:p>
          </table:table-cell>
          <table:table-cell table:style-name="ce152" table:formula="of:=[.J153]+[.I154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55]=1;MAX(-(ABS([.B154])+1);-27);ABS([.B154]));26)" office:value-type="float" office:value="10" calcext:value-type="float">
            <text:p>10</text:p>
          </table:table-cell>
          <table:table-cell table:style-name="ce298" table:formula="of:=MIN(IF([.$A155]=2;MAX(-(ABS([.C154])+1);-27);ABS([.C154]));26)" office:value-type="float" office:value="10" calcext:value-type="float">
            <text:p>10</text:p>
          </table:table-cell>
          <table:table-cell table:style-name="ce298" table:formula="of:=MIN(IF([.$A155]=3;MAX(-(ABS([.D154])+1);-27);ABS([.D154]));26)" office:value-type="float" office:value="9" calcext:value-type="float">
            <text:p>9</text:p>
          </table:table-cell>
          <table:table-cell table:style-name="ce298" table:formula="of:=MIN(IF([.$A155]=4;MAX(-(ABS([.E154])+1);-27);ABS([.E154]));26)" office:value-type="float" office:value="8" calcext:value-type="float">
            <text:p>8</text:p>
          </table:table-cell>
          <table:table-cell table:style-name="ce298" table:formula="of:=MIN(IF([.$A155]=5;MAX(-(ABS([.F154])+1);-27);ABS([.F154]));26)" office:value-type="float" office:value="3" calcext:value-type="float">
            <text:p>3</text:p>
          </table:table-cell>
          <table:table-cell table:style-name="ce298" table:formula="of:=MIN(IF([.$A155]=6;MAX(-(ABS([.G154])+1);-27);ABS([.G154]));26)" office:value-type="float" office:value="13" calcext:value-type="float">
            <text:p>13</text:p>
          </table:table-cell>
          <table:table-cell table:formula="of:=ABS([.B155])+ABS([.C155])+ABS([.D155])+ABS([.E155])+ABS([.F155])+ABS([.G155])" office:value-type="float" office:value="53" calcext:value-type="float">
            <text:p>53</text:p>
          </table:table-cell>
          <table:table-cell table:formula="of:=IF(OR([.A155]&lt;1;[.A155]&gt;6);0;IF(INDEX([.B155:.G155];1;[.A155])=-27;0;INDEX([.B$2:.G$2];1;[.A155])*(INDEX([.L$2:.L$27];ABS(INDEX([.B155:.G155];1;[.A155]));1)+(10*[.H154]))))" office:value-type="float" office:value="0" calcext:value-type="float">
            <text:p><text:s/>- </text:p>
          </table:table-cell>
          <table:table-cell table:style-name="ce152" table:formula="of:=[.J154]+[.I155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56]=1;MAX(-(ABS([.B155])+1);-27);ABS([.B155]));26)" office:value-type="float" office:value="10" calcext:value-type="float">
            <text:p>10</text:p>
          </table:table-cell>
          <table:table-cell table:style-name="ce298" table:formula="of:=MIN(IF([.$A156]=2;MAX(-(ABS([.C155])+1);-27);ABS([.C155]));26)" office:value-type="float" office:value="10" calcext:value-type="float">
            <text:p>10</text:p>
          </table:table-cell>
          <table:table-cell table:style-name="ce298" table:formula="of:=MIN(IF([.$A156]=3;MAX(-(ABS([.D155])+1);-27);ABS([.D155]));26)" office:value-type="float" office:value="9" calcext:value-type="float">
            <text:p>9</text:p>
          </table:table-cell>
          <table:table-cell table:style-name="ce298" table:formula="of:=MIN(IF([.$A156]=4;MAX(-(ABS([.E155])+1);-27);ABS([.E155]));26)" office:value-type="float" office:value="8" calcext:value-type="float">
            <text:p>8</text:p>
          </table:table-cell>
          <table:table-cell table:style-name="ce298" table:formula="of:=MIN(IF([.$A156]=5;MAX(-(ABS([.F155])+1);-27);ABS([.F155]));26)" office:value-type="float" office:value="3" calcext:value-type="float">
            <text:p>3</text:p>
          </table:table-cell>
          <table:table-cell table:style-name="ce298" table:formula="of:=MIN(IF([.$A156]=6;MAX(-(ABS([.G155])+1);-27);ABS([.G155]));26)" office:value-type="float" office:value="13" calcext:value-type="float">
            <text:p>13</text:p>
          </table:table-cell>
          <table:table-cell table:formula="of:=ABS([.B156])+ABS([.C156])+ABS([.D156])+ABS([.E156])+ABS([.F156])+ABS([.G156])" office:value-type="float" office:value="53" calcext:value-type="float">
            <text:p>53</text:p>
          </table:table-cell>
          <table:table-cell table:formula="of:=IF(OR([.A156]&lt;1;[.A156]&gt;6);0;IF(INDEX([.B156:.G156];1;[.A156])=-27;0;INDEX([.B$2:.G$2];1;[.A156])*(INDEX([.L$2:.L$27];ABS(INDEX([.B156:.G156];1;[.A156]));1)+(10*[.H155]))))" office:value-type="float" office:value="0" calcext:value-type="float">
            <text:p><text:s/>- </text:p>
          </table:table-cell>
          <table:table-cell table:style-name="ce152" table:formula="of:=[.J155]+[.I156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57]=1;MAX(-(ABS([.B156])+1);-27);ABS([.B156]));26)" office:value-type="float" office:value="10" calcext:value-type="float">
            <text:p>10</text:p>
          </table:table-cell>
          <table:table-cell table:style-name="ce298" table:formula="of:=MIN(IF([.$A157]=2;MAX(-(ABS([.C156])+1);-27);ABS([.C156]));26)" office:value-type="float" office:value="10" calcext:value-type="float">
            <text:p>10</text:p>
          </table:table-cell>
          <table:table-cell table:style-name="ce298" table:formula="of:=MIN(IF([.$A157]=3;MAX(-(ABS([.D156])+1);-27);ABS([.D156]));26)" office:value-type="float" office:value="9" calcext:value-type="float">
            <text:p>9</text:p>
          </table:table-cell>
          <table:table-cell table:style-name="ce298" table:formula="of:=MIN(IF([.$A157]=4;MAX(-(ABS([.E156])+1);-27);ABS([.E156]));26)" office:value-type="float" office:value="8" calcext:value-type="float">
            <text:p>8</text:p>
          </table:table-cell>
          <table:table-cell table:style-name="ce298" table:formula="of:=MIN(IF([.$A157]=5;MAX(-(ABS([.F156])+1);-27);ABS([.F156]));26)" office:value-type="float" office:value="3" calcext:value-type="float">
            <text:p>3</text:p>
          </table:table-cell>
          <table:table-cell table:style-name="ce298" table:formula="of:=MIN(IF([.$A157]=6;MAX(-(ABS([.G156])+1);-27);ABS([.G156]));26)" office:value-type="float" office:value="13" calcext:value-type="float">
            <text:p>13</text:p>
          </table:table-cell>
          <table:table-cell table:formula="of:=ABS([.B157])+ABS([.C157])+ABS([.D157])+ABS([.E157])+ABS([.F157])+ABS([.G157])" office:value-type="float" office:value="53" calcext:value-type="float">
            <text:p>53</text:p>
          </table:table-cell>
          <table:table-cell table:formula="of:=IF(OR([.A157]&lt;1;[.A157]&gt;6);0;IF(INDEX([.B157:.G157];1;[.A157])=-27;0;INDEX([.B$2:.G$2];1;[.A157])*(INDEX([.L$2:.L$27];ABS(INDEX([.B157:.G157];1;[.A157]));1)+(10*[.H156]))))" office:value-type="float" office:value="0" calcext:value-type="float">
            <text:p><text:s/>- </text:p>
          </table:table-cell>
          <table:table-cell table:style-name="ce152" table:formula="of:=[.J156]+[.I157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4" office:value-type="float" office:value="0" calcext:value-type="float">
            <text:p>0</text:p>
          </table:table-cell>
          <table:table-cell table:style-name="ce298" table:formula="of:=MIN(IF([.$A158]=1;MAX(-(ABS([.B157])+1);-27);ABS([.B157]));26)" office:value-type="float" office:value="10" calcext:value-type="float">
            <text:p>10</text:p>
          </table:table-cell>
          <table:table-cell table:style-name="ce298" table:formula="of:=MIN(IF([.$A158]=2;MAX(-(ABS([.C157])+1);-27);ABS([.C157]));26)" office:value-type="float" office:value="10" calcext:value-type="float">
            <text:p>10</text:p>
          </table:table-cell>
          <table:table-cell table:style-name="ce298" table:formula="of:=MIN(IF([.$A158]=3;MAX(-(ABS([.D157])+1);-27);ABS([.D157]));26)" office:value-type="float" office:value="9" calcext:value-type="float">
            <text:p>9</text:p>
          </table:table-cell>
          <table:table-cell table:style-name="ce298" table:formula="of:=MIN(IF([.$A158]=4;MAX(-(ABS([.E157])+1);-27);ABS([.E157]));26)" office:value-type="float" office:value="8" calcext:value-type="float">
            <text:p>8</text:p>
          </table:table-cell>
          <table:table-cell table:style-name="ce298" table:formula="of:=MIN(IF([.$A158]=5;MAX(-(ABS([.F157])+1);-27);ABS([.F157]));26)" office:value-type="float" office:value="3" calcext:value-type="float">
            <text:p>3</text:p>
          </table:table-cell>
          <table:table-cell table:style-name="ce298" table:formula="of:=MIN(IF([.$A158]=6;MAX(-(ABS([.G157])+1);-27);ABS([.G157]));26)" office:value-type="float" office:value="13" calcext:value-type="float">
            <text:p>13</text:p>
          </table:table-cell>
          <table:table-cell table:formula="of:=ABS([.B158])+ABS([.C158])+ABS([.D158])+ABS([.E158])+ABS([.F158])+ABS([.G158])" office:value-type="float" office:value="53" calcext:value-type="float">
            <text:p>53</text:p>
          </table:table-cell>
          <table:table-cell table:formula="of:=IF(OR([.A158]&lt;1;[.A158]&gt;6);0;IF(INDEX([.B158:.G158];1;[.A158])=-27;0;INDEX([.B$2:.G$2];1;[.A158])*(INDEX([.L$2:.L$27];ABS(INDEX([.B158:.G158];1;[.A158]));1)+(10*[.H157]))))" office:value-type="float" office:value="0" calcext:value-type="float">
            <text:p><text:s/>- </text:p>
          </table:table-cell>
          <table:table-cell table:style-name="ce152" table:formula="of:=[.J157]+[.I158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>
          <table:table-cell table:style-name="ce275" office:value-type="float" office:value="0" calcext:value-type="float">
            <text:p>0</text:p>
          </table:table-cell>
          <table:table-cell table:style-name="ce298" table:formula="of:=MIN(IF([.$A159]=1;MAX(-(ABS([.B158])+1);-27);ABS([.B158]));26)" office:value-type="float" office:value="10" calcext:value-type="float">
            <text:p>10</text:p>
          </table:table-cell>
          <table:table-cell table:style-name="ce298" table:formula="of:=MIN(IF([.$A159]=2;MAX(-(ABS([.C158])+1);-27);ABS([.C158]));26)" office:value-type="float" office:value="10" calcext:value-type="float">
            <text:p>10</text:p>
          </table:table-cell>
          <table:table-cell table:style-name="ce298" table:formula="of:=MIN(IF([.$A159]=3;MAX(-(ABS([.D158])+1);-27);ABS([.D158]));26)" office:value-type="float" office:value="9" calcext:value-type="float">
            <text:p>9</text:p>
          </table:table-cell>
          <table:table-cell table:style-name="ce298" table:formula="of:=MIN(IF([.$A159]=4;MAX(-(ABS([.E158])+1);-27);ABS([.E158]));26)" office:value-type="float" office:value="8" calcext:value-type="float">
            <text:p>8</text:p>
          </table:table-cell>
          <table:table-cell table:style-name="ce298" table:formula="of:=MIN(IF([.$A159]=5;MAX(-(ABS([.F158])+1);-27);ABS([.F158]));26)" office:value-type="float" office:value="3" calcext:value-type="float">
            <text:p>3</text:p>
          </table:table-cell>
          <table:table-cell table:style-name="ce298" table:formula="of:=MIN(IF([.$A159]=6;MAX(-(ABS([.G158])+1);-27);ABS([.G158]));26)" office:value-type="float" office:value="13" calcext:value-type="float">
            <text:p>13</text:p>
          </table:table-cell>
          <table:table-cell table:formula="of:=ABS([.B159])+ABS([.C159])+ABS([.D159])+ABS([.E159])+ABS([.F159])+ABS([.G159])" office:value-type="float" office:value="53" calcext:value-type="float">
            <text:p>53</text:p>
          </table:table-cell>
          <table:table-cell table:formula="of:=IF(OR([.A159]&lt;1;[.A159]&gt;6);0;IF(INDEX([.B159:.G159];1;[.A159])=-27;0;INDEX([.B$2:.G$2];1;[.A159])*(INDEX([.L$2:.L$27];ABS(INDEX([.B159:.G159];1;[.A159]));1)+(10*[.H158]))))" office:value-type="float" office:value="0" calcext:value-type="float">
            <text:p><text:s/>- </text:p>
          </table:table-cell>
          <table:table-cell table:style-name="ce300" table:formula="of:=[.J158]+[.I159]" office:value-type="float" office:value="70642.5" calcext:value-type="float">
            <text:p><text:s/>70 643 </text:p>
          </table:table-cell>
          <table:table-cell table:number-columns-repeated="54"/>
        </table:table-row>
        <table:table-row table:style-name="ro2" table:number-rows-repeated="104841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nefields" table:style-name="ta11">
        <table:table-column table:style-name="co28" table:default-cell-style-name="ce11"/>
        <table:table-column table:style-name="co3" table:number-columns-repeated="2" table:default-cell-style-name="Default"/>
        <table:table-column table:style-name="co19" table:default-cell-style-name="ce11"/>
        <table:table-column table:style-name="co29" table:default-cell-style-name="ce11"/>
        <table:table-column table:style-name="co3" table:number-columns-repeated="2" table:default-cell-style-name="Default"/>
        <table:table-column table:style-name="co19" table:default-cell-style-name="ce11"/>
        <table:table-column table:style-name="co29" table:default-cell-style-name="ce11"/>
        <table:table-column table:style-name="co3" table:number-columns-repeated="55" table:default-cell-style-name="Default"/>
        <table:table-row table:style-name="ro2">
          <table:table-cell table:style-name="ce118" office:value-type="float" office:value="0" calcext:value-type="float">
            <text:p>0</text:p>
          </table:table-cell>
          <table:table-cell table:style-name="ce11" office:value-type="string" calcext:value-type="string">
            <text:p>Race (0=All but: 1=SS, 2=SD)</text:p>
          </table:table-cell>
          <table:table-cell table:number-columns-repeated="62"/>
        </table:table-row>
        <table:table-row table:style-name="ro2">
          <table:table-cell table:style-name="ce63"/>
          <table:table-cell table:number-columns-repeated="63"/>
        </table:table-row>
        <table:table-row table:style-name="ro2">
          <table:table-cell table:style-name="ce63"/>
          <table:table-cell table:style-name="ce2" office:value-type="string" calcext:value-type="string" table:number-columns-spanned="3" table:number-rows-spanned="1">
            <text:p>Chance/Lightyear of Hit</text:p>
          </table:table-cell>
          <table:covered-table-cell table:number-columns-repeated="2" table:style-name="ce402"/>
          <table:table-cell/>
          <table:table-cell table:style-name="ce2" office:value-type="string" calcext:value-type="string" table:number-columns-spanned="3" table:number-rows-spanned="1">
            <text:p>Chance of Hit going Full Distance</text:p>
          </table:table-cell>
          <table:covered-table-cell table:number-columns-repeated="2" table:style-name="ce402"/>
          <table:table-cell/>
          <table:table-cell table:style-name="ce168" office:value-type="string" calcext:value-type="string">
            <text:p>Chance of Hit going:</text:p>
          </table:table-cell>
          <table:table-cell table:style-name="ce402"/>
          <table:table-cell table:style-name="ce118" office:value-type="float" office:value="28" calcext:value-type="float">
            <text:p>28</text:p>
          </table:table-cell>
          <table:table-cell table:style-name="ce11" office:value-type="string" calcext:value-type="string">
            <text:p>ly</text:p>
          </table:table-cell>
          <table:table-cell table:number-columns-repeated="51"/>
        </table:table-row>
        <table:table-row table:style-name="ro2">
          <table:table-cell table:style-name="ce305" office:value-type="string" calcext:value-type="string">
            <text:p>Warp</text:p>
          </table:table-cell>
          <table:table-cell table:style-name="ce402" office:value-type="string" calcext:value-type="string">
            <text:p>Standard</text:p>
          </table:table-cell>
          <table:table-cell table:style-name="ce402" office:value-type="string" calcext:value-type="string">
            <text:p>Heavy</text:p>
          </table:table-cell>
          <table:table-cell table:style-name="ce402" office:value-type="string" calcext:value-type="string">
            <text:p>Speed Trap</text:p>
          </table:table-cell>
          <table:table-cell/>
          <table:table-cell table:style-name="ce402" office:value-type="string" calcext:value-type="string">
            <text:p>Standard</text:p>
          </table:table-cell>
          <table:table-cell table:style-name="ce402" office:value-type="string" calcext:value-type="string">
            <text:p>Heavy</text:p>
          </table:table-cell>
          <table:table-cell table:style-name="ce402" office:value-type="string" calcext:value-type="string">
            <text:p>Speed Trap</text:p>
          </table:table-cell>
          <table:table-cell/>
          <table:table-cell table:style-name="ce402" office:value-type="string" calcext:value-type="string">
            <text:p>Standard</text:p>
          </table:table-cell>
          <table:table-cell table:style-name="ce402" office:value-type="string" calcext:value-type="string">
            <text:p>Heavy</text:p>
          </table:table-cell>
          <table:table-cell table:style-name="ce402" office:value-type="string" calcext:value-type="string">
            <text:p>Speed Trap</text:p>
          </table:table-cell>
          <table:table-cell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06" table:formula="of:=IF([.$A5]&lt;=[.B$15];0;([.$A5]-[.B$15])*[.B$16])" office:value-type="percentage" office:value="0" calcext:value-type="percentage">
            <text:p>0,00 %</text:p>
          </table:table-cell>
          <table:table-cell table:style-name="ce310" table:formula="of:=IF([.$A5]&lt;=[.C$15];0;([.$A5]-[.C$15])*[.C$16])" office:value-type="percentage" office:value="0" calcext:value-type="percentage">
            <text:p>0,00 %</text:p>
          </table:table-cell>
          <table:table-cell table:style-name="ce313" table:formula="of:=IF([.$A5]&lt;=[.D$15];0;([.$A5]-[.D$15])*[.D$16])" office:value-type="percentage" office:value="0" calcext:value-type="percentage">
            <text:p>0,00 %</text:p>
          </table:table-cell>
          <table:table-cell/>
          <table:table-cell table:style-name="ce306" table:formula="of:=1-POWER(1-[.B5];POWER([.$A5];2))" office:value-type="percentage" office:value="0" calcext:value-type="percentage">
            <text:p>0,00 %</text:p>
          </table:table-cell>
          <table:table-cell table:style-name="ce310" table:formula="of:=1-POWER(1-[.C5];POWER([.$A5];2))" office:value-type="percentage" office:value="0" calcext:value-type="percentage">
            <text:p>0,00 %</text:p>
          </table:table-cell>
          <table:table-cell table:style-name="ce313" table:formula="of:=1-POWER(1-[.D5];POWER([.$A5];2))" office:value-type="percentage" office:value="0" calcext:value-type="percentage">
            <text:p>0,00 %</text:p>
          </table:table-cell>
          <table:table-cell/>
          <table:table-cell table:style-name="ce306" table:formula="of:=1-POWER(1-[.B5];[.$L$3])" office:value-type="percentage" office:value="0" calcext:value-type="percentage">
            <text:p>0,00 %</text:p>
          </table:table-cell>
          <table:table-cell table:style-name="ce310" table:formula="of:=1-POWER(1-[.C5];[.$L$3])" office:value-type="percentage" office:value="0" calcext:value-type="percentage">
            <text:p>0,00 %</text:p>
          </table:table-cell>
          <table:table-cell table:style-name="ce313" table:formula="of:=1-POWER(1-[.D5];[.$L$3])" office:value-type="percentage" office:value="0" calcext:value-type="percentage">
            <text:p>0,00 %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7" table:formula="of:=IF([.$A6]&lt;=[.B$15];0;([.$A6]-[.B$15])*[.B$16])" office:value-type="percentage" office:value="0" calcext:value-type="percentage">
            <text:p>0,00 %</text:p>
          </table:table-cell>
          <table:table-cell table:style-name="ce311" table:formula="of:=IF([.$A6]&lt;=[.C$15];0;([.$A6]-[.C$15])*[.C$16])" office:value-type="percentage" office:value="0" calcext:value-type="percentage">
            <text:p>0,00 %</text:p>
          </table:table-cell>
          <table:table-cell table:style-name="ce314" table:formula="of:=IF([.$A6]&lt;=[.D$15];0;([.$A6]-[.D$15])*[.D$16])" office:value-type="percentage" office:value="0" calcext:value-type="percentage">
            <text:p>0,00 %</text:p>
          </table:table-cell>
          <table:table-cell/>
          <table:table-cell table:style-name="ce307" table:formula="of:=1-POWER(1-[.B6];POWER([.$A6];2))" office:value-type="percentage" office:value="0" calcext:value-type="percentage">
            <text:p>0,00 %</text:p>
          </table:table-cell>
          <table:table-cell table:style-name="ce311" table:formula="of:=1-POWER(1-[.C6];POWER([.$A6];2))" office:value-type="percentage" office:value="0" calcext:value-type="percentage">
            <text:p>0,00 %</text:p>
          </table:table-cell>
          <table:table-cell table:style-name="ce314" table:formula="of:=1-POWER(1-[.D6];POWER([.$A6];2))" office:value-type="percentage" office:value="0" calcext:value-type="percentage">
            <text:p>0,00 %</text:p>
          </table:table-cell>
          <table:table-cell/>
          <table:table-cell table:style-name="ce307" table:formula="of:=1-POWER(1-[.B6];[.$L$3])" office:value-type="percentage" office:value="0" calcext:value-type="percentage">
            <text:p>0,00 %</text:p>
          </table:table-cell>
          <table:table-cell table:style-name="ce311" table:formula="of:=1-POWER(1-[.C6];[.$L$3])" office:value-type="percentage" office:value="0" calcext:value-type="percentage">
            <text:p>0,00 %</text:p>
          </table:table-cell>
          <table:table-cell table:style-name="ce314" table:formula="of:=1-POWER(1-[.D6];[.$L$3])" office:value-type="percentage" office:value="0" calcext:value-type="percentage">
            <text:p>0,00 %</text:p>
          </table:table-cell>
          <table:table-cell table:number-columns-repeated="5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7" table:formula="of:=IF([.$A7]&lt;=[.B$15];0;([.$A7]-[.B$15])*[.B$16])" office:value-type="percentage" office:value="0" calcext:value-type="percentage">
            <text:p>0,00 %</text:p>
          </table:table-cell>
          <table:table-cell table:style-name="ce311" table:formula="of:=IF([.$A7]&lt;=[.C$15];0;([.$A7]-[.C$15])*[.C$16])" office:value-type="percentage" office:value="0" calcext:value-type="percentage">
            <text:p>0,00 %</text:p>
          </table:table-cell>
          <table:table-cell table:style-name="ce314" table:formula="of:=IF([.$A7]&lt;=[.D$15];0;([.$A7]-[.D$15])*[.D$16])" office:value-type="percentage" office:value="0" calcext:value-type="percentage">
            <text:p>0,00 %</text:p>
          </table:table-cell>
          <table:table-cell/>
          <table:table-cell table:style-name="ce307" table:formula="of:=1-POWER(1-[.B7];POWER([.$A7];2))" office:value-type="percentage" office:value="0" calcext:value-type="percentage">
            <text:p>0,00 %</text:p>
          </table:table-cell>
          <table:table-cell table:style-name="ce311" table:formula="of:=1-POWER(1-[.C7];POWER([.$A7];2))" office:value-type="percentage" office:value="0" calcext:value-type="percentage">
            <text:p>0,00 %</text:p>
          </table:table-cell>
          <table:table-cell table:style-name="ce314" table:formula="of:=1-POWER(1-[.D7];POWER([.$A7];2))" office:value-type="percentage" office:value="0" calcext:value-type="percentage">
            <text:p>0,00 %</text:p>
          </table:table-cell>
          <table:table-cell/>
          <table:table-cell table:style-name="ce307" table:formula="of:=1-POWER(1-[.B7];[.$L$3])" office:value-type="percentage" office:value="0" calcext:value-type="percentage">
            <text:p>0,00 %</text:p>
          </table:table-cell>
          <table:table-cell table:style-name="ce311" table:formula="of:=1-POWER(1-[.C7];[.$L$3])" office:value-type="percentage" office:value="0" calcext:value-type="percentage">
            <text:p>0,00 %</text:p>
          </table:table-cell>
          <table:table-cell table:style-name="ce314" table:formula="of:=1-POWER(1-[.D7];[.$L$3])" office:value-type="percentage" office:value="0" calcext:value-type="percentage">
            <text:p>0,00 %</text:p>
          </table:table-cell>
          <table:table-cell table:number-columns-repeated="5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07" table:formula="of:=IF([.$A8]&lt;=[.B$15];0;([.$A8]-[.B$15])*[.B$16])" office:value-type="percentage" office:value="0" calcext:value-type="percentage">
            <text:p>0,00 %</text:p>
          </table:table-cell>
          <table:table-cell table:style-name="ce311" table:formula="of:=IF([.$A8]&lt;=[.C$15];0;([.$A8]-[.C$15])*[.C$16])" office:value-type="percentage" office:value="0" calcext:value-type="percentage">
            <text:p>0,00 %</text:p>
          </table:table-cell>
          <table:table-cell table:style-name="ce314" table:formula="of:=IF([.$A8]&lt;=[.D$15];0;([.$A8]-[.D$15])*[.D$16])" office:value-type="percentage" office:value="0" calcext:value-type="percentage">
            <text:p>0,00 %</text:p>
          </table:table-cell>
          <table:table-cell/>
          <table:table-cell table:style-name="ce307" table:formula="of:=1-POWER(1-[.B8];POWER([.$A8];2))" office:value-type="percentage" office:value="0" calcext:value-type="percentage">
            <text:p>0,00 %</text:p>
          </table:table-cell>
          <table:table-cell table:style-name="ce311" table:formula="of:=1-POWER(1-[.C8];POWER([.$A8];2))" office:value-type="percentage" office:value="0" calcext:value-type="percentage">
            <text:p>0,00 %</text:p>
          </table:table-cell>
          <table:table-cell table:style-name="ce314" table:formula="of:=1-POWER(1-[.D8];POWER([.$A8];2))" office:value-type="percentage" office:value="0" calcext:value-type="percentage">
            <text:p>0,00 %</text:p>
          </table:table-cell>
          <table:table-cell/>
          <table:table-cell table:style-name="ce307" table:formula="of:=1-POWER(1-[.B8];[.$L$3])" office:value-type="percentage" office:value="0" calcext:value-type="percentage">
            <text:p>0,00 %</text:p>
          </table:table-cell>
          <table:table-cell table:style-name="ce311" table:formula="of:=1-POWER(1-[.C8];[.$L$3])" office:value-type="percentage" office:value="0" calcext:value-type="percentage">
            <text:p>0,00 %</text:p>
          </table:table-cell>
          <table:table-cell table:style-name="ce314" table:formula="of:=1-POWER(1-[.D8];[.$L$3])" office:value-type="percentage" office:value="0" calcext:value-type="percentage">
            <text:p>0,00 %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7" table:formula="of:=IF([.$A9]&lt;=[.B$15];0;([.$A9]-[.B$15])*[.B$16])" office:value-type="percentage" office:value="0.003" calcext:value-type="percentage">
            <text:p>0,30 %</text:p>
          </table:table-cell>
          <table:table-cell table:style-name="ce311" table:formula="of:=IF([.$A9]&lt;=[.C$15];0;([.$A9]-[.C$15])*[.C$16])" office:value-type="percentage" office:value="0" calcext:value-type="percentage">
            <text:p>0,00 %</text:p>
          </table:table-cell>
          <table:table-cell table:style-name="ce314" table:formula="of:=IF([.$A9]&lt;=[.D$15];0;([.$A9]-[.D$15])*[.D$16])" office:value-type="percentage" office:value="0" calcext:value-type="percentage">
            <text:p>0,00 %</text:p>
          </table:table-cell>
          <table:table-cell/>
          <table:table-cell table:style-name="ce307" table:formula="of:=1-POWER(1-[.B9];POWER([.$A9];2))" office:value-type="percentage" office:value="0.0723610881325284" calcext:value-type="percentage">
            <text:p>7,24 %</text:p>
          </table:table-cell>
          <table:table-cell table:style-name="ce311" table:formula="of:=1-POWER(1-[.C9];POWER([.$A9];2))" office:value-type="percentage" office:value="0" calcext:value-type="percentage">
            <text:p>0,00 %</text:p>
          </table:table-cell>
          <table:table-cell table:style-name="ce314" table:formula="of:=1-POWER(1-[.D9];POWER([.$A9];2))" office:value-type="percentage" office:value="0" calcext:value-type="percentage">
            <text:p>0,00 %</text:p>
          </table:table-cell>
          <table:table-cell/>
          <table:table-cell table:style-name="ce307" table:formula="of:=1-POWER(1-[.B9];[.$L$3])" office:value-type="percentage" office:value="0.0806848171349659" calcext:value-type="percentage">
            <text:p>8,07 %</text:p>
          </table:table-cell>
          <table:table-cell table:style-name="ce311" table:formula="of:=1-POWER(1-[.C9];[.$L$3])" office:value-type="percentage" office:value="0" calcext:value-type="percentage">
            <text:p>0,00 %</text:p>
          </table:table-cell>
          <table:table-cell table:style-name="ce314" table:formula="of:=1-POWER(1-[.D9];[.$L$3])" office:value-type="percentage" office:value="0" calcext:value-type="percentage">
            <text:p>0,00 %</text:p>
          </table:table-cell>
          <table:table-cell table:number-columns-repeated="5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07" table:formula="of:=IF([.$A10]&lt;=[.B$15];0;([.$A10]-[.B$15])*[.B$16])" office:value-type="percentage" office:value="0.006" calcext:value-type="percentage">
            <text:p>0,60 %</text:p>
          </table:table-cell>
          <table:table-cell table:style-name="ce311" table:formula="of:=IF([.$A10]&lt;=[.C$15];0;([.$A10]-[.C$15])*[.C$16])" office:value-type="percentage" office:value="0" calcext:value-type="percentage">
            <text:p>0,00 %</text:p>
          </table:table-cell>
          <table:table-cell table:style-name="ce314" table:formula="of:=IF([.$A10]&lt;=[.D$15];0;([.$A10]-[.D$15])*[.D$16])" office:value-type="percentage" office:value="0.035" calcext:value-type="percentage">
            <text:p>3,50 %</text:p>
          </table:table-cell>
          <table:table-cell/>
          <table:table-cell table:style-name="ce307" table:formula="of:=1-POWER(1-[.B10];POWER([.$A10];2))" office:value-type="percentage" office:value="0.194788742020533" calcext:value-type="percentage">
            <text:p>19,48 %</text:p>
          </table:table-cell>
          <table:table-cell table:style-name="ce311" table:formula="of:=1-POWER(1-[.C10];POWER([.$A10];2))" office:value-type="percentage" office:value="0" calcext:value-type="percentage">
            <text:p>0,00 %</text:p>
          </table:table-cell>
          <table:table-cell table:style-name="ce314" table:formula="of:=1-POWER(1-[.D10];POWER([.$A10];2))" office:value-type="percentage" office:value="0.722678666155701" calcext:value-type="percentage">
            <text:p>72,27 %</text:p>
          </table:table-cell>
          <table:table-cell/>
          <table:table-cell table:style-name="ce307" table:formula="of:=1-POWER(1-[.B10];[.$L$3])" office:value-type="percentage" office:value="0.155073827374402" calcext:value-type="percentage">
            <text:p>15,51 %</text:p>
          </table:table-cell>
          <table:table-cell table:style-name="ce311" table:formula="of:=1-POWER(1-[.C10];[.$L$3])" office:value-type="percentage" office:value="0" calcext:value-type="percentage">
            <text:p>0,00 %</text:p>
          </table:table-cell>
          <table:table-cell table:style-name="ce314" table:formula="of:=1-POWER(1-[.D10];[.$L$3])" office:value-type="percentage" office:value="0.631222196190143" calcext:value-type="percentage">
            <text:p>63,12 %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07" table:formula="of:=IF([.$A11]&lt;=[.B$15];0;([.$A11]-[.B$15])*[.B$16])" office:value-type="percentage" office:value="0.009" calcext:value-type="percentage">
            <text:p>0,90 %</text:p>
          </table:table-cell>
          <table:table-cell table:style-name="ce311" table:formula="of:=IF([.$A11]&lt;=[.C$15];0;([.$A11]-[.C$15])*[.C$16])" office:value-type="percentage" office:value="0.01" calcext:value-type="percentage">
            <text:p>1,00 %</text:p>
          </table:table-cell>
          <table:table-cell table:style-name="ce314" table:formula="of:=IF([.$A11]&lt;=[.D$15];0;([.$A11]-[.D$15])*[.D$16])" office:value-type="percentage" office:value="0.07" calcext:value-type="percentage">
            <text:p>7,00 %</text:p>
          </table:table-cell>
          <table:table-cell/>
          <table:table-cell table:style-name="ce307" table:formula="of:=1-POWER(1-[.B11];POWER([.$A11];2))" office:value-type="percentage" office:value="0.357890537799034" calcext:value-type="percentage">
            <text:p>35,79 %</text:p>
          </table:table-cell>
          <table:table-cell table:style-name="ce311" table:formula="of:=1-POWER(1-[.C11];POWER([.$A11];2))" office:value-type="percentage" office:value="0.388882760467135" calcext:value-type="percentage">
            <text:p>38,89 %</text:p>
          </table:table-cell>
          <table:table-cell table:style-name="ce314" table:formula="of:=1-POWER(1-[.D11];POWER([.$A11];2))" office:value-type="percentage" office:value="0.971446162794223" calcext:value-type="percentage">
            <text:p>97,14 %</text:p>
          </table:table-cell>
          <table:table-cell/>
          <table:table-cell table:style-name="ce307" table:formula="of:=1-POWER(1-[.B11];[.$L$3])" office:value-type="percentage" office:value="0.223641476177701" calcext:value-type="percentage">
            <text:p>22,36 %</text:p>
          </table:table-cell>
          <table:table-cell table:style-name="ce311" table:formula="of:=1-POWER(1-[.C11];[.$L$3])" office:value-type="percentage" office:value="0.245280712796367" calcext:value-type="percentage">
            <text:p>24,53 %</text:p>
          </table:table-cell>
          <table:table-cell table:style-name="ce314" table:formula="of:=1-POWER(1-[.D11];[.$L$3])" office:value-type="percentage" office:value="0.868924187181987" calcext:value-type="percentage">
            <text:p>86,89 %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07" table:formula="of:=IF([.$A12]&lt;=[.B$15];0;([.$A12]-[.B$15])*[.B$16])" office:value-type="percentage" office:value="0.012" calcext:value-type="percentage">
            <text:p>1,20 %</text:p>
          </table:table-cell>
          <table:table-cell table:style-name="ce311" table:formula="of:=IF([.$A12]&lt;=[.C$15];0;([.$A12]-[.C$15])*[.C$16])" office:value-type="percentage" office:value="0.02" calcext:value-type="percentage">
            <text:p>2,00 %</text:p>
          </table:table-cell>
          <table:table-cell table:style-name="ce314" table:formula="of:=IF([.$A12]&lt;=[.D$15];0;([.$A12]-[.D$15])*[.D$16])" office:value-type="percentage" office:value="0.105" calcext:value-type="percentage">
            <text:p>10,50 %</text:p>
          </table:table-cell>
          <table:table-cell/>
          <table:table-cell table:style-name="ce307" table:formula="of:=1-POWER(1-[.B12];POWER([.$A12];2))" office:value-type="percentage" office:value="0.538210074949059" calcext:value-type="percentage">
            <text:p>53,82 %</text:p>
          </table:table-cell>
          <table:table-cell table:style-name="ce311" table:formula="of:=1-POWER(1-[.C12];POWER([.$A12];2))" office:value-type="percentage" office:value="0.725546455272851" calcext:value-type="percentage">
            <text:p>72,55 %</text:p>
          </table:table-cell>
          <table:table-cell table:style-name="ce314" table:formula="of:=1-POWER(1-[.D12];POWER([.$A12];2))" office:value-type="percentage" office:value="0.999174581382579" calcext:value-type="percentage">
            <text:p>99,92 %</text:p>
          </table:table-cell>
          <table:table-cell/>
          <table:table-cell table:style-name="ce307" table:formula="of:=1-POWER(1-[.B12];[.$L$3])" office:value-type="percentage" office:value="0.286827729794055" calcext:value-type="percentage">
            <text:p>28,68 %</text:p>
          </table:table-cell>
          <table:table-cell table:style-name="ce311" table:formula="of:=1-POWER(1-[.C12];[.$L$3])" office:value-type="percentage" office:value="0.432023824049941" calcext:value-type="percentage">
            <text:p>43,20 %</text:p>
          </table:table-cell>
          <table:table-cell table:style-name="ce314" table:formula="of:=1-POWER(1-[.D12];[.$L$3])" office:value-type="percentage" office:value="0.955224031451135" calcext:value-type="percentage">
            <text:p>95,52 %</text:p>
          </table:table-cell>
          <table:table-cell table:number-columns-repeated="5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07" table:formula="of:=IF([.$A13]&lt;=[.B$15];0;([.$A13]-[.B$15])*[.B$16])" office:value-type="percentage" office:value="0.015" calcext:value-type="percentage">
            <text:p>1,50 %</text:p>
          </table:table-cell>
          <table:table-cell table:style-name="ce311" table:formula="of:=IF([.$A13]&lt;=[.C$15];0;([.$A13]-[.C$15])*[.C$16])" office:value-type="percentage" office:value="0.03" calcext:value-type="percentage">
            <text:p>3,00 %</text:p>
          </table:table-cell>
          <table:table-cell table:style-name="ce314" table:formula="of:=IF([.$A13]&lt;=[.D$15];0;([.$A13]-[.D$15])*[.D$16])" office:value-type="percentage" office:value="0.14" calcext:value-type="percentage">
            <text:p>14,00 %</text:p>
          </table:table-cell>
          <table:table-cell/>
          <table:table-cell table:style-name="ce307" table:formula="of:=1-POWER(1-[.B13];POWER([.$A13];2))" office:value-type="percentage" office:value="0.706008570260395" calcext:value-type="percentage">
            <text:p>70,60 %</text:p>
          </table:table-cell>
          <table:table-cell table:style-name="ce311" table:formula="of:=1-POWER(1-[.C13];POWER([.$A13];2))" office:value-type="percentage" office:value="0.915177615788738" calcext:value-type="percentage">
            <text:p>91,52 %</text:p>
          </table:table-cell>
          <table:table-cell table:style-name="ce314" table:formula="of:=1-POWER(1-[.D13];POWER([.$A13];2))" office:value-type="percentage" office:value="0.999995052628183" calcext:value-type="percentage">
            <text:p>100,00 %</text:p>
          </table:table-cell>
          <table:table-cell/>
          <table:table-cell table:style-name="ce307" table:formula="of:=1-POWER(1-[.B13];[.$L$3])" office:value-type="percentage" office:value="0.345040487792678" calcext:value-type="percentage">
            <text:p>34,50 %</text:p>
          </table:table-cell>
          <table:table-cell table:style-name="ce311" table:formula="of:=1-POWER(1-[.C13];[.$L$3])" office:value-type="percentage" office:value="0.573804794831377" calcext:value-type="percentage">
            <text:p>57,38 %</text:p>
          </table:table-cell>
          <table:table-cell table:style-name="ce314" table:formula="of:=1-POWER(1-[.D13];[.$L$3])" office:value-type="percentage" office:value="0.985345984896466" calcext:value-type="percentage">
            <text:p>98,53 %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08" table:formula="of:=IF([.$A14]&lt;=[.B$15];0;([.$A14]-[.B$15])*[.B$16])" office:value-type="percentage" office:value="0.018" calcext:value-type="percentage">
            <text:p>1,80 %</text:p>
          </table:table-cell>
          <table:table-cell table:style-name="ce312" table:formula="of:=IF([.$A14]&lt;=[.C$15];0;([.$A14]-[.C$15])*[.C$16])" office:value-type="percentage" office:value="0.04" calcext:value-type="percentage">
            <text:p>4,00 %</text:p>
          </table:table-cell>
          <table:table-cell table:style-name="ce315" table:formula="of:=IF([.$A14]&lt;=[.D$15];0;([.$A14]-[.D$15])*[.D$16])" office:value-type="percentage" office:value="0.175" calcext:value-type="percentage">
            <text:p>17,50 %</text:p>
          </table:table-cell>
          <table:table-cell/>
          <table:table-cell table:style-name="ce308" table:formula="of:=1-POWER(1-[.B14];POWER([.$A14];2))" office:value-type="percentage" office:value="0.837389427550425" calcext:value-type="percentage">
            <text:p>83,74 %</text:p>
          </table:table-cell>
          <table:table-cell table:style-name="ce312" table:formula="of:=1-POWER(1-[.C14];POWER([.$A14];2))" office:value-type="percentage" office:value="0.98312968064115" calcext:value-type="percentage">
            <text:p>98,31 %</text:p>
          </table:table-cell>
          <table:table-cell table:style-name="ce315" table:formula="of:=1-POWER(1-[.D14];POWER([.$A14];2))" office:value-type="percentage" office:value="0.999999995580279" calcext:value-type="percentage">
            <text:p>100,00 %</text:p>
          </table:table-cell>
          <table:table-cell/>
          <table:table-cell table:style-name="ce308" table:formula="of:=1-POWER(1-[.B14];[.$L$3])" office:value-type="percentage" office:value="0.39865783334412" calcext:value-type="percentage">
            <text:p>39,87 %</text:p>
          </table:table-cell>
          <table:table-cell table:style-name="ce312" table:formula="of:=1-POWER(1-[.C14];[.$L$3])" office:value-type="percentage" office:value="0.681144050313905" calcext:value-type="percentage">
            <text:p>68,11 %</text:p>
          </table:table-cell>
          <table:table-cell table:style-name="ce315" table:formula="of:=1-POWER(1-[.D14];[.$L$3])" office:value-type="percentage" office:value="0.995421633455434" calcext:value-type="percentage">
            <text:p>99,54 %</text:p>
          </table:table-cell>
          <table:table-cell table:number-columns-repeated="52"/>
        </table:table-row>
        <table:table-row table:style-name="ro2">
          <table:table-cell table:style-name="ce6" office:value-type="string" calcext:value-type="string">
            <text:p>Max Safe Warp</text:p>
          </table:table-cell>
          <table:table-cell table:style-name="ce402" table:formula="of:=4+[.$A1]" office:value-type="float" office:value="4" calcext:value-type="float">
            <text:p>4</text:p>
          </table:table-cell>
          <table:table-cell table:style-name="ce402" table:formula="of:=6+[.$A1]" office:value-type="float" office:value="6" calcext:value-type="float">
            <text:p>6</text:p>
          </table:table-cell>
          <table:table-cell table:style-name="ce402" table:formula="of:=5+[.$A1]" office:value-type="float" office:value="5" calcext:value-type="float">
            <text:p>5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Base/Chance</text:p>
          </table:table-cell>
          <table:table-cell table:style-name="ce309" office:value-type="percentage" office:value="0.003" calcext:value-type="percentage">
            <text:p>0,3%</text:p>
          </table:table-cell>
          <table:table-cell table:style-name="ce309" office:value-type="percentage" office:value="0.01" calcext:value-type="percentage">
            <text:p>1,0%</text:p>
          </table:table-cell>
          <table:table-cell table:style-name="ce309" office:value-type="percentage" office:value="0.035" calcext:value-type="percentage">
            <text:p>3,5%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0"/>
          <table:table-cell table:style-name="ce118" office:value-type="float" office:value="144" calcext:value-type="float">
            <text:p>144</text:p>
          </table:table-cell>
          <table:table-cell table:style-name="ce11" office:value-type="string" calcext:value-type="string">
            <text:p>Mines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72" table:formula="of:=SQRT([.B18])" office:value-type="float" office:value="12" calcext:value-type="float">
            <text:p><text:s/>12 </text:p>
          </table:table-cell>
          <table:table-cell table:style-name="ce6" office:value-type="string" calcext:value-type="string">
            <text:p>ly Radius</text:p>
          </table:table-cell>
          <table:table-cell table:number-columns-repeated="61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lternate Reality" table:style-name="ta12">
        <table:shapes>
          <draw:frame draw:z-index="0" draw:name="Chart 2" draw:style-name="gr1" draw:text-style-name="P1" svg:width="22.697cm" svg:height="14.927cm" svg:x="5.362cm" svg:y="19.75cm">
            <draw:object draw:notify-on-update-of-ranges="'Alternate Reality'.A4:'Alternate Reality'.A33 'Alternate Reality'.D3:'Alternate Reality'.D3 'Alternate Reality'.D4:'Alternate Reality'.D33 'Alternate Reality'.E3:'Alternate Reality'.E3 'Alternate Reality'.E4:'Alternate Reality'.E33 'Alternate Reality'.F3:'Alternate Reality'.F3 'Alternate Reality'.F4:'Alternate Reality'.F33 'Alternate Reality'.G3:'Alternate Reality'.G3 'Alternate Reality'.G4:'Alternate Reality'.G33 'Alternate Reality'.H3:'Alternate Reality'.H3 'Alternate Reality'.H4:'Alternate Reality'.H33 'Alternate Reality'.I3:'Alternate Reality'.I3 'Alternate Reality'.I4:'Alternate Reality'.I33 'Alternate Reality'.J3:'Alternate Reality'.J3 'Alternate Reality'.J4:'Alternate Reality'.J33 'Alternate Reality'.K3:'Alternate Reality'.K3 'Alternate Reality'.K4:'Alternate Reality'.K33 'Alternate Reality'.L3:'Alternate Reality'.L3 'Alternate Reality'.L4:'Alternate Reality'.L33 'Alternate Reality'.M3:'Alternate Reality'.M3 'Alternate Reality'.M4:'Alternate Reality'.M33 'Alternate Reality'.N3:'Alternate Reality'.N3 'Alternate Reality'.N4:'Alternate Reality'.N33 'Alternate Reality'.O3:'Alternate Reality'.O3 'Alternate Reality'.O4:'Alternate Reality'.O33 'Alternate Reality'.P3:'Alternate Reality'.P3 'Alternate Reality'.P4:'Alternate Reality'.P33 'Alternate Reality'.Q3:'Alternate Reality'.Q3 'Alternate Reality'.Q4:'Alternate Reality'.Q33 'Alternate Reality'.R3:'Alternate Reality'.R3 'Alternate Reality'.R4:'Alternate Reality'.R33 'Alternate Reality'.S3:'Alternate Reality'.S3 'Alternate Reality'.S4:'Alternate Reality'.S33 'Alternate Reality'.T3:'Alternate Reality'.T3 'Alternate Reality'.T4:'Alternate Reality'.T33 'Alternate Reality'.U3:'Alternate Reality'.U3 'Alternate Reality'.U4:'Alternate Reality'.U33 'Alternate Reality'.V3:'Alternate Reality'.V3 'Alternate Reality'.V4:'Alternate Reality'.V33 'Alternate Reality'.W3:'Alternate Reality'.W3 'Alternate Reality'.W4:'Alternate Reality'.W33 'Alternate Reality'.X3:'Alternate Reality'.X3 'Alternate Reality'.X4:'Alternate Reality'.X33 'Alternate Reality'.Y3:'Alternate Reality'.Y3 'Alternate Reality'.Y4:'Alternate Reality'.Y33 'Alternate Reality'.Z3:'Alternate Reality'.Z3 'Alternate Reality'.Z4:'Alternate Reality'.Z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1" table:default-cell-style-name="ce11"/>
        <table:table-column table:style-name="co33" table:number-columns-repeated="2" table:default-cell-style-name="ce11"/>
        <table:table-column table:style-name="co32" table:default-cell-style-name="ce11"/>
        <table:table-column table:style-name="co34" table:number-columns-repeated="18" table:default-cell-style-name="ce11"/>
        <table:table-column table:style-name="co3" table:number-columns-repeated="38" table:default-cell-style-name="Default"/>
        <table:table-row table:style-name="ro2">
          <table:table-cell table:style-name="ce316"/>
          <table:table-cell table:number-columns-repeated="3"/>
          <table:table-cell table:style-name="ce18" office:value-type="float" office:value="10" calcext:value-type="float">
            <text:p>10</text:p>
          </table:table-cell>
          <table:table-cell table:style-name="ce17" office:value-type="string" calcext:value-type="string">
            <text:p>Efficiency</text:p>
          </table:table-cell>
          <table:table-cell table:number-columns-repeated="3"/>
          <table:table-cell table:style-name="ce297" office:value-type="float" office:value="0" calcext:value-type="float">
            <text:p>0</text:p>
          </table:table-cell>
          <table:table-cell table:style-name="ce61" office:value-type="string" calcext:value-type="string">
            <text:p>NAS (1=Have it, 0=Don't)</text:p>
          </table:table-cell>
          <table:table-cell table:number-columns-repeated="53"/>
        </table:table-row>
        <table:table-row table:style-name="ro2">
          <table:table-cell table:number-columns-repeated="4"/>
          <table:table-cell table:style-name="ce322" office:value-type="float" office:value="100" calcext:value-type="float">
            <text:p>100</text:p>
          </table:table-cell>
          <table:table-cell table:style-name="ce17" office:value-type="string" calcext:value-type="string">
            <text:p>% Planet Value</text:p>
          </table:table-cell>
          <table:table-cell table:number-columns-repeated="7"/>
          <table:table-cell office:value-type="string" calcext:value-type="string">
            <text:p>Energy Tech Level</text:p>
          </table:table-cell>
          <table:table-cell table:style-name="ce324"/>
          <table:table-cell table:number-columns-repeated="49"/>
        </table:table-row>
        <table:table-row table:style-name="ro2">
          <table:table-cell/>
          <table:table-cell table:style-name="ce318" office:value-type="string" calcext:value-type="string">
            <text:p>Mine</text:p>
          </table:table-cell>
          <table:table-cell table:style-name="ce318" office:value-type="string" calcext:value-type="string">
            <text:p>Scan</text:p>
          </table:table-cell>
          <table:table-cell table:style-name="ce320" office:value-type="float" office:value="4" calcext:value-type="float">
            <text:p>4</text:p>
          </table:table-cell>
          <table:table-cell table:style-name="ce323" table:formula="of:=[.D3]+1" office:value-type="float" office:value="5" calcext:value-type="float">
            <text:p>5</text:p>
          </table:table-cell>
          <table:table-cell table:style-name="ce323" table:formula="of:=[.E3]+1" office:value-type="float" office:value="6" calcext:value-type="float">
            <text:p>6</text:p>
          </table:table-cell>
          <table:table-cell table:style-name="ce323" table:formula="of:=[.F3]+1" office:value-type="float" office:value="7" calcext:value-type="float">
            <text:p>7</text:p>
          </table:table-cell>
          <table:table-cell table:style-name="ce323" table:formula="of:=[.G3]+1" office:value-type="float" office:value="8" calcext:value-type="float">
            <text:p>8</text:p>
          </table:table-cell>
          <table:table-cell table:style-name="ce323" table:formula="of:=[.H3]+1" office:value-type="float" office:value="9" calcext:value-type="float">
            <text:p>9</text:p>
          </table:table-cell>
          <table:table-cell table:style-name="ce323" table:formula="of:=[.I3]+1" office:value-type="float" office:value="10" calcext:value-type="float">
            <text:p>10</text:p>
          </table:table-cell>
          <table:table-cell table:style-name="ce323" table:formula="of:=[.J3]+1" office:value-type="float" office:value="11" calcext:value-type="float">
            <text:p>11</text:p>
          </table:table-cell>
          <table:table-cell table:style-name="ce323" table:formula="of:=[.K3]+1" office:value-type="float" office:value="12" calcext:value-type="float">
            <text:p>12</text:p>
          </table:table-cell>
          <table:table-cell table:style-name="ce323" table:formula="of:=[.L3]+1" office:value-type="float" office:value="13" calcext:value-type="float">
            <text:p>13</text:p>
          </table:table-cell>
          <table:table-cell table:style-name="ce323" table:formula="of:=[.M3]+1" office:value-type="float" office:value="14" calcext:value-type="float">
            <text:p>14</text:p>
          </table:table-cell>
          <table:table-cell table:style-name="ce323" table:formula="of:=[.N3]+1" office:value-type="float" office:value="15" calcext:value-type="float">
            <text:p>15</text:p>
          </table:table-cell>
          <table:table-cell table:style-name="ce323" table:formula="of:=[.O3]+1" office:value-type="float" office:value="16" calcext:value-type="float">
            <text:p>16</text:p>
          </table:table-cell>
          <table:table-cell table:style-name="ce323" table:formula="of:=[.P3]+1" office:value-type="float" office:value="17" calcext:value-type="float">
            <text:p>17</text:p>
          </table:table-cell>
          <table:table-cell table:style-name="ce323" table:formula="of:=[.Q3]+1" office:value-type="float" office:value="18" calcext:value-type="float">
            <text:p>18</text:p>
          </table:table-cell>
          <table:table-cell table:style-name="ce323" table:formula="of:=[.R3]+1" office:value-type="float" office:value="19" calcext:value-type="float">
            <text:p>19</text:p>
          </table:table-cell>
          <table:table-cell table:style-name="ce323" table:formula="of:=[.S3]+1" office:value-type="float" office:value="20" calcext:value-type="float">
            <text:p>20</text:p>
          </table:table-cell>
          <table:table-cell table:style-name="ce323" table:formula="of:=[.T3]+1" office:value-type="float" office:value="21" calcext:value-type="float">
            <text:p>21</text:p>
          </table:table-cell>
          <table:table-cell table:style-name="ce323" table:formula="of:=[.U3]+1" office:value-type="float" office:value="22" calcext:value-type="float">
            <text:p>22</text:p>
          </table:table-cell>
          <table:table-cell table:style-name="ce323" table:formula="of:=[.V3]+1" office:value-type="float" office:value="23" calcext:value-type="float">
            <text:p>23</text:p>
          </table:table-cell>
          <table:table-cell table:style-name="ce323" table:formula="of:=[.W3]+1" office:value-type="float" office:value="24" calcext:value-type="float">
            <text:p>24</text:p>
          </table:table-cell>
          <table:table-cell table:style-name="ce323" table:formula="of:=[.X3]+1" office:value-type="float" office:value="25" calcext:value-type="float">
            <text:p>25</text:p>
          </table:table-cell>
          <table:table-cell table:style-name="ce323" table:formula="of:=[.Y3]+1" office:value-type="float" office:value="26" calcext:value-type="float">
            <text:p>26</text:p>
          </table:table-cell>
          <table:table-cell table:number-columns-repeated="38"/>
        </table:table-row>
        <table:table-row table:style-name="ro2">
          <table:table-cell table:style-name="ce317" office:value-type="float" office:value="100000" calcext:value-type="float">
            <text:p><text:s/>100 000 </text:p>
          </table:table-cell>
          <table:table-cell table:style-name="ce319" table:formula="of:=COM.MICROSOFT.FLOOR(SQRT([.A4])/10;1)" office:value-type="float" office:value="31" calcext:value-type="float">
            <text:p>31</text:p>
          </table:table-cell>
          <table:table-cell table:style-name="ce319" table:formula="of:=COM.MICROSOFT.FLOOR(SQRT([.A4]/IF([.J$1]=0;10;5));1)" office:value-type="float" office:value="100" calcext:value-type="float">
            <text:p>100</text:p>
          </table:table-cell>
          <table:table-cell table:style-name="ce321" table:formula="of:=(MAX([.$E$2];25)/100)*SQRT([.$A4]*[.D$3]/[.$E$1])" office:value-type="float" office:value="200" calcext:value-type="float">
            <text:p>200</text:p>
          </table:table-cell>
          <table:table-cell table:style-name="ce321" table:formula="of:=(MAX([.$E$2];25)/100)*SQRT([.$A4]*[.E$3]/[.$E$1])" office:value-type="float" office:value="223.606797749979" calcext:value-type="float">
            <text:p>224</text:p>
          </table:table-cell>
          <table:table-cell table:style-name="ce321" table:formula="of:=(MAX([.$E$2];25)/100)*SQRT([.$A4]*[.F$3]/[.$E$1])" office:value-type="float" office:value="244.948974278318" calcext:value-type="float">
            <text:p>245</text:p>
          </table:table-cell>
          <table:table-cell table:style-name="ce321" table:formula="of:=(MAX([.$E$2];25)/100)*SQRT([.$A4]*[.G$3]/[.$E$1])" office:value-type="float" office:value="264.575131106459" calcext:value-type="float">
            <text:p>265</text:p>
          </table:table-cell>
          <table:table-cell table:style-name="ce321" table:formula="of:=(MAX([.$E$2];25)/100)*SQRT([.$A4]*[.H$3]/[.$E$1])" office:value-type="float" office:value="282.842712474619" calcext:value-type="float">
            <text:p>283</text:p>
          </table:table-cell>
          <table:table-cell table:style-name="ce321" table:formula="of:=(MAX([.$E$2];25)/100)*SQRT([.$A4]*[.I$3]/[.$E$1])" office:value-type="float" office:value="300" calcext:value-type="float">
            <text:p>300</text:p>
          </table:table-cell>
          <table:table-cell table:style-name="ce321" table:formula="of:=(MAX([.$E$2];25)/100)*SQRT([.$A4]*[.J$3]/[.$E$1])" office:value-type="float" office:value="316.227766016838" calcext:value-type="float">
            <text:p>316</text:p>
          </table:table-cell>
          <table:table-cell table:style-name="ce321" table:formula="of:=(MAX([.$E$2];25)/100)*SQRT([.$A4]*[.K$3]/[.$E$1])" office:value-type="float" office:value="331.66247903554" calcext:value-type="float">
            <text:p>332</text:p>
          </table:table-cell>
          <table:table-cell table:style-name="ce321" table:formula="of:=(MAX([.$E$2];25)/100)*SQRT([.$A4]*[.L$3]/[.$E$1])" office:value-type="float" office:value="346.410161513775" calcext:value-type="float">
            <text:p>346</text:p>
          </table:table-cell>
          <table:table-cell table:style-name="ce321" table:formula="of:=(MAX([.$E$2];25)/100)*SQRT([.$A4]*[.M$3]/[.$E$1])" office:value-type="float" office:value="360.555127546399" calcext:value-type="float">
            <text:p>361</text:p>
          </table:table-cell>
          <table:table-cell table:style-name="ce321" table:formula="of:=(MAX([.$E$2];25)/100)*SQRT([.$A4]*[.N$3]/[.$E$1])" office:value-type="float" office:value="374.165738677394" calcext:value-type="float">
            <text:p>374</text:p>
          </table:table-cell>
          <table:table-cell table:style-name="ce321" table:formula="of:=(MAX([.$E$2];25)/100)*SQRT([.$A4]*[.O$3]/[.$E$1])" office:value-type="float" office:value="387.298334620742" calcext:value-type="float">
            <text:p>387</text:p>
          </table:table-cell>
          <table:table-cell table:style-name="ce321" table:formula="of:=(MAX([.$E$2];25)/100)*SQRT([.$A4]*[.P$3]/[.$E$1])" office:value-type="float" office:value="400" calcext:value-type="float">
            <text:p>400</text:p>
          </table:table-cell>
          <table:table-cell table:style-name="ce321" table:formula="of:=(MAX([.$E$2];25)/100)*SQRT([.$A4]*[.Q$3]/[.$E$1])" office:value-type="float" office:value="412.310562561766" calcext:value-type="float">
            <text:p>412</text:p>
          </table:table-cell>
          <table:table-cell table:style-name="ce321" table:formula="of:=(MAX([.$E$2];25)/100)*SQRT([.$A4]*[.R$3]/[.$E$1])" office:value-type="float" office:value="424.264068711929" calcext:value-type="float">
            <text:p>424</text:p>
          </table:table-cell>
          <table:table-cell table:style-name="ce321" table:formula="of:=(MAX([.$E$2];25)/100)*SQRT([.$A4]*[.S$3]/[.$E$1])" office:value-type="float" office:value="435.889894354067" calcext:value-type="float">
            <text:p>436</text:p>
          </table:table-cell>
          <table:table-cell table:style-name="ce321" table:formula="of:=(MAX([.$E$2];25)/100)*SQRT([.$A4]*[.T$3]/[.$E$1])" office:value-type="float" office:value="447.213595499958" calcext:value-type="float">
            <text:p>447</text:p>
          </table:table-cell>
          <table:table-cell table:style-name="ce321" table:formula="of:=(MAX([.$E$2];25)/100)*SQRT([.$A4]*[.U$3]/[.$E$1])" office:value-type="float" office:value="458.257569495584" calcext:value-type="float">
            <text:p>458</text:p>
          </table:table-cell>
          <table:table-cell table:style-name="ce321" table:formula="of:=(MAX([.$E$2];25)/100)*SQRT([.$A4]*[.V$3]/[.$E$1])" office:value-type="float" office:value="469.041575982343" calcext:value-type="float">
            <text:p>469</text:p>
          </table:table-cell>
          <table:table-cell table:style-name="ce321" table:formula="of:=(MAX([.$E$2];25)/100)*SQRT([.$A4]*[.W$3]/[.$E$1])" office:value-type="float" office:value="479.583152331272" calcext:value-type="float">
            <text:p>480</text:p>
          </table:table-cell>
          <table:table-cell table:style-name="ce321" table:formula="of:=(MAX([.$E$2];25)/100)*SQRT([.$A4]*[.X$3]/[.$E$1])" office:value-type="float" office:value="489.897948556636" calcext:value-type="float">
            <text:p>490</text:p>
          </table:table-cell>
          <table:table-cell table:style-name="ce321" table:formula="of:=(MAX([.$E$2];25)/100)*SQRT([.$A4]*[.Y$3]/[.$E$1])" office:value-type="float" office:value="500" calcext:value-type="float">
            <text:p>500</text:p>
          </table:table-cell>
          <table:table-cell table:style-name="ce321" table:formula="of:=(MAX([.$E$2];25)/100)*SQRT([.$A4]*[.Z$3]/[.$E$1])" office:value-type="float" office:value="509.901951359278" calcext:value-type="float">
            <text:p>510</text:p>
          </table:table-cell>
          <table:table-cell table:number-columns-repeated="38"/>
        </table:table-row>
        <table:table-row table:style-name="ro2">
          <table:table-cell table:style-name="ce235" table:formula="of:=[.A4]+[.A$4]" office:value-type="float" office:value="200000" calcext:value-type="float">
            <text:p><text:s/>200 000 </text:p>
          </table:table-cell>
          <table:table-cell table:style-name="ce319" table:formula="of:=COM.MICROSOFT.FLOOR(SQRT([.A5])/10;1)" office:value-type="float" office:value="44" calcext:value-type="float">
            <text:p>44</text:p>
          </table:table-cell>
          <table:table-cell table:style-name="ce319" table:formula="of:=COM.MICROSOFT.FLOOR(SQRT([.A5]/IF([.J$1]=0;10;5));1)" office:value-type="float" office:value="141" calcext:value-type="float">
            <text:p>141</text:p>
          </table:table-cell>
          <table:table-cell table:style-name="ce321" table:formula="of:=(MAX([.$E$2];25)/100)*SQRT([.$A5]*[.D$3]/[.$E$1])" office:value-type="float" office:value="282.842712474619" calcext:value-type="float">
            <text:p>283</text:p>
          </table:table-cell>
          <table:table-cell table:style-name="ce321" table:formula="of:=(MAX([.$E$2];25)/100)*SQRT([.$A5]*[.E$3]/[.$E$1])" office:value-type="float" office:value="316.227766016838" calcext:value-type="float">
            <text:p>316</text:p>
          </table:table-cell>
          <table:table-cell table:style-name="ce321" table:formula="of:=(MAX([.$E$2];25)/100)*SQRT([.$A5]*[.F$3]/[.$E$1])" office:value-type="float" office:value="346.410161513775" calcext:value-type="float">
            <text:p>346</text:p>
          </table:table-cell>
          <table:table-cell table:style-name="ce325" table:formula="of:=(MAX([.$E$2];25)/100)*SQRT([.$A5]*[.G$3]/[.$E$1])" office:value-type="float" office:value="374.165738677394" calcext:value-type="float">
            <text:p>374</text:p>
          </table:table-cell>
          <table:table-cell table:style-name="ce325" table:formula="of:=(MAX([.$E$2];25)/100)*SQRT([.$A5]*[.H$3]/[.$E$1])" office:value-type="float" office:value="400" calcext:value-type="float">
            <text:p>400</text:p>
          </table:table-cell>
          <table:table-cell table:style-name="ce325" table:formula="of:=(MAX([.$E$2];25)/100)*SQRT([.$A5]*[.I$3]/[.$E$1])" office:value-type="float" office:value="424.264068711929" calcext:value-type="float">
            <text:p>424</text:p>
          </table:table-cell>
          <table:table-cell table:style-name="ce325" table:formula="of:=(MAX([.$E$2];25)/100)*SQRT([.$A5]*[.J$3]/[.$E$1])" office:value-type="float" office:value="447.213595499958" calcext:value-type="float">
            <text:p>447</text:p>
          </table:table-cell>
          <table:table-cell table:style-name="ce325" table:formula="of:=(MAX([.$E$2];25)/100)*SQRT([.$A5]*[.K$3]/[.$E$1])" office:value-type="float" office:value="469.041575982343" calcext:value-type="float">
            <text:p>469</text:p>
          </table:table-cell>
          <table:table-cell table:style-name="ce325" table:formula="of:=(MAX([.$E$2];25)/100)*SQRT([.$A5]*[.L$3]/[.$E$1])" office:value-type="float" office:value="489.897948556636" calcext:value-type="float">
            <text:p>490</text:p>
          </table:table-cell>
          <table:table-cell table:style-name="ce325" table:formula="of:=(MAX([.$E$2];25)/100)*SQRT([.$A5]*[.M$3]/[.$E$1])" office:value-type="float" office:value="509.901951359278" calcext:value-type="float">
            <text:p>510</text:p>
          </table:table-cell>
          <table:table-cell table:style-name="ce321" table:formula="of:=(MAX([.$E$2];25)/100)*SQRT([.$A5]*[.N$3]/[.$E$1])" office:value-type="float" office:value="529.150262212918" calcext:value-type="float">
            <text:p>529</text:p>
          </table:table-cell>
          <table:table-cell table:style-name="ce321" table:formula="of:=(MAX([.$E$2];25)/100)*SQRT([.$A5]*[.O$3]/[.$E$1])" office:value-type="float" office:value="547.722557505166" calcext:value-type="float">
            <text:p>548</text:p>
          </table:table-cell>
          <table:table-cell table:style-name="ce321" table:formula="of:=(MAX([.$E$2];25)/100)*SQRT([.$A5]*[.P$3]/[.$E$1])" office:value-type="float" office:value="565.685424949238" calcext:value-type="float">
            <text:p>566</text:p>
          </table:table-cell>
          <table:table-cell table:style-name="ce321" table:formula="of:=(MAX([.$E$2];25)/100)*SQRT([.$A5]*[.Q$3]/[.$E$1])" office:value-type="float" office:value="583.09518948453" calcext:value-type="float">
            <text:p>583</text:p>
          </table:table-cell>
          <table:table-cell table:style-name="ce321" table:formula="of:=(MAX([.$E$2];25)/100)*SQRT([.$A5]*[.R$3]/[.$E$1])" office:value-type="float" office:value="600" calcext:value-type="float">
            <text:p>600</text:p>
          </table:table-cell>
          <table:table-cell table:style-name="ce321" table:formula="of:=(MAX([.$E$2];25)/100)*SQRT([.$A5]*[.S$3]/[.$E$1])" office:value-type="float" office:value="616.441400296898" calcext:value-type="float">
            <text:p>616</text:p>
          </table:table-cell>
          <table:table-cell table:style-name="ce321" table:formula="of:=(MAX([.$E$2];25)/100)*SQRT([.$A5]*[.T$3]/[.$E$1])" office:value-type="float" office:value="632.455532033676" calcext:value-type="float">
            <text:p>632</text:p>
          </table:table-cell>
          <table:table-cell table:style-name="ce321" table:formula="of:=(MAX([.$E$2];25)/100)*SQRT([.$A5]*[.U$3]/[.$E$1])" office:value-type="float" office:value="648.074069840786" calcext:value-type="float">
            <text:p>648</text:p>
          </table:table-cell>
          <table:table-cell table:style-name="ce321" table:formula="of:=(MAX([.$E$2];25)/100)*SQRT([.$A5]*[.V$3]/[.$E$1])" office:value-type="float" office:value="663.32495807108" calcext:value-type="float">
            <text:p>663</text:p>
          </table:table-cell>
          <table:table-cell table:style-name="ce321" table:formula="of:=(MAX([.$E$2];25)/100)*SQRT([.$A5]*[.W$3]/[.$E$1])" office:value-type="float" office:value="678.232998312527" calcext:value-type="float">
            <text:p>678</text:p>
          </table:table-cell>
          <table:table-cell table:style-name="ce321" table:formula="of:=(MAX([.$E$2];25)/100)*SQRT([.$A5]*[.X$3]/[.$E$1])" office:value-type="float" office:value="692.820323027551" calcext:value-type="float">
            <text:p>693</text:p>
          </table:table-cell>
          <table:table-cell table:style-name="ce321" table:formula="of:=(MAX([.$E$2];25)/100)*SQRT([.$A5]*[.Y$3]/[.$E$1])" office:value-type="float" office:value="707.106781186548" calcext:value-type="float">
            <text:p>707</text:p>
          </table:table-cell>
          <table:table-cell table:style-name="ce321" table:formula="of:=(MAX([.$E$2];25)/100)*SQRT([.$A5]*[.Z$3]/[.$E$1])" office:value-type="float" office:value="721.110255092798" calcext:value-type="float">
            <text:p>721</text:p>
          </table:table-cell>
          <table:table-cell table:number-columns-repeated="38"/>
        </table:table-row>
        <table:table-row table:style-name="ro2">
          <table:table-cell table:style-name="ce235" table:formula="of:=[.A5]+[.A$4]" office:value-type="float" office:value="300000" calcext:value-type="float">
            <text:p><text:s/>300 000 </text:p>
          </table:table-cell>
          <table:table-cell table:style-name="ce319" table:formula="of:=COM.MICROSOFT.FLOOR(SQRT([.A6])/10;1)" office:value-type="float" office:value="54" calcext:value-type="float">
            <text:p>54</text:p>
          </table:table-cell>
          <table:table-cell table:style-name="ce319" table:formula="of:=COM.MICROSOFT.FLOOR(SQRT([.A6]/IF([.J$1]=0;10;5));1)" office:value-type="float" office:value="173" calcext:value-type="float">
            <text:p>173</text:p>
          </table:table-cell>
          <table:table-cell table:style-name="ce321" table:formula="of:=(MAX([.$E$2];25)/100)*SQRT([.$A6]*[.D$3]/[.$E$1])" office:value-type="float" office:value="346.410161513775" calcext:value-type="float">
            <text:p>346</text:p>
          </table:table-cell>
          <table:table-cell table:style-name="ce321" table:formula="of:=(MAX([.$E$2];25)/100)*SQRT([.$A6]*[.E$3]/[.$E$1])" office:value-type="float" office:value="387.298334620742" calcext:value-type="float">
            <text:p>387</text:p>
          </table:table-cell>
          <table:table-cell table:style-name="ce321" table:formula="of:=(MAX([.$E$2];25)/100)*SQRT([.$A6]*[.F$3]/[.$E$1])" office:value-type="float" office:value="424.264068711929" calcext:value-type="float">
            <text:p>424</text:p>
          </table:table-cell>
          <table:table-cell table:style-name="ce325" table:formula="of:=(MAX([.$E$2];25)/100)*SQRT([.$A6]*[.G$3]/[.$E$1])" office:value-type="float" office:value="458.257569495584" calcext:value-type="float">
            <text:p>458</text:p>
          </table:table-cell>
          <table:table-cell table:style-name="ce325" table:formula="of:=(MAX([.$E$2];25)/100)*SQRT([.$A6]*[.H$3]/[.$E$1])" office:value-type="float" office:value="489.897948556636" calcext:value-type="float">
            <text:p>490</text:p>
          </table:table-cell>
          <table:table-cell table:style-name="ce325" table:formula="of:=(MAX([.$E$2];25)/100)*SQRT([.$A6]*[.I$3]/[.$E$1])" office:value-type="float" office:value="519.615242270663" calcext:value-type="float">
            <text:p>520</text:p>
          </table:table-cell>
          <table:table-cell table:style-name="ce325" table:formula="of:=(MAX([.$E$2];25)/100)*SQRT([.$A6]*[.J$3]/[.$E$1])" office:value-type="float" office:value="547.722557505166" calcext:value-type="float">
            <text:p>548</text:p>
          </table:table-cell>
          <table:table-cell table:style-name="ce325" table:formula="of:=(MAX([.$E$2];25)/100)*SQRT([.$A6]*[.K$3]/[.$E$1])" office:value-type="float" office:value="574.456264653803" calcext:value-type="float">
            <text:p>574</text:p>
          </table:table-cell>
          <table:table-cell table:style-name="ce325" table:formula="of:=(MAX([.$E$2];25)/100)*SQRT([.$A6]*[.L$3]/[.$E$1])" office:value-type="float" office:value="600" calcext:value-type="float">
            <text:p>600</text:p>
          </table:table-cell>
          <table:table-cell table:style-name="ce325" table:formula="of:=(MAX([.$E$2];25)/100)*SQRT([.$A6]*[.M$3]/[.$E$1])" office:value-type="float" office:value="624.49979983984" calcext:value-type="float">
            <text:p>624</text:p>
          </table:table-cell>
          <table:table-cell table:style-name="ce321" table:formula="of:=(MAX([.$E$2];25)/100)*SQRT([.$A6]*[.N$3]/[.$E$1])" office:value-type="float" office:value="648.074069840786" calcext:value-type="float">
            <text:p>648</text:p>
          </table:table-cell>
          <table:table-cell table:style-name="ce321" table:formula="of:=(MAX([.$E$2];25)/100)*SQRT([.$A6]*[.O$3]/[.$E$1])" office:value-type="float" office:value="670.820393249937" calcext:value-type="float">
            <text:p>671</text:p>
          </table:table-cell>
          <table:table-cell table:style-name="ce321" table:formula="of:=(MAX([.$E$2];25)/100)*SQRT([.$A6]*[.P$3]/[.$E$1])" office:value-type="float" office:value="692.820323027551" calcext:value-type="float">
            <text:p>693</text:p>
          </table:table-cell>
          <table:table-cell table:style-name="ce321" table:formula="of:=(MAX([.$E$2];25)/100)*SQRT([.$A6]*[.Q$3]/[.$E$1])" office:value-type="float" office:value="714.142842854285" calcext:value-type="float">
            <text:p>714</text:p>
          </table:table-cell>
          <table:table-cell table:style-name="ce321" table:formula="of:=(MAX([.$E$2];25)/100)*SQRT([.$A6]*[.R$3]/[.$E$1])" office:value-type="float" office:value="734.846922834953" calcext:value-type="float">
            <text:p>735</text:p>
          </table:table-cell>
          <table:table-cell table:style-name="ce321" table:formula="of:=(MAX([.$E$2];25)/100)*SQRT([.$A6]*[.S$3]/[.$E$1])" office:value-type="float" office:value="754.983443527075" calcext:value-type="float">
            <text:p>755</text:p>
          </table:table-cell>
          <table:table-cell table:style-name="ce321" table:formula="of:=(MAX([.$E$2];25)/100)*SQRT([.$A6]*[.T$3]/[.$E$1])" office:value-type="float" office:value="774.596669241483" calcext:value-type="float">
            <text:p>775</text:p>
          </table:table-cell>
          <table:table-cell table:style-name="ce321" table:formula="of:=(MAX([.$E$2];25)/100)*SQRT([.$A6]*[.U$3]/[.$E$1])" office:value-type="float" office:value="793.725393319377" calcext:value-type="float">
            <text:p>794</text:p>
          </table:table-cell>
          <table:table-cell table:style-name="ce321" table:formula="of:=(MAX([.$E$2];25)/100)*SQRT([.$A6]*[.V$3]/[.$E$1])" office:value-type="float" office:value="812.403840463596" calcext:value-type="float">
            <text:p>812</text:p>
          </table:table-cell>
          <table:table-cell table:style-name="ce321" table:formula="of:=(MAX([.$E$2];25)/100)*SQRT([.$A6]*[.W$3]/[.$E$1])" office:value-type="float" office:value="830.662386291808" calcext:value-type="float">
            <text:p>831</text:p>
          </table:table-cell>
          <table:table-cell table:style-name="ce321" table:formula="of:=(MAX([.$E$2];25)/100)*SQRT([.$A6]*[.X$3]/[.$E$1])" office:value-type="float" office:value="848.528137423857" calcext:value-type="float">
            <text:p>849</text:p>
          </table:table-cell>
          <table:table-cell table:style-name="ce321" table:formula="of:=(MAX([.$E$2];25)/100)*SQRT([.$A6]*[.Y$3]/[.$E$1])" office:value-type="float" office:value="866.025403784439" calcext:value-type="float">
            <text:p>866</text:p>
          </table:table-cell>
          <table:table-cell table:style-name="ce321" table:formula="of:=(MAX([.$E$2];25)/100)*SQRT([.$A6]*[.Z$3]/[.$E$1])" office:value-type="float" office:value="883.176086632785" calcext:value-type="float">
            <text:p>883</text:p>
          </table:table-cell>
          <table:table-cell table:number-columns-repeated="38"/>
        </table:table-row>
        <table:table-row table:style-name="ro2">
          <table:table-cell table:style-name="ce235" table:formula="of:=[.A6]+[.A$4]" office:value-type="float" office:value="400000" calcext:value-type="float">
            <text:p><text:s/>400 000 </text:p>
          </table:table-cell>
          <table:table-cell table:style-name="ce319" table:formula="of:=COM.MICROSOFT.FLOOR(SQRT([.A7])/10;1)" office:value-type="float" office:value="63" calcext:value-type="float">
            <text:p>63</text:p>
          </table:table-cell>
          <table:table-cell table:style-name="ce319" table:formula="of:=COM.MICROSOFT.FLOOR(SQRT([.A7]/IF([.J$1]=0;10;5));1)" office:value-type="float" office:value="200" calcext:value-type="float">
            <text:p>200</text:p>
          </table:table-cell>
          <table:table-cell table:style-name="ce321" table:formula="of:=(MAX([.$E$2];25)/100)*SQRT([.$A7]*[.D$3]/[.$E$1])" office:value-type="float" office:value="400" calcext:value-type="float">
            <text:p>400</text:p>
          </table:table-cell>
          <table:table-cell table:style-name="ce321" table:formula="of:=(MAX([.$E$2];25)/100)*SQRT([.$A7]*[.E$3]/[.$E$1])" office:value-type="float" office:value="447.213595499958" calcext:value-type="float">
            <text:p>447</text:p>
          </table:table-cell>
          <table:table-cell table:style-name="ce321" table:formula="of:=(MAX([.$E$2];25)/100)*SQRT([.$A7]*[.F$3]/[.$E$1])" office:value-type="float" office:value="489.897948556636" calcext:value-type="float">
            <text:p>490</text:p>
          </table:table-cell>
          <table:table-cell table:style-name="ce325" table:formula="of:=(MAX([.$E$2];25)/100)*SQRT([.$A7]*[.G$3]/[.$E$1])" office:value-type="float" office:value="529.150262212918" calcext:value-type="float">
            <text:p>529</text:p>
          </table:table-cell>
          <table:table-cell table:style-name="ce325" table:formula="of:=(MAX([.$E$2];25)/100)*SQRT([.$A7]*[.H$3]/[.$E$1])" office:value-type="float" office:value="565.685424949238" calcext:value-type="float">
            <text:p>566</text:p>
          </table:table-cell>
          <table:table-cell table:style-name="ce325" table:formula="of:=(MAX([.$E$2];25)/100)*SQRT([.$A7]*[.I$3]/[.$E$1])" office:value-type="float" office:value="600" calcext:value-type="float">
            <text:p>600</text:p>
          </table:table-cell>
          <table:table-cell table:style-name="ce325" table:formula="of:=(MAX([.$E$2];25)/100)*SQRT([.$A7]*[.J$3]/[.$E$1])" office:value-type="float" office:value="632.455532033676" calcext:value-type="float">
            <text:p>632</text:p>
          </table:table-cell>
          <table:table-cell table:style-name="ce325" table:formula="of:=(MAX([.$E$2];25)/100)*SQRT([.$A7]*[.K$3]/[.$E$1])" office:value-type="float" office:value="663.32495807108" calcext:value-type="float">
            <text:p>663</text:p>
          </table:table-cell>
          <table:table-cell table:style-name="ce325" table:formula="of:=(MAX([.$E$2];25)/100)*SQRT([.$A7]*[.L$3]/[.$E$1])" office:value-type="float" office:value="692.820323027551" calcext:value-type="float">
            <text:p>693</text:p>
          </table:table-cell>
          <table:table-cell table:style-name="ce325" table:formula="of:=(MAX([.$E$2];25)/100)*SQRT([.$A7]*[.M$3]/[.$E$1])" office:value-type="float" office:value="721.110255092798" calcext:value-type="float">
            <text:p>721</text:p>
          </table:table-cell>
          <table:table-cell table:style-name="ce321" table:formula="of:=(MAX([.$E$2];25)/100)*SQRT([.$A7]*[.N$3]/[.$E$1])" office:value-type="float" office:value="748.331477354788" calcext:value-type="float">
            <text:p>748</text:p>
          </table:table-cell>
          <table:table-cell table:style-name="ce321" table:formula="of:=(MAX([.$E$2];25)/100)*SQRT([.$A7]*[.O$3]/[.$E$1])" office:value-type="float" office:value="774.596669241483" calcext:value-type="float">
            <text:p>775</text:p>
          </table:table-cell>
          <table:table-cell table:style-name="ce321" table:formula="of:=(MAX([.$E$2];25)/100)*SQRT([.$A7]*[.P$3]/[.$E$1])" office:value-type="float" office:value="800" calcext:value-type="float">
            <text:p>800</text:p>
          </table:table-cell>
          <table:table-cell table:style-name="ce321" table:formula="of:=(MAX([.$E$2];25)/100)*SQRT([.$A7]*[.Q$3]/[.$E$1])" office:value-type="float" office:value="824.621125123532" calcext:value-type="float">
            <text:p>825</text:p>
          </table:table-cell>
          <table:table-cell table:style-name="ce321" table:formula="of:=(MAX([.$E$2];25)/100)*SQRT([.$A7]*[.R$3]/[.$E$1])" office:value-type="float" office:value="848.528137423857" calcext:value-type="float">
            <text:p>849</text:p>
          </table:table-cell>
          <table:table-cell table:style-name="ce321" table:formula="of:=(MAX([.$E$2];25)/100)*SQRT([.$A7]*[.S$3]/[.$E$1])" office:value-type="float" office:value="871.779788708135" calcext:value-type="float">
            <text:p>872</text:p>
          </table:table-cell>
          <table:table-cell table:style-name="ce321" table:formula="of:=(MAX([.$E$2];25)/100)*SQRT([.$A7]*[.T$3]/[.$E$1])" office:value-type="float" office:value="894.427190999916" calcext:value-type="float">
            <text:p>894</text:p>
          </table:table-cell>
          <table:table-cell table:style-name="ce321" table:formula="of:=(MAX([.$E$2];25)/100)*SQRT([.$A7]*[.U$3]/[.$E$1])" office:value-type="float" office:value="916.515138991168" calcext:value-type="float">
            <text:p>917</text:p>
          </table:table-cell>
          <table:table-cell table:style-name="ce321" table:formula="of:=(MAX([.$E$2];25)/100)*SQRT([.$A7]*[.V$3]/[.$E$1])" office:value-type="float" office:value="938.083151964686" calcext:value-type="float">
            <text:p>938</text:p>
          </table:table-cell>
          <table:table-cell table:style-name="ce321" table:formula="of:=(MAX([.$E$2];25)/100)*SQRT([.$A7]*[.W$3]/[.$E$1])" office:value-type="float" office:value="959.166304662544" calcext:value-type="float">
            <text:p>959</text:p>
          </table:table-cell>
          <table:table-cell table:style-name="ce321" table:formula="of:=(MAX([.$E$2];25)/100)*SQRT([.$A7]*[.X$3]/[.$E$1])" office:value-type="float" office:value="979.795897113271" calcext:value-type="float">
            <text:p>980</text:p>
          </table:table-cell>
          <table:table-cell table:style-name="ce321" table:formula="of:=(MAX([.$E$2];25)/100)*SQRT([.$A7]*[.Y$3]/[.$E$1])" office:value-type="float" office:value="1000" calcext:value-type="float">
            <text:p>1000</text:p>
          </table:table-cell>
          <table:table-cell table:style-name="ce321" table:formula="of:=(MAX([.$E$2];25)/100)*SQRT([.$A7]*[.Z$3]/[.$E$1])" office:value-type="float" office:value="1019.80390271856" calcext:value-type="float">
            <text:p>1020</text:p>
          </table:table-cell>
          <table:table-cell table:number-columns-repeated="38"/>
        </table:table-row>
        <table:table-row table:style-name="ro2">
          <table:table-cell table:style-name="ce235" table:formula="of:=[.A7]+[.A$4]" office:value-type="float" office:value="500000" calcext:value-type="float">
            <text:p><text:s/>500 000 </text:p>
          </table:table-cell>
          <table:table-cell table:style-name="ce319" table:formula="of:=COM.MICROSOFT.FLOOR(SQRT([.A8])/10;1)" office:value-type="float" office:value="70" calcext:value-type="float">
            <text:p>70</text:p>
          </table:table-cell>
          <table:table-cell table:style-name="ce319" table:formula="of:=COM.MICROSOFT.FLOOR(SQRT([.A8]/IF([.J$1]=0;10;5));1)" office:value-type="float" office:value="223" calcext:value-type="float">
            <text:p>223</text:p>
          </table:table-cell>
          <table:table-cell table:style-name="ce321" table:formula="of:=(MAX([.$E$2];25)/100)*SQRT([.$A8]*[.D$3]/[.$E$1])" office:value-type="float" office:value="447.213595499958" calcext:value-type="float">
            <text:p>447</text:p>
          </table:table-cell>
          <table:table-cell table:style-name="ce321" table:formula="of:=(MAX([.$E$2];25)/100)*SQRT([.$A8]*[.E$3]/[.$E$1])" office:value-type="float" office:value="500" calcext:value-type="float">
            <text:p>500</text:p>
          </table:table-cell>
          <table:table-cell table:style-name="ce321" table:formula="of:=(MAX([.$E$2];25)/100)*SQRT([.$A8]*[.F$3]/[.$E$1])" office:value-type="float" office:value="547.722557505166" calcext:value-type="float">
            <text:p>548</text:p>
          </table:table-cell>
          <table:table-cell table:style-name="ce325" table:formula="of:=(MAX([.$E$2];25)/100)*SQRT([.$A8]*[.G$3]/[.$E$1])" office:value-type="float" office:value="591.607978309962" calcext:value-type="float">
            <text:p>592</text:p>
          </table:table-cell>
          <table:table-cell table:style-name="ce325" table:formula="of:=(MAX([.$E$2];25)/100)*SQRT([.$A8]*[.H$3]/[.$E$1])" office:value-type="float" office:value="632.455532033676" calcext:value-type="float">
            <text:p>632</text:p>
          </table:table-cell>
          <table:table-cell table:style-name="ce325" table:formula="of:=(MAX([.$E$2];25)/100)*SQRT([.$A8]*[.I$3]/[.$E$1])" office:value-type="float" office:value="670.820393249937" calcext:value-type="float">
            <text:p>671</text:p>
          </table:table-cell>
          <table:table-cell table:style-name="ce325" table:formula="of:=(MAX([.$E$2];25)/100)*SQRT([.$A8]*[.J$3]/[.$E$1])" office:value-type="float" office:value="707.106781186548" calcext:value-type="float">
            <text:p>707</text:p>
          </table:table-cell>
          <table:table-cell table:style-name="ce325" table:formula="of:=(MAX([.$E$2];25)/100)*SQRT([.$A8]*[.K$3]/[.$E$1])" office:value-type="float" office:value="741.619848709566" calcext:value-type="float">
            <text:p>742</text:p>
          </table:table-cell>
          <table:table-cell table:style-name="ce325" table:formula="of:=(MAX([.$E$2];25)/100)*SQRT([.$A8]*[.L$3]/[.$E$1])" office:value-type="float" office:value="774.596669241483" calcext:value-type="float">
            <text:p>775</text:p>
          </table:table-cell>
          <table:table-cell table:style-name="ce325" table:formula="of:=(MAX([.$E$2];25)/100)*SQRT([.$A8]*[.M$3]/[.$E$1])" office:value-type="float" office:value="806.225774829855" calcext:value-type="float">
            <text:p>806</text:p>
          </table:table-cell>
          <table:table-cell table:style-name="ce321" table:formula="of:=(MAX([.$E$2];25)/100)*SQRT([.$A8]*[.N$3]/[.$E$1])" office:value-type="float" office:value="836.660026534076" calcext:value-type="float">
            <text:p>837</text:p>
          </table:table-cell>
          <table:table-cell table:style-name="ce321" table:formula="of:=(MAX([.$E$2];25)/100)*SQRT([.$A8]*[.O$3]/[.$E$1])" office:value-type="float" office:value="866.025403784439" calcext:value-type="float">
            <text:p>866</text:p>
          </table:table-cell>
          <table:table-cell table:style-name="ce321" table:formula="of:=(MAX([.$E$2];25)/100)*SQRT([.$A8]*[.P$3]/[.$E$1])" office:value-type="float" office:value="894.427190999916" calcext:value-type="float">
            <text:p>894</text:p>
          </table:table-cell>
          <table:table-cell table:style-name="ce321" table:formula="of:=(MAX([.$E$2];25)/100)*SQRT([.$A8]*[.Q$3]/[.$E$1])" office:value-type="float" office:value="921.954445729289" calcext:value-type="float">
            <text:p>922</text:p>
          </table:table-cell>
          <table:table-cell table:style-name="ce321" table:formula="of:=(MAX([.$E$2];25)/100)*SQRT([.$A8]*[.R$3]/[.$E$1])" office:value-type="float" office:value="948.683298050514" calcext:value-type="float">
            <text:p>949</text:p>
          </table:table-cell>
          <table:table-cell table:style-name="ce321" table:formula="of:=(MAX([.$E$2];25)/100)*SQRT([.$A8]*[.S$3]/[.$E$1])" office:value-type="float" office:value="974.679434480896" calcext:value-type="float">
            <text:p>975</text:p>
          </table:table-cell>
          <table:table-cell table:style-name="ce321" table:formula="of:=(MAX([.$E$2];25)/100)*SQRT([.$A8]*[.T$3]/[.$E$1])" office:value-type="float" office:value="1000" calcext:value-type="float">
            <text:p>1000</text:p>
          </table:table-cell>
          <table:table-cell table:style-name="ce321" table:formula="of:=(MAX([.$E$2];25)/100)*SQRT([.$A8]*[.U$3]/[.$E$1])" office:value-type="float" office:value="1024.69507659596" calcext:value-type="float">
            <text:p>1025</text:p>
          </table:table-cell>
          <table:table-cell table:style-name="ce321" table:formula="of:=(MAX([.$E$2];25)/100)*SQRT([.$A8]*[.V$3]/[.$E$1])" office:value-type="float" office:value="1048.80884817015" calcext:value-type="float">
            <text:p>1049</text:p>
          </table:table-cell>
          <table:table-cell table:style-name="ce321" table:formula="of:=(MAX([.$E$2];25)/100)*SQRT([.$A8]*[.W$3]/[.$E$1])" office:value-type="float" office:value="1072.38052947636" calcext:value-type="float">
            <text:p>1072</text:p>
          </table:table-cell>
          <table:table-cell table:style-name="ce321" table:formula="of:=(MAX([.$E$2];25)/100)*SQRT([.$A8]*[.X$3]/[.$E$1])" office:value-type="float" office:value="1095.44511501033" calcext:value-type="float">
            <text:p>1095</text:p>
          </table:table-cell>
          <table:table-cell table:style-name="ce321" table:formula="of:=(MAX([.$E$2];25)/100)*SQRT([.$A8]*[.Y$3]/[.$E$1])" office:value-type="float" office:value="1118.0339887499" calcext:value-type="float">
            <text:p>1118</text:p>
          </table:table-cell>
          <table:table-cell table:style-name="ce321" table:formula="of:=(MAX([.$E$2];25)/100)*SQRT([.$A8]*[.Z$3]/[.$E$1])" office:value-type="float" office:value="1140.17542509914" calcext:value-type="float">
            <text:p>1140</text:p>
          </table:table-cell>
          <table:table-cell table:number-columns-repeated="38"/>
        </table:table-row>
        <table:table-row table:style-name="ro2">
          <table:table-cell table:style-name="ce235" table:formula="of:=[.A8]+[.A$4]" office:value-type="float" office:value="600000" calcext:value-type="float">
            <text:p><text:s/>600 000 </text:p>
          </table:table-cell>
          <table:table-cell table:style-name="ce319" table:formula="of:=COM.MICROSOFT.FLOOR(SQRT([.A9])/10;1)" office:value-type="float" office:value="77" calcext:value-type="float">
            <text:p>77</text:p>
          </table:table-cell>
          <table:table-cell table:style-name="ce319" table:formula="of:=COM.MICROSOFT.FLOOR(SQRT([.A9]/IF([.J$1]=0;10;5));1)" office:value-type="float" office:value="244" calcext:value-type="float">
            <text:p>244</text:p>
          </table:table-cell>
          <table:table-cell table:style-name="ce321" table:formula="of:=(MAX([.$E$2];25)/100)*SQRT([.$A9]*[.D$3]/[.$E$1])" office:value-type="float" office:value="489.897948556636" calcext:value-type="float">
            <text:p>490</text:p>
          </table:table-cell>
          <table:table-cell table:style-name="ce321" table:formula="of:=(MAX([.$E$2];25)/100)*SQRT([.$A9]*[.E$3]/[.$E$1])" office:value-type="float" office:value="547.722557505166" calcext:value-type="float">
            <text:p>548</text:p>
          </table:table-cell>
          <table:table-cell table:style-name="ce321" table:formula="of:=(MAX([.$E$2];25)/100)*SQRT([.$A9]*[.F$3]/[.$E$1])" office:value-type="float" office:value="600" calcext:value-type="float">
            <text:p>600</text:p>
          </table:table-cell>
          <table:table-cell table:style-name="ce325" table:formula="of:=(MAX([.$E$2];25)/100)*SQRT([.$A9]*[.G$3]/[.$E$1])" office:value-type="float" office:value="648.074069840786" calcext:value-type="float">
            <text:p>648</text:p>
          </table:table-cell>
          <table:table-cell table:style-name="ce325" table:formula="of:=(MAX([.$E$2];25)/100)*SQRT([.$A9]*[.H$3]/[.$E$1])" office:value-type="float" office:value="692.820323027551" calcext:value-type="float">
            <text:p>693</text:p>
          </table:table-cell>
          <table:table-cell table:style-name="ce325" table:formula="of:=(MAX([.$E$2];25)/100)*SQRT([.$A9]*[.I$3]/[.$E$1])" office:value-type="float" office:value="734.846922834953" calcext:value-type="float">
            <text:p>735</text:p>
          </table:table-cell>
          <table:table-cell table:style-name="ce325" table:formula="of:=(MAX([.$E$2];25)/100)*SQRT([.$A9]*[.J$3]/[.$E$1])" office:value-type="float" office:value="774.596669241483" calcext:value-type="float">
            <text:p>775</text:p>
          </table:table-cell>
          <table:table-cell table:style-name="ce325" table:formula="of:=(MAX([.$E$2];25)/100)*SQRT([.$A9]*[.K$3]/[.$E$1])" office:value-type="float" office:value="812.403840463596" calcext:value-type="float">
            <text:p>812</text:p>
          </table:table-cell>
          <table:table-cell table:style-name="ce325" table:formula="of:=(MAX([.$E$2];25)/100)*SQRT([.$A9]*[.L$3]/[.$E$1])" office:value-type="float" office:value="848.528137423857" calcext:value-type="float">
            <text:p>849</text:p>
          </table:table-cell>
          <table:table-cell table:style-name="ce325" table:formula="of:=(MAX([.$E$2];25)/100)*SQRT([.$A9]*[.M$3]/[.$E$1])" office:value-type="float" office:value="883.176086632785" calcext:value-type="float">
            <text:p>883</text:p>
          </table:table-cell>
          <table:table-cell table:style-name="ce321" table:formula="of:=(MAX([.$E$2];25)/100)*SQRT([.$A9]*[.N$3]/[.$E$1])" office:value-type="float" office:value="916.515138991168" calcext:value-type="float">
            <text:p>917</text:p>
          </table:table-cell>
          <table:table-cell table:style-name="ce321" table:formula="of:=(MAX([.$E$2];25)/100)*SQRT([.$A9]*[.O$3]/[.$E$1])" office:value-type="float" office:value="948.683298050514" calcext:value-type="float">
            <text:p>949</text:p>
          </table:table-cell>
          <table:table-cell table:style-name="ce321" table:formula="of:=(MAX([.$E$2];25)/100)*SQRT([.$A9]*[.P$3]/[.$E$1])" office:value-type="float" office:value="979.795897113271" calcext:value-type="float">
            <text:p>980</text:p>
          </table:table-cell>
          <table:table-cell table:style-name="ce321" table:formula="of:=(MAX([.$E$2];25)/100)*SQRT([.$A9]*[.Q$3]/[.$E$1])" office:value-type="float" office:value="1009.95049383621" calcext:value-type="float">
            <text:p>1010</text:p>
          </table:table-cell>
          <table:table-cell table:style-name="ce321" table:formula="of:=(MAX([.$E$2];25)/100)*SQRT([.$A9]*[.R$3]/[.$E$1])" office:value-type="float" office:value="1039.23048454133" calcext:value-type="float">
            <text:p>1039</text:p>
          </table:table-cell>
          <table:table-cell table:style-name="ce321" table:formula="of:=(MAX([.$E$2];25)/100)*SQRT([.$A9]*[.S$3]/[.$E$1])" office:value-type="float" office:value="1067.70782520313" calcext:value-type="float">
            <text:p>1068</text:p>
          </table:table-cell>
          <table:table-cell table:style-name="ce321" table:formula="of:=(MAX([.$E$2];25)/100)*SQRT([.$A9]*[.T$3]/[.$E$1])" office:value-type="float" office:value="1095.44511501033" calcext:value-type="float">
            <text:p>1095</text:p>
          </table:table-cell>
          <table:table-cell table:style-name="ce321" table:formula="of:=(MAX([.$E$2];25)/100)*SQRT([.$A9]*[.U$3]/[.$E$1])" office:value-type="float" office:value="1122.49721603218" calcext:value-type="float">
            <text:p>1122</text:p>
          </table:table-cell>
          <table:table-cell table:style-name="ce321" table:formula="of:=(MAX([.$E$2];25)/100)*SQRT([.$A9]*[.V$3]/[.$E$1])" office:value-type="float" office:value="1148.91252930761" calcext:value-type="float">
            <text:p>1149</text:p>
          </table:table-cell>
          <table:table-cell table:style-name="ce321" table:formula="of:=(MAX([.$E$2];25)/100)*SQRT([.$A9]*[.W$3]/[.$E$1])" office:value-type="float" office:value="1174.73401244707" calcext:value-type="float">
            <text:p>1175</text:p>
          </table:table-cell>
          <table:table-cell table:style-name="ce321" table:formula="of:=(MAX([.$E$2];25)/100)*SQRT([.$A9]*[.X$3]/[.$E$1])" office:value-type="float" office:value="1200" calcext:value-type="float">
            <text:p>1200</text:p>
          </table:table-cell>
          <table:table-cell table:style-name="ce321" table:formula="of:=(MAX([.$E$2];25)/100)*SQRT([.$A9]*[.Y$3]/[.$E$1])" office:value-type="float" office:value="1224.74487139159" calcext:value-type="float">
            <text:p>1225</text:p>
          </table:table-cell>
          <table:table-cell table:style-name="ce321" table:formula="of:=(MAX([.$E$2];25)/100)*SQRT([.$A9]*[.Z$3]/[.$E$1])" office:value-type="float" office:value="1248.99959967968" calcext:value-type="float">
            <text:p>1249</text:p>
          </table:table-cell>
          <table:table-cell table:number-columns-repeated="38"/>
        </table:table-row>
        <table:table-row table:style-name="ro2">
          <table:table-cell table:style-name="ce235" table:formula="of:=[.A9]+[.A$4]" office:value-type="float" office:value="700000" calcext:value-type="float">
            <text:p><text:s/>700 000 </text:p>
          </table:table-cell>
          <table:table-cell table:style-name="ce319" table:formula="of:=COM.MICROSOFT.FLOOR(SQRT([.A10])/10;1)" office:value-type="float" office:value="83" calcext:value-type="float">
            <text:p>83</text:p>
          </table:table-cell>
          <table:table-cell table:style-name="ce319" table:formula="of:=COM.MICROSOFT.FLOOR(SQRT([.A10]/IF([.J$1]=0;10;5));1)" office:value-type="float" office:value="264" calcext:value-type="float">
            <text:p>264</text:p>
          </table:table-cell>
          <table:table-cell table:style-name="ce321" table:formula="of:=(MAX([.$E$2];25)/100)*SQRT([.$A10]*[.D$3]/[.$E$1])" office:value-type="float" office:value="529.150262212918" calcext:value-type="float">
            <text:p>529</text:p>
          </table:table-cell>
          <table:table-cell table:style-name="ce321" table:formula="of:=(MAX([.$E$2];25)/100)*SQRT([.$A10]*[.E$3]/[.$E$1])" office:value-type="float" office:value="591.607978309962" calcext:value-type="float">
            <text:p>592</text:p>
          </table:table-cell>
          <table:table-cell table:style-name="ce321" table:formula="of:=(MAX([.$E$2];25)/100)*SQRT([.$A10]*[.F$3]/[.$E$1])" office:value-type="float" office:value="648.074069840786" calcext:value-type="float">
            <text:p>648</text:p>
          </table:table-cell>
          <table:table-cell table:style-name="ce325" table:formula="of:=(MAX([.$E$2];25)/100)*SQRT([.$A10]*[.G$3]/[.$E$1])" office:value-type="float" office:value="700" calcext:value-type="float">
            <text:p>700</text:p>
          </table:table-cell>
          <table:table-cell table:style-name="ce325" table:formula="of:=(MAX([.$E$2];25)/100)*SQRT([.$A10]*[.H$3]/[.$E$1])" office:value-type="float" office:value="748.331477354788" calcext:value-type="float">
            <text:p>748</text:p>
          </table:table-cell>
          <table:table-cell table:style-name="ce325" table:formula="of:=(MAX([.$E$2];25)/100)*SQRT([.$A10]*[.I$3]/[.$E$1])" office:value-type="float" office:value="793.725393319377" calcext:value-type="float">
            <text:p>794</text:p>
          </table:table-cell>
          <table:table-cell table:style-name="ce325" table:formula="of:=(MAX([.$E$2];25)/100)*SQRT([.$A10]*[.J$3]/[.$E$1])" office:value-type="float" office:value="836.660026534076" calcext:value-type="float">
            <text:p>837</text:p>
          </table:table-cell>
          <table:table-cell table:style-name="ce325" table:formula="of:=(MAX([.$E$2];25)/100)*SQRT([.$A10]*[.K$3]/[.$E$1])" office:value-type="float" office:value="877.496438739212" calcext:value-type="float">
            <text:p>877</text:p>
          </table:table-cell>
          <table:table-cell table:style-name="ce325" table:formula="of:=(MAX([.$E$2];25)/100)*SQRT([.$A10]*[.L$3]/[.$E$1])" office:value-type="float" office:value="916.515138991168" calcext:value-type="float">
            <text:p>917</text:p>
          </table:table-cell>
          <table:table-cell table:style-name="ce325" table:formula="of:=(MAX([.$E$2];25)/100)*SQRT([.$A10]*[.M$3]/[.$E$1])" office:value-type="float" office:value="953.939201416946" calcext:value-type="float">
            <text:p>954</text:p>
          </table:table-cell>
          <table:table-cell table:style-name="ce321" table:formula="of:=(MAX([.$E$2];25)/100)*SQRT([.$A10]*[.N$3]/[.$E$1])" office:value-type="float" office:value="989.949493661167" calcext:value-type="float">
            <text:p>990</text:p>
          </table:table-cell>
          <table:table-cell table:style-name="ce321" table:formula="of:=(MAX([.$E$2];25)/100)*SQRT([.$A10]*[.O$3]/[.$E$1])" office:value-type="float" office:value="1024.69507659596" calcext:value-type="float">
            <text:p>1025</text:p>
          </table:table-cell>
          <table:table-cell table:style-name="ce321" table:formula="of:=(MAX([.$E$2];25)/100)*SQRT([.$A10]*[.P$3]/[.$E$1])" office:value-type="float" office:value="1058.30052442584" calcext:value-type="float">
            <text:p>1058</text:p>
          </table:table-cell>
          <table:table-cell table:style-name="ce321" table:formula="of:=(MAX([.$E$2];25)/100)*SQRT([.$A10]*[.Q$3]/[.$E$1])" office:value-type="float" office:value="1090.87121146357" calcext:value-type="float">
            <text:p>1091</text:p>
          </table:table-cell>
          <table:table-cell table:style-name="ce321" table:formula="of:=(MAX([.$E$2];25)/100)*SQRT([.$A10]*[.R$3]/[.$E$1])" office:value-type="float" office:value="1122.49721603218" calcext:value-type="float">
            <text:p>1122</text:p>
          </table:table-cell>
          <table:table-cell table:style-name="ce321" table:formula="of:=(MAX([.$E$2];25)/100)*SQRT([.$A10]*[.S$3]/[.$E$1])" office:value-type="float" office:value="1153.25625946708" calcext:value-type="float">
            <text:p>1153</text:p>
          </table:table-cell>
          <table:table-cell table:style-name="ce321" table:formula="of:=(MAX([.$E$2];25)/100)*SQRT([.$A10]*[.T$3]/[.$E$1])" office:value-type="float" office:value="1183.21595661992" calcext:value-type="float">
            <text:p>1183</text:p>
          </table:table-cell>
          <table:table-cell table:style-name="ce321" table:formula="of:=(MAX([.$E$2];25)/100)*SQRT([.$A10]*[.U$3]/[.$E$1])" office:value-type="float" office:value="1212.43556529821" calcext:value-type="float">
            <text:p>1212</text:p>
          </table:table-cell>
          <table:table-cell table:style-name="ce321" table:formula="of:=(MAX([.$E$2];25)/100)*SQRT([.$A10]*[.V$3]/[.$E$1])" office:value-type="float" office:value="1240.96736459909" calcext:value-type="float">
            <text:p>1241</text:p>
          </table:table-cell>
          <table:table-cell table:style-name="ce321" table:formula="of:=(MAX([.$E$2];25)/100)*SQRT([.$A10]*[.W$3]/[.$E$1])" office:value-type="float" office:value="1268.85775404495" calcext:value-type="float">
            <text:p>1269</text:p>
          </table:table-cell>
          <table:table-cell table:style-name="ce321" table:formula="of:=(MAX([.$E$2];25)/100)*SQRT([.$A10]*[.X$3]/[.$E$1])" office:value-type="float" office:value="1296.14813968157" calcext:value-type="float">
            <text:p>1296</text:p>
          </table:table-cell>
          <table:table-cell table:style-name="ce321" table:formula="of:=(MAX([.$E$2];25)/100)*SQRT([.$A10]*[.Y$3]/[.$E$1])" office:value-type="float" office:value="1322.8756555323" calcext:value-type="float">
            <text:p>1323</text:p>
          </table:table-cell>
          <table:table-cell table:style-name="ce321" table:formula="of:=(MAX([.$E$2];25)/100)*SQRT([.$A10]*[.Z$3]/[.$E$1])" office:value-type="float" office:value="1349.0737563232" calcext:value-type="float">
            <text:p>1349</text:p>
          </table:table-cell>
          <table:table-cell table:number-columns-repeated="38"/>
        </table:table-row>
        <table:table-row table:style-name="ro2">
          <table:table-cell table:style-name="ce235" table:formula="of:=[.A10]+[.A$4]" office:value-type="float" office:value="800000" calcext:value-type="float">
            <text:p><text:s/>800 000 </text:p>
          </table:table-cell>
          <table:table-cell table:style-name="ce319" table:formula="of:=COM.MICROSOFT.FLOOR(SQRT([.A11])/10;1)" office:value-type="float" office:value="89" calcext:value-type="float">
            <text:p>89</text:p>
          </table:table-cell>
          <table:table-cell table:style-name="ce319" table:formula="of:=COM.MICROSOFT.FLOOR(SQRT([.A11]/IF([.J$1]=0;10;5));1)" office:value-type="float" office:value="282" calcext:value-type="float">
            <text:p>282</text:p>
          </table:table-cell>
          <table:table-cell table:style-name="ce321" table:formula="of:=(MAX([.$E$2];25)/100)*SQRT([.$A11]*[.D$3]/[.$E$1])" office:value-type="float" office:value="565.685424949238" calcext:value-type="float">
            <text:p>566</text:p>
          </table:table-cell>
          <table:table-cell table:style-name="ce321" table:formula="of:=(MAX([.$E$2];25)/100)*SQRT([.$A11]*[.E$3]/[.$E$1])" office:value-type="float" office:value="632.455532033676" calcext:value-type="float">
            <text:p>632</text:p>
          </table:table-cell>
          <table:table-cell table:style-name="ce321" table:formula="of:=(MAX([.$E$2];25)/100)*SQRT([.$A11]*[.F$3]/[.$E$1])" office:value-type="float" office:value="692.820323027551" calcext:value-type="float">
            <text:p>693</text:p>
          </table:table-cell>
          <table:table-cell table:style-name="ce325" table:formula="of:=(MAX([.$E$2];25)/100)*SQRT([.$A11]*[.G$3]/[.$E$1])" office:value-type="float" office:value="748.331477354788" calcext:value-type="float">
            <text:p>748</text:p>
          </table:table-cell>
          <table:table-cell table:style-name="ce325" table:formula="of:=(MAX([.$E$2];25)/100)*SQRT([.$A11]*[.H$3]/[.$E$1])" office:value-type="float" office:value="800" calcext:value-type="float">
            <text:p>800</text:p>
          </table:table-cell>
          <table:table-cell table:style-name="ce325" table:formula="of:=(MAX([.$E$2];25)/100)*SQRT([.$A11]*[.I$3]/[.$E$1])" office:value-type="float" office:value="848.528137423857" calcext:value-type="float">
            <text:p>849</text:p>
          </table:table-cell>
          <table:table-cell table:style-name="ce325" table:formula="of:=(MAX([.$E$2];25)/100)*SQRT([.$A11]*[.J$3]/[.$E$1])" office:value-type="float" office:value="894.427190999916" calcext:value-type="float">
            <text:p>894</text:p>
          </table:table-cell>
          <table:table-cell table:style-name="ce325" table:formula="of:=(MAX([.$E$2];25)/100)*SQRT([.$A11]*[.K$3]/[.$E$1])" office:value-type="float" office:value="938.083151964686" calcext:value-type="float">
            <text:p>938</text:p>
          </table:table-cell>
          <table:table-cell table:style-name="ce325" table:formula="of:=(MAX([.$E$2];25)/100)*SQRT([.$A11]*[.L$3]/[.$E$1])" office:value-type="float" office:value="979.795897113271" calcext:value-type="float">
            <text:p>980</text:p>
          </table:table-cell>
          <table:table-cell table:style-name="ce325" table:formula="of:=(MAX([.$E$2];25)/100)*SQRT([.$A11]*[.M$3]/[.$E$1])" office:value-type="float" office:value="1019.80390271856" calcext:value-type="float">
            <text:p>1020</text:p>
          </table:table-cell>
          <table:table-cell table:style-name="ce321" table:formula="of:=(MAX([.$E$2];25)/100)*SQRT([.$A11]*[.N$3]/[.$E$1])" office:value-type="float" office:value="1058.30052442584" calcext:value-type="float">
            <text:p>1058</text:p>
          </table:table-cell>
          <table:table-cell table:style-name="ce321" table:formula="of:=(MAX([.$E$2];25)/100)*SQRT([.$A11]*[.O$3]/[.$E$1])" office:value-type="float" office:value="1095.44511501033" calcext:value-type="float">
            <text:p>1095</text:p>
          </table:table-cell>
          <table:table-cell table:style-name="ce321" table:formula="of:=(MAX([.$E$2];25)/100)*SQRT([.$A11]*[.P$3]/[.$E$1])" office:value-type="float" office:value="1131.37084989848" calcext:value-type="float">
            <text:p>1131</text:p>
          </table:table-cell>
          <table:table-cell table:style-name="ce321" table:formula="of:=(MAX([.$E$2];25)/100)*SQRT([.$A11]*[.Q$3]/[.$E$1])" office:value-type="float" office:value="1166.19037896906" calcext:value-type="float">
            <text:p>1166</text:p>
          </table:table-cell>
          <table:table-cell table:style-name="ce321" table:formula="of:=(MAX([.$E$2];25)/100)*SQRT([.$A11]*[.R$3]/[.$E$1])" office:value-type="float" office:value="1200" calcext:value-type="float">
            <text:p>1200</text:p>
          </table:table-cell>
          <table:table-cell table:style-name="ce321" table:formula="of:=(MAX([.$E$2];25)/100)*SQRT([.$A11]*[.S$3]/[.$E$1])" office:value-type="float" office:value="1232.8828005938" calcext:value-type="float">
            <text:p>1233</text:p>
          </table:table-cell>
          <table:table-cell table:style-name="ce321" table:formula="of:=(MAX([.$E$2];25)/100)*SQRT([.$A11]*[.T$3]/[.$E$1])" office:value-type="float" office:value="1264.91106406735" calcext:value-type="float">
            <text:p>1265</text:p>
          </table:table-cell>
          <table:table-cell table:style-name="ce321" table:formula="of:=(MAX([.$E$2];25)/100)*SQRT([.$A11]*[.U$3]/[.$E$1])" office:value-type="float" office:value="1296.14813968157" calcext:value-type="float">
            <text:p>1296</text:p>
          </table:table-cell>
          <table:table-cell table:style-name="ce321" table:formula="of:=(MAX([.$E$2];25)/100)*SQRT([.$A11]*[.V$3]/[.$E$1])" office:value-type="float" office:value="1326.64991614216" calcext:value-type="float">
            <text:p>1327</text:p>
          </table:table-cell>
          <table:table-cell table:style-name="ce321" table:formula="of:=(MAX([.$E$2];25)/100)*SQRT([.$A11]*[.W$3]/[.$E$1])" office:value-type="float" office:value="1356.46599662505" calcext:value-type="float">
            <text:p>1356</text:p>
          </table:table-cell>
          <table:table-cell table:style-name="ce321" table:formula="of:=(MAX([.$E$2];25)/100)*SQRT([.$A11]*[.X$3]/[.$E$1])" office:value-type="float" office:value="1385.6406460551" calcext:value-type="float">
            <text:p>1386</text:p>
          </table:table-cell>
          <table:table-cell table:style-name="ce321" table:formula="of:=(MAX([.$E$2];25)/100)*SQRT([.$A11]*[.Y$3]/[.$E$1])" office:value-type="float" office:value="1414.2135623731" calcext:value-type="float">
            <text:p>1414</text:p>
          </table:table-cell>
          <table:table-cell table:style-name="ce321" table:formula="of:=(MAX([.$E$2];25)/100)*SQRT([.$A11]*[.Z$3]/[.$E$1])" office:value-type="float" office:value="1442.2205101856" calcext:value-type="float">
            <text:p>1442</text:p>
          </table:table-cell>
          <table:table-cell table:number-columns-repeated="38"/>
        </table:table-row>
        <table:table-row table:style-name="ro2">
          <table:table-cell table:style-name="ce235" table:formula="of:=[.A11]+[.A$4]" office:value-type="float" office:value="900000" calcext:value-type="float">
            <text:p><text:s/>900 000 </text:p>
          </table:table-cell>
          <table:table-cell table:style-name="ce319" table:formula="of:=COM.MICROSOFT.FLOOR(SQRT([.A12])/10;1)" office:value-type="float" office:value="94" calcext:value-type="float">
            <text:p>94</text:p>
          </table:table-cell>
          <table:table-cell table:style-name="ce319" table:formula="of:=COM.MICROSOFT.FLOOR(SQRT([.A12]/IF([.J$1]=0;10;5));1)" office:value-type="float" office:value="300" calcext:value-type="float">
            <text:p>300</text:p>
          </table:table-cell>
          <table:table-cell table:style-name="ce321" table:formula="of:=(MAX([.$E$2];25)/100)*SQRT([.$A12]*[.D$3]/[.$E$1])" office:value-type="float" office:value="600" calcext:value-type="float">
            <text:p>600</text:p>
          </table:table-cell>
          <table:table-cell table:style-name="ce321" table:formula="of:=(MAX([.$E$2];25)/100)*SQRT([.$A12]*[.E$3]/[.$E$1])" office:value-type="float" office:value="670.820393249937" calcext:value-type="float">
            <text:p>671</text:p>
          </table:table-cell>
          <table:table-cell table:style-name="ce321" table:formula="of:=(MAX([.$E$2];25)/100)*SQRT([.$A12]*[.F$3]/[.$E$1])" office:value-type="float" office:value="734.846922834953" calcext:value-type="float">
            <text:p>735</text:p>
          </table:table-cell>
          <table:table-cell table:style-name="ce325" table:formula="of:=(MAX([.$E$2];25)/100)*SQRT([.$A12]*[.G$3]/[.$E$1])" office:value-type="float" office:value="793.725393319377" calcext:value-type="float">
            <text:p>794</text:p>
          </table:table-cell>
          <table:table-cell table:style-name="ce325" table:formula="of:=(MAX([.$E$2];25)/100)*SQRT([.$A12]*[.H$3]/[.$E$1])" office:value-type="float" office:value="848.528137423857" calcext:value-type="float">
            <text:p>849</text:p>
          </table:table-cell>
          <table:table-cell table:style-name="ce325" table:formula="of:=(MAX([.$E$2];25)/100)*SQRT([.$A12]*[.I$3]/[.$E$1])" office:value-type="float" office:value="900" calcext:value-type="float">
            <text:p>900</text:p>
          </table:table-cell>
          <table:table-cell table:style-name="ce325" table:formula="of:=(MAX([.$E$2];25)/100)*SQRT([.$A12]*[.J$3]/[.$E$1])" office:value-type="float" office:value="948.683298050514" calcext:value-type="float">
            <text:p>949</text:p>
          </table:table-cell>
          <table:table-cell table:style-name="ce325" table:formula="of:=(MAX([.$E$2];25)/100)*SQRT([.$A12]*[.K$3]/[.$E$1])" office:value-type="float" office:value="994.98743710662" calcext:value-type="float">
            <text:p>995</text:p>
          </table:table-cell>
          <table:table-cell table:style-name="ce325" table:formula="of:=(MAX([.$E$2];25)/100)*SQRT([.$A12]*[.L$3]/[.$E$1])" office:value-type="float" office:value="1039.23048454133" calcext:value-type="float">
            <text:p>1039</text:p>
          </table:table-cell>
          <table:table-cell table:style-name="ce325" table:formula="of:=(MAX([.$E$2];25)/100)*SQRT([.$A12]*[.M$3]/[.$E$1])" office:value-type="float" office:value="1081.6653826392" calcext:value-type="float">
            <text:p>1082</text:p>
          </table:table-cell>
          <table:table-cell table:style-name="ce321" table:formula="of:=(MAX([.$E$2];25)/100)*SQRT([.$A12]*[.N$3]/[.$E$1])" office:value-type="float" office:value="1122.49721603218" calcext:value-type="float">
            <text:p>1122</text:p>
          </table:table-cell>
          <table:table-cell table:style-name="ce321" table:formula="of:=(MAX([.$E$2];25)/100)*SQRT([.$A12]*[.O$3]/[.$E$1])" office:value-type="float" office:value="1161.89500386223" calcext:value-type="float">
            <text:p>1162</text:p>
          </table:table-cell>
          <table:table-cell table:style-name="ce321" table:formula="of:=(MAX([.$E$2];25)/100)*SQRT([.$A12]*[.P$3]/[.$E$1])" office:value-type="float" office:value="1200" calcext:value-type="float">
            <text:p>1200</text:p>
          </table:table-cell>
          <table:table-cell table:style-name="ce321" table:formula="of:=(MAX([.$E$2];25)/100)*SQRT([.$A12]*[.Q$3]/[.$E$1])" office:value-type="float" office:value="1236.9316876853" calcext:value-type="float">
            <text:p>1237</text:p>
          </table:table-cell>
          <table:table-cell table:style-name="ce321" table:formula="of:=(MAX([.$E$2];25)/100)*SQRT([.$A12]*[.R$3]/[.$E$1])" office:value-type="float" office:value="1272.79220613579" calcext:value-type="float">
            <text:p>1273</text:p>
          </table:table-cell>
          <table:table-cell table:style-name="ce321" table:formula="of:=(MAX([.$E$2];25)/100)*SQRT([.$A12]*[.S$3]/[.$E$1])" office:value-type="float" office:value="1307.6696830622" calcext:value-type="float">
            <text:p>1308</text:p>
          </table:table-cell>
          <table:table-cell table:style-name="ce321" table:formula="of:=(MAX([.$E$2];25)/100)*SQRT([.$A12]*[.T$3]/[.$E$1])" office:value-type="float" office:value="1341.64078649987" calcext:value-type="float">
            <text:p>1342</text:p>
          </table:table-cell>
          <table:table-cell table:style-name="ce321" table:formula="of:=(MAX([.$E$2];25)/100)*SQRT([.$A12]*[.U$3]/[.$E$1])" office:value-type="float" office:value="1374.77270848675" calcext:value-type="float">
            <text:p>1375</text:p>
          </table:table-cell>
          <table:table-cell table:style-name="ce321" table:formula="of:=(MAX([.$E$2];25)/100)*SQRT([.$A12]*[.V$3]/[.$E$1])" office:value-type="float" office:value="1407.12472794703" calcext:value-type="float">
            <text:p>1407</text:p>
          </table:table-cell>
          <table:table-cell table:style-name="ce321" table:formula="of:=(MAX([.$E$2];25)/100)*SQRT([.$A12]*[.W$3]/[.$E$1])" office:value-type="float" office:value="1438.74945699382" calcext:value-type="float">
            <text:p>1439</text:p>
          </table:table-cell>
          <table:table-cell table:style-name="ce321" table:formula="of:=(MAX([.$E$2];25)/100)*SQRT([.$A12]*[.X$3]/[.$E$1])" office:value-type="float" office:value="1469.69384566991" calcext:value-type="float">
            <text:p>1470</text:p>
          </table:table-cell>
          <table:table-cell table:style-name="ce321" table:formula="of:=(MAX([.$E$2];25)/100)*SQRT([.$A12]*[.Y$3]/[.$E$1])" office:value-type="float" office:value="1500" calcext:value-type="float">
            <text:p>1500</text:p>
          </table:table-cell>
          <table:table-cell table:style-name="ce321" table:formula="of:=(MAX([.$E$2];25)/100)*SQRT([.$A12]*[.Z$3]/[.$E$1])" office:value-type="float" office:value="1529.70585407784" calcext:value-type="float">
            <text:p>1530</text:p>
          </table:table-cell>
          <table:table-cell table:number-columns-repeated="38"/>
        </table:table-row>
        <table:table-row table:style-name="ro2">
          <table:table-cell table:style-name="ce235" table:formula="of:=[.A12]+[.A$4]" office:value-type="float" office:value="1000000" calcext:value-type="float">
            <text:p><text:s/>1 000 000 </text:p>
          </table:table-cell>
          <table:table-cell table:style-name="ce319" table:formula="of:=COM.MICROSOFT.FLOOR(SQRT([.A13])/10;1)" office:value-type="float" office:value="100" calcext:value-type="float">
            <text:p>100</text:p>
          </table:table-cell>
          <table:table-cell table:style-name="ce319" table:formula="of:=COM.MICROSOFT.FLOOR(SQRT([.A13]/IF([.J$1]=0;10;5));1)" office:value-type="float" office:value="316" calcext:value-type="float">
            <text:p>316</text:p>
          </table:table-cell>
          <table:table-cell table:style-name="ce321" table:formula="of:=(MAX([.$E$2];25)/100)*SQRT([.$A13]*[.D$3]/[.$E$1])" office:value-type="float" office:value="632.455532033676" calcext:value-type="float">
            <text:p>632</text:p>
          </table:table-cell>
          <table:table-cell table:style-name="ce321" table:formula="of:=(MAX([.$E$2];25)/100)*SQRT([.$A13]*[.E$3]/[.$E$1])" office:value-type="float" office:value="707.106781186548" calcext:value-type="float">
            <text:p>707</text:p>
          </table:table-cell>
          <table:table-cell table:style-name="ce321" table:formula="of:=(MAX([.$E$2];25)/100)*SQRT([.$A13]*[.F$3]/[.$E$1])" office:value-type="float" office:value="774.596669241483" calcext:value-type="float">
            <text:p>775</text:p>
          </table:table-cell>
          <table:table-cell table:style-name="ce325" table:formula="of:=(MAX([.$E$2];25)/100)*SQRT([.$A13]*[.G$3]/[.$E$1])" office:value-type="float" office:value="836.660026534076" calcext:value-type="float">
            <text:p>837</text:p>
          </table:table-cell>
          <table:table-cell table:style-name="ce325" table:formula="of:=(MAX([.$E$2];25)/100)*SQRT([.$A13]*[.H$3]/[.$E$1])" office:value-type="float" office:value="894.427190999916" calcext:value-type="float">
            <text:p>894</text:p>
          </table:table-cell>
          <table:table-cell table:style-name="ce325" table:formula="of:=(MAX([.$E$2];25)/100)*SQRT([.$A13]*[.I$3]/[.$E$1])" office:value-type="float" office:value="948.683298050514" calcext:value-type="float">
            <text:p>949</text:p>
          </table:table-cell>
          <table:table-cell table:style-name="ce325" table:formula="of:=(MAX([.$E$2];25)/100)*SQRT([.$A13]*[.J$3]/[.$E$1])" office:value-type="float" office:value="1000" calcext:value-type="float">
            <text:p>1000</text:p>
          </table:table-cell>
          <table:table-cell table:style-name="ce325" table:formula="of:=(MAX([.$E$2];25)/100)*SQRT([.$A13]*[.K$3]/[.$E$1])" office:value-type="float" office:value="1048.80884817015" calcext:value-type="float">
            <text:p>1049</text:p>
          </table:table-cell>
          <table:table-cell table:style-name="ce325" table:formula="of:=(MAX([.$E$2];25)/100)*SQRT([.$A13]*[.L$3]/[.$E$1])" office:value-type="float" office:value="1095.44511501033" calcext:value-type="float">
            <text:p>1095</text:p>
          </table:table-cell>
          <table:table-cell table:style-name="ce325" table:formula="of:=(MAX([.$E$2];25)/100)*SQRT([.$A13]*[.M$3]/[.$E$1])" office:value-type="float" office:value="1140.17542509914" calcext:value-type="float">
            <text:p>1140</text:p>
          </table:table-cell>
          <table:table-cell table:style-name="ce321" table:formula="of:=(MAX([.$E$2];25)/100)*SQRT([.$A13]*[.N$3]/[.$E$1])" office:value-type="float" office:value="1183.21595661992" calcext:value-type="float">
            <text:p>1183</text:p>
          </table:table-cell>
          <table:table-cell table:style-name="ce321" table:formula="of:=(MAX([.$E$2];25)/100)*SQRT([.$A13]*[.O$3]/[.$E$1])" office:value-type="float" office:value="1224.74487139159" calcext:value-type="float">
            <text:p>1225</text:p>
          </table:table-cell>
          <table:table-cell table:style-name="ce321" table:formula="of:=(MAX([.$E$2];25)/100)*SQRT([.$A13]*[.P$3]/[.$E$1])" office:value-type="float" office:value="1264.91106406735" calcext:value-type="float">
            <text:p>1265</text:p>
          </table:table-cell>
          <table:table-cell table:style-name="ce321" table:formula="of:=(MAX([.$E$2];25)/100)*SQRT([.$A13]*[.Q$3]/[.$E$1])" office:value-type="float" office:value="1303.84048104053" calcext:value-type="float">
            <text:p>1304</text:p>
          </table:table-cell>
          <table:table-cell table:style-name="ce321" table:formula="of:=(MAX([.$E$2];25)/100)*SQRT([.$A13]*[.R$3]/[.$E$1])" office:value-type="float" office:value="1341.64078649987" calcext:value-type="float">
            <text:p>1342</text:p>
          </table:table-cell>
          <table:table-cell table:style-name="ce321" table:formula="of:=(MAX([.$E$2];25)/100)*SQRT([.$A13]*[.S$3]/[.$E$1])" office:value-type="float" office:value="1378.40487520902" calcext:value-type="float">
            <text:p>1378</text:p>
          </table:table-cell>
          <table:table-cell table:style-name="ce321" table:formula="of:=(MAX([.$E$2];25)/100)*SQRT([.$A13]*[.T$3]/[.$E$1])" office:value-type="float" office:value="1414.2135623731" calcext:value-type="float">
            <text:p>1414</text:p>
          </table:table-cell>
          <table:table-cell table:style-name="ce321" table:formula="of:=(MAX([.$E$2];25)/100)*SQRT([.$A13]*[.U$3]/[.$E$1])" office:value-type="float" office:value="1449.13767461894" calcext:value-type="float">
            <text:p>1449</text:p>
          </table:table-cell>
          <table:table-cell table:style-name="ce321" table:formula="of:=(MAX([.$E$2];25)/100)*SQRT([.$A13]*[.V$3]/[.$E$1])" office:value-type="float" office:value="1483.23969741913" calcext:value-type="float">
            <text:p>1483</text:p>
          </table:table-cell>
          <table:table-cell table:style-name="ce321" table:formula="of:=(MAX([.$E$2];25)/100)*SQRT([.$A13]*[.W$3]/[.$E$1])" office:value-type="float" office:value="1516.57508881031" calcext:value-type="float">
            <text:p>1517</text:p>
          </table:table-cell>
          <table:table-cell table:style-name="ce321" table:formula="of:=(MAX([.$E$2];25)/100)*SQRT([.$A13]*[.X$3]/[.$E$1])" office:value-type="float" office:value="1549.19333848297" calcext:value-type="float">
            <text:p>1549</text:p>
          </table:table-cell>
          <table:table-cell table:style-name="ce321" table:formula="of:=(MAX([.$E$2];25)/100)*SQRT([.$A13]*[.Y$3]/[.$E$1])" office:value-type="float" office:value="1581.13883008419" calcext:value-type="float">
            <text:p>1581</text:p>
          </table:table-cell>
          <table:table-cell table:style-name="ce321" table:formula="of:=(MAX([.$E$2];25)/100)*SQRT([.$A13]*[.Z$3]/[.$E$1])" office:value-type="float" office:value="1612.45154965971" calcext:value-type="float">
            <text:p>1612</text:p>
          </table:table-cell>
          <table:table-cell table:number-columns-repeated="38"/>
        </table:table-row>
        <table:table-row table:style-name="ro2">
          <table:table-cell table:style-name="ce235" table:formula="of:=[.A13]+[.A$4]" office:value-type="float" office:value="1100000" calcext:value-type="float">
            <text:p><text:s/>1 100 000 </text:p>
          </table:table-cell>
          <table:table-cell table:style-name="ce319" table:formula="of:=COM.MICROSOFT.FLOOR(SQRT([.A14])/10;1)" office:value-type="float" office:value="104" calcext:value-type="float">
            <text:p>104</text:p>
          </table:table-cell>
          <table:table-cell table:style-name="ce319" table:formula="of:=COM.MICROSOFT.FLOOR(SQRT([.A14]/IF([.J$1]=0;10;5));1)" office:value-type="float" office:value="331" calcext:value-type="float">
            <text:p>331</text:p>
          </table:table-cell>
          <table:table-cell table:style-name="ce321" table:formula="of:=(MAX([.$E$2];25)/100)*SQRT([.$A14]*[.D$3]/[.$E$1])" office:value-type="float" office:value="663.32495807108" calcext:value-type="float">
            <text:p>663</text:p>
          </table:table-cell>
          <table:table-cell table:style-name="ce321" table:formula="of:=(MAX([.$E$2];25)/100)*SQRT([.$A14]*[.E$3]/[.$E$1])" office:value-type="float" office:value="741.619848709566" calcext:value-type="float">
            <text:p>742</text:p>
          </table:table-cell>
          <table:table-cell table:style-name="ce321" table:formula="of:=(MAX([.$E$2];25)/100)*SQRT([.$A14]*[.F$3]/[.$E$1])" office:value-type="float" office:value="812.403840463596" calcext:value-type="float">
            <text:p>812</text:p>
          </table:table-cell>
          <table:table-cell table:style-name="ce325" table:formula="of:=(MAX([.$E$2];25)/100)*SQRT([.$A14]*[.G$3]/[.$E$1])" office:value-type="float" office:value="877.496438739212" calcext:value-type="float">
            <text:p>877</text:p>
          </table:table-cell>
          <table:table-cell table:style-name="ce325" table:formula="of:=(MAX([.$E$2];25)/100)*SQRT([.$A14]*[.H$3]/[.$E$1])" office:value-type="float" office:value="938.083151964686" calcext:value-type="float">
            <text:p>938</text:p>
          </table:table-cell>
          <table:table-cell table:style-name="ce325" table:formula="of:=(MAX([.$E$2];25)/100)*SQRT([.$A14]*[.I$3]/[.$E$1])" office:value-type="float" office:value="994.98743710662" calcext:value-type="float">
            <text:p>995</text:p>
          </table:table-cell>
          <table:table-cell table:style-name="ce325" table:formula="of:=(MAX([.$E$2];25)/100)*SQRT([.$A14]*[.J$3]/[.$E$1])" office:value-type="float" office:value="1048.80884817015" calcext:value-type="float">
            <text:p>1049</text:p>
          </table:table-cell>
          <table:table-cell table:style-name="ce325" table:formula="of:=(MAX([.$E$2];25)/100)*SQRT([.$A14]*[.K$3]/[.$E$1])" office:value-type="float" office:value="1100" calcext:value-type="float">
            <text:p>1100</text:p>
          </table:table-cell>
          <table:table-cell table:style-name="ce325" table:formula="of:=(MAX([.$E$2];25)/100)*SQRT([.$A14]*[.L$3]/[.$E$1])" office:value-type="float" office:value="1148.91252930761" calcext:value-type="float">
            <text:p>1149</text:p>
          </table:table-cell>
          <table:table-cell table:style-name="ce325" table:formula="of:=(MAX([.$E$2];25)/100)*SQRT([.$A14]*[.M$3]/[.$E$1])" office:value-type="float" office:value="1195.82607431014" calcext:value-type="float">
            <text:p>1196</text:p>
          </table:table-cell>
          <table:table-cell table:style-name="ce321" table:formula="of:=(MAX([.$E$2];25)/100)*SQRT([.$A14]*[.N$3]/[.$E$1])" office:value-type="float" office:value="1240.96736459909" calcext:value-type="float">
            <text:p>1241</text:p>
          </table:table-cell>
          <table:table-cell table:style-name="ce321" table:formula="of:=(MAX([.$E$2];25)/100)*SQRT([.$A14]*[.O$3]/[.$E$1])" office:value-type="float" office:value="1284.52325786651" calcext:value-type="float">
            <text:p>1285</text:p>
          </table:table-cell>
          <table:table-cell table:style-name="ce325" table:formula="of:=(MAX([.$E$2];25)/100)*SQRT([.$A14]*[.P$3]/[.$E$1])" office:value-type="float" office:value="1326.64991614216" calcext:value-type="float">
            <text:p>1327</text:p>
          </table:table-cell>
          <table:table-cell table:style-name="ce321" table:formula="of:=(MAX([.$E$2];25)/100)*SQRT([.$A14]*[.Q$3]/[.$E$1])" office:value-type="float" office:value="1367.47943311773" calcext:value-type="float">
            <text:p>1367</text:p>
          </table:table-cell>
          <table:table-cell table:style-name="ce321" table:formula="of:=(MAX([.$E$2];25)/100)*SQRT([.$A14]*[.R$3]/[.$E$1])" office:value-type="float" office:value="1407.12472794703" calcext:value-type="float">
            <text:p>1407</text:p>
          </table:table-cell>
          <table:table-cell table:style-name="ce321" table:formula="of:=(MAX([.$E$2];25)/100)*SQRT([.$A14]*[.S$3]/[.$E$1])" office:value-type="float" office:value="1445.6832294801" calcext:value-type="float">
            <text:p>1446</text:p>
          </table:table-cell>
          <table:table-cell table:style-name="ce321" table:formula="of:=(MAX([.$E$2];25)/100)*SQRT([.$A14]*[.T$3]/[.$E$1])" office:value-type="float" office:value="1483.23969741913" calcext:value-type="float">
            <text:p>1483</text:p>
          </table:table-cell>
          <table:table-cell table:style-name="ce321" table:formula="of:=(MAX([.$E$2];25)/100)*SQRT([.$A14]*[.U$3]/[.$E$1])" office:value-type="float" office:value="1519.86841535707" calcext:value-type="float">
            <text:p>1520</text:p>
          </table:table-cell>
          <table:table-cell table:style-name="ce321" table:formula="of:=(MAX([.$E$2];25)/100)*SQRT([.$A14]*[.V$3]/[.$E$1])" office:value-type="float" office:value="1555.6349186104" calcext:value-type="float">
            <text:p>1556</text:p>
          </table:table-cell>
          <table:table-cell table:style-name="ce321" table:formula="of:=(MAX([.$E$2];25)/100)*SQRT([.$A14]*[.W$3]/[.$E$1])" office:value-type="float" office:value="1590.59737205869" calcext:value-type="float">
            <text:p>1591</text:p>
          </table:table-cell>
          <table:table-cell table:style-name="ce321" table:formula="of:=(MAX([.$E$2];25)/100)*SQRT([.$A14]*[.X$3]/[.$E$1])" office:value-type="float" office:value="1624.80768092719" calcext:value-type="float">
            <text:p>1625</text:p>
          </table:table-cell>
          <table:table-cell table:style-name="ce321" table:formula="of:=(MAX([.$E$2];25)/100)*SQRT([.$A14]*[.Y$3]/[.$E$1])" office:value-type="float" office:value="1658.3123951777" calcext:value-type="float">
            <text:p>1658</text:p>
          </table:table-cell>
          <table:table-cell table:style-name="ce321" table:formula="of:=(MAX([.$E$2];25)/100)*SQRT([.$A14]*[.Z$3]/[.$E$1])" office:value-type="float" office:value="1691.15345252878" calcext:value-type="float">
            <text:p>1691</text:p>
          </table:table-cell>
          <table:table-cell table:number-columns-repeated="38"/>
        </table:table-row>
        <table:table-row table:style-name="ro2">
          <table:table-cell table:style-name="ce235" table:formula="of:=[.A14]+[.A$4]" office:value-type="float" office:value="1200000" calcext:value-type="float">
            <text:p><text:s/>1 200 000 </text:p>
          </table:table-cell>
          <table:table-cell table:style-name="ce319" table:formula="of:=COM.MICROSOFT.FLOOR(SQRT([.A15])/10;1)" office:value-type="float" office:value="109" calcext:value-type="float">
            <text:p>109</text:p>
          </table:table-cell>
          <table:table-cell table:style-name="ce319" table:formula="of:=COM.MICROSOFT.FLOOR(SQRT([.A15]/IF([.J$1]=0;10;5));1)" office:value-type="float" office:value="346" calcext:value-type="float">
            <text:p>346</text:p>
          </table:table-cell>
          <table:table-cell table:style-name="ce321" table:formula="of:=(MAX([.$E$2];25)/100)*SQRT([.$A15]*[.D$3]/[.$E$1])" office:value-type="float" office:value="692.820323027551" calcext:value-type="float">
            <text:p>693</text:p>
          </table:table-cell>
          <table:table-cell table:style-name="ce321" table:formula="of:=(MAX([.$E$2];25)/100)*SQRT([.$A15]*[.E$3]/[.$E$1])" office:value-type="float" office:value="774.596669241483" calcext:value-type="float">
            <text:p>775</text:p>
          </table:table-cell>
          <table:table-cell table:style-name="ce321" table:formula="of:=(MAX([.$E$2];25)/100)*SQRT([.$A15]*[.F$3]/[.$E$1])" office:value-type="float" office:value="848.528137423857" calcext:value-type="float">
            <text:p>849</text:p>
          </table:table-cell>
          <table:table-cell table:style-name="ce325" table:formula="of:=(MAX([.$E$2];25)/100)*SQRT([.$A15]*[.G$3]/[.$E$1])" office:value-type="float" office:value="916.515138991168" calcext:value-type="float">
            <text:p>917</text:p>
          </table:table-cell>
          <table:table-cell table:style-name="ce325" table:formula="of:=(MAX([.$E$2];25)/100)*SQRT([.$A15]*[.H$3]/[.$E$1])" office:value-type="float" office:value="979.795897113271" calcext:value-type="float">
            <text:p>980</text:p>
          </table:table-cell>
          <table:table-cell table:style-name="ce325" table:formula="of:=(MAX([.$E$2];25)/100)*SQRT([.$A15]*[.I$3]/[.$E$1])" office:value-type="float" office:value="1039.23048454133" calcext:value-type="float">
            <text:p>1039</text:p>
          </table:table-cell>
          <table:table-cell table:style-name="ce325" table:formula="of:=(MAX([.$E$2];25)/100)*SQRT([.$A15]*[.J$3]/[.$E$1])" office:value-type="float" office:value="1095.44511501033" calcext:value-type="float">
            <text:p>1095</text:p>
          </table:table-cell>
          <table:table-cell table:style-name="ce325" table:formula="of:=(MAX([.$E$2];25)/100)*SQRT([.$A15]*[.K$3]/[.$E$1])" office:value-type="float" office:value="1148.91252930761" calcext:value-type="float">
            <text:p>1149</text:p>
          </table:table-cell>
          <table:table-cell table:style-name="ce325" table:formula="of:=(MAX([.$E$2];25)/100)*SQRT([.$A15]*[.L$3]/[.$E$1])" office:value-type="float" office:value="1200" calcext:value-type="float">
            <text:p>1200</text:p>
          </table:table-cell>
          <table:table-cell table:style-name="ce325" table:formula="of:=(MAX([.$E$2];25)/100)*SQRT([.$A15]*[.M$3]/[.$E$1])" office:value-type="float" office:value="1248.99959967968" calcext:value-type="float">
            <text:p>1249</text:p>
          </table:table-cell>
          <table:table-cell table:style-name="ce321" table:formula="of:=(MAX([.$E$2];25)/100)*SQRT([.$A15]*[.N$3]/[.$E$1])" office:value-type="float" office:value="1296.14813968157" calcext:value-type="float">
            <text:p>1296</text:p>
          </table:table-cell>
          <table:table-cell table:style-name="ce321" table:formula="of:=(MAX([.$E$2];25)/100)*SQRT([.$A15]*[.O$3]/[.$E$1])" office:value-type="float" office:value="1341.64078649987" calcext:value-type="float">
            <text:p>1342</text:p>
          </table:table-cell>
          <table:table-cell table:style-name="ce321" table:formula="of:=(MAX([.$E$2];25)/100)*SQRT([.$A15]*[.P$3]/[.$E$1])" office:value-type="float" office:value="1385.6406460551" calcext:value-type="float">
            <text:p>1386</text:p>
          </table:table-cell>
          <table:table-cell table:style-name="ce321" table:formula="of:=(MAX([.$E$2];25)/100)*SQRT([.$A15]*[.Q$3]/[.$E$1])" office:value-type="float" office:value="1428.28568570857" calcext:value-type="float">
            <text:p>1428</text:p>
          </table:table-cell>
          <table:table-cell table:style-name="ce321" table:formula="of:=(MAX([.$E$2];25)/100)*SQRT([.$A15]*[.R$3]/[.$E$1])" office:value-type="float" office:value="1469.69384566991" calcext:value-type="float">
            <text:p>1470</text:p>
          </table:table-cell>
          <table:table-cell table:style-name="ce321" table:formula="of:=(MAX([.$E$2];25)/100)*SQRT([.$A15]*[.S$3]/[.$E$1])" office:value-type="float" office:value="1509.96688705415" calcext:value-type="float">
            <text:p>1510</text:p>
          </table:table-cell>
          <table:table-cell table:style-name="ce321" table:formula="of:=(MAX([.$E$2];25)/100)*SQRT([.$A15]*[.T$3]/[.$E$1])" office:value-type="float" office:value="1549.19333848297" calcext:value-type="float">
            <text:p>1549</text:p>
          </table:table-cell>
          <table:table-cell table:style-name="ce321" table:formula="of:=(MAX([.$E$2];25)/100)*SQRT([.$A15]*[.U$3]/[.$E$1])" office:value-type="float" office:value="1587.45078663875" calcext:value-type="float">
            <text:p>1587</text:p>
          </table:table-cell>
          <table:table-cell table:style-name="ce321" table:formula="of:=(MAX([.$E$2];25)/100)*SQRT([.$A15]*[.V$3]/[.$E$1])" office:value-type="float" office:value="1624.80768092719" calcext:value-type="float">
            <text:p>1625</text:p>
          </table:table-cell>
          <table:table-cell table:style-name="ce321" table:formula="of:=(MAX([.$E$2];25)/100)*SQRT([.$A15]*[.W$3]/[.$E$1])" office:value-type="float" office:value="1661.32477258361" calcext:value-type="float">
            <text:p>1661</text:p>
          </table:table-cell>
          <table:table-cell table:style-name="ce321" table:formula="of:=(MAX([.$E$2];25)/100)*SQRT([.$A15]*[.X$3]/[.$E$1])" office:value-type="float" office:value="1697.05627484771" calcext:value-type="float">
            <text:p>1697</text:p>
          </table:table-cell>
          <table:table-cell table:style-name="ce321" table:formula="of:=(MAX([.$E$2];25)/100)*SQRT([.$A15]*[.Y$3]/[.$E$1])" office:value-type="float" office:value="1732.05080756888" calcext:value-type="float">
            <text:p>1732</text:p>
          </table:table-cell>
          <table:table-cell table:style-name="ce321" table:formula="of:=(MAX([.$E$2];25)/100)*SQRT([.$A15]*[.Z$3]/[.$E$1])" office:value-type="float" office:value="1766.35217326557" calcext:value-type="float">
            <text:p>1766</text:p>
          </table:table-cell>
          <table:table-cell table:number-columns-repeated="38"/>
        </table:table-row>
        <table:table-row table:style-name="ro2">
          <table:table-cell table:style-name="ce235" table:formula="of:=[.A15]+[.A$4]" office:value-type="float" office:value="1300000" calcext:value-type="float">
            <text:p><text:s/>1 300 000 </text:p>
          </table:table-cell>
          <table:table-cell table:style-name="ce319" table:formula="of:=COM.MICROSOFT.FLOOR(SQRT([.A16])/10;1)" office:value-type="float" office:value="114" calcext:value-type="float">
            <text:p>114</text:p>
          </table:table-cell>
          <table:table-cell table:style-name="ce319" table:formula="of:=COM.MICROSOFT.FLOOR(SQRT([.A16]/IF([.J$1]=0;10;5));1)" office:value-type="float" office:value="360" calcext:value-type="float">
            <text:p>360</text:p>
          </table:table-cell>
          <table:table-cell table:style-name="ce321" table:formula="of:=(MAX([.$E$2];25)/100)*SQRT([.$A16]*[.D$3]/[.$E$1])" office:value-type="float" office:value="721.110255092798" calcext:value-type="float">
            <text:p>721</text:p>
          </table:table-cell>
          <table:table-cell table:style-name="ce321" table:formula="of:=(MAX([.$E$2];25)/100)*SQRT([.$A16]*[.E$3]/[.$E$1])" office:value-type="float" office:value="806.225774829855" calcext:value-type="float">
            <text:p>806</text:p>
          </table:table-cell>
          <table:table-cell table:style-name="ce321" table:formula="of:=(MAX([.$E$2];25)/100)*SQRT([.$A16]*[.F$3]/[.$E$1])" office:value-type="float" office:value="883.176086632785" calcext:value-type="float">
            <text:p>883</text:p>
          </table:table-cell>
          <table:table-cell table:style-name="ce325" table:formula="of:=(MAX([.$E$2];25)/100)*SQRT([.$A16]*[.G$3]/[.$E$1])" office:value-type="float" office:value="953.939201416946" calcext:value-type="float">
            <text:p>954</text:p>
          </table:table-cell>
          <table:table-cell table:style-name="ce325" table:formula="of:=(MAX([.$E$2];25)/100)*SQRT([.$A16]*[.H$3]/[.$E$1])" office:value-type="float" office:value="1019.80390271856" calcext:value-type="float">
            <text:p>1020</text:p>
          </table:table-cell>
          <table:table-cell table:style-name="ce325" table:formula="of:=(MAX([.$E$2];25)/100)*SQRT([.$A16]*[.I$3]/[.$E$1])" office:value-type="float" office:value="1081.6653826392" calcext:value-type="float">
            <text:p>1082</text:p>
          </table:table-cell>
          <table:table-cell table:style-name="ce325" table:formula="of:=(MAX([.$E$2];25)/100)*SQRT([.$A16]*[.J$3]/[.$E$1])" office:value-type="float" office:value="1140.17542509914" calcext:value-type="float">
            <text:p>1140</text:p>
          </table:table-cell>
          <table:table-cell table:style-name="ce325" table:formula="of:=(MAX([.$E$2];25)/100)*SQRT([.$A16]*[.K$3]/[.$E$1])" office:value-type="float" office:value="1195.82607431014" calcext:value-type="float">
            <text:p>1196</text:p>
          </table:table-cell>
          <table:table-cell table:style-name="ce325" table:formula="of:=(MAX([.$E$2];25)/100)*SQRT([.$A16]*[.L$3]/[.$E$1])" office:value-type="float" office:value="1248.99959967968" calcext:value-type="float">
            <text:p>1249</text:p>
          </table:table-cell>
          <table:table-cell table:style-name="ce325" table:formula="of:=(MAX([.$E$2];25)/100)*SQRT([.$A16]*[.M$3]/[.$E$1])" office:value-type="float" office:value="1300" calcext:value-type="float">
            <text:p>1300</text:p>
          </table:table-cell>
          <table:table-cell table:style-name="ce321" table:formula="of:=(MAX([.$E$2];25)/100)*SQRT([.$A16]*[.N$3]/[.$E$1])" office:value-type="float" office:value="1349.0737563232" calcext:value-type="float">
            <text:p>1349</text:p>
          </table:table-cell>
          <table:table-cell table:style-name="ce321" table:formula="of:=(MAX([.$E$2];25)/100)*SQRT([.$A16]*[.O$3]/[.$E$1])" office:value-type="float" office:value="1396.42400437689" calcext:value-type="float">
            <text:p>1396</text:p>
          </table:table-cell>
          <table:table-cell table:style-name="ce321" table:formula="of:=(MAX([.$E$2];25)/100)*SQRT([.$A16]*[.P$3]/[.$E$1])" office:value-type="float" office:value="1442.2205101856" calcext:value-type="float">
            <text:p>1442</text:p>
          </table:table-cell>
          <table:table-cell table:style-name="ce321" table:formula="of:=(MAX([.$E$2];25)/100)*SQRT([.$A16]*[.Q$3]/[.$E$1])" office:value-type="float" office:value="1486.60687473185" calcext:value-type="float">
            <text:p>1487</text:p>
          </table:table-cell>
          <table:table-cell table:style-name="ce321" table:formula="of:=(MAX([.$E$2];25)/100)*SQRT([.$A16]*[.R$3]/[.$E$1])" office:value-type="float" office:value="1529.70585407784" calcext:value-type="float">
            <text:p>1530</text:p>
          </table:table-cell>
          <table:table-cell table:style-name="ce321" table:formula="of:=(MAX([.$E$2];25)/100)*SQRT([.$A16]*[.S$3]/[.$E$1])" office:value-type="float" office:value="1571.62336455017" calcext:value-type="float">
            <text:p>1572</text:p>
          </table:table-cell>
          <table:table-cell table:style-name="ce321" table:formula="of:=(MAX([.$E$2];25)/100)*SQRT([.$A16]*[.T$3]/[.$E$1])" office:value-type="float" office:value="1612.45154965971" calcext:value-type="float">
            <text:p>1612</text:p>
          </table:table-cell>
          <table:table-cell table:style-name="ce321" table:formula="of:=(MAX([.$E$2];25)/100)*SQRT([.$A16]*[.U$3]/[.$E$1])" office:value-type="float" office:value="1652.27116418583" calcext:value-type="float">
            <text:p>1652</text:p>
          </table:table-cell>
          <table:table-cell table:style-name="ce321" table:formula="of:=(MAX([.$E$2];25)/100)*SQRT([.$A16]*[.V$3]/[.$E$1])" office:value-type="float" office:value="1691.15345252878" calcext:value-type="float">
            <text:p>1691</text:p>
          </table:table-cell>
          <table:table-cell table:style-name="ce321" table:formula="of:=(MAX([.$E$2];25)/100)*SQRT([.$A16]*[.W$3]/[.$E$1])" office:value-type="float" office:value="1729.16164657906" calcext:value-type="float">
            <text:p>1729</text:p>
          </table:table-cell>
          <table:table-cell table:style-name="ce321" table:formula="of:=(MAX([.$E$2];25)/100)*SQRT([.$A16]*[.X$3]/[.$E$1])" office:value-type="float" office:value="1766.35217326557" calcext:value-type="float">
            <text:p>1766</text:p>
          </table:table-cell>
          <table:table-cell table:style-name="ce321" table:formula="of:=(MAX([.$E$2];25)/100)*SQRT([.$A16]*[.Y$3]/[.$E$1])" office:value-type="float" office:value="1802.77563773199" calcext:value-type="float">
            <text:p>1803</text:p>
          </table:table-cell>
          <table:table-cell table:style-name="ce321" table:formula="of:=(MAX([.$E$2];25)/100)*SQRT([.$A16]*[.Z$3]/[.$E$1])" office:value-type="float" office:value="1838.47763108502" calcext:value-type="float">
            <text:p>1838</text:p>
          </table:table-cell>
          <table:table-cell table:number-columns-repeated="38"/>
        </table:table-row>
        <table:table-row table:style-name="ro2">
          <table:table-cell table:style-name="ce235" table:formula="of:=[.A16]+[.A$4]" office:value-type="float" office:value="1400000" calcext:value-type="float">
            <text:p><text:s/>1 400 000 </text:p>
          </table:table-cell>
          <table:table-cell table:style-name="ce319" table:formula="of:=COM.MICROSOFT.FLOOR(SQRT([.A17])/10;1)" office:value-type="float" office:value="118" calcext:value-type="float">
            <text:p>118</text:p>
          </table:table-cell>
          <table:table-cell table:style-name="ce319" table:formula="of:=COM.MICROSOFT.FLOOR(SQRT([.A17]/IF([.J$1]=0;10;5));1)" office:value-type="float" office:value="374" calcext:value-type="float">
            <text:p>374</text:p>
          </table:table-cell>
          <table:table-cell table:style-name="ce321" table:formula="of:=(MAX([.$E$2];25)/100)*SQRT([.$A17]*[.D$3]/[.$E$1])" office:value-type="float" office:value="748.331477354788" calcext:value-type="float">
            <text:p>748</text:p>
          </table:table-cell>
          <table:table-cell table:style-name="ce321" table:formula="of:=(MAX([.$E$2];25)/100)*SQRT([.$A17]*[.E$3]/[.$E$1])" office:value-type="float" office:value="836.660026534076" calcext:value-type="float">
            <text:p>837</text:p>
          </table:table-cell>
          <table:table-cell table:style-name="ce321" table:formula="of:=(MAX([.$E$2];25)/100)*SQRT([.$A17]*[.F$3]/[.$E$1])" office:value-type="float" office:value="916.515138991168" calcext:value-type="float">
            <text:p>917</text:p>
          </table:table-cell>
          <table:table-cell table:style-name="ce325" table:formula="of:=(MAX([.$E$2];25)/100)*SQRT([.$A17]*[.G$3]/[.$E$1])" office:value-type="float" office:value="989.949493661167" calcext:value-type="float">
            <text:p>990</text:p>
          </table:table-cell>
          <table:table-cell table:style-name="ce325" table:formula="of:=(MAX([.$E$2];25)/100)*SQRT([.$A17]*[.H$3]/[.$E$1])" office:value-type="float" office:value="1058.30052442584" calcext:value-type="float">
            <text:p>1058</text:p>
          </table:table-cell>
          <table:table-cell table:style-name="ce325" table:formula="of:=(MAX([.$E$2];25)/100)*SQRT([.$A17]*[.I$3]/[.$E$1])" office:value-type="float" office:value="1122.49721603218" calcext:value-type="float">
            <text:p>1122</text:p>
          </table:table-cell>
          <table:table-cell table:style-name="ce325" table:formula="of:=(MAX([.$E$2];25)/100)*SQRT([.$A17]*[.J$3]/[.$E$1])" office:value-type="float" office:value="1183.21595661992" calcext:value-type="float">
            <text:p>1183</text:p>
          </table:table-cell>
          <table:table-cell table:style-name="ce325" table:formula="of:=(MAX([.$E$2];25)/100)*SQRT([.$A17]*[.K$3]/[.$E$1])" office:value-type="float" office:value="1240.96736459909" calcext:value-type="float">
            <text:p>1241</text:p>
          </table:table-cell>
          <table:table-cell table:style-name="ce325" table:formula="of:=(MAX([.$E$2];25)/100)*SQRT([.$A17]*[.L$3]/[.$E$1])" office:value-type="float" office:value="1296.14813968157" calcext:value-type="float">
            <text:p>1296</text:p>
          </table:table-cell>
          <table:table-cell table:style-name="ce325" table:formula="of:=(MAX([.$E$2];25)/100)*SQRT([.$A17]*[.M$3]/[.$E$1])" office:value-type="float" office:value="1349.0737563232" calcext:value-type="float">
            <text:p>1349</text:p>
          </table:table-cell>
          <table:table-cell table:style-name="ce321" table:formula="of:=(MAX([.$E$2];25)/100)*SQRT([.$A17]*[.N$3]/[.$E$1])" office:value-type="float" office:value="1400" calcext:value-type="float">
            <text:p>1400</text:p>
          </table:table-cell>
          <table:table-cell table:style-name="ce321" table:formula="of:=(MAX([.$E$2];25)/100)*SQRT([.$A17]*[.O$3]/[.$E$1])" office:value-type="float" office:value="1449.13767461894" calcext:value-type="float">
            <text:p>1449</text:p>
          </table:table-cell>
          <table:table-cell table:style-name="ce321" table:formula="of:=(MAX([.$E$2];25)/100)*SQRT([.$A17]*[.P$3]/[.$E$1])" office:value-type="float" office:value="1496.66295470958" calcext:value-type="float">
            <text:p>1497</text:p>
          </table:table-cell>
          <table:table-cell table:style-name="ce321" table:formula="of:=(MAX([.$E$2];25)/100)*SQRT([.$A17]*[.Q$3]/[.$E$1])" office:value-type="float" office:value="1542.72486205415" calcext:value-type="float">
            <text:p>1543</text:p>
          </table:table-cell>
          <table:table-cell table:style-name="ce321" table:formula="of:=(MAX([.$E$2];25)/100)*SQRT([.$A17]*[.R$3]/[.$E$1])" office:value-type="float" office:value="1587.45078663875" calcext:value-type="float">
            <text:p>1587</text:p>
          </table:table-cell>
          <table:table-cell table:style-name="ce321" table:formula="of:=(MAX([.$E$2];25)/100)*SQRT([.$A17]*[.S$3]/[.$E$1])" office:value-type="float" office:value="1630.95064303001" calcext:value-type="float">
            <text:p>1631</text:p>
          </table:table-cell>
          <table:table-cell table:style-name="ce321" table:formula="of:=(MAX([.$E$2];25)/100)*SQRT([.$A17]*[.T$3]/[.$E$1])" office:value-type="float" office:value="1673.32005306815" calcext:value-type="float">
            <text:p>1673</text:p>
          </table:table-cell>
          <table:table-cell table:style-name="ce321" table:formula="of:=(MAX([.$E$2];25)/100)*SQRT([.$A17]*[.U$3]/[.$E$1])" office:value-type="float" office:value="1714.64281994822" calcext:value-type="float">
            <text:p>1715</text:p>
          </table:table-cell>
          <table:table-cell table:style-name="ce321" table:formula="of:=(MAX([.$E$2];25)/100)*SQRT([.$A17]*[.V$3]/[.$E$1])" office:value-type="float" office:value="1754.99287747842" calcext:value-type="float">
            <text:p>1755</text:p>
          </table:table-cell>
          <table:table-cell table:style-name="ce321" table:formula="of:=(MAX([.$E$2];25)/100)*SQRT([.$A17]*[.W$3]/[.$E$1])" office:value-type="float" office:value="1794.43584449264" calcext:value-type="float">
            <text:p>1794</text:p>
          </table:table-cell>
          <table:table-cell table:style-name="ce321" table:formula="of:=(MAX([.$E$2];25)/100)*SQRT([.$A17]*[.X$3]/[.$E$1])" office:value-type="float" office:value="1833.03027798234" calcext:value-type="float">
            <text:p>1833</text:p>
          </table:table-cell>
          <table:table-cell table:style-name="ce321" table:formula="of:=(MAX([.$E$2];25)/100)*SQRT([.$A17]*[.Y$3]/[.$E$1])" office:value-type="float" office:value="1870.82869338697" calcext:value-type="float">
            <text:p>1871</text:p>
          </table:table-cell>
          <table:table-cell table:style-name="ce321" table:formula="of:=(MAX([.$E$2];25)/100)*SQRT([.$A17]*[.Z$3]/[.$E$1])" office:value-type="float" office:value="1907.87840283389" calcext:value-type="float">
            <text:p>1908</text:p>
          </table:table-cell>
          <table:table-cell table:number-columns-repeated="38"/>
        </table:table-row>
        <table:table-row table:style-name="ro2">
          <table:table-cell table:style-name="ce235" table:formula="of:=[.A17]+[.A$4]" office:value-type="float" office:value="1500000" calcext:value-type="float">
            <text:p><text:s/>1 500 000 </text:p>
          </table:table-cell>
          <table:table-cell table:style-name="ce319" table:formula="of:=COM.MICROSOFT.FLOOR(SQRT([.A18])/10;1)" office:value-type="float" office:value="122" calcext:value-type="float">
            <text:p>122</text:p>
          </table:table-cell>
          <table:table-cell table:style-name="ce319" table:formula="of:=COM.MICROSOFT.FLOOR(SQRT([.A18]/IF([.J$1]=0;10;5));1)" office:value-type="float" office:value="387" calcext:value-type="float">
            <text:p>387</text:p>
          </table:table-cell>
          <table:table-cell table:style-name="ce321" table:formula="of:=(MAX([.$E$2];25)/100)*SQRT([.$A18]*[.D$3]/[.$E$1])" office:value-type="float" office:value="774.596669241483" calcext:value-type="float">
            <text:p>775</text:p>
          </table:table-cell>
          <table:table-cell table:style-name="ce321" table:formula="of:=(MAX([.$E$2];25)/100)*SQRT([.$A18]*[.E$3]/[.$E$1])" office:value-type="float" office:value="866.025403784439" calcext:value-type="float">
            <text:p>866</text:p>
          </table:table-cell>
          <table:table-cell table:style-name="ce321" table:formula="of:=(MAX([.$E$2];25)/100)*SQRT([.$A18]*[.F$3]/[.$E$1])" office:value-type="float" office:value="948.683298050514" calcext:value-type="float">
            <text:p>949</text:p>
          </table:table-cell>
          <table:table-cell table:style-name="ce325" table:formula="of:=(MAX([.$E$2];25)/100)*SQRT([.$A18]*[.G$3]/[.$E$1])" office:value-type="float" office:value="1024.69507659596" calcext:value-type="float">
            <text:p>1025</text:p>
          </table:table-cell>
          <table:table-cell table:style-name="ce325" table:formula="of:=(MAX([.$E$2];25)/100)*SQRT([.$A18]*[.H$3]/[.$E$1])" office:value-type="float" office:value="1095.44511501033" calcext:value-type="float">
            <text:p>1095</text:p>
          </table:table-cell>
          <table:table-cell table:style-name="ce325" table:formula="of:=(MAX([.$E$2];25)/100)*SQRT([.$A18]*[.I$3]/[.$E$1])" office:value-type="float" office:value="1161.89500386223" calcext:value-type="float">
            <text:p>1162</text:p>
          </table:table-cell>
          <table:table-cell table:style-name="ce325" table:formula="of:=(MAX([.$E$2];25)/100)*SQRT([.$A18]*[.J$3]/[.$E$1])" office:value-type="float" office:value="1224.74487139159" calcext:value-type="float">
            <text:p>1225</text:p>
          </table:table-cell>
          <table:table-cell table:style-name="ce325" table:formula="of:=(MAX([.$E$2];25)/100)*SQRT([.$A18]*[.K$3]/[.$E$1])" office:value-type="float" office:value="1284.52325786651" calcext:value-type="float">
            <text:p>1285</text:p>
          </table:table-cell>
          <table:table-cell table:style-name="ce325" table:formula="of:=(MAX([.$E$2];25)/100)*SQRT([.$A18]*[.L$3]/[.$E$1])" office:value-type="float" office:value="1341.64078649987" calcext:value-type="float">
            <text:p>1342</text:p>
          </table:table-cell>
          <table:table-cell table:style-name="ce325" table:formula="of:=(MAX([.$E$2];25)/100)*SQRT([.$A18]*[.M$3]/[.$E$1])" office:value-type="float" office:value="1396.42400437689" calcext:value-type="float">
            <text:p>1396</text:p>
          </table:table-cell>
          <table:table-cell table:style-name="ce321" table:formula="of:=(MAX([.$E$2];25)/100)*SQRT([.$A18]*[.N$3]/[.$E$1])" office:value-type="float" office:value="1449.13767461894" calcext:value-type="float">
            <text:p>1449</text:p>
          </table:table-cell>
          <table:table-cell table:style-name="ce321" table:formula="of:=(MAX([.$E$2];25)/100)*SQRT([.$A18]*[.O$3]/[.$E$1])" office:value-type="float" office:value="1500" calcext:value-type="float">
            <text:p>1500</text:p>
          </table:table-cell>
          <table:table-cell table:style-name="ce321" table:formula="of:=(MAX([.$E$2];25)/100)*SQRT([.$A18]*[.P$3]/[.$E$1])" office:value-type="float" office:value="1549.19333848297" calcext:value-type="float">
            <text:p>1549</text:p>
          </table:table-cell>
          <table:table-cell table:style-name="ce321" table:formula="of:=(MAX([.$E$2];25)/100)*SQRT([.$A18]*[.Q$3]/[.$E$1])" office:value-type="float" office:value="1596.87194226713" calcext:value-type="float">
            <text:p>1597</text:p>
          </table:table-cell>
          <table:table-cell table:style-name="ce321" table:formula="of:=(MAX([.$E$2];25)/100)*SQRT([.$A18]*[.R$3]/[.$E$1])" office:value-type="float" office:value="1643.1676725155" calcext:value-type="float">
            <text:p>1643</text:p>
          </table:table-cell>
          <table:table-cell table:style-name="ce321" table:formula="of:=(MAX([.$E$2];25)/100)*SQRT([.$A18]*[.S$3]/[.$E$1])" office:value-type="float" office:value="1688.19430161341" calcext:value-type="float">
            <text:p>1688</text:p>
          </table:table-cell>
          <table:table-cell table:style-name="ce321" table:formula="of:=(MAX([.$E$2];25)/100)*SQRT([.$A18]*[.T$3]/[.$E$1])" office:value-type="float" office:value="1732.05080756888" calcext:value-type="float">
            <text:p>1732</text:p>
          </table:table-cell>
          <table:table-cell table:style-name="ce321" table:formula="of:=(MAX([.$E$2];25)/100)*SQRT([.$A18]*[.U$3]/[.$E$1])" office:value-type="float" office:value="1774.82393492988" calcext:value-type="float">
            <text:p>1775</text:p>
          </table:table-cell>
          <table:table-cell table:style-name="ce321" table:formula="of:=(MAX([.$E$2];25)/100)*SQRT([.$A18]*[.V$3]/[.$E$1])" office:value-type="float" office:value="1816.5902124585" calcext:value-type="float">
            <text:p>1817</text:p>
          </table:table-cell>
          <table:table-cell table:style-name="ce321" table:formula="of:=(MAX([.$E$2];25)/100)*SQRT([.$A18]*[.W$3]/[.$E$1])" office:value-type="float" office:value="1857.41756210067" calcext:value-type="float">
            <text:p>1857</text:p>
          </table:table-cell>
          <table:table-cell table:style-name="ce321" table:formula="of:=(MAX([.$E$2];25)/100)*SQRT([.$A18]*[.X$3]/[.$E$1])" office:value-type="float" office:value="1897.36659610103" calcext:value-type="float">
            <text:p>1897</text:p>
          </table:table-cell>
          <table:table-cell table:style-name="ce321" table:formula="of:=(MAX([.$E$2];25)/100)*SQRT([.$A18]*[.Y$3]/[.$E$1])" office:value-type="float" office:value="1936.49167310371" calcext:value-type="float">
            <text:p>1936</text:p>
          </table:table-cell>
          <table:table-cell table:style-name="ce321" table:formula="of:=(MAX([.$E$2];25)/100)*SQRT([.$A18]*[.Z$3]/[.$E$1])" office:value-type="float" office:value="1974.84176581315" calcext:value-type="float">
            <text:p>1975</text:p>
          </table:table-cell>
          <table:table-cell table:number-columns-repeated="38"/>
        </table:table-row>
        <table:table-row table:style-name="ro2">
          <table:table-cell table:style-name="ce235" table:formula="of:=[.A18]+[.A$4]" office:value-type="float" office:value="1600000" calcext:value-type="float">
            <text:p><text:s/>1 600 000 </text:p>
          </table:table-cell>
          <table:table-cell table:style-name="ce319" table:formula="of:=COM.MICROSOFT.FLOOR(SQRT([.A19])/10;1)" office:value-type="float" office:value="126" calcext:value-type="float">
            <text:p>126</text:p>
          </table:table-cell>
          <table:table-cell table:style-name="ce319" table:formula="of:=COM.MICROSOFT.FLOOR(SQRT([.A19]/IF([.J$1]=0;10;5));1)" office:value-type="float" office:value="400" calcext:value-type="float">
            <text:p>400</text:p>
          </table:table-cell>
          <table:table-cell table:style-name="ce321" table:formula="of:=(MAX([.$E$2];25)/100)*SQRT([.$A19]*[.D$3]/[.$E$1])" office:value-type="float" office:value="800" calcext:value-type="float">
            <text:p>800</text:p>
          </table:table-cell>
          <table:table-cell table:style-name="ce321" table:formula="of:=(MAX([.$E$2];25)/100)*SQRT([.$A19]*[.E$3]/[.$E$1])" office:value-type="float" office:value="894.427190999916" calcext:value-type="float">
            <text:p>894</text:p>
          </table:table-cell>
          <table:table-cell table:style-name="ce321" table:formula="of:=(MAX([.$E$2];25)/100)*SQRT([.$A19]*[.F$3]/[.$E$1])" office:value-type="float" office:value="979.795897113271" calcext:value-type="float">
            <text:p>980</text:p>
          </table:table-cell>
          <table:table-cell table:style-name="ce325" table:formula="of:=(MAX([.$E$2];25)/100)*SQRT([.$A19]*[.G$3]/[.$E$1])" office:value-type="float" office:value="1058.30052442584" calcext:value-type="float">
            <text:p>1058</text:p>
          </table:table-cell>
          <table:table-cell table:style-name="ce325" table:formula="of:=(MAX([.$E$2];25)/100)*SQRT([.$A19]*[.H$3]/[.$E$1])" office:value-type="float" office:value="1131.37084989848" calcext:value-type="float">
            <text:p>1131</text:p>
          </table:table-cell>
          <table:table-cell table:style-name="ce325" table:formula="of:=(MAX([.$E$2];25)/100)*SQRT([.$A19]*[.I$3]/[.$E$1])" office:value-type="float" office:value="1200" calcext:value-type="float">
            <text:p>1200</text:p>
          </table:table-cell>
          <table:table-cell table:style-name="ce325" table:formula="of:=(MAX([.$E$2];25)/100)*SQRT([.$A19]*[.J$3]/[.$E$1])" office:value-type="float" office:value="1264.91106406735" calcext:value-type="float">
            <text:p>1265</text:p>
          </table:table-cell>
          <table:table-cell table:style-name="ce325" table:formula="of:=(MAX([.$E$2];25)/100)*SQRT([.$A19]*[.K$3]/[.$E$1])" office:value-type="float" office:value="1326.64991614216" calcext:value-type="float">
            <text:p>1327</text:p>
          </table:table-cell>
          <table:table-cell table:style-name="ce325" table:formula="of:=(MAX([.$E$2];25)/100)*SQRT([.$A19]*[.L$3]/[.$E$1])" office:value-type="float" office:value="1385.6406460551" calcext:value-type="float">
            <text:p>1386</text:p>
          </table:table-cell>
          <table:table-cell table:style-name="ce325" table:formula="of:=(MAX([.$E$2];25)/100)*SQRT([.$A19]*[.M$3]/[.$E$1])" office:value-type="float" office:value="1442.2205101856" calcext:value-type="float">
            <text:p>1442</text:p>
          </table:table-cell>
          <table:table-cell table:style-name="ce321" table:formula="of:=(MAX([.$E$2];25)/100)*SQRT([.$A19]*[.N$3]/[.$E$1])" office:value-type="float" office:value="1496.66295470958" calcext:value-type="float">
            <text:p>1497</text:p>
          </table:table-cell>
          <table:table-cell table:style-name="ce321" table:formula="of:=(MAX([.$E$2];25)/100)*SQRT([.$A19]*[.O$3]/[.$E$1])" office:value-type="float" office:value="1549.19333848297" calcext:value-type="float">
            <text:p>1549</text:p>
          </table:table-cell>
          <table:table-cell table:style-name="ce321" table:formula="of:=(MAX([.$E$2];25)/100)*SQRT([.$A19]*[.P$3]/[.$E$1])" office:value-type="float" office:value="1600" calcext:value-type="float">
            <text:p>1600</text:p>
          </table:table-cell>
          <table:table-cell table:style-name="ce321" table:formula="of:=(MAX([.$E$2];25)/100)*SQRT([.$A19]*[.Q$3]/[.$E$1])" office:value-type="float" office:value="1649.24225024706" calcext:value-type="float">
            <text:p>1649</text:p>
          </table:table-cell>
          <table:table-cell table:style-name="ce321" table:formula="of:=(MAX([.$E$2];25)/100)*SQRT([.$A19]*[.R$3]/[.$E$1])" office:value-type="float" office:value="1697.05627484771" calcext:value-type="float">
            <text:p>1697</text:p>
          </table:table-cell>
          <table:table-cell table:style-name="ce321" table:formula="of:=(MAX([.$E$2];25)/100)*SQRT([.$A19]*[.S$3]/[.$E$1])" office:value-type="float" office:value="1743.55957741627" calcext:value-type="float">
            <text:p>1744</text:p>
          </table:table-cell>
          <table:table-cell table:style-name="ce321" table:formula="of:=(MAX([.$E$2];25)/100)*SQRT([.$A19]*[.T$3]/[.$E$1])" office:value-type="float" office:value="1788.85438199983" calcext:value-type="float">
            <text:p>1789</text:p>
          </table:table-cell>
          <table:table-cell table:style-name="ce321" table:formula="of:=(MAX([.$E$2];25)/100)*SQRT([.$A19]*[.U$3]/[.$E$1])" office:value-type="float" office:value="1833.03027798234" calcext:value-type="float">
            <text:p>1833</text:p>
          </table:table-cell>
          <table:table-cell table:style-name="ce321" table:formula="of:=(MAX([.$E$2];25)/100)*SQRT([.$A19]*[.V$3]/[.$E$1])" office:value-type="float" office:value="1876.16630392937" calcext:value-type="float">
            <text:p>1876</text:p>
          </table:table-cell>
          <table:table-cell table:style-name="ce321" table:formula="of:=(MAX([.$E$2];25)/100)*SQRT([.$A19]*[.W$3]/[.$E$1])" office:value-type="float" office:value="1918.33260932509" calcext:value-type="float">
            <text:p>1918</text:p>
          </table:table-cell>
          <table:table-cell table:style-name="ce321" table:formula="of:=(MAX([.$E$2];25)/100)*SQRT([.$A19]*[.X$3]/[.$E$1])" office:value-type="float" office:value="1959.59179422654" calcext:value-type="float">
            <text:p>1960</text:p>
          </table:table-cell>
          <table:table-cell table:style-name="ce321" table:formula="of:=(MAX([.$E$2];25)/100)*SQRT([.$A19]*[.Y$3]/[.$E$1])" office:value-type="float" office:value="2000" calcext:value-type="float">
            <text:p>2000</text:p>
          </table:table-cell>
          <table:table-cell table:style-name="ce321" table:formula="of:=(MAX([.$E$2];25)/100)*SQRT([.$A19]*[.Z$3]/[.$E$1])" office:value-type="float" office:value="2039.60780543711" calcext:value-type="float">
            <text:p>2040</text:p>
          </table:table-cell>
          <table:table-cell table:number-columns-repeated="38"/>
        </table:table-row>
        <table:table-row table:style-name="ro2">
          <table:table-cell table:style-name="ce235" table:formula="of:=[.A19]+[.A$4]" office:value-type="float" office:value="1700000" calcext:value-type="float">
            <text:p><text:s/>1 700 000 </text:p>
          </table:table-cell>
          <table:table-cell table:style-name="ce319" table:formula="of:=COM.MICROSOFT.FLOOR(SQRT([.A20])/10;1)" office:value-type="float" office:value="130" calcext:value-type="float">
            <text:p>130</text:p>
          </table:table-cell>
          <table:table-cell table:style-name="ce319" table:formula="of:=COM.MICROSOFT.FLOOR(SQRT([.A20]/IF([.J$1]=0;10;5));1)" office:value-type="float" office:value="412" calcext:value-type="float">
            <text:p>412</text:p>
          </table:table-cell>
          <table:table-cell table:style-name="ce321" table:formula="of:=(MAX([.$E$2];25)/100)*SQRT([.$A20]*[.D$3]/[.$E$1])" office:value-type="float" office:value="824.621125123532" calcext:value-type="float">
            <text:p>825</text:p>
          </table:table-cell>
          <table:table-cell table:style-name="ce321" table:formula="of:=(MAX([.$E$2];25)/100)*SQRT([.$A20]*[.E$3]/[.$E$1])" office:value-type="float" office:value="921.954445729289" calcext:value-type="float">
            <text:p>922</text:p>
          </table:table-cell>
          <table:table-cell table:style-name="ce321" table:formula="of:=(MAX([.$E$2];25)/100)*SQRT([.$A20]*[.F$3]/[.$E$1])" office:value-type="float" office:value="1009.95049383621" calcext:value-type="float">
            <text:p>1010</text:p>
          </table:table-cell>
          <table:table-cell table:style-name="ce325" table:formula="of:=(MAX([.$E$2];25)/100)*SQRT([.$A20]*[.G$3]/[.$E$1])" office:value-type="float" office:value="1090.87121146357" calcext:value-type="float">
            <text:p>1091</text:p>
          </table:table-cell>
          <table:table-cell table:style-name="ce325" table:formula="of:=(MAX([.$E$2];25)/100)*SQRT([.$A20]*[.H$3]/[.$E$1])" office:value-type="float" office:value="1166.19037896906" calcext:value-type="float">
            <text:p>1166</text:p>
          </table:table-cell>
          <table:table-cell table:style-name="ce325" table:formula="of:=(MAX([.$E$2];25)/100)*SQRT([.$A20]*[.I$3]/[.$E$1])" office:value-type="float" office:value="1236.9316876853" calcext:value-type="float">
            <text:p>1237</text:p>
          </table:table-cell>
          <table:table-cell table:style-name="ce325" table:formula="of:=(MAX([.$E$2];25)/100)*SQRT([.$A20]*[.J$3]/[.$E$1])" office:value-type="float" office:value="1303.84048104053" calcext:value-type="float">
            <text:p>1304</text:p>
          </table:table-cell>
          <table:table-cell table:style-name="ce325" table:formula="of:=(MAX([.$E$2];25)/100)*SQRT([.$A20]*[.K$3]/[.$E$1])" office:value-type="float" office:value="1367.47943311773" calcext:value-type="float">
            <text:p>1367</text:p>
          </table:table-cell>
          <table:table-cell table:style-name="ce325" table:formula="of:=(MAX([.$E$2];25)/100)*SQRT([.$A20]*[.L$3]/[.$E$1])" office:value-type="float" office:value="1428.28568570857" calcext:value-type="float">
            <text:p>1428</text:p>
          </table:table-cell>
          <table:table-cell table:style-name="ce325" table:formula="of:=(MAX([.$E$2];25)/100)*SQRT([.$A20]*[.M$3]/[.$E$1])" office:value-type="float" office:value="1486.60687473185" calcext:value-type="float">
            <text:p>1487</text:p>
          </table:table-cell>
          <table:table-cell table:style-name="ce321" table:formula="of:=(MAX([.$E$2];25)/100)*SQRT([.$A20]*[.N$3]/[.$E$1])" office:value-type="float" office:value="1542.72486205415" calcext:value-type="float">
            <text:p>1543</text:p>
          </table:table-cell>
          <table:table-cell table:style-name="ce321" table:formula="of:=(MAX([.$E$2];25)/100)*SQRT([.$A20]*[.O$3]/[.$E$1])" office:value-type="float" office:value="1596.87194226713" calcext:value-type="float">
            <text:p>1597</text:p>
          </table:table-cell>
          <table:table-cell table:style-name="ce321" table:formula="of:=(MAX([.$E$2];25)/100)*SQRT([.$A20]*[.P$3]/[.$E$1])" office:value-type="float" office:value="1649.24225024706" calcext:value-type="float">
            <text:p>1649</text:p>
          </table:table-cell>
          <table:table-cell table:style-name="ce321" table:formula="of:=(MAX([.$E$2];25)/100)*SQRT([.$A20]*[.Q$3]/[.$E$1])" office:value-type="float" office:value="1700" calcext:value-type="float">
            <text:p>1700</text:p>
          </table:table-cell>
          <table:table-cell table:style-name="ce321" table:formula="of:=(MAX([.$E$2];25)/100)*SQRT([.$A20]*[.R$3]/[.$E$1])" office:value-type="float" office:value="1749.28556845359" calcext:value-type="float">
            <text:p>1749</text:p>
          </table:table-cell>
          <table:table-cell table:style-name="ce321" table:formula="of:=(MAX([.$E$2];25)/100)*SQRT([.$A20]*[.S$3]/[.$E$1])" office:value-type="float" office:value="1797.22007556114" calcext:value-type="float">
            <text:p>1797</text:p>
          </table:table-cell>
          <table:table-cell table:style-name="ce321" table:formula="of:=(MAX([.$E$2];25)/100)*SQRT([.$A20]*[.T$3]/[.$E$1])" office:value-type="float" office:value="1843.90889145858" calcext:value-type="float">
            <text:p>1844</text:p>
          </table:table-cell>
          <table:table-cell table:style-name="ce321" table:formula="of:=(MAX([.$E$2];25)/100)*SQRT([.$A20]*[.U$3]/[.$E$1])" office:value-type="float" office:value="1889.44436276912" calcext:value-type="float">
            <text:p>1889</text:p>
          </table:table-cell>
          <table:table-cell table:style-name="ce321" table:formula="of:=(MAX([.$E$2];25)/100)*SQRT([.$A20]*[.V$3]/[.$E$1])" office:value-type="float" office:value="1933.90796058137" calcext:value-type="float">
            <text:p>1934</text:p>
          </table:table-cell>
          <table:table-cell table:style-name="ce321" table:formula="of:=(MAX([.$E$2];25)/100)*SQRT([.$A20]*[.W$3]/[.$E$1])" office:value-type="float" office:value="1977.37199332852" calcext:value-type="float">
            <text:p>1977</text:p>
          </table:table-cell>
          <table:table-cell table:style-name="ce321" table:formula="of:=(MAX([.$E$2];25)/100)*SQRT([.$A20]*[.X$3]/[.$E$1])" office:value-type="float" office:value="2019.90098767242" calcext:value-type="float">
            <text:p>2020</text:p>
          </table:table-cell>
          <table:table-cell table:style-name="ce321" table:formula="of:=(MAX([.$E$2];25)/100)*SQRT([.$A20]*[.Y$3]/[.$E$1])" office:value-type="float" office:value="2061.55281280883" calcext:value-type="float">
            <text:p>2062</text:p>
          </table:table-cell>
          <table:table-cell table:style-name="ce321" table:formula="of:=(MAX([.$E$2];25)/100)*SQRT([.$A20]*[.Z$3]/[.$E$1])" office:value-type="float" office:value="2102.37960416286" calcext:value-type="float">
            <text:p>2102</text:p>
          </table:table-cell>
          <table:table-cell table:number-columns-repeated="38"/>
        </table:table-row>
        <table:table-row table:style-name="ro2">
          <table:table-cell table:style-name="ce235" table:formula="of:=[.A20]+[.A$4]" office:value-type="float" office:value="1800000" calcext:value-type="float">
            <text:p><text:s/>1 800 000 </text:p>
          </table:table-cell>
          <table:table-cell table:style-name="ce319" table:formula="of:=COM.MICROSOFT.FLOOR(SQRT([.A21])/10;1)" office:value-type="float" office:value="134" calcext:value-type="float">
            <text:p>134</text:p>
          </table:table-cell>
          <table:table-cell table:style-name="ce319" table:formula="of:=COM.MICROSOFT.FLOOR(SQRT([.A21]/IF([.J$1]=0;10;5));1)" office:value-type="float" office:value="424" calcext:value-type="float">
            <text:p>424</text:p>
          </table:table-cell>
          <table:table-cell table:style-name="ce321" table:formula="of:=(MAX([.$E$2];25)/100)*SQRT([.$A21]*[.D$3]/[.$E$1])" office:value-type="float" office:value="848.528137423857" calcext:value-type="float">
            <text:p>849</text:p>
          </table:table-cell>
          <table:table-cell table:style-name="ce321" table:formula="of:=(MAX([.$E$2];25)/100)*SQRT([.$A21]*[.E$3]/[.$E$1])" office:value-type="float" office:value="948.683298050514" calcext:value-type="float">
            <text:p>949</text:p>
          </table:table-cell>
          <table:table-cell table:style-name="ce321" table:formula="of:=(MAX([.$E$2];25)/100)*SQRT([.$A21]*[.F$3]/[.$E$1])" office:value-type="float" office:value="1039.23048454133" calcext:value-type="float">
            <text:p>1039</text:p>
          </table:table-cell>
          <table:table-cell table:style-name="ce325" table:formula="of:=(MAX([.$E$2];25)/100)*SQRT([.$A21]*[.G$3]/[.$E$1])" office:value-type="float" office:value="1122.49721603218" calcext:value-type="float">
            <text:p>1122</text:p>
          </table:table-cell>
          <table:table-cell table:style-name="ce325" table:formula="of:=(MAX([.$E$2];25)/100)*SQRT([.$A21]*[.H$3]/[.$E$1])" office:value-type="float" office:value="1200" calcext:value-type="float">
            <text:p>1200</text:p>
          </table:table-cell>
          <table:table-cell table:style-name="ce325" table:formula="of:=(MAX([.$E$2];25)/100)*SQRT([.$A21]*[.I$3]/[.$E$1])" office:value-type="float" office:value="1272.79220613579" calcext:value-type="float">
            <text:p>1273</text:p>
          </table:table-cell>
          <table:table-cell table:style-name="ce325" table:formula="of:=(MAX([.$E$2];25)/100)*SQRT([.$A21]*[.J$3]/[.$E$1])" office:value-type="float" office:value="1341.64078649987" calcext:value-type="float">
            <text:p>1342</text:p>
          </table:table-cell>
          <table:table-cell table:style-name="ce325" table:formula="of:=(MAX([.$E$2];25)/100)*SQRT([.$A21]*[.K$3]/[.$E$1])" office:value-type="float" office:value="1407.12472794703" calcext:value-type="float">
            <text:p>1407</text:p>
          </table:table-cell>
          <table:table-cell table:style-name="ce325" table:formula="of:=(MAX([.$E$2];25)/100)*SQRT([.$A21]*[.L$3]/[.$E$1])" office:value-type="float" office:value="1469.69384566991" calcext:value-type="float">
            <text:p>1470</text:p>
          </table:table-cell>
          <table:table-cell table:style-name="ce325" table:formula="of:=(MAX([.$E$2];25)/100)*SQRT([.$A21]*[.M$3]/[.$E$1])" office:value-type="float" office:value="1529.70585407784" calcext:value-type="float">
            <text:p>1530</text:p>
          </table:table-cell>
          <table:table-cell table:style-name="ce321" table:formula="of:=(MAX([.$E$2];25)/100)*SQRT([.$A21]*[.N$3]/[.$E$1])" office:value-type="float" office:value="1587.45078663875" calcext:value-type="float">
            <text:p>1587</text:p>
          </table:table-cell>
          <table:table-cell table:style-name="ce321" table:formula="of:=(MAX([.$E$2];25)/100)*SQRT([.$A21]*[.O$3]/[.$E$1])" office:value-type="float" office:value="1643.1676725155" calcext:value-type="float">
            <text:p>1643</text:p>
          </table:table-cell>
          <table:table-cell table:style-name="ce321" table:formula="of:=(MAX([.$E$2];25)/100)*SQRT([.$A21]*[.P$3]/[.$E$1])" office:value-type="float" office:value="1697.05627484771" calcext:value-type="float">
            <text:p>1697</text:p>
          </table:table-cell>
          <table:table-cell table:style-name="ce321" table:formula="of:=(MAX([.$E$2];25)/100)*SQRT([.$A21]*[.Q$3]/[.$E$1])" office:value-type="float" office:value="1749.28556845359" calcext:value-type="float">
            <text:p>1749</text:p>
          </table:table-cell>
          <table:table-cell table:style-name="ce321" table:formula="of:=(MAX([.$E$2];25)/100)*SQRT([.$A21]*[.R$3]/[.$E$1])" office:value-type="float" office:value="1800" calcext:value-type="float">
            <text:p>1800</text:p>
          </table:table-cell>
          <table:table-cell table:style-name="ce321" table:formula="of:=(MAX([.$E$2];25)/100)*SQRT([.$A21]*[.S$3]/[.$E$1])" office:value-type="float" office:value="1849.32420089069" calcext:value-type="float">
            <text:p>1849</text:p>
          </table:table-cell>
          <table:table-cell table:style-name="ce321" table:formula="of:=(MAX([.$E$2];25)/100)*SQRT([.$A21]*[.T$3]/[.$E$1])" office:value-type="float" office:value="1897.36659610103" calcext:value-type="float">
            <text:p>1897</text:p>
          </table:table-cell>
          <table:table-cell table:style-name="ce321" table:formula="of:=(MAX([.$E$2];25)/100)*SQRT([.$A21]*[.U$3]/[.$E$1])" office:value-type="float" office:value="1944.22220952236" calcext:value-type="float">
            <text:p>1944</text:p>
          </table:table-cell>
          <table:table-cell table:style-name="ce321" table:formula="of:=(MAX([.$E$2];25)/100)*SQRT([.$A21]*[.V$3]/[.$E$1])" office:value-type="float" office:value="1989.97487421324" calcext:value-type="float">
            <text:p>1990</text:p>
          </table:table-cell>
          <table:table-cell table:style-name="ce321" table:formula="of:=(MAX([.$E$2];25)/100)*SQRT([.$A21]*[.W$3]/[.$E$1])" office:value-type="float" office:value="2034.69899493758" calcext:value-type="float">
            <text:p>2035</text:p>
          </table:table-cell>
          <table:table-cell table:style-name="ce321" table:formula="of:=(MAX([.$E$2];25)/100)*SQRT([.$A21]*[.X$3]/[.$E$1])" office:value-type="float" office:value="2078.46096908265" calcext:value-type="float">
            <text:p>2078</text:p>
          </table:table-cell>
          <table:table-cell table:style-name="ce321" table:formula="of:=(MAX([.$E$2];25)/100)*SQRT([.$A21]*[.Y$3]/[.$E$1])" office:value-type="float" office:value="2121.32034355964" calcext:value-type="float">
            <text:p>2121</text:p>
          </table:table-cell>
          <table:table-cell table:style-name="ce321" table:formula="of:=(MAX([.$E$2];25)/100)*SQRT([.$A21]*[.Z$3]/[.$E$1])" office:value-type="float" office:value="2163.33076527839" calcext:value-type="float">
            <text:p>2163</text:p>
          </table:table-cell>
          <table:table-cell table:number-columns-repeated="38"/>
        </table:table-row>
        <table:table-row table:style-name="ro2">
          <table:table-cell table:style-name="ce235" table:formula="of:=[.A21]+[.A$4]" office:value-type="float" office:value="1900000" calcext:value-type="float">
            <text:p><text:s/>1 900 000 </text:p>
          </table:table-cell>
          <table:table-cell table:style-name="ce319" table:formula="of:=COM.MICROSOFT.FLOOR(SQRT([.A22])/10;1)" office:value-type="float" office:value="137" calcext:value-type="float">
            <text:p>137</text:p>
          </table:table-cell>
          <table:table-cell table:style-name="ce319" table:formula="of:=COM.MICROSOFT.FLOOR(SQRT([.A22]/IF([.J$1]=0;10;5));1)" office:value-type="float" office:value="435" calcext:value-type="float">
            <text:p>435</text:p>
          </table:table-cell>
          <table:table-cell table:style-name="ce321" table:formula="of:=(MAX([.$E$2];25)/100)*SQRT([.$A22]*[.D$3]/[.$E$1])" office:value-type="float" office:value="871.779788708135" calcext:value-type="float">
            <text:p>872</text:p>
          </table:table-cell>
          <table:table-cell table:style-name="ce321" table:formula="of:=(MAX([.$E$2];25)/100)*SQRT([.$A22]*[.E$3]/[.$E$1])" office:value-type="float" office:value="974.679434480896" calcext:value-type="float">
            <text:p>975</text:p>
          </table:table-cell>
          <table:table-cell table:style-name="ce321" table:formula="of:=(MAX([.$E$2];25)/100)*SQRT([.$A22]*[.F$3]/[.$E$1])" office:value-type="float" office:value="1067.70782520313" calcext:value-type="float">
            <text:p>1068</text:p>
          </table:table-cell>
          <table:table-cell table:style-name="ce325" table:formula="of:=(MAX([.$E$2];25)/100)*SQRT([.$A22]*[.G$3]/[.$E$1])" office:value-type="float" office:value="1153.25625946708" calcext:value-type="float">
            <text:p>1153</text:p>
          </table:table-cell>
          <table:table-cell table:style-name="ce325" table:formula="of:=(MAX([.$E$2];25)/100)*SQRT([.$A22]*[.H$3]/[.$E$1])" office:value-type="float" office:value="1232.8828005938" calcext:value-type="float">
            <text:p>1233</text:p>
          </table:table-cell>
          <table:table-cell table:style-name="ce325" table:formula="of:=(MAX([.$E$2];25)/100)*SQRT([.$A22]*[.I$3]/[.$E$1])" office:value-type="float" office:value="1307.6696830622" calcext:value-type="float">
            <text:p>1308</text:p>
          </table:table-cell>
          <table:table-cell table:style-name="ce325" table:formula="of:=(MAX([.$E$2];25)/100)*SQRT([.$A22]*[.J$3]/[.$E$1])" office:value-type="float" office:value="1378.40487520902" calcext:value-type="float">
            <text:p>1378</text:p>
          </table:table-cell>
          <table:table-cell table:style-name="ce325" table:formula="of:=(MAX([.$E$2];25)/100)*SQRT([.$A22]*[.K$3]/[.$E$1])" office:value-type="float" office:value="1445.6832294801" calcext:value-type="float">
            <text:p>1446</text:p>
          </table:table-cell>
          <table:table-cell table:style-name="ce325" table:formula="of:=(MAX([.$E$2];25)/100)*SQRT([.$A22]*[.L$3]/[.$E$1])" office:value-type="float" office:value="1509.96688705415" calcext:value-type="float">
            <text:p>1510</text:p>
          </table:table-cell>
          <table:table-cell table:style-name="ce325" table:formula="of:=(MAX([.$E$2];25)/100)*SQRT([.$A22]*[.M$3]/[.$E$1])" office:value-type="float" office:value="1571.62336455017" calcext:value-type="float">
            <text:p>1572</text:p>
          </table:table-cell>
          <table:table-cell table:style-name="ce321" table:formula="of:=(MAX([.$E$2];25)/100)*SQRT([.$A22]*[.N$3]/[.$E$1])" office:value-type="float" office:value="1630.95064303001" calcext:value-type="float">
            <text:p>1631</text:p>
          </table:table-cell>
          <table:table-cell table:style-name="ce321" table:formula="of:=(MAX([.$E$2];25)/100)*SQRT([.$A22]*[.O$3]/[.$E$1])" office:value-type="float" office:value="1688.19430161341" calcext:value-type="float">
            <text:p>1688</text:p>
          </table:table-cell>
          <table:table-cell table:style-name="ce321" table:formula="of:=(MAX([.$E$2];25)/100)*SQRT([.$A22]*[.P$3]/[.$E$1])" office:value-type="float" office:value="1743.55957741627" calcext:value-type="float">
            <text:p>1744</text:p>
          </table:table-cell>
          <table:table-cell table:style-name="ce321" table:formula="of:=(MAX([.$E$2];25)/100)*SQRT([.$A22]*[.Q$3]/[.$E$1])" office:value-type="float" office:value="1797.22007556114" calcext:value-type="float">
            <text:p>1797</text:p>
          </table:table-cell>
          <table:table-cell table:style-name="ce321" table:formula="of:=(MAX([.$E$2];25)/100)*SQRT([.$A22]*[.R$3]/[.$E$1])" office:value-type="float" office:value="1849.32420089069" calcext:value-type="float">
            <text:p>1849</text:p>
          </table:table-cell>
          <table:table-cell table:style-name="ce321" table:formula="of:=(MAX([.$E$2];25)/100)*SQRT([.$A22]*[.S$3]/[.$E$1])" office:value-type="float" office:value="1900" calcext:value-type="float">
            <text:p>1900</text:p>
          </table:table-cell>
          <table:table-cell table:style-name="ce321" table:formula="of:=(MAX([.$E$2];25)/100)*SQRT([.$A22]*[.T$3]/[.$E$1])" office:value-type="float" office:value="1949.35886896179" calcext:value-type="float">
            <text:p>1949</text:p>
          </table:table-cell>
          <table:table-cell table:style-name="ce321" table:formula="of:=(MAX([.$E$2];25)/100)*SQRT([.$A22]*[.U$3]/[.$E$1])" office:value-type="float" office:value="1997.49843554382" calcext:value-type="float">
            <text:p>1997</text:p>
          </table:table-cell>
          <table:table-cell table:style-name="ce321" table:formula="of:=(MAX([.$E$2];25)/100)*SQRT([.$A22]*[.V$3]/[.$E$1])" office:value-type="float" office:value="2044.50483002609" calcext:value-type="float">
            <text:p>2045</text:p>
          </table:table-cell>
          <table:table-cell table:style-name="ce321" table:formula="of:=(MAX([.$E$2];25)/100)*SQRT([.$A22]*[.W$3]/[.$E$1])" office:value-type="float" office:value="2090.45449603669" calcext:value-type="float">
            <text:p>2090</text:p>
          </table:table-cell>
          <table:table-cell table:style-name="ce321" table:formula="of:=(MAX([.$E$2];25)/100)*SQRT([.$A22]*[.X$3]/[.$E$1])" office:value-type="float" office:value="2135.41565040626" calcext:value-type="float">
            <text:p>2135</text:p>
          </table:table-cell>
          <table:table-cell table:style-name="ce321" table:formula="of:=(MAX([.$E$2];25)/100)*SQRT([.$A22]*[.Y$3]/[.$E$1])" office:value-type="float" office:value="2179.44947177034" calcext:value-type="float">
            <text:p>2179</text:p>
          </table:table-cell>
          <table:table-cell table:style-name="ce321" table:formula="of:=(MAX([.$E$2];25)/100)*SQRT([.$A22]*[.Z$3]/[.$E$1])" office:value-type="float" office:value="2222.61107708929" calcext:value-type="float">
            <text:p>2223</text:p>
          </table:table-cell>
          <table:table-cell table:number-columns-repeated="38"/>
        </table:table-row>
        <table:table-row table:style-name="ro2">
          <table:table-cell table:style-name="ce235" table:formula="of:=[.A22]+[.A$4]" office:value-type="float" office:value="2000000" calcext:value-type="float">
            <text:p><text:s/>2 000 000 </text:p>
          </table:table-cell>
          <table:table-cell table:style-name="ce319" table:formula="of:=COM.MICROSOFT.FLOOR(SQRT([.A23])/10;1)" office:value-type="float" office:value="141" calcext:value-type="float">
            <text:p>141</text:p>
          </table:table-cell>
          <table:table-cell table:style-name="ce319" table:formula="of:=COM.MICROSOFT.FLOOR(SQRT([.A23]/IF([.J$1]=0;10;5));1)" office:value-type="float" office:value="447" calcext:value-type="float">
            <text:p>447</text:p>
          </table:table-cell>
          <table:table-cell table:style-name="ce321" table:formula="of:=(MAX([.$E$2];25)/100)*SQRT([.$A23]*[.D$3]/[.$E$1])" office:value-type="float" office:value="894.427190999916" calcext:value-type="float">
            <text:p>894</text:p>
          </table:table-cell>
          <table:table-cell table:style-name="ce321" table:formula="of:=(MAX([.$E$2];25)/100)*SQRT([.$A23]*[.E$3]/[.$E$1])" office:value-type="float" office:value="1000" calcext:value-type="float">
            <text:p>1000</text:p>
          </table:table-cell>
          <table:table-cell table:style-name="ce321" table:formula="of:=(MAX([.$E$2];25)/100)*SQRT([.$A23]*[.F$3]/[.$E$1])" office:value-type="float" office:value="1095.44511501033" calcext:value-type="float">
            <text:p>1095</text:p>
          </table:table-cell>
          <table:table-cell table:style-name="ce325" table:formula="of:=(MAX([.$E$2];25)/100)*SQRT([.$A23]*[.G$3]/[.$E$1])" office:value-type="float" office:value="1183.21595661992" calcext:value-type="float">
            <text:p>1183</text:p>
          </table:table-cell>
          <table:table-cell table:style-name="ce325" table:formula="of:=(MAX([.$E$2];25)/100)*SQRT([.$A23]*[.H$3]/[.$E$1])" office:value-type="float" office:value="1264.91106406735" calcext:value-type="float">
            <text:p>1265</text:p>
          </table:table-cell>
          <table:table-cell table:style-name="ce325" table:formula="of:=(MAX([.$E$2];25)/100)*SQRT([.$A23]*[.I$3]/[.$E$1])" office:value-type="float" office:value="1341.64078649987" calcext:value-type="float">
            <text:p>1342</text:p>
          </table:table-cell>
          <table:table-cell table:style-name="ce325" table:formula="of:=(MAX([.$E$2];25)/100)*SQRT([.$A23]*[.J$3]/[.$E$1])" office:value-type="float" office:value="1414.2135623731" calcext:value-type="float">
            <text:p>1414</text:p>
          </table:table-cell>
          <table:table-cell table:style-name="ce325" table:formula="of:=(MAX([.$E$2];25)/100)*SQRT([.$A23]*[.K$3]/[.$E$1])" office:value-type="float" office:value="1483.23969741913" calcext:value-type="float">
            <text:p>1483</text:p>
          </table:table-cell>
          <table:table-cell table:style-name="ce325" table:formula="of:=(MAX([.$E$2];25)/100)*SQRT([.$A23]*[.L$3]/[.$E$1])" office:value-type="float" office:value="1549.19333848297" calcext:value-type="float">
            <text:p>1549</text:p>
          </table:table-cell>
          <table:table-cell table:style-name="ce325" table:formula="of:=(MAX([.$E$2];25)/100)*SQRT([.$A23]*[.M$3]/[.$E$1])" office:value-type="float" office:value="1612.45154965971" calcext:value-type="float">
            <text:p>1612</text:p>
          </table:table-cell>
          <table:table-cell table:style-name="ce321" table:formula="of:=(MAX([.$E$2];25)/100)*SQRT([.$A23]*[.N$3]/[.$E$1])" office:value-type="float" office:value="1673.32005306815" calcext:value-type="float">
            <text:p>1673</text:p>
          </table:table-cell>
          <table:table-cell table:style-name="ce321" table:formula="of:=(MAX([.$E$2];25)/100)*SQRT([.$A23]*[.O$3]/[.$E$1])" office:value-type="float" office:value="1732.05080756888" calcext:value-type="float">
            <text:p>1732</text:p>
          </table:table-cell>
          <table:table-cell table:style-name="ce321" table:formula="of:=(MAX([.$E$2];25)/100)*SQRT([.$A23]*[.P$3]/[.$E$1])" office:value-type="float" office:value="1788.85438199983" calcext:value-type="float">
            <text:p>1789</text:p>
          </table:table-cell>
          <table:table-cell table:style-name="ce321" table:formula="of:=(MAX([.$E$2];25)/100)*SQRT([.$A23]*[.Q$3]/[.$E$1])" office:value-type="float" office:value="1843.90889145858" calcext:value-type="float">
            <text:p>1844</text:p>
          </table:table-cell>
          <table:table-cell table:style-name="ce321" table:formula="of:=(MAX([.$E$2];25)/100)*SQRT([.$A23]*[.R$3]/[.$E$1])" office:value-type="float" office:value="1897.36659610103" calcext:value-type="float">
            <text:p>1897</text:p>
          </table:table-cell>
          <table:table-cell table:style-name="ce321" table:formula="of:=(MAX([.$E$2];25)/100)*SQRT([.$A23]*[.S$3]/[.$E$1])" office:value-type="float" office:value="1949.35886896179" calcext:value-type="float">
            <text:p>1949</text:p>
          </table:table-cell>
          <table:table-cell table:style-name="ce321" table:formula="of:=(MAX([.$E$2];25)/100)*SQRT([.$A23]*[.T$3]/[.$E$1])" office:value-type="float" office:value="2000" calcext:value-type="float">
            <text:p>2000</text:p>
          </table:table-cell>
          <table:table-cell table:style-name="ce321" table:formula="of:=(MAX([.$E$2];25)/100)*SQRT([.$A23]*[.U$3]/[.$E$1])" office:value-type="float" office:value="2049.39015319192" calcext:value-type="float">
            <text:p>2049</text:p>
          </table:table-cell>
          <table:table-cell table:style-name="ce321" table:formula="of:=(MAX([.$E$2];25)/100)*SQRT([.$A23]*[.V$3]/[.$E$1])" office:value-type="float" office:value="2097.6176963403" calcext:value-type="float">
            <text:p>2098</text:p>
          </table:table-cell>
          <table:table-cell table:style-name="ce321" table:formula="of:=(MAX([.$E$2];25)/100)*SQRT([.$A23]*[.W$3]/[.$E$1])" office:value-type="float" office:value="2144.76105895272" calcext:value-type="float">
            <text:p>2145</text:p>
          </table:table-cell>
          <table:table-cell table:style-name="ce321" table:formula="of:=(MAX([.$E$2];25)/100)*SQRT([.$A23]*[.X$3]/[.$E$1])" office:value-type="float" office:value="2190.89023002066" calcext:value-type="float">
            <text:p>2191</text:p>
          </table:table-cell>
          <table:table-cell table:style-name="ce321" table:formula="of:=(MAX([.$E$2];25)/100)*SQRT([.$A23]*[.Y$3]/[.$E$1])" office:value-type="float" office:value="2236.06797749979" calcext:value-type="float">
            <text:p>2236</text:p>
          </table:table-cell>
          <table:table-cell table:style-name="ce321" table:formula="of:=(MAX([.$E$2];25)/100)*SQRT([.$A23]*[.Z$3]/[.$E$1])" office:value-type="float" office:value="2280.35085019828" calcext:value-type="float">
            <text:p>2280</text:p>
          </table:table-cell>
          <table:table-cell table:number-columns-repeated="38"/>
        </table:table-row>
        <table:table-row table:style-name="ro2">
          <table:table-cell table:style-name="ce235" table:formula="of:=[.A23]+[.A$4]" office:value-type="float" office:value="2100000" calcext:value-type="float">
            <text:p><text:s/>2 100 000 </text:p>
          </table:table-cell>
          <table:table-cell table:style-name="ce319" table:formula="of:=COM.MICROSOFT.FLOOR(SQRT([.A24])/10;1)" office:value-type="float" office:value="144" calcext:value-type="float">
            <text:p>144</text:p>
          </table:table-cell>
          <table:table-cell table:style-name="ce319" table:formula="of:=COM.MICROSOFT.FLOOR(SQRT([.A24]/IF([.J$1]=0;10;5));1)" office:value-type="float" office:value="458" calcext:value-type="float">
            <text:p>458</text:p>
          </table:table-cell>
          <table:table-cell table:style-name="ce321" table:formula="of:=(MAX([.$E$2];25)/100)*SQRT([.$A24]*[.D$3]/[.$E$1])" office:value-type="float" office:value="916.515138991168" calcext:value-type="float">
            <text:p>917</text:p>
          </table:table-cell>
          <table:table-cell table:style-name="ce321" table:formula="of:=(MAX([.$E$2];25)/100)*SQRT([.$A24]*[.E$3]/[.$E$1])" office:value-type="float" office:value="1024.69507659596" calcext:value-type="float">
            <text:p>1025</text:p>
          </table:table-cell>
          <table:table-cell table:style-name="ce321" table:formula="of:=(MAX([.$E$2];25)/100)*SQRT([.$A24]*[.F$3]/[.$E$1])" office:value-type="float" office:value="1122.49721603218" calcext:value-type="float">
            <text:p>1122</text:p>
          </table:table-cell>
          <table:table-cell table:style-name="ce325" table:formula="of:=(MAX([.$E$2];25)/100)*SQRT([.$A24]*[.G$3]/[.$E$1])" office:value-type="float" office:value="1212.43556529821" calcext:value-type="float">
            <text:p>1212</text:p>
          </table:table-cell>
          <table:table-cell table:style-name="ce325" table:formula="of:=(MAX([.$E$2];25)/100)*SQRT([.$A24]*[.H$3]/[.$E$1])" office:value-type="float" office:value="1296.14813968157" calcext:value-type="float">
            <text:p>1296</text:p>
          </table:table-cell>
          <table:table-cell table:style-name="ce325" table:formula="of:=(MAX([.$E$2];25)/100)*SQRT([.$A24]*[.I$3]/[.$E$1])" office:value-type="float" office:value="1374.77270848675" calcext:value-type="float">
            <text:p>1375</text:p>
          </table:table-cell>
          <table:table-cell table:style-name="ce325" table:formula="of:=(MAX([.$E$2];25)/100)*SQRT([.$A24]*[.J$3]/[.$E$1])" office:value-type="float" office:value="1449.13767461894" calcext:value-type="float">
            <text:p>1449</text:p>
          </table:table-cell>
          <table:table-cell table:style-name="ce325" table:formula="of:=(MAX([.$E$2];25)/100)*SQRT([.$A24]*[.K$3]/[.$E$1])" office:value-type="float" office:value="1519.86841535707" calcext:value-type="float">
            <text:p>1520</text:p>
          </table:table-cell>
          <table:table-cell table:style-name="ce325" table:formula="of:=(MAX([.$E$2];25)/100)*SQRT([.$A24]*[.L$3]/[.$E$1])" office:value-type="float" office:value="1587.45078663875" calcext:value-type="float">
            <text:p>1587</text:p>
          </table:table-cell>
          <table:table-cell table:style-name="ce325" table:formula="of:=(MAX([.$E$2];25)/100)*SQRT([.$A24]*[.M$3]/[.$E$1])" office:value-type="float" office:value="1652.27116418583" calcext:value-type="float">
            <text:p>1652</text:p>
          </table:table-cell>
          <table:table-cell table:style-name="ce321" table:formula="of:=(MAX([.$E$2];25)/100)*SQRT([.$A24]*[.N$3]/[.$E$1])" office:value-type="float" office:value="1714.64281994822" calcext:value-type="float">
            <text:p>1715</text:p>
          </table:table-cell>
          <table:table-cell table:style-name="ce321" table:formula="of:=(MAX([.$E$2];25)/100)*SQRT([.$A24]*[.O$3]/[.$E$1])" office:value-type="float" office:value="1774.82393492988" calcext:value-type="float">
            <text:p>1775</text:p>
          </table:table-cell>
          <table:table-cell table:style-name="ce321" table:formula="of:=(MAX([.$E$2];25)/100)*SQRT([.$A24]*[.P$3]/[.$E$1])" office:value-type="float" office:value="1833.03027798234" calcext:value-type="float">
            <text:p>1833</text:p>
          </table:table-cell>
          <table:table-cell table:style-name="ce321" table:formula="of:=(MAX([.$E$2];25)/100)*SQRT([.$A24]*[.Q$3]/[.$E$1])" office:value-type="float" office:value="1889.44436276912" calcext:value-type="float">
            <text:p>1889</text:p>
          </table:table-cell>
          <table:table-cell table:style-name="ce321" table:formula="of:=(MAX([.$E$2];25)/100)*SQRT([.$A24]*[.R$3]/[.$E$1])" office:value-type="float" office:value="1944.22220952236" calcext:value-type="float">
            <text:p>1944</text:p>
          </table:table-cell>
          <table:table-cell table:style-name="ce321" table:formula="of:=(MAX([.$E$2];25)/100)*SQRT([.$A24]*[.S$3]/[.$E$1])" office:value-type="float" office:value="1997.49843554382" calcext:value-type="float">
            <text:p>1997</text:p>
          </table:table-cell>
          <table:table-cell table:style-name="ce321" table:formula="of:=(MAX([.$E$2];25)/100)*SQRT([.$A24]*[.T$3]/[.$E$1])" office:value-type="float" office:value="2049.39015319192" calcext:value-type="float">
            <text:p>2049</text:p>
          </table:table-cell>
          <table:table-cell table:style-name="ce321" table:formula="of:=(MAX([.$E$2];25)/100)*SQRT([.$A24]*[.U$3]/[.$E$1])" office:value-type="float" office:value="2100" calcext:value-type="float">
            <text:p>2100</text:p>
          </table:table-cell>
          <table:table-cell table:style-name="ce321" table:formula="of:=(MAX([.$E$2];25)/100)*SQRT([.$A24]*[.V$3]/[.$E$1])" office:value-type="float" office:value="2149.41852602047" calcext:value-type="float">
            <text:p>2149</text:p>
          </table:table-cell>
          <table:table-cell table:style-name="ce321" table:formula="of:=(MAX([.$E$2];25)/100)*SQRT([.$A24]*[.W$3]/[.$E$1])" office:value-type="float" office:value="2197.72609758359" calcext:value-type="float">
            <text:p>2198</text:p>
          </table:table-cell>
          <table:table-cell table:style-name="ce321" table:formula="of:=(MAX([.$E$2];25)/100)*SQRT([.$A24]*[.X$3]/[.$E$1])" office:value-type="float" office:value="2244.99443206436" calcext:value-type="float">
            <text:p>2245</text:p>
          </table:table-cell>
          <table:table-cell table:style-name="ce321" table:formula="of:=(MAX([.$E$2];25)/100)*SQRT([.$A24]*[.Y$3]/[.$E$1])" office:value-type="float" office:value="2291.28784747792" calcext:value-type="float">
            <text:p>2291</text:p>
          </table:table-cell>
          <table:table-cell table:style-name="ce321" table:formula="of:=(MAX([.$E$2];25)/100)*SQRT([.$A24]*[.Z$3]/[.$E$1])" office:value-type="float" office:value="2336.66428910958" calcext:value-type="float">
            <text:p>2337</text:p>
          </table:table-cell>
          <table:table-cell table:number-columns-repeated="38"/>
        </table:table-row>
        <table:table-row table:style-name="ro2">
          <table:table-cell table:style-name="ce235" table:formula="of:=[.A24]+[.A$4]" office:value-type="float" office:value="2200000" calcext:value-type="float">
            <text:p><text:s/>2 200 000 </text:p>
          </table:table-cell>
          <table:table-cell table:style-name="ce319" table:formula="of:=COM.MICROSOFT.FLOOR(SQRT([.A25])/10;1)" office:value-type="float" office:value="148" calcext:value-type="float">
            <text:p>148</text:p>
          </table:table-cell>
          <table:table-cell table:style-name="ce319" table:formula="of:=COM.MICROSOFT.FLOOR(SQRT([.A25]/IF([.J$1]=0;10;5));1)" office:value-type="float" office:value="469" calcext:value-type="float">
            <text:p>469</text:p>
          </table:table-cell>
          <table:table-cell table:style-name="ce321" table:formula="of:=(MAX([.$E$2];25)/100)*SQRT([.$A25]*[.D$3]/[.$E$1])" office:value-type="float" office:value="938.083151964686" calcext:value-type="float">
            <text:p>938</text:p>
          </table:table-cell>
          <table:table-cell table:style-name="ce321" table:formula="of:=(MAX([.$E$2];25)/100)*SQRT([.$A25]*[.E$3]/[.$E$1])" office:value-type="float" office:value="1048.80884817015" calcext:value-type="float">
            <text:p>1049</text:p>
          </table:table-cell>
          <table:table-cell table:style-name="ce321" table:formula="of:=(MAX([.$E$2];25)/100)*SQRT([.$A25]*[.F$3]/[.$E$1])" office:value-type="float" office:value="1148.91252930761" calcext:value-type="float">
            <text:p>1149</text:p>
          </table:table-cell>
          <table:table-cell table:style-name="ce325" table:formula="of:=(MAX([.$E$2];25)/100)*SQRT([.$A25]*[.G$3]/[.$E$1])" office:value-type="float" office:value="1240.96736459909" calcext:value-type="float">
            <text:p>1241</text:p>
          </table:table-cell>
          <table:table-cell table:style-name="ce325" table:formula="of:=(MAX([.$E$2];25)/100)*SQRT([.$A25]*[.H$3]/[.$E$1])" office:value-type="float" office:value="1326.64991614216" calcext:value-type="float">
            <text:p>1327</text:p>
          </table:table-cell>
          <table:table-cell table:style-name="ce325" table:formula="of:=(MAX([.$E$2];25)/100)*SQRT([.$A25]*[.I$3]/[.$E$1])" office:value-type="float" office:value="1407.12472794703" calcext:value-type="float">
            <text:p>1407</text:p>
          </table:table-cell>
          <table:table-cell table:style-name="ce325" table:formula="of:=(MAX([.$E$2];25)/100)*SQRT([.$A25]*[.J$3]/[.$E$1])" office:value-type="float" office:value="1483.23969741913" calcext:value-type="float">
            <text:p>1483</text:p>
          </table:table-cell>
          <table:table-cell table:style-name="ce325" table:formula="of:=(MAX([.$E$2];25)/100)*SQRT([.$A25]*[.K$3]/[.$E$1])" office:value-type="float" office:value="1555.6349186104" calcext:value-type="float">
            <text:p>1556</text:p>
          </table:table-cell>
          <table:table-cell table:style-name="ce325" table:formula="of:=(MAX([.$E$2];25)/100)*SQRT([.$A25]*[.L$3]/[.$E$1])" office:value-type="float" office:value="1624.80768092719" calcext:value-type="float">
            <text:p>1625</text:p>
          </table:table-cell>
          <table:table-cell table:style-name="ce325" table:formula="of:=(MAX([.$E$2];25)/100)*SQRT([.$A25]*[.M$3]/[.$E$1])" office:value-type="float" office:value="1691.15345252878" calcext:value-type="float">
            <text:p>1691</text:p>
          </table:table-cell>
          <table:table-cell table:style-name="ce321" table:formula="of:=(MAX([.$E$2];25)/100)*SQRT([.$A25]*[.N$3]/[.$E$1])" office:value-type="float" office:value="1754.99287747842" calcext:value-type="float">
            <text:p>1755</text:p>
          </table:table-cell>
          <table:table-cell table:style-name="ce321" table:formula="of:=(MAX([.$E$2];25)/100)*SQRT([.$A25]*[.O$3]/[.$E$1])" office:value-type="float" office:value="1816.5902124585" calcext:value-type="float">
            <text:p>1817</text:p>
          </table:table-cell>
          <table:table-cell table:style-name="ce321" table:formula="of:=(MAX([.$E$2];25)/100)*SQRT([.$A25]*[.P$3]/[.$E$1])" office:value-type="float" office:value="1876.16630392937" calcext:value-type="float">
            <text:p>1876</text:p>
          </table:table-cell>
          <table:table-cell table:style-name="ce321" table:formula="of:=(MAX([.$E$2];25)/100)*SQRT([.$A25]*[.Q$3]/[.$E$1])" office:value-type="float" office:value="1933.90796058137" calcext:value-type="float">
            <text:p>1934</text:p>
          </table:table-cell>
          <table:table-cell table:style-name="ce321" table:formula="of:=(MAX([.$E$2];25)/100)*SQRT([.$A25]*[.R$3]/[.$E$1])" office:value-type="float" office:value="1989.97487421324" calcext:value-type="float">
            <text:p>1990</text:p>
          </table:table-cell>
          <table:table-cell table:style-name="ce321" table:formula="of:=(MAX([.$E$2];25)/100)*SQRT([.$A25]*[.S$3]/[.$E$1])" office:value-type="float" office:value="2044.50483002609" calcext:value-type="float">
            <text:p>2045</text:p>
          </table:table-cell>
          <table:table-cell table:style-name="ce321" table:formula="of:=(MAX([.$E$2];25)/100)*SQRT([.$A25]*[.T$3]/[.$E$1])" office:value-type="float" office:value="2097.6176963403" calcext:value-type="float">
            <text:p>2098</text:p>
          </table:table-cell>
          <table:table-cell table:style-name="ce321" table:formula="of:=(MAX([.$E$2];25)/100)*SQRT([.$A25]*[.U$3]/[.$E$1])" office:value-type="float" office:value="2149.41852602047" calcext:value-type="float">
            <text:p>2149</text:p>
          </table:table-cell>
          <table:table-cell table:style-name="ce321" table:formula="of:=(MAX([.$E$2];25)/100)*SQRT([.$A25]*[.V$3]/[.$E$1])" office:value-type="float" office:value="2200" calcext:value-type="float">
            <text:p>2200</text:p>
          </table:table-cell>
          <table:table-cell table:style-name="ce321" table:formula="of:=(MAX([.$E$2];25)/100)*SQRT([.$A25]*[.W$3]/[.$E$1])" office:value-type="float" office:value="2249.4443758404" calcext:value-type="float">
            <text:p>2249</text:p>
          </table:table-cell>
          <table:table-cell table:style-name="ce321" table:formula="of:=(MAX([.$E$2];25)/100)*SQRT([.$A25]*[.X$3]/[.$E$1])" office:value-type="float" office:value="2297.82505861521" calcext:value-type="float">
            <text:p>2298</text:p>
          </table:table-cell>
          <table:table-cell table:style-name="ce321" table:formula="of:=(MAX([.$E$2];25)/100)*SQRT([.$A25]*[.Y$3]/[.$E$1])" office:value-type="float" office:value="2345.20787991171" calcext:value-type="float">
            <text:p>2345</text:p>
          </table:table-cell>
          <table:table-cell table:style-name="ce321" table:formula="of:=(MAX([.$E$2];25)/100)*SQRT([.$A25]*[.Z$3]/[.$E$1])" office:value-type="float" office:value="2391.65214862028" calcext:value-type="float">
            <text:p>2392</text:p>
          </table:table-cell>
          <table:table-cell table:number-columns-repeated="38"/>
        </table:table-row>
        <table:table-row table:style-name="ro2">
          <table:table-cell table:style-name="ce235" table:formula="of:=[.A25]+[.A$4]" office:value-type="float" office:value="2300000" calcext:value-type="float">
            <text:p><text:s/>2 300 000 </text:p>
          </table:table-cell>
          <table:table-cell table:style-name="ce319" table:formula="of:=COM.MICROSOFT.FLOOR(SQRT([.A26])/10;1)" office:value-type="float" office:value="151" calcext:value-type="float">
            <text:p>151</text:p>
          </table:table-cell>
          <table:table-cell table:style-name="ce319" table:formula="of:=COM.MICROSOFT.FLOOR(SQRT([.A26]/IF([.J$1]=0;10;5));1)" office:value-type="float" office:value="479" calcext:value-type="float">
            <text:p>479</text:p>
          </table:table-cell>
          <table:table-cell table:style-name="ce321" table:formula="of:=(MAX([.$E$2];25)/100)*SQRT([.$A26]*[.D$3]/[.$E$1])" office:value-type="float" office:value="959.166304662544" calcext:value-type="float">
            <text:p>959</text:p>
          </table:table-cell>
          <table:table-cell table:style-name="ce321" table:formula="of:=(MAX([.$E$2];25)/100)*SQRT([.$A26]*[.E$3]/[.$E$1])" office:value-type="float" office:value="1072.38052947636" calcext:value-type="float">
            <text:p>1072</text:p>
          </table:table-cell>
          <table:table-cell table:style-name="ce321" table:formula="of:=(MAX([.$E$2];25)/100)*SQRT([.$A26]*[.F$3]/[.$E$1])" office:value-type="float" office:value="1174.73401244707" calcext:value-type="float">
            <text:p>1175</text:p>
          </table:table-cell>
          <table:table-cell table:style-name="ce325" table:formula="of:=(MAX([.$E$2];25)/100)*SQRT([.$A26]*[.G$3]/[.$E$1])" office:value-type="float" office:value="1268.85775404495" calcext:value-type="float">
            <text:p>1269</text:p>
          </table:table-cell>
          <table:table-cell table:style-name="ce325" table:formula="of:=(MAX([.$E$2];25)/100)*SQRT([.$A26]*[.H$3]/[.$E$1])" office:value-type="float" office:value="1356.46599662505" calcext:value-type="float">
            <text:p>1356</text:p>
          </table:table-cell>
          <table:table-cell table:style-name="ce325" table:formula="of:=(MAX([.$E$2];25)/100)*SQRT([.$A26]*[.I$3]/[.$E$1])" office:value-type="float" office:value="1438.74945699382" calcext:value-type="float">
            <text:p>1439</text:p>
          </table:table-cell>
          <table:table-cell table:style-name="ce325" table:formula="of:=(MAX([.$E$2];25)/100)*SQRT([.$A26]*[.J$3]/[.$E$1])" office:value-type="float" office:value="1516.57508881031" calcext:value-type="float">
            <text:p>1517</text:p>
          </table:table-cell>
          <table:table-cell table:style-name="ce325" table:formula="of:=(MAX([.$E$2];25)/100)*SQRT([.$A26]*[.K$3]/[.$E$1])" office:value-type="float" office:value="1590.59737205869" calcext:value-type="float">
            <text:p>1591</text:p>
          </table:table-cell>
          <table:table-cell table:style-name="ce325" table:formula="of:=(MAX([.$E$2];25)/100)*SQRT([.$A26]*[.L$3]/[.$E$1])" office:value-type="float" office:value="1661.32477258361" calcext:value-type="float">
            <text:p>1661</text:p>
          </table:table-cell>
          <table:table-cell table:style-name="ce325" table:formula="of:=(MAX([.$E$2];25)/100)*SQRT([.$A26]*[.M$3]/[.$E$1])" office:value-type="float" office:value="1729.16164657906" calcext:value-type="float">
            <text:p>1729</text:p>
          </table:table-cell>
          <table:table-cell table:style-name="ce321" table:formula="of:=(MAX([.$E$2];25)/100)*SQRT([.$A26]*[.N$3]/[.$E$1])" office:value-type="float" office:value="1794.43584449264" calcext:value-type="float">
            <text:p>1794</text:p>
          </table:table-cell>
          <table:table-cell table:style-name="ce321" table:formula="of:=(MAX([.$E$2];25)/100)*SQRT([.$A26]*[.O$3]/[.$E$1])" office:value-type="float" office:value="1857.41756210067" calcext:value-type="float">
            <text:p>1857</text:p>
          </table:table-cell>
          <table:table-cell table:style-name="ce321" table:formula="of:=(MAX([.$E$2];25)/100)*SQRT([.$A26]*[.P$3]/[.$E$1])" office:value-type="float" office:value="1918.33260932509" calcext:value-type="float">
            <text:p>1918</text:p>
          </table:table-cell>
          <table:table-cell table:style-name="ce321" table:formula="of:=(MAX([.$E$2];25)/100)*SQRT([.$A26]*[.Q$3]/[.$E$1])" office:value-type="float" office:value="1977.37199332852" calcext:value-type="float">
            <text:p>1977</text:p>
          </table:table-cell>
          <table:table-cell table:style-name="ce321" table:formula="of:=(MAX([.$E$2];25)/100)*SQRT([.$A26]*[.R$3]/[.$E$1])" office:value-type="float" office:value="2034.69899493758" calcext:value-type="float">
            <text:p>2035</text:p>
          </table:table-cell>
          <table:table-cell table:style-name="ce321" table:formula="of:=(MAX([.$E$2];25)/100)*SQRT([.$A26]*[.S$3]/[.$E$1])" office:value-type="float" office:value="2090.45449603669" calcext:value-type="float">
            <text:p>2090</text:p>
          </table:table-cell>
          <table:table-cell table:style-name="ce321" table:formula="of:=(MAX([.$E$2];25)/100)*SQRT([.$A26]*[.T$3]/[.$E$1])" office:value-type="float" office:value="2144.76105895272" calcext:value-type="float">
            <text:p>2145</text:p>
          </table:table-cell>
          <table:table-cell table:style-name="ce321" table:formula="of:=(MAX([.$E$2];25)/100)*SQRT([.$A26]*[.U$3]/[.$E$1])" office:value-type="float" office:value="2197.72609758359" calcext:value-type="float">
            <text:p>2198</text:p>
          </table:table-cell>
          <table:table-cell table:style-name="ce321" table:formula="of:=(MAX([.$E$2];25)/100)*SQRT([.$A26]*[.V$3]/[.$E$1])" office:value-type="float" office:value="2249.4443758404" calcext:value-type="float">
            <text:p>2249</text:p>
          </table:table-cell>
          <table:table-cell table:style-name="ce321" table:formula="of:=(MAX([.$E$2];25)/100)*SQRT([.$A26]*[.W$3]/[.$E$1])" office:value-type="float" office:value="2300" calcext:value-type="float">
            <text:p>2300</text:p>
          </table:table-cell>
          <table:table-cell table:style-name="ce321" table:formula="of:=(MAX([.$E$2];25)/100)*SQRT([.$A26]*[.X$3]/[.$E$1])" office:value-type="float" office:value="2349.46802489415" calcext:value-type="float">
            <text:p>2349</text:p>
          </table:table-cell>
          <table:table-cell table:style-name="ce321" table:formula="of:=(MAX([.$E$2];25)/100)*SQRT([.$A26]*[.Y$3]/[.$E$1])" office:value-type="float" office:value="2397.91576165636" calcext:value-type="float">
            <text:p>2398</text:p>
          </table:table-cell>
          <table:table-cell table:style-name="ce321" table:formula="of:=(MAX([.$E$2];25)/100)*SQRT([.$A26]*[.Z$3]/[.$E$1])" office:value-type="float" office:value="2445.4038521275" calcext:value-type="float">
            <text:p>2445</text:p>
          </table:table-cell>
          <table:table-cell table:number-columns-repeated="38"/>
        </table:table-row>
        <table:table-row table:style-name="ro2">
          <table:table-cell table:style-name="ce235" table:formula="of:=[.A26]+[.A$4]" office:value-type="float" office:value="2400000" calcext:value-type="float">
            <text:p><text:s/>2 400 000 </text:p>
          </table:table-cell>
          <table:table-cell table:style-name="ce319" table:formula="of:=COM.MICROSOFT.FLOOR(SQRT([.A27])/10;1)" office:value-type="float" office:value="154" calcext:value-type="float">
            <text:p>154</text:p>
          </table:table-cell>
          <table:table-cell table:style-name="ce319" table:formula="of:=COM.MICROSOFT.FLOOR(SQRT([.A27]/IF([.J$1]=0;10;5));1)" office:value-type="float" office:value="489" calcext:value-type="float">
            <text:p>489</text:p>
          </table:table-cell>
          <table:table-cell table:style-name="ce321" table:formula="of:=(MAX([.$E$2];25)/100)*SQRT([.$A27]*[.D$3]/[.$E$1])" office:value-type="float" office:value="979.795897113271" calcext:value-type="float">
            <text:p>980</text:p>
          </table:table-cell>
          <table:table-cell table:style-name="ce321" table:formula="of:=(MAX([.$E$2];25)/100)*SQRT([.$A27]*[.E$3]/[.$E$1])" office:value-type="float" office:value="1095.44511501033" calcext:value-type="float">
            <text:p>1095</text:p>
          </table:table-cell>
          <table:table-cell table:style-name="ce321" table:formula="of:=(MAX([.$E$2];25)/100)*SQRT([.$A27]*[.F$3]/[.$E$1])" office:value-type="float" office:value="1200" calcext:value-type="float">
            <text:p>1200</text:p>
          </table:table-cell>
          <table:table-cell table:style-name="ce325" table:formula="of:=(MAX([.$E$2];25)/100)*SQRT([.$A27]*[.G$3]/[.$E$1])" office:value-type="float" office:value="1296.14813968157" calcext:value-type="float">
            <text:p>1296</text:p>
          </table:table-cell>
          <table:table-cell table:style-name="ce325" table:formula="of:=(MAX([.$E$2];25)/100)*SQRT([.$A27]*[.H$3]/[.$E$1])" office:value-type="float" office:value="1385.6406460551" calcext:value-type="float">
            <text:p>1386</text:p>
          </table:table-cell>
          <table:table-cell table:style-name="ce325" table:formula="of:=(MAX([.$E$2];25)/100)*SQRT([.$A27]*[.I$3]/[.$E$1])" office:value-type="float" office:value="1469.69384566991" calcext:value-type="float">
            <text:p>1470</text:p>
          </table:table-cell>
          <table:table-cell table:style-name="ce325" table:formula="of:=(MAX([.$E$2];25)/100)*SQRT([.$A27]*[.J$3]/[.$E$1])" office:value-type="float" office:value="1549.19333848297" calcext:value-type="float">
            <text:p>1549</text:p>
          </table:table-cell>
          <table:table-cell table:style-name="ce325" table:formula="of:=(MAX([.$E$2];25)/100)*SQRT([.$A27]*[.K$3]/[.$E$1])" office:value-type="float" office:value="1624.80768092719" calcext:value-type="float">
            <text:p>1625</text:p>
          </table:table-cell>
          <table:table-cell table:style-name="ce325" table:formula="of:=(MAX([.$E$2];25)/100)*SQRT([.$A27]*[.L$3]/[.$E$1])" office:value-type="float" office:value="1697.05627484771" calcext:value-type="float">
            <text:p>1697</text:p>
          </table:table-cell>
          <table:table-cell table:style-name="ce325" table:formula="of:=(MAX([.$E$2];25)/100)*SQRT([.$A27]*[.M$3]/[.$E$1])" office:value-type="float" office:value="1766.35217326557" calcext:value-type="float">
            <text:p>1766</text:p>
          </table:table-cell>
          <table:table-cell table:style-name="ce321" table:formula="of:=(MAX([.$E$2];25)/100)*SQRT([.$A27]*[.N$3]/[.$E$1])" office:value-type="float" office:value="1833.03027798234" calcext:value-type="float">
            <text:p>1833</text:p>
          </table:table-cell>
          <table:table-cell table:style-name="ce321" table:formula="of:=(MAX([.$E$2];25)/100)*SQRT([.$A27]*[.O$3]/[.$E$1])" office:value-type="float" office:value="1897.36659610103" calcext:value-type="float">
            <text:p>1897</text:p>
          </table:table-cell>
          <table:table-cell table:style-name="ce321" table:formula="of:=(MAX([.$E$2];25)/100)*SQRT([.$A27]*[.P$3]/[.$E$1])" office:value-type="float" office:value="1959.59179422654" calcext:value-type="float">
            <text:p>1960</text:p>
          </table:table-cell>
          <table:table-cell table:style-name="ce321" table:formula="of:=(MAX([.$E$2];25)/100)*SQRT([.$A27]*[.Q$3]/[.$E$1])" office:value-type="float" office:value="2019.90098767242" calcext:value-type="float">
            <text:p>2020</text:p>
          </table:table-cell>
          <table:table-cell table:style-name="ce321" table:formula="of:=(MAX([.$E$2];25)/100)*SQRT([.$A27]*[.R$3]/[.$E$1])" office:value-type="float" office:value="2078.46096908265" calcext:value-type="float">
            <text:p>2078</text:p>
          </table:table-cell>
          <table:table-cell table:style-name="ce321" table:formula="of:=(MAX([.$E$2];25)/100)*SQRT([.$A27]*[.S$3]/[.$E$1])" office:value-type="float" office:value="2135.41565040626" calcext:value-type="float">
            <text:p>2135</text:p>
          </table:table-cell>
          <table:table-cell table:style-name="ce321" table:formula="of:=(MAX([.$E$2];25)/100)*SQRT([.$A27]*[.T$3]/[.$E$1])" office:value-type="float" office:value="2190.89023002066" calcext:value-type="float">
            <text:p>2191</text:p>
          </table:table-cell>
          <table:table-cell table:style-name="ce321" table:formula="of:=(MAX([.$E$2];25)/100)*SQRT([.$A27]*[.U$3]/[.$E$1])" office:value-type="float" office:value="2244.99443206436" calcext:value-type="float">
            <text:p>2245</text:p>
          </table:table-cell>
          <table:table-cell table:style-name="ce321" table:formula="of:=(MAX([.$E$2];25)/100)*SQRT([.$A27]*[.V$3]/[.$E$1])" office:value-type="float" office:value="2297.82505861521" calcext:value-type="float">
            <text:p>2298</text:p>
          </table:table-cell>
          <table:table-cell table:style-name="ce321" table:formula="of:=(MAX([.$E$2];25)/100)*SQRT([.$A27]*[.W$3]/[.$E$1])" office:value-type="float" office:value="2349.46802489415" calcext:value-type="float">
            <text:p>2349</text:p>
          </table:table-cell>
          <table:table-cell table:style-name="ce321" table:formula="of:=(MAX([.$E$2];25)/100)*SQRT([.$A27]*[.X$3]/[.$E$1])" office:value-type="float" office:value="2400" calcext:value-type="float">
            <text:p>2400</text:p>
          </table:table-cell>
          <table:table-cell table:style-name="ce321" table:formula="of:=(MAX([.$E$2];25)/100)*SQRT([.$A27]*[.Y$3]/[.$E$1])" office:value-type="float" office:value="2449.48974278318" calcext:value-type="float">
            <text:p>2449</text:p>
          </table:table-cell>
          <table:table-cell table:style-name="ce321" table:formula="of:=(MAX([.$E$2];25)/100)*SQRT([.$A27]*[.Z$3]/[.$E$1])" office:value-type="float" office:value="2497.99919935936" calcext:value-type="float">
            <text:p>2498</text:p>
          </table:table-cell>
          <table:table-cell table:number-columns-repeated="38"/>
        </table:table-row>
        <table:table-row table:style-name="ro2">
          <table:table-cell table:style-name="ce235" table:formula="of:=[.A27]+[.A$4]" office:value-type="float" office:value="2500000" calcext:value-type="float">
            <text:p><text:s/>2 500 000 </text:p>
          </table:table-cell>
          <table:table-cell table:style-name="ce319" table:formula="of:=COM.MICROSOFT.FLOOR(SQRT([.A28])/10;1)" office:value-type="float" office:value="158" calcext:value-type="float">
            <text:p>158</text:p>
          </table:table-cell>
          <table:table-cell table:style-name="ce319" table:formula="of:=COM.MICROSOFT.FLOOR(SQRT([.A28]/IF([.J$1]=0;10;5));1)" office:value-type="float" office:value="500" calcext:value-type="float">
            <text:p>500</text:p>
          </table:table-cell>
          <table:table-cell table:style-name="ce321" table:formula="of:=(MAX([.$E$2];25)/100)*SQRT([.$A28]*[.D$3]/[.$E$1])" office:value-type="float" office:value="1000" calcext:value-type="float">
            <text:p>1000</text:p>
          </table:table-cell>
          <table:table-cell table:style-name="ce321" table:formula="of:=(MAX([.$E$2];25)/100)*SQRT([.$A28]*[.E$3]/[.$E$1])" office:value-type="float" office:value="1118.0339887499" calcext:value-type="float">
            <text:p>1118</text:p>
          </table:table-cell>
          <table:table-cell table:style-name="ce321" table:formula="of:=(MAX([.$E$2];25)/100)*SQRT([.$A28]*[.F$3]/[.$E$1])" office:value-type="float" office:value="1224.74487139159" calcext:value-type="float">
            <text:p>1225</text:p>
          </table:table-cell>
          <table:table-cell table:style-name="ce325" table:formula="of:=(MAX([.$E$2];25)/100)*SQRT([.$A28]*[.G$3]/[.$E$1])" office:value-type="float" office:value="1322.8756555323" calcext:value-type="float">
            <text:p>1323</text:p>
          </table:table-cell>
          <table:table-cell table:style-name="ce325" table:formula="of:=(MAX([.$E$2];25)/100)*SQRT([.$A28]*[.H$3]/[.$E$1])" office:value-type="float" office:value="1414.2135623731" calcext:value-type="float">
            <text:p>1414</text:p>
          </table:table-cell>
          <table:table-cell table:style-name="ce325" table:formula="of:=(MAX([.$E$2];25)/100)*SQRT([.$A28]*[.I$3]/[.$E$1])" office:value-type="float" office:value="1500" calcext:value-type="float">
            <text:p>1500</text:p>
          </table:table-cell>
          <table:table-cell table:style-name="ce325" table:formula="of:=(MAX([.$E$2];25)/100)*SQRT([.$A28]*[.J$3]/[.$E$1])" office:value-type="float" office:value="1581.13883008419" calcext:value-type="float">
            <text:p>1581</text:p>
          </table:table-cell>
          <table:table-cell table:style-name="ce325" table:formula="of:=(MAX([.$E$2];25)/100)*SQRT([.$A28]*[.K$3]/[.$E$1])" office:value-type="float" office:value="1658.3123951777" calcext:value-type="float">
            <text:p>1658</text:p>
          </table:table-cell>
          <table:table-cell table:style-name="ce325" table:formula="of:=(MAX([.$E$2];25)/100)*SQRT([.$A28]*[.L$3]/[.$E$1])" office:value-type="float" office:value="1732.05080756888" calcext:value-type="float">
            <text:p>1732</text:p>
          </table:table-cell>
          <table:table-cell table:style-name="ce325" table:formula="of:=(MAX([.$E$2];25)/100)*SQRT([.$A28]*[.M$3]/[.$E$1])" office:value-type="float" office:value="1802.77563773199" calcext:value-type="float">
            <text:p>1803</text:p>
          </table:table-cell>
          <table:table-cell table:style-name="ce321" table:formula="of:=(MAX([.$E$2];25)/100)*SQRT([.$A28]*[.N$3]/[.$E$1])" office:value-type="float" office:value="1870.82869338697" calcext:value-type="float">
            <text:p>1871</text:p>
          </table:table-cell>
          <table:table-cell table:style-name="ce321" table:formula="of:=(MAX([.$E$2];25)/100)*SQRT([.$A28]*[.O$3]/[.$E$1])" office:value-type="float" office:value="1936.49167310371" calcext:value-type="float">
            <text:p>1936</text:p>
          </table:table-cell>
          <table:table-cell table:style-name="ce321" table:formula="of:=(MAX([.$E$2];25)/100)*SQRT([.$A28]*[.P$3]/[.$E$1])" office:value-type="float" office:value="2000" calcext:value-type="float">
            <text:p>2000</text:p>
          </table:table-cell>
          <table:table-cell table:style-name="ce321" table:formula="of:=(MAX([.$E$2];25)/100)*SQRT([.$A28]*[.Q$3]/[.$E$1])" office:value-type="float" office:value="2061.55281280883" calcext:value-type="float">
            <text:p>2062</text:p>
          </table:table-cell>
          <table:table-cell table:style-name="ce321" table:formula="of:=(MAX([.$E$2];25)/100)*SQRT([.$A28]*[.R$3]/[.$E$1])" office:value-type="float" office:value="2121.32034355964" calcext:value-type="float">
            <text:p>2121</text:p>
          </table:table-cell>
          <table:table-cell table:style-name="ce321" table:formula="of:=(MAX([.$E$2];25)/100)*SQRT([.$A28]*[.S$3]/[.$E$1])" office:value-type="float" office:value="2179.44947177034" calcext:value-type="float">
            <text:p>2179</text:p>
          </table:table-cell>
          <table:table-cell table:style-name="ce321" table:formula="of:=(MAX([.$E$2];25)/100)*SQRT([.$A28]*[.T$3]/[.$E$1])" office:value-type="float" office:value="2236.06797749979" calcext:value-type="float">
            <text:p>2236</text:p>
          </table:table-cell>
          <table:table-cell table:style-name="ce321" table:formula="of:=(MAX([.$E$2];25)/100)*SQRT([.$A28]*[.U$3]/[.$E$1])" office:value-type="float" office:value="2291.28784747792" calcext:value-type="float">
            <text:p>2291</text:p>
          </table:table-cell>
          <table:table-cell table:style-name="ce321" table:formula="of:=(MAX([.$E$2];25)/100)*SQRT([.$A28]*[.V$3]/[.$E$1])" office:value-type="float" office:value="2345.20787991171" calcext:value-type="float">
            <text:p>2345</text:p>
          </table:table-cell>
          <table:table-cell table:style-name="ce321" table:formula="of:=(MAX([.$E$2];25)/100)*SQRT([.$A28]*[.W$3]/[.$E$1])" office:value-type="float" office:value="2397.91576165636" calcext:value-type="float">
            <text:p>2398</text:p>
          </table:table-cell>
          <table:table-cell table:style-name="ce321" table:formula="of:=(MAX([.$E$2];25)/100)*SQRT([.$A28]*[.X$3]/[.$E$1])" office:value-type="float" office:value="2449.48974278318" calcext:value-type="float">
            <text:p>2449</text:p>
          </table:table-cell>
          <table:table-cell table:style-name="ce321" table:formula="of:=(MAX([.$E$2];25)/100)*SQRT([.$A28]*[.Y$3]/[.$E$1])" office:value-type="float" office:value="2500" calcext:value-type="float">
            <text:p>2500</text:p>
          </table:table-cell>
          <table:table-cell table:style-name="ce321" table:formula="of:=(MAX([.$E$2];25)/100)*SQRT([.$A28]*[.Z$3]/[.$E$1])" office:value-type="float" office:value="2549.50975679639" calcext:value-type="float">
            <text:p>2550</text:p>
          </table:table-cell>
          <table:table-cell table:number-columns-repeated="38"/>
        </table:table-row>
        <table:table-row table:style-name="ro2">
          <table:table-cell table:style-name="ce235" table:formula="of:=[.A28]+[.A$4]" office:value-type="float" office:value="2600000" calcext:value-type="float">
            <text:p><text:s/>2 600 000 </text:p>
          </table:table-cell>
          <table:table-cell table:style-name="ce319" table:formula="of:=COM.MICROSOFT.FLOOR(SQRT([.A29])/10;1)" office:value-type="float" office:value="161" calcext:value-type="float">
            <text:p>161</text:p>
          </table:table-cell>
          <table:table-cell table:style-name="ce319" table:formula="of:=COM.MICROSOFT.FLOOR(SQRT([.A29]/IF([.J$1]=0;10;5));1)" office:value-type="float" office:value="509" calcext:value-type="float">
            <text:p>509</text:p>
          </table:table-cell>
          <table:table-cell table:style-name="ce321" table:formula="of:=(MAX([.$E$2];25)/100)*SQRT([.$A29]*[.D$3]/[.$E$1])" office:value-type="float" office:value="1019.80390271856" calcext:value-type="float">
            <text:p>1020</text:p>
          </table:table-cell>
          <table:table-cell table:style-name="ce321" table:formula="of:=(MAX([.$E$2];25)/100)*SQRT([.$A29]*[.E$3]/[.$E$1])" office:value-type="float" office:value="1140.17542509914" calcext:value-type="float">
            <text:p>1140</text:p>
          </table:table-cell>
          <table:table-cell table:style-name="ce321" table:formula="of:=(MAX([.$E$2];25)/100)*SQRT([.$A29]*[.F$3]/[.$E$1])" office:value-type="float" office:value="1248.99959967968" calcext:value-type="float">
            <text:p>1249</text:p>
          </table:table-cell>
          <table:table-cell table:style-name="ce325" table:formula="of:=(MAX([.$E$2];25)/100)*SQRT([.$A29]*[.G$3]/[.$E$1])" office:value-type="float" office:value="1349.0737563232" calcext:value-type="float">
            <text:p>1349</text:p>
          </table:table-cell>
          <table:table-cell table:style-name="ce325" table:formula="of:=(MAX([.$E$2];25)/100)*SQRT([.$A29]*[.H$3]/[.$E$1])" office:value-type="float" office:value="1442.2205101856" calcext:value-type="float">
            <text:p>1442</text:p>
          </table:table-cell>
          <table:table-cell table:style-name="ce325" table:formula="of:=(MAX([.$E$2];25)/100)*SQRT([.$A29]*[.I$3]/[.$E$1])" office:value-type="float" office:value="1529.70585407784" calcext:value-type="float">
            <text:p>1530</text:p>
          </table:table-cell>
          <table:table-cell table:style-name="ce325" table:formula="of:=(MAX([.$E$2];25)/100)*SQRT([.$A29]*[.J$3]/[.$E$1])" office:value-type="float" office:value="1612.45154965971" calcext:value-type="float">
            <text:p>1612</text:p>
          </table:table-cell>
          <table:table-cell table:style-name="ce325" table:formula="of:=(MAX([.$E$2];25)/100)*SQRT([.$A29]*[.K$3]/[.$E$1])" office:value-type="float" office:value="1691.15345252878" calcext:value-type="float">
            <text:p>1691</text:p>
          </table:table-cell>
          <table:table-cell table:style-name="ce325" table:formula="of:=(MAX([.$E$2];25)/100)*SQRT([.$A29]*[.L$3]/[.$E$1])" office:value-type="float" office:value="1766.35217326557" calcext:value-type="float">
            <text:p>1766</text:p>
          </table:table-cell>
          <table:table-cell table:style-name="ce325" table:formula="of:=(MAX([.$E$2];25)/100)*SQRT([.$A29]*[.M$3]/[.$E$1])" office:value-type="float" office:value="1838.47763108502" calcext:value-type="float">
            <text:p>1838</text:p>
          </table:table-cell>
          <table:table-cell table:style-name="ce321" table:formula="of:=(MAX([.$E$2];25)/100)*SQRT([.$A29]*[.N$3]/[.$E$1])" office:value-type="float" office:value="1907.87840283389" calcext:value-type="float">
            <text:p>1908</text:p>
          </table:table-cell>
          <table:table-cell table:style-name="ce321" table:formula="of:=(MAX([.$E$2];25)/100)*SQRT([.$A29]*[.O$3]/[.$E$1])" office:value-type="float" office:value="1974.84176581315" calcext:value-type="float">
            <text:p>1975</text:p>
          </table:table-cell>
          <table:table-cell table:style-name="ce321" table:formula="of:=(MAX([.$E$2];25)/100)*SQRT([.$A29]*[.P$3]/[.$E$1])" office:value-type="float" office:value="2039.60780543711" calcext:value-type="float">
            <text:p>2040</text:p>
          </table:table-cell>
          <table:table-cell table:style-name="ce321" table:formula="of:=(MAX([.$E$2];25)/100)*SQRT([.$A29]*[.Q$3]/[.$E$1])" office:value-type="float" office:value="2102.37960416286" calcext:value-type="float">
            <text:p>2102</text:p>
          </table:table-cell>
          <table:table-cell table:style-name="ce321" table:formula="of:=(MAX([.$E$2];25)/100)*SQRT([.$A29]*[.R$3]/[.$E$1])" office:value-type="float" office:value="2163.33076527839" calcext:value-type="float">
            <text:p>2163</text:p>
          </table:table-cell>
          <table:table-cell table:style-name="ce321" table:formula="of:=(MAX([.$E$2];25)/100)*SQRT([.$A29]*[.S$3]/[.$E$1])" office:value-type="float" office:value="2222.61107708929" calcext:value-type="float">
            <text:p>2223</text:p>
          </table:table-cell>
          <table:table-cell table:style-name="ce321" table:formula="of:=(MAX([.$E$2];25)/100)*SQRT([.$A29]*[.T$3]/[.$E$1])" office:value-type="float" office:value="2280.35085019828" calcext:value-type="float">
            <text:p>2280</text:p>
          </table:table-cell>
          <table:table-cell table:style-name="ce321" table:formula="of:=(MAX([.$E$2];25)/100)*SQRT([.$A29]*[.U$3]/[.$E$1])" office:value-type="float" office:value="2336.66428910958" calcext:value-type="float">
            <text:p>2337</text:p>
          </table:table-cell>
          <table:table-cell table:style-name="ce321" table:formula="of:=(MAX([.$E$2];25)/100)*SQRT([.$A29]*[.V$3]/[.$E$1])" office:value-type="float" office:value="2391.65214862028" calcext:value-type="float">
            <text:p>2392</text:p>
          </table:table-cell>
          <table:table-cell table:style-name="ce321" table:formula="of:=(MAX([.$E$2];25)/100)*SQRT([.$A29]*[.W$3]/[.$E$1])" office:value-type="float" office:value="2445.4038521275" calcext:value-type="float">
            <text:p>2445</text:p>
          </table:table-cell>
          <table:table-cell table:style-name="ce321" table:formula="of:=(MAX([.$E$2];25)/100)*SQRT([.$A29]*[.X$3]/[.$E$1])" office:value-type="float" office:value="2497.99919935936" calcext:value-type="float">
            <text:p>2498</text:p>
          </table:table-cell>
          <table:table-cell table:style-name="ce321" table:formula="of:=(MAX([.$E$2];25)/100)*SQRT([.$A29]*[.Y$3]/[.$E$1])" office:value-type="float" office:value="2549.50975679639" calcext:value-type="float">
            <text:p>2550</text:p>
          </table:table-cell>
          <table:table-cell table:style-name="ce321" table:formula="of:=(MAX([.$E$2];25)/100)*SQRT([.$A29]*[.Z$3]/[.$E$1])" office:value-type="float" office:value="2600" calcext:value-type="float">
            <text:p>2600</text:p>
          </table:table-cell>
          <table:table-cell table:number-columns-repeated="38"/>
        </table:table-row>
        <table:table-row table:style-name="ro2">
          <table:table-cell table:style-name="ce235" table:formula="of:=[.A29]+[.A$4]" office:value-type="float" office:value="2700000" calcext:value-type="float">
            <text:p><text:s/>2 700 000 </text:p>
          </table:table-cell>
          <table:table-cell table:style-name="ce319" table:formula="of:=COM.MICROSOFT.FLOOR(SQRT([.A30])/10;1)" office:value-type="float" office:value="164" calcext:value-type="float">
            <text:p>164</text:p>
          </table:table-cell>
          <table:table-cell table:style-name="ce319" table:formula="of:=COM.MICROSOFT.FLOOR(SQRT([.A30]/IF([.J$1]=0;10;5));1)" office:value-type="float" office:value="519" calcext:value-type="float">
            <text:p>519</text:p>
          </table:table-cell>
          <table:table-cell table:style-name="ce321" table:formula="of:=(MAX([.$E$2];25)/100)*SQRT([.$A30]*[.D$3]/[.$E$1])" office:value-type="float" office:value="1039.23048454133" calcext:value-type="float">
            <text:p>1039</text:p>
          </table:table-cell>
          <table:table-cell table:style-name="ce321" table:formula="of:=(MAX([.$E$2];25)/100)*SQRT([.$A30]*[.E$3]/[.$E$1])" office:value-type="float" office:value="1161.89500386223" calcext:value-type="float">
            <text:p>1162</text:p>
          </table:table-cell>
          <table:table-cell table:style-name="ce321" table:formula="of:=(MAX([.$E$2];25)/100)*SQRT([.$A30]*[.F$3]/[.$E$1])" office:value-type="float" office:value="1272.79220613579" calcext:value-type="float">
            <text:p>1273</text:p>
          </table:table-cell>
          <table:table-cell table:style-name="ce325" table:formula="of:=(MAX([.$E$2];25)/100)*SQRT([.$A30]*[.G$3]/[.$E$1])" office:value-type="float" office:value="1374.77270848675" calcext:value-type="float">
            <text:p>1375</text:p>
          </table:table-cell>
          <table:table-cell table:style-name="ce325" table:formula="of:=(MAX([.$E$2];25)/100)*SQRT([.$A30]*[.H$3]/[.$E$1])" office:value-type="float" office:value="1469.69384566991" calcext:value-type="float">
            <text:p>1470</text:p>
          </table:table-cell>
          <table:table-cell table:style-name="ce325" table:formula="of:=(MAX([.$E$2];25)/100)*SQRT([.$A30]*[.I$3]/[.$E$1])" office:value-type="float" office:value="1558.84572681199" calcext:value-type="float">
            <text:p>1559</text:p>
          </table:table-cell>
          <table:table-cell table:style-name="ce325" table:formula="of:=(MAX([.$E$2];25)/100)*SQRT([.$A30]*[.J$3]/[.$E$1])" office:value-type="float" office:value="1643.1676725155" calcext:value-type="float">
            <text:p>1643</text:p>
          </table:table-cell>
          <table:table-cell table:style-name="ce325" table:formula="of:=(MAX([.$E$2];25)/100)*SQRT([.$A30]*[.K$3]/[.$E$1])" office:value-type="float" office:value="1723.36879396141" calcext:value-type="float">
            <text:p>1723</text:p>
          </table:table-cell>
          <table:table-cell table:style-name="ce325" table:formula="of:=(MAX([.$E$2];25)/100)*SQRT([.$A30]*[.L$3]/[.$E$1])" office:value-type="float" office:value="1800" calcext:value-type="float">
            <text:p>1800</text:p>
          </table:table-cell>
          <table:table-cell table:style-name="ce325" table:formula="of:=(MAX([.$E$2];25)/100)*SQRT([.$A30]*[.M$3]/[.$E$1])" office:value-type="float" office:value="1873.49939951952" calcext:value-type="float">
            <text:p>1873</text:p>
          </table:table-cell>
          <table:table-cell table:style-name="ce321" table:formula="of:=(MAX([.$E$2];25)/100)*SQRT([.$A30]*[.N$3]/[.$E$1])" office:value-type="float" office:value="1944.22220952236" calcext:value-type="float">
            <text:p>1944</text:p>
          </table:table-cell>
          <table:table-cell table:style-name="ce321" table:formula="of:=(MAX([.$E$2];25)/100)*SQRT([.$A30]*[.O$3]/[.$E$1])" office:value-type="float" office:value="2012.46117974981" calcext:value-type="float">
            <text:p>2012</text:p>
          </table:table-cell>
          <table:table-cell table:style-name="ce321" table:formula="of:=(MAX([.$E$2];25)/100)*SQRT([.$A30]*[.P$3]/[.$E$1])" office:value-type="float" office:value="2078.46096908265" calcext:value-type="float">
            <text:p>2078</text:p>
          </table:table-cell>
          <table:table-cell table:style-name="ce321" table:formula="of:=(MAX([.$E$2];25)/100)*SQRT([.$A30]*[.Q$3]/[.$E$1])" office:value-type="float" office:value="2142.42852856285" calcext:value-type="float">
            <text:p>2142</text:p>
          </table:table-cell>
          <table:table-cell table:style-name="ce321" table:formula="of:=(MAX([.$E$2];25)/100)*SQRT([.$A30]*[.R$3]/[.$E$1])" office:value-type="float" office:value="2204.54076850486" calcext:value-type="float">
            <text:p>2205</text:p>
          </table:table-cell>
          <table:table-cell table:style-name="ce321" table:formula="of:=(MAX([.$E$2];25)/100)*SQRT([.$A30]*[.S$3]/[.$E$1])" office:value-type="float" office:value="2264.95033058122" calcext:value-type="float">
            <text:p>2265</text:p>
          </table:table-cell>
          <table:table-cell table:style-name="ce321" table:formula="of:=(MAX([.$E$2];25)/100)*SQRT([.$A30]*[.T$3]/[.$E$1])" office:value-type="float" office:value="2323.79000772445" calcext:value-type="float">
            <text:p>2324</text:p>
          </table:table-cell>
          <table:table-cell table:style-name="ce321" table:formula="of:=(MAX([.$E$2];25)/100)*SQRT([.$A30]*[.U$3]/[.$E$1])" office:value-type="float" office:value="2381.17617995813" calcext:value-type="float">
            <text:p>2381</text:p>
          </table:table-cell>
          <table:table-cell table:style-name="ce321" table:formula="of:=(MAX([.$E$2];25)/100)*SQRT([.$A30]*[.V$3]/[.$E$1])" office:value-type="float" office:value="2437.21152139079" calcext:value-type="float">
            <text:p>2437</text:p>
          </table:table-cell>
          <table:table-cell table:style-name="ce321" table:formula="of:=(MAX([.$E$2];25)/100)*SQRT([.$A30]*[.W$3]/[.$E$1])" office:value-type="float" office:value="2491.98715887542" calcext:value-type="float">
            <text:p>2492</text:p>
          </table:table-cell>
          <table:table-cell table:style-name="ce321" table:formula="of:=(MAX([.$E$2];25)/100)*SQRT([.$A30]*[.X$3]/[.$E$1])" office:value-type="float" office:value="2545.58441227157" calcext:value-type="float">
            <text:p>2546</text:p>
          </table:table-cell>
          <table:table-cell table:style-name="ce321" table:formula="of:=(MAX([.$E$2];25)/100)*SQRT([.$A30]*[.Y$3]/[.$E$1])" office:value-type="float" office:value="2598.07621135332" calcext:value-type="float">
            <text:p>2598</text:p>
          </table:table-cell>
          <table:table-cell table:style-name="ce321" table:formula="of:=(MAX([.$E$2];25)/100)*SQRT([.$A30]*[.Z$3]/[.$E$1])" office:value-type="float" office:value="2649.52825989835" calcext:value-type="float">
            <text:p>2650</text:p>
          </table:table-cell>
          <table:table-cell table:number-columns-repeated="38"/>
        </table:table-row>
        <table:table-row table:style-name="ro2">
          <table:table-cell table:style-name="ce235" table:formula="of:=[.A30]+[.A$4]" office:value-type="float" office:value="2800000" calcext:value-type="float">
            <text:p><text:s/>2 800 000 </text:p>
          </table:table-cell>
          <table:table-cell table:style-name="ce319" table:formula="of:=COM.MICROSOFT.FLOOR(SQRT([.A31])/10;1)" office:value-type="float" office:value="167" calcext:value-type="float">
            <text:p>167</text:p>
          </table:table-cell>
          <table:table-cell table:style-name="ce319" table:formula="of:=COM.MICROSOFT.FLOOR(SQRT([.A31]/IF([.J$1]=0;10;5));1)" office:value-type="float" office:value="529" calcext:value-type="float">
            <text:p>529</text:p>
          </table:table-cell>
          <table:table-cell table:style-name="ce321" table:formula="of:=(MAX([.$E$2];25)/100)*SQRT([.$A31]*[.D$3]/[.$E$1])" office:value-type="float" office:value="1058.30052442584" calcext:value-type="float">
            <text:p>1058</text:p>
          </table:table-cell>
          <table:table-cell table:style-name="ce321" table:formula="of:=(MAX([.$E$2];25)/100)*SQRT([.$A31]*[.E$3]/[.$E$1])" office:value-type="float" office:value="1183.21595661992" calcext:value-type="float">
            <text:p>1183</text:p>
          </table:table-cell>
          <table:table-cell table:style-name="ce321" table:formula="of:=(MAX([.$E$2];25)/100)*SQRT([.$A31]*[.F$3]/[.$E$1])" office:value-type="float" office:value="1296.14813968157" calcext:value-type="float">
            <text:p>1296</text:p>
          </table:table-cell>
          <table:table-cell table:style-name="ce325" table:formula="of:=(MAX([.$E$2];25)/100)*SQRT([.$A31]*[.G$3]/[.$E$1])" office:value-type="float" office:value="1400" calcext:value-type="float">
            <text:p>1400</text:p>
          </table:table-cell>
          <table:table-cell table:style-name="ce325" table:formula="of:=(MAX([.$E$2];25)/100)*SQRT([.$A31]*[.H$3]/[.$E$1])" office:value-type="float" office:value="1496.66295470958" calcext:value-type="float">
            <text:p>1497</text:p>
          </table:table-cell>
          <table:table-cell table:style-name="ce325" table:formula="of:=(MAX([.$E$2];25)/100)*SQRT([.$A31]*[.I$3]/[.$E$1])" office:value-type="float" office:value="1587.45078663875" calcext:value-type="float">
            <text:p>1587</text:p>
          </table:table-cell>
          <table:table-cell table:style-name="ce325" table:formula="of:=(MAX([.$E$2];25)/100)*SQRT([.$A31]*[.J$3]/[.$E$1])" office:value-type="float" office:value="1673.32005306815" calcext:value-type="float">
            <text:p>1673</text:p>
          </table:table-cell>
          <table:table-cell table:style-name="ce325" table:formula="of:=(MAX([.$E$2];25)/100)*SQRT([.$A31]*[.K$3]/[.$E$1])" office:value-type="float" office:value="1754.99287747842" calcext:value-type="float">
            <text:p>1755</text:p>
          </table:table-cell>
          <table:table-cell table:style-name="ce325" table:formula="of:=(MAX([.$E$2];25)/100)*SQRT([.$A31]*[.L$3]/[.$E$1])" office:value-type="float" office:value="1833.03027798234" calcext:value-type="float">
            <text:p>1833</text:p>
          </table:table-cell>
          <table:table-cell table:style-name="ce325" table:formula="of:=(MAX([.$E$2];25)/100)*SQRT([.$A31]*[.M$3]/[.$E$1])" office:value-type="float" office:value="1907.87840283389" calcext:value-type="float">
            <text:p>1908</text:p>
          </table:table-cell>
          <table:table-cell table:style-name="ce321" table:formula="of:=(MAX([.$E$2];25)/100)*SQRT([.$A31]*[.N$3]/[.$E$1])" office:value-type="float" office:value="1979.89898732233" calcext:value-type="float">
            <text:p>1980</text:p>
          </table:table-cell>
          <table:table-cell table:style-name="ce321" table:formula="of:=(MAX([.$E$2];25)/100)*SQRT([.$A31]*[.O$3]/[.$E$1])" office:value-type="float" office:value="2049.39015319192" calcext:value-type="float">
            <text:p>2049</text:p>
          </table:table-cell>
          <table:table-cell table:style-name="ce321" table:formula="of:=(MAX([.$E$2];25)/100)*SQRT([.$A31]*[.P$3]/[.$E$1])" office:value-type="float" office:value="2116.60104885167" calcext:value-type="float">
            <text:p>2117</text:p>
          </table:table-cell>
          <table:table-cell table:style-name="ce321" table:formula="of:=(MAX([.$E$2];25)/100)*SQRT([.$A31]*[.Q$3]/[.$E$1])" office:value-type="float" office:value="2181.74242292714" calcext:value-type="float">
            <text:p>2182</text:p>
          </table:table-cell>
          <table:table-cell table:style-name="ce321" table:formula="of:=(MAX([.$E$2];25)/100)*SQRT([.$A31]*[.R$3]/[.$E$1])" office:value-type="float" office:value="2244.99443206436" calcext:value-type="float">
            <text:p>2245</text:p>
          </table:table-cell>
          <table:table-cell table:style-name="ce321" table:formula="of:=(MAX([.$E$2];25)/100)*SQRT([.$A31]*[.S$3]/[.$E$1])" office:value-type="float" office:value="2306.51251893416" calcext:value-type="float">
            <text:p>2307</text:p>
          </table:table-cell>
          <table:table-cell table:style-name="ce321" table:formula="of:=(MAX([.$E$2];25)/100)*SQRT([.$A31]*[.T$3]/[.$E$1])" office:value-type="float" office:value="2366.43191323985" calcext:value-type="float">
            <text:p>2366</text:p>
          </table:table-cell>
          <table:table-cell table:style-name="ce321" table:formula="of:=(MAX([.$E$2];25)/100)*SQRT([.$A31]*[.U$3]/[.$E$1])" office:value-type="float" office:value="2424.87113059643" calcext:value-type="float">
            <text:p>2425</text:p>
          </table:table-cell>
          <table:table-cell table:style-name="ce321" table:formula="of:=(MAX([.$E$2];25)/100)*SQRT([.$A31]*[.V$3]/[.$E$1])" office:value-type="float" office:value="2481.93472919817" calcext:value-type="float">
            <text:p>2482</text:p>
          </table:table-cell>
          <table:table-cell table:style-name="ce321" table:formula="of:=(MAX([.$E$2];25)/100)*SQRT([.$A31]*[.W$3]/[.$E$1])" office:value-type="float" office:value="2537.7155080899" calcext:value-type="float">
            <text:p>2538</text:p>
          </table:table-cell>
          <table:table-cell table:style-name="ce321" table:formula="of:=(MAX([.$E$2];25)/100)*SQRT([.$A31]*[.X$3]/[.$E$1])" office:value-type="float" office:value="2592.29627936314" calcext:value-type="float">
            <text:p>2592</text:p>
          </table:table-cell>
          <table:table-cell table:style-name="ce321" table:formula="of:=(MAX([.$E$2];25)/100)*SQRT([.$A31]*[.Y$3]/[.$E$1])" office:value-type="float" office:value="2645.75131106459" calcext:value-type="float">
            <text:p>2646</text:p>
          </table:table-cell>
          <table:table-cell table:style-name="ce321" table:formula="of:=(MAX([.$E$2];25)/100)*SQRT([.$A31]*[.Z$3]/[.$E$1])" office:value-type="float" office:value="2698.14751264641" calcext:value-type="float">
            <text:p>2698</text:p>
          </table:table-cell>
          <table:table-cell table:number-columns-repeated="38"/>
        </table:table-row>
        <table:table-row table:style-name="ro2">
          <table:table-cell table:style-name="ce235" table:formula="of:=[.A31]+[.A$4]" office:value-type="float" office:value="2900000" calcext:value-type="float">
            <text:p><text:s/>2 900 000 </text:p>
          </table:table-cell>
          <table:table-cell table:style-name="ce319" table:formula="of:=COM.MICROSOFT.FLOOR(SQRT([.A32])/10;1)" office:value-type="float" office:value="170" calcext:value-type="float">
            <text:p>170</text:p>
          </table:table-cell>
          <table:table-cell table:style-name="ce319" table:formula="of:=COM.MICROSOFT.FLOOR(SQRT([.A32]/IF([.J$1]=0;10;5));1)" office:value-type="float" office:value="538" calcext:value-type="float">
            <text:p>538</text:p>
          </table:table-cell>
          <table:table-cell table:style-name="ce321" table:formula="of:=(MAX([.$E$2];25)/100)*SQRT([.$A32]*[.D$3]/[.$E$1])" office:value-type="float" office:value="1077.0329614269" calcext:value-type="float">
            <text:p>1077</text:p>
          </table:table-cell>
          <table:table-cell table:style-name="ce321" table:formula="of:=(MAX([.$E$2];25)/100)*SQRT([.$A32]*[.E$3]/[.$E$1])" office:value-type="float" office:value="1204.15945787923" calcext:value-type="float">
            <text:p>1204</text:p>
          </table:table-cell>
          <table:table-cell table:style-name="ce321" table:formula="of:=(MAX([.$E$2];25)/100)*SQRT([.$A32]*[.F$3]/[.$E$1])" office:value-type="float" office:value="1319.09059582729" calcext:value-type="float">
            <text:p>1319</text:p>
          </table:table-cell>
          <table:table-cell table:style-name="ce325" table:formula="of:=(MAX([.$E$2];25)/100)*SQRT([.$A32]*[.G$3]/[.$E$1])" office:value-type="float" office:value="1424.7806848775" calcext:value-type="float">
            <text:p>1425</text:p>
          </table:table-cell>
          <table:table-cell table:style-name="ce325" table:formula="of:=(MAX([.$E$2];25)/100)*SQRT([.$A32]*[.H$3]/[.$E$1])" office:value-type="float" office:value="1523.15462117278" calcext:value-type="float">
            <text:p>1523</text:p>
          </table:table-cell>
          <table:table-cell table:style-name="ce325" table:formula="of:=(MAX([.$E$2];25)/100)*SQRT([.$A32]*[.I$3]/[.$E$1])" office:value-type="float" office:value="1615.54944214035" calcext:value-type="float">
            <text:p>1616</text:p>
          </table:table-cell>
          <table:table-cell table:style-name="ce325" table:formula="of:=(MAX([.$E$2];25)/100)*SQRT([.$A32]*[.J$3]/[.$E$1])" office:value-type="float" office:value="1702.93863659264" calcext:value-type="float">
            <text:p>1703</text:p>
          </table:table-cell>
          <table:table-cell table:style-name="ce325" table:formula="of:=(MAX([.$E$2];25)/100)*SQRT([.$A32]*[.K$3]/[.$E$1])" office:value-type="float" office:value="1786.05710994918" calcext:value-type="float">
            <text:p>1786</text:p>
          </table:table-cell>
          <table:table-cell table:style-name="ce325" table:formula="of:=(MAX([.$E$2];25)/100)*SQRT([.$A32]*[.L$3]/[.$E$1])" office:value-type="float" office:value="1865.47581061776" calcext:value-type="float">
            <text:p>1865</text:p>
          </table:table-cell>
          <table:table-cell table:style-name="ce325" table:formula="of:=(MAX([.$E$2];25)/100)*SQRT([.$A32]*[.M$3]/[.$E$1])" office:value-type="float" office:value="1941.64878389476" calcext:value-type="float">
            <text:p>1942</text:p>
          </table:table-cell>
          <table:table-cell table:style-name="ce321" table:formula="of:=(MAX([.$E$2];25)/100)*SQRT([.$A32]*[.N$3]/[.$E$1])" office:value-type="float" office:value="2014.94416796099" calcext:value-type="float">
            <text:p>2015</text:p>
          </table:table-cell>
          <table:table-cell table:style-name="ce321" table:formula="of:=(MAX([.$E$2];25)/100)*SQRT([.$A32]*[.O$3]/[.$E$1])" office:value-type="float" office:value="2085.66536146142" calcext:value-type="float">
            <text:p>2086</text:p>
          </table:table-cell>
          <table:table-cell table:style-name="ce321" table:formula="of:=(MAX([.$E$2];25)/100)*SQRT([.$A32]*[.P$3]/[.$E$1])" office:value-type="float" office:value="2154.0659228538" calcext:value-type="float">
            <text:p>2154</text:p>
          </table:table-cell>
          <table:table-cell table:style-name="ce321" table:formula="of:=(MAX([.$E$2];25)/100)*SQRT([.$A32]*[.Q$3]/[.$E$1])" office:value-type="float" office:value="2220.36033111745" calcext:value-type="float">
            <text:p>2220</text:p>
          </table:table-cell>
          <table:table-cell table:style-name="ce321" table:formula="of:=(MAX([.$E$2];25)/100)*SQRT([.$A32]*[.R$3]/[.$E$1])" office:value-type="float" office:value="2284.73193175917" calcext:value-type="float">
            <text:p>2285</text:p>
          </table:table-cell>
          <table:table-cell table:style-name="ce321" table:formula="of:=(MAX([.$E$2];25)/100)*SQRT([.$A32]*[.S$3]/[.$E$1])" office:value-type="float" office:value="2347.3389188611" calcext:value-type="float">
            <text:p>2347</text:p>
          </table:table-cell>
          <table:table-cell table:style-name="ce321" table:formula="of:=(MAX([.$E$2];25)/100)*SQRT([.$A32]*[.T$3]/[.$E$1])" office:value-type="float" office:value="2408.31891575846" calcext:value-type="float">
            <text:p>2408</text:p>
          </table:table-cell>
          <table:table-cell table:style-name="ce321" table:formula="of:=(MAX([.$E$2];25)/100)*SQRT([.$A32]*[.U$3]/[.$E$1])" office:value-type="float" office:value="2467.79253585061" calcext:value-type="float">
            <text:p>2468</text:p>
          </table:table-cell>
          <table:table-cell table:style-name="ce321" table:formula="of:=(MAX([.$E$2];25)/100)*SQRT([.$A32]*[.V$3]/[.$E$1])" office:value-type="float" office:value="2525.86618806302" calcext:value-type="float">
            <text:p>2526</text:p>
          </table:table-cell>
          <table:table-cell table:style-name="ce321" table:formula="of:=(MAX([.$E$2];25)/100)*SQRT([.$A32]*[.W$3]/[.$E$1])" office:value-type="float" office:value="2582.63431402899" calcext:value-type="float">
            <text:p>2583</text:p>
          </table:table-cell>
          <table:table-cell table:style-name="ce321" table:formula="of:=(MAX([.$E$2];25)/100)*SQRT([.$A32]*[.X$3]/[.$E$1])" office:value-type="float" office:value="2638.18119165458" calcext:value-type="float">
            <text:p>2638</text:p>
          </table:table-cell>
          <table:table-cell table:style-name="ce321" table:formula="of:=(MAX([.$E$2];25)/100)*SQRT([.$A32]*[.Y$3]/[.$E$1])" office:value-type="float" office:value="2692.58240356725" calcext:value-type="float">
            <text:p>2693</text:p>
          </table:table-cell>
          <table:table-cell table:style-name="ce321" table:formula="of:=(MAX([.$E$2];25)/100)*SQRT([.$A32]*[.Z$3]/[.$E$1])" office:value-type="float" office:value="2745.9060435492" calcext:value-type="float">
            <text:p>2746</text:p>
          </table:table-cell>
          <table:table-cell table:number-columns-repeated="38"/>
        </table:table-row>
        <table:table-row table:style-name="ro2">
          <table:table-cell table:style-name="ce235" table:formula="of:=[.A32]+[.A$4]" office:value-type="float" office:value="3000000" calcext:value-type="float">
            <text:p><text:s/>3 000 000 </text:p>
          </table:table-cell>
          <table:table-cell table:style-name="ce319" table:formula="of:=COM.MICROSOFT.FLOOR(SQRT([.A33])/10;1)" office:value-type="float" office:value="173" calcext:value-type="float">
            <text:p>173</text:p>
          </table:table-cell>
          <table:table-cell table:style-name="ce319" table:formula="of:=COM.MICROSOFT.FLOOR(SQRT([.A33]/IF([.J$1]=0;10;5));1)" office:value-type="float" office:value="547" calcext:value-type="float">
            <text:p>547</text:p>
          </table:table-cell>
          <table:table-cell table:style-name="ce321" table:formula="of:=(MAX([.$E$2];25)/100)*SQRT([.$A33]*[.D$3]/[.$E$1])" office:value-type="float" office:value="1095.44511501033" calcext:value-type="float">
            <text:p>1095</text:p>
          </table:table-cell>
          <table:table-cell table:style-name="ce321" table:formula="of:=(MAX([.$E$2];25)/100)*SQRT([.$A33]*[.E$3]/[.$E$1])" office:value-type="float" office:value="1224.74487139159" calcext:value-type="float">
            <text:p>1225</text:p>
          </table:table-cell>
          <table:table-cell table:style-name="ce321" table:formula="of:=(MAX([.$E$2];25)/100)*SQRT([.$A33]*[.F$3]/[.$E$1])" office:value-type="float" office:value="1341.64078649987" calcext:value-type="float">
            <text:p>1342</text:p>
          </table:table-cell>
          <table:table-cell table:style-name="ce325" table:formula="of:=(MAX([.$E$2];25)/100)*SQRT([.$A33]*[.G$3]/[.$E$1])" office:value-type="float" office:value="1449.13767461894" calcext:value-type="float">
            <text:p>1449</text:p>
          </table:table-cell>
          <table:table-cell table:style-name="ce325" table:formula="of:=(MAX([.$E$2];25)/100)*SQRT([.$A33]*[.H$3]/[.$E$1])" office:value-type="float" office:value="1549.19333848297" calcext:value-type="float">
            <text:p>1549</text:p>
          </table:table-cell>
          <table:table-cell table:style-name="ce325" table:formula="of:=(MAX([.$E$2];25)/100)*SQRT([.$A33]*[.I$3]/[.$E$1])" office:value-type="float" office:value="1643.1676725155" calcext:value-type="float">
            <text:p>1643</text:p>
          </table:table-cell>
          <table:table-cell table:style-name="ce325" table:formula="of:=(MAX([.$E$2];25)/100)*SQRT([.$A33]*[.J$3]/[.$E$1])" office:value-type="float" office:value="1732.05080756888" calcext:value-type="float">
            <text:p>1732</text:p>
          </table:table-cell>
          <table:table-cell table:style-name="ce325" table:formula="of:=(MAX([.$E$2];25)/100)*SQRT([.$A33]*[.K$3]/[.$E$1])" office:value-type="float" office:value="1816.5902124585" calcext:value-type="float">
            <text:p>1817</text:p>
          </table:table-cell>
          <table:table-cell table:style-name="ce325" table:formula="of:=(MAX([.$E$2];25)/100)*SQRT([.$A33]*[.L$3]/[.$E$1])" office:value-type="float" office:value="1897.36659610103" calcext:value-type="float">
            <text:p>1897</text:p>
          </table:table-cell>
          <table:table-cell table:style-name="ce325" table:formula="of:=(MAX([.$E$2];25)/100)*SQRT([.$A33]*[.M$3]/[.$E$1])" office:value-type="float" office:value="1974.84176581315" calcext:value-type="float">
            <text:p>1975</text:p>
          </table:table-cell>
          <table:table-cell table:style-name="ce321" table:formula="of:=(MAX([.$E$2];25)/100)*SQRT([.$A33]*[.N$3]/[.$E$1])" office:value-type="float" office:value="2049.39015319192" calcext:value-type="float">
            <text:p>2049</text:p>
          </table:table-cell>
          <table:table-cell table:style-name="ce321" table:formula="of:=(MAX([.$E$2];25)/100)*SQRT([.$A33]*[.O$3]/[.$E$1])" office:value-type="float" office:value="2121.32034355964" calcext:value-type="float">
            <text:p>2121</text:p>
          </table:table-cell>
          <table:table-cell table:style-name="ce321" table:formula="of:=(MAX([.$E$2];25)/100)*SQRT([.$A33]*[.P$3]/[.$E$1])" office:value-type="float" office:value="2190.89023002066" calcext:value-type="float">
            <text:p>2191</text:p>
          </table:table-cell>
          <table:table-cell table:style-name="ce321" table:formula="of:=(MAX([.$E$2];25)/100)*SQRT([.$A33]*[.Q$3]/[.$E$1])" office:value-type="float" office:value="2258.31795812724" calcext:value-type="float">
            <text:p>2258</text:p>
          </table:table-cell>
          <table:table-cell table:style-name="ce321" table:formula="of:=(MAX([.$E$2];25)/100)*SQRT([.$A33]*[.R$3]/[.$E$1])" office:value-type="float" office:value="2323.79000772445" calcext:value-type="float">
            <text:p>2324</text:p>
          </table:table-cell>
          <table:table-cell table:style-name="ce321" table:formula="of:=(MAX([.$E$2];25)/100)*SQRT([.$A33]*[.S$3]/[.$E$1])" office:value-type="float" office:value="2387.46727726266" calcext:value-type="float">
            <text:p>2387</text:p>
          </table:table-cell>
          <table:table-cell table:style-name="ce321" table:formula="of:=(MAX([.$E$2];25)/100)*SQRT([.$A33]*[.T$3]/[.$E$1])" office:value-type="float" office:value="2449.48974278318" calcext:value-type="float">
            <text:p>2449</text:p>
          </table:table-cell>
          <table:table-cell table:style-name="ce321" table:formula="of:=(MAX([.$E$2];25)/100)*SQRT([.$A33]*[.U$3]/[.$E$1])" office:value-type="float" office:value="2509.98007960223" calcext:value-type="float">
            <text:p>2510</text:p>
          </table:table-cell>
          <table:table-cell table:style-name="ce321" table:formula="of:=(MAX([.$E$2];25)/100)*SQRT([.$A33]*[.V$3]/[.$E$1])" office:value-type="float" office:value="2569.04651573303" calcext:value-type="float">
            <text:p>2569</text:p>
          </table:table-cell>
          <table:table-cell table:style-name="ce321" table:formula="of:=(MAX([.$E$2];25)/100)*SQRT([.$A33]*[.W$3]/[.$E$1])" office:value-type="float" office:value="2626.78510731274" calcext:value-type="float">
            <text:p>2627</text:p>
          </table:table-cell>
          <table:table-cell table:style-name="ce321" table:formula="of:=(MAX([.$E$2];25)/100)*SQRT([.$A33]*[.X$3]/[.$E$1])" office:value-type="float" office:value="2683.28157299975" calcext:value-type="float">
            <text:p>2683</text:p>
          </table:table-cell>
          <table:table-cell table:style-name="ce321" table:formula="of:=(MAX([.$E$2];25)/100)*SQRT([.$A33]*[.Y$3]/[.$E$1])" office:value-type="float" office:value="2738.61278752583" calcext:value-type="float">
            <text:p>2739</text:p>
          </table:table-cell>
          <table:table-cell table:style-name="ce321" table:formula="of:=(MAX([.$E$2];25)/100)*SQRT([.$A33]*[.Z$3]/[.$E$1])" office:value-type="float" office:value="2792.84800875379" calcext:value-type="float">
            <text:p>2793</text:p>
          </table:table-cell>
          <table:table-cell table:number-columns-repeated="38"/>
        </table:table-row>
        <table:table-row table:style-name="ro2" table:number-rows-repeated="35">
          <table:table-cell table:number-columns-repeated="64"/>
        </table:table-row>
        <table:table-row table:style-name="ro2">
          <table:table-cell table:number-columns-repeated="4"/>
          <table:table-cell table:style-name="ce324"/>
          <table:table-cell table:number-columns-repeated="9"/>
          <table:table-cell table:style-name="ce324"/>
          <table:table-cell table:number-columns-repeated="4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ner Strength" table:style-name="ta13">
        <table:table-column table:style-name="co7" table:default-cell-style-name="ce11"/>
        <table:table-column table:style-name="co27" table:default-cell-style-name="ce11"/>
        <table:table-column table:style-name="co35" table:default-cell-style-name="ce11"/>
        <table:table-column table:style-name="co27" table:default-cell-style-name="ce11"/>
        <table:table-column table:style-name="co35" table:number-columns-repeated="6" table:default-cell-style-name="ce11"/>
        <table:table-column table:style-name="co3" table:number-columns-repeated="54" table:default-cell-style-name="Default"/>
        <table:table-row table:style-name="ro2">
          <table:table-cell table:style-name="ce6" office:value-type="string" calcext:value-type="string">
            <text:p>Fleet Cargo Capacity</text:p>
          </table:table-cell>
          <table:table-cell table:style-name="ce6"/>
          <table:table-cell table:style-name="ce118" office:value-type="float" office:value="1000" calcext:value-type="float">
            <text:p>1000</text:p>
          </table:table-cell>
          <table:table-cell office:value-type="string" calcext:value-type="string">
            <text:p>kT</text:p>
          </table:table-cell>
          <table:table-cell table:style-name="ce117" table:number-columns-repeated="2"/>
          <table:table-cell table:number-columns-repeated="58"/>
        </table:table-row>
        <table:table-row table:style-name="ro2">
          <table:table-cell table:style-name="ce6" office:value-type="string" calcext:value-type="string">
            <text:p>Race Growth Rate</text:p>
          </table:table-cell>
          <table:table-cell table:style-name="ce6"/>
          <table:table-cell table:style-name="ce118" office:value-type="float" office:value="18" calcext:value-type="float">
            <text:p>18</text:p>
          </table:table-cell>
          <table:table-cell office:value-type="string" calcext:value-type="string">
            <text:p>%</text:p>
          </table:table-cell>
          <table:table-cell table:style-name="ce332" table:formula="of:=[.C2]/2" office:value-type="float" office:value="9" calcext:value-type="float">
            <text:p>9</text:p>
          </table:table-cell>
          <table:table-cell office:value-type="string" calcext:value-type="string">
            <text:p>% Effective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Years of Travel</text:p>
          </table:table-cell>
          <table:table-cell/>
          <table:table-cell table:style-name="ce118" office:value-type="float" office:value="7" calcext:value-type="float">
            <text:p>7</text:p>
          </table:table-cell>
          <table:table-cell table:style-name="ce17" table:formula="of:=IF([.C4]&gt;20;&quot;Too many years! (Max 20)&quot;;&quot;&quot;)">
            <text:p/>
          </table:table-cell>
          <table:table-cell table:style-name="ce162"/>
          <table:table-cell table:number-columns-repeated="2"/>
          <table:table-cell table:style-name="ce162"/>
          <table:table-cell table:number-columns-repeated="56"/>
        </table:table-row>
        <table:table-row table:style-name="ro2">
          <table:table-cell office:value-type="string" calcext:value-type="string">
            <text:p>Target Population</text:p>
          </table:table-cell>
          <table:table-cell/>
          <table:table-cell table:style-name="ce172" table:formula="of:=[.C1]*100" office:value-type="float" office:value="100000" calcext:value-type="float">
            <text:p><text:s/>100 000 </text:p>
          </table:table-cell>
          <table:table-cell table:number-columns-repeated="61"/>
        </table:table-row>
        <table:table-row table:style-name="ro2">
          <table:table-cell table:number-columns-repeated="7"/>
          <table:table-cell table:style-name="ce339"/>
          <table:table-cell table:number-columns-repeated="56"/>
        </table:table-row>
        <table:table-row table:style-name="ro2">
          <table:table-cell table:style-name="ce402" office:value-type="string" calcext:value-type="string">
            <text:p>Turn</text:p>
          </table:table-cell>
          <table:table-cell table:style-name="ce402" office:value-type="string" calcext:value-type="string">
            <text:p>Population</text:p>
          </table:table-cell>
          <table:table-cell table:style-name="ce402"/>
          <table:table-cell table:style-name="ce402" office:value-type="string" calcext:value-type="string">
            <text:p>Ballpark</text:p>
          </table:table-cell>
          <table:table-cell table:style-name="ce402" office:value-type="string" calcext:value-type="string">
            <text:p>+100</text:p>
          </table:table-cell>
          <table:table-cell table:style-name="ce402" office:value-type="string" calcext:value-type="string">
            <text:p>+200</text:p>
          </table:table-cell>
          <table:table-cell table:style-name="ce402" office:value-type="string" calcext:value-type="string">
            <text:p>+300</text:p>
          </table:table-cell>
          <table:table-cell table:style-name="ce402" office:value-type="string" calcext:value-type="string">
            <text:p>+400</text:p>
          </table:table-cell>
          <table:table-cell table:style-name="ce402" office:value-type="string" calcext:value-type="string">
            <text:p>+500</text:p>
          </table:table-cell>
          <table:table-cell table:style-name="ce402" office:value-type="string" calcext:value-type="string">
            <text:p>+600</text:p>
          </table:table-cell>
          <table:table-cell table:number-columns-repeated="54"/>
        </table:table-row>
        <table:table-row table:style-name="ro2">
          <table:table-cell table:style-name="ce402" office:value-type="float" office:value="0" calcext:value-type="float">
            <text:p>0</text:p>
          </table:table-cell>
          <table:table-cell table:style-name="ce173" office:value-type="float" office:value="10000" calcext:value-type="float">
            <text:p><text:s/>10 000 </text:p>
          </table:table-cell>
          <table:table-cell table:style-name="ce402"/>
          <table:table-cell table:style-name="ce326" table:formula="of:=IF([.C$4]&lt;1;[.C$5];TRUNC([.C$5]/((1+[.E$2]/100)^[.C$4])+IF([.C4]&gt;6;100;0);-2))" office:value-type="float" office:value="54800" calcext:value-type="float">
            <text:p><text:s/>54 800 </text:p>
          </table:table-cell>
          <table:table-cell table:style-name="ce333" table:formula="of:=[.D8]+100" office:value-type="float" office:value="54900" calcext:value-type="float">
            <text:p><text:s/>54 900 </text:p>
          </table:table-cell>
          <table:table-cell table:style-name="ce333" table:formula="of:=[.E8]+100" office:value-type="float" office:value="55000" calcext:value-type="float">
            <text:p><text:s/>55 000 </text:p>
          </table:table-cell>
          <table:table-cell table:style-name="ce333" table:formula="of:=[.F8]+100" office:value-type="float" office:value="55100" calcext:value-type="float">
            <text:p><text:s/>55 100 </text:p>
          </table:table-cell>
          <table:table-cell table:style-name="ce333" table:formula="of:=[.G8]+100" office:value-type="float" office:value="55200" calcext:value-type="float">
            <text:p><text:s/>55 200 </text:p>
          </table:table-cell>
          <table:table-cell table:style-name="ce333" table:formula="of:=[.H8]+100" office:value-type="float" office:value="55300" calcext:value-type="float">
            <text:p><text:s/>55 300 </text:p>
          </table:table-cell>
          <table:table-cell table:style-name="ce333" table:formula="of:=[.I8]+100" office:value-type="float" office:value="55400" calcext:value-type="float">
            <text:p><text:s/>55 400 </text:p>
          </table:table-cell>
          <table:table-cell table:number-columns-repeated="54"/>
        </table:table-row>
        <table:table-row table:style-name="ro2">
          <table:table-cell table:style-name="ce402" table:formula="of:=[.A8]+1" office:value-type="float" office:value="1" calcext:value-type="float">
            <text:p>1</text:p>
          </table:table-cell>
          <table:table-cell table:style-name="ce122" table:formula="of:=[.B8]+TRUNC([.B8]*[.$E$2]/100;-2)" office:value-type="float" office:value="10900" calcext:value-type="float">
            <text:p><text:s/>10 900 </text:p>
          </table:table-cell>
          <table:table-cell table:style-name="ce402"/>
          <table:table-cell table:style-name="ce327" table:formula="of:=[.D8]+TRUNC([.D8]*[.$E$2]/100;-2)" office:value-type="float" office:value="59700" calcext:value-type="float">
            <text:p><text:s/>59 700 </text:p>
          </table:table-cell>
          <table:table-cell table:style-name="ce334" table:formula="of:=[.E8]+TRUNC([.E8]*[.$E$2]/100;-2)" office:value-type="float" office:value="59800" calcext:value-type="float">
            <text:p><text:s/>59 800 </text:p>
          </table:table-cell>
          <table:table-cell table:style-name="ce334" table:formula="of:=[.F8]+TRUNC([.F8]*[.$E$2]/100;-2)" office:value-type="float" office:value="59900" calcext:value-type="float">
            <text:p><text:s/>59 900 </text:p>
          </table:table-cell>
          <table:table-cell table:style-name="ce334" table:formula="of:=[.G8]+TRUNC([.G8]*[.$E$2]/100;-2)" office:value-type="float" office:value="60000" calcext:value-type="float">
            <text:p><text:s/>60 000 </text:p>
          </table:table-cell>
          <table:table-cell table:style-name="ce334" table:formula="of:=[.H8]+TRUNC([.H8]*[.$E$2]/100;-2)" office:value-type="float" office:value="60100" calcext:value-type="float">
            <text:p><text:s/>60 100 </text:p>
          </table:table-cell>
          <table:table-cell table:style-name="ce334" table:formula="of:=[.I8]+TRUNC([.I8]*[.$E$2]/100;-2)" office:value-type="float" office:value="60200" calcext:value-type="float">
            <text:p><text:s/>60 200 </text:p>
          </table:table-cell>
          <table:table-cell table:style-name="ce334" table:formula="of:=[.J8]+TRUNC([.J8]*[.$E$2]/100;-2)" office:value-type="float" office:value="60300" calcext:value-type="float">
            <text:p><text:s/>60 300 </text:p>
          </table:table-cell>
          <table:table-cell table:number-columns-repeated="54"/>
        </table:table-row>
        <table:table-row table:style-name="ro2">
          <table:table-cell table:style-name="ce402" table:formula="of:=[.A9]+1" office:value-type="float" office:value="2" calcext:value-type="float">
            <text:p>2</text:p>
          </table:table-cell>
          <table:table-cell table:style-name="ce152" table:formula="of:=[.B9]+TRUNC([.B9]*[.$E$2]/100;-2)" office:value-type="float" office:value="11800" calcext:value-type="float">
            <text:p><text:s/>11 800 </text:p>
          </table:table-cell>
          <table:table-cell table:style-name="ce402"/>
          <table:table-cell table:style-name="ce327" table:formula="of:=[.D9]+TRUNC([.D9]*[.$E$2]/100;-2)" office:value-type="float" office:value="65000" calcext:value-type="float">
            <text:p><text:s/>65 000 </text:p>
          </table:table-cell>
          <table:table-cell table:style-name="ce334" table:formula="of:=[.E9]+TRUNC([.E9]*[.$E$2]/100;-2)" office:value-type="float" office:value="65100" calcext:value-type="float">
            <text:p><text:s/>65 100 </text:p>
          </table:table-cell>
          <table:table-cell table:style-name="ce334" table:formula="of:=[.F9]+TRUNC([.F9]*[.$E$2]/100;-2)" office:value-type="float" office:value="65200" calcext:value-type="float">
            <text:p><text:s/>65 200 </text:p>
          </table:table-cell>
          <table:table-cell table:style-name="ce334" table:formula="of:=[.G9]+TRUNC([.G9]*[.$E$2]/100;-2)" office:value-type="float" office:value="65400" calcext:value-type="float">
            <text:p><text:s/>65 400 </text:p>
          </table:table-cell>
          <table:table-cell table:style-name="ce334" table:formula="of:=[.H9]+TRUNC([.H9]*[.$E$2]/100;-2)" office:value-type="float" office:value="65500" calcext:value-type="float">
            <text:p><text:s/>65 500 </text:p>
          </table:table-cell>
          <table:table-cell table:style-name="ce334" table:formula="of:=[.I9]+TRUNC([.I9]*[.$E$2]/100;-2)" office:value-type="float" office:value="65600" calcext:value-type="float">
            <text:p><text:s/>65 600 </text:p>
          </table:table-cell>
          <table:table-cell table:style-name="ce334" table:formula="of:=[.J9]+TRUNC([.J9]*[.$E$2]/100;-2)" office:value-type="float" office:value="65700" calcext:value-type="float">
            <text:p><text:s/>65 700 </text:p>
          </table:table-cell>
          <table:table-cell table:number-columns-repeated="54"/>
        </table:table-row>
        <table:table-row table:style-name="ro2">
          <table:table-cell table:style-name="ce402" table:formula="of:=[.A10]+1" office:value-type="float" office:value="3" calcext:value-type="float">
            <text:p>3</text:p>
          </table:table-cell>
          <table:table-cell table:style-name="ce152" table:formula="of:=[.B10]+TRUNC([.B10]*[.$E$2]/100;-2)" office:value-type="float" office:value="12800" calcext:value-type="float">
            <text:p><text:s/>12 800 </text:p>
          </table:table-cell>
          <table:table-cell table:style-name="ce402"/>
          <table:table-cell table:style-name="ce327" table:formula="of:=[.D10]+TRUNC([.D10]*[.$E$2]/100;-2)" office:value-type="float" office:value="70800" calcext:value-type="float">
            <text:p><text:s/>70 800 </text:p>
          </table:table-cell>
          <table:table-cell table:style-name="ce334" table:formula="of:=[.E10]+TRUNC([.E10]*[.$E$2]/100;-2)" office:value-type="float" office:value="70900" calcext:value-type="float">
            <text:p><text:s/>70 900 </text:p>
          </table:table-cell>
          <table:table-cell table:style-name="ce334" table:formula="of:=[.F10]+TRUNC([.F10]*[.$E$2]/100;-2)" office:value-type="float" office:value="71000" calcext:value-type="float">
            <text:p><text:s/>71 000 </text:p>
          </table:table-cell>
          <table:table-cell table:style-name="ce334" table:formula="of:=[.G10]+TRUNC([.G10]*[.$E$2]/100;-2)" office:value-type="float" office:value="71200" calcext:value-type="float">
            <text:p><text:s/>71 200 </text:p>
          </table:table-cell>
          <table:table-cell table:style-name="ce334" table:formula="of:=[.H10]+TRUNC([.H10]*[.$E$2]/100;-2)" office:value-type="float" office:value="71300" calcext:value-type="float">
            <text:p><text:s/>71 300 </text:p>
          </table:table-cell>
          <table:table-cell table:style-name="ce334" table:formula="of:=[.I10]+TRUNC([.I10]*[.$E$2]/100;-2)" office:value-type="float" office:value="71500" calcext:value-type="float">
            <text:p><text:s/>71 500 </text:p>
          </table:table-cell>
          <table:table-cell table:style-name="ce334" table:formula="of:=[.J10]+TRUNC([.J10]*[.$E$2]/100;-2)" office:value-type="float" office:value="71600" calcext:value-type="float">
            <text:p><text:s/>71 600 </text:p>
          </table:table-cell>
          <table:table-cell table:number-columns-repeated="54"/>
        </table:table-row>
        <table:table-row table:style-name="ro2">
          <table:table-cell table:style-name="ce402" table:formula="of:=[.A11]+1" office:value-type="float" office:value="4" calcext:value-type="float">
            <text:p>4</text:p>
          </table:table-cell>
          <table:table-cell table:style-name="ce152" table:formula="of:=[.B11]+TRUNC([.B11]*[.$E$2]/100;-2)" office:value-type="float" office:value="13900" calcext:value-type="float">
            <text:p><text:s/>13 900 </text:p>
          </table:table-cell>
          <table:table-cell table:style-name="ce402"/>
          <table:table-cell table:style-name="ce327" table:formula="of:=[.D11]+TRUNC([.D11]*[.$E$2]/100;-2)" office:value-type="float" office:value="77100" calcext:value-type="float">
            <text:p><text:s/>77 100 </text:p>
          </table:table-cell>
          <table:table-cell table:style-name="ce334" table:formula="of:=[.E11]+TRUNC([.E11]*[.$E$2]/100;-2)" office:value-type="float" office:value="77200" calcext:value-type="float">
            <text:p><text:s/>77 200 </text:p>
          </table:table-cell>
          <table:table-cell table:style-name="ce334" table:formula="of:=[.F11]+TRUNC([.F11]*[.$E$2]/100;-2)" office:value-type="float" office:value="77300" calcext:value-type="float">
            <text:p><text:s/>77 300 </text:p>
          </table:table-cell>
          <table:table-cell table:style-name="ce334" table:formula="of:=[.G11]+TRUNC([.G11]*[.$E$2]/100;-2)" office:value-type="float" office:value="77600" calcext:value-type="float">
            <text:p><text:s/>77 600 </text:p>
          </table:table-cell>
          <table:table-cell table:style-name="ce334" table:formula="of:=[.H11]+TRUNC([.H11]*[.$E$2]/100;-2)" office:value-type="float" office:value="77700" calcext:value-type="float">
            <text:p><text:s/>77 700 </text:p>
          </table:table-cell>
          <table:table-cell table:style-name="ce334" table:formula="of:=[.I11]+TRUNC([.I11]*[.$E$2]/100;-2)" office:value-type="float" office:value="77900" calcext:value-type="float">
            <text:p><text:s/>77 900 </text:p>
          </table:table-cell>
          <table:table-cell table:style-name="ce334" table:formula="of:=[.J11]+TRUNC([.J11]*[.$E$2]/100;-2)" office:value-type="float" office:value="78000" calcext:value-type="float">
            <text:p><text:s/>78 000 </text:p>
          </table:table-cell>
          <table:table-cell table:number-columns-repeated="54"/>
        </table:table-row>
        <table:table-row table:style-name="ro2">
          <table:table-cell table:style-name="ce402" table:formula="of:=[.A12]+1" office:value-type="float" office:value="5" calcext:value-type="float">
            <text:p>5</text:p>
          </table:table-cell>
          <table:table-cell table:style-name="ce152" table:formula="of:=[.B12]+TRUNC([.B12]*[.$E$2]/100;-2)" office:value-type="float" office:value="15100" calcext:value-type="float">
            <text:p><text:s/>15 100 </text:p>
          </table:table-cell>
          <table:table-cell table:style-name="ce402"/>
          <table:table-cell table:style-name="ce327" table:formula="of:=[.D12]+TRUNC([.D12]*[.$E$2]/100;-2)" office:value-type="float" office:value="84000" calcext:value-type="float">
            <text:p><text:s/>84 000 </text:p>
          </table:table-cell>
          <table:table-cell table:style-name="ce334" table:formula="of:=[.E12]+TRUNC([.E12]*[.$E$2]/100;-2)" office:value-type="float" office:value="84100" calcext:value-type="float">
            <text:p><text:s/>84 100 </text:p>
          </table:table-cell>
          <table:table-cell table:style-name="ce334" table:formula="of:=[.F12]+TRUNC([.F12]*[.$E$2]/100;-2)" office:value-type="float" office:value="84200" calcext:value-type="float">
            <text:p><text:s/>84 200 </text:p>
          </table:table-cell>
          <table:table-cell table:style-name="ce334" table:formula="of:=[.G12]+TRUNC([.G12]*[.$E$2]/100;-2)" office:value-type="float" office:value="84500" calcext:value-type="float">
            <text:p><text:s/>84 500 </text:p>
          </table:table-cell>
          <table:table-cell table:style-name="ce334" table:formula="of:=[.H12]+TRUNC([.H12]*[.$E$2]/100;-2)" office:value-type="float" office:value="84600" calcext:value-type="float">
            <text:p><text:s/>84 600 </text:p>
          </table:table-cell>
          <table:table-cell table:style-name="ce334" table:formula="of:=[.I12]+TRUNC([.I12]*[.$E$2]/100;-2)" office:value-type="float" office:value="84900" calcext:value-type="float">
            <text:p><text:s/>84 900 </text:p>
          </table:table-cell>
          <table:table-cell table:style-name="ce334" table:formula="of:=[.J12]+TRUNC([.J12]*[.$E$2]/100;-2)" office:value-type="float" office:value="85000" calcext:value-type="float">
            <text:p><text:s/>85 000 </text:p>
          </table:table-cell>
          <table:table-cell table:number-columns-repeated="54"/>
        </table:table-row>
        <table:table-row table:style-name="ro2">
          <table:table-cell table:style-name="ce402" table:formula="of:=[.A13]+1" office:value-type="float" office:value="6" calcext:value-type="float">
            <text:p>6</text:p>
          </table:table-cell>
          <table:table-cell table:style-name="ce152" table:formula="of:=[.B13]+TRUNC([.B13]*[.$E$2]/100;-2)" office:value-type="float" office:value="16400" calcext:value-type="float">
            <text:p><text:s/>16 400 </text:p>
          </table:table-cell>
          <table:table-cell table:style-name="ce402"/>
          <table:table-cell table:style-name="ce327" table:formula="of:=[.D13]+TRUNC([.D13]*[.$E$2]/100;-2)" office:value-type="float" office:value="91500" calcext:value-type="float">
            <text:p><text:s/>91 500 </text:p>
          </table:table-cell>
          <table:table-cell table:style-name="ce334" table:formula="of:=[.E13]+TRUNC([.E13]*[.$E$2]/100;-2)" office:value-type="float" office:value="91600" calcext:value-type="float">
            <text:p><text:s/>91 600 </text:p>
          </table:table-cell>
          <table:table-cell table:style-name="ce334" table:formula="of:=[.F13]+TRUNC([.F13]*[.$E$2]/100;-2)" office:value-type="float" office:value="91700" calcext:value-type="float">
            <text:p><text:s/>91 700 </text:p>
          </table:table-cell>
          <table:table-cell table:style-name="ce334" table:formula="of:=[.G13]+TRUNC([.G13]*[.$E$2]/100;-2)" office:value-type="float" office:value="92100" calcext:value-type="float">
            <text:p><text:s/>92 100 </text:p>
          </table:table-cell>
          <table:table-cell table:style-name="ce334" table:formula="of:=[.H13]+TRUNC([.H13]*[.$E$2]/100;-2)" office:value-type="float" office:value="92200" calcext:value-type="float">
            <text:p><text:s/>92 200 </text:p>
          </table:table-cell>
          <table:table-cell table:style-name="ce334" table:formula="of:=[.I13]+TRUNC([.I13]*[.$E$2]/100;-2)" office:value-type="float" office:value="92500" calcext:value-type="float">
            <text:p><text:s/>92 500 </text:p>
          </table:table-cell>
          <table:table-cell table:style-name="ce334" table:formula="of:=[.J13]+TRUNC([.J13]*[.$E$2]/100;-2)" office:value-type="float" office:value="92600" calcext:value-type="float">
            <text:p><text:s/>92 600 </text:p>
          </table:table-cell>
          <table:table-cell table:number-columns-repeated="54"/>
        </table:table-row>
        <table:table-row table:style-name="ro2">
          <table:table-cell table:style-name="ce402" table:formula="of:=[.A14]+1" office:value-type="float" office:value="7" calcext:value-type="float">
            <text:p>7</text:p>
          </table:table-cell>
          <table:table-cell table:style-name="ce152" table:formula="of:=[.B14]+TRUNC([.B14]*[.$E$2]/100;-2)" office:value-type="float" office:value="17800" calcext:value-type="float">
            <text:p><text:s/>17 800 </text:p>
          </table:table-cell>
          <table:table-cell table:style-name="ce402"/>
          <table:table-cell table:style-name="ce327" table:formula="of:=[.D14]+TRUNC([.D14]*[.$E$2]/100;-2)" office:value-type="float" office:value="99700" calcext:value-type="float">
            <text:p><text:s/>99 700 </text:p>
          </table:table-cell>
          <table:table-cell table:style-name="ce334" table:formula="of:=[.E14]+TRUNC([.E14]*[.$E$2]/100;-2)" office:value-type="float" office:value="99800" calcext:value-type="float">
            <text:p><text:s/>99 800 </text:p>
          </table:table-cell>
          <table:table-cell table:style-name="ce334" table:formula="of:=[.F14]+TRUNC([.F14]*[.$E$2]/100;-2)" office:value-type="float" office:value="99900" calcext:value-type="float">
            <text:p><text:s/>99 900 </text:p>
          </table:table-cell>
          <table:table-cell table:style-name="ce334" table:formula="of:=[.G14]+TRUNC([.G14]*[.$E$2]/100;-2)" office:value-type="float" office:value="100300" calcext:value-type="float">
            <text:p><text:s/>100 300 </text:p>
          </table:table-cell>
          <table:table-cell table:style-name="ce334" table:formula="of:=[.H14]+TRUNC([.H14]*[.$E$2]/100;-2)" office:value-type="float" office:value="100400" calcext:value-type="float">
            <text:p><text:s/>100 400 </text:p>
          </table:table-cell>
          <table:table-cell table:style-name="ce334" table:formula="of:=[.I14]+TRUNC([.I14]*[.$E$2]/100;-2)" office:value-type="float" office:value="100800" calcext:value-type="float">
            <text:p><text:s/>100 800 </text:p>
          </table:table-cell>
          <table:table-cell table:style-name="ce334" table:formula="of:=[.J14]+TRUNC([.J14]*[.$E$2]/100;-2)" office:value-type="float" office:value="100900" calcext:value-type="float">
            <text:p><text:s/>100 900 </text:p>
          </table:table-cell>
          <table:table-cell table:number-columns-repeated="54"/>
        </table:table-row>
        <table:table-row table:style-name="ro2">
          <table:table-cell table:style-name="ce402" table:formula="of:=[.A15]+1" office:value-type="float" office:value="8" calcext:value-type="float">
            <text:p>8</text:p>
          </table:table-cell>
          <table:table-cell table:style-name="ce152" table:formula="of:=[.B15]+TRUNC([.B15]*[.$E$2]/100;-2)" office:value-type="float" office:value="19400" calcext:value-type="float">
            <text:p><text:s/>19 400 </text:p>
          </table:table-cell>
          <table:table-cell table:style-name="ce402"/>
          <table:table-cell table:style-name="ce327" table:formula="of:=[.D15]+TRUNC([.D15]*[.$E$2]/100;-2)" office:value-type="float" office:value="108600" calcext:value-type="float">
            <text:p><text:s/>108 600 </text:p>
          </table:table-cell>
          <table:table-cell table:style-name="ce334" table:formula="of:=[.E15]+TRUNC([.E15]*[.$E$2]/100;-2)" office:value-type="float" office:value="108700" calcext:value-type="float">
            <text:p><text:s/>108 700 </text:p>
          </table:table-cell>
          <table:table-cell table:style-name="ce334" table:formula="of:=[.F15]+TRUNC([.F15]*[.$E$2]/100;-2)" office:value-type="float" office:value="108800" calcext:value-type="float">
            <text:p><text:s/>108 800 </text:p>
          </table:table-cell>
          <table:table-cell table:style-name="ce334" table:formula="of:=[.G15]+TRUNC([.G15]*[.$E$2]/100;-2)" office:value-type="float" office:value="109300" calcext:value-type="float">
            <text:p><text:s/>109 300 </text:p>
          </table:table-cell>
          <table:table-cell table:style-name="ce334" table:formula="of:=[.H15]+TRUNC([.H15]*[.$E$2]/100;-2)" office:value-type="float" office:value="109400" calcext:value-type="float">
            <text:p><text:s/>109 400 </text:p>
          </table:table-cell>
          <table:table-cell table:style-name="ce334" table:formula="of:=[.I15]+TRUNC([.I15]*[.$E$2]/100;-2)" office:value-type="float" office:value="109800" calcext:value-type="float">
            <text:p><text:s/>109 800 </text:p>
          </table:table-cell>
          <table:table-cell table:style-name="ce334" table:formula="of:=[.J15]+TRUNC([.J15]*[.$E$2]/100;-2)" office:value-type="float" office:value="109900" calcext:value-type="float">
            <text:p><text:s/>109 900 </text:p>
          </table:table-cell>
          <table:table-cell table:number-columns-repeated="54"/>
        </table:table-row>
        <table:table-row table:style-name="ro2">
          <table:table-cell table:style-name="ce402" table:formula="of:=[.A16]+1" office:value-type="float" office:value="9" calcext:value-type="float">
            <text:p>9</text:p>
          </table:table-cell>
          <table:table-cell table:style-name="ce152" table:formula="of:=[.B16]+TRUNC([.B16]*[.$E$2]/100;-2)" office:value-type="float" office:value="21100" calcext:value-type="float">
            <text:p><text:s/>21 100 </text:p>
          </table:table-cell>
          <table:table-cell table:style-name="ce402"/>
          <table:table-cell table:style-name="ce327" table:formula="of:=[.D16]+TRUNC([.D16]*[.$E$2]/100;-2)" office:value-type="float" office:value="118300" calcext:value-type="float">
            <text:p><text:s/>118 300 </text:p>
          </table:table-cell>
          <table:table-cell table:style-name="ce334" table:formula="of:=[.E16]+TRUNC([.E16]*[.$E$2]/100;-2)" office:value-type="float" office:value="118400" calcext:value-type="float">
            <text:p><text:s/>118 400 </text:p>
          </table:table-cell>
          <table:table-cell table:style-name="ce334" table:formula="of:=[.F16]+TRUNC([.F16]*[.$E$2]/100;-2)" office:value-type="float" office:value="118500" calcext:value-type="float">
            <text:p><text:s/>118 500 </text:p>
          </table:table-cell>
          <table:table-cell table:style-name="ce334" table:formula="of:=[.G16]+TRUNC([.G16]*[.$E$2]/100;-2)" office:value-type="float" office:value="119100" calcext:value-type="float">
            <text:p><text:s/>119 100 </text:p>
          </table:table-cell>
          <table:table-cell table:style-name="ce334" table:formula="of:=[.H16]+TRUNC([.H16]*[.$E$2]/100;-2)" office:value-type="float" office:value="119200" calcext:value-type="float">
            <text:p><text:s/>119 200 </text:p>
          </table:table-cell>
          <table:table-cell table:style-name="ce334" table:formula="of:=[.I16]+TRUNC([.I16]*[.$E$2]/100;-2)" office:value-type="float" office:value="119600" calcext:value-type="float">
            <text:p><text:s/>119 600 </text:p>
          </table:table-cell>
          <table:table-cell table:style-name="ce334" table:formula="of:=[.J16]+TRUNC([.J16]*[.$E$2]/100;-2)" office:value-type="float" office:value="119700" calcext:value-type="float">
            <text:p><text:s/>119 700 </text:p>
          </table:table-cell>
          <table:table-cell table:number-columns-repeated="54"/>
        </table:table-row>
        <table:table-row table:style-name="ro2">
          <table:table-cell table:style-name="ce402" table:formula="of:=[.A17]+1" office:value-type="float" office:value="10" calcext:value-type="float">
            <text:p>10</text:p>
          </table:table-cell>
          <table:table-cell table:style-name="ce152" table:formula="of:=[.B17]+TRUNC([.B17]*[.$E$2]/100;-2)" office:value-type="float" office:value="22900" calcext:value-type="float">
            <text:p><text:s/>22 900 </text:p>
          </table:table-cell>
          <table:table-cell table:style-name="ce402"/>
          <table:table-cell table:style-name="ce327" table:formula="of:=[.D17]+TRUNC([.D17]*[.$E$2]/100;-2)" office:value-type="float" office:value="128900" calcext:value-type="float">
            <text:p><text:s/>128 900 </text:p>
          </table:table-cell>
          <table:table-cell table:style-name="ce334" table:formula="of:=[.E17]+TRUNC([.E17]*[.$E$2]/100;-2)" office:value-type="float" office:value="129000" calcext:value-type="float">
            <text:p><text:s/>129 000 </text:p>
          </table:table-cell>
          <table:table-cell table:style-name="ce334" table:formula="of:=[.F17]+TRUNC([.F17]*[.$E$2]/100;-2)" office:value-type="float" office:value="129100" calcext:value-type="float">
            <text:p><text:s/>129 100 </text:p>
          </table:table-cell>
          <table:table-cell table:style-name="ce334" table:formula="of:=[.G17]+TRUNC([.G17]*[.$E$2]/100;-2)" office:value-type="float" office:value="129800" calcext:value-type="float">
            <text:p><text:s/>129 800 </text:p>
          </table:table-cell>
          <table:table-cell table:style-name="ce334" table:formula="of:=[.H17]+TRUNC([.H17]*[.$E$2]/100;-2)" office:value-type="float" office:value="129900" calcext:value-type="float">
            <text:p><text:s/>129 900 </text:p>
          </table:table-cell>
          <table:table-cell table:style-name="ce334" table:formula="of:=[.I17]+TRUNC([.I17]*[.$E$2]/100;-2)" office:value-type="float" office:value="130300" calcext:value-type="float">
            <text:p><text:s/>130 300 </text:p>
          </table:table-cell>
          <table:table-cell table:style-name="ce334" table:formula="of:=[.J17]+TRUNC([.J17]*[.$E$2]/100;-2)" office:value-type="float" office:value="130400" calcext:value-type="float">
            <text:p><text:s/>130 400 </text:p>
          </table:table-cell>
          <table:table-cell table:number-columns-repeated="54"/>
        </table:table-row>
        <table:table-row table:style-name="ro2">
          <table:table-cell table:style-name="ce402" table:formula="of:=[.A18]+1" office:value-type="float" office:value="11" calcext:value-type="float">
            <text:p>11</text:p>
          </table:table-cell>
          <table:table-cell table:style-name="ce152" table:formula="of:=[.B18]+TRUNC([.B18]*[.$E$2]/100;-2)" office:value-type="float" office:value="24900" calcext:value-type="float">
            <text:p><text:s/>24 900 </text:p>
          </table:table-cell>
          <table:table-cell table:style-name="ce402"/>
          <table:table-cell table:style-name="ce327" table:formula="of:=[.D18]+TRUNC([.D18]*[.$E$2]/100;-2)" office:value-type="float" office:value="140500" calcext:value-type="float">
            <text:p><text:s/>140 500 </text:p>
          </table:table-cell>
          <table:table-cell table:style-name="ce334" table:formula="of:=[.E18]+TRUNC([.E18]*[.$E$2]/100;-2)" office:value-type="float" office:value="140600" calcext:value-type="float">
            <text:p><text:s/>140 600 </text:p>
          </table:table-cell>
          <table:table-cell table:style-name="ce334" table:formula="of:=[.F18]+TRUNC([.F18]*[.$E$2]/100;-2)" office:value-type="float" office:value="140700" calcext:value-type="float">
            <text:p><text:s/>140 700 </text:p>
          </table:table-cell>
          <table:table-cell table:style-name="ce334" table:formula="of:=[.G18]+TRUNC([.G18]*[.$E$2]/100;-2)" office:value-type="float" office:value="141400" calcext:value-type="float">
            <text:p><text:s/>141 400 </text:p>
          </table:table-cell>
          <table:table-cell table:style-name="ce334" table:formula="of:=[.H18]+TRUNC([.H18]*[.$E$2]/100;-2)" office:value-type="float" office:value="141500" calcext:value-type="float">
            <text:p><text:s/>141 500 </text:p>
          </table:table-cell>
          <table:table-cell table:style-name="ce334" table:formula="of:=[.I18]+TRUNC([.I18]*[.$E$2]/100;-2)" office:value-type="float" office:value="142000" calcext:value-type="float">
            <text:p><text:s/>142 000 </text:p>
          </table:table-cell>
          <table:table-cell table:style-name="ce334" table:formula="of:=[.J18]+TRUNC([.J18]*[.$E$2]/100;-2)" office:value-type="float" office:value="142100" calcext:value-type="float">
            <text:p><text:s/>142 100 </text:p>
          </table:table-cell>
          <table:table-cell table:number-columns-repeated="54"/>
        </table:table-row>
        <table:table-row table:style-name="ro2">
          <table:table-cell table:style-name="ce402" table:formula="of:=[.A19]+1" office:value-type="float" office:value="12" calcext:value-type="float">
            <text:p>12</text:p>
          </table:table-cell>
          <table:table-cell table:style-name="ce152" table:formula="of:=[.B19]+TRUNC([.B19]*[.$E$2]/100;-2)" office:value-type="float" office:value="27100" calcext:value-type="float">
            <text:p><text:s/>27 100 </text:p>
          </table:table-cell>
          <table:table-cell table:style-name="ce402"/>
          <table:table-cell table:style-name="ce327" table:formula="of:=[.D19]+TRUNC([.D19]*[.$E$2]/100;-2)" office:value-type="float" office:value="153100" calcext:value-type="float">
            <text:p><text:s/>153 100 </text:p>
          </table:table-cell>
          <table:table-cell table:style-name="ce334" table:formula="of:=[.E19]+TRUNC([.E19]*[.$E$2]/100;-2)" office:value-type="float" office:value="153200" calcext:value-type="float">
            <text:p><text:s/>153 200 </text:p>
          </table:table-cell>
          <table:table-cell table:style-name="ce334" table:formula="of:=[.F19]+TRUNC([.F19]*[.$E$2]/100;-2)" office:value-type="float" office:value="153300" calcext:value-type="float">
            <text:p><text:s/>153 300 </text:p>
          </table:table-cell>
          <table:table-cell table:style-name="ce334" table:formula="of:=[.G19]+TRUNC([.G19]*[.$E$2]/100;-2)" office:value-type="float" office:value="154100" calcext:value-type="float">
            <text:p><text:s/>154 100 </text:p>
          </table:table-cell>
          <table:table-cell table:style-name="ce334" table:formula="of:=[.H19]+TRUNC([.H19]*[.$E$2]/100;-2)" office:value-type="float" office:value="154200" calcext:value-type="float">
            <text:p><text:s/>154 200 </text:p>
          </table:table-cell>
          <table:table-cell table:style-name="ce334" table:formula="of:=[.I19]+TRUNC([.I19]*[.$E$2]/100;-2)" office:value-type="float" office:value="154700" calcext:value-type="float">
            <text:p><text:s/>154 700 </text:p>
          </table:table-cell>
          <table:table-cell table:style-name="ce334" table:formula="of:=[.J19]+TRUNC([.J19]*[.$E$2]/100;-2)" office:value-type="float" office:value="154800" calcext:value-type="float">
            <text:p><text:s/>154 800 </text:p>
          </table:table-cell>
          <table:table-cell table:number-columns-repeated="54"/>
        </table:table-row>
        <table:table-row table:style-name="ro2">
          <table:table-cell table:style-name="ce402" table:formula="of:=[.A20]+1" office:value-type="float" office:value="13" calcext:value-type="float">
            <text:p>13</text:p>
          </table:table-cell>
          <table:table-cell table:style-name="ce152" table:formula="of:=[.B20]+TRUNC([.B20]*[.$E$2]/100;-2)" office:value-type="float" office:value="29500" calcext:value-type="float">
            <text:p><text:s/>29 500 </text:p>
          </table:table-cell>
          <table:table-cell table:style-name="ce402"/>
          <table:table-cell table:style-name="ce327" table:formula="of:=[.D20]+TRUNC([.D20]*[.$E$2]/100;-2)" office:value-type="float" office:value="166800" calcext:value-type="float">
            <text:p><text:s/>166 800 </text:p>
          </table:table-cell>
          <table:table-cell table:style-name="ce334" table:formula="of:=[.E20]+TRUNC([.E20]*[.$E$2]/100;-2)" office:value-type="float" office:value="166900" calcext:value-type="float">
            <text:p><text:s/>166 900 </text:p>
          </table:table-cell>
          <table:table-cell table:style-name="ce334" table:formula="of:=[.F20]+TRUNC([.F20]*[.$E$2]/100;-2)" office:value-type="float" office:value="167000" calcext:value-type="float">
            <text:p><text:s/>167 000 </text:p>
          </table:table-cell>
          <table:table-cell table:style-name="ce334" table:formula="of:=[.G20]+TRUNC([.G20]*[.$E$2]/100;-2)" office:value-type="float" office:value="167900" calcext:value-type="float">
            <text:p><text:s/>167 900 </text:p>
          </table:table-cell>
          <table:table-cell table:style-name="ce334" table:formula="of:=[.H20]+TRUNC([.H20]*[.$E$2]/100;-2)" office:value-type="float" office:value="168000" calcext:value-type="float">
            <text:p><text:s/>168 000 </text:p>
          </table:table-cell>
          <table:table-cell table:style-name="ce334" table:formula="of:=[.I20]+TRUNC([.I20]*[.$E$2]/100;-2)" office:value-type="float" office:value="168600" calcext:value-type="float">
            <text:p><text:s/>168 600 </text:p>
          </table:table-cell>
          <table:table-cell table:style-name="ce334" table:formula="of:=[.J20]+TRUNC([.J20]*[.$E$2]/100;-2)" office:value-type="float" office:value="168700" calcext:value-type="float">
            <text:p><text:s/>168 700 </text:p>
          </table:table-cell>
          <table:table-cell table:number-columns-repeated="54"/>
        </table:table-row>
        <table:table-row table:style-name="ro2">
          <table:table-cell table:style-name="ce402" table:formula="of:=[.A21]+1" office:value-type="float" office:value="14" calcext:value-type="float">
            <text:p>14</text:p>
          </table:table-cell>
          <table:table-cell table:style-name="ce152" table:formula="of:=[.B21]+TRUNC([.B21]*[.$E$2]/100;-2)" office:value-type="float" office:value="32100" calcext:value-type="float">
            <text:p><text:s/>32 100 </text:p>
          </table:table-cell>
          <table:table-cell table:style-name="ce402"/>
          <table:table-cell table:style-name="ce327" table:formula="of:=[.D21]+TRUNC([.D21]*[.$E$2]/100;-2)" office:value-type="float" office:value="181800" calcext:value-type="float">
            <text:p><text:s/>181 800 </text:p>
          </table:table-cell>
          <table:table-cell table:style-name="ce334" table:formula="of:=[.E21]+TRUNC([.E21]*[.$E$2]/100;-2)" office:value-type="float" office:value="181900" calcext:value-type="float">
            <text:p><text:s/>181 900 </text:p>
          </table:table-cell>
          <table:table-cell table:style-name="ce334" table:formula="of:=[.F21]+TRUNC([.F21]*[.$E$2]/100;-2)" office:value-type="float" office:value="182000" calcext:value-type="float">
            <text:p><text:s/>182 000 </text:p>
          </table:table-cell>
          <table:table-cell table:style-name="ce334" table:formula="of:=[.G21]+TRUNC([.G21]*[.$E$2]/100;-2)" office:value-type="float" office:value="183000" calcext:value-type="float">
            <text:p><text:s/>183 000 </text:p>
          </table:table-cell>
          <table:table-cell table:style-name="ce334" table:formula="of:=[.H21]+TRUNC([.H21]*[.$E$2]/100;-2)" office:value-type="float" office:value="183100" calcext:value-type="float">
            <text:p><text:s/>183 100 </text:p>
          </table:table-cell>
          <table:table-cell table:style-name="ce334" table:formula="of:=[.I21]+TRUNC([.I21]*[.$E$2]/100;-2)" office:value-type="float" office:value="183700" calcext:value-type="float">
            <text:p><text:s/>183 700 </text:p>
          </table:table-cell>
          <table:table-cell table:style-name="ce334" table:formula="of:=[.J21]+TRUNC([.J21]*[.$E$2]/100;-2)" office:value-type="float" office:value="183800" calcext:value-type="float">
            <text:p><text:s/>183 800 </text:p>
          </table:table-cell>
          <table:table-cell table:number-columns-repeated="54"/>
        </table:table-row>
        <table:table-row table:style-name="ro2">
          <table:table-cell table:style-name="ce402" table:formula="of:=[.A22]+1" office:value-type="float" office:value="15" calcext:value-type="float">
            <text:p>15</text:p>
          </table:table-cell>
          <table:table-cell table:style-name="ce152" table:formula="of:=[.B22]+TRUNC([.B22]*[.$E$2]/100;-2)" office:value-type="float" office:value="34900" calcext:value-type="float">
            <text:p><text:s/>34 900 </text:p>
          </table:table-cell>
          <table:table-cell table:style-name="ce402"/>
          <table:table-cell table:style-name="ce327" table:formula="of:=[.D22]+TRUNC([.D22]*[.$E$2]/100;-2)" office:value-type="float" office:value="198100" calcext:value-type="float">
            <text:p><text:s/>198 100 </text:p>
          </table:table-cell>
          <table:table-cell table:style-name="ce334" table:formula="of:=[.E22]+TRUNC([.E22]*[.$E$2]/100;-2)" office:value-type="float" office:value="198200" calcext:value-type="float">
            <text:p><text:s/>198 200 </text:p>
          </table:table-cell>
          <table:table-cell table:style-name="ce334" table:formula="of:=[.F22]+TRUNC([.F22]*[.$E$2]/100;-2)" office:value-type="float" office:value="198300" calcext:value-type="float">
            <text:p><text:s/>198 300 </text:p>
          </table:table-cell>
          <table:table-cell table:style-name="ce334" table:formula="of:=[.G22]+TRUNC([.G22]*[.$E$2]/100;-2)" office:value-type="float" office:value="199400" calcext:value-type="float">
            <text:p><text:s/>199 400 </text:p>
          </table:table-cell>
          <table:table-cell table:style-name="ce334" table:formula="of:=[.H22]+TRUNC([.H22]*[.$E$2]/100;-2)" office:value-type="float" office:value="199500" calcext:value-type="float">
            <text:p><text:s/>199 500 </text:p>
          </table:table-cell>
          <table:table-cell table:style-name="ce334" table:formula="of:=[.I22]+TRUNC([.I22]*[.$E$2]/100;-2)" office:value-type="float" office:value="200200" calcext:value-type="float">
            <text:p><text:s/>200 200 </text:p>
          </table:table-cell>
          <table:table-cell table:style-name="ce334" table:formula="of:=[.J22]+TRUNC([.J22]*[.$E$2]/100;-2)" office:value-type="float" office:value="200300" calcext:value-type="float">
            <text:p><text:s/>200 300 </text:p>
          </table:table-cell>
          <table:table-cell table:number-columns-repeated="54"/>
        </table:table-row>
        <table:table-row table:style-name="ro2">
          <table:table-cell table:style-name="ce402" table:formula="of:=[.A23]+1" office:value-type="float" office:value="16" calcext:value-type="float">
            <text:p>16</text:p>
          </table:table-cell>
          <table:table-cell table:style-name="ce152" table:formula="of:=[.B23]+TRUNC([.B23]*[.$E$2]/100;-2)" office:value-type="float" office:value="38000" calcext:value-type="float">
            <text:p><text:s/>38 000 </text:p>
          </table:table-cell>
          <table:table-cell table:style-name="ce402"/>
          <table:table-cell table:style-name="ce327" table:formula="of:=[.D23]+TRUNC([.D23]*[.$E$2]/100;-2)" office:value-type="float" office:value="215900" calcext:value-type="float">
            <text:p><text:s/>215 900 </text:p>
          </table:table-cell>
          <table:table-cell table:style-name="ce334" table:formula="of:=[.E23]+TRUNC([.E23]*[.$E$2]/100;-2)" office:value-type="float" office:value="216000" calcext:value-type="float">
            <text:p><text:s/>216 000 </text:p>
          </table:table-cell>
          <table:table-cell table:style-name="ce334" table:formula="of:=[.F23]+TRUNC([.F23]*[.$E$2]/100;-2)" office:value-type="float" office:value="216100" calcext:value-type="float">
            <text:p><text:s/>216 100 </text:p>
          </table:table-cell>
          <table:table-cell table:style-name="ce334" table:formula="of:=[.G23]+TRUNC([.G23]*[.$E$2]/100;-2)" office:value-type="float" office:value="217300" calcext:value-type="float">
            <text:p><text:s/>217 300 </text:p>
          </table:table-cell>
          <table:table-cell table:style-name="ce334" table:formula="of:=[.H23]+TRUNC([.H23]*[.$E$2]/100;-2)" office:value-type="float" office:value="217400" calcext:value-type="float">
            <text:p><text:s/>217 400 </text:p>
          </table:table-cell>
          <table:table-cell table:style-name="ce334" table:formula="of:=[.I23]+TRUNC([.I23]*[.$E$2]/100;-2)" office:value-type="float" office:value="218200" calcext:value-type="float">
            <text:p><text:s/>218 200 </text:p>
          </table:table-cell>
          <table:table-cell table:style-name="ce334" table:formula="of:=[.J23]+TRUNC([.J23]*[.$E$2]/100;-2)" office:value-type="float" office:value="218300" calcext:value-type="float">
            <text:p><text:s/>218 300 </text:p>
          </table:table-cell>
          <table:table-cell table:number-columns-repeated="54"/>
        </table:table-row>
        <table:table-row table:style-name="ro2">
          <table:table-cell table:style-name="ce402" table:formula="of:=[.A24]+1" office:value-type="float" office:value="17" calcext:value-type="float">
            <text:p>17</text:p>
          </table:table-cell>
          <table:table-cell table:style-name="ce152" table:formula="of:=[.B24]+TRUNC([.B24]*[.$E$2]/100;-2)" office:value-type="float" office:value="41400" calcext:value-type="float">
            <text:p><text:s/>41 400 </text:p>
          </table:table-cell>
          <table:table-cell table:style-name="ce402"/>
          <table:table-cell table:style-name="ce327" table:formula="of:=[.D24]+TRUNC([.D24]*[.$E$2]/100;-2)" office:value-type="float" office:value="235300" calcext:value-type="float">
            <text:p><text:s/>235 300 </text:p>
          </table:table-cell>
          <table:table-cell table:style-name="ce334" table:formula="of:=[.E24]+TRUNC([.E24]*[.$E$2]/100;-2)" office:value-type="float" office:value="235400" calcext:value-type="float">
            <text:p><text:s/>235 400 </text:p>
          </table:table-cell>
          <table:table-cell table:style-name="ce334" table:formula="of:=[.F24]+TRUNC([.F24]*[.$E$2]/100;-2)" office:value-type="float" office:value="235500" calcext:value-type="float">
            <text:p><text:s/>235 500 </text:p>
          </table:table-cell>
          <table:table-cell table:style-name="ce334" table:formula="of:=[.G24]+TRUNC([.G24]*[.$E$2]/100;-2)" office:value-type="float" office:value="236800" calcext:value-type="float">
            <text:p><text:s/>236 800 </text:p>
          </table:table-cell>
          <table:table-cell table:style-name="ce334" table:formula="of:=[.H24]+TRUNC([.H24]*[.$E$2]/100;-2)" office:value-type="float" office:value="236900" calcext:value-type="float">
            <text:p><text:s/>236 900 </text:p>
          </table:table-cell>
          <table:table-cell table:style-name="ce334" table:formula="of:=[.I24]+TRUNC([.I24]*[.$E$2]/100;-2)" office:value-type="float" office:value="237800" calcext:value-type="float">
            <text:p><text:s/>237 800 </text:p>
          </table:table-cell>
          <table:table-cell table:style-name="ce334" table:formula="of:=[.J24]+TRUNC([.J24]*[.$E$2]/100;-2)" office:value-type="float" office:value="237900" calcext:value-type="float">
            <text:p><text:s/>237 900 </text:p>
          </table:table-cell>
          <table:table-cell table:number-columns-repeated="54"/>
        </table:table-row>
        <table:table-row table:style-name="ro2">
          <table:table-cell table:style-name="ce402" table:formula="of:=[.A25]+1" office:value-type="float" office:value="18" calcext:value-type="float">
            <text:p>18</text:p>
          </table:table-cell>
          <table:table-cell table:style-name="ce152" table:formula="of:=[.B25]+TRUNC([.B25]*[.$E$2]/100;-2)" office:value-type="float" office:value="45100" calcext:value-type="float">
            <text:p><text:s/>45 100 </text:p>
          </table:table-cell>
          <table:table-cell table:style-name="ce402"/>
          <table:table-cell table:style-name="ce327" table:formula="of:=[.D25]+TRUNC([.D25]*[.$E$2]/100;-2)" office:value-type="float" office:value="256400" calcext:value-type="float">
            <text:p><text:s/>256 400 </text:p>
          </table:table-cell>
          <table:table-cell table:style-name="ce334" table:formula="of:=[.E25]+TRUNC([.E25]*[.$E$2]/100;-2)" office:value-type="float" office:value="256500" calcext:value-type="float">
            <text:p><text:s/>256 500 </text:p>
          </table:table-cell>
          <table:table-cell table:style-name="ce334" table:formula="of:=[.F25]+TRUNC([.F25]*[.$E$2]/100;-2)" office:value-type="float" office:value="256600" calcext:value-type="float">
            <text:p><text:s/>256 600 </text:p>
          </table:table-cell>
          <table:table-cell table:style-name="ce334" table:formula="of:=[.G25]+TRUNC([.G25]*[.$E$2]/100;-2)" office:value-type="float" office:value="258100" calcext:value-type="float">
            <text:p><text:s/>258 100 </text:p>
          </table:table-cell>
          <table:table-cell table:style-name="ce334" table:formula="of:=[.H25]+TRUNC([.H25]*[.$E$2]/100;-2)" office:value-type="float" office:value="258200" calcext:value-type="float">
            <text:p><text:s/>258 200 </text:p>
          </table:table-cell>
          <table:table-cell table:style-name="ce334" table:formula="of:=[.I25]+TRUNC([.I25]*[.$E$2]/100;-2)" office:value-type="float" office:value="259200" calcext:value-type="float">
            <text:p><text:s/>259 200 </text:p>
          </table:table-cell>
          <table:table-cell table:style-name="ce334" table:formula="of:=[.J25]+TRUNC([.J25]*[.$E$2]/100;-2)" office:value-type="float" office:value="259300" calcext:value-type="float">
            <text:p><text:s/>259 300 </text:p>
          </table:table-cell>
          <table:table-cell table:number-columns-repeated="54"/>
        </table:table-row>
        <table:table-row table:style-name="ro2">
          <table:table-cell table:style-name="ce402" table:formula="of:=[.A26]+1" office:value-type="float" office:value="19" calcext:value-type="float">
            <text:p>19</text:p>
          </table:table-cell>
          <table:table-cell table:style-name="ce152" table:formula="of:=[.B26]+TRUNC([.B26]*[.$E$2]/100;-2)" office:value-type="float" office:value="49100" calcext:value-type="float">
            <text:p><text:s/>49 100 </text:p>
          </table:table-cell>
          <table:table-cell table:style-name="ce402"/>
          <table:table-cell table:style-name="ce327" table:formula="of:=[.D26]+TRUNC([.D26]*[.$E$2]/100;-2)" office:value-type="float" office:value="279400" calcext:value-type="float">
            <text:p><text:s/>279 400 </text:p>
          </table:table-cell>
          <table:table-cell table:style-name="ce334" table:formula="of:=[.E26]+TRUNC([.E26]*[.$E$2]/100;-2)" office:value-type="float" office:value="279500" calcext:value-type="float">
            <text:p><text:s/>279 500 </text:p>
          </table:table-cell>
          <table:table-cell table:style-name="ce334" table:formula="of:=[.F26]+TRUNC([.F26]*[.$E$2]/100;-2)" office:value-type="float" office:value="279600" calcext:value-type="float">
            <text:p><text:s/>279 600 </text:p>
          </table:table-cell>
          <table:table-cell table:style-name="ce334" table:formula="of:=[.G26]+TRUNC([.G26]*[.$E$2]/100;-2)" office:value-type="float" office:value="281300" calcext:value-type="float">
            <text:p><text:s/>281 300 </text:p>
          </table:table-cell>
          <table:table-cell table:style-name="ce334" table:formula="of:=[.H26]+TRUNC([.H26]*[.$E$2]/100;-2)" office:value-type="float" office:value="281400" calcext:value-type="float">
            <text:p><text:s/>281 400 </text:p>
          </table:table-cell>
          <table:table-cell table:style-name="ce334" table:formula="of:=[.I26]+TRUNC([.I26]*[.$E$2]/100;-2)" office:value-type="float" office:value="282500" calcext:value-type="float">
            <text:p><text:s/>282 500 </text:p>
          </table:table-cell>
          <table:table-cell table:style-name="ce334" table:formula="of:=[.J26]+TRUNC([.J26]*[.$E$2]/100;-2)" office:value-type="float" office:value="282600" calcext:value-type="float">
            <text:p><text:s/>282 600 </text:p>
          </table:table-cell>
          <table:table-cell table:number-columns-repeated="54"/>
        </table:table-row>
        <table:table-row table:style-name="ro2">
          <table:table-cell table:style-name="ce402" table:formula="of:=[.A27]+1" office:value-type="float" office:value="20" calcext:value-type="float">
            <text:p>20</text:p>
          </table:table-cell>
          <table:table-cell table:style-name="ce300" table:formula="of:=[.B27]+TRUNC([.B27]*[.$E$2]/100;-2)" office:value-type="float" office:value="53500" calcext:value-type="float">
            <text:p><text:s/>53 500 </text:p>
          </table:table-cell>
          <table:table-cell table:style-name="ce402"/>
          <table:table-cell table:style-name="ce328" table:formula="of:=[.D27]+TRUNC([.D27]*[.$E$2]/100;-2)" office:value-type="float" office:value="304500" calcext:value-type="float">
            <text:p><text:s/>304 500 </text:p>
          </table:table-cell>
          <table:table-cell table:style-name="ce335" table:formula="of:=[.E27]+TRUNC([.E27]*[.$E$2]/100;-2)" office:value-type="float" office:value="304600" calcext:value-type="float">
            <text:p><text:s/>304 600 </text:p>
          </table:table-cell>
          <table:table-cell table:style-name="ce335" table:formula="of:=[.F27]+TRUNC([.F27]*[.$E$2]/100;-2)" office:value-type="float" office:value="304700" calcext:value-type="float">
            <text:p><text:s/>304 700 </text:p>
          </table:table-cell>
          <table:table-cell table:style-name="ce335" table:formula="of:=[.G27]+TRUNC([.G27]*[.$E$2]/100;-2)" office:value-type="float" office:value="306600" calcext:value-type="float">
            <text:p><text:s/>306 600 </text:p>
          </table:table-cell>
          <table:table-cell table:style-name="ce335" table:formula="of:=[.H27]+TRUNC([.H27]*[.$E$2]/100;-2)" office:value-type="float" office:value="306700" calcext:value-type="float">
            <text:p><text:s/>306 700 </text:p>
          </table:table-cell>
          <table:table-cell table:style-name="ce335" table:formula="of:=[.I27]+TRUNC([.I27]*[.$E$2]/100;-2)" office:value-type="float" office:value="307900" calcext:value-type="float">
            <text:p><text:s/>307 900 </text:p>
          </table:table-cell>
          <table:table-cell table:style-name="ce335" table:formula="of:=[.J27]+TRUNC([.J27]*[.$E$2]/100;-2)" office:value-type="float" office:value="308000" calcext:value-type="float">
            <text:p><text:s/>308 000 </text:p>
          </table:table-cell>
          <table:table-cell table:number-columns-repeated="54"/>
        </table:table-row>
        <table:table-row table:style-name="ro2">
          <table:table-cell table:style-name="ce402"/>
          <table:table-cell/>
          <table:table-cell office:value-type="string" calcext:value-type="string">
            <text:p>Start With</text:p>
          </table:table-cell>
          <table:table-cell table:style-name="ce329" table:formula="of:=[.D8]" office:value-type="float" office:value="54800" calcext:value-type="float">
            <text:p><text:s/>54 800 </text:p>
          </table:table-cell>
          <table:table-cell table:style-name="ce336" table:formula="of:=[.E8]" office:value-type="float" office:value="54900" calcext:value-type="float">
            <text:p><text:s/>54 900 </text:p>
          </table:table-cell>
          <table:table-cell table:style-name="ce336" table:formula="of:=[.F8]" office:value-type="float" office:value="55000" calcext:value-type="float">
            <text:p><text:s/>55 000 </text:p>
          </table:table-cell>
          <table:table-cell table:style-name="ce336" table:formula="of:=[.G8]" office:value-type="float" office:value="55100" calcext:value-type="float">
            <text:p><text:s/>55 100 </text:p>
          </table:table-cell>
          <table:table-cell table:style-name="ce336" table:formula="of:=[.H8]" office:value-type="float" office:value="55200" calcext:value-type="float">
            <text:p><text:s/>55 200 </text:p>
          </table:table-cell>
          <table:table-cell table:style-name="ce336" table:formula="of:=[.I8]" office:value-type="float" office:value="55300" calcext:value-type="float">
            <text:p><text:s/>55 300 </text:p>
          </table:table-cell>
          <table:table-cell table:style-name="ce340" table:formula="of:=[.J8]" office:value-type="float" office:value="55400" calcext:value-type="float">
            <text:p><text:s/>55 400 </text:p>
          </table:table-cell>
          <table:table-cell table:number-columns-repeated="54"/>
        </table:table-row>
        <table:table-row table:style-name="ro2">
          <table:table-cell table:style-name="ce402"/>
          <table:table-cell/>
          <table:table-cell office:value-type="string" calcext:value-type="string">
            <text:p>End With</text:p>
          </table:table-cell>
          <table:table-cell table:style-name="ce330" table:formula="of:=IF([.$C$4]&lt;1;[.D8];INDEX([.D9:.D28];[.$C$4];1))" office:value-type="float" office:value="99700" calcext:value-type="float">
            <text:p><text:s/>99 700 </text:p>
          </table:table-cell>
          <table:table-cell table:style-name="ce337" table:formula="of:=IF([.$C$4]&lt;1;[.E8];INDEX([.E9:.E28];[.$C$4];1))" office:value-type="float" office:value="99800" calcext:value-type="float">
            <text:p><text:s/>99 800 </text:p>
          </table:table-cell>
          <table:table-cell table:style-name="ce337" table:formula="of:=IF([.$C$4]&lt;1;[.F8];INDEX([.F9:.F28];[.$C$4];1))" office:value-type="float" office:value="99900" calcext:value-type="float">
            <text:p><text:s/>99 900 </text:p>
          </table:table-cell>
          <table:table-cell table:style-name="ce337" table:formula="of:=IF([.$C$4]&lt;1;[.G8];INDEX([.G9:.G28];[.$C$4];1))" office:value-type="float" office:value="100300" calcext:value-type="float">
            <text:p><text:s/>100 300 </text:p>
          </table:table-cell>
          <table:table-cell table:style-name="ce337" table:formula="of:=IF([.$C$4]&lt;1;[.H8];INDEX([.H9:.H28];[.$C$4];1))" office:value-type="float" office:value="100400" calcext:value-type="float">
            <text:p><text:s/>100 400 </text:p>
          </table:table-cell>
          <table:table-cell table:style-name="ce337" table:formula="of:=IF([.$C$4]&lt;1;[.I8];INDEX([.I9:.I28];[.$C$4];1))" office:value-type="float" office:value="100800" calcext:value-type="float">
            <text:p><text:s/>100 800 </text:p>
          </table:table-cell>
          <table:table-cell table:style-name="ce341" table:formula="of:=IF([.$C$4]&lt;1;[.J8];INDEX([.J9:.J28];[.$C$4];1))" office:value-type="float" office:value="100900" calcext:value-type="float">
            <text:p><text:s/>100 900 </text:p>
          </table:table-cell>
          <table:table-cell table:number-columns-repeated="54"/>
        </table:table-row>
        <table:table-row table:style-name="ro2">
          <table:table-cell table:style-name="ce402"/>
          <table:table-cell table:number-columns-repeated="2"/>
          <table:table-cell table:style-name="ce331" table:formula="of:=IF([.$C$4]&lt;1;&quot;Perfect&quot;;IF([.D30]=[.$C$5];&quot;Perfect&quot;;IF(AND([.D30]&lt;[.$C$5];[.E30]&gt;[.$C$5]);&quot;Max No Loss&quot;;IF(AND([.D30]&gt;[.$C$5];[.C30]&lt;[.$C$5]);&quot;Loss Load&quot;;&quot;&quot;))))">
            <text:p/>
          </table:table-cell>
          <table:table-cell table:style-name="ce338" table:formula="of:=IF([.$C$4]&lt;1;&quot;&quot;;IF([.E30]=[.$C$5];&quot;Perfect&quot;;IF(AND([.E30]&lt;[.$C$5];[.F30]&gt;[.$C$5]);&quot;Max No Loss&quot;;IF(AND([.E30]&gt;[.$C$5];[.D30]&lt;[.$C$5]);&quot;Loss Load&quot;;&quot;&quot;))))">
            <text:p/>
          </table:table-cell>
          <table:table-cell table:style-name="ce338" table:formula="of:=IF([.$C$4]&lt;1;&quot;&quot;;IF([.F30]=[.$C$5];&quot;Perfect&quot;;IF(AND([.F30]&lt;[.$C$5];[.G30]&gt;[.$C$5]);&quot;Max No Loss&quot;;IF(AND([.F30]&gt;[.$C$5];[.E30]&lt;[.$C$5]);&quot;Loss Load&quot;;&quot;&quot;))))" office:value-type="string" office:string-value="Max No Loss" calcext:value-type="string">
            <text:p>Max No Loss</text:p>
          </table:table-cell>
          <table:table-cell table:style-name="ce338" table:formula="of:=IF([.$C$4]&lt;1;&quot;&quot;;IF([.G30]=[.$C$5];&quot;Perfect&quot;;IF(AND([.G30]&lt;[.$C$5];[.H30]&gt;[.$C$5]);&quot;Max No Loss&quot;;IF(AND([.G30]&gt;[.$C$5];[.F30]&lt;[.$C$5]);&quot;Loss Load&quot;;&quot;&quot;))))" office:value-type="string" office:string-value="Loss Load" calcext:value-type="string">
            <text:p>Loss Load</text:p>
          </table:table-cell>
          <table:table-cell table:style-name="ce338" table:formula="of:=IF([.$C$4]&lt;1;&quot;&quot;;IF([.H30]=[.$C$5];&quot;Perfect&quot;;IF(AND([.H30]&lt;[.$C$5];[.I30]&gt;[.$C$5]);&quot;Max No Loss&quot;;IF(AND([.H30]&gt;[.$C$5];[.G30]&lt;[.$C$5]);&quot;Loss Load&quot;;&quot;&quot;))))">
            <text:p/>
          </table:table-cell>
          <table:table-cell table:style-name="ce338" table:formula="of:=IF([.$C$4]&lt;1;&quot;&quot;;IF([.I30]=[.$C$5];&quot;Perfect&quot;;IF(AND([.I30]&lt;[.$C$5];[.J30]&gt;[.$C$5]);&quot;Max No Loss&quot;;IF(AND([.I30]&gt;[.$C$5];[.H30]&lt;[.$C$5]);&quot;Loss Load&quot;;&quot;&quot;))))">
            <text:p/>
          </table:table-cell>
          <table:table-cell table:style-name="ce342" table:formula="of:=IF([.$C$4]&lt;1;&quot;&quot;;IF([.J30]=[.$C$5];&quot;Perfect&quot;;IF(AND([.J30]&lt;[.$C$5];[.K30]&gt;[.$C$5]);&quot;Max No Loss&quot;;IF(AND([.J30]&gt;[.$C$5];[.I30]&lt;[.$C$5]);&quot;Loss Load&quot;;&quot;&quot;))))">
            <text:p/>
          </table:table-cell>
          <table:table-cell table:number-columns-repeated="54"/>
        </table:table-row>
        <table:table-row table:style-name="ro2" table:number-rows-repeated="3">
          <table:table-cell table:style-name="ce402"/>
          <table:table-cell table:number-columns-repeated="63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uild Cost" table:style-name="ta14">
        <table:table-column table:style-name="co36" table:number-columns-repeated="2" table:default-cell-style-name="ce347"/>
        <table:table-column table:style-name="co37" table:default-cell-style-name="ce347"/>
        <table:table-column table:style-name="co38" table:default-cell-style-name="ce347"/>
        <table:table-column table:style-name="co36" table:number-columns-repeated="18" table:default-cell-style-name="ce347"/>
        <table:table-column table:style-name="co7" table:number-columns-repeated="235" table:default-cell-style-name="ce347"/>
        <table:table-row table:style-name="ro2">
          <table:table-cell table:style-name="ce343" office:value-type="string" calcext:value-type="string">
            <text:p>PRT</text:p>
          </table:table-cell>
          <table:table-cell table:style-name="ce62" office:value-type="float" office:value="0" calcext:value-type="float">
            <text:p>0</text:p>
          </table:table-cell>
          <table:table-cell office:value-type="string" calcext:value-type="string">
            <text:p>(1=AR, 2=IS, 3=WM, otherwise 0)</text:p>
          </table:table-cell>
          <table:table-cell/>
          <table:table-cell table:style-name="ce366"/>
          <table:table-cell table:style-name="ce357" table:number-columns-repeated="5"/>
          <table:table-cell table:number-columns-repeated="247"/>
        </table:table-row>
        <table:table-row table:style-name="ro2">
          <table:table-cell table:style-name="ce344"/>
          <table:table-cell table:style-name="ce130" office:value-type="float" office:value="0" calcext:value-type="float">
            <text:p>0</text:p>
          </table:table-cell>
          <table:table-cell office:value-type="string" calcext:value-type="string">
            <text:p>(1=ISB, otherwise 0)</text:p>
          </table:table-cell>
          <table:table-cell/>
          <table:table-cell table:style-name="ce348" office:value-type="string" calcext:value-type="string">
            <text:p>Energy</text:p>
          </table:table-cell>
          <table:table-cell table:style-name="ce348" office:value-type="string" calcext:value-type="string">
            <text:p>Weap</text:p>
          </table:table-cell>
          <table:table-cell table:style-name="ce348" office:value-type="string" calcext:value-type="string">
            <text:p>Prop</text:p>
          </table:table-cell>
          <table:table-cell table:style-name="ce348" office:value-type="string" calcext:value-type="string">
            <text:p>Con</text:p>
          </table:table-cell>
          <table:table-cell table:style-name="ce348" office:value-type="string" calcext:value-type="string">
            <text:p>Elect</text:p>
          </table:table-cell>
          <table:table-cell table:style-name="ce348" office:value-type="string" calcext:value-type="string">
            <text:p>Bio</text:p>
          </table:table-cell>
          <table:table-cell table:number-columns-repeated="247"/>
        </table:table-row>
        <table:table-row table:style-name="ro2">
          <table:table-cell table:style-name="ce345" office:value-type="string" calcext:value-type="string">
            <text:p>LRTs</text:p>
          </table:table-cell>
          <table:table-cell table:style-name="ce131" office:value-type="float" office:value="0" calcext:value-type="float">
            <text:p>0</text:p>
          </table:table-cell>
          <table:table-cell office:value-type="string" calcext:value-type="string">
            <text:p>(1=BET, otherwise 0)</text:p>
          </table:table-cell>
          <table:table-cell/>
          <table:table-cell table:style-name="ce367" table:formula="of:=MAX([.Q14:.Q31])" office:value-type="float" office:value="21" calcext:value-type="float">
            <text:p>21</text:p>
          </table:table-cell>
          <table:table-cell table:style-name="ce373" table:formula="of:=MAX([.R14:.R31])" office:value-type="float" office:value="21" calcext:value-type="float">
            <text:p>21</text:p>
          </table:table-cell>
          <table:table-cell table:style-name="ce373" table:formula="of:=MAX([.S14:.S31])" office:value-type="float" office:value="13" calcext:value-type="float">
            <text:p>13</text:p>
          </table:table-cell>
          <table:table-cell table:style-name="ce373" table:formula="of:=MAX([.T14:.T31])" office:value-type="float" office:value="26" calcext:value-type="float">
            <text:p>26</text:p>
          </table:table-cell>
          <table:table-cell table:style-name="ce373" table:formula="of:=MAX([.U14:.U31])" office:value-type="float" office:value="16" calcext:value-type="float">
            <text:p>16</text:p>
          </table:table-cell>
          <table:table-cell table:style-name="ce373" table:formula="of:=MAX([.V14:.V31])" office:value-type="float" office:value="21" calcext:value-type="float">
            <text:p>21</text:p>
          </table:table-cell>
          <table:table-cell office:value-type="string" calcext:value-type="string">
            <text:p>Required Techs</text:p>
          </table:table-cell>
          <table:table-cell table:number-columns-repeated="246"/>
        </table:table-row>
        <table:table-row table:style-name="ro2">
          <table:table-cell table:style-name="ce346"/>
          <table:table-cell table:style-name="ce351" office:value-type="float" office:value="0" calcext:value-type="float">
            <text:p>0</text:p>
          </table:table-cell>
          <table:table-cell office:value-type="string" calcext:value-type="string">
            <text:p>(1=CE, otherwise 0)</text:p>
          </table:table-cell>
          <table:table-cell/>
          <table:table-cell table:number-columns-repeated="6" table:style-name="ce368" office:value-type="float" office:value="26" calcext:value-type="float">
            <text:p>26</text:p>
          </table:table-cell>
          <table:table-cell table:style-name="ce377" office:value-type="string" calcext:value-type="string">
            <text:p>Current Techs</text:p>
          </table:table-cell>
          <table:table-cell table:number-columns-repeated="246"/>
        </table:table-row>
        <table:table-row table:style-name="ro2">
          <table:table-cell table:number-columns-repeated="4"/>
          <table:table-cell table:style-name="ce348" table:formula="of:=IF([.Q32]=MIN([.$Q32:.$V32]);&quot;/\&quot;;&quot;&quot;)">
            <text:p/>
          </table:table-cell>
          <table:table-cell table:style-name="ce348" table:formula="of:=IF([.R32]=MIN([.$Q32:.$V32]);&quot;/\&quot;;&quot;&quot;)">
            <text:p/>
          </table:table-cell>
          <table:table-cell table:style-name="ce348" table:formula="of:=IF([.S32]=MIN([.$Q32:.$V32]);&quot;/\&quot;;&quot;&quot;)">
            <text:p/>
          </table:table-cell>
          <table:table-cell table:style-name="ce348" table:formula="of:=IF([.T32]=MIN([.$Q32:.$V32]);&quot;/\&quot;;&quot;&quot;)" office:value-type="string" office:string-value="/\" calcext:value-type="string">
            <text:p>/\</text:p>
          </table:table-cell>
          <table:table-cell table:style-name="ce348" table:formula="of:=IF([.U32]=MIN([.$Q32:.$V32]);&quot;/\&quot;;&quot;&quot;)">
            <text:p/>
          </table:table-cell>
          <table:table-cell table:style-name="ce348" table:formula="of:=IF([.V32]=MIN([.$Q32:.$V32]);&quot;/\&quot;;&quot;&quot;)">
            <text:p/>
          </table:table-cell>
          <table:table-cell office:value-type="string" calcext:value-type="string">
            <text:p>Need Improving (Least Exceeds Req Tech)</text:p>
          </table:table-cell>
          <table:table-cell table:number-columns-repeated="246"/>
        </table:table-row>
        <table:table-row table:style-name="ro2">
          <table:table-cell table:number-columns-repeated="10"/>
          <table:table-cell table:style-name="ce316" table:number-columns-repeated="2"/>
          <table:table-cell table:number-columns-repeated="245"/>
        </table:table-row>
        <table:table-row table:style-name="ro2">
          <table:table-cell/>
          <table:table-cell table:style-name="ce352" office:value-type="string" calcext:value-type="string">
            <text:p>Hulls</text:p>
          </table:table-cell>
          <table:table-cell office:value-type="string" calcext:value-type="string">
            <text:p>1-5=Starbases, 6-9 Freighters, 10=Scout, 11-16=Warships, 17-19=Utility, 20-21=Colony, 22-25=Bombers</text:p>
          </table:table-cell>
          <table:table-cell table:number-columns-repeated="7"/>
          <table:table-cell table:style-name="ce316" table:number-columns-repeated="2"/>
          <table:table-cell table:number-columns-repeated="245"/>
        </table:table-row>
        <table:table-row table:style-name="ro2">
          <table:table-cell table:number-columns-repeated="2"/>
          <table:table-cell office:value-type="string" calcext:value-type="string">
            <text:p>26-30=Miners, 31-32=Fuel Transports, 33-34=Mine Layer, 35-37=General</text:p>
          </table:table-cell>
          <table:table-cell table:number-columns-repeated="7"/>
          <table:table-cell table:style-name="ce316" table:number-columns-repeated="2"/>
          <table:table-cell table:number-columns-repeated="245"/>
        </table:table-row>
        <table:table-row table:style-name="ro2">
          <table:table-cell office:value-type="string" calcext:value-type="string">
            <text:p>Part Categories:</text:p>
          </table:table-cell>
          <table:table-cell/>
          <table:table-cell office:value-type="string" calcext:value-type="string">
            <text:p>1=Armor, 2=Beam Weapons, 3=Bombs, 4=Electrical, 5=Mechanical, 6=Mine Layers</text:p>
          </table:table-cell>
          <table:table-cell table:number-columns-repeated="254"/>
        </table:table-row>
        <table:table-row table:style-name="ro2">
          <table:table-cell table:number-columns-repeated="2"/>
          <table:table-cell office:value-type="string" calcext:value-type="string">
            <text:p>7=Mining Robots, 8=Orbitals, 9=Scanners, 10=Shields, 11=Torpedo/Missile Weapons</text:p>
          </table:table-cell>
          <table:table-cell table:number-columns-repeated="7"/>
          <table:table-cell table:style-name="ce348" table:number-columns-repeated="2"/>
          <table:table-cell table:number-columns-repeated="245"/>
        </table:table-row>
        <table:table-row table:style-name="ro2">
          <table:table-cell table:number-columns-repeated="11"/>
          <table:table-cell table:style-name="ce316" table:number-columns-repeated="2"/>
          <table:table-cell table:number-columns-repeated="244"/>
        </table:table-row>
        <table:table-row table:style-name="ro2">
          <table:table-cell table:style-name="ce348" office:value-type="string" calcext:value-type="string">
            <text:p>Slot</text:p>
          </table:table-cell>
          <table:table-cell table:style-name="ce348" office:value-type="string" calcext:value-type="string">
            <text:p>Part</text:p>
          </table:table-cell>
          <table:table-cell/>
          <table:table-cell table:number-columns-repeated="2" table:style-name="ce348" office:value-type="string" calcext:value-type="string">
            <text:p>Part</text:p>
          </table:table-cell>
          <table:table-cell table:style-name="ce348" office:value-type="string" calcext:value-type="string">
            <text:p>Usable</text:p>
          </table:table-cell>
          <table:table-cell table:number-columns-repeated="4"/>
          <table:table-cell table:style-name="ce348" office:value-type="string" calcext:value-type="string">
            <text:p>Minit.</text:p>
          </table:table-cell>
          <table:table-cell table:number-columns-repeated="29"/>
          <table:table-cell table:style-name="ce371" office:value-type="string" calcext:value-type="string" table:number-columns-spanned="2" table:number-rows-spanned="1">
            <text:p>AR</text:p>
          </table:table-cell>
          <table:covered-table-cell table:style-name="ce348"/>
          <table:table-cell table:style-name="ce348" office:value-type="string" calcext:value-type="string">
            <text:p>CA</text:p>
          </table:table-cell>
          <table:table-cell table:style-name="ce371" office:value-type="string" calcext:value-type="string" table:number-columns-spanned="2" table:number-rows-spanned="1">
            <text:p>HE</text:p>
          </table:table-cell>
          <table:covered-table-cell table:style-name="ce348"/>
          <table:table-cell table:style-name="ce371" office:value-type="string" calcext:value-type="string" table:number-columns-spanned="2" table:number-rows-spanned="1">
            <text:p>IS</text:p>
          </table:table-cell>
          <table:covered-table-cell table:style-name="ce348"/>
          <table:table-cell table:style-name="ce348" office:value-type="string" calcext:value-type="string">
            <text:p>IT</text:p>
          </table:table-cell>
          <table:table-cell table:style-name="ce348" office:value-type="string" calcext:value-type="string">
            <text:p>PP</text:p>
          </table:table-cell>
          <table:table-cell table:style-name="ce348" office:value-type="string" calcext:value-type="string">
            <text:p>SD</text:p>
          </table:table-cell>
          <table:table-cell table:style-name="ce348" office:value-type="string" calcext:value-type="string">
            <text:p>SS</text:p>
          </table:table-cell>
          <table:table-cell table:style-name="ce371" office:value-type="string" calcext:value-type="string" table:number-columns-spanned="2" table:number-rows-spanned="1">
            <text:p>WM</text:p>
          </table:table-cell>
          <table:covered-table-cell table:style-name="ce348"/>
          <table:table-cell table:style-name="ce348" office:value-type="string" calcext:value-type="string">
            <text:p>ARM</text:p>
          </table:table-cell>
          <table:table-cell table:style-name="ce348" office:value-type="string" calcext:value-type="string">
            <text:p>IFE</text:p>
          </table:table-cell>
          <table:table-cell table:style-name="ce348" office:value-type="string" calcext:value-type="string">
            <text:p>ISB</text:p>
          </table:table-cell>
          <table:table-cell table:style-name="ce348" office:value-type="string" calcext:value-type="string">
            <text:p>NAS</text:p>
          </table:table-cell>
          <table:table-cell table:style-name="ce371" office:value-type="string" calcext:value-type="string" table:number-columns-spanned="2" table:number-rows-spanned="1">
            <text:p>NSRE</text:p>
          </table:table-cell>
          <table:covered-table-cell table:style-name="ce348"/>
          <table:table-cell office:value-type="string" calcext:value-type="string">
            <text:p>OBRM</text:p>
          </table:table-cell>
          <table:table-cell table:number-columns-repeated="197"/>
        </table:table-row>
        <table:table-row table:style-name="ro2">
          <table:table-cell table:style-name="ce348" office:value-type="string" calcext:value-type="string">
            <text:p>Cap</text:p>
          </table:table-cell>
          <table:table-cell table:style-name="ce348" office:value-type="string" calcext:value-type="string">
            <text:p>Count</text:p>
          </table:table-cell>
          <table:table-cell table:style-name="ce348" office:value-type="string" calcext:value-type="string">
            <text:p>Slot Type</text:p>
          </table:table-cell>
          <table:table-cell table:style-name="ce348" office:value-type="string" calcext:value-type="string">
            <text:p>Category</text:p>
          </table:table-cell>
          <table:table-cell table:style-name="ce348" office:value-type="string" calcext:value-type="string">
            <text:p>Number</text:p>
          </table:table-cell>
          <table:table-cell table:style-name="ce348" office:value-type="string" calcext:value-type="string">
            <text:p>Parts</text:p>
          </table:table-cell>
          <table:table-cell table:number-columns-repeated="4"/>
          <table:table-cell table:style-name="ce348" office:value-type="string" calcext:value-type="string">
            <text:p>Levels</text:p>
          </table:table-cell>
          <table:table-cell table:style-name="ce348" office:value-type="string" calcext:value-type="string">
            <text:p>Factor</text:p>
          </table:table-cell>
          <table:table-cell table:style-name="ce348" office:value-type="string" calcext:value-type="string">
            <text:p>Iron</text:p>
          </table:table-cell>
          <table:table-cell table:style-name="ce348" office:value-type="string" calcext:value-type="string">
            <text:p>Bora</text:p>
          </table:table-cell>
          <table:table-cell table:style-name="ce348" office:value-type="string" calcext:value-type="string">
            <text:p>Germ</text:p>
          </table:table-cell>
          <table:table-cell table:style-name="ce348" office:value-type="string" calcext:value-type="string">
            <text:p>Res</text:p>
          </table:table-cell>
          <table:table-cell table:style-name="ce348" office:value-type="string" calcext:value-type="string">
            <text:p>Energy</text:p>
          </table:table-cell>
          <table:table-cell table:style-name="ce348" office:value-type="string" calcext:value-type="string">
            <text:p>Weap</text:p>
          </table:table-cell>
          <table:table-cell table:style-name="ce348" office:value-type="string" calcext:value-type="string">
            <text:p>Prop</text:p>
          </table:table-cell>
          <table:table-cell table:style-name="ce348" office:value-type="string" calcext:value-type="string">
            <text:p>Con</text:p>
          </table:table-cell>
          <table:table-cell table:style-name="ce348" office:value-type="string" calcext:value-type="string">
            <text:p>Elect</text:p>
          </table:table-cell>
          <table:table-cell table:style-name="ce348" office:value-type="string" calcext:value-type="string">
            <text:p>Bio</text:p>
          </table:table-cell>
          <table:table-cell table:style-name="ce348" office:value-type="string" calcext:value-type="string">
            <text:p>Mass</text:p>
          </table:table-cell>
          <table:table-cell table:number-columns-repeated="16"/>
          <table:table-cell table:style-name="ce348" office:value-type="string" calcext:value-type="string">
            <text:p>Extra</text:p>
          </table:table-cell>
          <table:table-cell table:style-name="ce348" office:value-type="string" calcext:value-type="string">
            <text:p>+</text:p>
          </table:table-cell>
          <table:table-cell table:style-name="ce348" office:value-type="string" calcext:value-type="string">
            <text:p>-</text:p>
          </table:table-cell>
          <table:table-cell table:number-columns-repeated="2" table:style-name="ce348" office:value-type="string" calcext:value-type="string">
            <text:p>+</text:p>
          </table:table-cell>
          <table:table-cell table:style-name="ce348" office:value-type="string" calcext:value-type="string">
            <text:p>-</text:p>
          </table:table-cell>
          <table:table-cell table:style-name="ce348" office:value-type="string" calcext:value-type="string">
            <text:p>+</text:p>
          </table:table-cell>
          <table:table-cell table:style-name="ce348" office:value-type="string" calcext:value-type="string">
            <text:p>-</text:p>
          </table:table-cell>
          <table:table-cell table:number-columns-repeated="5" table:style-name="ce348" office:value-type="string" calcext:value-type="string">
            <text:p>+</text:p>
          </table:table-cell>
          <table:table-cell table:style-name="ce348" office:value-type="string" calcext:value-type="string">
            <text:p>-</text:p>
          </table:table-cell>
          <table:table-cell table:number-columns-repeated="3" table:style-name="ce348" office:value-type="string" calcext:value-type="string">
            <text:p>+</text:p>
          </table:table-cell>
          <table:table-cell table:style-name="ce348" office:value-type="string" calcext:value-type="string">
            <text:p>-</text:p>
          </table:table-cell>
          <table:table-cell table:style-name="ce348" office:value-type="string" calcext:value-type="string">
            <text:p>+</text:p>
          </table:table-cell>
          <table:table-cell table:number-columns-repeated="2" table:style-name="ce348" office:value-type="string" calcext:value-type="string">
            <text:p>-</text:p>
          </table:table-cell>
          <table:table-cell table:number-columns-repeated="197"/>
        </table:table-row>
        <table:table-row table:style-name="ro2">
          <table:table-cell table:style-name="ce344"/>
          <table:table-cell table:style-name="ce353"/>
          <table:table-cell table:style-name="ce344" office:value-type="string" calcext:value-type="string">
            <text:p>Hull</text:p>
          </table:table-cell>
          <table:table-cell table:style-name="ce361" office:value-type="string" calcext:value-type="string">
            <text:p>HULL</text:p>
          </table:table-cell>
          <table:table-cell table:style-name="ce369" office:value-type="float" office:value="35" calcext:value-type="float">
            <text:p>35</text:p>
          </table:table-cell>
          <table:table-cell table:style-name="ce374"/>
          <table:table-cell table:style-name="ce358" table:formula="of:=IF([.E14]&lt;1;&quot;&quot;;INDEX([.D38:.D74];[.E14];1))" office:value-type="string" office:string-value="Nubian" calcext:value-type="string">
            <text:p>Nubian</text:p>
          </table:table-cell>
          <table:table-cell table:style-name="ce363" table:number-columns-repeated="3"/>
          <table:table-cell table:style-name="ce378" table:formula="of:=IF([.E14]&lt;1;0;MAX(IF(SUM([.Q14:.V14])=0;MIN([.E$4:.J$4]);MIN(IF([.Q14]=0;99;[.E$4]-[.Q14]);IF([.R14]=0;99;[.F$4]-[.R14]);IF([.S14]=0;99;[.G$4]-[.S14]);IF([.T14]=0;99;[.H$4]-[.T14]);IF([.U14]=0;99;[.I$4]-[.U14]);IF([.V14]=0;99;[.J$4]-[.V14])));0))" office:value-type="float" office:value="0" calcext:value-type="float">
            <text:p>0</text:p>
          </table:table-cell>
          <table:table-cell table:style-name="ce382" table:formula="of:=IF(AND([.B$3]=1;[.K14]=0;SUM([.Q14:.V14])&gt;0);2;MAX(1-([.K14]*IF([.B$3]=1;0.05;0.04));IF([.B$3]=1;0.2;0.28)))" office:value-type="percentage" office:value="1" calcext:value-type="percentage">
            <text:p>100 %</text:p>
          </table:table-cell>
          <table:table-cell table:style-name="ce378" table:formula="of:=IF(INDEX([.K38:.K74];[.$E14];1)=0;0;MAX(ROUND([.$L14]*INDEX([.K38:.K74];[.$E14];1);0);1))" office:value-type="float" office:value="75" calcext:value-type="float">
            <text:p>75</text:p>
          </table:table-cell>
          <table:table-cell table:style-name="ce370" table:formula="of:=IF(INDEX([.L38:.L74];[.$E14];1)=0;0;MAX(ROUND([.$L14]*INDEX([.L38:.L74];[.$E14];1);0);1))" office:value-type="float" office:value="12" calcext:value-type="float">
            <text:p>12</text:p>
          </table:table-cell>
          <table:table-cell table:style-name="ce388" table:formula="of:=IF(INDEX([.M38:.M74];[.$E14];1)=0;0;MAX(ROUND([.$L14]*INDEX([.M38:.M74];[.$E14];1);0);1))" office:value-type="float" office:value="12" calcext:value-type="float">
            <text:p>12</text:p>
          </table:table-cell>
          <table:table-cell table:style-name="ce361" table:formula="of:=IF(INDEX([.N38:.N74];[.$E14];1)=0;0;MAX(ROUND([.$L14]*INDEX([.N38:.N74];[.$E14];1);0);1))" office:value-type="float" office:value="150" calcext:value-type="float">
            <text:p>150</text:p>
          </table:table-cell>
          <table:table-cell table:style-name="ce378" table:formula="of:=IF([.$E14]&lt;1;&quot;&quot;;INDEX([.E38:.E74];[.$E14];1))" office:value-type="float" office:value="0" calcext:value-type="float">
            <text:p>0</text:p>
          </table:table-cell>
          <table:table-cell table:style-name="ce370" table:formula="of:=IF([.$E14]&lt;1;&quot;&quot;;INDEX([.F38:.F74];[.$E14];1))" office:value-type="float" office:value="0" calcext:value-type="float">
            <text:p>0</text:p>
          </table:table-cell>
          <table:table-cell table:style-name="ce370" table:formula="of:=IF([.$E14]&lt;1;&quot;&quot;;INDEX([.G38:.G74];[.$E14];1))" office:value-type="float" office:value="0" calcext:value-type="float">
            <text:p>0</text:p>
          </table:table-cell>
          <table:table-cell table:style-name="ce370" table:formula="of:=IF([.$E14]&lt;1;&quot;&quot;;INDEX([.H38:.H74];[.$E14];1))" office:value-type="float" office:value="26" calcext:value-type="float">
            <text:p>26</text:p>
          </table:table-cell>
          <table:table-cell table:style-name="ce370" table:formula="of:=IF([.$E14]&lt;1;&quot;&quot;;INDEX([.I38:.I74];[.$E14];1))" office:value-type="float" office:value="0" calcext:value-type="float">
            <text:p>0</text:p>
          </table:table-cell>
          <table:table-cell table:style-name="ce388" table:formula="of:=IF([.$E14]&lt;1;&quot;&quot;;INDEX([.J38:.J74];[.$E14];1))" office:value-type="float" office:value="0" calcext:value-type="float">
            <text:p>0</text:p>
          </table:table-cell>
          <table:table-cell table:style-name="ce361" table:formula="of:=IF(OR([.E14]&lt;6;[.E14]&gt;37);0;INDEX([.O38:.O74];[.$E14];1))" office:value-type="float" office:value="100" calcext:value-type="float">
            <text:p>100</text:p>
          </table:table-cell>
          <table:table-cell table:number-columns-repeated="2"/>
          <table:table-cell table:formula="of:=&quot;&quot;">
            <text:p/>
          </table:table-cell>
          <table:table-cell/>
          <table:table-cell office:value-type="string" calcext:value-type="string">
            <text:p>Armor</text:p>
          </table:table-cell>
          <table:table-cell office:value-type="string" calcext:value-type="string">
            <text:p>Beams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Mine Lay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Orbital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Shields</text:p>
          </table:table-cell>
          <table:table-cell office:value-type="string" calcext:value-type="string">
            <text:p>Torps</text:p>
          </table:table-cell>
          <table:table-cell/>
          <table:table-cell table:style-name="ce348" office:value-type="string" calcext:value-type="string">
            <text:p>Thrust</text:p>
          </table:table-cell>
          <table:table-cell table:formula="of:=IF([.E14]=5;1;0)" office:value-type="float" office:value="0" calcext:value-type="float">
            <text:p>0</text:p>
          </table:table-cell>
          <table:table-cell table:number-columns-repeated="2"/>
          <table:table-cell table:formula="of:=IF(OR([.E14]=20;[.E14]=36);1;0)" office:value-type="float" office:value="0" calcext:value-type="float">
            <text:p>0</text:p>
          </table:table-cell>
          <table:table-cell/>
          <table:table-cell table:formula="of:=IF(OR([.E14]=9;[.E14]=31);1;0)" office:value-type="float" office:value="0" calcext:value-type="float">
            <text:p>0</text:p>
          </table:table-cell>
          <table:table-cell table:number-columns-repeated="3"/>
          <table:table-cell table:formula="of:=IF(OR([.E14]=33;[.E14]=34);1;0)" office:value-type="float" office:value="0" calcext:value-type="float">
            <text:p>0</text:p>
          </table:table-cell>
          <table:table-cell table:formula="of:=IF(OR([.E14]=18;[.E14]=24);1;0)" office:value-type="float" office:value="0" calcext:value-type="float">
            <text:p>0</text:p>
          </table:table-cell>
          <table:table-cell table:formula="of:=IF(OR([.E14]=14;[.E14]=16);1;0)" office:value-type="float" office:value="0" calcext:value-type="float">
            <text:p>0</text:p>
          </table:table-cell>
          <table:table-cell/>
          <table:table-cell table:formula="of:=IF(OR([.E14]=26;[.E14]=28;[.E14]=30);1;0)" office:value-type="float" office:value="0" calcext:value-type="float">
            <text:p>0</text:p>
          </table:table-cell>
          <table:table-cell/>
          <table:table-cell table:formula="of:=IF(OR([.E14]=2;[.E14]=4);1;0)" office:value-type="float" office:value="0" calcext:value-type="float">
            <text:p>0</text:p>
          </table:table-cell>
          <table:table-cell table:number-columns-repeated="3"/>
          <table:table-cell table:formula="of:=IF([.E14]=29;1;0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AV38:.AV74];[.E14];1)" office:value-type="float" office:value="3" calcext:value-type="float">
            <text:p>3</text:p>
          </table:table-cell>
          <table:table-cell table:style-name="ce354" table:formula="of:=INDEX([.AV38:.AV74];[.E14];1)" office:value-type="float" office:value="3" calcext:value-type="float">
            <text:p>3</text:p>
          </table:table-cell>
          <table:table-cell table:style-name="ce345" office:value-type="string" calcext:value-type="string">
            <text:p>Engine</text:p>
          </table:table-cell>
          <table:table-cell table:style-name="ce354" office:value-type="string" calcext:value-type="string">
            <text:p>ENGINE</text:p>
          </table:table-cell>
          <table:table-cell table:style-name="ce355" office:value-type="float" office:value="16" calcext:value-type="float">
            <text:p>16</text:p>
          </table:table-cell>
          <table:table-cell table:style-name="ce375" table:formula="of:=IF(OR([.E15]&lt;1;[.E15]&gt;16);0;MIN([.A15];[.B15]))" office:value-type="float" office:value="3" calcext:value-type="float">
            <text:p>3</text:p>
          </table:table-cell>
          <table:table-cell table:style-name="ce359" table:formula="of:=IF([.F15]=0;&quot;&quot;;INDEX([.D76:.D91];[.E15];1))" office:value-type="string" office:string-value="Enigma Pulsar&lt;MT&gt;" calcext:value-type="string">
            <text:p>Enigma Pulsar&lt;MT&gt;</text:p>
          </table:table-cell>
          <table:table-cell table:style-name="ce364" table:number-columns-repeated="3"/>
          <table:table-cell table:style-name="ce379" table:formula="of:=IF([.F15]=0;0;MAX(IF(SUM([.Q15:.V15])=0;MIN([.E$4:.J$4]);MIN(IF([.Q15]=0;99;[.E$4]-[.Q15]);IF([.R15]=0;99;[.F$4]-[.R15]);IF([.S15]=0;99;[.G$4]-[.S15]);IF([.T15]=0;99;[.H$4]-[.T15]);IF([.U15]=0;99;[.I$4]-[.U15]);IF([.V15]=0;99;[.J$4]-[.V15])));0))" office:value-type="float" office:value="13" calcext:value-type="float">
            <text:p>13</text:p>
          </table:table-cell>
          <table:table-cell table:style-name="ce383" table:formula="of:=IF(AND([.B$3]=1;[.K15]=0;SUM([.Q15:.V15])&gt;0);2;MAX(1-([.K15]*IF([.B$3]=1;0.05;0.04));IF([.B$3]=1;0.2;0.28)))*IF([.$B4]=1;0.5;1)" office:value-type="percentage" office:value="0.48" calcext:value-type="percentage">
            <text:p>48 %</text:p>
          </table:table-cell>
          <table:table-cell table:style-name="ce379" table:formula="of:=IF([.$F15]=0;0;IF(INDEX([.K76:.K91];[.$E15];1)=0;0;[.$B15]*MAX(ROUND([.$L15]*INDEX([.K76:.K91];[.$E15];1);0);1)))" office:value-type="float" office:value="18" calcext:value-type="float">
            <text:p>18</text:p>
          </table:table-cell>
          <table:table-cell table:style-name="ce371" table:formula="of:=IF([.$F15]=0;0;IF(INDEX([.L76:.L91];[.$E15];1)=0;0;[.$B15]*MAX(ROUND([.$L15]*INDEX([.L76:.L91];[.$E15];1);0);1)))" office:value-type="float" office:value="21" calcext:value-type="float">
            <text:p>21</text:p>
          </table:table-cell>
          <table:table-cell table:style-name="ce389" table:formula="of:=IF([.$F15]=0;0;IF(INDEX([.M76:.M91];[.$E15];1)=0;0;[.$B15]*MAX(ROUND([.$L15]*INDEX([.M76:.M91];[.$E15];1);0);1)))" office:value-type="float" office:value="15" calcext:value-type="float">
            <text:p>15</text:p>
          </table:table-cell>
          <table:table-cell table:style-name="ce354" table:formula="of:=IF([.$F15]=0;0;IF(INDEX([.N76:.N91];[.$E15];1)=0;0;[.$B15]*MAX(ROUND([.$L15]*INDEX([.N76:.N91];[.$E15];1);0);1)))" office:value-type="float" office:value="57" calcext:value-type="float">
            <text:p>57</text:p>
          </table:table-cell>
          <table:table-cell table:style-name="ce379" table:formula="of:=IF([.$F15]=0;&quot;&quot;;INDEX([.E76:.E91];[.$E15];1))" office:value-type="float" office:value="7" calcext:value-type="float">
            <text:p>7</text:p>
          </table:table-cell>
          <table:table-cell table:style-name="ce371" table:formula="of:=IF([.$F15]=0;&quot;&quot;;INDEX([.F76:.F91];[.$E15];1))" office:value-type="float" office:value="0" calcext:value-type="float">
            <text:p>0</text:p>
          </table:table-cell>
          <table:table-cell table:style-name="ce371" table:formula="of:=IF([.$F15]=0;&quot;&quot;;INDEX([.G76:.G91];[.$E15];1))" office:value-type="float" office:value="13" calcext:value-type="float">
            <text:p>13</text:p>
          </table:table-cell>
          <table:table-cell table:style-name="ce371" table:formula="of:=IF([.$F15]=0;&quot;&quot;;INDEX([.H76:.H91];[.$E15];1))" office:value-type="float" office:value="5" calcext:value-type="float">
            <text:p>5</text:p>
          </table:table-cell>
          <table:table-cell table:style-name="ce371" table:formula="of:=IF([.$F15]=0;&quot;&quot;;INDEX([.I76:.I91];[.$E15];1))" office:value-type="float" office:value="9" calcext:value-type="float">
            <text:p>9</text:p>
          </table:table-cell>
          <table:table-cell table:style-name="ce389" table:formula="of:=IF([.$F15]=0;&quot;&quot;;INDEX([.J76:.J91];[.$E15];1))" office:value-type="float" office:value="0" calcext:value-type="float">
            <text:p>0</text:p>
          </table:table-cell>
          <table:table-cell table:style-name="ce354" table:formula="of:=IF([.F15]=0;0;[.F15]*INDEX([.O76:.O91];[.$E15];1)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364" table:formula="of:=[.F15]*IF([.F15]=0;0;INDEX([.P76:.P91];[.E15];1))" office:value-type="float" office:value="0.75" calcext:value-type="float">
            <text:p>0,75</text:p>
          </table:table-cell>
          <table:table-cell table:style-name="ce364"/>
          <table:table-cell table:number-columns-repeated="2"/>
          <table:table-cell table:formula="of:=IF([.E15]=1;1;0)" office:value-type="float" office:value="0" calcext:value-type="float">
            <text:p>0</text:p>
          </table:table-cell>
          <table:table-cell table:number-columns-repeated="10"/>
          <table:table-cell table:formula="of:=IF(OR([.E15]=3;[.E15]=15);1;0)" office:value-type="float" office:value="0" calcext:value-type="float">
            <text:p>0</text:p>
          </table:table-cell>
          <table:table-cell table:number-columns-repeated="2"/>
          <table:table-cell table:formula="of:=IF([.E15]=8;1;0)" office:value-type="float" office:value="0" calcext:value-type="float">
            <text:p>0</text:p>
          </table:table-cell>
          <table:table-cell table:formula="of:=IF(AND([.E15]&gt;=10;[.E15]&lt;=15);1;0)" office:value-type="float" office:value="0" calcext:value-type="float">
            <text:p>0</text:p>
          </table:table-cell>
          <table:table-cell table:number-columns-repeated="198"/>
        </table:table-row>
        <table:table-row table:style-name="ro2">
          <table:table-cell table:style-name="ce345" table:formula="of:=INDEX([.Q$38:.Q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16]+1;1)" office:value-type="string" office:string-value="General Purpose" calcext:value-type="string">
            <text:p>General Purpose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float" office:value="12" calcext:value-type="float">
            <text:p>12</text:p>
          </table:table-cell>
          <table:table-cell table:style-name="ce375" table:formula="of:=IF(OR([.D16]&lt;1;[.D16]&gt;11;[.E16]&lt;1);0;IF([.E16]&gt;INDEX([.B$39:.B$49];[.D16];1);0;IF(INDEX([.AB$15:.AL$32];[.Y16];[.D16])=0;0;MIN([.A16];[.B16]))))" office:value-type="float" office:value="3" calcext:value-type="float">
            <text:p>3</text:p>
          </table:table-cell>
          <table:table-cell table:style-name="ce359" table:formula="of:=IF([.F16]=0;&quot;&quot;;INDEX([.D$93:.D$253];[.$E16]+INDEX([.$A$39:.$A$49];[.$D16];1)-1;1))" office:value-type="string" office:string-value="Mega Poly Shell&lt;MT&gt;" calcext:value-type="string">
            <text:p>Mega Poly Shell&lt;MT&gt;</text:p>
          </table:table-cell>
          <table:table-cell table:style-name="ce364" table:number-columns-repeated="3"/>
          <table:table-cell table:style-name="ce379" table:formula="of:=IF([.F16]=0;0;MAX(IF(SUM([.Q16:.V16])=0;MIN([.E$4:.J$4]);MIN(IF([.Q16]=0;99;[.E$4]-[.Q16]);IF([.R16]=0;99;[.F$4]-[.R16]);IF([.S16]=0;99;[.G$4]-[.S16]);IF([.T16]=0;99;[.H$4]-[.T16]);IF([.U16]=0;99;[.I$4]-[.U16]);IF([.V16]=0;99;[.J$4]-[.V16])));0))" office:value-type="float" office:value="12" calcext:value-type="float">
            <text:p>12</text:p>
          </table:table-cell>
          <table:table-cell table:style-name="ce383" table:formula="of:=IF(AND([.B$3]=1;[.K16]=0;SUM([.Q16:.V16])&gt;0);2;MAX(1-([.K16]*IF([.B$3]=1;0.05;0.04));IF([.B$3]=1;0.2;0.28)))*IF(OR([.$D16]=2;[.$D16]=11);IF([.$B$1]=2;1.25;IF([.$B$1]=3;0.75;1));1)" office:value-type="percentage" office:value="0.52" calcext:value-type="percentage">
            <text:p>52 %</text:p>
          </table:table-cell>
          <table:table-cell table:style-name="ce379" table:formula="of:=IF([.$F16]=0;0;[.$F16]*IF(OR([.$A16]=0;[.$D16]&lt;1;[.$D16]&gt;11;[.$E16]&lt;1;[.$E16]&gt;INDEX([.$B$39:.$B$49];[.$D16];1));0;IF(INDEX([.K$93:.K$253];[.$E16]+INDEX([.$A$39:.$A$49];[.$D16];1)-1;1)=0;0;MAX(ROUND([.$L16]*INDEX([.K$93:.K$253];[.$E16]+INDEX([.$A$39:.$A$49];[.$D16];1)-1;1);0);1))))" office:value-type="float" office:value="27" calcext:value-type="float">
            <text:p>27</text:p>
          </table:table-cell>
          <table:table-cell table:style-name="ce371" table:formula="of:=IF([.$F16]=0;0;[.$F16]*IF(OR([.$A16]=0;[.$D16]&lt;1;[.$D16]&gt;11;[.$E16]&lt;1;[.$E16]&gt;INDEX([.$B$39:.$B$49];[.$D16];1));0;IF(INDEX([.L$93:.L$253];[.$E16]+INDEX([.$A$39:.$A$49];[.$D16];1)-1;1)=0;0;MAX(ROUND([.$L16]*INDEX([.L$93:.L$253];[.$E16]+INDEX([.$A$39:.$A$49];[.$D16];1)-1;1);0);1))))" office:value-type="float" office:value="9" calcext:value-type="float">
            <text:p>9</text:p>
          </table:table-cell>
          <table:table-cell table:style-name="ce389" table:formula="of:=IF([.$F16]=0;0;[.$F16]*IF(OR([.$A16]=0;[.$D16]&lt;1;[.$D16]&gt;11;[.$E16]&lt;1;[.$E16]&gt;INDEX([.$B$39:.$B$49];[.$D16];1));0;IF(INDEX([.M$93:.M$253];[.$E16]+INDEX([.$A$39:.$A$49];[.$D16];1)-1;1)=0;0;MAX(ROUND([.$L16]*INDEX([.M$93:.M$253];[.$E16]+INDEX([.$A$39:.$A$49];[.$D16];1)-1;1);0);1))))" office:value-type="float" office:value="9" calcext:value-type="float">
            <text:p>9</text:p>
          </table:table-cell>
          <table:table-cell table:style-name="ce354" table:formula="of:=IF([.$F16]=0;0;[.$F16]*IF(OR([.$A16]=0;[.$D16]&lt;1;[.$D16]&gt;11;[.$E16]&lt;1;[.$E16]&gt;INDEX([.$B$39:.$B$49];[.$D16];1));0;IF(INDEX([.N$93:.N$253];[.$E16]+INDEX([.$A$39:.$A$49];[.$D16];1)-1;1)=0;0;MAX(ROUND([.$L16]*INDEX([.N$93:.N$253];[.$E16]+INDEX([.$A$39:.$A$49];[.$D16];1)-1;1);0);1))))" office:value-type="float" office:value="102" calcext:value-type="float">
            <text:p>102</text:p>
          </table:table-cell>
          <table:table-cell table:style-name="ce371" table:formula="of:=IF([.$F16]=0;&quot;&quot;;INDEX([.E$93:.E$253];[.$E16]+INDEX([.$A$39:.$A$49];[.$D16];1)-1;1))" office:value-type="float" office:value="14" calcext:value-type="float">
            <text:p>14</text:p>
          </table:table-cell>
          <table:table-cell table:style-name="ce371" table:formula="of:=IF([.$F16]=0;&quot;&quot;;INDEX([.F$93:.F$253];[.$E16]+INDEX([.$A$39:.$A$49];[.$D16];1)-1;1))" office:value-type="float" office:value="0" calcext:value-type="float">
            <text:p>0</text:p>
          </table:table-cell>
          <table:table-cell table:style-name="ce371" table:formula="of:=IF([.$F16]=0;&quot;&quot;;INDEX([.G$93:.G$253];[.$E16]+INDEX([.$A$39:.$A$49];[.$D16];1)-1;1))" office:value-type="float" office:value="0" calcext:value-type="float">
            <text:p>0</text:p>
          </table:table-cell>
          <table:table-cell table:style-name="ce371" table:formula="of:=IF([.$F16]=0;&quot;&quot;;INDEX([.H$93:.H$253];[.$E16]+INDEX([.$A$39:.$A$49];[.$D16];1)-1;1))" office:value-type="float" office:value="14" calcext:value-type="float">
            <text:p>14</text:p>
          </table:table-cell>
          <table:table-cell table:style-name="ce371" table:formula="of:=IF([.$F16]=0;&quot;&quot;;INDEX([.I$93:.I$253];[.$E16]+INDEX([.$A$39:.$A$49];[.$D16];1)-1;1))" office:value-type="float" office:value="14" calcext:value-type="float">
            <text:p>14</text:p>
          </table:table-cell>
          <table:table-cell table:style-name="ce389" table:formula="of:=IF([.$F16]=0;&quot;&quot;;INDEX([.J$93:.J$253];[.$E16]+INDEX([.$A$39:.$A$49];[.$D16];1)-1;1))" office:value-type="float" office:value="6" calcext:value-type="float">
            <text:p>6</text:p>
          </table:table-cell>
          <table:table-cell table:style-name="ce354" table:formula="of:=IF([.F16]=0;0;[.F16]*INDEX([.O$93:.O$253];[.$E16]+INDEX([.$A$39:.$A$49];[.$D16];1)-1;1))" office:value-type="float" office:value="60" calcext:value-type="float">
            <text:p>60</text:p>
          </table:table-cell>
          <table:table-cell/>
          <table:table-cell table:formula="of:=INDEX([.P$38:.P$74];[.E$14];1)" office:value-type="float" office:value="5" calcext:value-type="float">
            <text:p>5</text:p>
          </table:table-cell>
          <table:table-cell table:style-name="ce394" office:value-type="string" calcext:value-type="string">
            <text:p>Armor/Scan/Elect/Me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64" table:formula="of:=[.F16]*IF([.F16]=0;0;INDEX([.P$93:.P$253];[.$E16]+INDEX([.$A$39:.$A$49];[.$D16];1)-1;1))" office:value-type="float" office:value="0" calcext:value-type="float">
            <text:p>0</text:p>
          </table:table-cell>
          <table:table-cell table:formula="of:=IF([.$F16]=0;&quot;&quot;;INDEX([.Q$93:.Q$253];[.$E16]+INDEX([.$A$39:.$A$49];[.$D16];1)-1;1))" office:value-type="float" office:value="0" calcext:value-type="float">
            <text:p>0</text:p>
          </table:table-cell>
          <table:table-cell table:formula="of:=IF([.$F16]=0;&quot;&quot;;INDEX([.R$93:.R$253];[.$E16]+INDEX([.$A$39:.$A$49];[.$D16];1)-1;1))" office:value-type="float" office:value="0" calcext:value-type="float">
            <text:p>0</text:p>
          </table:table-cell>
          <table:table-cell table:formula="of:=IF([.$F16]=0;&quot;&quot;;INDEX([.S$93:.S$253];[.$E16]+INDEX([.$A$39:.$A$49];[.$D16];1)-1;1))" office:value-type="float" office:value="0" calcext:value-type="float">
            <text:p>0</text:p>
          </table:table-cell>
          <table:table-cell table:formula="of:=IF([.$F16]=0;&quot;&quot;;INDEX([.T$93:.T$253];[.$E16]+INDEX([.$A$39:.$A$49];[.$D16];1)-1;1))" office:value-type="float" office:value="0" calcext:value-type="float">
            <text:p>0</text:p>
          </table:table-cell>
          <table:table-cell table:formula="of:=IF([.$F16]=0;&quot;&quot;;INDEX([.U$93:.U$253];[.$E16]+INDEX([.$A$39:.$A$49];[.$D16];1)-1;1))" office:value-type="float" office:value="0" calcext:value-type="float">
            <text:p>0</text:p>
          </table:table-cell>
          <table:table-cell table:formula="of:=IF([.$F16]=0;&quot;&quot;;INDEX([.V$93:.V$253];[.$E16]+INDEX([.$A$39:.$A$49];[.$D16];1)-1;1))" office:value-type="float" office:value="0" calcext:value-type="float">
            <text:p>0</text:p>
          </table:table-cell>
          <table:table-cell table:formula="of:=IF([.$F16]=0;&quot;&quot;;INDEX([.W$93:.W$253];[.$E16]+INDEX([.$A$39:.$A$49];[.$D16];1)-1;1))" office:value-type="float" office:value="0" calcext:value-type="float">
            <text:p>0</text:p>
          </table:table-cell>
          <table:table-cell table:formula="of:=IF([.$F16]=0;&quot;&quot;;INDEX([.X$93:.X$253];[.$E16]+INDEX([.$A$39:.$A$49];[.$D16];1)-1;1))" office:value-type="float" office:value="0" calcext:value-type="float">
            <text:p>0</text:p>
          </table:table-cell>
          <table:table-cell table:formula="of:=IF([.$F16]=0;&quot;&quot;;INDEX([.Y$93:.Y$253];[.$E16]+INDEX([.$A$39:.$A$49];[.$D16];1)-1;1))" office:value-type="float" office:value="0" calcext:value-type="float">
            <text:p>0</text:p>
          </table:table-cell>
          <table:table-cell table:formula="of:=IF([.$F16]=0;&quot;&quot;;INDEX([.Z$93:.Z$253];[.$E16]+INDEX([.$A$39:.$A$49];[.$D16];1)-1;1))" office:value-type="float" office:value="0" calcext:value-type="float">
            <text:p>0</text:p>
          </table:table-cell>
          <table:table-cell table:formula="of:=IF([.$F16]=0;&quot;&quot;;INDEX([.AA$93:.AA$253];[.$E16]+INDEX([.$A$39:.$A$49];[.$D16];1)-1;1))" office:value-type="float" office:value="0" calcext:value-type="float">
            <text:p>0</text:p>
          </table:table-cell>
          <table:table-cell table:formula="of:=IF([.$F16]=0;&quot;&quot;;INDEX([.AB$93:.AB$253];[.$E16]+INDEX([.$A$39:.$A$49];[.$D16];1)-1;1))" office:value-type="float" office:value="0" calcext:value-type="float">
            <text:p>0</text:p>
          </table:table-cell>
          <table:table-cell table:formula="of:=IF([.$F16]=0;&quot;&quot;;INDEX([.AC$93:.AC$253];[.$E16]+INDEX([.$A$39:.$A$49];[.$D16];1)-1;1))" office:value-type="float" office:value="0" calcext:value-type="float">
            <text:p>0</text:p>
          </table:table-cell>
          <table:table-cell table:formula="of:=IF([.$F16]=0;&quot;&quot;;INDEX([.AD$93:.AD$253];[.$E16]+INDEX([.$A$39:.$A$49];[.$D16];1)-1;1))" office:value-type="float" office:value="0" calcext:value-type="float">
            <text:p>0</text:p>
          </table:table-cell>
          <table:table-cell table:formula="of:=IF([.$F16]=0;&quot;&quot;;INDEX([.AE$93:.AE$253];[.$E16]+INDEX([.$A$39:.$A$49];[.$D16];1)-1;1))" office:value-type="float" office:value="0" calcext:value-type="float">
            <text:p>0</text:p>
          </table:table-cell>
          <table:table-cell table:formula="of:=IF([.$F16]=0;&quot;&quot;;INDEX([.AF$93:.AF$253];[.$E16]+INDEX([.$A$39:.$A$49];[.$D16];1)-1;1))" office:value-type="float" office:value="0" calcext:value-type="float">
            <text:p>0</text:p>
          </table:table-cell>
          <table:table-cell table:formula="of:=IF([.$F16]=0;&quot;&quot;;INDEX([.AG$93:.AG$253];[.$E16]+INDEX([.$A$39:.$A$49];[.$D16];1)-1;1))" office:value-type="float" office:value="0" calcext:value-type="float">
            <text:p>0</text:p>
          </table:table-cell>
          <table:table-cell table:formula="of:=IF([.$F16]=0;&quot;&quot;;INDEX([.AH$93:.AH$253];[.$E16]+INDEX([.$A$39:.$A$49];[.$D16];1)-1;1))" office:value-type="float" office:value="0" calcext:value-type="float">
            <text:p>0</text:p>
          </table:table-cell>
          <table:table-cell table:formula="of:=IF([.$F16]=0;&quot;&quot;;INDEX([.AI$93:.AI$253];[.$E16]+INDEX([.$A$39:.$A$49];[.$D16];1)-1;1))" office:value-type="float" office:value="0" calcext:value-type="float">
            <text:p>0</text:p>
          </table:table-cell>
          <table:table-cell table:formula="of:=IF([.$F16]=0;&quot;&quot;;INDEX([.AJ$93:.AJ$253];[.$E16]+INDEX([.$A$39:.$A$49];[.$D16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S$38:.S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17]+1;1)" office:value-type="string" office:string-value="General Purpose" calcext:value-type="string">
            <text:p>General Purpose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float" office:value="12" calcext:value-type="float">
            <text:p>12</text:p>
          </table:table-cell>
          <table:table-cell table:style-name="ce375" table:formula="of:=IF(OR([.D17]&lt;1;[.D17]&gt;11;[.E17]&lt;1);0;IF([.E17]&gt;INDEX([.B$39:.B$49];[.D17];1);0;IF(INDEX([.AB$15:.AL$32];[.Y17];[.D17])=0;0;MIN([.A17];[.B17]))))" office:value-type="float" office:value="3" calcext:value-type="float">
            <text:p>3</text:p>
          </table:table-cell>
          <table:table-cell table:style-name="ce359" table:formula="of:=IF([.F17]=0;&quot;&quot;;INDEX([.D$93:.D$253];[.$E17]+INDEX([.$A$39:.$A$49];[.$D17];1)-1;1))" office:value-type="string" office:string-value="Mega Poly Shell&lt;MT&gt;" calcext:value-type="string">
            <text:p>Mega Poly Shell&lt;MT&gt;</text:p>
          </table:table-cell>
          <table:table-cell table:style-name="ce364" table:number-columns-repeated="3"/>
          <table:table-cell table:style-name="ce379" table:formula="of:=IF([.F17]=0;0;MAX(IF(SUM([.Q17:.V17])=0;MIN([.E$4:.J$4]);MIN(IF([.Q17]=0;99;[.E$4]-[.Q17]);IF([.R17]=0;99;[.F$4]-[.R17]);IF([.S17]=0;99;[.G$4]-[.S17]);IF([.T17]=0;99;[.H$4]-[.T17]);IF([.U17]=0;99;[.I$4]-[.U17]);IF([.V17]=0;99;[.J$4]-[.V17])));0))" office:value-type="float" office:value="12" calcext:value-type="float">
            <text:p>12</text:p>
          </table:table-cell>
          <table:table-cell table:style-name="ce383" table:formula="of:=IF(AND([.B$3]=1;[.K17]=0;SUM([.Q17:.V17])&gt;0);2;MAX(1-([.K17]*IF([.B$3]=1;0.05;0.04));IF([.B$3]=1;0.2;0.28)))*IF(OR([.$D17]=2;[.$D17]=11);IF([.$B$1]=2;1.25;IF([.$B$1]=3;0.75;1));1)" office:value-type="percentage" office:value="0.52" calcext:value-type="percentage">
            <text:p>52 %</text:p>
          </table:table-cell>
          <table:table-cell table:style-name="ce379" table:formula="of:=IF([.$F17]=0;0;[.$F17]*IF(OR([.$A17]=0;[.$D17]&lt;1;[.$D17]&gt;11;[.$E17]&lt;1;[.$E17]&gt;INDEX([.$B$39:.$B$49];[.$D17];1));0;IF(INDEX([.K$93:.K$253];[.$E17]+INDEX([.$A$39:.$A$49];[.$D17];1)-1;1)=0;0;MAX(ROUND([.$L17]*INDEX([.K$93:.K$253];[.$E17]+INDEX([.$A$39:.$A$49];[.$D17];1)-1;1);0);1))))" office:value-type="float" office:value="27" calcext:value-type="float">
            <text:p>27</text:p>
          </table:table-cell>
          <table:table-cell table:style-name="ce371" table:formula="of:=IF([.$F17]=0;0;[.$F17]*IF(OR([.$A17]=0;[.$D17]&lt;1;[.$D17]&gt;11;[.$E17]&lt;1;[.$E17]&gt;INDEX([.$B$39:.$B$49];[.$D17];1));0;IF(INDEX([.L$93:.L$253];[.$E17]+INDEX([.$A$39:.$A$49];[.$D17];1)-1;1)=0;0;MAX(ROUND([.$L17]*INDEX([.L$93:.L$253];[.$E17]+INDEX([.$A$39:.$A$49];[.$D17];1)-1;1);0);1))))" office:value-type="float" office:value="9" calcext:value-type="float">
            <text:p>9</text:p>
          </table:table-cell>
          <table:table-cell table:style-name="ce389" table:formula="of:=IF([.$F17]=0;0;[.$F17]*IF(OR([.$A17]=0;[.$D17]&lt;1;[.$D17]&gt;11;[.$E17]&lt;1;[.$E17]&gt;INDEX([.$B$39:.$B$49];[.$D17];1));0;IF(INDEX([.M$93:.M$253];[.$E17]+INDEX([.$A$39:.$A$49];[.$D17];1)-1;1)=0;0;MAX(ROUND([.$L17]*INDEX([.M$93:.M$253];[.$E17]+INDEX([.$A$39:.$A$49];[.$D17];1)-1;1);0);1))))" office:value-type="float" office:value="9" calcext:value-type="float">
            <text:p>9</text:p>
          </table:table-cell>
          <table:table-cell table:style-name="ce354" table:formula="of:=IF([.$F17]=0;0;[.$F17]*IF(OR([.$A17]=0;[.$D17]&lt;1;[.$D17]&gt;11;[.$E17]&lt;1;[.$E17]&gt;INDEX([.$B$39:.$B$49];[.$D17];1));0;IF(INDEX([.N$93:.N$253];[.$E17]+INDEX([.$A$39:.$A$49];[.$D17];1)-1;1)=0;0;MAX(ROUND([.$L17]*INDEX([.N$93:.N$253];[.$E17]+INDEX([.$A$39:.$A$49];[.$D17];1)-1;1);0);1))))" office:value-type="float" office:value="102" calcext:value-type="float">
            <text:p>102</text:p>
          </table:table-cell>
          <table:table-cell table:style-name="ce379" table:formula="of:=IF([.$F17]=0;&quot;&quot;;INDEX([.E$93:.E$253];[.$E17]+INDEX([.$A$39:.$A$49];[.$D17];1)-1;1))" office:value-type="float" office:value="14" calcext:value-type="float">
            <text:p>14</text:p>
          </table:table-cell>
          <table:table-cell table:style-name="ce371" table:formula="of:=IF([.$F17]=0;&quot;&quot;;INDEX([.F$93:.F$253];[.$E17]+INDEX([.$A$39:.$A$49];[.$D17];1)-1;1))" office:value-type="float" office:value="0" calcext:value-type="float">
            <text:p>0</text:p>
          </table:table-cell>
          <table:table-cell table:style-name="ce371" table:formula="of:=IF([.$F17]=0;&quot;&quot;;INDEX([.G$93:.G$253];[.$E17]+INDEX([.$A$39:.$A$49];[.$D17];1)-1;1))" office:value-type="float" office:value="0" calcext:value-type="float">
            <text:p>0</text:p>
          </table:table-cell>
          <table:table-cell table:style-name="ce371" table:formula="of:=IF([.$F17]=0;&quot;&quot;;INDEX([.H$93:.H$253];[.$E17]+INDEX([.$A$39:.$A$49];[.$D17];1)-1;1))" office:value-type="float" office:value="14" calcext:value-type="float">
            <text:p>14</text:p>
          </table:table-cell>
          <table:table-cell table:style-name="ce371" table:formula="of:=IF([.$F17]=0;&quot;&quot;;INDEX([.I$93:.I$253];[.$E17]+INDEX([.$A$39:.$A$49];[.$D17];1)-1;1))" office:value-type="float" office:value="14" calcext:value-type="float">
            <text:p>14</text:p>
          </table:table-cell>
          <table:table-cell table:style-name="ce389" table:formula="of:=IF([.$F17]=0;&quot;&quot;;INDEX([.J$93:.J$253];[.$E17]+INDEX([.$A$39:.$A$49];[.$D17];1)-1;1))" office:value-type="float" office:value="6" calcext:value-type="float">
            <text:p>6</text:p>
          </table:table-cell>
          <table:table-cell table:style-name="ce354" table:formula="of:=IF([.F17]=0;0;[.F17]*INDEX([.O$93:.O$253];[.$E17]+INDEX([.$A$39:.$A$49];[.$D17];1)-1;1))" office:value-type="float" office:value="60" calcext:value-type="float">
            <text:p>60</text:p>
          </table:table-cell>
          <table:table-cell/>
          <table:table-cell table:formula="of:=INDEX([.R$38:.R$74];[.E$14];1)" office:value-type="float" office:value="5" calcext:value-type="float">
            <text:p>5</text:p>
          </table:table-cell>
          <table:table-cell table:style-name="ce394" office:value-type="string" calcext:value-type="string">
            <text:p>Bom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364" table:formula="of:=[.F17]*IF([.F17]=0;0;INDEX([.P$93:.P$253];[.$E17]+INDEX([.$A$39:.$A$49];[.$D17];1)-1;1))" office:value-type="float" office:value="0" calcext:value-type="float">
            <text:p>0</text:p>
          </table:table-cell>
          <table:table-cell table:formula="of:=IF([.$F17]=0;&quot;&quot;;INDEX([.Q$93:.Q$253];[.$E17]+INDEX([.$A$39:.$A$49];[.$D17];1)-1;1))" office:value-type="float" office:value="0" calcext:value-type="float">
            <text:p>0</text:p>
          </table:table-cell>
          <table:table-cell table:formula="of:=IF([.$F17]=0;&quot;&quot;;INDEX([.R$93:.R$253];[.$E17]+INDEX([.$A$39:.$A$49];[.$D17];1)-1;1))" office:value-type="float" office:value="0" calcext:value-type="float">
            <text:p>0</text:p>
          </table:table-cell>
          <table:table-cell table:formula="of:=IF([.$F17]=0;&quot;&quot;;INDEX([.S$93:.S$253];[.$E17]+INDEX([.$A$39:.$A$49];[.$D17];1)-1;1))" office:value-type="float" office:value="0" calcext:value-type="float">
            <text:p>0</text:p>
          </table:table-cell>
          <table:table-cell table:formula="of:=IF([.$F17]=0;&quot;&quot;;INDEX([.T$93:.T$253];[.$E17]+INDEX([.$A$39:.$A$49];[.$D17];1)-1;1))" office:value-type="float" office:value="0" calcext:value-type="float">
            <text:p>0</text:p>
          </table:table-cell>
          <table:table-cell table:formula="of:=IF([.$F17]=0;&quot;&quot;;INDEX([.U$93:.U$253];[.$E17]+INDEX([.$A$39:.$A$49];[.$D17];1)-1;1))" office:value-type="float" office:value="0" calcext:value-type="float">
            <text:p>0</text:p>
          </table:table-cell>
          <table:table-cell table:formula="of:=IF([.$F17]=0;&quot;&quot;;INDEX([.V$93:.V$253];[.$E17]+INDEX([.$A$39:.$A$49];[.$D17];1)-1;1))" office:value-type="float" office:value="0" calcext:value-type="float">
            <text:p>0</text:p>
          </table:table-cell>
          <table:table-cell table:formula="of:=IF([.$F17]=0;&quot;&quot;;INDEX([.W$93:.W$253];[.$E17]+INDEX([.$A$39:.$A$49];[.$D17];1)-1;1))" office:value-type="float" office:value="0" calcext:value-type="float">
            <text:p>0</text:p>
          </table:table-cell>
          <table:table-cell table:formula="of:=IF([.$F17]=0;&quot;&quot;;INDEX([.X$93:.X$253];[.$E17]+INDEX([.$A$39:.$A$49];[.$D17];1)-1;1))" office:value-type="float" office:value="0" calcext:value-type="float">
            <text:p>0</text:p>
          </table:table-cell>
          <table:table-cell table:formula="of:=IF([.$F17]=0;&quot;&quot;;INDEX([.Y$93:.Y$253];[.$E17]+INDEX([.$A$39:.$A$49];[.$D17];1)-1;1))" office:value-type="float" office:value="0" calcext:value-type="float">
            <text:p>0</text:p>
          </table:table-cell>
          <table:table-cell table:formula="of:=IF([.$F17]=0;&quot;&quot;;INDEX([.Z$93:.Z$253];[.$E17]+INDEX([.$A$39:.$A$49];[.$D17];1)-1;1))" office:value-type="float" office:value="0" calcext:value-type="float">
            <text:p>0</text:p>
          </table:table-cell>
          <table:table-cell table:formula="of:=IF([.$F17]=0;&quot;&quot;;INDEX([.AA$93:.AA$253];[.$E17]+INDEX([.$A$39:.$A$49];[.$D17];1)-1;1))" office:value-type="float" office:value="0" calcext:value-type="float">
            <text:p>0</text:p>
          </table:table-cell>
          <table:table-cell table:formula="of:=IF([.$F17]=0;&quot;&quot;;INDEX([.AB$93:.AB$253];[.$E17]+INDEX([.$A$39:.$A$49];[.$D17];1)-1;1))" office:value-type="float" office:value="0" calcext:value-type="float">
            <text:p>0</text:p>
          </table:table-cell>
          <table:table-cell table:formula="of:=IF([.$F17]=0;&quot;&quot;;INDEX([.AC$93:.AC$253];[.$E17]+INDEX([.$A$39:.$A$49];[.$D17];1)-1;1))" office:value-type="float" office:value="0" calcext:value-type="float">
            <text:p>0</text:p>
          </table:table-cell>
          <table:table-cell table:formula="of:=IF([.$F17]=0;&quot;&quot;;INDEX([.AD$93:.AD$253];[.$E17]+INDEX([.$A$39:.$A$49];[.$D17];1)-1;1))" office:value-type="float" office:value="0" calcext:value-type="float">
            <text:p>0</text:p>
          </table:table-cell>
          <table:table-cell table:formula="of:=IF([.$F17]=0;&quot;&quot;;INDEX([.AE$93:.AE$253];[.$E17]+INDEX([.$A$39:.$A$49];[.$D17];1)-1;1))" office:value-type="float" office:value="0" calcext:value-type="float">
            <text:p>0</text:p>
          </table:table-cell>
          <table:table-cell table:formula="of:=IF([.$F17]=0;&quot;&quot;;INDEX([.AF$93:.AF$253];[.$E17]+INDEX([.$A$39:.$A$49];[.$D17];1)-1;1))" office:value-type="float" office:value="0" calcext:value-type="float">
            <text:p>0</text:p>
          </table:table-cell>
          <table:table-cell table:formula="of:=IF([.$F17]=0;&quot;&quot;;INDEX([.AG$93:.AG$253];[.$E17]+INDEX([.$A$39:.$A$49];[.$D17];1)-1;1))" office:value-type="float" office:value="0" calcext:value-type="float">
            <text:p>0</text:p>
          </table:table-cell>
          <table:table-cell table:formula="of:=IF([.$F17]=0;&quot;&quot;;INDEX([.AH$93:.AH$253];[.$E17]+INDEX([.$A$39:.$A$49];[.$D17];1)-1;1))" office:value-type="float" office:value="0" calcext:value-type="float">
            <text:p>0</text:p>
          </table:table-cell>
          <table:table-cell table:formula="of:=IF([.$F17]=0;&quot;&quot;;INDEX([.AI$93:.AI$253];[.$E17]+INDEX([.$A$39:.$A$49];[.$D17];1)-1;1))" office:value-type="float" office:value="0" calcext:value-type="float">
            <text:p>0</text:p>
          </table:table-cell>
          <table:table-cell table:formula="of:=IF([.$F17]=0;&quot;&quot;;INDEX([.AJ$93:.AJ$253];[.$E17]+INDEX([.$A$39:.$A$49];[.$D17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U$38:.U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18]+1;1)" office:value-type="string" office:string-value="General Purpose" calcext:value-type="string">
            <text:p>General Purpose</text:p>
          </table:table-cell>
          <table:table-cell table:style-name="ce355" office:value-type="float" office:value="11" calcext:value-type="float">
            <text:p>11</text:p>
          </table:table-cell>
          <table:table-cell table:style-name="ce355" office:value-type="float" office:value="12" calcext:value-type="float">
            <text:p>12</text:p>
          </table:table-cell>
          <table:table-cell table:style-name="ce375" table:formula="of:=IF(OR([.D18]&lt;1;[.D18]&gt;11;[.E18]&lt;1);0;IF([.E18]&gt;INDEX([.B$39:.B$49];[.D18];1);0;IF(INDEX([.AB$15:.AL$32];[.Y18];[.D18])=0;0;MIN([.A18];[.B18]))))" office:value-type="float" office:value="3" calcext:value-type="float">
            <text:p>3</text:p>
          </table:table-cell>
          <table:table-cell table:style-name="ce359" table:formula="of:=IF([.F18]=0;&quot;&quot;;INDEX([.D$93:.D$253];[.$E18]+INDEX([.$A$39:.$A$49];[.$D18];1)-1;1))" office:value-type="string" office:string-value="Anti-Matter Torpedo&lt;MT&gt;" calcext:value-type="string">
            <text:p>Anti-Matter Torpedo&lt;MT&gt;</text:p>
          </table:table-cell>
          <table:table-cell table:style-name="ce364" table:number-columns-repeated="3"/>
          <table:table-cell table:style-name="ce379" table:formula="of:=IF([.F18]=0;0;MAX(IF(SUM([.Q18:.V18])=0;MIN([.E$4:.J$4]);MIN(IF([.Q18]=0;99;[.E$4]-[.Q18]);IF([.R18]=0;99;[.F$4]-[.R18]);IF([.S18]=0;99;[.G$4]-[.S18]);IF([.T18]=0;99;[.H$4]-[.T18]);IF([.U18]=0;99;[.I$4]-[.U18]);IF([.V18]=0;99;[.J$4]-[.V18])));0))" office:value-type="float" office:value="5" calcext:value-type="float">
            <text:p>5</text:p>
          </table:table-cell>
          <table:table-cell table:style-name="ce383" table:formula="of:=IF(AND([.B$3]=1;[.K18]=0;SUM([.Q18:.V18])&gt;0);2;MAX(1-([.K18]*IF([.B$3]=1;0.05;0.04));IF([.B$3]=1;0.2;0.28)))*IF(OR([.$D18]=2;[.$D18]=11);IF([.$B$1]=2;1.25;IF([.$B$1]=3;0.75;1));1)" office:value-type="percentage" office:value="0.8" calcext:value-type="percentage">
            <text:p>80 %</text:p>
          </table:table-cell>
          <table:table-cell table:style-name="ce379" table:formula="of:=IF([.$F18]=0;0;[.$F18]*IF(OR([.$A18]=0;[.$D18]&lt;1;[.$D18]&gt;11;[.$E18]&lt;1;[.$E18]&gt;INDEX([.$B$39:.$B$49];[.$D18];1));0;IF(INDEX([.K$93:.K$253];[.$E18]+INDEX([.$A$39:.$A$49];[.$D18];1)-1;1)=0;0;MAX(ROUND([.$L18]*INDEX([.K$93:.K$253];[.$E18]+INDEX([.$A$39:.$A$49];[.$D18];1)-1;1);0);1))))" office:value-type="float" office:value="6" calcext:value-type="float">
            <text:p>6</text:p>
          </table:table-cell>
          <table:table-cell table:style-name="ce371" table:formula="of:=IF([.$F18]=0;0;[.$F18]*IF(OR([.$A18]=0;[.$D18]&lt;1;[.$D18]&gt;11;[.$E18]&lt;1;[.$E18]&gt;INDEX([.$B$39:.$B$49];[.$D18];1));0;IF(INDEX([.L$93:.L$253];[.$E18]+INDEX([.$A$39:.$A$49];[.$D18];1)-1;1)=0;0;MAX(ROUND([.$L18]*INDEX([.L$93:.L$253];[.$E18]+INDEX([.$A$39:.$A$49];[.$D18];1)-1;1);0);1))))" office:value-type="float" office:value="18" calcext:value-type="float">
            <text:p>18</text:p>
          </table:table-cell>
          <table:table-cell table:style-name="ce389" table:formula="of:=IF([.$F18]=0;0;[.$F18]*IF(OR([.$A18]=0;[.$D18]&lt;1;[.$D18]&gt;11;[.$E18]&lt;1;[.$E18]&gt;INDEX([.$B$39:.$B$49];[.$D18];1));0;IF(INDEX([.M$93:.M$253];[.$E18]+INDEX([.$A$39:.$A$49];[.$D18];1)-1;1)=0;0;MAX(ROUND([.$L18]*INDEX([.M$93:.M$253];[.$E18]+INDEX([.$A$39:.$A$49];[.$D18];1)-1;1);0);1))))" office:value-type="float" office:value="3" calcext:value-type="float">
            <text:p>3</text:p>
          </table:table-cell>
          <table:table-cell table:style-name="ce354" table:formula="of:=IF([.$F18]=0;0;[.$F18]*IF(OR([.$A18]=0;[.$D18]&lt;1;[.$D18]&gt;11;[.$E18]&lt;1;[.$E18]&gt;INDEX([.$B$39:.$B$49];[.$D18];1));0;IF(INDEX([.N$93:.N$253];[.$E18]+INDEX([.$A$39:.$A$49];[.$D18];1)-1;1)=0;0;MAX(ROUND([.$L18]*INDEX([.N$93:.N$253];[.$E18]+INDEX([.$A$39:.$A$49];[.$D18];1)-1;1);0);1))))" office:value-type="float" office:value="120" calcext:value-type="float">
            <text:p>120</text:p>
          </table:table-cell>
          <table:table-cell table:style-name="ce379" table:formula="of:=IF([.$F18]=0;&quot;&quot;;INDEX([.E$93:.E$253];[.$E18]+INDEX([.$A$39:.$A$49];[.$D18];1)-1;1))" office:value-type="float" office:value="0" calcext:value-type="float">
            <text:p>0</text:p>
          </table:table-cell>
          <table:table-cell table:style-name="ce371" table:formula="of:=IF([.$F18]=0;&quot;&quot;;INDEX([.F$93:.F$253];[.$E18]+INDEX([.$A$39:.$A$49];[.$D18];1)-1;1))" office:value-type="float" office:value="11" calcext:value-type="float">
            <text:p>11</text:p>
          </table:table-cell>
          <table:table-cell table:style-name="ce371" table:formula="of:=IF([.$F18]=0;&quot;&quot;;INDEX([.G$93:.G$253];[.$E18]+INDEX([.$A$39:.$A$49];[.$D18];1)-1;1))" office:value-type="float" office:value="12" calcext:value-type="float">
            <text:p>12</text:p>
          </table:table-cell>
          <table:table-cell table:style-name="ce371" table:formula="of:=IF([.$F18]=0;&quot;&quot;;INDEX([.H$93:.H$253];[.$E18]+INDEX([.$A$39:.$A$49];[.$D18];1)-1;1))" office:value-type="float" office:value="0" calcext:value-type="float">
            <text:p>0</text:p>
          </table:table-cell>
          <table:table-cell table:style-name="ce371" table:formula="of:=IF([.$F18]=0;&quot;&quot;;INDEX([.I$93:.I$253];[.$E18]+INDEX([.$A$39:.$A$49];[.$D18];1)-1;1))" office:value-type="float" office:value="0" calcext:value-type="float">
            <text:p>0</text:p>
          </table:table-cell>
          <table:table-cell table:style-name="ce389" table:formula="of:=IF([.$F18]=0;&quot;&quot;;INDEX([.J$93:.J$253];[.$E18]+INDEX([.$A$39:.$A$49];[.$D18];1)-1;1))" office:value-type="float" office:value="21" calcext:value-type="float">
            <text:p>21</text:p>
          </table:table-cell>
          <table:table-cell table:style-name="ce354" table:formula="of:=IF([.F18]=0;0;[.F18]*INDEX([.O$93:.O$253];[.$E18]+INDEX([.$A$39:.$A$49];[.$D18];1)-1;1))" office:value-type="float" office:value="24" calcext:value-type="float">
            <text:p>24</text:p>
          </table:table-cell>
          <table:table-cell/>
          <table:table-cell table:formula="of:=INDEX([.T$38:.T$74];[.E$14];1)" office:value-type="float" office:value="5" calcext:value-type="float">
            <text:p>5</text:p>
          </table:table-cell>
          <table:table-cell office:value-type="string" calcext:value-type="string">
            <text:p>Elec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364" table:formula="of:=[.F18]*IF([.F18]=0;0;INDEX([.P$93:.P$253];[.$E18]+INDEX([.$A$39:.$A$49];[.$D18];1)-1;1))" office:value-type="float" office:value="0" calcext:value-type="float">
            <text:p>0</text:p>
          </table:table-cell>
          <table:table-cell table:formula="of:=IF([.$F18]=0;&quot;&quot;;INDEX([.Q$93:.Q$253];[.$E18]+INDEX([.$A$39:.$A$49];[.$D18];1)-1;1))" office:value-type="float" office:value="0" calcext:value-type="float">
            <text:p>0</text:p>
          </table:table-cell>
          <table:table-cell table:formula="of:=IF([.$F18]=0;&quot;&quot;;INDEX([.R$93:.R$253];[.$E18]+INDEX([.$A$39:.$A$49];[.$D18];1)-1;1))" office:value-type="float" office:value="0" calcext:value-type="float">
            <text:p>0</text:p>
          </table:table-cell>
          <table:table-cell table:formula="of:=IF([.$F18]=0;&quot;&quot;;INDEX([.S$93:.S$253];[.$E18]+INDEX([.$A$39:.$A$49];[.$D18];1)-1;1))" office:value-type="float" office:value="0" calcext:value-type="float">
            <text:p>0</text:p>
          </table:table-cell>
          <table:table-cell table:formula="of:=IF([.$F18]=0;&quot;&quot;;INDEX([.T$93:.T$253];[.$E18]+INDEX([.$A$39:.$A$49];[.$D18];1)-1;1))" office:value-type="float" office:value="0" calcext:value-type="float">
            <text:p>0</text:p>
          </table:table-cell>
          <table:table-cell table:formula="of:=IF([.$F18]=0;&quot;&quot;;INDEX([.U$93:.U$253];[.$E18]+INDEX([.$A$39:.$A$49];[.$D18];1)-1;1))" office:value-type="float" office:value="0" calcext:value-type="float">
            <text:p>0</text:p>
          </table:table-cell>
          <table:table-cell table:formula="of:=IF([.$F18]=0;&quot;&quot;;INDEX([.V$93:.V$253];[.$E18]+INDEX([.$A$39:.$A$49];[.$D18];1)-1;1))" office:value-type="float" office:value="0" calcext:value-type="float">
            <text:p>0</text:p>
          </table:table-cell>
          <table:table-cell table:formula="of:=IF([.$F18]=0;&quot;&quot;;INDEX([.W$93:.W$253];[.$E18]+INDEX([.$A$39:.$A$49];[.$D18];1)-1;1))" office:value-type="float" office:value="0" calcext:value-type="float">
            <text:p>0</text:p>
          </table:table-cell>
          <table:table-cell table:formula="of:=IF([.$F18]=0;&quot;&quot;;INDEX([.X$93:.X$253];[.$E18]+INDEX([.$A$39:.$A$49];[.$D18];1)-1;1))" office:value-type="float" office:value="0" calcext:value-type="float">
            <text:p>0</text:p>
          </table:table-cell>
          <table:table-cell table:formula="of:=IF([.$F18]=0;&quot;&quot;;INDEX([.Y$93:.Y$253];[.$E18]+INDEX([.$A$39:.$A$49];[.$D18];1)-1;1))" office:value-type="float" office:value="0" calcext:value-type="float">
            <text:p>0</text:p>
          </table:table-cell>
          <table:table-cell table:formula="of:=IF([.$F18]=0;&quot;&quot;;INDEX([.Z$93:.Z$253];[.$E18]+INDEX([.$A$39:.$A$49];[.$D18];1)-1;1))" office:value-type="float" office:value="0" calcext:value-type="float">
            <text:p>0</text:p>
          </table:table-cell>
          <table:table-cell table:formula="of:=IF([.$F18]=0;&quot;&quot;;INDEX([.AA$93:.AA$253];[.$E18]+INDEX([.$A$39:.$A$49];[.$D18];1)-1;1))" office:value-type="float" office:value="0" calcext:value-type="float">
            <text:p>0</text:p>
          </table:table-cell>
          <table:table-cell table:formula="of:=IF([.$F18]=0;&quot;&quot;;INDEX([.AB$93:.AB$253];[.$E18]+INDEX([.$A$39:.$A$49];[.$D18];1)-1;1))" office:value-type="float" office:value="0" calcext:value-type="float">
            <text:p>0</text:p>
          </table:table-cell>
          <table:table-cell table:formula="of:=IF([.$F18]=0;&quot;&quot;;INDEX([.AC$93:.AC$253];[.$E18]+INDEX([.$A$39:.$A$49];[.$D18];1)-1;1))" office:value-type="float" office:value="0" calcext:value-type="float">
            <text:p>0</text:p>
          </table:table-cell>
          <table:table-cell table:formula="of:=IF([.$F18]=0;&quot;&quot;;INDEX([.AD$93:.AD$253];[.$E18]+INDEX([.$A$39:.$A$49];[.$D18];1)-1;1))" office:value-type="float" office:value="0" calcext:value-type="float">
            <text:p>0</text:p>
          </table:table-cell>
          <table:table-cell table:formula="of:=IF([.$F18]=0;&quot;&quot;;INDEX([.AE$93:.AE$253];[.$E18]+INDEX([.$A$39:.$A$49];[.$D18];1)-1;1))" office:value-type="float" office:value="0" calcext:value-type="float">
            <text:p>0</text:p>
          </table:table-cell>
          <table:table-cell table:formula="of:=IF([.$F18]=0;&quot;&quot;;INDEX([.AF$93:.AF$253];[.$E18]+INDEX([.$A$39:.$A$49];[.$D18];1)-1;1))" office:value-type="float" office:value="0" calcext:value-type="float">
            <text:p>0</text:p>
          </table:table-cell>
          <table:table-cell table:formula="of:=IF([.$F18]=0;&quot;&quot;;INDEX([.AG$93:.AG$253];[.$E18]+INDEX([.$A$39:.$A$49];[.$D18];1)-1;1))" office:value-type="float" office:value="0" calcext:value-type="float">
            <text:p>0</text:p>
          </table:table-cell>
          <table:table-cell table:formula="of:=IF([.$F18]=0;&quot;&quot;;INDEX([.AH$93:.AH$253];[.$E18]+INDEX([.$A$39:.$A$49];[.$D18];1)-1;1))" office:value-type="float" office:value="0" calcext:value-type="float">
            <text:p>0</text:p>
          </table:table-cell>
          <table:table-cell table:formula="of:=IF([.$F18]=0;&quot;&quot;;INDEX([.AI$93:.AI$253];[.$E18]+INDEX([.$A$39:.$A$49];[.$D18];1)-1;1))" office:value-type="float" office:value="0" calcext:value-type="float">
            <text:p>0</text:p>
          </table:table-cell>
          <table:table-cell table:formula="of:=IF([.$F18]=0;&quot;&quot;;INDEX([.AJ$93:.AJ$253];[.$E18]+INDEX([.$A$39:.$A$49];[.$D18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W$38:.W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19]+1;1)" office:value-type="string" office:string-value="General Purpose" calcext:value-type="string">
            <text:p>General Purpose</text:p>
          </table:table-cell>
          <table:table-cell table:style-name="ce355" office:value-type="float" office:value="11" calcext:value-type="float">
            <text:p>11</text:p>
          </table:table-cell>
          <table:table-cell table:style-name="ce355" office:value-type="float" office:value="12" calcext:value-type="float">
            <text:p>12</text:p>
          </table:table-cell>
          <table:table-cell table:style-name="ce375" table:formula="of:=IF(OR([.D19]&lt;1;[.D19]&gt;11;[.E19]&lt;1);0;IF([.E19]&gt;INDEX([.B$39:.B$49];[.D19];1);0;IF(INDEX([.AB$15:.AL$32];[.Y19];[.D19])=0;0;MIN([.A19];[.B19]))))" office:value-type="float" office:value="3" calcext:value-type="float">
            <text:p>3</text:p>
          </table:table-cell>
          <table:table-cell table:style-name="ce359" table:formula="of:=IF([.F19]=0;&quot;&quot;;INDEX([.D$93:.D$253];[.$E19]+INDEX([.$A$39:.$A$49];[.$D19];1)-1;1))" office:value-type="string" office:string-value="Anti-Matter Torpedo&lt;MT&gt;" calcext:value-type="string">
            <text:p>Anti-Matter Torpedo&lt;MT&gt;</text:p>
          </table:table-cell>
          <table:table-cell table:style-name="ce364" table:number-columns-repeated="3"/>
          <table:table-cell table:style-name="ce379" table:formula="of:=IF([.F19]=0;0;MAX(IF(SUM([.Q19:.V19])=0;MIN([.E$4:.J$4]);MIN(IF([.Q19]=0;99;[.E$4]-[.Q19]);IF([.R19]=0;99;[.F$4]-[.R19]);IF([.S19]=0;99;[.G$4]-[.S19]);IF([.T19]=0;99;[.H$4]-[.T19]);IF([.U19]=0;99;[.I$4]-[.U19]);IF([.V19]=0;99;[.J$4]-[.V19])));0))" office:value-type="float" office:value="5" calcext:value-type="float">
            <text:p>5</text:p>
          </table:table-cell>
          <table:table-cell table:style-name="ce383" table:formula="of:=IF(AND([.B$3]=1;[.K19]=0;SUM([.Q19:.V19])&gt;0);2;MAX(1-([.K19]*IF([.B$3]=1;0.05;0.04));IF([.B$3]=1;0.2;0.28)))*IF(OR([.$D19]=2;[.$D19]=11);IF([.$B$1]=2;1.25;IF([.$B$1]=3;0.75;1));1)" office:value-type="percentage" office:value="0.8" calcext:value-type="percentage">
            <text:p>80 %</text:p>
          </table:table-cell>
          <table:table-cell table:style-name="ce379" table:formula="of:=IF([.$F19]=0;0;[.$F19]*IF(OR([.$A19]=0;[.$D19]&lt;1;[.$D19]&gt;11;[.$E19]&lt;1;[.$E19]&gt;INDEX([.$B$39:.$B$49];[.$D19];1));0;IF(INDEX([.K$93:.K$253];[.$E19]+INDEX([.$A$39:.$A$49];[.$D19];1)-1;1)=0;0;MAX(ROUND([.$L19]*INDEX([.K$93:.K$253];[.$E19]+INDEX([.$A$39:.$A$49];[.$D19];1)-1;1);0);1))))" office:value-type="float" office:value="6" calcext:value-type="float">
            <text:p>6</text:p>
          </table:table-cell>
          <table:table-cell table:style-name="ce371" table:formula="of:=IF([.$F19]=0;0;[.$F19]*IF(OR([.$A19]=0;[.$D19]&lt;1;[.$D19]&gt;11;[.$E19]&lt;1;[.$E19]&gt;INDEX([.$B$39:.$B$49];[.$D19];1));0;IF(INDEX([.L$93:.L$253];[.$E19]+INDEX([.$A$39:.$A$49];[.$D19];1)-1;1)=0;0;MAX(ROUND([.$L19]*INDEX([.L$93:.L$253];[.$E19]+INDEX([.$A$39:.$A$49];[.$D19];1)-1;1);0);1))))" office:value-type="float" office:value="18" calcext:value-type="float">
            <text:p>18</text:p>
          </table:table-cell>
          <table:table-cell table:style-name="ce389" table:formula="of:=IF([.$F19]=0;0;[.$F19]*IF(OR([.$A19]=0;[.$D19]&lt;1;[.$D19]&gt;11;[.$E19]&lt;1;[.$E19]&gt;INDEX([.$B$39:.$B$49];[.$D19];1));0;IF(INDEX([.M$93:.M$253];[.$E19]+INDEX([.$A$39:.$A$49];[.$D19];1)-1;1)=0;0;MAX(ROUND([.$L19]*INDEX([.M$93:.M$253];[.$E19]+INDEX([.$A$39:.$A$49];[.$D19];1)-1;1);0);1))))" office:value-type="float" office:value="3" calcext:value-type="float">
            <text:p>3</text:p>
          </table:table-cell>
          <table:table-cell table:style-name="ce354" table:formula="of:=IF([.$F19]=0;0;[.$F19]*IF(OR([.$A19]=0;[.$D19]&lt;1;[.$D19]&gt;11;[.$E19]&lt;1;[.$E19]&gt;INDEX([.$B$39:.$B$49];[.$D19];1));0;IF(INDEX([.N$93:.N$253];[.$E19]+INDEX([.$A$39:.$A$49];[.$D19];1)-1;1)=0;0;MAX(ROUND([.$L19]*INDEX([.N$93:.N$253];[.$E19]+INDEX([.$A$39:.$A$49];[.$D19];1)-1;1);0);1))))" office:value-type="float" office:value="120" calcext:value-type="float">
            <text:p>120</text:p>
          </table:table-cell>
          <table:table-cell table:style-name="ce379" table:formula="of:=IF([.$F19]=0;&quot;&quot;;INDEX([.E$93:.E$253];[.$E19]+INDEX([.$A$39:.$A$49];[.$D19];1)-1;1))" office:value-type="float" office:value="0" calcext:value-type="float">
            <text:p>0</text:p>
          </table:table-cell>
          <table:table-cell table:style-name="ce371" table:formula="of:=IF([.$F19]=0;&quot;&quot;;INDEX([.F$93:.F$253];[.$E19]+INDEX([.$A$39:.$A$49];[.$D19];1)-1;1))" office:value-type="float" office:value="11" calcext:value-type="float">
            <text:p>11</text:p>
          </table:table-cell>
          <table:table-cell table:style-name="ce371" table:formula="of:=IF([.$F19]=0;&quot;&quot;;INDEX([.G$93:.G$253];[.$E19]+INDEX([.$A$39:.$A$49];[.$D19];1)-1;1))" office:value-type="float" office:value="12" calcext:value-type="float">
            <text:p>12</text:p>
          </table:table-cell>
          <table:table-cell table:style-name="ce371" table:formula="of:=IF([.$F19]=0;&quot;&quot;;INDEX([.H$93:.H$253];[.$E19]+INDEX([.$A$39:.$A$49];[.$D19];1)-1;1))" office:value-type="float" office:value="0" calcext:value-type="float">
            <text:p>0</text:p>
          </table:table-cell>
          <table:table-cell table:style-name="ce371" table:formula="of:=IF([.$F19]=0;&quot;&quot;;INDEX([.I$93:.I$253];[.$E19]+INDEX([.$A$39:.$A$49];[.$D19];1)-1;1))" office:value-type="float" office:value="0" calcext:value-type="float">
            <text:p>0</text:p>
          </table:table-cell>
          <table:table-cell table:style-name="ce389" table:formula="of:=IF([.$F19]=0;&quot;&quot;;INDEX([.J$93:.J$253];[.$E19]+INDEX([.$A$39:.$A$49];[.$D19];1)-1;1))" office:value-type="float" office:value="21" calcext:value-type="float">
            <text:p>21</text:p>
          </table:table-cell>
          <table:table-cell table:style-name="ce354" table:formula="of:=IF([.F19]=0;0;[.F19]*INDEX([.O$93:.O$253];[.$E19]+INDEX([.$A$39:.$A$49];[.$D19];1)-1;1))" office:value-type="float" office:value="24" calcext:value-type="float">
            <text:p>24</text:p>
          </table:table-cell>
          <table:table-cell/>
          <table:table-cell table:formula="of:=INDEX([.V$38:.V$74];[.E$14];1)" office:value-type="float" office:value="5" calcext:value-type="float">
            <text:p>5</text:p>
          </table:table-cell>
          <table:table-cell office:value-type="string" calcext:value-type="string">
            <text:p>General Purpo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64" table:formula="of:=[.F19]*IF([.F19]=0;0;INDEX([.P$93:.P$253];[.$E19]+INDEX([.$A$39:.$A$49];[.$D19];1)-1;1))" office:value-type="float" office:value="0" calcext:value-type="float">
            <text:p>0</text:p>
          </table:table-cell>
          <table:table-cell table:formula="of:=IF([.$F19]=0;&quot;&quot;;INDEX([.Q$93:.Q$253];[.$E19]+INDEX([.$A$39:.$A$49];[.$D19];1)-1;1))" office:value-type="float" office:value="0" calcext:value-type="float">
            <text:p>0</text:p>
          </table:table-cell>
          <table:table-cell table:formula="of:=IF([.$F19]=0;&quot;&quot;;INDEX([.R$93:.R$253];[.$E19]+INDEX([.$A$39:.$A$49];[.$D19];1)-1;1))" office:value-type="float" office:value="0" calcext:value-type="float">
            <text:p>0</text:p>
          </table:table-cell>
          <table:table-cell table:formula="of:=IF([.$F19]=0;&quot;&quot;;INDEX([.S$93:.S$253];[.$E19]+INDEX([.$A$39:.$A$49];[.$D19];1)-1;1))" office:value-type="float" office:value="0" calcext:value-type="float">
            <text:p>0</text:p>
          </table:table-cell>
          <table:table-cell table:formula="of:=IF([.$F19]=0;&quot;&quot;;INDEX([.T$93:.T$253];[.$E19]+INDEX([.$A$39:.$A$49];[.$D19];1)-1;1))" office:value-type="float" office:value="0" calcext:value-type="float">
            <text:p>0</text:p>
          </table:table-cell>
          <table:table-cell table:formula="of:=IF([.$F19]=0;&quot;&quot;;INDEX([.U$93:.U$253];[.$E19]+INDEX([.$A$39:.$A$49];[.$D19];1)-1;1))" office:value-type="float" office:value="0" calcext:value-type="float">
            <text:p>0</text:p>
          </table:table-cell>
          <table:table-cell table:formula="of:=IF([.$F19]=0;&quot;&quot;;INDEX([.V$93:.V$253];[.$E19]+INDEX([.$A$39:.$A$49];[.$D19];1)-1;1))" office:value-type="float" office:value="0" calcext:value-type="float">
            <text:p>0</text:p>
          </table:table-cell>
          <table:table-cell table:formula="of:=IF([.$F19]=0;&quot;&quot;;INDEX([.W$93:.W$253];[.$E19]+INDEX([.$A$39:.$A$49];[.$D19];1)-1;1))" office:value-type="float" office:value="0" calcext:value-type="float">
            <text:p>0</text:p>
          </table:table-cell>
          <table:table-cell table:formula="of:=IF([.$F19]=0;&quot;&quot;;INDEX([.X$93:.X$253];[.$E19]+INDEX([.$A$39:.$A$49];[.$D19];1)-1;1))" office:value-type="float" office:value="0" calcext:value-type="float">
            <text:p>0</text:p>
          </table:table-cell>
          <table:table-cell table:formula="of:=IF([.$F19]=0;&quot;&quot;;INDEX([.Y$93:.Y$253];[.$E19]+INDEX([.$A$39:.$A$49];[.$D19];1)-1;1))" office:value-type="float" office:value="0" calcext:value-type="float">
            <text:p>0</text:p>
          </table:table-cell>
          <table:table-cell table:formula="of:=IF([.$F19]=0;&quot;&quot;;INDEX([.Z$93:.Z$253];[.$E19]+INDEX([.$A$39:.$A$49];[.$D19];1)-1;1))" office:value-type="float" office:value="0" calcext:value-type="float">
            <text:p>0</text:p>
          </table:table-cell>
          <table:table-cell table:formula="of:=IF([.$F19]=0;&quot;&quot;;INDEX([.AA$93:.AA$253];[.$E19]+INDEX([.$A$39:.$A$49];[.$D19];1)-1;1))" office:value-type="float" office:value="0" calcext:value-type="float">
            <text:p>0</text:p>
          </table:table-cell>
          <table:table-cell table:formula="of:=IF([.$F19]=0;&quot;&quot;;INDEX([.AB$93:.AB$253];[.$E19]+INDEX([.$A$39:.$A$49];[.$D19];1)-1;1))" office:value-type="float" office:value="0" calcext:value-type="float">
            <text:p>0</text:p>
          </table:table-cell>
          <table:table-cell table:formula="of:=IF([.$F19]=0;&quot;&quot;;INDEX([.AC$93:.AC$253];[.$E19]+INDEX([.$A$39:.$A$49];[.$D19];1)-1;1))" office:value-type="float" office:value="0" calcext:value-type="float">
            <text:p>0</text:p>
          </table:table-cell>
          <table:table-cell table:formula="of:=IF([.$F19]=0;&quot;&quot;;INDEX([.AD$93:.AD$253];[.$E19]+INDEX([.$A$39:.$A$49];[.$D19];1)-1;1))" office:value-type="float" office:value="0" calcext:value-type="float">
            <text:p>0</text:p>
          </table:table-cell>
          <table:table-cell table:formula="of:=IF([.$F19]=0;&quot;&quot;;INDEX([.AE$93:.AE$253];[.$E19]+INDEX([.$A$39:.$A$49];[.$D19];1)-1;1))" office:value-type="float" office:value="0" calcext:value-type="float">
            <text:p>0</text:p>
          </table:table-cell>
          <table:table-cell table:formula="of:=IF([.$F19]=0;&quot;&quot;;INDEX([.AF$93:.AF$253];[.$E19]+INDEX([.$A$39:.$A$49];[.$D19];1)-1;1))" office:value-type="float" office:value="0" calcext:value-type="float">
            <text:p>0</text:p>
          </table:table-cell>
          <table:table-cell table:formula="of:=IF([.$F19]=0;&quot;&quot;;INDEX([.AG$93:.AG$253];[.$E19]+INDEX([.$A$39:.$A$49];[.$D19];1)-1;1))" office:value-type="float" office:value="0" calcext:value-type="float">
            <text:p>0</text:p>
          </table:table-cell>
          <table:table-cell table:formula="of:=IF([.$F19]=0;&quot;&quot;;INDEX([.AH$93:.AH$253];[.$E19]+INDEX([.$A$39:.$A$49];[.$D19];1)-1;1))" office:value-type="float" office:value="0" calcext:value-type="float">
            <text:p>0</text:p>
          </table:table-cell>
          <table:table-cell table:formula="of:=IF([.$F19]=0;&quot;&quot;;INDEX([.AI$93:.AI$253];[.$E19]+INDEX([.$A$39:.$A$49];[.$D19];1)-1;1))" office:value-type="float" office:value="0" calcext:value-type="float">
            <text:p>0</text:p>
          </table:table-cell>
          <table:table-cell table:formula="of:=IF([.$F19]=0;&quot;&quot;;INDEX([.AJ$93:.AJ$253];[.$E19]+INDEX([.$A$39:.$A$49];[.$D19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Y$38:.Y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20]+1;1)" office:value-type="string" office:string-value="General Purpose" calcext:value-type="string">
            <text:p>General Purpose</text:p>
          </table:table-cell>
          <table:table-cell table:number-columns-repeated="2" table:style-name="ce355" office:value-type="float" office:value="10" calcext:value-type="float">
            <text:p>10</text:p>
          </table:table-cell>
          <table:table-cell table:style-name="ce375" table:formula="of:=IF(OR([.D20]&lt;1;[.D20]&gt;11;[.E20]&lt;1);0;IF([.E20]&gt;INDEX([.B$39:.B$49];[.D20];1);0;IF(INDEX([.AB$15:.AL$32];[.Y20];[.D20])=0;0;MIN([.A20];[.B20]))))" office:value-type="float" office:value="3" calcext:value-type="float">
            <text:p>3</text:p>
          </table:table-cell>
          <table:table-cell table:style-name="ce359" table:formula="of:=IF([.F20]=0;&quot;&quot;;INDEX([.D$93:.D$253];[.$E20]+INDEX([.$A$39:.$A$49];[.$D20];1)-1;1))" office:value-type="string" office:string-value="Langston Shell&lt;MT&gt;" calcext:value-type="string">
            <text:p>Langston Shell&lt;MT&gt;</text:p>
          </table:table-cell>
          <table:table-cell table:style-name="ce364" table:number-columns-repeated="3"/>
          <table:table-cell table:style-name="ce379" table:formula="of:=IF([.F20]=0;0;MAX(IF(SUM([.Q20:.V20])=0;MIN([.E$4:.J$4]);MIN(IF([.Q20]=0;99;[.E$4]-[.Q20]);IF([.R20]=0;99;[.F$4]-[.R20]);IF([.S20]=0;99;[.G$4]-[.S20]);IF([.T20]=0;99;[.H$4]-[.T20]);IF([.U20]=0;99;[.I$4]-[.U20]);IF([.V20]=0;99;[.J$4]-[.V20])));0))" office:value-type="float" office:value="14" calcext:value-type="float">
            <text:p>14</text:p>
          </table:table-cell>
          <table:table-cell table:style-name="ce383" table:formula="of:=IF(AND([.B$3]=1;[.K20]=0;SUM([.Q20:.V20])&gt;0);2;MAX(1-([.K20]*IF([.B$3]=1;0.05;0.04));IF([.B$3]=1;0.2;0.28)))*IF(OR([.$D20]=2;[.$D20]=11);IF([.$B$1]=2;1.25;IF([.$B$1]=3;0.75;1));1)" office:value-type="percentage" office:value="0.44" calcext:value-type="percentage">
            <text:p>44 %</text:p>
          </table:table-cell>
          <table:table-cell table:style-name="ce379" table:formula="of:=IF([.$F20]=0;0;[.$F20]*IF(OR([.$A20]=0;[.$D20]&lt;1;[.$D20]&gt;11;[.$E20]&lt;1;[.$E20]&gt;INDEX([.$B$39:.$B$49];[.$D20];1));0;IF(INDEX([.K$93:.K$253];[.$E20]+INDEX([.$A$39:.$A$49];[.$D20];1)-1;1)=0;0;MAX(ROUND([.$L20]*INDEX([.K$93:.K$253];[.$E20]+INDEX([.$A$39:.$A$49];[.$D20];1)-1;1);0);1))))" office:value-type="float" office:value="12" calcext:value-type="float">
            <text:p>12</text:p>
          </table:table-cell>
          <table:table-cell table:style-name="ce371" table:formula="of:=IF([.$F20]=0;0;[.$F20]*IF(OR([.$A20]=0;[.$D20]&lt;1;[.$D20]&gt;11;[.$E20]&lt;1;[.$E20]&gt;INDEX([.$B$39:.$B$49];[.$D20];1));0;IF(INDEX([.L$93:.L$253];[.$E20]+INDEX([.$A$39:.$A$49];[.$D20];1)-1;1)=0;0;MAX(ROUND([.$L20]*INDEX([.L$93:.L$253];[.$E20]+INDEX([.$A$39:.$A$49];[.$D20];1)-1;1);0);1))))" office:value-type="float" office:value="3" calcext:value-type="float">
            <text:p>3</text:p>
          </table:table-cell>
          <table:table-cell table:style-name="ce389" table:formula="of:=IF([.$F20]=0;0;[.$F20]*IF(OR([.$A20]=0;[.$D20]&lt;1;[.$D20]&gt;11;[.$E20]&lt;1;[.$E20]&gt;INDEX([.$B$39:.$B$49];[.$D20];1));0;IF(INDEX([.M$93:.M$253];[.$E20]+INDEX([.$A$39:.$A$49];[.$D20];1)-1;1)=0;0;MAX(ROUND([.$L20]*INDEX([.M$93:.M$253];[.$E20]+INDEX([.$A$39:.$A$49];[.$D20];1)-1;1);0);1))))" office:value-type="float" office:value="9" calcext:value-type="float">
            <text:p>9</text:p>
          </table:table-cell>
          <table:table-cell table:style-name="ce354" table:formula="of:=IF([.$F20]=0;0;[.$F20]*IF(OR([.$A20]=0;[.$D20]&lt;1;[.$D20]&gt;11;[.$E20]&lt;1;[.$E20]&gt;INDEX([.$B$39:.$B$49];[.$D20];1));0;IF(INDEX([.N$93:.N$253];[.$E20]+INDEX([.$A$39:.$A$49];[.$D20];1)-1;1)=0;0;MAX(ROUND([.$L20]*INDEX([.N$93:.N$253];[.$E20]+INDEX([.$A$39:.$A$49];[.$D20];1)-1;1);0);1))))" office:value-type="float" office:value="27" calcext:value-type="float">
            <text:p>27</text:p>
          </table:table-cell>
          <table:table-cell table:style-name="ce379" table:formula="of:=IF([.$F20]=0;&quot;&quot;;INDEX([.E$93:.E$253];[.$E20]+INDEX([.$A$39:.$A$49];[.$D20];1)-1;1))" office:value-type="float" office:value="12" calcext:value-type="float">
            <text:p>12</text:p>
          </table:table-cell>
          <table:table-cell table:style-name="ce371" table:formula="of:=IF([.$F20]=0;&quot;&quot;;INDEX([.F$93:.F$253];[.$E20]+INDEX([.$A$39:.$A$49];[.$D20];1)-1;1))" office:value-type="float" office:value="0" calcext:value-type="float">
            <text:p>0</text:p>
          </table:table-cell>
          <table:table-cell table:style-name="ce371" table:formula="of:=IF([.$F20]=0;&quot;&quot;;INDEX([.G$93:.G$253];[.$E20]+INDEX([.$A$39:.$A$49];[.$D20];1)-1;1))" office:value-type="float" office:value="9" calcext:value-type="float">
            <text:p>9</text:p>
          </table:table-cell>
          <table:table-cell table:style-name="ce371" table:formula="of:=IF([.$F20]=0;&quot;&quot;;INDEX([.H$93:.H$253];[.$E20]+INDEX([.$A$39:.$A$49];[.$D20];1)-1;1))" office:value-type="float" office:value="0" calcext:value-type="float">
            <text:p>0</text:p>
          </table:table-cell>
          <table:table-cell table:style-name="ce371" table:formula="of:=IF([.$F20]=0;&quot;&quot;;INDEX([.I$93:.I$253];[.$E20]+INDEX([.$A$39:.$A$49];[.$D20];1)-1;1))" office:value-type="float" office:value="9" calcext:value-type="float">
            <text:p>9</text:p>
          </table:table-cell>
          <table:table-cell table:style-name="ce389" table:formula="of:=IF([.$F20]=0;&quot;&quot;;INDEX([.J$93:.J$253];[.$E20]+INDEX([.$A$39:.$A$49];[.$D20];1)-1;1))" office:value-type="float" office:value="0" calcext:value-type="float">
            <text:p>0</text:p>
          </table:table-cell>
          <table:table-cell table:style-name="ce354" table:formula="of:=IF([.F20]=0;0;[.F20]*INDEX([.O$93:.O$253];[.$E20]+INDEX([.$A$39:.$A$49];[.$D20];1)-1;1))" office:value-type="float" office:value="30" calcext:value-type="float">
            <text:p>30</text:p>
          </table:table-cell>
          <table:table-cell/>
          <table:table-cell table:formula="of:=INDEX([.X$38:.X$74];[.E$14];1)" office:value-type="float" office:value="5" calcext:value-type="float">
            <text:p>5</text:p>
          </table:table-cell>
          <table:table-cell office:value-type="string" calcext:value-type="string">
            <text:p>Mech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364" table:formula="of:=[.F20]*IF([.F20]=0;0;INDEX([.P$93:.P$253];[.$E20]+INDEX([.$A$39:.$A$49];[.$D20];1)-1;1))" office:value-type="float" office:value="0" calcext:value-type="float">
            <text:p>0</text:p>
          </table:table-cell>
          <table:table-cell table:formula="of:=IF([.$F20]=0;&quot;&quot;;INDEX([.Q$93:.Q$253];[.$E20]+INDEX([.$A$39:.$A$49];[.$D20];1)-1;1))" office:value-type="float" office:value="0" calcext:value-type="float">
            <text:p>0</text:p>
          </table:table-cell>
          <table:table-cell table:formula="of:=IF([.$F20]=0;&quot;&quot;;INDEX([.R$93:.R$253];[.$E20]+INDEX([.$A$39:.$A$49];[.$D20];1)-1;1))" office:value-type="float" office:value="0" calcext:value-type="float">
            <text:p>0</text:p>
          </table:table-cell>
          <table:table-cell table:formula="of:=IF([.$F20]=0;&quot;&quot;;INDEX([.S$93:.S$253];[.$E20]+INDEX([.$A$39:.$A$49];[.$D20];1)-1;1))" office:value-type="float" office:value="0" calcext:value-type="float">
            <text:p>0</text:p>
          </table:table-cell>
          <table:table-cell table:formula="of:=IF([.$F20]=0;&quot;&quot;;INDEX([.T$93:.T$253];[.$E20]+INDEX([.$A$39:.$A$49];[.$D20];1)-1;1))" office:value-type="float" office:value="0" calcext:value-type="float">
            <text:p>0</text:p>
          </table:table-cell>
          <table:table-cell table:formula="of:=IF([.$F20]=0;&quot;&quot;;INDEX([.U$93:.U$253];[.$E20]+INDEX([.$A$39:.$A$49];[.$D20];1)-1;1))" office:value-type="float" office:value="0" calcext:value-type="float">
            <text:p>0</text:p>
          </table:table-cell>
          <table:table-cell table:formula="of:=IF([.$F20]=0;&quot;&quot;;INDEX([.V$93:.V$253];[.$E20]+INDEX([.$A$39:.$A$49];[.$D20];1)-1;1))" office:value-type="float" office:value="0" calcext:value-type="float">
            <text:p>0</text:p>
          </table:table-cell>
          <table:table-cell table:formula="of:=IF([.$F20]=0;&quot;&quot;;INDEX([.W$93:.W$253];[.$E20]+INDEX([.$A$39:.$A$49];[.$D20];1)-1;1))" office:value-type="float" office:value="0" calcext:value-type="float">
            <text:p>0</text:p>
          </table:table-cell>
          <table:table-cell table:formula="of:=IF([.$F20]=0;&quot;&quot;;INDEX([.X$93:.X$253];[.$E20]+INDEX([.$A$39:.$A$49];[.$D20];1)-1;1))" office:value-type="float" office:value="0" calcext:value-type="float">
            <text:p>0</text:p>
          </table:table-cell>
          <table:table-cell table:formula="of:=IF([.$F20]=0;&quot;&quot;;INDEX([.Y$93:.Y$253];[.$E20]+INDEX([.$A$39:.$A$49];[.$D20];1)-1;1))" office:value-type="float" office:value="0" calcext:value-type="float">
            <text:p>0</text:p>
          </table:table-cell>
          <table:table-cell table:formula="of:=IF([.$F20]=0;&quot;&quot;;INDEX([.Z$93:.Z$253];[.$E20]+INDEX([.$A$39:.$A$49];[.$D20];1)-1;1))" office:value-type="float" office:value="0" calcext:value-type="float">
            <text:p>0</text:p>
          </table:table-cell>
          <table:table-cell table:formula="of:=IF([.$F20]=0;&quot;&quot;;INDEX([.AA$93:.AA$253];[.$E20]+INDEX([.$A$39:.$A$49];[.$D20];1)-1;1))" office:value-type="float" office:value="0" calcext:value-type="float">
            <text:p>0</text:p>
          </table:table-cell>
          <table:table-cell table:formula="of:=IF([.$F20]=0;&quot;&quot;;INDEX([.AB$93:.AB$253];[.$E20]+INDEX([.$A$39:.$A$49];[.$D20];1)-1;1))" office:value-type="float" office:value="0" calcext:value-type="float">
            <text:p>0</text:p>
          </table:table-cell>
          <table:table-cell table:formula="of:=IF([.$F20]=0;&quot;&quot;;INDEX([.AC$93:.AC$253];[.$E20]+INDEX([.$A$39:.$A$49];[.$D20];1)-1;1))" office:value-type="float" office:value="0" calcext:value-type="float">
            <text:p>0</text:p>
          </table:table-cell>
          <table:table-cell table:formula="of:=IF([.$F20]=0;&quot;&quot;;INDEX([.AD$93:.AD$253];[.$E20]+INDEX([.$A$39:.$A$49];[.$D20];1)-1;1))" office:value-type="float" office:value="0" calcext:value-type="float">
            <text:p>0</text:p>
          </table:table-cell>
          <table:table-cell table:formula="of:=IF([.$F20]=0;&quot;&quot;;INDEX([.AE$93:.AE$253];[.$E20]+INDEX([.$A$39:.$A$49];[.$D20];1)-1;1))" office:value-type="float" office:value="0" calcext:value-type="float">
            <text:p>0</text:p>
          </table:table-cell>
          <table:table-cell table:formula="of:=IF([.$F20]=0;&quot;&quot;;INDEX([.AF$93:.AF$253];[.$E20]+INDEX([.$A$39:.$A$49];[.$D20];1)-1;1))" office:value-type="float" office:value="0" calcext:value-type="float">
            <text:p>0</text:p>
          </table:table-cell>
          <table:table-cell table:formula="of:=IF([.$F20]=0;&quot;&quot;;INDEX([.AG$93:.AG$253];[.$E20]+INDEX([.$A$39:.$A$49];[.$D20];1)-1;1))" office:value-type="float" office:value="0" calcext:value-type="float">
            <text:p>0</text:p>
          </table:table-cell>
          <table:table-cell table:formula="of:=IF([.$F20]=0;&quot;&quot;;INDEX([.AH$93:.AH$253];[.$E20]+INDEX([.$A$39:.$A$49];[.$D20];1)-1;1))" office:value-type="float" office:value="0" calcext:value-type="float">
            <text:p>0</text:p>
          </table:table-cell>
          <table:table-cell table:formula="of:=IF([.$F20]=0;&quot;&quot;;INDEX([.AI$93:.AI$253];[.$E20]+INDEX([.$A$39:.$A$49];[.$D20];1)-1;1))" office:value-type="float" office:value="0" calcext:value-type="float">
            <text:p>0</text:p>
          </table:table-cell>
          <table:table-cell table:formula="of:=IF([.$F20]=0;&quot;&quot;;INDEX([.AJ$93:.AJ$253];[.$E20]+INDEX([.$A$39:.$A$49];[.$D20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AA$38:.AA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21]+1;1)" office:value-type="string" office:string-value="General Purpose" calcext:value-type="string">
            <text:p>General Purpose</text:p>
          </table:table-cell>
          <table:table-cell table:number-columns-repeated="2" table:style-name="ce355" office:value-type="float" office:value="10" calcext:value-type="float">
            <text:p>10</text:p>
          </table:table-cell>
          <table:table-cell table:style-name="ce375" table:formula="of:=IF(OR([.D21]&lt;1;[.D21]&gt;11;[.E21]&lt;1);0;IF([.E21]&gt;INDEX([.B$39:.B$49];[.D21];1);0;IF(INDEX([.AB$15:.AL$32];[.Y21];[.D21])=0;0;MIN([.A21];[.B21]))))" office:value-type="float" office:value="3" calcext:value-type="float">
            <text:p>3</text:p>
          </table:table-cell>
          <table:table-cell table:style-name="ce359" table:formula="of:=IF([.F21]=0;&quot;&quot;;INDEX([.D$93:.D$253];[.$E21]+INDEX([.$A$39:.$A$49];[.$D21];1)-1;1))" office:value-type="string" office:string-value="Langston Shell&lt;MT&gt;" calcext:value-type="string">
            <text:p>Langston Shell&lt;MT&gt;</text:p>
          </table:table-cell>
          <table:table-cell table:style-name="ce364" table:number-columns-repeated="3"/>
          <table:table-cell table:style-name="ce379" table:formula="of:=IF([.F21]=0;0;MAX(IF(SUM([.Q21:.V21])=0;MIN([.E$4:.J$4]);MIN(IF([.Q21]=0;99;[.E$4]-[.Q21]);IF([.R21]=0;99;[.F$4]-[.R21]);IF([.S21]=0;99;[.G$4]-[.S21]);IF([.T21]=0;99;[.H$4]-[.T21]);IF([.U21]=0;99;[.I$4]-[.U21]);IF([.V21]=0;99;[.J$4]-[.V21])));0))" office:value-type="float" office:value="14" calcext:value-type="float">
            <text:p>14</text:p>
          </table:table-cell>
          <table:table-cell table:style-name="ce383" table:formula="of:=IF(AND([.B$3]=1;[.K21]=0;SUM([.Q21:.V21])&gt;0);2;MAX(1-([.K21]*IF([.B$3]=1;0.05;0.04));IF([.B$3]=1;0.2;0.28)))*IF(OR([.$D21]=2;[.$D21]=11);IF([.$B$1]=2;1.25;IF([.$B$1]=3;0.75;1));1)" office:value-type="percentage" office:value="0.44" calcext:value-type="percentage">
            <text:p>44 %</text:p>
          </table:table-cell>
          <table:table-cell table:style-name="ce379" table:formula="of:=IF([.$F21]=0;0;[.$F21]*IF(OR([.$A21]=0;[.$D21]&lt;1;[.$D21]&gt;11;[.$E21]&lt;1;[.$E21]&gt;INDEX([.$B$39:.$B$49];[.$D21];1));0;IF(INDEX([.K$93:.K$253];[.$E21]+INDEX([.$A$39:.$A$49];[.$D21];1)-1;1)=0;0;MAX(ROUND([.$L21]*INDEX([.K$93:.K$253];[.$E21]+INDEX([.$A$39:.$A$49];[.$D21];1)-1;1);0);1))))" office:value-type="float" office:value="12" calcext:value-type="float">
            <text:p>12</text:p>
          </table:table-cell>
          <table:table-cell table:style-name="ce371" table:formula="of:=IF([.$F21]=0;0;[.$F21]*IF(OR([.$A21]=0;[.$D21]&lt;1;[.$D21]&gt;11;[.$E21]&lt;1;[.$E21]&gt;INDEX([.$B$39:.$B$49];[.$D21];1));0;IF(INDEX([.L$93:.L$253];[.$E21]+INDEX([.$A$39:.$A$49];[.$D21];1)-1;1)=0;0;MAX(ROUND([.$L21]*INDEX([.L$93:.L$253];[.$E21]+INDEX([.$A$39:.$A$49];[.$D21];1)-1;1);0);1))))" office:value-type="float" office:value="3" calcext:value-type="float">
            <text:p>3</text:p>
          </table:table-cell>
          <table:table-cell table:style-name="ce389" table:formula="of:=IF([.$F21]=0;0;[.$F21]*IF(OR([.$A21]=0;[.$D21]&lt;1;[.$D21]&gt;11;[.$E21]&lt;1;[.$E21]&gt;INDEX([.$B$39:.$B$49];[.$D21];1));0;IF(INDEX([.M$93:.M$253];[.$E21]+INDEX([.$A$39:.$A$49];[.$D21];1)-1;1)=0;0;MAX(ROUND([.$L21]*INDEX([.M$93:.M$253];[.$E21]+INDEX([.$A$39:.$A$49];[.$D21];1)-1;1);0);1))))" office:value-type="float" office:value="9" calcext:value-type="float">
            <text:p>9</text:p>
          </table:table-cell>
          <table:table-cell table:style-name="ce354" table:formula="of:=IF([.$F21]=0;0;[.$F21]*IF(OR([.$A21]=0;[.$D21]&lt;1;[.$D21]&gt;11;[.$E21]&lt;1;[.$E21]&gt;INDEX([.$B$39:.$B$49];[.$D21];1));0;IF(INDEX([.N$93:.N$253];[.$E21]+INDEX([.$A$39:.$A$49];[.$D21];1)-1;1)=0;0;MAX(ROUND([.$L21]*INDEX([.N$93:.N$253];[.$E21]+INDEX([.$A$39:.$A$49];[.$D21];1)-1;1);0);1))))" office:value-type="float" office:value="27" calcext:value-type="float">
            <text:p>27</text:p>
          </table:table-cell>
          <table:table-cell table:style-name="ce379" table:formula="of:=IF([.$F21]=0;&quot;&quot;;INDEX([.E$93:.E$253];[.$E21]+INDEX([.$A$39:.$A$49];[.$D21];1)-1;1))" office:value-type="float" office:value="12" calcext:value-type="float">
            <text:p>12</text:p>
          </table:table-cell>
          <table:table-cell table:style-name="ce371" table:formula="of:=IF([.$F21]=0;&quot;&quot;;INDEX([.F$93:.F$253];[.$E21]+INDEX([.$A$39:.$A$49];[.$D21];1)-1;1))" office:value-type="float" office:value="0" calcext:value-type="float">
            <text:p>0</text:p>
          </table:table-cell>
          <table:table-cell table:style-name="ce371" table:formula="of:=IF([.$F21]=0;&quot;&quot;;INDEX([.G$93:.G$253];[.$E21]+INDEX([.$A$39:.$A$49];[.$D21];1)-1;1))" office:value-type="float" office:value="9" calcext:value-type="float">
            <text:p>9</text:p>
          </table:table-cell>
          <table:table-cell table:style-name="ce371" table:formula="of:=IF([.$F21]=0;&quot;&quot;;INDEX([.H$93:.H$253];[.$E21]+INDEX([.$A$39:.$A$49];[.$D21];1)-1;1))" office:value-type="float" office:value="0" calcext:value-type="float">
            <text:p>0</text:p>
          </table:table-cell>
          <table:table-cell table:style-name="ce371" table:formula="of:=IF([.$F21]=0;&quot;&quot;;INDEX([.I$93:.I$253];[.$E21]+INDEX([.$A$39:.$A$49];[.$D21];1)-1;1))" office:value-type="float" office:value="9" calcext:value-type="float">
            <text:p>9</text:p>
          </table:table-cell>
          <table:table-cell table:style-name="ce389" table:formula="of:=IF([.$F21]=0;&quot;&quot;;INDEX([.J$93:.J$253];[.$E21]+INDEX([.$A$39:.$A$49];[.$D21];1)-1;1))" office:value-type="float" office:value="0" calcext:value-type="float">
            <text:p>0</text:p>
          </table:table-cell>
          <table:table-cell table:style-name="ce354" table:formula="of:=IF([.F21]=0;0;[.F21]*INDEX([.O$93:.O$253];[.$E21]+INDEX([.$A$39:.$A$49];[.$D21];1)-1;1))" office:value-type="float" office:value="30" calcext:value-type="float">
            <text:p>30</text:p>
          </table:table-cell>
          <table:table-cell/>
          <table:table-cell table:formula="of:=INDEX([.Z$38:.Z$74];[.E$14];1)" office:value-type="float" office:value="5" calcext:value-type="float">
            <text:p>5</text:p>
          </table:table-cell>
          <table:table-cell office:value-type="string" calcext:value-type="string">
            <text:p>Mine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64" table:formula="of:=[.F21]*IF([.F21]=0;0;INDEX([.P$93:.P$253];[.$E21]+INDEX([.$A$39:.$A$49];[.$D21];1)-1;1))" office:value-type="float" office:value="0" calcext:value-type="float">
            <text:p>0</text:p>
          </table:table-cell>
          <table:table-cell table:formula="of:=IF([.$F21]=0;&quot;&quot;;INDEX([.Q$93:.Q$253];[.$E21]+INDEX([.$A$39:.$A$49];[.$D21];1)-1;1))" office:value-type="float" office:value="0" calcext:value-type="float">
            <text:p>0</text:p>
          </table:table-cell>
          <table:table-cell table:formula="of:=IF([.$F21]=0;&quot;&quot;;INDEX([.R$93:.R$253];[.$E21]+INDEX([.$A$39:.$A$49];[.$D21];1)-1;1))" office:value-type="float" office:value="0" calcext:value-type="float">
            <text:p>0</text:p>
          </table:table-cell>
          <table:table-cell table:formula="of:=IF([.$F21]=0;&quot;&quot;;INDEX([.S$93:.S$253];[.$E21]+INDEX([.$A$39:.$A$49];[.$D21];1)-1;1))" office:value-type="float" office:value="0" calcext:value-type="float">
            <text:p>0</text:p>
          </table:table-cell>
          <table:table-cell table:formula="of:=IF([.$F21]=0;&quot;&quot;;INDEX([.T$93:.T$253];[.$E21]+INDEX([.$A$39:.$A$49];[.$D21];1)-1;1))" office:value-type="float" office:value="0" calcext:value-type="float">
            <text:p>0</text:p>
          </table:table-cell>
          <table:table-cell table:formula="of:=IF([.$F21]=0;&quot;&quot;;INDEX([.U$93:.U$253];[.$E21]+INDEX([.$A$39:.$A$49];[.$D21];1)-1;1))" office:value-type="float" office:value="0" calcext:value-type="float">
            <text:p>0</text:p>
          </table:table-cell>
          <table:table-cell table:formula="of:=IF([.$F21]=0;&quot;&quot;;INDEX([.V$93:.V$253];[.$E21]+INDEX([.$A$39:.$A$49];[.$D21];1)-1;1))" office:value-type="float" office:value="0" calcext:value-type="float">
            <text:p>0</text:p>
          </table:table-cell>
          <table:table-cell table:formula="of:=IF([.$F21]=0;&quot;&quot;;INDEX([.W$93:.W$253];[.$E21]+INDEX([.$A$39:.$A$49];[.$D21];1)-1;1))" office:value-type="float" office:value="0" calcext:value-type="float">
            <text:p>0</text:p>
          </table:table-cell>
          <table:table-cell table:formula="of:=IF([.$F21]=0;&quot;&quot;;INDEX([.X$93:.X$253];[.$E21]+INDEX([.$A$39:.$A$49];[.$D21];1)-1;1))" office:value-type="float" office:value="0" calcext:value-type="float">
            <text:p>0</text:p>
          </table:table-cell>
          <table:table-cell table:formula="of:=IF([.$F21]=0;&quot;&quot;;INDEX([.Y$93:.Y$253];[.$E21]+INDEX([.$A$39:.$A$49];[.$D21];1)-1;1))" office:value-type="float" office:value="0" calcext:value-type="float">
            <text:p>0</text:p>
          </table:table-cell>
          <table:table-cell table:formula="of:=IF([.$F21]=0;&quot;&quot;;INDEX([.Z$93:.Z$253];[.$E21]+INDEX([.$A$39:.$A$49];[.$D21];1)-1;1))" office:value-type="float" office:value="0" calcext:value-type="float">
            <text:p>0</text:p>
          </table:table-cell>
          <table:table-cell table:formula="of:=IF([.$F21]=0;&quot;&quot;;INDEX([.AA$93:.AA$253];[.$E21]+INDEX([.$A$39:.$A$49];[.$D21];1)-1;1))" office:value-type="float" office:value="0" calcext:value-type="float">
            <text:p>0</text:p>
          </table:table-cell>
          <table:table-cell table:formula="of:=IF([.$F21]=0;&quot;&quot;;INDEX([.AB$93:.AB$253];[.$E21]+INDEX([.$A$39:.$A$49];[.$D21];1)-1;1))" office:value-type="float" office:value="0" calcext:value-type="float">
            <text:p>0</text:p>
          </table:table-cell>
          <table:table-cell table:formula="of:=IF([.$F21]=0;&quot;&quot;;INDEX([.AC$93:.AC$253];[.$E21]+INDEX([.$A$39:.$A$49];[.$D21];1)-1;1))" office:value-type="float" office:value="0" calcext:value-type="float">
            <text:p>0</text:p>
          </table:table-cell>
          <table:table-cell table:formula="of:=IF([.$F21]=0;&quot;&quot;;INDEX([.AD$93:.AD$253];[.$E21]+INDEX([.$A$39:.$A$49];[.$D21];1)-1;1))" office:value-type="float" office:value="0" calcext:value-type="float">
            <text:p>0</text:p>
          </table:table-cell>
          <table:table-cell table:formula="of:=IF([.$F21]=0;&quot;&quot;;INDEX([.AE$93:.AE$253];[.$E21]+INDEX([.$A$39:.$A$49];[.$D21];1)-1;1))" office:value-type="float" office:value="0" calcext:value-type="float">
            <text:p>0</text:p>
          </table:table-cell>
          <table:table-cell table:formula="of:=IF([.$F21]=0;&quot;&quot;;INDEX([.AF$93:.AF$253];[.$E21]+INDEX([.$A$39:.$A$49];[.$D21];1)-1;1))" office:value-type="float" office:value="0" calcext:value-type="float">
            <text:p>0</text:p>
          </table:table-cell>
          <table:table-cell table:formula="of:=IF([.$F21]=0;&quot;&quot;;INDEX([.AG$93:.AG$253];[.$E21]+INDEX([.$A$39:.$A$49];[.$D21];1)-1;1))" office:value-type="float" office:value="0" calcext:value-type="float">
            <text:p>0</text:p>
          </table:table-cell>
          <table:table-cell table:formula="of:=IF([.$F21]=0;&quot;&quot;;INDEX([.AH$93:.AH$253];[.$E21]+INDEX([.$A$39:.$A$49];[.$D21];1)-1;1))" office:value-type="float" office:value="0" calcext:value-type="float">
            <text:p>0</text:p>
          </table:table-cell>
          <table:table-cell table:formula="of:=IF([.$F21]=0;&quot;&quot;;INDEX([.AI$93:.AI$253];[.$E21]+INDEX([.$A$39:.$A$49];[.$D21];1)-1;1))" office:value-type="float" office:value="0" calcext:value-type="float">
            <text:p>0</text:p>
          </table:table-cell>
          <table:table-cell table:formula="of:=IF([.$F21]=0;&quot;&quot;;INDEX([.AJ$93:.AJ$253];[.$E21]+INDEX([.$A$39:.$A$49];[.$D21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AC$38:.AC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22]+1;1)" office:value-type="string" office:string-value="General Purpose" calcext:value-type="string">
            <text:p>General Purpose</text:p>
          </table:table-cell>
          <table:table-cell table:style-name="ce355" office:value-type="float" office:value="4" calcext:value-type="float">
            <text:p>4</text:p>
          </table:table-cell>
          <table:table-cell table:style-name="ce355" office:value-type="float" office:value="17" calcext:value-type="float">
            <text:p>17</text:p>
          </table:table-cell>
          <table:table-cell table:style-name="ce375" table:formula="of:=IF(OR([.D22]&lt;1;[.D22]&gt;11;[.E22]&lt;1);0;IF([.E22]&gt;INDEX([.B$39:.B$49];[.D22];1);0;IF(INDEX([.AB$15:.AL$32];[.Y22];[.D22])=0;0;MIN([.A22];[.B22]))))" office:value-type="float" office:value="3" calcext:value-type="float">
            <text:p>3</text:p>
          </table:table-cell>
          <table:table-cell table:style-name="ce359" table:formula="of:=IF([.F22]=0;&quot;&quot;;INDEX([.D$93:.D$253];[.$E22]+INDEX([.$A$39:.$A$49];[.$D22];1)-1;1))" office:value-type="string" office:string-value="Multi Function Pod&lt;MT&gt;" calcext:value-type="string">
            <text:p>Multi Function Pod&lt;MT&gt;</text:p>
          </table:table-cell>
          <table:table-cell table:style-name="ce364" table:number-columns-repeated="3"/>
          <table:table-cell table:style-name="ce379" table:formula="of:=IF([.F22]=0;0;MAX(IF(SUM([.Q22:.V22])=0;MIN([.E$4:.J$4]);MIN(IF([.Q22]=0;99;[.E$4]-[.Q22]);IF([.R22]=0;99;[.F$4]-[.R22]);IF([.S22]=0;99;[.G$4]-[.S22]);IF([.T22]=0;99;[.H$4]-[.T22]);IF([.U22]=0;99;[.I$4]-[.U22]);IF([.V22]=0;99;[.J$4]-[.V22])));0))" office:value-type="float" office:value="15" calcext:value-type="float">
            <text:p>15</text:p>
          </table:table-cell>
          <table:table-cell table:style-name="ce383" table:formula="of:=IF(AND([.B$3]=1;[.K22]=0;SUM([.Q22:.V22])&gt;0);2;MAX(1-([.K22]*IF([.B$3]=1;0.05;0.04));IF([.B$3]=1;0.2;0.28)))*IF(OR([.$D22]=2;[.$D22]=11);IF([.$B$1]=2;1.25;IF([.$B$1]=3;0.75;1));1)" office:value-type="percentage" office:value="0.4" calcext:value-type="percentage">
            <text:p>40 %</text:p>
          </table:table-cell>
          <table:table-cell table:style-name="ce379" table:formula="of:=IF([.$F22]=0;0;[.$F22]*IF(OR([.$A22]=0;[.$D22]&lt;1;[.$D22]&gt;11;[.$E22]&lt;1;[.$E22]&gt;INDEX([.$B$39:.$B$49];[.$D22];1));0;IF(INDEX([.K$93:.K$253];[.$E22]+INDEX([.$A$39:.$A$49];[.$D22];1)-1;1)=0;0;MAX(ROUND([.$L22]*INDEX([.K$93:.K$253];[.$E22]+INDEX([.$A$39:.$A$49];[.$D22];1)-1;1);0);1))))" office:value-type="float" office:value="6" calcext:value-type="float">
            <text:p>6</text:p>
          </table:table-cell>
          <table:table-cell table:style-name="ce371" table:formula="of:=IF([.$F22]=0;0;[.$F22]*IF(OR([.$A22]=0;[.$D22]&lt;1;[.$D22]&gt;11;[.$E22]&lt;1;[.$E22]&gt;INDEX([.$B$39:.$B$49];[.$D22];1));0;IF(INDEX([.L$93:.L$253];[.$E22]+INDEX([.$A$39:.$A$49];[.$D22];1)-1;1)=0;0;MAX(ROUND([.$L22]*INDEX([.L$93:.L$253];[.$E22]+INDEX([.$A$39:.$A$49];[.$D22];1)-1;1);0);1))))" office:value-type="float" office:value="0" calcext:value-type="float">
            <text:p>0</text:p>
          </table:table-cell>
          <table:table-cell table:style-name="ce389" table:formula="of:=IF([.$F22]=0;0;[.$F22]*IF(OR([.$A22]=0;[.$D22]&lt;1;[.$D22]&gt;11;[.$E22]&lt;1;[.$E22]&gt;INDEX([.$B$39:.$B$49];[.$D22];1));0;IF(INDEX([.M$93:.M$253];[.$E22]+INDEX([.$A$39:.$A$49];[.$D22];1)-1;1)=0;0;MAX(ROUND([.$L22]*INDEX([.M$93:.M$253];[.$E22]+INDEX([.$A$39:.$A$49];[.$D22];1)-1;1);0);1))))" office:value-type="float" office:value="6" calcext:value-type="float">
            <text:p>6</text:p>
          </table:table-cell>
          <table:table-cell table:style-name="ce354" table:formula="of:=IF([.$F22]=0;0;[.$F22]*IF(OR([.$A22]=0;[.$D22]&lt;1;[.$D22]&gt;11;[.$E22]&lt;1;[.$E22]&gt;INDEX([.$B$39:.$B$49];[.$D22];1));0;IF(INDEX([.N$93:.N$253];[.$E22]+INDEX([.$A$39:.$A$49];[.$D22];1)-1;1)=0;0;MAX(ROUND([.$L22]*INDEX([.N$93:.N$253];[.$E22]+INDEX([.$A$39:.$A$49];[.$D22];1)-1;1);0);1))))" office:value-type="float" office:value="18" calcext:value-type="float">
            <text:p>18</text:p>
          </table:table-cell>
          <table:table-cell table:style-name="ce379" table:formula="of:=IF([.$F22]=0;&quot;&quot;;INDEX([.E$93:.E$253];[.$E22]+INDEX([.$A$39:.$A$49];[.$D22];1)-1;1))" office:value-type="float" office:value="11" calcext:value-type="float">
            <text:p>11</text:p>
          </table:table-cell>
          <table:table-cell table:style-name="ce371" table:formula="of:=IF([.$F22]=0;&quot;&quot;;INDEX([.F$93:.F$253];[.$E22]+INDEX([.$A$39:.$A$49];[.$D22];1)-1;1))" office:value-type="float" office:value="0" calcext:value-type="float">
            <text:p>0</text:p>
          </table:table-cell>
          <table:table-cell table:style-name="ce371" table:formula="of:=IF([.$F22]=0;&quot;&quot;;INDEX([.G$93:.G$253];[.$E22]+INDEX([.$A$39:.$A$49];[.$D22];1)-1;1))" office:value-type="float" office:value="11" calcext:value-type="float">
            <text:p>11</text:p>
          </table:table-cell>
          <table:table-cell table:style-name="ce371" table:formula="of:=IF([.$F22]=0;&quot;&quot;;INDEX([.H$93:.H$253];[.$E22]+INDEX([.$A$39:.$A$49];[.$D22];1)-1;1))" office:value-type="float" office:value="0" calcext:value-type="float">
            <text:p>0</text:p>
          </table:table-cell>
          <table:table-cell table:style-name="ce371" table:formula="of:=IF([.$F22]=0;&quot;&quot;;INDEX([.I$93:.I$253];[.$E22]+INDEX([.$A$39:.$A$49];[.$D22];1)-1;1))" office:value-type="float" office:value="11" calcext:value-type="float">
            <text:p>11</text:p>
          </table:table-cell>
          <table:table-cell table:style-name="ce389" table:formula="of:=IF([.$F22]=0;&quot;&quot;;INDEX([.J$93:.J$253];[.$E22]+INDEX([.$A$39:.$A$49];[.$D22];1)-1;1))" office:value-type="float" office:value="0" calcext:value-type="float">
            <text:p>0</text:p>
          </table:table-cell>
          <table:table-cell table:style-name="ce354" table:formula="of:=IF([.F22]=0;0;[.F22]*INDEX([.O$93:.O$253];[.$E22]+INDEX([.$A$39:.$A$49];[.$D22];1)-1;1))" office:value-type="float" office:value="6" calcext:value-type="float">
            <text:p>6</text:p>
          </table:table-cell>
          <table:table-cell/>
          <table:table-cell table:formula="of:=INDEX([.AB$38:.AB$74];[.E$14];1)" office:value-type="float" office:value="5" calcext:value-type="float">
            <text:p>5</text:p>
          </table:table-cell>
          <table:table-cell office:value-type="string" calcext:value-type="string">
            <text:p>Mine/Elect/Me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64" table:formula="of:=[.F22]*IF([.F22]=0;0;INDEX([.P$93:.P$253];[.$E22]+INDEX([.$A$39:.$A$49];[.$D22];1)-1;1))" office:value-type="float" office:value="0.75" calcext:value-type="float">
            <text:p>0,75</text:p>
          </table:table-cell>
          <table:table-cell table:formula="of:=IF([.$F22]=0;&quot;&quot;;INDEX([.Q$93:.Q$253];[.$E22]+INDEX([.$A$39:.$A$49];[.$D22];1)-1;1))" office:value-type="float" office:value="0" calcext:value-type="float">
            <text:p>0</text:p>
          </table:table-cell>
          <table:table-cell table:formula="of:=IF([.$F22]=0;&quot;&quot;;INDEX([.R$93:.R$253];[.$E22]+INDEX([.$A$39:.$A$49];[.$D22];1)-1;1))" office:value-type="float" office:value="0" calcext:value-type="float">
            <text:p>0</text:p>
          </table:table-cell>
          <table:table-cell table:formula="of:=IF([.$F22]=0;&quot;&quot;;INDEX([.S$93:.S$253];[.$E22]+INDEX([.$A$39:.$A$49];[.$D22];1)-1;1))" office:value-type="float" office:value="0" calcext:value-type="float">
            <text:p>0</text:p>
          </table:table-cell>
          <table:table-cell table:formula="of:=IF([.$F22]=0;&quot;&quot;;INDEX([.T$93:.T$253];[.$E22]+INDEX([.$A$39:.$A$49];[.$D22];1)-1;1))" office:value-type="float" office:value="0" calcext:value-type="float">
            <text:p>0</text:p>
          </table:table-cell>
          <table:table-cell table:formula="of:=IF([.$F22]=0;&quot;&quot;;INDEX([.U$93:.U$253];[.$E22]+INDEX([.$A$39:.$A$49];[.$D22];1)-1;1))" office:value-type="float" office:value="0" calcext:value-type="float">
            <text:p>0</text:p>
          </table:table-cell>
          <table:table-cell table:formula="of:=IF([.$F22]=0;&quot;&quot;;INDEX([.V$93:.V$253];[.$E22]+INDEX([.$A$39:.$A$49];[.$D22];1)-1;1))" office:value-type="float" office:value="0" calcext:value-type="float">
            <text:p>0</text:p>
          </table:table-cell>
          <table:table-cell table:formula="of:=IF([.$F22]=0;&quot;&quot;;INDEX([.W$93:.W$253];[.$E22]+INDEX([.$A$39:.$A$49];[.$D22];1)-1;1))" office:value-type="float" office:value="0" calcext:value-type="float">
            <text:p>0</text:p>
          </table:table-cell>
          <table:table-cell table:formula="of:=IF([.$F22]=0;&quot;&quot;;INDEX([.X$93:.X$253];[.$E22]+INDEX([.$A$39:.$A$49];[.$D22];1)-1;1))" office:value-type="float" office:value="0" calcext:value-type="float">
            <text:p>0</text:p>
          </table:table-cell>
          <table:table-cell table:formula="of:=IF([.$F22]=0;&quot;&quot;;INDEX([.Y$93:.Y$253];[.$E22]+INDEX([.$A$39:.$A$49];[.$D22];1)-1;1))" office:value-type="float" office:value="0" calcext:value-type="float">
            <text:p>0</text:p>
          </table:table-cell>
          <table:table-cell table:formula="of:=IF([.$F22]=0;&quot;&quot;;INDEX([.Z$93:.Z$253];[.$E22]+INDEX([.$A$39:.$A$49];[.$D22];1)-1;1))" office:value-type="float" office:value="0" calcext:value-type="float">
            <text:p>0</text:p>
          </table:table-cell>
          <table:table-cell table:formula="of:=IF([.$F22]=0;&quot;&quot;;INDEX([.AA$93:.AA$253];[.$E22]+INDEX([.$A$39:.$A$49];[.$D22];1)-1;1))" office:value-type="float" office:value="0" calcext:value-type="float">
            <text:p>0</text:p>
          </table:table-cell>
          <table:table-cell table:formula="of:=IF([.$F22]=0;&quot;&quot;;INDEX([.AB$93:.AB$253];[.$E22]+INDEX([.$A$39:.$A$49];[.$D22];1)-1;1))" office:value-type="float" office:value="0" calcext:value-type="float">
            <text:p>0</text:p>
          </table:table-cell>
          <table:table-cell table:formula="of:=IF([.$F22]=0;&quot;&quot;;INDEX([.AC$93:.AC$253];[.$E22]+INDEX([.$A$39:.$A$49];[.$D22];1)-1;1))" office:value-type="float" office:value="0" calcext:value-type="float">
            <text:p>0</text:p>
          </table:table-cell>
          <table:table-cell table:formula="of:=IF([.$F22]=0;&quot;&quot;;INDEX([.AD$93:.AD$253];[.$E22]+INDEX([.$A$39:.$A$49];[.$D22];1)-1;1))" office:value-type="float" office:value="0" calcext:value-type="float">
            <text:p>0</text:p>
          </table:table-cell>
          <table:table-cell table:formula="of:=IF([.$F22]=0;&quot;&quot;;INDEX([.AE$93:.AE$253];[.$E22]+INDEX([.$A$39:.$A$49];[.$D22];1)-1;1))" office:value-type="float" office:value="0" calcext:value-type="float">
            <text:p>0</text:p>
          </table:table-cell>
          <table:table-cell table:formula="of:=IF([.$F22]=0;&quot;&quot;;INDEX([.AF$93:.AF$253];[.$E22]+INDEX([.$A$39:.$A$49];[.$D22];1)-1;1))" office:value-type="float" office:value="0" calcext:value-type="float">
            <text:p>0</text:p>
          </table:table-cell>
          <table:table-cell table:formula="of:=IF([.$F22]=0;&quot;&quot;;INDEX([.AG$93:.AG$253];[.$E22]+INDEX([.$A$39:.$A$49];[.$D22];1)-1;1))" office:value-type="float" office:value="0" calcext:value-type="float">
            <text:p>0</text:p>
          </table:table-cell>
          <table:table-cell table:formula="of:=IF([.$F22]=0;&quot;&quot;;INDEX([.AH$93:.AH$253];[.$E22]+INDEX([.$A$39:.$A$49];[.$D22];1)-1;1))" office:value-type="float" office:value="0" calcext:value-type="float">
            <text:p>0</text:p>
          </table:table-cell>
          <table:table-cell table:formula="of:=IF([.$F22]=0;&quot;&quot;;INDEX([.AI$93:.AI$253];[.$E22]+INDEX([.$A$39:.$A$49];[.$D22];1)-1;1))" office:value-type="float" office:value="0" calcext:value-type="float">
            <text:p>0</text:p>
          </table:table-cell>
          <table:table-cell table:formula="of:=IF([.$F22]=0;&quot;&quot;;INDEX([.AJ$93:.AJ$253];[.$E22]+INDEX([.$A$39:.$A$49];[.$D22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AE$38:.AE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23]+1;1)" office:value-type="string" office:string-value="General Purpose" calcext:value-type="string">
            <text:p>General Purpose</text:p>
          </table:table-cell>
          <table:table-cell table:style-name="ce355" office:value-type="float" office:value="4" calcext:value-type="float">
            <text:p>4</text:p>
          </table:table-cell>
          <table:table-cell table:style-name="ce355" office:value-type="float" office:value="17" calcext:value-type="float">
            <text:p>17</text:p>
          </table:table-cell>
          <table:table-cell table:style-name="ce375" table:formula="of:=IF(OR([.D23]&lt;1;[.D23]&gt;11;[.E23]&lt;1);0;IF([.E23]&gt;INDEX([.B$39:.B$49];[.D23];1);0;IF(INDEX([.AB$15:.AL$32];[.Y23];[.D23])=0;0;MIN([.A23];[.B23]))))" office:value-type="float" office:value="3" calcext:value-type="float">
            <text:p>3</text:p>
          </table:table-cell>
          <table:table-cell table:style-name="ce359" table:formula="of:=IF([.F23]=0;&quot;&quot;;INDEX([.D$93:.D$253];[.$E23]+INDEX([.$A$39:.$A$49];[.$D23];1)-1;1))" office:value-type="string" office:string-value="Multi Function Pod&lt;MT&gt;" calcext:value-type="string">
            <text:p>Multi Function Pod&lt;MT&gt;</text:p>
          </table:table-cell>
          <table:table-cell table:style-name="ce364" table:number-columns-repeated="3"/>
          <table:table-cell table:style-name="ce379" table:formula="of:=IF([.F23]=0;0;MAX(IF(SUM([.Q23:.V23])=0;MIN([.E$4:.J$4]);MIN(IF([.Q23]=0;99;[.E$4]-[.Q23]);IF([.R23]=0;99;[.F$4]-[.R23]);IF([.S23]=0;99;[.G$4]-[.S23]);IF([.T23]=0;99;[.H$4]-[.T23]);IF([.U23]=0;99;[.I$4]-[.U23]);IF([.V23]=0;99;[.J$4]-[.V23])));0))" office:value-type="float" office:value="15" calcext:value-type="float">
            <text:p>15</text:p>
          </table:table-cell>
          <table:table-cell table:style-name="ce383" table:formula="of:=IF(AND([.B$3]=1;[.K23]=0;SUM([.Q23:.V23])&gt;0);2;MAX(1-([.K23]*IF([.B$3]=1;0.05;0.04));IF([.B$3]=1;0.2;0.28)))*IF(OR([.$D23]=2;[.$D23]=11);IF([.$B$1]=2;1.25;IF([.$B$1]=3;0.75;1));1)" office:value-type="percentage" office:value="0.4" calcext:value-type="percentage">
            <text:p>40 %</text:p>
          </table:table-cell>
          <table:table-cell table:style-name="ce379" table:formula="of:=IF([.$F23]=0;0;[.$F23]*IF(OR([.$A23]=0;[.$D23]&lt;1;[.$D23]&gt;11;[.$E23]&lt;1;[.$E23]&gt;INDEX([.$B$39:.$B$49];[.$D23];1));0;IF(INDEX([.K$93:.K$253];[.$E23]+INDEX([.$A$39:.$A$49];[.$D23];1)-1;1)=0;0;MAX(ROUND([.$L23]*INDEX([.K$93:.K$253];[.$E23]+INDEX([.$A$39:.$A$49];[.$D23];1)-1;1);0);1))))" office:value-type="float" office:value="6" calcext:value-type="float">
            <text:p>6</text:p>
          </table:table-cell>
          <table:table-cell table:style-name="ce371" table:formula="of:=IF([.$F23]=0;0;[.$F23]*IF(OR([.$A23]=0;[.$D23]&lt;1;[.$D23]&gt;11;[.$E23]&lt;1;[.$E23]&gt;INDEX([.$B$39:.$B$49];[.$D23];1));0;IF(INDEX([.L$93:.L$253];[.$E23]+INDEX([.$A$39:.$A$49];[.$D23];1)-1;1)=0;0;MAX(ROUND([.$L23]*INDEX([.L$93:.L$253];[.$E23]+INDEX([.$A$39:.$A$49];[.$D23];1)-1;1);0);1))))" office:value-type="float" office:value="0" calcext:value-type="float">
            <text:p>0</text:p>
          </table:table-cell>
          <table:table-cell table:style-name="ce389" table:formula="of:=IF([.$F23]=0;0;[.$F23]*IF(OR([.$A23]=0;[.$D23]&lt;1;[.$D23]&gt;11;[.$E23]&lt;1;[.$E23]&gt;INDEX([.$B$39:.$B$49];[.$D23];1));0;IF(INDEX([.M$93:.M$253];[.$E23]+INDEX([.$A$39:.$A$49];[.$D23];1)-1;1)=0;0;MAX(ROUND([.$L23]*INDEX([.M$93:.M$253];[.$E23]+INDEX([.$A$39:.$A$49];[.$D23];1)-1;1);0);1))))" office:value-type="float" office:value="6" calcext:value-type="float">
            <text:p>6</text:p>
          </table:table-cell>
          <table:table-cell table:style-name="ce354" table:formula="of:=IF([.$F23]=0;0;[.$F23]*IF(OR([.$A23]=0;[.$D23]&lt;1;[.$D23]&gt;11;[.$E23]&lt;1;[.$E23]&gt;INDEX([.$B$39:.$B$49];[.$D23];1));0;IF(INDEX([.N$93:.N$253];[.$E23]+INDEX([.$A$39:.$A$49];[.$D23];1)-1;1)=0;0;MAX(ROUND([.$L23]*INDEX([.N$93:.N$253];[.$E23]+INDEX([.$A$39:.$A$49];[.$D23];1)-1;1);0);1))))" office:value-type="float" office:value="18" calcext:value-type="float">
            <text:p>18</text:p>
          </table:table-cell>
          <table:table-cell table:style-name="ce379" table:formula="of:=IF([.$F23]=0;&quot;&quot;;INDEX([.E$93:.E$253];[.$E23]+INDEX([.$A$39:.$A$49];[.$D23];1)-1;1))" office:value-type="float" office:value="11" calcext:value-type="float">
            <text:p>11</text:p>
          </table:table-cell>
          <table:table-cell table:style-name="ce371" table:formula="of:=IF([.$F23]=0;&quot;&quot;;INDEX([.F$93:.F$253];[.$E23]+INDEX([.$A$39:.$A$49];[.$D23];1)-1;1))" office:value-type="float" office:value="0" calcext:value-type="float">
            <text:p>0</text:p>
          </table:table-cell>
          <table:table-cell table:style-name="ce371" table:formula="of:=IF([.$F23]=0;&quot;&quot;;INDEX([.G$93:.G$253];[.$E23]+INDEX([.$A$39:.$A$49];[.$D23];1)-1;1))" office:value-type="float" office:value="11" calcext:value-type="float">
            <text:p>11</text:p>
          </table:table-cell>
          <table:table-cell table:style-name="ce371" table:formula="of:=IF([.$F23]=0;&quot;&quot;;INDEX([.H$93:.H$253];[.$E23]+INDEX([.$A$39:.$A$49];[.$D23];1)-1;1))" office:value-type="float" office:value="0" calcext:value-type="float">
            <text:p>0</text:p>
          </table:table-cell>
          <table:table-cell table:style-name="ce371" table:formula="of:=IF([.$F23]=0;&quot;&quot;;INDEX([.I$93:.I$253];[.$E23]+INDEX([.$A$39:.$A$49];[.$D23];1)-1;1))" office:value-type="float" office:value="11" calcext:value-type="float">
            <text:p>11</text:p>
          </table:table-cell>
          <table:table-cell table:style-name="ce389" table:formula="of:=IF([.$F23]=0;&quot;&quot;;INDEX([.J$93:.J$253];[.$E23]+INDEX([.$A$39:.$A$49];[.$D23];1)-1;1))" office:value-type="float" office:value="0" calcext:value-type="float">
            <text:p>0</text:p>
          </table:table-cell>
          <table:table-cell table:style-name="ce354" table:formula="of:=IF([.F23]=0;0;[.F23]*INDEX([.O$93:.O$253];[.$E23]+INDEX([.$A$39:.$A$49];[.$D23];1)-1;1))" office:value-type="float" office:value="6" calcext:value-type="float">
            <text:p>6</text:p>
          </table:table-cell>
          <table:table-cell/>
          <table:table-cell table:formula="of:=INDEX([.AD$38:.AD$74];[.E$14];1)" office:value-type="float" office:value="5" calcext:value-type="float">
            <text:p>5</text:p>
          </table:table-cell>
          <table:table-cell office:value-type="string" calcext:value-type="string">
            <text:p>Mining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64" table:formula="of:=[.F23]*IF([.F23]=0;0;INDEX([.P$93:.P$253];[.$E23]+INDEX([.$A$39:.$A$49];[.$D23];1)-1;1))" office:value-type="float" office:value="0.75" calcext:value-type="float">
            <text:p>0,75</text:p>
          </table:table-cell>
          <table:table-cell table:formula="of:=IF([.$F23]=0;&quot;&quot;;INDEX([.Q$93:.Q$253];[.$E23]+INDEX([.$A$39:.$A$49];[.$D23];1)-1;1))" office:value-type="float" office:value="0" calcext:value-type="float">
            <text:p>0</text:p>
          </table:table-cell>
          <table:table-cell table:formula="of:=IF([.$F23]=0;&quot;&quot;;INDEX([.R$93:.R$253];[.$E23]+INDEX([.$A$39:.$A$49];[.$D23];1)-1;1))" office:value-type="float" office:value="0" calcext:value-type="float">
            <text:p>0</text:p>
          </table:table-cell>
          <table:table-cell table:formula="of:=IF([.$F23]=0;&quot;&quot;;INDEX([.S$93:.S$253];[.$E23]+INDEX([.$A$39:.$A$49];[.$D23];1)-1;1))" office:value-type="float" office:value="0" calcext:value-type="float">
            <text:p>0</text:p>
          </table:table-cell>
          <table:table-cell table:formula="of:=IF([.$F23]=0;&quot;&quot;;INDEX([.T$93:.T$253];[.$E23]+INDEX([.$A$39:.$A$49];[.$D23];1)-1;1))" office:value-type="float" office:value="0" calcext:value-type="float">
            <text:p>0</text:p>
          </table:table-cell>
          <table:table-cell table:formula="of:=IF([.$F23]=0;&quot;&quot;;INDEX([.U$93:.U$253];[.$E23]+INDEX([.$A$39:.$A$49];[.$D23];1)-1;1))" office:value-type="float" office:value="0" calcext:value-type="float">
            <text:p>0</text:p>
          </table:table-cell>
          <table:table-cell table:formula="of:=IF([.$F23]=0;&quot;&quot;;INDEX([.V$93:.V$253];[.$E23]+INDEX([.$A$39:.$A$49];[.$D23];1)-1;1))" office:value-type="float" office:value="0" calcext:value-type="float">
            <text:p>0</text:p>
          </table:table-cell>
          <table:table-cell table:formula="of:=IF([.$F23]=0;&quot;&quot;;INDEX([.W$93:.W$253];[.$E23]+INDEX([.$A$39:.$A$49];[.$D23];1)-1;1))" office:value-type="float" office:value="0" calcext:value-type="float">
            <text:p>0</text:p>
          </table:table-cell>
          <table:table-cell table:formula="of:=IF([.$F23]=0;&quot;&quot;;INDEX([.X$93:.X$253];[.$E23]+INDEX([.$A$39:.$A$49];[.$D23];1)-1;1))" office:value-type="float" office:value="0" calcext:value-type="float">
            <text:p>0</text:p>
          </table:table-cell>
          <table:table-cell table:formula="of:=IF([.$F23]=0;&quot;&quot;;INDEX([.Y$93:.Y$253];[.$E23]+INDEX([.$A$39:.$A$49];[.$D23];1)-1;1))" office:value-type="float" office:value="0" calcext:value-type="float">
            <text:p>0</text:p>
          </table:table-cell>
          <table:table-cell table:formula="of:=IF([.$F23]=0;&quot;&quot;;INDEX([.Z$93:.Z$253];[.$E23]+INDEX([.$A$39:.$A$49];[.$D23];1)-1;1))" office:value-type="float" office:value="0" calcext:value-type="float">
            <text:p>0</text:p>
          </table:table-cell>
          <table:table-cell table:formula="of:=IF([.$F23]=0;&quot;&quot;;INDEX([.AA$93:.AA$253];[.$E23]+INDEX([.$A$39:.$A$49];[.$D23];1)-1;1))" office:value-type="float" office:value="0" calcext:value-type="float">
            <text:p>0</text:p>
          </table:table-cell>
          <table:table-cell table:formula="of:=IF([.$F23]=0;&quot;&quot;;INDEX([.AB$93:.AB$253];[.$E23]+INDEX([.$A$39:.$A$49];[.$D23];1)-1;1))" office:value-type="float" office:value="0" calcext:value-type="float">
            <text:p>0</text:p>
          </table:table-cell>
          <table:table-cell table:formula="of:=IF([.$F23]=0;&quot;&quot;;INDEX([.AC$93:.AC$253];[.$E23]+INDEX([.$A$39:.$A$49];[.$D23];1)-1;1))" office:value-type="float" office:value="0" calcext:value-type="float">
            <text:p>0</text:p>
          </table:table-cell>
          <table:table-cell table:formula="of:=IF([.$F23]=0;&quot;&quot;;INDEX([.AD$93:.AD$253];[.$E23]+INDEX([.$A$39:.$A$49];[.$D23];1)-1;1))" office:value-type="float" office:value="0" calcext:value-type="float">
            <text:p>0</text:p>
          </table:table-cell>
          <table:table-cell table:formula="of:=IF([.$F23]=0;&quot;&quot;;INDEX([.AE$93:.AE$253];[.$E23]+INDEX([.$A$39:.$A$49];[.$D23];1)-1;1))" office:value-type="float" office:value="0" calcext:value-type="float">
            <text:p>0</text:p>
          </table:table-cell>
          <table:table-cell table:formula="of:=IF([.$F23]=0;&quot;&quot;;INDEX([.AF$93:.AF$253];[.$E23]+INDEX([.$A$39:.$A$49];[.$D23];1)-1;1))" office:value-type="float" office:value="0" calcext:value-type="float">
            <text:p>0</text:p>
          </table:table-cell>
          <table:table-cell table:formula="of:=IF([.$F23]=0;&quot;&quot;;INDEX([.AG$93:.AG$253];[.$E23]+INDEX([.$A$39:.$A$49];[.$D23];1)-1;1))" office:value-type="float" office:value="0" calcext:value-type="float">
            <text:p>0</text:p>
          </table:table-cell>
          <table:table-cell table:formula="of:=IF([.$F23]=0;&quot;&quot;;INDEX([.AH$93:.AH$253];[.$E23]+INDEX([.$A$39:.$A$49];[.$D23];1)-1;1))" office:value-type="float" office:value="0" calcext:value-type="float">
            <text:p>0</text:p>
          </table:table-cell>
          <table:table-cell table:formula="of:=IF([.$F23]=0;&quot;&quot;;INDEX([.AI$93:.AI$253];[.$E23]+INDEX([.$A$39:.$A$49];[.$D23];1)-1;1))" office:value-type="float" office:value="0" calcext:value-type="float">
            <text:p>0</text:p>
          </table:table-cell>
          <table:table-cell table:formula="of:=IF([.$F23]=0;&quot;&quot;;INDEX([.AJ$93:.AJ$253];[.$E23]+INDEX([.$A$39:.$A$49];[.$D23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AG$38:.AG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24]+1;1)" office:value-type="string" office:string-value="General Purpose" calcext:value-type="string">
            <text:p>General Purpose</text:p>
          </table:table-cell>
          <table:table-cell table:style-name="ce355" office:value-type="float" office:value="5" calcext:value-type="float">
            <text:p>5</text:p>
          </table:table-cell>
          <table:table-cell table:style-name="ce355" office:value-type="float" office:value="10" calcext:value-type="float">
            <text:p>10</text:p>
          </table:table-cell>
          <table:table-cell table:style-name="ce375" table:formula="of:=IF(OR([.D24]&lt;1;[.D24]&gt;11;[.E24]&lt;1);0;IF([.E24]&gt;INDEX([.B$39:.B$49];[.D24];1);0;IF(INDEX([.AB$15:.AL$32];[.Y24];[.D24])=0;0;MIN([.A24];[.B24]))))" office:value-type="float" office:value="3" calcext:value-type="float">
            <text:p>3</text:p>
          </table:table-cell>
          <table:table-cell table:style-name="ce359" table:formula="of:=IF([.F24]=0;&quot;&quot;;INDEX([.D$93:.D$253];[.$E24]+INDEX([.$A$39:.$A$49];[.$D24];1)-1;1))" office:value-type="string" office:string-value="Multi Cargo Pod&lt;MT&gt;" calcext:value-type="string">
            <text:p>Multi Cargo Pod&lt;MT&gt;</text:p>
          </table:table-cell>
          <table:table-cell table:style-name="ce364" table:number-columns-repeated="3"/>
          <table:table-cell table:style-name="ce379" table:formula="of:=IF([.F24]=0;0;MAX(IF(SUM([.Q24:.V24])=0;MIN([.E$4:.J$4]);MIN(IF([.Q24]=0;99;[.E$4]-[.Q24]);IF([.R24]=0;99;[.F$4]-[.R24]);IF([.S24]=0;99;[.G$4]-[.S24]);IF([.T24]=0;99;[.H$4]-[.T24]);IF([.U24]=0;99;[.I$4]-[.U24]);IF([.V24]=0;99;[.J$4]-[.V24])));0))" office:value-type="float" office:value="15" calcext:value-type="float">
            <text:p>15</text:p>
          </table:table-cell>
          <table:table-cell table:style-name="ce383" table:formula="of:=IF(AND([.B$3]=1;[.K24]=0;SUM([.Q24:.V24])&gt;0);2;MAX(1-([.K24]*IF([.B$3]=1;0.05;0.04));IF([.B$3]=1;0.2;0.28)))*IF(OR([.$D24]=2;[.$D24]=11);IF([.$B$1]=2;1.25;IF([.$B$1]=3;0.75;1));1)" office:value-type="percentage" office:value="0.4" calcext:value-type="percentage">
            <text:p>40 %</text:p>
          </table:table-cell>
          <table:table-cell table:style-name="ce379" table:formula="of:=IF([.$F24]=0;0;[.$F24]*IF(OR([.$A24]=0;[.$D24]&lt;1;[.$D24]&gt;11;[.$E24]&lt;1;[.$E24]&gt;INDEX([.$B$39:.$B$49];[.$D24];1));0;IF(INDEX([.K$93:.K$253];[.$E24]+INDEX([.$A$39:.$A$49];[.$D24];1)-1;1)=0;0;MAX(ROUND([.$L24]*INDEX([.K$93:.K$253];[.$E24]+INDEX([.$A$39:.$A$49];[.$D24];1)-1;1);0);1))))" office:value-type="float" office:value="15" calcext:value-type="float">
            <text:p>15</text:p>
          </table:table-cell>
          <table:table-cell table:style-name="ce371" table:formula="of:=IF([.$F24]=0;0;[.$F24]*IF(OR([.$A24]=0;[.$D24]&lt;1;[.$D24]&gt;11;[.$E24]&lt;1;[.$E24]&gt;INDEX([.$B$39:.$B$49];[.$D24];1));0;IF(INDEX([.L$93:.L$253];[.$E24]+INDEX([.$A$39:.$A$49];[.$D24];1)-1;1)=0;0;MAX(ROUND([.$L24]*INDEX([.L$93:.L$253];[.$E24]+INDEX([.$A$39:.$A$49];[.$D24];1)-1;1);0);1))))" office:value-type="float" office:value="0" calcext:value-type="float">
            <text:p>0</text:p>
          </table:table-cell>
          <table:table-cell table:style-name="ce389" table:formula="of:=IF([.$F24]=0;0;[.$F24]*IF(OR([.$A24]=0;[.$D24]&lt;1;[.$D24]&gt;11;[.$E24]&lt;1;[.$E24]&gt;INDEX([.$B$39:.$B$49];[.$D24];1));0;IF(INDEX([.M$93:.M$253];[.$E24]+INDEX([.$A$39:.$A$49];[.$D24];1)-1;1)=0;0;MAX(ROUND([.$L24]*INDEX([.M$93:.M$253];[.$E24]+INDEX([.$A$39:.$A$49];[.$D24];1)-1;1);0);1))))" office:value-type="float" office:value="3" calcext:value-type="float">
            <text:p>3</text:p>
          </table:table-cell>
          <table:table-cell table:style-name="ce354" table:formula="of:=IF([.$F24]=0;0;[.$F24]*IF(OR([.$A24]=0;[.$D24]&lt;1;[.$D24]&gt;11;[.$E24]&lt;1;[.$E24]&gt;INDEX([.$B$39:.$B$49];[.$D24];1));0;IF(INDEX([.N$93:.N$253];[.$E24]+INDEX([.$A$39:.$A$49];[.$D24];1)-1;1)=0;0;MAX(ROUND([.$L24]*INDEX([.N$93:.N$253];[.$E24]+INDEX([.$A$39:.$A$49];[.$D24];1)-1;1);0);1))))" office:value-type="float" office:value="30" calcext:value-type="float">
            <text:p>30</text:p>
          </table:table-cell>
          <table:table-cell table:style-name="ce379" table:formula="of:=IF([.$F24]=0;&quot;&quot;;INDEX([.E$93:.E$253];[.$E24]+INDEX([.$A$39:.$A$49];[.$D24];1)-1;1))" office:value-type="float" office:value="5" calcext:value-type="float">
            <text:p>5</text:p>
          </table:table-cell>
          <table:table-cell table:style-name="ce371" table:formula="of:=IF([.$F24]=0;&quot;&quot;;INDEX([.F$93:.F$253];[.$E24]+INDEX([.$A$39:.$A$49];[.$D24];1)-1;1))" office:value-type="float" office:value="0" calcext:value-type="float">
            <text:p>0</text:p>
          </table:table-cell>
          <table:table-cell table:style-name="ce371" table:formula="of:=IF([.$F24]=0;&quot;&quot;;INDEX([.G$93:.G$253];[.$E24]+INDEX([.$A$39:.$A$49];[.$D24];1)-1;1))" office:value-type="float" office:value="0" calcext:value-type="float">
            <text:p>0</text:p>
          </table:table-cell>
          <table:table-cell table:style-name="ce371" table:formula="of:=IF([.$F24]=0;&quot;&quot;;INDEX([.H$93:.H$253];[.$E24]+INDEX([.$A$39:.$A$49];[.$D24];1)-1;1))" office:value-type="float" office:value="11" calcext:value-type="float">
            <text:p>11</text:p>
          </table:table-cell>
          <table:table-cell table:style-name="ce371" table:formula="of:=IF([.$F24]=0;&quot;&quot;;INDEX([.I$93:.I$253];[.$E24]+INDEX([.$A$39:.$A$49];[.$D24];1)-1;1))" office:value-type="float" office:value="5" calcext:value-type="float">
            <text:p>5</text:p>
          </table:table-cell>
          <table:table-cell table:style-name="ce389" table:formula="of:=IF([.$F24]=0;&quot;&quot;;INDEX([.J$93:.J$253];[.$E24]+INDEX([.$A$39:.$A$49];[.$D24];1)-1;1))" office:value-type="float" office:value="0" calcext:value-type="float">
            <text:p>0</text:p>
          </table:table-cell>
          <table:table-cell table:style-name="ce354" table:formula="of:=IF([.F24]=0;0;[.F24]*INDEX([.O$93:.O$253];[.$E24]+INDEX([.$A$39:.$A$49];[.$D24];1)-1;1))" office:value-type="float" office:value="27" calcext:value-type="float">
            <text:p>27</text:p>
          </table:table-cell>
          <table:table-cell/>
          <table:table-cell table:formula="of:=INDEX([.AF$38:.AF$74];[.E$14];1)" office:value-type="float" office:value="5" calcext:value-type="float">
            <text:p>5</text:p>
          </table:table-cell>
          <table:table-cell office:value-type="string" calcext:value-type="string">
            <text:p>Orbital/Elec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64" table:formula="of:=[.F24]*IF([.F24]=0;0;INDEX([.P$93:.P$253];[.$E24]+INDEX([.$A$39:.$A$49];[.$D24];1)-1;1))" office:value-type="float" office:value="0" calcext:value-type="float">
            <text:p>0</text:p>
          </table:table-cell>
          <table:table-cell table:formula="of:=IF([.$F24]=0;&quot;&quot;;INDEX([.Q$93:.Q$253];[.$E24]+INDEX([.$A$39:.$A$49];[.$D24];1)-1;1))" office:value-type="float" office:value="0" calcext:value-type="float">
            <text:p>0</text:p>
          </table:table-cell>
          <table:table-cell table:formula="of:=IF([.$F24]=0;&quot;&quot;;INDEX([.R$93:.R$253];[.$E24]+INDEX([.$A$39:.$A$49];[.$D24];1)-1;1))" office:value-type="float" office:value="0" calcext:value-type="float">
            <text:p>0</text:p>
          </table:table-cell>
          <table:table-cell table:formula="of:=IF([.$F24]=0;&quot;&quot;;INDEX([.S$93:.S$253];[.$E24]+INDEX([.$A$39:.$A$49];[.$D24];1)-1;1))" office:value-type="float" office:value="0" calcext:value-type="float">
            <text:p>0</text:p>
          </table:table-cell>
          <table:table-cell table:formula="of:=IF([.$F24]=0;&quot;&quot;;INDEX([.T$93:.T$253];[.$E24]+INDEX([.$A$39:.$A$49];[.$D24];1)-1;1))" office:value-type="float" office:value="0" calcext:value-type="float">
            <text:p>0</text:p>
          </table:table-cell>
          <table:table-cell table:formula="of:=IF([.$F24]=0;&quot;&quot;;INDEX([.U$93:.U$253];[.$E24]+INDEX([.$A$39:.$A$49];[.$D24];1)-1;1))" office:value-type="float" office:value="0" calcext:value-type="float">
            <text:p>0</text:p>
          </table:table-cell>
          <table:table-cell table:formula="of:=IF([.$F24]=0;&quot;&quot;;INDEX([.V$93:.V$253];[.$E24]+INDEX([.$A$39:.$A$49];[.$D24];1)-1;1))" office:value-type="float" office:value="0" calcext:value-type="float">
            <text:p>0</text:p>
          </table:table-cell>
          <table:table-cell table:formula="of:=IF([.$F24]=0;&quot;&quot;;INDEX([.W$93:.W$253];[.$E24]+INDEX([.$A$39:.$A$49];[.$D24];1)-1;1))" office:value-type="float" office:value="0" calcext:value-type="float">
            <text:p>0</text:p>
          </table:table-cell>
          <table:table-cell table:formula="of:=IF([.$F24]=0;&quot;&quot;;INDEX([.X$93:.X$253];[.$E24]+INDEX([.$A$39:.$A$49];[.$D24];1)-1;1))" office:value-type="float" office:value="0" calcext:value-type="float">
            <text:p>0</text:p>
          </table:table-cell>
          <table:table-cell table:formula="of:=IF([.$F24]=0;&quot;&quot;;INDEX([.Y$93:.Y$253];[.$E24]+INDEX([.$A$39:.$A$49];[.$D24];1)-1;1))" office:value-type="float" office:value="0" calcext:value-type="float">
            <text:p>0</text:p>
          </table:table-cell>
          <table:table-cell table:formula="of:=IF([.$F24]=0;&quot;&quot;;INDEX([.Z$93:.Z$253];[.$E24]+INDEX([.$A$39:.$A$49];[.$D24];1)-1;1))" office:value-type="float" office:value="0" calcext:value-type="float">
            <text:p>0</text:p>
          </table:table-cell>
          <table:table-cell table:formula="of:=IF([.$F24]=0;&quot;&quot;;INDEX([.AA$93:.AA$253];[.$E24]+INDEX([.$A$39:.$A$49];[.$D24];1)-1;1))" office:value-type="float" office:value="0" calcext:value-type="float">
            <text:p>0</text:p>
          </table:table-cell>
          <table:table-cell table:formula="of:=IF([.$F24]=0;&quot;&quot;;INDEX([.AB$93:.AB$253];[.$E24]+INDEX([.$A$39:.$A$49];[.$D24];1)-1;1))" office:value-type="float" office:value="0" calcext:value-type="float">
            <text:p>0</text:p>
          </table:table-cell>
          <table:table-cell table:formula="of:=IF([.$F24]=0;&quot;&quot;;INDEX([.AC$93:.AC$253];[.$E24]+INDEX([.$A$39:.$A$49];[.$D24];1)-1;1))" office:value-type="float" office:value="0" calcext:value-type="float">
            <text:p>0</text:p>
          </table:table-cell>
          <table:table-cell table:formula="of:=IF([.$F24]=0;&quot;&quot;;INDEX([.AD$93:.AD$253];[.$E24]+INDEX([.$A$39:.$A$49];[.$D24];1)-1;1))" office:value-type="float" office:value="0" calcext:value-type="float">
            <text:p>0</text:p>
          </table:table-cell>
          <table:table-cell table:formula="of:=IF([.$F24]=0;&quot;&quot;;INDEX([.AE$93:.AE$253];[.$E24]+INDEX([.$A$39:.$A$49];[.$D24];1)-1;1))" office:value-type="float" office:value="0" calcext:value-type="float">
            <text:p>0</text:p>
          </table:table-cell>
          <table:table-cell table:formula="of:=IF([.$F24]=0;&quot;&quot;;INDEX([.AF$93:.AF$253];[.$E24]+INDEX([.$A$39:.$A$49];[.$D24];1)-1;1))" office:value-type="float" office:value="0" calcext:value-type="float">
            <text:p>0</text:p>
          </table:table-cell>
          <table:table-cell table:formula="of:=IF([.$F24]=0;&quot;&quot;;INDEX([.AG$93:.AG$253];[.$E24]+INDEX([.$A$39:.$A$49];[.$D24];1)-1;1))" office:value-type="float" office:value="0" calcext:value-type="float">
            <text:p>0</text:p>
          </table:table-cell>
          <table:table-cell table:formula="of:=IF([.$F24]=0;&quot;&quot;;INDEX([.AH$93:.AH$253];[.$E24]+INDEX([.$A$39:.$A$49];[.$D24];1)-1;1))" office:value-type="float" office:value="0" calcext:value-type="float">
            <text:p>0</text:p>
          </table:table-cell>
          <table:table-cell table:formula="of:=IF([.$F24]=0;&quot;&quot;;INDEX([.AI$93:.AI$253];[.$E24]+INDEX([.$A$39:.$A$49];[.$D24];1)-1;1))" office:value-type="float" office:value="0" calcext:value-type="float">
            <text:p>0</text:p>
          </table:table-cell>
          <table:table-cell table:formula="of:=IF([.$F24]=0;&quot;&quot;;INDEX([.AJ$93:.AJ$253];[.$E24]+INDEX([.$A$39:.$A$49];[.$D24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AI$38:.AI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25]+1;1)" office:value-type="string" office:string-value="General Purpose" calcext:value-type="string">
            <text:p>General Purpose</text:p>
          </table:table-cell>
          <table:table-cell table:style-name="ce355" office:value-type="float" office:value="2" calcext:value-type="float">
            <text:p>2</text:p>
          </table:table-cell>
          <table:table-cell table:style-name="ce355" office:value-type="float" office:value="24" calcext:value-type="float">
            <text:p>24</text:p>
          </table:table-cell>
          <table:table-cell table:style-name="ce375" table:formula="of:=IF(OR([.D25]&lt;1;[.D25]&gt;11;[.E25]&lt;1);0;IF([.E25]&gt;INDEX([.B$39:.B$49];[.D25];1);0;IF(INDEX([.AB$15:.AL$32];[.Y25];[.D25])=0;0;MIN([.A25];[.B25]))))" office:value-type="float" office:value="3" calcext:value-type="float">
            <text:p>3</text:p>
          </table:table-cell>
          <table:table-cell table:style-name="ce359" table:formula="of:=IF([.F25]=0;&quot;&quot;;INDEX([.D$93:.D$253];[.$E25]+INDEX([.$A$39:.$A$49];[.$D25];1)-1;1))" office:value-type="string" office:string-value="Multi-Contained Munition&lt;MT&gt;" calcext:value-type="string">
            <text:p>Multi-Contained Munition&lt;MT&gt;</text:p>
          </table:table-cell>
          <table:table-cell table:style-name="ce364" table:number-columns-repeated="3"/>
          <table:table-cell table:style-name="ce379" table:formula="of:=IF([.F25]=0;0;MAX(IF(SUM([.Q25:.V25])=0;MIN([.E$4:.J$4]);MIN(IF([.Q25]=0;99;[.E$4]-[.Q25]);IF([.R25]=0;99;[.F$4]-[.R25]);IF([.S25]=0;99;[.G$4]-[.S25]);IF([.T25]=0;99;[.H$4]-[.T25]);IF([.U25]=0;99;[.I$4]-[.U25]);IF([.V25]=0;99;[.J$4]-[.V25])));0))" office:value-type="float" office:value="5" calcext:value-type="float">
            <text:p>5</text:p>
          </table:table-cell>
          <table:table-cell table:style-name="ce383" table:formula="of:=IF(AND([.B$3]=1;[.K25]=0;SUM([.Q25:.V25])&gt;0);2;MAX(1-([.K25]*IF([.B$3]=1;0.05;0.04));IF([.B$3]=1;0.2;0.28)))*IF(OR([.$D25]=2;[.$D25]=11);IF([.$B$1]=2;1.25;IF([.$B$1]=3;0.75;1));1)" office:value-type="percentage" office:value="0.8" calcext:value-type="percentage">
            <text:p>80 %</text:p>
          </table:table-cell>
          <table:table-cell table:style-name="ce379" table:formula="of:=IF([.$F25]=0;0;[.$F25]*IF(OR([.$A25]=0;[.$D25]&lt;1;[.$D25]&gt;11;[.$E25]&lt;1;[.$E25]&gt;INDEX([.$B$39:.$B$49];[.$D25];1));0;IF(INDEX([.K$93:.K$253];[.$E25]+INDEX([.$A$39:.$A$49];[.$D25];1)-1;1)=0;0;MAX(ROUND([.$L25]*INDEX([.K$93:.K$253];[.$E25]+INDEX([.$A$39:.$A$49];[.$D25];1)-1;1);0);1))))" office:value-type="float" office:value="15" calcext:value-type="float">
            <text:p>15</text:p>
          </table:table-cell>
          <table:table-cell table:style-name="ce371" table:formula="of:=IF([.$F25]=0;0;[.$F25]*IF(OR([.$A25]=0;[.$D25]&lt;1;[.$D25]&gt;11;[.$E25]&lt;1;[.$E25]&gt;INDEX([.$B$39:.$B$49];[.$D25];1));0;IF(INDEX([.L$93:.L$253];[.$E25]+INDEX([.$A$39:.$A$49];[.$D25];1)-1;1)=0;0;MAX(ROUND([.$L25]*INDEX([.L$93:.L$253];[.$E25]+INDEX([.$A$39:.$A$49];[.$D25];1)-1;1);0);1))))" office:value-type="float" office:value="96" calcext:value-type="float">
            <text:p>96</text:p>
          </table:table-cell>
          <table:table-cell table:style-name="ce389" table:formula="of:=IF([.$F25]=0;0;[.$F25]*IF(OR([.$A25]=0;[.$D25]&lt;1;[.$D25]&gt;11;[.$E25]&lt;1;[.$E25]&gt;INDEX([.$B$39:.$B$49];[.$D25];1));0;IF(INDEX([.M$93:.M$253];[.$E25]+INDEX([.$A$39:.$A$49];[.$D25];1)-1;1)=0;0;MAX(ROUND([.$L25]*INDEX([.M$93:.M$253];[.$E25]+INDEX([.$A$39:.$A$49];[.$D25];1)-1;1);0);1))))" office:value-type="float" office:value="15" calcext:value-type="float">
            <text:p>15</text:p>
          </table:table-cell>
          <table:table-cell table:style-name="ce354" table:formula="of:=IF([.$F25]=0;0;[.$F25]*IF(OR([.$A25]=0;[.$D25]&lt;1;[.$D25]&gt;11;[.$E25]&lt;1;[.$E25]&gt;INDEX([.$B$39:.$B$49];[.$D25];1));0;IF(INDEX([.N$93:.N$253];[.$E25]+INDEX([.$A$39:.$A$49];[.$D25];1)-1;1)=0;0;MAX(ROUND([.$L25]*INDEX([.N$93:.N$253];[.$E25]+INDEX([.$A$39:.$A$49];[.$D25];1)-1;1);0);1))))" office:value-type="float" office:value="96" calcext:value-type="float">
            <text:p>96</text:p>
          </table:table-cell>
          <table:table-cell table:style-name="ce379" table:formula="of:=IF([.$F25]=0;&quot;&quot;;INDEX([.E$93:.E$253];[.$E25]+INDEX([.$A$39:.$A$49];[.$D25];1)-1;1))" office:value-type="float" office:value="21" calcext:value-type="float">
            <text:p>21</text:p>
          </table:table-cell>
          <table:table-cell table:style-name="ce371" table:formula="of:=IF([.$F25]=0;&quot;&quot;;INDEX([.F$93:.F$253];[.$E25]+INDEX([.$A$39:.$A$49];[.$D25];1)-1;1))" office:value-type="float" office:value="21" calcext:value-type="float">
            <text:p>21</text:p>
          </table:table-cell>
          <table:table-cell table:style-name="ce371" table:formula="of:=IF([.$F25]=0;&quot;&quot;;INDEX([.G$93:.G$253];[.$E25]+INDEX([.$A$39:.$A$49];[.$D25];1)-1;1))" office:value-type="float" office:value="0" calcext:value-type="float">
            <text:p>0</text:p>
          </table:table-cell>
          <table:table-cell table:style-name="ce371" table:formula="of:=IF([.$F25]=0;&quot;&quot;;INDEX([.H$93:.H$253];[.$E25]+INDEX([.$A$39:.$A$49];[.$D25];1)-1;1))" office:value-type="float" office:value="0" calcext:value-type="float">
            <text:p>0</text:p>
          </table:table-cell>
          <table:table-cell table:style-name="ce371" table:formula="of:=IF([.$F25]=0;&quot;&quot;;INDEX([.I$93:.I$253];[.$E25]+INDEX([.$A$39:.$A$49];[.$D25];1)-1;1))" office:value-type="float" office:value="16" calcext:value-type="float">
            <text:p>16</text:p>
          </table:table-cell>
          <table:table-cell table:style-name="ce389" table:formula="of:=IF([.$F25]=0;&quot;&quot;;INDEX([.J$93:.J$253];[.$E25]+INDEX([.$A$39:.$A$49];[.$D25];1)-1;1))" office:value-type="float" office:value="12" calcext:value-type="float">
            <text:p>12</text:p>
          </table:table-cell>
          <table:table-cell table:style-name="ce354" table:formula="of:=IF([.F25]=0;0;[.F25]*INDEX([.O$93:.O$253];[.$E25]+INDEX([.$A$39:.$A$49];[.$D25];1)-1;1))" office:value-type="float" office:value="24" calcext:value-type="float">
            <text:p>24</text:p>
          </table:table-cell>
          <table:table-cell/>
          <table:table-cell table:formula="of:=INDEX([.AH$38:.AH$74];[.E$14];1)" office:value-type="float" office:value="5" calcext:value-type="float">
            <text:p>5</text:p>
          </table:table-cell>
          <table:table-cell office:value-type="string" calcext:value-type="string">
            <text:p>Scanne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64" table:formula="of:=[.F25]*IF([.F25]=0;0;INDEX([.P$93:.P$253];[.$E25]+INDEX([.$A$39:.$A$49];[.$D25];1)-1;1))" office:value-type="float" office:value="0" calcext:value-type="float">
            <text:p>0</text:p>
          </table:table-cell>
          <table:table-cell table:formula="of:=IF([.$F25]=0;&quot;&quot;;INDEX([.Q$93:.Q$253];[.$E25]+INDEX([.$A$39:.$A$49];[.$D25];1)-1;1))" office:value-type="float" office:value="0" calcext:value-type="float">
            <text:p>0</text:p>
          </table:table-cell>
          <table:table-cell table:formula="of:=IF([.$F25]=0;&quot;&quot;;INDEX([.R$93:.R$253];[.$E25]+INDEX([.$A$39:.$A$49];[.$D25];1)-1;1))" office:value-type="float" office:value="0" calcext:value-type="float">
            <text:p>0</text:p>
          </table:table-cell>
          <table:table-cell table:formula="of:=IF([.$F25]=0;&quot;&quot;;INDEX([.S$93:.S$253];[.$E25]+INDEX([.$A$39:.$A$49];[.$D25];1)-1;1))" office:value-type="float" office:value="0" calcext:value-type="float">
            <text:p>0</text:p>
          </table:table-cell>
          <table:table-cell table:formula="of:=IF([.$F25]=0;&quot;&quot;;INDEX([.T$93:.T$253];[.$E25]+INDEX([.$A$39:.$A$49];[.$D25];1)-1;1))" office:value-type="float" office:value="0" calcext:value-type="float">
            <text:p>0</text:p>
          </table:table-cell>
          <table:table-cell table:formula="of:=IF([.$F25]=0;&quot;&quot;;INDEX([.U$93:.U$253];[.$E25]+INDEX([.$A$39:.$A$49];[.$D25];1)-1;1))" office:value-type="float" office:value="0" calcext:value-type="float">
            <text:p>0</text:p>
          </table:table-cell>
          <table:table-cell table:formula="of:=IF([.$F25]=0;&quot;&quot;;INDEX([.V$93:.V$253];[.$E25]+INDEX([.$A$39:.$A$49];[.$D25];1)-1;1))" office:value-type="float" office:value="0" calcext:value-type="float">
            <text:p>0</text:p>
          </table:table-cell>
          <table:table-cell table:formula="of:=IF([.$F25]=0;&quot;&quot;;INDEX([.W$93:.W$253];[.$E25]+INDEX([.$A$39:.$A$49];[.$D25];1)-1;1))" office:value-type="float" office:value="0" calcext:value-type="float">
            <text:p>0</text:p>
          </table:table-cell>
          <table:table-cell table:formula="of:=IF([.$F25]=0;&quot;&quot;;INDEX([.X$93:.X$253];[.$E25]+INDEX([.$A$39:.$A$49];[.$D25];1)-1;1))" office:value-type="float" office:value="0" calcext:value-type="float">
            <text:p>0</text:p>
          </table:table-cell>
          <table:table-cell table:formula="of:=IF([.$F25]=0;&quot;&quot;;INDEX([.Y$93:.Y$253];[.$E25]+INDEX([.$A$39:.$A$49];[.$D25];1)-1;1))" office:value-type="float" office:value="0" calcext:value-type="float">
            <text:p>0</text:p>
          </table:table-cell>
          <table:table-cell table:formula="of:=IF([.$F25]=0;&quot;&quot;;INDEX([.Z$93:.Z$253];[.$E25]+INDEX([.$A$39:.$A$49];[.$D25];1)-1;1))" office:value-type="float" office:value="0" calcext:value-type="float">
            <text:p>0</text:p>
          </table:table-cell>
          <table:table-cell table:formula="of:=IF([.$F25]=0;&quot;&quot;;INDEX([.AA$93:.AA$253];[.$E25]+INDEX([.$A$39:.$A$49];[.$D25];1)-1;1))" office:value-type="float" office:value="0" calcext:value-type="float">
            <text:p>0</text:p>
          </table:table-cell>
          <table:table-cell table:formula="of:=IF([.$F25]=0;&quot;&quot;;INDEX([.AB$93:.AB$253];[.$E25]+INDEX([.$A$39:.$A$49];[.$D25];1)-1;1))" office:value-type="float" office:value="0" calcext:value-type="float">
            <text:p>0</text:p>
          </table:table-cell>
          <table:table-cell table:formula="of:=IF([.$F25]=0;&quot;&quot;;INDEX([.AC$93:.AC$253];[.$E25]+INDEX([.$A$39:.$A$49];[.$D25];1)-1;1))" office:value-type="float" office:value="0" calcext:value-type="float">
            <text:p>0</text:p>
          </table:table-cell>
          <table:table-cell table:formula="of:=IF([.$F25]=0;&quot;&quot;;INDEX([.AD$93:.AD$253];[.$E25]+INDEX([.$A$39:.$A$49];[.$D25];1)-1;1))" office:value-type="float" office:value="0" calcext:value-type="float">
            <text:p>0</text:p>
          </table:table-cell>
          <table:table-cell table:formula="of:=IF([.$F25]=0;&quot;&quot;;INDEX([.AE$93:.AE$253];[.$E25]+INDEX([.$A$39:.$A$49];[.$D25];1)-1;1))" office:value-type="float" office:value="0" calcext:value-type="float">
            <text:p>0</text:p>
          </table:table-cell>
          <table:table-cell table:formula="of:=IF([.$F25]=0;&quot;&quot;;INDEX([.AF$93:.AF$253];[.$E25]+INDEX([.$A$39:.$A$49];[.$D25];1)-1;1))" office:value-type="float" office:value="0" calcext:value-type="float">
            <text:p>0</text:p>
          </table:table-cell>
          <table:table-cell table:formula="of:=IF([.$F25]=0;&quot;&quot;;INDEX([.AG$93:.AG$253];[.$E25]+INDEX([.$A$39:.$A$49];[.$D25];1)-1;1))" office:value-type="float" office:value="0" calcext:value-type="float">
            <text:p>0</text:p>
          </table:table-cell>
          <table:table-cell table:formula="of:=IF([.$F25]=0;&quot;&quot;;INDEX([.AH$93:.AH$253];[.$E25]+INDEX([.$A$39:.$A$49];[.$D25];1)-1;1))" office:value-type="float" office:value="0" calcext:value-type="float">
            <text:p>0</text:p>
          </table:table-cell>
          <table:table-cell table:formula="of:=IF([.$F25]=0;&quot;&quot;;INDEX([.AI$93:.AI$253];[.$E25]+INDEX([.$A$39:.$A$49];[.$D25];1)-1;1))" office:value-type="float" office:value="0" calcext:value-type="float">
            <text:p>0</text:p>
          </table:table-cell>
          <table:table-cell table:formula="of:=IF([.$F25]=0;&quot;&quot;;INDEX([.AJ$93:.AJ$253];[.$E25]+INDEX([.$A$39:.$A$49];[.$D25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AK$38:.AK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26]+1;1)" office:value-type="string" office:string-value="General Purpose" calcext:value-type="string">
            <text:p>General Purpose</text:p>
          </table:table-cell>
          <table:table-cell table:style-name="ce355" office:value-type="float" office:value="2" calcext:value-type="float">
            <text:p>2</text:p>
          </table:table-cell>
          <table:table-cell table:style-name="ce355" office:value-type="float" office:value="24" calcext:value-type="float">
            <text:p>24</text:p>
          </table:table-cell>
          <table:table-cell table:style-name="ce375" table:formula="of:=IF(OR([.D26]&lt;1;[.D26]&gt;11;[.E26]&lt;1);0;IF([.E26]&gt;INDEX([.B$39:.B$49];[.D26];1);0;IF(INDEX([.AB$15:.AL$32];[.Y26];[.D26])=0;0;MIN([.A26];[.B26]))))" office:value-type="float" office:value="3" calcext:value-type="float">
            <text:p>3</text:p>
          </table:table-cell>
          <table:table-cell table:style-name="ce359" table:formula="of:=IF([.F26]=0;&quot;&quot;;INDEX([.D$93:.D$253];[.$E26]+INDEX([.$A$39:.$A$49];[.$D26];1)-1;1))" office:value-type="string" office:string-value="Multi-Contained Munition&lt;MT&gt;" calcext:value-type="string">
            <text:p>Multi-Contained Munition&lt;MT&gt;</text:p>
          </table:table-cell>
          <table:table-cell table:style-name="ce364" table:number-columns-repeated="3"/>
          <table:table-cell table:style-name="ce379" table:formula="of:=IF([.F26]=0;0;MAX(IF(SUM([.Q26:.V26])=0;MIN([.E$4:.J$4]);MIN(IF([.Q26]=0;99;[.E$4]-[.Q26]);IF([.R26]=0;99;[.F$4]-[.R26]);IF([.S26]=0;99;[.G$4]-[.S26]);IF([.T26]=0;99;[.H$4]-[.T26]);IF([.U26]=0;99;[.I$4]-[.U26]);IF([.V26]=0;99;[.J$4]-[.V26])));0))" office:value-type="float" office:value="5" calcext:value-type="float">
            <text:p>5</text:p>
          </table:table-cell>
          <table:table-cell table:style-name="ce383" table:formula="of:=IF(AND([.B$3]=1;[.K26]=0;SUM([.Q26:.V26])&gt;0);2;MAX(1-([.K26]*IF([.B$3]=1;0.05;0.04));IF([.B$3]=1;0.2;0.28)))*IF(OR([.$D26]=2;[.$D26]=11);IF([.$B$1]=2;1.25;IF([.$B$1]=3;0.75;1));1)" office:value-type="percentage" office:value="0.8" calcext:value-type="percentage">
            <text:p>80 %</text:p>
          </table:table-cell>
          <table:table-cell table:style-name="ce379" table:formula="of:=IF([.$F26]=0;0;[.$F26]*IF(OR([.$A26]=0;[.$D26]&lt;1;[.$D26]&gt;11;[.$E26]&lt;1;[.$E26]&gt;INDEX([.$B$39:.$B$49];[.$D26];1));0;IF(INDEX([.K$93:.K$253];[.$E26]+INDEX([.$A$39:.$A$49];[.$D26];1)-1;1)=0;0;MAX(ROUND([.$L26]*INDEX([.K$93:.K$253];[.$E26]+INDEX([.$A$39:.$A$49];[.$D26];1)-1;1);0);1))))" office:value-type="float" office:value="15" calcext:value-type="float">
            <text:p>15</text:p>
          </table:table-cell>
          <table:table-cell table:style-name="ce371" table:formula="of:=IF([.$F26]=0;0;[.$F26]*IF(OR([.$A26]=0;[.$D26]&lt;1;[.$D26]&gt;11;[.$E26]&lt;1;[.$E26]&gt;INDEX([.$B$39:.$B$49];[.$D26];1));0;IF(INDEX([.L$93:.L$253];[.$E26]+INDEX([.$A$39:.$A$49];[.$D26];1)-1;1)=0;0;MAX(ROUND([.$L26]*INDEX([.L$93:.L$253];[.$E26]+INDEX([.$A$39:.$A$49];[.$D26];1)-1;1);0);1))))" office:value-type="float" office:value="96" calcext:value-type="float">
            <text:p>96</text:p>
          </table:table-cell>
          <table:table-cell table:style-name="ce389" table:formula="of:=IF([.$F26]=0;0;[.$F26]*IF(OR([.$A26]=0;[.$D26]&lt;1;[.$D26]&gt;11;[.$E26]&lt;1;[.$E26]&gt;INDEX([.$B$39:.$B$49];[.$D26];1));0;IF(INDEX([.M$93:.M$253];[.$E26]+INDEX([.$A$39:.$A$49];[.$D26];1)-1;1)=0;0;MAX(ROUND([.$L26]*INDEX([.M$93:.M$253];[.$E26]+INDEX([.$A$39:.$A$49];[.$D26];1)-1;1);0);1))))" office:value-type="float" office:value="15" calcext:value-type="float">
            <text:p>15</text:p>
          </table:table-cell>
          <table:table-cell table:style-name="ce354" table:formula="of:=IF([.$F26]=0;0;[.$F26]*IF(OR([.$A26]=0;[.$D26]&lt;1;[.$D26]&gt;11;[.$E26]&lt;1;[.$E26]&gt;INDEX([.$B$39:.$B$49];[.$D26];1));0;IF(INDEX([.N$93:.N$253];[.$E26]+INDEX([.$A$39:.$A$49];[.$D26];1)-1;1)=0;0;MAX(ROUND([.$L26]*INDEX([.N$93:.N$253];[.$E26]+INDEX([.$A$39:.$A$49];[.$D26];1)-1;1);0);1))))" office:value-type="float" office:value="96" calcext:value-type="float">
            <text:p>96</text:p>
          </table:table-cell>
          <table:table-cell table:style-name="ce379" table:formula="of:=IF([.$F26]=0;&quot;&quot;;INDEX([.E$93:.E$253];[.$E26]+INDEX([.$A$39:.$A$49];[.$D26];1)-1;1))" office:value-type="float" office:value="21" calcext:value-type="float">
            <text:p>21</text:p>
          </table:table-cell>
          <table:table-cell table:style-name="ce371" table:formula="of:=IF([.$F26]=0;&quot;&quot;;INDEX([.F$93:.F$253];[.$E26]+INDEX([.$A$39:.$A$49];[.$D26];1)-1;1))" office:value-type="float" office:value="21" calcext:value-type="float">
            <text:p>21</text:p>
          </table:table-cell>
          <table:table-cell table:style-name="ce371" table:formula="of:=IF([.$F26]=0;&quot;&quot;;INDEX([.G$93:.G$253];[.$E26]+INDEX([.$A$39:.$A$49];[.$D26];1)-1;1))" office:value-type="float" office:value="0" calcext:value-type="float">
            <text:p>0</text:p>
          </table:table-cell>
          <table:table-cell table:style-name="ce371" table:formula="of:=IF([.$F26]=0;&quot;&quot;;INDEX([.H$93:.H$253];[.$E26]+INDEX([.$A$39:.$A$49];[.$D26];1)-1;1))" office:value-type="float" office:value="0" calcext:value-type="float">
            <text:p>0</text:p>
          </table:table-cell>
          <table:table-cell table:style-name="ce371" table:formula="of:=IF([.$F26]=0;&quot;&quot;;INDEX([.I$93:.I$253];[.$E26]+INDEX([.$A$39:.$A$49];[.$D26];1)-1;1))" office:value-type="float" office:value="16" calcext:value-type="float">
            <text:p>16</text:p>
          </table:table-cell>
          <table:table-cell table:style-name="ce389" table:formula="of:=IF([.$F26]=0;&quot;&quot;;INDEX([.J$93:.J$253];[.$E26]+INDEX([.$A$39:.$A$49];[.$D26];1)-1;1))" office:value-type="float" office:value="12" calcext:value-type="float">
            <text:p>12</text:p>
          </table:table-cell>
          <table:table-cell table:style-name="ce354" table:formula="of:=IF([.F26]=0;0;[.F26]*INDEX([.O$93:.O$253];[.$E26]+INDEX([.$A$39:.$A$49];[.$D26];1)-1;1))" office:value-type="float" office:value="24" calcext:value-type="float">
            <text:p>24</text:p>
          </table:table-cell>
          <table:table-cell/>
          <table:table-cell table:formula="of:=INDEX([.AJ$38:.AJ$74];[.E$14];1)" office:value-type="float" office:value="5" calcext:value-type="float">
            <text:p>5</text:p>
          </table:table-cell>
          <table:table-cell office:value-type="string" calcext:value-type="string">
            <text:p>Scanner/Elect/Me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64" table:formula="of:=[.F26]*IF([.F26]=0;0;INDEX([.P$93:.P$253];[.$E26]+INDEX([.$A$39:.$A$49];[.$D26];1)-1;1))" office:value-type="float" office:value="0" calcext:value-type="float">
            <text:p>0</text:p>
          </table:table-cell>
          <table:table-cell table:formula="of:=IF([.$F26]=0;&quot;&quot;;INDEX([.Q$93:.Q$253];[.$E26]+INDEX([.$A$39:.$A$49];[.$D26];1)-1;1))" office:value-type="float" office:value="0" calcext:value-type="float">
            <text:p>0</text:p>
          </table:table-cell>
          <table:table-cell table:formula="of:=IF([.$F26]=0;&quot;&quot;;INDEX([.R$93:.R$253];[.$E26]+INDEX([.$A$39:.$A$49];[.$D26];1)-1;1))" office:value-type="float" office:value="0" calcext:value-type="float">
            <text:p>0</text:p>
          </table:table-cell>
          <table:table-cell table:formula="of:=IF([.$F26]=0;&quot;&quot;;INDEX([.S$93:.S$253];[.$E26]+INDEX([.$A$39:.$A$49];[.$D26];1)-1;1))" office:value-type="float" office:value="0" calcext:value-type="float">
            <text:p>0</text:p>
          </table:table-cell>
          <table:table-cell table:formula="of:=IF([.$F26]=0;&quot;&quot;;INDEX([.T$93:.T$253];[.$E26]+INDEX([.$A$39:.$A$49];[.$D26];1)-1;1))" office:value-type="float" office:value="0" calcext:value-type="float">
            <text:p>0</text:p>
          </table:table-cell>
          <table:table-cell table:formula="of:=IF([.$F26]=0;&quot;&quot;;INDEX([.U$93:.U$253];[.$E26]+INDEX([.$A$39:.$A$49];[.$D26];1)-1;1))" office:value-type="float" office:value="0" calcext:value-type="float">
            <text:p>0</text:p>
          </table:table-cell>
          <table:table-cell table:formula="of:=IF([.$F26]=0;&quot;&quot;;INDEX([.V$93:.V$253];[.$E26]+INDEX([.$A$39:.$A$49];[.$D26];1)-1;1))" office:value-type="float" office:value="0" calcext:value-type="float">
            <text:p>0</text:p>
          </table:table-cell>
          <table:table-cell table:formula="of:=IF([.$F26]=0;&quot;&quot;;INDEX([.W$93:.W$253];[.$E26]+INDEX([.$A$39:.$A$49];[.$D26];1)-1;1))" office:value-type="float" office:value="0" calcext:value-type="float">
            <text:p>0</text:p>
          </table:table-cell>
          <table:table-cell table:formula="of:=IF([.$F26]=0;&quot;&quot;;INDEX([.X$93:.X$253];[.$E26]+INDEX([.$A$39:.$A$49];[.$D26];1)-1;1))" office:value-type="float" office:value="0" calcext:value-type="float">
            <text:p>0</text:p>
          </table:table-cell>
          <table:table-cell table:formula="of:=IF([.$F26]=0;&quot;&quot;;INDEX([.Y$93:.Y$253];[.$E26]+INDEX([.$A$39:.$A$49];[.$D26];1)-1;1))" office:value-type="float" office:value="0" calcext:value-type="float">
            <text:p>0</text:p>
          </table:table-cell>
          <table:table-cell table:formula="of:=IF([.$F26]=0;&quot;&quot;;INDEX([.Z$93:.Z$253];[.$E26]+INDEX([.$A$39:.$A$49];[.$D26];1)-1;1))" office:value-type="float" office:value="0" calcext:value-type="float">
            <text:p>0</text:p>
          </table:table-cell>
          <table:table-cell table:formula="of:=IF([.$F26]=0;&quot;&quot;;INDEX([.AA$93:.AA$253];[.$E26]+INDEX([.$A$39:.$A$49];[.$D26];1)-1;1))" office:value-type="float" office:value="0" calcext:value-type="float">
            <text:p>0</text:p>
          </table:table-cell>
          <table:table-cell table:formula="of:=IF([.$F26]=0;&quot;&quot;;INDEX([.AB$93:.AB$253];[.$E26]+INDEX([.$A$39:.$A$49];[.$D26];1)-1;1))" office:value-type="float" office:value="0" calcext:value-type="float">
            <text:p>0</text:p>
          </table:table-cell>
          <table:table-cell table:formula="of:=IF([.$F26]=0;&quot;&quot;;INDEX([.AC$93:.AC$253];[.$E26]+INDEX([.$A$39:.$A$49];[.$D26];1)-1;1))" office:value-type="float" office:value="0" calcext:value-type="float">
            <text:p>0</text:p>
          </table:table-cell>
          <table:table-cell table:formula="of:=IF([.$F26]=0;&quot;&quot;;INDEX([.AD$93:.AD$253];[.$E26]+INDEX([.$A$39:.$A$49];[.$D26];1)-1;1))" office:value-type="float" office:value="0" calcext:value-type="float">
            <text:p>0</text:p>
          </table:table-cell>
          <table:table-cell table:formula="of:=IF([.$F26]=0;&quot;&quot;;INDEX([.AE$93:.AE$253];[.$E26]+INDEX([.$A$39:.$A$49];[.$D26];1)-1;1))" office:value-type="float" office:value="0" calcext:value-type="float">
            <text:p>0</text:p>
          </table:table-cell>
          <table:table-cell table:formula="of:=IF([.$F26]=0;&quot;&quot;;INDEX([.AF$93:.AF$253];[.$E26]+INDEX([.$A$39:.$A$49];[.$D26];1)-1;1))" office:value-type="float" office:value="0" calcext:value-type="float">
            <text:p>0</text:p>
          </table:table-cell>
          <table:table-cell table:formula="of:=IF([.$F26]=0;&quot;&quot;;INDEX([.AG$93:.AG$253];[.$E26]+INDEX([.$A$39:.$A$49];[.$D26];1)-1;1))" office:value-type="float" office:value="0" calcext:value-type="float">
            <text:p>0</text:p>
          </table:table-cell>
          <table:table-cell table:formula="of:=IF([.$F26]=0;&quot;&quot;;INDEX([.AH$93:.AH$253];[.$E26]+INDEX([.$A$39:.$A$49];[.$D26];1)-1;1))" office:value-type="float" office:value="0" calcext:value-type="float">
            <text:p>0</text:p>
          </table:table-cell>
          <table:table-cell table:formula="of:=IF([.$F26]=0;&quot;&quot;;INDEX([.AI$93:.AI$253];[.$E26]+INDEX([.$A$39:.$A$49];[.$D26];1)-1;1))" office:value-type="float" office:value="0" calcext:value-type="float">
            <text:p>0</text:p>
          </table:table-cell>
          <table:table-cell table:formula="of:=IF([.$F26]=0;&quot;&quot;;INDEX([.AJ$93:.AJ$253];[.$E26]+INDEX([.$A$39:.$A$49];[.$D26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AM$38:.AM$74];[.E$14];1)" office:value-type="float" office:value="3" calcext:value-type="float">
            <text:p>3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27]+1;1)" office:value-type="string" office:string-value="General Purpose" calcext:value-type="string">
            <text:p>General Purpose</text:p>
          </table:table-cell>
          <table:table-cell table:style-name="ce355" office:value-type="float" office:value="2" calcext:value-type="float">
            <text:p>2</text:p>
          </table:table-cell>
          <table:table-cell table:style-name="ce355" office:value-type="float" office:value="24" calcext:value-type="float">
            <text:p>24</text:p>
          </table:table-cell>
          <table:table-cell table:style-name="ce375" table:formula="of:=IF(OR([.D27]&lt;1;[.D27]&gt;11;[.E27]&lt;1);0;IF([.E27]&gt;INDEX([.B$39:.B$49];[.D27];1);0;IF(INDEX([.AB$15:.AL$32];[.Y27];[.D27])=0;0;MIN([.A27];[.B27]))))" office:value-type="float" office:value="3" calcext:value-type="float">
            <text:p>3</text:p>
          </table:table-cell>
          <table:table-cell table:style-name="ce359" table:formula="of:=IF([.F27]=0;&quot;&quot;;INDEX([.D$93:.D$253];[.$E27]+INDEX([.$A$39:.$A$49];[.$D27];1)-1;1))" office:value-type="string" office:string-value="Multi-Contained Munition&lt;MT&gt;" calcext:value-type="string">
            <text:p>Multi-Contained Munition&lt;MT&gt;</text:p>
          </table:table-cell>
          <table:table-cell table:style-name="ce364" table:number-columns-repeated="3"/>
          <table:table-cell table:style-name="ce379" table:formula="of:=IF([.F27]=0;0;MAX(IF(SUM([.Q27:.V27])=0;MIN([.E$4:.J$4]);MIN(IF([.Q27]=0;99;[.E$4]-[.Q27]);IF([.R27]=0;99;[.F$4]-[.R27]);IF([.S27]=0;99;[.G$4]-[.S27]);IF([.T27]=0;99;[.H$4]-[.T27]);IF([.U27]=0;99;[.I$4]-[.U27]);IF([.V27]=0;99;[.J$4]-[.V27])));0))" office:value-type="float" office:value="5" calcext:value-type="float">
            <text:p>5</text:p>
          </table:table-cell>
          <table:table-cell table:style-name="ce383" table:formula="of:=IF(AND([.B$3]=1;[.K27]=0;SUM([.Q27:.V27])&gt;0);2;MAX(1-([.K27]*IF([.B$3]=1;0.05;0.04));IF([.B$3]=1;0.2;0.28)))*IF(OR([.$D27]=2;[.$D27]=11);IF([.$B$1]=2;1.25;IF([.$B$1]=3;0.75;1));1)" office:value-type="percentage" office:value="0.8" calcext:value-type="percentage">
            <text:p>80 %</text:p>
          </table:table-cell>
          <table:table-cell table:style-name="ce379" table:formula="of:=IF([.$F27]=0;0;[.$F27]*IF(OR([.$A27]=0;[.$D27]&lt;1;[.$D27]&gt;11;[.$E27]&lt;1;[.$E27]&gt;INDEX([.$B$39:.$B$49];[.$D27];1));0;IF(INDEX([.K$93:.K$253];[.$E27]+INDEX([.$A$39:.$A$49];[.$D27];1)-1;1)=0;0;MAX(ROUND([.$L27]*INDEX([.K$93:.K$253];[.$E27]+INDEX([.$A$39:.$A$49];[.$D27];1)-1;1);0);1))))" office:value-type="float" office:value="15" calcext:value-type="float">
            <text:p>15</text:p>
          </table:table-cell>
          <table:table-cell table:style-name="ce371" table:formula="of:=IF([.$F27]=0;0;[.$F27]*IF(OR([.$A27]=0;[.$D27]&lt;1;[.$D27]&gt;11;[.$E27]&lt;1;[.$E27]&gt;INDEX([.$B$39:.$B$49];[.$D27];1));0;IF(INDEX([.L$93:.L$253];[.$E27]+INDEX([.$A$39:.$A$49];[.$D27];1)-1;1)=0;0;MAX(ROUND([.$L27]*INDEX([.L$93:.L$253];[.$E27]+INDEX([.$A$39:.$A$49];[.$D27];1)-1;1);0);1))))" office:value-type="float" office:value="96" calcext:value-type="float">
            <text:p>96</text:p>
          </table:table-cell>
          <table:table-cell table:style-name="ce389" table:formula="of:=IF([.$F27]=0;0;[.$F27]*IF(OR([.$A27]=0;[.$D27]&lt;1;[.$D27]&gt;11;[.$E27]&lt;1;[.$E27]&gt;INDEX([.$B$39:.$B$49];[.$D27];1));0;IF(INDEX([.M$93:.M$253];[.$E27]+INDEX([.$A$39:.$A$49];[.$D27];1)-1;1)=0;0;MAX(ROUND([.$L27]*INDEX([.M$93:.M$253];[.$E27]+INDEX([.$A$39:.$A$49];[.$D27];1)-1;1);0);1))))" office:value-type="float" office:value="15" calcext:value-type="float">
            <text:p>15</text:p>
          </table:table-cell>
          <table:table-cell table:style-name="ce354" table:formula="of:=IF([.$F27]=0;0;[.$F27]*IF(OR([.$A27]=0;[.$D27]&lt;1;[.$D27]&gt;11;[.$E27]&lt;1;[.$E27]&gt;INDEX([.$B$39:.$B$49];[.$D27];1));0;IF(INDEX([.N$93:.N$253];[.$E27]+INDEX([.$A$39:.$A$49];[.$D27];1)-1;1)=0;0;MAX(ROUND([.$L27]*INDEX([.N$93:.N$253];[.$E27]+INDEX([.$A$39:.$A$49];[.$D27];1)-1;1);0);1))))" office:value-type="float" office:value="96" calcext:value-type="float">
            <text:p>96</text:p>
          </table:table-cell>
          <table:table-cell table:style-name="ce379" table:formula="of:=IF([.$F27]=0;&quot;&quot;;INDEX([.E$93:.E$253];[.$E27]+INDEX([.$A$39:.$A$49];[.$D27];1)-1;1))" office:value-type="float" office:value="21" calcext:value-type="float">
            <text:p>21</text:p>
          </table:table-cell>
          <table:table-cell table:style-name="ce371" table:formula="of:=IF([.$F27]=0;&quot;&quot;;INDEX([.F$93:.F$253];[.$E27]+INDEX([.$A$39:.$A$49];[.$D27];1)-1;1))" office:value-type="float" office:value="21" calcext:value-type="float">
            <text:p>21</text:p>
          </table:table-cell>
          <table:table-cell table:style-name="ce371" table:formula="of:=IF([.$F27]=0;&quot;&quot;;INDEX([.G$93:.G$253];[.$E27]+INDEX([.$A$39:.$A$49];[.$D27];1)-1;1))" office:value-type="float" office:value="0" calcext:value-type="float">
            <text:p>0</text:p>
          </table:table-cell>
          <table:table-cell table:style-name="ce371" table:formula="of:=IF([.$F27]=0;&quot;&quot;;INDEX([.H$93:.H$253];[.$E27]+INDEX([.$A$39:.$A$49];[.$D27];1)-1;1))" office:value-type="float" office:value="0" calcext:value-type="float">
            <text:p>0</text:p>
          </table:table-cell>
          <table:table-cell table:style-name="ce371" table:formula="of:=IF([.$F27]=0;&quot;&quot;;INDEX([.I$93:.I$253];[.$E27]+INDEX([.$A$39:.$A$49];[.$D27];1)-1;1))" office:value-type="float" office:value="16" calcext:value-type="float">
            <text:p>16</text:p>
          </table:table-cell>
          <table:table-cell table:style-name="ce389" table:formula="of:=IF([.$F27]=0;&quot;&quot;;INDEX([.J$93:.J$253];[.$E27]+INDEX([.$A$39:.$A$49];[.$D27];1)-1;1))" office:value-type="float" office:value="12" calcext:value-type="float">
            <text:p>12</text:p>
          </table:table-cell>
          <table:table-cell table:style-name="ce354" table:formula="of:=IF([.F27]=0;0;[.F27]*INDEX([.O$93:.O$253];[.$E27]+INDEX([.$A$39:.$A$49];[.$D27];1)-1;1))" office:value-type="float" office:value="24" calcext:value-type="float">
            <text:p>24</text:p>
          </table:table-cell>
          <table:table-cell/>
          <table:table-cell table:formula="of:=INDEX([.AL$38:.AL$74];[.E$14];1)" office:value-type="float" office:value="5" calcext:value-type="float">
            <text:p>5</text:p>
          </table:table-cell>
          <table:table-cell office:value-type="string" calcext:value-type="string">
            <text:p>Shield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4" table:formula="of:=[.F27]*IF([.F27]=0;0;INDEX([.P$93:.P$253];[.$E27]+INDEX([.$A$39:.$A$49];[.$D27];1)-1;1))" office:value-type="float" office:value="0" calcext:value-type="float">
            <text:p>0</text:p>
          </table:table-cell>
          <table:table-cell table:formula="of:=IF([.$F27]=0;&quot;&quot;;INDEX([.Q$93:.Q$253];[.$E27]+INDEX([.$A$39:.$A$49];[.$D27];1)-1;1))" office:value-type="float" office:value="0" calcext:value-type="float">
            <text:p>0</text:p>
          </table:table-cell>
          <table:table-cell table:formula="of:=IF([.$F27]=0;&quot;&quot;;INDEX([.R$93:.R$253];[.$E27]+INDEX([.$A$39:.$A$49];[.$D27];1)-1;1))" office:value-type="float" office:value="0" calcext:value-type="float">
            <text:p>0</text:p>
          </table:table-cell>
          <table:table-cell table:formula="of:=IF([.$F27]=0;&quot;&quot;;INDEX([.S$93:.S$253];[.$E27]+INDEX([.$A$39:.$A$49];[.$D27];1)-1;1))" office:value-type="float" office:value="0" calcext:value-type="float">
            <text:p>0</text:p>
          </table:table-cell>
          <table:table-cell table:formula="of:=IF([.$F27]=0;&quot;&quot;;INDEX([.T$93:.T$253];[.$E27]+INDEX([.$A$39:.$A$49];[.$D27];1)-1;1))" office:value-type="float" office:value="0" calcext:value-type="float">
            <text:p>0</text:p>
          </table:table-cell>
          <table:table-cell table:formula="of:=IF([.$F27]=0;&quot;&quot;;INDEX([.U$93:.U$253];[.$E27]+INDEX([.$A$39:.$A$49];[.$D27];1)-1;1))" office:value-type="float" office:value="0" calcext:value-type="float">
            <text:p>0</text:p>
          </table:table-cell>
          <table:table-cell table:formula="of:=IF([.$F27]=0;&quot;&quot;;INDEX([.V$93:.V$253];[.$E27]+INDEX([.$A$39:.$A$49];[.$D27];1)-1;1))" office:value-type="float" office:value="0" calcext:value-type="float">
            <text:p>0</text:p>
          </table:table-cell>
          <table:table-cell table:formula="of:=IF([.$F27]=0;&quot;&quot;;INDEX([.W$93:.W$253];[.$E27]+INDEX([.$A$39:.$A$49];[.$D27];1)-1;1))" office:value-type="float" office:value="0" calcext:value-type="float">
            <text:p>0</text:p>
          </table:table-cell>
          <table:table-cell table:formula="of:=IF([.$F27]=0;&quot;&quot;;INDEX([.X$93:.X$253];[.$E27]+INDEX([.$A$39:.$A$49];[.$D27];1)-1;1))" office:value-type="float" office:value="0" calcext:value-type="float">
            <text:p>0</text:p>
          </table:table-cell>
          <table:table-cell table:formula="of:=IF([.$F27]=0;&quot;&quot;;INDEX([.Y$93:.Y$253];[.$E27]+INDEX([.$A$39:.$A$49];[.$D27];1)-1;1))" office:value-type="float" office:value="0" calcext:value-type="float">
            <text:p>0</text:p>
          </table:table-cell>
          <table:table-cell table:formula="of:=IF([.$F27]=0;&quot;&quot;;INDEX([.Z$93:.Z$253];[.$E27]+INDEX([.$A$39:.$A$49];[.$D27];1)-1;1))" office:value-type="float" office:value="0" calcext:value-type="float">
            <text:p>0</text:p>
          </table:table-cell>
          <table:table-cell table:formula="of:=IF([.$F27]=0;&quot;&quot;;INDEX([.AA$93:.AA$253];[.$E27]+INDEX([.$A$39:.$A$49];[.$D27];1)-1;1))" office:value-type="float" office:value="0" calcext:value-type="float">
            <text:p>0</text:p>
          </table:table-cell>
          <table:table-cell table:formula="of:=IF([.$F27]=0;&quot;&quot;;INDEX([.AB$93:.AB$253];[.$E27]+INDEX([.$A$39:.$A$49];[.$D27];1)-1;1))" office:value-type="float" office:value="0" calcext:value-type="float">
            <text:p>0</text:p>
          </table:table-cell>
          <table:table-cell table:formula="of:=IF([.$F27]=0;&quot;&quot;;INDEX([.AC$93:.AC$253];[.$E27]+INDEX([.$A$39:.$A$49];[.$D27];1)-1;1))" office:value-type="float" office:value="0" calcext:value-type="float">
            <text:p>0</text:p>
          </table:table-cell>
          <table:table-cell table:formula="of:=IF([.$F27]=0;&quot;&quot;;INDEX([.AD$93:.AD$253];[.$E27]+INDEX([.$A$39:.$A$49];[.$D27];1)-1;1))" office:value-type="float" office:value="0" calcext:value-type="float">
            <text:p>0</text:p>
          </table:table-cell>
          <table:table-cell table:formula="of:=IF([.$F27]=0;&quot;&quot;;INDEX([.AE$93:.AE$253];[.$E27]+INDEX([.$A$39:.$A$49];[.$D27];1)-1;1))" office:value-type="float" office:value="0" calcext:value-type="float">
            <text:p>0</text:p>
          </table:table-cell>
          <table:table-cell table:formula="of:=IF([.$F27]=0;&quot;&quot;;INDEX([.AF$93:.AF$253];[.$E27]+INDEX([.$A$39:.$A$49];[.$D27];1)-1;1))" office:value-type="float" office:value="0" calcext:value-type="float">
            <text:p>0</text:p>
          </table:table-cell>
          <table:table-cell table:formula="of:=IF([.$F27]=0;&quot;&quot;;INDEX([.AG$93:.AG$253];[.$E27]+INDEX([.$A$39:.$A$49];[.$D27];1)-1;1))" office:value-type="float" office:value="0" calcext:value-type="float">
            <text:p>0</text:p>
          </table:table-cell>
          <table:table-cell table:formula="of:=IF([.$F27]=0;&quot;&quot;;INDEX([.AH$93:.AH$253];[.$E27]+INDEX([.$A$39:.$A$49];[.$D27];1)-1;1))" office:value-type="float" office:value="0" calcext:value-type="float">
            <text:p>0</text:p>
          </table:table-cell>
          <table:table-cell table:formula="of:=IF([.$F27]=0;&quot;&quot;;INDEX([.AI$93:.AI$253];[.$E27]+INDEX([.$A$39:.$A$49];[.$D27];1)-1;1))" office:value-type="float" office:value="0" calcext:value-type="float">
            <text:p>0</text:p>
          </table:table-cell>
          <table:table-cell table:formula="of:=IF([.$F27]=0;&quot;&quot;;INDEX([.AJ$93:.AJ$253];[.$E27]+INDEX([.$A$39:.$A$49];[.$D27];1)-1;1)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 table:style-name="ce345" table:formula="of:=INDEX([.AO$38:.AO$74];[.E$14];1)" office:value-type="float" office:value="0" calcext:value-type="float">
            <text:p>0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28]+1;1)">
            <text:p/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float" office:value="0" calcext:value-type="float">
            <text:p>0</text:p>
          </table:table-cell>
          <table:table-cell table:style-name="ce375" table:formula="of:=IF(OR([.D28]&lt;1;[.D28]&gt;11;[.E28]&lt;1);0;IF([.E28]&gt;INDEX([.B$39:.B$49];[.D28];1);0;IF(INDEX([.AB$15:.AL$32];[.Y28];[.D28])=0;0;MIN([.A28];[.B28]))))" office:value-type="float" office:value="0" calcext:value-type="float">
            <text:p>0</text:p>
          </table:table-cell>
          <table:table-cell table:style-name="ce359" table:formula="of:=IF([.F28]=0;&quot;&quot;;INDEX([.D$93:.D$253];[.$E28]+INDEX([.$A$39:.$A$49];[.$D28];1)-1;1))">
            <text:p/>
          </table:table-cell>
          <table:table-cell table:style-name="ce364" table:number-columns-repeated="3"/>
          <table:table-cell table:style-name="ce379" table:formula="of:=IF([.F28]=0;0;MAX(IF(SUM([.Q28:.V28])=0;MIN([.E$4:.J$4]);MIN(IF([.Q28]=0;99;[.E$4]-[.Q28]);IF([.R28]=0;99;[.F$4]-[.R28]);IF([.S28]=0;99;[.G$4]-[.S28]);IF([.T28]=0;99;[.H$4]-[.T28]);IF([.U28]=0;99;[.I$4]-[.U28]);IF([.V28]=0;99;[.J$4]-[.V28])));0))" office:value-type="float" office:value="0" calcext:value-type="float">
            <text:p>0</text:p>
          </table:table-cell>
          <table:table-cell table:style-name="ce383" table:formula="of:=IF(AND([.B$3]=1;[.K28]=0;SUM([.Q28:.V28])&gt;0);2;MAX(1-([.K28]*IF([.B$3]=1;0.05;0.04));IF([.B$3]=1;0.2;0.28)))*IF(OR([.$D28]=2;[.$D28]=11);IF([.$B$1]=2;1.25;IF([.$B$1]=3;0.75;1));1)" office:value-type="percentage" office:value="1" calcext:value-type="percentage">
            <text:p>100 %</text:p>
          </table:table-cell>
          <table:table-cell table:style-name="ce379" table:formula="of:=IF([.$F28]=0;0;[.$F28]*IF(OR([.$A28]=0;[.$D28]&lt;1;[.$D28]&gt;11;[.$E28]&lt;1;[.$E28]&gt;INDEX([.$B$39:.$B$49];[.$D28];1));0;IF(INDEX([.K$93:.K$253];[.$E28]+INDEX([.$A$39:.$A$49];[.$D28];1)-1;1)=0;0;MAX(ROUND([.$L28]*INDEX([.K$93:.K$253];[.$E28]+INDEX([.$A$39:.$A$49];[.$D28];1)-1;1);0);1))))" office:value-type="float" office:value="0" calcext:value-type="float">
            <text:p>0</text:p>
          </table:table-cell>
          <table:table-cell table:style-name="ce371" table:formula="of:=IF([.$F28]=0;0;[.$F28]*IF(OR([.$A28]=0;[.$D28]&lt;1;[.$D28]&gt;11;[.$E28]&lt;1;[.$E28]&gt;INDEX([.$B$39:.$B$49];[.$D28];1));0;IF(INDEX([.L$93:.L$253];[.$E28]+INDEX([.$A$39:.$A$49];[.$D28];1)-1;1)=0;0;MAX(ROUND([.$L28]*INDEX([.L$93:.L$253];[.$E28]+INDEX([.$A$39:.$A$49];[.$D28];1)-1;1);0);1))))" office:value-type="float" office:value="0" calcext:value-type="float">
            <text:p>0</text:p>
          </table:table-cell>
          <table:table-cell table:style-name="ce389" table:formula="of:=IF([.$F28]=0;0;[.$F28]*IF(OR([.$A28]=0;[.$D28]&lt;1;[.$D28]&gt;11;[.$E28]&lt;1;[.$E28]&gt;INDEX([.$B$39:.$B$49];[.$D28];1));0;IF(INDEX([.M$93:.M$253];[.$E28]+INDEX([.$A$39:.$A$49];[.$D28];1)-1;1)=0;0;MAX(ROUND([.$L28]*INDEX([.M$93:.M$253];[.$E28]+INDEX([.$A$39:.$A$49];[.$D28];1)-1;1);0);1))))" office:value-type="float" office:value="0" calcext:value-type="float">
            <text:p>0</text:p>
          </table:table-cell>
          <table:table-cell table:style-name="ce354" table:formula="of:=IF([.$F28]=0;0;[.$F28]*IF(OR([.$A28]=0;[.$D28]&lt;1;[.$D28]&gt;11;[.$E28]&lt;1;[.$E28]&gt;INDEX([.$B$39:.$B$49];[.$D28];1));0;IF(INDEX([.N$93:.N$253];[.$E28]+INDEX([.$A$39:.$A$49];[.$D28];1)-1;1)=0;0;MAX(ROUND([.$L28]*INDEX([.N$93:.N$253];[.$E28]+INDEX([.$A$39:.$A$49];[.$D28];1)-1;1);0);1))))" office:value-type="float" office:value="0" calcext:value-type="float">
            <text:p>0</text:p>
          </table:table-cell>
          <table:table-cell table:style-name="ce379" table:formula="of:=IF([.$F28]=0;&quot;&quot;;INDEX([.E$93:.E$253];[.$E28]+INDEX([.$A$39:.$A$49];[.$D28];1)-1;1))">
            <text:p/>
          </table:table-cell>
          <table:table-cell table:style-name="ce371" table:formula="of:=IF([.$F28]=0;&quot;&quot;;INDEX([.F$93:.F$253];[.$E28]+INDEX([.$A$39:.$A$49];[.$D28];1)-1;1))">
            <text:p/>
          </table:table-cell>
          <table:table-cell table:style-name="ce371" table:formula="of:=IF([.$F28]=0;&quot;&quot;;INDEX([.G$93:.G$253];[.$E28]+INDEX([.$A$39:.$A$49];[.$D28];1)-1;1))">
            <text:p/>
          </table:table-cell>
          <table:table-cell table:style-name="ce371" table:formula="of:=IF([.$F28]=0;&quot;&quot;;INDEX([.H$93:.H$253];[.$E28]+INDEX([.$A$39:.$A$49];[.$D28];1)-1;1))">
            <text:p/>
          </table:table-cell>
          <table:table-cell table:style-name="ce371" table:formula="of:=IF([.$F28]=0;&quot;&quot;;INDEX([.I$93:.I$253];[.$E28]+INDEX([.$A$39:.$A$49];[.$D28];1)-1;1))">
            <text:p/>
          </table:table-cell>
          <table:table-cell table:style-name="ce389" table:formula="of:=IF([.$F28]=0;&quot;&quot;;INDEX([.J$93:.J$253];[.$E28]+INDEX([.$A$39:.$A$49];[.$D28];1)-1;1))">
            <text:p/>
          </table:table-cell>
          <table:table-cell table:style-name="ce354" table:formula="of:=IF([.F28]=0;0;[.F28]*INDEX([.O$93:.O$253];[.$E28]+INDEX([.$A$39:.$A$49];[.$D28];1)-1;1))" office:value-type="float" office:value="0" calcext:value-type="float">
            <text:p>0</text:p>
          </table:table-cell>
          <table:table-cell/>
          <table:table-cell table:formula="of:=INDEX([.AN$38:.AN$74];[.E$14];1)" office:value-type="float" office:value="0" calcext:value-type="float">
            <text:p>0</text:p>
          </table:table-cell>
          <table:table-cell office:value-type="string" calcext:value-type="string">
            <text:p>Shield/Arm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4" table:formula="of:=[.F28]*IF([.F28]=0;0;INDEX([.P$93:.P$253];[.$E28]+INDEX([.$A$39:.$A$49];[.$D28];1)-1;1))" office:value-type="float" office:value="0" calcext:value-type="float">
            <text:p>0</text:p>
          </table:table-cell>
          <table:table-cell table:formula="of:=IF([.$F28]=0;&quot;&quot;;INDEX([.Q$93:.Q$253];[.$E28]+INDEX([.$A$39:.$A$49];[.$D28];1)-1;1))">
            <text:p/>
          </table:table-cell>
          <table:table-cell table:formula="of:=IF([.$F28]=0;&quot;&quot;;INDEX([.R$93:.R$253];[.$E28]+INDEX([.$A$39:.$A$49];[.$D28];1)-1;1))">
            <text:p/>
          </table:table-cell>
          <table:table-cell table:formula="of:=IF([.$F28]=0;&quot;&quot;;INDEX([.S$93:.S$253];[.$E28]+INDEX([.$A$39:.$A$49];[.$D28];1)-1;1))">
            <text:p/>
          </table:table-cell>
          <table:table-cell table:formula="of:=IF([.$F28]=0;&quot;&quot;;INDEX([.T$93:.T$253];[.$E28]+INDEX([.$A$39:.$A$49];[.$D28];1)-1;1))">
            <text:p/>
          </table:table-cell>
          <table:table-cell table:formula="of:=IF([.$F28]=0;&quot;&quot;;INDEX([.U$93:.U$253];[.$E28]+INDEX([.$A$39:.$A$49];[.$D28];1)-1;1))">
            <text:p/>
          </table:table-cell>
          <table:table-cell table:formula="of:=IF([.$F28]=0;&quot;&quot;;INDEX([.V$93:.V$253];[.$E28]+INDEX([.$A$39:.$A$49];[.$D28];1)-1;1))">
            <text:p/>
          </table:table-cell>
          <table:table-cell table:formula="of:=IF([.$F28]=0;&quot;&quot;;INDEX([.W$93:.W$253];[.$E28]+INDEX([.$A$39:.$A$49];[.$D28];1)-1;1))">
            <text:p/>
          </table:table-cell>
          <table:table-cell table:formula="of:=IF([.$F28]=0;&quot;&quot;;INDEX([.X$93:.X$253];[.$E28]+INDEX([.$A$39:.$A$49];[.$D28];1)-1;1))">
            <text:p/>
          </table:table-cell>
          <table:table-cell table:formula="of:=IF([.$F28]=0;&quot;&quot;;INDEX([.Y$93:.Y$253];[.$E28]+INDEX([.$A$39:.$A$49];[.$D28];1)-1;1))">
            <text:p/>
          </table:table-cell>
          <table:table-cell table:formula="of:=IF([.$F28]=0;&quot;&quot;;INDEX([.Z$93:.Z$253];[.$E28]+INDEX([.$A$39:.$A$49];[.$D28];1)-1;1))">
            <text:p/>
          </table:table-cell>
          <table:table-cell table:formula="of:=IF([.$F28]=0;&quot;&quot;;INDEX([.AA$93:.AA$253];[.$E28]+INDEX([.$A$39:.$A$49];[.$D28];1)-1;1))">
            <text:p/>
          </table:table-cell>
          <table:table-cell table:formula="of:=IF([.$F28]=0;&quot;&quot;;INDEX([.AB$93:.AB$253];[.$E28]+INDEX([.$A$39:.$A$49];[.$D28];1)-1;1))">
            <text:p/>
          </table:table-cell>
          <table:table-cell table:formula="of:=IF([.$F28]=0;&quot;&quot;;INDEX([.AC$93:.AC$253];[.$E28]+INDEX([.$A$39:.$A$49];[.$D28];1)-1;1))">
            <text:p/>
          </table:table-cell>
          <table:table-cell table:formula="of:=IF([.$F28]=0;&quot;&quot;;INDEX([.AD$93:.AD$253];[.$E28]+INDEX([.$A$39:.$A$49];[.$D28];1)-1;1))">
            <text:p/>
          </table:table-cell>
          <table:table-cell table:formula="of:=IF([.$F28]=0;&quot;&quot;;INDEX([.AE$93:.AE$253];[.$E28]+INDEX([.$A$39:.$A$49];[.$D28];1)-1;1))">
            <text:p/>
          </table:table-cell>
          <table:table-cell table:formula="of:=IF([.$F28]=0;&quot;&quot;;INDEX([.AF$93:.AF$253];[.$E28]+INDEX([.$A$39:.$A$49];[.$D28];1)-1;1))">
            <text:p/>
          </table:table-cell>
          <table:table-cell table:formula="of:=IF([.$F28]=0;&quot;&quot;;INDEX([.AG$93:.AG$253];[.$E28]+INDEX([.$A$39:.$A$49];[.$D28];1)-1;1))">
            <text:p/>
          </table:table-cell>
          <table:table-cell table:formula="of:=IF([.$F28]=0;&quot;&quot;;INDEX([.AH$93:.AH$253];[.$E28]+INDEX([.$A$39:.$A$49];[.$D28];1)-1;1))">
            <text:p/>
          </table:table-cell>
          <table:table-cell table:formula="of:=IF([.$F28]=0;&quot;&quot;;INDEX([.AI$93:.AI$253];[.$E28]+INDEX([.$A$39:.$A$49];[.$D28];1)-1;1))">
            <text:p/>
          </table:table-cell>
          <table:table-cell table:formula="of:=IF([.$F28]=0;&quot;&quot;;INDEX([.AJ$93:.AJ$253];[.$E28]+INDEX([.$A$39:.$A$49];[.$D28];1)-1;1))">
            <text:p/>
          </table:table-cell>
          <table:table-cell table:number-columns-repeated="197"/>
        </table:table-row>
        <table:table-row table:style-name="ro2">
          <table:table-cell table:style-name="ce345" table:formula="of:=INDEX([.AQ$38:.AQ$74];[.E$14];1)" office:value-type="float" office:value="0" calcext:value-type="float">
            <text:p>0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29]+1;1)">
            <text:p/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float" office:value="0" calcext:value-type="float">
            <text:p>0</text:p>
          </table:table-cell>
          <table:table-cell table:style-name="ce375" table:formula="of:=IF(OR([.D29]&lt;1;[.D29]&gt;11;[.E29]&lt;1);0;IF([.E29]&gt;INDEX([.B$39:.B$49];[.D29];1);0;IF(INDEX([.AB$15:.AL$32];[.Y29];[.D29])=0;0;MIN([.A29];[.B29]))))" office:value-type="float" office:value="0" calcext:value-type="float">
            <text:p>0</text:p>
          </table:table-cell>
          <table:table-cell table:style-name="ce359" table:formula="of:=IF([.F29]=0;&quot;&quot;;INDEX([.D$93:.D$253];[.$E29]+INDEX([.$A$39:.$A$49];[.$D29];1)-1;1))">
            <text:p/>
          </table:table-cell>
          <table:table-cell table:style-name="ce364" table:number-columns-repeated="3"/>
          <table:table-cell table:style-name="ce379" table:formula="of:=IF([.F29]=0;0;MAX(IF(SUM([.Q29:.V29])=0;MIN([.E$4:.J$4]);MIN(IF([.Q29]=0;99;[.E$4]-[.Q29]);IF([.R29]=0;99;[.F$4]-[.R29]);IF([.S29]=0;99;[.G$4]-[.S29]);IF([.T29]=0;99;[.H$4]-[.T29]);IF([.U29]=0;99;[.I$4]-[.U29]);IF([.V29]=0;99;[.J$4]-[.V29])));0))" office:value-type="float" office:value="0" calcext:value-type="float">
            <text:p>0</text:p>
          </table:table-cell>
          <table:table-cell table:style-name="ce383" table:formula="of:=IF(AND([.B$3]=1;[.K29]=0;SUM([.Q29:.V29])&gt;0);2;MAX(1-([.K29]*IF([.B$3]=1;0.05;0.04));IF([.B$3]=1;0.2;0.28)))*IF(OR([.$D29]=2;[.$D29]=11);IF([.$B$1]=2;1.25;IF([.$B$1]=3;0.75;1));1)" office:value-type="percentage" office:value="1" calcext:value-type="percentage">
            <text:p>100 %</text:p>
          </table:table-cell>
          <table:table-cell table:style-name="ce379" table:formula="of:=IF([.$F29]=0;0;[.$F29]*IF(OR([.$A29]=0;[.$D29]&lt;1;[.$D29]&gt;11;[.$E29]&lt;1;[.$E29]&gt;INDEX([.$B$39:.$B$49];[.$D29];1));0;IF(INDEX([.K$93:.K$253];[.$E29]+INDEX([.$A$39:.$A$49];[.$D29];1)-1;1)=0;0;MAX(ROUND([.$L29]*INDEX([.K$93:.K$253];[.$E29]+INDEX([.$A$39:.$A$49];[.$D29];1)-1;1);0);1))))" office:value-type="float" office:value="0" calcext:value-type="float">
            <text:p>0</text:p>
          </table:table-cell>
          <table:table-cell table:style-name="ce371" table:formula="of:=IF([.$F29]=0;0;[.$F29]*IF(OR([.$A29]=0;[.$D29]&lt;1;[.$D29]&gt;11;[.$E29]&lt;1;[.$E29]&gt;INDEX([.$B$39:.$B$49];[.$D29];1));0;IF(INDEX([.L$93:.L$253];[.$E29]+INDEX([.$A$39:.$A$49];[.$D29];1)-1;1)=0;0;MAX(ROUND([.$L29]*INDEX([.L$93:.L$253];[.$E29]+INDEX([.$A$39:.$A$49];[.$D29];1)-1;1);0);1))))" office:value-type="float" office:value="0" calcext:value-type="float">
            <text:p>0</text:p>
          </table:table-cell>
          <table:table-cell table:style-name="ce389" table:formula="of:=IF([.$F29]=0;0;[.$F29]*IF(OR([.$A29]=0;[.$D29]&lt;1;[.$D29]&gt;11;[.$E29]&lt;1;[.$E29]&gt;INDEX([.$B$39:.$B$49];[.$D29];1));0;IF(INDEX([.M$93:.M$253];[.$E29]+INDEX([.$A$39:.$A$49];[.$D29];1)-1;1)=0;0;MAX(ROUND([.$L29]*INDEX([.M$93:.M$253];[.$E29]+INDEX([.$A$39:.$A$49];[.$D29];1)-1;1);0);1))))" office:value-type="float" office:value="0" calcext:value-type="float">
            <text:p>0</text:p>
          </table:table-cell>
          <table:table-cell table:style-name="ce354" table:formula="of:=IF([.$F29]=0;0;[.$F29]*IF(OR([.$A29]=0;[.$D29]&lt;1;[.$D29]&gt;11;[.$E29]&lt;1;[.$E29]&gt;INDEX([.$B$39:.$B$49];[.$D29];1));0;IF(INDEX([.N$93:.N$253];[.$E29]+INDEX([.$A$39:.$A$49];[.$D29];1)-1;1)=0;0;MAX(ROUND([.$L29]*INDEX([.N$93:.N$253];[.$E29]+INDEX([.$A$39:.$A$49];[.$D29];1)-1;1);0);1))))" office:value-type="float" office:value="0" calcext:value-type="float">
            <text:p>0</text:p>
          </table:table-cell>
          <table:table-cell table:style-name="ce379" table:formula="of:=IF([.$F29]=0;&quot;&quot;;INDEX([.E$93:.E$253];[.$E29]+INDEX([.$A$39:.$A$49];[.$D29];1)-1;1))">
            <text:p/>
          </table:table-cell>
          <table:table-cell table:style-name="ce371" table:formula="of:=IF([.$F29]=0;&quot;&quot;;INDEX([.F$93:.F$253];[.$E29]+INDEX([.$A$39:.$A$49];[.$D29];1)-1;1))">
            <text:p/>
          </table:table-cell>
          <table:table-cell table:style-name="ce371" table:formula="of:=IF([.$F29]=0;&quot;&quot;;INDEX([.G$93:.G$253];[.$E29]+INDEX([.$A$39:.$A$49];[.$D29];1)-1;1))">
            <text:p/>
          </table:table-cell>
          <table:table-cell table:style-name="ce371" table:formula="of:=IF([.$F29]=0;&quot;&quot;;INDEX([.H$93:.H$253];[.$E29]+INDEX([.$A$39:.$A$49];[.$D29];1)-1;1))">
            <text:p/>
          </table:table-cell>
          <table:table-cell table:style-name="ce371" table:formula="of:=IF([.$F29]=0;&quot;&quot;;INDEX([.I$93:.I$253];[.$E29]+INDEX([.$A$39:.$A$49];[.$D29];1)-1;1))">
            <text:p/>
          </table:table-cell>
          <table:table-cell table:style-name="ce389" table:formula="of:=IF([.$F29]=0;&quot;&quot;;INDEX([.J$93:.J$253];[.$E29]+INDEX([.$A$39:.$A$49];[.$D29];1)-1;1))">
            <text:p/>
          </table:table-cell>
          <table:table-cell table:style-name="ce354" table:formula="of:=IF([.F29]=0;0;[.F29]*INDEX([.O$93:.O$253];[.$E29]+INDEX([.$A$39:.$A$49];[.$D29];1)-1;1))" office:value-type="float" office:value="0" calcext:value-type="float">
            <text:p>0</text:p>
          </table:table-cell>
          <table:table-cell/>
          <table:table-cell table:formula="of:=INDEX([.AP$38:.AP$74];[.E$14];1)" office:value-type="float" office:value="0" calcext:value-type="float">
            <text:p>0</text:p>
          </table:table-cell>
          <table:table-cell office:value-type="string" calcext:value-type="string">
            <text:p>Shield/Elect/Me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4" table:formula="of:=[.F29]*IF([.F29]=0;0;INDEX([.P$93:.P$253];[.$E29]+INDEX([.$A$39:.$A$49];[.$D29];1)-1;1))" office:value-type="float" office:value="0" calcext:value-type="float">
            <text:p>0</text:p>
          </table:table-cell>
          <table:table-cell table:formula="of:=IF([.$F29]=0;&quot;&quot;;INDEX([.Q$93:.Q$253];[.$E29]+INDEX([.$A$39:.$A$49];[.$D29];1)-1;1))">
            <text:p/>
          </table:table-cell>
          <table:table-cell table:formula="of:=IF([.$F29]=0;&quot;&quot;;INDEX([.R$93:.R$253];[.$E29]+INDEX([.$A$39:.$A$49];[.$D29];1)-1;1))">
            <text:p/>
          </table:table-cell>
          <table:table-cell table:formula="of:=IF([.$F29]=0;&quot;&quot;;INDEX([.S$93:.S$253];[.$E29]+INDEX([.$A$39:.$A$49];[.$D29];1)-1;1))">
            <text:p/>
          </table:table-cell>
          <table:table-cell table:formula="of:=IF([.$F29]=0;&quot;&quot;;INDEX([.T$93:.T$253];[.$E29]+INDEX([.$A$39:.$A$49];[.$D29];1)-1;1))">
            <text:p/>
          </table:table-cell>
          <table:table-cell table:formula="of:=IF([.$F29]=0;&quot;&quot;;INDEX([.U$93:.U$253];[.$E29]+INDEX([.$A$39:.$A$49];[.$D29];1)-1;1))">
            <text:p/>
          </table:table-cell>
          <table:table-cell table:formula="of:=IF([.$F29]=0;&quot;&quot;;INDEX([.V$93:.V$253];[.$E29]+INDEX([.$A$39:.$A$49];[.$D29];1)-1;1))">
            <text:p/>
          </table:table-cell>
          <table:table-cell table:formula="of:=IF([.$F29]=0;&quot;&quot;;INDEX([.W$93:.W$253];[.$E29]+INDEX([.$A$39:.$A$49];[.$D29];1)-1;1))">
            <text:p/>
          </table:table-cell>
          <table:table-cell table:formula="of:=IF([.$F29]=0;&quot;&quot;;INDEX([.X$93:.X$253];[.$E29]+INDEX([.$A$39:.$A$49];[.$D29];1)-1;1))">
            <text:p/>
          </table:table-cell>
          <table:table-cell table:formula="of:=IF([.$F29]=0;&quot;&quot;;INDEX([.Y$93:.Y$253];[.$E29]+INDEX([.$A$39:.$A$49];[.$D29];1)-1;1))">
            <text:p/>
          </table:table-cell>
          <table:table-cell table:formula="of:=IF([.$F29]=0;&quot;&quot;;INDEX([.Z$93:.Z$253];[.$E29]+INDEX([.$A$39:.$A$49];[.$D29];1)-1;1))">
            <text:p/>
          </table:table-cell>
          <table:table-cell table:formula="of:=IF([.$F29]=0;&quot;&quot;;INDEX([.AA$93:.AA$253];[.$E29]+INDEX([.$A$39:.$A$49];[.$D29];1)-1;1))">
            <text:p/>
          </table:table-cell>
          <table:table-cell table:formula="of:=IF([.$F29]=0;&quot;&quot;;INDEX([.AB$93:.AB$253];[.$E29]+INDEX([.$A$39:.$A$49];[.$D29];1)-1;1))">
            <text:p/>
          </table:table-cell>
          <table:table-cell table:formula="of:=IF([.$F29]=0;&quot;&quot;;INDEX([.AC$93:.AC$253];[.$E29]+INDEX([.$A$39:.$A$49];[.$D29];1)-1;1))">
            <text:p/>
          </table:table-cell>
          <table:table-cell table:formula="of:=IF([.$F29]=0;&quot;&quot;;INDEX([.AD$93:.AD$253];[.$E29]+INDEX([.$A$39:.$A$49];[.$D29];1)-1;1))">
            <text:p/>
          </table:table-cell>
          <table:table-cell table:formula="of:=IF([.$F29]=0;&quot;&quot;;INDEX([.AE$93:.AE$253];[.$E29]+INDEX([.$A$39:.$A$49];[.$D29];1)-1;1))">
            <text:p/>
          </table:table-cell>
          <table:table-cell table:formula="of:=IF([.$F29]=0;&quot;&quot;;INDEX([.AF$93:.AF$253];[.$E29]+INDEX([.$A$39:.$A$49];[.$D29];1)-1;1))">
            <text:p/>
          </table:table-cell>
          <table:table-cell table:formula="of:=IF([.$F29]=0;&quot;&quot;;INDEX([.AG$93:.AG$253];[.$E29]+INDEX([.$A$39:.$A$49];[.$D29];1)-1;1))">
            <text:p/>
          </table:table-cell>
          <table:table-cell table:formula="of:=IF([.$F29]=0;&quot;&quot;;INDEX([.AH$93:.AH$253];[.$E29]+INDEX([.$A$39:.$A$49];[.$D29];1)-1;1))">
            <text:p/>
          </table:table-cell>
          <table:table-cell table:formula="of:=IF([.$F29]=0;&quot;&quot;;INDEX([.AI$93:.AI$253];[.$E29]+INDEX([.$A$39:.$A$49];[.$D29];1)-1;1))">
            <text:p/>
          </table:table-cell>
          <table:table-cell table:formula="of:=IF([.$F29]=0;&quot;&quot;;INDEX([.AJ$93:.AJ$253];[.$E29]+INDEX([.$A$39:.$A$49];[.$D29];1)-1;1))">
            <text:p/>
          </table:table-cell>
          <table:table-cell table:number-columns-repeated="197"/>
        </table:table-row>
        <table:table-row table:style-name="ro2">
          <table:table-cell table:style-name="ce345" table:formula="of:=INDEX([.AS$38:.AS$74];[.E$14];1)" office:value-type="float" office:value="0" calcext:value-type="float">
            <text:p>0</text:p>
          </table:table-cell>
          <table:table-cell table:style-name="ce355" office:value-type="float" office:value="99" calcext:value-type="float">
            <text:p>99</text:p>
          </table:table-cell>
          <table:table-cell table:style-name="ce345" table:formula="of:=INDEX([.Z$14:.Z$32];[.Y30]+1;1)">
            <text:p/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float" office:value="0" calcext:value-type="float">
            <text:p>0</text:p>
          </table:table-cell>
          <table:table-cell table:style-name="ce375" table:formula="of:=IF(OR([.D30]&lt;1;[.D30]&gt;11;[.E30]&lt;1);0;IF([.E30]&gt;INDEX([.B$39:.B$49];[.D30];1);0;IF(INDEX([.AB$15:.AL$32];[.Y30];[.D30])=0;0;MIN([.A30];[.B30]))))" office:value-type="float" office:value="0" calcext:value-type="float">
            <text:p>0</text:p>
          </table:table-cell>
          <table:table-cell table:style-name="ce359" table:formula="of:=IF([.F30]=0;&quot;&quot;;INDEX([.D$93:.D$253];[.$E30]+INDEX([.$A$39:.$A$49];[.$D30];1)-1;1))">
            <text:p/>
          </table:table-cell>
          <table:table-cell table:style-name="ce364" table:number-columns-repeated="3"/>
          <table:table-cell table:style-name="ce379" table:formula="of:=IF([.F30]=0;0;MAX(IF(SUM([.Q30:.V30])=0;MIN([.E$4:.J$4]);MIN(IF([.Q30]=0;99;[.E$4]-[.Q30]);IF([.R30]=0;99;[.F$4]-[.R30]);IF([.S30]=0;99;[.G$4]-[.S30]);IF([.T30]=0;99;[.H$4]-[.T30]);IF([.U30]=0;99;[.I$4]-[.U30]);IF([.V30]=0;99;[.J$4]-[.V30])));0))" office:value-type="float" office:value="0" calcext:value-type="float">
            <text:p>0</text:p>
          </table:table-cell>
          <table:table-cell table:style-name="ce383" table:formula="of:=IF(AND([.B$3]=1;[.K30]=0;SUM([.Q30:.V30])&gt;0);2;MAX(1-([.K30]*IF([.B$3]=1;0.05;0.04));IF([.B$3]=1;0.2;0.28)))*IF(OR([.$D30]=2;[.$D30]=11);IF([.$B$1]=2;1.25;IF([.$B$1]=3;0.75;1));1)" office:value-type="percentage" office:value="1" calcext:value-type="percentage">
            <text:p>100 %</text:p>
          </table:table-cell>
          <table:table-cell table:style-name="ce379" table:formula="of:=IF([.$F30]=0;0;[.$F30]*IF(OR([.$A30]=0;[.$D30]&lt;1;[.$D30]&gt;11;[.$E30]&lt;1;[.$E30]&gt;INDEX([.$B$39:.$B$49];[.$D30];1));0;IF(INDEX([.K$93:.K$253];[.$E30]+INDEX([.$A$39:.$A$49];[.$D30];1)-1;1)=0;0;MAX(ROUND([.$L30]*INDEX([.K$93:.K$253];[.$E30]+INDEX([.$A$39:.$A$49];[.$D30];1)-1;1);0);1))))" office:value-type="float" office:value="0" calcext:value-type="float">
            <text:p>0</text:p>
          </table:table-cell>
          <table:table-cell table:style-name="ce371" table:formula="of:=IF([.$F30]=0;0;[.$F30]*IF(OR([.$A30]=0;[.$D30]&lt;1;[.$D30]&gt;11;[.$E30]&lt;1;[.$E30]&gt;INDEX([.$B$39:.$B$49];[.$D30];1));0;IF(INDEX([.L$93:.L$253];[.$E30]+INDEX([.$A$39:.$A$49];[.$D30];1)-1;1)=0;0;MAX(ROUND([.$L30]*INDEX([.L$93:.L$253];[.$E30]+INDEX([.$A$39:.$A$49];[.$D30];1)-1;1);0);1))))" office:value-type="float" office:value="0" calcext:value-type="float">
            <text:p>0</text:p>
          </table:table-cell>
          <table:table-cell table:style-name="ce389" table:formula="of:=IF([.$F30]=0;0;[.$F30]*IF(OR([.$A30]=0;[.$D30]&lt;1;[.$D30]&gt;11;[.$E30]&lt;1;[.$E30]&gt;INDEX([.$B$39:.$B$49];[.$D30];1));0;IF(INDEX([.M$93:.M$253];[.$E30]+INDEX([.$A$39:.$A$49];[.$D30];1)-1;1)=0;0;MAX(ROUND([.$L30]*INDEX([.M$93:.M$253];[.$E30]+INDEX([.$A$39:.$A$49];[.$D30];1)-1;1);0);1))))" office:value-type="float" office:value="0" calcext:value-type="float">
            <text:p>0</text:p>
          </table:table-cell>
          <table:table-cell table:style-name="ce354" table:formula="of:=IF([.$F30]=0;0;[.$F30]*IF(OR([.$A30]=0;[.$D30]&lt;1;[.$D30]&gt;11;[.$E30]&lt;1;[.$E30]&gt;INDEX([.$B$39:.$B$49];[.$D30];1));0;IF(INDEX([.N$93:.N$253];[.$E30]+INDEX([.$A$39:.$A$49];[.$D30];1)-1;1)=0;0;MAX(ROUND([.$L30]*INDEX([.N$93:.N$253];[.$E30]+INDEX([.$A$39:.$A$49];[.$D30];1)-1;1);0);1))))" office:value-type="float" office:value="0" calcext:value-type="float">
            <text:p>0</text:p>
          </table:table-cell>
          <table:table-cell table:style-name="ce379" table:formula="of:=IF([.$F30]=0;&quot;&quot;;INDEX([.E$93:.E$253];[.$E30]+INDEX([.$A$39:.$A$49];[.$D30];1)-1;1))">
            <text:p/>
          </table:table-cell>
          <table:table-cell table:style-name="ce371" table:formula="of:=IF([.$F30]=0;&quot;&quot;;INDEX([.F$93:.F$253];[.$E30]+INDEX([.$A$39:.$A$49];[.$D30];1)-1;1))">
            <text:p/>
          </table:table-cell>
          <table:table-cell table:style-name="ce371" table:formula="of:=IF([.$F30]=0;&quot;&quot;;INDEX([.G$93:.G$253];[.$E30]+INDEX([.$A$39:.$A$49];[.$D30];1)-1;1))">
            <text:p/>
          </table:table-cell>
          <table:table-cell table:style-name="ce371" table:formula="of:=IF([.$F30]=0;&quot;&quot;;INDEX([.H$93:.H$253];[.$E30]+INDEX([.$A$39:.$A$49];[.$D30];1)-1;1))">
            <text:p/>
          </table:table-cell>
          <table:table-cell table:style-name="ce371" table:formula="of:=IF([.$F30]=0;&quot;&quot;;INDEX([.I$93:.I$253];[.$E30]+INDEX([.$A$39:.$A$49];[.$D30];1)-1;1))">
            <text:p/>
          </table:table-cell>
          <table:table-cell table:style-name="ce389" table:formula="of:=IF([.$F30]=0;&quot;&quot;;INDEX([.J$93:.J$253];[.$E30]+INDEX([.$A$39:.$A$49];[.$D30];1)-1;1))">
            <text:p/>
          </table:table-cell>
          <table:table-cell table:style-name="ce354" table:formula="of:=IF([.F30]=0;0;[.F30]*INDEX([.O$93:.O$253];[.$E30]+INDEX([.$A$39:.$A$49];[.$D30];1)-1;1))" office:value-type="float" office:value="0" calcext:value-type="float">
            <text:p>0</text:p>
          </table:table-cell>
          <table:table-cell/>
          <table:table-cell table:formula="of:=INDEX([.AR$38:.AR$74];[.E$14];1)" office:value-type="float" office:value="0" calcext:value-type="float">
            <text:p>0</text:p>
          </table:table-cell>
          <table:table-cell office:value-type="string" calcext:value-type="string">
            <text:p>Shield/Weap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64" table:formula="of:=[.F30]*IF([.F30]=0;0;INDEX([.P$93:.P$253];[.$E30]+INDEX([.$A$39:.$A$49];[.$D30];1)-1;1))" office:value-type="float" office:value="0" calcext:value-type="float">
            <text:p>0</text:p>
          </table:table-cell>
          <table:table-cell table:formula="of:=IF([.$F30]=0;&quot;&quot;;INDEX([.Q$93:.Q$253];[.$E30]+INDEX([.$A$39:.$A$49];[.$D30];1)-1;1))">
            <text:p/>
          </table:table-cell>
          <table:table-cell table:formula="of:=IF([.$F30]=0;&quot;&quot;;INDEX([.R$93:.R$253];[.$E30]+INDEX([.$A$39:.$A$49];[.$D30];1)-1;1))">
            <text:p/>
          </table:table-cell>
          <table:table-cell table:formula="of:=IF([.$F30]=0;&quot;&quot;;INDEX([.S$93:.S$253];[.$E30]+INDEX([.$A$39:.$A$49];[.$D30];1)-1;1))">
            <text:p/>
          </table:table-cell>
          <table:table-cell table:formula="of:=IF([.$F30]=0;&quot;&quot;;INDEX([.T$93:.T$253];[.$E30]+INDEX([.$A$39:.$A$49];[.$D30];1)-1;1))">
            <text:p/>
          </table:table-cell>
          <table:table-cell table:formula="of:=IF([.$F30]=0;&quot;&quot;;INDEX([.U$93:.U$253];[.$E30]+INDEX([.$A$39:.$A$49];[.$D30];1)-1;1))">
            <text:p/>
          </table:table-cell>
          <table:table-cell table:formula="of:=IF([.$F30]=0;&quot;&quot;;INDEX([.V$93:.V$253];[.$E30]+INDEX([.$A$39:.$A$49];[.$D30];1)-1;1))">
            <text:p/>
          </table:table-cell>
          <table:table-cell table:formula="of:=IF([.$F30]=0;&quot;&quot;;INDEX([.W$93:.W$253];[.$E30]+INDEX([.$A$39:.$A$49];[.$D30];1)-1;1))">
            <text:p/>
          </table:table-cell>
          <table:table-cell table:formula="of:=IF([.$F30]=0;&quot;&quot;;INDEX([.X$93:.X$253];[.$E30]+INDEX([.$A$39:.$A$49];[.$D30];1)-1;1))">
            <text:p/>
          </table:table-cell>
          <table:table-cell table:formula="of:=IF([.$F30]=0;&quot;&quot;;INDEX([.Y$93:.Y$253];[.$E30]+INDEX([.$A$39:.$A$49];[.$D30];1)-1;1))">
            <text:p/>
          </table:table-cell>
          <table:table-cell table:formula="of:=IF([.$F30]=0;&quot;&quot;;INDEX([.Z$93:.Z$253];[.$E30]+INDEX([.$A$39:.$A$49];[.$D30];1)-1;1))">
            <text:p/>
          </table:table-cell>
          <table:table-cell table:formula="of:=IF([.$F30]=0;&quot;&quot;;INDEX([.AA$93:.AA$253];[.$E30]+INDEX([.$A$39:.$A$49];[.$D30];1)-1;1))">
            <text:p/>
          </table:table-cell>
          <table:table-cell table:formula="of:=IF([.$F30]=0;&quot;&quot;;INDEX([.AB$93:.AB$253];[.$E30]+INDEX([.$A$39:.$A$49];[.$D30];1)-1;1))">
            <text:p/>
          </table:table-cell>
          <table:table-cell table:formula="of:=IF([.$F30]=0;&quot;&quot;;INDEX([.AC$93:.AC$253];[.$E30]+INDEX([.$A$39:.$A$49];[.$D30];1)-1;1))">
            <text:p/>
          </table:table-cell>
          <table:table-cell table:formula="of:=IF([.$F30]=0;&quot;&quot;;INDEX([.AD$93:.AD$253];[.$E30]+INDEX([.$A$39:.$A$49];[.$D30];1)-1;1))">
            <text:p/>
          </table:table-cell>
          <table:table-cell table:formula="of:=IF([.$F30]=0;&quot;&quot;;INDEX([.AE$93:.AE$253];[.$E30]+INDEX([.$A$39:.$A$49];[.$D30];1)-1;1))">
            <text:p/>
          </table:table-cell>
          <table:table-cell table:formula="of:=IF([.$F30]=0;&quot;&quot;;INDEX([.AF$93:.AF$253];[.$E30]+INDEX([.$A$39:.$A$49];[.$D30];1)-1;1))">
            <text:p/>
          </table:table-cell>
          <table:table-cell table:formula="of:=IF([.$F30]=0;&quot;&quot;;INDEX([.AG$93:.AG$253];[.$E30]+INDEX([.$A$39:.$A$49];[.$D30];1)-1;1))">
            <text:p/>
          </table:table-cell>
          <table:table-cell table:formula="of:=IF([.$F30]=0;&quot;&quot;;INDEX([.AH$93:.AH$253];[.$E30]+INDEX([.$A$39:.$A$49];[.$D30];1)-1;1))">
            <text:p/>
          </table:table-cell>
          <table:table-cell table:formula="of:=IF([.$F30]=0;&quot;&quot;;INDEX([.AI$93:.AI$253];[.$E30]+INDEX([.$A$39:.$A$49];[.$D30];1)-1;1))">
            <text:p/>
          </table:table-cell>
          <table:table-cell table:formula="of:=IF([.$F30]=0;&quot;&quot;;INDEX([.AJ$93:.AJ$253];[.$E30]+INDEX([.$A$39:.$A$49];[.$D30];1)-1;1))">
            <text:p/>
          </table:table-cell>
          <table:table-cell table:number-columns-repeated="197"/>
        </table:table-row>
        <table:table-row table:style-name="ro2">
          <table:table-cell table:style-name="ce346" table:formula="of:=INDEX([.AU$38:.AU$74];[.E$14];1)" office:value-type="float" office:value="0" calcext:value-type="float">
            <text:p>0</text:p>
          </table:table-cell>
          <table:table-cell table:style-name="ce356" office:value-type="float" office:value="99" calcext:value-type="float">
            <text:p>99</text:p>
          </table:table-cell>
          <table:table-cell table:style-name="ce346" table:formula="of:=INDEX([.Z$14:.Z$32];[.Y31]+1;1)">
            <text:p/>
          </table:table-cell>
          <table:table-cell table:style-name="ce356" office:value-type="float" office:value="1" calcext:value-type="float">
            <text:p>1</text:p>
          </table:table-cell>
          <table:table-cell table:style-name="ce356" office:value-type="float" office:value="0" calcext:value-type="float">
            <text:p>0</text:p>
          </table:table-cell>
          <table:table-cell table:style-name="ce376" table:formula="of:=IF(OR([.D31]&lt;1;[.D31]&gt;11;[.E31]&lt;1);0;IF([.E31]&gt;INDEX([.B$39:.B$49];[.D31];1);0;IF(INDEX([.AB$15:.AL$32];[.Y31];[.D31])=0;0;MIN([.A31];[.B31]))))" office:value-type="float" office:value="0" calcext:value-type="float">
            <text:p>0</text:p>
          </table:table-cell>
          <table:table-cell table:style-name="ce360" table:formula="of:=IF([.F31]=0;&quot;&quot;;INDEX([.D$93:.D$253];[.$E31]+INDEX([.$A$39:.$A$49];[.$D31];1)-1;1))">
            <text:p/>
          </table:table-cell>
          <table:table-cell table:style-name="ce365" table:number-columns-repeated="3"/>
          <table:table-cell table:style-name="ce380" table:formula="of:=IF([.F31]=0;0;MAX(IF(SUM([.Q31:.V31])=0;MIN([.E$4:.J$4]);MIN(IF([.Q31]=0;99;[.E$4]-[.Q31]);IF([.R31]=0;99;[.F$4]-[.R31]);IF([.S31]=0;99;[.G$4]-[.S31]);IF([.T31]=0;99;[.H$4]-[.T31]);IF([.U31]=0;99;[.I$4]-[.U31]);IF([.V31]=0;99;[.J$4]-[.V31])));0))" office:value-type="float" office:value="0" calcext:value-type="float">
            <text:p>0</text:p>
          </table:table-cell>
          <table:table-cell table:style-name="ce384" table:formula="of:=IF(AND([.B$3]=1;[.K31]=0;SUM([.Q31:.V31])&gt;0);2;MAX(1-([.K31]*IF([.B$3]=1;0.05;0.04));IF([.B$3]=1;0.2;0.28)))*IF(OR([.$D31]=2;[.$D31]=11);IF([.$B$1]=2;1.25;IF([.$B$1]=3;0.75;1));1)" office:value-type="percentage" office:value="1" calcext:value-type="percentage">
            <text:p>100 %</text:p>
          </table:table-cell>
          <table:table-cell table:style-name="ce380" table:formula="of:=IF([.$F31]=0;0;[.$F31]*IF(OR([.$A31]=0;[.$D31]&lt;1;[.$D31]&gt;11;[.$E31]&lt;1;[.$E31]&gt;INDEX([.$B$39:.$B$49];[.$D31];1));0;IF(INDEX([.K$93:.K$253];[.$E31]+INDEX([.$A$39:.$A$49];[.$D31];1)-1;1)=0;0;MAX(ROUND([.$L31]*INDEX([.K$93:.K$253];[.$E31]+INDEX([.$A$39:.$A$49];[.$D31];1)-1;1);0);1))))" office:value-type="float" office:value="0" calcext:value-type="float">
            <text:p>0</text:p>
          </table:table-cell>
          <table:table-cell table:style-name="ce372" table:formula="of:=IF([.$F31]=0;0;[.$F31]*IF(OR([.$A31]=0;[.$D31]&lt;1;[.$D31]&gt;11;[.$E31]&lt;1;[.$E31]&gt;INDEX([.$B$39:.$B$49];[.$D31];1));0;IF(INDEX([.L$93:.L$253];[.$E31]+INDEX([.$A$39:.$A$49];[.$D31];1)-1;1)=0;0;MAX(ROUND([.$L31]*INDEX([.L$93:.L$253];[.$E31]+INDEX([.$A$39:.$A$49];[.$D31];1)-1;1);0);1))))" office:value-type="float" office:value="0" calcext:value-type="float">
            <text:p>0</text:p>
          </table:table-cell>
          <table:table-cell table:style-name="ce390" table:formula="of:=IF([.$F31]=0;0;[.$F31]*IF(OR([.$A31]=0;[.$D31]&lt;1;[.$D31]&gt;11;[.$E31]&lt;1;[.$E31]&gt;INDEX([.$B$39:.$B$49];[.$D31];1));0;IF(INDEX([.M$93:.M$253];[.$E31]+INDEX([.$A$39:.$A$49];[.$D31];1)-1;1)=0;0;MAX(ROUND([.$L31]*INDEX([.M$93:.M$253];[.$E31]+INDEX([.$A$39:.$A$49];[.$D31];1)-1;1);0);1))))" office:value-type="float" office:value="0" calcext:value-type="float">
            <text:p>0</text:p>
          </table:table-cell>
          <table:table-cell table:style-name="ce391" table:formula="of:=IF([.$F31]=0;0;[.$F31]*IF(OR([.$A31]=0;[.$D31]&lt;1;[.$D31]&gt;11;[.$E31]&lt;1;[.$E31]&gt;INDEX([.$B$39:.$B$49];[.$D31];1));0;IF(INDEX([.N$93:.N$253];[.$E31]+INDEX([.$A$39:.$A$49];[.$D31];1)-1;1)=0;0;MAX(ROUND([.$L31]*INDEX([.N$93:.N$253];[.$E31]+INDEX([.$A$39:.$A$49];[.$D31];1)-1;1);0);1))))" office:value-type="float" office:value="0" calcext:value-type="float">
            <text:p>0</text:p>
          </table:table-cell>
          <table:table-cell table:style-name="ce380" table:formula="of:=IF([.$F31]=0;&quot;&quot;;INDEX([.E$93:.E$253];[.$E31]+INDEX([.$A$39:.$A$49];[.$D31];1)-1;1))">
            <text:p/>
          </table:table-cell>
          <table:table-cell table:style-name="ce372" table:formula="of:=IF([.$F31]=0;&quot;&quot;;INDEX([.F$93:.F$253];[.$E31]+INDEX([.$A$39:.$A$49];[.$D31];1)-1;1))">
            <text:p/>
          </table:table-cell>
          <table:table-cell table:style-name="ce372" table:formula="of:=IF([.$F31]=0;&quot;&quot;;INDEX([.G$93:.G$253];[.$E31]+INDEX([.$A$39:.$A$49];[.$D31];1)-1;1))">
            <text:p/>
          </table:table-cell>
          <table:table-cell table:style-name="ce372" table:formula="of:=IF([.$F31]=0;&quot;&quot;;INDEX([.H$93:.H$253];[.$E31]+INDEX([.$A$39:.$A$49];[.$D31];1)-1;1))">
            <text:p/>
          </table:table-cell>
          <table:table-cell table:style-name="ce372" table:formula="of:=IF([.$F31]=0;&quot;&quot;;INDEX([.I$93:.I$253];[.$E31]+INDEX([.$A$39:.$A$49];[.$D31];1)-1;1))">
            <text:p/>
          </table:table-cell>
          <table:table-cell table:style-name="ce390" table:formula="of:=IF([.$F31]=0;&quot;&quot;;INDEX([.J$93:.J$253];[.$E31]+INDEX([.$A$39:.$A$49];[.$D31];1)-1;1))">
            <text:p/>
          </table:table-cell>
          <table:table-cell table:style-name="ce391" table:formula="of:=IF([.F31]=0;0;[.F31]*INDEX([.O$93:.O$253];[.$E31]+INDEX([.$A$39:.$A$49];[.$D31];1)-1;1))" office:value-type="float" office:value="0" calcext:value-type="float">
            <text:p>0</text:p>
          </table:table-cell>
          <table:table-cell/>
          <table:table-cell table:formula="of:=INDEX([.AT$38:.AT$74];[.E$14];1)"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4" table:formula="of:=[.F31]*IF([.F31]=0;0;INDEX([.P$93:.P$253];[.$E31]+INDEX([.$A$39:.$A$49];[.$D31];1)-1;1))" office:value-type="float" office:value="0" calcext:value-type="float">
            <text:p>0</text:p>
          </table:table-cell>
          <table:table-cell table:formula="of:=IF([.$F31]=0;&quot;&quot;;INDEX([.Q$93:.Q$253];[.$E31]+INDEX([.$A$39:.$A$49];[.$D31];1)-1;1))">
            <text:p/>
          </table:table-cell>
          <table:table-cell table:formula="of:=IF([.$F31]=0;&quot;&quot;;INDEX([.R$93:.R$253];[.$E31]+INDEX([.$A$39:.$A$49];[.$D31];1)-1;1))">
            <text:p/>
          </table:table-cell>
          <table:table-cell table:formula="of:=IF([.$F31]=0;&quot;&quot;;INDEX([.S$93:.S$253];[.$E31]+INDEX([.$A$39:.$A$49];[.$D31];1)-1;1))">
            <text:p/>
          </table:table-cell>
          <table:table-cell table:formula="of:=IF([.$F31]=0;&quot;&quot;;INDEX([.T$93:.T$253];[.$E31]+INDEX([.$A$39:.$A$49];[.$D31];1)-1;1))">
            <text:p/>
          </table:table-cell>
          <table:table-cell table:formula="of:=IF([.$F31]=0;&quot;&quot;;INDEX([.U$93:.U$253];[.$E31]+INDEX([.$A$39:.$A$49];[.$D31];1)-1;1))">
            <text:p/>
          </table:table-cell>
          <table:table-cell table:formula="of:=IF([.$F31]=0;&quot;&quot;;INDEX([.V$93:.V$253];[.$E31]+INDEX([.$A$39:.$A$49];[.$D31];1)-1;1))">
            <text:p/>
          </table:table-cell>
          <table:table-cell table:formula="of:=IF([.$F31]=0;&quot;&quot;;INDEX([.W$93:.W$253];[.$E31]+INDEX([.$A$39:.$A$49];[.$D31];1)-1;1))">
            <text:p/>
          </table:table-cell>
          <table:table-cell table:formula="of:=IF([.$F31]=0;&quot;&quot;;INDEX([.X$93:.X$253];[.$E31]+INDEX([.$A$39:.$A$49];[.$D31];1)-1;1))">
            <text:p/>
          </table:table-cell>
          <table:table-cell table:formula="of:=IF([.$F31]=0;&quot;&quot;;INDEX([.Y$93:.Y$253];[.$E31]+INDEX([.$A$39:.$A$49];[.$D31];1)-1;1))">
            <text:p/>
          </table:table-cell>
          <table:table-cell table:formula="of:=IF([.$F31]=0;&quot;&quot;;INDEX([.Z$93:.Z$253];[.$E31]+INDEX([.$A$39:.$A$49];[.$D31];1)-1;1))">
            <text:p/>
          </table:table-cell>
          <table:table-cell table:formula="of:=IF([.$F31]=0;&quot;&quot;;INDEX([.AA$93:.AA$253];[.$E31]+INDEX([.$A$39:.$A$49];[.$D31];1)-1;1))">
            <text:p/>
          </table:table-cell>
          <table:table-cell table:formula="of:=IF([.$F31]=0;&quot;&quot;;INDEX([.AB$93:.AB$253];[.$E31]+INDEX([.$A$39:.$A$49];[.$D31];1)-1;1))">
            <text:p/>
          </table:table-cell>
          <table:table-cell table:formula="of:=IF([.$F31]=0;&quot;&quot;;INDEX([.AC$93:.AC$253];[.$E31]+INDEX([.$A$39:.$A$49];[.$D31];1)-1;1))">
            <text:p/>
          </table:table-cell>
          <table:table-cell table:formula="of:=IF([.$F31]=0;&quot;&quot;;INDEX([.AD$93:.AD$253];[.$E31]+INDEX([.$A$39:.$A$49];[.$D31];1)-1;1))">
            <text:p/>
          </table:table-cell>
          <table:table-cell table:formula="of:=IF([.$F31]=0;&quot;&quot;;INDEX([.AE$93:.AE$253];[.$E31]+INDEX([.$A$39:.$A$49];[.$D31];1)-1;1))">
            <text:p/>
          </table:table-cell>
          <table:table-cell table:formula="of:=IF([.$F31]=0;&quot;&quot;;INDEX([.AF$93:.AF$253];[.$E31]+INDEX([.$A$39:.$A$49];[.$D31];1)-1;1))">
            <text:p/>
          </table:table-cell>
          <table:table-cell table:formula="of:=IF([.$F31]=0;&quot;&quot;;INDEX([.AG$93:.AG$253];[.$E31]+INDEX([.$A$39:.$A$49];[.$D31];1)-1;1))">
            <text:p/>
          </table:table-cell>
          <table:table-cell table:formula="of:=IF([.$F31]=0;&quot;&quot;;INDEX([.AH$93:.AH$253];[.$E31]+INDEX([.$A$39:.$A$49];[.$D31];1)-1;1))">
            <text:p/>
          </table:table-cell>
          <table:table-cell table:formula="of:=IF([.$F31]=0;&quot;&quot;;INDEX([.AI$93:.AI$253];[.$E31]+INDEX([.$A$39:.$A$49];[.$D31];1)-1;1))">
            <text:p/>
          </table:table-cell>
          <table:table-cell table:formula="of:=IF([.$F31]=0;&quot;&quot;;INDEX([.AJ$93:.AJ$253];[.$E31]+INDEX([.$A$39:.$A$49];[.$D31];1)-1;1))">
            <text:p/>
          </table:table-cell>
          <table:table-cell table:number-columns-repeated="197"/>
        </table:table-row>
        <table:table-row table:style-name="ro2">
          <table:table-cell table:style-name="ce349" table:formula="of:=SUM([.A16:.A31])" office:value-type="float" office:value="36" calcext:value-type="float">
            <text:p>36</text:p>
          </table:table-cell>
          <table:table-cell table:style-name="ce348"/>
          <table:table-cell office:value-type="string" calcext:value-type="string">
            <text:p>Total Non-Engine Parts</text:p>
          </table:table-cell>
          <table:table-cell table:style-name="ce348"/>
          <table:table-cell/>
          <table:table-cell table:style-name="ce367" table:formula="of:=SUM([.F16:.F31])" office:value-type="float" office:value="36" calcext:value-type="float">
            <text:p>36</text:p>
          </table:table-cell>
          <table:table-cell table:number-columns-repeated="4"/>
          <table:table-cell table:style-name="ce381" office:value-type="string" calcext:value-type="string">
            <text:p>Cost to Build</text:p>
          </table:table-cell>
          <table:table-cell table:style-name="ce385" table:formula="of:=IF([.E14]&lt;5;IF(OR([.B1]=1;[.B2]=1);0.4;0.5);1)" office:value-type="percentage" office:value="1" calcext:value-type="percentage">
            <text:p>100 %</text:p>
          </table:table-cell>
          <table:table-cell table:style-name="ce386" table:formula="of:=ROUNDUP([.$L$32]*SUM([.M14:.M31]);0)" office:value-type="float" office:value="255" calcext:value-type="float">
            <text:p>255</text:p>
          </table:table-cell>
          <table:table-cell table:style-name="ce387" table:formula="of:=ROUNDUP([.$L$32]*SUM([.N14:.N31]);0)" office:value-type="float" office:value="381" calcext:value-type="float">
            <text:p>381</text:p>
          </table:table-cell>
          <table:table-cell table:style-name="ce373" table:formula="of:=ROUNDUP([.$L$32]*SUM([.O14:.O31]);0)" office:value-type="float" office:value="129" calcext:value-type="float">
            <text:p>129</text:p>
          </table:table-cell>
          <table:table-cell table:style-name="ce367" table:formula="of:=ROUNDUP([.$L$32]*SUM([.P14:.P31]);0)" office:value-type="float" office:value="1059" calcext:value-type="float">
            <text:p>1059</text:p>
          </table:table-cell>
          <table:table-cell table:style-name="ce392" table:formula="of:=MAX([.E4]-[.E3];0)" office:value-type="float" office:value="5" calcext:value-type="float">
            <text:p>5</text:p>
          </table:table-cell>
          <table:table-cell table:style-name="ce392" table:formula="of:=MAX([.F4]-[.F3];0)" office:value-type="float" office:value="5" calcext:value-type="float">
            <text:p>5</text:p>
          </table:table-cell>
          <table:table-cell table:style-name="ce392" table:formula="of:=MAX([.G4]-[.G3];0)" office:value-type="float" office:value="13" calcext:value-type="float">
            <text:p>13</text:p>
          </table:table-cell>
          <table:table-cell table:style-name="ce392" table:formula="of:=MAX([.H4]-[.H3];0)" office:value-type="float" office:value="0" calcext:value-type="float">
            <text:p>0</text:p>
          </table:table-cell>
          <table:table-cell table:style-name="ce392" table:formula="of:=MAX([.I4]-[.I3];0)" office:value-type="float" office:value="10" calcext:value-type="float">
            <text:p>10</text:p>
          </table:table-cell>
          <table:table-cell table:style-name="ce392" table:formula="of:=MAX([.J4]-[.J3];0)" office:value-type="float" office:value="5" calcext:value-type="float">
            <text:p>5</text:p>
          </table:table-cell>
          <table:table-cell table:style-name="ce367" table:formula="of:=IF([.E14]&lt;6;&quot;&quot;;SUM([.W14:.W31]))" office:value-type="float" office:value="499" calcext:value-type="float">
            <text:p>499</text:p>
          </table:table-cell>
          <table:table-cell table:number-columns-repeated="2"/>
          <table:table-cell office:value-type="string" calcext:value-type="string">
            <text:p>Elect/Me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MAX([.AO14:.AO31])" office:value-type="float" office:value="0" calcext:value-type="float">
            <text:p>0</text:p>
          </table:table-cell>
          <table:table-cell table:formula="of:=MAX([.AP14:.AP31])" office:value-type="float" office:value="0" calcext:value-type="float">
            <text:p>0</text:p>
          </table:table-cell>
          <table:table-cell table:formula="of:=MAX([.AQ14:.AQ31])" office:value-type="float" office:value="0" calcext:value-type="float">
            <text:p>0</text:p>
          </table:table-cell>
          <table:table-cell table:formula="of:=MAX([.AR14:.AR31])" office:value-type="float" office:value="0" calcext:value-type="float">
            <text:p>0</text:p>
          </table:table-cell>
          <table:table-cell table:formula="of:=MAX([.AS14:.AS31])" office:value-type="float" office:value="0" calcext:value-type="float">
            <text:p>0</text:p>
          </table:table-cell>
          <table:table-cell table:formula="of:=MAX([.AT14:.AT31])" office:value-type="float" office:value="0" calcext:value-type="float">
            <text:p>0</text:p>
          </table:table-cell>
          <table:table-cell table:formula="of:=MAX([.AU14:.AU31])" office:value-type="float" office:value="0" calcext:value-type="float">
            <text:p>0</text:p>
          </table:table-cell>
          <table:table-cell table:formula="of:=MAX([.AV14:.AV31])" office:value-type="float" office:value="0" calcext:value-type="float">
            <text:p>0</text:p>
          </table:table-cell>
          <table:table-cell table:formula="of:=MAX([.AW14:.AW31])" office:value-type="float" office:value="0" calcext:value-type="float">
            <text:p>0</text:p>
          </table:table-cell>
          <table:table-cell table:formula="of:=MAX([.AX14:.AX31])" office:value-type="float" office:value="0" calcext:value-type="float">
            <text:p>0</text:p>
          </table:table-cell>
          <table:table-cell table:formula="of:=MAX([.AY14:.AY31])" office:value-type="float" office:value="0" calcext:value-type="float">
            <text:p>0</text:p>
          </table:table-cell>
          <table:table-cell table:formula="of:=MAX([.AZ14:.AZ31])" office:value-type="float" office:value="0" calcext:value-type="float">
            <text:p>0</text:p>
          </table:table-cell>
          <table:table-cell table:formula="of:=MAX([.BA14:.BA31])" office:value-type="float" office:value="0" calcext:value-type="float">
            <text:p>0</text:p>
          </table:table-cell>
          <table:table-cell table:formula="of:=MAX([.BB14:.BB31])" office:value-type="float" office:value="0" calcext:value-type="float">
            <text:p>0</text:p>
          </table:table-cell>
          <table:table-cell table:formula="of:=MAX([.BC14:.BC31])" office:value-type="float" office:value="0" calcext:value-type="float">
            <text:p>0</text:p>
          </table:table-cell>
          <table:table-cell table:formula="of:=MAX([.BD14:.BD31])" office:value-type="float" office:value="0" calcext:value-type="float">
            <text:p>0</text:p>
          </table:table-cell>
          <table:table-cell table:formula="of:=MAX([.BE14:.BE31])" office:value-type="float" office:value="0" calcext:value-type="float">
            <text:p>0</text:p>
          </table:table-cell>
          <table:table-cell table:formula="of:=MAX([.BF14:.BF31])" office:value-type="float" office:value="0" calcext:value-type="float">
            <text:p>0</text:p>
          </table:table-cell>
          <table:table-cell table:formula="of:=MAX([.BG14:.BG31])" office:value-type="float" office:value="0" calcext:value-type="float">
            <text:p>0</text:p>
          </table:table-cell>
          <table:table-cell table:formula="of:=MAX([.BH14:.BH31])" office:value-type="float" office:value="0" calcext:value-type="float">
            <text:p>0</text:p>
          </table:table-cell>
          <table:table-cell table:number-columns-repeated="197"/>
        </table:table-row>
        <table:table-row table:style-name="ro2">
          <table:table-cell/>
          <table:table-cell table:style-name="ce348"/>
          <table:table-cell table:style-name="ce357" office:value-type="string" calcext:value-type="string">
            <text:p>Battle Speed</text:p>
          </table:table-cell>
          <table:table-cell table:style-name="ce362" table:formula="of:=IF(OR([.E14]&lt;6;[.E14]&gt;37;[.E15]&lt;1;[.E15]&gt;16);0;MIN(2.5;MAX(0.5;(INDEX([.Q76:.Q91];[.E15];1)-2)/4-ROUNDDOWN([.W32]/70/[.F15];0)/4+SUM([.AN15:.AN31])+IF([.B1]=3;0.5;0))))" office:value-type="float" office:value="2.5" calcext:value-type="float">
            <text:p>2,5</text:p>
          </table:table-cell>
          <table:table-cell table:number-columns-repeated="6"/>
          <table:table-cell table:style-name="ce352" office:value-type="string" calcext:value-type="string">
            <text:p>Number to Build</text:p>
          </table:table-cell>
          <table:table-cell table:style-name="ce62" office:value-type="float" office:value="1" calcext:value-type="float">
            <text:p>1</text:p>
          </table:table-cell>
          <table:table-cell table:style-name="ce386" table:formula="of:=[.$L33]*[.M32]" office:value-type="float" office:value="255" calcext:value-type="float">
            <text:p>255</text:p>
          </table:table-cell>
          <table:table-cell table:style-name="ce387" table:formula="of:=[.$L33]*[.N32]" office:value-type="float" office:value="381" calcext:value-type="float">
            <text:p>381</text:p>
          </table:table-cell>
          <table:table-cell table:style-name="ce373" table:formula="of:=[.$L33]*[.O32]" office:value-type="float" office:value="129" calcext:value-type="float">
            <text:p>129</text:p>
          </table:table-cell>
          <table:table-cell table:style-name="ce367" table:formula="of:=[.$L33]*[.P32]" office:value-type="float" office:value="1059" calcext:value-type="float">
            <text:p>1059</text:p>
          </table:table-cell>
          <table:table-cell table:style-name="ce371" table:number-columns-repeated="2"/>
          <table:table-cell table:number-columns-repeated="3"/>
          <table:table-cell table:style-name="ce393"/>
          <table:table-cell table:style-name="ce367" table:formula="of:=IF([.E14]&lt;6;&quot;&quot;;[.L33]*[.W32])" office:value-type="float" office:value="499" calcext:value-type="float">
            <text:p>499</text:p>
          </table:table-cell>
          <table:table-cell table:number-columns-repeated="17"/>
          <table:table-cell table:style-name="ce348" table:formula="of:=IF([.AO32]&gt;0;&quot; +AR&quot;;IF([.AP32]&gt;0;&quot; -AR&quot;;&quot;&quot;))">
            <text:p/>
          </table:table-cell>
          <table:table-cell table:formula="of:=IF(AND([.AO32]&gt;0;[.AP32]&gt;0);&quot; &lt;AR&gt;&quot;;&quot;&quot;)">
            <text:p/>
          </table:table-cell>
          <table:table-cell table:style-name="ce348" table:formula="of:=IF([.AQ32]&gt;0;&quot; +CA&quot;;&quot;&quot;)">
            <text:p/>
          </table:table-cell>
          <table:table-cell table:style-name="ce348" table:formula="of:=IF([.AR32]&gt;0;&quot; +HE&quot;;IF([.AS32]&gt;0;&quot; -HE&quot;;&quot;&quot;))">
            <text:p/>
          </table:table-cell>
          <table:table-cell table:formula="of:=IF(AND([.AR32]&gt;0;[.AS32]&gt;0);&quot; &lt;HE&gt;&quot;;&quot;&quot;)">
            <text:p/>
          </table:table-cell>
          <table:table-cell table:style-name="ce348" table:formula="of:=IF(AND([.AT32]=0.5;[.AX32]=1);&quot;&quot;;IF([.AT32]&gt;0;&quot; +IS&quot;;IF([.AU32]&gt;0;&quot; -IS&quot;;&quot;&quot;)))">
            <text:p/>
          </table:table-cell>
          <table:table-cell table:formula="of:=IF(AND([.AT32]&gt;0;[.AU32]&gt;0);&quot; &lt;IS&gt;&quot;;&quot;&quot;)">
            <text:p/>
          </table:table-cell>
          <table:table-cell table:style-name="ce348" table:formula="of:=IF([.AV32]&gt;0;&quot; +IT&quot;;&quot;&quot;)">
            <text:p/>
          </table:table-cell>
          <table:table-cell table:style-name="ce348" table:formula="of:=IF([.AW32]&gt;0;&quot; +PP&quot;;&quot;&quot;)">
            <text:p/>
          </table:table-cell>
          <table:table-cell table:style-name="ce348" table:formula="of:=IF(AND([.AX32]=0.5;[.AT32]=1);&quot;&quot;;IF([.AX32]&gt;0;&quot; +SD&quot;;&quot;&quot;))">
            <text:p/>
          </table:table-cell>
          <table:table-cell table:style-name="ce348" table:formula="of:=IF([.AY32]&gt;0;&quot; +SS&quot;;&quot;&quot;)">
            <text:p/>
          </table:table-cell>
          <table:table-cell table:style-name="ce348" table:formula="of:=IF([.AZ32]&gt;0;&quot; +WM&quot;;IF([.BA32]&gt;0;&quot; -WM&quot;;&quot;&quot;))">
            <text:p/>
          </table:table-cell>
          <table:table-cell table:formula="of:=IF(AND([.AZ32]&gt;0;[.BA32]&gt;0);&quot; &lt;WM&gt;&quot;;&quot;&quot;)">
            <text:p/>
          </table:table-cell>
          <table:table-cell table:style-name="ce348" table:formula="of:=IF([.BB32]&gt;0;&quot; +ARM&quot;;IF([.BH32]&gt;0;&quot; -OBRM&quot;;&quot;&quot;))">
            <text:p/>
          </table:table-cell>
          <table:table-cell table:style-name="ce348" table:formula="of:=IF([.BC32]&gt;0;&quot; +IFE&quot;;&quot;&quot;)">
            <text:p/>
          </table:table-cell>
          <table:table-cell table:style-name="ce348" table:formula="of:=IF([.BD32]&gt;0;&quot; +ISB&quot;;&quot;&quot;)">
            <text:p/>
          </table:table-cell>
          <table:table-cell table:style-name="ce348" table:formula="of:=IF([.BE32]&gt;0;&quot; -NAS&quot;;&quot;&quot;)">
            <text:p/>
          </table:table-cell>
          <table:table-cell table:style-name="ce348" table:formula="of:=IF([.BF32]&gt;0;&quot; +NRSE&quot;;IF([.BG32]&gt;0;&quot; -NRSE&quot;;&quot;&quot;))">
            <text:p/>
          </table:table-cell>
          <table:table-cell table:formula="of:=IF(AND([.BF32]&gt;0;[.BG32]&gt;0);&quot; &lt;NRSE&gt;&quot;;&quot;&quot;)">
            <text:p/>
          </table:table-cell>
          <table:table-cell table:number-columns-repeated="198"/>
        </table:table-row>
        <table:table-row table:style-name="ro2">
          <table:table-cell table:number-columns-repeated="40"/>
          <table:table-cell table:formula="of:=[.AP33]&amp;[.AS33]&amp;[.AU33]&amp;[.BA33]&amp;[.BG33]&amp;IF([.AO32]+[.AQ32]+[.AR32]+[.AT32]+[.AV32]+[.AW32]+[.AX32]+[.AY32]+[.AZ32]&gt;1.5;[.AO33]&amp;[.AQ33]&amp;[.AR33]&amp;[.AT33]&amp;[.AV33]&amp;[.AW33]&amp;[.AX33]&amp;[.AY33]&amp;[.AZ33];&quot;&quot;)">
            <text:p/>
          </table:table-cell>
          <table:table-cell table:number-columns-repeated="216"/>
        </table:table-row>
        <table:table-row table:style-name="ro2">
          <table:table-cell table:style-name="ce350" table:formula="of:=IF([.AO34]&lt;&gt;&quot;&quot;;&quot;This design cannot be built due to the following race conflicts: &quot;&amp;[.AO34];IF([.AO35]&lt;&gt;&quot;&quot;;&quot;This design has the following racial trait requirements: &quot;&amp;[.AO35];&quot;This design can be built by any race&quot;))" office:value-type="string" office:string-value="This design can be built by any race" calcext:value-type="string">
            <text:p>This design can be built by any race</text:p>
          </table:table-cell>
          <table:table-cell table:number-columns-repeated="39"/>
          <table:table-cell table:formula="of:=[.AO33]&amp;[.AQ33]&amp;[.AR33]&amp;[.AT33]&amp;[.AV33]&amp;[.AW33]&amp;[.AX33]&amp;[.AY33]&amp;[.AZ33]&amp;[.BB33]&amp;[.BC33]&amp;[.BD33]&amp;[.BE33]&amp;[.BF33]">
            <text:p/>
          </table:table-cell>
          <table:table-cell table:number-columns-repeated="216"/>
        </table:table-row>
        <table:table-row table:style-name="ro2">
          <table:table-cell table:number-columns-repeated="257"/>
        </table:table-row>
        <table:table-row table:style-name="ro2">
          <table:table-cell table:style-name="ce348" office:value-type="string" calcext:value-type="string">
            <text:p>Lookup</text:p>
          </table:table-cell>
          <table:table-cell table:style-name="ce348" office:value-type="string" calcext:value-type="string">
            <text:p>Max</text:p>
          </table:table-cell>
          <table:table-cell table:style-name="ce358" office:value-type="string" calcext:value-type="string">
            <text:p>HULLS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70" office:value-type="string" calcext:value-type="string">
            <text:p>Mass</text:p>
          </table:table-cell>
          <table:table-cell table:style-name="ce378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70" office:value-type="string" calcext:value-type="string">
            <text:p>Type</text:p>
          </table:table-cell>
          <table:table-cell table:style-name="ce370" office:value-type="string" calcext:value-type="string">
            <text:p>Cap</text:p>
          </table:table-cell>
          <table:table-cell table:style-name="ce361" office:value-type="string" calcext:value-type="string">
            <text:p>Engines</text:p>
          </table:table-cell>
          <table:table-cell table:number-columns-repeated="209"/>
        </table:table-row>
        <table:table-row table:style-name="ro2">
          <table:table-cell table:style-name="ce348" office:value-type="string" calcext:value-type="string">
            <text:p>Offsets</text:p>
          </table:table-cell>
          <table:table-cell table:style-name="ce348" office:value-type="string" calcext:value-type="string">
            <text:p>Numbers</text:p>
          </table:table-cell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Orbital Fort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48" office:value-type="float" office:value="24" calcext:value-type="float">
            <text:p>24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34" calcext:value-type="float">
            <text:p>34</text:p>
          </table:table-cell>
          <table:table-cell table:style-name="ce348" office:value-type="float" office:value="80" calcext:value-type="float">
            <text:p>80</text:p>
          </table:table-cell>
          <table:table-cell table:style-name="ce348" office:value-type="float" office:value="0" calcext:value-type="float">
            <text:p>0</text:p>
          </table:table-cell>
          <table:table-cell table:style-name="ce379" office:value-type="float" office:value="10" calcext:value-type="float">
            <text:p>1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12" calcext:value-type="float">
            <text:p>12</text:p>
          </table:table-cell>
          <table:table-cell table:number-columns-repeated="22" table:style-name="ce371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number-columns-repeated="2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Space Dock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40" calcext:value-type="float">
            <text:p>40</text:p>
          </table:table-cell>
          <table:table-cell table:style-name="ce348" office:value-type="float" office:value="10" calcext:value-type="float">
            <text:p>10</text:p>
          </table:table-cell>
          <table:table-cell table:style-name="ce348" office:value-type="float" office:value="50" calcext:value-type="float">
            <text:p>50</text:p>
          </table:table-cell>
          <table:table-cell table:style-name="ce348" office:value-type="float" office:value="200" calcext:value-type="float">
            <text:p>200</text:p>
          </table:table-cell>
          <table:table-cell table:style-name="ce348" office:value-type="float" office:value="0" calcext:value-type="float">
            <text:p>0</text:p>
          </table:table-cell>
          <table:table-cell table:style-name="ce379" office:value-type="float" office:value="10" calcext:value-type="float">
            <text:p>1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24" calcext:value-type="float">
            <text:p>24</text:p>
          </table:table-cell>
          <table:table-cell table:number-columns-repeated="16" table:style-name="ce371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number-columns-repeated="2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Space Station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48" office:value-type="float" office:value="240" calcext:value-type="float">
            <text:p>240</text:p>
          </table:table-cell>
          <table:table-cell table:style-name="ce348" office:value-type="float" office:value="160" calcext:value-type="float">
            <text:p>160</text:p>
          </table:table-cell>
          <table:table-cell table:style-name="ce348" office:value-type="float" office:value="500" calcext:value-type="float">
            <text:p>500</text:p>
          </table:table-cell>
          <table:table-cell table:style-name="ce348" office:value-type="float" office:value="1200" calcext:value-type="float">
            <text:p>1200</text:p>
          </table:table-cell>
          <table:table-cell table:style-name="ce348" office:value-type="float" office:value="0" calcext:value-type="float">
            <text:p>0</text:p>
          </table:table-cell>
          <table:table-cell table:style-name="ce379" office:value-type="float" office:value="10" calcext:value-type="float">
            <text:p>1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16" calcext:value-type="float">
            <text:p>16</text:p>
          </table:table-cell>
          <table:table-cell table:number-columns-repeated="8" table:style-name="ce371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number-columns-repeated="20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Ultra Station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240" calcext:value-type="float">
            <text:p>240</text:p>
          </table:table-cell>
          <table:table-cell table:style-name="ce348" office:value-type="float" office:value="160" calcext:value-type="float">
            <text:p>160</text:p>
          </table:table-cell>
          <table:table-cell table:style-name="ce348" office:value-type="float" office:value="600" calcext:value-type="float">
            <text:p>600</text:p>
          </table:table-cell>
          <table:table-cell table:style-name="ce348" office:value-type="float" office:value="1200" calcext:value-type="float">
            <text:p>1200</text:p>
          </table:table-cell>
          <table:table-cell table:style-name="ce348" office:value-type="float" office:value="0" calcext:value-type="float">
            <text:p>0</text:p>
          </table:table-cell>
          <table:table-cell table:style-name="ce379" office:value-type="float" office:value="10" calcext:value-type="float">
            <text:p>1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20" calcext:value-type="float">
            <text:p>20</text:p>
          </table:table-cell>
          <table:table-cell table:style-name="ce354" office:value-type="float" office:value="0" calcext:value-type="float">
            <text:p>0</text:p>
          </table:table-cell>
          <table:table-cell table:number-columns-repeated="20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Death Sta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7" calcext:value-type="float">
            <text:p>17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240" calcext:value-type="float">
            <text:p>240</text:p>
          </table:table-cell>
          <table:table-cell table:style-name="ce348" office:value-type="float" office:value="160" calcext:value-type="float">
            <text:p>160</text:p>
          </table:table-cell>
          <table:table-cell table:style-name="ce348" office:value-type="float" office:value="700" calcext:value-type="float">
            <text:p>700</text:p>
          </table:table-cell>
          <table:table-cell table:style-name="ce348" office:value-type="float" office:value="1500" calcext:value-type="float">
            <text:p>1500</text:p>
          </table:table-cell>
          <table:table-cell table:style-name="ce348" office:value-type="float" office:value="0" calcext:value-type="float">
            <text:p>0</text:p>
          </table:table-cell>
          <table:table-cell table:style-name="ce379" office:value-type="float" office:value="10" calcext:value-type="float">
            <text:p>1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12" table:style-name="ce371" office:value-type="float" office:value="4" calcext:value-type="float">
            <text:p>4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32" calcext:value-type="float">
            <text:p>32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32" calcext:value-type="float">
            <text:p>32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32" calcext:value-type="float">
            <text:p>32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32" calcext:value-type="float">
            <text:p>32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30" calcext:value-type="float">
            <text:p>30</text:p>
          </table:table-cell>
          <table:table-cell table:style-name="ce354" office:value-type="float" office:value="0" calcext:value-type="float">
            <text:p>0</text:p>
          </table:table-cell>
          <table:table-cell table:number-columns-repeated="20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Small Freighter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48" office:value-type="float" office:value="12" calcext:value-type="float">
            <text:p>12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17" calcext:value-type="float">
            <text:p>17</text:p>
          </table:table-cell>
          <table:table-cell table:style-name="ce348" office:value-type="float" office:value="20" calcext:value-type="float">
            <text:p>20</text:p>
          </table:table-cell>
          <table:table-cell table:style-name="ce348" office:value-type="float" office:value="25" calcext:value-type="float">
            <text:p>25</text:p>
          </table:table-cell>
          <table:table-cell table:style-name="ce379" office:value-type="float" office:value="14" calcext:value-type="float">
            <text:p>14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8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Medium Freight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20" calcext:value-type="float">
            <text:p>20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19" calcext:value-type="float">
            <text:p>19</text:p>
          </table:table-cell>
          <table:table-cell table:style-name="ce348" office:value-type="float" office:value="40" calcext:value-type="float">
            <text:p>40</text:p>
          </table:table-cell>
          <table:table-cell table:style-name="ce348" office:value-type="float" office:value="60" calcext:value-type="float">
            <text:p>60</text:p>
          </table:table-cell>
          <table:table-cell table:style-name="ce379" office:value-type="float" office:value="14" calcext:value-type="float">
            <text:p>14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8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Large Freight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35" calcext:value-type="float">
            <text:p>35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21" calcext:value-type="float">
            <text:p>21</text:p>
          </table:table-cell>
          <table:table-cell table:style-name="ce348" office:value-type="float" office:value="100" calcext:value-type="float">
            <text:p>100</text:p>
          </table:table-cell>
          <table:table-cell table:style-name="ce348" office:value-type="float" office:value="125" calcext:value-type="float">
            <text:p>125</text:p>
          </table:table-cell>
          <table:table-cell table:style-name="ce379" office:value-type="float" office:value="12" calcext:value-type="float">
            <text:p>12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28" table:style-name="ce371" office:value-type="float" office:value="0" calcext:value-type="float">
            <text:p>0</text:p>
          </table:table-cell>
          <table:table-cell table:style-name="ce354" office:value-type="float" office:value="2" calcext:value-type="float">
            <text:p>2</text:p>
          </table:table-cell>
          <table:table-cell table:number-columns-repeated="20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Super Freight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3" calcext:value-type="float">
            <text:p>13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45" calcext:value-type="float">
            <text:p>45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21" calcext:value-type="float">
            <text:p>21</text:p>
          </table:table-cell>
          <table:table-cell table:style-name="ce348" office:value-type="float" office:value="125" calcext:value-type="float">
            <text:p>125</text:p>
          </table:table-cell>
          <table:table-cell table:style-name="ce348" office:value-type="float" office:value="175" calcext:value-type="float">
            <text:p>175</text:p>
          </table:table-cell>
          <table:table-cell table:style-name="ce379" office:value-type="float" office:value="12" calcext:value-type="float">
            <text:p>12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26" table:style-name="ce371" office:value-type="float" office:value="0" calcext:value-type="float">
            <text:p>0</text:p>
          </table:table-cell>
          <table:table-cell table:style-name="ce354" office:value-type="float" office:value="3" calcext:value-type="float">
            <text:p>3</text:p>
          </table:table-cell>
          <table:table-cell table:number-columns-repeated="20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table:style-name="ce359" office:value-type="float" office:value="10" calcext:value-type="float">
            <text:p>10</text:p>
          </table:table-cell>
          <table:table-cell table:style-name="ce364" office:value-type="string" calcext:value-type="string">
            <text:p>Scout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48" office:value-type="float" office:value="4" calcext:value-type="float">
            <text:p>4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4" calcext:value-type="float">
            <text:p>4</text:p>
          </table:table-cell>
          <table:table-cell table:style-name="ce348" office:value-type="float" office:value="10" calcext:value-type="float">
            <text:p>10</text:p>
          </table:table-cell>
          <table:table-cell table:style-name="ce348" office:value-type="float" office:value="8" calcext:value-type="float">
            <text:p>8</text:p>
          </table:table-cell>
          <table:table-cell table:style-name="ce379" office:value-type="float" office:value="5" calcext:value-type="float">
            <text:p>5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8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table:style-name="ce359" office:value-type="float" office:value="11" calcext:value-type="float">
            <text:p>11</text:p>
          </table:table-cell>
          <table:table-cell table:style-name="ce364" office:value-type="string" calcext:value-type="string">
            <text:p>Frigate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4" calcext:value-type="float">
            <text:p>4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4" calcext:value-type="float">
            <text:p>4</text:p>
          </table:table-cell>
          <table:table-cell table:style-name="ce348" office:value-type="float" office:value="12" calcext:value-type="float">
            <text:p>12</text:p>
          </table:table-cell>
          <table:table-cell table:style-name="ce348" office:value-type="float" office:value="8" calcext:value-type="float">
            <text:p>8</text:p>
          </table:table-cell>
          <table:table-cell table:style-name="ce379" office:value-type="float" office:value="14" calcext:value-type="float">
            <text:p>14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26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style-name="ce359" office:value-type="float" office:value="12" calcext:value-type="float">
            <text:p>12</text:p>
          </table:table-cell>
          <table:table-cell table:style-name="ce364" office:value-type="string" calcext:value-type="string">
            <text:p>Destroy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15" calcext:value-type="float">
            <text:p>15</text:p>
          </table:table-cell>
          <table:table-cell table:style-name="ce348" office:value-type="float" office:value="3" calcext:value-type="float">
            <text:p>3</text:p>
          </table:table-cell>
          <table:table-cell table:style-name="ce348" office:value-type="float" office:value="5" calcext:value-type="float">
            <text:p>5</text:p>
          </table:table-cell>
          <table:table-cell table:style-name="ce348" office:value-type="float" office:value="35" calcext:value-type="float">
            <text:p>35</text:p>
          </table:table-cell>
          <table:table-cell table:style-name="ce348" office:value-type="float" office:value="30" calcext:value-type="float">
            <text:p>30</text:p>
          </table:table-cell>
          <table:table-cell table:style-name="ce379" office:value-type="float" office:value="6" calcext:value-type="float">
            <text:p>6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2" table:style-name="ce371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0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13" calcext:value-type="float">
            <text:p>13</text:p>
          </table:table-cell>
          <table:table-cell table:style-name="ce364" office:value-type="string" calcext:value-type="string">
            <text:p>Cruis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40" calcext:value-type="float">
            <text:p>40</text:p>
          </table:table-cell>
          <table:table-cell table:style-name="ce348" office:value-type="float" office:value="5" calcext:value-type="float">
            <text:p>5</text:p>
          </table:table-cell>
          <table:table-cell table:style-name="ce348" office:value-type="float" office:value="8" calcext:value-type="float">
            <text:p>8</text:p>
          </table:table-cell>
          <table:table-cell table:style-name="ce348" office:value-type="float" office:value="85" calcext:value-type="float">
            <text:p>85</text:p>
          </table:table-cell>
          <table:table-cell table:style-name="ce348" office:value-type="float" office:value="90" calcext:value-type="float">
            <text:p>90</text:p>
          </table:table-cell>
          <table:table-cell table:style-name="ce379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20" table:style-name="ce371" office:value-type="float" office:value="0" calcext:value-type="float">
            <text:p>0</text:p>
          </table:table-cell>
          <table:table-cell table:style-name="ce354" office:value-type="float" office:value="2" calcext:value-type="float">
            <text:p>2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14" calcext:value-type="float">
            <text:p>14</text:p>
          </table:table-cell>
          <table:table-cell table:style-name="ce364" office:value-type="string" calcext:value-type="string">
            <text:p>Battle Cruis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55" calcext:value-type="float">
            <text:p>55</text:p>
          </table:table-cell>
          <table:table-cell table:style-name="ce348" office:value-type="float" office:value="8" calcext:value-type="float">
            <text:p>8</text:p>
          </table:table-cell>
          <table:table-cell table:style-name="ce348" office:value-type="float" office:value="12" calcext:value-type="float">
            <text:p>12</text:p>
          </table:table-cell>
          <table:table-cell table:number-columns-repeated="2" table:style-name="ce348" office:value-type="float" office:value="120" calcext:value-type="float">
            <text:p>120</text:p>
          </table:table-cell>
          <table:table-cell table:style-name="ce379" office:value-type="float" office:value="12" calcext:value-type="float">
            <text:p>12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0" table:style-name="ce371" office:value-type="float" office:value="0" calcext:value-type="float">
            <text:p>0</text:p>
          </table:table-cell>
          <table:table-cell table:style-name="ce354" office:value-type="float" office:value="2" calcext:value-type="float">
            <text:p>2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15" calcext:value-type="float">
            <text:p>15</text:p>
          </table:table-cell>
          <table:table-cell table:style-name="ce364" office:value-type="string" calcext:value-type="string">
            <text:p>Battleship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3" calcext:value-type="float">
            <text:p>13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120" calcext:value-type="float">
            <text:p>120</text:p>
          </table:table-cell>
          <table:table-cell table:style-name="ce348" office:value-type="float" office:value="25" calcext:value-type="float">
            <text:p>25</text:p>
          </table:table-cell>
          <table:table-cell table:style-name="ce348" office:value-type="float" office:value="20" calcext:value-type="float">
            <text:p>20</text:p>
          </table:table-cell>
          <table:table-cell table:style-name="ce348" office:value-type="float" office:value="225" calcext:value-type="float">
            <text:p>225</text:p>
          </table:table-cell>
          <table:table-cell table:style-name="ce348" office:value-type="float" office:value="222" calcext:value-type="float">
            <text:p>222</text:p>
          </table:table-cell>
          <table:table-cell table:style-name="ce379" office:value-type="float" office:value="17" calcext:value-type="float">
            <text:p>17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12" table:style-name="ce371" office:value-type="float" office:value="0" calcext:value-type="float">
            <text:p>0</text:p>
          </table:table-cell>
          <table:table-cell table:style-name="ce354" office:value-type="float" office:value="4" calcext:value-type="float">
            <text:p>4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16" calcext:value-type="float">
            <text:p>16</text:p>
          </table:table-cell>
          <table:table-cell table:style-name="ce364" office:value-type="string" calcext:value-type="string">
            <text:p>Dreadnought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140" calcext:value-type="float">
            <text:p>140</text:p>
          </table:table-cell>
          <table:table-cell table:style-name="ce348" office:value-type="float" office:value="30" calcext:value-type="float">
            <text:p>30</text:p>
          </table:table-cell>
          <table:table-cell table:style-name="ce348" office:value-type="float" office:value="25" calcext:value-type="float">
            <text:p>25</text:p>
          </table:table-cell>
          <table:table-cell table:style-name="ce348" office:value-type="float" office:value="275" calcext:value-type="float">
            <text:p>275</text:p>
          </table:table-cell>
          <table:table-cell table:style-name="ce348" office:value-type="float" office:value="250" calcext:value-type="float">
            <text:p>250</text:p>
          </table:table-cell>
          <table:table-cell table:style-name="ce379" office:value-type="float" office:value="14" calcext:value-type="float">
            <text:p>14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4" table:style-name="ce371" office:value-type="float" office:value="4" calcext:value-type="float">
            <text:p>4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16" calcext:value-type="float">
            <text:p>16</text:p>
          </table:table-cell>
          <table:table-cell table:number-columns-repeated="2" table:style-name="ce371" office:value-type="float" office:value="5" calcext:value-type="float">
            <text:p>5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8" table:style-name="ce371" office:value-type="float" office:value="0" calcext:value-type="float">
            <text:p>0</text:p>
          </table:table-cell>
          <table:table-cell table:style-name="ce354" office:value-type="float" office:value="5" calcext:value-type="float">
            <text:p>5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17" calcext:value-type="float">
            <text:p>17</text:p>
          </table:table-cell>
          <table:table-cell table:style-name="ce364" office:value-type="string" calcext:value-type="string">
            <text:p>Private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50" calcext:value-type="float">
            <text:p>50</text:p>
          </table:table-cell>
          <table:table-cell table:style-name="ce348" office:value-type="float" office:value="3" calcext:value-type="float">
            <text:p>3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50" calcext:value-type="float">
            <text:p>50</text:p>
          </table:table-cell>
          <table:table-cell table:style-name="ce348" office:value-type="float" office:value="65" calcext:value-type="float">
            <text:p>65</text:p>
          </table:table-cell>
          <table:table-cell table:style-name="ce379" office:value-type="float" office:value="5" calcext:value-type="float">
            <text:p>5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4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18" calcext:value-type="float">
            <text:p>18</text:p>
          </table:table-cell>
          <table:table-cell table:style-name="ce364" office:value-type="string" calcext:value-type="string">
            <text:p>Rogue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80" calcext:value-type="float">
            <text:p>80</text:p>
          </table:table-cell>
          <table:table-cell table:number-columns-repeated="2" table:style-name="ce348" office:value-type="float" office:value="5" calcext:value-type="float">
            <text:p>5</text:p>
          </table:table-cell>
          <table:table-cell table:style-name="ce348" office:value-type="float" office:value="60" calcext:value-type="float">
            <text:p>60</text:p>
          </table:table-cell>
          <table:table-cell table:style-name="ce348" office:value-type="float" office:value="75" calcext:value-type="float">
            <text:p>75</text:p>
          </table:table-cell>
          <table:table-cell table:style-name="ce379" office:value-type="float" office:value="4" calcext:value-type="float">
            <text:p>4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16" table:style-name="ce371" office:value-type="float" office:value="0" calcext:value-type="float">
            <text:p>0</text:p>
          </table:table-cell>
          <table:table-cell table:style-name="ce354" office:value-type="float" office:value="2" calcext:value-type="float">
            <text:p>2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19" calcext:value-type="float">
            <text:p>19</text:p>
          </table:table-cell>
          <table:table-cell table:style-name="ce364" office:value-type="string" calcext:value-type="string">
            <text:p>Galleon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70" calcext:value-type="float">
            <text:p>70</text:p>
          </table:table-cell>
          <table:table-cell table:number-columns-repeated="2" table:style-name="ce348" office:value-type="float" office:value="5" calcext:value-type="float">
            <text:p>5</text:p>
          </table:table-cell>
          <table:table-cell table:style-name="ce348" office:value-type="float" office:value="105" calcext:value-type="float">
            <text:p>105</text:p>
          </table:table-cell>
          <table:table-cell table:style-name="ce348" office:value-type="float" office:value="125" calcext:value-type="float">
            <text:p>125</text:p>
          </table:table-cell>
          <table:table-cell table:style-name="ce379" office:value-type="float" office:value="14" calcext:value-type="float">
            <text:p>14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8" calcext:value-type="float">
            <text:p>18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18" table:style-name="ce371" office:value-type="float" office:value="0" calcext:value-type="float">
            <text:p>0</text:p>
          </table:table-cell>
          <table:table-cell table:style-name="ce354" office:value-type="float" office:value="4" calcext:value-type="float">
            <text:p>4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20" calcext:value-type="float">
            <text:p>20</text:p>
          </table:table-cell>
          <table:table-cell table:style-name="ce364" office:value-type="string" calcext:value-type="string">
            <text:p>Mini-Colony Ship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3" calcext:value-type="float">
            <text:p>3</text:p>
          </table:table-cell>
          <table:table-cell table:style-name="ce348" office:value-type="float" office:value="8" calcext:value-type="float">
            <text:p>8</text:p>
          </table:table-cell>
          <table:table-cell table:style-name="ce379" office:value-type="float" office:value="6" calcext:value-type="float">
            <text:p>6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30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21" calcext:value-type="float">
            <text:p>21</text:p>
          </table:table-cell>
          <table:table-cell table:style-name="ce364" office:value-type="string" calcext:value-type="string">
            <text:p>Colony Ship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48" office:value-type="float" office:value="10" calcext:value-type="float">
            <text:p>10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15" calcext:value-type="float">
            <text:p>15</text:p>
          </table:table-cell>
          <table:table-cell table:number-columns-repeated="2" table:style-name="ce348" office:value-type="float" office:value="20" calcext:value-type="float">
            <text:p>20</text:p>
          </table:table-cell>
          <table:table-cell table:style-name="ce379" office:value-type="float" office:value="6" calcext:value-type="float">
            <text:p>6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30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22" calcext:value-type="float">
            <text:p>22</text:p>
          </table:table-cell>
          <table:table-cell table:style-name="ce364" office:value-type="string" calcext:value-type="string">
            <text:p>Mini Bomb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20" calcext:value-type="float">
            <text:p>20</text:p>
          </table:table-cell>
          <table:table-cell table:style-name="ce348" office:value-type="float" office:value="5" calcext:value-type="float">
            <text:p>5</text:p>
          </table:table-cell>
          <table:table-cell table:style-name="ce348" office:value-type="float" office:value="10" calcext:value-type="float">
            <text:p>10</text:p>
          </table:table-cell>
          <table:table-cell table:style-name="ce348" office:value-type="float" office:value="35" calcext:value-type="float">
            <text:p>35</text:p>
          </table:table-cell>
          <table:table-cell table:style-name="ce348" office:value-type="float" office:value="28" calcext:value-type="float">
            <text:p>28</text:p>
          </table:table-cell>
          <table:table-cell table:style-name="ce379" office:value-type="float" office:value="3" calcext:value-type="float">
            <text:p>3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30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23" calcext:value-type="float">
            <text:p>23</text:p>
          </table:table-cell>
          <table:table-cell table:style-name="ce364" office:value-type="string" calcext:value-type="string">
            <text:p>B-17 Bomb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55" calcext:value-type="float">
            <text:p>55</text:p>
          </table:table-cell>
          <table:table-cell table:number-columns-repeated="2" table:style-name="ce348" office:value-type="float" office:value="10" calcext:value-type="float">
            <text:p>10</text:p>
          </table:table-cell>
          <table:table-cell table:style-name="ce348" office:value-type="float" office:value="150" calcext:value-type="float">
            <text:p>150</text:p>
          </table:table-cell>
          <table:table-cell table:style-name="ce348" office:value-type="float" office:value="69" calcext:value-type="float">
            <text:p>69</text:p>
          </table:table-cell>
          <table:table-cell table:style-name="ce379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6" table:style-name="ce371" office:value-type="float" office:value="0" calcext:value-type="float">
            <text:p>0</text:p>
          </table:table-cell>
          <table:table-cell table:style-name="ce354" office:value-type="float" office:value="2" calcext:value-type="float">
            <text:p>2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24" calcext:value-type="float">
            <text:p>24</text:p>
          </table:table-cell>
          <table:table-cell table:style-name="ce364" office:value-type="string" calcext:value-type="string">
            <text:p>Stealth Bomb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55" calcext:value-type="float">
            <text:p>55</text:p>
          </table:table-cell>
          <table:table-cell table:style-name="ce348" office:value-type="float" office:value="10" calcext:value-type="float">
            <text:p>10</text:p>
          </table:table-cell>
          <table:table-cell table:style-name="ce348" office:value-type="float" office:value="15" calcext:value-type="float">
            <text:p>15</text:p>
          </table:table-cell>
          <table:table-cell table:style-name="ce348" office:value-type="float" office:value="175" calcext:value-type="float">
            <text:p>175</text:p>
          </table:table-cell>
          <table:table-cell table:style-name="ce348" office:value-type="float" office:value="70" calcext:value-type="float">
            <text:p>70</text:p>
          </table:table-cell>
          <table:table-cell table:style-name="ce379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4" table:style-name="ce371" office:value-type="float" office:value="0" calcext:value-type="float">
            <text:p>0</text:p>
          </table:table-cell>
          <table:table-cell table:style-name="ce354" office:value-type="float" office:value="2" calcext:value-type="float">
            <text:p>2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25" calcext:value-type="float">
            <text:p>25</text:p>
          </table:table-cell>
          <table:table-cell table:style-name="ce364" office:value-type="string" calcext:value-type="string">
            <text:p>B-52 Bomb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90" calcext:value-type="float">
            <text:p>90</text:p>
          </table:table-cell>
          <table:table-cell table:style-name="ce348" office:value-type="float" office:value="15" calcext:value-type="float">
            <text:p>15</text:p>
          </table:table-cell>
          <table:table-cell table:style-name="ce348" office:value-type="float" office:value="10" calcext:value-type="float">
            <text:p>10</text:p>
          </table:table-cell>
          <table:table-cell table:style-name="ce348" office:value-type="float" office:value="280" calcext:value-type="float">
            <text:p>280</text:p>
          </table:table-cell>
          <table:table-cell table:style-name="ce348" office:value-type="float" office:value="110" calcext:value-type="float">
            <text:p>110</text:p>
          </table:table-cell>
          <table:table-cell table:style-name="ce379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20" table:style-name="ce371" office:value-type="float" office:value="0" calcext:value-type="float">
            <text:p>0</text:p>
          </table:table-cell>
          <table:table-cell table:style-name="ce354" office:value-type="float" office:value="3" calcext:value-type="float">
            <text:p>3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26" calcext:value-type="float">
            <text:p>26</text:p>
          </table:table-cell>
          <table:table-cell table:style-name="ce364" office:value-type="string" calcext:value-type="string">
            <text:p>Midget Miner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48" office:value-type="float" office:value="10" calcext:value-type="float">
            <text:p>10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3" calcext:value-type="float">
            <text:p>3</text:p>
          </table:table-cell>
          <table:table-cell table:style-name="ce348" office:value-type="float" office:value="20" calcext:value-type="float">
            <text:p>20</text:p>
          </table:table-cell>
          <table:table-cell table:style-name="ce348" office:value-type="float" office:value="10" calcext:value-type="float">
            <text:p>10</text:p>
          </table:table-cell>
          <table:table-cell table:style-name="ce379" office:value-type="float" office:value="9" calcext:value-type="float">
            <text:p>9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30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27" calcext:value-type="float">
            <text:p>27</text:p>
          </table:table-cell>
          <table:table-cell table:style-name="ce364" office:value-type="string" calcext:value-type="string">
            <text:p>Mini-Min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25" calcext:value-type="float">
            <text:p>25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6" calcext:value-type="float">
            <text:p>6</text:p>
          </table:table-cell>
          <table:table-cell table:style-name="ce348" office:value-type="float" office:value="50" calcext:value-type="float">
            <text:p>50</text:p>
          </table:table-cell>
          <table:table-cell table:style-name="ce348" office:value-type="float" office:value="80" calcext:value-type="float">
            <text:p>80</text:p>
          </table:table-cell>
          <table:table-cell table:style-name="ce379" office:value-type="float" office:value="9" calcext:value-type="float">
            <text:p>9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6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28" calcext:value-type="float">
            <text:p>28</text:p>
          </table:table-cell>
          <table:table-cell table:style-name="ce364" office:value-type="string" calcext:value-type="string">
            <text:p>Min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32" calcext:value-type="float">
            <text:p>32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6" calcext:value-type="float">
            <text:p>6</text:p>
          </table:table-cell>
          <table:table-cell table:number-columns-repeated="2" table:style-name="ce348" office:value-type="float" office:value="110" calcext:value-type="float">
            <text:p>110</text:p>
          </table:table-cell>
          <table:table-cell table:style-name="ce379" office:value-type="float" office:value="9" calcext:value-type="float">
            <text:p>9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2" calcext:value-type="float">
            <text:p>2</text:p>
          </table:table-cell>
          <table:table-cell table:number-columns-repeated="22" table:style-name="ce371" office:value-type="float" office:value="0" calcext:value-type="float">
            <text:p>0</text:p>
          </table:table-cell>
          <table:table-cell table:style-name="ce354" office:value-type="float" office:value="2" calcext:value-type="float">
            <text:p>2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29" calcext:value-type="float">
            <text:p>29</text:p>
          </table:table-cell>
          <table:table-cell table:style-name="ce364" office:value-type="string" calcext:value-type="string">
            <text:p>Maxi-Min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32" calcext:value-type="float">
            <text:p>32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6" calcext:value-type="float">
            <text:p>6</text:p>
          </table:table-cell>
          <table:table-cell table:style-name="ce348" office:value-type="float" office:value="140" calcext:value-type="float">
            <text:p>140</text:p>
          </table:table-cell>
          <table:table-cell table:style-name="ce348" office:value-type="float" office:value="110" calcext:value-type="float">
            <text:p>110</text:p>
          </table:table-cell>
          <table:table-cell table:style-name="ce379" office:value-type="float" office:value="9" calcext:value-type="float">
            <text:p>9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2" calcext:value-type="float">
            <text:p>2</text:p>
          </table:table-cell>
          <table:table-cell table:number-columns-repeated="22" table:style-name="ce371" office:value-type="float" office:value="0" calcext:value-type="float">
            <text:p>0</text:p>
          </table:table-cell>
          <table:table-cell table:style-name="ce354" office:value-type="float" office:value="3" calcext:value-type="float">
            <text:p>3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30" calcext:value-type="float">
            <text:p>30</text:p>
          </table:table-cell>
          <table:table-cell table:style-name="ce364" office:value-type="string" calcext:value-type="string">
            <text:p>Ultra-Min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30" calcext:value-type="float">
            <text:p>30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6" calcext:value-type="float">
            <text:p>6</text:p>
          </table:table-cell>
          <table:table-cell table:style-name="ce348" office:value-type="float" office:value="130" calcext:value-type="float">
            <text:p>130</text:p>
          </table:table-cell>
          <table:table-cell table:style-name="ce348" office:value-type="float" office:value="100" calcext:value-type="float">
            <text:p>100</text:p>
          </table:table-cell>
          <table:table-cell table:style-name="ce379" office:value-type="float" office:value="9" calcext:value-type="float">
            <text:p>9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9" calcext:value-type="float">
            <text:p>9</text:p>
          </table:table-cell>
          <table:table-cell table:number-columns-repeated="2" table:style-name="ce371" office:value-type="float" office:value="2" calcext:value-type="float">
            <text:p>2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2" table:style-name="ce371" office:value-type="float" office:value="0" calcext:value-type="float">
            <text:p>0</text:p>
          </table:table-cell>
          <table:table-cell table:style-name="ce354" office:value-type="float" office:value="2" calcext:value-type="float">
            <text:p>2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31" calcext:value-type="float">
            <text:p>31</text:p>
          </table:table-cell>
          <table:table-cell table:style-name="ce364" office:value-type="string" calcext:value-type="string">
            <text:p>Fuel Transport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10" calcext:value-type="float">
            <text:p>10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5" calcext:value-type="float">
            <text:p>5</text:p>
          </table:table-cell>
          <table:table-cell table:style-name="ce348" office:value-type="float" office:value="50" calcext:value-type="float">
            <text:p>50</text:p>
          </table:table-cell>
          <table:table-cell table:style-name="ce348" office:value-type="float" office:value="12" calcext:value-type="float">
            <text:p>12</text:p>
          </table:table-cell>
          <table:table-cell table:style-name="ce379" office:value-type="float" office:value="13" calcext:value-type="float">
            <text:p>13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30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32" calcext:value-type="float">
            <text:p>32</text:p>
          </table:table-cell>
          <table:table-cell table:style-name="ce364" office:value-type="string" calcext:value-type="string">
            <text:p>Super-Fuel Xport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20" calcext:value-type="float">
            <text:p>20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8" calcext:value-type="float">
            <text:p>8</text:p>
          </table:table-cell>
          <table:table-cell table:style-name="ce348" office:value-type="float" office:value="70" calcext:value-type="float">
            <text:p>70</text:p>
          </table:table-cell>
          <table:table-cell table:style-name="ce348" office:value-type="float" office:value="111" calcext:value-type="float">
            <text:p>111</text:p>
          </table:table-cell>
          <table:table-cell table:style-name="ce379" office:value-type="float" office:value="13" calcext:value-type="float">
            <text:p>13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8" table:style-name="ce371" office:value-type="float" office:value="0" calcext:value-type="float">
            <text:p>0</text:p>
          </table:table-cell>
          <table:table-cell table:style-name="ce354" office:value-type="float" office:value="2" calcext:value-type="float">
            <text:p>2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33" calcext:value-type="float">
            <text:p>33</text:p>
          </table:table-cell>
          <table:table-cell table:style-name="ce364" office:value-type="string" calcext:value-type="string">
            <text:p>Mini Mine Layer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48" office:value-type="float" office:value="8" calcext:value-type="float">
            <text:p>8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5" calcext:value-type="float">
            <text:p>5</text:p>
          </table:table-cell>
          <table:table-cell table:style-name="ce348" office:value-type="float" office:value="20" calcext:value-type="float">
            <text:p>20</text:p>
          </table:table-cell>
          <table:table-cell table:style-name="ce348" office:value-type="float" office:value="10" calcext:value-type="float">
            <text:p>10</text:p>
          </table:table-cell>
          <table:table-cell table:style-name="ce379" office:value-type="float" office:value="7" calcext:value-type="float">
            <text:p>7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6" table:style-name="ce371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34" calcext:value-type="float">
            <text:p>34</text:p>
          </table:table-cell>
          <table:table-cell table:style-name="ce364" office:value-type="string" calcext:value-type="string">
            <text:p>Super Mine Lay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20" calcext:value-type="float">
            <text:p>20</text:p>
          </table:table-cell>
          <table:table-cell table:style-name="ce348" office:value-type="float" office:value="3" calcext:value-type="float">
            <text:p>3</text:p>
          </table:table-cell>
          <table:table-cell table:style-name="ce348" office:value-type="float" office:value="9" calcext:value-type="float">
            <text:p>9</text:p>
          </table:table-cell>
          <table:table-cell table:number-columns-repeated="2" table:style-name="ce348" office:value-type="float" office:value="30" calcext:value-type="float">
            <text:p>30</text:p>
          </table:table-cell>
          <table:table-cell table:style-name="ce379" office:value-type="float" office:value="7" calcext:value-type="float">
            <text:p>7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2" table:style-name="ce371" office:value-type="float" office:value="0" calcext:value-type="float">
            <text:p>0</text:p>
          </table:table-cell>
          <table:table-cell table:style-name="ce354" office:value-type="float" office:value="3" calcext:value-type="float">
            <text:p>3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35" calcext:value-type="float">
            <text:p>35</text:p>
          </table:table-cell>
          <table:table-cell table:style-name="ce364" office:value-type="string" calcext:value-type="string">
            <text:p>Nubian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26" calcext:value-type="float">
            <text:p>26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75" calcext:value-type="float">
            <text:p>75</text:p>
          </table:table-cell>
          <table:table-cell table:number-columns-repeated="2" table:style-name="ce348" office:value-type="float" office:value="12" calcext:value-type="float">
            <text:p>12</text:p>
          </table:table-cell>
          <table:table-cell table:style-name="ce348" office:value-type="float" office:value="150" calcext:value-type="float">
            <text:p>150</text:p>
          </table:table-cell>
          <table:table-cell table:style-name="ce348" office:value-type="float" office:value="100" calcext:value-type="float">
            <text:p>100</text:p>
          </table:table-cell>
          <table:table-cell table:style-name="ce379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8" table:style-name="ce371" office:value-type="float" office:value="0" calcext:value-type="float">
            <text:p>0</text:p>
          </table:table-cell>
          <table:table-cell table:style-name="ce354" office:value-type="float" office:value="3" calcext:value-type="float">
            <text:p>3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9" office:value-type="float" office:value="36" calcext:value-type="float">
            <text:p>36</text:p>
          </table:table-cell>
          <table:table-cell table:style-name="ce364" office:value-type="string" calcext:value-type="string">
            <text:p>Meta Morph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48" office:value-type="float" office:value="50" calcext:value-type="float">
            <text:p>50</text:p>
          </table:table-cell>
          <table:table-cell table:number-columns-repeated="2" table:style-name="ce348" office:value-type="float" office:value="12" calcext:value-type="float">
            <text:p>12</text:p>
          </table:table-cell>
          <table:table-cell table:style-name="ce348" office:value-type="float" office:value="120" calcext:value-type="float">
            <text:p>120</text:p>
          </table:table-cell>
          <table:table-cell table:style-name="ce348" office:value-type="float" office:value="85" calcext:value-type="float">
            <text:p>85</text:p>
          </table:table-cell>
          <table:table-cell table:style-name="ce379" office:value-type="float" office:value="5" calcext:value-type="float">
            <text:p>5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0" table:style-name="ce371" office:value-type="float" office:value="0" calcext:value-type="float">
            <text:p>0</text:p>
          </table:table-cell>
          <table:table-cell table:style-name="ce354" office:value-type="float" office:value="3" calcext:value-type="float">
            <text:p>3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60" office:value-type="float" office:value="37" calcext:value-type="float">
            <text:p>37</text:p>
          </table:table-cell>
          <table:table-cell table:style-name="ce365" office:value-type="string" calcext:value-type="string">
            <text:p>Mini Morph&lt;MT&gt;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8" calcext:value-type="float">
            <text:p>8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30" calcext:value-type="float">
            <text:p>30</text:p>
          </table:table-cell>
          <table:table-cell table:number-columns-repeated="2" table:style-name="ce372" office:value-type="float" office:value="8" calcext:value-type="float">
            <text:p>8</text:p>
          </table:table-cell>
          <table:table-cell table:style-name="ce372" office:value-type="float" office:value="100" calcext:value-type="float">
            <text:p>100</text:p>
          </table:table-cell>
          <table:table-cell table:style-name="ce372" office:value-type="float" office:value="70" calcext:value-type="float">
            <text:p>7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31" table:style-name="ce372" office:value-type="float" office:value="0" calcext:value-type="float">
            <text:p>0</text:p>
          </table:table-cell>
          <table:table-cell table:style-name="ce391" office:value-type="float" office:value="2" calcext:value-type="float">
            <text:p>2</text:p>
          </table:table-cell>
          <table:table-cell table:number-columns-repeated="209"/>
        </table:table-row>
        <table:table-row table:style-name="ro2">
          <table:table-cell table:number-columns-repeated="2"/>
          <table:table-cell table:style-name="ce358" office:value-type="string" calcext:value-type="string">
            <text:p>ENGINES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 table:style-name="ce348" office:value-type="string" calcext:value-type="string">
            <text:p>Thrust</text:p>
          </table:table-cell>
          <table:table-cell office:value-type="string" calcext:value-type="string">
            <text:p>BatSpd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Settler's Delight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89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Quick Jump 5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48" office:value-type="float" office:value="3" calcext:value-type="float">
            <text:p>3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1" calcext:value-type="float">
            <text:p>1</text:p>
          </table:table-cell>
          <table:table-cell table:style-name="ce371" office:value-type="float" office:value="3" calcext:value-type="float">
            <text:p>3</text:p>
          </table:table-cell>
          <table:table-cell table:style-name="ce389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Fuel Mizer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8" calcext:value-type="float">
            <text:p>8</text:p>
          </table:table-cell>
          <table:table-cell table:number-columns-repeated="2" table:style-name="ce348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style-name="ce389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Long Hump 6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5" calcext:value-type="float">
            <text:p>5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1" calcext:value-type="float">
            <text:p>1</text:p>
          </table:table-cell>
          <table:table-cell table:style-name="ce371" office:value-type="float" office:value="6" calcext:value-type="float">
            <text:p>6</text:p>
          </table:table-cell>
          <table:table-cell table:style-name="ce389"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Daddy Long Legs 7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11" calcext:value-type="float">
            <text:p>11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3" calcext:value-type="float">
            <text:p>3</text:p>
          </table:table-cell>
          <table:table-cell table:style-name="ce371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Alpha Drive 8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16" calcext:value-type="float">
            <text:p>16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3" calcext:value-type="float">
            <text:p>3</text:p>
          </table:table-cell>
          <table:table-cell table:style-name="ce371" office:value-type="float" office:value="28" calcext:value-type="float">
            <text:p>28</text:p>
          </table:table-cell>
          <table:table-cell table:style-name="ce389"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Trans-Galactic Drive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number-columns-repeated="2" table:style-name="ce348" office:value-type="float" office:value="20" calcext:value-type="float">
            <text:p>20</text:p>
          </table:table-cell>
          <table:table-cell table:style-name="ce348" office:value-type="float" office:value="9" calcext:value-type="float">
            <text:p>9</text:p>
          </table:table-cell>
          <table:table-cell table:style-name="ce371" office:value-type="float" office:value="50" calcext:value-type="float">
            <text:p>50</text:p>
          </table:table-cell>
          <table:table-cell table:style-name="ce389"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Interspace-1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18" calcext:value-type="float">
            <text:p>18</text:p>
          </table:table-cell>
          <table:table-cell table:style-name="ce348" office:value-type="float" office:value="25" calcext:value-type="float">
            <text:p>25</text:p>
          </table:table-cell>
          <table:table-cell table:style-name="ce348" office:value-type="float" office:value="10" calcext:value-type="float">
            <text:p>10</text:p>
          </table:table-cell>
          <table:table-cell table:style-name="ce371" office:value-type="float" office:value="60" calcext:value-type="float">
            <text:p>60</text:p>
          </table:table-cell>
          <table:table-cell table:style-name="ce389"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Trans-Star 1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23" calcext:value-type="float">
            <text:p>23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3" calcext:value-type="float">
            <text:p>3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3" calcext:value-type="float">
            <text:p>3</text:p>
          </table:table-cell>
          <table:table-cell table:style-name="ce371" office:value-type="float" office:value="10" calcext:value-type="float">
            <text:p>10</text:p>
          </table:table-cell>
          <table:table-cell table:style-name="ce389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10" calcext:value-type="float">
            <text:p>10</text:p>
          </table:table-cell>
          <table:table-cell table:style-name="ce364" office:value-type="string" calcext:value-type="string">
            <text:p>Radiating Hydro-Ram Scoop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3" calcext:value-type="float">
            <text:p>3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9" calcext:value-type="float">
            <text:p>9</text:p>
          </table:table-cell>
          <table:table-cell table:style-name="ce371" office:value-type="float" office:value="8" calcext:value-type="float">
            <text:p>8</text:p>
          </table:table-cell>
          <table:table-cell table:style-name="ce389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11" calcext:value-type="float">
            <text:p>11</text:p>
          </table:table-cell>
          <table:table-cell table:style-name="ce364" office:value-type="string" calcext:value-type="string">
            <text:p>Sub-Galactic Fuel Scoop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number-columns-repeated="2" table:style-name="ce348" office:value-type="float" office:value="4" calcext:value-type="float">
            <text:p>4</text:p>
          </table:table-cell>
          <table:table-cell table:style-name="ce348" office:value-type="float" office:value="7" calcext:value-type="float">
            <text:p>7</text:p>
          </table:table-cell>
          <table:table-cell table:style-name="ce371" office:value-type="float" office:value="12" calcext:value-type="float">
            <text:p>12</text:p>
          </table:table-cell>
          <table:table-cell table:style-name="ce389"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12" calcext:value-type="float">
            <text:p>12</text:p>
          </table:table-cell>
          <table:table-cell table:style-name="ce364" office:value-type="string" calcext:value-type="string">
            <text:p>Trans-Galactic Fuel Scoop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5" calcext:value-type="float">
            <text:p>5</text:p>
          </table:table-cell>
          <table:table-cell table:style-name="ce348" office:value-type="float" office:value="4" calcext:value-type="float">
            <text:p>4</text:p>
          </table:table-cell>
          <table:table-cell table:style-name="ce348" office:value-type="float" office:value="12" calcext:value-type="float">
            <text:p>12</text:p>
          </table:table-cell>
          <table:table-cell table:style-name="ce371" office:value-type="float" office:value="18" calcext:value-type="float">
            <text:p>18</text:p>
          </table:table-cell>
          <table:table-cell table:style-name="ce389"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13" calcext:value-type="float">
            <text:p>13</text:p>
          </table:table-cell>
          <table:table-cell table:style-name="ce364" office:value-type="string" calcext:value-type="string">
            <text:p>Trans-Galactic Super Scoop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6" calcext:value-type="float">
            <text:p>6</text:p>
          </table:table-cell>
          <table:table-cell table:style-name="ce348" office:value-type="float" office:value="4" calcext:value-type="float">
            <text:p>4</text:p>
          </table:table-cell>
          <table:table-cell table:style-name="ce348" office:value-type="float" office:value="16" calcext:value-type="float">
            <text:p>16</text:p>
          </table:table-cell>
          <table:table-cell table:style-name="ce371" office:value-type="float" office:value="24" calcext:value-type="float">
            <text:p>24</text:p>
          </table:table-cell>
          <table:table-cell table:style-name="ce389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14" calcext:value-type="float">
            <text:p>14</text:p>
          </table:table-cell>
          <table:table-cell table:style-name="ce364" office:value-type="string" calcext:value-type="string">
            <text:p>Trans-Galactic Mizer Scoop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5" calcext:value-type="float">
            <text:p>5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13" calcext:value-type="float">
            <text:p>13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15" calcext:value-type="float">
            <text:p>15</text:p>
          </table:table-cell>
          <table:table-cell table:style-name="ce364" office:value-type="string" calcext:value-type="string">
            <text:p>Galaxy Scoop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0" calcext:value-type="float">
            <text:p>20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48" office:value-type="float" office:value="4" calcext:value-type="float">
            <text:p>4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9" calcext:value-type="float">
            <text:p>9</text:p>
          </table:table-cell>
          <table:table-cell table:style-name="ce371" office:value-type="float" office:value="12" calcext:value-type="float">
            <text:p>12</text:p>
          </table:table-cell>
          <table:table-cell table:style-name="ce389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60" office:value-type="float" office:value="16" calcext:value-type="float">
            <text:p>16</text:p>
          </table:table-cell>
          <table:table-cell table:style-name="ce365" office:value-type="string" calcext:value-type="string">
            <text:p>Enigma Pulsar&lt;MT&gt;</text:p>
          </table:table-cell>
          <table:table-cell table:style-name="ce372" office:value-type="float" office:value="7" calcext:value-type="float">
            <text:p>7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3" calcext:value-type="float">
            <text:p>13</text:p>
          </table:table-cell>
          <table:table-cell table:style-name="ce372" office:value-type="float" office:value="5" calcext:value-type="float">
            <text:p>5</text:p>
          </table:table-cell>
          <table:table-cell table:style-name="ce372" office:value-type="float" office:value="9" calcext:value-type="float">
            <text:p>9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2" calcext:value-type="float">
            <text:p>12</text:p>
          </table:table-cell>
          <table:table-cell table:style-name="ce372" office:value-type="float" office:value="15" calcext:value-type="float">
            <text:p>15</text:p>
          </table:table-cell>
          <table:table-cell table:style-name="ce372" office:value-type="float" office:value="11" calcext:value-type="float">
            <text:p>11</text:p>
          </table:table-cell>
          <table:table-cell table:style-name="ce372" office:value-type="float" office:value="40" calcext:value-type="float">
            <text:p>40</text:p>
          </table:table-cell>
          <table:table-cell table:style-name="ce390" office:value-type="float" office:value="20" calcext:value-type="float">
            <text:p>20</text:p>
          </table:table-cell>
          <table:table-cell office:value-type="float" office:value="0.25" calcext:value-type="float">
            <text:p>0,25</text:p>
          </table:table-cell>
          <table:table-cell table:style-name="ce377" office:value-type="float" office:value="10" calcext:value-type="float">
            <text:p>10</text:p>
          </table:table-cell>
          <table:table-cell table:style-name="ce348"/>
          <table:table-cell table:number-columns-repeated="239"/>
        </table:table-row>
        <table:table-row table:style-name="ro2">
          <table:table-cell table:number-columns-repeated="2"/>
          <table:table-cell table:style-name="ce358" office:value-type="string" calcext:value-type="string">
            <text:p>1=ARMOR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/>
          <table:table-cell table:style-name="ce371" office:value-type="string" calcext:value-type="string" table:number-columns-spanned="2" table:number-rows-spanned="1">
            <text:p>AR</text:p>
          </table:table-cell>
          <table:covered-table-cell table:style-name="ce348"/>
          <table:table-cell table:style-name="ce348" office:value-type="string" calcext:value-type="string">
            <text:p>CA</text:p>
          </table:table-cell>
          <table:table-cell table:style-name="ce371" office:value-type="string" calcext:value-type="string" table:number-columns-spanned="2" table:number-rows-spanned="1">
            <text:p>HE</text:p>
          </table:table-cell>
          <table:covered-table-cell table:style-name="ce348"/>
          <table:table-cell table:style-name="ce371" office:value-type="string" calcext:value-type="string" table:number-columns-spanned="2" table:number-rows-spanned="1">
            <text:p>IS</text:p>
          </table:table-cell>
          <table:covered-table-cell table:style-name="ce348"/>
          <table:table-cell table:style-name="ce348" office:value-type="string" calcext:value-type="string">
            <text:p>IT</text:p>
          </table:table-cell>
          <table:table-cell table:style-name="ce348" office:value-type="string" calcext:value-type="string">
            <text:p>PP</text:p>
          </table:table-cell>
          <table:table-cell table:style-name="ce348" office:value-type="string" calcext:value-type="string">
            <text:p>SD</text:p>
          </table:table-cell>
          <table:table-cell table:style-name="ce348" office:value-type="string" calcext:value-type="string">
            <text:p>SS</text:p>
          </table:table-cell>
          <table:table-cell table:style-name="ce371" office:value-type="string" calcext:value-type="string" table:number-columns-spanned="2" table:number-rows-spanned="1">
            <text:p>WM</text:p>
          </table:table-cell>
          <table:covered-table-cell table:style-name="ce348"/>
          <table:table-cell table:style-name="ce348" office:value-type="string" calcext:value-type="string">
            <text:p>ARM</text:p>
          </table:table-cell>
          <table:table-cell table:style-name="ce348" office:value-type="string" calcext:value-type="string">
            <text:p>IFE</text:p>
          </table:table-cell>
          <table:table-cell table:style-name="ce348" office:value-type="string" calcext:value-type="string">
            <text:p>ISB</text:p>
          </table:table-cell>
          <table:table-cell table:style-name="ce348" office:value-type="string" calcext:value-type="string">
            <text:p>NAS</text:p>
          </table:table-cell>
          <table:table-cell table:style-name="ce371" office:value-type="string" calcext:value-type="string" table:number-columns-spanned="2" table:number-rows-spanned="1">
            <text:p>NSRE</text:p>
          </table:table-cell>
          <table:covered-table-cell table:style-name="ce348"/>
          <table:table-cell office:value-type="string" calcext:value-type="string">
            <text:p>OBRM</text:p>
          </table:table-cell>
          <table:table-cell table:number-columns-repeated="221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Tritanium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89" office:value-type="float" office:value="60" calcext:value-type="float">
            <text:p>6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Crobmnium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3" calcext:value-type="float">
            <text:p>13</text:p>
          </table:table-cell>
          <table:table-cell table:style-name="ce389" office:value-type="float" office:value="56" calcext:value-type="float">
            <text:p>56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Carbonic Armor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15" calcext:value-type="float">
            <text:p>15</text:p>
          </table:table-cell>
          <table:table-cell table:style-name="ce389" office:value-type="float" office:value="25" calcext:value-type="float">
            <text:p>2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Strobnium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8" calcext:value-type="float">
            <text:p>18</text:p>
          </table:table-cell>
          <table:table-cell table:style-name="ce389" office:value-type="float" office:value="54" calcext:value-type="float">
            <text:p>54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Organic Armor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15" calcext:value-type="float">
            <text:p>1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Kelarium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5" calcext:value-type="float">
            <text:p>25</text:p>
          </table:table-cell>
          <table:table-cell table:style-name="ce389" office:value-type="float" office:value="50" calcext:value-type="float">
            <text:p>5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Fielded Kelarium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28" calcext:value-type="float">
            <text:p>28</text:p>
          </table:table-cell>
          <table:table-cell table:style-name="ce389"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Depleted Neutronium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28" calcext:value-type="float">
            <text:p>28</text:p>
          </table:table-cell>
          <table:table-cell table:style-name="ce389" office:value-type="float" office:value="50" calcext:value-type="float">
            <text:p>5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0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Neutronium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30" calcext:value-type="float">
            <text:p>30</text:p>
          </table:table-cell>
          <table:table-cell table:style-name="ce389" office:value-type="float" office:value="45" calcext:value-type="float">
            <text:p>4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0" calcext:value-type="float">
            <text:p>10</text:p>
          </table:table-cell>
          <table:table-cell table:style-name="ce364" office:value-type="string" calcext:value-type="string">
            <text:p>Valanium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50" calcext:value-type="float">
            <text:p>50</text:p>
          </table:table-cell>
          <table:table-cell table:style-name="ce389" office:value-type="float" office:value="40" calcext:value-type="float">
            <text:p>4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1" calcext:value-type="float">
            <text:p>11</text:p>
          </table:table-cell>
          <table:table-cell table:style-name="ce364" office:value-type="string" calcext:value-type="string">
            <text:p>Superlatanium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24" calcext:value-type="float">
            <text:p>24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25" calcext:value-type="float">
            <text:p>25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0" calcext:value-type="float">
            <text:p>100</text:p>
          </table:table-cell>
          <table:table-cell table:style-name="ce389" office:value-type="float" office:value="30" calcext:value-type="float">
            <text:p>3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60" office:value-type="float" office:value="12" calcext:value-type="float">
            <text:p>12</text:p>
          </table:table-cell>
          <table:table-cell table:style-name="ce365" office:value-type="string" calcext:value-type="string">
            <text:p>Mega Poly Shell&lt;MT&gt;</text:p>
          </table:table-cell>
          <table:table-cell table:style-name="ce372" office:value-type="float" office:value="14" calcext:value-type="float">
            <text:p>14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4" calcext:value-type="float">
            <text:p>14</text:p>
          </table:table-cell>
          <table:table-cell table:style-name="ce372" office:value-type="float" office:value="6" calcext:value-type="float">
            <text:p>6</text:p>
          </table:table-cell>
          <table:table-cell table:style-name="ce372" office:value-type="float" office:value="18" calcext:value-type="float">
            <text:p>18</text:p>
          </table:table-cell>
          <table:table-cell table:number-columns-repeated="2" table:style-name="ce372" office:value-type="float" office:value="6" calcext:value-type="float">
            <text:p>6</text:p>
          </table:table-cell>
          <table:table-cell table:style-name="ce372" office:value-type="float" office:value="65" calcext:value-type="float">
            <text:p>65</text:p>
          </table:table-cell>
          <table:table-cell table:style-name="ce390" office:value-type="float" office:value="20" calcext:value-type="float">
            <text:p>2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8" office:value-type="string" calcext:value-type="string">
            <text:p>2=BEAM WEAPONS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Laser</text:p>
          </table:table-cell>
          <table:table-cell table:number-columns-repeated="7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X-Ray Lase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Mini Gun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89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Yakimora Light Phase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Blackjack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89" office:value-type="float" office:value="10" calcext:value-type="float">
            <text:p>1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Phaser Bazooka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Pulsed Sapper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9" calcext:value-type="float">
            <text:p>9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2" calcext:value-type="float">
            <text:p>12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Colloidal Phase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8" calcext:value-type="float">
            <text:p>18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Gatling Gun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3" calcext:value-type="float">
            <text:p>13</text:p>
          </table:table-cell>
          <table:table-cell table:style-name="ce389" office:value-type="float" office:value="3" calcext:value-type="float">
            <text:p>3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0" calcext:value-type="float">
            <text:p>10</text:p>
          </table:table-cell>
          <table:table-cell table:style-name="ce364" office:value-type="string" calcext:value-type="string">
            <text:p>Mini Blaste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1" calcext:value-type="float">
            <text:p>11</text:p>
          </table:table-cell>
          <table:table-cell table:style-name="ce364" office:value-type="string" calcext:value-type="string">
            <text:p>Bludgeon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3" calcext:value-type="float">
            <text:p>13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22" calcext:value-type="float">
            <text:p>2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style-name="ce389" office:value-type="float" office:value="10" calcext:value-type="float">
            <text:p>1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2" calcext:value-type="float">
            <text:p>12</text:p>
          </table:table-cell>
          <table:table-cell table:style-name="ce364" office:value-type="string" calcext:value-type="string">
            <text:p>Mark IV Blaste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3" calcext:value-type="float">
            <text:p>13</text:p>
          </table:table-cell>
          <table:table-cell table:style-name="ce364" office:value-type="string" calcext:value-type="string">
            <text:p>Phased Sapper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15" calcext:value-type="float">
            <text:p>15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16" calcext:value-type="float">
            <text:p>16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4" calcext:value-type="float">
            <text:p>14</text:p>
          </table:table-cell>
          <table:table-cell table:style-name="ce364" office:value-type="string" calcext:value-type="string">
            <text:p>Heavy Blaste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5" calcext:value-type="float">
            <text:p>25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5" calcext:value-type="float">
            <text:p>15</text:p>
          </table:table-cell>
          <table:table-cell table:style-name="ce364" office:value-type="string" calcext:value-type="string">
            <text:p>Gatling Neutrino Cannon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7" calcext:value-type="float">
            <text:p>17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28" calcext:value-type="float">
            <text:p>28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7" calcext:value-type="float">
            <text:p>17</text:p>
          </table:table-cell>
          <table:table-cell table:style-name="ce389"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9"/>
        </table:table-row>
        <table:table-row table:style-name="ro2">
          <table:table-cell table:number-columns-repeated="2"/>
          <table:table-cell table:style-name="ce359" office:value-type="float" office:value="16" calcext:value-type="float">
            <text:p>16</text:p>
          </table:table-cell>
          <table:table-cell table:style-name="ce364" office:value-type="string" calcext:value-type="string">
            <text:p>Myopic Disrupto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8" calcext:value-type="float">
            <text:p>18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7" calcext:value-type="float">
            <text:p>17</text:p>
          </table:table-cell>
          <table:table-cell table:style-name="ce364" office:value-type="string" calcext:value-type="string">
            <text:p>Blunderbuss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9" calcext:value-type="float">
            <text:p>19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3" calcext:value-type="float">
            <text:p>13</text:p>
          </table:table-cell>
          <table:table-cell table:style-name="ce389" office:value-type="float" office:value="10" calcext:value-type="float">
            <text:p>1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9"/>
        </table:table-row>
        <table:table-row table:style-name="ro2">
          <table:table-cell table:number-columns-repeated="2"/>
          <table:table-cell table:style-name="ce359" office:value-type="float" office:value="18" calcext:value-type="float">
            <text:p>18</text:p>
          </table:table-cell>
          <table:table-cell table:style-name="ce364" office:value-type="string" calcext:value-type="string">
            <text:p>Disrupto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0" calcext:value-type="float">
            <text:p>20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9" calcext:value-type="float">
            <text:p>19</text:p>
          </table:table-cell>
          <table:table-cell table:style-name="ce364" office:value-type="string" calcext:value-type="string">
            <text:p>Syncro Sapper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21" calcext:value-type="float">
            <text:p>21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21" calcext:value-type="float">
            <text:p>21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20" calcext:value-type="float">
            <text:p>20</text:p>
          </table:table-cell>
          <table:table-cell table:style-name="ce364" office:value-type="string" calcext:value-type="string">
            <text:p>Mega Disrupto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2" calcext:value-type="float">
            <text:p>22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3" calcext:value-type="float">
            <text:p>33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21" calcext:value-type="float">
            <text:p>21</text:p>
          </table:table-cell>
          <table:table-cell table:style-name="ce364" office:value-type="string" calcext:value-type="string">
            <text:p>Big Mutha Cannon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3" calcext:value-type="float">
            <text:p>23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36" calcext:value-type="float">
            <text:p>3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3" calcext:value-type="float">
            <text:p>23</text:p>
          </table:table-cell>
          <table:table-cell table:style-name="ce389" office:value-type="float" office:value="3" calcext:value-type="float">
            <text:p>3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22" calcext:value-type="float">
            <text:p>22</text:p>
          </table:table-cell>
          <table:table-cell table:style-name="ce364" office:value-type="string" calcext:value-type="string">
            <text:p>Streaming Pulverize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4" calcext:value-type="float">
            <text:p>24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23" calcext:value-type="float">
            <text:p>23</text:p>
          </table:table-cell>
          <table:table-cell table:style-name="ce364" office:value-type="string" calcext:value-type="string">
            <text:p>Anti-Matter Pulverize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6" calcext:value-type="float">
            <text:p>26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22" calcext:value-type="float">
            <text:p>2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7" calcext:value-type="float">
            <text:p>27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60" office:value-type="float" office:value="24" calcext:value-type="float">
            <text:p>24</text:p>
          </table:table-cell>
          <table:table-cell table:style-name="ce365" office:value-type="string" calcext:value-type="string">
            <text:p>Multi-Contained Munition&lt;MT&gt;</text:p>
          </table:table-cell>
          <table:table-cell table:number-columns-repeated="2" table:style-name="ce372" office:value-type="float" office:value="21" calcext:value-type="float">
            <text:p>2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6" calcext:value-type="float">
            <text:p>16</text:p>
          </table:table-cell>
          <table:table-cell table:style-name="ce372" office:value-type="float" office:value="12" calcext:value-type="float">
            <text:p>12</text:p>
          </table:table-cell>
          <table:table-cell table:style-name="ce372" office:value-type="float" office:value="6" calcext:value-type="float">
            <text:p>6</text:p>
          </table:table-cell>
          <table:table-cell table:style-name="ce372" office:value-type="float" office:value="40" calcext:value-type="float">
            <text:p>40</text:p>
          </table:table-cell>
          <table:table-cell table:style-name="ce372" office:value-type="float" office:value="6" calcext:value-type="float">
            <text:p>6</text:p>
          </table:table-cell>
          <table:table-cell table:style-name="ce372" office:value-type="float" office:value="40" calcext:value-type="float">
            <text:p>40</text:p>
          </table:table-cell>
          <table:table-cell table:style-name="ce390" office:value-type="float" office:value="8" calcext:value-type="float">
            <text:p>8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8" office:value-type="string" calcext:value-type="string">
            <text:p>3=BOMBS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Lady Finger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89" office:value-type="float" office:value="40" calcext:value-type="float">
            <text:p>4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Black Cat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22" calcext:value-type="float">
            <text:p>2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89" office:value-type="float" office:value="45" calcext:value-type="float">
            <text:p>4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M-70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style-name="ce389" office:value-type="float" office:value="50" calcext:value-type="float">
            <text:p>5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M-80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25" calcext:value-type="float">
            <text:p>2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89" office:value-type="float" office:value="55" calcext:value-type="float">
            <text:p>5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Cherry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25" calcext:value-type="float">
            <text:p>2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style-name="ce389" office:value-type="float" office:value="52" calcext:value-type="float">
            <text:p>5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LBU-17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15" calcext:value-type="float">
            <text:p>15</text:p>
          </table:table-cell>
          <table:table-cell table:style-name="ce371" office:value-type="float" office:value="7" calcext:value-type="float">
            <text:p>7</text:p>
          </table:table-cell>
          <table:table-cell table:style-name="ce389" office:value-type="float" office:value="30" calcext:value-type="float">
            <text:p>3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LBU-32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15" calcext:value-type="float">
            <text:p>15</text:p>
          </table:table-cell>
          <table:table-cell table:style-name="ce371" office:value-type="float" office:value="10" calcext:value-type="float">
            <text:p>10</text:p>
          </table:table-cell>
          <table:table-cell table:style-name="ce389" office:value-type="float" office:value="35" calcext:value-type="float">
            <text:p>3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LBU-74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33" calcext:value-type="float">
            <text:p>33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4" calcext:value-type="float">
            <text:p>14</text:p>
          </table:table-cell>
          <table:table-cell table:style-name="ce389" office:value-type="float" office:value="45" calcext:value-type="float">
            <text:p>4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Retro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number-columns-repeated="2" table:style-name="ce371" office:value-type="float" office:value="15" calcext:value-type="float">
            <text:p>15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50" calcext:value-type="float">
            <text:p>50</text:p>
          </table:table-cell>
          <table:table-cell table:style-name="ce389"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8"/>
        </table:table-row>
        <table:table-row table:style-name="ro2">
          <table:table-cell table:number-columns-repeated="2"/>
          <table:table-cell table:style-name="ce359" office:value-type="float" office:value="10" calcext:value-type="float">
            <text:p>10</text:p>
          </table:table-cell>
          <table:table-cell table:style-name="ce364" office:value-type="string" calcext:value-type="string">
            <text:p>Smart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22" calcext:value-type="float">
            <text:p>2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7" calcext:value-type="float">
            <text:p>27</text:p>
          </table:table-cell>
          <table:table-cell table:style-name="ce389" office:value-type="float" office:value="50" calcext:value-type="float">
            <text:p>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number-columns-repeated="2"/>
          <table:table-cell table:style-name="ce359" office:value-type="float" office:value="11" calcext:value-type="float">
            <text:p>11</text:p>
          </table:table-cell>
          <table:table-cell table:style-name="ce364" office:value-type="string" calcext:value-type="string">
            <text:p>Neutron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0" calcext:value-type="float">
            <text:p>30</text:p>
          </table:table-cell>
          <table:table-cell table:style-name="ce389" office:value-type="float" office:value="57" calcext:value-type="float">
            <text:p>5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number-columns-repeated="2"/>
          <table:table-cell table:style-name="ce359" office:value-type="float" office:value="12" calcext:value-type="float">
            <text:p>12</text:p>
          </table:table-cell>
          <table:table-cell table:style-name="ce364" office:value-type="string" calcext:value-type="string">
            <text:p>Enriched Neutron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36" calcext:value-type="float">
            <text:p>3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5" calcext:value-type="float">
            <text:p>25</text:p>
          </table:table-cell>
          <table:table-cell table:style-name="ce389" office:value-type="float" office:value="64" calcext:value-type="float">
            <text:p>6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number-columns-repeated="2"/>
          <table:table-cell table:style-name="ce359" office:value-type="float" office:value="13" calcext:value-type="float">
            <text:p>13</text:p>
          </table:table-cell>
          <table:table-cell table:style-name="ce364" office:value-type="string" calcext:value-type="string">
            <text:p>Peerless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2" calcext:value-type="float">
            <text:p>22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33" calcext:value-type="float">
            <text:p>33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2" calcext:value-type="float">
            <text:p>32</text:p>
          </table:table-cell>
          <table:table-cell table:style-name="ce389" office:value-type="float" office:value="55" calcext:value-type="float">
            <text:p>5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number-columns-repeated="2"/>
          <table:table-cell table:style-name="ce359" office:value-type="float" office:value="14" calcext:value-type="float">
            <text:p>14</text:p>
          </table:table-cell>
          <table:table-cell table:style-name="ce364" office:value-type="string" calcext:value-type="string">
            <text:p>Annihilator Bomb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6" calcext:value-type="float">
            <text:p>26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7" calcext:value-type="float">
            <text:p>17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8" calcext:value-type="float">
            <text:p>28</text:p>
          </table:table-cell>
          <table:table-cell table:style-name="ce389" office:value-type="float" office:value="50" calcext:value-type="float">
            <text:p>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number-columns-repeated="2"/>
          <table:table-cell table:style-name="ce360" office:value-type="float" office:value="15" calcext:value-type="float">
            <text:p>15</text:p>
          </table:table-cell>
          <table:table-cell table:style-name="ce365" office:value-type="string" calcext:value-type="string">
            <text:p>Hush-a-Boom&lt;MT&gt;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2" calcext:value-type="float">
            <text:p>12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2" calcext:value-type="float">
            <text:p>12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5" calcext:value-type="float">
            <text:p>5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5" calcext:value-type="float">
            <text:p>5</text:p>
          </table:table-cell>
          <table:table-cell table:style-name="ce390" office:value-type="float" office:value="5" calcext:value-type="float">
            <text:p>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8" office:value-type="string" calcext:value-type="string">
            <text:p>4=ELECTRICAL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Transport Cloaking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" calcext:value-type="float">
            <text:p>3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0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Stealth Cloak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5" calcext:value-type="float">
            <text:p>5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Super-Stealth Cloak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15" calcext:value-type="float">
            <text:p>15</text:p>
          </table:table-cell>
          <table:table-cell table:style-name="ce389" office:value-type="float" office:value="3" calcext:value-type="float">
            <text:p>3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Ultra-Stealth Cloak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25" calcext:value-type="float">
            <text:p>25</text:p>
          </table:table-cell>
          <table:table-cell table:style-name="ce389" office:value-type="float" office:value="5" calcext:value-type="float">
            <text:p>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0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Battle Computer</text:p>
          </table:table-cell>
          <table:table-cell table:number-columns-repeated="8"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style-name="ce371" office:value-type="float" office:value="6" calcext:value-type="float">
            <text:p>6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Battle Super Computer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25" calcext:value-type="float">
            <text:p>25</text:p>
          </table:table-cell>
          <table:table-cell table:style-name="ce371" office:value-type="float" office:value="14" calcext:value-type="float">
            <text:p>14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Battle Nexus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9" calcext:value-type="float">
            <text:p>19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15" calcext:value-type="float">
            <text:p>15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Jammer 10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6" calcext:value-type="float">
            <text:p>6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Jammer 20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0" calcext:value-type="float">
            <text:p>10</text:p>
          </table:table-cell>
          <table:table-cell table:style-name="ce364" office:value-type="string" calcext:value-type="string">
            <text:p>Jammer 3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1" calcext:value-type="float">
            <text:p>11</text:p>
          </table:table-cell>
          <table:table-cell table:style-name="ce364" office:value-type="string" calcext:value-type="string">
            <text:p>Jammer 50</text:p>
          </table:table-cell>
          <table:table-cell table:style-name="ce371" office:value-type="float" office:value="16" calcext:value-type="float">
            <text:p>16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22" calcext:value-type="float">
            <text:p>2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2"/>
          <table:table-cell table:style-name="ce359" office:value-type="float" office:value="12" calcext:value-type="float">
            <text:p>12</text:p>
          </table:table-cell>
          <table:table-cell table:style-name="ce364" office:value-type="string" calcext:value-type="string">
            <text:p>Energy Capacitor</text:p>
          </table:table-cell>
          <table:table-cell table:style-name="ce371" office:value-type="float" office:value="7" calcext:value-type="float">
            <text:p>7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5" calcext:value-type="float">
            <text:p>5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3" calcext:value-type="float">
            <text:p>13</text:p>
          </table:table-cell>
          <table:table-cell table:style-name="ce364" office:value-type="string" calcext:value-type="string">
            <text:p>Flux Capacitor</text:p>
          </table:table-cell>
          <table:table-cell table:style-name="ce371" office:value-type="float" office:value="14" calcext:value-type="float">
            <text:p>14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5" calcext:value-type="float">
            <text:p>5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7"/>
        </table:table-row>
        <table:table-row table:style-name="ro2">
          <table:table-cell table:number-columns-repeated="2"/>
          <table:table-cell table:style-name="ce359" office:value-type="float" office:value="14" calcext:value-type="float">
            <text:p>14</text:p>
          </table:table-cell>
          <table:table-cell table:style-name="ce364" office:value-type="string" calcext:value-type="string">
            <text:p>Energy Dampener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0" calcext:value-type="float">
            <text:p>50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1"/>
        </table:table-row>
        <table:table-row table:style-name="ro2">
          <table:table-cell table:number-columns-repeated="2"/>
          <table:table-cell table:style-name="ce359" office:value-type="float" office:value="15" calcext:value-type="float">
            <text:p>15</text:p>
          </table:table-cell>
          <table:table-cell table:style-name="ce364" office:value-type="string" calcext:value-type="string">
            <text:p>Tachyon Detector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70" calcext:value-type="float">
            <text:p>70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2"/>
          <table:table-cell table:style-name="ce359" office:value-type="float" office:value="16" calcext:value-type="float">
            <text:p>16</text:p>
          </table:table-cell>
          <table:table-cell table:style-name="ce364" office:value-type="string" calcext:value-type="string">
            <text:p>Anti-Matter Generator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2" table:style-name="ce371" office:value-type="float" office:value="3" calcext:value-type="float">
            <text:p>3</text:p>
          </table:table-cell>
          <table:table-cell table:style-name="ce371" office:value-type="float" office:value="10" calcext:value-type="float">
            <text:p>10</text:p>
          </table:table-cell>
          <table:table-cell table:style-name="ce389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3"/>
        </table:table-row>
        <table:table-row table:style-name="ro2">
          <table:table-cell table:number-columns-repeated="2"/>
          <table:table-cell table:style-name="ce360" office:value-type="float" office:value="17" calcext:value-type="float">
            <text:p>17</text:p>
          </table:table-cell>
          <table:table-cell table:style-name="ce365" office:value-type="string" calcext:value-type="string">
            <text:p>Multi Function Pod&lt;MT&gt;</text:p>
          </table:table-cell>
          <table:table-cell table:style-name="ce372" office:value-type="float" office:value="11" calcext:value-type="float">
            <text:p>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1" calcext:value-type="float">
            <text:p>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1" calcext:value-type="float">
            <text:p>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5" calcext:value-type="float">
            <text:p>5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5" calcext:value-type="float">
            <text:p>5</text:p>
          </table:table-cell>
          <table:table-cell table:style-name="ce372" office:value-type="float" office:value="15" calcext:value-type="float">
            <text:p>15</text:p>
          </table:table-cell>
          <table:table-cell table:style-name="ce390"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358" office:value-type="string" calcext:value-type="string">
            <text:p>5=MECHANICAL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Colonization Module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number-columns-repeated="3" table:style-name="ce371" office:value-type="float" office:value="10" calcext:value-type="float">
            <text:p>10</text:p>
          </table:table-cell>
          <table:table-cell table:style-name="ce389"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9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Orbital Construction Module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20" calcext:value-type="float">
            <text:p>20</text:p>
          </table:table-cell>
          <table:table-cell table:number-columns-repeated="2" table:style-name="ce371" office:value-type="float" office:value="15" calcext:value-type="float">
            <text:p>15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0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Cargo Pod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0" calcext:value-type="float">
            <text:p>10</text:p>
          </table:table-cell>
          <table:table-cell table:style-name="ce389" office:value-type="float" office:value="5" calcext:value-type="float">
            <text:p>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Super Cargo Pod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5" calcext:value-type="float">
            <text:p>15</text:p>
          </table:table-cell>
          <table:table-cell table:style-name="ce389" office:value-type="float" office:value="7" calcext:value-type="float">
            <text:p>7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Fuel Tank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89" office:value-type="float" office:value="3" calcext:value-type="float">
            <text:p>3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Super Fuel Tank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4" calcext:value-type="float">
            <text:p>14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89" office:value-type="float" office:value="8" calcext:value-type="float">
            <text:p>8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Maneuvering Jet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10" calcext:value-type="float">
            <text:p>10</text:p>
          </table:table-cell>
          <table:table-cell table:style-name="ce389"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Overthruster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Beam Deflector</text:p>
          </table:table-cell>
          <table:table-cell table:number-columns-repeated="2" table:style-name="ce371" office:value-type="float" office:value="6" calcext:value-type="float">
            <text:p>6</text:p>
          </table:table-cell>
          <table:table-cell table:style-name="ce371" office:value-type="float" office:value="0" calcext:value-type="float">
            <text:p>0</text:p>
          </table:table-cell>
          <table:table-cell table:number-columns-repeated="2" table:style-name="ce371" office:value-type="float" office:value="6" calcext:value-type="float">
            <text:p>6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8" calcext:value-type="float">
            <text:p>8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0" calcext:value-type="float">
            <text:p>10</text:p>
          </table:table-cell>
          <table:table-cell table:style-name="ce364" office:value-type="string" calcext:value-type="string">
            <text:p>Multi Cargo Pod&lt;MT&gt;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25" calcext:value-type="float">
            <text:p>25</text:p>
          </table:table-cell>
          <table:table-cell table:style-name="ce389" office:value-type="float" office:value="9" calcext:value-type="float">
            <text:p>9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60" office:value-type="float" office:value="11" calcext:value-type="float">
            <text:p>11</text:p>
          </table:table-cell>
          <table:table-cell table:style-name="ce365" office:value-type="string" calcext:value-type="string">
            <text:p>Jump Gate&lt;MT&gt;</text:p>
          </table:table-cell>
          <table:table-cell table:style-name="ce372" office:value-type="float" office:value="16" calcext:value-type="float">
            <text:p>16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20" calcext:value-type="float">
            <text:p>20</text:p>
          </table:table-cell>
          <table:table-cell table:style-name="ce372" office:value-type="float" office:value="16" calcext:value-type="float">
            <text:p>16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50" calcext:value-type="float">
            <text:p>50</text:p>
          </table:table-cell>
          <table:table-cell table:style-name="ce372" office:value-type="float" office:value="40" calcext:value-type="float">
            <text:p>40</text:p>
          </table:table-cell>
          <table:table-cell table:style-name="ce390" office:value-type="float" office:value="10" calcext:value-type="float">
            <text:p>1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8" office:value-type="string" calcext:value-type="string">
            <text:p>6=MINE LAYERS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Mine Dispenser 40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45" calcext:value-type="float">
            <text:p>45</text:p>
          </table:table-cell>
          <table:table-cell table:style-name="ce389" office:value-type="float" office:value="25" calcext:value-type="float">
            <text:p>2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1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Mine Dispenser 50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55" calcext:value-type="float">
            <text:p>55</text:p>
          </table:table-cell>
          <table:table-cell table:style-name="ce389" office:value-type="float" office:value="30" calcext:value-type="float">
            <text:p>3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28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Mine Dispenser 80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65" calcext:value-type="float">
            <text:p>65</text:p>
          </table:table-cell>
          <table:table-cell table:style-name="ce389" office:value-type="float" office:value="30" calcext:value-type="float">
            <text:p>3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1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Mine Dispenser 13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8" calcext:value-type="float">
            <text:p>18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80" calcext:value-type="float">
            <text:p>80</text:p>
          </table:table-cell>
          <table:table-cell table:style-name="ce389" office:value-type="float" office:value="30" calcext:value-type="float">
            <text:p>3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1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Heavy Dispenser 50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50" calcext:value-type="float">
            <text:p>50</text:p>
          </table:table-cell>
          <table:table-cell table:style-name="ce389" office:value-type="float" office:value="10" calcext:value-type="float">
            <text:p>1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1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Heavy Dispenser 110</text:p>
          </table:table-cell>
          <table:table-cell table:style-name="ce371" office:value-type="float" office:value="9" calcext:value-type="float">
            <text:p>9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70" calcext:value-type="float">
            <text:p>70</text:p>
          </table:table-cell>
          <table:table-cell table:style-name="ce389"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1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Heavy Dispenser 200</text:p>
          </table:table-cell>
          <table:table-cell table:style-name="ce371" office:value-type="float" office:value="14" calcext:value-type="float">
            <text:p>14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45" calcext:value-type="float">
            <text:p>45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90" calcext:value-type="float">
            <text:p>90</text:p>
          </table:table-cell>
          <table:table-cell table:style-name="ce389"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1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Speed Trap 2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60" calcext:value-type="float">
            <text:p>60</text:p>
          </table:table-cell>
          <table:table-cell table:style-name="ce389" office:value-type="float" office:value="100" calcext:value-type="float">
            <text:p>100</text:p>
          </table:table-cell>
          <table:table-cell table:number-columns-repeated="6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231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Speed Trap 3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32" calcext:value-type="float">
            <text:p>3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72" calcext:value-type="float">
            <text:p>72</text:p>
          </table:table-cell>
          <table:table-cell table:style-name="ce389" office:value-type="float" office:value="135" calcext:value-type="float">
            <text:p>13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1"/>
        </table:table-row>
        <table:table-row table:style-name="ro2">
          <table:table-cell table:number-columns-repeated="2"/>
          <table:table-cell table:style-name="ce360" office:value-type="float" office:value="10" calcext:value-type="float">
            <text:p>10</text:p>
          </table:table-cell>
          <table:table-cell table:style-name="ce365" office:value-type="string" calcext:value-type="string">
            <text:p>Speed Trap 5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5" calcext:value-type="float">
            <text:p>5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1" calcext:value-type="float">
            <text:p>11</text:p>
          </table:table-cell>
          <table:table-cell table:style-name="ce372" office:value-type="float" office:value="40" calcext:value-type="float">
            <text:p>4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5" calcext:value-type="float">
            <text:p>15</text:p>
          </table:table-cell>
          <table:table-cell table:style-name="ce372" office:value-type="float" office:value="80" calcext:value-type="float">
            <text:p>80</text:p>
          </table:table-cell>
          <table:table-cell table:style-name="ce390" office:value-type="float" office:value="140" calcext:value-type="float">
            <text:p>14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1"/>
        </table:table-row>
        <table:table-row table:style-name="ro2">
          <table:table-cell table:number-columns-repeated="2"/>
          <table:table-cell table:style-name="ce358" office:value-type="string" calcext:value-type="string">
            <text:p>7=MINING ROBOTS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Robo-Midget Miner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50" calcext:value-type="float">
            <text:p>50</text:p>
          </table:table-cell>
          <table:table-cell table:style-name="ce389" office:value-type="float" office:value="80" calcext:value-type="float">
            <text:p>8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27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Robo-Mini-Min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100" calcext:value-type="float">
            <text:p>100</text:p>
          </table:table-cell>
          <table:table-cell table:style-name="ce389" office:value-type="float" office:value="240" calcext:value-type="float">
            <text:p>24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Robo-Min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100" calcext:value-type="float">
            <text:p>100</text:p>
          </table:table-cell>
          <table:table-cell table:style-name="ce389" office:value-type="float" office:value="240" calcext:value-type="float">
            <text:p>24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Robo-Maxi-Min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100" calcext:value-type="float">
            <text:p>100</text:p>
          </table:table-cell>
          <table:table-cell table:style-name="ce389" office:value-type="float" office:value="240" calcext:value-type="float">
            <text:p>24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Robo-Super Min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100" calcext:value-type="float">
            <text:p>100</text:p>
          </table:table-cell>
          <table:table-cell table:style-name="ce389" office:value-type="float" office:value="240" calcext:value-type="float">
            <text:p>24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Robo-Ultra-Miner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50" calcext:value-type="float">
            <text:p>50</text:p>
          </table:table-cell>
          <table:table-cell table:style-name="ce389" office:value-type="float" office:value="80" calcext:value-type="float">
            <text:p>8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27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Orbital Adjuster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3" table:style-name="ce371" office:value-type="float" office:value="25" calcext:value-type="float">
            <text:p>25</text:p>
          </table:table-cell>
          <table:table-cell table:style-name="ce371" office:value-type="float" office:value="50" calcext:value-type="float">
            <text:p>50</text:p>
          </table:table-cell>
          <table:table-cell table:style-name="ce389" office:value-type="float" office:value="80" calcext:value-type="float">
            <text:p>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8"/>
        </table:table-row>
        <table:table-row table:style-name="ro2">
          <table:table-cell table:number-columns-repeated="2"/>
          <table:table-cell table:style-name="ce360" office:value-type="float" office:value="8" calcext:value-type="float">
            <text:p>8</text:p>
          </table:table-cell>
          <table:table-cell table:style-name="ce365" office:value-type="string" calcext:value-type="string">
            <text:p>Alien Miner&lt;MT&gt;</text:p>
          </table:table-cell>
          <table:table-cell table:style-name="ce372" office:value-type="float" office:value="5" calcext:value-type="float">
            <text:p>5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0" calcext:value-type="float">
            <text:p>10</text:p>
          </table:table-cell>
          <table:table-cell table:number-columns-repeated="2" table:style-name="ce372" office:value-type="float" office:value="5" calcext:value-type="float">
            <text:p>5</text:p>
          </table:table-cell>
          <table:table-cell table:style-name="ce372" office:value-type="float" office:value="8" calcext:value-type="float">
            <text:p>8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2" calcext:value-type="float">
            <text:p>2</text:p>
          </table:table-cell>
          <table:table-cell table:style-name="ce372" office:value-type="float" office:value="20" calcext:value-type="float">
            <text:p>20</text:p>
          </table:table-cell>
          <table:table-cell table:style-name="ce390" office:value-type="float" office:value="20" calcext:value-type="float">
            <text:p>20</text:p>
          </table:table-cell>
          <table:table-cell office:value-type="float" office:value="0.125" calcext:value-type="float">
            <text:p>0,125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358" office:value-type="string" calcext:value-type="string">
            <text:p>8=ORBITALS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88" office:value-type="string" calcext:value-type="string">
            <text:p>Res</text:p>
          </table:table-cell>
          <table:table-cell table:style-name="ce348"/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Stargate 100/25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number-columns-repeated="2" table:style-name="ce371" office:value-type="float" office:value="5" calcext:value-type="float">
            <text:p>5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0" calcext:value-type="float">
            <text:p>100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400" calcext:value-type="float">
            <text:p>400</text:p>
          </table:table-cell>
          <table:table-cell table:style-name="ce348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6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Stargate any/30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0" calcext:value-type="float">
            <text:p>100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500" calcext:value-type="float">
            <text:p>500</text:p>
          </table:table-cell>
          <table:table-cell table:style-name="ce348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3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Stargate 150/60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7" calcext:value-type="float">
            <text:p>7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0" calcext:value-type="float">
            <text:p>100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1000" calcext:value-type="float">
            <text:p>1000</text:p>
          </table:table-cell>
          <table:table-cell table:style-name="ce348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6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Stargate 300/50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13" calcext:value-type="float">
            <text:p>13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0" calcext:value-type="float">
            <text:p>100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1200" calcext:value-type="float">
            <text:p>1200</text:p>
          </table:table-cell>
          <table:table-cell table:style-name="ce348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6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Stargate 100/any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2" calcext:value-type="float">
            <text:p>12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0" calcext:value-type="float">
            <text:p>100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1400" calcext:value-type="float">
            <text:p>1400</text:p>
          </table:table-cell>
          <table:table-cell table:style-name="ce348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3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Stargate any/80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8" calcext:value-type="float">
            <text:p>18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0" calcext:value-type="float">
            <text:p>100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1400" calcext:value-type="float">
            <text:p>1400</text:p>
          </table:table-cell>
          <table:table-cell table:style-name="ce348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3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Stargate any/any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9" calcext:value-type="float">
            <text:p>19</text:p>
          </table:table-cell>
          <table:table-cell table:style-name="ce371" office:value-type="float" office:value="24" calcext:value-type="float">
            <text:p>24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0" calcext:value-type="float">
            <text:p>100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1600" calcext:value-type="float">
            <text:p>1600</text:p>
          </table:table-cell>
          <table:table-cell table:style-name="ce348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3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Mass Driver 5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48" calcext:value-type="float">
            <text:p>48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140" calcext:value-type="float">
            <text:p>140</text:p>
          </table:table-cell>
          <table:table-cell table:style-name="ce348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2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Mass Driver 6</text:p>
          </table:table-cell>
          <table:table-cell table:style-name="ce371" office:value-type="float" office:value="7" calcext:value-type="float">
            <text:p>7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48" calcext:value-type="float">
            <text:p>48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288" calcext:value-type="float">
            <text:p>288</text:p>
          </table:table-cell>
          <table:table-cell table:style-name="ce348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2"/>
        </table:table-row>
        <table:table-row table:style-name="ro2">
          <table:table-cell table:number-columns-repeated="2"/>
          <table:table-cell table:style-name="ce359" office:value-type="float" office:value="10" calcext:value-type="float">
            <text:p>10</text:p>
          </table:table-cell>
          <table:table-cell table:style-name="ce364" office:value-type="string" calcext:value-type="string">
            <text:p>Mass Driver 7</text:p>
          </table:table-cell>
          <table:table-cell table:style-name="ce371" office:value-type="float" office:value="9" calcext:value-type="float">
            <text:p>9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number-columns-repeated="3" table:style-name="ce371" office:value-type="float" office:value="200" calcext:value-type="float">
            <text:p>200</text:p>
          </table:table-cell>
          <table:table-cell table:style-name="ce389" office:value-type="float" office:value="1024" calcext:value-type="float">
            <text:p>1024</text:p>
          </table:table-cell>
          <table:table-cell table:style-name="ce348"/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1" calcext:value-type="float">
            <text:p>11</text:p>
          </table:table-cell>
          <table:table-cell table:style-name="ce364" office:value-type="string" calcext:value-type="string">
            <text:p>Super Driver 8</text:p>
          </table:table-cell>
          <table:table-cell table:style-name="ce371" office:value-type="float" office:value="11" calcext:value-type="float">
            <text:p>11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48" calcext:value-type="float">
            <text:p>48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512" calcext:value-type="float">
            <text:p>512</text:p>
          </table:table-cell>
          <table:table-cell table:style-name="ce348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2"/>
        </table:table-row>
        <table:table-row table:style-name="ro2">
          <table:table-cell table:number-columns-repeated="2"/>
          <table:table-cell table:style-name="ce359" office:value-type="float" office:value="12" calcext:value-type="float">
            <text:p>12</text:p>
          </table:table-cell>
          <table:table-cell table:style-name="ce364" office:value-type="string" calcext:value-type="string">
            <text:p>Super Driver 9</text:p>
          </table:table-cell>
          <table:table-cell table:style-name="ce371" office:value-type="float" office:value="13" calcext:value-type="float">
            <text:p>13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48" calcext:value-type="float">
            <text:p>48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648" calcext:value-type="float">
            <text:p>648</text:p>
          </table:table-cell>
          <table:table-cell table:style-name="ce348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2"/>
        </table:table-row>
        <table:table-row table:style-name="ro2">
          <table:table-cell table:number-columns-repeated="2"/>
          <table:table-cell table:style-name="ce359" office:value-type="float" office:value="13" calcext:value-type="float">
            <text:p>13</text:p>
          </table:table-cell>
          <table:table-cell table:style-name="ce364" office:value-type="string" calcext:value-type="string">
            <text:p>Ultra Driver 10</text:p>
          </table:table-cell>
          <table:table-cell table:style-name="ce371" office:value-type="float" office:value="15" calcext:value-type="float">
            <text:p>15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number-columns-repeated="3" table:style-name="ce371" office:value-type="float" office:value="200" calcext:value-type="float">
            <text:p>200</text:p>
          </table:table-cell>
          <table:table-cell table:style-name="ce389" office:value-type="float" office:value="1936" calcext:value-type="float">
            <text:p>1936</text:p>
          </table:table-cell>
          <table:table-cell table:style-name="ce348"/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4" calcext:value-type="float">
            <text:p>14</text:p>
          </table:table-cell>
          <table:table-cell table:style-name="ce364" office:value-type="string" calcext:value-type="string">
            <text:p>Ultra Driver 11</text:p>
          </table:table-cell>
          <table:table-cell table:style-name="ce371" office:value-type="float" office:value="17" calcext:value-type="float">
            <text:p>17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48" calcext:value-type="float">
            <text:p>48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968" calcext:value-type="float">
            <text:p>968</text:p>
          </table:table-cell>
          <table:table-cell table:style-name="ce348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2"/>
        </table:table-row>
        <table:table-row table:style-name="ro2">
          <table:table-cell table:number-columns-repeated="2"/>
          <table:table-cell table:style-name="ce359" office:value-type="float" office:value="15" calcext:value-type="float">
            <text:p>15</text:p>
          </table:table-cell>
          <table:table-cell table:style-name="ce364" office:value-type="string" calcext:value-type="string">
            <text:p>Ultra Driver 12</text:p>
          </table:table-cell>
          <table:table-cell table:style-name="ce371" office:value-type="float" office:value="20" calcext:value-type="float">
            <text:p>20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48" calcext:value-type="float">
            <text:p>48</text:p>
          </table:table-cell>
          <table:table-cell table:number-columns-repeated="2" table:style-name="ce371" office:value-type="float" office:value="40" calcext:value-type="float">
            <text:p>40</text:p>
          </table:table-cell>
          <table:table-cell table:style-name="ce389" office:value-type="float" office:value="1152" calcext:value-type="float">
            <text:p>1152</text:p>
          </table:table-cell>
          <table:table-cell table:style-name="ce348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2"/>
        </table:table-row>
        <table:table-row table:style-name="ro2">
          <table:table-cell table:number-columns-repeated="2"/>
          <table:table-cell table:style-name="ce360" office:value-type="float" office:value="16" calcext:value-type="float">
            <text:p>16</text:p>
          </table:table-cell>
          <table:table-cell table:style-name="ce365" office:value-type="string" calcext:value-type="string">
            <text:p>Ultra Driver 13</text:p>
          </table:table-cell>
          <table:table-cell table:style-name="ce372" office:value-type="float" office:value="24" calcext:value-type="float">
            <text:p>24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372" office:value-type="float" office:value="48" calcext:value-type="float">
            <text:p>48</text:p>
          </table:table-cell>
          <table:table-cell table:number-columns-repeated="2" table:style-name="ce372" office:value-type="float" office:value="40" calcext:value-type="float">
            <text:p>40</text:p>
          </table:table-cell>
          <table:table-cell table:style-name="ce390" office:value-type="float" office:value="1352" calcext:value-type="float">
            <text:p>1352</text:p>
          </table:table-cell>
          <table:table-cell table:style-name="ce348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2"/>
        </table:table-row>
        <table:table-row table:style-name="ro2">
          <table:table-cell table:number-columns-repeated="2"/>
          <table:table-cell table:style-name="ce358" office:value-type="string" calcext:value-type="string">
            <text:p>9=SCANNERS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Bat Scanner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0" calcext:value-type="float">
            <text:p>0</text:p>
          </table:table-cell>
          <table:table-cell table:number-columns-repeated="2" table:style-name="ce371" office:value-type="float" office:value="1" calcext:value-type="float">
            <text:p>1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Rhino Scanner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" calcext:value-type="float">
            <text:p>3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Mole Scanner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9" calcext:value-type="float">
            <text:p>9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DNA Scanner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3" table:style-name="ce371" office:value-type="float" office:value="1" calcext:value-type="float">
            <text:p>1</text:p>
          </table:table-cell>
          <table:table-cell table:style-name="ce371" office:value-type="float" office:value="5" calcext:value-type="float">
            <text:p>5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Possum Scanner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18" calcext:value-type="float">
            <text:p>18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Pick Pocket Scanner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number-columns-repeated="2" table:style-name="ce371" office:value-type="float" office:value="4" calcext:value-type="float">
            <text:p>4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35" calcext:value-type="float">
            <text:p>35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0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Chameleon Scanner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25" calcext:value-type="float">
            <text:p>25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0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Ferret Scanner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number-columns-repeated="2" table:style-name="ce371" office:value-type="float" office:value="2" calcext:value-type="float">
            <text:p>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36" calcext:value-type="float">
            <text:p>36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4"/>
          <table:table-cell table:style-name="ce363" table:number-columns-repeated="2"/>
          <table:table-cell table:style-name="ce370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Dolphin Scanner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2" table:style-name="ce371" office:value-type="float" office:value="5" calcext:value-type="float">
            <text:p>5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40" calcext:value-type="float">
            <text:p>40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359" office:value-type="float" office:value="10" calcext:value-type="float">
            <text:p>10</text:p>
          </table:table-cell>
          <table:table-cell table:style-name="ce364" office:value-type="string" calcext:value-type="string">
            <text:p>Gazelle Scanner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24" calcext:value-type="float">
            <text:p>24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1" calcext:value-type="float">
            <text:p>11</text:p>
          </table:table-cell>
          <table:table-cell table:style-name="ce364" office:value-type="string" calcext:value-type="string">
            <text:p>RNA Scanner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2" table:style-name="ce371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2" calcext:value-type="float">
            <text:p>12</text:p>
          </table:table-cell>
          <table:table-cell table:style-name="ce364" office:value-type="string" calcext:value-type="string">
            <text:p>Cheetah Scanner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50" calcext:value-type="float">
            <text:p>50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3" calcext:value-type="float">
            <text:p>13</text:p>
          </table:table-cell>
          <table:table-cell table:style-name="ce364" office:value-type="string" calcext:value-type="string">
            <text:p>Elephant Scanner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70" calcext:value-type="float">
            <text:p>70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359" office:value-type="float" office:value="14" calcext:value-type="float">
            <text:p>14</text:p>
          </table:table-cell>
          <table:table-cell table:style-name="ce364" office:value-type="string" calcext:value-type="string">
            <text:p>Eagle Eye Scanner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21" calcext:value-type="float">
            <text:p>21</text:p>
          </table:table-cell>
          <table:table-cell table:style-name="ce371" office:value-type="float" office:value="64" calcext:value-type="float">
            <text:p>64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5" calcext:value-type="float">
            <text:p>15</text:p>
          </table:table-cell>
          <table:table-cell table:style-name="ce364" office:value-type="string" calcext:value-type="string">
            <text:p>Robber Baron Scanner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number-columns-repeated="4" table:style-name="ce371" office:value-type="float" office:value="10" calcext:value-type="float">
            <text:p>10</text:p>
          </table:table-cell>
          <table:table-cell table:style-name="ce371" office:value-type="float" office:value="90" calcext:value-type="float">
            <text:p>90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0"/>
        </table:table-row>
        <table:table-row table:style-name="ro2">
          <table:table-cell table:number-columns-repeated="2"/>
          <table:table-cell table:style-name="ce360" office:value-type="float" office:value="16" calcext:value-type="float">
            <text:p>16</text:p>
          </table:table-cell>
          <table:table-cell table:style-name="ce365" office:value-type="string" calcext:value-type="string">
            <text:p>Peerless Scanner</text:p>
          </table:table-cell>
          <table:table-cell table:style-name="ce372" office:value-type="float" office:value="7" calcext:value-type="float">
            <text:p>7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24" calcext:value-type="float">
            <text:p>24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3" calcext:value-type="float">
            <text:p>3</text:p>
          </table:table-cell>
          <table:table-cell table:style-name="ce372" office:value-type="float" office:value="2" calcext:value-type="float">
            <text:p>2</text:p>
          </table:table-cell>
          <table:table-cell table:style-name="ce372" office:value-type="float" office:value="30" calcext:value-type="float">
            <text:p>30</text:p>
          </table:table-cell>
          <table:table-cell table:style-name="ce372" office:value-type="float" office:value="90" calcext:value-type="float">
            <text:p>90</text:p>
          </table:table-cell>
          <table:table-cell table:style-name="ce390" office:value-type="float" office:value="2" calcext:value-type="float">
            <text:p>2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8" office:value-type="string" calcext:value-type="string">
            <text:p>10=SHIELDS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Mole-skin Shield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4" calcext:value-type="float">
            <text:p>4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Cow-hide Shield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5" calcext:value-type="float">
            <text:p>5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Wolverine Diffuse Shield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6" calcext:value-type="float">
            <text:p>6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Croby Sharmor</text:p>
          </table:table-cell>
          <table:table-cell table:style-name="ce371" office:value-type="float" office:value="7" calcext:value-type="float">
            <text:p>7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1" office:value-type="float" office:value="7" calcext:value-type="float">
            <text:p>7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15" calcext:value-type="float">
            <text:p>15</text:p>
          </table:table-cell>
          <table:table-cell table:style-name="ce389"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Shadow Shield</text:p>
          </table:table-cell>
          <table:table-cell table:style-name="ce371" office:value-type="float" office:value="7" calcext:value-type="float">
            <text:p>7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3" calcext:value-type="float">
            <text:p>3</text:p>
          </table:table-cell>
          <table:table-cell table:style-name="ce371" office:value-type="float" office:value="7" calcext:value-type="float">
            <text:p>7</text:p>
          </table:table-cell>
          <table:table-cell table:style-name="ce389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0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Bear Neutrino Barrier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8" calcext:value-type="float">
            <text:p>8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Gorilla Delagator</text:p>
          </table:table-cell>
          <table:table-cell table:style-name="ce371" office:value-type="float" office:value="14" calcext:value-type="float">
            <text:p>14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11" calcext:value-type="float">
            <text:p>11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Elephant Hide Fortress</text:p>
          </table:table-cell>
          <table:table-cell table:style-name="ce371" office:value-type="float" office:value="18" calcext:value-type="float">
            <text:p>18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15" calcext:value-type="float">
            <text:p>15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Complete Phase Shield</text:p>
          </table:table-cell>
          <table:table-cell table:style-name="ce371" office:value-type="float" office:value="22" calcext:value-type="float">
            <text:p>22</text:p>
          </table:table-cell>
          <table:table-cell table:number-columns-repeated="5"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5" calcext:value-type="float">
            <text:p>15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1" calcext:value-type="float">
            <text:p>1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60" office:value-type="float" office:value="10" calcext:value-type="float">
            <text:p>10</text:p>
          </table:table-cell>
          <table:table-cell table:style-name="ce365" office:value-type="string" calcext:value-type="string">
            <text:p>Langston Shell&lt;MT&gt;</text:p>
          </table:table-cell>
          <table:table-cell table:style-name="ce372" office:value-type="float" office:value="12" calcext:value-type="float">
            <text:p>12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9" calcext:value-type="float">
            <text:p>9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9" calcext:value-type="float">
            <text:p>9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0" calcext:value-type="float">
            <text:p>10</text:p>
          </table:table-cell>
          <table:table-cell table:style-name="ce372" office:value-type="float" office:value="2" calcext:value-type="float">
            <text:p>2</text:p>
          </table:table-cell>
          <table:table-cell table:style-name="ce372" office:value-type="float" office:value="6" calcext:value-type="float">
            <text:p>6</text:p>
          </table:table-cell>
          <table:table-cell table:style-name="ce372" office:value-type="float" office:value="20" calcext:value-type="float">
            <text:p>20</text:p>
          </table:table-cell>
          <table:table-cell table:style-name="ce390" office:value-type="float" office:value="10" calcext:value-type="float">
            <text:p>10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8" office:value-type="string" calcext:value-type="string">
            <text:p>11=TORPEDO/MISSILE WEAPONS</text:p>
          </table:table-cell>
          <table:table-cell table:style-name="ce363"/>
          <table:table-cell table:style-name="ce370" office:value-type="string" calcext:value-type="string">
            <text:p>Energy</text:p>
          </table:table-cell>
          <table:table-cell table:style-name="ce370" office:value-type="string" calcext:value-type="string">
            <text:p>Weap</text:p>
          </table:table-cell>
          <table:table-cell table:style-name="ce370" office:value-type="string" calcext:value-type="string">
            <text:p>Prop</text:p>
          </table:table-cell>
          <table:table-cell table:style-name="ce370" office:value-type="string" calcext:value-type="string">
            <text:p>Con</text:p>
          </table:table-cell>
          <table:table-cell table:style-name="ce370" office:value-type="string" calcext:value-type="string">
            <text:p>Elect</text:p>
          </table:table-cell>
          <table:table-cell table:style-name="ce370" office:value-type="string" calcext:value-type="string">
            <text:p>Bio</text:p>
          </table:table-cell>
          <table:table-cell table:style-name="ce370" office:value-type="string" calcext:value-type="string">
            <text:p>Iron</text:p>
          </table:table-cell>
          <table:table-cell table:style-name="ce370" office:value-type="string" calcext:value-type="string">
            <text:p>Bora</text:p>
          </table:table-cell>
          <table:table-cell table:style-name="ce370" office:value-type="string" calcext:value-type="string">
            <text:p>Germ</text:p>
          </table:table-cell>
          <table:table-cell table:style-name="ce370" office:value-type="string" calcext:value-type="string">
            <text:p>Res</text:p>
          </table:table-cell>
          <table:table-cell table:style-name="ce388" office:value-type="string" calcext:value-type="string">
            <text:p>Mass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" calcext:value-type="float">
            <text:p>1</text:p>
          </table:table-cell>
          <table:table-cell table:style-name="ce364" office:value-type="string" calcext:value-type="string">
            <text:p>Alpha Torpedo</text:p>
          </table:table-cell>
          <table:table-cell table:number-columns-repeated="6" table:style-name="ce371" office:value-type="float" office:value="0" calcext:value-type="float">
            <text:p>0</text:p>
          </table:table-cell>
          <table:table-cell table:style-name="ce371" office:value-type="float" office:value="9" calcext:value-type="float">
            <text:p>9</text:p>
          </table:table-cell>
          <table:table-cell table:number-columns-repeated="2" table:style-name="ce371" office:value-type="float" office:value="3" calcext:value-type="float">
            <text:p>3</text:p>
          </table:table-cell>
          <table:table-cell table:style-name="ce371" office:value-type="float" office:value="5" calcext:value-type="float">
            <text:p>5</text:p>
          </table:table-cell>
          <table:table-cell table:style-name="ce389" office:value-type="float" office:value="25" calcext:value-type="float">
            <text:p>2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2" calcext:value-type="float">
            <text:p>2</text:p>
          </table:table-cell>
          <table:table-cell table:style-name="ce364" office:value-type="string" calcext:value-type="string">
            <text:p>Beta Torpedo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18" calcext:value-type="float">
            <text:p>18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float" office:value="6" calcext:value-type="float">
            <text:p>6</text:p>
          </table:table-cell>
          <table:table-cell table:style-name="ce389" office:value-type="float" office:value="25" calcext:value-type="float">
            <text:p>2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3" calcext:value-type="float">
            <text:p>3</text:p>
          </table:table-cell>
          <table:table-cell table:style-name="ce364" office:value-type="string" calcext:value-type="string">
            <text:p>Delta Torpedo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22" calcext:value-type="float">
            <text:p>22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5" calcext:value-type="float">
            <text:p>5</text:p>
          </table:table-cell>
          <table:table-cell table:style-name="ce371" office:value-type="float" office:value="8" calcext:value-type="float">
            <text:p>8</text:p>
          </table:table-cell>
          <table:table-cell table:style-name="ce389" office:value-type="float" office:value="25" calcext:value-type="float">
            <text:p>2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4" calcext:value-type="float">
            <text:p>4</text:p>
          </table:table-cell>
          <table:table-cell table:style-name="ce364" office:value-type="string" calcext:value-type="string">
            <text:p>Epsilon Torpedo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3" calcext:value-type="float">
            <text:p>3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30" calcext:value-type="float">
            <text:p>30</text:p>
          </table:table-cell>
          <table:table-cell table:style-name="ce371" office:value-type="float" office:value="10" calcext:value-type="float">
            <text:p>10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10" calcext:value-type="float">
            <text:p>10</text:p>
          </table:table-cell>
          <table:table-cell table:style-name="ce389" office:value-type="float" office:value="25" calcext:value-type="float">
            <text:p>2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5" calcext:value-type="float">
            <text:p>5</text:p>
          </table:table-cell>
          <table:table-cell table:style-name="ce364" office:value-type="string" calcext:value-type="string">
            <text:p>Rho Torpedo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8" calcext:value-type="float">
            <text:p>18</text:p>
          </table:table-cell>
          <table:table-cell table:style-name="ce371" office:value-type="float" office:value="4" calcext:value-type="float">
            <text:p>4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34" calcext:value-type="float">
            <text:p>34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8" calcext:value-type="float">
            <text:p>8</text:p>
          </table:table-cell>
          <table:table-cell table:style-name="ce371" office:value-type="float" office:value="12" calcext:value-type="float">
            <text:p>12</text:p>
          </table:table-cell>
          <table:table-cell table:style-name="ce389" office:value-type="float" office:value="25" calcext:value-type="float">
            <text:p>2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6" calcext:value-type="float">
            <text:p>6</text:p>
          </table:table-cell>
          <table:table-cell table:style-name="ce364" office:value-type="string" calcext:value-type="string">
            <text:p>Upsilon Torpedo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2" calcext:value-type="float">
            <text:p>22</text:p>
          </table:table-cell>
          <table:table-cell table:style-name="ce371" office:value-type="float" office:value="5" calcext:value-type="float">
            <text:p>5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40" calcext:value-type="float">
            <text:p>40</text:p>
          </table:table-cell>
          <table:table-cell table:style-name="ce371" office:value-type="float" office:value="14" calcext:value-type="float">
            <text:p>14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15" calcext:value-type="float">
            <text:p>15</text:p>
          </table:table-cell>
          <table:table-cell table:style-name="ce389" office:value-type="float" office:value="25" calcext:value-type="float">
            <text:p>2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7" calcext:value-type="float">
            <text:p>7</text:p>
          </table:table-cell>
          <table:table-cell table:style-name="ce364" office:value-type="string" calcext:value-type="string">
            <text:p>Omega Torpedo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6" calcext:value-type="float">
            <text:p>26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52" calcext:value-type="float">
            <text:p>52</text:p>
          </table:table-cell>
          <table:table-cell table:style-name="ce371" office:value-type="float" office:value="18" calcext:value-type="float">
            <text:p>18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18" calcext:value-type="float">
            <text:p>18</text:p>
          </table:table-cell>
          <table:table-cell table:style-name="ce389" office:value-type="float" office:value="25" calcext:value-type="float">
            <text:p>2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8" calcext:value-type="float">
            <text:p>8</text:p>
          </table:table-cell>
          <table:table-cell table:style-name="ce364" office:value-type="string" calcext:value-type="string">
            <text:p>Jihad Missile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2" calcext:value-type="float">
            <text:p>12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37" calcext:value-type="float">
            <text:p>37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9" calcext:value-type="float">
            <text:p>9</text:p>
          </table:table-cell>
          <table:table-cell table:style-name="ce371" office:value-type="float" office:value="13" calcext:value-type="float">
            <text:p>13</text:p>
          </table:table-cell>
          <table:table-cell table:style-name="ce389" office:value-type="float" office:value="25" calcext:value-type="float">
            <text:p>2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9" calcext:value-type="float">
            <text:p>9</text:p>
          </table:table-cell>
          <table:table-cell table:style-name="ce364" office:value-type="string" calcext:value-type="string">
            <text:p>Juggernaut Missile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8" calcext:value-type="float">
            <text:p>8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48" calcext:value-type="float">
            <text:p>48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11" calcext:value-type="float">
            <text:p>11</text:p>
          </table:table-cell>
          <table:table-cell table:style-name="ce371" office:value-type="float" office:value="16" calcext:value-type="float">
            <text:p>16</text:p>
          </table:table-cell>
          <table:table-cell table:style-name="ce389" office:value-type="float" office:value="35" calcext:value-type="float">
            <text:p>3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0" calcext:value-type="float">
            <text:p>10</text:p>
          </table:table-cell>
          <table:table-cell table:style-name="ce364" office:value-type="string" calcext:value-type="string">
            <text:p>Doomsday Missile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60" calcext:value-type="float">
            <text:p>60</text:p>
          </table:table-cell>
          <table:table-cell table:style-name="ce371" office:value-type="float" office:value="20" calcext:value-type="float">
            <text:p>20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20" calcext:value-type="float">
            <text:p>20</text:p>
          </table:table-cell>
          <table:table-cell table:style-name="ce389" office:value-type="float" office:value="35" calcext:value-type="float">
            <text:p>3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59" office:value-type="float" office:value="11" calcext:value-type="float">
            <text:p>11</text:p>
          </table:table-cell>
          <table:table-cell table:style-name="ce364" office:value-type="string" calcext:value-type="string">
            <text:p>Armageddon Missile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10" calcext:value-type="float">
            <text:p>10</text:p>
          </table:table-cell>
          <table:table-cell table:number-columns-repeated="3" table:style-name="ce371" office:value-type="float" office:value="0" calcext:value-type="float">
            <text:p>0</text:p>
          </table:table-cell>
          <table:table-cell table:style-name="ce371" office:value-type="float" office:value="67" calcext:value-type="float">
            <text:p>67</text:p>
          </table:table-cell>
          <table:table-cell table:style-name="ce371" office:value-type="float" office:value="23" calcext:value-type="float">
            <text:p>23</text:p>
          </table:table-cell>
          <table:table-cell table:style-name="ce371" office:value-type="float" office:value="16" calcext:value-type="float">
            <text:p>16</text:p>
          </table:table-cell>
          <table:table-cell table:style-name="ce371" office:value-type="float" office:value="24" calcext:value-type="float">
            <text:p>24</text:p>
          </table:table-cell>
          <table:table-cell table:style-name="ce389" office:value-type="float" office:value="35" calcext:value-type="float">
            <text:p>35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360" office:value-type="float" office:value="12" calcext:value-type="float">
            <text:p>12</text:p>
          </table:table-cell>
          <table:table-cell table:style-name="ce365" office:value-type="string" calcext:value-type="string">
            <text:p>Anti-Matter Torpedo&lt;MT&gt;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1" calcext:value-type="float">
            <text:p>11</text:p>
          </table:table-cell>
          <table:table-cell table:style-name="ce372" office:value-type="float" office:value="12" calcext:value-type="float">
            <text:p>12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21" calcext:value-type="float">
            <text:p>21</text:p>
          </table:table-cell>
          <table:table-cell table:style-name="ce372" office:value-type="float" office:value="3" calcext:value-type="float">
            <text:p>3</text:p>
          </table:table-cell>
          <table:table-cell table:style-name="ce372" office:value-type="float" office:value="8" calcext:value-type="float">
            <text:p>8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50" calcext:value-type="float">
            <text:p>50</text:p>
          </table:table-cell>
          <table:table-cell table:style-name="ce390" office:value-type="float" office:value="8" calcext:value-type="float">
            <text:p>8</text:p>
          </table:table-cell>
          <table:table-cell table:number-columns-repeated="242"/>
        </table:table-row>
        <table:table-row table:style-name="ro2" table:number-rows-repeated="1048322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XLS History" table:style-name="ta15">
        <table:table-column table:style-name="co7" table:default-cell-style-name="ce395"/>
        <table:table-column table:style-name="co39" table:default-cell-style-name="ce11"/>
        <table:table-column table:style-name="co3" table:number-columns-repeated="62" table:default-cell-style-name="Default"/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ang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.20</text:p>
          </table:table-cell>
          <table:table-cell office:value-type="string" calcext:value-type="string">
            <text:p>Movement: Renamed from Warp Speed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Movement: Reformatted Fuel Gain table and corrected formula</text:p>
          </table:table-cell>
          <table:table-cell table:style-name="ce11" office:value-type="string" calcext:value-type="string">
            <text:p>Thanks to Bill Butler for corrected formula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Movement: Added Fuel Usage Estimator (there and back)</text:p>
          </table:table-cell>
          <table:table-cell table:style-name="ce11" office:value-type="string" calcext:value-type="string">
            <text:p>Thanks to Brett Clearwaters for realistic formula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Movement: Added Overgating Damage</text:p>
          </table:table-cell>
          <table:table-cell table:style-name="ce11" office:value-type="string" calcext:value-type="string">
            <text:p>Thanks to Bill Butler and Scoop (and partial to me) for formula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Packets: Renamed from Mineral Packets (Name shortening)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lony: Renamed from Planet Growth (Name shortening)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lony: Adding missing Msg Formulas and Resource Reduction</text:p>
          </table:table-cell>
          <table:table-cell table:style-name="ce11" office:value-type="string" calcext:value-type="string">
            <text:p>Thanks to Jim Oly for spotting the omission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abitability: Changed to entering of environmental data instead of clicks</text:p>
          </table:table-cell>
          <table:table-cell table:style-name="ce11" office:value-type="string" calcext:value-type="string">
            <text:p>Thanks to suggestion by Daniel Terhark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esearch: Renamed from Tech Research (Name shortening)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Alternate Reality: Allowed for 25% minimum effective planet valu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Alternate Reality: Added handling of NA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Build Cost: Added Battle Speed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Build Cost: Added Racial Requirements (also catches illegal designs)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XLS History: Put newer items on top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.10</text:p>
          </table:table-cell>
          <table:table-cell office:value-type="string" calcext:value-type="string">
            <text:p>Tech Trade: Corrected Chance of Tech Level/Event Formula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Tech Trade: Narrowed most columns widths for lower-resolution viewing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Planet Growth: Changed method of handling partial factories and mine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Warp Speeds: Changed Distances from table to formulas with input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loaking: Added cap of 98% cloaking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Added Build Cost Tab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Added Tech Research Tab (Used to be separate spreadsheet)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Added Habitability Tab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.01</text:p>
          </table:table-cell>
          <table:table-cell office:value-type="string" calcext:value-type="string">
            <text:p>Mineral Packets: <text:s/>Corrected Raw Damage Bug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loaking: <text:s/>Corrected Super-Stealth and Ultra-Stealth Formula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2.00</text:p>
          </table:table-cell>
          <table:table-cell office:value-type="string" calcext:value-type="string">
            <text:p>Added color highlighting</text:p>
          </table:table-cell>
          <table:table-cell table:style-name="ce396" office:value-type="string" calcext:value-type="string">
            <text:p>Input</text:p>
          </table:table-cell>
          <table:table-cell table:style-name="ce397" office:value-type="string" calcext:value-type="string">
            <text:p>Answer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Mineral Packets: Included IT effect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Mineral Packets: Included warning for non-identical mass driver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Jammers: Included MT Tech Anti Matter Torpedo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Jammers: Added Starbase effect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Jammers: Added Expected Damage from Torps/Missile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Warp Speeds: Added Fuel Gained by Traveling slower than free speed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Added Minefields Tab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Added Tech Trade Chances Tab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Added Inner Strength Tab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Added Planet Growth Tab</text:p>
          </table:table-cell>
          <table:table-cell table:number-columns-repeated="62"/>
        </table:table-row>
        <table:table-row table:style-name="ro2">
          <table:table-cell office:value-type="float" office:value="1.01" calcext:value-type="float">
            <text:p>1,01</text:p>
          </table:table-cell>
          <table:table-cell office:value-type="string" calcext:value-type="string">
            <text:p>Added XLS History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Updated to reflect v2.6b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Added Cloaking and fixed typo on Mineral Packe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Original Issue</text:p>
          </table:table-cell>
          <table:table-cell table:number-columns-repeated="62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ClickTable" table:base-cell-address="$Welcome.$A$1" table:expression="#REF!"/>
        <table:named-range table:name="PacketSize" table:base-cell-address="$Welcome.$A$1" table:cell-range-address="$Packets.$E$18:.$H$6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75P0" style:volatile="true">
      <number:text>£</number:text>
      <number:number number:decimal-places="0" number:min-decimal-places="0" number:min-integer-digits="1" number:grouping="true"/>
    </number:number-style>
    <number:number-style style:name="N175">
      <number:text>-£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4P0" style:volatile="true">
      <number:text>£</number:text>
      <number:number number:decimal-places="0" number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71P0" style:volatile="true">
      <number:text>£</number:text>
      <number:number number:decimal-places="2" number:min-decimal-places="2" number:min-integer-digits="1" number:grouping="true"/>
    </number:number-style>
    <number:number-style style:name="N171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71P0"/>
    </number:number-style>
    <number:number-style style:name="N16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2" style:volatile="true">
      <number:text> £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57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34">
      <number:number number:decimal-places="1" number:min-decimal-places="1" number:min-integer-digits="1"/>
      <number:text>%</number:text>
    </number:percentage-style>
    <number:number-style style:name="N133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percentage-style style:name="N130">
      <number:number number:decimal-places="3" number:min-decimal-places="3" number:min-integer-digits="1"/>
      <number:text>%</number:text>
    </number:percentage-style>
    <number:number-style style:name="N129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6">
      <number:number number:decimal-places="5" number:min-decimal-places="5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0P0" style:volatile="true">
      <number:text> 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5" number:min-decimal-places="5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</number:text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6" number:min-decimal-places="6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number number:decimal-places="0" number:min-decimal-places="0" number:min-integer-digits="1"/>
    </number:number-style>
    <number:number-style style:name="N114">
      <number:text>(</number:text>
      <number:number number:decimal-places="0" number:min-decimal-places="0" number:min-integer-digits="1"/>
      <number:text>)</number:text>
      <style:map style:condition="value()&gt;=0" style:apply-style-name="N114P0"/>
    </number:number-style>
    <number:number-style style:name="N172P0" style:volatile="true">
      <number:text>£</number:text>
      <number:number number:decimal-places="2" number:min-decimal-places="2" number:min-integer-digits="1" number:grouping="true"/>
    </number:number-style>
    <number:number-style style:name="N172">
      <number:text>-£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1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2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month number:textual="true"/>
      <number:text>-</number:text>
      <number:year/>
    </number:dat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style:style style:name="Excel_5f_BuiltIn_5f_Comma" style:display-name="Excel_BuiltIn_Comma" style:family="table-cell" style:parent-style-name="Default" style:data-style-name="N1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4">
      <style:page-layout-properties fo:page-width="27.94cm" fo:page-height="21.59cm" style:num-format="1" style:print-orientation="landscape" fo:margin-top="1.27cm" fo:margin-bottom="1.27cm" fo:margin-left="0cm" fo:margin-right="0cm" style:print-page-order="ltr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page-layout style:name="Mpm5">
      <style:page-layout-properties fo:margin-top="1.27cm" fo:margin-bottom="1.27cm" fo:margin-left="1.9cm" fo:margin-right="1.9cm" style:first-page-number="continue" style:writing-mode="lr-tb" style:print="charts drawings grid objects zero-values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6">
      <style:page-layout-properties fo:page-width="27.94cm" fo:page-height="21.59cm" style:num-format="1" style:print-orientation="landscape" fo:margin-top="1.27cm" fo:margin-bottom="1.27cm" fo:margin-left="1.27cm" fo:margin-right="1.27cm" style:first-page-number="continue" style:scale-to="100%" style:writing-mode="lr-tb" style:print="charts drawings grid objects zero-values"/>
      <style:header-style>
        <style:header-footer-properties svg:height="0cm" fo:margin-left="0.63cm" fo:margin-right="0.63cm" fo:margin-bottom="0cm"/>
      </style:header-style>
      <style:footer-style>
        <style:header-footer-properties svg:height="0cm" fo:margin-left="0.63cm" fo:margin-right="0.63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Jammers" style:display-name="PageStyle_Jammer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Movement" style:display-name="PageStyle_Movemen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Packets" style:display-name="PageStyle_Packet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Cloaking" style:display-name="PageStyle_Cloaking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Colony" style:display-name="PageStyle_Colon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bitability" style:display-name="PageStyle_Habitability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Tech_20_Trade" style:display-name="PageStyle_Tech Trade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search" style:display-name="PageStyle_Research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Minefields" style:display-name="PageStyle_Minefield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lternate_20_Reality" style:display-name="PageStyle_Alternate Reality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Inner_20_Strength" style:display-name="PageStyle_Inner Strength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Build_20_Cost" style:display-name="PageStyle_Build Cost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XLS_20_History" style:display-name="PageStyle_XLS History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6T09:26:37.629062001</dc:date>
    <meta:editing-duration>P10DT23H39M5S</meta:editing-duration>
    <meta:editing-cycles>3</meta:editing-cycles>
    <meta:generator>LibreOffice/7.3.7.2$Linux_X86_64 LibreOffice_project/30$Build-2</meta:generator>
    <meta:document-statistic meta:table-count="15" meta:cell-count="1216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ch1" style:family="chart">
      <style:graphic-properties draw:stroke="solid" svg:stroke-color="#2e3436"/>
    </style:style>
    <style:style style:name="ch2" style:family="chart">
      <style:graphic-properties svg:stroke-color="#2e3436" draw:fill="solid" draw:fill-color="#ffffff"/>
      <style:text-properties fo:color="#2e3436" fo:font-family="Arial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2e3436"/>
      <style:text-properties fo:color="#2e3436" fo:font-family="Arial" fo:font-size="8pt" style:font-size-asian="8pt" style:font-family-complex="Arial" style:font-size-complex="8pt"/>
    </style:style>
    <style:style style:name="ch5" style:family="chart" style:data-style-name="N128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2e3436"/>
      <style:text-properties fo:color="#2e3436" fo:font-family="Arial" fo:font-size="8pt" style:font-size-asian="8pt" style:font-family-complex="Arial" style:font-size-complex="8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176cm" chart:symbol-height="0.176cm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6.795cm" svg:height="11.431cm" xlink:href=".." xlink:type="simple" chart:class="chart:line" chart:style-name="ch1">
        <chart:legend chart:legend-position="end" svg:x="14.051cm" svg:y="4.652cm" style:legend-expansion="high" chart:style-name="ch2"/>
        <chart:plot-area chart:style-name="ch3" table:cell-range-address="Colony.A13:Colony.A43 Colony.D12:Colony.D43 Colony.G12:Colony.H43" chart:data-source-has-labels="both" svg:x="0.413cm" svg:y="0.436cm" svg:width="13.423cm" svg:height="10.69cm">
          <chart:coordinate-region svg:x="1.537cm" svg:y="0.596cm" svg:width="12.139cm" svg:height="9.644cm"/>
          <chart:axis chart:dimension="x" chart:name="primary-x" chart:style-name="ch4" chartooo:axis-type="auto">
            <chartooo:date-scale/>
            <chart:categories table:cell-range-address="Colony.A13:Colony.A43"/>
          </chart:axis>
          <chart:axis chart:dimension="y" chart:name="primary-y" chart:style-name="ch5"/>
          <chart:series chart:style-name="ch6" chart:values-cell-range-address="Colony.D13:Colony.D43" chart:label-cell-address="Colony.D12:Colony.D12" chart:class="chart:line">
            <chart:data-point chart:repeated="31"/>
          </chart:series>
          <chart:series chart:style-name="ch7" chart:values-cell-range-address="Colony.G13:Colony.G43" chart:label-cell-address="Colony.G12:Colony.G12" chart:class="chart:line">
            <chart:data-point chart:repeated="31"/>
          </chart:series>
          <chart:series chart:style-name="ch8" chart:values-cell-range-address="Colony.H13:Colony.H43" chart:label-cell-address="Colony.H12:Colony.H12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ories</text:p>
                <draw:g>
                  <svg:desc>Colony.D12:Colony.D12</svg:desc>
                </draw:g>
              </table:table-cell>
              <table:table-cell office:value-type="string">
                <text:p>Resources</text:p>
                <draw:g>
                  <svg:desc>Colony.G12:Colony.G12</svg:desc>
                </draw:g>
              </table:table-cell>
              <table:table-cell office:value-type="string">
                <text:p>Mines</text:p>
                <draw:g>
                  <svg:desc>Colony.H12:Colony.H12</svg:desc>
                </draw:g>
              </table:table-cell>
            </table:table-row>
          </table:table-header-rows>
          <table:table-rows>
            <table:table-row>
              <table:table-cell office:value-type="float" office:value="2432">
                <text:p>2432</text:p>
                <draw:g>
                  <svg:desc>Colony.A13:Colony.A43</svg:desc>
                </draw:g>
              </table:table-cell>
              <table:table-cell office:value-type="float" office:value="10">
                <text:p>10</text:p>
                <draw:g>
                  <svg:desc>Colony.D13:Colony.D43</svg:desc>
                </draw:g>
              </table:table-cell>
              <table:table-cell office:value-type="float" office:value="85">
                <text:p>85</text:p>
                <draw:g>
                  <svg:desc>Colony.G13:Colony.G43</svg:desc>
                </draw:g>
              </table:table-cell>
              <table:table-cell office:value-type="float" office:value="10">
                <text:p>10</text:p>
                <draw:g>
                  <svg:desc>Colony.H13:Colony.H43</svg:desc>
                </draw:g>
              </table:table-cell>
            </table:table-row>
            <table:table-row>
              <table:table-cell office:value-type="float" office:value="2433">
                <text:p>2433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34">
                <text:p>2434</text:p>
              </table:table-cell>
              <table:table-cell office:value-type="float" office:value="28">
                <text:p>28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35">
                <text:p>2435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36">
                <text:p>2436</text:p>
              </table:table-cell>
              <table:table-cell office:value-type="float" office:value="54">
                <text:p>54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37">
                <text:p>2437</text:p>
              </table:table-cell>
              <table:table-cell office:value-type="float" office:value="70">
                <text:p>70</text:p>
              </table:table-cell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38">
                <text:p>2438</text:p>
              </table:table-cell>
              <table:table-cell office:value-type="float" office:value="89">
                <text:p>89</text:p>
              </table:table-cell>
              <table:table-cell office:value-type="float" office:value="221">
                <text:p>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39">
                <text:p>2439</text:p>
              </table:table-cell>
              <table:table-cell office:value-type="float" office:value="111">
                <text:p>111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37">
                <text:p>137</text:p>
              </table:table-cell>
              <table:table-cell office:value-type="float" office:value="297">
                <text:p>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41">
                <text:p>2441</text:p>
              </table:table-cell>
              <table:table-cell office:value-type="float" office:value="143">
                <text:p>143</text:p>
              </table:table-cell>
              <table:table-cell office:value-type="float" office:value="319">
                <text:p>3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442">
                <text:p>2442</text:p>
              </table:table-cell>
              <table:table-cell office:value-type="float" office:value="151">
                <text:p>151</text:p>
              </table:table-cell>
              <table:table-cell office:value-type="float" office:value="345">
                <text:p>3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443">
                <text:p>2443</text:p>
              </table:table-cell>
              <table:table-cell office:value-type="float" office:value="164">
                <text:p>164</text:p>
              </table:table-cell>
              <table:table-cell office:value-type="float" office:value="377">
                <text:p>37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444">
                <text:p>2444</text:p>
              </table:table-cell>
              <table:table-cell office:value-type="float" office:value="181">
                <text:p>181</text:p>
              </table:table-cell>
              <table:table-cell office:value-type="float" office:value="416">
                <text:p>4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445">
                <text:p>2445</text:p>
              </table:table-cell>
              <table:table-cell office:value-type="float" office:value="199">
                <text:p>199</text:p>
              </table:table-cell>
              <table:table-cell office:value-type="float" office:value="457">
                <text:p>4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446">
                <text:p>2446</text:p>
              </table:table-cell>
              <table:table-cell office:value-type="float" office:value="218">
                <text:p>218</text:p>
              </table:table-cell>
              <table:table-cell office:value-type="float" office:value="502">
                <text:p>5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447">
                <text:p>2447</text:p>
              </table:table-cell>
              <table:table-cell office:value-type="float" office:value="239">
                <text:p>239</text:p>
              </table:table-cell>
              <table:table-cell office:value-type="float" office:value="549">
                <text:p>54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448">
                <text:p>2448</text:p>
              </table:table-cell>
              <table:table-cell office:value-type="float" office:value="262">
                <text:p>262</text:p>
              </table:table-cell>
              <table:table-cell office:value-type="float" office:value="598">
                <text:p>59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449">
                <text:p>2449</text:p>
              </table:table-cell>
              <table:table-cell office:value-type="float" office:value="286">
                <text:p>286</text:p>
              </table:table-cell>
              <table:table-cell office:value-type="float" office:value="648">
                <text:p>64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312">
                <text:p>312</text:p>
              </table:table-cell>
              <table:table-cell office:value-type="float" office:value="700">
                <text:p>7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451">
                <text:p>2451</text:p>
              </table:table-cell>
              <table:table-cell office:value-type="float" office:value="340">
                <text:p>340</text:p>
              </table:table-cell>
              <table:table-cell office:value-type="float" office:value="754">
                <text:p>75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452">
                <text:p>2452</text:p>
              </table:table-cell>
              <table:table-cell office:value-type="float" office:value="368">
                <text:p>368</text:p>
              </table:table-cell>
              <table:table-cell office:value-type="float" office:value="807">
                <text:p>80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2453">
                <text:p>2453</text:p>
              </table:table-cell>
              <table:table-cell office:value-type="float" office:value="398">
                <text:p>398</text:p>
              </table:table-cell>
              <table:table-cell office:value-type="float" office:value="862">
                <text:p>86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454">
                <text:p>2454</text:p>
              </table:table-cell>
              <table:table-cell office:value-type="float" office:value="428">
                <text:p>428</text:p>
              </table:table-cell>
              <table:table-cell office:value-type="float" office:value="916">
                <text:p>9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455">
                <text:p>2455</text:p>
              </table:table-cell>
              <table:table-cell office:value-type="float" office:value="460">
                <text:p>460</text:p>
              </table:table-cell>
              <table:table-cell office:value-type="float" office:value="970">
                <text:p>9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2456">
                <text:p>2456</text:p>
              </table:table-cell>
              <table:table-cell office:value-type="float" office:value="492">
                <text:p>492</text:p>
              </table:table-cell>
              <table:table-cell office:value-type="float" office:value="1024">
                <text:p>102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2457">
                <text:p>2457</text:p>
              </table:table-cell>
              <table:table-cell office:value-type="float" office:value="525">
                <text:p>525</text:p>
              </table:table-cell>
              <table:table-cell office:value-type="float" office:value="1078">
                <text:p>107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458">
                <text:p>2458</text:p>
              </table:table-cell>
              <table:table-cell office:value-type="float" office:value="558">
                <text:p>558</text:p>
              </table:table-cell>
              <table:table-cell office:value-type="float" office:value="1130">
                <text:p>113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2459">
                <text:p>2459</text:p>
              </table:table-cell>
              <table:table-cell office:value-type="float" office:value="591">
                <text:p>591</text:p>
              </table:table-cell>
              <table:table-cell office:value-type="float" office:value="1182">
                <text:p>118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609">
                <text:p>609</text:p>
              </table:table-cell>
              <table:table-cell office:value-type="float" office:value="1218">
                <text:p>121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461">
                <text:p>2461</text:p>
              </table:table-cell>
              <table:table-cell office:value-type="float" office:value="625">
                <text:p>625</text:p>
              </table:table-cell>
              <table:table-cell office:value-type="float" office:value="1250">
                <text:p>125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2462">
                <text:p>2462</text:p>
              </table:table-cell>
              <table:table-cell office:value-type="float" office:value="641">
                <text:p>641</text:p>
              </table:table-cell>
              <table:table-cell office:value-type="float" office:value="1282">
                <text:p>1282</text:p>
              </table:table-cell>
              <table:table-cell office:value-type="float" office:value="384">
                <text:p>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ch1" style:family="chart">
      <style:graphic-properties draw:stroke="solid" svg:stroke-color="#2e3436"/>
    </style:style>
    <style:style style:name="ch2" style:family="chart">
      <style:graphic-properties svg:stroke-color="#2e3436" draw:fill="solid" draw:fill-color="#ffffff"/>
      <style:text-properties fo:color="#2e3436" fo:font-family="Arial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2e3436"/>
      <style:text-properties fo:color="#2e3436" fo:font-family="Arial" fo:font-size="8pt" style:font-size-asian="8pt" style:font-family-complex="Arial" style:font-size-complex="8pt"/>
    </style:style>
    <style:style style:name="ch5" style:family="chart" style:data-style-name="N128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2e3436"/>
      <style:text-properties fo:color="#2e3436" fo:font-family="Arial" fo:font-size="8pt" style:font-size-asian="8pt" style:font-family-complex="Arial" style:font-size-complex="8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6.431cm" svg:height="11.371cm" xlink:href=".." xlink:type="simple" chart:class="chart:line" chart:style-name="ch1">
        <chart:legend chart:legend-position="end" svg:x="13.409cm" svg:y="4.822cm" style:legend-expansion="high" chart:style-name="ch2"/>
        <chart:plot-area chart:style-name="ch3" table:cell-range-address="Colony.A13:Colony.B43 Colony.A12:Colony.B12 Colony.AM12:Colony.AM43" chart:data-source-has-labels="both" svg:x="0.411cm" svg:y="0.429cm" svg:width="12.835cm" svg:height="10.636cm">
          <chart:coordinate-region svg:x="1.852cm" svg:y="0.589cm" svg:width="11.233cm" svg:height="9.59cm"/>
          <chart:axis chart:dimension="x" chart:name="primary-x" chart:style-name="ch4" chartooo:axis-type="auto">
            <chartooo:date-scale/>
            <chart:categories table:cell-range-address="Colony.A13:Colony.A43"/>
          </chart:axis>
          <chart:axis chart:dimension="y" chart:name="primary-y" chart:style-name="ch5"/>
          <chart:series chart:style-name="ch6" chart:values-cell-range-address="Colony.B13:Colony.B43" chart:label-cell-address="Colony.B12:Colony.B12" chart:class="chart:line">
            <chart:data-point chart:repeated="31"/>
          </chart:series>
          <chart:series chart:style-name="ch7" chart:values-cell-range-address="Colony.AM13:Colony.AM43" chart:label-cell-address="Colony.AM12:Colony.AM1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of Turn</text:p>
                <draw:g>
                  <svg:desc>Colony.B12:Colony.B12</svg:desc>
                </draw:g>
              </table:table-cell>
              <table:table-cell office:value-type="string">
                <text:p>Growth</text:p>
                <draw:g>
                  <svg:desc>Colony.AM12:Colony.AM12</svg:desc>
                </draw:g>
              </table:table-cell>
            </table:table-row>
          </table:table-header-rows>
          <table:table-rows>
            <table:table-row>
              <table:table-cell office:value-type="float" office:value="2432">
                <text:p>2432</text:p>
                <draw:g>
                  <svg:desc>Colony.A13:Colony.A43</svg:desc>
                </draw:g>
              </table:table-cell>
              <table:table-cell office:value-type="float" office:value="75000">
                <text:p>75000</text:p>
                <draw:g>
                  <svg:desc>Colony.B13:Colony.B43</svg:desc>
                </draw:g>
              </table:table-cell>
              <table:table-cell office:value-type="float" office:value="7500">
                <text:p>7500</text:p>
                <draw:g>
                  <svg:desc>Colony.AM13:Colony.AM43</svg:desc>
                </draw:g>
              </table:table-cell>
            </table:table-row>
            <table:table-row>
              <table:table-cell office:value-type="float" office:value="2433">
                <text:p>2433</text:p>
              </table:table-cell>
              <table:table-cell office:value-type="float" office:value="82500">
                <text:p>8250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float" office:value="2434">
                <text:p>2434</text:p>
              </table:table-cell>
              <table:table-cell office:value-type="float" office:value="90700">
                <text:p>907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2435">
                <text:p>2435</text:p>
              </table:table-cell>
              <table:table-cell office:value-type="float" office:value="99800">
                <text:p>998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2436">
                <text:p>2436</text:p>
              </table:table-cell>
              <table:table-cell office:value-type="float" office:value="109800">
                <text:p>109800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float" office:value="2437">
                <text:p>2437</text:p>
              </table:table-cell>
              <table:table-cell office:value-type="float" office:value="120700">
                <text:p>120700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float" office:value="2438">
                <text:p>2438</text:p>
              </table:table-cell>
              <table:table-cell office:value-type="float" office:value="132800">
                <text:p>132800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2439">
                <text:p>2439</text:p>
              </table:table-cell>
              <table:table-cell office:value-type="float" office:value="146100">
                <text:p>146100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60700">
                <text:p>160700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float" office:value="2441">
                <text:p>2441</text:p>
              </table:table-cell>
              <table:table-cell office:value-type="float" office:value="176800">
                <text:p>176800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float" office:value="2442">
                <text:p>2442</text:p>
              </table:table-cell>
              <table:table-cell office:value-type="float" office:value="194400">
                <text:p>194400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float" office:value="2443">
                <text:p>2443</text:p>
              </table:table-cell>
              <table:table-cell office:value-type="float" office:value="213900">
                <text:p>213900</text:p>
              </table:table-cell>
              <table:table-cell office:value-type="float" office:value="21400">
                <text:p>21400</text:p>
              </table:table-cell>
            </table:table-row>
            <table:table-row>
              <table:table-cell office:value-type="float" office:value="2444">
                <text:p>2444</text:p>
              </table:table-cell>
              <table:table-cell office:value-type="float" office:value="235300">
                <text:p>235300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2445">
                <text:p>2445</text:p>
              </table:table-cell>
              <table:table-cell office:value-type="float" office:value="258800">
                <text:p>258800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float" office:value="2446">
                <text:p>2446</text:p>
              </table:table-cell>
              <table:table-cell office:value-type="float" office:value="284100">
                <text:p>284100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float" office:value="2447">
                <text:p>2447</text:p>
              </table:table-cell>
              <table:table-cell office:value-type="float" office:value="310000">
                <text:p>310000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float" office:value="2448">
                <text:p>2448</text:p>
              </table:table-cell>
              <table:table-cell office:value-type="float" office:value="336200">
                <text:p>336200</text:p>
              </table:table-cell>
              <table:table-cell office:value-type="float" office:value="26300">
                <text:p>26300</text:p>
              </table:table-cell>
            </table:table-row>
            <table:table-row>
              <table:table-cell office:value-type="float" office:value="2449">
                <text:p>2449</text:p>
              </table:table-cell>
              <table:table-cell office:value-type="float" office:value="362500">
                <text:p>362500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388700">
                <text:p>388700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float" office:value="2451">
                <text:p>2451</text:p>
              </table:table-cell>
              <table:table-cell office:value-type="float" office:value="414500">
                <text:p>414500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float" office:value="2452">
                <text:p>2452</text:p>
              </table:table-cell>
              <table:table-cell office:value-type="float" office:value="439800">
                <text:p>439800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float" office:value="2453">
                <text:p>2453</text:p>
              </table:table-cell>
              <table:table-cell office:value-type="float" office:value="464300">
                <text:p>464300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float" office:value="2454">
                <text:p>2454</text:p>
              </table:table-cell>
              <table:table-cell office:value-type="float" office:value="488000">
                <text:p>488000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2455">
                <text:p>2455</text:p>
              </table:table-cell>
              <table:table-cell office:value-type="float" office:value="510800">
                <text:p>510800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float" office:value="2456">
                <text:p>2456</text:p>
              </table:table-cell>
              <table:table-cell office:value-type="float" office:value="532500">
                <text:p>532500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float" office:value="2457">
                <text:p>2457</text:p>
              </table:table-cell>
              <table:table-cell office:value-type="float" office:value="553200">
                <text:p>553200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float" office:value="2458">
                <text:p>2458</text:p>
              </table:table-cell>
              <table:table-cell office:value-type="float" office:value="572800">
                <text:p>572800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float" office:value="2459">
                <text:p>2459</text:p>
              </table:table-cell>
              <table:table-cell office:value-type="float" office:value="591400">
                <text:p>591400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609000">
                <text:p>609000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2461">
                <text:p>2461</text:p>
              </table:table-cell>
              <table:table-cell office:value-type="float" office:value="625500">
                <text:p>625500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float" office:value="2462">
                <text:p>2462</text:p>
              </table:table-cell>
              <table:table-cell office:value-type="float" office:value="641100">
                <text:p>641100</text:p>
              </table:table-cell>
              <table:table-cell office:value-type="float" office:value="14700">
                <text:p>147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ch1" style:family="chart">
      <style:graphic-properties draw:stroke="solid" svg:stroke-color="#2e3436"/>
    </style:style>
    <style:style style:name="ch2" style:family="chart">
      <style:chart-properties chart:auto-position="true" style:rotation-angle="0"/>
      <style:text-properties fo:color="#2e3436" fo:font-family="Arial" fo:font-size="8pt" style:font-size-asian="8pt" style:font-family-complex="Arial" style:font-size-complex="8pt"/>
    </style:style>
    <style:style style:name="ch3" style:family="chart">
      <style:graphic-properties svg:stroke-color="#2e3436" draw:fill="solid" draw:fill-color="#ffffff"/>
      <style:text-properties fo:color="#2e3436" fo:font-family="Arial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2e3436"/>
      <style:text-properties fo:color="#2e3436" fo:font-family="Arial" fo:font-size="8pt" style:font-size-asian="8pt" style:font-family-complex="Arial" style:font-size-complex="8pt"/>
    </style:style>
    <style:style style:name="ch6" style:family="chart" style:data-style-name="N128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2e3436"/>
      <style:text-properties fo:color="#2e3436" fo:font-family="Arial" fo:font-size="8pt" style:font-size-asian="8pt" style:font-family-complex="Arial" style:font-size-complex="8pt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6.431cm" svg:height="11.371cm" xlink:href=".." xlink:type="simple" chart:class="chart:scatter" chart:style-name="ch1">
        <chart:title svg:x="7.687cm" svg:y="0.362cm" chart:style-name="ch2">
          <text:p>Growth</text:p>
        </chart:title>
        <chart:legend chart:legend-position="end" svg:x="14.112cm" svg:y="5.747cm" style:legend-expansion="high" chart:style-name="ch3"/>
        <chart:plot-area chart:style-name="ch4" table:cell-range-address="Colony.A13:Colony.A43 Colony.AM12:Colony.AM43" chart:data-source-has-labels="row" svg:x="0.411cm" svg:y="1.645cm" svg:width="13.506cm" svg:height="9.423cm">
          <chart:coordinate-region svg:x="1.694cm" svg:y="1.805cm" svg:width="11.904cm" svg:height="8.695cm"/>
          <chart:axis chart:dimension="x" chart:name="primary-x" chart:style-name="ch5"/>
          <chart:axis chart:dimension="y" chart:name="primary-y" chart:style-name="ch6"/>
          <chart:series chart:style-name="ch7" chart:values-cell-range-address="Colony.AM13:Colony.AM43" chart:label-cell-address="Colony.AM12:Colony.AM12" chart:class="chart:scatter">
            <chart:domain table:cell-range-address="Colony.A13:Colony.A43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rowth</text:p>
                <draw:g>
                  <svg:desc>Colony.AM12:Colony.A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2">
                <text:p>2432</text:p>
                <draw:g>
                  <svg:desc>Colony.A13:Colony.A43</svg:desc>
                </draw:g>
              </table:table-cell>
              <table:table-cell office:value-type="float" office:value="7500">
                <text:p>7500</text:p>
                <draw:g>
                  <svg:desc>Colony.AM13:Colony.A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33">
                <text:p>2433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4">
                <text:p>2434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5">
                <text:p>243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36">
                <text:p>2436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7">
                <text:p>2437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8">
                <text:p>2438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39">
                <text:p>2439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0">
                <text:p>2440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1">
                <text:p>2441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42">
                <text:p>2442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3">
                <text:p>2443</text:p>
              </table:table-cell>
              <table:table-cell office:value-type="float" office:value="21400">
                <text:p>21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4">
                <text:p>2444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5">
                <text:p>2445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46">
                <text:p>2446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7">
                <text:p>2447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48">
                <text:p>2448</text:p>
              </table:table-cell>
              <table:table-cell office:value-type="float" office:value="26300">
                <text:p>26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9">
                <text:p>2449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0">
                <text:p>2450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51">
                <text:p>2451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52">
                <text:p>2452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53">
                <text:p>2453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4">
                <text:p>2454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5">
                <text:p>2455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56">
                <text:p>2456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57">
                <text:p>2457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58">
                <text:p>2458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59">
                <text:p>2459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60">
                <text:p>2460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1">
                <text:p>2461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2">
                <text:p>2462</text:p>
              </table:table-cell>
              <table:table-cell office:value-type="float" office:value="14700">
                <text:p>147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ch1" style:family="chart">
      <style:graphic-properties draw:stroke="solid" svg:stroke-color="#2e3436"/>
    </style:style>
    <style:style style:name="ch2" style:family="chart">
      <style:chart-properties chart:three-dimensional="true" chart:deep="true" chart:include-hidden-cells="false" chart:treat-empty-cells="leave-gap"/>
    </style:style>
    <style:style style:name="ch3" style:family="chart" style:data-style-name="N128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axis-label-position="outside-start" chart:tick-mark-position="at-axis" style:rotation-angle="90"/>
      <style:graphic-properties svg:stroke-color="#2e3436"/>
      <style:text-properties fo:color="#2e3436" fo:font-family="Arial" fo:font-size="8pt" style:font-size-asian="8pt" style:font-family-complex="Arial" style:font-size-complex="8pt"/>
    </style:style>
    <style:style style:name="ch4" style:family="chart">
      <style:chart-properties style:rotation-angle="0"/>
      <style:text-properties fo:color="#2e3436" fo:font-family="Arial" fo:font-size="8pt" fo:font-weight="bold" style:font-size-asian="8pt" style:font-weight-asian="bold" style:font-family-complex="Arial" style:font-size-complex="8pt" style:font-weight-complex="bold"/>
    </style:style>
    <style:style style:name="ch5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2e3436"/>
      <style:text-properties fo:color="#2e3436" fo:font-family="Arial" fo:font-size="8pt" style:font-size-asian="8pt" style:font-family-complex="Arial" style:font-size-complex="8pt"/>
    </style:style>
    <style:style style:name="ch6" style:family="chart">
      <style:chart-properties chart:auto-position="true" style:rotation-angle="90"/>
      <style:text-properties fo:color="#2e3436" fo:font-family="Arial" fo:font-size="8pt" fo:font-weight="bold" style:font-size-asian="8pt" style:font-weight-asian="bold" style:font-family-complex="Arial" style:font-size-complex="8pt" style:font-weight-complex="bold"/>
    </style:style>
    <style:style style:name="ch7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svg:stroke-color="#2e3436"/>
      <style:text-properties fo:color="#2e3436" fo:font-family="Arial" fo:font-size="8pt" style:font-size-asian="8pt" style:font-family-complex="Arial" style:font-size-complex="8pt"/>
    </style:style>
    <style:style style:name="ch8" style:family="chart">
      <style:chart-properties chart:auto-position="true" style:rotation-angle="0"/>
      <style:text-properties fo:color="#2e3436" fo:font-family="Arial" fo:font-size="8pt" fo:font-weight="bold" style:font-size-asian="8pt" style:font-weight-asian="bold" style:font-family-complex="Arial" style:font-size-complex="8pt" style:font-weight-complex="bold"/>
    </style:style>
    <style:style style:name="ch9" style:family="chart" style:data-style-name="N0">
      <style:chart-properties chart:link-data-style-to-source="true"/>
      <style:graphic-properties draw:fill-color="#8080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80206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c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a0e0e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6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ff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0080c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c0c0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fill-color="#00008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fill-color="#ff00f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fill-color="#ffff00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fill-color="#00ffff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fill-color="#800080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fill-color="#800000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fill-color="#008080"/>
      <style:text-properties fo:font-size="10pt" style:font-size-asian="10pt" style:font-size-complex="10pt"/>
    </style:style>
    <style:style style:name="ch24" style:family="chart" style:data-style-name="N0">
      <style:chart-properties chart:link-data-style-to-source="true"/>
      <style:graphic-properties draw:fill-color="#0000ff"/>
      <style:text-properties fo:font-size="10pt" style:font-size-asian="10pt" style:font-size-complex="10pt"/>
    </style:style>
    <style:style style:name="ch25" style:family="chart" style:data-style-name="N0">
      <style:chart-properties chart:link-data-style-to-source="true"/>
      <style:graphic-properties draw:fill-color="#00ccff"/>
      <style:text-properties fo:font-size="10pt" style:font-size-asian="10pt" style:font-size-complex="10pt"/>
    </style:style>
    <style:style style:name="ch26" style:family="chart" style:data-style-name="N0">
      <style:chart-properties chart:link-data-style-to-source="true"/>
      <style:graphic-properties draw:fill-color="#69ffff"/>
      <style:text-properties fo:font-size="10pt" style:font-size-asian="10pt" style:font-size-complex="10pt"/>
    </style:style>
    <style:style style:name="ch27" style:family="chart" style:data-style-name="N0">
      <style:chart-properties chart:link-data-style-to-source="true"/>
      <style:graphic-properties draw:fill-color="#ccffcc"/>
      <style:text-properties fo:font-size="10pt" style:font-size-asian="10pt" style:font-size-complex="10pt"/>
    </style:style>
    <style:style style:name="ch28" style:family="chart" style:data-style-name="N0">
      <style:chart-properties chart:link-data-style-to-source="true"/>
      <style:graphic-properties draw:fill-color="#ffff99"/>
      <style:text-properties fo:font-size="10pt" style:font-size-asian="10pt" style:font-size-complex="10pt"/>
    </style:style>
    <style:style style:name="ch29" style:family="chart" style:data-style-name="N0">
      <style:chart-properties chart:link-data-style-to-source="true"/>
      <style:graphic-properties draw:fill-color="#a6caf0"/>
      <style:text-properties fo:font-size="10pt" style:font-size-asian="10pt" style:font-size-complex="10pt"/>
    </style:style>
    <style:style style:name="ch30" style:family="chart" style:data-style-name="N0">
      <style:chart-properties chart:link-data-style-to-source="true"/>
      <style:graphic-properties draw:fill-color="#cc9ccc"/>
      <style:text-properties fo:font-size="10pt" style:font-size-asian="10pt" style:font-size-complex="10pt"/>
    </style:style>
    <style:style style:name="ch31" style:family="chart" style:data-style-name="N0">
      <style:chart-properties chart:link-data-style-to-source="true"/>
      <style:graphic-properties draw:fill-color="#cc99ff"/>
      <style:text-properties fo:font-size="10pt" style:font-size-asian="10pt" style:font-size-complex="10pt"/>
    </style:style>
    <style:style style:name="ch32" style:family="chart">
      <style:graphic-properties draw:stroke="solid" svg:stroke-width="0.035cm" svg:stroke-color="#808080" draw:fill="solid" draw:fill-color="#c0c0c0"/>
    </style:style>
    <style:style style:name="ch33" style:family="chart">
      <style:graphic-properties draw:stroke="solid" svg:stroke-color="#2e3436" draw:fill-color="#808080"/>
    </style:style>
  </office:automatic-styles>
  <office:body>
    <office:chart>
      <chart:chart svg:width="22.698cm" svg:height="14.928cm" xlink:href=".." xlink:type="simple" chart:class="chart:bar" chart:style-name="ch1">
        <chart:plot-area chart:style-name="ch2" table:cell-range-address="'Alternate Reality'.A4:'Alternate Reality'.A33 'Alternate Reality'.D3:'Alternate Reality'.Z33" chart:data-source-has-labels="both" svg:x="0.412cm" svg:y="0.433cm" svg:width="19.117cm" svg:height="14.191cm" dr3d:transform="matrix (0.260048649540995 0.0667644996181336 -0.963284590068088 0.0368334272162333 0.996194774930682 0.0789890437992121 0.964892739381643 -0.0560220670053117 0.256599940563206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:coordinate-region svg:x="1.261cm" svg:y="0.675cm" svg:width="18.268cm" svg:height="12.417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12.998cm" svg:y="14.158cm" chart:style-name="ch4">
              <text:p>Population</text:p>
            </chart:title>
            <chart:categories table:cell-range-address="'Alternate Reality'.A4:'Alternate Reality'.A33"/>
          </chart:axis>
          <chart:axis chart:dimension="y" chart:name="primary-y" chart:style-name="ch5">
            <chart:title svg:x="0cm" svg:y="8.32cm" chart:style-name="ch6">
              <text:p>Resources</text:p>
            </chart:title>
          </chart:axis>
          <chart:axis chart:dimension="z" chart:name="primary-z" chart:style-name="ch7">
            <chart:title svg:x="19.983cm" svg:y="14.136cm" chart:style-name="ch8">
              <text:p>Tech Level</text:p>
            </chart:title>
          </chart:axis>
          <chart:series chart:style-name="ch9" chart:values-cell-range-address="'Alternate Reality'.D4:'Alternate Reality'.D33" chart:label-cell-address="'Alternate Reality'.D3:'Alternate Reality'.D3" chart:class="chart:bar">
            <chart:data-point chart:repeated="30"/>
          </chart:series>
          <chart:series chart:style-name="ch10" chart:values-cell-range-address="'Alternate Reality'.E4:'Alternate Reality'.E33" chart:label-cell-address="'Alternate Reality'.E3:'Alternate Reality'.E3" chart:class="chart:bar">
            <chart:data-point chart:repeated="30"/>
          </chart:series>
          <chart:series chart:style-name="ch11" chart:values-cell-range-address="'Alternate Reality'.F4:'Alternate Reality'.F33" chart:label-cell-address="'Alternate Reality'.F3:'Alternate Reality'.F3" chart:class="chart:bar">
            <chart:data-point chart:repeated="30"/>
          </chart:series>
          <chart:series chart:style-name="ch12" chart:values-cell-range-address="'Alternate Reality'.G4:'Alternate Reality'.G33" chart:label-cell-address="'Alternate Reality'.G3:'Alternate Reality'.G3" chart:class="chart:bar">
            <chart:data-point chart:repeated="30"/>
          </chart:series>
          <chart:series chart:style-name="ch13" chart:values-cell-range-address="'Alternate Reality'.H4:'Alternate Reality'.H33" chart:label-cell-address="'Alternate Reality'.H3:'Alternate Reality'.H3" chart:class="chart:bar">
            <chart:data-point chart:repeated="30"/>
          </chart:series>
          <chart:series chart:style-name="ch14" chart:values-cell-range-address="'Alternate Reality'.I4:'Alternate Reality'.I33" chart:label-cell-address="'Alternate Reality'.I3:'Alternate Reality'.I3" chart:class="chart:bar">
            <chart:data-point chart:repeated="30"/>
          </chart:series>
          <chart:series chart:style-name="ch15" chart:values-cell-range-address="'Alternate Reality'.J4:'Alternate Reality'.J33" chart:label-cell-address="'Alternate Reality'.J3:'Alternate Reality'.J3" chart:class="chart:bar">
            <chart:data-point chart:repeated="30"/>
          </chart:series>
          <chart:series chart:style-name="ch16" chart:values-cell-range-address="'Alternate Reality'.K4:'Alternate Reality'.K33" chart:label-cell-address="'Alternate Reality'.K3:'Alternate Reality'.K3" chart:class="chart:bar">
            <chart:data-point chart:repeated="30"/>
          </chart:series>
          <chart:series chart:style-name="ch17" chart:values-cell-range-address="'Alternate Reality'.L4:'Alternate Reality'.L33" chart:label-cell-address="'Alternate Reality'.L3:'Alternate Reality'.L3" chart:class="chart:bar">
            <chart:data-point chart:repeated="30"/>
          </chart:series>
          <chart:series chart:style-name="ch18" chart:values-cell-range-address="'Alternate Reality'.M4:'Alternate Reality'.M33" chart:label-cell-address="'Alternate Reality'.M3:'Alternate Reality'.M3" chart:class="chart:bar">
            <chart:data-point chart:repeated="30"/>
          </chart:series>
          <chart:series chart:style-name="ch19" chart:values-cell-range-address="'Alternate Reality'.N4:'Alternate Reality'.N33" chart:label-cell-address="'Alternate Reality'.N3:'Alternate Reality'.N3" chart:class="chart:bar">
            <chart:data-point chart:repeated="30"/>
          </chart:series>
          <chart:series chart:style-name="ch20" chart:values-cell-range-address="'Alternate Reality'.O4:'Alternate Reality'.O33" chart:label-cell-address="'Alternate Reality'.O3:'Alternate Reality'.O3" chart:class="chart:bar">
            <chart:data-point chart:repeated="30"/>
          </chart:series>
          <chart:series chart:style-name="ch21" chart:values-cell-range-address="'Alternate Reality'.P4:'Alternate Reality'.P33" chart:label-cell-address="'Alternate Reality'.P3:'Alternate Reality'.P3" chart:class="chart:bar">
            <chart:data-point chart:repeated="30"/>
          </chart:series>
          <chart:series chart:style-name="ch22" chart:values-cell-range-address="'Alternate Reality'.Q4:'Alternate Reality'.Q33" chart:label-cell-address="'Alternate Reality'.Q3:'Alternate Reality'.Q3" chart:class="chart:bar">
            <chart:data-point chart:repeated="30"/>
          </chart:series>
          <chart:series chart:style-name="ch23" chart:values-cell-range-address="'Alternate Reality'.R4:'Alternate Reality'.R33" chart:label-cell-address="'Alternate Reality'.R3:'Alternate Reality'.R3" chart:class="chart:bar">
            <chart:data-point chart:repeated="30"/>
          </chart:series>
          <chart:series chart:style-name="ch24" chart:values-cell-range-address="'Alternate Reality'.S4:'Alternate Reality'.S33" chart:label-cell-address="'Alternate Reality'.S3:'Alternate Reality'.S3" chart:class="chart:bar">
            <chart:data-point chart:repeated="30"/>
          </chart:series>
          <chart:series chart:style-name="ch25" chart:values-cell-range-address="'Alternate Reality'.T4:'Alternate Reality'.T33" chart:label-cell-address="'Alternate Reality'.T3:'Alternate Reality'.T3" chart:class="chart:bar">
            <chart:data-point chart:repeated="30"/>
          </chart:series>
          <chart:series chart:style-name="ch26" chart:values-cell-range-address="'Alternate Reality'.U4:'Alternate Reality'.U33" chart:label-cell-address="'Alternate Reality'.U3:'Alternate Reality'.U3" chart:class="chart:bar">
            <chart:data-point chart:repeated="30"/>
          </chart:series>
          <chart:series chart:style-name="ch27" chart:values-cell-range-address="'Alternate Reality'.V4:'Alternate Reality'.V33" chart:label-cell-address="'Alternate Reality'.V3:'Alternate Reality'.V3" chart:class="chart:bar">
            <chart:data-point chart:repeated="30"/>
          </chart:series>
          <chart:series chart:style-name="ch28" chart:values-cell-range-address="'Alternate Reality'.W4:'Alternate Reality'.W33" chart:label-cell-address="'Alternate Reality'.W3:'Alternate Reality'.W3" chart:class="chart:bar">
            <chart:data-point chart:repeated="30"/>
          </chart:series>
          <chart:series chart:style-name="ch29" chart:values-cell-range-address="'Alternate Reality'.X4:'Alternate Reality'.X33" chart:label-cell-address="'Alternate Reality'.X3:'Alternate Reality'.X3" chart:class="chart:bar">
            <chart:data-point chart:repeated="30"/>
          </chart:series>
          <chart:series chart:style-name="ch30" chart:values-cell-range-address="'Alternate Reality'.Y4:'Alternate Reality'.Y33" chart:label-cell-address="'Alternate Reality'.Y3:'Alternate Reality'.Y3" chart:class="chart:bar">
            <chart:data-point chart:repeated="30"/>
          </chart:series>
          <chart:series chart:style-name="ch31" chart:values-cell-range-address="'Alternate Reality'.Z4:'Alternate Reality'.Z33" chart:label-cell-address="'Alternate Reality'.Z3:'Alternate Reality'.Z3" chart:class="chart:bar">
            <chart:data-point chart:repeated="30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'Alternate Reality'.D3:'Alternate Reality'.D3</svg:desc>
                </draw:g>
              </table:table-cell>
              <table:table-cell office:value-type="string">
                <text:p>5</text:p>
                <draw:g>
                  <svg:desc>'Alternate Reality'.E3:'Alternate Reality'.E3</svg:desc>
                </draw:g>
              </table:table-cell>
              <table:table-cell office:value-type="string">
                <text:p>6</text:p>
                <draw:g>
                  <svg:desc>'Alternate Reality'.F3:'Alternate Reality'.F3</svg:desc>
                </draw:g>
              </table:table-cell>
              <table:table-cell office:value-type="string">
                <text:p>7</text:p>
                <draw:g>
                  <svg:desc>'Alternate Reality'.G3:'Alternate Reality'.G3</svg:desc>
                </draw:g>
              </table:table-cell>
              <table:table-cell office:value-type="string">
                <text:p>8</text:p>
                <draw:g>
                  <svg:desc>'Alternate Reality'.H3:'Alternate Reality'.H3</svg:desc>
                </draw:g>
              </table:table-cell>
              <table:table-cell office:value-type="string">
                <text:p>9</text:p>
                <draw:g>
                  <svg:desc>'Alternate Reality'.I3:'Alternate Reality'.I3</svg:desc>
                </draw:g>
              </table:table-cell>
              <table:table-cell office:value-type="string">
                <text:p>10</text:p>
                <draw:g>
                  <svg:desc>'Alternate Reality'.J3:'Alternate Reality'.J3</svg:desc>
                </draw:g>
              </table:table-cell>
              <table:table-cell office:value-type="string">
                <text:p>11</text:p>
                <draw:g>
                  <svg:desc>'Alternate Reality'.K3:'Alternate Reality'.K3</svg:desc>
                </draw:g>
              </table:table-cell>
              <table:table-cell office:value-type="string">
                <text:p>12</text:p>
                <draw:g>
                  <svg:desc>'Alternate Reality'.L3:'Alternate Reality'.L3</svg:desc>
                </draw:g>
              </table:table-cell>
              <table:table-cell office:value-type="string">
                <text:p>13</text:p>
                <draw:g>
                  <svg:desc>'Alternate Reality'.M3:'Alternate Reality'.M3</svg:desc>
                </draw:g>
              </table:table-cell>
              <table:table-cell office:value-type="string">
                <text:p>14</text:p>
                <draw:g>
                  <svg:desc>'Alternate Reality'.N3:'Alternate Reality'.N3</svg:desc>
                </draw:g>
              </table:table-cell>
              <table:table-cell office:value-type="string">
                <text:p>15</text:p>
                <draw:g>
                  <svg:desc>'Alternate Reality'.O3:'Alternate Reality'.O3</svg:desc>
                </draw:g>
              </table:table-cell>
              <table:table-cell office:value-type="string">
                <text:p>16</text:p>
                <draw:g>
                  <svg:desc>'Alternate Reality'.P3:'Alternate Reality'.P3</svg:desc>
                </draw:g>
              </table:table-cell>
              <table:table-cell office:value-type="string">
                <text:p>17</text:p>
                <draw:g>
                  <svg:desc>'Alternate Reality'.Q3:'Alternate Reality'.Q3</svg:desc>
                </draw:g>
              </table:table-cell>
              <table:table-cell office:value-type="string">
                <text:p>18</text:p>
                <draw:g>
                  <svg:desc>'Alternate Reality'.R3:'Alternate Reality'.R3</svg:desc>
                </draw:g>
              </table:table-cell>
              <table:table-cell office:value-type="string">
                <text:p>19</text:p>
                <draw:g>
                  <svg:desc>'Alternate Reality'.S3:'Alternate Reality'.S3</svg:desc>
                </draw:g>
              </table:table-cell>
              <table:table-cell office:value-type="string">
                <text:p>20</text:p>
                <draw:g>
                  <svg:desc>'Alternate Reality'.T3:'Alternate Reality'.T3</svg:desc>
                </draw:g>
              </table:table-cell>
              <table:table-cell office:value-type="string">
                <text:p>21</text:p>
                <draw:g>
                  <svg:desc>'Alternate Reality'.U3:'Alternate Reality'.U3</svg:desc>
                </draw:g>
              </table:table-cell>
              <table:table-cell office:value-type="string">
                <text:p>22</text:p>
                <draw:g>
                  <svg:desc>'Alternate Reality'.V3:'Alternate Reality'.V3</svg:desc>
                </draw:g>
              </table:table-cell>
              <table:table-cell office:value-type="string">
                <text:p>23</text:p>
                <draw:g>
                  <svg:desc>'Alternate Reality'.W3:'Alternate Reality'.W3</svg:desc>
                </draw:g>
              </table:table-cell>
              <table:table-cell office:value-type="string">
                <text:p>24</text:p>
                <draw:g>
                  <svg:desc>'Alternate Reality'.X3:'Alternate Reality'.X3</svg:desc>
                </draw:g>
              </table:table-cell>
              <table:table-cell office:value-type="string">
                <text:p>25</text:p>
                <draw:g>
                  <svg:desc>'Alternate Reality'.Y3:'Alternate Reality'.Y3</svg:desc>
                </draw:g>
              </table:table-cell>
              <table:table-cell office:value-type="string">
                <text:p>26</text:p>
                <draw:g>
                  <svg:desc>'Alternate Reality'.Z3:'Alternate Reality'.Z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'Alternate Reality'.A4:'Alternate Reality'.A33</svg:desc>
                </draw:g>
              </table:table-cell>
              <table:table-cell office:value-type="float" office:value="200">
                <text:p>200</text:p>
                <draw:g>
                  <svg:desc>'Alternate Reality'.D4:'Alternate Reality'.D33</svg:desc>
                </draw:g>
              </table:table-cell>
              <table:table-cell office:value-type="float" office:value="223.606797749979">
                <text:p>223.606797749979</text:p>
                <draw:g>
                  <svg:desc>'Alternate Reality'.E4:'Alternate Reality'.E33</svg:desc>
                </draw:g>
              </table:table-cell>
              <table:table-cell office:value-type="float" office:value="244.948974278318">
                <text:p>244.948974278318</text:p>
                <draw:g>
                  <svg:desc>'Alternate Reality'.F4:'Alternate Reality'.F33</svg:desc>
                </draw:g>
              </table:table-cell>
              <table:table-cell office:value-type="float" office:value="264.575131106459">
                <text:p>264.575131106459</text:p>
                <draw:g>
                  <svg:desc>'Alternate Reality'.G4:'Alternate Reality'.G33</svg:desc>
                </draw:g>
              </table:table-cell>
              <table:table-cell office:value-type="float" office:value="282.842712474619">
                <text:p>282.842712474619</text:p>
                <draw:g>
                  <svg:desc>'Alternate Reality'.H4:'Alternate Reality'.H33</svg:desc>
                </draw:g>
              </table:table-cell>
              <table:table-cell office:value-type="float" office:value="300">
                <text:p>300</text:p>
                <draw:g>
                  <svg:desc>'Alternate Reality'.I4:'Alternate Reality'.I33</svg:desc>
                </draw:g>
              </table:table-cell>
              <table:table-cell office:value-type="float" office:value="316.227766016838">
                <text:p>316.227766016838</text:p>
                <draw:g>
                  <svg:desc>'Alternate Reality'.J4:'Alternate Reality'.J33</svg:desc>
                </draw:g>
              </table:table-cell>
              <table:table-cell office:value-type="float" office:value="331.66247903554">
                <text:p>331.66247903554</text:p>
                <draw:g>
                  <svg:desc>'Alternate Reality'.K4:'Alternate Reality'.K33</svg:desc>
                </draw:g>
              </table:table-cell>
              <table:table-cell office:value-type="float" office:value="346.410161513775">
                <text:p>346.410161513775</text:p>
                <draw:g>
                  <svg:desc>'Alternate Reality'.L4:'Alternate Reality'.L33</svg:desc>
                </draw:g>
              </table:table-cell>
              <table:table-cell office:value-type="float" office:value="360.555127546399">
                <text:p>360.555127546399</text:p>
                <draw:g>
                  <svg:desc>'Alternate Reality'.M4:'Alternate Reality'.M33</svg:desc>
                </draw:g>
              </table:table-cell>
              <table:table-cell office:value-type="float" office:value="374.165738677394">
                <text:p>374.165738677394</text:p>
                <draw:g>
                  <svg:desc>'Alternate Reality'.N4:'Alternate Reality'.N33</svg:desc>
                </draw:g>
              </table:table-cell>
              <table:table-cell office:value-type="float" office:value="387.298334620742">
                <text:p>387.298334620742</text:p>
                <draw:g>
                  <svg:desc>'Alternate Reality'.O4:'Alternate Reality'.O33</svg:desc>
                </draw:g>
              </table:table-cell>
              <table:table-cell office:value-type="float" office:value="400">
                <text:p>400</text:p>
                <draw:g>
                  <svg:desc>'Alternate Reality'.P4:'Alternate Reality'.P33</svg:desc>
                </draw:g>
              </table:table-cell>
              <table:table-cell office:value-type="float" office:value="412.310562561766">
                <text:p>412.310562561766</text:p>
                <draw:g>
                  <svg:desc>'Alternate Reality'.Q4:'Alternate Reality'.Q33</svg:desc>
                </draw:g>
              </table:table-cell>
              <table:table-cell office:value-type="float" office:value="424.264068711929">
                <text:p>424.264068711929</text:p>
                <draw:g>
                  <svg:desc>'Alternate Reality'.R4:'Alternate Reality'.R33</svg:desc>
                </draw:g>
              </table:table-cell>
              <table:table-cell office:value-type="float" office:value="435.889894354067">
                <text:p>435.889894354067</text:p>
                <draw:g>
                  <svg:desc>'Alternate Reality'.S4:'Alternate Reality'.S33</svg:desc>
                </draw:g>
              </table:table-cell>
              <table:table-cell office:value-type="float" office:value="447.213595499958">
                <text:p>447.213595499958</text:p>
                <draw:g>
                  <svg:desc>'Alternate Reality'.T4:'Alternate Reality'.T33</svg:desc>
                </draw:g>
              </table:table-cell>
              <table:table-cell office:value-type="float" office:value="458.257569495584">
                <text:p>458.257569495584</text:p>
                <draw:g>
                  <svg:desc>'Alternate Reality'.U4:'Alternate Reality'.U33</svg:desc>
                </draw:g>
              </table:table-cell>
              <table:table-cell office:value-type="float" office:value="469.041575982343">
                <text:p>469.041575982343</text:p>
                <draw:g>
                  <svg:desc>'Alternate Reality'.V4:'Alternate Reality'.V33</svg:desc>
                </draw:g>
              </table:table-cell>
              <table:table-cell office:value-type="float" office:value="479.583152331272">
                <text:p>479.583152331272</text:p>
                <draw:g>
                  <svg:desc>'Alternate Reality'.W4:'Alternate Reality'.W33</svg:desc>
                </draw:g>
              </table:table-cell>
              <table:table-cell office:value-type="float" office:value="489.897948556636">
                <text:p>489.897948556636</text:p>
                <draw:g>
                  <svg:desc>'Alternate Reality'.X4:'Alternate Reality'.X33</svg:desc>
                </draw:g>
              </table:table-cell>
              <table:table-cell office:value-type="float" office:value="500">
                <text:p>500</text:p>
                <draw:g>
                  <svg:desc>'Alternate Reality'.Y4:'Alternate Reality'.Y33</svg:desc>
                </draw:g>
              </table:table-cell>
              <table:table-cell office:value-type="float" office:value="509.901951359278">
                <text:p>509.901951359278</text:p>
                <draw:g>
                  <svg:desc>'Alternate Reality'.Z4:'Alternate Reality'.Z33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82.842712474619">
                <text:p>282.842712474619</text:p>
              </table:table-cell>
              <table:table-cell office:value-type="float" office:value="316.227766016838">
                <text:p>316.227766016838</text:p>
              </table:table-cell>
              <table:table-cell office:value-type="float" office:value="346.410161513775">
                <text:p>346.410161513775</text:p>
              </table:table-cell>
              <table:table-cell office:value-type="float" office:value="374.165738677394">
                <text:p>374.165738677394</text:p>
              </table:table-cell>
              <table:table-cell office:value-type="float" office:value="400">
                <text:p>400</text:p>
              </table:table-cell>
              <table:table-cell office:value-type="float" office:value="424.264068711929">
                <text:p>424.264068711929</text:p>
              </table:table-cell>
              <table:table-cell office:value-type="float" office:value="447.213595499958">
                <text:p>447.213595499958</text:p>
              </table:table-cell>
              <table:table-cell office:value-type="float" office:value="469.041575982343">
                <text:p>469.041575982343</text:p>
              </table:table-cell>
              <table:table-cell office:value-type="float" office:value="489.897948556636">
                <text:p>489.897948556636</text:p>
              </table:table-cell>
              <table:table-cell office:value-type="float" office:value="509.901951359278">
                <text:p>509.901951359278</text:p>
              </table:table-cell>
              <table:table-cell office:value-type="float" office:value="529.150262212918">
                <text:p>529.150262212918</text:p>
              </table:table-cell>
              <table:table-cell office:value-type="float" office:value="547.722557505166">
                <text:p>547.722557505166</text:p>
              </table:table-cell>
              <table:table-cell office:value-type="float" office:value="565.685424949238">
                <text:p>565.685424949238</text:p>
              </table:table-cell>
              <table:table-cell office:value-type="float" office:value="583.09518948453">
                <text:p>583.09518948453</text:p>
              </table:table-cell>
              <table:table-cell office:value-type="float" office:value="600">
                <text:p>600</text:p>
              </table:table-cell>
              <table:table-cell office:value-type="float" office:value="616.441400296898">
                <text:p>616.441400296898</text:p>
              </table:table-cell>
              <table:table-cell office:value-type="float" office:value="632.455532033676">
                <text:p>632.455532033676</text:p>
              </table:table-cell>
              <table:table-cell office:value-type="float" office:value="648.074069840786">
                <text:p>648.074069840786</text:p>
              </table:table-cell>
              <table:table-cell office:value-type="float" office:value="663.32495807108">
                <text:p>663.32495807108</text:p>
              </table:table-cell>
              <table:table-cell office:value-type="float" office:value="678.232998312527">
                <text:p>678.232998312527</text:p>
              </table:table-cell>
              <table:table-cell office:value-type="float" office:value="692.820323027551">
                <text:p>692.820323027551</text:p>
              </table:table-cell>
              <table:table-cell office:value-type="float" office:value="707.106781186548">
                <text:p>707.106781186548</text:p>
              </table:table-cell>
              <table:table-cell office:value-type="float" office:value="721.110255092798">
                <text:p>721.11025509279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46.410161513775">
                <text:p>346.410161513775</text:p>
              </table:table-cell>
              <table:table-cell office:value-type="float" office:value="387.298334620742">
                <text:p>387.298334620742</text:p>
              </table:table-cell>
              <table:table-cell office:value-type="float" office:value="424.264068711929">
                <text:p>424.264068711929</text:p>
              </table:table-cell>
              <table:table-cell office:value-type="float" office:value="458.257569495584">
                <text:p>458.257569495584</text:p>
              </table:table-cell>
              <table:table-cell office:value-type="float" office:value="489.897948556636">
                <text:p>489.897948556636</text:p>
              </table:table-cell>
              <table:table-cell office:value-type="float" office:value="519.615242270663">
                <text:p>519.615242270663</text:p>
              </table:table-cell>
              <table:table-cell office:value-type="float" office:value="547.722557505166">
                <text:p>547.722557505166</text:p>
              </table:table-cell>
              <table:table-cell office:value-type="float" office:value="574.456264653803">
                <text:p>574.456264653803</text:p>
              </table:table-cell>
              <table:table-cell office:value-type="float" office:value="600">
                <text:p>600</text:p>
              </table:table-cell>
              <table:table-cell office:value-type="float" office:value="624.49979983984">
                <text:p>624.49979983984</text:p>
              </table:table-cell>
              <table:table-cell office:value-type="float" office:value="648.074069840786">
                <text:p>648.074069840786</text:p>
              </table:table-cell>
              <table:table-cell office:value-type="float" office:value="670.820393249937">
                <text:p>670.820393249937</text:p>
              </table:table-cell>
              <table:table-cell office:value-type="float" office:value="692.820323027551">
                <text:p>692.820323027551</text:p>
              </table:table-cell>
              <table:table-cell office:value-type="float" office:value="714.142842854285">
                <text:p>714.142842854285</text:p>
              </table:table-cell>
              <table:table-cell office:value-type="float" office:value="734.846922834953">
                <text:p>734.846922834953</text:p>
              </table:table-cell>
              <table:table-cell office:value-type="float" office:value="754.983443527075">
                <text:p>754.983443527075</text:p>
              </table:table-cell>
              <table:table-cell office:value-type="float" office:value="774.596669241483">
                <text:p>774.596669241483</text:p>
              </table:table-cell>
              <table:table-cell office:value-type="float" office:value="793.725393319377">
                <text:p>793.725393319377</text:p>
              </table:table-cell>
              <table:table-cell office:value-type="float" office:value="812.403840463596">
                <text:p>812.403840463596</text:p>
              </table:table-cell>
              <table:table-cell office:value-type="float" office:value="830.662386291808">
                <text:p>830.662386291808</text:p>
              </table:table-cell>
              <table:table-cell office:value-type="float" office:value="848.528137423857">
                <text:p>848.528137423857</text:p>
              </table:table-cell>
              <table:table-cell office:value-type="float" office:value="866.025403784439">
                <text:p>866.025403784439</text:p>
              </table:table-cell>
              <table:table-cell office:value-type="float" office:value="883.176086632785">
                <text:p>883.17608663278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">
                <text:p>400</text:p>
              </table:table-cell>
              <table:table-cell office:value-type="float" office:value="447.213595499958">
                <text:p>447.213595499958</text:p>
              </table:table-cell>
              <table:table-cell office:value-type="float" office:value="489.897948556636">
                <text:p>489.897948556636</text:p>
              </table:table-cell>
              <table:table-cell office:value-type="float" office:value="529.150262212918">
                <text:p>529.150262212918</text:p>
              </table:table-cell>
              <table:table-cell office:value-type="float" office:value="565.685424949238">
                <text:p>565.685424949238</text:p>
              </table:table-cell>
              <table:table-cell office:value-type="float" office:value="600">
                <text:p>600</text:p>
              </table:table-cell>
              <table:table-cell office:value-type="float" office:value="632.455532033676">
                <text:p>632.455532033676</text:p>
              </table:table-cell>
              <table:table-cell office:value-type="float" office:value="663.32495807108">
                <text:p>663.32495807108</text:p>
              </table:table-cell>
              <table:table-cell office:value-type="float" office:value="692.820323027551">
                <text:p>692.820323027551</text:p>
              </table:table-cell>
              <table:table-cell office:value-type="float" office:value="721.110255092798">
                <text:p>721.110255092798</text:p>
              </table:table-cell>
              <table:table-cell office:value-type="float" office:value="748.331477354788">
                <text:p>748.331477354788</text:p>
              </table:table-cell>
              <table:table-cell office:value-type="float" office:value="774.596669241483">
                <text:p>774.596669241483</text:p>
              </table:table-cell>
              <table:table-cell office:value-type="float" office:value="800">
                <text:p>800</text:p>
              </table:table-cell>
              <table:table-cell office:value-type="float" office:value="824.621125123532">
                <text:p>824.621125123532</text:p>
              </table:table-cell>
              <table:table-cell office:value-type="float" office:value="848.528137423857">
                <text:p>848.528137423857</text:p>
              </table:table-cell>
              <table:table-cell office:value-type="float" office:value="871.779788708135">
                <text:p>871.779788708135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916.515138991168">
                <text:p>916.515138991168</text:p>
              </table:table-cell>
              <table:table-cell office:value-type="float" office:value="938.083151964686">
                <text:p>938.083151964686</text:p>
              </table:table-cell>
              <table:table-cell office:value-type="float" office:value="959.166304662544">
                <text:p>959.166304662544</text:p>
              </table:table-cell>
              <table:table-cell office:value-type="float" office:value="979.795897113271">
                <text:p>979.795897113271</text:p>
              </table:table-cell>
              <table:table-cell office:value-type="float" office:value="1000">
                <text:p>1000</text:p>
              </table:table-cell>
              <table:table-cell office:value-type="float" office:value="1019.80390271856">
                <text:p>1019.8039027185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47.213595499958">
                <text:p>447.213595499958</text:p>
              </table:table-cell>
              <table:table-cell office:value-type="float" office:value="500">
                <text:p>500</text:p>
              </table:table-cell>
              <table:table-cell office:value-type="float" office:value="547.722557505166">
                <text:p>547.722557505166</text:p>
              </table:table-cell>
              <table:table-cell office:value-type="float" office:value="591.607978309962">
                <text:p>591.607978309962</text:p>
              </table:table-cell>
              <table:table-cell office:value-type="float" office:value="632.455532033676">
                <text:p>632.455532033676</text:p>
              </table:table-cell>
              <table:table-cell office:value-type="float" office:value="670.820393249937">
                <text:p>670.820393249937</text:p>
              </table:table-cell>
              <table:table-cell office:value-type="float" office:value="707.106781186548">
                <text:p>707.106781186548</text:p>
              </table:table-cell>
              <table:table-cell office:value-type="float" office:value="741.619848709566">
                <text:p>741.619848709566</text:p>
              </table:table-cell>
              <table:table-cell office:value-type="float" office:value="774.596669241483">
                <text:p>774.596669241483</text:p>
              </table:table-cell>
              <table:table-cell office:value-type="float" office:value="806.225774829855">
                <text:p>806.225774829855</text:p>
              </table:table-cell>
              <table:table-cell office:value-type="float" office:value="836.660026534076">
                <text:p>836.660026534076</text:p>
              </table:table-cell>
              <table:table-cell office:value-type="float" office:value="866.025403784439">
                <text:p>866.025403784439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921.954445729289">
                <text:p>921.954445729289</text:p>
              </table:table-cell>
              <table:table-cell office:value-type="float" office:value="948.683298050514">
                <text:p>948.683298050514</text:p>
              </table:table-cell>
              <table:table-cell office:value-type="float" office:value="974.679434480896">
                <text:p>974.679434480896</text:p>
              </table:table-cell>
              <table:table-cell office:value-type="float" office:value="1000">
                <text:p>1000</text:p>
              </table:table-cell>
              <table:table-cell office:value-type="float" office:value="1024.69507659596">
                <text:p>1024.69507659596</text:p>
              </table:table-cell>
              <table:table-cell office:value-type="float" office:value="1048.80884817015">
                <text:p>1048.80884817015</text:p>
              </table:table-cell>
              <table:table-cell office:value-type="float" office:value="1072.38052947636">
                <text:p>1072.38052947636</text:p>
              </table:table-cell>
              <table:table-cell office:value-type="float" office:value="1095.44511501033">
                <text:p>1095.44511501033</text:p>
              </table:table-cell>
              <table:table-cell office:value-type="float" office:value="1118.0339887499">
                <text:p>1118.0339887499</text:p>
              </table:table-cell>
              <table:table-cell office:value-type="float" office:value="1140.17542509914">
                <text:p>1140.17542509914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489.897948556636">
                <text:p>489.897948556636</text:p>
              </table:table-cell>
              <table:table-cell office:value-type="float" office:value="547.722557505166">
                <text:p>547.722557505166</text:p>
              </table:table-cell>
              <table:table-cell office:value-type="float" office:value="600">
                <text:p>600</text:p>
              </table:table-cell>
              <table:table-cell office:value-type="float" office:value="648.074069840786">
                <text:p>648.074069840786</text:p>
              </table:table-cell>
              <table:table-cell office:value-type="float" office:value="692.820323027551">
                <text:p>692.820323027551</text:p>
              </table:table-cell>
              <table:table-cell office:value-type="float" office:value="734.846922834953">
                <text:p>734.846922834953</text:p>
              </table:table-cell>
              <table:table-cell office:value-type="float" office:value="774.596669241483">
                <text:p>774.596669241483</text:p>
              </table:table-cell>
              <table:table-cell office:value-type="float" office:value="812.403840463596">
                <text:p>812.403840463596</text:p>
              </table:table-cell>
              <table:table-cell office:value-type="float" office:value="848.528137423857">
                <text:p>848.528137423857</text:p>
              </table:table-cell>
              <table:table-cell office:value-type="float" office:value="883.176086632785">
                <text:p>883.176086632785</text:p>
              </table:table-cell>
              <table:table-cell office:value-type="float" office:value="916.515138991168">
                <text:p>916.515138991168</text:p>
              </table:table-cell>
              <table:table-cell office:value-type="float" office:value="948.683298050514">
                <text:p>948.683298050514</text:p>
              </table:table-cell>
              <table:table-cell office:value-type="float" office:value="979.795897113271">
                <text:p>979.795897113271</text:p>
              </table:table-cell>
              <table:table-cell office:value-type="float" office:value="1009.95049383621">
                <text:p>1009.95049383621</text:p>
              </table:table-cell>
              <table:table-cell office:value-type="float" office:value="1039.23048454133">
                <text:p>1039.23048454133</text:p>
              </table:table-cell>
              <table:table-cell office:value-type="float" office:value="1067.70782520313">
                <text:p>1067.70782520313</text:p>
              </table:table-cell>
              <table:table-cell office:value-type="float" office:value="1095.44511501033">
                <text:p>1095.44511501033</text:p>
              </table:table-cell>
              <table:table-cell office:value-type="float" office:value="1122.49721603218">
                <text:p>1122.49721603218</text:p>
              </table:table-cell>
              <table:table-cell office:value-type="float" office:value="1148.91252930761">
                <text:p>1148.91252930761</text:p>
              </table:table-cell>
              <table:table-cell office:value-type="float" office:value="1174.73401244707">
                <text:p>1174.73401244707</text:p>
              </table:table-cell>
              <table:table-cell office:value-type="float" office:value="1200">
                <text:p>1200</text:p>
              </table:table-cell>
              <table:table-cell office:value-type="float" office:value="1224.74487139159">
                <text:p>1224.74487139159</text:p>
              </table:table-cell>
              <table:table-cell office:value-type="float" office:value="1248.99959967968">
                <text:p>1248.9995996796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529.150262212918">
                <text:p>529.150262212918</text:p>
              </table:table-cell>
              <table:table-cell office:value-type="float" office:value="591.607978309962">
                <text:p>591.607978309962</text:p>
              </table:table-cell>
              <table:table-cell office:value-type="float" office:value="648.074069840786">
                <text:p>648.074069840786</text:p>
              </table:table-cell>
              <table:table-cell office:value-type="float" office:value="700">
                <text:p>700</text:p>
              </table:table-cell>
              <table:table-cell office:value-type="float" office:value="748.331477354788">
                <text:p>748.331477354788</text:p>
              </table:table-cell>
              <table:table-cell office:value-type="float" office:value="793.725393319377">
                <text:p>793.725393319377</text:p>
              </table:table-cell>
              <table:table-cell office:value-type="float" office:value="836.660026534076">
                <text:p>836.660026534076</text:p>
              </table:table-cell>
              <table:table-cell office:value-type="float" office:value="877.496438739212">
                <text:p>877.496438739212</text:p>
              </table:table-cell>
              <table:table-cell office:value-type="float" office:value="916.515138991168">
                <text:p>916.515138991168</text:p>
              </table:table-cell>
              <table:table-cell office:value-type="float" office:value="953.939201416946">
                <text:p>953.939201416946</text:p>
              </table:table-cell>
              <table:table-cell office:value-type="float" office:value="989.949493661167">
                <text:p>989.949493661167</text:p>
              </table:table-cell>
              <table:table-cell office:value-type="float" office:value="1024.69507659596">
                <text:p>1024.69507659596</text:p>
              </table:table-cell>
              <table:table-cell office:value-type="float" office:value="1058.30052442584">
                <text:p>1058.30052442584</text:p>
              </table:table-cell>
              <table:table-cell office:value-type="float" office:value="1090.87121146357">
                <text:p>1090.87121146357</text:p>
              </table:table-cell>
              <table:table-cell office:value-type="float" office:value="1122.49721603218">
                <text:p>1122.49721603218</text:p>
              </table:table-cell>
              <table:table-cell office:value-type="float" office:value="1153.25625946708">
                <text:p>1153.25625946708</text:p>
              </table:table-cell>
              <table:table-cell office:value-type="float" office:value="1183.21595661992">
                <text:p>1183.21595661992</text:p>
              </table:table-cell>
              <table:table-cell office:value-type="float" office:value="1212.43556529821">
                <text:p>1212.43556529821</text:p>
              </table:table-cell>
              <table:table-cell office:value-type="float" office:value="1240.96736459909">
                <text:p>1240.96736459909</text:p>
              </table:table-cell>
              <table:table-cell office:value-type="float" office:value="1268.85775404495">
                <text:p>1268.85775404495</text:p>
              </table:table-cell>
              <table:table-cell office:value-type="float" office:value="1296.14813968157">
                <text:p>1296.14813968157</text:p>
              </table:table-cell>
              <table:table-cell office:value-type="float" office:value="1322.8756555323">
                <text:p>1322.8756555323</text:p>
              </table:table-cell>
              <table:table-cell office:value-type="float" office:value="1349.0737563232">
                <text:p>1349.073756323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565.685424949238">
                <text:p>565.685424949238</text:p>
              </table:table-cell>
              <table:table-cell office:value-type="float" office:value="632.455532033676">
                <text:p>632.455532033676</text:p>
              </table:table-cell>
              <table:table-cell office:value-type="float" office:value="692.820323027551">
                <text:p>692.820323027551</text:p>
              </table:table-cell>
              <table:table-cell office:value-type="float" office:value="748.331477354788">
                <text:p>748.331477354788</text:p>
              </table:table-cell>
              <table:table-cell office:value-type="float" office:value="800">
                <text:p>800</text:p>
              </table:table-cell>
              <table:table-cell office:value-type="float" office:value="848.528137423857">
                <text:p>848.528137423857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938.083151964686">
                <text:p>938.083151964686</text:p>
              </table:table-cell>
              <table:table-cell office:value-type="float" office:value="979.795897113271">
                <text:p>979.795897113271</text:p>
              </table:table-cell>
              <table:table-cell office:value-type="float" office:value="1019.80390271856">
                <text:p>1019.80390271856</text:p>
              </table:table-cell>
              <table:table-cell office:value-type="float" office:value="1058.30052442584">
                <text:p>1058.30052442584</text:p>
              </table:table-cell>
              <table:table-cell office:value-type="float" office:value="1095.44511501033">
                <text:p>1095.44511501033</text:p>
              </table:table-cell>
              <table:table-cell office:value-type="float" office:value="1131.37084989848">
                <text:p>1131.37084989848</text:p>
              </table:table-cell>
              <table:table-cell office:value-type="float" office:value="1166.19037896906">
                <text:p>1166.19037896906</text:p>
              </table:table-cell>
              <table:table-cell office:value-type="float" office:value="1200">
                <text:p>1200</text:p>
              </table:table-cell>
              <table:table-cell office:value-type="float" office:value="1232.8828005938">
                <text:p>1232.8828005938</text:p>
              </table:table-cell>
              <table:table-cell office:value-type="float" office:value="1264.91106406735">
                <text:p>1264.91106406735</text:p>
              </table:table-cell>
              <table:table-cell office:value-type="float" office:value="1296.14813968157">
                <text:p>1296.14813968157</text:p>
              </table:table-cell>
              <table:table-cell office:value-type="float" office:value="1326.64991614216">
                <text:p>1326.64991614216</text:p>
              </table:table-cell>
              <table:table-cell office:value-type="float" office:value="1356.46599662505">
                <text:p>1356.46599662505</text:p>
              </table:table-cell>
              <table:table-cell office:value-type="float" office:value="1385.6406460551">
                <text:p>1385.6406460551</text:p>
              </table:table-cell>
              <table:table-cell office:value-type="float" office:value="1414.2135623731">
                <text:p>1414.2135623731</text:p>
              </table:table-cell>
              <table:table-cell office:value-type="float" office:value="1442.2205101856">
                <text:p>1442.2205101856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600">
                <text:p>600</text:p>
              </table:table-cell>
              <table:table-cell office:value-type="float" office:value="670.820393249937">
                <text:p>670.820393249937</text:p>
              </table:table-cell>
              <table:table-cell office:value-type="float" office:value="734.846922834953">
                <text:p>734.846922834953</text:p>
              </table:table-cell>
              <table:table-cell office:value-type="float" office:value="793.725393319377">
                <text:p>793.725393319377</text:p>
              </table:table-cell>
              <table:table-cell office:value-type="float" office:value="848.528137423857">
                <text:p>848.528137423857</text:p>
              </table:table-cell>
              <table:table-cell office:value-type="float" office:value="900">
                <text:p>900</text:p>
              </table:table-cell>
              <table:table-cell office:value-type="float" office:value="948.683298050514">
                <text:p>948.683298050514</text:p>
              </table:table-cell>
              <table:table-cell office:value-type="float" office:value="994.98743710662">
                <text:p>994.98743710662</text:p>
              </table:table-cell>
              <table:table-cell office:value-type="float" office:value="1039.23048454133">
                <text:p>1039.23048454133</text:p>
              </table:table-cell>
              <table:table-cell office:value-type="float" office:value="1081.6653826392">
                <text:p>1081.6653826392</text:p>
              </table:table-cell>
              <table:table-cell office:value-type="float" office:value="1122.49721603218">
                <text:p>1122.49721603218</text:p>
              </table:table-cell>
              <table:table-cell office:value-type="float" office:value="1161.89500386223">
                <text:p>1161.89500386223</text:p>
              </table:table-cell>
              <table:table-cell office:value-type="float" office:value="1200">
                <text:p>1200</text:p>
              </table:table-cell>
              <table:table-cell office:value-type="float" office:value="1236.9316876853">
                <text:p>1236.9316876853</text:p>
              </table:table-cell>
              <table:table-cell office:value-type="float" office:value="1272.79220613579">
                <text:p>1272.79220613579</text:p>
              </table:table-cell>
              <table:table-cell office:value-type="float" office:value="1307.6696830622">
                <text:p>1307.6696830622</text:p>
              </table:table-cell>
              <table:table-cell office:value-type="float" office:value="1341.64078649987">
                <text:p>1341.64078649987</text:p>
              </table:table-cell>
              <table:table-cell office:value-type="float" office:value="1374.77270848675">
                <text:p>1374.77270848675</text:p>
              </table:table-cell>
              <table:table-cell office:value-type="float" office:value="1407.12472794703">
                <text:p>1407.12472794703</text:p>
              </table:table-cell>
              <table:table-cell office:value-type="float" office:value="1438.74945699382">
                <text:p>1438.74945699382</text:p>
              </table:table-cell>
              <table:table-cell office:value-type="float" office:value="1469.69384566991">
                <text:p>1469.69384566991</text:p>
              </table:table-cell>
              <table:table-cell office:value-type="float" office:value="1500">
                <text:p>1500</text:p>
              </table:table-cell>
              <table:table-cell office:value-type="float" office:value="1529.70585407784">
                <text:p>1529.7058540778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32.455532033676">
                <text:p>632.455532033676</text:p>
              </table:table-cell>
              <table:table-cell office:value-type="float" office:value="707.106781186548">
                <text:p>707.106781186548</text:p>
              </table:table-cell>
              <table:table-cell office:value-type="float" office:value="774.596669241483">
                <text:p>774.596669241483</text:p>
              </table:table-cell>
              <table:table-cell office:value-type="float" office:value="836.660026534076">
                <text:p>836.660026534076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948.683298050514">
                <text:p>948.683298050514</text:p>
              </table:table-cell>
              <table:table-cell office:value-type="float" office:value="1000">
                <text:p>1000</text:p>
              </table:table-cell>
              <table:table-cell office:value-type="float" office:value="1048.80884817015">
                <text:p>1048.80884817015</text:p>
              </table:table-cell>
              <table:table-cell office:value-type="float" office:value="1095.44511501033">
                <text:p>1095.44511501033</text:p>
              </table:table-cell>
              <table:table-cell office:value-type="float" office:value="1140.17542509914">
                <text:p>1140.17542509914</text:p>
              </table:table-cell>
              <table:table-cell office:value-type="float" office:value="1183.21595661992">
                <text:p>1183.21595661992</text:p>
              </table:table-cell>
              <table:table-cell office:value-type="float" office:value="1224.74487139159">
                <text:p>1224.74487139159</text:p>
              </table:table-cell>
              <table:table-cell office:value-type="float" office:value="1264.91106406735">
                <text:p>1264.91106406735</text:p>
              </table:table-cell>
              <table:table-cell office:value-type="float" office:value="1303.84048104053">
                <text:p>1303.84048104053</text:p>
              </table:table-cell>
              <table:table-cell office:value-type="float" office:value="1341.64078649987">
                <text:p>1341.64078649987</text:p>
              </table:table-cell>
              <table:table-cell office:value-type="float" office:value="1378.40487520902">
                <text:p>1378.40487520902</text:p>
              </table:table-cell>
              <table:table-cell office:value-type="float" office:value="1414.2135623731">
                <text:p>1414.2135623731</text:p>
              </table:table-cell>
              <table:table-cell office:value-type="float" office:value="1449.13767461894">
                <text:p>1449.13767461894</text:p>
              </table:table-cell>
              <table:table-cell office:value-type="float" office:value="1483.23969741913">
                <text:p>1483.23969741913</text:p>
              </table:table-cell>
              <table:table-cell office:value-type="float" office:value="1516.57508881031">
                <text:p>1516.57508881031</text:p>
              </table:table-cell>
              <table:table-cell office:value-type="float" office:value="1549.19333848297">
                <text:p>1549.19333848297</text:p>
              </table:table-cell>
              <table:table-cell office:value-type="float" office:value="1581.13883008419">
                <text:p>1581.13883008419</text:p>
              </table:table-cell>
              <table:table-cell office:value-type="float" office:value="1612.45154965971">
                <text:p>1612.45154965971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663.32495807108">
                <text:p>663.32495807108</text:p>
              </table:table-cell>
              <table:table-cell office:value-type="float" office:value="741.619848709566">
                <text:p>741.619848709566</text:p>
              </table:table-cell>
              <table:table-cell office:value-type="float" office:value="812.403840463596">
                <text:p>812.403840463596</text:p>
              </table:table-cell>
              <table:table-cell office:value-type="float" office:value="877.496438739212">
                <text:p>877.496438739212</text:p>
              </table:table-cell>
              <table:table-cell office:value-type="float" office:value="938.083151964686">
                <text:p>938.083151964686</text:p>
              </table:table-cell>
              <table:table-cell office:value-type="float" office:value="994.98743710662">
                <text:p>994.98743710662</text:p>
              </table:table-cell>
              <table:table-cell office:value-type="float" office:value="1048.80884817015">
                <text:p>1048.80884817015</text:p>
              </table:table-cell>
              <table:table-cell office:value-type="float" office:value="1100">
                <text:p>1100</text:p>
              </table:table-cell>
              <table:table-cell office:value-type="float" office:value="1148.91252930761">
                <text:p>1148.91252930761</text:p>
              </table:table-cell>
              <table:table-cell office:value-type="float" office:value="1195.82607431014">
                <text:p>1195.82607431014</text:p>
              </table:table-cell>
              <table:table-cell office:value-type="float" office:value="1240.96736459909">
                <text:p>1240.96736459909</text:p>
              </table:table-cell>
              <table:table-cell office:value-type="float" office:value="1284.52325786651">
                <text:p>1284.52325786651</text:p>
              </table:table-cell>
              <table:table-cell office:value-type="float" office:value="1326.64991614216">
                <text:p>1326.64991614216</text:p>
              </table:table-cell>
              <table:table-cell office:value-type="float" office:value="1367.47943311773">
                <text:p>1367.47943311773</text:p>
              </table:table-cell>
              <table:table-cell office:value-type="float" office:value="1407.12472794703">
                <text:p>1407.12472794703</text:p>
              </table:table-cell>
              <table:table-cell office:value-type="float" office:value="1445.6832294801">
                <text:p>1445.6832294801</text:p>
              </table:table-cell>
              <table:table-cell office:value-type="float" office:value="1483.23969741913">
                <text:p>1483.23969741913</text:p>
              </table:table-cell>
              <table:table-cell office:value-type="float" office:value="1519.86841535707">
                <text:p>1519.86841535707</text:p>
              </table:table-cell>
              <table:table-cell office:value-type="float" office:value="1555.6349186104">
                <text:p>1555.6349186104</text:p>
              </table:table-cell>
              <table:table-cell office:value-type="float" office:value="1590.59737205869">
                <text:p>1590.59737205869</text:p>
              </table:table-cell>
              <table:table-cell office:value-type="float" office:value="1624.80768092719">
                <text:p>1624.80768092719</text:p>
              </table:table-cell>
              <table:table-cell office:value-type="float" office:value="1658.3123951777">
                <text:p>1658.3123951777</text:p>
              </table:table-cell>
              <table:table-cell office:value-type="float" office:value="1691.15345252878">
                <text:p>1691.15345252878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692.820323027551">
                <text:p>692.820323027551</text:p>
              </table:table-cell>
              <table:table-cell office:value-type="float" office:value="774.596669241483">
                <text:p>774.596669241483</text:p>
              </table:table-cell>
              <table:table-cell office:value-type="float" office:value="848.528137423857">
                <text:p>848.528137423857</text:p>
              </table:table-cell>
              <table:table-cell office:value-type="float" office:value="916.515138991168">
                <text:p>916.515138991168</text:p>
              </table:table-cell>
              <table:table-cell office:value-type="float" office:value="979.795897113271">
                <text:p>979.795897113271</text:p>
              </table:table-cell>
              <table:table-cell office:value-type="float" office:value="1039.23048454133">
                <text:p>1039.23048454133</text:p>
              </table:table-cell>
              <table:table-cell office:value-type="float" office:value="1095.44511501033">
                <text:p>1095.44511501033</text:p>
              </table:table-cell>
              <table:table-cell office:value-type="float" office:value="1148.91252930761">
                <text:p>1148.91252930761</text:p>
              </table:table-cell>
              <table:table-cell office:value-type="float" office:value="1200">
                <text:p>1200</text:p>
              </table:table-cell>
              <table:table-cell office:value-type="float" office:value="1248.99959967968">
                <text:p>1248.99959967968</text:p>
              </table:table-cell>
              <table:table-cell office:value-type="float" office:value="1296.14813968157">
                <text:p>1296.14813968157</text:p>
              </table:table-cell>
              <table:table-cell office:value-type="float" office:value="1341.64078649987">
                <text:p>1341.64078649987</text:p>
              </table:table-cell>
              <table:table-cell office:value-type="float" office:value="1385.6406460551">
                <text:p>1385.6406460551</text:p>
              </table:table-cell>
              <table:table-cell office:value-type="float" office:value="1428.28568570857">
                <text:p>1428.28568570857</text:p>
              </table:table-cell>
              <table:table-cell office:value-type="float" office:value="1469.69384566991">
                <text:p>1469.69384566991</text:p>
              </table:table-cell>
              <table:table-cell office:value-type="float" office:value="1509.96688705415">
                <text:p>1509.96688705415</text:p>
              </table:table-cell>
              <table:table-cell office:value-type="float" office:value="1549.19333848297">
                <text:p>1549.19333848297</text:p>
              </table:table-cell>
              <table:table-cell office:value-type="float" office:value="1587.45078663875">
                <text:p>1587.45078663875</text:p>
              </table:table-cell>
              <table:table-cell office:value-type="float" office:value="1624.80768092719">
                <text:p>1624.80768092719</text:p>
              </table:table-cell>
              <table:table-cell office:value-type="float" office:value="1661.32477258361">
                <text:p>1661.32477258361</text:p>
              </table:table-cell>
              <table:table-cell office:value-type="float" office:value="1697.05627484771">
                <text:p>1697.05627484771</text:p>
              </table:table-cell>
              <table:table-cell office:value-type="float" office:value="1732.05080756888">
                <text:p>1732.05080756888</text:p>
              </table:table-cell>
              <table:table-cell office:value-type="float" office:value="1766.35217326557">
                <text:p>1766.35217326557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721.110255092798">
                <text:p>721.110255092798</text:p>
              </table:table-cell>
              <table:table-cell office:value-type="float" office:value="806.225774829855">
                <text:p>806.225774829855</text:p>
              </table:table-cell>
              <table:table-cell office:value-type="float" office:value="883.176086632785">
                <text:p>883.176086632785</text:p>
              </table:table-cell>
              <table:table-cell office:value-type="float" office:value="953.939201416946">
                <text:p>953.939201416946</text:p>
              </table:table-cell>
              <table:table-cell office:value-type="float" office:value="1019.80390271856">
                <text:p>1019.80390271856</text:p>
              </table:table-cell>
              <table:table-cell office:value-type="float" office:value="1081.6653826392">
                <text:p>1081.6653826392</text:p>
              </table:table-cell>
              <table:table-cell office:value-type="float" office:value="1140.17542509914">
                <text:p>1140.17542509914</text:p>
              </table:table-cell>
              <table:table-cell office:value-type="float" office:value="1195.82607431014">
                <text:p>1195.82607431014</text:p>
              </table:table-cell>
              <table:table-cell office:value-type="float" office:value="1248.99959967968">
                <text:p>1248.99959967968</text:p>
              </table:table-cell>
              <table:table-cell office:value-type="float" office:value="1300">
                <text:p>1300</text:p>
              </table:table-cell>
              <table:table-cell office:value-type="float" office:value="1349.0737563232">
                <text:p>1349.0737563232</text:p>
              </table:table-cell>
              <table:table-cell office:value-type="float" office:value="1396.42400437689">
                <text:p>1396.42400437689</text:p>
              </table:table-cell>
              <table:table-cell office:value-type="float" office:value="1442.2205101856">
                <text:p>1442.2205101856</text:p>
              </table:table-cell>
              <table:table-cell office:value-type="float" office:value="1486.60687473185">
                <text:p>1486.60687473185</text:p>
              </table:table-cell>
              <table:table-cell office:value-type="float" office:value="1529.70585407784">
                <text:p>1529.70585407784</text:p>
              </table:table-cell>
              <table:table-cell office:value-type="float" office:value="1571.62336455017">
                <text:p>1571.62336455017</text:p>
              </table:table-cell>
              <table:table-cell office:value-type="float" office:value="1612.45154965971">
                <text:p>1612.45154965971</text:p>
              </table:table-cell>
              <table:table-cell office:value-type="float" office:value="1652.27116418583">
                <text:p>1652.27116418583</text:p>
              </table:table-cell>
              <table:table-cell office:value-type="float" office:value="1691.15345252878">
                <text:p>1691.15345252878</text:p>
              </table:table-cell>
              <table:table-cell office:value-type="float" office:value="1729.16164657906">
                <text:p>1729.16164657906</text:p>
              </table:table-cell>
              <table:table-cell office:value-type="float" office:value="1766.35217326557">
                <text:p>1766.35217326557</text:p>
              </table:table-cell>
              <table:table-cell office:value-type="float" office:value="1802.77563773199">
                <text:p>1802.77563773199</text:p>
              </table:table-cell>
              <table:table-cell office:value-type="float" office:value="1838.47763108502">
                <text:p>1838.47763108502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748.331477354788">
                <text:p>748.331477354788</text:p>
              </table:table-cell>
              <table:table-cell office:value-type="float" office:value="836.660026534076">
                <text:p>836.660026534076</text:p>
              </table:table-cell>
              <table:table-cell office:value-type="float" office:value="916.515138991168">
                <text:p>916.515138991168</text:p>
              </table:table-cell>
              <table:table-cell office:value-type="float" office:value="989.949493661167">
                <text:p>989.949493661167</text:p>
              </table:table-cell>
              <table:table-cell office:value-type="float" office:value="1058.30052442584">
                <text:p>1058.30052442584</text:p>
              </table:table-cell>
              <table:table-cell office:value-type="float" office:value="1122.49721603218">
                <text:p>1122.49721603218</text:p>
              </table:table-cell>
              <table:table-cell office:value-type="float" office:value="1183.21595661992">
                <text:p>1183.21595661992</text:p>
              </table:table-cell>
              <table:table-cell office:value-type="float" office:value="1240.96736459909">
                <text:p>1240.96736459909</text:p>
              </table:table-cell>
              <table:table-cell office:value-type="float" office:value="1296.14813968157">
                <text:p>1296.14813968157</text:p>
              </table:table-cell>
              <table:table-cell office:value-type="float" office:value="1349.0737563232">
                <text:p>1349.0737563232</text:p>
              </table:table-cell>
              <table:table-cell office:value-type="float" office:value="1400">
                <text:p>1400</text:p>
              </table:table-cell>
              <table:table-cell office:value-type="float" office:value="1449.13767461894">
                <text:p>1449.13767461894</text:p>
              </table:table-cell>
              <table:table-cell office:value-type="float" office:value="1496.66295470958">
                <text:p>1496.66295470958</text:p>
              </table:table-cell>
              <table:table-cell office:value-type="float" office:value="1542.72486205415">
                <text:p>1542.72486205415</text:p>
              </table:table-cell>
              <table:table-cell office:value-type="float" office:value="1587.45078663875">
                <text:p>1587.45078663875</text:p>
              </table:table-cell>
              <table:table-cell office:value-type="float" office:value="1630.95064303001">
                <text:p>1630.95064303001</text:p>
              </table:table-cell>
              <table:table-cell office:value-type="float" office:value="1673.32005306815">
                <text:p>1673.32005306815</text:p>
              </table:table-cell>
              <table:table-cell office:value-type="float" office:value="1714.64281994822">
                <text:p>1714.64281994822</text:p>
              </table:table-cell>
              <table:table-cell office:value-type="float" office:value="1754.99287747842">
                <text:p>1754.99287747842</text:p>
              </table:table-cell>
              <table:table-cell office:value-type="float" office:value="1794.43584449264">
                <text:p>1794.43584449264</text:p>
              </table:table-cell>
              <table:table-cell office:value-type="float" office:value="1833.03027798234">
                <text:p>1833.03027798234</text:p>
              </table:table-cell>
              <table:table-cell office:value-type="float" office:value="1870.82869338697">
                <text:p>1870.82869338697</text:p>
              </table:table-cell>
              <table:table-cell office:value-type="float" office:value="1907.87840283389">
                <text:p>1907.87840283389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774.596669241483">
                <text:p>774.596669241483</text:p>
              </table:table-cell>
              <table:table-cell office:value-type="float" office:value="866.025403784439">
                <text:p>866.025403784439</text:p>
              </table:table-cell>
              <table:table-cell office:value-type="float" office:value="948.683298050514">
                <text:p>948.683298050514</text:p>
              </table:table-cell>
              <table:table-cell office:value-type="float" office:value="1024.69507659596">
                <text:p>1024.69507659596</text:p>
              </table:table-cell>
              <table:table-cell office:value-type="float" office:value="1095.44511501033">
                <text:p>1095.44511501033</text:p>
              </table:table-cell>
              <table:table-cell office:value-type="float" office:value="1161.89500386223">
                <text:p>1161.89500386223</text:p>
              </table:table-cell>
              <table:table-cell office:value-type="float" office:value="1224.74487139159">
                <text:p>1224.74487139159</text:p>
              </table:table-cell>
              <table:table-cell office:value-type="float" office:value="1284.52325786651">
                <text:p>1284.52325786651</text:p>
              </table:table-cell>
              <table:table-cell office:value-type="float" office:value="1341.64078649987">
                <text:p>1341.64078649987</text:p>
              </table:table-cell>
              <table:table-cell office:value-type="float" office:value="1396.42400437689">
                <text:p>1396.42400437689</text:p>
              </table:table-cell>
              <table:table-cell office:value-type="float" office:value="1449.13767461894">
                <text:p>1449.13767461894</text:p>
              </table:table-cell>
              <table:table-cell office:value-type="float" office:value="1500">
                <text:p>1500</text:p>
              </table:table-cell>
              <table:table-cell office:value-type="float" office:value="1549.19333848297">
                <text:p>1549.19333848297</text:p>
              </table:table-cell>
              <table:table-cell office:value-type="float" office:value="1596.87194226713">
                <text:p>1596.87194226713</text:p>
              </table:table-cell>
              <table:table-cell office:value-type="float" office:value="1643.1676725155">
                <text:p>1643.1676725155</text:p>
              </table:table-cell>
              <table:table-cell office:value-type="float" office:value="1688.19430161341">
                <text:p>1688.19430161341</text:p>
              </table:table-cell>
              <table:table-cell office:value-type="float" office:value="1732.05080756888">
                <text:p>1732.05080756888</text:p>
              </table:table-cell>
              <table:table-cell office:value-type="float" office:value="1774.82393492988">
                <text:p>1774.82393492988</text:p>
              </table:table-cell>
              <table:table-cell office:value-type="float" office:value="1816.5902124585">
                <text:p>1816.5902124585</text:p>
              </table:table-cell>
              <table:table-cell office:value-type="float" office:value="1857.41756210067">
                <text:p>1857.41756210067</text:p>
              </table:table-cell>
              <table:table-cell office:value-type="float" office:value="1897.36659610103">
                <text:p>1897.36659610103</text:p>
              </table:table-cell>
              <table:table-cell office:value-type="float" office:value="1936.49167310371">
                <text:p>1936.49167310371</text:p>
              </table:table-cell>
              <table:table-cell office:value-type="float" office:value="1974.84176581315">
                <text:p>1974.8417658131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800">
                <text:p>800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979.795897113271">
                <text:p>979.795897113271</text:p>
              </table:table-cell>
              <table:table-cell office:value-type="float" office:value="1058.30052442584">
                <text:p>1058.30052442584</text:p>
              </table:table-cell>
              <table:table-cell office:value-type="float" office:value="1131.37084989848">
                <text:p>1131.37084989848</text:p>
              </table:table-cell>
              <table:table-cell office:value-type="float" office:value="1200">
                <text:p>1200</text:p>
              </table:table-cell>
              <table:table-cell office:value-type="float" office:value="1264.91106406735">
                <text:p>1264.91106406735</text:p>
              </table:table-cell>
              <table:table-cell office:value-type="float" office:value="1326.64991614216">
                <text:p>1326.64991614216</text:p>
              </table:table-cell>
              <table:table-cell office:value-type="float" office:value="1385.6406460551">
                <text:p>1385.6406460551</text:p>
              </table:table-cell>
              <table:table-cell office:value-type="float" office:value="1442.2205101856">
                <text:p>1442.2205101856</text:p>
              </table:table-cell>
              <table:table-cell office:value-type="float" office:value="1496.66295470958">
                <text:p>1496.66295470958</text:p>
              </table:table-cell>
              <table:table-cell office:value-type="float" office:value="1549.19333848297">
                <text:p>1549.19333848297</text:p>
              </table:table-cell>
              <table:table-cell office:value-type="float" office:value="1600">
                <text:p>1600</text:p>
              </table:table-cell>
              <table:table-cell office:value-type="float" office:value="1649.24225024706">
                <text:p>1649.24225024706</text:p>
              </table:table-cell>
              <table:table-cell office:value-type="float" office:value="1697.05627484771">
                <text:p>1697.05627484771</text:p>
              </table:table-cell>
              <table:table-cell office:value-type="float" office:value="1743.55957741627">
                <text:p>1743.55957741627</text:p>
              </table:table-cell>
              <table:table-cell office:value-type="float" office:value="1788.85438199983">
                <text:p>1788.85438199983</text:p>
              </table:table-cell>
              <table:table-cell office:value-type="float" office:value="1833.03027798234">
                <text:p>1833.03027798234</text:p>
              </table:table-cell>
              <table:table-cell office:value-type="float" office:value="1876.16630392937">
                <text:p>1876.16630392937</text:p>
              </table:table-cell>
              <table:table-cell office:value-type="float" office:value="1918.33260932509">
                <text:p>1918.33260932509</text:p>
              </table:table-cell>
              <table:table-cell office:value-type="float" office:value="1959.59179422654">
                <text:p>1959.59179422654</text:p>
              </table:table-cell>
              <table:table-cell office:value-type="float" office:value="2000">
                <text:p>2000</text:p>
              </table:table-cell>
              <table:table-cell office:value-type="float" office:value="2039.60780543711">
                <text:p>2039.60780543711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824.621125123532">
                <text:p>824.621125123532</text:p>
              </table:table-cell>
              <table:table-cell office:value-type="float" office:value="921.954445729289">
                <text:p>921.954445729289</text:p>
              </table:table-cell>
              <table:table-cell office:value-type="float" office:value="1009.95049383621">
                <text:p>1009.95049383621</text:p>
              </table:table-cell>
              <table:table-cell office:value-type="float" office:value="1090.87121146357">
                <text:p>1090.87121146357</text:p>
              </table:table-cell>
              <table:table-cell office:value-type="float" office:value="1166.19037896906">
                <text:p>1166.19037896906</text:p>
              </table:table-cell>
              <table:table-cell office:value-type="float" office:value="1236.9316876853">
                <text:p>1236.9316876853</text:p>
              </table:table-cell>
              <table:table-cell office:value-type="float" office:value="1303.84048104053">
                <text:p>1303.84048104053</text:p>
              </table:table-cell>
              <table:table-cell office:value-type="float" office:value="1367.47943311773">
                <text:p>1367.47943311773</text:p>
              </table:table-cell>
              <table:table-cell office:value-type="float" office:value="1428.28568570857">
                <text:p>1428.28568570857</text:p>
              </table:table-cell>
              <table:table-cell office:value-type="float" office:value="1486.60687473185">
                <text:p>1486.60687473185</text:p>
              </table:table-cell>
              <table:table-cell office:value-type="float" office:value="1542.72486205415">
                <text:p>1542.72486205415</text:p>
              </table:table-cell>
              <table:table-cell office:value-type="float" office:value="1596.87194226713">
                <text:p>1596.87194226713</text:p>
              </table:table-cell>
              <table:table-cell office:value-type="float" office:value="1649.24225024706">
                <text:p>1649.24225024706</text:p>
              </table:table-cell>
              <table:table-cell office:value-type="float" office:value="1700">
                <text:p>1700</text:p>
              </table:table-cell>
              <table:table-cell office:value-type="float" office:value="1749.28556845359">
                <text:p>1749.28556845359</text:p>
              </table:table-cell>
              <table:table-cell office:value-type="float" office:value="1797.22007556114">
                <text:p>1797.22007556114</text:p>
              </table:table-cell>
              <table:table-cell office:value-type="float" office:value="1843.90889145858">
                <text:p>1843.90889145858</text:p>
              </table:table-cell>
              <table:table-cell office:value-type="float" office:value="1889.44436276912">
                <text:p>1889.44436276912</text:p>
              </table:table-cell>
              <table:table-cell office:value-type="float" office:value="1933.90796058137">
                <text:p>1933.90796058137</text:p>
              </table:table-cell>
              <table:table-cell office:value-type="float" office:value="1977.37199332852">
                <text:p>1977.37199332852</text:p>
              </table:table-cell>
              <table:table-cell office:value-type="float" office:value="2019.90098767242">
                <text:p>2019.90098767242</text:p>
              </table:table-cell>
              <table:table-cell office:value-type="float" office:value="2061.55281280883">
                <text:p>2061.55281280883</text:p>
              </table:table-cell>
              <table:table-cell office:value-type="float" office:value="2102.37960416286">
                <text:p>2102.37960416286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848.528137423857">
                <text:p>848.528137423857</text:p>
              </table:table-cell>
              <table:table-cell office:value-type="float" office:value="948.683298050514">
                <text:p>948.683298050514</text:p>
              </table:table-cell>
              <table:table-cell office:value-type="float" office:value="1039.23048454133">
                <text:p>1039.23048454133</text:p>
              </table:table-cell>
              <table:table-cell office:value-type="float" office:value="1122.49721603218">
                <text:p>1122.49721603218</text:p>
              </table:table-cell>
              <table:table-cell office:value-type="float" office:value="1200">
                <text:p>1200</text:p>
              </table:table-cell>
              <table:table-cell office:value-type="float" office:value="1272.79220613579">
                <text:p>1272.79220613579</text:p>
              </table:table-cell>
              <table:table-cell office:value-type="float" office:value="1341.64078649987">
                <text:p>1341.64078649987</text:p>
              </table:table-cell>
              <table:table-cell office:value-type="float" office:value="1407.12472794703">
                <text:p>1407.12472794703</text:p>
              </table:table-cell>
              <table:table-cell office:value-type="float" office:value="1469.69384566991">
                <text:p>1469.69384566991</text:p>
              </table:table-cell>
              <table:table-cell office:value-type="float" office:value="1529.70585407784">
                <text:p>1529.70585407784</text:p>
              </table:table-cell>
              <table:table-cell office:value-type="float" office:value="1587.45078663875">
                <text:p>1587.45078663875</text:p>
              </table:table-cell>
              <table:table-cell office:value-type="float" office:value="1643.1676725155">
                <text:p>1643.1676725155</text:p>
              </table:table-cell>
              <table:table-cell office:value-type="float" office:value="1697.05627484771">
                <text:p>1697.05627484771</text:p>
              </table:table-cell>
              <table:table-cell office:value-type="float" office:value="1749.28556845359">
                <text:p>1749.28556845359</text:p>
              </table:table-cell>
              <table:table-cell office:value-type="float" office:value="1800">
                <text:p>1800</text:p>
              </table:table-cell>
              <table:table-cell office:value-type="float" office:value="1849.32420089069">
                <text:p>1849.32420089069</text:p>
              </table:table-cell>
              <table:table-cell office:value-type="float" office:value="1897.36659610103">
                <text:p>1897.36659610103</text:p>
              </table:table-cell>
              <table:table-cell office:value-type="float" office:value="1944.22220952236">
                <text:p>1944.22220952236</text:p>
              </table:table-cell>
              <table:table-cell office:value-type="float" office:value="1989.97487421324">
                <text:p>1989.97487421324</text:p>
              </table:table-cell>
              <table:table-cell office:value-type="float" office:value="2034.69899493758">
                <text:p>2034.69899493758</text:p>
              </table:table-cell>
              <table:table-cell office:value-type="float" office:value="2078.46096908265">
                <text:p>2078.46096908265</text:p>
              </table:table-cell>
              <table:table-cell office:value-type="float" office:value="2121.32034355964">
                <text:p>2121.32034355964</text:p>
              </table:table-cell>
              <table:table-cell office:value-type="float" office:value="2163.33076527839">
                <text:p>2163.33076527839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871.779788708135">
                <text:p>871.779788708135</text:p>
              </table:table-cell>
              <table:table-cell office:value-type="float" office:value="974.679434480896">
                <text:p>974.679434480896</text:p>
              </table:table-cell>
              <table:table-cell office:value-type="float" office:value="1067.70782520313">
                <text:p>1067.70782520313</text:p>
              </table:table-cell>
              <table:table-cell office:value-type="float" office:value="1153.25625946708">
                <text:p>1153.25625946708</text:p>
              </table:table-cell>
              <table:table-cell office:value-type="float" office:value="1232.8828005938">
                <text:p>1232.8828005938</text:p>
              </table:table-cell>
              <table:table-cell office:value-type="float" office:value="1307.6696830622">
                <text:p>1307.6696830622</text:p>
              </table:table-cell>
              <table:table-cell office:value-type="float" office:value="1378.40487520902">
                <text:p>1378.40487520902</text:p>
              </table:table-cell>
              <table:table-cell office:value-type="float" office:value="1445.6832294801">
                <text:p>1445.6832294801</text:p>
              </table:table-cell>
              <table:table-cell office:value-type="float" office:value="1509.96688705415">
                <text:p>1509.96688705415</text:p>
              </table:table-cell>
              <table:table-cell office:value-type="float" office:value="1571.62336455017">
                <text:p>1571.62336455017</text:p>
              </table:table-cell>
              <table:table-cell office:value-type="float" office:value="1630.95064303001">
                <text:p>1630.95064303001</text:p>
              </table:table-cell>
              <table:table-cell office:value-type="float" office:value="1688.19430161341">
                <text:p>1688.19430161341</text:p>
              </table:table-cell>
              <table:table-cell office:value-type="float" office:value="1743.55957741627">
                <text:p>1743.55957741627</text:p>
              </table:table-cell>
              <table:table-cell office:value-type="float" office:value="1797.22007556114">
                <text:p>1797.22007556114</text:p>
              </table:table-cell>
              <table:table-cell office:value-type="float" office:value="1849.32420089069">
                <text:p>1849.32420089069</text:p>
              </table:table-cell>
              <table:table-cell office:value-type="float" office:value="1900">
                <text:p>1900</text:p>
              </table:table-cell>
              <table:table-cell office:value-type="float" office:value="1949.35886896179">
                <text:p>1949.35886896179</text:p>
              </table:table-cell>
              <table:table-cell office:value-type="float" office:value="1997.49843554382">
                <text:p>1997.49843554382</text:p>
              </table:table-cell>
              <table:table-cell office:value-type="float" office:value="2044.50483002609">
                <text:p>2044.50483002609</text:p>
              </table:table-cell>
              <table:table-cell office:value-type="float" office:value="2090.45449603669">
                <text:p>2090.45449603669</text:p>
              </table:table-cell>
              <table:table-cell office:value-type="float" office:value="2135.41565040626">
                <text:p>2135.41565040626</text:p>
              </table:table-cell>
              <table:table-cell office:value-type="float" office:value="2179.44947177034">
                <text:p>2179.44947177034</text:p>
              </table:table-cell>
              <table:table-cell office:value-type="float" office:value="2222.61107708929">
                <text:p>2222.6110770892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1000">
                <text:p>1000</text:p>
              </table:table-cell>
              <table:table-cell office:value-type="float" office:value="1095.44511501033">
                <text:p>1095.44511501033</text:p>
              </table:table-cell>
              <table:table-cell office:value-type="float" office:value="1183.21595661992">
                <text:p>1183.21595661992</text:p>
              </table:table-cell>
              <table:table-cell office:value-type="float" office:value="1264.91106406735">
                <text:p>1264.91106406735</text:p>
              </table:table-cell>
              <table:table-cell office:value-type="float" office:value="1341.64078649987">
                <text:p>1341.64078649987</text:p>
              </table:table-cell>
              <table:table-cell office:value-type="float" office:value="1414.2135623731">
                <text:p>1414.2135623731</text:p>
              </table:table-cell>
              <table:table-cell office:value-type="float" office:value="1483.23969741913">
                <text:p>1483.23969741913</text:p>
              </table:table-cell>
              <table:table-cell office:value-type="float" office:value="1549.19333848297">
                <text:p>1549.19333848297</text:p>
              </table:table-cell>
              <table:table-cell office:value-type="float" office:value="1612.45154965971">
                <text:p>1612.45154965971</text:p>
              </table:table-cell>
              <table:table-cell office:value-type="float" office:value="1673.32005306815">
                <text:p>1673.32005306815</text:p>
              </table:table-cell>
              <table:table-cell office:value-type="float" office:value="1732.05080756888">
                <text:p>1732.05080756888</text:p>
              </table:table-cell>
              <table:table-cell office:value-type="float" office:value="1788.85438199983">
                <text:p>1788.85438199983</text:p>
              </table:table-cell>
              <table:table-cell office:value-type="float" office:value="1843.90889145858">
                <text:p>1843.90889145858</text:p>
              </table:table-cell>
              <table:table-cell office:value-type="float" office:value="1897.36659610103">
                <text:p>1897.36659610103</text:p>
              </table:table-cell>
              <table:table-cell office:value-type="float" office:value="1949.35886896179">
                <text:p>1949.35886896179</text:p>
              </table:table-cell>
              <table:table-cell office:value-type="float" office:value="2000">
                <text:p>2000</text:p>
              </table:table-cell>
              <table:table-cell office:value-type="float" office:value="2049.39015319192">
                <text:p>2049.39015319192</text:p>
              </table:table-cell>
              <table:table-cell office:value-type="float" office:value="2097.6176963403">
                <text:p>2097.6176963403</text:p>
              </table:table-cell>
              <table:table-cell office:value-type="float" office:value="2144.76105895272">
                <text:p>2144.76105895272</text:p>
              </table:table-cell>
              <table:table-cell office:value-type="float" office:value="2190.89023002066">
                <text:p>2190.89023002066</text:p>
              </table:table-cell>
              <table:table-cell office:value-type="float" office:value="2236.06797749979">
                <text:p>2236.06797749979</text:p>
              </table:table-cell>
              <table:table-cell office:value-type="float" office:value="2280.35085019828">
                <text:p>2280.35085019828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916.515138991168">
                <text:p>916.515138991168</text:p>
              </table:table-cell>
              <table:table-cell office:value-type="float" office:value="1024.69507659596">
                <text:p>1024.69507659596</text:p>
              </table:table-cell>
              <table:table-cell office:value-type="float" office:value="1122.49721603218">
                <text:p>1122.49721603218</text:p>
              </table:table-cell>
              <table:table-cell office:value-type="float" office:value="1212.43556529821">
                <text:p>1212.43556529821</text:p>
              </table:table-cell>
              <table:table-cell office:value-type="float" office:value="1296.14813968157">
                <text:p>1296.14813968157</text:p>
              </table:table-cell>
              <table:table-cell office:value-type="float" office:value="1374.77270848675">
                <text:p>1374.77270848675</text:p>
              </table:table-cell>
              <table:table-cell office:value-type="float" office:value="1449.13767461894">
                <text:p>1449.13767461894</text:p>
              </table:table-cell>
              <table:table-cell office:value-type="float" office:value="1519.86841535707">
                <text:p>1519.86841535707</text:p>
              </table:table-cell>
              <table:table-cell office:value-type="float" office:value="1587.45078663875">
                <text:p>1587.45078663875</text:p>
              </table:table-cell>
              <table:table-cell office:value-type="float" office:value="1652.27116418583">
                <text:p>1652.27116418583</text:p>
              </table:table-cell>
              <table:table-cell office:value-type="float" office:value="1714.64281994822">
                <text:p>1714.64281994822</text:p>
              </table:table-cell>
              <table:table-cell office:value-type="float" office:value="1774.82393492988">
                <text:p>1774.82393492988</text:p>
              </table:table-cell>
              <table:table-cell office:value-type="float" office:value="1833.03027798234">
                <text:p>1833.03027798234</text:p>
              </table:table-cell>
              <table:table-cell office:value-type="float" office:value="1889.44436276912">
                <text:p>1889.44436276912</text:p>
              </table:table-cell>
              <table:table-cell office:value-type="float" office:value="1944.22220952236">
                <text:p>1944.22220952236</text:p>
              </table:table-cell>
              <table:table-cell office:value-type="float" office:value="1997.49843554382">
                <text:p>1997.49843554382</text:p>
              </table:table-cell>
              <table:table-cell office:value-type="float" office:value="2049.39015319192">
                <text:p>2049.39015319192</text:p>
              </table:table-cell>
              <table:table-cell office:value-type="float" office:value="2100">
                <text:p>2100</text:p>
              </table:table-cell>
              <table:table-cell office:value-type="float" office:value="2149.41852602047">
                <text:p>2149.41852602047</text:p>
              </table:table-cell>
              <table:table-cell office:value-type="float" office:value="2197.72609758359">
                <text:p>2197.72609758359</text:p>
              </table:table-cell>
              <table:table-cell office:value-type="float" office:value="2244.99443206436">
                <text:p>2244.99443206436</text:p>
              </table:table-cell>
              <table:table-cell office:value-type="float" office:value="2291.28784747792">
                <text:p>2291.28784747792</text:p>
              </table:table-cell>
              <table:table-cell office:value-type="float" office:value="2336.66428910958">
                <text:p>2336.66428910958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938.083151964686">
                <text:p>938.083151964686</text:p>
              </table:table-cell>
              <table:table-cell office:value-type="float" office:value="1048.80884817015">
                <text:p>1048.80884817015</text:p>
              </table:table-cell>
              <table:table-cell office:value-type="float" office:value="1148.91252930761">
                <text:p>1148.91252930761</text:p>
              </table:table-cell>
              <table:table-cell office:value-type="float" office:value="1240.96736459909">
                <text:p>1240.96736459909</text:p>
              </table:table-cell>
              <table:table-cell office:value-type="float" office:value="1326.64991614216">
                <text:p>1326.64991614216</text:p>
              </table:table-cell>
              <table:table-cell office:value-type="float" office:value="1407.12472794703">
                <text:p>1407.12472794703</text:p>
              </table:table-cell>
              <table:table-cell office:value-type="float" office:value="1483.23969741913">
                <text:p>1483.23969741913</text:p>
              </table:table-cell>
              <table:table-cell office:value-type="float" office:value="1555.6349186104">
                <text:p>1555.6349186104</text:p>
              </table:table-cell>
              <table:table-cell office:value-type="float" office:value="1624.80768092719">
                <text:p>1624.80768092719</text:p>
              </table:table-cell>
              <table:table-cell office:value-type="float" office:value="1691.15345252878">
                <text:p>1691.15345252878</text:p>
              </table:table-cell>
              <table:table-cell office:value-type="float" office:value="1754.99287747842">
                <text:p>1754.99287747842</text:p>
              </table:table-cell>
              <table:table-cell office:value-type="float" office:value="1816.5902124585">
                <text:p>1816.5902124585</text:p>
              </table:table-cell>
              <table:table-cell office:value-type="float" office:value="1876.16630392937">
                <text:p>1876.16630392937</text:p>
              </table:table-cell>
              <table:table-cell office:value-type="float" office:value="1933.90796058137">
                <text:p>1933.90796058137</text:p>
              </table:table-cell>
              <table:table-cell office:value-type="float" office:value="1989.97487421324">
                <text:p>1989.97487421324</text:p>
              </table:table-cell>
              <table:table-cell office:value-type="float" office:value="2044.50483002609">
                <text:p>2044.50483002609</text:p>
              </table:table-cell>
              <table:table-cell office:value-type="float" office:value="2097.6176963403">
                <text:p>2097.6176963403</text:p>
              </table:table-cell>
              <table:table-cell office:value-type="float" office:value="2149.41852602047">
                <text:p>2149.41852602047</text:p>
              </table:table-cell>
              <table:table-cell office:value-type="float" office:value="2200">
                <text:p>2200</text:p>
              </table:table-cell>
              <table:table-cell office:value-type="float" office:value="2249.4443758404">
                <text:p>2249.4443758404</text:p>
              </table:table-cell>
              <table:table-cell office:value-type="float" office:value="2297.82505861521">
                <text:p>2297.82505861521</text:p>
              </table:table-cell>
              <table:table-cell office:value-type="float" office:value="2345.20787991171">
                <text:p>2345.20787991171</text:p>
              </table:table-cell>
              <table:table-cell office:value-type="float" office:value="2391.65214862028">
                <text:p>2391.65214862028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959.166304662544">
                <text:p>959.166304662544</text:p>
              </table:table-cell>
              <table:table-cell office:value-type="float" office:value="1072.38052947636">
                <text:p>1072.38052947636</text:p>
              </table:table-cell>
              <table:table-cell office:value-type="float" office:value="1174.73401244707">
                <text:p>1174.73401244707</text:p>
              </table:table-cell>
              <table:table-cell office:value-type="float" office:value="1268.85775404495">
                <text:p>1268.85775404495</text:p>
              </table:table-cell>
              <table:table-cell office:value-type="float" office:value="1356.46599662505">
                <text:p>1356.46599662505</text:p>
              </table:table-cell>
              <table:table-cell office:value-type="float" office:value="1438.74945699382">
                <text:p>1438.74945699382</text:p>
              </table:table-cell>
              <table:table-cell office:value-type="float" office:value="1516.57508881031">
                <text:p>1516.57508881031</text:p>
              </table:table-cell>
              <table:table-cell office:value-type="float" office:value="1590.59737205869">
                <text:p>1590.59737205869</text:p>
              </table:table-cell>
              <table:table-cell office:value-type="float" office:value="1661.32477258361">
                <text:p>1661.32477258361</text:p>
              </table:table-cell>
              <table:table-cell office:value-type="float" office:value="1729.16164657906">
                <text:p>1729.16164657906</text:p>
              </table:table-cell>
              <table:table-cell office:value-type="float" office:value="1794.43584449264">
                <text:p>1794.43584449264</text:p>
              </table:table-cell>
              <table:table-cell office:value-type="float" office:value="1857.41756210067">
                <text:p>1857.41756210067</text:p>
              </table:table-cell>
              <table:table-cell office:value-type="float" office:value="1918.33260932509">
                <text:p>1918.33260932509</text:p>
              </table:table-cell>
              <table:table-cell office:value-type="float" office:value="1977.37199332852">
                <text:p>1977.37199332852</text:p>
              </table:table-cell>
              <table:table-cell office:value-type="float" office:value="2034.69899493758">
                <text:p>2034.69899493758</text:p>
              </table:table-cell>
              <table:table-cell office:value-type="float" office:value="2090.45449603669">
                <text:p>2090.45449603669</text:p>
              </table:table-cell>
              <table:table-cell office:value-type="float" office:value="2144.76105895272">
                <text:p>2144.76105895272</text:p>
              </table:table-cell>
              <table:table-cell office:value-type="float" office:value="2197.72609758359">
                <text:p>2197.72609758359</text:p>
              </table:table-cell>
              <table:table-cell office:value-type="float" office:value="2249.4443758404">
                <text:p>2249.4443758404</text:p>
              </table:table-cell>
              <table:table-cell office:value-type="float" office:value="2300">
                <text:p>2300</text:p>
              </table:table-cell>
              <table:table-cell office:value-type="float" office:value="2349.46802489415">
                <text:p>2349.46802489415</text:p>
              </table:table-cell>
              <table:table-cell office:value-type="float" office:value="2397.91576165636">
                <text:p>2397.91576165636</text:p>
              </table:table-cell>
              <table:table-cell office:value-type="float" office:value="2445.4038521275">
                <text:p>2445.4038521275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979.795897113271">
                <text:p>979.795897113271</text:p>
              </table:table-cell>
              <table:table-cell office:value-type="float" office:value="1095.44511501033">
                <text:p>1095.44511501033</text:p>
              </table:table-cell>
              <table:table-cell office:value-type="float" office:value="1200">
                <text:p>1200</text:p>
              </table:table-cell>
              <table:table-cell office:value-type="float" office:value="1296.14813968157">
                <text:p>1296.14813968157</text:p>
              </table:table-cell>
              <table:table-cell office:value-type="float" office:value="1385.6406460551">
                <text:p>1385.6406460551</text:p>
              </table:table-cell>
              <table:table-cell office:value-type="float" office:value="1469.69384566991">
                <text:p>1469.69384566991</text:p>
              </table:table-cell>
              <table:table-cell office:value-type="float" office:value="1549.19333848297">
                <text:p>1549.19333848297</text:p>
              </table:table-cell>
              <table:table-cell office:value-type="float" office:value="1624.80768092719">
                <text:p>1624.80768092719</text:p>
              </table:table-cell>
              <table:table-cell office:value-type="float" office:value="1697.05627484771">
                <text:p>1697.05627484771</text:p>
              </table:table-cell>
              <table:table-cell office:value-type="float" office:value="1766.35217326557">
                <text:p>1766.35217326557</text:p>
              </table:table-cell>
              <table:table-cell office:value-type="float" office:value="1833.03027798234">
                <text:p>1833.03027798234</text:p>
              </table:table-cell>
              <table:table-cell office:value-type="float" office:value="1897.36659610103">
                <text:p>1897.36659610103</text:p>
              </table:table-cell>
              <table:table-cell office:value-type="float" office:value="1959.59179422654">
                <text:p>1959.59179422654</text:p>
              </table:table-cell>
              <table:table-cell office:value-type="float" office:value="2019.90098767242">
                <text:p>2019.90098767242</text:p>
              </table:table-cell>
              <table:table-cell office:value-type="float" office:value="2078.46096908265">
                <text:p>2078.46096908265</text:p>
              </table:table-cell>
              <table:table-cell office:value-type="float" office:value="2135.41565040626">
                <text:p>2135.41565040626</text:p>
              </table:table-cell>
              <table:table-cell office:value-type="float" office:value="2190.89023002066">
                <text:p>2190.89023002066</text:p>
              </table:table-cell>
              <table:table-cell office:value-type="float" office:value="2244.99443206436">
                <text:p>2244.99443206436</text:p>
              </table:table-cell>
              <table:table-cell office:value-type="float" office:value="2297.82505861521">
                <text:p>2297.82505861521</text:p>
              </table:table-cell>
              <table:table-cell office:value-type="float" office:value="2349.46802489415">
                <text:p>2349.46802489415</text:p>
              </table:table-cell>
              <table:table-cell office:value-type="float" office:value="2400">
                <text:p>2400</text:p>
              </table:table-cell>
              <table:table-cell office:value-type="float" office:value="2449.48974278318">
                <text:p>2449.48974278318</text:p>
              </table:table-cell>
              <table:table-cell office:value-type="float" office:value="2497.99919935936">
                <text:p>2497.99919935936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1000">
                <text:p>1000</text:p>
              </table:table-cell>
              <table:table-cell office:value-type="float" office:value="1118.0339887499">
                <text:p>1118.0339887499</text:p>
              </table:table-cell>
              <table:table-cell office:value-type="float" office:value="1224.74487139159">
                <text:p>1224.74487139159</text:p>
              </table:table-cell>
              <table:table-cell office:value-type="float" office:value="1322.8756555323">
                <text:p>1322.8756555323</text:p>
              </table:table-cell>
              <table:table-cell office:value-type="float" office:value="1414.2135623731">
                <text:p>1414.2135623731</text:p>
              </table:table-cell>
              <table:table-cell office:value-type="float" office:value="1500">
                <text:p>1500</text:p>
              </table:table-cell>
              <table:table-cell office:value-type="float" office:value="1581.13883008419">
                <text:p>1581.13883008419</text:p>
              </table:table-cell>
              <table:table-cell office:value-type="float" office:value="1658.3123951777">
                <text:p>1658.3123951777</text:p>
              </table:table-cell>
              <table:table-cell office:value-type="float" office:value="1732.05080756888">
                <text:p>1732.05080756888</text:p>
              </table:table-cell>
              <table:table-cell office:value-type="float" office:value="1802.77563773199">
                <text:p>1802.77563773199</text:p>
              </table:table-cell>
              <table:table-cell office:value-type="float" office:value="1870.82869338697">
                <text:p>1870.82869338697</text:p>
              </table:table-cell>
              <table:table-cell office:value-type="float" office:value="1936.49167310371">
                <text:p>1936.49167310371</text:p>
              </table:table-cell>
              <table:table-cell office:value-type="float" office:value="2000">
                <text:p>2000</text:p>
              </table:table-cell>
              <table:table-cell office:value-type="float" office:value="2061.55281280883">
                <text:p>2061.55281280883</text:p>
              </table:table-cell>
              <table:table-cell office:value-type="float" office:value="2121.32034355964">
                <text:p>2121.32034355964</text:p>
              </table:table-cell>
              <table:table-cell office:value-type="float" office:value="2179.44947177034">
                <text:p>2179.44947177034</text:p>
              </table:table-cell>
              <table:table-cell office:value-type="float" office:value="2236.06797749979">
                <text:p>2236.06797749979</text:p>
              </table:table-cell>
              <table:table-cell office:value-type="float" office:value="2291.28784747792">
                <text:p>2291.28784747792</text:p>
              </table:table-cell>
              <table:table-cell office:value-type="float" office:value="2345.20787991171">
                <text:p>2345.20787991171</text:p>
              </table:table-cell>
              <table:table-cell office:value-type="float" office:value="2397.91576165636">
                <text:p>2397.91576165636</text:p>
              </table:table-cell>
              <table:table-cell office:value-type="float" office:value="2449.48974278318">
                <text:p>2449.48974278318</text:p>
              </table:table-cell>
              <table:table-cell office:value-type="float" office:value="2500">
                <text:p>2500</text:p>
              </table:table-cell>
              <table:table-cell office:value-type="float" office:value="2549.50975679639">
                <text:p>2549.50975679639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1019.80390271856">
                <text:p>1019.80390271856</text:p>
              </table:table-cell>
              <table:table-cell office:value-type="float" office:value="1140.17542509914">
                <text:p>1140.17542509914</text:p>
              </table:table-cell>
              <table:table-cell office:value-type="float" office:value="1248.99959967968">
                <text:p>1248.99959967968</text:p>
              </table:table-cell>
              <table:table-cell office:value-type="float" office:value="1349.0737563232">
                <text:p>1349.0737563232</text:p>
              </table:table-cell>
              <table:table-cell office:value-type="float" office:value="1442.2205101856">
                <text:p>1442.2205101856</text:p>
              </table:table-cell>
              <table:table-cell office:value-type="float" office:value="1529.70585407784">
                <text:p>1529.70585407784</text:p>
              </table:table-cell>
              <table:table-cell office:value-type="float" office:value="1612.45154965971">
                <text:p>1612.45154965971</text:p>
              </table:table-cell>
              <table:table-cell office:value-type="float" office:value="1691.15345252878">
                <text:p>1691.15345252878</text:p>
              </table:table-cell>
              <table:table-cell office:value-type="float" office:value="1766.35217326557">
                <text:p>1766.35217326557</text:p>
              </table:table-cell>
              <table:table-cell office:value-type="float" office:value="1838.47763108502">
                <text:p>1838.47763108502</text:p>
              </table:table-cell>
              <table:table-cell office:value-type="float" office:value="1907.87840283389">
                <text:p>1907.87840283389</text:p>
              </table:table-cell>
              <table:table-cell office:value-type="float" office:value="1974.84176581315">
                <text:p>1974.84176581315</text:p>
              </table:table-cell>
              <table:table-cell office:value-type="float" office:value="2039.60780543711">
                <text:p>2039.60780543711</text:p>
              </table:table-cell>
              <table:table-cell office:value-type="float" office:value="2102.37960416286">
                <text:p>2102.37960416286</text:p>
              </table:table-cell>
              <table:table-cell office:value-type="float" office:value="2163.33076527839">
                <text:p>2163.33076527839</text:p>
              </table:table-cell>
              <table:table-cell office:value-type="float" office:value="2222.61107708929">
                <text:p>2222.61107708929</text:p>
              </table:table-cell>
              <table:table-cell office:value-type="float" office:value="2280.35085019828">
                <text:p>2280.35085019828</text:p>
              </table:table-cell>
              <table:table-cell office:value-type="float" office:value="2336.66428910958">
                <text:p>2336.66428910958</text:p>
              </table:table-cell>
              <table:table-cell office:value-type="float" office:value="2391.65214862028">
                <text:p>2391.65214862028</text:p>
              </table:table-cell>
              <table:table-cell office:value-type="float" office:value="2445.4038521275">
                <text:p>2445.4038521275</text:p>
              </table:table-cell>
              <table:table-cell office:value-type="float" office:value="2497.99919935936">
                <text:p>2497.99919935936</text:p>
              </table:table-cell>
              <table:table-cell office:value-type="float" office:value="2549.50975679639">
                <text:p>2549.50975679639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1039.23048454133">
                <text:p>1039.23048454133</text:p>
              </table:table-cell>
              <table:table-cell office:value-type="float" office:value="1161.89500386223">
                <text:p>1161.89500386223</text:p>
              </table:table-cell>
              <table:table-cell office:value-type="float" office:value="1272.79220613579">
                <text:p>1272.79220613579</text:p>
              </table:table-cell>
              <table:table-cell office:value-type="float" office:value="1374.77270848675">
                <text:p>1374.77270848675</text:p>
              </table:table-cell>
              <table:table-cell office:value-type="float" office:value="1469.69384566991">
                <text:p>1469.69384566991</text:p>
              </table:table-cell>
              <table:table-cell office:value-type="float" office:value="1558.84572681199">
                <text:p>1558.84572681199</text:p>
              </table:table-cell>
              <table:table-cell office:value-type="float" office:value="1643.1676725155">
                <text:p>1643.1676725155</text:p>
              </table:table-cell>
              <table:table-cell office:value-type="float" office:value="1723.36879396141">
                <text:p>1723.36879396141</text:p>
              </table:table-cell>
              <table:table-cell office:value-type="float" office:value="1800">
                <text:p>1800</text:p>
              </table:table-cell>
              <table:table-cell office:value-type="float" office:value="1873.49939951952">
                <text:p>1873.49939951952</text:p>
              </table:table-cell>
              <table:table-cell office:value-type="float" office:value="1944.22220952236">
                <text:p>1944.22220952236</text:p>
              </table:table-cell>
              <table:table-cell office:value-type="float" office:value="2012.46117974981">
                <text:p>2012.46117974981</text:p>
              </table:table-cell>
              <table:table-cell office:value-type="float" office:value="2078.46096908265">
                <text:p>2078.46096908265</text:p>
              </table:table-cell>
              <table:table-cell office:value-type="float" office:value="2142.42852856285">
                <text:p>2142.42852856285</text:p>
              </table:table-cell>
              <table:table-cell office:value-type="float" office:value="2204.54076850486">
                <text:p>2204.54076850486</text:p>
              </table:table-cell>
              <table:table-cell office:value-type="float" office:value="2264.95033058122">
                <text:p>2264.95033058122</text:p>
              </table:table-cell>
              <table:table-cell office:value-type="float" office:value="2323.79000772445">
                <text:p>2323.79000772445</text:p>
              </table:table-cell>
              <table:table-cell office:value-type="float" office:value="2381.17617995813">
                <text:p>2381.17617995813</text:p>
              </table:table-cell>
              <table:table-cell office:value-type="float" office:value="2437.21152139079">
                <text:p>2437.21152139079</text:p>
              </table:table-cell>
              <table:table-cell office:value-type="float" office:value="2491.98715887542">
                <text:p>2491.98715887542</text:p>
              </table:table-cell>
              <table:table-cell office:value-type="float" office:value="2545.58441227157">
                <text:p>2545.58441227157</text:p>
              </table:table-cell>
              <table:table-cell office:value-type="float" office:value="2598.07621135332">
                <text:p>2598.07621135332</text:p>
              </table:table-cell>
              <table:table-cell office:value-type="float" office:value="2649.52825989835">
                <text:p>2649.52825989835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1058.30052442584">
                <text:p>1058.30052442584</text:p>
              </table:table-cell>
              <table:table-cell office:value-type="float" office:value="1183.21595661992">
                <text:p>1183.21595661992</text:p>
              </table:table-cell>
              <table:table-cell office:value-type="float" office:value="1296.14813968157">
                <text:p>1296.14813968157</text:p>
              </table:table-cell>
              <table:table-cell office:value-type="float" office:value="1400">
                <text:p>1400</text:p>
              </table:table-cell>
              <table:table-cell office:value-type="float" office:value="1496.66295470958">
                <text:p>1496.66295470958</text:p>
              </table:table-cell>
              <table:table-cell office:value-type="float" office:value="1587.45078663875">
                <text:p>1587.45078663875</text:p>
              </table:table-cell>
              <table:table-cell office:value-type="float" office:value="1673.32005306815">
                <text:p>1673.32005306815</text:p>
              </table:table-cell>
              <table:table-cell office:value-type="float" office:value="1754.99287747842">
                <text:p>1754.99287747842</text:p>
              </table:table-cell>
              <table:table-cell office:value-type="float" office:value="1833.03027798234">
                <text:p>1833.03027798234</text:p>
              </table:table-cell>
              <table:table-cell office:value-type="float" office:value="1907.87840283389">
                <text:p>1907.87840283389</text:p>
              </table:table-cell>
              <table:table-cell office:value-type="float" office:value="1979.89898732233">
                <text:p>1979.89898732233</text:p>
              </table:table-cell>
              <table:table-cell office:value-type="float" office:value="2049.39015319192">
                <text:p>2049.39015319192</text:p>
              </table:table-cell>
              <table:table-cell office:value-type="float" office:value="2116.60104885167">
                <text:p>2116.60104885167</text:p>
              </table:table-cell>
              <table:table-cell office:value-type="float" office:value="2181.74242292714">
                <text:p>2181.74242292714</text:p>
              </table:table-cell>
              <table:table-cell office:value-type="float" office:value="2244.99443206436">
                <text:p>2244.99443206436</text:p>
              </table:table-cell>
              <table:table-cell office:value-type="float" office:value="2306.51251893416">
                <text:p>2306.51251893416</text:p>
              </table:table-cell>
              <table:table-cell office:value-type="float" office:value="2366.43191323985">
                <text:p>2366.43191323985</text:p>
              </table:table-cell>
              <table:table-cell office:value-type="float" office:value="2424.87113059643">
                <text:p>2424.87113059643</text:p>
              </table:table-cell>
              <table:table-cell office:value-type="float" office:value="2481.93472919817">
                <text:p>2481.93472919817</text:p>
              </table:table-cell>
              <table:table-cell office:value-type="float" office:value="2537.7155080899">
                <text:p>2537.7155080899</text:p>
              </table:table-cell>
              <table:table-cell office:value-type="float" office:value="2592.29627936314">
                <text:p>2592.29627936314</text:p>
              </table:table-cell>
              <table:table-cell office:value-type="float" office:value="2645.75131106459">
                <text:p>2645.75131106459</text:p>
              </table:table-cell>
              <table:table-cell office:value-type="float" office:value="2698.14751264641">
                <text:p>2698.14751264641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1077.0329614269">
                <text:p>1077.0329614269</text:p>
              </table:table-cell>
              <table:table-cell office:value-type="float" office:value="1204.15945787923">
                <text:p>1204.15945787923</text:p>
              </table:table-cell>
              <table:table-cell office:value-type="float" office:value="1319.09059582729">
                <text:p>1319.09059582729</text:p>
              </table:table-cell>
              <table:table-cell office:value-type="float" office:value="1424.7806848775">
                <text:p>1424.7806848775</text:p>
              </table:table-cell>
              <table:table-cell office:value-type="float" office:value="1523.15462117278">
                <text:p>1523.15462117278</text:p>
              </table:table-cell>
              <table:table-cell office:value-type="float" office:value="1615.54944214035">
                <text:p>1615.54944214035</text:p>
              </table:table-cell>
              <table:table-cell office:value-type="float" office:value="1702.93863659264">
                <text:p>1702.93863659264</text:p>
              </table:table-cell>
              <table:table-cell office:value-type="float" office:value="1786.05710994918">
                <text:p>1786.05710994918</text:p>
              </table:table-cell>
              <table:table-cell office:value-type="float" office:value="1865.47581061776">
                <text:p>1865.47581061776</text:p>
              </table:table-cell>
              <table:table-cell office:value-type="float" office:value="1941.64878389476">
                <text:p>1941.64878389476</text:p>
              </table:table-cell>
              <table:table-cell office:value-type="float" office:value="2014.94416796099">
                <text:p>2014.94416796099</text:p>
              </table:table-cell>
              <table:table-cell office:value-type="float" office:value="2085.66536146142">
                <text:p>2085.66536146142</text:p>
              </table:table-cell>
              <table:table-cell office:value-type="float" office:value="2154.0659228538">
                <text:p>2154.0659228538</text:p>
              </table:table-cell>
              <table:table-cell office:value-type="float" office:value="2220.36033111745">
                <text:p>2220.36033111745</text:p>
              </table:table-cell>
              <table:table-cell office:value-type="float" office:value="2284.73193175917">
                <text:p>2284.73193175917</text:p>
              </table:table-cell>
              <table:table-cell office:value-type="float" office:value="2347.3389188611">
                <text:p>2347.3389188611</text:p>
              </table:table-cell>
              <table:table-cell office:value-type="float" office:value="2408.31891575846">
                <text:p>2408.31891575846</text:p>
              </table:table-cell>
              <table:table-cell office:value-type="float" office:value="2467.79253585061">
                <text:p>2467.79253585061</text:p>
              </table:table-cell>
              <table:table-cell office:value-type="float" office:value="2525.86618806302">
                <text:p>2525.86618806302</text:p>
              </table:table-cell>
              <table:table-cell office:value-type="float" office:value="2582.63431402899">
                <text:p>2582.63431402899</text:p>
              </table:table-cell>
              <table:table-cell office:value-type="float" office:value="2638.18119165458">
                <text:p>2638.18119165458</text:p>
              </table:table-cell>
              <table:table-cell office:value-type="float" office:value="2692.58240356725">
                <text:p>2692.58240356725</text:p>
              </table:table-cell>
              <table:table-cell office:value-type="float" office:value="2745.9060435492">
                <text:p>2745.906043549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095.44511501033">
                <text:p>1095.44511501033</text:p>
              </table:table-cell>
              <table:table-cell office:value-type="float" office:value="1224.74487139159">
                <text:p>1224.74487139159</text:p>
              </table:table-cell>
              <table:table-cell office:value-type="float" office:value="1341.64078649987">
                <text:p>1341.64078649987</text:p>
              </table:table-cell>
              <table:table-cell office:value-type="float" office:value="1449.13767461894">
                <text:p>1449.13767461894</text:p>
              </table:table-cell>
              <table:table-cell office:value-type="float" office:value="1549.19333848297">
                <text:p>1549.19333848297</text:p>
              </table:table-cell>
              <table:table-cell office:value-type="float" office:value="1643.1676725155">
                <text:p>1643.1676725155</text:p>
              </table:table-cell>
              <table:table-cell office:value-type="float" office:value="1732.05080756888">
                <text:p>1732.05080756888</text:p>
              </table:table-cell>
              <table:table-cell office:value-type="float" office:value="1816.5902124585">
                <text:p>1816.5902124585</text:p>
              </table:table-cell>
              <table:table-cell office:value-type="float" office:value="1897.36659610103">
                <text:p>1897.36659610103</text:p>
              </table:table-cell>
              <table:table-cell office:value-type="float" office:value="1974.84176581315">
                <text:p>1974.84176581315</text:p>
              </table:table-cell>
              <table:table-cell office:value-type="float" office:value="2049.39015319192">
                <text:p>2049.39015319192</text:p>
              </table:table-cell>
              <table:table-cell office:value-type="float" office:value="2121.32034355964">
                <text:p>2121.32034355964</text:p>
              </table:table-cell>
              <table:table-cell office:value-type="float" office:value="2190.89023002066">
                <text:p>2190.89023002066</text:p>
              </table:table-cell>
              <table:table-cell office:value-type="float" office:value="2258.31795812724">
                <text:p>2258.31795812724</text:p>
              </table:table-cell>
              <table:table-cell office:value-type="float" office:value="2323.79000772445">
                <text:p>2323.79000772445</text:p>
              </table:table-cell>
              <table:table-cell office:value-type="float" office:value="2387.46727726266">
                <text:p>2387.46727726266</text:p>
              </table:table-cell>
              <table:table-cell office:value-type="float" office:value="2449.48974278318">
                <text:p>2449.48974278318</text:p>
              </table:table-cell>
              <table:table-cell office:value-type="float" office:value="2509.98007960223">
                <text:p>2509.98007960223</text:p>
              </table:table-cell>
              <table:table-cell office:value-type="float" office:value="2569.04651573303">
                <text:p>2569.04651573303</text:p>
              </table:table-cell>
              <table:table-cell office:value-type="float" office:value="2626.78510731274">
                <text:p>2626.78510731274</text:p>
              </table:table-cell>
              <table:table-cell office:value-type="float" office:value="2683.28157299975">
                <text:p>2683.28157299975</text:p>
              </table:table-cell>
              <table:table-cell office:value-type="float" office:value="2738.61278752583">
                <text:p>2738.61278752583</text:p>
              </table:table-cell>
              <table:table-cell office:value-type="float" office:value="2792.84800875379">
                <text:p>2792.848008753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